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432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2.595cm"/>
    </style:style>
    <style:style style:name="co14" style:family="table-column">
      <style:table-column-properties fo:break-before="auto" style:column-width="2.485cm"/>
    </style:style>
    <style:style style:name="co15" style:family="table-column">
      <style:table-column-properties fo:break-before="auto" style:column-width="1.55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.588cm"/>
    </style:style>
    <style:style style:name="co18" style:family="table-column">
      <style:table-column-properties fo:break-before="auto" style:column-width="3.221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3.14cm"/>
    </style:style>
    <style:style style:name="co2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n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5" table:number-columns-repeated="9" table:default-cell-style-name="Default"/>
        <table:table-column table:style-name="co3" table:number-columns-repeated="3" table:default-cell-style-name="Default"/>
        <table:table-column table:style-name="co9" table:number-columns-repeated="2" table:default-cell-style-name="Default"/>
        <table:table-column table:style-name="co15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column table:style-name="co5" table:default-cell-style-name="Default"/>
        <table:table-column table:style-name="co16" table:number-columns-repeated="9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N</text:p>
          </table:table-cell>
          <table:table-cell office:value-type="string" calcext:value-type="string">
            <text:p>HUMUS_N</text:p>
          </table:table-cell>
          <table:table-cell office:value-type="string" calcext:value-type="string">
            <text:p>FERTZR_N</text:p>
          </table:table-cell>
          <table:table-cell office:value-type="string" calcext:value-type="string">
            <text:p>NET_PL_EXCH_N</text:p>
          </table:table-cell>
          <table:table-cell office:value-type="string" calcext:value-type="string">
            <text:p>NH4</text:p>
          </table:table-cell>
          <table:table-cell office:value-type="string" calcext:value-type="string">
            <text:p>NO3</text:p>
          </table:table-cell>
          <table:table-cell office:value-type="string" calcext:value-type="string">
            <text:p>SUR_DON+SED_FLX</text:p>
          </table:table-cell>
          <table:table-cell office:value-type="string" calcext:value-type="string">
            <text:p>SUB_DON_FLX</text:p>
          </table:table-cell>
          <table:table-cell office:value-type="string" calcext:value-type="string">
            <text:p>SUR_DIN_FLX</text:p>
          </table:table-cell>
          <table:table-cell office:value-type="string" calcext:value-type="string">
            <text:p>SUB_DIN_FLX</text:p>
          </table:table-cell>
          <table:table-cell office:value-type="string" calcext:value-type="string">
            <text:p>N2O_FLUX</text:p>
          </table:table-cell>
          <table:table-cell office:value-type="string" calcext:value-type="string">
            <text:p>NH3_FLUX</text:p>
          </table:table-cell>
          <table:table-cell office:value-type="string" calcext:value-type="string">
            <text:p>N2_FIXN</text:p>
          </table:table-cell>
          <table:table-cell office:value-type="string" calcext:value-type="string">
            <text:p>MICRO_N</text:p>
          </table:table-cell>
          <table:table-cell office:value-type="string" calcext:value-type="string">
            <text:p>NH4_1</text:p>
          </table:table-cell>
          <table:table-cell office:value-type="string" calcext:value-type="string">
            <text:p>NH4_2</text:p>
          </table:table-cell>
          <table:table-cell office:value-type="string" calcext:value-type="string">
            <text:p>NH4_3</text:p>
          </table:table-cell>
          <table:table-cell office:value-type="string" calcext:value-type="string">
            <text:p>NH4_4</text:p>
          </table:table-cell>
          <table:table-cell office:value-type="string" calcext:value-type="string">
            <text:p>NH4_5</text:p>
          </table:table-cell>
          <table:table-cell office:value-type="string" calcext:value-type="string">
            <text:p>NH4_6</text:p>
          </table:table-cell>
          <table:table-cell office:value-type="string" calcext:value-type="string">
            <text:p>NH4_7</text:p>
          </table:table-cell>
          <table:table-cell office:value-type="string" calcext:value-type="string">
            <text:p>NH4_8</text:p>
          </table:table-cell>
          <table:table-cell office:value-type="string" calcext:value-type="string">
            <text:p>NH4_9</text:p>
          </table:table-cell>
          <table:table-cell office:value-type="string" calcext:value-type="string">
            <text:p>NH4_10</text:p>
          </table:table-cell>
          <table:table-cell office:value-type="string" calcext:value-type="string">
            <text:p>NH4_11</text:p>
          </table:table-cell>
          <table:table-cell office:value-type="string" calcext:value-type="string">
            <text:p>NH4_12</text:p>
          </table:table-cell>
          <table:table-cell office:value-type="string" calcext:value-type="string">
            <text:p>NH4_13</text:p>
          </table:table-cell>
          <table:table-cell office:value-type="string" calcext:value-type="string">
            <text:p>NH4_14</text:p>
          </table:table-cell>
          <table:table-cell office:value-type="string" calcext:value-type="string">
            <text:p>NH4_15</text:p>
          </table:table-cell>
          <table:table-cell office:value-type="string" calcext:value-type="string">
            <text:p>NO3_1</text:p>
          </table:table-cell>
          <table:table-cell office:value-type="string" calcext:value-type="string">
            <text:p>NO3_2</text:p>
          </table:table-cell>
          <table:table-cell office:value-type="string" calcext:value-type="string">
            <text:p>NO3_3</text:p>
          </table:table-cell>
          <table:table-cell office:value-type="string" calcext:value-type="string">
            <text:p>NO3_4</text:p>
          </table:table-cell>
          <table:table-cell office:value-type="string" calcext:value-type="string">
            <text:p>NO3_5</text:p>
          </table:table-cell>
          <table:table-cell office:value-type="string" calcext:value-type="string">
            <text:p>NO3_6</text:p>
          </table:table-cell>
          <table:table-cell office:value-type="string" calcext:value-type="string">
            <text:p>NO3_7</text:p>
          </table:table-cell>
          <table:table-cell office:value-type="string" calcext:value-type="string">
            <text:p>NO3_8</text:p>
          </table:table-cell>
          <table:table-cell office:value-type="string" calcext:value-type="string">
            <text:p>NO3_9</text:p>
          </table:table-cell>
          <table:table-cell office:value-type="string" calcext:value-type="string">
            <text:p>NO3_10</text:p>
          </table:table-cell>
          <table:table-cell office:value-type="string" calcext:value-type="string">
            <text:p>NO3_11</text:p>
          </table:table-cell>
          <table:table-cell office:value-type="string" calcext:value-type="string">
            <text:p>NO3_12</text:p>
          </table:table-cell>
          <table:table-cell office:value-type="string" calcext:value-type="string">
            <text:p>NO3_13</text:p>
          </table:table-cell>
          <table:table-cell office:value-type="string" calcext:value-type="string">
            <text:p>NO3_14</text:p>
          </table:table-cell>
          <table:table-cell office:value-type="string" calcext:value-type="string">
            <text:p>NO3_15</text:p>
          </table:table-cell>
          <table:table-cell office:value-type="string" calcext:value-type="string">
            <text:p>NH4_RES</text:p>
          </table:table-cell>
          <table:table-cell office:value-type="string" calcext:value-type="string">
            <text:p>FIRE_SON_LOSS</text:p>
          </table:table-cell>
          <table:table-cell office:value-type="string" calcext:value-type="string">
            <text:p>ECO_HVST_N</text:p>
          </table:table-cell>
          <table:table-cell office:value-type="string" calcext:value-type="string">
            <text:p>FIRE_NOX_EMIT</text:p>
          </table:table-cell>
          <table:table-cell office:value-type="string" calcext:value-type="string">
            <text:p>N2_FLU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22.35251" calcext:value-type="float">
            <text:p>22.35251</text:p>
          </table:table-cell>
          <table:table-cell office:value-type="float" office:value="1125.975" calcext:value-type="float">
            <text:p>1125.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459718" calcext:value-type="float">
            <text:p>0.03459718</text:p>
          </table:table-cell>
          <table:table-cell office:value-type="float" office:value="1.218317" calcext:value-type="float">
            <text:p>1.218317</text:p>
          </table:table-cell>
          <table:table-cell office:value-type="float" office:value="0" calcext:value-type="float">
            <text:p>0</text:p>
          </table:table-cell>
          <table:table-cell office:value-type="float" office:value="0.0001525341" calcext:value-type="float">
            <text:p>0.0001525341</text:p>
          </table:table-cell>
          <table:table-cell office:value-type="float" office:value="0" calcext:value-type="float">
            <text:p>0</text:p>
          </table:table-cell>
          <table:table-cell office:value-type="float" office:value="-0.007842775" calcext:value-type="float">
            <text:p>-0.007842775</text:p>
          </table:table-cell>
          <table:table-cell office:value-type="float" office:value="-0.0005526891" calcext:value-type="float">
            <text:p>-0.0005526891</text:p>
          </table:table-cell>
          <table:table-cell office:value-type="float" office:value="0.00001688506" calcext:value-type="float">
            <text:p>1.688506E-05</text:p>
          </table:table-cell>
          <table:table-cell office:value-type="float" office:value="0.00006683543" calcext:value-type="float">
            <text:p>6.683543E-05</text:p>
          </table:table-cell>
          <table:table-cell office:value-type="float" office:value="29.92246" calcext:value-type="float">
            <text:p>29.92246</text:p>
          </table:table-cell>
          <table:table-cell office:value-type="float" office:value="0.05045806" calcext:value-type="float">
            <text:p>0.05045806</text:p>
          </table:table-cell>
          <table:table-cell office:value-type="float" office:value="0.04849881" calcext:value-type="float">
            <text:p>0.04849881</text:p>
          </table:table-cell>
          <table:table-cell office:value-type="float" office:value="0.04273688" calcext:value-type="float">
            <text:p>0.04273688</text:p>
          </table:table-cell>
          <table:table-cell office:value-type="float" office:value="0.03426256" calcext:value-type="float">
            <text:p>0.03426256</text:p>
          </table:table-cell>
          <table:table-cell office:value-type="float" office:value="0.02859038" calcext:value-type="float">
            <text:p>0.02859038</text:p>
          </table:table-cell>
          <table:table-cell office:value-type="float" office:value="0.01874471" calcext:value-type="float">
            <text:p>0.01874471</text:p>
          </table:table-cell>
          <table:table-cell office:value-type="float" office:value="0.01469794" calcext:value-type="float">
            <text:p>0.01469794</text:p>
          </table:table-cell>
          <table:table-cell office:value-type="float" office:value="0.01776013" calcext:value-type="float">
            <text:p>0.01776013</text:p>
          </table:table-cell>
          <table:table-cell office:value-type="float" office:value="0.01354514" calcext:value-type="float">
            <text:p>0.01354514</text:p>
          </table:table-cell>
          <table:table-cell office:value-type="float" office:value="0.008927619" calcext:value-type="float">
            <text:p>0.008927619</text:p>
          </table:table-cell>
          <table:table-cell office:value-type="float" office:value="0.004162196" calcext:value-type="float">
            <text:p>0.004162196</text:p>
          </table:table-cell>
          <table:table-cell office:value-type="float" office:value="0.00236589" calcext:value-type="float">
            <text:p>0.00236589</text:p>
          </table:table-cell>
          <table:table-cell office:value-type="float" office:value="0.0005980167" calcext:value-type="float">
            <text:p>0.0005980167</text:p>
          </table:table-cell>
          <table:table-cell office:value-type="float" office:value="0.0002109448" calcext:value-type="float">
            <text:p>0.0002109448</text:p>
          </table:table-cell>
          <table:table-cell office:value-type="float" office:value="0" calcext:value-type="float">
            <text:p>0</text:p>
          </table:table-cell>
          <table:table-cell office:value-type="float" office:value="0.7597995" calcext:value-type="float">
            <text:p>0.7597995</text:p>
          </table:table-cell>
          <table:table-cell office:value-type="float" office:value="1.317193" calcext:value-type="float">
            <text:p>1.317193</text:p>
          </table:table-cell>
          <table:table-cell office:value-type="float" office:value="1.444261" calcext:value-type="float">
            <text:p>1.444261</text:p>
          </table:table-cell>
          <table:table-cell office:value-type="float" office:value="1.470794" calcext:value-type="float">
            <text:p>1.470794</text:p>
          </table:table-cell>
          <table:table-cell office:value-type="float" office:value="0.2898122" calcext:value-type="float">
            <text:p>0.2898122</text:p>
          </table:table-cell>
          <table:table-cell office:value-type="float" office:value="0.3274014" calcext:value-type="float">
            <text:p>0.3274014</text:p>
          </table:table-cell>
          <table:table-cell office:value-type="float" office:value="0.2505529" calcext:value-type="float">
            <text:p>0.2505529</text:p>
          </table:table-cell>
          <table:table-cell office:value-type="float" office:value="0.2996982" calcext:value-type="float">
            <text:p>0.2996982</text:p>
          </table:table-cell>
          <table:table-cell office:value-type="float" office:value="0.2580526" calcext:value-type="float">
            <text:p>0.2580526</text:p>
          </table:table-cell>
          <table:table-cell office:value-type="float" office:value="0.2450935" calcext:value-type="float">
            <text:p>0.2450935</text:p>
          </table:table-cell>
          <table:table-cell office:value-type="float" office:value="0.2557328" calcext:value-type="float">
            <text:p>0.2557328</text:p>
          </table:table-cell>
          <table:table-cell office:value-type="float" office:value="0.2543469" calcext:value-type="float">
            <text:p>0.2543469</text:p>
          </table:table-cell>
          <table:table-cell office:value-type="float" office:value="0.2547732" calcext:value-type="float">
            <text:p>0.2547732</text:p>
          </table:table-cell>
          <table:table-cell office:value-type="float" office:value="0.2680908" calcext:value-type="float">
            <text:p>0.2680908</text:p>
          </table:table-cell>
          <table:table-cell office:value-type="float" office:value="0" calcext:value-type="float">
            <text:p>0</text:p>
          </table:table-cell>
          <table:table-cell office:value-type="float" office:value="3.011875" calcext:value-type="float">
            <text:p>3.011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355727" calcext:value-type="float">
            <text:p>-0.0023557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22.36353" calcext:value-type="float">
            <text:p>22.36353</text:p>
          </table:table-cell>
          <table:table-cell office:value-type="float" office:value="1125.874" calcext:value-type="float">
            <text:p>1125.8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4693092" calcext:value-type="float">
            <text:p>0.04693092</text:p>
          </table:table-cell>
          <table:table-cell office:value-type="float" office:value="1.286935" calcext:value-type="float">
            <text:p>1.286935</text:p>
          </table:table-cell>
          <table:table-cell office:value-type="float" office:value="0" calcext:value-type="float">
            <text:p>0</text:p>
          </table:table-cell>
          <table:table-cell office:value-type="float" office:value="0.0001525999" calcext:value-type="float">
            <text:p>0.0001525999</text:p>
          </table:table-cell>
          <table:table-cell office:value-type="float" office:value="0" calcext:value-type="float">
            <text:p>0</text:p>
          </table:table-cell>
          <table:table-cell office:value-type="float" office:value="-0.01223844" calcext:value-type="float">
            <text:p>-0.01223844</text:p>
          </table:table-cell>
          <table:table-cell office:value-type="float" office:value="-0.0007229361" calcext:value-type="float">
            <text:p>-0.0007229361</text:p>
          </table:table-cell>
          <table:table-cell office:value-type="float" office:value="0.00003700211" calcext:value-type="float">
            <text:p>3.700211E-05</text:p>
          </table:table-cell>
          <table:table-cell office:value-type="float" office:value="0.00008632857" calcext:value-type="float">
            <text:p>8.632857E-05</text:p>
          </table:table-cell>
          <table:table-cell office:value-type="float" office:value="29.94283" calcext:value-type="float">
            <text:p>29.94283</text:p>
          </table:table-cell>
          <table:table-cell office:value-type="float" office:value="0.06232923" calcext:value-type="float">
            <text:p>0.06232923</text:p>
          </table:table-cell>
          <table:table-cell office:value-type="float" office:value="0.05941747" calcext:value-type="float">
            <text:p>0.05941747</text:p>
          </table:table-cell>
          <table:table-cell office:value-type="float" office:value="0.05017877" calcext:value-type="float">
            <text:p>0.05017877</text:p>
          </table:table-cell>
          <table:table-cell office:value-type="float" office:value="0.03993481" calcext:value-type="float">
            <text:p>0.03993481</text:p>
          </table:table-cell>
          <table:table-cell office:value-type="float" office:value="0.03373755" calcext:value-type="float">
            <text:p>0.03373755</text:p>
          </table:table-cell>
          <table:table-cell office:value-type="float" office:value="0.02311251" calcext:value-type="float">
            <text:p>0.02311251</text:p>
          </table:table-cell>
          <table:table-cell office:value-type="float" office:value="0.01755014" calcext:value-type="float">
            <text:p>0.01755014</text:p>
          </table:table-cell>
          <table:table-cell office:value-type="float" office:value="0.02362658" calcext:value-type="float">
            <text:p>0.02362658</text:p>
          </table:table-cell>
          <table:table-cell office:value-type="float" office:value="0.01798002" calcext:value-type="float">
            <text:p>0.01798002</text:p>
          </table:table-cell>
          <table:table-cell office:value-type="float" office:value="0.01247314" calcext:value-type="float">
            <text:p>0.01247314</text:p>
          </table:table-cell>
          <table:table-cell office:value-type="float" office:value="0.006934513" calcext:value-type="float">
            <text:p>0.006934513</text:p>
          </table:table-cell>
          <table:table-cell office:value-type="float" office:value="0.004320967" calcext:value-type="float">
            <text:p>0.004320967</text:p>
          </table:table-cell>
          <table:table-cell office:value-type="float" office:value="0.00146441" calcext:value-type="float">
            <text:p>0.00146441</text:p>
          </table:table-cell>
          <table:table-cell office:value-type="float" office:value="0.0004617762" calcext:value-type="float">
            <text:p>0.0004617762</text:p>
          </table:table-cell>
          <table:table-cell office:value-type="float" office:value="0" calcext:value-type="float">
            <text:p>0</text:p>
          </table:table-cell>
          <table:table-cell office:value-type="float" office:value="0.4866271" calcext:value-type="float">
            <text:p>0.4866271</text:p>
          </table:table-cell>
          <table:table-cell office:value-type="float" office:value="1.336514" calcext:value-type="float">
            <text:p>1.336514</text:p>
          </table:table-cell>
          <table:table-cell office:value-type="float" office:value="1.494343" calcext:value-type="float">
            <text:p>1.494343</text:p>
          </table:table-cell>
          <table:table-cell office:value-type="float" office:value="1.525483" calcext:value-type="float">
            <text:p>1.525483</text:p>
          </table:table-cell>
          <table:table-cell office:value-type="float" office:value="0.3852239" calcext:value-type="float">
            <text:p>0.3852239</text:p>
          </table:table-cell>
          <table:table-cell office:value-type="float" office:value="0.4154976" calcext:value-type="float">
            <text:p>0.4154976</text:p>
          </table:table-cell>
          <table:table-cell office:value-type="float" office:value="0.3038663" calcext:value-type="float">
            <text:p>0.3038663</text:p>
          </table:table-cell>
          <table:table-cell office:value-type="float" office:value="0.3605897" calcext:value-type="float">
            <text:p>0.3605897</text:p>
          </table:table-cell>
          <table:table-cell office:value-type="float" office:value="0.2878001" calcext:value-type="float">
            <text:p>0.2878001</text:p>
          </table:table-cell>
          <table:table-cell office:value-type="float" office:value="0.254553" calcext:value-type="float">
            <text:p>0.254553</text:p>
          </table:table-cell>
          <table:table-cell office:value-type="float" office:value="0.257695" calcext:value-type="float">
            <text:p>0.257695</text:p>
          </table:table-cell>
          <table:table-cell office:value-type="float" office:value="0.2549905" calcext:value-type="float">
            <text:p>0.2549905</text:p>
          </table:table-cell>
          <table:table-cell office:value-type="float" office:value="0.2554599" calcext:value-type="float">
            <text:p>0.2554599</text:p>
          </table:table-cell>
          <table:table-cell office:value-type="float" office:value="0.2751576" calcext:value-type="float">
            <text:p>0.2751576</text:p>
          </table:table-cell>
          <table:table-cell office:value-type="float" office:value="0" calcext:value-type="float">
            <text:p>0</text:p>
          </table:table-cell>
          <table:table-cell office:value-type="float" office:value="4.636538" calcext:value-type="float">
            <text:p>4.636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47436" calcext:value-type="float">
            <text:p>-0.002474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22.37613" calcext:value-type="float">
            <text:p>22.37613</text:p>
          </table:table-cell>
          <table:table-cell office:value-type="float" office:value="1125.787" calcext:value-type="float">
            <text:p>1125.7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03129" calcext:value-type="float">
            <text:p>0.05703129</text:p>
          </table:table-cell>
          <table:table-cell office:value-type="float" office:value="1.339693" calcext:value-type="float">
            <text:p>1.339693</text:p>
          </table:table-cell>
          <table:table-cell office:value-type="float" office:value="0" calcext:value-type="float">
            <text:p>0</text:p>
          </table:table-cell>
          <table:table-cell office:value-type="float" office:value="0.0001526" calcext:value-type="float">
            <text:p>0.0001526</text:p>
          </table:table-cell>
          <table:table-cell office:value-type="float" office:value="0" calcext:value-type="float">
            <text:p>0</text:p>
          </table:table-cell>
          <table:table-cell office:value-type="float" office:value="-0.01545719" calcext:value-type="float">
            <text:p>-0.01545719</text:p>
          </table:table-cell>
          <table:table-cell office:value-type="float" office:value="-0.001240562" calcext:value-type="float">
            <text:p>-0.001240562</text:p>
          </table:table-cell>
          <table:table-cell office:value-type="float" office:value="0.00005618616" calcext:value-type="float">
            <text:p>5.618616E-05</text:p>
          </table:table-cell>
          <table:table-cell office:value-type="float" office:value="0.00009512017" calcext:value-type="float">
            <text:p>9.512017E-05</text:p>
          </table:table-cell>
          <table:table-cell office:value-type="float" office:value="30.01802" calcext:value-type="float">
            <text:p>30.01802</text:p>
          </table:table-cell>
          <table:table-cell office:value-type="float" office:value="0.06038926" calcext:value-type="float">
            <text:p>0.06038926</text:p>
          </table:table-cell>
          <table:table-cell office:value-type="float" office:value="0.06483958" calcext:value-type="float">
            <text:p>0.06483958</text:p>
          </table:table-cell>
          <table:table-cell office:value-type="float" office:value="0.0541932" calcext:value-type="float">
            <text:p>0.0541932</text:p>
          </table:table-cell>
          <table:table-cell office:value-type="float" office:value="0.04365679" calcext:value-type="float">
            <text:p>0.04365679</text:p>
          </table:table-cell>
          <table:table-cell office:value-type="float" office:value="0.03717425" calcext:value-type="float">
            <text:p>0.03717425</text:p>
          </table:table-cell>
          <table:table-cell office:value-type="float" office:value="0.02595925" calcext:value-type="float">
            <text:p>0.02595925</text:p>
          </table:table-cell>
          <table:table-cell office:value-type="float" office:value="0.0192009" calcext:value-type="float">
            <text:p>0.0192009</text:p>
          </table:table-cell>
          <table:table-cell office:value-type="float" office:value="0.02834493" calcext:value-type="float">
            <text:p>0.02834493</text:p>
          </table:table-cell>
          <table:table-cell office:value-type="float" office:value="0.02144838" calcext:value-type="float">
            <text:p>0.02144838</text:p>
          </table:table-cell>
          <table:table-cell office:value-type="float" office:value="0.01535614" calcext:value-type="float">
            <text:p>0.01535614</text:p>
          </table:table-cell>
          <table:table-cell office:value-type="float" office:value="0.009246384" calcext:value-type="float">
            <text:p>0.009246384</text:p>
          </table:table-cell>
          <table:table-cell office:value-type="float" office:value="0.006039183" calcext:value-type="float">
            <text:p>0.006039183</text:p>
          </table:table-cell>
          <table:table-cell office:value-type="float" office:value="0.002311402" calcext:value-type="float">
            <text:p>0.002311402</text:p>
          </table:table-cell>
          <table:table-cell office:value-type="float" office:value="0.0007026001" calcext:value-type="float">
            <text:p>0.0007026001</text:p>
          </table:table-cell>
          <table:table-cell office:value-type="float" office:value="0" calcext:value-type="float">
            <text:p>0</text:p>
          </table:table-cell>
          <table:table-cell office:value-type="float" office:value="0.09347007" calcext:value-type="float">
            <text:p>0.09347007</text:p>
          </table:table-cell>
          <table:table-cell office:value-type="float" office:value="1.344494" calcext:value-type="float">
            <text:p>1.344494</text:p>
          </table:table-cell>
          <table:table-cell office:value-type="float" office:value="1.549313" calcext:value-type="float">
            <text:p>1.549313</text:p>
          </table:table-cell>
          <table:table-cell office:value-type="float" office:value="1.55769" calcext:value-type="float">
            <text:p>1.55769</text:p>
          </table:table-cell>
          <table:table-cell office:value-type="float" office:value="0.4581521" calcext:value-type="float">
            <text:p>0.4581521</text:p>
          </table:table-cell>
          <table:table-cell office:value-type="float" office:value="0.4833072" calcext:value-type="float">
            <text:p>0.4833072</text:p>
          </table:table-cell>
          <table:table-cell office:value-type="float" office:value="0.3476436" calcext:value-type="float">
            <text:p>0.3476436</text:p>
          </table:table-cell>
          <table:table-cell office:value-type="float" office:value="0.4115687" calcext:value-type="float">
            <text:p>0.4115687</text:p>
          </table:table-cell>
          <table:table-cell office:value-type="float" office:value="0.3159831" calcext:value-type="float">
            <text:p>0.3159831</text:p>
          </table:table-cell>
          <table:table-cell office:value-type="float" office:value="0.26428" calcext:value-type="float">
            <text:p>0.26428</text:p>
          </table:table-cell>
          <table:table-cell office:value-type="float" office:value="0.2599927" calcext:value-type="float">
            <text:p>0.2599927</text:p>
          </table:table-cell>
          <table:table-cell office:value-type="float" office:value="0.2558275" calcext:value-type="float">
            <text:p>0.2558275</text:p>
          </table:table-cell>
          <table:table-cell office:value-type="float" office:value="0.2564114" calcext:value-type="float">
            <text:p>0.2564114</text:p>
          </table:table-cell>
          <table:table-cell office:value-type="float" office:value="0.2799477" calcext:value-type="float">
            <text:p>0.2799477</text:p>
          </table:table-cell>
          <table:table-cell office:value-type="float" office:value="0" calcext:value-type="float">
            <text:p>0</text:p>
          </table:table-cell>
          <table:table-cell office:value-type="float" office:value="6.985439" calcext:value-type="float">
            <text:p>6.985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2714535" calcext:value-type="float">
            <text:p>-0.002714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22.37687" calcext:value-type="float">
            <text:p>22.37687</text:p>
          </table:table-cell>
          <table:table-cell office:value-type="float" office:value="1125.7" calcext:value-type="float">
            <text:p>1125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511819" calcext:value-type="float">
            <text:p>0.06511819</text:p>
          </table:table-cell>
          <table:table-cell office:value-type="float" office:value="1.405754" calcext:value-type="float">
            <text:p>1.405754</text:p>
          </table:table-cell>
          <table:table-cell office:value-type="float" office:value="0" calcext:value-type="float">
            <text:p>0</text:p>
          </table:table-cell>
          <table:table-cell office:value-type="float" office:value="0.0001526" calcext:value-type="float">
            <text:p>0.0001526</text:p>
          </table:table-cell>
          <table:table-cell office:value-type="float" office:value="0" calcext:value-type="float">
            <text:p>0</text:p>
          </table:table-cell>
          <table:table-cell office:value-type="float" office:value="-0.01806741" calcext:value-type="float">
            <text:p>-0.01806741</text:p>
          </table:table-cell>
          <table:table-cell office:value-type="float" office:value="-0.001740977" calcext:value-type="float">
            <text:p>-0.001740977</text:p>
          </table:table-cell>
          <table:table-cell office:value-type="float" office:value="0.00007177695" calcext:value-type="float">
            <text:p>7.177695E-05</text:p>
          </table:table-cell>
          <table:table-cell office:value-type="float" office:value="0.0001090906" calcext:value-type="float">
            <text:p>0.0001090906</text:p>
          </table:table-cell>
          <table:table-cell office:value-type="float" office:value="30.15847" calcext:value-type="float">
            <text:p>30.15847</text:p>
          </table:table-cell>
          <table:table-cell office:value-type="float" office:value="0.0571258" calcext:value-type="float">
            <text:p>0.0571258</text:p>
          </table:table-cell>
          <table:table-cell office:value-type="float" office:value="0.0636378" calcext:value-type="float">
            <text:p>0.0636378</text:p>
          </table:table-cell>
          <table:table-cell office:value-type="float" office:value="0.0532911" calcext:value-type="float">
            <text:p>0.0532911</text:p>
          </table:table-cell>
          <table:table-cell office:value-type="float" office:value="0.04421239" calcext:value-type="float">
            <text:p>0.04421239</text:p>
          </table:table-cell>
          <table:table-cell office:value-type="float" office:value="0.03839425" calcext:value-type="float">
            <text:p>0.03839425</text:p>
          </table:table-cell>
          <table:table-cell office:value-type="float" office:value="0.02729262" calcext:value-type="float">
            <text:p>0.02729262</text:p>
          </table:table-cell>
          <table:table-cell office:value-type="float" office:value="0.02001645" calcext:value-type="float">
            <text:p>0.02001645</text:p>
          </table:table-cell>
          <table:table-cell office:value-type="float" office:value="0.03218869" calcext:value-type="float">
            <text:p>0.03218869</text:p>
          </table:table-cell>
          <table:table-cell office:value-type="float" office:value="0.02417594" calcext:value-type="float">
            <text:p>0.02417594</text:p>
          </table:table-cell>
          <table:table-cell office:value-type="float" office:value="0.01759863" calcext:value-type="float">
            <text:p>0.01759863</text:p>
          </table:table-cell>
          <table:table-cell office:value-type="float" office:value="0.01117049" calcext:value-type="float">
            <text:p>0.01117049</text:p>
          </table:table-cell>
          <table:table-cell office:value-type="float" office:value="0.007531949" calcext:value-type="float">
            <text:p>0.007531949</text:p>
          </table:table-cell>
          <table:table-cell office:value-type="float" office:value="0.003088966" calcext:value-type="float">
            <text:p>0.003088966</text:p>
          </table:table-cell>
          <table:table-cell office:value-type="float" office:value="0.0009256565" calcext:value-type="float">
            <text:p>0.0009256565</text:p>
          </table:table-cell>
          <table:table-cell office:value-type="float" office:value="0" calcext:value-type="float">
            <text:p>0</text:p>
          </table:table-cell>
          <table:table-cell office:value-type="float" office:value="0.05554466" calcext:value-type="float">
            <text:p>0.05554466</text:p>
          </table:table-cell>
          <table:table-cell office:value-type="float" office:value="1.461502" calcext:value-type="float">
            <text:p>1.461502</text:p>
          </table:table-cell>
          <table:table-cell office:value-type="float" office:value="1.667956" calcext:value-type="float">
            <text:p>1.667956</text:p>
          </table:table-cell>
          <table:table-cell office:value-type="float" office:value="1.617026" calcext:value-type="float">
            <text:p>1.617026</text:p>
          </table:table-cell>
          <table:table-cell office:value-type="float" office:value="0.5374813" calcext:value-type="float">
            <text:p>0.5374813</text:p>
          </table:table-cell>
          <table:table-cell office:value-type="float" office:value="0.5463594" calcext:value-type="float">
            <text:p>0.5463594</text:p>
          </table:table-cell>
          <table:table-cell office:value-type="float" office:value="0.3870524" calcext:value-type="float">
            <text:p>0.3870524</text:p>
          </table:table-cell>
          <table:table-cell office:value-type="float" office:value="0.4559166" calcext:value-type="float">
            <text:p>0.4559166</text:p>
          </table:table-cell>
          <table:table-cell office:value-type="float" office:value="0.341882" calcext:value-type="float">
            <text:p>0.341882</text:p>
          </table:table-cell>
          <table:table-cell office:value-type="float" office:value="0.2739505" calcext:value-type="float">
            <text:p>0.2739505</text:p>
          </table:table-cell>
          <table:table-cell office:value-type="float" office:value="0.2624685" calcext:value-type="float">
            <text:p>0.2624685</text:p>
          </table:table-cell>
          <table:table-cell office:value-type="float" office:value="0.2568098" calcext:value-type="float">
            <text:p>0.2568098</text:p>
          </table:table-cell>
          <table:table-cell office:value-type="float" office:value="0.2573712" calcext:value-type="float">
            <text:p>0.2573712</text:p>
          </table:table-cell>
          <table:table-cell office:value-type="float" office:value="0.2836481" calcext:value-type="float">
            <text:p>0.2836481</text:p>
          </table:table-cell>
          <table:table-cell office:value-type="float" office:value="0" calcext:value-type="float">
            <text:p>0</text:p>
          </table:table-cell>
          <table:table-cell office:value-type="float" office:value="10.1446" calcext:value-type="float">
            <text:p>10.1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195549" calcext:value-type="float">
            <text:p>-0.00319554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22.37723" calcext:value-type="float">
            <text:p>22.37723</text:p>
          </table:table-cell>
          <table:table-cell office:value-type="float" office:value="1125.599" calcext:value-type="float">
            <text:p>1125.5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05489" calcext:value-type="float">
            <text:p>0.07205489</text:p>
          </table:table-cell>
          <table:table-cell office:value-type="float" office:value="1.484931" calcext:value-type="float">
            <text:p>1.484931</text:p>
          </table:table-cell>
          <table:table-cell office:value-type="float" office:value="0" calcext:value-type="float">
            <text:p>0</text:p>
          </table:table-cell>
          <table:table-cell office:value-type="float" office:value="0.0001526" calcext:value-type="float">
            <text:p>0.0001526</text:p>
          </table:table-cell>
          <table:table-cell office:value-type="float" office:value="0" calcext:value-type="float">
            <text:p>0</text:p>
          </table:table-cell>
          <table:table-cell office:value-type="float" office:value="-0.02030209" calcext:value-type="float">
            <text:p>-0.02030209</text:p>
          </table:table-cell>
          <table:table-cell office:value-type="float" office:value="-0.001883872" calcext:value-type="float">
            <text:p>-0.001883872</text:p>
          </table:table-cell>
          <table:table-cell office:value-type="float" office:value="0.00008599524" calcext:value-type="float">
            <text:p>8.599524E-05</text:p>
          </table:table-cell>
          <table:table-cell office:value-type="float" office:value="0.0001366314" calcext:value-type="float">
            <text:p>0.0001366314</text:p>
          </table:table-cell>
          <table:table-cell office:value-type="float" office:value="30.35891" calcext:value-type="float">
            <text:p>30.35891</text:p>
          </table:table-cell>
          <table:table-cell office:value-type="float" office:value="0.05599487" calcext:value-type="float">
            <text:p>0.05599487</text:p>
          </table:table-cell>
          <table:table-cell office:value-type="float" office:value="0.06608007" calcext:value-type="float">
            <text:p>0.06608007</text:p>
          </table:table-cell>
          <table:table-cell office:value-type="float" office:value="0.0533802" calcext:value-type="float">
            <text:p>0.0533802</text:p>
          </table:table-cell>
          <table:table-cell office:value-type="float" office:value="0.04423317" calcext:value-type="float">
            <text:p>0.04423317</text:p>
          </table:table-cell>
          <table:table-cell office:value-type="float" office:value="0.03884514" calcext:value-type="float">
            <text:p>0.03884514</text:p>
          </table:table-cell>
          <table:table-cell office:value-type="float" office:value="0.02756657" calcext:value-type="float">
            <text:p>0.02756657</text:p>
          </table:table-cell>
          <table:table-cell office:value-type="float" office:value="0.02012722" calcext:value-type="float">
            <text:p>0.02012722</text:p>
          </table:table-cell>
          <table:table-cell office:value-type="float" office:value="0.03523477" calcext:value-type="float">
            <text:p>0.03523477</text:p>
          </table:table-cell>
          <table:table-cell office:value-type="float" office:value="0.02637121" calcext:value-type="float">
            <text:p>0.02637121</text:p>
          </table:table-cell>
          <table:table-cell office:value-type="float" office:value="0.01938746" calcext:value-type="float">
            <text:p>0.01938746</text:p>
          </table:table-cell>
          <table:table-cell office:value-type="float" office:value="0.01279205" calcext:value-type="float">
            <text:p>0.01279205</text:p>
          </table:table-cell>
          <table:table-cell office:value-type="float" office:value="0.008835105" calcext:value-type="float">
            <text:p>0.008835105</text:p>
          </table:table-cell>
          <table:table-cell office:value-type="float" office:value="0.003803976" calcext:value-type="float">
            <text:p>0.003803976</text:p>
          </table:table-cell>
          <table:table-cell office:value-type="float" office:value="0.001133122" calcext:value-type="float">
            <text:p>0.001133122</text:p>
          </table:table-cell>
          <table:table-cell office:value-type="float" office:value="0" calcext:value-type="float">
            <text:p>0</text:p>
          </table:table-cell>
          <table:table-cell office:value-type="float" office:value="0.05437096" calcext:value-type="float">
            <text:p>0.05437096</text:p>
          </table:table-cell>
          <table:table-cell office:value-type="float" office:value="1.726729" calcext:value-type="float">
            <text:p>1.726729</text:p>
          </table:table-cell>
          <table:table-cell office:value-type="float" office:value="1.869225" calcext:value-type="float">
            <text:p>1.869225</text:p>
          </table:table-cell>
          <table:table-cell office:value-type="float" office:value="1.7242" calcext:value-type="float">
            <text:p>1.7242</text:p>
          </table:table-cell>
          <table:table-cell office:value-type="float" office:value="0.6435328" calcext:value-type="float">
            <text:p>0.6435328</text:p>
          </table:table-cell>
          <table:table-cell office:value-type="float" office:value="0.6157943" calcext:value-type="float">
            <text:p>0.6157943</text:p>
          </table:table-cell>
          <table:table-cell office:value-type="float" office:value="0.4271672" calcext:value-type="float">
            <text:p>0.4271672</text:p>
          </table:table-cell>
          <table:table-cell office:value-type="float" office:value="0.497733" calcext:value-type="float">
            <text:p>0.497733</text:p>
          </table:table-cell>
          <table:table-cell office:value-type="float" office:value="0.3659824" calcext:value-type="float">
            <text:p>0.3659824</text:p>
          </table:table-cell>
          <table:table-cell office:value-type="float" office:value="0.2834205" calcext:value-type="float">
            <text:p>0.2834205</text:p>
          </table:table-cell>
          <table:table-cell office:value-type="float" office:value="0.2650501" calcext:value-type="float">
            <text:p>0.2650501</text:p>
          </table:table-cell>
          <table:table-cell office:value-type="float" office:value="0.2579041" calcext:value-type="float">
            <text:p>0.2579041</text:p>
          </table:table-cell>
          <table:table-cell office:value-type="float" office:value="0.2583041" calcext:value-type="float">
            <text:p>0.2583041</text:p>
          </table:table-cell>
          <table:table-cell office:value-type="float" office:value="0.2866744" calcext:value-type="float">
            <text:p>0.2866744</text:p>
          </table:table-cell>
          <table:table-cell office:value-type="float" office:value="0" calcext:value-type="float">
            <text:p>0</text:p>
          </table:table-cell>
          <table:table-cell office:value-type="float" office:value="13.33976" calcext:value-type="float">
            <text:p>13.33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513881" calcext:value-type="float">
            <text:p>-0.0035138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22.37687" calcext:value-type="float">
            <text:p>22.37687</text:p>
          </table:table-cell>
          <table:table-cell office:value-type="float" office:value="1125.493" calcext:value-type="float">
            <text:p>1125.4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00852" calcext:value-type="float">
            <text:p>0.07800852</text:p>
          </table:table-cell>
          <table:table-cell office:value-type="float" office:value="1.571717" calcext:value-type="float">
            <text:p>1.571717</text:p>
          </table:table-cell>
          <table:table-cell office:value-type="float" office:value="0" calcext:value-type="float">
            <text:p>0</text:p>
          </table:table-cell>
          <table:table-cell office:value-type="float" office:value="0.0001526" calcext:value-type="float">
            <text:p>0.0001526</text:p>
          </table:table-cell>
          <table:table-cell office:value-type="float" office:value="0" calcext:value-type="float">
            <text:p>0</text:p>
          </table:table-cell>
          <table:table-cell office:value-type="float" office:value="-0.02228113" calcext:value-type="float">
            <text:p>-0.02228113</text:p>
          </table:table-cell>
          <table:table-cell office:value-type="float" office:value="-0.001958373" calcext:value-type="float">
            <text:p>-0.001958373</text:p>
          </table:table-cell>
          <table:table-cell office:value-type="float" office:value="0.0001005227" calcext:value-type="float">
            <text:p>0.0001005227</text:p>
          </table:table-cell>
          <table:table-cell office:value-type="float" office:value="0.0001734124" calcext:value-type="float">
            <text:p>0.0001734124</text:p>
          </table:table-cell>
          <table:table-cell office:value-type="float" office:value="30.6722" calcext:value-type="float">
            <text:p>30.6722</text:p>
          </table:table-cell>
          <table:table-cell office:value-type="float" office:value="0.0543543" calcext:value-type="float">
            <text:p>0.0543543</text:p>
          </table:table-cell>
          <table:table-cell office:value-type="float" office:value="0.06963796" calcext:value-type="float">
            <text:p>0.06963796</text:p>
          </table:table-cell>
          <table:table-cell office:value-type="float" office:value="0.05445553" calcext:value-type="float">
            <text:p>0.05445553</text:p>
          </table:table-cell>
          <table:table-cell office:value-type="float" office:value="0.04392863" calcext:value-type="float">
            <text:p>0.04392863</text:p>
          </table:table-cell>
          <table:table-cell office:value-type="float" office:value="0.03882501" calcext:value-type="float">
            <text:p>0.03882501</text:p>
          </table:table-cell>
          <table:table-cell office:value-type="float" office:value="0.02741247" calcext:value-type="float">
            <text:p>0.02741247</text:p>
          </table:table-cell>
          <table:table-cell office:value-type="float" office:value="0.01993529" calcext:value-type="float">
            <text:p>0.01993529</text:p>
          </table:table-cell>
          <table:table-cell office:value-type="float" office:value="0.03760217" calcext:value-type="float">
            <text:p>0.03760217</text:p>
          </table:table-cell>
          <table:table-cell office:value-type="float" office:value="0.02814197" calcext:value-type="float">
            <text:p>0.02814197</text:p>
          </table:table-cell>
          <table:table-cell office:value-type="float" office:value="0.02084172" calcext:value-type="float">
            <text:p>0.02084172</text:p>
          </table:table-cell>
          <table:table-cell office:value-type="float" office:value="0.01417937" calcext:value-type="float">
            <text:p>0.01417937</text:p>
          </table:table-cell>
          <table:table-cell office:value-type="float" office:value="0.009987278" calcext:value-type="float">
            <text:p>0.009987278</text:p>
          </table:table-cell>
          <table:table-cell office:value-type="float" office:value="0.00446949" calcext:value-type="float">
            <text:p>0.00446949</text:p>
          </table:table-cell>
          <table:table-cell office:value-type="float" office:value="0.001328909" calcext:value-type="float">
            <text:p>0.001328909</text:p>
          </table:table-cell>
          <table:table-cell office:value-type="float" office:value="0" calcext:value-type="float">
            <text:p>0</text:p>
          </table:table-cell>
          <table:table-cell office:value-type="float" office:value="0.0474124" calcext:value-type="float">
            <text:p>0.0474124</text:p>
          </table:table-cell>
          <table:table-cell office:value-type="float" office:value="2.055954" calcext:value-type="float">
            <text:p>2.055954</text:p>
          </table:table-cell>
          <table:table-cell office:value-type="float" office:value="2.125238" calcext:value-type="float">
            <text:p>2.125238</text:p>
          </table:table-cell>
          <table:table-cell office:value-type="float" office:value="1.867383" calcext:value-type="float">
            <text:p>1.867383</text:p>
          </table:table-cell>
          <table:table-cell office:value-type="float" office:value="0.7699841" calcext:value-type="float">
            <text:p>0.7699841</text:p>
          </table:table-cell>
          <table:table-cell office:value-type="float" office:value="0.6897812" calcext:value-type="float">
            <text:p>0.6897812</text:p>
          </table:table-cell>
          <table:table-cell office:value-type="float" office:value="0.4683846" calcext:value-type="float">
            <text:p>0.4683846</text:p>
          </table:table-cell>
          <table:table-cell office:value-type="float" office:value="0.5392155" calcext:value-type="float">
            <text:p>0.5392155</text:p>
          </table:table-cell>
          <table:table-cell office:value-type="float" office:value="0.3889888" calcext:value-type="float">
            <text:p>0.3889888</text:p>
          </table:table-cell>
          <table:table-cell office:value-type="float" office:value="0.2926795" calcext:value-type="float">
            <text:p>0.2926795</text:p>
          </table:table-cell>
          <table:table-cell office:value-type="float" office:value="0.2677029" calcext:value-type="float">
            <text:p>0.2677029</text:p>
          </table:table-cell>
          <table:table-cell office:value-type="float" office:value="0.2590935" calcext:value-type="float">
            <text:p>0.2590935</text:p>
          </table:table-cell>
          <table:table-cell office:value-type="float" office:value="0.2592932" calcext:value-type="float">
            <text:p>0.2592932</text:p>
          </table:table-cell>
          <table:table-cell office:value-type="float" office:value="0.2891783" calcext:value-type="float">
            <text:p>0.2891783</text:p>
          </table:table-cell>
          <table:table-cell office:value-type="float" office:value="0" calcext:value-type="float">
            <text:p>0</text:p>
          </table:table-cell>
          <table:table-cell office:value-type="float" office:value="16.47146" calcext:value-type="float">
            <text:p>16.47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3788908" calcext:value-type="float">
            <text:p>-0.0037889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22.38049" calcext:value-type="float">
            <text:p>22.38049</text:p>
          </table:table-cell>
          <table:table-cell office:value-type="float" office:value="1125.385" calcext:value-type="float">
            <text:p>1125.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2069" calcext:value-type="float">
            <text:p>0.0822069</text:p>
          </table:table-cell>
          <table:table-cell office:value-type="float" office:value="1.6558" calcext:value-type="float">
            <text:p>1.6558</text:p>
          </table:table-cell>
          <table:table-cell office:value-type="float" office:value="0" calcext:value-type="float">
            <text:p>0</text:p>
          </table:table-cell>
          <table:table-cell office:value-type="float" office:value="0.0001526" calcext:value-type="float">
            <text:p>0.0001526</text:p>
          </table:table-cell>
          <table:table-cell office:value-type="float" office:value="0" calcext:value-type="float">
            <text:p>0</text:p>
          </table:table-cell>
          <table:table-cell office:value-type="float" office:value="-0.02408499" calcext:value-type="float">
            <text:p>-0.02408499</text:p>
          </table:table-cell>
          <table:table-cell office:value-type="float" office:value="-0.00201989" calcext:value-type="float">
            <text:p>-0.00201989</text:p>
          </table:table-cell>
          <table:table-cell office:value-type="float" office:value="0.0001156988" calcext:value-type="float">
            <text:p>0.0001156988</text:p>
          </table:table-cell>
          <table:table-cell office:value-type="float" office:value="0.0002085644" calcext:value-type="float">
            <text:p>0.0002085644</text:p>
          </table:table-cell>
          <table:table-cell office:value-type="float" office:value="30.91481" calcext:value-type="float">
            <text:p>30.91481</text:p>
          </table:table-cell>
          <table:table-cell office:value-type="float" office:value="0.05262149" calcext:value-type="float">
            <text:p>0.05262149</text:p>
          </table:table-cell>
          <table:table-cell office:value-type="float" office:value="0.06942622" calcext:value-type="float">
            <text:p>0.06942622</text:p>
          </table:table-cell>
          <table:table-cell office:value-type="float" office:value="0.05390202" calcext:value-type="float">
            <text:p>0.05390202</text:p>
          </table:table-cell>
          <table:table-cell office:value-type="float" office:value="0.04379243" calcext:value-type="float">
            <text:p>0.04379243</text:p>
          </table:table-cell>
          <table:table-cell office:value-type="float" office:value="0.03882131" calcext:value-type="float">
            <text:p>0.03882131</text:p>
          </table:table-cell>
          <table:table-cell office:value-type="float" office:value="0.02725519" calcext:value-type="float">
            <text:p>0.02725519</text:p>
          </table:table-cell>
          <table:table-cell office:value-type="float" office:value="0.0197025" calcext:value-type="float">
            <text:p>0.0197025</text:p>
          </table:table-cell>
          <table:table-cell office:value-type="float" office:value="0.03943016" calcext:value-type="float">
            <text:p>0.03943016</text:p>
          </table:table-cell>
          <table:table-cell office:value-type="float" office:value="0.02956353" calcext:value-type="float">
            <text:p>0.02956353</text:p>
          </table:table-cell>
          <table:table-cell office:value-type="float" office:value="0.02203018" calcext:value-type="float">
            <text:p>0.02203018</text:p>
          </table:table-cell>
          <table:table-cell office:value-type="float" office:value="0.01537351" calcext:value-type="float">
            <text:p>0.01537351</text:p>
          </table:table-cell>
          <table:table-cell office:value-type="float" office:value="0.0110116" calcext:value-type="float">
            <text:p>0.0110116</text:p>
          </table:table-cell>
          <table:table-cell office:value-type="float" office:value="0.005091864" calcext:value-type="float">
            <text:p>0.005091864</text:p>
          </table:table-cell>
          <table:table-cell office:value-type="float" office:value="0.001514862" calcext:value-type="float">
            <text:p>0.001514862</text:p>
          </table:table-cell>
          <table:table-cell office:value-type="float" office:value="0" calcext:value-type="float">
            <text:p>0</text:p>
          </table:table-cell>
          <table:table-cell office:value-type="float" office:value="0.05259019" calcext:value-type="float">
            <text:p>0.05259019</text:p>
          </table:table-cell>
          <table:table-cell office:value-type="float" office:value="2.330855" calcext:value-type="float">
            <text:p>2.330855</text:p>
          </table:table-cell>
          <table:table-cell office:value-type="float" office:value="2.36456" calcext:value-type="float">
            <text:p>2.36456</text:p>
          </table:table-cell>
          <table:table-cell office:value-type="float" office:value="2.014985" calcext:value-type="float">
            <text:p>2.014985</text:p>
          </table:table-cell>
          <table:table-cell office:value-type="float" office:value="0.9038604" calcext:value-type="float">
            <text:p>0.9038604</text:p>
          </table:table-cell>
          <table:table-cell office:value-type="float" office:value="0.7649434" calcext:value-type="float">
            <text:p>0.7649434</text:p>
          </table:table-cell>
          <table:table-cell office:value-type="float" office:value="0.5098331" calcext:value-type="float">
            <text:p>0.5098331</text:p>
          </table:table-cell>
          <table:table-cell office:value-type="float" office:value="0.5808713" calcext:value-type="float">
            <text:p>0.5808713</text:p>
          </table:table-cell>
          <table:table-cell office:value-type="float" office:value="0.4113669" calcext:value-type="float">
            <text:p>0.4113669</text:p>
          </table:table-cell>
          <table:table-cell office:value-type="float" office:value="0.3017504" calcext:value-type="float">
            <text:p>0.3017504</text:p>
          </table:table-cell>
          <table:table-cell office:value-type="float" office:value="0.2704053" calcext:value-type="float">
            <text:p>0.2704053</text:p>
          </table:table-cell>
          <table:table-cell office:value-type="float" office:value="0.2603705" calcext:value-type="float">
            <text:p>0.2603705</text:p>
          </table:table-cell>
          <table:table-cell office:value-type="float" office:value="0.2603735" calcext:value-type="float">
            <text:p>0.2603735</text:p>
          </table:table-cell>
          <table:table-cell office:value-type="float" office:value="0.291259" calcext:value-type="float">
            <text:p>0.291259</text:p>
          </table:table-cell>
          <table:table-cell office:value-type="float" office:value="0" calcext:value-type="float">
            <text:p>0</text:p>
          </table:table-cell>
          <table:table-cell office:value-type="float" office:value="18.04174" calcext:value-type="float">
            <text:p>18.04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01254" calcext:value-type="float">
            <text:p>-0.00401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22.38439" calcext:value-type="float">
            <text:p>22.38439</text:p>
          </table:table-cell>
          <table:table-cell office:value-type="float" office:value="1125.288" calcext:value-type="float">
            <text:p>1125.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575633" calcext:value-type="float">
            <text:p>0.08575633</text:p>
          </table:table-cell>
          <table:table-cell office:value-type="float" office:value="1.729308" calcext:value-type="float">
            <text:p>1.729308</text:p>
          </table:table-cell>
          <table:table-cell office:value-type="float" office:value="0" calcext:value-type="float">
            <text:p>0</text:p>
          </table:table-cell>
          <table:table-cell office:value-type="float" office:value="0.0001526" calcext:value-type="float">
            <text:p>0.0001526</text:p>
          </table:table-cell>
          <table:table-cell office:value-type="float" office:value="0" calcext:value-type="float">
            <text:p>0</text:p>
          </table:table-cell>
          <table:table-cell office:value-type="float" office:value="-0.02575408" calcext:value-type="float">
            <text:p>-0.02575408</text:p>
          </table:table-cell>
          <table:table-cell office:value-type="float" office:value="-0.002085391" calcext:value-type="float">
            <text:p>-0.002085391</text:p>
          </table:table-cell>
          <table:table-cell office:value-type="float" office:value="0.0001315541" calcext:value-type="float">
            <text:p>0.0001315541</text:p>
          </table:table-cell>
          <table:table-cell office:value-type="float" office:value="0.0002337547" calcext:value-type="float">
            <text:p>0.0002337547</text:p>
          </table:table-cell>
          <table:table-cell office:value-type="float" office:value="31.1032" calcext:value-type="float">
            <text:p>31.1032</text:p>
          </table:table-cell>
          <table:table-cell office:value-type="float" office:value="0.05319882" calcext:value-type="float">
            <text:p>0.05319882</text:p>
          </table:table-cell>
          <table:table-cell office:value-type="float" office:value="0.06790584" calcext:value-type="float">
            <text:p>0.06790584</text:p>
          </table:table-cell>
          <table:table-cell office:value-type="float" office:value="0.05314183" calcext:value-type="float">
            <text:p>0.05314183</text:p>
          </table:table-cell>
          <table:table-cell office:value-type="float" office:value="0.04389368" calcext:value-type="float">
            <text:p>0.04389368</text:p>
          </table:table-cell>
          <table:table-cell office:value-type="float" office:value="0.03894032" calcext:value-type="float">
            <text:p>0.03894032</text:p>
          </table:table-cell>
          <table:table-cell office:value-type="float" office:value="0.02734452" calcext:value-type="float">
            <text:p>0.02734452</text:p>
          </table:table-cell>
          <table:table-cell office:value-type="float" office:value="0.01966829" calcext:value-type="float">
            <text:p>0.01966829</text:p>
          </table:table-cell>
          <table:table-cell office:value-type="float" office:value="0.0409219" calcext:value-type="float">
            <text:p>0.0409219</text:p>
          </table:table-cell>
          <table:table-cell office:value-type="float" office:value="0.03070692" calcext:value-type="float">
            <text:p>0.03070692</text:p>
          </table:table-cell>
          <table:table-cell office:value-type="float" office:value="0.02300353" calcext:value-type="float">
            <text:p>0.02300353</text:p>
          </table:table-cell>
          <table:table-cell office:value-type="float" office:value="0.01640408" calcext:value-type="float">
            <text:p>0.01640408</text:p>
          </table:table-cell>
          <table:table-cell office:value-type="float" office:value="0.01192359" calcext:value-type="float">
            <text:p>0.01192359</text:p>
          </table:table-cell>
          <table:table-cell office:value-type="float" office:value="0.005674022" calcext:value-type="float">
            <text:p>0.005674022</text:p>
          </table:table-cell>
          <table:table-cell office:value-type="float" office:value="0.001691889" calcext:value-type="float">
            <text:p>0.001691889</text:p>
          </table:table-cell>
          <table:table-cell office:value-type="float" office:value="0" calcext:value-type="float">
            <text:p>0</text:p>
          </table:table-cell>
          <table:table-cell office:value-type="float" office:value="0.04982834" calcext:value-type="float">
            <text:p>0.04982834</text:p>
          </table:table-cell>
          <table:table-cell office:value-type="float" office:value="2.52237" calcext:value-type="float">
            <text:p>2.52237</text:p>
          </table:table-cell>
          <table:table-cell office:value-type="float" office:value="2.547411" calcext:value-type="float">
            <text:p>2.547411</text:p>
          </table:table-cell>
          <table:table-cell office:value-type="float" office:value="2.127251" calcext:value-type="float">
            <text:p>2.127251</text:p>
          </table:table-cell>
          <table:table-cell office:value-type="float" office:value="1.018869" calcext:value-type="float">
            <text:p>1.018869</text:p>
          </table:table-cell>
          <table:table-cell office:value-type="float" office:value="0.8333637" calcext:value-type="float">
            <text:p>0.8333637</text:p>
          </table:table-cell>
          <table:table-cell office:value-type="float" office:value="0.5487433" calcext:value-type="float">
            <text:p>0.5487433</text:p>
          </table:table-cell>
          <table:table-cell office:value-type="float" office:value="0.6216989" calcext:value-type="float">
            <text:p>0.6216989</text:p>
          </table:table-cell>
          <table:table-cell office:value-type="float" office:value="0.4332793" calcext:value-type="float">
            <text:p>0.4332793</text:p>
          </table:table-cell>
          <table:table-cell office:value-type="float" office:value="0.3106587" calcext:value-type="float">
            <text:p>0.3106587</text:p>
          </table:table-cell>
          <table:table-cell office:value-type="float" office:value="0.2731401" calcext:value-type="float">
            <text:p>0.2731401</text:p>
          </table:table-cell>
          <table:table-cell office:value-type="float" office:value="0.2617203" calcext:value-type="float">
            <text:p>0.2617203</text:p>
          </table:table-cell>
          <table:table-cell office:value-type="float" office:value="0.2613708" calcext:value-type="float">
            <text:p>0.2613708</text:p>
          </table:table-cell>
          <table:table-cell office:value-type="float" office:value="0.2931632" calcext:value-type="float">
            <text:p>0.2931632</text:p>
          </table:table-cell>
          <table:table-cell office:value-type="float" office:value="0" calcext:value-type="float">
            <text:p>0</text:p>
          </table:table-cell>
          <table:table-cell office:value-type="float" office:value="19.3243" calcext:value-type="float">
            <text:p>19.3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221083" calcext:value-type="float">
            <text:p>-0.0042210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22.38521" calcext:value-type="float">
            <text:p>22.38521</text:p>
          </table:table-cell>
          <table:table-cell office:value-type="float" office:value="1125.197" calcext:value-type="float">
            <text:p>1125.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969744" calcext:value-type="float">
            <text:p>0.08969744</text:p>
          </table:table-cell>
          <table:table-cell office:value-type="float" office:value="1.798332" calcext:value-type="float">
            <text:p>1.798332</text:p>
          </table:table-cell>
          <table:table-cell office:value-type="float" office:value="0" calcext:value-type="float">
            <text:p>0</text:p>
          </table:table-cell>
          <table:table-cell office:value-type="float" office:value="0.0001526" calcext:value-type="float">
            <text:p>0.0001526</text:p>
          </table:table-cell>
          <table:table-cell office:value-type="float" office:value="0" calcext:value-type="float">
            <text:p>0</text:p>
          </table:table-cell>
          <table:table-cell office:value-type="float" office:value="-0.02731307" calcext:value-type="float">
            <text:p>-0.02731307</text:p>
          </table:table-cell>
          <table:table-cell office:value-type="float" office:value="-0.002156805" calcext:value-type="float">
            <text:p>-0.002156805</text:p>
          </table:table-cell>
          <table:table-cell office:value-type="float" office:value="0.0001476648" calcext:value-type="float">
            <text:p>0.0001476648</text:p>
          </table:table-cell>
          <table:table-cell office:value-type="float" office:value="0.0002553797" calcext:value-type="float">
            <text:p>0.0002553797</text:p>
          </table:table-cell>
          <table:table-cell office:value-type="float" office:value="31.33689" calcext:value-type="float">
            <text:p>31.33689</text:p>
          </table:table-cell>
          <table:table-cell office:value-type="float" office:value="0.05299269" calcext:value-type="float">
            <text:p>0.05299269</text:p>
          </table:table-cell>
          <table:table-cell office:value-type="float" office:value="0.06709468" calcext:value-type="float">
            <text:p>0.06709468</text:p>
          </table:table-cell>
          <table:table-cell office:value-type="float" office:value="0.05262984" calcext:value-type="float">
            <text:p>0.05262984</text:p>
          </table:table-cell>
          <table:table-cell office:value-type="float" office:value="0.04393482" calcext:value-type="float">
            <text:p>0.04393482</text:p>
          </table:table-cell>
          <table:table-cell office:value-type="float" office:value="0.03901939" calcext:value-type="float">
            <text:p>0.03901939</text:p>
          </table:table-cell>
          <table:table-cell office:value-type="float" office:value="0.02744746" calcext:value-type="float">
            <text:p>0.02744746</text:p>
          </table:table-cell>
          <table:table-cell office:value-type="float" office:value="0.01971022" calcext:value-type="float">
            <text:p>0.01971022</text:p>
          </table:table-cell>
          <table:table-cell office:value-type="float" office:value="0.04219001" calcext:value-type="float">
            <text:p>0.04219001</text:p>
          </table:table-cell>
          <table:table-cell office:value-type="float" office:value="0.03164081" calcext:value-type="float">
            <text:p>0.03164081</text:p>
          </table:table-cell>
          <table:table-cell office:value-type="float" office:value="0.02380265" calcext:value-type="float">
            <text:p>0.02380265</text:p>
          </table:table-cell>
          <table:table-cell office:value-type="float" office:value="0.01729523" calcext:value-type="float">
            <text:p>0.01729523</text:p>
          </table:table-cell>
          <table:table-cell office:value-type="float" office:value="0.01273644" calcext:value-type="float">
            <text:p>0.01273644</text:p>
          </table:table-cell>
          <table:table-cell office:value-type="float" office:value="0.006218306" calcext:value-type="float">
            <text:p>0.006218306</text:p>
          </table:table-cell>
          <table:table-cell office:value-type="float" office:value="0.001860523" calcext:value-type="float">
            <text:p>0.001860523</text:p>
          </table:table-cell>
          <table:table-cell office:value-type="float" office:value="0" calcext:value-type="float">
            <text:p>0</text:p>
          </table:table-cell>
          <table:table-cell office:value-type="float" office:value="0.04918288" calcext:value-type="float">
            <text:p>0.04918288</text:p>
          </table:table-cell>
          <table:table-cell office:value-type="float" office:value="2.699524" calcext:value-type="float">
            <text:p>2.699524</text:p>
          </table:table-cell>
          <table:table-cell office:value-type="float" office:value="2.71424" calcext:value-type="float">
            <text:p>2.71424</text:p>
          </table:table-cell>
          <table:table-cell office:value-type="float" office:value="2.228665" calcext:value-type="float">
            <text:p>2.228665</text:p>
          </table:table-cell>
          <table:table-cell office:value-type="float" office:value="1.123508" calcext:value-type="float">
            <text:p>1.123508</text:p>
          </table:table-cell>
          <table:table-cell office:value-type="float" office:value="0.8956768" calcext:value-type="float">
            <text:p>0.8956768</text:p>
          </table:table-cell>
          <table:table-cell office:value-type="float" office:value="0.5848114" calcext:value-type="float">
            <text:p>0.5848114</text:p>
          </table:table-cell>
          <table:table-cell office:value-type="float" office:value="0.6606904" calcext:value-type="float">
            <text:p>0.6606904</text:p>
          </table:table-cell>
          <table:table-cell office:value-type="float" office:value="0.4546215" calcext:value-type="float">
            <text:p>0.4546215</text:p>
          </table:table-cell>
          <table:table-cell office:value-type="float" office:value="0.3194126" calcext:value-type="float">
            <text:p>0.3194126</text:p>
          </table:table-cell>
          <table:table-cell office:value-type="float" office:value="0.2758946" calcext:value-type="float">
            <text:p>0.2758946</text:p>
          </table:table-cell>
          <table:table-cell office:value-type="float" office:value="0.2631404" calcext:value-type="float">
            <text:p>0.2631404</text:p>
          </table:table-cell>
          <table:table-cell office:value-type="float" office:value="0.2622799" calcext:value-type="float">
            <text:p>0.2622799</text:p>
          </table:table-cell>
          <table:table-cell office:value-type="float" office:value="0.2949334" calcext:value-type="float">
            <text:p>0.2949334</text:p>
          </table:table-cell>
          <table:table-cell office:value-type="float" office:value="0" calcext:value-type="float">
            <text:p>0</text:p>
          </table:table-cell>
          <table:table-cell office:value-type="float" office:value="22.15021" calcext:value-type="float">
            <text:p>22.15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422098" calcext:value-type="float">
            <text:p>-0.0044220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22.38019" calcext:value-type="float">
            <text:p>22.38019</text:p>
          </table:table-cell>
          <table:table-cell office:value-type="float" office:value="1125.115" calcext:value-type="float">
            <text:p>1125.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29271" calcext:value-type="float">
            <text:p>0.0929271</text:p>
          </table:table-cell>
          <table:table-cell office:value-type="float" office:value="1.866464" calcext:value-type="float">
            <text:p>1.866464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2878372" calcext:value-type="float">
            <text:p>-0.02878372</text:p>
          </table:table-cell>
          <table:table-cell office:value-type="float" office:value="-0.002200284" calcext:value-type="float">
            <text:p>-0.002200284</text:p>
          </table:table-cell>
          <table:table-cell office:value-type="float" office:value="0.0001624748" calcext:value-type="float">
            <text:p>0.0001624748</text:p>
          </table:table-cell>
          <table:table-cell office:value-type="float" office:value="0.0002752201" calcext:value-type="float">
            <text:p>0.0002752201</text:p>
          </table:table-cell>
          <table:table-cell office:value-type="float" office:value="31.65475" calcext:value-type="float">
            <text:p>31.65475</text:p>
          </table:table-cell>
          <table:table-cell office:value-type="float" office:value="0.04729782" calcext:value-type="float">
            <text:p>0.04729782</text:p>
          </table:table-cell>
          <table:table-cell office:value-type="float" office:value="0.0660253" calcext:value-type="float">
            <text:p>0.0660253</text:p>
          </table:table-cell>
          <table:table-cell office:value-type="float" office:value="0.05193062" calcext:value-type="float">
            <text:p>0.05193062</text:p>
          </table:table-cell>
          <table:table-cell office:value-type="float" office:value="0.04376512" calcext:value-type="float">
            <text:p>0.04376512</text:p>
          </table:table-cell>
          <table:table-cell office:value-type="float" office:value="0.03895797" calcext:value-type="float">
            <text:p>0.03895797</text:p>
          </table:table-cell>
          <table:table-cell office:value-type="float" office:value="0.02745448" calcext:value-type="float">
            <text:p>0.02745448</text:p>
          </table:table-cell>
          <table:table-cell office:value-type="float" office:value="0.01970942" calcext:value-type="float">
            <text:p>0.01970942</text:p>
          </table:table-cell>
          <table:table-cell office:value-type="float" office:value="0.04324596" calcext:value-type="float">
            <text:p>0.04324596</text:p>
          </table:table-cell>
          <table:table-cell office:value-type="float" office:value="0.03241378" calcext:value-type="float">
            <text:p>0.03241378</text:p>
          </table:table-cell>
          <table:table-cell office:value-type="float" office:value="0.02446121" calcext:value-type="float">
            <text:p>0.02446121</text:p>
          </table:table-cell>
          <table:table-cell office:value-type="float" office:value="0.01806713" calcext:value-type="float">
            <text:p>0.01806713</text:p>
          </table:table-cell>
          <table:table-cell office:value-type="float" office:value="0.01346164" calcext:value-type="float">
            <text:p>0.01346164</text:p>
          </table:table-cell>
          <table:table-cell office:value-type="float" office:value="0.006727234" calcext:value-type="float">
            <text:p>0.006727234</text:p>
          </table:table-cell>
          <table:table-cell office:value-type="float" office:value="0.002021024" calcext:value-type="float">
            <text:p>0.002021024</text:p>
          </table:table-cell>
          <table:table-cell office:value-type="float" office:value="0" calcext:value-type="float">
            <text:p>0</text:p>
          </table:table-cell>
          <table:table-cell office:value-type="float" office:value="0.04023148" calcext:value-type="float">
            <text:p>0.04023148</text:p>
          </table:table-cell>
          <table:table-cell office:value-type="float" office:value="2.888752" calcext:value-type="float">
            <text:p>2.888752</text:p>
          </table:table-cell>
          <table:table-cell office:value-type="float" office:value="2.888918" calcext:value-type="float">
            <text:p>2.888918</text:p>
          </table:table-cell>
          <table:table-cell office:value-type="float" office:value="2.328484" calcext:value-type="float">
            <text:p>2.328484</text:p>
          </table:table-cell>
          <table:table-cell office:value-type="float" office:value="1.225177" calcext:value-type="float">
            <text:p>1.225177</text:p>
          </table:table-cell>
          <table:table-cell office:value-type="float" office:value="0.9557274" calcext:value-type="float">
            <text:p>0.9557274</text:p>
          </table:table-cell>
          <table:table-cell office:value-type="float" office:value="0.6195188" calcext:value-type="float">
            <text:p>0.6195188</text:p>
          </table:table-cell>
          <table:table-cell office:value-type="float" office:value="0.6980345" calcext:value-type="float">
            <text:p>0.6980345</text:p>
          </table:table-cell>
          <table:table-cell office:value-type="float" office:value="0.4753188" calcext:value-type="float">
            <text:p>0.4753188</text:p>
          </table:table-cell>
          <table:table-cell office:value-type="float" office:value="0.3280042" calcext:value-type="float">
            <text:p>0.3280042</text:p>
          </table:table-cell>
          <table:table-cell office:value-type="float" office:value="0.2786657" calcext:value-type="float">
            <text:p>0.2786657</text:p>
          </table:table-cell>
          <table:table-cell office:value-type="float" office:value="0.2646138" calcext:value-type="float">
            <text:p>0.2646138</text:p>
          </table:table-cell>
          <table:table-cell office:value-type="float" office:value="0.2633297" calcext:value-type="float">
            <text:p>0.2633297</text:p>
          </table:table-cell>
          <table:table-cell office:value-type="float" office:value="0.2963803" calcext:value-type="float">
            <text:p>0.2963803</text:p>
          </table:table-cell>
          <table:table-cell office:value-type="float" office:value="0" calcext:value-type="float">
            <text:p>0</text:p>
          </table:table-cell>
          <table:table-cell office:value-type="float" office:value="24.61848" calcext:value-type="float">
            <text:p>24.618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60224" calcext:value-type="float">
            <text:p>-0.004602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22.37181" calcext:value-type="float">
            <text:p>22.37181</text:p>
          </table:table-cell>
          <table:table-cell office:value-type="float" office:value="1125.03" calcext:value-type="float">
            <text:p>1125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545664" calcext:value-type="float">
            <text:p>0.09545664</text:p>
          </table:table-cell>
          <table:table-cell office:value-type="float" office:value="1.941176" calcext:value-type="float">
            <text:p>1.941176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018814" calcext:value-type="float">
            <text:p>-0.03018814</text:p>
          </table:table-cell>
          <table:table-cell office:value-type="float" office:value="-0.002234714" calcext:value-type="float">
            <text:p>-0.002234714</text:p>
          </table:table-cell>
          <table:table-cell office:value-type="float" office:value="0.0001762324" calcext:value-type="float">
            <text:p>0.0001762324</text:p>
          </table:table-cell>
          <table:table-cell office:value-type="float" office:value="0.0003025043" calcext:value-type="float">
            <text:p>0.0003025043</text:p>
          </table:table-cell>
          <table:table-cell office:value-type="float" office:value="32.06923" calcext:value-type="float">
            <text:p>32.06923</text:p>
          </table:table-cell>
          <table:table-cell office:value-type="float" office:value="0.04486988" calcext:value-type="float">
            <text:p>0.04486988</text:p>
          </table:table-cell>
          <table:table-cell office:value-type="float" office:value="0.06681567" calcext:value-type="float">
            <text:p>0.06681567</text:p>
          </table:table-cell>
          <table:table-cell office:value-type="float" office:value="0.05188814" calcext:value-type="float">
            <text:p>0.05188814</text:p>
          </table:table-cell>
          <table:table-cell office:value-type="float" office:value="0.04343484" calcext:value-type="float">
            <text:p>0.04343484</text:p>
          </table:table-cell>
          <table:table-cell office:value-type="float" office:value="0.03871581" calcext:value-type="float">
            <text:p>0.03871581</text:p>
          </table:table-cell>
          <table:table-cell office:value-type="float" office:value="0.02720571" calcext:value-type="float">
            <text:p>0.02720571</text:p>
          </table:table-cell>
          <table:table-cell office:value-type="float" office:value="0.01957292" calcext:value-type="float">
            <text:p>0.01957292</text:p>
          </table:table-cell>
          <table:table-cell office:value-type="float" office:value="0.04409331" calcext:value-type="float">
            <text:p>0.04409331</text:p>
          </table:table-cell>
          <table:table-cell office:value-type="float" office:value="0.03305625" calcext:value-type="float">
            <text:p>0.03305625</text:p>
          </table:table-cell>
          <table:table-cell office:value-type="float" office:value="0.0250062" calcext:value-type="float">
            <text:p>0.0250062</text:p>
          </table:table-cell>
          <table:table-cell office:value-type="float" office:value="0.0187367" calcext:value-type="float">
            <text:p>0.0187367</text:p>
          </table:table-cell>
          <table:table-cell office:value-type="float" office:value="0.01410927" calcext:value-type="float">
            <text:p>0.01410927</text:p>
          </table:table-cell>
          <table:table-cell office:value-type="float" office:value="0.007203045" calcext:value-type="float">
            <text:p>0.007203045</text:p>
          </table:table-cell>
          <table:table-cell office:value-type="float" office:value="0.002173905" calcext:value-type="float">
            <text:p>0.002173905</text:p>
          </table:table-cell>
          <table:table-cell office:value-type="float" office:value="0" calcext:value-type="float">
            <text:p>0</text:p>
          </table:table-cell>
          <table:table-cell office:value-type="float" office:value="0.03575844" calcext:value-type="float">
            <text:p>0.03575844</text:p>
          </table:table-cell>
          <table:table-cell office:value-type="float" office:value="3.146935" calcext:value-type="float">
            <text:p>3.146935</text:p>
          </table:table-cell>
          <table:table-cell office:value-type="float" office:value="3.120188" calcext:value-type="float">
            <text:p>3.120188</text:p>
          </table:table-cell>
          <table:table-cell office:value-type="float" office:value="2.453953" calcext:value-type="float">
            <text:p>2.453953</text:p>
          </table:table-cell>
          <table:table-cell office:value-type="float" office:value="1.338011" calcext:value-type="float">
            <text:p>1.338011</text:p>
          </table:table-cell>
          <table:table-cell office:value-type="float" office:value="1.016562" calcext:value-type="float">
            <text:p>1.016562</text:p>
          </table:table-cell>
          <table:table-cell office:value-type="float" office:value="0.6539823" calcext:value-type="float">
            <text:p>0.6539823</text:p>
          </table:table-cell>
          <table:table-cell office:value-type="float" office:value="0.734296" calcext:value-type="float">
            <text:p>0.734296</text:p>
          </table:table-cell>
          <table:table-cell office:value-type="float" office:value="0.4954101" calcext:value-type="float">
            <text:p>0.4954101</text:p>
          </table:table-cell>
          <table:table-cell office:value-type="float" office:value="0.3364266" calcext:value-type="float">
            <text:p>0.3364266</text:p>
          </table:table-cell>
          <table:table-cell office:value-type="float" office:value="0.2814451" calcext:value-type="float">
            <text:p>0.2814451</text:p>
          </table:table-cell>
          <table:table-cell office:value-type="float" office:value="0.2661251" calcext:value-type="float">
            <text:p>0.2661251</text:p>
          </table:table-cell>
          <table:table-cell office:value-type="float" office:value="0.2643691" calcext:value-type="float">
            <text:p>0.2643691</text:p>
          </table:table-cell>
          <table:table-cell office:value-type="float" office:value="0.2976991" calcext:value-type="float">
            <text:p>0.2976991</text:p>
          </table:table-cell>
          <table:table-cell office:value-type="float" office:value="0" calcext:value-type="float">
            <text:p>0</text:p>
          </table:table-cell>
          <table:table-cell office:value-type="float" office:value="26.30235" calcext:value-type="float">
            <text:p>26.302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768085" calcext:value-type="float">
            <text:p>-0.0047680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22.37507" calcext:value-type="float">
            <text:p>22.37507</text:p>
          </table:table-cell>
          <table:table-cell office:value-type="float" office:value="1124.947" calcext:value-type="float">
            <text:p>1124.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63166" calcext:value-type="float">
            <text:p>0.09763166</text:p>
          </table:table-cell>
          <table:table-cell office:value-type="float" office:value="2.0026" calcext:value-type="float">
            <text:p>2.0026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1534" calcext:value-type="float">
            <text:p>-0.031534</text:p>
          </table:table-cell>
          <table:table-cell office:value-type="float" office:value="-0.002266912" calcext:value-type="float">
            <text:p>-0.002266912</text:p>
          </table:table-cell>
          <table:table-cell office:value-type="float" office:value="0.0001909302" calcext:value-type="float">
            <text:p>0.0001909302</text:p>
          </table:table-cell>
          <table:table-cell office:value-type="float" office:value="0.0003228146" calcext:value-type="float">
            <text:p>0.0003228146</text:p>
          </table:table-cell>
          <table:table-cell office:value-type="float" office:value="32.24676" calcext:value-type="float">
            <text:p>32.24676</text:p>
          </table:table-cell>
          <table:table-cell office:value-type="float" office:value="0.04716932" calcext:value-type="float">
            <text:p>0.04716932</text:p>
          </table:table-cell>
          <table:table-cell office:value-type="float" office:value="0.06619848" calcext:value-type="float">
            <text:p>0.06619848</text:p>
          </table:table-cell>
          <table:table-cell office:value-type="float" office:value="0.0521672" calcext:value-type="float">
            <text:p>0.0521672</text:p>
          </table:table-cell>
          <table:table-cell office:value-type="float" office:value="0.0438314" calcext:value-type="float">
            <text:p>0.0438314</text:p>
          </table:table-cell>
          <table:table-cell office:value-type="float" office:value="0.03895224" calcext:value-type="float">
            <text:p>0.03895224</text:p>
          </table:table-cell>
          <table:table-cell office:value-type="float" office:value="0.02730545" calcext:value-type="float">
            <text:p>0.02730545</text:p>
          </table:table-cell>
          <table:table-cell office:value-type="float" office:value="0.01954648" calcext:value-type="float">
            <text:p>0.01954648</text:p>
          </table:table-cell>
          <table:table-cell office:value-type="float" office:value="0.04475729" calcext:value-type="float">
            <text:p>0.04475729</text:p>
          </table:table-cell>
          <table:table-cell office:value-type="float" office:value="0.03358545" calcext:value-type="float">
            <text:p>0.03358545</text:p>
          </table:table-cell>
          <table:table-cell office:value-type="float" office:value="0.02545865" calcext:value-type="float">
            <text:p>0.02545865</text:p>
          </table:table-cell>
          <table:table-cell office:value-type="float" office:value="0.01931827" calcext:value-type="float">
            <text:p>0.01931827</text:p>
          </table:table-cell>
          <table:table-cell office:value-type="float" office:value="0.0146881" calcext:value-type="float">
            <text:p>0.0146881</text:p>
          </table:table-cell>
          <table:table-cell office:value-type="float" office:value="0.007647885" calcext:value-type="float">
            <text:p>0.007647885</text:p>
          </table:table-cell>
          <table:table-cell office:value-type="float" office:value="0.002319577" calcext:value-type="float">
            <text:p>0.002319577</text:p>
          </table:table-cell>
          <table:table-cell office:value-type="float" office:value="0" calcext:value-type="float">
            <text:p>0</text:p>
          </table:table-cell>
          <table:table-cell office:value-type="float" office:value="0.05519968" calcext:value-type="float">
            <text:p>0.05519968</text:p>
          </table:table-cell>
          <table:table-cell office:value-type="float" office:value="3.207438" calcext:value-type="float">
            <text:p>3.207438</text:p>
          </table:table-cell>
          <table:table-cell office:value-type="float" office:value="3.278015" calcext:value-type="float">
            <text:p>3.278015</text:p>
          </table:table-cell>
          <table:table-cell office:value-type="float" office:value="2.563961" calcext:value-type="float">
            <text:p>2.563961</text:p>
          </table:table-cell>
          <table:table-cell office:value-type="float" office:value="1.443197" calcext:value-type="float">
            <text:p>1.443197</text:p>
          </table:table-cell>
          <table:table-cell office:value-type="float" office:value="1.075519" calcext:value-type="float">
            <text:p>1.075519</text:p>
          </table:table-cell>
          <table:table-cell office:value-type="float" office:value="0.6877374" calcext:value-type="float">
            <text:p>0.6877374</text:p>
          </table:table-cell>
          <table:table-cell office:value-type="float" office:value="0.7700822" calcext:value-type="float">
            <text:p>0.7700822</text:p>
          </table:table-cell>
          <table:table-cell office:value-type="float" office:value="0.5150222" calcext:value-type="float">
            <text:p>0.5150222</text:p>
          </table:table-cell>
          <table:table-cell office:value-type="float" office:value="0.3446825" calcext:value-type="float">
            <text:p>0.3446825</text:p>
          </table:table-cell>
          <table:table-cell office:value-type="float" office:value="0.2842243" calcext:value-type="float">
            <text:p>0.2842243</text:p>
          </table:table-cell>
          <table:table-cell office:value-type="float" office:value="0.2676542" calcext:value-type="float">
            <text:p>0.2676542</text:p>
          </table:table-cell>
          <table:table-cell office:value-type="float" office:value="0.2653258" calcext:value-type="float">
            <text:p>0.2653258</text:p>
          </table:table-cell>
          <table:table-cell office:value-type="float" office:value="0.2989816" calcext:value-type="float">
            <text:p>0.2989816</text:p>
          </table:table-cell>
          <table:table-cell office:value-type="float" office:value="0" calcext:value-type="float">
            <text:p>0</text:p>
          </table:table-cell>
          <table:table-cell office:value-type="float" office:value="27.40826" calcext:value-type="float">
            <text:p>27.40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4929636" calcext:value-type="float">
            <text:p>-0.004929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22.37784" calcext:value-type="float">
            <text:p>22.37784</text:p>
          </table:table-cell>
          <table:table-cell office:value-type="float" office:value="1124.875" calcext:value-type="float">
            <text:p>1124.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77486" calcext:value-type="float">
            <text:p>0.09877486</text:p>
          </table:table-cell>
          <table:table-cell office:value-type="float" office:value="2.056504" calcext:value-type="float">
            <text:p>2.056504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282649" calcext:value-type="float">
            <text:p>-0.03282649</text:p>
          </table:table-cell>
          <table:table-cell office:value-type="float" office:value="-0.002299051" calcext:value-type="float">
            <text:p>-0.002299051</text:p>
          </table:table-cell>
          <table:table-cell office:value-type="float" office:value="0.0002038887" calcext:value-type="float">
            <text:p>0.0002038887</text:p>
          </table:table-cell>
          <table:table-cell office:value-type="float" office:value="0.0003343012" calcext:value-type="float">
            <text:p>0.0003343012</text:p>
          </table:table-cell>
          <table:table-cell office:value-type="float" office:value="32.36553" calcext:value-type="float">
            <text:p>32.36553</text:p>
          </table:table-cell>
          <table:table-cell office:value-type="float" office:value="0.03927701" calcext:value-type="float">
            <text:p>0.03927701</text:p>
          </table:table-cell>
          <table:table-cell office:value-type="float" office:value="0.0626747" calcext:value-type="float">
            <text:p>0.0626747</text:p>
          </table:table-cell>
          <table:table-cell office:value-type="float" office:value="0.05168484" calcext:value-type="float">
            <text:p>0.05168484</text:p>
          </table:table-cell>
          <table:table-cell office:value-type="float" office:value="0.04412607" calcext:value-type="float">
            <text:p>0.04412607</text:p>
          </table:table-cell>
          <table:table-cell office:value-type="float" office:value="0.03936344" calcext:value-type="float">
            <text:p>0.03936344</text:p>
          </table:table-cell>
          <table:table-cell office:value-type="float" office:value="0.02768821" calcext:value-type="float">
            <text:p>0.02768821</text:p>
          </table:table-cell>
          <table:table-cell office:value-type="float" office:value="0.01972219" calcext:value-type="float">
            <text:p>0.01972219</text:p>
          </table:table-cell>
          <table:table-cell office:value-type="float" office:value="0.04539115" calcext:value-type="float">
            <text:p>0.04539115</text:p>
          </table:table-cell>
          <table:table-cell office:value-type="float" office:value="0.03403143" calcext:value-type="float">
            <text:p>0.03403143</text:p>
          </table:table-cell>
          <table:table-cell office:value-type="float" office:value="0.02583541" calcext:value-type="float">
            <text:p>0.02583541</text:p>
          </table:table-cell>
          <table:table-cell office:value-type="float" office:value="0.01982403" calcext:value-type="float">
            <text:p>0.01982403</text:p>
          </table:table-cell>
          <table:table-cell office:value-type="float" office:value="0.01520589" calcext:value-type="float">
            <text:p>0.01520589</text:p>
          </table:table-cell>
          <table:table-cell office:value-type="float" office:value="0.008063832" calcext:value-type="float">
            <text:p>0.008063832</text:p>
          </table:table-cell>
          <table:table-cell office:value-type="float" office:value="0.002458587" calcext:value-type="float">
            <text:p>0.002458587</text:p>
          </table:table-cell>
          <table:table-cell office:value-type="float" office:value="0" calcext:value-type="float">
            <text:p>0</text:p>
          </table:table-cell>
          <table:table-cell office:value-type="float" office:value="0.04485912" calcext:value-type="float">
            <text:p>0.04485912</text:p>
          </table:table-cell>
          <table:table-cell office:value-type="float" office:value="3.277888" calcext:value-type="float">
            <text:p>3.277888</text:p>
          </table:table-cell>
          <table:table-cell office:value-type="float" office:value="3.374889" calcext:value-type="float">
            <text:p>3.374889</text:p>
          </table:table-cell>
          <table:table-cell office:value-type="float" office:value="2.638342" calcext:value-type="float">
            <text:p>2.638342</text:p>
          </table:table-cell>
          <table:table-cell office:value-type="float" office:value="1.53" calcext:value-type="float">
            <text:p>1.53</text:p>
          </table:table-cell>
          <table:table-cell office:value-type="float" office:value="1.127653" calcext:value-type="float">
            <text:p>1.127653</text:p>
          </table:table-cell>
          <table:table-cell office:value-type="float" office:value="0.7187388" calcext:value-type="float">
            <text:p>0.7187388</text:p>
          </table:table-cell>
          <table:table-cell office:value-type="float" office:value="0.804388" calcext:value-type="float">
            <text:p>0.804388</text:p>
          </table:table-cell>
          <table:table-cell office:value-type="float" office:value="0.5341602" calcext:value-type="float">
            <text:p>0.5341602</text:p>
          </table:table-cell>
          <table:table-cell office:value-type="float" office:value="0.35278" calcext:value-type="float">
            <text:p>0.35278</text:p>
          </table:table-cell>
          <table:table-cell office:value-type="float" office:value="0.2869969" calcext:value-type="float">
            <text:p>0.2869969</text:p>
          </table:table-cell>
          <table:table-cell office:value-type="float" office:value="0.2691918" calcext:value-type="float">
            <text:p>0.2691918</text:p>
          </table:table-cell>
          <table:table-cell office:value-type="float" office:value="0.26621" calcext:value-type="float">
            <text:p>0.26621</text:p>
          </table:table-cell>
          <table:table-cell office:value-type="float" office:value="0.3002534" calcext:value-type="float">
            <text:p>0.3002534</text:p>
          </table:table-cell>
          <table:table-cell office:value-type="float" office:value="0" calcext:value-type="float">
            <text:p>0</text:p>
          </table:table-cell>
          <table:table-cell office:value-type="float" office:value="27.15523" calcext:value-type="float">
            <text:p>27.15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080829" calcext:value-type="float">
            <text:p>-0.0050808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22.37522" calcext:value-type="float">
            <text:p>22.37522</text:p>
          </table:table-cell>
          <table:table-cell office:value-type="float" office:value="1124.804" calcext:value-type="float">
            <text:p>1124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954813" calcext:value-type="float">
            <text:p>0.09954813</text:p>
          </table:table-cell>
          <table:table-cell office:value-type="float" office:value="2.115728" calcext:value-type="float">
            <text:p>2.115728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407529" calcext:value-type="float">
            <text:p>-0.03407529</text:p>
          </table:table-cell>
          <table:table-cell office:value-type="float" office:value="-0.002325825" calcext:value-type="float">
            <text:p>-0.002325825</text:p>
          </table:table-cell>
          <table:table-cell office:value-type="float" office:value="0.0002161782" calcext:value-type="float">
            <text:p>0.0002161782</text:p>
          </table:table-cell>
          <table:table-cell office:value-type="float" office:value="0.0003472201" calcext:value-type="float">
            <text:p>0.0003472201</text:p>
          </table:table-cell>
          <table:table-cell office:value-type="float" office:value="32.50846" calcext:value-type="float">
            <text:p>32.50846</text:p>
          </table:table-cell>
          <table:table-cell office:value-type="float" office:value="0.03745258" calcext:value-type="float">
            <text:p>0.03745258</text:p>
          </table:table-cell>
          <table:table-cell office:value-type="float" office:value="0.061346" calcext:value-type="float">
            <text:p>0.061346</text:p>
          </table:table-cell>
          <table:table-cell office:value-type="float" office:value="0.05137389" calcext:value-type="float">
            <text:p>0.05137389</text:p>
          </table:table-cell>
          <table:table-cell office:value-type="float" office:value="0.04411851" calcext:value-type="float">
            <text:p>0.04411851</text:p>
          </table:table-cell>
          <table:table-cell office:value-type="float" office:value="0.0394417" calcext:value-type="float">
            <text:p>0.0394417</text:p>
          </table:table-cell>
          <table:table-cell office:value-type="float" office:value="0.027786" calcext:value-type="float">
            <text:p>0.027786</text:p>
          </table:table-cell>
          <table:table-cell office:value-type="float" office:value="0.01980263" calcext:value-type="float">
            <text:p>0.01980263</text:p>
          </table:table-cell>
          <table:table-cell office:value-type="float" office:value="0.04597852" calcext:value-type="float">
            <text:p>0.04597852</text:p>
          </table:table-cell>
          <table:table-cell office:value-type="float" office:value="0.03442312" calcext:value-type="float">
            <text:p>0.03442312</text:p>
          </table:table-cell>
          <table:table-cell office:value-type="float" office:value="0.0261513" calcext:value-type="float">
            <text:p>0.0261513</text:p>
          </table:table-cell>
          <table:table-cell office:value-type="float" office:value="0.0202643" calcext:value-type="float">
            <text:p>0.0202643</text:p>
          </table:table-cell>
          <table:table-cell office:value-type="float" office:value="0.01566958" calcext:value-type="float">
            <text:p>0.01566958</text:p>
          </table:table-cell>
          <table:table-cell office:value-type="float" office:value="0.008453058" calcext:value-type="float">
            <text:p>0.008453058</text:p>
          </table:table-cell>
          <table:table-cell office:value-type="float" office:value="0.002590825" calcext:value-type="float">
            <text:p>0.002590825</text:p>
          </table:table-cell>
          <table:table-cell office:value-type="float" office:value="0" calcext:value-type="float">
            <text:p>0</text:p>
          </table:table-cell>
          <table:table-cell office:value-type="float" office:value="0.04470449" calcext:value-type="float">
            <text:p>0.04470449</text:p>
          </table:table-cell>
          <table:table-cell office:value-type="float" office:value="3.457941" calcext:value-type="float">
            <text:p>3.457941</text:p>
          </table:table-cell>
          <table:table-cell office:value-type="float" office:value="3.511233" calcext:value-type="float">
            <text:p>3.511233</text:p>
          </table:table-cell>
          <table:table-cell office:value-type="float" office:value="2.718551" calcext:value-type="float">
            <text:p>2.718551</text:p>
          </table:table-cell>
          <table:table-cell office:value-type="float" office:value="1.616974" calcext:value-type="float">
            <text:p>1.616974</text:p>
          </table:table-cell>
          <table:table-cell office:value-type="float" office:value="1.177714" calcext:value-type="float">
            <text:p>1.177714</text:p>
          </table:table-cell>
          <table:table-cell office:value-type="float" office:value="0.7483081" calcext:value-type="float">
            <text:p>0.7483081</text:p>
          </table:table-cell>
          <table:table-cell office:value-type="float" office:value="0.8369713" calcext:value-type="float">
            <text:p>0.8369713</text:p>
          </table:table-cell>
          <table:table-cell office:value-type="float" office:value="0.5527066" calcext:value-type="float">
            <text:p>0.5527066</text:p>
          </table:table-cell>
          <table:table-cell office:value-type="float" office:value="0.360716" calcext:value-type="float">
            <text:p>0.360716</text:p>
          </table:table-cell>
          <table:table-cell office:value-type="float" office:value="0.289757" calcext:value-type="float">
            <text:p>0.289757</text:p>
          </table:table-cell>
          <table:table-cell office:value-type="float" office:value="0.2707614" calcext:value-type="float">
            <text:p>0.2707614</text:p>
          </table:table-cell>
          <table:table-cell office:value-type="float" office:value="0.2672985" calcext:value-type="float">
            <text:p>0.2672985</text:p>
          </table:table-cell>
          <table:table-cell office:value-type="float" office:value="0.3012051" calcext:value-type="float">
            <text:p>0.3012051</text:p>
          </table:table-cell>
          <table:table-cell office:value-type="float" office:value="0" calcext:value-type="float">
            <text:p>0</text:p>
          </table:table-cell>
          <table:table-cell office:value-type="float" office:value="26.32574" calcext:value-type="float">
            <text:p>26.325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199648" calcext:value-type="float">
            <text:p>-0.0051996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22.3713" calcext:value-type="float">
            <text:p>22.3713</text:p>
          </table:table-cell>
          <table:table-cell office:value-type="float" office:value="1124.736" calcext:value-type="float">
            <text:p>1124.7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1946" calcext:value-type="float">
            <text:p>0.1001946</text:p>
          </table:table-cell>
          <table:table-cell office:value-type="float" office:value="2.173757" calcext:value-type="float">
            <text:p>2.173757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529087" calcext:value-type="float">
            <text:p>-0.03529087</text:p>
          </table:table-cell>
          <table:table-cell office:value-type="float" office:value="-0.002349542" calcext:value-type="float">
            <text:p>-0.002349542</text:p>
          </table:table-cell>
          <table:table-cell office:value-type="float" office:value="0.0002280632" calcext:value-type="float">
            <text:p>0.0002280632</text:p>
          </table:table-cell>
          <table:table-cell office:value-type="float" office:value="0.0003602433" calcext:value-type="float">
            <text:p>0.0003602433</text:p>
          </table:table-cell>
          <table:table-cell office:value-type="float" office:value="32.67596" calcext:value-type="float">
            <text:p>32.67596</text:p>
          </table:table-cell>
          <table:table-cell office:value-type="float" office:value="0.03535645" calcext:value-type="float">
            <text:p>0.03535645</text:p>
          </table:table-cell>
          <table:table-cell office:value-type="float" office:value="0.06032418" calcext:value-type="float">
            <text:p>0.06032418</text:p>
          </table:table-cell>
          <table:table-cell office:value-type="float" office:value="0.05109587" calcext:value-type="float">
            <text:p>0.05109587</text:p>
          </table:table-cell>
          <table:table-cell office:value-type="float" office:value="0.04403873" calcext:value-type="float">
            <text:p>0.04403873</text:p>
          </table:table-cell>
          <table:table-cell office:value-type="float" office:value="0.03946481" calcext:value-type="float">
            <text:p>0.03946481</text:p>
          </table:table-cell>
          <table:table-cell office:value-type="float" office:value="0.02784822" calcext:value-type="float">
            <text:p>0.02784822</text:p>
          </table:table-cell>
          <table:table-cell office:value-type="float" office:value="0.01985613" calcext:value-type="float">
            <text:p>0.01985613</text:p>
          </table:table-cell>
          <table:table-cell office:value-type="float" office:value="0.04648782" calcext:value-type="float">
            <text:p>0.04648782</text:p>
          </table:table-cell>
          <table:table-cell office:value-type="float" office:value="0.03476864" calcext:value-type="float">
            <text:p>0.03476864</text:p>
          </table:table-cell>
          <table:table-cell office:value-type="float" office:value="0.02641867" calcext:value-type="float">
            <text:p>0.02641867</text:p>
          </table:table-cell>
          <table:table-cell office:value-type="float" office:value="0.02064802" calcext:value-type="float">
            <text:p>0.02064802</text:p>
          </table:table-cell>
          <table:table-cell office:value-type="float" office:value="0.01608512" calcext:value-type="float">
            <text:p>0.01608512</text:p>
          </table:table-cell>
          <table:table-cell office:value-type="float" office:value="0.008817307" calcext:value-type="float">
            <text:p>0.008817307</text:p>
          </table:table-cell>
          <table:table-cell office:value-type="float" office:value="0.002716952" calcext:value-type="float">
            <text:p>0.002716952</text:p>
          </table:table-cell>
          <table:table-cell office:value-type="float" office:value="0" calcext:value-type="float">
            <text:p>0</text:p>
          </table:table-cell>
          <table:table-cell office:value-type="float" office:value="0.03768463" calcext:value-type="float">
            <text:p>0.03768463</text:p>
          </table:table-cell>
          <table:table-cell office:value-type="float" office:value="3.600613" calcext:value-type="float">
            <text:p>3.600613</text:p>
          </table:table-cell>
          <table:table-cell office:value-type="float" office:value="3.668549" calcext:value-type="float">
            <text:p>3.668549</text:p>
          </table:table-cell>
          <table:table-cell office:value-type="float" office:value="2.80629" calcext:value-type="float">
            <text:p>2.80629</text:p>
          </table:table-cell>
          <table:table-cell office:value-type="float" office:value="1.705023" calcext:value-type="float">
            <text:p>1.705023</text:p>
          </table:table-cell>
          <table:table-cell office:value-type="float" office:value="1.226378" calcext:value-type="float">
            <text:p>1.226378</text:p>
          </table:table-cell>
          <table:table-cell office:value-type="float" office:value="0.7769803" calcext:value-type="float">
            <text:p>0.7769803</text:p>
          </table:table-cell>
          <table:table-cell office:value-type="float" office:value="0.8684411" calcext:value-type="float">
            <text:p>0.8684411</text:p>
          </table:table-cell>
          <table:table-cell office:value-type="float" office:value="0.5706787" calcext:value-type="float">
            <text:p>0.5706787</text:p>
          </table:table-cell>
          <table:table-cell office:value-type="float" office:value="0.3684829" calcext:value-type="float">
            <text:p>0.3684829</text:p>
          </table:table-cell>
          <table:table-cell office:value-type="float" office:value="0.2924999" calcext:value-type="float">
            <text:p>0.2924999</text:p>
          </table:table-cell>
          <table:table-cell office:value-type="float" office:value="0.2723403" calcext:value-type="float">
            <text:p>0.2723403</text:p>
          </table:table-cell>
          <table:table-cell office:value-type="float" office:value="0.2683308" calcext:value-type="float">
            <text:p>0.2683308</text:p>
          </table:table-cell>
          <table:table-cell office:value-type="float" office:value="0.3021415" calcext:value-type="float">
            <text:p>0.3021415</text:p>
          </table:table-cell>
          <table:table-cell office:value-type="float" office:value="0" calcext:value-type="float">
            <text:p>0</text:p>
          </table:table-cell>
          <table:table-cell office:value-type="float" office:value="25.55256" calcext:value-type="float">
            <text:p>25.552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31056" calcext:value-type="float">
            <text:p>-0.005310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22.36667" calcext:value-type="float">
            <text:p>22.36667</text:p>
          </table:table-cell>
          <table:table-cell office:value-type="float" office:value="1124.667" calcext:value-type="float">
            <text:p>1124.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7772" calcext:value-type="float">
            <text:p>0.1007772</text:p>
          </table:table-cell>
          <table:table-cell office:value-type="float" office:value="2.232285" calcext:value-type="float">
            <text:p>2.232285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647387" calcext:value-type="float">
            <text:p>-0.03647387</text:p>
          </table:table-cell>
          <table:table-cell office:value-type="float" office:value="-0.002370778" calcext:value-type="float">
            <text:p>-0.002370778</text:p>
          </table:table-cell>
          <table:table-cell office:value-type="float" office:value="0.0002397744" calcext:value-type="float">
            <text:p>0.0002397744</text:p>
          </table:table-cell>
          <table:table-cell office:value-type="float" office:value="0.0003742308" calcext:value-type="float">
            <text:p>0.0003742308</text:p>
          </table:table-cell>
          <table:table-cell office:value-type="float" office:value="32.84245" calcext:value-type="float">
            <text:p>32.84245</text:p>
          </table:table-cell>
          <table:table-cell office:value-type="float" office:value="0.03423062" calcext:value-type="float">
            <text:p>0.03423062</text:p>
          </table:table-cell>
          <table:table-cell office:value-type="float" office:value="0.05983864" calcext:value-type="float">
            <text:p>0.05983864</text:p>
          </table:table-cell>
          <table:table-cell office:value-type="float" office:value="0.05104065" calcext:value-type="float">
            <text:p>0.05104065</text:p>
          </table:table-cell>
          <table:table-cell office:value-type="float" office:value="0.04401901" calcext:value-type="float">
            <text:p>0.04401901</text:p>
          </table:table-cell>
          <table:table-cell office:value-type="float" office:value="0.03947388" calcext:value-type="float">
            <text:p>0.03947388</text:p>
          </table:table-cell>
          <table:table-cell office:value-type="float" office:value="0.02783091" calcext:value-type="float">
            <text:p>0.02783091</text:p>
          </table:table-cell>
          <table:table-cell office:value-type="float" office:value="0.01985096" calcext:value-type="float">
            <text:p>0.01985096</text:p>
          </table:table-cell>
          <table:table-cell office:value-type="float" office:value="0.04691562" calcext:value-type="float">
            <text:p>0.04691562</text:p>
          </table:table-cell>
          <table:table-cell office:value-type="float" office:value="0.03507327" calcext:value-type="float">
            <text:p>0.03507327</text:p>
          </table:table-cell>
          <table:table-cell office:value-type="float" office:value="0.02664672" calcext:value-type="float">
            <text:p>0.02664672</text:p>
          </table:table-cell>
          <table:table-cell office:value-type="float" office:value="0.02098288" calcext:value-type="float">
            <text:p>0.02098288</text:p>
          </table:table-cell>
          <table:table-cell office:value-type="float" office:value="0.01645772" calcext:value-type="float">
            <text:p>0.01645772</text:p>
          </table:table-cell>
          <table:table-cell office:value-type="float" office:value="0.009158227" calcext:value-type="float">
            <text:p>0.009158227</text:p>
          </table:table-cell>
          <table:table-cell office:value-type="float" office:value="0.00283735" calcext:value-type="float">
            <text:p>0.00283735</text:p>
          </table:table-cell>
          <table:table-cell office:value-type="float" office:value="0" calcext:value-type="float">
            <text:p>0</text:p>
          </table:table-cell>
          <table:table-cell office:value-type="float" office:value="0.03790699" calcext:value-type="float">
            <text:p>0.03790699</text:p>
          </table:table-cell>
          <table:table-cell office:value-type="float" office:value="3.753324" calcext:value-type="float">
            <text:p>3.753324</text:p>
          </table:table-cell>
          <table:table-cell office:value-type="float" office:value="3.829974" calcext:value-type="float">
            <text:p>3.829974</text:p>
          </table:table-cell>
          <table:table-cell office:value-type="float" office:value="2.902699" calcext:value-type="float">
            <text:p>2.902699</text:p>
          </table:table-cell>
          <table:table-cell office:value-type="float" office:value="1.796555" calcext:value-type="float">
            <text:p>1.796555</text:p>
          </table:table-cell>
          <table:table-cell office:value-type="float" office:value="1.27501" calcext:value-type="float">
            <text:p>1.27501</text:p>
          </table:table-cell>
          <table:table-cell office:value-type="float" office:value="0.8051942" calcext:value-type="float">
            <text:p>0.8051942</text:p>
          </table:table-cell>
          <table:table-cell office:value-type="float" office:value="0.8990964" calcext:value-type="float">
            <text:p>0.8990964</text:p>
          </table:table-cell>
          <table:table-cell office:value-type="float" office:value="0.5881417" calcext:value-type="float">
            <text:p>0.5881417</text:p>
          </table:table-cell>
          <table:table-cell office:value-type="float" office:value="0.3760813" calcext:value-type="float">
            <text:p>0.3760813</text:p>
          </table:table-cell>
          <table:table-cell office:value-type="float" office:value="0.29522" calcext:value-type="float">
            <text:p>0.29522</text:p>
          </table:table-cell>
          <table:table-cell office:value-type="float" office:value="0.2739143" calcext:value-type="float">
            <text:p>0.2739143</text:p>
          </table:table-cell>
          <table:table-cell office:value-type="float" office:value="0.2692693" calcext:value-type="float">
            <text:p>0.2692693</text:p>
          </table:table-cell>
          <table:table-cell office:value-type="float" office:value="0.3031108" calcext:value-type="float">
            <text:p>0.3031108</text:p>
          </table:table-cell>
          <table:table-cell office:value-type="float" office:value="0" calcext:value-type="float">
            <text:p>0</text:p>
          </table:table-cell>
          <table:table-cell office:value-type="float" office:value="24.85656" calcext:value-type="float">
            <text:p>24.856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414485" calcext:value-type="float">
            <text:p>-0.0054144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22.36137" calcext:value-type="float">
            <text:p>22.36137</text:p>
          </table:table-cell>
          <table:table-cell office:value-type="float" office:value="1124.601" calcext:value-type="float">
            <text:p>1124.6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3521" calcext:value-type="float">
            <text:p>0.1013521</text:p>
          </table:table-cell>
          <table:table-cell office:value-type="float" office:value="2.289233" calcext:value-type="float">
            <text:p>2.289233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762529" calcext:value-type="float">
            <text:p>-0.03762529</text:p>
          </table:table-cell>
          <table:table-cell office:value-type="float" office:value="-0.002389405" calcext:value-type="float">
            <text:p>-0.002389405</text:p>
          </table:table-cell>
          <table:table-cell office:value-type="float" office:value="0.0002515378" calcext:value-type="float">
            <text:p>0.0002515378</text:p>
          </table:table-cell>
          <table:table-cell office:value-type="float" office:value="0.0003877256" calcext:value-type="float">
            <text:p>0.0003877256</text:p>
          </table:table-cell>
          <table:table-cell office:value-type="float" office:value="33.008" calcext:value-type="float">
            <text:p>33.008</text:p>
          </table:table-cell>
          <table:table-cell office:value-type="float" office:value="0.03248066" calcext:value-type="float">
            <text:p>0.03248066</text:p>
          </table:table-cell>
          <table:table-cell office:value-type="float" office:value="0.05935875" calcext:value-type="float">
            <text:p>0.05935875</text:p>
          </table:table-cell>
          <table:table-cell office:value-type="float" office:value="0.05094827" calcext:value-type="float">
            <text:p>0.05094827</text:p>
          </table:table-cell>
          <table:table-cell office:value-type="float" office:value="0.04402383" calcext:value-type="float">
            <text:p>0.04402383</text:p>
          </table:table-cell>
          <table:table-cell office:value-type="float" office:value="0.0395135" calcext:value-type="float">
            <text:p>0.0395135</text:p>
          </table:table-cell>
          <table:table-cell office:value-type="float" office:value="0.0278386" calcext:value-type="float">
            <text:p>0.0278386</text:p>
          </table:table-cell>
          <table:table-cell office:value-type="float" office:value="0.01984642" calcext:value-type="float">
            <text:p>0.01984642</text:p>
          </table:table-cell>
          <table:table-cell office:value-type="float" office:value="0.04728036" calcext:value-type="float">
            <text:p>0.04728036</text:p>
          </table:table-cell>
          <table:table-cell office:value-type="float" office:value="0.03534075" calcext:value-type="float">
            <text:p>0.03534075</text:p>
          </table:table-cell>
          <table:table-cell office:value-type="float" office:value="0.02684258" calcext:value-type="float">
            <text:p>0.02684258</text:p>
          </table:table-cell>
          <table:table-cell office:value-type="float" office:value="0.02127546" calcext:value-type="float">
            <text:p>0.02127546</text:p>
          </table:table-cell>
          <table:table-cell office:value-type="float" office:value="0.01679202" calcext:value-type="float">
            <text:p>0.01679202</text:p>
          </table:table-cell>
          <table:table-cell office:value-type="float" office:value="0.009477419" calcext:value-type="float">
            <text:p>0.009477419</text:p>
          </table:table-cell>
          <table:table-cell office:value-type="float" office:value="0.002952323" calcext:value-type="float">
            <text:p>0.002952323</text:p>
          </table:table-cell>
          <table:table-cell office:value-type="float" office:value="0" calcext:value-type="float">
            <text:p>0</text:p>
          </table:table-cell>
          <table:table-cell office:value-type="float" office:value="0.03502372" calcext:value-type="float">
            <text:p>0.03502372</text:p>
          </table:table-cell>
          <table:table-cell office:value-type="float" office:value="3.900498" calcext:value-type="float">
            <text:p>3.900498</text:p>
          </table:table-cell>
          <table:table-cell office:value-type="float" office:value="3.981114" calcext:value-type="float">
            <text:p>3.981114</text:p>
          </table:table-cell>
          <table:table-cell office:value-type="float" office:value="2.998439" calcext:value-type="float">
            <text:p>2.998439</text:p>
          </table:table-cell>
          <table:table-cell office:value-type="float" office:value="1.887234" calcext:value-type="float">
            <text:p>1.887234</text:p>
          </table:table-cell>
          <table:table-cell office:value-type="float" office:value="1.322953" calcext:value-type="float">
            <text:p>1.322953</text:p>
          </table:table-cell>
          <table:table-cell office:value-type="float" office:value="0.832718" calcext:value-type="float">
            <text:p>0.832718</text:p>
          </table:table-cell>
          <table:table-cell office:value-type="float" office:value="0.9291354" calcext:value-type="float">
            <text:p>0.9291354</text:p>
          </table:table-cell>
          <table:table-cell office:value-type="float" office:value="0.6051602" calcext:value-type="float">
            <text:p>0.6051602</text:p>
          </table:table-cell>
          <table:table-cell office:value-type="float" office:value="0.3835177" calcext:value-type="float">
            <text:p>0.3835177</text:p>
          </table:table-cell>
          <table:table-cell office:value-type="float" office:value="0.2979132" calcext:value-type="float">
            <text:p>0.2979132</text:p>
          </table:table-cell>
          <table:table-cell office:value-type="float" office:value="0.2754787" calcext:value-type="float">
            <text:p>0.2754787</text:p>
          </table:table-cell>
          <table:table-cell office:value-type="float" office:value="0.2701329" calcext:value-type="float">
            <text:p>0.2701329</text:p>
          </table:table-cell>
          <table:table-cell office:value-type="float" office:value="0.3040991" calcext:value-type="float">
            <text:p>0.3040991</text:p>
          </table:table-cell>
          <table:table-cell office:value-type="float" office:value="0" calcext:value-type="float">
            <text:p>0</text:p>
          </table:table-cell>
          <table:table-cell office:value-type="float" office:value="24.37497" calcext:value-type="float">
            <text:p>24.374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516049" calcext:value-type="float">
            <text:p>-0.0055160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22.35644" calcext:value-type="float">
            <text:p>22.35644</text:p>
          </table:table-cell>
          <table:table-cell office:value-type="float" office:value="1124.536" calcext:value-type="float">
            <text:p>1124.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17262" calcext:value-type="float">
            <text:p>0.1017262</text:p>
          </table:table-cell>
          <table:table-cell office:value-type="float" office:value="2.345258" calcext:value-type="float">
            <text:p>2.345258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875113" calcext:value-type="float">
            <text:p>-0.03875113</text:p>
          </table:table-cell>
          <table:table-cell office:value-type="float" office:value="-0.002405729" calcext:value-type="float">
            <text:p>-0.002405729</text:p>
          </table:table-cell>
          <table:table-cell office:value-type="float" office:value="0.0002632292" calcext:value-type="float">
            <text:p>0.0002632292</text:p>
          </table:table-cell>
          <table:table-cell office:value-type="float" office:value="0.0004013521" calcext:value-type="float">
            <text:p>0.0004013521</text:p>
          </table:table-cell>
          <table:table-cell office:value-type="float" office:value="33.16501" calcext:value-type="float">
            <text:p>33.16501</text:p>
          </table:table-cell>
          <table:table-cell office:value-type="float" office:value="0.03302031" calcext:value-type="float">
            <text:p>0.03302031</text:p>
          </table:table-cell>
          <table:table-cell office:value-type="float" office:value="0.05957879" calcext:value-type="float">
            <text:p>0.05957879</text:p>
          </table:table-cell>
          <table:table-cell office:value-type="float" office:value="0.05108815" calcext:value-type="float">
            <text:p>0.05108815</text:p>
          </table:table-cell>
          <table:table-cell office:value-type="float" office:value="0.04412699" calcext:value-type="float">
            <text:p>0.04412699</text:p>
          </table:table-cell>
          <table:table-cell office:value-type="float" office:value="0.03958824" calcext:value-type="float">
            <text:p>0.03958824</text:p>
          </table:table-cell>
          <table:table-cell office:value-type="float" office:value="0.0278396" calcext:value-type="float">
            <text:p>0.0278396</text:p>
          </table:table-cell>
          <table:table-cell office:value-type="float" office:value="0.01983224" calcext:value-type="float">
            <text:p>0.01983224</text:p>
          </table:table-cell>
          <table:table-cell office:value-type="float" office:value="0.04759157" calcext:value-type="float">
            <text:p>0.04759157</text:p>
          </table:table-cell>
          <table:table-cell office:value-type="float" office:value="0.03557719" calcext:value-type="float">
            <text:p>0.03557719</text:p>
          </table:table-cell>
          <table:table-cell office:value-type="float" office:value="0.02701181" calcext:value-type="float">
            <text:p>0.02701181</text:p>
          </table:table-cell>
          <table:table-cell office:value-type="float" office:value="0.02153146" calcext:value-type="float">
            <text:p>0.02153146</text:p>
          </table:table-cell>
          <table:table-cell office:value-type="float" office:value="0.01709232" calcext:value-type="float">
            <text:p>0.01709232</text:p>
          </table:table-cell>
          <table:table-cell office:value-type="float" office:value="0.009776661" calcext:value-type="float">
            <text:p>0.009776661</text:p>
          </table:table-cell>
          <table:table-cell office:value-type="float" office:value="0.003061765" calcext:value-type="float">
            <text:p>0.003061765</text:p>
          </table:table-cell>
          <table:table-cell office:value-type="float" office:value="0" calcext:value-type="float">
            <text:p>0</text:p>
          </table:table-cell>
          <table:table-cell office:value-type="float" office:value="0.038248" calcext:value-type="float">
            <text:p>0.038248</text:p>
          </table:table-cell>
          <table:table-cell office:value-type="float" office:value="4.038455" calcext:value-type="float">
            <text:p>4.038455</text:p>
          </table:table-cell>
          <table:table-cell office:value-type="float" office:value="4.130754" calcext:value-type="float">
            <text:p>4.130754</text:p>
          </table:table-cell>
          <table:table-cell office:value-type="float" office:value="3.096333" calcext:value-type="float">
            <text:p>3.096333</text:p>
          </table:table-cell>
          <table:table-cell office:value-type="float" office:value="1.978132" calcext:value-type="float">
            <text:p>1.978132</text:p>
          </table:table-cell>
          <table:table-cell office:value-type="float" office:value="1.37047" calcext:value-type="float">
            <text:p>1.37047</text:p>
          </table:table-cell>
          <table:table-cell office:value-type="float" office:value="0.8598611" calcext:value-type="float">
            <text:p>0.8598611</text:p>
          </table:table-cell>
          <table:table-cell office:value-type="float" office:value="0.958523" calcext:value-type="float">
            <text:p>0.958523</text:p>
          </table:table-cell>
          <table:table-cell office:value-type="float" office:value="0.6217886" calcext:value-type="float">
            <text:p>0.6217886</text:p>
          </table:table-cell>
          <table:table-cell office:value-type="float" office:value="0.390801" calcext:value-type="float">
            <text:p>0.390801</text:p>
          </table:table-cell>
          <table:table-cell office:value-type="float" office:value="0.3005767" calcext:value-type="float">
            <text:p>0.3005767</text:p>
          </table:table-cell>
          <table:table-cell office:value-type="float" office:value="0.2770597" calcext:value-type="float">
            <text:p>0.2770597</text:p>
          </table:table-cell>
          <table:table-cell office:value-type="float" office:value="0.2712452" calcext:value-type="float">
            <text:p>0.2712452</text:p>
          </table:table-cell>
          <table:table-cell office:value-type="float" office:value="0.3047638" calcext:value-type="float">
            <text:p>0.3047638</text:p>
          </table:table-cell>
          <table:table-cell office:value-type="float" office:value="0" calcext:value-type="float">
            <text:p>0</text:p>
          </table:table-cell>
          <table:table-cell office:value-type="float" office:value="23.53174" calcext:value-type="float">
            <text:p>23.531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61184" calcext:value-type="float">
            <text:p>-0.005611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22.3587" calcext:value-type="float">
            <text:p>22.3587</text:p>
          </table:table-cell>
          <table:table-cell office:value-type="float" office:value="1124.475" calcext:value-type="float">
            <text:p>1124.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24203" calcext:value-type="float">
            <text:p>0.1024203</text:p>
          </table:table-cell>
          <table:table-cell office:value-type="float" office:value="2.390829" calcext:value-type="float">
            <text:p>2.390829</text:p>
          </table:table-cell>
          <table:table-cell office:value-type="float" office:value="0" calcext:value-type="float">
            <text:p>0</text:p>
          </table:table-cell>
          <table:table-cell office:value-type="float" office:value="0.0001526007" calcext:value-type="float">
            <text:p>0.0001526007</text:p>
          </table:table-cell>
          <table:table-cell office:value-type="float" office:value="0" calcext:value-type="float">
            <text:p>0</text:p>
          </table:table-cell>
          <table:table-cell office:value-type="float" office:value="-0.03985758" calcext:value-type="float">
            <text:p>-0.03985758</text:p>
          </table:table-cell>
          <table:table-cell office:value-type="float" office:value="-0.002423855" calcext:value-type="float">
            <text:p>-0.002423855</text:p>
          </table:table-cell>
          <table:table-cell office:value-type="float" office:value="0.0002744771" calcext:value-type="float">
            <text:p>0.0002744771</text:p>
          </table:table-cell>
          <table:table-cell office:value-type="float" office:value="0.0004105148" calcext:value-type="float">
            <text:p>0.0004105148</text:p>
          </table:table-cell>
          <table:table-cell office:value-type="float" office:value="33.25496" calcext:value-type="float">
            <text:p>33.25496</text:p>
          </table:table-cell>
          <table:table-cell office:value-type="float" office:value="0.03329745" calcext:value-type="float">
            <text:p>0.03329745</text:p>
          </table:table-cell>
          <table:table-cell office:value-type="float" office:value="0.06201502" calcext:value-type="float">
            <text:p>0.06201502</text:p>
          </table:table-cell>
          <table:table-cell office:value-type="float" office:value="0.05292915" calcext:value-type="float">
            <text:p>0.05292915</text:p>
          </table:table-cell>
          <table:table-cell office:value-type="float" office:value="0.04530185" calcext:value-type="float">
            <text:p>0.04530185</text:p>
          </table:table-cell>
          <table:table-cell office:value-type="float" office:value="0.04036729" calcext:value-type="float">
            <text:p>0.04036729</text:p>
          </table:table-cell>
          <table:table-cell office:value-type="float" office:value="0.02821798" calcext:value-type="float">
            <text:p>0.02821798</text:p>
          </table:table-cell>
          <table:table-cell office:value-type="float" office:value="0.01998834" calcext:value-type="float">
            <text:p>0.01998834</text:p>
          </table:table-cell>
          <table:table-cell office:value-type="float" office:value="0.04789463" calcext:value-type="float">
            <text:p>0.04789463</text:p>
          </table:table-cell>
          <table:table-cell office:value-type="float" office:value="0.0357888" calcext:value-type="float">
            <text:p>0.0357888</text:p>
          </table:table-cell>
          <table:table-cell office:value-type="float" office:value="0.0271591" calcext:value-type="float">
            <text:p>0.0271591</text:p>
          </table:table-cell>
          <table:table-cell office:value-type="float" office:value="0.02175589" calcext:value-type="float">
            <text:p>0.02175589</text:p>
          </table:table-cell>
          <table:table-cell office:value-type="float" office:value="0.01736216" calcext:value-type="float">
            <text:p>0.01736216</text:p>
          </table:table-cell>
          <table:table-cell office:value-type="float" office:value="0.01005706" calcext:value-type="float">
            <text:p>0.01005706</text:p>
          </table:table-cell>
          <table:table-cell office:value-type="float" office:value="0.003166343" calcext:value-type="float">
            <text:p>0.003166343</text:p>
          </table:table-cell>
          <table:table-cell office:value-type="float" office:value="0" calcext:value-type="float">
            <text:p>0</text:p>
          </table:table-cell>
          <table:table-cell office:value-type="float" office:value="0.06150628" calcext:value-type="float">
            <text:p>0.06150628</text:p>
          </table:table-cell>
          <table:table-cell office:value-type="float" office:value="4.023137" calcext:value-type="float">
            <text:p>4.023137</text:p>
          </table:table-cell>
          <table:table-cell office:value-type="float" office:value="4.232518" calcext:value-type="float">
            <text:p>4.232518</text:p>
          </table:table-cell>
          <table:table-cell office:value-type="float" office:value="3.178992" calcext:value-type="float">
            <text:p>3.178992</text:p>
          </table:table-cell>
          <table:table-cell office:value-type="float" office:value="2.060894" calcext:value-type="float">
            <text:p>2.060894</text:p>
          </table:table-cell>
          <table:table-cell office:value-type="float" office:value="1.415077" calcext:value-type="float">
            <text:p>1.415077</text:p>
          </table:table-cell>
          <table:table-cell office:value-type="float" office:value="0.8858498" calcext:value-type="float">
            <text:p>0.8858498</text:p>
          </table:table-cell>
          <table:table-cell office:value-type="float" office:value="0.9871327" calcext:value-type="float">
            <text:p>0.9871327</text:p>
          </table:table-cell>
          <table:table-cell office:value-type="float" office:value="0.6380465" calcext:value-type="float">
            <text:p>0.6380465</text:p>
          </table:table-cell>
          <table:table-cell office:value-type="float" office:value="0.3979367" calcext:value-type="float">
            <text:p>0.3979367</text:p>
          </table:table-cell>
          <table:table-cell office:value-type="float" office:value="0.3032167" calcext:value-type="float">
            <text:p>0.3032167</text:p>
          </table:table-cell>
          <table:table-cell office:value-type="float" office:value="0.2786384" calcext:value-type="float">
            <text:p>0.2786384</text:p>
          </table:table-cell>
          <table:table-cell office:value-type="float" office:value="0.2722626" calcext:value-type="float">
            <text:p>0.2722626</text:p>
          </table:table-cell>
          <table:table-cell office:value-type="float" office:value="0.305472" calcext:value-type="float">
            <text:p>0.305472</text:p>
          </table:table-cell>
          <table:table-cell office:value-type="float" office:value="0" calcext:value-type="float">
            <text:p>0</text:p>
          </table:table-cell>
          <table:table-cell office:value-type="float" office:value="22.76521" calcext:value-type="float">
            <text:p>22.76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705212" calcext:value-type="float">
            <text:p>-0.0057052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22.36496" calcext:value-type="float">
            <text:p>22.36496</text:p>
          </table:table-cell>
          <table:table-cell office:value-type="float" office:value="1124.419" calcext:value-type="float">
            <text:p>1124.4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4073" calcext:value-type="float">
            <text:p>0.1034073</text:p>
          </table:table-cell>
          <table:table-cell office:value-type="float" office:value="2.426903" calcext:value-type="float">
            <text:p>2.426903</text:p>
          </table:table-cell>
          <table:table-cell office:value-type="float" office:value="0" calcext:value-type="float">
            <text:p>0</text:p>
          </table:table-cell>
          <table:table-cell office:value-type="float" office:value="0.0001528217" calcext:value-type="float">
            <text:p>0.0001528217</text:p>
          </table:table-cell>
          <table:table-cell office:value-type="float" office:value="0" calcext:value-type="float">
            <text:p>0</text:p>
          </table:table-cell>
          <table:table-cell office:value-type="float" office:value="-0.04092484" calcext:value-type="float">
            <text:p>-0.04092484</text:p>
          </table:table-cell>
          <table:table-cell office:value-type="float" office:value="-0.002447022" calcext:value-type="float">
            <text:p>-0.002447022</text:p>
          </table:table-cell>
          <table:table-cell office:value-type="float" office:value="0.0002865422" calcext:value-type="float">
            <text:p>0.0002865422</text:p>
          </table:table-cell>
          <table:table-cell office:value-type="float" office:value="0.0004159937" calcext:value-type="float">
            <text:p>0.0004159937</text:p>
          </table:table-cell>
          <table:table-cell office:value-type="float" office:value="33.34171" calcext:value-type="float">
            <text:p>33.34171</text:p>
          </table:table-cell>
          <table:table-cell office:value-type="float" office:value="0.03225761" calcext:value-type="float">
            <text:p>0.03225761</text:p>
          </table:table-cell>
          <table:table-cell office:value-type="float" office:value="0.06240091" calcext:value-type="float">
            <text:p>0.06240091</text:p>
          </table:table-cell>
          <table:table-cell office:value-type="float" office:value="0.05373134" calcext:value-type="float">
            <text:p>0.05373134</text:p>
          </table:table-cell>
          <table:table-cell office:value-type="float" office:value="0.04612477" calcext:value-type="float">
            <text:p>0.04612477</text:p>
          </table:table-cell>
          <table:table-cell office:value-type="float" office:value="0.04106536" calcext:value-type="float">
            <text:p>0.04106536</text:p>
          </table:table-cell>
          <table:table-cell office:value-type="float" office:value="0.02872627" calcext:value-type="float">
            <text:p>0.02872627</text:p>
          </table:table-cell>
          <table:table-cell office:value-type="float" office:value="0.02028034" calcext:value-type="float">
            <text:p>0.02028034</text:p>
          </table:table-cell>
          <table:table-cell office:value-type="float" office:value="0.04827284" calcext:value-type="float">
            <text:p>0.04827284</text:p>
          </table:table-cell>
          <table:table-cell office:value-type="float" office:value="0.03599202" calcext:value-type="float">
            <text:p>0.03599202</text:p>
          </table:table-cell>
          <table:table-cell office:value-type="float" office:value="0.02728869" calcext:value-type="float">
            <text:p>0.02728869</text:p>
          </table:table-cell>
          <table:table-cell office:value-type="float" office:value="0.02195325" calcext:value-type="float">
            <text:p>0.02195325</text:p>
          </table:table-cell>
          <table:table-cell office:value-type="float" office:value="0.01760519" calcext:value-type="float">
            <text:p>0.01760519</text:p>
          </table:table-cell>
          <table:table-cell office:value-type="float" office:value="0.01031934" calcext:value-type="float">
            <text:p>0.01031934</text:p>
          </table:table-cell>
          <table:table-cell office:value-type="float" office:value="0.003266406" calcext:value-type="float">
            <text:p>0.003266406</text:p>
          </table:table-cell>
          <table:table-cell office:value-type="float" office:value="0" calcext:value-type="float">
            <text:p>0</text:p>
          </table:table-cell>
          <table:table-cell office:value-type="float" office:value="0.0610944" calcext:value-type="float">
            <text:p>0.0610944</text:p>
          </table:table-cell>
          <table:table-cell office:value-type="float" office:value="3.93126" calcext:value-type="float">
            <text:p>3.93126</text:p>
          </table:table-cell>
          <table:table-cell office:value-type="float" office:value="4.273653" calcext:value-type="float">
            <text:p>4.273653</text:p>
          </table:table-cell>
          <table:table-cell office:value-type="float" office:value="3.24059" calcext:value-type="float">
            <text:p>3.24059</text:p>
          </table:table-cell>
          <table:table-cell office:value-type="float" office:value="2.132727" calcext:value-type="float">
            <text:p>2.132727</text:p>
          </table:table-cell>
          <table:table-cell office:value-type="float" office:value="1.455402" calcext:value-type="float">
            <text:p>1.455402</text:p>
          </table:table-cell>
          <table:table-cell office:value-type="float" office:value="0.9091504" calcext:value-type="float">
            <text:p>0.9091504</text:p>
          </table:table-cell>
          <table:table-cell office:value-type="float" office:value="1.014422" calcext:value-type="float">
            <text:p>1.014422</text:p>
          </table:table-cell>
          <table:table-cell office:value-type="float" office:value="0.6538622" calcext:value-type="float">
            <text:p>0.6538622</text:p>
          </table:table-cell>
          <table:table-cell office:value-type="float" office:value="0.4049264" calcext:value-type="float">
            <text:p>0.4049264</text:p>
          </table:table-cell>
          <table:table-cell office:value-type="float" office:value="0.3058595" calcext:value-type="float">
            <text:p>0.3058595</text:p>
          </table:table-cell>
          <table:table-cell office:value-type="float" office:value="0.2802646" calcext:value-type="float">
            <text:p>0.2802646</text:p>
          </table:table-cell>
          <table:table-cell office:value-type="float" office:value="0.2731021" calcext:value-type="float">
            <text:p>0.2731021</text:p>
          </table:table-cell>
          <table:table-cell office:value-type="float" office:value="0.3062428" calcext:value-type="float">
            <text:p>0.3062428</text:p>
          </table:table-cell>
          <table:table-cell office:value-type="float" office:value="0" calcext:value-type="float">
            <text:p>0</text:p>
          </table:table-cell>
          <table:table-cell office:value-type="float" office:value="22.9376" calcext:value-type="float">
            <text:p>22.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855534" calcext:value-type="float">
            <text:p>-0.00585553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22.37324" calcext:value-type="float">
            <text:p>22.37324</text:p>
          </table:table-cell>
          <table:table-cell office:value-type="float" office:value="1124.364" calcext:value-type="float">
            <text:p>1124.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49364" calcext:value-type="float">
            <text:p>0.1049364</text:p>
          </table:table-cell>
          <table:table-cell office:value-type="float" office:value="2.459727" calcext:value-type="float">
            <text:p>2.459727</text:p>
          </table:table-cell>
          <table:table-cell office:value-type="float" office:value="0" calcext:value-type="float">
            <text:p>0</text:p>
          </table:table-cell>
          <table:table-cell office:value-type="float" office:value="0.0001532836" calcext:value-type="float">
            <text:p>0.0001532836</text:p>
          </table:table-cell>
          <table:table-cell office:value-type="float" office:value="0" calcext:value-type="float">
            <text:p>0</text:p>
          </table:table-cell>
          <table:table-cell office:value-type="float" office:value="-0.04195116" calcext:value-type="float">
            <text:p>-0.04195116</text:p>
          </table:table-cell>
          <table:table-cell office:value-type="float" office:value="-0.002548622" calcext:value-type="float">
            <text:p>-0.002548622</text:p>
          </table:table-cell>
          <table:table-cell office:value-type="float" office:value="0.0003000987" calcext:value-type="float">
            <text:p>0.0003000987</text:p>
          </table:table-cell>
          <table:table-cell office:value-type="float" office:value="0.0004205708" calcext:value-type="float">
            <text:p>0.0004205708</text:p>
          </table:table-cell>
          <table:table-cell office:value-type="float" office:value="33.39107" calcext:value-type="float">
            <text:p>33.39107</text:p>
          </table:table-cell>
          <table:table-cell office:value-type="float" office:value="0.03223578" calcext:value-type="float">
            <text:p>0.03223578</text:p>
          </table:table-cell>
          <table:table-cell office:value-type="float" office:value="0.06330855" calcext:value-type="float">
            <text:p>0.06330855</text:p>
          </table:table-cell>
          <table:table-cell office:value-type="float" office:value="0.0547896" calcext:value-type="float">
            <text:p>0.0547896</text:p>
          </table:table-cell>
          <table:table-cell office:value-type="float" office:value="0.04698921" calcext:value-type="float">
            <text:p>0.04698921</text:p>
          </table:table-cell>
          <table:table-cell office:value-type="float" office:value="0.04175865" calcext:value-type="float">
            <text:p>0.04175865</text:p>
          </table:table-cell>
          <table:table-cell office:value-type="float" office:value="0.02921245" calcext:value-type="float">
            <text:p>0.02921245</text:p>
          </table:table-cell>
          <table:table-cell office:value-type="float" office:value="0.0206018" calcext:value-type="float">
            <text:p>0.0206018</text:p>
          </table:table-cell>
          <table:table-cell office:value-type="float" office:value="0.04868785" calcext:value-type="float">
            <text:p>0.04868785</text:p>
          </table:table-cell>
          <table:table-cell office:value-type="float" office:value="0.03619782" calcext:value-type="float">
            <text:p>0.03619782</text:p>
          </table:table-cell>
          <table:table-cell office:value-type="float" office:value="0.02740527" calcext:value-type="float">
            <text:p>0.02740527</text:p>
          </table:table-cell>
          <table:table-cell office:value-type="float" office:value="0.02212684" calcext:value-type="float">
            <text:p>0.02212684</text:p>
          </table:table-cell>
          <table:table-cell office:value-type="float" office:value="0.01782387" calcext:value-type="float">
            <text:p>0.01782387</text:p>
          </table:table-cell>
          <table:table-cell office:value-type="float" office:value="0.01056526" calcext:value-type="float">
            <text:p>0.01056526</text:p>
          </table:table-cell>
          <table:table-cell office:value-type="float" office:value="0.003362113" calcext:value-type="float">
            <text:p>0.003362113</text:p>
          </table:table-cell>
          <table:table-cell office:value-type="float" office:value="0" calcext:value-type="float">
            <text:p>0</text:p>
          </table:table-cell>
          <table:table-cell office:value-type="float" office:value="0.05919061" calcext:value-type="float">
            <text:p>0.05919061</text:p>
          </table:table-cell>
          <table:table-cell office:value-type="float" office:value="3.824655" calcext:value-type="float">
            <text:p>3.824655</text:p>
          </table:table-cell>
          <table:table-cell office:value-type="float" office:value="4.304389" calcext:value-type="float">
            <text:p>4.304389</text:p>
          </table:table-cell>
          <table:table-cell office:value-type="float" office:value="3.291235" calcext:value-type="float">
            <text:p>3.291235</text:p>
          </table:table-cell>
          <table:table-cell office:value-type="float" office:value="2.199529" calcext:value-type="float">
            <text:p>2.199529</text:p>
          </table:table-cell>
          <table:table-cell office:value-type="float" office:value="1.493954" calcext:value-type="float">
            <text:p>1.493954</text:p>
          </table:table-cell>
          <table:table-cell office:value-type="float" office:value="0.9273412" calcext:value-type="float">
            <text:p>0.9273412</text:p>
          </table:table-cell>
          <table:table-cell office:value-type="float" office:value="1.040982" calcext:value-type="float">
            <text:p>1.040982</text:p>
          </table:table-cell>
          <table:table-cell office:value-type="float" office:value="0.6691735" calcext:value-type="float">
            <text:p>0.6691735</text:p>
          </table:table-cell>
          <table:table-cell office:value-type="float" office:value="0.4117746" calcext:value-type="float">
            <text:p>0.4117746</text:p>
          </table:table-cell>
          <table:table-cell office:value-type="float" office:value="0.3084674" calcext:value-type="float">
            <text:p>0.3084674</text:p>
          </table:table-cell>
          <table:table-cell office:value-type="float" office:value="0.2818592" calcext:value-type="float">
            <text:p>0.2818592</text:p>
          </table:table-cell>
          <table:table-cell office:value-type="float" office:value="0.2738774" calcext:value-type="float">
            <text:p>0.2738774</text:p>
          </table:table-cell>
          <table:table-cell office:value-type="float" office:value="0.3070471" calcext:value-type="float">
            <text:p>0.3070471</text:p>
          </table:table-cell>
          <table:table-cell office:value-type="float" office:value="0" calcext:value-type="float">
            <text:p>0</text:p>
          </table:table-cell>
          <table:table-cell office:value-type="float" office:value="24.1776" calcext:value-type="float">
            <text:p>24.17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5957313" calcext:value-type="float">
            <text:p>-0.0059573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22.37383" calcext:value-type="float">
            <text:p>22.37383</text:p>
          </table:table-cell>
          <table:table-cell office:value-type="float" office:value="1124.311" calcext:value-type="float">
            <text:p>1124.3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62477" calcext:value-type="float">
            <text:p>0.1062477</text:p>
          </table:table-cell>
          <table:table-cell office:value-type="float" office:value="2.497333" calcext:value-type="float">
            <text:p>2.497333</text:p>
          </table:table-cell>
          <table:table-cell office:value-type="float" office:value="0" calcext:value-type="float">
            <text:p>0</text:p>
          </table:table-cell>
          <table:table-cell office:value-type="float" office:value="0.0001541248" calcext:value-type="float">
            <text:p>0.0001541248</text:p>
          </table:table-cell>
          <table:table-cell office:value-type="float" office:value="0" calcext:value-type="float">
            <text:p>0</text:p>
          </table:table-cell>
          <table:table-cell office:value-type="float" office:value="-0.04293397" calcext:value-type="float">
            <text:p>-0.04293397</text:p>
          </table:table-cell>
          <table:table-cell office:value-type="float" office:value="-0.002633047" calcext:value-type="float">
            <text:p>-0.002633047</text:p>
          </table:table-cell>
          <table:table-cell office:value-type="float" office:value="0.0003142208" calcext:value-type="float">
            <text:p>0.0003142208</text:p>
          </table:table-cell>
          <table:table-cell office:value-type="float" office:value="0.0004252365" calcext:value-type="float">
            <text:p>0.0004252365</text:p>
          </table:table-cell>
          <table:table-cell office:value-type="float" office:value="33.47808" calcext:value-type="float">
            <text:p>33.47808</text:p>
          </table:table-cell>
          <table:table-cell office:value-type="float" office:value="0.03307611" calcext:value-type="float">
            <text:p>0.03307611</text:p>
          </table:table-cell>
          <table:table-cell office:value-type="float" office:value="0.06313819" calcext:value-type="float">
            <text:p>0.06313819</text:p>
          </table:table-cell>
          <table:table-cell office:value-type="float" office:value="0.05463282" calcext:value-type="float">
            <text:p>0.05463282</text:p>
          </table:table-cell>
          <table:table-cell office:value-type="float" office:value="0.04715887" calcext:value-type="float">
            <text:p>0.04715887</text:p>
          </table:table-cell>
          <table:table-cell office:value-type="float" office:value="0.04210379" calcext:value-type="float">
            <text:p>0.04210379</text:p>
          </table:table-cell>
          <table:table-cell office:value-type="float" office:value="0.02970653" calcext:value-type="float">
            <text:p>0.02970653</text:p>
          </table:table-cell>
          <table:table-cell office:value-type="float" office:value="0.0214146" calcext:value-type="float">
            <text:p>0.0214146</text:p>
          </table:table-cell>
          <table:table-cell office:value-type="float" office:value="0.04919436" calcext:value-type="float">
            <text:p>0.04919436</text:p>
          </table:table-cell>
          <table:table-cell office:value-type="float" office:value="0.03640809" calcext:value-type="float">
            <text:p>0.03640809</text:p>
          </table:table-cell>
          <table:table-cell office:value-type="float" office:value="0.02751264" calcext:value-type="float">
            <text:p>0.02751264</text:p>
          </table:table-cell>
          <table:table-cell office:value-type="float" office:value="0.02227993" calcext:value-type="float">
            <text:p>0.02227993</text:p>
          </table:table-cell>
          <table:table-cell office:value-type="float" office:value="0.01802096" calcext:value-type="float">
            <text:p>0.01802096</text:p>
          </table:table-cell>
          <table:table-cell office:value-type="float" office:value="0.01079659" calcext:value-type="float">
            <text:p>0.01079659</text:p>
          </table:table-cell>
          <table:table-cell office:value-type="float" office:value="0.00345304" calcext:value-type="float">
            <text:p>0.00345304</text:p>
          </table:table-cell>
          <table:table-cell office:value-type="float" office:value="0" calcext:value-type="float">
            <text:p>0</text:p>
          </table:table-cell>
          <table:table-cell office:value-type="float" office:value="0.0422482" calcext:value-type="float">
            <text:p>0.0422482</text:p>
          </table:table-cell>
          <table:table-cell office:value-type="float" office:value="3.88047" calcext:value-type="float">
            <text:p>3.88047</text:p>
          </table:table-cell>
          <table:table-cell office:value-type="float" office:value="4.342563" calcext:value-type="float">
            <text:p>4.342563</text:p>
          </table:table-cell>
          <table:table-cell office:value-type="float" office:value="3.334621" calcext:value-type="float">
            <text:p>3.334621</text:p>
          </table:table-cell>
          <table:table-cell office:value-type="float" office:value="2.265012" calcext:value-type="float">
            <text:p>2.265012</text:p>
          </table:table-cell>
          <table:table-cell office:value-type="float" office:value="1.535656" calcext:value-type="float">
            <text:p>1.535656</text:p>
          </table:table-cell>
          <table:table-cell office:value-type="float" office:value="0.9087752" calcext:value-type="float">
            <text:p>0.9087752</text:p>
          </table:table-cell>
          <table:table-cell office:value-type="float" office:value="1.073403" calcext:value-type="float">
            <text:p>1.073403</text:p>
          </table:table-cell>
          <table:table-cell office:value-type="float" office:value="0.6840621" calcext:value-type="float">
            <text:p>0.6840621</text:p>
          </table:table-cell>
          <table:table-cell office:value-type="float" office:value="0.4184742" calcext:value-type="float">
            <text:p>0.4184742</text:p>
          </table:table-cell>
          <table:table-cell office:value-type="float" office:value="0.3110372" calcext:value-type="float">
            <text:p>0.3110372</text:p>
          </table:table-cell>
          <table:table-cell office:value-type="float" office:value="0.2834524" calcext:value-type="float">
            <text:p>0.2834524</text:p>
          </table:table-cell>
          <table:table-cell office:value-type="float" office:value="0.2751354" calcext:value-type="float">
            <text:p>0.2751354</text:p>
          </table:table-cell>
          <table:table-cell office:value-type="float" office:value="0.3073243" calcext:value-type="float">
            <text:p>0.3073243</text:p>
          </table:table-cell>
          <table:table-cell office:value-type="float" office:value="0" calcext:value-type="float">
            <text:p>0</text:p>
          </table:table-cell>
          <table:table-cell office:value-type="float" office:value="25.20045" calcext:value-type="float">
            <text:p>25.20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117064" calcext:value-type="float">
            <text:p>-0.0061170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22.37269" calcext:value-type="float">
            <text:p>22.37269</text:p>
          </table:table-cell>
          <table:table-cell office:value-type="float" office:value="1124.26" calcext:value-type="float">
            <text:p>1124.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72" calcext:value-type="float">
            <text:p>0.1072</text:p>
          </table:table-cell>
          <table:table-cell office:value-type="float" office:value="2.536552" calcext:value-type="float">
            <text:p>2.536552</text:p>
          </table:table-cell>
          <table:table-cell office:value-type="float" office:value="0" calcext:value-type="float">
            <text:p>0</text:p>
          </table:table-cell>
          <table:table-cell office:value-type="float" office:value="0.0001547295" calcext:value-type="float">
            <text:p>0.0001547295</text:p>
          </table:table-cell>
          <table:table-cell office:value-type="float" office:value="0" calcext:value-type="float">
            <text:p>0</text:p>
          </table:table-cell>
          <table:table-cell office:value-type="float" office:value="-0.04394038" calcext:value-type="float">
            <text:p>-0.04394038</text:p>
          </table:table-cell>
          <table:table-cell office:value-type="float" office:value="-0.002680802" calcext:value-type="float">
            <text:p>-0.002680802</text:p>
          </table:table-cell>
          <table:table-cell office:value-type="float" office:value="0.0003279276" calcext:value-type="float">
            <text:p>0.0003279276</text:p>
          </table:table-cell>
          <table:table-cell office:value-type="float" office:value="0.0004321857" calcext:value-type="float">
            <text:p>0.0004321857</text:p>
          </table:table-cell>
          <table:table-cell office:value-type="float" office:value="33.60394" calcext:value-type="float">
            <text:p>33.60394</text:p>
          </table:table-cell>
          <table:table-cell office:value-type="float" office:value="0.03410234" calcext:value-type="float">
            <text:p>0.03410234</text:p>
          </table:table-cell>
          <table:table-cell office:value-type="float" office:value="0.06368952" calcext:value-type="float">
            <text:p>0.06368952</text:p>
          </table:table-cell>
          <table:table-cell office:value-type="float" office:value="0.05445953" calcext:value-type="float">
            <text:p>0.05445953</text:p>
          </table:table-cell>
          <table:table-cell office:value-type="float" office:value="0.04703268" calcext:value-type="float">
            <text:p>0.04703268</text:p>
          </table:table-cell>
          <table:table-cell office:value-type="float" office:value="0.04216922" calcext:value-type="float">
            <text:p>0.04216922</text:p>
          </table:table-cell>
          <table:table-cell office:value-type="float" office:value="0.02999326" calcext:value-type="float">
            <text:p>0.02999326</text:p>
          </table:table-cell>
          <table:table-cell office:value-type="float" office:value="0.02188479" calcext:value-type="float">
            <text:p>0.02188479</text:p>
          </table:table-cell>
          <table:table-cell office:value-type="float" office:value="0.04974651" calcext:value-type="float">
            <text:p>0.04974651</text:p>
          </table:table-cell>
          <table:table-cell office:value-type="float" office:value="0.03662663" calcext:value-type="float">
            <text:p>0.03662663</text:p>
          </table:table-cell>
          <table:table-cell office:value-type="float" office:value="0.02761365" calcext:value-type="float">
            <text:p>0.02761365</text:p>
          </table:table-cell>
          <table:table-cell office:value-type="float" office:value="0.02241548" calcext:value-type="float">
            <text:p>0.02241548</text:p>
          </table:table-cell>
          <table:table-cell office:value-type="float" office:value="0.01819881" calcext:value-type="float">
            <text:p>0.01819881</text:p>
          </table:table-cell>
          <table:table-cell office:value-type="float" office:value="0.01101429" calcext:value-type="float">
            <text:p>0.01101429</text:p>
          </table:table-cell>
          <table:table-cell office:value-type="float" office:value="0.003539551" calcext:value-type="float">
            <text:p>0.003539551</text:p>
          </table:table-cell>
          <table:table-cell office:value-type="float" office:value="0" calcext:value-type="float">
            <text:p>0</text:p>
          </table:table-cell>
          <table:table-cell office:value-type="float" office:value="0.03548796" calcext:value-type="float">
            <text:p>0.03548796</text:p>
          </table:table-cell>
          <table:table-cell office:value-type="float" office:value="3.931631" calcext:value-type="float">
            <text:p>3.931631</text:p>
          </table:table-cell>
          <table:table-cell office:value-type="float" office:value="4.415792" calcext:value-type="float">
            <text:p>4.415792</text:p>
          </table:table-cell>
          <table:table-cell office:value-type="float" office:value="3.394501" calcext:value-type="float">
            <text:p>3.394501</text:p>
          </table:table-cell>
          <table:table-cell office:value-type="float" office:value="2.349257" calcext:value-type="float">
            <text:p>2.349257</text:p>
          </table:table-cell>
          <table:table-cell office:value-type="float" office:value="1.577809" calcext:value-type="float">
            <text:p>1.577809</text:p>
          </table:table-cell>
          <table:table-cell office:value-type="float" office:value="0.8610647" calcext:value-type="float">
            <text:p>0.8610647</text:p>
          </table:table-cell>
          <table:table-cell office:value-type="float" office:value="1.109649" calcext:value-type="float">
            <text:p>1.109649</text:p>
          </table:table-cell>
          <table:table-cell office:value-type="float" office:value="0.6994066" calcext:value-type="float">
            <text:p>0.6994066</text:p>
          </table:table-cell>
          <table:table-cell office:value-type="float" office:value="0.425029" calcext:value-type="float">
            <text:p>0.425029</text:p>
          </table:table-cell>
          <table:table-cell office:value-type="float" office:value="0.3135669" calcext:value-type="float">
            <text:p>0.3135669</text:p>
          </table:table-cell>
          <table:table-cell office:value-type="float" office:value="0.285047" calcext:value-type="float">
            <text:p>0.285047</text:p>
          </table:table-cell>
          <table:table-cell office:value-type="float" office:value="0.27662" calcext:value-type="float">
            <text:p>0.27662</text:p>
          </table:table-cell>
          <table:table-cell office:value-type="float" office:value="0.3073389" calcext:value-type="float">
            <text:p>0.3073389</text:p>
          </table:table-cell>
          <table:table-cell office:value-type="float" office:value="0" calcext:value-type="float">
            <text:p>0</text:p>
          </table:table-cell>
          <table:table-cell office:value-type="float" office:value="25.66173" calcext:value-type="float">
            <text:p>25.661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271846" calcext:value-type="float">
            <text:p>-0.00627184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22.37874" calcext:value-type="float">
            <text:p>22.37874</text:p>
          </table:table-cell>
          <table:table-cell office:value-type="float" office:value="1124.208" calcext:value-type="float">
            <text:p>1124.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88598" calcext:value-type="float">
            <text:p>0.1088598</text:p>
          </table:table-cell>
          <table:table-cell office:value-type="float" office:value="2.568146" calcext:value-type="float">
            <text:p>2.568146</text:p>
          </table:table-cell>
          <table:table-cell office:value-type="float" office:value="0" calcext:value-type="float">
            <text:p>0</text:p>
          </table:table-cell>
          <table:table-cell office:value-type="float" office:value="0.000155087" calcext:value-type="float">
            <text:p>0.000155087</text:p>
          </table:table-cell>
          <table:table-cell office:value-type="float" office:value="0" calcext:value-type="float">
            <text:p>0</text:p>
          </table:table-cell>
          <table:table-cell office:value-type="float" office:value="-0.04496393" calcext:value-type="float">
            <text:p>-0.04496393</text:p>
          </table:table-cell>
          <table:table-cell office:value-type="float" office:value="-0.002714116" calcext:value-type="float">
            <text:p>-0.002714116</text:p>
          </table:table-cell>
          <table:table-cell office:value-type="float" office:value="0.0003415161" calcext:value-type="float">
            <text:p>0.0003415161</text:p>
          </table:table-cell>
          <table:table-cell office:value-type="float" office:value="0.0004362274" calcext:value-type="float">
            <text:p>0.0004362274</text:p>
          </table:table-cell>
          <table:table-cell office:value-type="float" office:value="33.65684" calcext:value-type="float">
            <text:p>33.65684</text:p>
          </table:table-cell>
          <table:table-cell office:value-type="float" office:value="0.0393813" calcext:value-type="float">
            <text:p>0.0393813</text:p>
          </table:table-cell>
          <table:table-cell office:value-type="float" office:value="0.065699" calcext:value-type="float">
            <text:p>0.065699</text:p>
          </table:table-cell>
          <table:table-cell office:value-type="float" office:value="0.05633438" calcext:value-type="float">
            <text:p>0.05633438</text:p>
          </table:table-cell>
          <table:table-cell office:value-type="float" office:value="0.04835912" calcext:value-type="float">
            <text:p>0.04835912</text:p>
          </table:table-cell>
          <table:table-cell office:value-type="float" office:value="0.04316944" calcext:value-type="float">
            <text:p>0.04316944</text:p>
          </table:table-cell>
          <table:table-cell office:value-type="float" office:value="0.03057341" calcext:value-type="float">
            <text:p>0.03057341</text:p>
          </table:table-cell>
          <table:table-cell office:value-type="float" office:value="0.0220321" calcext:value-type="float">
            <text:p>0.0220321</text:p>
          </table:table-cell>
          <table:table-cell office:value-type="float" office:value="0.05020182" calcext:value-type="float">
            <text:p>0.05020182</text:p>
          </table:table-cell>
          <table:table-cell office:value-type="float" office:value="0.03684378" calcext:value-type="float">
            <text:p>0.03684378</text:p>
          </table:table-cell>
          <table:table-cell office:value-type="float" office:value="0.02770985" calcext:value-type="float">
            <text:p>0.02770985</text:p>
          </table:table-cell>
          <table:table-cell office:value-type="float" office:value="0.02253596" calcext:value-type="float">
            <text:p>0.02253596</text:p>
          </table:table-cell>
          <table:table-cell office:value-type="float" office:value="0.01835937" calcext:value-type="float">
            <text:p>0.01835937</text:p>
          </table:table-cell>
          <table:table-cell office:value-type="float" office:value="0.01121893" calcext:value-type="float">
            <text:p>0.01121893</text:p>
          </table:table-cell>
          <table:table-cell office:value-type="float" office:value="0.003621724" calcext:value-type="float">
            <text:p>0.003621724</text:p>
          </table:table-cell>
          <table:table-cell office:value-type="float" office:value="0" calcext:value-type="float">
            <text:p>0</text:p>
          </table:table-cell>
          <table:table-cell office:value-type="float" office:value="0.05422766" calcext:value-type="float">
            <text:p>0.05422766</text:p>
          </table:table-cell>
          <table:table-cell office:value-type="float" office:value="3.841026" calcext:value-type="float">
            <text:p>3.841026</text:p>
          </table:table-cell>
          <table:table-cell office:value-type="float" office:value="4.468485" calcext:value-type="float">
            <text:p>4.468485</text:p>
          </table:table-cell>
          <table:table-cell office:value-type="float" office:value="3.45258" calcext:value-type="float">
            <text:p>3.45258</text:p>
          </table:table-cell>
          <table:table-cell office:value-type="float" office:value="2.431251" calcext:value-type="float">
            <text:p>2.431251</text:p>
          </table:table-cell>
          <table:table-cell office:value-type="float" office:value="1.61049" calcext:value-type="float">
            <text:p>1.61049</text:p>
          </table:table-cell>
          <table:table-cell office:value-type="float" office:value="0.8443489" calcext:value-type="float">
            <text:p>0.8443489</text:p>
          </table:table-cell>
          <table:table-cell office:value-type="float" office:value="1.137313" calcext:value-type="float">
            <text:p>1.137313</text:p>
          </table:table-cell>
          <table:table-cell office:value-type="float" office:value="0.7152423" calcext:value-type="float">
            <text:p>0.7152423</text:p>
          </table:table-cell>
          <table:table-cell office:value-type="float" office:value="0.4314722" calcext:value-type="float">
            <text:p>0.4314722</text:p>
          </table:table-cell>
          <table:table-cell office:value-type="float" office:value="0.3160558" calcext:value-type="float">
            <text:p>0.3160558</text:p>
          </table:table-cell>
          <table:table-cell office:value-type="float" office:value="0.2866304" calcext:value-type="float">
            <text:p>0.2866304</text:p>
          </table:table-cell>
          <table:table-cell office:value-type="float" office:value="0.2780373" calcext:value-type="float">
            <text:p>0.2780373</text:p>
          </table:table-cell>
          <table:table-cell office:value-type="float" office:value="0.307354" calcext:value-type="float">
            <text:p>0.307354</text:p>
          </table:table-cell>
          <table:table-cell office:value-type="float" office:value="0" calcext:value-type="float">
            <text:p>0</text:p>
          </table:table-cell>
          <table:table-cell office:value-type="float" office:value="27.01368" calcext:value-type="float">
            <text:p>27.013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370206" calcext:value-type="float">
            <text:p>-0.00637020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22.38521" calcext:value-type="float">
            <text:p>22.38521</text:p>
          </table:table-cell>
          <table:table-cell office:value-type="float" office:value="1124.158" calcext:value-type="float">
            <text:p>1124.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6444" calcext:value-type="float">
            <text:p>0.1106444</text:p>
          </table:table-cell>
          <table:table-cell office:value-type="float" office:value="2.597959" calcext:value-type="float">
            <text:p>2.597959</text:p>
          </table:table-cell>
          <table:table-cell office:value-type="float" office:value="0" calcext:value-type="float">
            <text:p>0</text:p>
          </table:table-cell>
          <table:table-cell office:value-type="float" office:value="0.0001554225" calcext:value-type="float">
            <text:p>0.0001554225</text:p>
          </table:table-cell>
          <table:table-cell office:value-type="float" office:value="0" calcext:value-type="float">
            <text:p>0</text:p>
          </table:table-cell>
          <table:table-cell office:value-type="float" office:value="-0.04598891" calcext:value-type="float">
            <text:p>-0.04598891</text:p>
          </table:table-cell>
          <table:table-cell office:value-type="float" office:value="-0.002797935" calcext:value-type="float">
            <text:p>-0.002797935</text:p>
          </table:table-cell>
          <table:table-cell office:value-type="float" office:value="0.0003543642" calcext:value-type="float">
            <text:p>0.0003543642</text:p>
          </table:table-cell>
          <table:table-cell office:value-type="float" office:value="0.0004387862" calcext:value-type="float">
            <text:p>0.0004387862</text:p>
          </table:table-cell>
          <table:table-cell office:value-type="float" office:value="33.67939" calcext:value-type="float">
            <text:p>33.67939</text:p>
          </table:table-cell>
          <table:table-cell office:value-type="float" office:value="0.03340949" calcext:value-type="float">
            <text:p>0.03340949</text:p>
          </table:table-cell>
          <table:table-cell office:value-type="float" office:value="0.06513783" calcext:value-type="float">
            <text:p>0.06513783</text:p>
          </table:table-cell>
          <table:table-cell office:value-type="float" office:value="0.0573085" calcext:value-type="float">
            <text:p>0.0573085</text:p>
          </table:table-cell>
          <table:table-cell office:value-type="float" office:value="0.04938707" calcext:value-type="float">
            <text:p>0.04938707</text:p>
          </table:table-cell>
          <table:table-cell office:value-type="float" office:value="0.04408348" calcext:value-type="float">
            <text:p>0.04408348</text:p>
          </table:table-cell>
          <table:table-cell office:value-type="float" office:value="0.03125267" calcext:value-type="float">
            <text:p>0.03125267</text:p>
          </table:table-cell>
          <table:table-cell office:value-type="float" office:value="0.02227677" calcext:value-type="float">
            <text:p>0.02227677</text:p>
          </table:table-cell>
          <table:table-cell office:value-type="float" office:value="0.05067363" calcext:value-type="float">
            <text:p>0.05067363</text:p>
          </table:table-cell>
          <table:table-cell office:value-type="float" office:value="0.03706026" calcext:value-type="float">
            <text:p>0.03706026</text:p>
          </table:table-cell>
          <table:table-cell office:value-type="float" office:value="0.02780206" calcext:value-type="float">
            <text:p>0.02780206</text:p>
          </table:table-cell>
          <table:table-cell office:value-type="float" office:value="0.02264345" calcext:value-type="float">
            <text:p>0.02264345</text:p>
          </table:table-cell>
          <table:table-cell office:value-type="float" office:value="0.01850466" calcext:value-type="float">
            <text:p>0.01850466</text:p>
          </table:table-cell>
          <table:table-cell office:value-type="float" office:value="0.01141138" calcext:value-type="float">
            <text:p>0.01141138</text:p>
          </table:table-cell>
          <table:table-cell office:value-type="float" office:value="0.003700959" calcext:value-type="float">
            <text:p>0.003700959</text:p>
          </table:table-cell>
          <table:table-cell office:value-type="float" office:value="0" calcext:value-type="float">
            <text:p>0</text:p>
          </table:table-cell>
          <table:table-cell office:value-type="float" office:value="0.05956823" calcext:value-type="float">
            <text:p>0.05956823</text:p>
          </table:table-cell>
          <table:table-cell office:value-type="float" office:value="3.79738" calcext:value-type="float">
            <text:p>3.79738</text:p>
          </table:table-cell>
          <table:table-cell office:value-type="float" office:value="4.495171" calcext:value-type="float">
            <text:p>4.495171</text:p>
          </table:table-cell>
          <table:table-cell office:value-type="float" office:value="3.497167" calcext:value-type="float">
            <text:p>3.497167</text:p>
          </table:table-cell>
          <table:table-cell office:value-type="float" office:value="2.498164" calcext:value-type="float">
            <text:p>2.498164</text:p>
          </table:table-cell>
          <table:table-cell office:value-type="float" office:value="1.636059" calcext:value-type="float">
            <text:p>1.636059</text:p>
          </table:table-cell>
          <table:table-cell office:value-type="float" office:value="0.8492882" calcext:value-type="float">
            <text:p>0.8492882</text:p>
          </table:table-cell>
          <table:table-cell office:value-type="float" office:value="1.159353" calcext:value-type="float">
            <text:p>1.159353</text:p>
          </table:table-cell>
          <table:table-cell office:value-type="float" office:value="0.7306713" calcext:value-type="float">
            <text:p>0.7306713</text:p>
          </table:table-cell>
          <table:table-cell office:value-type="float" office:value="0.4378235" calcext:value-type="float">
            <text:p>0.4378235</text:p>
          </table:table-cell>
          <table:table-cell office:value-type="float" office:value="0.3185054" calcext:value-type="float">
            <text:p>0.3185054</text:p>
          </table:table-cell>
          <table:table-cell office:value-type="float" office:value="0.2882198" calcext:value-type="float">
            <text:p>0.2882198</text:p>
          </table:table-cell>
          <table:table-cell office:value-type="float" office:value="0.279492" calcext:value-type="float">
            <text:p>0.279492</text:p>
          </table:table-cell>
          <table:table-cell office:value-type="float" office:value="0.3073635" calcext:value-type="float">
            <text:p>0.3073635</text:p>
          </table:table-cell>
          <table:table-cell office:value-type="float" office:value="0" calcext:value-type="float">
            <text:p>0</text:p>
          </table:table-cell>
          <table:table-cell office:value-type="float" office:value="29.18767" calcext:value-type="float">
            <text:p>29.18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428609" calcext:value-type="float">
            <text:p>-0.0064286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22.39036" calcext:value-type="float">
            <text:p>22.39036</text:p>
          </table:table-cell>
          <table:table-cell office:value-type="float" office:value="1124.11" calcext:value-type="float">
            <text:p>1124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0166" calcext:value-type="float">
            <text:p>0.1120166</text:p>
          </table:table-cell>
          <table:table-cell office:value-type="float" office:value="2.626956" calcext:value-type="float">
            <text:p>2.626956</text:p>
          </table:table-cell>
          <table:table-cell office:value-type="float" office:value="0" calcext:value-type="float">
            <text:p>0</text:p>
          </table:table-cell>
          <table:table-cell office:value-type="float" office:value="0.0001557098" calcext:value-type="float">
            <text:p>0.0001557098</text:p>
          </table:table-cell>
          <table:table-cell office:value-type="float" office:value="0" calcext:value-type="float">
            <text:p>0</text:p>
          </table:table-cell>
          <table:table-cell office:value-type="float" office:value="-0.0470169" calcext:value-type="float">
            <text:p>-0.0470169</text:p>
          </table:table-cell>
          <table:table-cell office:value-type="float" office:value="-0.002900131" calcext:value-type="float">
            <text:p>-0.002900131</text:p>
          </table:table-cell>
          <table:table-cell office:value-type="float" office:value="0.0003675368" calcext:value-type="float">
            <text:p>0.0003675368</text:p>
          </table:table-cell>
          <table:table-cell office:value-type="float" office:value="0.0004413088" calcext:value-type="float">
            <text:p>0.0004413088</text:p>
          </table:table-cell>
          <table:table-cell office:value-type="float" office:value="33.70632" calcext:value-type="float">
            <text:p>33.70632</text:p>
          </table:table-cell>
          <table:table-cell office:value-type="float" office:value="0.03242469" calcext:value-type="float">
            <text:p>0.03242469</text:p>
          </table:table-cell>
          <table:table-cell office:value-type="float" office:value="0.06566656" calcext:value-type="float">
            <text:p>0.06566656</text:p>
          </table:table-cell>
          <table:table-cell office:value-type="float" office:value="0.05787843" calcext:value-type="float">
            <text:p>0.05787843</text:p>
          </table:table-cell>
          <table:table-cell office:value-type="float" office:value="0.05001787" calcext:value-type="float">
            <text:p>0.05001787</text:p>
          </table:table-cell>
          <table:table-cell office:value-type="float" office:value="0.04468689" calcext:value-type="float">
            <text:p>0.04468689</text:p>
          </table:table-cell>
          <table:table-cell office:value-type="float" office:value="0.03174454" calcext:value-type="float">
            <text:p>0.03174454</text:p>
          </table:table-cell>
          <table:table-cell office:value-type="float" office:value="0.02247306" calcext:value-type="float">
            <text:p>0.02247306</text:p>
          </table:table-cell>
          <table:table-cell office:value-type="float" office:value="0.05114594" calcext:value-type="float">
            <text:p>0.05114594</text:p>
          </table:table-cell>
          <table:table-cell office:value-type="float" office:value="0.03728357" calcext:value-type="float">
            <text:p>0.03728357</text:p>
          </table:table-cell>
          <table:table-cell office:value-type="float" office:value="0.02789189" calcext:value-type="float">
            <text:p>0.02789189</text:p>
          </table:table-cell>
          <table:table-cell office:value-type="float" office:value="0.02273975" calcext:value-type="float">
            <text:p>0.02273975</text:p>
          </table:table-cell>
          <table:table-cell office:value-type="float" office:value="0.01863612" calcext:value-type="float">
            <text:p>0.01863612</text:p>
          </table:table-cell>
          <table:table-cell office:value-type="float" office:value="0.01159265" calcext:value-type="float">
            <text:p>0.01159265</text:p>
          </table:table-cell>
          <table:table-cell office:value-type="float" office:value="0.003777034" calcext:value-type="float">
            <text:p>0.003777034</text:p>
          </table:table-cell>
          <table:table-cell office:value-type="float" office:value="0" calcext:value-type="float">
            <text:p>0</text:p>
          </table:table-cell>
          <table:table-cell office:value-type="float" office:value="0.06024355" calcext:value-type="float">
            <text:p>0.06024355</text:p>
          </table:table-cell>
          <table:table-cell office:value-type="float" office:value="3.770323" calcext:value-type="float">
            <text:p>3.770323</text:p>
          </table:table-cell>
          <table:table-cell office:value-type="float" office:value="4.520777" calcext:value-type="float">
            <text:p>4.520777</text:p>
          </table:table-cell>
          <table:table-cell office:value-type="float" office:value="3.535407" calcext:value-type="float">
            <text:p>3.535407</text:p>
          </table:table-cell>
          <table:table-cell office:value-type="float" office:value="2.556958" calcext:value-type="float">
            <text:p>2.556958</text:p>
          </table:table-cell>
          <table:table-cell office:value-type="float" office:value="1.659222" calcext:value-type="float">
            <text:p>1.659222</text:p>
          </table:table-cell>
          <table:table-cell office:value-type="float" office:value="0.8614879" calcext:value-type="float">
            <text:p>0.8614879</text:p>
          </table:table-cell>
          <table:table-cell office:value-type="float" office:value="1.178932" calcext:value-type="float">
            <text:p>1.178932</text:p>
          </table:table-cell>
          <table:table-cell office:value-type="float" office:value="0.7456308" calcext:value-type="float">
            <text:p>0.7456308</text:p>
          </table:table-cell>
          <table:table-cell office:value-type="float" office:value="0.4440996" calcext:value-type="float">
            <text:p>0.4440996</text:p>
          </table:table-cell>
          <table:table-cell office:value-type="float" office:value="0.3209167" calcext:value-type="float">
            <text:p>0.3209167</text:p>
          </table:table-cell>
          <table:table-cell office:value-type="float" office:value="0.2897851" calcext:value-type="float">
            <text:p>0.2897851</text:p>
          </table:table-cell>
          <table:table-cell office:value-type="float" office:value="0.2809601" calcext:value-type="float">
            <text:p>0.2809601</text:p>
          </table:table-cell>
          <table:table-cell office:value-type="float" office:value="0.3073789" calcext:value-type="float">
            <text:p>0.3073789</text:p>
          </table:table-cell>
          <table:table-cell office:value-type="float" office:value="0" calcext:value-type="float">
            <text:p>0</text:p>
          </table:table-cell>
          <table:table-cell office:value-type="float" office:value="30.51661" calcext:value-type="float">
            <text:p>30.51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00594" calcext:value-type="float">
            <text:p>-0.0065005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22.39545" calcext:value-type="float">
            <text:p>22.39545</text:p>
          </table:table-cell>
          <table:table-cell office:value-type="float" office:value="1124.064" calcext:value-type="float">
            <text:p>1124.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2942" calcext:value-type="float">
            <text:p>0.1132942</text:p>
          </table:table-cell>
          <table:table-cell office:value-type="float" office:value="2.655263" calcext:value-type="float">
            <text:p>2.655263</text:p>
          </table:table-cell>
          <table:table-cell office:value-type="float" office:value="0" calcext:value-type="float">
            <text:p>0</text:p>
          </table:table-cell>
          <table:table-cell office:value-type="float" office:value="0.0001561133" calcext:value-type="float">
            <text:p>0.0001561133</text:p>
          </table:table-cell>
          <table:table-cell office:value-type="float" office:value="0" calcext:value-type="float">
            <text:p>0</text:p>
          </table:table-cell>
          <table:table-cell office:value-type="float" office:value="-0.04803653" calcext:value-type="float">
            <text:p>-0.04803653</text:p>
          </table:table-cell>
          <table:table-cell office:value-type="float" office:value="-0.003007812" calcext:value-type="float">
            <text:p>-0.003007812</text:p>
          </table:table-cell>
          <table:table-cell office:value-type="float" office:value="0.0003813402" calcext:value-type="float">
            <text:p>0.0003813402</text:p>
          </table:table-cell>
          <table:table-cell office:value-type="float" office:value="0.0004438141" calcext:value-type="float">
            <text:p>0.0004438141</text:p>
          </table:table-cell>
          <table:table-cell office:value-type="float" office:value="33.73232" calcext:value-type="float">
            <text:p>33.73232</text:p>
          </table:table-cell>
          <table:table-cell office:value-type="float" office:value="0.03120837" calcext:value-type="float">
            <text:p>0.03120837</text:p>
          </table:table-cell>
          <table:table-cell office:value-type="float" office:value="0.06571636" calcext:value-type="float">
            <text:p>0.06571636</text:p>
          </table:table-cell>
          <table:table-cell office:value-type="float" office:value="0.05817363" calcext:value-type="float">
            <text:p>0.05817363</text:p>
          </table:table-cell>
          <table:table-cell office:value-type="float" office:value="0.05043934" calcext:value-type="float">
            <text:p>0.05043934</text:p>
          </table:table-cell>
          <table:table-cell office:value-type="float" office:value="0.04512507" calcext:value-type="float">
            <text:p>0.04512507</text:p>
          </table:table-cell>
          <table:table-cell office:value-type="float" office:value="0.03212309" calcext:value-type="float">
            <text:p>0.03212309</text:p>
          </table:table-cell>
          <table:table-cell office:value-type="float" office:value="0.02263487" calcext:value-type="float">
            <text:p>0.02263487</text:p>
          </table:table-cell>
          <table:table-cell office:value-type="float" office:value="0.05159757" calcext:value-type="float">
            <text:p>0.05159757</text:p>
          </table:table-cell>
          <table:table-cell office:value-type="float" office:value="0.03750933" calcext:value-type="float">
            <text:p>0.03750933</text:p>
          </table:table-cell>
          <table:table-cell office:value-type="float" office:value="0.02798055" calcext:value-type="float">
            <text:p>0.02798055</text:p>
          </table:table-cell>
          <table:table-cell office:value-type="float" office:value="0.02282654" calcext:value-type="float">
            <text:p>0.02282654</text:p>
          </table:table-cell>
          <table:table-cell office:value-type="float" office:value="0.01875558" calcext:value-type="float">
            <text:p>0.01875558</text:p>
          </table:table-cell>
          <table:table-cell office:value-type="float" office:value="0.011763" calcext:value-type="float">
            <text:p>0.011763</text:p>
          </table:table-cell>
          <table:table-cell office:value-type="float" office:value="0.003849853" calcext:value-type="float">
            <text:p>0.003849853</text:p>
          </table:table-cell>
          <table:table-cell office:value-type="float" office:value="0" calcext:value-type="float">
            <text:p>0</text:p>
          </table:table-cell>
          <table:table-cell office:value-type="float" office:value="0.05811039" calcext:value-type="float">
            <text:p>0.05811039</text:p>
          </table:table-cell>
          <table:table-cell office:value-type="float" office:value="3.739074" calcext:value-type="float">
            <text:p>3.739074</text:p>
          </table:table-cell>
          <table:table-cell office:value-type="float" office:value="4.555189" calcext:value-type="float">
            <text:p>4.555189</text:p>
          </table:table-cell>
          <table:table-cell office:value-type="float" office:value="3.571181" calcext:value-type="float">
            <text:p>3.571181</text:p>
          </table:table-cell>
          <table:table-cell office:value-type="float" office:value="2.611058" calcext:value-type="float">
            <text:p>2.611058</text:p>
          </table:table-cell>
          <table:table-cell office:value-type="float" office:value="1.681463" calcext:value-type="float">
            <text:p>1.681463</text:p>
          </table:table-cell>
          <table:table-cell office:value-type="float" office:value="0.8744876" calcext:value-type="float">
            <text:p>0.8744876</text:p>
          </table:table-cell>
          <table:table-cell office:value-type="float" office:value="1.197882" calcext:value-type="float">
            <text:p>1.197882</text:p>
          </table:table-cell>
          <table:table-cell office:value-type="float" office:value="0.7599297" calcext:value-type="float">
            <text:p>0.7599297</text:p>
          </table:table-cell>
          <table:table-cell office:value-type="float" office:value="0.4502898" calcext:value-type="float">
            <text:p>0.4502898</text:p>
          </table:table-cell>
          <table:table-cell office:value-type="float" office:value="0.3232973" calcext:value-type="float">
            <text:p>0.3232973</text:p>
          </table:table-cell>
          <table:table-cell office:value-type="float" office:value="0.29138" calcext:value-type="float">
            <text:p>0.29138</text:p>
          </table:table-cell>
          <table:table-cell office:value-type="float" office:value="0.2823635" calcext:value-type="float">
            <text:p>0.2823635</text:p>
          </table:table-cell>
          <table:table-cell office:value-type="float" office:value="0.3073943" calcext:value-type="float">
            <text:p>0.3073943</text:p>
          </table:table-cell>
          <table:table-cell office:value-type="float" office:value="0" calcext:value-type="float">
            <text:p>0</text:p>
          </table:table-cell>
          <table:table-cell office:value-type="float" office:value="31.85268" calcext:value-type="float">
            <text:p>31.852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57135" calcext:value-type="float">
            <text:p>-0.0065713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22.39877" calcext:value-type="float">
            <text:p>22.39877</text:p>
          </table:table-cell>
          <table:table-cell office:value-type="float" office:value="1124.019" calcext:value-type="float">
            <text:p>1124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4127" calcext:value-type="float">
            <text:p>0.1144127</text:p>
          </table:table-cell>
          <table:table-cell office:value-type="float" office:value="2.685035" calcext:value-type="float">
            <text:p>2.685035</text:p>
          </table:table-cell>
          <table:table-cell office:value-type="float" office:value="0" calcext:value-type="float">
            <text:p>0</text:p>
          </table:table-cell>
          <table:table-cell office:value-type="float" office:value="0.0001565346" calcext:value-type="float">
            <text:p>0.0001565346</text:p>
          </table:table-cell>
          <table:table-cell office:value-type="float" office:value="0" calcext:value-type="float">
            <text:p>0</text:p>
          </table:table-cell>
          <table:table-cell office:value-type="float" office:value="-0.04905457" calcext:value-type="float">
            <text:p>-0.04905457</text:p>
          </table:table-cell>
          <table:table-cell office:value-type="float" office:value="-0.003120144" calcext:value-type="float">
            <text:p>-0.003120144</text:p>
          </table:table-cell>
          <table:table-cell office:value-type="float" office:value="0.0003956442" calcext:value-type="float">
            <text:p>0.0003956442</text:p>
          </table:table-cell>
          <table:table-cell office:value-type="float" office:value="0.0004466727" calcext:value-type="float">
            <text:p>0.0004466727</text:p>
          </table:table-cell>
          <table:table-cell office:value-type="float" office:value="33.75762" calcext:value-type="float">
            <text:p>33.75762</text:p>
          </table:table-cell>
          <table:table-cell office:value-type="float" office:value="0.02985178" calcext:value-type="float">
            <text:p>0.02985178</text:p>
          </table:table-cell>
          <table:table-cell office:value-type="float" office:value="0.06496178" calcext:value-type="float">
            <text:p>0.06496178</text:p>
          </table:table-cell>
          <table:table-cell office:value-type="float" office:value="0.05792536" calcext:value-type="float">
            <text:p>0.05792536</text:p>
          </table:table-cell>
          <table:table-cell office:value-type="float" office:value="0.05045461" calcext:value-type="float">
            <text:p>0.05045461</text:p>
          </table:table-cell>
          <table:table-cell office:value-type="float" office:value="0.0452641" calcext:value-type="float">
            <text:p>0.0452641</text:p>
          </table:table-cell>
          <table:table-cell office:value-type="float" office:value="0.0323264" calcext:value-type="float">
            <text:p>0.0323264</text:p>
          </table:table-cell>
          <table:table-cell office:value-type="float" office:value="0.02273556" calcext:value-type="float">
            <text:p>0.02273556</text:p>
          </table:table-cell>
          <table:table-cell office:value-type="float" office:value="0.05201988" calcext:value-type="float">
            <text:p>0.05201988</text:p>
          </table:table-cell>
          <table:table-cell office:value-type="float" office:value="0.03773256" calcext:value-type="float">
            <text:p>0.03773256</text:p>
          </table:table-cell>
          <table:table-cell office:value-type="float" office:value="0.02806849" calcext:value-type="float">
            <text:p>0.02806849</text:p>
          </table:table-cell>
          <table:table-cell office:value-type="float" office:value="0.02290545" calcext:value-type="float">
            <text:p>0.02290545</text:p>
          </table:table-cell>
          <table:table-cell office:value-type="float" office:value="0.01886496" calcext:value-type="float">
            <text:p>0.01886496</text:p>
          </table:table-cell>
          <table:table-cell office:value-type="float" office:value="0.01192255" calcext:value-type="float">
            <text:p>0.01192255</text:p>
          </table:table-cell>
          <table:table-cell office:value-type="float" office:value="0.003919524" calcext:value-type="float">
            <text:p>0.003919524</text:p>
          </table:table-cell>
          <table:table-cell office:value-type="float" office:value="0" calcext:value-type="float">
            <text:p>0</text:p>
          </table:table-cell>
          <table:table-cell office:value-type="float" office:value="0.0534102" calcext:value-type="float">
            <text:p>0.0534102</text:p>
          </table:table-cell>
          <table:table-cell office:value-type="float" office:value="3.744864" calcext:value-type="float">
            <text:p>3.744864</text:p>
          </table:table-cell>
          <table:table-cell office:value-type="float" office:value="4.599149" calcext:value-type="float">
            <text:p>4.599149</text:p>
          </table:table-cell>
          <table:table-cell office:value-type="float" office:value="3.608853" calcext:value-type="float">
            <text:p>3.608853</text:p>
          </table:table-cell>
          <table:table-cell office:value-type="float" office:value="2.664385" calcext:value-type="float">
            <text:p>2.664385</text:p>
          </table:table-cell>
          <table:table-cell office:value-type="float" office:value="1.703592" calcext:value-type="float">
            <text:p>1.703592</text:p>
          </table:table-cell>
          <table:table-cell office:value-type="float" office:value="0.8860347" calcext:value-type="float">
            <text:p>0.8860347</text:p>
          </table:table-cell>
          <table:table-cell office:value-type="float" office:value="1.216975" calcext:value-type="float">
            <text:p>1.216975</text:p>
          </table:table-cell>
          <table:table-cell office:value-type="float" office:value="0.7735415" calcext:value-type="float">
            <text:p>0.7735415</text:p>
          </table:table-cell>
          <table:table-cell office:value-type="float" office:value="0.4563679" calcext:value-type="float">
            <text:p>0.4563679</text:p>
          </table:table-cell>
          <table:table-cell office:value-type="float" office:value="0.325666" calcext:value-type="float">
            <text:p>0.325666</text:p>
          </table:table-cell>
          <table:table-cell office:value-type="float" office:value="0.2930606" calcext:value-type="float">
            <text:p>0.2930606</text:p>
          </table:table-cell>
          <table:table-cell office:value-type="float" office:value="0.283631" calcext:value-type="float">
            <text:p>0.283631</text:p>
          </table:table-cell>
          <table:table-cell office:value-type="float" office:value="0.3074068" calcext:value-type="float">
            <text:p>0.3074068</text:p>
          </table:table-cell>
          <table:table-cell office:value-type="float" office:value="0" calcext:value-type="float">
            <text:p>0</text:p>
          </table:table-cell>
          <table:table-cell office:value-type="float" office:value="33.18006" calcext:value-type="float">
            <text:p>33.18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647373" calcext:value-type="float">
            <text:p>-0.00664737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22.39965" calcext:value-type="float">
            <text:p>22.39965</text:p>
          </table:table-cell>
          <table:table-cell office:value-type="float" office:value="1123.973" calcext:value-type="float">
            <text:p>1123.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1564" calcext:value-type="float">
            <text:p>0.1151564</text:p>
          </table:table-cell>
          <table:table-cell office:value-type="float" office:value="2.717369" calcext:value-type="float">
            <text:p>2.717369</text:p>
          </table:table-cell>
          <table:table-cell office:value-type="float" office:value="0" calcext:value-type="float">
            <text:p>0</text:p>
          </table:table-cell>
          <table:table-cell office:value-type="float" office:value="0.0001566698" calcext:value-type="float">
            <text:p>0.0001566698</text:p>
          </table:table-cell>
          <table:table-cell office:value-type="float" office:value="0" calcext:value-type="float">
            <text:p>0</text:p>
          </table:table-cell>
          <table:table-cell office:value-type="float" office:value="-0.05009244" calcext:value-type="float">
            <text:p>-0.05009244</text:p>
          </table:table-cell>
          <table:table-cell office:value-type="float" office:value="-0.003194819" calcext:value-type="float">
            <text:p>-0.003194819</text:p>
          </table:table-cell>
          <table:table-cell office:value-type="float" office:value="0.0004085484" calcext:value-type="float">
            <text:p>0.0004085484</text:p>
          </table:table-cell>
          <table:table-cell office:value-type="float" office:value="0.0004509025" calcext:value-type="float">
            <text:p>0.0004509025</text:p>
          </table:table-cell>
          <table:table-cell office:value-type="float" office:value="33.794" calcext:value-type="float">
            <text:p>33.794</text:p>
          </table:table-cell>
          <table:table-cell office:value-type="float" office:value="0.0281939" calcext:value-type="float">
            <text:p>0.0281939</text:p>
          </table:table-cell>
          <table:table-cell office:value-type="float" office:value="0.0627187" calcext:value-type="float">
            <text:p>0.0627187</text:p>
          </table:table-cell>
          <table:table-cell office:value-type="float" office:value="0.0565857" calcext:value-type="float">
            <text:p>0.0565857</text:p>
          </table:table-cell>
          <table:table-cell office:value-type="float" office:value="0.04970663" calcext:value-type="float">
            <text:p>0.04970663</text:p>
          </table:table-cell>
          <table:table-cell office:value-type="float" office:value="0.04483336" calcext:value-type="float">
            <text:p>0.04483336</text:p>
          </table:table-cell>
          <table:table-cell office:value-type="float" office:value="0.03217783" calcext:value-type="float">
            <text:p>0.03217783</text:p>
          </table:table-cell>
          <table:table-cell office:value-type="float" office:value="0.02266482" calcext:value-type="float">
            <text:p>0.02266482</text:p>
          </table:table-cell>
          <table:table-cell office:value-type="float" office:value="0.05237438" calcext:value-type="float">
            <text:p>0.05237438</text:p>
          </table:table-cell>
          <table:table-cell office:value-type="float" office:value="0.03794748" calcext:value-type="float">
            <text:p>0.03794748</text:p>
          </table:table-cell>
          <table:table-cell office:value-type="float" office:value="0.02815568" calcext:value-type="float">
            <text:p>0.02815568</text:p>
          </table:table-cell>
          <table:table-cell office:value-type="float" office:value="0.02297745" calcext:value-type="float">
            <text:p>0.02297745</text:p>
          </table:table-cell>
          <table:table-cell office:value-type="float" office:value="0.01896448" calcext:value-type="float">
            <text:p>0.01896448</text:p>
          </table:table-cell>
          <table:table-cell office:value-type="float" office:value="0.01207305" calcext:value-type="float">
            <text:p>0.01207305</text:p>
          </table:table-cell>
          <table:table-cell office:value-type="float" office:value="0.003986136" calcext:value-type="float">
            <text:p>0.003986136</text:p>
          </table:table-cell>
          <table:table-cell office:value-type="float" office:value="0" calcext:value-type="float">
            <text:p>0</text:p>
          </table:table-cell>
          <table:table-cell office:value-type="float" office:value="0.04707276" calcext:value-type="float">
            <text:p>0.04707276</text:p>
          </table:table-cell>
          <table:table-cell office:value-type="float" office:value="3.789132" calcext:value-type="float">
            <text:p>3.789132</text:p>
          </table:table-cell>
          <table:table-cell office:value-type="float" office:value="4.657638" calcext:value-type="float">
            <text:p>4.657638</text:p>
          </table:table-cell>
          <table:table-cell office:value-type="float" office:value="3.655595" calcext:value-type="float">
            <text:p>3.655595</text:p>
          </table:table-cell>
          <table:table-cell office:value-type="float" office:value="2.720888" calcext:value-type="float">
            <text:p>2.720888</text:p>
          </table:table-cell>
          <table:table-cell office:value-type="float" office:value="1.726144" calcext:value-type="float">
            <text:p>1.726144</text:p>
          </table:table-cell>
          <table:table-cell office:value-type="float" office:value="0.8996785" calcext:value-type="float">
            <text:p>0.8996785</text:p>
          </table:table-cell>
          <table:table-cell office:value-type="float" office:value="1.235762" calcext:value-type="float">
            <text:p>1.235762</text:p>
          </table:table-cell>
          <table:table-cell office:value-type="float" office:value="0.7866098" calcext:value-type="float">
            <text:p>0.7866098</text:p>
          </table:table-cell>
          <table:table-cell office:value-type="float" office:value="0.4623301" calcext:value-type="float">
            <text:p>0.4623301</text:p>
          </table:table-cell>
          <table:table-cell office:value-type="float" office:value="0.3280007" calcext:value-type="float">
            <text:p>0.3280007</text:p>
          </table:table-cell>
          <table:table-cell office:value-type="float" office:value="0.294687" calcext:value-type="float">
            <text:p>0.294687</text:p>
          </table:table-cell>
          <table:table-cell office:value-type="float" office:value="0.2849038" calcext:value-type="float">
            <text:p>0.2849038</text:p>
          </table:table-cell>
          <table:table-cell office:value-type="float" office:value="0.3074229" calcext:value-type="float">
            <text:p>0.3074229</text:p>
          </table:table-cell>
          <table:table-cell office:value-type="float" office:value="0" calcext:value-type="float">
            <text:p>0</text:p>
          </table:table-cell>
          <table:table-cell office:value-type="float" office:value="34.34774" calcext:value-type="float">
            <text:p>34.34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75464" calcext:value-type="float">
            <text:p>-0.006754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22.39601" calcext:value-type="float">
            <text:p>22.39601</text:p>
          </table:table-cell>
          <table:table-cell office:value-type="float" office:value="1123.926" calcext:value-type="float">
            <text:p>1123.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336" calcext:value-type="float">
            <text:p>0.115336</text:p>
          </table:table-cell>
          <table:table-cell office:value-type="float" office:value="2.755008" calcext:value-type="float">
            <text:p>2.755008</text:p>
          </table:table-cell>
          <table:table-cell office:value-type="float" office:value="0" calcext:value-type="float">
            <text:p>0</text:p>
          </table:table-cell>
          <table:table-cell office:value-type="float" office:value="0.0001566727" calcext:value-type="float">
            <text:p>0.0001566727</text:p>
          </table:table-cell>
          <table:table-cell office:value-type="float" office:value="0" calcext:value-type="float">
            <text:p>0</text:p>
          </table:table-cell>
          <table:table-cell office:value-type="float" office:value="-0.05113971" calcext:value-type="float">
            <text:p>-0.05113971</text:p>
          </table:table-cell>
          <table:table-cell office:value-type="float" office:value="-0.003210147" calcext:value-type="float">
            <text:p>-0.003210147</text:p>
          </table:table-cell>
          <table:table-cell office:value-type="float" office:value="0.0004210655" calcext:value-type="float">
            <text:p>0.0004210655</text:p>
          </table:table-cell>
          <table:table-cell office:value-type="float" office:value="0.0004566514" calcext:value-type="float">
            <text:p>0.0004566514</text:p>
          </table:table-cell>
          <table:table-cell office:value-type="float" office:value="33.85034" calcext:value-type="float">
            <text:p>33.85034</text:p>
          </table:table-cell>
          <table:table-cell office:value-type="float" office:value="0.02772296" calcext:value-type="float">
            <text:p>0.02772296</text:p>
          </table:table-cell>
          <table:table-cell office:value-type="float" office:value="0.06126394" calcext:value-type="float">
            <text:p>0.06126394</text:p>
          </table:table-cell>
          <table:table-cell office:value-type="float" office:value="0.05542831" calcext:value-type="float">
            <text:p>0.05542831</text:p>
          </table:table-cell>
          <table:table-cell office:value-type="float" office:value="0.04892243" calcext:value-type="float">
            <text:p>0.04892243</text:p>
          </table:table-cell>
          <table:table-cell office:value-type="float" office:value="0.04428321" calcext:value-type="float">
            <text:p>0.04428321</text:p>
          </table:table-cell>
          <table:table-cell office:value-type="float" office:value="0.03183684" calcext:value-type="float">
            <text:p>0.03183684</text:p>
          </table:table-cell>
          <table:table-cell office:value-type="float" office:value="0.02245584" calcext:value-type="float">
            <text:p>0.02245584</text:p>
          </table:table-cell>
          <table:table-cell office:value-type="float" office:value="0.05262221" calcext:value-type="float">
            <text:p>0.05262221</text:p>
          </table:table-cell>
          <table:table-cell office:value-type="float" office:value="0.03814366" calcext:value-type="float">
            <text:p>0.03814366</text:p>
          </table:table-cell>
          <table:table-cell office:value-type="float" office:value="0.02824148" calcext:value-type="float">
            <text:p>0.02824148</text:p>
          </table:table-cell>
          <table:table-cell office:value-type="float" office:value="0.02304349" calcext:value-type="float">
            <text:p>0.02304349</text:p>
          </table:table-cell>
          <table:table-cell office:value-type="float" office:value="0.01905539" calcext:value-type="float">
            <text:p>0.01905539</text:p>
          </table:table-cell>
          <table:table-cell office:value-type="float" office:value="0.01221492" calcext:value-type="float">
            <text:p>0.01221492</text:p>
          </table:table-cell>
          <table:table-cell office:value-type="float" office:value="0.004049983" calcext:value-type="float">
            <text:p>0.004049983</text:p>
          </table:table-cell>
          <table:table-cell office:value-type="float" office:value="0" calcext:value-type="float">
            <text:p>0</text:p>
          </table:table-cell>
          <table:table-cell office:value-type="float" office:value="0.03790809" calcext:value-type="float">
            <text:p>0.03790809</text:p>
          </table:table-cell>
          <table:table-cell office:value-type="float" office:value="3.934787" calcext:value-type="float">
            <text:p>3.934787</text:p>
          </table:table-cell>
          <table:table-cell office:value-type="float" office:value="4.729354" calcext:value-type="float">
            <text:p>4.729354</text:p>
          </table:table-cell>
          <table:table-cell office:value-type="float" office:value="3.709622" calcext:value-type="float">
            <text:p>3.709622</text:p>
          </table:table-cell>
          <table:table-cell office:value-type="float" office:value="2.780359" calcext:value-type="float">
            <text:p>2.780359</text:p>
          </table:table-cell>
          <table:table-cell office:value-type="float" office:value="1.749778" calcext:value-type="float">
            <text:p>1.749778</text:p>
          </table:table-cell>
          <table:table-cell office:value-type="float" office:value="0.9164797" calcext:value-type="float">
            <text:p>0.9164797</text:p>
          </table:table-cell>
          <table:table-cell office:value-type="float" office:value="1.254453" calcext:value-type="float">
            <text:p>1.254453</text:p>
          </table:table-cell>
          <table:table-cell office:value-type="float" office:value="0.7991579" calcext:value-type="float">
            <text:p>0.7991579</text:p>
          </table:table-cell>
          <table:table-cell office:value-type="float" office:value="0.4681764" calcext:value-type="float">
            <text:p>0.4681764</text:p>
          </table:table-cell>
          <table:table-cell office:value-type="float" office:value="0.3303025" calcext:value-type="float">
            <text:p>0.3303025</text:p>
          </table:table-cell>
          <table:table-cell office:value-type="float" office:value="0.296289" calcext:value-type="float">
            <text:p>0.296289</text:p>
          </table:table-cell>
          <table:table-cell office:value-type="float" office:value="0.2861715" calcext:value-type="float">
            <text:p>0.2861715</text:p>
          </table:table-cell>
          <table:table-cell office:value-type="float" office:value="0.3074383" calcext:value-type="float">
            <text:p>0.3074383</text:p>
          </table:table-cell>
          <table:table-cell office:value-type="float" office:value="0" calcext:value-type="float">
            <text:p>0</text:p>
          </table:table-cell>
          <table:table-cell office:value-type="float" office:value="34.47063" calcext:value-type="float">
            <text:p>34.47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855743" calcext:value-type="float">
            <text:p>-0.00685574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22.38952" calcext:value-type="float">
            <text:p>22.38952</text:p>
          </table:table-cell>
          <table:table-cell office:value-type="float" office:value="1123.879" calcext:value-type="float">
            <text:p>1123.8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0948" calcext:value-type="float">
            <text:p>0.1150948</text:p>
          </table:table-cell>
          <table:table-cell office:value-type="float" office:value="2.796407" calcext:value-type="float">
            <text:p>2.796407</text:p>
          </table:table-cell>
          <table:table-cell office:value-type="float" office:value="0" calcext:value-type="float">
            <text:p>0</text:p>
          </table:table-cell>
          <table:table-cell office:value-type="float" office:value="0.0001566727" calcext:value-type="float">
            <text:p>0.0001566727</text:p>
          </table:table-cell>
          <table:table-cell office:value-type="float" office:value="0" calcext:value-type="float">
            <text:p>0</text:p>
          </table:table-cell>
          <table:table-cell office:value-type="float" office:value="-0.0521872" calcext:value-type="float">
            <text:p>-0.0521872</text:p>
          </table:table-cell>
          <table:table-cell office:value-type="float" office:value="-0.003221103" calcext:value-type="float">
            <text:p>-0.003221103</text:p>
          </table:table-cell>
          <table:table-cell office:value-type="float" office:value="0.0004331604" calcext:value-type="float">
            <text:p>0.0004331604</text:p>
          </table:table-cell>
          <table:table-cell office:value-type="float" office:value="0.0004636235" calcext:value-type="float">
            <text:p>0.0004636235</text:p>
          </table:table-cell>
          <table:table-cell office:value-type="float" office:value="33.91944" calcext:value-type="float">
            <text:p>33.91944</text:p>
          </table:table-cell>
          <table:table-cell office:value-type="float" office:value="0.02777954" calcext:value-type="float">
            <text:p>0.02777954</text:p>
          </table:table-cell>
          <table:table-cell office:value-type="float" office:value="0.06032853" calcext:value-type="float">
            <text:p>0.06032853</text:p>
          </table:table-cell>
          <table:table-cell office:value-type="float" office:value="0.0544103" calcext:value-type="float">
            <text:p>0.0544103</text:p>
          </table:table-cell>
          <table:table-cell office:value-type="float" office:value="0.0481956" calcext:value-type="float">
            <text:p>0.0481956</text:p>
          </table:table-cell>
          <table:table-cell office:value-type="float" office:value="0.04372479" calcext:value-type="float">
            <text:p>0.04372479</text:p>
          </table:table-cell>
          <table:table-cell office:value-type="float" office:value="0.0314536" calcext:value-type="float">
            <text:p>0.0314536</text:p>
          </table:table-cell>
          <table:table-cell office:value-type="float" office:value="0.0222096" calcext:value-type="float">
            <text:p>0.0222096</text:p>
          </table:table-cell>
          <table:table-cell office:value-type="float" office:value="0.05277586" calcext:value-type="float">
            <text:p>0.05277586</text:p>
          </table:table-cell>
          <table:table-cell office:value-type="float" office:value="0.03831423" calcext:value-type="float">
            <text:p>0.03831423</text:p>
          </table:table-cell>
          <table:table-cell office:value-type="float" office:value="0.02832477" calcext:value-type="float">
            <text:p>0.02832477</text:p>
          </table:table-cell>
          <table:table-cell office:value-type="float" office:value="0.02310428" calcext:value-type="float">
            <text:p>0.02310428</text:p>
          </table:table-cell>
          <table:table-cell office:value-type="float" office:value="0.01913844" calcext:value-type="float">
            <text:p>0.01913844</text:p>
          </table:table-cell>
          <table:table-cell office:value-type="float" office:value="0.01234887" calcext:value-type="float">
            <text:p>0.01234887</text:p>
          </table:table-cell>
          <table:table-cell office:value-type="float" office:value="0.004111206" calcext:value-type="float">
            <text:p>0.004111206</text:p>
          </table:table-cell>
          <table:table-cell office:value-type="float" office:value="0" calcext:value-type="float">
            <text:p>0</text:p>
          </table:table-cell>
          <table:table-cell office:value-type="float" office:value="0.03585949" calcext:value-type="float">
            <text:p>0.03585949</text:p>
          </table:table-cell>
          <table:table-cell office:value-type="float" office:value="4.153234" calcext:value-type="float">
            <text:p>4.153234</text:p>
          </table:table-cell>
          <table:table-cell office:value-type="float" office:value="4.806687" calcext:value-type="float">
            <text:p>4.806687</text:p>
          </table:table-cell>
          <table:table-cell office:value-type="float" office:value="3.768832" calcext:value-type="float">
            <text:p>3.768832</text:p>
          </table:table-cell>
          <table:table-cell office:value-type="float" office:value="2.838955" calcext:value-type="float">
            <text:p>2.838955</text:p>
          </table:table-cell>
          <table:table-cell office:value-type="float" office:value="1.774806" calcext:value-type="float">
            <text:p>1.774806</text:p>
          </table:table-cell>
          <table:table-cell office:value-type="float" office:value="0.9350089" calcext:value-type="float">
            <text:p>0.9350089</text:p>
          </table:table-cell>
          <table:table-cell office:value-type="float" office:value="1.273438" calcext:value-type="float">
            <text:p>1.273438</text:p>
          </table:table-cell>
          <table:table-cell office:value-type="float" office:value="0.8113313" calcext:value-type="float">
            <text:p>0.8113313</text:p>
          </table:table-cell>
          <table:table-cell office:value-type="float" office:value="0.4739094" calcext:value-type="float">
            <text:p>0.4739094</text:p>
          </table:table-cell>
          <table:table-cell office:value-type="float" office:value="0.3325716" calcext:value-type="float">
            <text:p>0.3325716</text:p>
          </table:table-cell>
          <table:table-cell office:value-type="float" office:value="0.2978498" calcext:value-type="float">
            <text:p>0.2978498</text:p>
          </table:table-cell>
          <table:table-cell office:value-type="float" office:value="0.2874527" calcext:value-type="float">
            <text:p>0.2874527</text:p>
          </table:table-cell>
          <table:table-cell office:value-type="float" office:value="0.3074524" calcext:value-type="float">
            <text:p>0.3074524</text:p>
          </table:table-cell>
          <table:table-cell office:value-type="float" office:value="0" calcext:value-type="float">
            <text:p>0</text:p>
          </table:table-cell>
          <table:table-cell office:value-type="float" office:value="33.78693" calcext:value-type="float">
            <text:p>33.786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928347" calcext:value-type="float">
            <text:p>-0.00692834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22.38353" calcext:value-type="float">
            <text:p>22.38353</text:p>
          </table:table-cell>
          <table:table-cell office:value-type="float" office:value="1123.831" calcext:value-type="float">
            <text:p>1123.8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6798" calcext:value-type="float">
            <text:p>0.1146798</text:p>
          </table:table-cell>
          <table:table-cell office:value-type="float" office:value="2.838092" calcext:value-type="float">
            <text:p>2.838092</text:p>
          </table:table-cell>
          <table:table-cell office:value-type="float" office:value="0" calcext:value-type="float">
            <text:p>0</text:p>
          </table:table-cell>
          <table:table-cell office:value-type="float" office:value="0.0001566727" calcext:value-type="float">
            <text:p>0.0001566727</text:p>
          </table:table-cell>
          <table:table-cell office:value-type="float" office:value="0" calcext:value-type="float">
            <text:p>0</text:p>
          </table:table-cell>
          <table:table-cell office:value-type="float" office:value="-0.0532347" calcext:value-type="float">
            <text:p>-0.0532347</text:p>
          </table:table-cell>
          <table:table-cell office:value-type="float" office:value="-0.003230868" calcext:value-type="float">
            <text:p>-0.003230868</text:p>
          </table:table-cell>
          <table:table-cell office:value-type="float" office:value="0.0004446302" calcext:value-type="float">
            <text:p>0.0004446302</text:p>
          </table:table-cell>
          <table:table-cell office:value-type="float" office:value="0.0004712062" calcext:value-type="float">
            <text:p>0.0004712062</text:p>
          </table:table-cell>
          <table:table-cell office:value-type="float" office:value="33.98957" calcext:value-type="float">
            <text:p>33.98957</text:p>
          </table:table-cell>
          <table:table-cell office:value-type="float" office:value="0.02798994" calcext:value-type="float">
            <text:p>0.02798994</text:p>
          </table:table-cell>
          <table:table-cell office:value-type="float" office:value="0.06040714" calcext:value-type="float">
            <text:p>0.06040714</text:p>
          </table:table-cell>
          <table:table-cell office:value-type="float" office:value="0.0539688" calcext:value-type="float">
            <text:p>0.0539688</text:p>
          </table:table-cell>
          <table:table-cell office:value-type="float" office:value="0.04778118" calcext:value-type="float">
            <text:p>0.04778118</text:p>
          </table:table-cell>
          <table:table-cell office:value-type="float" office:value="0.04334926" calcext:value-type="float">
            <text:p>0.04334926</text:p>
          </table:table-cell>
          <table:table-cell office:value-type="float" office:value="0.03114506" calcext:value-type="float">
            <text:p>0.03114506</text:p>
          </table:table-cell>
          <table:table-cell office:value-type="float" office:value="0.02199015" calcext:value-type="float">
            <text:p>0.02199015</text:p>
          </table:table-cell>
          <table:table-cell office:value-type="float" office:value="0.0528565" calcext:value-type="float">
            <text:p>0.0528565</text:p>
          </table:table-cell>
          <table:table-cell office:value-type="float" office:value="0.03845751" calcext:value-type="float">
            <text:p>0.03845751</text:p>
          </table:table-cell>
          <table:table-cell office:value-type="float" office:value="0.02840433" calcext:value-type="float">
            <text:p>0.02840433</text:p>
          </table:table-cell>
          <table:table-cell office:value-type="float" office:value="0.02316031" calcext:value-type="float">
            <text:p>0.02316031</text:p>
          </table:table-cell>
          <table:table-cell office:value-type="float" office:value="0.0192144" calcext:value-type="float">
            <text:p>0.0192144</text:p>
          </table:table-cell>
          <table:table-cell office:value-type="float" office:value="0.01247545" calcext:value-type="float">
            <text:p>0.01247545</text:p>
          </table:table-cell>
          <table:table-cell office:value-type="float" office:value="0.004169933" calcext:value-type="float">
            <text:p>0.004169933</text:p>
          </table:table-cell>
          <table:table-cell office:value-type="float" office:value="0" calcext:value-type="float">
            <text:p>0</text:p>
          </table:table-cell>
          <table:table-cell office:value-type="float" office:value="0.03829308" calcext:value-type="float">
            <text:p>0.03829308</text:p>
          </table:table-cell>
          <table:table-cell office:value-type="float" office:value="4.351989" calcext:value-type="float">
            <text:p>4.351989</text:p>
          </table:table-cell>
          <table:table-cell office:value-type="float" office:value="4.897473" calcext:value-type="float">
            <text:p>4.897473</text:p>
          </table:table-cell>
          <table:table-cell office:value-type="float" office:value="3.830459" calcext:value-type="float">
            <text:p>3.830459</text:p>
          </table:table-cell>
          <table:table-cell office:value-type="float" office:value="2.897851" calcext:value-type="float">
            <text:p>2.897851</text:p>
          </table:table-cell>
          <table:table-cell office:value-type="float" office:value="1.801261" calcext:value-type="float">
            <text:p>1.801261</text:p>
          </table:table-cell>
          <table:table-cell office:value-type="float" office:value="0.9544928" calcext:value-type="float">
            <text:p>0.9544928</text:p>
          </table:table-cell>
          <table:table-cell office:value-type="float" office:value="1.292781" calcext:value-type="float">
            <text:p>1.292781</text:p>
          </table:table-cell>
          <table:table-cell office:value-type="float" office:value="0.8232462" calcext:value-type="float">
            <text:p>0.8232462</text:p>
          </table:table-cell>
          <table:table-cell office:value-type="float" office:value="0.4795399" calcext:value-type="float">
            <text:p>0.4795399</text:p>
          </table:table-cell>
          <table:table-cell office:value-type="float" office:value="0.3348077" calcext:value-type="float">
            <text:p>0.3348077</text:p>
          </table:table-cell>
          <table:table-cell office:value-type="float" office:value="0.2993669" calcext:value-type="float">
            <text:p>0.2993669</text:p>
          </table:table-cell>
          <table:table-cell office:value-type="float" office:value="0.2887513" calcext:value-type="float">
            <text:p>0.2887513</text:p>
          </table:table-cell>
          <table:table-cell office:value-type="float" office:value="0.3074688" calcext:value-type="float">
            <text:p>0.3074688</text:p>
          </table:table-cell>
          <table:table-cell office:value-type="float" office:value="0" calcext:value-type="float">
            <text:p>0</text:p>
          </table:table-cell>
          <table:table-cell office:value-type="float" office:value="32.60952" calcext:value-type="float">
            <text:p>32.609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6992511" calcext:value-type="float">
            <text:p>-0.0069925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22.37908" calcext:value-type="float">
            <text:p>22.37908</text:p>
          </table:table-cell>
          <table:table-cell office:value-type="float" office:value="1123.784" calcext:value-type="float">
            <text:p>1123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4175" calcext:value-type="float">
            <text:p>0.1144175</text:p>
          </table:table-cell>
          <table:table-cell office:value-type="float" office:value="2.877605" calcext:value-type="float">
            <text:p>2.877605</text:p>
          </table:table-cell>
          <table:table-cell office:value-type="float" office:value="0" calcext:value-type="float">
            <text:p>0</text:p>
          </table:table-cell>
          <table:table-cell office:value-type="float" office:value="0.0001566727" calcext:value-type="float">
            <text:p>0.0001566727</text:p>
          </table:table-cell>
          <table:table-cell office:value-type="float" office:value="0" calcext:value-type="float">
            <text:p>0</text:p>
          </table:table-cell>
          <table:table-cell office:value-type="float" office:value="-0.05427064" calcext:value-type="float">
            <text:p>-0.05427064</text:p>
          </table:table-cell>
          <table:table-cell office:value-type="float" office:value="-0.003240595" calcext:value-type="float">
            <text:p>-0.003240595</text:p>
          </table:table-cell>
          <table:table-cell office:value-type="float" office:value="0.0004556254" calcext:value-type="float">
            <text:p>0.0004556254</text:p>
          </table:table-cell>
          <table:table-cell office:value-type="float" office:value="0.0004780445" calcext:value-type="float">
            <text:p>0.0004780445</text:p>
          </table:table-cell>
          <table:table-cell office:value-type="float" office:value="34.04924" calcext:value-type="float">
            <text:p>34.04924</text:p>
          </table:table-cell>
          <table:table-cell office:value-type="float" office:value="0.0278732" calcext:value-type="float">
            <text:p>0.0278732</text:p>
          </table:table-cell>
          <table:table-cell office:value-type="float" office:value="0.06098554" calcext:value-type="float">
            <text:p>0.06098554</text:p>
          </table:table-cell>
          <table:table-cell office:value-type="float" office:value="0.05412837" calcext:value-type="float">
            <text:p>0.05412837</text:p>
          </table:table-cell>
          <table:table-cell office:value-type="float" office:value="0.04779935" calcext:value-type="float">
            <text:p>0.04779935</text:p>
          </table:table-cell>
          <table:table-cell office:value-type="float" office:value="0.04331535" calcext:value-type="float">
            <text:p>0.04331535</text:p>
          </table:table-cell>
          <table:table-cell office:value-type="float" office:value="0.03104868" calcext:value-type="float">
            <text:p>0.03104868</text:p>
          </table:table-cell>
          <table:table-cell office:value-type="float" office:value="0.02187399" calcext:value-type="float">
            <text:p>0.02187399</text:p>
          </table:table-cell>
          <table:table-cell office:value-type="float" office:value="0.05290953" calcext:value-type="float">
            <text:p>0.05290953</text:p>
          </table:table-cell>
          <table:table-cell office:value-type="float" office:value="0.03857693" calcext:value-type="float">
            <text:p>0.03857693</text:p>
          </table:table-cell>
          <table:table-cell office:value-type="float" office:value="0.02847942" calcext:value-type="float">
            <text:p>0.02847942</text:p>
          </table:table-cell>
          <table:table-cell office:value-type="float" office:value="0.02321207" calcext:value-type="float">
            <text:p>0.02321207</text:p>
          </table:table-cell>
          <table:table-cell office:value-type="float" office:value="0.01928419" calcext:value-type="float">
            <text:p>0.01928419</text:p>
          </table:table-cell>
          <table:table-cell office:value-type="float" office:value="0.01259224" calcext:value-type="float">
            <text:p>0.01259224</text:p>
          </table:table-cell>
          <table:table-cell office:value-type="float" office:value="0.004228645" calcext:value-type="float">
            <text:p>0.004228645</text:p>
          </table:table-cell>
          <table:table-cell office:value-type="float" office:value="0" calcext:value-type="float">
            <text:p>0</text:p>
          </table:table-cell>
          <table:table-cell office:value-type="float" office:value="0.04216745" calcext:value-type="float">
            <text:p>0.04216745</text:p>
          </table:table-cell>
          <table:table-cell office:value-type="float" office:value="4.488228" calcext:value-type="float">
            <text:p>4.488228</text:p>
          </table:table-cell>
          <table:table-cell office:value-type="float" office:value="4.99612" calcext:value-type="float">
            <text:p>4.99612</text:p>
          </table:table-cell>
          <table:table-cell office:value-type="float" office:value="3.892759" calcext:value-type="float">
            <text:p>3.892759</text:p>
          </table:table-cell>
          <table:table-cell office:value-type="float" office:value="2.959838" calcext:value-type="float">
            <text:p>2.959838</text:p>
          </table:table-cell>
          <table:table-cell office:value-type="float" office:value="1.827586" calcext:value-type="float">
            <text:p>1.827586</text:p>
          </table:table-cell>
          <table:table-cell office:value-type="float" office:value="0.973583" calcext:value-type="float">
            <text:p>0.973583</text:p>
          </table:table-cell>
          <table:table-cell office:value-type="float" office:value="1.312275" calcext:value-type="float">
            <text:p>1.312275</text:p>
          </table:table-cell>
          <table:table-cell office:value-type="float" office:value="0.834951" calcext:value-type="float">
            <text:p>0.834951</text:p>
          </table:table-cell>
          <table:table-cell office:value-type="float" office:value="0.4850766" calcext:value-type="float">
            <text:p>0.4850766</text:p>
          </table:table-cell>
          <table:table-cell office:value-type="float" office:value="0.3370179" calcext:value-type="float">
            <text:p>0.3370179</text:p>
          </table:table-cell>
          <table:table-cell office:value-type="float" office:value="0.3008798" calcext:value-type="float">
            <text:p>0.3008798</text:p>
          </table:table-cell>
          <table:table-cell office:value-type="float" office:value="0.2887104" calcext:value-type="float">
            <text:p>0.2887104</text:p>
          </table:table-cell>
          <table:table-cell office:value-type="float" office:value="0.3087794" calcext:value-type="float">
            <text:p>0.3087794</text:p>
          </table:table-cell>
          <table:table-cell office:value-type="float" office:value="0" calcext:value-type="float">
            <text:p>0</text:p>
          </table:table-cell>
          <table:table-cell office:value-type="float" office:value="31.55349" calcext:value-type="float">
            <text:p>31.55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057998" calcext:value-type="float">
            <text:p>-0.00705799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22.3752" calcext:value-type="float">
            <text:p>22.3752</text:p>
          </table:table-cell>
          <table:table-cell office:value-type="float" office:value="1123.739" calcext:value-type="float">
            <text:p>1123.7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9697" calcext:value-type="float">
            <text:p>0.1139697</text:p>
          </table:table-cell>
          <table:table-cell office:value-type="float" office:value="2.915246" calcext:value-type="float">
            <text:p>2.915246</text:p>
          </table:table-cell>
          <table:table-cell office:value-type="float" office:value="0" calcext:value-type="float">
            <text:p>0</text:p>
          </table:table-cell>
          <table:table-cell office:value-type="float" office:value="0.000156978" calcext:value-type="float">
            <text:p>0.000156978</text:p>
          </table:table-cell>
          <table:table-cell office:value-type="float" office:value="0" calcext:value-type="float">
            <text:p>0</text:p>
          </table:table-cell>
          <table:table-cell office:value-type="float" office:value="-0.05525723" calcext:value-type="float">
            <text:p>-0.05525723</text:p>
          </table:table-cell>
          <table:table-cell office:value-type="float" office:value="-0.003247522" calcext:value-type="float">
            <text:p>-0.003247522</text:p>
          </table:table-cell>
          <table:table-cell office:value-type="float" office:value="0.0004666096" calcext:value-type="float">
            <text:p>0.0004666096</text:p>
          </table:table-cell>
          <table:table-cell office:value-type="float" office:value="0.0004848416" calcext:value-type="float">
            <text:p>0.0004848416</text:p>
          </table:table-cell>
          <table:table-cell office:value-type="float" office:value="34.1213" calcext:value-type="float">
            <text:p>34.1213</text:p>
          </table:table-cell>
          <table:table-cell office:value-type="float" office:value="0.02819799" calcext:value-type="float">
            <text:p>0.02819799</text:p>
          </table:table-cell>
          <table:table-cell office:value-type="float" office:value="0.06141551" calcext:value-type="float">
            <text:p>0.06141551</text:p>
          </table:table-cell>
          <table:table-cell office:value-type="float" office:value="0.05413323" calcext:value-type="float">
            <text:p>0.05413323</text:p>
          </table:table-cell>
          <table:table-cell office:value-type="float" office:value="0.04777087" calcext:value-type="float">
            <text:p>0.04777087</text:p>
          </table:table-cell>
          <table:table-cell office:value-type="float" office:value="0.04328898" calcext:value-type="float">
            <text:p>0.04328898</text:p>
          </table:table-cell>
          <table:table-cell office:value-type="float" office:value="0.03103729" calcext:value-type="float">
            <text:p>0.03103729</text:p>
          </table:table-cell>
          <table:table-cell office:value-type="float" office:value="0.02196471" calcext:value-type="float">
            <text:p>0.02196471</text:p>
          </table:table-cell>
          <table:table-cell office:value-type="float" office:value="0.05299193" calcext:value-type="float">
            <text:p>0.05299193</text:p>
          </table:table-cell>
          <table:table-cell office:value-type="float" office:value="0.03868091" calcext:value-type="float">
            <text:p>0.03868091</text:p>
          </table:table-cell>
          <table:table-cell office:value-type="float" office:value="0.02854993" calcext:value-type="float">
            <text:p>0.02854993</text:p>
          </table:table-cell>
          <table:table-cell office:value-type="float" office:value="0.02326024" calcext:value-type="float">
            <text:p>0.02326024</text:p>
          </table:table-cell>
          <table:table-cell office:value-type="float" office:value="0.01934922" calcext:value-type="float">
            <text:p>0.01934922</text:p>
          </table:table-cell>
          <table:table-cell office:value-type="float" office:value="0.01270194" calcext:value-type="float">
            <text:p>0.01270194</text:p>
          </table:table-cell>
          <table:table-cell office:value-type="float" office:value="0.004284261" calcext:value-type="float">
            <text:p>0.004284261</text:p>
          </table:table-cell>
          <table:table-cell office:value-type="float" office:value="0" calcext:value-type="float">
            <text:p>0</text:p>
          </table:table-cell>
          <table:table-cell office:value-type="float" office:value="0.0426857" calcext:value-type="float">
            <text:p>0.0426857</text:p>
          </table:table-cell>
          <table:table-cell office:value-type="float" office:value="4.578783" calcext:value-type="float">
            <text:p>4.578783</text:p>
          </table:table-cell>
          <table:table-cell office:value-type="float" office:value="5.09749" calcext:value-type="float">
            <text:p>5.09749</text:p>
          </table:table-cell>
          <table:table-cell office:value-type="float" office:value="3.958805" calcext:value-type="float">
            <text:p>3.958805</text:p>
          </table:table-cell>
          <table:table-cell office:value-type="float" office:value="3.023112" calcext:value-type="float">
            <text:p>3.023112</text:p>
          </table:table-cell>
          <table:table-cell office:value-type="float" office:value="1.856599" calcext:value-type="float">
            <text:p>1.856599</text:p>
          </table:table-cell>
          <table:table-cell office:value-type="float" office:value="0.977614" calcext:value-type="float">
            <text:p>0.977614</text:p>
          </table:table-cell>
          <table:table-cell office:value-type="float" office:value="1.334414" calcext:value-type="float">
            <text:p>1.334414</text:p>
          </table:table-cell>
          <table:table-cell office:value-type="float" office:value="0.8465253" calcext:value-type="float">
            <text:p>0.8465253</text:p>
          </table:table-cell>
          <table:table-cell office:value-type="float" office:value="0.4905255" calcext:value-type="float">
            <text:p>0.4905255</text:p>
          </table:table-cell>
          <table:table-cell office:value-type="float" office:value="0.3392302" calcext:value-type="float">
            <text:p>0.3392302</text:p>
          </table:table-cell>
          <table:table-cell office:value-type="float" office:value="0.3024717" calcext:value-type="float">
            <text:p>0.3024717</text:p>
          </table:table-cell>
          <table:table-cell office:value-type="float" office:value="0.2891135" calcext:value-type="float">
            <text:p>0.2891135</text:p>
          </table:table-cell>
          <table:table-cell office:value-type="float" office:value="0.3094793" calcext:value-type="float">
            <text:p>0.3094793</text:p>
          </table:table-cell>
          <table:table-cell office:value-type="float" office:value="0" calcext:value-type="float">
            <text:p>0</text:p>
          </table:table-cell>
          <table:table-cell office:value-type="float" office:value="30.07161" calcext:value-type="float">
            <text:p>30.071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138124" calcext:value-type="float">
            <text:p>-0.0071381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22.37037" calcext:value-type="float">
            <text:p>22.37037</text:p>
          </table:table-cell>
          <table:table-cell office:value-type="float" office:value="1123.694" calcext:value-type="float">
            <text:p>1123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0139" calcext:value-type="float">
            <text:p>0.1130139</text:p>
          </table:table-cell>
          <table:table-cell office:value-type="float" office:value="2.953801" calcext:value-type="float">
            <text:p>2.953801</text:p>
          </table:table-cell>
          <table:table-cell office:value-type="float" office:value="0" calcext:value-type="float">
            <text:p>0</text:p>
          </table:table-cell>
          <table:table-cell office:value-type="float" office:value="0.0001571535" calcext:value-type="float">
            <text:p>0.0001571535</text:p>
          </table:table-cell>
          <table:table-cell office:value-type="float" office:value="0" calcext:value-type="float">
            <text:p>0</text:p>
          </table:table-cell>
          <table:table-cell office:value-type="float" office:value="-0.05623823" calcext:value-type="float">
            <text:p>-0.05623823</text:p>
          </table:table-cell>
          <table:table-cell office:value-type="float" office:value="-0.003249754" calcext:value-type="float">
            <text:p>-0.003249754</text:p>
          </table:table-cell>
          <table:table-cell office:value-type="float" office:value="0.0004775398" calcext:value-type="float">
            <text:p>0.0004775398</text:p>
          </table:table-cell>
          <table:table-cell office:value-type="float" office:value="0.0004935637" calcext:value-type="float">
            <text:p>0.0004935637</text:p>
          </table:table-cell>
          <table:table-cell office:value-type="float" office:value="34.22013" calcext:value-type="float">
            <text:p>34.22013</text:p>
          </table:table-cell>
          <table:table-cell office:value-type="float" office:value="0.02887334" calcext:value-type="float">
            <text:p>0.02887334</text:p>
          </table:table-cell>
          <table:table-cell office:value-type="float" office:value="0.06193703" calcext:value-type="float">
            <text:p>0.06193703</text:p>
          </table:table-cell>
          <table:table-cell office:value-type="float" office:value="0.05387622" calcext:value-type="float">
            <text:p>0.05387622</text:p>
          </table:table-cell>
          <table:table-cell office:value-type="float" office:value="0.04737695" calcext:value-type="float">
            <text:p>0.04737695</text:p>
          </table:table-cell>
          <table:table-cell office:value-type="float" office:value="0.04299071" calcext:value-type="float">
            <text:p>0.04299071</text:p>
          </table:table-cell>
          <table:table-cell office:value-type="float" office:value="0.03088363" calcext:value-type="float">
            <text:p>0.03088363</text:p>
          </table:table-cell>
          <table:table-cell office:value-type="float" office:value="0.02195821" calcext:value-type="float">
            <text:p>0.02195821</text:p>
          </table:table-cell>
          <table:table-cell office:value-type="float" office:value="0.05307397" calcext:value-type="float">
            <text:p>0.05307397</text:p>
          </table:table-cell>
          <table:table-cell office:value-type="float" office:value="0.03877773" calcext:value-type="float">
            <text:p>0.03877773</text:p>
          </table:table-cell>
          <table:table-cell office:value-type="float" office:value="0.02861654" calcext:value-type="float">
            <text:p>0.02861654</text:p>
          </table:table-cell>
          <table:table-cell office:value-type="float" office:value="0.02330579" calcext:value-type="float">
            <text:p>0.02330579</text:p>
          </table:table-cell>
          <table:table-cell office:value-type="float" office:value="0.0194082" calcext:value-type="float">
            <text:p>0.0194082</text:p>
          </table:table-cell>
          <table:table-cell office:value-type="float" office:value="0.01280626" calcext:value-type="float">
            <text:p>0.01280626</text:p>
          </table:table-cell>
          <table:table-cell office:value-type="float" office:value="0.004337125" calcext:value-type="float">
            <text:p>0.004337125</text:p>
          </table:table-cell>
          <table:table-cell office:value-type="float" office:value="0" calcext:value-type="float">
            <text:p>0</text:p>
          </table:table-cell>
          <table:table-cell office:value-type="float" office:value="0.04608767" calcext:value-type="float">
            <text:p>0.04608767</text:p>
          </table:table-cell>
          <table:table-cell office:value-type="float" office:value="4.582826" calcext:value-type="float">
            <text:p>4.582826</text:p>
          </table:table-cell>
          <table:table-cell office:value-type="float" office:value="5.271634" calcext:value-type="float">
            <text:p>5.271634</text:p>
          </table:table-cell>
          <table:table-cell office:value-type="float" office:value="4.040822" calcext:value-type="float">
            <text:p>4.040822</text:p>
          </table:table-cell>
          <table:table-cell office:value-type="float" office:value="3.096106" calcext:value-type="float">
            <text:p>3.096106</text:p>
          </table:table-cell>
          <table:table-cell office:value-type="float" office:value="1.887066" calcext:value-type="float">
            <text:p>1.887066</text:p>
          </table:table-cell>
          <table:table-cell office:value-type="float" office:value="0.9718677" calcext:value-type="float">
            <text:p>0.9718677</text:p>
          </table:table-cell>
          <table:table-cell office:value-type="float" office:value="1.357551" calcext:value-type="float">
            <text:p>1.357551</text:p>
          </table:table-cell>
          <table:table-cell office:value-type="float" office:value="0.858479" calcext:value-type="float">
            <text:p>0.858479</text:p>
          </table:table-cell>
          <table:table-cell office:value-type="float" office:value="0.495902" calcext:value-type="float">
            <text:p>0.495902</text:p>
          </table:table-cell>
          <table:table-cell office:value-type="float" office:value="0.3414882" calcext:value-type="float">
            <text:p>0.3414882</text:p>
          </table:table-cell>
          <table:table-cell office:value-type="float" office:value="0.303929" calcext:value-type="float">
            <text:p>0.303929</text:p>
          </table:table-cell>
          <table:table-cell office:value-type="float" office:value="0.2899733" calcext:value-type="float">
            <text:p>0.2899733</text:p>
          </table:table-cell>
          <table:table-cell office:value-type="float" office:value="0.3097455" calcext:value-type="float">
            <text:p>0.3097455</text:p>
          </table:table-cell>
          <table:table-cell office:value-type="float" office:value="0" calcext:value-type="float">
            <text:p>0</text:p>
          </table:table-cell>
          <table:table-cell office:value-type="float" office:value="27.66576" calcext:value-type="float">
            <text:p>27.66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220704" calcext:value-type="float">
            <text:p>-0.00722070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22.36962" calcext:value-type="float">
            <text:p>22.36962</text:p>
          </table:table-cell>
          <table:table-cell office:value-type="float" office:value="1123.65" calcext:value-type="float">
            <text:p>1123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9386" calcext:value-type="float">
            <text:p>0.1119386</text:p>
          </table:table-cell>
          <table:table-cell office:value-type="float" office:value="2.986396" calcext:value-type="float">
            <text:p>2.986396</text:p>
          </table:table-cell>
          <table:table-cell office:value-type="float" office:value="0" calcext:value-type="float">
            <text:p>0</text:p>
          </table:table-cell>
          <table:table-cell office:value-type="float" office:value="0.0001572222" calcext:value-type="float">
            <text:p>0.0001572222</text:p>
          </table:table-cell>
          <table:table-cell office:value-type="float" office:value="0" calcext:value-type="float">
            <text:p>0</text:p>
          </table:table-cell>
          <table:table-cell office:value-type="float" office:value="-0.05720865" calcext:value-type="float">
            <text:p>-0.05720865</text:p>
          </table:table-cell>
          <table:table-cell office:value-type="float" office:value="-0.003248647" calcext:value-type="float">
            <text:p>-0.003248647</text:p>
          </table:table-cell>
          <table:table-cell office:value-type="float" office:value="0.0004874353" calcext:value-type="float">
            <text:p>0.0004874353</text:p>
          </table:table-cell>
          <table:table-cell office:value-type="float" office:value="0.0005029191" calcext:value-type="float">
            <text:p>0.0005029191</text:p>
          </table:table-cell>
          <table:table-cell office:value-type="float" office:value="34.33736" calcext:value-type="float">
            <text:p>34.33736</text:p>
          </table:table-cell>
          <table:table-cell office:value-type="float" office:value="0.02909468" calcext:value-type="float">
            <text:p>0.02909468</text:p>
          </table:table-cell>
          <table:table-cell office:value-type="float" office:value="0.06355623" calcext:value-type="float">
            <text:p>0.06355623</text:p>
          </table:table-cell>
          <table:table-cell office:value-type="float" office:value="0.05407411" calcext:value-type="float">
            <text:p>0.05407411</text:p>
          </table:table-cell>
          <table:table-cell office:value-type="float" office:value="0.04705314" calcext:value-type="float">
            <text:p>0.04705314</text:p>
          </table:table-cell>
          <table:table-cell office:value-type="float" office:value="0.04267783" calcext:value-type="float">
            <text:p>0.04267783</text:p>
          </table:table-cell>
          <table:table-cell office:value-type="float" office:value="0.03068043" calcext:value-type="float">
            <text:p>0.03068043</text:p>
          </table:table-cell>
          <table:table-cell office:value-type="float" office:value="0.02182581" calcext:value-type="float">
            <text:p>0.02182581</text:p>
          </table:table-cell>
          <table:table-cell office:value-type="float" office:value="0.05310514" calcext:value-type="float">
            <text:p>0.05310514</text:p>
          </table:table-cell>
          <table:table-cell office:value-type="float" office:value="0.03886398" calcext:value-type="float">
            <text:p>0.03886398</text:p>
          </table:table-cell>
          <table:table-cell office:value-type="float" office:value="0.02867968" calcext:value-type="float">
            <text:p>0.02867968</text:p>
          </table:table-cell>
          <table:table-cell office:value-type="float" office:value="0.02334811" calcext:value-type="float">
            <text:p>0.02334811</text:p>
          </table:table-cell>
          <table:table-cell office:value-type="float" office:value="0.01946231" calcext:value-type="float">
            <text:p>0.01946231</text:p>
          </table:table-cell>
          <table:table-cell office:value-type="float" office:value="0.01290479" calcext:value-type="float">
            <text:p>0.01290479</text:p>
          </table:table-cell>
          <table:table-cell office:value-type="float" office:value="0.004387993" calcext:value-type="float">
            <text:p>0.004387993</text:p>
          </table:table-cell>
          <table:table-cell office:value-type="float" office:value="0" calcext:value-type="float">
            <text:p>0</text:p>
          </table:table-cell>
          <table:table-cell office:value-type="float" office:value="0.0459484" calcext:value-type="float">
            <text:p>0.0459484</text:p>
          </table:table-cell>
          <table:table-cell office:value-type="float" office:value="4.243299" calcext:value-type="float">
            <text:p>4.243299</text:p>
          </table:table-cell>
          <table:table-cell office:value-type="float" office:value="5.556739" calcext:value-type="float">
            <text:p>5.556739</text:p>
          </table:table-cell>
          <table:table-cell office:value-type="float" office:value="4.166131" calcext:value-type="float">
            <text:p>4.166131</text:p>
          </table:table-cell>
          <table:table-cell office:value-type="float" office:value="3.179168" calcext:value-type="float">
            <text:p>3.179168</text:p>
          </table:table-cell>
          <table:table-cell office:value-type="float" office:value="1.915211" calcext:value-type="float">
            <text:p>1.915211</text:p>
          </table:table-cell>
          <table:table-cell office:value-type="float" office:value="0.9755911" calcext:value-type="float">
            <text:p>0.9755911</text:p>
          </table:table-cell>
          <table:table-cell office:value-type="float" office:value="1.378397" calcext:value-type="float">
            <text:p>1.378397</text:p>
          </table:table-cell>
          <table:table-cell office:value-type="float" office:value="0.8706273" calcext:value-type="float">
            <text:p>0.8706273</text:p>
          </table:table-cell>
          <table:table-cell office:value-type="float" office:value="0.5012197" calcext:value-type="float">
            <text:p>0.5012197</text:p>
          </table:table-cell>
          <table:table-cell office:value-type="float" office:value="0.3437033" calcext:value-type="float">
            <text:p>0.3437033</text:p>
          </table:table-cell>
          <table:table-cell office:value-type="float" office:value="0.305324" calcext:value-type="float">
            <text:p>0.305324</text:p>
          </table:table-cell>
          <table:table-cell office:value-type="float" office:value="0.2909582" calcext:value-type="float">
            <text:p>0.2909582</text:p>
          </table:table-cell>
          <table:table-cell office:value-type="float" office:value="0.3098995" calcext:value-type="float">
            <text:p>0.3098995</text:p>
          </table:table-cell>
          <table:table-cell office:value-type="float" office:value="0" calcext:value-type="float">
            <text:p>0</text:p>
          </table:table-cell>
          <table:table-cell office:value-type="float" office:value="24.96087" calcext:value-type="float">
            <text:p>24.96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298101" calcext:value-type="float">
            <text:p>-0.00729810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22.36583" calcext:value-type="float">
            <text:p>22.36583</text:p>
          </table:table-cell>
          <table:table-cell office:value-type="float" office:value="1123.608" calcext:value-type="float">
            <text:p>1123.6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9599" calcext:value-type="float">
            <text:p>0.1109599</text:p>
          </table:table-cell>
          <table:table-cell office:value-type="float" office:value="3.021333" calcext:value-type="float">
            <text:p>3.021333</text:p>
          </table:table-cell>
          <table:table-cell office:value-type="float" office:value="0" calcext:value-type="float">
            <text:p>0</text:p>
          </table:table-cell>
          <table:table-cell office:value-type="float" office:value="0.0001572235" calcext:value-type="float">
            <text:p>0.0001572235</text:p>
          </table:table-cell>
          <table:table-cell office:value-type="float" office:value="0" calcext:value-type="float">
            <text:p>0</text:p>
          </table:table-cell>
          <table:table-cell office:value-type="float" office:value="-0.0581805" calcext:value-type="float">
            <text:p>-0.0581805</text:p>
          </table:table-cell>
          <table:table-cell office:value-type="float" office:value="-0.003246492" calcext:value-type="float">
            <text:p>-0.003246492</text:p>
          </table:table-cell>
          <table:table-cell office:value-type="float" office:value="0.0004961365" calcext:value-type="float">
            <text:p>0.0004961365</text:p>
          </table:table-cell>
          <table:table-cell office:value-type="float" office:value="0.0005134494" calcext:value-type="float">
            <text:p>0.0005134494</text:p>
          </table:table-cell>
          <table:table-cell office:value-type="float" office:value="34.46061" calcext:value-type="float">
            <text:p>34.46061</text:p>
          </table:table-cell>
          <table:table-cell office:value-type="float" office:value="0.03050102" calcext:value-type="float">
            <text:p>0.03050102</text:p>
          </table:table-cell>
          <table:table-cell office:value-type="float" office:value="0.06521145" calcext:value-type="float">
            <text:p>0.06521145</text:p>
          </table:table-cell>
          <table:table-cell office:value-type="float" office:value="0.05621538" calcext:value-type="float">
            <text:p>0.05621538</text:p>
          </table:table-cell>
          <table:table-cell office:value-type="float" office:value="0.04748268" calcext:value-type="float">
            <text:p>0.04748268</text:p>
          </table:table-cell>
          <table:table-cell office:value-type="float" office:value="0.04270836" calcext:value-type="float">
            <text:p>0.04270836</text:p>
          </table:table-cell>
          <table:table-cell office:value-type="float" office:value="0.03048531" calcext:value-type="float">
            <text:p>0.03048531</text:p>
          </table:table-cell>
          <table:table-cell office:value-type="float" office:value="0.0216489" calcext:value-type="float">
            <text:p>0.0216489</text:p>
          </table:table-cell>
          <table:table-cell office:value-type="float" office:value="0.05310022" calcext:value-type="float">
            <text:p>0.05310022</text:p>
          </table:table-cell>
          <table:table-cell office:value-type="float" office:value="0.03893749" calcext:value-type="float">
            <text:p>0.03893749</text:p>
          </table:table-cell>
          <table:table-cell office:value-type="float" office:value="0.02873936" calcext:value-type="float">
            <text:p>0.02873936</text:p>
          </table:table-cell>
          <table:table-cell office:value-type="float" office:value="0.02338751" calcext:value-type="float">
            <text:p>0.02338751</text:p>
          </table:table-cell>
          <table:table-cell office:value-type="float" office:value="0.01951213" calcext:value-type="float">
            <text:p>0.01951213</text:p>
          </table:table-cell>
          <table:table-cell office:value-type="float" office:value="0.01299445" calcext:value-type="float">
            <text:p>0.01299445</text:p>
          </table:table-cell>
          <table:table-cell office:value-type="float" office:value="0.004440601" calcext:value-type="float">
            <text:p>0.004440601</text:p>
          </table:table-cell>
          <table:table-cell office:value-type="float" office:value="0" calcext:value-type="float">
            <text:p>0</text:p>
          </table:table-cell>
          <table:table-cell office:value-type="float" office:value="0.04516733" calcext:value-type="float">
            <text:p>0.04516733</text:p>
          </table:table-cell>
          <table:table-cell office:value-type="float" office:value="3.615451" calcext:value-type="float">
            <text:p>3.615451</text:p>
          </table:table-cell>
          <table:table-cell office:value-type="float" office:value="5.863059" calcext:value-type="float">
            <text:p>5.863059</text:p>
          </table:table-cell>
          <table:table-cell office:value-type="float" office:value="4.503557" calcext:value-type="float">
            <text:p>4.503557</text:p>
          </table:table-cell>
          <table:table-cell office:value-type="float" office:value="3.319021" calcext:value-type="float">
            <text:p>3.319021</text:p>
          </table:table-cell>
          <table:table-cell office:value-type="float" office:value="1.94595" calcext:value-type="float">
            <text:p>1.94595</text:p>
          </table:table-cell>
          <table:table-cell office:value-type="float" office:value="0.9882901" calcext:value-type="float">
            <text:p>0.9882901</text:p>
          </table:table-cell>
          <table:table-cell office:value-type="float" office:value="1.397478" calcext:value-type="float">
            <text:p>1.397478</text:p>
          </table:table-cell>
          <table:table-cell office:value-type="float" office:value="0.8826224" calcext:value-type="float">
            <text:p>0.8826224</text:p>
          </table:table-cell>
          <table:table-cell office:value-type="float" office:value="0.5064844" calcext:value-type="float">
            <text:p>0.5064844</text:p>
          </table:table-cell>
          <table:table-cell office:value-type="float" office:value="0.3458767" calcext:value-type="float">
            <text:p>0.3458767</text:p>
          </table:table-cell>
          <table:table-cell office:value-type="float" office:value="0.3066879" calcext:value-type="float">
            <text:p>0.3066879</text:p>
          </table:table-cell>
          <table:table-cell office:value-type="float" office:value="0.2902722" calcext:value-type="float">
            <text:p>0.2902722</text:p>
          </table:table-cell>
          <table:table-cell office:value-type="float" office:value="0.3117345" calcext:value-type="float">
            <text:p>0.3117345</text:p>
          </table:table-cell>
          <table:table-cell office:value-type="float" office:value="0" calcext:value-type="float">
            <text:p>0</text:p>
          </table:table-cell>
          <table:table-cell office:value-type="float" office:value="22.15462" calcext:value-type="float">
            <text:p>22.15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372195" calcext:value-type="float">
            <text:p>-0.0073721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22.36088" calcext:value-type="float">
            <text:p>22.36088</text:p>
          </table:table-cell>
          <table:table-cell office:value-type="float" office:value="1123.565" calcext:value-type="float">
            <text:p>1123.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424" calcext:value-type="float">
            <text:p>0.110424</text:p>
          </table:table-cell>
          <table:table-cell office:value-type="float" office:value="3.057225" calcext:value-type="float">
            <text:p>3.057225</text:p>
          </table:table-cell>
          <table:table-cell office:value-type="float" office:value="0" calcext:value-type="float">
            <text:p>0</text:p>
          </table:table-cell>
          <table:table-cell office:value-type="float" office:value="0.0001572239" calcext:value-type="float">
            <text:p>0.0001572239</text:p>
          </table:table-cell>
          <table:table-cell office:value-type="float" office:value="0" calcext:value-type="float">
            <text:p>0</text:p>
          </table:table-cell>
          <table:table-cell office:value-type="float" office:value="-0.0591201" calcext:value-type="float">
            <text:p>-0.0591201</text:p>
          </table:table-cell>
          <table:table-cell office:value-type="float" office:value="-0.003245817" calcext:value-type="float">
            <text:p>-0.003245817</text:p>
          </table:table-cell>
          <table:table-cell office:value-type="float" office:value="0.0005048558" calcext:value-type="float">
            <text:p>0.0005048558</text:p>
          </table:table-cell>
          <table:table-cell office:value-type="float" office:value="0.000521586" calcext:value-type="float">
            <text:p>0.000521586</text:p>
          </table:table-cell>
          <table:table-cell office:value-type="float" office:value="34.55046" calcext:value-type="float">
            <text:p>34.55046</text:p>
          </table:table-cell>
          <table:table-cell office:value-type="float" office:value="0.03079073" calcext:value-type="float">
            <text:p>0.03079073</text:p>
          </table:table-cell>
          <table:table-cell office:value-type="float" office:value="0.06710373" calcext:value-type="float">
            <text:p>0.06710373</text:p>
          </table:table-cell>
          <table:table-cell office:value-type="float" office:value="0.05788479" calcext:value-type="float">
            <text:p>0.05788479</text:p>
          </table:table-cell>
          <table:table-cell office:value-type="float" office:value="0.04902407" calcext:value-type="float">
            <text:p>0.04902407</text:p>
          </table:table-cell>
          <table:table-cell office:value-type="float" office:value="0.04360012" calcext:value-type="float">
            <text:p>0.04360012</text:p>
          </table:table-cell>
          <table:table-cell office:value-type="float" office:value="0.03063697" calcext:value-type="float">
            <text:p>0.03063697</text:p>
          </table:table-cell>
          <table:table-cell office:value-type="float" office:value="0.0215806" calcext:value-type="float">
            <text:p>0.0215806</text:p>
          </table:table-cell>
          <table:table-cell office:value-type="float" office:value="0.05309501" calcext:value-type="float">
            <text:p>0.05309501</text:p>
          </table:table-cell>
          <table:table-cell office:value-type="float" office:value="0.03899985" calcext:value-type="float">
            <text:p>0.03899985</text:p>
          </table:table-cell>
          <table:table-cell office:value-type="float" office:value="0.02879563" calcext:value-type="float">
            <text:p>0.02879563</text:p>
          </table:table-cell>
          <table:table-cell office:value-type="float" office:value="0.0234242" calcext:value-type="float">
            <text:p>0.0234242</text:p>
          </table:table-cell>
          <table:table-cell office:value-type="float" office:value="0.01955763" calcext:value-type="float">
            <text:p>0.01955763</text:p>
          </table:table-cell>
          <table:table-cell office:value-type="float" office:value="0.01308185" calcext:value-type="float">
            <text:p>0.01308185</text:p>
          </table:table-cell>
          <table:table-cell office:value-type="float" office:value="0.004488463" calcext:value-type="float">
            <text:p>0.004488463</text:p>
          </table:table-cell>
          <table:table-cell office:value-type="float" office:value="0" calcext:value-type="float">
            <text:p>0</text:p>
          </table:table-cell>
          <table:table-cell office:value-type="float" office:value="0.05213052" calcext:value-type="float">
            <text:p>0.05213052</text:p>
          </table:table-cell>
          <table:table-cell office:value-type="float" office:value="3.396986" calcext:value-type="float">
            <text:p>3.396986</text:p>
          </table:table-cell>
          <table:table-cell office:value-type="float" office:value="5.727088" calcext:value-type="float">
            <text:p>5.727088</text:p>
          </table:table-cell>
          <table:table-cell office:value-type="float" office:value="4.859226" calcext:value-type="float">
            <text:p>4.859226</text:p>
          </table:table-cell>
          <table:table-cell office:value-type="float" office:value="3.5908" calcext:value-type="float">
            <text:p>3.5908</text:p>
          </table:table-cell>
          <table:table-cell office:value-type="float" office:value="1.989834" calcext:value-type="float">
            <text:p>1.989834</text:p>
          </table:table-cell>
          <table:table-cell office:value-type="float" office:value="1.005035" calcext:value-type="float">
            <text:p>1.005035</text:p>
          </table:table-cell>
          <table:table-cell office:value-type="float" office:value="1.415824" calcext:value-type="float">
            <text:p>1.415824</text:p>
          </table:table-cell>
          <table:table-cell office:value-type="float" office:value="0.8942934" calcext:value-type="float">
            <text:p>0.8942934</text:p>
          </table:table-cell>
          <table:table-cell office:value-type="float" office:value="0.5116913" calcext:value-type="float">
            <text:p>0.5116913</text:p>
          </table:table-cell>
          <table:table-cell office:value-type="float" office:value="0.3480093" calcext:value-type="float">
            <text:p>0.3480093</text:p>
          </table:table-cell>
          <table:table-cell office:value-type="float" office:value="0.3079738" calcext:value-type="float">
            <text:p>0.3079738</text:p>
          </table:table-cell>
          <table:table-cell office:value-type="float" office:value="0.2910304" calcext:value-type="float">
            <text:p>0.2910304</text:p>
          </table:table-cell>
          <table:table-cell office:value-type="float" office:value="0.3121331" calcext:value-type="float">
            <text:p>0.3121331</text:p>
          </table:table-cell>
          <table:table-cell office:value-type="float" office:value="0" calcext:value-type="float">
            <text:p>0</text:p>
          </table:table-cell>
          <table:table-cell office:value-type="float" office:value="20.04258" calcext:value-type="float">
            <text:p>20.04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447727" calcext:value-type="float">
            <text:p>-0.00744772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22.35419" calcext:value-type="float">
            <text:p>22.35419</text:p>
          </table:table-cell>
          <table:table-cell office:value-type="float" office:value="1123.524" calcext:value-type="float">
            <text:p>1123.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0155" calcext:value-type="float">
            <text:p>0.1100155</text:p>
          </table:table-cell>
          <table:table-cell office:value-type="float" office:value="3.093482" calcext:value-type="float">
            <text:p>3.093482</text:p>
          </table:table-cell>
          <table:table-cell office:value-type="float" office:value="0" calcext:value-type="float">
            <text:p>0</text:p>
          </table:table-cell>
          <table:table-cell office:value-type="float" office:value="0.0001572239" calcext:value-type="float">
            <text:p>0.0001572239</text:p>
          </table:table-cell>
          <table:table-cell office:value-type="float" office:value="0" calcext:value-type="float">
            <text:p>0</text:p>
          </table:table-cell>
          <table:table-cell office:value-type="float" office:value="-0.06005008" calcext:value-type="float">
            <text:p>-0.06005008</text:p>
          </table:table-cell>
          <table:table-cell office:value-type="float" office:value="-0.003247806" calcext:value-type="float">
            <text:p>-0.003247806</text:p>
          </table:table-cell>
          <table:table-cell office:value-type="float" office:value="0.0005135085" calcext:value-type="float">
            <text:p>0.0005135085</text:p>
          </table:table-cell>
          <table:table-cell office:value-type="float" office:value="0.0005286398" calcext:value-type="float">
            <text:p>0.0005286398</text:p>
          </table:table-cell>
          <table:table-cell office:value-type="float" office:value="34.63588" calcext:value-type="float">
            <text:p>34.63588</text:p>
          </table:table-cell>
          <table:table-cell office:value-type="float" office:value="0.02978574" calcext:value-type="float">
            <text:p>0.02978574</text:p>
          </table:table-cell>
          <table:table-cell office:value-type="float" office:value="0.06717779" calcext:value-type="float">
            <text:p>0.06717779</text:p>
          </table:table-cell>
          <table:table-cell office:value-type="float" office:value="0.05836896" calcext:value-type="float">
            <text:p>0.05836896</text:p>
          </table:table-cell>
          <table:table-cell office:value-type="float" office:value="0.04993989" calcext:value-type="float">
            <text:p>0.04993989</text:p>
          </table:table-cell>
          <table:table-cell office:value-type="float" office:value="0.04444927" calcext:value-type="float">
            <text:p>0.04444927</text:p>
          </table:table-cell>
          <table:table-cell office:value-type="float" office:value="0.03092371" calcext:value-type="float">
            <text:p>0.03092371</text:p>
          </table:table-cell>
          <table:table-cell office:value-type="float" office:value="0.02161691" calcext:value-type="float">
            <text:p>0.02161691</text:p>
          </table:table-cell>
          <table:table-cell office:value-type="float" office:value="0.05313164" calcext:value-type="float">
            <text:p>0.05313164</text:p>
          </table:table-cell>
          <table:table-cell office:value-type="float" office:value="0.03905953" calcext:value-type="float">
            <text:p>0.03905953</text:p>
          </table:table-cell>
          <table:table-cell office:value-type="float" office:value="0.02884901" calcext:value-type="float">
            <text:p>0.02884901</text:p>
          </table:table-cell>
          <table:table-cell office:value-type="float" office:value="0.02345844" calcext:value-type="float">
            <text:p>0.02345844</text:p>
          </table:table-cell>
          <table:table-cell office:value-type="float" office:value="0.01959947" calcext:value-type="float">
            <text:p>0.01959947</text:p>
          </table:table-cell>
          <table:table-cell office:value-type="float" office:value="0.01316201" calcext:value-type="float">
            <text:p>0.01316201</text:p>
          </table:table-cell>
          <table:table-cell office:value-type="float" office:value="0.004537215" calcext:value-type="float">
            <text:p>0.004537215</text:p>
          </table:table-cell>
          <table:table-cell office:value-type="float" office:value="0" calcext:value-type="float">
            <text:p>0</text:p>
          </table:table-cell>
          <table:table-cell office:value-type="float" office:value="0.04897581" calcext:value-type="float">
            <text:p>0.04897581</text:p>
          </table:table-cell>
          <table:table-cell office:value-type="float" office:value="3.388988" calcext:value-type="float">
            <text:p>3.388988</text:p>
          </table:table-cell>
          <table:table-cell office:value-type="float" office:value="5.65871" calcext:value-type="float">
            <text:p>5.65871</text:p>
          </table:table-cell>
          <table:table-cell office:value-type="float" office:value="5.001277" calcext:value-type="float">
            <text:p>5.001277</text:p>
          </table:table-cell>
          <table:table-cell office:value-type="float" office:value="3.797392" calcext:value-type="float">
            <text:p>3.797392</text:p>
          </table:table-cell>
          <table:table-cell office:value-type="float" office:value="2.043136" calcext:value-type="float">
            <text:p>2.043136</text:p>
          </table:table-cell>
          <table:table-cell office:value-type="float" office:value="1.024962" calcext:value-type="float">
            <text:p>1.024962</text:p>
          </table:table-cell>
          <table:table-cell office:value-type="float" office:value="1.434005" calcext:value-type="float">
            <text:p>1.434005</text:p>
          </table:table-cell>
          <table:table-cell office:value-type="float" office:value="0.9056489" calcext:value-type="float">
            <text:p>0.9056489</text:p>
          </table:table-cell>
          <table:table-cell office:value-type="float" office:value="0.5168334" calcext:value-type="float">
            <text:p>0.5168334</text:p>
          </table:table-cell>
          <table:table-cell office:value-type="float" office:value="0.3501028" calcext:value-type="float">
            <text:p>0.3501028</text:p>
          </table:table-cell>
          <table:table-cell office:value-type="float" office:value="0.3092278" calcext:value-type="float">
            <text:p>0.3092278</text:p>
          </table:table-cell>
          <table:table-cell office:value-type="float" office:value="0.2904747" calcext:value-type="float">
            <text:p>0.2904747</text:p>
          </table:table-cell>
          <table:table-cell office:value-type="float" office:value="0.3138502" calcext:value-type="float">
            <text:p>0.3138502</text:p>
          </table:table-cell>
          <table:table-cell office:value-type="float" office:value="0" calcext:value-type="float">
            <text:p>0</text:p>
          </table:table-cell>
          <table:table-cell office:value-type="float" office:value="18.51754" calcext:value-type="float">
            <text:p>18.51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535146" calcext:value-type="float">
            <text:p>-0.0075351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22.35271" calcext:value-type="float">
            <text:p>22.35271</text:p>
          </table:table-cell>
          <table:table-cell office:value-type="float" office:value="1123.484" calcext:value-type="float">
            <text:p>1123.4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98298" calcext:value-type="float">
            <text:p>0.1098298</text:p>
          </table:table-cell>
          <table:table-cell office:value-type="float" office:value="3.124464" calcext:value-type="float">
            <text:p>3.124464</text:p>
          </table:table-cell>
          <table:table-cell office:value-type="float" office:value="0" calcext:value-type="float">
            <text:p>0</text:p>
          </table:table-cell>
          <table:table-cell office:value-type="float" office:value="0.0001575145" calcext:value-type="float">
            <text:p>0.0001575145</text:p>
          </table:table-cell>
          <table:table-cell office:value-type="float" office:value="0" calcext:value-type="float">
            <text:p>0</text:p>
          </table:table-cell>
          <table:table-cell office:value-type="float" office:value="-0.06095314" calcext:value-type="float">
            <text:p>-0.06095314</text:p>
          </table:table-cell>
          <table:table-cell office:value-type="float" office:value="-0.003254181" calcext:value-type="float">
            <text:p>-0.003254181</text:p>
          </table:table-cell>
          <table:table-cell office:value-type="float" office:value="0.0005218625" calcext:value-type="float">
            <text:p>0.0005218625</text:p>
          </table:table-cell>
          <table:table-cell office:value-type="float" office:value="0.0005356843" calcext:value-type="float">
            <text:p>0.0005356843</text:p>
          </table:table-cell>
          <table:table-cell office:value-type="float" office:value="34.7149" calcext:value-type="float">
            <text:p>34.7149</text:p>
          </table:table-cell>
          <table:table-cell office:value-type="float" office:value="0.02959421" calcext:value-type="float">
            <text:p>0.02959421</text:p>
          </table:table-cell>
          <table:table-cell office:value-type="float" office:value="0.06772396" calcext:value-type="float">
            <text:p>0.06772396</text:p>
          </table:table-cell>
          <table:table-cell office:value-type="float" office:value="0.05904203" calcext:value-type="float">
            <text:p>0.05904203</text:p>
          </table:table-cell>
          <table:table-cell office:value-type="float" office:value="0.05071149" calcext:value-type="float">
            <text:p>0.05071149</text:p>
          </table:table-cell>
          <table:table-cell office:value-type="float" office:value="0.04509952" calcext:value-type="float">
            <text:p>0.04509952</text:p>
          </table:table-cell>
          <table:table-cell office:value-type="float" office:value="0.03127725" calcext:value-type="float">
            <text:p>0.03127725</text:p>
          </table:table-cell>
          <table:table-cell office:value-type="float" office:value="0.02170747" calcext:value-type="float">
            <text:p>0.02170747</text:p>
          </table:table-cell>
          <table:table-cell office:value-type="float" office:value="0.05318727" calcext:value-type="float">
            <text:p>0.05318727</text:p>
          </table:table-cell>
          <table:table-cell office:value-type="float" office:value="0.03912045" calcext:value-type="float">
            <text:p>0.03912045</text:p>
          </table:table-cell>
          <table:table-cell office:value-type="float" office:value="0.02890022" calcext:value-type="float">
            <text:p>0.02890022</text:p>
          </table:table-cell>
          <table:table-cell office:value-type="float" office:value="0.02349046" calcext:value-type="float">
            <text:p>0.02349046</text:p>
          </table:table-cell>
          <table:table-cell office:value-type="float" office:value="0.01963806" calcext:value-type="float">
            <text:p>0.01963806</text:p>
          </table:table-cell>
          <table:table-cell office:value-type="float" office:value="0.01324261" calcext:value-type="float">
            <text:p>0.01324261</text:p>
          </table:table-cell>
          <table:table-cell office:value-type="float" office:value="0.004579588" calcext:value-type="float">
            <text:p>0.004579588</text:p>
          </table:table-cell>
          <table:table-cell office:value-type="float" office:value="0" calcext:value-type="float">
            <text:p>0</text:p>
          </table:table-cell>
          <table:table-cell office:value-type="float" office:value="0.06707543" calcext:value-type="float">
            <text:p>0.06707543</text:p>
          </table:table-cell>
          <table:table-cell office:value-type="float" office:value="3.34762" calcext:value-type="float">
            <text:p>3.34762</text:p>
          </table:table-cell>
          <table:table-cell office:value-type="float" office:value="5.635043" calcext:value-type="float">
            <text:p>5.635043</text:p>
          </table:table-cell>
          <table:table-cell office:value-type="float" office:value="5.067225" calcext:value-type="float">
            <text:p>5.067225</text:p>
          </table:table-cell>
          <table:table-cell office:value-type="float" office:value="3.909684" calcext:value-type="float">
            <text:p>3.909684</text:p>
          </table:table-cell>
          <table:table-cell office:value-type="float" office:value="2.098293" calcext:value-type="float">
            <text:p>2.098293</text:p>
          </table:table-cell>
          <table:table-cell office:value-type="float" office:value="1.045467" calcext:value-type="float">
            <text:p>1.045467</text:p>
          </table:table-cell>
          <table:table-cell office:value-type="float" office:value="1.452493" calcext:value-type="float">
            <text:p>1.452493</text:p>
          </table:table-cell>
          <table:table-cell office:value-type="float" office:value="0.9167297" calcext:value-type="float">
            <text:p>0.9167297</text:p>
          </table:table-cell>
          <table:table-cell office:value-type="float" office:value="0.5219039" calcext:value-type="float">
            <text:p>0.5219039</text:p>
          </table:table-cell>
          <table:table-cell office:value-type="float" office:value="0.3521581" calcext:value-type="float">
            <text:p>0.3521581</text:p>
          </table:table-cell>
          <table:table-cell office:value-type="float" office:value="0.3104687" calcext:value-type="float">
            <text:p>0.3104687</text:p>
          </table:table-cell>
          <table:table-cell office:value-type="float" office:value="0.2930325" calcext:value-type="float">
            <text:p>0.2930325</text:p>
          </table:table-cell>
          <table:table-cell office:value-type="float" office:value="0.3124553" calcext:value-type="float">
            <text:p>0.3124553</text:p>
          </table:table-cell>
          <table:table-cell office:value-type="float" office:value="0" calcext:value-type="float">
            <text:p>0</text:p>
          </table:table-cell>
          <table:table-cell office:value-type="float" office:value="17.38703" calcext:value-type="float">
            <text:p>17.38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636207" calcext:value-type="float">
            <text:p>-0.00763620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22.36448" calcext:value-type="float">
            <text:p>22.36448</text:p>
          </table:table-cell>
          <table:table-cell office:value-type="float" office:value="1123.443" calcext:value-type="float">
            <text:p>1123.4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03065" calcext:value-type="float">
            <text:p>0.1103065</text:p>
          </table:table-cell>
          <table:table-cell office:value-type="float" office:value="3.141137" calcext:value-type="float">
            <text:p>3.141137</text:p>
          </table:table-cell>
          <table:table-cell office:value-type="float" office:value="0" calcext:value-type="float">
            <text:p>0</text:p>
          </table:table-cell>
          <table:table-cell office:value-type="float" office:value="0.0001583009" calcext:value-type="float">
            <text:p>0.0001583009</text:p>
          </table:table-cell>
          <table:table-cell office:value-type="float" office:value="0" calcext:value-type="float">
            <text:p>0</text:p>
          </table:table-cell>
          <table:table-cell office:value-type="float" office:value="-0.06180391" calcext:value-type="float">
            <text:p>-0.06180391</text:p>
          </table:table-cell>
          <table:table-cell office:value-type="float" office:value="-0.003329301" calcext:value-type="float">
            <text:p>-0.003329301</text:p>
          </table:table-cell>
          <table:table-cell office:value-type="float" office:value="0.0005309338" calcext:value-type="float">
            <text:p>0.0005309338</text:p>
          </table:table-cell>
          <table:table-cell office:value-type="float" office:value="0.0005419609" calcext:value-type="float">
            <text:p>0.0005419609</text:p>
          </table:table-cell>
          <table:table-cell office:value-type="float" office:value="34.77691" calcext:value-type="float">
            <text:p>34.77691</text:p>
          </table:table-cell>
          <table:table-cell office:value-type="float" office:value="0.0285157" calcext:value-type="float">
            <text:p>0.0285157</text:p>
          </table:table-cell>
          <table:table-cell office:value-type="float" office:value="0.06737226" calcext:value-type="float">
            <text:p>0.06737226</text:p>
          </table:table-cell>
          <table:table-cell office:value-type="float" office:value="0.05948282" calcext:value-type="float">
            <text:p>0.05948282</text:p>
          </table:table-cell>
          <table:table-cell office:value-type="float" office:value="0.05141818" calcext:value-type="float">
            <text:p>0.05141818</text:p>
          </table:table-cell>
          <table:table-cell office:value-type="float" office:value="0.04577234" calcext:value-type="float">
            <text:p>0.04577234</text:p>
          </table:table-cell>
          <table:table-cell office:value-type="float" office:value="0.031838" calcext:value-type="float">
            <text:p>0.031838</text:p>
          </table:table-cell>
          <table:table-cell office:value-type="float" office:value="0.02200587" calcext:value-type="float">
            <text:p>0.02200587</text:p>
          </table:table-cell>
          <table:table-cell office:value-type="float" office:value="0.05330642" calcext:value-type="float">
            <text:p>0.05330642</text:p>
          </table:table-cell>
          <table:table-cell office:value-type="float" office:value="0.0391846" calcext:value-type="float">
            <text:p>0.0391846</text:p>
          </table:table-cell>
          <table:table-cell office:value-type="float" office:value="0.02895029" calcext:value-type="float">
            <text:p>0.02895029</text:p>
          </table:table-cell>
          <table:table-cell office:value-type="float" office:value="0.02352104" calcext:value-type="float">
            <text:p>0.02352104</text:p>
          </table:table-cell>
          <table:table-cell office:value-type="float" office:value="0.0196749" calcext:value-type="float">
            <text:p>0.0196749</text:p>
          </table:table-cell>
          <table:table-cell office:value-type="float" office:value="0.01330895" calcext:value-type="float">
            <text:p>0.01330895</text:p>
          </table:table-cell>
          <table:table-cell office:value-type="float" office:value="0.004628903" calcext:value-type="float">
            <text:p>0.004628903</text:p>
          </table:table-cell>
          <table:table-cell office:value-type="float" office:value="0" calcext:value-type="float">
            <text:p>0</text:p>
          </table:table-cell>
          <table:table-cell office:value-type="float" office:value="0.07989923" calcext:value-type="float">
            <text:p>0.07989923</text:p>
          </table:table-cell>
          <table:table-cell office:value-type="float" office:value="3.24412" calcext:value-type="float">
            <text:p>3.24412</text:p>
          </table:table-cell>
          <table:table-cell office:value-type="float" office:value="5.511118" calcext:value-type="float">
            <text:p>5.511118</text:p>
          </table:table-cell>
          <table:table-cell office:value-type="float" office:value="5.064074" calcext:value-type="float">
            <text:p>5.064074</text:p>
          </table:table-cell>
          <table:table-cell office:value-type="float" office:value="3.968837" calcext:value-type="float">
            <text:p>3.968837</text:p>
          </table:table-cell>
          <table:table-cell office:value-type="float" office:value="2.149678" calcext:value-type="float">
            <text:p>2.149678</text:p>
          </table:table-cell>
          <table:table-cell office:value-type="float" office:value="1.043861" calcext:value-type="float">
            <text:p>1.043861</text:p>
          </table:table-cell>
          <table:table-cell office:value-type="float" office:value="1.474313" calcext:value-type="float">
            <text:p>1.474313</text:p>
          </table:table-cell>
          <table:table-cell office:value-type="float" office:value="0.927789" calcext:value-type="float">
            <text:p>0.927789</text:p>
          </table:table-cell>
          <table:table-cell office:value-type="float" office:value="0.5269251" calcext:value-type="float">
            <text:p>0.5269251</text:p>
          </table:table-cell>
          <table:table-cell office:value-type="float" office:value="0.3542194" calcext:value-type="float">
            <text:p>0.3542194</text:p>
          </table:table-cell>
          <table:table-cell office:value-type="float" office:value="0.3118422" calcext:value-type="float">
            <text:p>0.3118422</text:p>
          </table:table-cell>
          <table:table-cell office:value-type="float" office:value="0.2919268" calcext:value-type="float">
            <text:p>0.2919268</text:p>
          </table:table-cell>
          <table:table-cell office:value-type="float" office:value="0.3145312" calcext:value-type="float">
            <text:p>0.3145312</text:p>
          </table:table-cell>
          <table:table-cell office:value-type="float" office:value="0" calcext:value-type="float">
            <text:p>0</text:p>
          </table:table-cell>
          <table:table-cell office:value-type="float" office:value="17.71321" calcext:value-type="float">
            <text:p>17.71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769254" calcext:value-type="float">
            <text:p>-0.0077692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22.37387" calcext:value-type="float">
            <text:p>22.37387</text:p>
          </table:table-cell>
          <table:table-cell office:value-type="float" office:value="1123.402" calcext:value-type="float">
            <text:p>1123.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14192" calcext:value-type="float">
            <text:p>0.1114192</text:p>
          </table:table-cell>
          <table:table-cell office:value-type="float" office:value="3.15985" calcext:value-type="float">
            <text:p>3.15985</text:p>
          </table:table-cell>
          <table:table-cell office:value-type="float" office:value="0" calcext:value-type="float">
            <text:p>0</text:p>
          </table:table-cell>
          <table:table-cell office:value-type="float" office:value="0.000158999" calcext:value-type="float">
            <text:p>0.000158999</text:p>
          </table:table-cell>
          <table:table-cell office:value-type="float" office:value="0" calcext:value-type="float">
            <text:p>0</text:p>
          </table:table-cell>
          <table:table-cell office:value-type="float" office:value="-0.06263309" calcext:value-type="float">
            <text:p>-0.06263309</text:p>
          </table:table-cell>
          <table:table-cell office:value-type="float" office:value="-0.0035117" calcext:value-type="float">
            <text:p>-0.0035117</text:p>
          </table:table-cell>
          <table:table-cell office:value-type="float" office:value="0.0005415145" calcext:value-type="float">
            <text:p>0.0005415145</text:p>
          </table:table-cell>
          <table:table-cell office:value-type="float" office:value="0.0005479087" calcext:value-type="float">
            <text:p>0.0005479087</text:p>
          </table:table-cell>
          <table:table-cell office:value-type="float" office:value="34.80171" calcext:value-type="float">
            <text:p>34.80171</text:p>
          </table:table-cell>
          <table:table-cell office:value-type="float" office:value="0.02715038" calcext:value-type="float">
            <text:p>0.02715038</text:p>
          </table:table-cell>
          <table:table-cell office:value-type="float" office:value="0.06682409" calcext:value-type="float">
            <text:p>0.06682409</text:p>
          </table:table-cell>
          <table:table-cell office:value-type="float" office:value="0.0594449" calcext:value-type="float">
            <text:p>0.0594449</text:p>
          </table:table-cell>
          <table:table-cell office:value-type="float" office:value="0.05172597" calcext:value-type="float">
            <text:p>0.05172597</text:p>
          </table:table-cell>
          <table:table-cell office:value-type="float" office:value="0.04619837" calcext:value-type="float">
            <text:p>0.04619837</text:p>
          </table:table-cell>
          <table:table-cell office:value-type="float" office:value="0.03239461" calcext:value-type="float">
            <text:p>0.03239461</text:p>
          </table:table-cell>
          <table:table-cell office:value-type="float" office:value="0.02231238" calcext:value-type="float">
            <text:p>0.02231238</text:p>
          </table:table-cell>
          <table:table-cell office:value-type="float" office:value="0.05348853" calcext:value-type="float">
            <text:p>0.05348853</text:p>
          </table:table-cell>
          <table:table-cell office:value-type="float" office:value="0.03925891" calcext:value-type="float">
            <text:p>0.03925891</text:p>
          </table:table-cell>
          <table:table-cell office:value-type="float" office:value="0.02900012" calcext:value-type="float">
            <text:p>0.02900012</text:p>
          </table:table-cell>
          <table:table-cell office:value-type="float" office:value="0.02354995" calcext:value-type="float">
            <text:p>0.02354995</text:p>
          </table:table-cell>
          <table:table-cell office:value-type="float" office:value="0.01970847" calcext:value-type="float">
            <text:p>0.01970847</text:p>
          </table:table-cell>
          <table:table-cell office:value-type="float" office:value="0.01337346" calcext:value-type="float">
            <text:p>0.01337346</text:p>
          </table:table-cell>
          <table:table-cell office:value-type="float" office:value="0.00467481" calcext:value-type="float">
            <text:p>0.00467481</text:p>
          </table:table-cell>
          <table:table-cell office:value-type="float" office:value="0" calcext:value-type="float">
            <text:p>0</text:p>
          </table:table-cell>
          <table:table-cell office:value-type="float" office:value="0.06560077" calcext:value-type="float">
            <text:p>0.06560077</text:p>
          </table:table-cell>
          <table:table-cell office:value-type="float" office:value="3.276965" calcext:value-type="float">
            <text:p>3.276965</text:p>
          </table:table-cell>
          <table:table-cell office:value-type="float" office:value="5.412685" calcext:value-type="float">
            <text:p>5.412685</text:p>
          </table:table-cell>
          <table:table-cell office:value-type="float" office:value="5.042524" calcext:value-type="float">
            <text:p>5.042524</text:p>
          </table:table-cell>
          <table:table-cell office:value-type="float" office:value="3.998973" calcext:value-type="float">
            <text:p>3.998973</text:p>
          </table:table-cell>
          <table:table-cell office:value-type="float" office:value="2.188814" calcext:value-type="float">
            <text:p>2.188814</text:p>
          </table:table-cell>
          <table:table-cell office:value-type="float" office:value="1.028398" calcext:value-type="float">
            <text:p>1.028398</text:p>
          </table:table-cell>
          <table:table-cell office:value-type="float" office:value="1.497186" calcext:value-type="float">
            <text:p>1.497186</text:p>
          </table:table-cell>
          <table:table-cell office:value-type="float" office:value="0.9393696" calcext:value-type="float">
            <text:p>0.9393696</text:p>
          </table:table-cell>
          <table:table-cell office:value-type="float" office:value="0.5319115" calcext:value-type="float">
            <text:p>0.5319115</text:p>
          </table:table-cell>
          <table:table-cell office:value-type="float" office:value="0.3562384" calcext:value-type="float">
            <text:p>0.3562384</text:p>
          </table:table-cell>
          <table:table-cell office:value-type="float" office:value="0.3131008" calcext:value-type="float">
            <text:p>0.3131008</text:p>
          </table:table-cell>
          <table:table-cell office:value-type="float" office:value="0.2911225" calcext:value-type="float">
            <text:p>0.2911225</text:p>
          </table:table-cell>
          <table:table-cell office:value-type="float" office:value="0.316349" calcext:value-type="float">
            <text:p>0.316349</text:p>
          </table:table-cell>
          <table:table-cell office:value-type="float" office:value="0" calcext:value-type="float">
            <text:p>0</text:p>
          </table:table-cell>
          <table:table-cell office:value-type="float" office:value="19.56015" calcext:value-type="float">
            <text:p>19.56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857999" calcext:value-type="float">
            <text:p>-0.007857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22.37875" calcext:value-type="float">
            <text:p>22.37875</text:p>
          </table:table-cell>
          <table:table-cell office:value-type="float" office:value="1123.361" calcext:value-type="float">
            <text:p>1123.3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26813" calcext:value-type="float">
            <text:p>0.1126813</text:p>
          </table:table-cell>
          <table:table-cell office:value-type="float" office:value="3.183241" calcext:value-type="float">
            <text:p>3.183241</text:p>
          </table:table-cell>
          <table:table-cell office:value-type="float" office:value="0" calcext:value-type="float">
            <text:p>0</text:p>
          </table:table-cell>
          <table:table-cell office:value-type="float" office:value="0.0001594417" calcext:value-type="float">
            <text:p>0.0001594417</text:p>
          </table:table-cell>
          <table:table-cell office:value-type="float" office:value="0" calcext:value-type="float">
            <text:p>0</text:p>
          </table:table-cell>
          <table:table-cell office:value-type="float" office:value="-0.06347122" calcext:value-type="float">
            <text:p>-0.06347122</text:p>
          </table:table-cell>
          <table:table-cell office:value-type="float" office:value="-0.003691636" calcext:value-type="float">
            <text:p>-0.003691636</text:p>
          </table:table-cell>
          <table:table-cell office:value-type="float" office:value="0.0005534947" calcext:value-type="float">
            <text:p>0.0005534947</text:p>
          </table:table-cell>
          <table:table-cell office:value-type="float" office:value="0.0005540448" calcext:value-type="float">
            <text:p>0.0005540448</text:p>
          </table:table-cell>
          <table:table-cell office:value-type="float" office:value="34.80813" calcext:value-type="float">
            <text:p>34.80813</text:p>
          </table:table-cell>
          <table:table-cell office:value-type="float" office:value="0.02605331" calcext:value-type="float">
            <text:p>0.02605331</text:p>
          </table:table-cell>
          <table:table-cell office:value-type="float" office:value="0.06582481" calcext:value-type="float">
            <text:p>0.06582481</text:p>
          </table:table-cell>
          <table:table-cell office:value-type="float" office:value="0.05888261" calcext:value-type="float">
            <text:p>0.05888261</text:p>
          </table:table-cell>
          <table:table-cell office:value-type="float" office:value="0.05158329" calcext:value-type="float">
            <text:p>0.05158329</text:p>
          </table:table-cell>
          <table:table-cell office:value-type="float" office:value="0.04633145" calcext:value-type="float">
            <text:p>0.04633145</text:p>
          </table:table-cell>
          <table:table-cell office:value-type="float" office:value="0.03272919" calcext:value-type="float">
            <text:p>0.03272919</text:p>
          </table:table-cell>
          <table:table-cell office:value-type="float" office:value="0.02251415" calcext:value-type="float">
            <text:p>0.02251415</text:p>
          </table:table-cell>
          <table:table-cell office:value-type="float" office:value="0.05367181" calcext:value-type="float">
            <text:p>0.05367181</text:p>
          </table:table-cell>
          <table:table-cell office:value-type="float" office:value="0.03934277" calcext:value-type="float">
            <text:p>0.03934277</text:p>
          </table:table-cell>
          <table:table-cell office:value-type="float" office:value="0.02904997" calcext:value-type="float">
            <text:p>0.02904997</text:p>
          </table:table-cell>
          <table:table-cell office:value-type="float" office:value="0.02357753" calcext:value-type="float">
            <text:p>0.02357753</text:p>
          </table:table-cell>
          <table:table-cell office:value-type="float" office:value="0.01973934" calcext:value-type="float">
            <text:p>0.01973934</text:p>
          </table:table-cell>
          <table:table-cell office:value-type="float" office:value="0.01343888" calcext:value-type="float">
            <text:p>0.01343888</text:p>
          </table:table-cell>
          <table:table-cell office:value-type="float" office:value="0.004714926" calcext:value-type="float">
            <text:p>0.004714926</text:p>
          </table:table-cell>
          <table:table-cell office:value-type="float" office:value="0" calcext:value-type="float">
            <text:p>0</text:p>
          </table:table-cell>
          <table:table-cell office:value-type="float" office:value="0.05931031" calcext:value-type="float">
            <text:p>0.05931031</text:p>
          </table:table-cell>
          <table:table-cell office:value-type="float" office:value="3.378125" calcext:value-type="float">
            <text:p>3.378125</text:p>
          </table:table-cell>
          <table:table-cell office:value-type="float" office:value="5.38197" calcext:value-type="float">
            <text:p>5.38197</text:p>
          </table:table-cell>
          <table:table-cell office:value-type="float" office:value="5.027977" calcext:value-type="float">
            <text:p>5.027977</text:p>
          </table:table-cell>
          <table:table-cell office:value-type="float" office:value="4.026215" calcext:value-type="float">
            <text:p>4.026215</text:p>
          </table:table-cell>
          <table:table-cell office:value-type="float" office:value="2.214421" calcext:value-type="float">
            <text:p>2.214421</text:p>
          </table:table-cell>
          <table:table-cell office:value-type="float" office:value="1.024835" calcext:value-type="float">
            <text:p>1.024835</text:p>
          </table:table-cell>
          <table:table-cell office:value-type="float" office:value="1.516797" calcext:value-type="float">
            <text:p>1.516797</text:p>
          </table:table-cell>
          <table:table-cell office:value-type="float" office:value="0.951228" calcext:value-type="float">
            <text:p>0.951228</text:p>
          </table:table-cell>
          <table:table-cell office:value-type="float" office:value="0.5368445" calcext:value-type="float">
            <text:p>0.5368445</text:p>
          </table:table-cell>
          <table:table-cell office:value-type="float" office:value="0.3582222" calcext:value-type="float">
            <text:p>0.3582222</text:p>
          </table:table-cell>
          <table:table-cell office:value-type="float" office:value="0.3143003" calcext:value-type="float">
            <text:p>0.3143003</text:p>
          </table:table-cell>
          <table:table-cell office:value-type="float" office:value="0.2920355" calcext:value-type="float">
            <text:p>0.2920355</text:p>
          </table:table-cell>
          <table:table-cell office:value-type="float" office:value="0.3164731" calcext:value-type="float">
            <text:p>0.3164731</text:p>
          </table:table-cell>
          <table:table-cell office:value-type="float" office:value="0" calcext:value-type="float">
            <text:p>0</text:p>
          </table:table-cell>
          <table:table-cell office:value-type="float" office:value="22.01088" calcext:value-type="float">
            <text:p>22.01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793106" calcext:value-type="float">
            <text:p>-0.0079310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22.38082" calcext:value-type="float">
            <text:p>22.38082</text:p>
          </table:table-cell>
          <table:table-cell office:value-type="float" office:value="1123.321" calcext:value-type="float">
            <text:p>1123.3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35555" calcext:value-type="float">
            <text:p>0.1135555</text:p>
          </table:table-cell>
          <table:table-cell office:value-type="float" office:value="3.209422" calcext:value-type="float">
            <text:p>3.209422</text:p>
          </table:table-cell>
          <table:table-cell office:value-type="float" office:value="0" calcext:value-type="float">
            <text:p>0</text:p>
          </table:table-cell>
          <table:table-cell office:value-type="float" office:value="0.0001597792" calcext:value-type="float">
            <text:p>0.0001597792</text:p>
          </table:table-cell>
          <table:table-cell office:value-type="float" office:value="0" calcext:value-type="float">
            <text:p>0</text:p>
          </table:table-cell>
          <table:table-cell office:value-type="float" office:value="-0.0643039" calcext:value-type="float">
            <text:p>-0.0643039</text:p>
          </table:table-cell>
          <table:table-cell office:value-type="float" office:value="-0.003795871" calcext:value-type="float">
            <text:p>-0.003795871</text:p>
          </table:table-cell>
          <table:table-cell office:value-type="float" office:value="0.0005652439" calcext:value-type="float">
            <text:p>0.0005652439</text:p>
          </table:table-cell>
          <table:table-cell office:value-type="float" office:value="0.0005615387" calcext:value-type="float">
            <text:p>0.0005615387</text:p>
          </table:table-cell>
          <table:table-cell office:value-type="float" office:value="34.82883" calcext:value-type="float">
            <text:p>34.82883</text:p>
          </table:table-cell>
          <table:table-cell office:value-type="float" office:value="0.02581042" calcext:value-type="float">
            <text:p>0.02581042</text:p>
          </table:table-cell>
          <table:table-cell office:value-type="float" office:value="0.06495718" calcext:value-type="float">
            <text:p>0.06495718</text:p>
          </table:table-cell>
          <table:table-cell office:value-type="float" office:value="0.05832954" calcext:value-type="float">
            <text:p>0.05832954</text:p>
          </table:table-cell>
          <table:table-cell office:value-type="float" office:value="0.05137745" calcext:value-type="float">
            <text:p>0.05137745</text:p>
          </table:table-cell>
          <table:table-cell office:value-type="float" office:value="0.04631792" calcext:value-type="float">
            <text:p>0.04631792</text:p>
          </table:table-cell>
          <table:table-cell office:value-type="float" office:value="0.03267175" calcext:value-type="float">
            <text:p>0.03267175</text:p>
          </table:table-cell>
          <table:table-cell office:value-type="float" office:value="0.02252342" calcext:value-type="float">
            <text:p>0.02252342</text:p>
          </table:table-cell>
          <table:table-cell office:value-type="float" office:value="0.05380541" calcext:value-type="float">
            <text:p>0.05380541</text:p>
          </table:table-cell>
          <table:table-cell office:value-type="float" office:value="0.03942914" calcext:value-type="float">
            <text:p>0.03942914</text:p>
          </table:table-cell>
          <table:table-cell office:value-type="float" office:value="0.02910052" calcext:value-type="float">
            <text:p>0.02910052</text:p>
          </table:table-cell>
          <table:table-cell office:value-type="float" office:value="0.023604" calcext:value-type="float">
            <text:p>0.023604</text:p>
          </table:table-cell>
          <table:table-cell office:value-type="float" office:value="0.01976774" calcext:value-type="float">
            <text:p>0.01976774</text:p>
          </table:table-cell>
          <table:table-cell office:value-type="float" office:value="0.01349797" calcext:value-type="float">
            <text:p>0.01349797</text:p>
          </table:table-cell>
          <table:table-cell office:value-type="float" office:value="0.004756629" calcext:value-type="float">
            <text:p>0.004756629</text:p>
          </table:table-cell>
          <table:table-cell office:value-type="float" office:value="0" calcext:value-type="float">
            <text:p>0</text:p>
          </table:table-cell>
          <table:table-cell office:value-type="float" office:value="0.05295204" calcext:value-type="float">
            <text:p>0.05295204</text:p>
          </table:table-cell>
          <table:table-cell office:value-type="float" office:value="3.486294" calcext:value-type="float">
            <text:p>3.486294</text:p>
          </table:table-cell>
          <table:table-cell office:value-type="float" office:value="5.392322" calcext:value-type="float">
            <text:p>5.392322</text:p>
          </table:table-cell>
          <table:table-cell office:value-type="float" office:value="5.038541" calcext:value-type="float">
            <text:p>5.038541</text:p>
          </table:table-cell>
          <table:table-cell office:value-type="float" office:value="4.047842" calcext:value-type="float">
            <text:p>4.047842</text:p>
          </table:table-cell>
          <table:table-cell office:value-type="float" office:value="2.23404" calcext:value-type="float">
            <text:p>2.23404</text:p>
          </table:table-cell>
          <table:table-cell office:value-type="float" office:value="1.032558" calcext:value-type="float">
            <text:p>1.032558</text:p>
          </table:table-cell>
          <table:table-cell office:value-type="float" office:value="1.534061" calcext:value-type="float">
            <text:p>1.534061</text:p>
          </table:table-cell>
          <table:table-cell office:value-type="float" office:value="0.9629338" calcext:value-type="float">
            <text:p>0.9629338</text:p>
          </table:table-cell>
          <table:table-cell office:value-type="float" office:value="0.5417294" calcext:value-type="float">
            <text:p>0.5417294</text:p>
          </table:table-cell>
          <table:table-cell office:value-type="float" office:value="0.3601712" calcext:value-type="float">
            <text:p>0.3601712</text:p>
          </table:table-cell>
          <table:table-cell office:value-type="float" office:value="0.3154458" calcext:value-type="float">
            <text:p>0.3154458</text:p>
          </table:table-cell>
          <table:table-cell office:value-type="float" office:value="0.291478" calcext:value-type="float">
            <text:p>0.291478</text:p>
          </table:table-cell>
          <table:table-cell office:value-type="float" office:value="0.3180879" calcext:value-type="float">
            <text:p>0.3180879</text:p>
          </table:table-cell>
          <table:table-cell office:value-type="float" office:value="0" calcext:value-type="float">
            <text:p>0</text:p>
          </table:table-cell>
          <table:table-cell office:value-type="float" office:value="23.81191" calcext:value-type="float">
            <text:p>23.811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042473" calcext:value-type="float">
            <text:p>-0.0080424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22.38101" calcext:value-type="float">
            <text:p>22.38101</text:p>
          </table:table-cell>
          <table:table-cell office:value-type="float" office:value="1123.279" calcext:value-type="float">
            <text:p>1123.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41225" calcext:value-type="float">
            <text:p>0.1141225</text:p>
          </table:table-cell>
          <table:table-cell office:value-type="float" office:value="3.238374" calcext:value-type="float">
            <text:p>3.238374</text:p>
          </table:table-cell>
          <table:table-cell office:value-type="float" office:value="0" calcext:value-type="float">
            <text:p>0</text:p>
          </table:table-cell>
          <table:table-cell office:value-type="float" office:value="0.0001600408" calcext:value-type="float">
            <text:p>0.0001600408</text:p>
          </table:table-cell>
          <table:table-cell office:value-type="float" office:value="0" calcext:value-type="float">
            <text:p>0</text:p>
          </table:table-cell>
          <table:table-cell office:value-type="float" office:value="-0.06517095" calcext:value-type="float">
            <text:p>-0.06517095</text:p>
          </table:table-cell>
          <table:table-cell office:value-type="float" office:value="-0.003820023" calcext:value-type="float">
            <text:p>-0.003820023</text:p>
          </table:table-cell>
          <table:table-cell office:value-type="float" office:value="0.0005760866" calcext:value-type="float">
            <text:p>0.0005760866</text:p>
          </table:table-cell>
          <table:table-cell office:value-type="float" office:value="0.0005692716" calcext:value-type="float">
            <text:p>0.0005692716</text:p>
          </table:table-cell>
          <table:table-cell office:value-type="float" office:value="34.85154" calcext:value-type="float">
            <text:p>34.85154</text:p>
          </table:table-cell>
          <table:table-cell office:value-type="float" office:value="0.02610426" calcext:value-type="float">
            <text:p>0.02610426</text:p>
          </table:table-cell>
          <table:table-cell office:value-type="float" office:value="0.0654979" calcext:value-type="float">
            <text:p>0.0654979</text:p>
          </table:table-cell>
          <table:table-cell office:value-type="float" office:value="0.05865569" calcext:value-type="float">
            <text:p>0.05865569</text:p>
          </table:table-cell>
          <table:table-cell office:value-type="float" office:value="0.05165605" calcext:value-type="float">
            <text:p>0.05165605</text:p>
          </table:table-cell>
          <table:table-cell office:value-type="float" office:value="0.04660885" calcext:value-type="float">
            <text:p>0.04660885</text:p>
          </table:table-cell>
          <table:table-cell office:value-type="float" office:value="0.03260898" calcext:value-type="float">
            <text:p>0.03260898</text:p>
          </table:table-cell>
          <table:table-cell office:value-type="float" office:value="0.02248337" calcext:value-type="float">
            <text:p>0.02248337</text:p>
          </table:table-cell>
          <table:table-cell office:value-type="float" office:value="0.05387278" calcext:value-type="float">
            <text:p>0.05387278</text:p>
          </table:table-cell>
          <table:table-cell office:value-type="float" office:value="0.03950819" calcext:value-type="float">
            <text:p>0.03950819</text:p>
          </table:table-cell>
          <table:table-cell office:value-type="float" office:value="0.02915136" calcext:value-type="float">
            <text:p>0.02915136</text:p>
          </table:table-cell>
          <table:table-cell office:value-type="float" office:value="0.0236304" calcext:value-type="float">
            <text:p>0.0236304</text:p>
          </table:table-cell>
          <table:table-cell office:value-type="float" office:value="0.01979425" calcext:value-type="float">
            <text:p>0.01979425</text:p>
          </table:table-cell>
          <table:table-cell office:value-type="float" office:value="0.01355887" calcext:value-type="float">
            <text:p>0.01355887</text:p>
          </table:table-cell>
          <table:table-cell office:value-type="float" office:value="0.004792141" calcext:value-type="float">
            <text:p>0.004792141</text:p>
          </table:table-cell>
          <table:table-cell office:value-type="float" office:value="0" calcext:value-type="float">
            <text:p>0</text:p>
          </table:table-cell>
          <table:table-cell office:value-type="float" office:value="0.05491056" calcext:value-type="float">
            <text:p>0.05491056</text:p>
          </table:table-cell>
          <table:table-cell office:value-type="float" office:value="3.635519" calcext:value-type="float">
            <text:p>3.635519</text:p>
          </table:table-cell>
          <table:table-cell office:value-type="float" office:value="5.419784" calcext:value-type="float">
            <text:p>5.419784</text:p>
          </table:table-cell>
          <table:table-cell office:value-type="float" office:value="5.051245" calcext:value-type="float">
            <text:p>5.051245</text:p>
          </table:table-cell>
          <table:table-cell office:value-type="float" office:value="4.076223" calcext:value-type="float">
            <text:p>4.076223</text:p>
          </table:table-cell>
          <table:table-cell office:value-type="float" office:value="2.251888" calcext:value-type="float">
            <text:p>2.251888</text:p>
          </table:table-cell>
          <table:table-cell office:value-type="float" office:value="1.044328" calcext:value-type="float">
            <text:p>1.044328</text:p>
          </table:table-cell>
          <table:table-cell office:value-type="float" office:value="1.550626" calcext:value-type="float">
            <text:p>1.550626</text:p>
          </table:table-cell>
          <table:table-cell office:value-type="float" office:value="0.9743955" calcext:value-type="float">
            <text:p>0.9743955</text:p>
          </table:table-cell>
          <table:table-cell office:value-type="float" office:value="0.5465735" calcext:value-type="float">
            <text:p>0.5465735</text:p>
          </table:table-cell>
          <table:table-cell office:value-type="float" office:value="0.3621539" calcext:value-type="float">
            <text:p>0.3621539</text:p>
          </table:table-cell>
          <table:table-cell office:value-type="float" office:value="0.316613" calcext:value-type="float">
            <text:p>0.316613</text:p>
          </table:table-cell>
          <table:table-cell office:value-type="float" office:value="0.2948403" calcext:value-type="float">
            <text:p>0.2948403</text:p>
          </table:table-cell>
          <table:table-cell office:value-type="float" office:value="0.315743" calcext:value-type="float">
            <text:p>0.315743</text:p>
          </table:table-cell>
          <table:table-cell office:value-type="float" office:value="0" calcext:value-type="float">
            <text:p>0</text:p>
          </table:table-cell>
          <table:table-cell office:value-type="float" office:value="24.68498" calcext:value-type="float">
            <text:p>24.684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159818" calcext:value-type="float">
            <text:p>-0.008159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22.38614" calcext:value-type="float">
            <text:p>22.38614</text:p>
          </table:table-cell>
          <table:table-cell office:value-type="float" office:value="1123.238" calcext:value-type="float">
            <text:p>1123.2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51509" calcext:value-type="float">
            <text:p>0.1151509</text:p>
          </table:table-cell>
          <table:table-cell office:value-type="float" office:value="3.262404" calcext:value-type="float">
            <text:p>3.262404</text:p>
          </table:table-cell>
          <table:table-cell office:value-type="float" office:value="0" calcext:value-type="float">
            <text:p>0</text:p>
          </table:table-cell>
          <table:table-cell office:value-type="float" office:value="0.0001605266" calcext:value-type="float">
            <text:p>0.0001605266</text:p>
          </table:table-cell>
          <table:table-cell office:value-type="float" office:value="0" calcext:value-type="float">
            <text:p>0</text:p>
          </table:table-cell>
          <table:table-cell office:value-type="float" office:value="-0.06599642" calcext:value-type="float">
            <text:p>-0.06599642</text:p>
          </table:table-cell>
          <table:table-cell office:value-type="float" office:value="-0.003886115" calcext:value-type="float">
            <text:p>-0.003886115</text:p>
          </table:table-cell>
          <table:table-cell office:value-type="float" office:value="0.0005875683" calcext:value-type="float">
            <text:p>0.0005875683</text:p>
          </table:table-cell>
          <table:table-cell office:value-type="float" office:value="0.0005753141" calcext:value-type="float">
            <text:p>0.0005753141</text:p>
          </table:table-cell>
          <table:table-cell office:value-type="float" office:value="34.84798" calcext:value-type="float">
            <text:p>34.84798</text:p>
          </table:table-cell>
          <table:table-cell office:value-type="float" office:value="0.02742709" calcext:value-type="float">
            <text:p>0.02742709</text:p>
          </table:table-cell>
          <table:table-cell office:value-type="float" office:value="0.06627866" calcext:value-type="float">
            <text:p>0.06627866</text:p>
          </table:table-cell>
          <table:table-cell office:value-type="float" office:value="0.05942792" calcext:value-type="float">
            <text:p>0.05942792</text:p>
          </table:table-cell>
          <table:table-cell office:value-type="float" office:value="0.05230287" calcext:value-type="float">
            <text:p>0.05230287</text:p>
          </table:table-cell>
          <table:table-cell office:value-type="float" office:value="0.04715043" calcext:value-type="float">
            <text:p>0.04715043</text:p>
          </table:table-cell>
          <table:table-cell office:value-type="float" office:value="0.0328576" calcext:value-type="float">
            <text:p>0.0328576</text:p>
          </table:table-cell>
          <table:table-cell office:value-type="float" office:value="0.02258265" calcext:value-type="float">
            <text:p>0.02258265</text:p>
          </table:table-cell>
          <table:table-cell office:value-type="float" office:value="0.05394899" calcext:value-type="float">
            <text:p>0.05394899</text:p>
          </table:table-cell>
          <table:table-cell office:value-type="float" office:value="0.03957848" calcext:value-type="float">
            <text:p>0.03957848</text:p>
          </table:table-cell>
          <table:table-cell office:value-type="float" office:value="0.02920159" calcext:value-type="float">
            <text:p>0.02920159</text:p>
          </table:table-cell>
          <table:table-cell office:value-type="float" office:value="0.02365625" calcext:value-type="float">
            <text:p>0.02365625</text:p>
          </table:table-cell>
          <table:table-cell office:value-type="float" office:value="0.0198184" calcext:value-type="float">
            <text:p>0.0198184</text:p>
          </table:table-cell>
          <table:table-cell office:value-type="float" office:value="0.01360608" calcext:value-type="float">
            <text:p>0.01360608</text:p>
          </table:table-cell>
          <table:table-cell office:value-type="float" office:value="0.004837048" calcext:value-type="float">
            <text:p>0.004837048</text:p>
          </table:table-cell>
          <table:table-cell office:value-type="float" office:value="0" calcext:value-type="float">
            <text:p>0</text:p>
          </table:table-cell>
          <table:table-cell office:value-type="float" office:value="0.05471686" calcext:value-type="float">
            <text:p>0.05471686</text:p>
          </table:table-cell>
          <table:table-cell office:value-type="float" office:value="3.683958" calcext:value-type="float">
            <text:p>3.683958</text:p>
          </table:table-cell>
          <table:table-cell office:value-type="float" office:value="5.436105" calcext:value-type="float">
            <text:p>5.436105</text:p>
          </table:table-cell>
          <table:table-cell office:value-type="float" office:value="5.071822" calcext:value-type="float">
            <text:p>5.071822</text:p>
          </table:table-cell>
          <table:table-cell office:value-type="float" office:value="4.101529" calcext:value-type="float">
            <text:p>4.101529</text:p>
          </table:table-cell>
          <table:table-cell office:value-type="float" office:value="2.268137" calcext:value-type="float">
            <text:p>2.268137</text:p>
          </table:table-cell>
          <table:table-cell office:value-type="float" office:value="1.053201" calcext:value-type="float">
            <text:p>1.053201</text:p>
          </table:table-cell>
          <table:table-cell office:value-type="float" office:value="1.567381" calcext:value-type="float">
            <text:p>1.567381</text:p>
          </table:table-cell>
          <table:table-cell office:value-type="float" office:value="0.9856039" calcext:value-type="float">
            <text:p>0.9856039</text:p>
          </table:table-cell>
          <table:table-cell office:value-type="float" office:value="0.5513703" calcext:value-type="float">
            <text:p>0.5513703</text:p>
          </table:table-cell>
          <table:table-cell office:value-type="float" office:value="0.3641173" calcext:value-type="float">
            <text:p>0.3641173</text:p>
          </table:table-cell>
          <table:table-cell office:value-type="float" office:value="0.3176932" calcext:value-type="float">
            <text:p>0.3176932</text:p>
          </table:table-cell>
          <table:table-cell office:value-type="float" office:value="0.2936876" calcext:value-type="float">
            <text:p>0.2936876</text:p>
          </table:table-cell>
          <table:table-cell office:value-type="float" office:value="0.317935" calcext:value-type="float">
            <text:p>0.317935</text:p>
          </table:table-cell>
          <table:table-cell office:value-type="float" office:value="0" calcext:value-type="float">
            <text:p>0</text:p>
          </table:table-cell>
          <table:table-cell office:value-type="float" office:value="26.30767" calcext:value-type="float">
            <text:p>26.30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223799" calcext:value-type="float">
            <text:p>-0.00822379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22.39241" calcext:value-type="float">
            <text:p>22.39241</text:p>
          </table:table-cell>
          <table:table-cell office:value-type="float" office:value="1123.196" calcext:value-type="float">
            <text:p>1123.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62708" calcext:value-type="float">
            <text:p>0.1162708</text:p>
          </table:table-cell>
          <table:table-cell office:value-type="float" office:value="3.286119" calcext:value-type="float">
            <text:p>3.286119</text:p>
          </table:table-cell>
          <table:table-cell office:value-type="float" office:value="0" calcext:value-type="float">
            <text:p>0</text:p>
          </table:table-cell>
          <table:table-cell office:value-type="float" office:value="0.0001608802" calcext:value-type="float">
            <text:p>0.0001608802</text:p>
          </table:table-cell>
          <table:table-cell office:value-type="float" office:value="0" calcext:value-type="float">
            <text:p>0</text:p>
          </table:table-cell>
          <table:table-cell office:value-type="float" office:value="-0.0668055" calcext:value-type="float">
            <text:p>-0.0668055</text:p>
          </table:table-cell>
          <table:table-cell office:value-type="float" office:value="-0.003962428" calcext:value-type="float">
            <text:p>-0.003962428</text:p>
          </table:table-cell>
          <table:table-cell office:value-type="float" office:value="0.0005998651" calcext:value-type="float">
            <text:p>0.0005998651</text:p>
          </table:table-cell>
          <table:table-cell office:value-type="float" office:value="0.000580297" calcext:value-type="float">
            <text:p>0.000580297</text:p>
          </table:table-cell>
          <table:table-cell office:value-type="float" office:value="34.83411" calcext:value-type="float">
            <text:p>34.83411</text:p>
          </table:table-cell>
          <table:table-cell office:value-type="float" office:value="0.03055079" calcext:value-type="float">
            <text:p>0.03055079</text:p>
          </table:table-cell>
          <table:table-cell office:value-type="float" office:value="0.06671215" calcext:value-type="float">
            <text:p>0.06671215</text:p>
          </table:table-cell>
          <table:table-cell office:value-type="float" office:value="0.0601731" calcext:value-type="float">
            <text:p>0.0601731</text:p>
          </table:table-cell>
          <table:table-cell office:value-type="float" office:value="0.05293501" calcext:value-type="float">
            <text:p>0.05293501</text:p>
          </table:table-cell>
          <table:table-cell office:value-type="float" office:value="0.04768533" calcext:value-type="float">
            <text:p>0.04768533</text:p>
          </table:table-cell>
          <table:table-cell office:value-type="float" office:value="0.0332195" calcext:value-type="float">
            <text:p>0.0332195</text:p>
          </table:table-cell>
          <table:table-cell office:value-type="float" office:value="0.02276603" calcext:value-type="float">
            <text:p>0.02276603</text:p>
          </table:table-cell>
          <table:table-cell office:value-type="float" office:value="0.05407986" calcext:value-type="float">
            <text:p>0.05407986</text:p>
          </table:table-cell>
          <table:table-cell office:value-type="float" office:value="0.03965041" calcext:value-type="float">
            <text:p>0.03965041</text:p>
          </table:table-cell>
          <table:table-cell office:value-type="float" office:value="0.0292512" calcext:value-type="float">
            <text:p>0.0292512</text:p>
          </table:table-cell>
          <table:table-cell office:value-type="float" office:value="0.02368131" calcext:value-type="float">
            <text:p>0.02368131</text:p>
          </table:table-cell>
          <table:table-cell office:value-type="float" office:value="0.01984029" calcext:value-type="float">
            <text:p>0.01984029</text:p>
          </table:table-cell>
          <table:table-cell office:value-type="float" office:value="0.01365251" calcext:value-type="float">
            <text:p>0.01365251</text:p>
          </table:table-cell>
          <table:table-cell office:value-type="float" office:value="0.004878601" calcext:value-type="float">
            <text:p>0.004878601</text:p>
          </table:table-cell>
          <table:table-cell office:value-type="float" office:value="0" calcext:value-type="float">
            <text:p>0</text:p>
          </table:table-cell>
          <table:table-cell office:value-type="float" office:value="0.05950646" calcext:value-type="float">
            <text:p>0.05950646</text:p>
          </table:table-cell>
          <table:table-cell office:value-type="float" office:value="3.746598" calcext:value-type="float">
            <text:p>3.746598</text:p>
          </table:table-cell>
          <table:table-cell office:value-type="float" office:value="5.457426" calcext:value-type="float">
            <text:p>5.457426</text:p>
          </table:table-cell>
          <table:table-cell office:value-type="float" office:value="5.08523" calcext:value-type="float">
            <text:p>5.08523</text:p>
          </table:table-cell>
          <table:table-cell office:value-type="float" office:value="4.12077" calcext:value-type="float">
            <text:p>4.12077</text:p>
          </table:table-cell>
          <table:table-cell office:value-type="float" office:value="2.282231" calcext:value-type="float">
            <text:p>2.282231</text:p>
          </table:table-cell>
          <table:table-cell office:value-type="float" office:value="1.063798" calcext:value-type="float">
            <text:p>1.063798</text:p>
          </table:table-cell>
          <table:table-cell office:value-type="float" office:value="1.583254" calcext:value-type="float">
            <text:p>1.583254</text:p>
          </table:table-cell>
          <table:table-cell office:value-type="float" office:value="0.9965574" calcext:value-type="float">
            <text:p>0.9965574</text:p>
          </table:table-cell>
          <table:table-cell office:value-type="float" office:value="0.5561107" calcext:value-type="float">
            <text:p>0.5561107</text:p>
          </table:table-cell>
          <table:table-cell office:value-type="float" office:value="0.3660339" calcext:value-type="float">
            <text:p>0.3660339</text:p>
          </table:table-cell>
          <table:table-cell office:value-type="float" office:value="0.3186852" calcext:value-type="float">
            <text:p>0.3186852</text:p>
          </table:table-cell>
          <table:table-cell office:value-type="float" office:value="0.2928233" calcext:value-type="float">
            <text:p>0.2928233</text:p>
          </table:table-cell>
          <table:table-cell office:value-type="float" office:value="0.3198627" calcext:value-type="float">
            <text:p>0.3198627</text:p>
          </table:table-cell>
          <table:table-cell office:value-type="float" office:value="0" calcext:value-type="float">
            <text:p>0</text:p>
          </table:table-cell>
          <table:table-cell office:value-type="float" office:value="28.02532" calcext:value-type="float">
            <text:p>28.02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259218" calcext:value-type="float">
            <text:p>-0.0082592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22.39672" calcext:value-type="float">
            <text:p>22.39672</text:p>
          </table:table-cell>
          <table:table-cell office:value-type="float" office:value="1123.155" calcext:value-type="float">
            <text:p>1123.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84858" calcext:value-type="float">
            <text:p>0.1184858</text:p>
          </table:table-cell>
          <table:table-cell office:value-type="float" office:value="3.310371" calcext:value-type="float">
            <text:p>3.310371</text:p>
          </table:table-cell>
          <table:table-cell office:value-type="float" office:value="0" calcext:value-type="float">
            <text:p>0</text:p>
          </table:table-cell>
          <table:table-cell office:value-type="float" office:value="0.0001611331" calcext:value-type="float">
            <text:p>0.0001611331</text:p>
          </table:table-cell>
          <table:table-cell office:value-type="float" office:value="0" calcext:value-type="float">
            <text:p>0</text:p>
          </table:table-cell>
          <table:table-cell office:value-type="float" office:value="-0.06760171" calcext:value-type="float">
            <text:p>-0.06760171</text:p>
          </table:table-cell>
          <table:table-cell office:value-type="float" office:value="-0.004045499" calcext:value-type="float">
            <text:p>-0.004045499</text:p>
          </table:table-cell>
          <table:table-cell office:value-type="float" office:value="0.0006125454" calcext:value-type="float">
            <text:p>0.0006125454</text:p>
          </table:table-cell>
          <table:table-cell office:value-type="float" office:value="0.0005848888" calcext:value-type="float">
            <text:p>0.0005848888</text:p>
          </table:table-cell>
          <table:table-cell office:value-type="float" office:value="34.81679" calcext:value-type="float">
            <text:p>34.81679</text:p>
          </table:table-cell>
          <table:table-cell office:value-type="float" office:value="0.03791578" calcext:value-type="float">
            <text:p>0.03791578</text:p>
          </table:table-cell>
          <table:table-cell office:value-type="float" office:value="0.06681641" calcext:value-type="float">
            <text:p>0.06681641</text:p>
          </table:table-cell>
          <table:table-cell office:value-type="float" office:value="0.06087252" calcext:value-type="float">
            <text:p>0.06087252</text:p>
          </table:table-cell>
          <table:table-cell office:value-type="float" office:value="0.05346694" calcext:value-type="float">
            <text:p>0.05346694</text:p>
          </table:table-cell>
          <table:table-cell office:value-type="float" office:value="0.0481586" calcext:value-type="float">
            <text:p>0.0481586</text:p>
          </table:table-cell>
          <table:table-cell office:value-type="float" office:value="0.03353968" calcext:value-type="float">
            <text:p>0.03353968</text:p>
          </table:table-cell>
          <table:table-cell office:value-type="float" office:value="0.02295668" calcext:value-type="float">
            <text:p>0.02295668</text:p>
          </table:table-cell>
          <table:table-cell office:value-type="float" office:value="0.05424914" calcext:value-type="float">
            <text:p>0.05424914</text:p>
          </table:table-cell>
          <table:table-cell office:value-type="float" office:value="0.03973049" calcext:value-type="float">
            <text:p>0.03973049</text:p>
          </table:table-cell>
          <table:table-cell office:value-type="float" office:value="0.0293009" calcext:value-type="float">
            <text:p>0.0293009</text:p>
          </table:table-cell>
          <table:table-cell office:value-type="float" office:value="0.02370566" calcext:value-type="float">
            <text:p>0.02370566</text:p>
          </table:table-cell>
          <table:table-cell office:value-type="float" office:value="0.01986027" calcext:value-type="float">
            <text:p>0.01986027</text:p>
          </table:table-cell>
          <table:table-cell office:value-type="float" office:value="0.01369875" calcext:value-type="float">
            <text:p>0.01369875</text:p>
          </table:table-cell>
          <table:table-cell office:value-type="float" office:value="0.004916346" calcext:value-type="float">
            <text:p>0.004916346</text:p>
          </table:table-cell>
          <table:table-cell office:value-type="float" office:value="0" calcext:value-type="float">
            <text:p>0</text:p>
          </table:table-cell>
          <table:table-cell office:value-type="float" office:value="0.1381438" calcext:value-type="float">
            <text:p>0.1381438</text:p>
          </table:table-cell>
          <table:table-cell office:value-type="float" office:value="3.788242" calcext:value-type="float">
            <text:p>3.788242</text:p>
          </table:table-cell>
          <table:table-cell office:value-type="float" office:value="5.503666" calcext:value-type="float">
            <text:p>5.503666</text:p>
          </table:table-cell>
          <table:table-cell office:value-type="float" office:value="5.095301" calcext:value-type="float">
            <text:p>5.095301</text:p>
          </table:table-cell>
          <table:table-cell office:value-type="float" office:value="4.141393" calcext:value-type="float">
            <text:p>4.141393</text:p>
          </table:table-cell>
          <table:table-cell office:value-type="float" office:value="2.29509" calcext:value-type="float">
            <text:p>2.29509</text:p>
          </table:table-cell>
          <table:table-cell office:value-type="float" office:value="1.076945" calcext:value-type="float">
            <text:p>1.076945</text:p>
          </table:table-cell>
          <table:table-cell office:value-type="float" office:value="1.598224" calcext:value-type="float">
            <text:p>1.598224</text:p>
          </table:table-cell>
          <table:table-cell office:value-type="float" office:value="1.007143" calcext:value-type="float">
            <text:p>1.007143</text:p>
          </table:table-cell>
          <table:table-cell office:value-type="float" office:value="0.560788" calcext:value-type="float">
            <text:p>0.560788</text:p>
          </table:table-cell>
          <table:table-cell office:value-type="float" office:value="0.3679042" calcext:value-type="float">
            <text:p>0.3679042</text:p>
          </table:table-cell>
          <table:table-cell office:value-type="float" office:value="0.3196233" calcext:value-type="float">
            <text:p>0.3196233</text:p>
          </table:table-cell>
          <table:table-cell office:value-type="float" office:value="0.2922717" calcext:value-type="float">
            <text:p>0.2922717</text:p>
          </table:table-cell>
          <table:table-cell office:value-type="float" office:value="0.3214852" calcext:value-type="float">
            <text:p>0.3214852</text:p>
          </table:table-cell>
          <table:table-cell office:value-type="float" office:value="0" calcext:value-type="float">
            <text:p>0</text:p>
          </table:table-cell>
          <table:table-cell office:value-type="float" office:value="32.20189" calcext:value-type="float">
            <text:p>32.20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289883" calcext:value-type="float">
            <text:p>-0.00828988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22.38636" calcext:value-type="float">
            <text:p>22.38636</text:p>
          </table:table-cell>
          <table:table-cell office:value-type="float" office:value="1123.116" calcext:value-type="float">
            <text:p>1123.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60172" calcext:value-type="float">
            <text:p>0.1260172</text:p>
          </table:table-cell>
          <table:table-cell office:value-type="float" office:value="3.341702" calcext:value-type="float">
            <text:p>3.341702</text:p>
          </table:table-cell>
          <table:table-cell office:value-type="float" office:value="0" calcext:value-type="float">
            <text:p>0</text:p>
          </table:table-cell>
          <table:table-cell office:value-type="float" office:value="0.0001614507" calcext:value-type="float">
            <text:p>0.0001614507</text:p>
          </table:table-cell>
          <table:table-cell office:value-type="float" office:value="0" calcext:value-type="float">
            <text:p>0</text:p>
          </table:table-cell>
          <table:table-cell office:value-type="float" office:value="-0.06841513" calcext:value-type="float">
            <text:p>-0.06841513</text:p>
          </table:table-cell>
          <table:table-cell office:value-type="float" office:value="-0.004152199" calcext:value-type="float">
            <text:p>-0.004152199</text:p>
          </table:table-cell>
          <table:table-cell office:value-type="float" office:value="0.0006254261" calcext:value-type="float">
            <text:p>0.0006254261</text:p>
          </table:table-cell>
          <table:table-cell office:value-type="float" office:value="0.0005892851" calcext:value-type="float">
            <text:p>0.0005892851</text:p>
          </table:table-cell>
          <table:table-cell office:value-type="float" office:value="34.78801" calcext:value-type="float">
            <text:p>34.78801</text:p>
          </table:table-cell>
          <table:table-cell office:value-type="float" office:value="0.06083336" calcext:value-type="float">
            <text:p>0.06083336</text:p>
          </table:table-cell>
          <table:table-cell office:value-type="float" office:value="0.06695359" calcext:value-type="float">
            <text:p>0.06695359</text:p>
          </table:table-cell>
          <table:table-cell office:value-type="float" office:value="0.06128513" calcext:value-type="float">
            <text:p>0.06128513</text:p>
          </table:table-cell>
          <table:table-cell office:value-type="float" office:value="0.05382238" calcext:value-type="float">
            <text:p>0.05382238</text:p>
          </table:table-cell>
          <table:table-cell office:value-type="float" office:value="0.04851703" calcext:value-type="float">
            <text:p>0.04851703</text:p>
          </table:table-cell>
          <table:table-cell office:value-type="float" office:value="0.03376425" calcext:value-type="float">
            <text:p>0.03376425</text:p>
          </table:table-cell>
          <table:table-cell office:value-type="float" office:value="0.02311836" calcext:value-type="float">
            <text:p>0.02311836</text:p>
          </table:table-cell>
          <table:table-cell office:value-type="float" office:value="0.05444105" calcext:value-type="float">
            <text:p>0.05444105</text:p>
          </table:table-cell>
          <table:table-cell office:value-type="float" office:value="0.03981864" calcext:value-type="float">
            <text:p>0.03981864</text:p>
          </table:table-cell>
          <table:table-cell office:value-type="float" office:value="0.02935136" calcext:value-type="float">
            <text:p>0.02935136</text:p>
          </table:table-cell>
          <table:table-cell office:value-type="float" office:value="0.02372947" calcext:value-type="float">
            <text:p>0.02372947</text:p>
          </table:table-cell>
          <table:table-cell office:value-type="float" office:value="0.01987964" calcext:value-type="float">
            <text:p>0.01987964</text:p>
          </table:table-cell>
          <table:table-cell office:value-type="float" office:value="0.01375255" calcext:value-type="float">
            <text:p>0.01375255</text:p>
          </table:table-cell>
          <table:table-cell office:value-type="float" office:value="0.00494333" calcext:value-type="float">
            <text:p>0.00494333</text:p>
          </table:table-cell>
          <table:table-cell office:value-type="float" office:value="0" calcext:value-type="float">
            <text:p>0</text:p>
          </table:table-cell>
          <table:table-cell office:value-type="float" office:value="0.6687902" calcext:value-type="float">
            <text:p>0.6687902</text:p>
          </table:table-cell>
          <table:table-cell office:value-type="float" office:value="3.844927" calcext:value-type="float">
            <text:p>3.844927</text:p>
          </table:table-cell>
          <table:table-cell office:value-type="float" office:value="5.558973" calcext:value-type="float">
            <text:p>5.558973</text:p>
          </table:table-cell>
          <table:table-cell office:value-type="float" office:value="5.118185" calcext:value-type="float">
            <text:p>5.118185</text:p>
          </table:table-cell>
          <table:table-cell office:value-type="float" office:value="4.174472" calcext:value-type="float">
            <text:p>4.174472</text:p>
          </table:table-cell>
          <table:table-cell office:value-type="float" office:value="2.308853" calcext:value-type="float">
            <text:p>2.308853</text:p>
          </table:table-cell>
          <table:table-cell office:value-type="float" office:value="1.087407" calcext:value-type="float">
            <text:p>1.087407</text:p>
          </table:table-cell>
          <table:table-cell office:value-type="float" office:value="1.613308" calcext:value-type="float">
            <text:p>1.613308</text:p>
          </table:table-cell>
          <table:table-cell office:value-type="float" office:value="1.017349" calcext:value-type="float">
            <text:p>1.017349</text:p>
          </table:table-cell>
          <table:table-cell office:value-type="float" office:value="0.5653902" calcext:value-type="float">
            <text:p>0.5653902</text:p>
          </table:table-cell>
          <table:table-cell office:value-type="float" office:value="0.3697327" calcext:value-type="float">
            <text:p>0.3697327</text:p>
          </table:table-cell>
          <table:table-cell office:value-type="float" office:value="0.3206528" calcext:value-type="float">
            <text:p>0.3206528</text:p>
          </table:table-cell>
          <table:table-cell office:value-type="float" office:value="0.297303" calcext:value-type="float">
            <text:p>0.297303</text:p>
          </table:table-cell>
          <table:table-cell office:value-type="float" office:value="0.3174958" calcext:value-type="float">
            <text:p>0.3174958</text:p>
          </table:table-cell>
          <table:table-cell office:value-type="float" office:value="0" calcext:value-type="float">
            <text:p>0</text:p>
          </table:table-cell>
          <table:table-cell office:value-type="float" office:value="48.39772" calcext:value-type="float">
            <text:p>48.39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321374" calcext:value-type="float">
            <text:p>-0.0083213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22.37774" calcext:value-type="float">
            <text:p>22.37774</text:p>
          </table:table-cell>
          <table:table-cell office:value-type="float" office:value="1123.08" calcext:value-type="float">
            <text:p>1123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25348" calcext:value-type="float">
            <text:p>0.1325348</text:p>
          </table:table-cell>
          <table:table-cell office:value-type="float" office:value="3.369713" calcext:value-type="float">
            <text:p>3.369713</text:p>
          </table:table-cell>
          <table:table-cell office:value-type="float" office:value="0" calcext:value-type="float">
            <text:p>0</text:p>
          </table:table-cell>
          <table:table-cell office:value-type="float" office:value="0.0001620182" calcext:value-type="float">
            <text:p>0.0001620182</text:p>
          </table:table-cell>
          <table:table-cell office:value-type="float" office:value="0" calcext:value-type="float">
            <text:p>0</text:p>
          </table:table-cell>
          <table:table-cell office:value-type="float" office:value="-0.06920896" calcext:value-type="float">
            <text:p>-0.06920896</text:p>
          </table:table-cell>
          <table:table-cell office:value-type="float" office:value="-0.004326357" calcext:value-type="float">
            <text:p>-0.004326357</text:p>
          </table:table-cell>
          <table:table-cell office:value-type="float" office:value="0.0006380785" calcext:value-type="float">
            <text:p>0.0006380785</text:p>
          </table:table-cell>
          <table:table-cell office:value-type="float" office:value="0.0005938559" calcext:value-type="float">
            <text:p>0.0005938559</text:p>
          </table:table-cell>
          <table:table-cell office:value-type="float" office:value="34.7708" calcext:value-type="float">
            <text:p>34.7708</text:p>
          </table:table-cell>
          <table:table-cell office:value-type="float" office:value="0.07251965" calcext:value-type="float">
            <text:p>0.07251965</text:p>
          </table:table-cell>
          <table:table-cell office:value-type="float" office:value="0.06756201" calcext:value-type="float">
            <text:p>0.06756201</text:p>
          </table:table-cell>
          <table:table-cell office:value-type="float" office:value="0.06160392" calcext:value-type="float">
            <text:p>0.06160392</text:p>
          </table:table-cell>
          <table:table-cell office:value-type="float" office:value="0.05413901" calcext:value-type="float">
            <text:p>0.05413901</text:p>
          </table:table-cell>
          <table:table-cell office:value-type="float" office:value="0.04884414" calcext:value-type="float">
            <text:p>0.04884414</text:p>
          </table:table-cell>
          <table:table-cell office:value-type="float" office:value="0.03396678" calcext:value-type="float">
            <text:p>0.03396678</text:p>
          </table:table-cell>
          <table:table-cell office:value-type="float" office:value="0.02331477" calcext:value-type="float">
            <text:p>0.02331477</text:p>
          </table:table-cell>
          <table:table-cell office:value-type="float" office:value="0.05466845" calcext:value-type="float">
            <text:p>0.05466845</text:p>
          </table:table-cell>
          <table:table-cell office:value-type="float" office:value="0.03991351" calcext:value-type="float">
            <text:p>0.03991351</text:p>
          </table:table-cell>
          <table:table-cell office:value-type="float" office:value="0.02940297" calcext:value-type="float">
            <text:p>0.02940297</text:p>
          </table:table-cell>
          <table:table-cell office:value-type="float" office:value="0.02375305" calcext:value-type="float">
            <text:p>0.02375305</text:p>
          </table:table-cell>
          <table:table-cell office:value-type="float" office:value="0.01989812" calcext:value-type="float">
            <text:p>0.01989812</text:p>
          </table:table-cell>
          <table:table-cell office:value-type="float" office:value="0.0137865" calcext:value-type="float">
            <text:p>0.0137865</text:p>
          </table:table-cell>
          <table:table-cell office:value-type="float" office:value="0.004987138" calcext:value-type="float">
            <text:p>0.004987138</text:p>
          </table:table-cell>
          <table:table-cell office:value-type="float" office:value="0" calcext:value-type="float">
            <text:p>0</text:p>
          </table:table-cell>
          <table:table-cell office:value-type="float" office:value="0.6281209" calcext:value-type="float">
            <text:p>0.6281209</text:p>
          </table:table-cell>
          <table:table-cell office:value-type="float" office:value="3.982165" calcext:value-type="float">
            <text:p>3.982165</text:p>
          </table:table-cell>
          <table:table-cell office:value-type="float" office:value="5.595145" calcext:value-type="float">
            <text:p>5.595145</text:p>
          </table:table-cell>
          <table:table-cell office:value-type="float" office:value="5.144655" calcext:value-type="float">
            <text:p>5.144655</text:p>
          </table:table-cell>
          <table:table-cell office:value-type="float" office:value="4.206989" calcext:value-type="float">
            <text:p>4.206989</text:p>
          </table:table-cell>
          <table:table-cell office:value-type="float" office:value="2.326912" calcext:value-type="float">
            <text:p>2.326912</text:p>
          </table:table-cell>
          <table:table-cell office:value-type="float" office:value="1.075006" calcext:value-type="float">
            <text:p>1.075006</text:p>
          </table:table-cell>
          <table:table-cell office:value-type="float" office:value="1.632007" calcext:value-type="float">
            <text:p>1.632007</text:p>
          </table:table-cell>
          <table:table-cell office:value-type="float" office:value="1.027429" calcext:value-type="float">
            <text:p>1.027429</text:p>
          </table:table-cell>
          <table:table-cell office:value-type="float" office:value="0.5699121" calcext:value-type="float">
            <text:p>0.5699121</text:p>
          </table:table-cell>
          <table:table-cell office:value-type="float" office:value="0.3715302" calcext:value-type="float">
            <text:p>0.3715302</text:p>
          </table:table-cell>
          <table:table-cell office:value-type="float" office:value="0.3216944" calcext:value-type="float">
            <text:p>0.3216944</text:p>
          </table:table-cell>
          <table:table-cell office:value-type="float" office:value="0.2959089" calcext:value-type="float">
            <text:p>0.2959089</text:p>
          </table:table-cell>
          <table:table-cell office:value-type="float" office:value="0.3199384" calcext:value-type="float">
            <text:p>0.3199384</text:p>
          </table:table-cell>
          <table:table-cell office:value-type="float" office:value="0" calcext:value-type="float">
            <text:p>0</text:p>
          </table:table-cell>
          <table:table-cell office:value-type="float" office:value="62.54271" calcext:value-type="float">
            <text:p>62.542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358301" calcext:value-type="float">
            <text:p>-0.00835830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22.3675" calcext:value-type="float">
            <text:p>22.3675</text:p>
          </table:table-cell>
          <table:table-cell office:value-type="float" office:value="1123.044" calcext:value-type="float">
            <text:p>1123.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98987" calcext:value-type="float">
            <text:p>0.1398987</text:p>
          </table:table-cell>
          <table:table-cell office:value-type="float" office:value="3.39877" calcext:value-type="float">
            <text:p>3.39877</text:p>
          </table:table-cell>
          <table:table-cell office:value-type="float" office:value="0" calcext:value-type="float">
            <text:p>0</text:p>
          </table:table-cell>
          <table:table-cell office:value-type="float" office:value="0.0001622234" calcext:value-type="float">
            <text:p>0.0001622234</text:p>
          </table:table-cell>
          <table:table-cell office:value-type="float" office:value="0" calcext:value-type="float">
            <text:p>0</text:p>
          </table:table-cell>
          <table:table-cell office:value-type="float" office:value="-0.07000714" calcext:value-type="float">
            <text:p>-0.07000714</text:p>
          </table:table-cell>
          <table:table-cell office:value-type="float" office:value="-0.004517423" calcext:value-type="float">
            <text:p>-0.004517423</text:p>
          </table:table-cell>
          <table:table-cell office:value-type="float" office:value="0.0006510697" calcext:value-type="float">
            <text:p>0.0006510697</text:p>
          </table:table-cell>
          <table:table-cell office:value-type="float" office:value="0.0005985974" calcext:value-type="float">
            <text:p>0.0005985974</text:p>
          </table:table-cell>
          <table:table-cell office:value-type="float" office:value="34.74752" calcext:value-type="float">
            <text:p>34.74752</text:p>
          </table:table-cell>
          <table:table-cell office:value-type="float" office:value="0.08445252" calcext:value-type="float">
            <text:p>0.08445252</text:p>
          </table:table-cell>
          <table:table-cell office:value-type="float" office:value="0.06810733" calcext:value-type="float">
            <text:p>0.06810733</text:p>
          </table:table-cell>
          <table:table-cell office:value-type="float" office:value="0.06191596" calcext:value-type="float">
            <text:p>0.06191596</text:p>
          </table:table-cell>
          <table:table-cell office:value-type="float" office:value="0.05447259" calcext:value-type="float">
            <text:p>0.05447259</text:p>
          </table:table-cell>
          <table:table-cell office:value-type="float" office:value="0.04918573" calcext:value-type="float">
            <text:p>0.04918573</text:p>
          </table:table-cell>
          <table:table-cell office:value-type="float" office:value="0.03413662" calcext:value-type="float">
            <text:p>0.03413662</text:p>
          </table:table-cell>
          <table:table-cell office:value-type="float" office:value="0.02345491" calcext:value-type="float">
            <text:p>0.02345491</text:p>
          </table:table-cell>
          <table:table-cell office:value-type="float" office:value="0.05488617" calcext:value-type="float">
            <text:p>0.05488617</text:p>
          </table:table-cell>
          <table:table-cell office:value-type="float" office:value="0.04001459" calcext:value-type="float">
            <text:p>0.04001459</text:p>
          </table:table-cell>
          <table:table-cell office:value-type="float" office:value="0.02945583" calcext:value-type="float">
            <text:p>0.02945583</text:p>
          </table:table-cell>
          <table:table-cell office:value-type="float" office:value="0.02377698" calcext:value-type="float">
            <text:p>0.02377698</text:p>
          </table:table-cell>
          <table:table-cell office:value-type="float" office:value="0.01991593" calcext:value-type="float">
            <text:p>0.01991593</text:p>
          </table:table-cell>
          <table:table-cell office:value-type="float" office:value="0.01381842" calcext:value-type="float">
            <text:p>0.01381842</text:p>
          </table:table-cell>
          <table:table-cell office:value-type="float" office:value="0.005028304" calcext:value-type="float">
            <text:p>0.005028304</text:p>
          </table:table-cell>
          <table:table-cell office:value-type="float" office:value="0" calcext:value-type="float">
            <text:p>0</text:p>
          </table:table-cell>
          <table:table-cell office:value-type="float" office:value="0.9942709" calcext:value-type="float">
            <text:p>0.9942709</text:p>
          </table:table-cell>
          <table:table-cell office:value-type="float" office:value="4.059765" calcext:value-type="float">
            <text:p>4.059765</text:p>
          </table:table-cell>
          <table:table-cell office:value-type="float" office:value="5.627884" calcext:value-type="float">
            <text:p>5.627884</text:p>
          </table:table-cell>
          <table:table-cell office:value-type="float" office:value="5.183126" calcext:value-type="float">
            <text:p>5.183126</text:p>
          </table:table-cell>
          <table:table-cell office:value-type="float" office:value="4.245868" calcext:value-type="float">
            <text:p>4.245868</text:p>
          </table:table-cell>
          <table:table-cell office:value-type="float" office:value="2.341522" calcext:value-type="float">
            <text:p>2.341522</text:p>
          </table:table-cell>
          <table:table-cell office:value-type="float" office:value="1.062486" calcext:value-type="float">
            <text:p>1.062486</text:p>
          </table:table-cell>
          <table:table-cell office:value-type="float" office:value="1.649411" calcext:value-type="float">
            <text:p>1.649411</text:p>
          </table:table-cell>
          <table:table-cell office:value-type="float" office:value="1.037977" calcext:value-type="float">
            <text:p>1.037977</text:p>
          </table:table-cell>
          <table:table-cell office:value-type="float" office:value="0.574368" calcext:value-type="float">
            <text:p>0.574368</text:p>
          </table:table-cell>
          <table:table-cell office:value-type="float" office:value="0.3733427" calcext:value-type="float">
            <text:p>0.3733427</text:p>
          </table:table-cell>
          <table:table-cell office:value-type="float" office:value="0.3227708" calcext:value-type="float">
            <text:p>0.3227708</text:p>
          </table:table-cell>
          <table:table-cell office:value-type="float" office:value="0.2945998" calcext:value-type="float">
            <text:p>0.2945998</text:p>
          </table:table-cell>
          <table:table-cell office:value-type="float" office:value="0.3221655" calcext:value-type="float">
            <text:p>0.3221655</text:p>
          </table:table-cell>
          <table:table-cell office:value-type="float" office:value="0" calcext:value-type="float">
            <text:p>0</text:p>
          </table:table-cell>
          <table:table-cell office:value-type="float" office:value="78.72469" calcext:value-type="float">
            <text:p>78.724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384798" calcext:value-type="float">
            <text:p>-0.00838479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22.35705" calcext:value-type="float">
            <text:p>22.35705</text:p>
          </table:table-cell>
          <table:table-cell office:value-type="float" office:value="1123.006" calcext:value-type="float">
            <text:p>1123.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66579" calcext:value-type="float">
            <text:p>0.1466579</text:p>
          </table:table-cell>
          <table:table-cell office:value-type="float" office:value="3.430505" calcext:value-type="float">
            <text:p>3.430505</text:p>
          </table:table-cell>
          <table:table-cell office:value-type="float" office:value="0" calcext:value-type="float">
            <text:p>0</text:p>
          </table:table-cell>
          <table:table-cell office:value-type="float" office:value="0.0001624563" calcext:value-type="float">
            <text:p>0.0001624563</text:p>
          </table:table-cell>
          <table:table-cell office:value-type="float" office:value="0" calcext:value-type="float">
            <text:p>0</text:p>
          </table:table-cell>
          <table:table-cell office:value-type="float" office:value="-0.07063909" calcext:value-type="float">
            <text:p>-0.07063909</text:p>
          </table:table-cell>
          <table:table-cell office:value-type="float" office:value="-0.004633204" calcext:value-type="float">
            <text:p>-0.004633204</text:p>
          </table:table-cell>
          <table:table-cell office:value-type="float" office:value="0.0006638991" calcext:value-type="float">
            <text:p>0.0006638991</text:p>
          </table:table-cell>
          <table:table-cell office:value-type="float" office:value="0.0006032605" calcext:value-type="float">
            <text:p>0.0006032605</text:p>
          </table:table-cell>
          <table:table-cell office:value-type="float" office:value="34.71564" calcext:value-type="float">
            <text:p>34.71564</text:p>
          </table:table-cell>
          <table:table-cell office:value-type="float" office:value="0.09275157" calcext:value-type="float">
            <text:p>0.09275157</text:p>
          </table:table-cell>
          <table:table-cell office:value-type="float" office:value="0.06836855" calcext:value-type="float">
            <text:p>0.06836855</text:p>
          </table:table-cell>
          <table:table-cell office:value-type="float" office:value="0.06244985" calcext:value-type="float">
            <text:p>0.06244985</text:p>
          </table:table-cell>
          <table:table-cell office:value-type="float" office:value="0.05493863" calcext:value-type="float">
            <text:p>0.05493863</text:p>
          </table:table-cell>
          <table:table-cell office:value-type="float" office:value="0.04960153" calcext:value-type="float">
            <text:p>0.04960153</text:p>
          </table:table-cell>
          <table:table-cell office:value-type="float" office:value="0.03428313" calcext:value-type="float">
            <text:p>0.03428313</text:p>
          </table:table-cell>
          <table:table-cell office:value-type="float" office:value="0.02354757" calcext:value-type="float">
            <text:p>0.02354757</text:p>
          </table:table-cell>
          <table:table-cell office:value-type="float" office:value="0.05506241" calcext:value-type="float">
            <text:p>0.05506241</text:p>
          </table:table-cell>
          <table:table-cell office:value-type="float" office:value="0.04011523" calcext:value-type="float">
            <text:p>0.04011523</text:p>
          </table:table-cell>
          <table:table-cell office:value-type="float" office:value="0.02950974" calcext:value-type="float">
            <text:p>0.02950974</text:p>
          </table:table-cell>
          <table:table-cell office:value-type="float" office:value="0.02380084" calcext:value-type="float">
            <text:p>0.02380084</text:p>
          </table:table-cell>
          <table:table-cell office:value-type="float" office:value="0.01993196" calcext:value-type="float">
            <text:p>0.01993196</text:p>
          </table:table-cell>
          <table:table-cell office:value-type="float" office:value="0.01385166" calcext:value-type="float">
            <text:p>0.01385166</text:p>
          </table:table-cell>
          <table:table-cell office:value-type="float" office:value="0.005064908" calcext:value-type="float">
            <text:p>0.005064908</text:p>
          </table:table-cell>
          <table:table-cell office:value-type="float" office:value="0" calcext:value-type="float">
            <text:p>0</text:p>
          </table:table-cell>
          <table:table-cell office:value-type="float" office:value="1.515128" calcext:value-type="float">
            <text:p>1.515128</text:p>
          </table:table-cell>
          <table:table-cell office:value-type="float" office:value="4.12409" calcext:value-type="float">
            <text:p>4.12409</text:p>
          </table:table-cell>
          <table:table-cell office:value-type="float" office:value="5.670104" calcext:value-type="float">
            <text:p>5.670104</text:p>
          </table:table-cell>
          <table:table-cell office:value-type="float" office:value="5.217233" calcext:value-type="float">
            <text:p>5.217233</text:p>
          </table:table-cell>
          <table:table-cell office:value-type="float" office:value="4.278255" calcext:value-type="float">
            <text:p>4.278255</text:p>
          </table:table-cell>
          <table:table-cell office:value-type="float" office:value="2.351713" calcext:value-type="float">
            <text:p>2.351713</text:p>
          </table:table-cell>
          <table:table-cell office:value-type="float" office:value="1.069088" calcext:value-type="float">
            <text:p>1.069088</text:p>
          </table:table-cell>
          <table:table-cell office:value-type="float" office:value="1.662998" calcext:value-type="float">
            <text:p>1.662998</text:p>
          </table:table-cell>
          <table:table-cell office:value-type="float" office:value="1.048332" calcext:value-type="float">
            <text:p>1.048332</text:p>
          </table:table-cell>
          <table:table-cell office:value-type="float" office:value="0.5787693" calcext:value-type="float">
            <text:p>0.5787693</text:p>
          </table:table-cell>
          <table:table-cell office:value-type="float" office:value="0.3751247" calcext:value-type="float">
            <text:p>0.3751247</text:p>
          </table:table-cell>
          <table:table-cell office:value-type="float" office:value="0.3237266" calcext:value-type="float">
            <text:p>0.3237266</text:p>
          </table:table-cell>
          <table:table-cell office:value-type="float" office:value="0.2937113" calcext:value-type="float">
            <text:p>0.2937113</text:p>
          </table:table-cell>
          <table:table-cell office:value-type="float" office:value="0.3237591" calcext:value-type="float">
            <text:p>0.3237591</text:p>
          </table:table-cell>
          <table:table-cell office:value-type="float" office:value="0" calcext:value-type="float">
            <text:p>0</text:p>
          </table:table-cell>
          <table:table-cell office:value-type="float" office:value="93.62616" calcext:value-type="float">
            <text:p>93.6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40237" calcext:value-type="float">
            <text:p>-0.0084023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22.34763" calcext:value-type="float">
            <text:p>22.34763</text:p>
          </table:table-cell>
          <table:table-cell office:value-type="float" office:value="1122.969" calcext:value-type="float">
            <text:p>1122.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31475" calcext:value-type="float">
            <text:p>0.1531475</text:p>
          </table:table-cell>
          <table:table-cell office:value-type="float" office:value="3.459531" calcext:value-type="float">
            <text:p>3.459531</text:p>
          </table:table-cell>
          <table:table-cell office:value-type="float" office:value="0" calcext:value-type="float">
            <text:p>0</text:p>
          </table:table-cell>
          <table:table-cell office:value-type="float" office:value="0.0001630771" calcext:value-type="float">
            <text:p>0.0001630771</text:p>
          </table:table-cell>
          <table:table-cell office:value-type="float" office:value="0" calcext:value-type="float">
            <text:p>0</text:p>
          </table:table-cell>
          <table:table-cell office:value-type="float" office:value="-0.0705843" calcext:value-type="float">
            <text:p>-0.0705843</text:p>
          </table:table-cell>
          <table:table-cell office:value-type="float" office:value="-0.004752051" calcext:value-type="float">
            <text:p>-0.004752051</text:p>
          </table:table-cell>
          <table:table-cell office:value-type="float" office:value="0.0006771542" calcext:value-type="float">
            <text:p>0.0006771542</text:p>
          </table:table-cell>
          <table:table-cell office:value-type="float" office:value="0.0006076763" calcext:value-type="float">
            <text:p>0.0006076763</text:p>
          </table:table-cell>
          <table:table-cell office:value-type="float" office:value="34.68922" calcext:value-type="float">
            <text:p>34.68922</text:p>
          </table:table-cell>
          <table:table-cell office:value-type="float" office:value="0.09653643" calcext:value-type="float">
            <text:p>0.09653643</text:p>
          </table:table-cell>
          <table:table-cell office:value-type="float" office:value="0.06858926" calcext:value-type="float">
            <text:p>0.06858926</text:p>
          </table:table-cell>
          <table:table-cell office:value-type="float" office:value="0.06291316" calcext:value-type="float">
            <text:p>0.06291316</text:p>
          </table:table-cell>
          <table:table-cell office:value-type="float" office:value="0.05534664" calcext:value-type="float">
            <text:p>0.05534664</text:p>
          </table:table-cell>
          <table:table-cell office:value-type="float" office:value="0.04998667" calcext:value-type="float">
            <text:p>0.04998667</text:p>
          </table:table-cell>
          <table:table-cell office:value-type="float" office:value="0.03448106" calcext:value-type="float">
            <text:p>0.03448106</text:p>
          </table:table-cell>
          <table:table-cell office:value-type="float" office:value="0.02370771" calcext:value-type="float">
            <text:p>0.02370771</text:p>
          </table:table-cell>
          <table:table-cell office:value-type="float" office:value="0.05526188" calcext:value-type="float">
            <text:p>0.05526188</text:p>
          </table:table-cell>
          <table:table-cell office:value-type="float" office:value="0.0402142" calcext:value-type="float">
            <text:p>0.0402142</text:p>
          </table:table-cell>
          <table:table-cell office:value-type="float" office:value="0.02956424" calcext:value-type="float">
            <text:p>0.02956424</text:p>
          </table:table-cell>
          <table:table-cell office:value-type="float" office:value="0.02382465" calcext:value-type="float">
            <text:p>0.02382465</text:p>
          </table:table-cell>
          <table:table-cell office:value-type="float" office:value="0.0199466" calcext:value-type="float">
            <text:p>0.0199466</text:p>
          </table:table-cell>
          <table:table-cell office:value-type="float" office:value="0.01388555" calcext:value-type="float">
            <text:p>0.01388555</text:p>
          </table:table-cell>
          <table:table-cell office:value-type="float" office:value="0.005098537" calcext:value-type="float">
            <text:p>0.005098537</text:p>
          </table:table-cell>
          <table:table-cell office:value-type="float" office:value="0" calcext:value-type="float">
            <text:p>0</text:p>
          </table:table-cell>
          <table:table-cell office:value-type="float" office:value="1.414879" calcext:value-type="float">
            <text:p>1.414879</text:p>
          </table:table-cell>
          <table:table-cell office:value-type="float" office:value="4.227698" calcext:value-type="float">
            <text:p>4.227698</text:p>
          </table:table-cell>
          <table:table-cell office:value-type="float" office:value="5.73914" calcext:value-type="float">
            <text:p>5.73914</text:p>
          </table:table-cell>
          <table:table-cell office:value-type="float" office:value="5.25155" calcext:value-type="float">
            <text:p>5.25155</text:p>
          </table:table-cell>
          <table:table-cell office:value-type="float" office:value="4.308625" calcext:value-type="float">
            <text:p>4.308625</text:p>
          </table:table-cell>
          <table:table-cell office:value-type="float" office:value="2.365204" calcext:value-type="float">
            <text:p>2.365204</text:p>
          </table:table-cell>
          <table:table-cell office:value-type="float" office:value="1.06019" calcext:value-type="float">
            <text:p>1.06019</text:p>
          </table:table-cell>
          <table:table-cell office:value-type="float" office:value="1.679307" calcext:value-type="float">
            <text:p>1.679307</text:p>
          </table:table-cell>
          <table:table-cell office:value-type="float" office:value="1.058378" calcext:value-type="float">
            <text:p>1.058378</text:p>
          </table:table-cell>
          <table:table-cell office:value-type="float" office:value="0.5831118" calcext:value-type="float">
            <text:p>0.5831118</text:p>
          </table:table-cell>
          <table:table-cell office:value-type="float" office:value="0.3768651" calcext:value-type="float">
            <text:p>0.3768651</text:p>
          </table:table-cell>
          <table:table-cell office:value-type="float" office:value="0.3246074" calcext:value-type="float">
            <text:p>0.3246074</text:p>
          </table:table-cell>
          <table:table-cell office:value-type="float" office:value="0.2931457" calcext:value-type="float">
            <text:p>0.2931457</text:p>
          </table:table-cell>
          <table:table-cell office:value-type="float" office:value="0.3239817" calcext:value-type="float">
            <text:p>0.3239817</text:p>
          </table:table-cell>
          <table:table-cell office:value-type="float" office:value="0" calcext:value-type="float">
            <text:p>0</text:p>
          </table:table-cell>
          <table:table-cell office:value-type="float" office:value="108.0479" calcext:value-type="float">
            <text:p>108.0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418865" calcext:value-type="float">
            <text:p>-0.00841886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22.3369" calcext:value-type="float">
            <text:p>22.3369</text:p>
          </table:table-cell>
          <table:table-cell office:value-type="float" office:value="1122.933" calcext:value-type="float">
            <text:p>1122.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03027" calcext:value-type="float">
            <text:p>0.1603027</text:p>
          </table:table-cell>
          <table:table-cell office:value-type="float" office:value="3.488716" calcext:value-type="float">
            <text:p>3.488716</text:p>
          </table:table-cell>
          <table:table-cell office:value-type="float" office:value="0" calcext:value-type="float">
            <text:p>0</text:p>
          </table:table-cell>
          <table:table-cell office:value-type="float" office:value="0.0001634897" calcext:value-type="float">
            <text:p>0.0001634897</text:p>
          </table:table-cell>
          <table:table-cell office:value-type="float" office:value="0" calcext:value-type="float">
            <text:p>0</text:p>
          </table:table-cell>
          <table:table-cell office:value-type="float" office:value="-0.07076006" calcext:value-type="float">
            <text:p>-0.07076006</text:p>
          </table:table-cell>
          <table:table-cell office:value-type="float" office:value="-0.004875646" calcext:value-type="float">
            <text:p>-0.004875646</text:p>
          </table:table-cell>
          <table:table-cell office:value-type="float" office:value="0.0006889593" calcext:value-type="float">
            <text:p>0.0006889593</text:p>
          </table:table-cell>
          <table:table-cell office:value-type="float" office:value="0.0006121856" calcext:value-type="float">
            <text:p>0.0006121856</text:p>
          </table:table-cell>
          <table:table-cell office:value-type="float" office:value="34.65947" calcext:value-type="float">
            <text:p>34.65947</text:p>
          </table:table-cell>
          <table:table-cell office:value-type="float" office:value="0.1001258" calcext:value-type="float">
            <text:p>0.1001258</text:p>
          </table:table-cell>
          <table:table-cell office:value-type="float" office:value="0.06856624" calcext:value-type="float">
            <text:p>0.06856624</text:p>
          </table:table-cell>
          <table:table-cell office:value-type="float" office:value="0.06315174" calcext:value-type="float">
            <text:p>0.06315174</text:p>
          </table:table-cell>
          <table:table-cell office:value-type="float" office:value="0.05562936" calcext:value-type="float">
            <text:p>0.05562936</text:p>
          </table:table-cell>
          <table:table-cell office:value-type="float" office:value="0.05029977" calcext:value-type="float">
            <text:p>0.05029977</text:p>
          </table:table-cell>
          <table:table-cell office:value-type="float" office:value="0.03464431" calcext:value-type="float">
            <text:p>0.03464431</text:p>
          </table:table-cell>
          <table:table-cell office:value-type="float" office:value="0.0238461" calcext:value-type="float">
            <text:p>0.0238461</text:p>
          </table:table-cell>
          <table:table-cell office:value-type="float" office:value="0.055471" calcext:value-type="float">
            <text:p>0.055471</text:p>
          </table:table-cell>
          <table:table-cell office:value-type="float" office:value="0.0403155" calcext:value-type="float">
            <text:p>0.0403155</text:p>
          </table:table-cell>
          <table:table-cell office:value-type="float" office:value="0.02961923" calcext:value-type="float">
            <text:p>0.02961923</text:p>
          </table:table-cell>
          <table:table-cell office:value-type="float" office:value="0.02384838" calcext:value-type="float">
            <text:p>0.02384838</text:p>
          </table:table-cell>
          <table:table-cell office:value-type="float" office:value="0.01996085" calcext:value-type="float">
            <text:p>0.01996085</text:p>
          </table:table-cell>
          <table:table-cell office:value-type="float" office:value="0.01393593" calcext:value-type="float">
            <text:p>0.01393593</text:p>
          </table:table-cell>
          <table:table-cell office:value-type="float" office:value="0.005112749" calcext:value-type="float">
            <text:p>0.005112749</text:p>
          </table:table-cell>
          <table:table-cell office:value-type="float" office:value="0" calcext:value-type="float">
            <text:p>0</text:p>
          </table:table-cell>
          <table:table-cell office:value-type="float" office:value="1.621116" calcext:value-type="float">
            <text:p>1.621116</text:p>
          </table:table-cell>
          <table:table-cell office:value-type="float" office:value="4.330292" calcext:value-type="float">
            <text:p>4.330292</text:p>
          </table:table-cell>
          <table:table-cell office:value-type="float" office:value="5.799434" calcext:value-type="float">
            <text:p>5.799434</text:p>
          </table:table-cell>
          <table:table-cell office:value-type="float" office:value="5.291209" calcext:value-type="float">
            <text:p>5.291209</text:p>
          </table:table-cell>
          <table:table-cell office:value-type="float" office:value="4.346459" calcext:value-type="float">
            <text:p>4.346459</text:p>
          </table:table-cell>
          <table:table-cell office:value-type="float" office:value="2.377935" calcext:value-type="float">
            <text:p>2.377935</text:p>
          </table:table-cell>
          <table:table-cell office:value-type="float" office:value="1.043069" calcext:value-type="float">
            <text:p>1.043069</text:p>
          </table:table-cell>
          <table:table-cell office:value-type="float" office:value="1.696149" calcext:value-type="float">
            <text:p>1.696149</text:p>
          </table:table-cell>
          <table:table-cell office:value-type="float" office:value="1.068748" calcext:value-type="float">
            <text:p>1.068748</text:p>
          </table:table-cell>
          <table:table-cell office:value-type="float" office:value="0.5874013" calcext:value-type="float">
            <text:p>0.5874013</text:p>
          </table:table-cell>
          <table:table-cell office:value-type="float" office:value="0.378565" calcext:value-type="float">
            <text:p>0.378565</text:p>
          </table:table-cell>
          <table:table-cell office:value-type="float" office:value="0.3255463" calcext:value-type="float">
            <text:p>0.3255463</text:p>
          </table:table-cell>
          <table:table-cell office:value-type="float" office:value="0.301295" calcext:value-type="float">
            <text:p>0.301295</text:p>
          </table:table-cell>
          <table:table-cell office:value-type="float" office:value="0.3158098" calcext:value-type="float">
            <text:p>0.3158098</text:p>
          </table:table-cell>
          <table:table-cell office:value-type="float" office:value="0" calcext:value-type="float">
            <text:p>0</text:p>
          </table:table-cell>
          <table:table-cell office:value-type="float" office:value="124.157" calcext:value-type="float">
            <text:p>124.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433985" calcext:value-type="float">
            <text:p>-0.0084339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22.32739" calcext:value-type="float">
            <text:p>22.32739</text:p>
          </table:table-cell>
          <table:table-cell office:value-type="float" office:value="1122.898" calcext:value-type="float">
            <text:p>1122.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75136" calcext:value-type="float">
            <text:p>0.1675136</text:p>
          </table:table-cell>
          <table:table-cell office:value-type="float" office:value="3.515429" calcext:value-type="float">
            <text:p>3.515429</text:p>
          </table:table-cell>
          <table:table-cell office:value-type="float" office:value="0" calcext:value-type="float">
            <text:p>0</text:p>
          </table:table-cell>
          <table:table-cell office:value-type="float" office:value="0.0001636059" calcext:value-type="float">
            <text:p>0.0001636059</text:p>
          </table:table-cell>
          <table:table-cell office:value-type="float" office:value="0" calcext:value-type="float">
            <text:p>0</text:p>
          </table:table-cell>
          <table:table-cell office:value-type="float" office:value="-0.07161608" calcext:value-type="float">
            <text:p>-0.07161608</text:p>
          </table:table-cell>
          <table:table-cell office:value-type="float" office:value="-0.005053174" calcext:value-type="float">
            <text:p>-0.005053174</text:p>
          </table:table-cell>
          <table:table-cell office:value-type="float" office:value="0.0006997056" calcext:value-type="float">
            <text:p>0.0006997056</text:p>
          </table:table-cell>
          <table:table-cell office:value-type="float" office:value="0.0006169496" calcext:value-type="float">
            <text:p>0.0006169496</text:p>
          </table:table-cell>
          <table:table-cell office:value-type="float" office:value="34.63802" calcext:value-type="float">
            <text:p>34.63802</text:p>
          </table:table-cell>
          <table:table-cell office:value-type="float" office:value="0.1024633" calcext:value-type="float">
            <text:p>0.1024633</text:p>
          </table:table-cell>
          <table:table-cell office:value-type="float" office:value="0.06842966" calcext:value-type="float">
            <text:p>0.06842966</text:p>
          </table:table-cell>
          <table:table-cell office:value-type="float" office:value="0.06309655" calcext:value-type="float">
            <text:p>0.06309655</text:p>
          </table:table-cell>
          <table:table-cell office:value-type="float" office:value="0.05573304" calcext:value-type="float">
            <text:p>0.05573304</text:p>
          </table:table-cell>
          <table:table-cell office:value-type="float" office:value="0.05046776" calcext:value-type="float">
            <text:p>0.05046776</text:p>
          </table:table-cell>
          <table:table-cell office:value-type="float" office:value="0.03467781" calcext:value-type="float">
            <text:p>0.03467781</text:p>
          </table:table-cell>
          <table:table-cell office:value-type="float" office:value="0.02389499" calcext:value-type="float">
            <text:p>0.02389499</text:p>
          </table:table-cell>
          <table:table-cell office:value-type="float" office:value="0.05563875" calcext:value-type="float">
            <text:p>0.05563875</text:p>
          </table:table-cell>
          <table:table-cell office:value-type="float" office:value="0.04041857" calcext:value-type="float">
            <text:p>0.04041857</text:p>
          </table:table-cell>
          <table:table-cell office:value-type="float" office:value="0.02967517" calcext:value-type="float">
            <text:p>0.02967517</text:p>
          </table:table-cell>
          <table:table-cell office:value-type="float" office:value="0.02387226" calcext:value-type="float">
            <text:p>0.02387226</text:p>
          </table:table-cell>
          <table:table-cell office:value-type="float" office:value="0.01997688" calcext:value-type="float">
            <text:p>0.01997688</text:p>
          </table:table-cell>
          <table:table-cell office:value-type="float" office:value="0.01395062" calcext:value-type="float">
            <text:p>0.01395062</text:p>
          </table:table-cell>
          <table:table-cell office:value-type="float" office:value="0.005160121" calcext:value-type="float">
            <text:p>0.005160121</text:p>
          </table:table-cell>
          <table:table-cell office:value-type="float" office:value="0" calcext:value-type="float">
            <text:p>0</text:p>
          </table:table-cell>
          <table:table-cell office:value-type="float" office:value="1.822109" calcext:value-type="float">
            <text:p>1.822109</text:p>
          </table:table-cell>
          <table:table-cell office:value-type="float" office:value="4.4317" calcext:value-type="float">
            <text:p>4.4317</text:p>
          </table:table-cell>
          <table:table-cell office:value-type="float" office:value="5.853181" calcext:value-type="float">
            <text:p>5.853181</text:p>
          </table:table-cell>
          <table:table-cell office:value-type="float" office:value="5.331115" calcext:value-type="float">
            <text:p>5.331115</text:p>
          </table:table-cell>
          <table:table-cell office:value-type="float" office:value="4.379743" calcext:value-type="float">
            <text:p>4.379743</text:p>
          </table:table-cell>
          <table:table-cell office:value-type="float" office:value="2.386559" calcext:value-type="float">
            <text:p>2.386559</text:p>
          </table:table-cell>
          <table:table-cell office:value-type="float" office:value="1.042704" calcext:value-type="float">
            <text:p>1.042704</text:p>
          </table:table-cell>
          <table:table-cell office:value-type="float" office:value="1.709039" calcext:value-type="float">
            <text:p>1.709039</text:p>
          </table:table-cell>
          <table:table-cell office:value-type="float" office:value="1.079406" calcext:value-type="float">
            <text:p>1.079406</text:p>
          </table:table-cell>
          <table:table-cell office:value-type="float" office:value="0.5916895" calcext:value-type="float">
            <text:p>0.5916895</text:p>
          </table:table-cell>
          <table:table-cell office:value-type="float" office:value="0.3802457" calcext:value-type="float">
            <text:p>0.3802457</text:p>
          </table:table-cell>
          <table:table-cell office:value-type="float" office:value="0.32671" calcext:value-type="float">
            <text:p>0.32671</text:p>
          </table:table-cell>
          <table:table-cell office:value-type="float" office:value="0.2989383" calcext:value-type="float">
            <text:p>0.2989383</text:p>
          </table:table-cell>
          <table:table-cell office:value-type="float" office:value="0.3190683" calcext:value-type="float">
            <text:p>0.3190683</text:p>
          </table:table-cell>
          <table:table-cell office:value-type="float" office:value="0" calcext:value-type="float">
            <text:p>0</text:p>
          </table:table-cell>
          <table:table-cell office:value-type="float" office:value="140.7297" calcext:value-type="float">
            <text:p>140.7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450798" calcext:value-type="float">
            <text:p>-0.00845079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22.32175" calcext:value-type="float">
            <text:p>22.32175</text:p>
          </table:table-cell>
          <table:table-cell office:value-type="float" office:value="1122.866" calcext:value-type="float">
            <text:p>1122.8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2591" calcext:value-type="float">
            <text:p>0.172591</text:p>
          </table:table-cell>
          <table:table-cell office:value-type="float" office:value="3.539044" calcext:value-type="float">
            <text:p>3.539044</text:p>
          </table:table-cell>
          <table:table-cell office:value-type="float" office:value="0" calcext:value-type="float">
            <text:p>0</text:p>
          </table:table-cell>
          <table:table-cell office:value-type="float" office:value="0.0001636939" calcext:value-type="float">
            <text:p>0.0001636939</text:p>
          </table:table-cell>
          <table:table-cell office:value-type="float" office:value="0" calcext:value-type="float">
            <text:p>0</text:p>
          </table:table-cell>
          <table:table-cell office:value-type="float" office:value="-0.07243073" calcext:value-type="float">
            <text:p>-0.07243073</text:p>
          </table:table-cell>
          <table:table-cell office:value-type="float" office:value="-0.005314674" calcext:value-type="float">
            <text:p>-0.005314674</text:p>
          </table:table-cell>
          <table:table-cell office:value-type="float" office:value="0.0007103067" calcext:value-type="float">
            <text:p>0.0007103067</text:p>
          </table:table-cell>
          <table:table-cell office:value-type="float" office:value="0.0006219945" calcext:value-type="float">
            <text:p>0.0006219945</text:p>
          </table:table-cell>
          <table:table-cell office:value-type="float" office:value="34.63086" calcext:value-type="float">
            <text:p>34.63086</text:p>
          </table:table-cell>
          <table:table-cell office:value-type="float" office:value="0.1029125" calcext:value-type="float">
            <text:p>0.1029125</text:p>
          </table:table-cell>
          <table:table-cell office:value-type="float" office:value="0.06872259" calcext:value-type="float">
            <text:p>0.06872259</text:p>
          </table:table-cell>
          <table:table-cell office:value-type="float" office:value="0.06305985" calcext:value-type="float">
            <text:p>0.06305985</text:p>
          </table:table-cell>
          <table:table-cell office:value-type="float" office:value="0.05581351" calcext:value-type="float">
            <text:p>0.05581351</text:p>
          </table:table-cell>
          <table:table-cell office:value-type="float" office:value="0.05058621" calcext:value-type="float">
            <text:p>0.05058621</text:p>
          </table:table-cell>
          <table:table-cell office:value-type="float" office:value="0.03461482" calcext:value-type="float">
            <text:p>0.03461482</text:p>
          </table:table-cell>
          <table:table-cell office:value-type="float" office:value="0.02387241" calcext:value-type="float">
            <text:p>0.02387241</text:p>
          </table:table-cell>
          <table:table-cell office:value-type="float" office:value="0.05576176" calcext:value-type="float">
            <text:p>0.05576176</text:p>
          </table:table-cell>
          <table:table-cell office:value-type="float" office:value="0.04051617" calcext:value-type="float">
            <text:p>0.04051617</text:p>
          </table:table-cell>
          <table:table-cell office:value-type="float" office:value="0.0297314" calcext:value-type="float">
            <text:p>0.0297314</text:p>
          </table:table-cell>
          <table:table-cell office:value-type="float" office:value="0.023897" calcext:value-type="float">
            <text:p>0.023897</text:p>
          </table:table-cell>
          <table:table-cell office:value-type="float" office:value="0.0199903" calcext:value-type="float">
            <text:p>0.0199903</text:p>
          </table:table-cell>
          <table:table-cell office:value-type="float" office:value="0.01396393" calcext:value-type="float">
            <text:p>0.01396393</text:p>
          </table:table-cell>
          <table:table-cell office:value-type="float" office:value="0.005207044" calcext:value-type="float">
            <text:p>0.005207044</text:p>
          </table:table-cell>
          <table:table-cell office:value-type="float" office:value="0" calcext:value-type="float">
            <text:p>0</text:p>
          </table:table-cell>
          <table:table-cell office:value-type="float" office:value="1.907692" calcext:value-type="float">
            <text:p>1.907692</text:p>
          </table:table-cell>
          <table:table-cell office:value-type="float" office:value="4.534842" calcext:value-type="float">
            <text:p>4.534842</text:p>
          </table:table-cell>
          <table:table-cell office:value-type="float" office:value="5.898065" calcext:value-type="float">
            <text:p>5.898065</text:p>
          </table:table-cell>
          <table:table-cell office:value-type="float" office:value="5.366224" calcext:value-type="float">
            <text:p>5.366224</text:p>
          </table:table-cell>
          <table:table-cell office:value-type="float" office:value="4.407188" calcext:value-type="float">
            <text:p>4.407188</text:p>
          </table:table-cell>
          <table:table-cell office:value-type="float" office:value="2.393876" calcext:value-type="float">
            <text:p>2.393876</text:p>
          </table:table-cell>
          <table:table-cell office:value-type="float" office:value="1.052314" calcext:value-type="float">
            <text:p>1.052314</text:p>
          </table:table-cell>
          <table:table-cell office:value-type="float" office:value="1.720437" calcext:value-type="float">
            <text:p>1.720437</text:p>
          </table:table-cell>
          <table:table-cell office:value-type="float" office:value="1.089595" calcext:value-type="float">
            <text:p>1.089595</text:p>
          </table:table-cell>
          <table:table-cell office:value-type="float" office:value="0.5959582" calcext:value-type="float">
            <text:p>0.5959582</text:p>
          </table:table-cell>
          <table:table-cell office:value-type="float" office:value="0.381971" calcext:value-type="float">
            <text:p>0.381971</text:p>
          </table:table-cell>
          <table:table-cell office:value-type="float" office:value="0.3276244" calcext:value-type="float">
            <text:p>0.3276244</text:p>
          </table:table-cell>
          <table:table-cell office:value-type="float" office:value="0.296749" calcext:value-type="float">
            <text:p>0.296749</text:p>
          </table:table-cell>
          <table:table-cell office:value-type="float" office:value="0.3222776" calcext:value-type="float">
            <text:p>0.3222776</text:p>
          </table:table-cell>
          <table:table-cell office:value-type="float" office:value="0" calcext:value-type="float">
            <text:p>0</text:p>
          </table:table-cell>
          <table:table-cell office:value-type="float" office:value="152.5727" calcext:value-type="float">
            <text:p>152.57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4713" calcext:value-type="float">
            <text:p>-0.00847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22.31997" calcext:value-type="float">
            <text:p>22.31997</text:p>
          </table:table-cell>
          <table:table-cell office:value-type="float" office:value="1122.833" calcext:value-type="float">
            <text:p>1122.8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54745" calcext:value-type="float">
            <text:p>0.1754745</text:p>
          </table:table-cell>
          <table:table-cell office:value-type="float" office:value="3.560911" calcext:value-type="float">
            <text:p>3.560911</text:p>
          </table:table-cell>
          <table:table-cell office:value-type="float" office:value="0" calcext:value-type="float">
            <text:p>0</text:p>
          </table:table-cell>
          <table:table-cell office:value-type="float" office:value="0.0001638118" calcext:value-type="float">
            <text:p>0.0001638118</text:p>
          </table:table-cell>
          <table:table-cell office:value-type="float" office:value="0" calcext:value-type="float">
            <text:p>0</text:p>
          </table:table-cell>
          <table:table-cell office:value-type="float" office:value="-0.07291593" calcext:value-type="float">
            <text:p>-0.07291593</text:p>
          </table:table-cell>
          <table:table-cell office:value-type="float" office:value="-0.005682607" calcext:value-type="float">
            <text:p>-0.005682607</text:p>
          </table:table-cell>
          <table:table-cell office:value-type="float" office:value="0.0007208521" calcext:value-type="float">
            <text:p>0.0007208521</text:p>
          </table:table-cell>
          <table:table-cell office:value-type="float" office:value="0.0006278338" calcext:value-type="float">
            <text:p>0.0006278338</text:p>
          </table:table-cell>
          <table:table-cell office:value-type="float" office:value="34.63456" calcext:value-type="float">
            <text:p>34.63456</text:p>
          </table:table-cell>
          <table:table-cell office:value-type="float" office:value="0.1012127" calcext:value-type="float">
            <text:p>0.1012127</text:p>
          </table:table-cell>
          <table:table-cell office:value-type="float" office:value="0.06791696" calcext:value-type="float">
            <text:p>0.06791696</text:p>
          </table:table-cell>
          <table:table-cell office:value-type="float" office:value="0.06247092" calcext:value-type="float">
            <text:p>0.06247092</text:p>
          </table:table-cell>
          <table:table-cell office:value-type="float" office:value="0.05551802" calcext:value-type="float">
            <text:p>0.05551802</text:p>
          </table:table-cell>
          <table:table-cell office:value-type="float" office:value="0.05045198" calcext:value-type="float">
            <text:p>0.05045198</text:p>
          </table:table-cell>
          <table:table-cell office:value-type="float" office:value="0.03438924" calcext:value-type="float">
            <text:p>0.03438924</text:p>
          </table:table-cell>
          <table:table-cell office:value-type="float" office:value="0.02377335" calcext:value-type="float">
            <text:p>0.02377335</text:p>
          </table:table-cell>
          <table:table-cell office:value-type="float" office:value="0.05584521" calcext:value-type="float">
            <text:p>0.05584521</text:p>
          </table:table-cell>
          <table:table-cell office:value-type="float" office:value="0.04060544" calcext:value-type="float">
            <text:p>0.04060544</text:p>
          </table:table-cell>
          <table:table-cell office:value-type="float" office:value="0.02978747" calcext:value-type="float">
            <text:p>0.02978747</text:p>
          </table:table-cell>
          <table:table-cell office:value-type="float" office:value="0.02392207" calcext:value-type="float">
            <text:p>0.02392207</text:p>
          </table:table-cell>
          <table:table-cell office:value-type="float" office:value="0.02000202" calcext:value-type="float">
            <text:p>0.02000202</text:p>
          </table:table-cell>
          <table:table-cell office:value-type="float" office:value="0.0139831" calcext:value-type="float">
            <text:p>0.0139831</text:p>
          </table:table-cell>
          <table:table-cell office:value-type="float" office:value="0.005245694" calcext:value-type="float">
            <text:p>0.005245694</text:p>
          </table:table-cell>
          <table:table-cell office:value-type="float" office:value="0" calcext:value-type="float">
            <text:p>0</text:p>
          </table:table-cell>
          <table:table-cell office:value-type="float" office:value="1.807962" calcext:value-type="float">
            <text:p>1.807962</text:p>
          </table:table-cell>
          <table:table-cell office:value-type="float" office:value="4.646879" calcext:value-type="float">
            <text:p>4.646879</text:p>
          </table:table-cell>
          <table:table-cell office:value-type="float" office:value="5.965859" calcext:value-type="float">
            <text:p>5.965859</text:p>
          </table:table-cell>
          <table:table-cell office:value-type="float" office:value="5.403507" calcext:value-type="float">
            <text:p>5.403507</text:p>
          </table:table-cell>
          <table:table-cell office:value-type="float" office:value="4.43357" calcext:value-type="float">
            <text:p>4.43357</text:p>
          </table:table-cell>
          <table:table-cell office:value-type="float" office:value="2.40184" calcext:value-type="float">
            <text:p>2.40184</text:p>
          </table:table-cell>
          <table:table-cell office:value-type="float" office:value="1.065481" calcext:value-type="float">
            <text:p>1.065481</text:p>
          </table:table-cell>
          <table:table-cell office:value-type="float" office:value="1.731727" calcext:value-type="float">
            <text:p>1.731727</text:p>
          </table:table-cell>
          <table:table-cell office:value-type="float" office:value="1.099203" calcext:value-type="float">
            <text:p>1.099203</text:p>
          </table:table-cell>
          <table:table-cell office:value-type="float" office:value="0.6001805" calcext:value-type="float">
            <text:p>0.6001805</text:p>
          </table:table-cell>
          <table:table-cell office:value-type="float" office:value="0.3836824" calcext:value-type="float">
            <text:p>0.3836824</text:p>
          </table:table-cell>
          <table:table-cell office:value-type="float" office:value="0.3283962" calcext:value-type="float">
            <text:p>0.3283962</text:p>
          </table:table-cell>
          <table:table-cell office:value-type="float" office:value="0.2953926" calcext:value-type="float">
            <text:p>0.2953926</text:p>
          </table:table-cell>
          <table:table-cell office:value-type="float" office:value="0.324176" calcext:value-type="float">
            <text:p>0.324176</text:p>
          </table:table-cell>
          <table:table-cell office:value-type="float" office:value="0" calcext:value-type="float">
            <text:p>0</text:p>
          </table:table-cell>
          <table:table-cell office:value-type="float" office:value="159.7968" calcext:value-type="float">
            <text:p>159.79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497502" calcext:value-type="float">
            <text:p>-0.00849750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22.32419" calcext:value-type="float">
            <text:p>22.32419</text:p>
          </table:table-cell>
          <table:table-cell office:value-type="float" office:value="1122.799" calcext:value-type="float">
            <text:p>1122.7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74965" calcext:value-type="float">
            <text:p>0.1774965</text:p>
          </table:table-cell>
          <table:table-cell office:value-type="float" office:value="3.577497" calcext:value-type="float">
            <text:p>3.577497</text:p>
          </table:table-cell>
          <table:table-cell office:value-type="float" office:value="0" calcext:value-type="float">
            <text:p>0</text:p>
          </table:table-cell>
          <table:table-cell office:value-type="float" office:value="0.0001638598" calcext:value-type="float">
            <text:p>0.0001638598</text:p>
          </table:table-cell>
          <table:table-cell office:value-type="float" office:value="0" calcext:value-type="float">
            <text:p>0</text:p>
          </table:table-cell>
          <table:table-cell office:value-type="float" office:value="-0.07291147" calcext:value-type="float">
            <text:p>-0.07291147</text:p>
          </table:table-cell>
          <table:table-cell office:value-type="float" office:value="-0.006246831" calcext:value-type="float">
            <text:p>-0.006246831</text:p>
          </table:table-cell>
          <table:table-cell office:value-type="float" office:value="0.0007306901" calcext:value-type="float">
            <text:p>0.0007306901</text:p>
          </table:table-cell>
          <table:table-cell office:value-type="float" office:value="0.0006346201" calcext:value-type="float">
            <text:p>0.0006346201</text:p>
          </table:table-cell>
          <table:table-cell office:value-type="float" office:value="34.65422" calcext:value-type="float">
            <text:p>34.65422</text:p>
          </table:table-cell>
          <table:table-cell office:value-type="float" office:value="0.1021575" calcext:value-type="float">
            <text:p>0.1021575</text:p>
          </table:table-cell>
          <table:table-cell office:value-type="float" office:value="0.06777818" calcext:value-type="float">
            <text:p>0.06777818</text:p>
          </table:table-cell>
          <table:table-cell office:value-type="float" office:value="0.06216956" calcext:value-type="float">
            <text:p>0.06216956</text:p>
          </table:table-cell>
          <table:table-cell office:value-type="float" office:value="0.05536033" calcext:value-type="float">
            <text:p>0.05536033</text:p>
          </table:table-cell>
          <table:table-cell office:value-type="float" office:value="0.05036574" calcext:value-type="float">
            <text:p>0.05036574</text:p>
          </table:table-cell>
          <table:table-cell office:value-type="float" office:value="0.03403793" calcext:value-type="float">
            <text:p>0.03403793</text:p>
          </table:table-cell>
          <table:table-cell office:value-type="float" office:value="0.0235803" calcext:value-type="float">
            <text:p>0.0235803</text:p>
          </table:table-cell>
          <table:table-cell office:value-type="float" office:value="0.05585691" calcext:value-type="float">
            <text:p>0.05585691</text:p>
          </table:table-cell>
          <table:table-cell office:value-type="float" office:value="0.04068118" calcext:value-type="float">
            <text:p>0.04068118</text:p>
          </table:table-cell>
          <table:table-cell office:value-type="float" office:value="0.02984264" calcext:value-type="float">
            <text:p>0.02984264</text:p>
          </table:table-cell>
          <table:table-cell office:value-type="float" office:value="0.0239469" calcext:value-type="float">
            <text:p>0.0239469</text:p>
          </table:table-cell>
          <table:table-cell office:value-type="float" office:value="0.02001267" calcext:value-type="float">
            <text:p>0.02001267</text:p>
          </table:table-cell>
          <table:table-cell office:value-type="float" office:value="0.01401062" calcext:value-type="float">
            <text:p>0.01401062</text:p>
          </table:table-cell>
          <table:table-cell office:value-type="float" office:value="0.005274032" calcext:value-type="float">
            <text:p>0.005274032</text:p>
          </table:table-cell>
          <table:table-cell office:value-type="float" office:value="0" calcext:value-type="float">
            <text:p>0</text:p>
          </table:table-cell>
          <table:table-cell office:value-type="float" office:value="0.9324637" calcext:value-type="float">
            <text:p>0.9324637</text:p>
          </table:table-cell>
          <table:table-cell office:value-type="float" office:value="4.850317" calcext:value-type="float">
            <text:p>4.850317</text:p>
          </table:table-cell>
          <table:table-cell office:value-type="float" office:value="6.020347" calcext:value-type="float">
            <text:p>6.020347</text:p>
          </table:table-cell>
          <table:table-cell office:value-type="float" office:value="5.441887" calcext:value-type="float">
            <text:p>5.441887</text:p>
          </table:table-cell>
          <table:table-cell office:value-type="float" office:value="4.462076" calcext:value-type="float">
            <text:p>4.462076</text:p>
          </table:table-cell>
          <table:table-cell office:value-type="float" office:value="2.41133" calcext:value-type="float">
            <text:p>2.41133</text:p>
          </table:table-cell>
          <table:table-cell office:value-type="float" office:value="1.080507" calcext:value-type="float">
            <text:p>1.080507</text:p>
          </table:table-cell>
          <table:table-cell office:value-type="float" office:value="1.743365" calcext:value-type="float">
            <text:p>1.743365</text:p>
          </table:table-cell>
          <table:table-cell office:value-type="float" office:value="1.108321" calcext:value-type="float">
            <text:p>1.108321</text:p>
          </table:table-cell>
          <table:table-cell office:value-type="float" office:value="0.6043385" calcext:value-type="float">
            <text:p>0.6043385</text:p>
          </table:table-cell>
          <table:table-cell office:value-type="float" office:value="0.3853396" calcext:value-type="float">
            <text:p>0.3853396</text:p>
          </table:table-cell>
          <table:table-cell office:value-type="float" office:value="0.3291011" calcext:value-type="float">
            <text:p>0.3291011</text:p>
          </table:table-cell>
          <table:table-cell office:value-type="float" office:value="0.2950657" calcext:value-type="float">
            <text:p>0.2950657</text:p>
          </table:table-cell>
          <table:table-cell office:value-type="float" office:value="0.3242538" calcext:value-type="float">
            <text:p>0.3242538</text:p>
          </table:table-cell>
          <table:table-cell office:value-type="float" office:value="0" calcext:value-type="float">
            <text:p>0</text:p>
          </table:table-cell>
          <table:table-cell office:value-type="float" office:value="165.0942" calcext:value-type="float">
            <text:p>165.09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54263" calcext:value-type="float">
            <text:p>-0.0085426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22.32413" calcext:value-type="float">
            <text:p>22.32413</text:p>
          </table:table-cell>
          <table:table-cell office:value-type="float" office:value="1122.765" calcext:value-type="float">
            <text:p>1122.7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526" calcext:value-type="float">
            <text:p>0.179526</text:p>
          </table:table-cell>
          <table:table-cell office:value-type="float" office:value="3.598994" calcext:value-type="float">
            <text:p>3.598994</text:p>
          </table:table-cell>
          <table:table-cell office:value-type="float" office:value="0" calcext:value-type="float">
            <text:p>0</text:p>
          </table:table-cell>
          <table:table-cell office:value-type="float" office:value="0.0001640506" calcext:value-type="float">
            <text:p>0.0001640506</text:p>
          </table:table-cell>
          <table:table-cell office:value-type="float" office:value="0" calcext:value-type="float">
            <text:p>0</text:p>
          </table:table-cell>
          <table:table-cell office:value-type="float" office:value="-0.07289305" calcext:value-type="float">
            <text:p>-0.07289305</text:p>
          </table:table-cell>
          <table:table-cell office:value-type="float" office:value="-0.006759977" calcext:value-type="float">
            <text:p>-0.006759977</text:p>
          </table:table-cell>
          <table:table-cell office:value-type="float" office:value="0.0007401449" calcext:value-type="float">
            <text:p>0.0007401449</text:p>
          </table:table-cell>
          <table:table-cell office:value-type="float" office:value="0.0006409609" calcext:value-type="float">
            <text:p>0.0006409609</text:p>
          </table:table-cell>
          <table:table-cell office:value-type="float" office:value="34.65601" calcext:value-type="float">
            <text:p>34.65601</text:p>
          </table:table-cell>
          <table:table-cell office:value-type="float" office:value="0.09929653" calcext:value-type="float">
            <text:p>0.09929653</text:p>
          </table:table-cell>
          <table:table-cell office:value-type="float" office:value="0.06836689" calcext:value-type="float">
            <text:p>0.06836689</text:p>
          </table:table-cell>
          <table:table-cell office:value-type="float" office:value="0.06259216" calcext:value-type="float">
            <text:p>0.06259216</text:p>
          </table:table-cell>
          <table:table-cell office:value-type="float" office:value="0.05562751" calcext:value-type="float">
            <text:p>0.05562751</text:p>
          </table:table-cell>
          <table:table-cell office:value-type="float" office:value="0.05053846" calcext:value-type="float">
            <text:p>0.05053846</text:p>
          </table:table-cell>
          <table:table-cell office:value-type="float" office:value="0.03384656" calcext:value-type="float">
            <text:p>0.03384656</text:p>
          </table:table-cell>
          <table:table-cell office:value-type="float" office:value="0.02342409" calcext:value-type="float">
            <text:p>0.02342409</text:p>
          </table:table-cell>
          <table:table-cell office:value-type="float" office:value="0.05582058" calcext:value-type="float">
            <text:p>0.05582058</text:p>
          </table:table-cell>
          <table:table-cell office:value-type="float" office:value="0.04073845" calcext:value-type="float">
            <text:p>0.04073845</text:p>
          </table:table-cell>
          <table:table-cell office:value-type="float" office:value="0.02989623" calcext:value-type="float">
            <text:p>0.02989623</text:p>
          </table:table-cell>
          <table:table-cell office:value-type="float" office:value="0.0239713" calcext:value-type="float">
            <text:p>0.0239713</text:p>
          </table:table-cell>
          <table:table-cell office:value-type="float" office:value="0.02002272" calcext:value-type="float">
            <text:p>0.02002272</text:p>
          </table:table-cell>
          <table:table-cell office:value-type="float" office:value="0.01403722" calcext:value-type="float">
            <text:p>0.01403722</text:p>
          </table:table-cell>
          <table:table-cell office:value-type="float" office:value="0.005301008" calcext:value-type="float">
            <text:p>0.005301008</text:p>
          </table:table-cell>
          <table:table-cell office:value-type="float" office:value="0" calcext:value-type="float">
            <text:p>0</text:p>
          </table:table-cell>
          <table:table-cell office:value-type="float" office:value="0.7951768" calcext:value-type="float">
            <text:p>0.7951768</text:p>
          </table:table-cell>
          <table:table-cell office:value-type="float" office:value="4.93746" calcext:value-type="float">
            <text:p>4.93746</text:p>
          </table:table-cell>
          <table:table-cell office:value-type="float" office:value="6.090369" calcext:value-type="float">
            <text:p>6.090369</text:p>
          </table:table-cell>
          <table:table-cell office:value-type="float" office:value="5.478952" calcext:value-type="float">
            <text:p>5.478952</text:p>
          </table:table-cell>
          <table:table-cell office:value-type="float" office:value="4.486928" calcext:value-type="float">
            <text:p>4.486928</text:p>
          </table:table-cell>
          <table:table-cell office:value-type="float" office:value="2.421111" calcext:value-type="float">
            <text:p>2.421111</text:p>
          </table:table-cell>
          <table:table-cell office:value-type="float" office:value="1.096148" calcext:value-type="float">
            <text:p>1.096148</text:p>
          </table:table-cell>
          <table:table-cell office:value-type="float" office:value="1.755519" calcext:value-type="float">
            <text:p>1.755519</text:p>
          </table:table-cell>
          <table:table-cell office:value-type="float" office:value="1.117039" calcext:value-type="float">
            <text:p>1.117039</text:p>
          </table:table-cell>
          <table:table-cell office:value-type="float" office:value="0.6084518" calcext:value-type="float">
            <text:p>0.6084518</text:p>
          </table:table-cell>
          <table:table-cell office:value-type="float" office:value="0.3869347" calcext:value-type="float">
            <text:p>0.3869347</text:p>
          </table:table-cell>
          <table:table-cell office:value-type="float" office:value="0.3297906" calcext:value-type="float">
            <text:p>0.3297906</text:p>
          </table:table-cell>
          <table:table-cell office:value-type="float" office:value="0.2948331" calcext:value-type="float">
            <text:p>0.2948331</text:p>
          </table:table-cell>
          <table:table-cell office:value-type="float" office:value="0.3242634" calcext:value-type="float">
            <text:p>0.3242634</text:p>
          </table:table-cell>
          <table:table-cell office:value-type="float" office:value="0" calcext:value-type="float">
            <text:p>0</text:p>
          </table:table-cell>
          <table:table-cell office:value-type="float" office:value="170.1983" calcext:value-type="float">
            <text:p>170.19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587103" calcext:value-type="float">
            <text:p>-0.008587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22.31866" calcext:value-type="float">
            <text:p>22.31866</text:p>
          </table:table-cell>
          <table:table-cell office:value-type="float" office:value="1122.731" calcext:value-type="float">
            <text:p>1122.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34387" calcext:value-type="float">
            <text:p>0.1834387</text:p>
          </table:table-cell>
          <table:table-cell office:value-type="float" office:value="3.623736" calcext:value-type="float">
            <text:p>3.623736</text:p>
          </table:table-cell>
          <table:table-cell office:value-type="float" office:value="0" calcext:value-type="float">
            <text:p>0</text:p>
          </table:table-cell>
          <table:table-cell office:value-type="float" office:value="0.0001644843" calcext:value-type="float">
            <text:p>0.0001644843</text:p>
          </table:table-cell>
          <table:table-cell office:value-type="float" office:value="0" calcext:value-type="float">
            <text:p>0</text:p>
          </table:table-cell>
          <table:table-cell office:value-type="float" office:value="-0.07285065" calcext:value-type="float">
            <text:p>-0.07285065</text:p>
          </table:table-cell>
          <table:table-cell office:value-type="float" office:value="-0.00722758" calcext:value-type="float">
            <text:p>-0.00722758</text:p>
          </table:table-cell>
          <table:table-cell office:value-type="float" office:value="0.0007499343" calcext:value-type="float">
            <text:p>0.0007499343</text:p>
          </table:table-cell>
          <table:table-cell office:value-type="float" office:value="0.0006469933" calcext:value-type="float">
            <text:p>0.0006469933</text:p>
          </table:table-cell>
          <table:table-cell office:value-type="float" office:value="34.6423" calcext:value-type="float">
            <text:p>34.6423</text:p>
          </table:table-cell>
          <table:table-cell office:value-type="float" office:value="0.09896903" calcext:value-type="float">
            <text:p>0.09896903</text:p>
          </table:table-cell>
          <table:table-cell office:value-type="float" office:value="0.06816673" calcext:value-type="float">
            <text:p>0.06816673</text:p>
          </table:table-cell>
          <table:table-cell office:value-type="float" office:value="0.06259865" calcext:value-type="float">
            <text:p>0.06259865</text:p>
          </table:table-cell>
          <table:table-cell office:value-type="float" office:value="0.0557145" calcext:value-type="float">
            <text:p>0.0557145</text:p>
          </table:table-cell>
          <table:table-cell office:value-type="float" office:value="0.05063193" calcext:value-type="float">
            <text:p>0.05063193</text:p>
          </table:table-cell>
          <table:table-cell office:value-type="float" office:value="0.03377405" calcext:value-type="float">
            <text:p>0.03377405</text:p>
          </table:table-cell>
          <table:table-cell office:value-type="float" office:value="0.02337335" calcext:value-type="float">
            <text:p>0.02337335</text:p>
          </table:table-cell>
          <table:table-cell office:value-type="float" office:value="0.05580474" calcext:value-type="float">
            <text:p>0.05580474</text:p>
          </table:table-cell>
          <table:table-cell office:value-type="float" office:value="0.04078284" calcext:value-type="float">
            <text:p>0.04078284</text:p>
          </table:table-cell>
          <table:table-cell office:value-type="float" office:value="0.02994788" calcext:value-type="float">
            <text:p>0.02994788</text:p>
          </table:table-cell>
          <table:table-cell office:value-type="float" office:value="0.02399495" calcext:value-type="float">
            <text:p>0.02399495</text:p>
          </table:table-cell>
          <table:table-cell office:value-type="float" office:value="0.02003215" calcext:value-type="float">
            <text:p>0.02003215</text:p>
          </table:table-cell>
          <table:table-cell office:value-type="float" office:value="0.01406236" calcext:value-type="float">
            <text:p>0.01406236</text:p>
          </table:table-cell>
          <table:table-cell office:value-type="float" office:value="0.005327329" calcext:value-type="float">
            <text:p>0.005327329</text:p>
          </table:table-cell>
          <table:table-cell office:value-type="float" office:value="0" calcext:value-type="float">
            <text:p>0</text:p>
          </table:table-cell>
          <table:table-cell office:value-type="float" office:value="1.104041" calcext:value-type="float">
            <text:p>1.104041</text:p>
          </table:table-cell>
          <table:table-cell office:value-type="float" office:value="4.968663" calcext:value-type="float">
            <text:p>4.968663</text:p>
          </table:table-cell>
          <table:table-cell office:value-type="float" office:value="6.138392" calcext:value-type="float">
            <text:p>6.138392</text:p>
          </table:table-cell>
          <table:table-cell office:value-type="float" office:value="5.508891" calcext:value-type="float">
            <text:p>5.508891</text:p>
          </table:table-cell>
          <table:table-cell office:value-type="float" office:value="4.509002" calcext:value-type="float">
            <text:p>4.509002</text:p>
          </table:table-cell>
          <table:table-cell office:value-type="float" office:value="2.433969" calcext:value-type="float">
            <text:p>2.433969</text:p>
          </table:table-cell>
          <table:table-cell office:value-type="float" office:value="1.105416" calcext:value-type="float">
            <text:p>1.105416</text:p>
          </table:table-cell>
          <table:table-cell office:value-type="float" office:value="1.769216" calcext:value-type="float">
            <text:p>1.769216</text:p>
          </table:table-cell>
          <table:table-cell office:value-type="float" office:value="1.125462" calcext:value-type="float">
            <text:p>1.125462</text:p>
          </table:table-cell>
          <table:table-cell office:value-type="float" office:value="0.6125429" calcext:value-type="float">
            <text:p>0.6125429</text:p>
          </table:table-cell>
          <table:table-cell office:value-type="float" office:value="0.3884591" calcext:value-type="float">
            <text:p>0.3884591</text:p>
          </table:table-cell>
          <table:table-cell office:value-type="float" office:value="0.3304642" calcext:value-type="float">
            <text:p>0.3304642</text:p>
          </table:table-cell>
          <table:table-cell office:value-type="float" office:value="0.2946242" calcext:value-type="float">
            <text:p>0.2946242</text:p>
          </table:table-cell>
          <table:table-cell office:value-type="float" office:value="0.3242729" calcext:value-type="float">
            <text:p>0.3242729</text:p>
          </table:table-cell>
          <table:table-cell office:value-type="float" office:value="0" calcext:value-type="float">
            <text:p>0</text:p>
          </table:table-cell>
          <table:table-cell office:value-type="float" office:value="179.7641" calcext:value-type="float">
            <text:p>179.7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624746" calcext:value-type="float">
            <text:p>-0.0086247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22.32001" calcext:value-type="float">
            <text:p>22.32001</text:p>
          </table:table-cell>
          <table:table-cell office:value-type="float" office:value="1122.697" calcext:value-type="float">
            <text:p>1122.6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853204" calcext:value-type="float">
            <text:p>0.1853204</text:p>
          </table:table-cell>
          <table:table-cell office:value-type="float" office:value="3.643214" calcext:value-type="float">
            <text:p>3.643214</text:p>
          </table:table-cell>
          <table:table-cell office:value-type="float" office:value="0" calcext:value-type="float">
            <text:p>0</text:p>
          </table:table-cell>
          <table:table-cell office:value-type="float" office:value="0.0001650893" calcext:value-type="float">
            <text:p>0.0001650893</text:p>
          </table:table-cell>
          <table:table-cell office:value-type="float" office:value="0" calcext:value-type="float">
            <text:p>0</text:p>
          </table:table-cell>
          <table:table-cell office:value-type="float" office:value="-0.07279315" calcext:value-type="float">
            <text:p>-0.07279315</text:p>
          </table:table-cell>
          <table:table-cell office:value-type="float" office:value="-0.007784112" calcext:value-type="float">
            <text:p>-0.007784112</text:p>
          </table:table-cell>
          <table:table-cell office:value-type="float" office:value="0.0007601081" calcext:value-type="float">
            <text:p>0.0007601081</text:p>
          </table:table-cell>
          <table:table-cell office:value-type="float" office:value="0.0006538593" calcext:value-type="float">
            <text:p>0.0006538593</text:p>
          </table:table-cell>
          <table:table-cell office:value-type="float" office:value="34.65023" calcext:value-type="float">
            <text:p>34.65023</text:p>
          </table:table-cell>
          <table:table-cell office:value-type="float" office:value="0.09837716" calcext:value-type="float">
            <text:p>0.09837716</text:p>
          </table:table-cell>
          <table:table-cell office:value-type="float" office:value="0.06807237" calcext:value-type="float">
            <text:p>0.06807237</text:p>
          </table:table-cell>
          <table:table-cell office:value-type="float" office:value="0.06227769" calcext:value-type="float">
            <text:p>0.06227769</text:p>
          </table:table-cell>
          <table:table-cell office:value-type="float" office:value="0.05549303" calcext:value-type="float">
            <text:p>0.05549303</text:p>
          </table:table-cell>
          <table:table-cell office:value-type="float" office:value="0.05056984" calcext:value-type="float">
            <text:p>0.05056984</text:p>
          </table:table-cell>
          <table:table-cell office:value-type="float" office:value="0.03360597" calcext:value-type="float">
            <text:p>0.03360597</text:p>
          </table:table-cell>
          <table:table-cell office:value-type="float" office:value="0.02338848" calcext:value-type="float">
            <text:p>0.02338848</text:p>
          </table:table-cell>
          <table:table-cell office:value-type="float" office:value="0.05582831" calcext:value-type="float">
            <text:p>0.05582831</text:p>
          </table:table-cell>
          <table:table-cell office:value-type="float" office:value="0.0408227" calcext:value-type="float">
            <text:p>0.0408227</text:p>
          </table:table-cell>
          <table:table-cell office:value-type="float" office:value="0.02999716" calcext:value-type="float">
            <text:p>0.02999716</text:p>
          </table:table-cell>
          <table:table-cell office:value-type="float" office:value="0.02401821" calcext:value-type="float">
            <text:p>0.02401821</text:p>
          </table:table-cell>
          <table:table-cell office:value-type="float" office:value="0.02004097" calcext:value-type="float">
            <text:p>0.02004097</text:p>
          </table:table-cell>
          <table:table-cell office:value-type="float" office:value="0.01408613" calcext:value-type="float">
            <text:p>0.01408613</text:p>
          </table:table-cell>
          <table:table-cell office:value-type="float" office:value="0.005352993" calcext:value-type="float">
            <text:p>0.005352993</text:p>
          </table:table-cell>
          <table:table-cell office:value-type="float" office:value="0" calcext:value-type="float">
            <text:p>0</text:p>
          </table:table-cell>
          <table:table-cell office:value-type="float" office:value="0.4361677" calcext:value-type="float">
            <text:p>0.4361677</text:p>
          </table:table-cell>
          <table:table-cell office:value-type="float" office:value="5.11014" calcext:value-type="float">
            <text:p>5.11014</text:p>
          </table:table-cell>
          <table:table-cell office:value-type="float" office:value="6.189617" calcext:value-type="float">
            <text:p>6.189617</text:p>
          </table:table-cell>
          <table:table-cell office:value-type="float" office:value="5.542168" calcext:value-type="float">
            <text:p>5.542168</text:p>
          </table:table-cell>
          <table:table-cell office:value-type="float" office:value="4.558467" calcext:value-type="float">
            <text:p>4.558467</text:p>
          </table:table-cell>
          <table:table-cell office:value-type="float" office:value="2.452661" calcext:value-type="float">
            <text:p>2.452661</text:p>
          </table:table-cell>
          <table:table-cell office:value-type="float" office:value="1.081781" calcext:value-type="float">
            <text:p>1.081781</text:p>
          </table:table-cell>
          <table:table-cell office:value-type="float" office:value="1.788625" calcext:value-type="float">
            <text:p>1.788625</text:p>
          </table:table-cell>
          <table:table-cell office:value-type="float" office:value="1.134208" calcext:value-type="float">
            <text:p>1.134208</text:p>
          </table:table-cell>
          <table:table-cell office:value-type="float" office:value="0.6165447" calcext:value-type="float">
            <text:p>0.6165447</text:p>
          </table:table-cell>
          <table:table-cell office:value-type="float" office:value="0.3899529" calcext:value-type="float">
            <text:p>0.3899529</text:p>
          </table:table-cell>
          <table:table-cell office:value-type="float" office:value="0.3311224" calcext:value-type="float">
            <text:p>0.3311224</text:p>
          </table:table-cell>
          <table:table-cell office:value-type="float" office:value="0.2944363" calcext:value-type="float">
            <text:p>0.2944363</text:p>
          </table:table-cell>
          <table:table-cell office:value-type="float" office:value="0.3242822" calcext:value-type="float">
            <text:p>0.3242822</text:p>
          </table:table-cell>
          <table:table-cell office:value-type="float" office:value="0" calcext:value-type="float">
            <text:p>0</text:p>
          </table:table-cell>
          <table:table-cell office:value-type="float" office:value="184.7856" calcext:value-type="float">
            <text:p>184.7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679284" calcext:value-type="float">
            <text:p>-0.0086792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22.32552" calcext:value-type="float">
            <text:p>22.32552</text:p>
          </table:table-cell>
          <table:table-cell office:value-type="float" office:value="1122.664" calcext:value-type="float">
            <text:p>1122.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99589" calcext:value-type="float">
            <text:p>0.1799589</text:p>
          </table:table-cell>
          <table:table-cell office:value-type="float" office:value="3.665437" calcext:value-type="float">
            <text:p>3.665437</text:p>
          </table:table-cell>
          <table:table-cell office:value-type="float" office:value="0" calcext:value-type="float">
            <text:p>0</text:p>
          </table:table-cell>
          <table:table-cell office:value-type="float" office:value="0.0001657592" calcext:value-type="float">
            <text:p>0.0001657592</text:p>
          </table:table-cell>
          <table:table-cell office:value-type="float" office:value="0" calcext:value-type="float">
            <text:p>0</text:p>
          </table:table-cell>
          <table:table-cell office:value-type="float" office:value="-0.0727366" calcext:value-type="float">
            <text:p>-0.0727366</text:p>
          </table:table-cell>
          <table:table-cell office:value-type="float" office:value="-0.008489406" calcext:value-type="float">
            <text:p>-0.008489406</text:p>
          </table:table-cell>
          <table:table-cell office:value-type="float" office:value="0.0007703896" calcext:value-type="float">
            <text:p>0.0007703896</text:p>
          </table:table-cell>
          <table:table-cell office:value-type="float" office:value="0.0006613993" calcext:value-type="float">
            <text:p>0.0006613993</text:p>
          </table:table-cell>
          <table:table-cell office:value-type="float" office:value="34.67846" calcext:value-type="float">
            <text:p>34.67846</text:p>
          </table:table-cell>
          <table:table-cell office:value-type="float" office:value="0.06899492" calcext:value-type="float">
            <text:p>0.06899492</text:p>
          </table:table-cell>
          <table:table-cell office:value-type="float" office:value="0.06832316" calcext:value-type="float">
            <text:p>0.06832316</text:p>
          </table:table-cell>
          <table:table-cell office:value-type="float" office:value="0.06206499" calcext:value-type="float">
            <text:p>0.06206499</text:p>
          </table:table-cell>
          <table:table-cell office:value-type="float" office:value="0.055374" calcext:value-type="float">
            <text:p>0.055374</text:p>
          </table:table-cell>
          <table:table-cell office:value-type="float" office:value="0.0506491" calcext:value-type="float">
            <text:p>0.0506491</text:p>
          </table:table-cell>
          <table:table-cell office:value-type="float" office:value="0.03358818" calcext:value-type="float">
            <text:p>0.03358818</text:p>
          </table:table-cell>
          <table:table-cell office:value-type="float" office:value="0.02368434" calcext:value-type="float">
            <text:p>0.02368434</text:p>
          </table:table-cell>
          <table:table-cell office:value-type="float" office:value="0.05589969" calcext:value-type="float">
            <text:p>0.05589969</text:p>
          </table:table-cell>
          <table:table-cell office:value-type="float" office:value="0.04086248" calcext:value-type="float">
            <text:p>0.04086248</text:p>
          </table:table-cell>
          <table:table-cell office:value-type="float" office:value="0.0300443" calcext:value-type="float">
            <text:p>0.0300443</text:p>
          </table:table-cell>
          <table:table-cell office:value-type="float" office:value="0.02404097" calcext:value-type="float">
            <text:p>0.02404097</text:p>
          </table:table-cell>
          <table:table-cell office:value-type="float" office:value="0.02004922" calcext:value-type="float">
            <text:p>0.02004922</text:p>
          </table:table-cell>
          <table:table-cell office:value-type="float" office:value="0.0141086" calcext:value-type="float">
            <text:p>0.0141086</text:p>
          </table:table-cell>
          <table:table-cell office:value-type="float" office:value="0.005378045" calcext:value-type="float">
            <text:p>0.005378045</text:p>
          </table:table-cell>
          <table:table-cell office:value-type="float" office:value="0" calcext:value-type="float">
            <text:p>0</text:p>
          </table:table-cell>
          <table:table-cell office:value-type="float" office:value="0.08744609" calcext:value-type="float">
            <text:p>0.08744609</text:p>
          </table:table-cell>
          <table:table-cell office:value-type="float" office:value="5.258487" calcext:value-type="float">
            <text:p>5.258487</text:p>
          </table:table-cell>
          <table:table-cell office:value-type="float" office:value="6.274528" calcext:value-type="float">
            <text:p>6.274528</text:p>
          </table:table-cell>
          <table:table-cell office:value-type="float" office:value="5.600915" calcext:value-type="float">
            <text:p>5.600915</text:p>
          </table:table-cell>
          <table:table-cell office:value-type="float" office:value="4.624367" calcext:value-type="float">
            <text:p>4.624367</text:p>
          </table:table-cell>
          <table:table-cell office:value-type="float" office:value="2.470104" calcext:value-type="float">
            <text:p>2.470104</text:p>
          </table:table-cell>
          <table:table-cell office:value-type="float" office:value="1.016182" calcext:value-type="float">
            <text:p>1.016182</text:p>
          </table:table-cell>
          <table:table-cell office:value-type="float" office:value="1.813673" calcext:value-type="float">
            <text:p>1.813673</text:p>
          </table:table-cell>
          <table:table-cell office:value-type="float" office:value="1.144742" calcext:value-type="float">
            <text:p>1.144742</text:p>
          </table:table-cell>
          <table:table-cell office:value-type="float" office:value="0.6205035" calcext:value-type="float">
            <text:p>0.6205035</text:p>
          </table:table-cell>
          <table:table-cell office:value-type="float" office:value="0.3914181" calcext:value-type="float">
            <text:p>0.3914181</text:p>
          </table:table-cell>
          <table:table-cell office:value-type="float" office:value="0.3317668" calcext:value-type="float">
            <text:p>0.3317668</text:p>
          </table:table-cell>
          <table:table-cell office:value-type="float" office:value="0.2942675" calcext:value-type="float">
            <text:p>0.2942675</text:p>
          </table:table-cell>
          <table:table-cell office:value-type="float" office:value="0.3242914" calcext:value-type="float">
            <text:p>0.3242914</text:p>
          </table:table-cell>
          <table:table-cell office:value-type="float" office:value="0" calcext:value-type="float">
            <text:p>0</text:p>
          </table:table-cell>
          <table:table-cell office:value-type="float" office:value="173.1418" calcext:value-type="float">
            <text:p>173.1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789037" calcext:value-type="float">
            <text:p>-0.00878903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22.32728" calcext:value-type="float">
            <text:p>22.32728</text:p>
          </table:table-cell>
          <table:table-cell office:value-type="float" office:value="1122.63" calcext:value-type="float">
            <text:p>1122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19266" calcext:value-type="float">
            <text:p>0.1719266</text:p>
          </table:table-cell>
          <table:table-cell office:value-type="float" office:value="3.694203" calcext:value-type="float">
            <text:p>3.694203</text:p>
          </table:table-cell>
          <table:table-cell office:value-type="float" office:value="0" calcext:value-type="float">
            <text:p>0</text:p>
          </table:table-cell>
          <table:table-cell office:value-type="float" office:value="0.000166502" calcext:value-type="float">
            <text:p>0.000166502</text:p>
          </table:table-cell>
          <table:table-cell office:value-type="float" office:value="0" calcext:value-type="float">
            <text:p>0</text:p>
          </table:table-cell>
          <table:table-cell office:value-type="float" office:value="-0.07268218" calcext:value-type="float">
            <text:p>-0.07268218</text:p>
          </table:table-cell>
          <table:table-cell office:value-type="float" office:value="-0.009059262" calcext:value-type="float">
            <text:p>-0.009059262</text:p>
          </table:table-cell>
          <table:table-cell office:value-type="float" office:value="0.0007807902" calcext:value-type="float">
            <text:p>0.0007807902</text:p>
          </table:table-cell>
          <table:table-cell office:value-type="float" office:value="0.0006695511" calcext:value-type="float">
            <text:p>0.0006695511</text:p>
          </table:table-cell>
          <table:table-cell office:value-type="float" office:value="34.71314" calcext:value-type="float">
            <text:p>34.71314</text:p>
          </table:table-cell>
          <table:table-cell office:value-type="float" office:value="0.05303747" calcext:value-type="float">
            <text:p>0.05303747</text:p>
          </table:table-cell>
          <table:table-cell office:value-type="float" office:value="0.06886464" calcext:value-type="float">
            <text:p>0.06886464</text:p>
          </table:table-cell>
          <table:table-cell office:value-type="float" office:value="0.06211038" calcext:value-type="float">
            <text:p>0.06211038</text:p>
          </table:table-cell>
          <table:table-cell office:value-type="float" office:value="0.05546322" calcext:value-type="float">
            <text:p>0.05546322</text:p>
          </table:table-cell>
          <table:table-cell office:value-type="float" office:value="0.05093779" calcext:value-type="float">
            <text:p>0.05093779</text:p>
          </table:table-cell>
          <table:table-cell office:value-type="float" office:value="0.03376234" calcext:value-type="float">
            <text:p>0.03376234</text:p>
          </table:table-cell>
          <table:table-cell office:value-type="float" office:value="0.02381337" calcext:value-type="float">
            <text:p>0.02381337</text:p>
          </table:table-cell>
          <table:table-cell office:value-type="float" office:value="0.05600481" calcext:value-type="float">
            <text:p>0.05600481</text:p>
          </table:table-cell>
          <table:table-cell office:value-type="float" office:value="0.04090619" calcext:value-type="float">
            <text:p>0.04090619</text:p>
          </table:table-cell>
          <table:table-cell office:value-type="float" office:value="0.03008964" calcext:value-type="float">
            <text:p>0.03008964</text:p>
          </table:table-cell>
          <table:table-cell office:value-type="float" office:value="0.02406323" calcext:value-type="float">
            <text:p>0.02406323</text:p>
          </table:table-cell>
          <table:table-cell office:value-type="float" office:value="0.02005693" calcext:value-type="float">
            <text:p>0.02005693</text:p>
          </table:table-cell>
          <table:table-cell office:value-type="float" office:value="0.01412982" calcext:value-type="float">
            <text:p>0.01412982</text:p>
          </table:table-cell>
          <table:table-cell office:value-type="float" office:value="0.005402509" calcext:value-type="float">
            <text:p>0.005402509</text:p>
          </table:table-cell>
          <table:table-cell office:value-type="float" office:value="0" calcext:value-type="float">
            <text:p>0</text:p>
          </table:table-cell>
          <table:table-cell office:value-type="float" office:value="0.05855504" calcext:value-type="float">
            <text:p>0.05855504</text:p>
          </table:table-cell>
          <table:table-cell office:value-type="float" office:value="5.377341" calcext:value-type="float">
            <text:p>5.377341</text:p>
          </table:table-cell>
          <table:table-cell office:value-type="float" office:value="6.419819" calcext:value-type="float">
            <text:p>6.419819</text:p>
          </table:table-cell>
          <table:table-cell office:value-type="float" office:value="5.69989" calcext:value-type="float">
            <text:p>5.69989</text:p>
          </table:table-cell>
          <table:table-cell office:value-type="float" office:value="4.701887" calcext:value-type="float">
            <text:p>4.701887</text:p>
          </table:table-cell>
          <table:table-cell office:value-type="float" office:value="2.475144" calcext:value-type="float">
            <text:p>2.475144</text:p>
          </table:table-cell>
          <table:table-cell office:value-type="float" office:value="0.9328743" calcext:value-type="float">
            <text:p>0.9328743</text:p>
          </table:table-cell>
          <table:table-cell office:value-type="float" office:value="1.837303" calcext:value-type="float">
            <text:p>1.837303</text:p>
          </table:table-cell>
          <table:table-cell office:value-type="float" office:value="1.158118" calcext:value-type="float">
            <text:p>1.158118</text:p>
          </table:table-cell>
          <table:table-cell office:value-type="float" office:value="0.6245173" calcext:value-type="float">
            <text:p>0.6245173</text:p>
          </table:table-cell>
          <table:table-cell office:value-type="float" office:value="0.3928573" calcext:value-type="float">
            <text:p>0.3928573</text:p>
          </table:table-cell>
          <table:table-cell office:value-type="float" office:value="0.3323979" calcext:value-type="float">
            <text:p>0.3323979</text:p>
          </table:table-cell>
          <table:table-cell office:value-type="float" office:value="0.2941164" calcext:value-type="float">
            <text:p>0.2941164</text:p>
          </table:table-cell>
          <table:table-cell office:value-type="float" office:value="0.3243006" calcext:value-type="float">
            <text:p>0.3243006</text:p>
          </table:table-cell>
          <table:table-cell office:value-type="float" office:value="0" calcext:value-type="float">
            <text:p>0</text:p>
          </table:table-cell>
          <table:table-cell office:value-type="float" office:value="154.5811" calcext:value-type="float">
            <text:p>154.58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8931577" calcext:value-type="float">
            <text:p>-0.0089315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22.32833" calcext:value-type="float">
            <text:p>22.32833</text:p>
          </table:table-cell>
          <table:table-cell office:value-type="float" office:value="1122.597" calcext:value-type="float">
            <text:p>1122.5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639953" calcext:value-type="float">
            <text:p>0.1639953</text:p>
          </table:table-cell>
          <table:table-cell office:value-type="float" office:value="3.723759" calcext:value-type="float">
            <text:p>3.723759</text:p>
          </table:table-cell>
          <table:table-cell office:value-type="float" office:value="0" calcext:value-type="float">
            <text:p>0</text:p>
          </table:table-cell>
          <table:table-cell office:value-type="float" office:value="0.0001667951" calcext:value-type="float">
            <text:p>0.0001667951</text:p>
          </table:table-cell>
          <table:table-cell office:value-type="float" office:value="0" calcext:value-type="float">
            <text:p>0</text:p>
          </table:table-cell>
          <table:table-cell office:value-type="float" office:value="-0.0726615" calcext:value-type="float">
            <text:p>-0.0726615</text:p>
          </table:table-cell>
          <table:table-cell office:value-type="float" office:value="-0.00924654" calcext:value-type="float">
            <text:p>-0.00924654</text:p>
          </table:table-cell>
          <table:table-cell office:value-type="float" office:value="0.0007909057" calcext:value-type="float">
            <text:p>0.0007909057</text:p>
          </table:table-cell>
          <table:table-cell office:value-type="float" office:value="0.000678401" calcext:value-type="float">
            <text:p>0.000678401</text:p>
          </table:table-cell>
          <table:table-cell office:value-type="float" office:value="34.75502" calcext:value-type="float">
            <text:p>34.75502</text:p>
          </table:table-cell>
          <table:table-cell office:value-type="float" office:value="0.04325786" calcext:value-type="float">
            <text:p>0.04325786</text:p>
          </table:table-cell>
          <table:table-cell office:value-type="float" office:value="0.06958094" calcext:value-type="float">
            <text:p>0.06958094</text:p>
          </table:table-cell>
          <table:table-cell office:value-type="float" office:value="0.06240274" calcext:value-type="float">
            <text:p>0.06240274</text:p>
          </table:table-cell>
          <table:table-cell office:value-type="float" office:value="0.05572513" calcext:value-type="float">
            <text:p>0.05572513</text:p>
          </table:table-cell>
          <table:table-cell office:value-type="float" office:value="0.05139367" calcext:value-type="float">
            <text:p>0.05139367</text:p>
          </table:table-cell>
          <table:table-cell office:value-type="float" office:value="0.03392728" calcext:value-type="float">
            <text:p>0.03392728</text:p>
          </table:table-cell>
          <table:table-cell office:value-type="float" office:value="0.02367617" calcext:value-type="float">
            <text:p>0.02367617</text:p>
          </table:table-cell>
          <table:table-cell office:value-type="float" office:value="0.0560429" calcext:value-type="float">
            <text:p>0.0560429</text:p>
          </table:table-cell>
          <table:table-cell office:value-type="float" office:value="0.0409483" calcext:value-type="float">
            <text:p>0.0409483</text:p>
          </table:table-cell>
          <table:table-cell office:value-type="float" office:value="0.03013326" calcext:value-type="float">
            <text:p>0.03013326</text:p>
          </table:table-cell>
          <table:table-cell office:value-type="float" office:value="0.02408497" calcext:value-type="float">
            <text:p>0.02408497</text:p>
          </table:table-cell>
          <table:table-cell office:value-type="float" office:value="0.02006408" calcext:value-type="float">
            <text:p>0.02006408</text:p>
          </table:table-cell>
          <table:table-cell office:value-type="float" office:value="0.01414987" calcext:value-type="float">
            <text:p>0.01414987</text:p>
          </table:table-cell>
          <table:table-cell office:value-type="float" office:value="0.005426408" calcext:value-type="float">
            <text:p>0.005426408</text:p>
          </table:table-cell>
          <table:table-cell office:value-type="float" office:value="0" calcext:value-type="float">
            <text:p>0</text:p>
          </table:table-cell>
          <table:table-cell office:value-type="float" office:value="0.05320766" calcext:value-type="float">
            <text:p>0.05320766</text:p>
          </table:table-cell>
          <table:table-cell office:value-type="float" office:value="5.4181" calcext:value-type="float">
            <text:p>5.4181</text:p>
          </table:table-cell>
          <table:table-cell office:value-type="float" office:value="6.635787" calcext:value-type="float">
            <text:p>6.635787</text:p>
          </table:table-cell>
          <table:table-cell office:value-type="float" office:value="5.833517" calcext:value-type="float">
            <text:p>5.833517</text:p>
          </table:table-cell>
          <table:table-cell office:value-type="float" office:value="4.782585" calcext:value-type="float">
            <text:p>4.782585</text:p>
          </table:table-cell>
          <table:table-cell office:value-type="float" office:value="2.461594" calcext:value-type="float">
            <text:p>2.461594</text:p>
          </table:table-cell>
          <table:table-cell office:value-type="float" office:value="0.8764986" calcext:value-type="float">
            <text:p>0.8764986</text:p>
          </table:table-cell>
          <table:table-cell office:value-type="float" office:value="1.852295" calcext:value-type="float">
            <text:p>1.852295</text:p>
          </table:table-cell>
          <table:table-cell office:value-type="float" office:value="1.17298" calcext:value-type="float">
            <text:p>1.17298</text:p>
          </table:table-cell>
          <table:table-cell office:value-type="float" office:value="0.6286611" calcext:value-type="float">
            <text:p>0.6286611</text:p>
          </table:table-cell>
          <table:table-cell office:value-type="float" office:value="0.3942752" calcext:value-type="float">
            <text:p>0.3942752</text:p>
          </table:table-cell>
          <table:table-cell office:value-type="float" office:value="0.3330176" calcext:value-type="float">
            <text:p>0.3330176</text:p>
          </table:table-cell>
          <table:table-cell office:value-type="float" office:value="0.2939816" calcext:value-type="float">
            <text:p>0.2939816</text:p>
          </table:table-cell>
          <table:table-cell office:value-type="float" office:value="0.3243097" calcext:value-type="float">
            <text:p>0.3243097</text:p>
          </table:table-cell>
          <table:table-cell office:value-type="float" office:value="0" calcext:value-type="float">
            <text:p>0</text:p>
          </table:table-cell>
          <table:table-cell office:value-type="float" office:value="136.0378" calcext:value-type="float">
            <text:p>136.0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08636" calcext:value-type="float">
            <text:p>-0.0090863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22.32984" calcext:value-type="float">
            <text:p>22.32984</text:p>
          </table:table-cell>
          <table:table-cell office:value-type="float" office:value="1122.564" calcext:value-type="float">
            <text:p>1122.5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563797" calcext:value-type="float">
            <text:p>0.1563797</text:p>
          </table:table-cell>
          <table:table-cell office:value-type="float" office:value="3.753039" calcext:value-type="float">
            <text:p>3.753039</text:p>
          </table:table-cell>
          <table:table-cell office:value-type="float" office:value="0" calcext:value-type="float">
            <text:p>0</text:p>
          </table:table-cell>
          <table:table-cell office:value-type="float" office:value="0.000167026" calcext:value-type="float">
            <text:p>0.000167026</text:p>
          </table:table-cell>
          <table:table-cell office:value-type="float" office:value="0" calcext:value-type="float">
            <text:p>0</text:p>
          </table:table-cell>
          <table:table-cell office:value-type="float" office:value="-0.07325237" calcext:value-type="float">
            <text:p>-0.07325237</text:p>
          </table:table-cell>
          <table:table-cell office:value-type="float" office:value="-0.009255302" calcext:value-type="float">
            <text:p>-0.009255302</text:p>
          </table:table-cell>
          <table:table-cell office:value-type="float" office:value="0.0008002211" calcext:value-type="float">
            <text:p>0.0008002211</text:p>
          </table:table-cell>
          <table:table-cell office:value-type="float" office:value="0.0006880302" calcext:value-type="float">
            <text:p>0.0006880302</text:p>
          </table:table-cell>
          <table:table-cell office:value-type="float" office:value="34.80195" calcext:value-type="float">
            <text:p>34.80195</text:p>
          </table:table-cell>
          <table:table-cell office:value-type="float" office:value="0.03781648" calcext:value-type="float">
            <text:p>0.03781648</text:p>
          </table:table-cell>
          <table:table-cell office:value-type="float" office:value="0.07046657" calcext:value-type="float">
            <text:p>0.07046657</text:p>
          </table:table-cell>
          <table:table-cell office:value-type="float" office:value="0.06297614" calcext:value-type="float">
            <text:p>0.06297614</text:p>
          </table:table-cell>
          <table:table-cell office:value-type="float" office:value="0.05606724" calcext:value-type="float">
            <text:p>0.05606724</text:p>
          </table:table-cell>
          <table:table-cell office:value-type="float" office:value="0.0517345" calcext:value-type="float">
            <text:p>0.0517345</text:p>
          </table:table-cell>
          <table:table-cell office:value-type="float" office:value="0.03394757" calcext:value-type="float">
            <text:p>0.03394757</text:p>
          </table:table-cell>
          <table:table-cell office:value-type="float" office:value="0.02360987" calcext:value-type="float">
            <text:p>0.02360987</text:p>
          </table:table-cell>
          <table:table-cell office:value-type="float" office:value="0.05597231" calcext:value-type="float">
            <text:p>0.05597231</text:p>
          </table:table-cell>
          <table:table-cell office:value-type="float" office:value="0.04098249" calcext:value-type="float">
            <text:p>0.04098249</text:p>
          </table:table-cell>
          <table:table-cell office:value-type="float" office:value="0.03017511" calcext:value-type="float">
            <text:p>0.03017511</text:p>
          </table:table-cell>
          <table:table-cell office:value-type="float" office:value="0.02410628" calcext:value-type="float">
            <text:p>0.02410628</text:p>
          </table:table-cell>
          <table:table-cell office:value-type="float" office:value="0.02007282" calcext:value-type="float">
            <text:p>0.02007282</text:p>
          </table:table-cell>
          <table:table-cell office:value-type="float" office:value="0.01417725" calcext:value-type="float">
            <text:p>0.01417725</text:p>
          </table:table-cell>
          <table:table-cell office:value-type="float" office:value="0.005440358" calcext:value-type="float">
            <text:p>0.005440358</text:p>
          </table:table-cell>
          <table:table-cell office:value-type="float" office:value="0" calcext:value-type="float">
            <text:p>0</text:p>
          </table:table-cell>
          <table:table-cell office:value-type="float" office:value="0.05065362" calcext:value-type="float">
            <text:p>0.05065362</text:p>
          </table:table-cell>
          <table:table-cell office:value-type="float" office:value="5.346146" calcext:value-type="float">
            <text:p>5.346146</text:p>
          </table:table-cell>
          <table:table-cell office:value-type="float" office:value="6.925145" calcext:value-type="float">
            <text:p>6.925145</text:p>
          </table:table-cell>
          <table:table-cell office:value-type="float" office:value="5.97925" calcext:value-type="float">
            <text:p>5.97925</text:p>
          </table:table-cell>
          <table:table-cell office:value-type="float" office:value="4.823888" calcext:value-type="float">
            <text:p>4.823888</text:p>
          </table:table-cell>
          <table:table-cell office:value-type="float" office:value="2.441422" calcext:value-type="float">
            <text:p>2.441422</text:p>
          </table:table-cell>
          <table:table-cell office:value-type="float" office:value="0.8596734" calcext:value-type="float">
            <text:p>0.8596734</text:p>
          </table:table-cell>
          <table:table-cell office:value-type="float" office:value="1.85927" calcext:value-type="float">
            <text:p>1.85927</text:p>
          </table:table-cell>
          <table:table-cell office:value-type="float" office:value="1.187705" calcext:value-type="float">
            <text:p>1.187705</text:p>
          </table:table-cell>
          <table:table-cell office:value-type="float" office:value="0.6329629" calcext:value-type="float">
            <text:p>0.6329629</text:p>
          </table:table-cell>
          <table:table-cell office:value-type="float" office:value="0.3956841" calcext:value-type="float">
            <text:p>0.3956841</text:p>
          </table:table-cell>
          <table:table-cell office:value-type="float" office:value="0.3338658" calcext:value-type="float">
            <text:p>0.3338658</text:p>
          </table:table-cell>
          <table:table-cell office:value-type="float" office:value="0.2996222" calcext:value-type="float">
            <text:p>0.2996222</text:p>
          </table:table-cell>
          <table:table-cell office:value-type="float" office:value="0.3193719" calcext:value-type="float">
            <text:p>0.3193719</text:p>
          </table:table-cell>
          <table:table-cell office:value-type="float" office:value="0" calcext:value-type="float">
            <text:p>0</text:p>
          </table:table-cell>
          <table:table-cell office:value-type="float" office:value="118.0752" calcext:value-type="float">
            <text:p>118.0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214154" calcext:value-type="float">
            <text:p>-0.0092141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22.33376" calcext:value-type="float">
            <text:p>22.33376</text:p>
          </table:table-cell>
          <table:table-cell office:value-type="float" office:value="1122.532" calcext:value-type="float">
            <text:p>1122.5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91999" calcext:value-type="float">
            <text:p>0.1491999</text:p>
          </table:table-cell>
          <table:table-cell office:value-type="float" office:value="3.77911" calcext:value-type="float">
            <text:p>3.77911</text:p>
          </table:table-cell>
          <table:table-cell office:value-type="float" office:value="0" calcext:value-type="float">
            <text:p>0</text:p>
          </table:table-cell>
          <table:table-cell office:value-type="float" office:value="0.0001673136" calcext:value-type="float">
            <text:p>0.0001673136</text:p>
          </table:table-cell>
          <table:table-cell office:value-type="float" office:value="0" calcext:value-type="float">
            <text:p>0</text:p>
          </table:table-cell>
          <table:table-cell office:value-type="float" office:value="-0.07405474" calcext:value-type="float">
            <text:p>-0.07405474</text:p>
          </table:table-cell>
          <table:table-cell office:value-type="float" office:value="-0.00925177" calcext:value-type="float">
            <text:p>-0.00925177</text:p>
          </table:table-cell>
          <table:table-cell office:value-type="float" office:value="0.0008090922" calcext:value-type="float">
            <text:p>0.0008090922</text:p>
          </table:table-cell>
          <table:table-cell office:value-type="float" office:value="0.0006982987" calcext:value-type="float">
            <text:p>0.0006982987</text:p>
          </table:table-cell>
          <table:table-cell office:value-type="float" office:value="34.85399" calcext:value-type="float">
            <text:p>34.85399</text:p>
          </table:table-cell>
          <table:table-cell office:value-type="float" office:value="0.03545358" calcext:value-type="float">
            <text:p>0.03545358</text:p>
          </table:table-cell>
          <table:table-cell office:value-type="float" office:value="0.07167148" calcext:value-type="float">
            <text:p>0.07167148</text:p>
          </table:table-cell>
          <table:table-cell office:value-type="float" office:value="0.06414146" calcext:value-type="float">
            <text:p>0.06414146</text:p>
          </table:table-cell>
          <table:table-cell office:value-type="float" office:value="0.05654205" calcext:value-type="float">
            <text:p>0.05654205</text:p>
          </table:table-cell>
          <table:table-cell office:value-type="float" office:value="0.05197611" calcext:value-type="float">
            <text:p>0.05197611</text:p>
          </table:table-cell>
          <table:table-cell office:value-type="float" office:value="0.03393366" calcext:value-type="float">
            <text:p>0.03393366</text:p>
          </table:table-cell>
          <table:table-cell office:value-type="float" office:value="0.02352807" calcext:value-type="float">
            <text:p>0.02352807</text:p>
          </table:table-cell>
          <table:table-cell office:value-type="float" office:value="0.05587303" calcext:value-type="float">
            <text:p>0.05587303</text:p>
          </table:table-cell>
          <table:table-cell office:value-type="float" office:value="0.04101101" calcext:value-type="float">
            <text:p>0.04101101</text:p>
          </table:table-cell>
          <table:table-cell office:value-type="float" office:value="0.03021545" calcext:value-type="float">
            <text:p>0.03021545</text:p>
          </table:table-cell>
          <table:table-cell office:value-type="float" office:value="0.02412734" calcext:value-type="float">
            <text:p>0.02412734</text:p>
          </table:table-cell>
          <table:table-cell office:value-type="float" office:value="0.02008126" calcext:value-type="float">
            <text:p>0.02008126</text:p>
          </table:table-cell>
          <table:table-cell office:value-type="float" office:value="0.01417943" calcext:value-type="float">
            <text:p>0.01417943</text:p>
          </table:table-cell>
          <table:table-cell office:value-type="float" office:value="0.005478217" calcext:value-type="float">
            <text:p>0.005478217</text:p>
          </table:table-cell>
          <table:table-cell office:value-type="float" office:value="0" calcext:value-type="float">
            <text:p>0</text:p>
          </table:table-cell>
          <table:table-cell office:value-type="float" office:value="0.0493769" calcext:value-type="float">
            <text:p>0.0493769</text:p>
          </table:table-cell>
          <table:table-cell office:value-type="float" office:value="4.977147" calcext:value-type="float">
            <text:p>4.977147</text:p>
          </table:table-cell>
          <table:table-cell office:value-type="float" office:value="7.30191" calcext:value-type="float">
            <text:p>7.30191</text:p>
          </table:table-cell>
          <table:table-cell office:value-type="float" office:value="6.169994" calcext:value-type="float">
            <text:p>6.169994</text:p>
          </table:table-cell>
          <table:table-cell office:value-type="float" office:value="4.866073" calcext:value-type="float">
            <text:p>4.866073</text:p>
          </table:table-cell>
          <table:table-cell office:value-type="float" office:value="2.43112" calcext:value-type="float">
            <text:p>2.43112</text:p>
          </table:table-cell>
          <table:table-cell office:value-type="float" office:value="0.8475596" calcext:value-type="float">
            <text:p>0.8475596</text:p>
          </table:table-cell>
          <table:table-cell office:value-type="float" office:value="1.865771" calcext:value-type="float">
            <text:p>1.865771</text:p>
          </table:table-cell>
          <table:table-cell office:value-type="float" office:value="1.202385" calcext:value-type="float">
            <text:p>1.202385</text:p>
          </table:table-cell>
          <table:table-cell office:value-type="float" office:value="0.6374802" calcext:value-type="float">
            <text:p>0.6374802</text:p>
          </table:table-cell>
          <table:table-cell office:value-type="float" office:value="0.3971021" calcext:value-type="float">
            <text:p>0.3971021</text:p>
          </table:table-cell>
          <table:table-cell office:value-type="float" office:value="0.3346812" calcext:value-type="float">
            <text:p>0.3346812</text:p>
          </table:table-cell>
          <table:table-cell office:value-type="float" office:value="0.2977926" calcext:value-type="float">
            <text:p>0.2977926</text:p>
          </table:table-cell>
          <table:table-cell office:value-type="float" office:value="0.3223066" calcext:value-type="float">
            <text:p>0.3223066</text:p>
          </table:table-cell>
          <table:table-cell office:value-type="float" office:value="0" calcext:value-type="float">
            <text:p>0</text:p>
          </table:table-cell>
          <table:table-cell office:value-type="float" office:value="100.8585" calcext:value-type="float">
            <text:p>100.8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286831" calcext:value-type="float">
            <text:p>-0.00928683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22.33823" calcext:value-type="float">
            <text:p>22.33823</text:p>
          </table:table-cell>
          <table:table-cell office:value-type="float" office:value="1122.502" calcext:value-type="float">
            <text:p>1122.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28747" calcext:value-type="float">
            <text:p>0.1428747</text:p>
          </table:table-cell>
          <table:table-cell office:value-type="float" office:value="3.80236" calcext:value-type="float">
            <text:p>3.80236</text:p>
          </table:table-cell>
          <table:table-cell office:value-type="float" office:value="0" calcext:value-type="float">
            <text:p>0</text:p>
          </table:table-cell>
          <table:table-cell office:value-type="float" office:value="0.0001673155" calcext:value-type="float">
            <text:p>0.0001673155</text:p>
          </table:table-cell>
          <table:table-cell office:value-type="float" office:value="0" calcext:value-type="float">
            <text:p>0</text:p>
          </table:table-cell>
          <table:table-cell office:value-type="float" office:value="-0.07464263" calcext:value-type="float">
            <text:p>-0.07464263</text:p>
          </table:table-cell>
          <table:table-cell office:value-type="float" office:value="-0.009245909" calcext:value-type="float">
            <text:p>-0.009245909</text:p>
          </table:table-cell>
          <table:table-cell office:value-type="float" office:value="0.0008171409" calcext:value-type="float">
            <text:p>0.0008171409</text:p>
          </table:table-cell>
          <table:table-cell office:value-type="float" office:value="0.0007082367" calcext:value-type="float">
            <text:p>0.0007082367</text:p>
          </table:table-cell>
          <table:table-cell office:value-type="float" office:value="34.90747" calcext:value-type="float">
            <text:p>34.90747</text:p>
          </table:table-cell>
          <table:table-cell office:value-type="float" office:value="0.03409654" calcext:value-type="float">
            <text:p>0.03409654</text:p>
          </table:table-cell>
          <table:table-cell office:value-type="float" office:value="0.07167993" calcext:value-type="float">
            <text:p>0.07167993</text:p>
          </table:table-cell>
          <table:table-cell office:value-type="float" office:value="0.06607225" calcext:value-type="float">
            <text:p>0.06607225</text:p>
          </table:table-cell>
          <table:table-cell office:value-type="float" office:value="0.0577569" calcext:value-type="float">
            <text:p>0.0577569</text:p>
          </table:table-cell>
          <table:table-cell office:value-type="float" office:value="0.05246713" calcext:value-type="float">
            <text:p>0.05246713</text:p>
          </table:table-cell>
          <table:table-cell office:value-type="float" office:value="0.03388255" calcext:value-type="float">
            <text:p>0.03388255</text:p>
          </table:table-cell>
          <table:table-cell office:value-type="float" office:value="0.02344516" calcext:value-type="float">
            <text:p>0.02344516</text:p>
          </table:table-cell>
          <table:table-cell office:value-type="float" office:value="0.05574455" calcext:value-type="float">
            <text:p>0.05574455</text:p>
          </table:table-cell>
          <table:table-cell office:value-type="float" office:value="0.04103057" calcext:value-type="float">
            <text:p>0.04103057</text:p>
          </table:table-cell>
          <table:table-cell office:value-type="float" office:value="0.03025363" calcext:value-type="float">
            <text:p>0.03025363</text:p>
          </table:table-cell>
          <table:table-cell office:value-type="float" office:value="0.02414795" calcext:value-type="float">
            <text:p>0.02414795</text:p>
          </table:table-cell>
          <table:table-cell office:value-type="float" office:value="0.02008853" calcext:value-type="float">
            <text:p>0.02008853</text:p>
          </table:table-cell>
          <table:table-cell office:value-type="float" office:value="0.01418642" calcext:value-type="float">
            <text:p>0.01418642</text:p>
          </table:table-cell>
          <table:table-cell office:value-type="float" office:value="0.005510272" calcext:value-type="float">
            <text:p>0.005510272</text:p>
          </table:table-cell>
          <table:table-cell office:value-type="float" office:value="0" calcext:value-type="float">
            <text:p>0</text:p>
          </table:table-cell>
          <table:table-cell office:value-type="float" office:value="0.04804387" calcext:value-type="float">
            <text:p>0.04804387</text:p>
          </table:table-cell>
          <table:table-cell office:value-type="float" office:value="4.169933" calcext:value-type="float">
            <text:p>4.169933</text:p>
          </table:table-cell>
          <table:table-cell office:value-type="float" office:value="7.536506" calcext:value-type="float">
            <text:p>7.536506</text:p>
          </table:table-cell>
          <table:table-cell office:value-type="float" office:value="6.677691" calcext:value-type="float">
            <text:p>6.677691</text:p>
          </table:table-cell>
          <table:table-cell office:value-type="float" office:value="5.039359" calcext:value-type="float">
            <text:p>5.039359</text:p>
          </table:table-cell>
          <table:table-cell office:value-type="float" office:value="2.43214" calcext:value-type="float">
            <text:p>2.43214</text:p>
          </table:table-cell>
          <table:table-cell office:value-type="float" office:value="0.8496234" calcext:value-type="float">
            <text:p>0.8496234</text:p>
          </table:table-cell>
          <table:table-cell office:value-type="float" office:value="1.871798" calcext:value-type="float">
            <text:p>1.871798</text:p>
          </table:table-cell>
          <table:table-cell office:value-type="float" office:value="1.215865" calcext:value-type="float">
            <text:p>1.215865</text:p>
          </table:table-cell>
          <table:table-cell office:value-type="float" office:value="0.6420839" calcext:value-type="float">
            <text:p>0.6420839</text:p>
          </table:table-cell>
          <table:table-cell office:value-type="float" office:value="0.3985205" calcext:value-type="float">
            <text:p>0.3985205</text:p>
          </table:table-cell>
          <table:table-cell office:value-type="float" office:value="0.335389" calcext:value-type="float">
            <text:p>0.335389</text:p>
          </table:table-cell>
          <table:table-cell office:value-type="float" office:value="0.2965911" calcext:value-type="float">
            <text:p>0.2965911</text:p>
          </table:table-cell>
          <table:table-cell office:value-type="float" office:value="0.3243069" calcext:value-type="float">
            <text:p>0.3243069</text:p>
          </table:table-cell>
          <table:table-cell office:value-type="float" office:value="0" calcext:value-type="float">
            <text:p>0</text:p>
          </table:table-cell>
          <table:table-cell office:value-type="float" office:value="85.50155" calcext:value-type="float">
            <text:p>85.501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342339" calcext:value-type="float">
            <text:p>-0.00934233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22.3408" calcext:value-type="float">
            <text:p>22.3408</text:p>
          </table:table-cell>
          <table:table-cell office:value-type="float" office:value="1122.472" calcext:value-type="float">
            <text:p>1122.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75926" calcext:value-type="float">
            <text:p>0.1375926</text:p>
          </table:table-cell>
          <table:table-cell office:value-type="float" office:value="3.824236" calcext:value-type="float">
            <text:p>3.824236</text:p>
          </table:table-cell>
          <table:table-cell office:value-type="float" office:value="0" calcext:value-type="float">
            <text:p>0</text:p>
          </table:table-cell>
          <table:table-cell office:value-type="float" office:value="0.0001673198" calcext:value-type="float">
            <text:p>0.0001673198</text:p>
          </table:table-cell>
          <table:table-cell office:value-type="float" office:value="0" calcext:value-type="float">
            <text:p>0</text:p>
          </table:table-cell>
          <table:table-cell office:value-type="float" office:value="-0.07464235" calcext:value-type="float">
            <text:p>-0.07464235</text:p>
          </table:table-cell>
          <table:table-cell office:value-type="float" office:value="-0.009237445" calcext:value-type="float">
            <text:p>-0.009237445</text:p>
          </table:table-cell>
          <table:table-cell office:value-type="float" office:value="0.0008245955" calcext:value-type="float">
            <text:p>0.0008245955</text:p>
          </table:table-cell>
          <table:table-cell office:value-type="float" office:value="0.0007174405" calcext:value-type="float">
            <text:p>0.0007174405</text:p>
          </table:table-cell>
          <table:table-cell office:value-type="float" office:value="34.96352" calcext:value-type="float">
            <text:p>34.96352</text:p>
          </table:table-cell>
          <table:table-cell office:value-type="float" office:value="0.03355416" calcext:value-type="float">
            <text:p>0.03355416</text:p>
          </table:table-cell>
          <table:table-cell office:value-type="float" office:value="0.07177066" calcext:value-type="float">
            <text:p>0.07177066</text:p>
          </table:table-cell>
          <table:table-cell office:value-type="float" office:value="0.06762333" calcext:value-type="float">
            <text:p>0.06762333</text:p>
          </table:table-cell>
          <table:table-cell office:value-type="float" office:value="0.05965215" calcext:value-type="float">
            <text:p>0.05965215</text:p>
          </table:table-cell>
          <table:table-cell office:value-type="float" office:value="0.05398387" calcext:value-type="float">
            <text:p>0.05398387</text:p>
          </table:table-cell>
          <table:table-cell office:value-type="float" office:value="0.03399277" calcext:value-type="float">
            <text:p>0.03399277</text:p>
          </table:table-cell>
          <table:table-cell office:value-type="float" office:value="0.02337441" calcext:value-type="float">
            <text:p>0.02337441</text:p>
          </table:table-cell>
          <table:table-cell office:value-type="float" office:value="0.05560768" calcext:value-type="float">
            <text:p>0.05560768</text:p>
          </table:table-cell>
          <table:table-cell office:value-type="float" office:value="0.04103996" calcext:value-type="float">
            <text:p>0.04103996</text:p>
          </table:table-cell>
          <table:table-cell office:value-type="float" office:value="0.03028958" calcext:value-type="float">
            <text:p>0.03028958</text:p>
          </table:table-cell>
          <table:table-cell office:value-type="float" office:value="0.02416801" calcext:value-type="float">
            <text:p>0.02416801</text:p>
          </table:table-cell>
          <table:table-cell office:value-type="float" office:value="0.02009493" calcext:value-type="float">
            <text:p>0.02009493</text:p>
          </table:table-cell>
          <table:table-cell office:value-type="float" office:value="0.01420107" calcext:value-type="float">
            <text:p>0.01420107</text:p>
          </table:table-cell>
          <table:table-cell office:value-type="float" office:value="0.005533637" calcext:value-type="float">
            <text:p>0.005533637</text:p>
          </table:table-cell>
          <table:table-cell office:value-type="float" office:value="0" calcext:value-type="float">
            <text:p>0</text:p>
          </table:table-cell>
          <table:table-cell office:value-type="float" office:value="0.04593851" calcext:value-type="float">
            <text:p>0.04593851</text:p>
          </table:table-cell>
          <table:table-cell office:value-type="float" office:value="3.287731" calcext:value-type="float">
            <text:p>3.287731</text:p>
          </table:table-cell>
          <table:table-cell office:value-type="float" office:value="7.122771" calcext:value-type="float">
            <text:p>7.122771</text:p>
          </table:table-cell>
          <table:table-cell office:value-type="float" office:value="7.357295" calcext:value-type="float">
            <text:p>7.357295</text:p>
          </table:table-cell>
          <table:table-cell office:value-type="float" office:value="5.752545" calcext:value-type="float">
            <text:p>5.752545</text:p>
          </table:table-cell>
          <table:table-cell office:value-type="float" office:value="2.499001" calcext:value-type="float">
            <text:p>2.499001</text:p>
          </table:table-cell>
          <table:table-cell office:value-type="float" office:value="0.8660946" calcext:value-type="float">
            <text:p>0.8660946</text:p>
          </table:table-cell>
          <table:table-cell office:value-type="float" office:value="1.878543" calcext:value-type="float">
            <text:p>1.878543</text:p>
          </table:table-cell>
          <table:table-cell office:value-type="float" office:value="1.227553" calcext:value-type="float">
            <text:p>1.227553</text:p>
          </table:table-cell>
          <table:table-cell office:value-type="float" office:value="0.6467121" calcext:value-type="float">
            <text:p>0.6467121</text:p>
          </table:table-cell>
          <table:table-cell office:value-type="float" office:value="0.3999317" calcext:value-type="float">
            <text:p>0.3999317</text:p>
          </table:table-cell>
          <table:table-cell office:value-type="float" office:value="0.3360321" calcext:value-type="float">
            <text:p>0.3360321</text:p>
          </table:table-cell>
          <table:table-cell office:value-type="float" office:value="0.2962716" calcext:value-type="float">
            <text:p>0.2962716</text:p>
          </table:table-cell>
          <table:table-cell office:value-type="float" office:value="0.3244641" calcext:value-type="float">
            <text:p>0.3244641</text:p>
          </table:table-cell>
          <table:table-cell office:value-type="float" office:value="0" calcext:value-type="float">
            <text:p>0</text:p>
          </table:table-cell>
          <table:table-cell office:value-type="float" office:value="72.39285" calcext:value-type="float">
            <text:p>72.392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394024" calcext:value-type="float">
            <text:p>-0.0093940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22.34963" calcext:value-type="float">
            <text:p>22.34963</text:p>
          </table:table-cell>
          <table:table-cell office:value-type="float" office:value="1122.446" calcext:value-type="float">
            <text:p>1122.4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34538" calcext:value-type="float">
            <text:p>0.1334538</text:p>
          </table:table-cell>
          <table:table-cell office:value-type="float" office:value="3.836384" calcext:value-type="float">
            <text:p>3.836384</text:p>
          </table:table-cell>
          <table:table-cell office:value-type="float" office:value="0" calcext:value-type="float">
            <text:p>0</text:p>
          </table:table-cell>
          <table:table-cell office:value-type="float" office:value="0.0001678221" calcext:value-type="float">
            <text:p>0.0001678221</text:p>
          </table:table-cell>
          <table:table-cell office:value-type="float" office:value="0" calcext:value-type="float">
            <text:p>0</text:p>
          </table:table-cell>
          <table:table-cell office:value-type="float" office:value="-0.07460495" calcext:value-type="float">
            <text:p>-0.07460495</text:p>
          </table:table-cell>
          <table:table-cell office:value-type="float" office:value="-0.009231323" calcext:value-type="float">
            <text:p>-0.009231323</text:p>
          </table:table-cell>
          <table:table-cell office:value-type="float" office:value="0.0008317194" calcext:value-type="float">
            <text:p>0.0008317194</text:p>
          </table:table-cell>
          <table:table-cell office:value-type="float" office:value="0.0007270222" calcext:value-type="float">
            <text:p>0.0007270222</text:p>
          </table:table-cell>
          <table:table-cell office:value-type="float" office:value="35.04902" calcext:value-type="float">
            <text:p>35.04902</text:p>
          </table:table-cell>
          <table:table-cell office:value-type="float" office:value="0.03227979" calcext:value-type="float">
            <text:p>0.03227979</text:p>
          </table:table-cell>
          <table:table-cell office:value-type="float" office:value="0.0716909" calcext:value-type="float">
            <text:p>0.0716909</text:p>
          </table:table-cell>
          <table:table-cell office:value-type="float" office:value="0.06784227" calcext:value-type="float">
            <text:p>0.06784227</text:p>
          </table:table-cell>
          <table:table-cell office:value-type="float" office:value="0.06017687" calcext:value-type="float">
            <text:p>0.06017687</text:p>
          </table:table-cell>
          <table:table-cell office:value-type="float" office:value="0.05469906" calcext:value-type="float">
            <text:p>0.05469906</text:p>
          </table:table-cell>
          <table:table-cell office:value-type="float" office:value="0.03443898" calcext:value-type="float">
            <text:p>0.03443898</text:p>
          </table:table-cell>
          <table:table-cell office:value-type="float" office:value="0.02340065" calcext:value-type="float">
            <text:p>0.02340065</text:p>
          </table:table-cell>
          <table:table-cell office:value-type="float" office:value="0.05553881" calcext:value-type="float">
            <text:p>0.05553881</text:p>
          </table:table-cell>
          <table:table-cell office:value-type="float" office:value="0.0410469" calcext:value-type="float">
            <text:p>0.0410469</text:p>
          </table:table-cell>
          <table:table-cell office:value-type="float" office:value="0.03032346" calcext:value-type="float">
            <text:p>0.03032346</text:p>
          </table:table-cell>
          <table:table-cell office:value-type="float" office:value="0.02418751" calcext:value-type="float">
            <text:p>0.02418751</text:p>
          </table:table-cell>
          <table:table-cell office:value-type="float" office:value="0.02010081" calcext:value-type="float">
            <text:p>0.02010081</text:p>
          </table:table-cell>
          <table:table-cell office:value-type="float" office:value="0.01421621" calcext:value-type="float">
            <text:p>0.01421621</text:p>
          </table:table-cell>
          <table:table-cell office:value-type="float" office:value="0.005555118" calcext:value-type="float">
            <text:p>0.005555118</text:p>
          </table:table-cell>
          <table:table-cell office:value-type="float" office:value="0" calcext:value-type="float">
            <text:p>0</text:p>
          </table:table-cell>
          <table:table-cell office:value-type="float" office:value="0.07773433" calcext:value-type="float">
            <text:p>0.07773433</text:p>
          </table:table-cell>
          <table:table-cell office:value-type="float" office:value="2.759438" calcext:value-type="float">
            <text:p>2.759438</text:p>
          </table:table-cell>
          <table:table-cell office:value-type="float" office:value="6.636621" calcext:value-type="float">
            <text:p>6.636621</text:p>
          </table:table-cell>
          <table:table-cell office:value-type="float" office:value="7.501242" calcext:value-type="float">
            <text:p>7.501242</text:p>
          </table:table-cell>
          <table:table-cell office:value-type="float" office:value="6.225585" calcext:value-type="float">
            <text:p>6.225585</text:p>
          </table:table-cell>
          <table:table-cell office:value-type="float" office:value="2.663912" calcext:value-type="float">
            <text:p>2.663912</text:p>
          </table:table-cell>
          <table:table-cell office:value-type="float" office:value="0.8667787" calcext:value-type="float">
            <text:p>0.8667787</text:p>
          </table:table-cell>
          <table:table-cell office:value-type="float" office:value="1.890693" calcext:value-type="float">
            <text:p>1.890693</text:p>
          </table:table-cell>
          <table:table-cell office:value-type="float" office:value="1.238638" calcext:value-type="float">
            <text:p>1.238638</text:p>
          </table:table-cell>
          <table:table-cell office:value-type="float" office:value="0.6513195" calcext:value-type="float">
            <text:p>0.6513195</text:p>
          </table:table-cell>
          <table:table-cell office:value-type="float" office:value="0.4013321" calcext:value-type="float">
            <text:p>0.4013321</text:p>
          </table:table-cell>
          <table:table-cell office:value-type="float" office:value="0.3366544" calcext:value-type="float">
            <text:p>0.3366544</text:p>
          </table:table-cell>
          <table:table-cell office:value-type="float" office:value="0.2961227" calcext:value-type="float">
            <text:p>0.2961227</text:p>
          </table:table-cell>
          <table:table-cell office:value-type="float" office:value="0.3244733" calcext:value-type="float">
            <text:p>0.3244733</text:p>
          </table:table-cell>
          <table:table-cell office:value-type="float" office:value="0" calcext:value-type="float">
            <text:p>0</text:p>
          </table:table-cell>
          <table:table-cell office:value-type="float" office:value="62.28964" calcext:value-type="float">
            <text:p>62.28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491973" calcext:value-type="float">
            <text:p>-0.00949197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22.36492" calcext:value-type="float">
            <text:p>22.36492</text:p>
          </table:table-cell>
          <table:table-cell office:value-type="float" office:value="1122.415" calcext:value-type="float">
            <text:p>1122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02554" calcext:value-type="float">
            <text:p>0.1302554</text:p>
          </table:table-cell>
          <table:table-cell office:value-type="float" office:value="3.84433" calcext:value-type="float">
            <text:p>3.84433</text:p>
          </table:table-cell>
          <table:table-cell office:value-type="float" office:value="0" calcext:value-type="float">
            <text:p>0</text:p>
          </table:table-cell>
          <table:table-cell office:value-type="float" office:value="0.000168626" calcext:value-type="float">
            <text:p>0.000168626</text:p>
          </table:table-cell>
          <table:table-cell office:value-type="float" office:value="0" calcext:value-type="float">
            <text:p>0</text:p>
          </table:table-cell>
          <table:table-cell office:value-type="float" office:value="-0.07454834" calcext:value-type="float">
            <text:p>-0.07454834</text:p>
          </table:table-cell>
          <table:table-cell office:value-type="float" office:value="-0.009279616" calcext:value-type="float">
            <text:p>-0.009279616</text:p>
          </table:table-cell>
          <table:table-cell office:value-type="float" office:value="0.0008388922" calcext:value-type="float">
            <text:p>0.0008388922</text:p>
          </table:table-cell>
          <table:table-cell office:value-type="float" office:value="0.0007355652" calcext:value-type="float">
            <text:p>0.0007355652</text:p>
          </table:table-cell>
          <table:table-cell office:value-type="float" office:value="35.10262" calcext:value-type="float">
            <text:p>35.10262</text:p>
          </table:table-cell>
          <table:table-cell office:value-type="float" office:value="0.03012966" calcext:value-type="float">
            <text:p>0.03012966</text:p>
          </table:table-cell>
          <table:table-cell office:value-type="float" office:value="0.07298195" calcext:value-type="float">
            <text:p>0.07298195</text:p>
          </table:table-cell>
          <table:table-cell office:value-type="float" office:value="0.06770873" calcext:value-type="float">
            <text:p>0.06770873</text:p>
          </table:table-cell>
          <table:table-cell office:value-type="float" office:value="0.06032091" calcext:value-type="float">
            <text:p>0.06032091</text:p>
          </table:table-cell>
          <table:table-cell office:value-type="float" office:value="0.05495681" calcext:value-type="float">
            <text:p>0.05495681</text:p>
          </table:table-cell>
          <table:table-cell office:value-type="float" office:value="0.03494818" calcext:value-type="float">
            <text:p>0.03494818</text:p>
          </table:table-cell>
          <table:table-cell office:value-type="float" office:value="0.02345608" calcext:value-type="float">
            <text:p>0.02345608</text:p>
          </table:table-cell>
          <table:table-cell office:value-type="float" office:value="0.05552172" calcext:value-type="float">
            <text:p>0.05552172</text:p>
          </table:table-cell>
          <table:table-cell office:value-type="float" office:value="0.04105797" calcext:value-type="float">
            <text:p>0.04105797</text:p>
          </table:table-cell>
          <table:table-cell office:value-type="float" office:value="0.03035575" calcext:value-type="float">
            <text:p>0.03035575</text:p>
          </table:table-cell>
          <table:table-cell office:value-type="float" office:value="0.02420645" calcext:value-type="float">
            <text:p>0.02420645</text:p>
          </table:table-cell>
          <table:table-cell office:value-type="float" office:value="0.02010624" calcext:value-type="float">
            <text:p>0.02010624</text:p>
          </table:table-cell>
          <table:table-cell office:value-type="float" office:value="0.01423067" calcext:value-type="float">
            <text:p>0.01423067</text:p>
          </table:table-cell>
          <table:table-cell office:value-type="float" office:value="0.005576088" calcext:value-type="float">
            <text:p>0.005576088</text:p>
          </table:table-cell>
          <table:table-cell office:value-type="float" office:value="0" calcext:value-type="float">
            <text:p>0</text:p>
          </table:table-cell>
          <table:table-cell office:value-type="float" office:value="0.06748404" calcext:value-type="float">
            <text:p>0.06748404</text:p>
          </table:table-cell>
          <table:table-cell office:value-type="float" office:value="3.027777" calcext:value-type="float">
            <text:p>3.027777</text:p>
          </table:table-cell>
          <table:table-cell office:value-type="float" office:value="6.323339" calcext:value-type="float">
            <text:p>6.323339</text:p>
          </table:table-cell>
          <table:table-cell office:value-type="float" office:value="7.267436" calcext:value-type="float">
            <text:p>7.267436</text:p>
          </table:table-cell>
          <table:table-cell office:value-type="float" office:value="6.192015" calcext:value-type="float">
            <text:p>6.192015</text:p>
          </table:table-cell>
          <table:table-cell office:value-type="float" office:value="2.758739" calcext:value-type="float">
            <text:p>2.758739</text:p>
          </table:table-cell>
          <table:table-cell office:value-type="float" office:value="0.8429121" calcext:value-type="float">
            <text:p>0.8429121</text:p>
          </table:table-cell>
          <table:table-cell office:value-type="float" office:value="1.906437" calcext:value-type="float">
            <text:p>1.906437</text:p>
          </table:table-cell>
          <table:table-cell office:value-type="float" office:value="1.250743" calcext:value-type="float">
            <text:p>1.250743</text:p>
          </table:table-cell>
          <table:table-cell office:value-type="float" office:value="0.655916" calcext:value-type="float">
            <text:p>0.655916</text:p>
          </table:table-cell>
          <table:table-cell office:value-type="float" office:value="0.4027219" calcext:value-type="float">
            <text:p>0.4027219</text:p>
          </table:table-cell>
          <table:table-cell office:value-type="float" office:value="0.3372647" calcext:value-type="float">
            <text:p>0.3372647</text:p>
          </table:table-cell>
          <table:table-cell office:value-type="float" office:value="0.295998" calcext:value-type="float">
            <text:p>0.295998</text:p>
          </table:table-cell>
          <table:table-cell office:value-type="float" office:value="0.3244821" calcext:value-type="float">
            <text:p>0.3244821</text:p>
          </table:table-cell>
          <table:table-cell office:value-type="float" office:value="0" calcext:value-type="float">
            <text:p>0</text:p>
          </table:table-cell>
          <table:table-cell office:value-type="float" office:value="54.19572" calcext:value-type="float">
            <text:p>54.19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630777" calcext:value-type="float">
            <text:p>-0.0096307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22.36004" calcext:value-type="float">
            <text:p>22.36004</text:p>
          </table:table-cell>
          <table:table-cell office:value-type="float" office:value="1122.386" calcext:value-type="float">
            <text:p>1122.3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75589" calcext:value-type="float">
            <text:p>0.1275589</text:p>
          </table:table-cell>
          <table:table-cell office:value-type="float" office:value="3.87158" calcext:value-type="float">
            <text:p>3.87158</text:p>
          </table:table-cell>
          <table:table-cell office:value-type="float" office:value="0" calcext:value-type="float">
            <text:p>0</text:p>
          </table:table-cell>
          <table:table-cell office:value-type="float" office:value="0.0001686953" calcext:value-type="float">
            <text:p>0.0001686953</text:p>
          </table:table-cell>
          <table:table-cell office:value-type="float" office:value="0" calcext:value-type="float">
            <text:p>0</text:p>
          </table:table-cell>
          <table:table-cell office:value-type="float" office:value="-0.07454355" calcext:value-type="float">
            <text:p>-0.07454355</text:p>
          </table:table-cell>
          <table:table-cell office:value-type="float" office:value="-0.009289571" calcext:value-type="float">
            <text:p>-0.009289571</text:p>
          </table:table-cell>
          <table:table-cell office:value-type="float" office:value="0.0008460841" calcext:value-type="float">
            <text:p>0.0008460841</text:p>
          </table:table-cell>
          <table:table-cell office:value-type="float" office:value="0.0007455386" calcext:value-type="float">
            <text:p>0.0007455386</text:p>
          </table:table-cell>
          <table:table-cell office:value-type="float" office:value="35.14045" calcext:value-type="float">
            <text:p>35.14045</text:p>
          </table:table-cell>
          <table:table-cell office:value-type="float" office:value="0.03093199" calcext:value-type="float">
            <text:p>0.03093199</text:p>
          </table:table-cell>
          <table:table-cell office:value-type="float" office:value="0.07374661" calcext:value-type="float">
            <text:p>0.07374661</text:p>
          </table:table-cell>
          <table:table-cell office:value-type="float" office:value="0.06871974" calcext:value-type="float">
            <text:p>0.06871974</text:p>
          </table:table-cell>
          <table:table-cell office:value-type="float" office:value="0.06097894" calcext:value-type="float">
            <text:p>0.06097894</text:p>
          </table:table-cell>
          <table:table-cell office:value-type="float" office:value="0.05538174" calcext:value-type="float">
            <text:p>0.05538174</text:p>
          </table:table-cell>
          <table:table-cell office:value-type="float" office:value="0.03501261" calcext:value-type="float">
            <text:p>0.03501261</text:p>
          </table:table-cell>
          <table:table-cell office:value-type="float" office:value="0.02360724" calcext:value-type="float">
            <text:p>0.02360724</text:p>
          </table:table-cell>
          <table:table-cell office:value-type="float" office:value="0.05546984" calcext:value-type="float">
            <text:p>0.05546984</text:p>
          </table:table-cell>
          <table:table-cell office:value-type="float" office:value="0.04107504" calcext:value-type="float">
            <text:p>0.04107504</text:p>
          </table:table-cell>
          <table:table-cell office:value-type="float" office:value="0.03038734" calcext:value-type="float">
            <text:p>0.03038734</text:p>
          </table:table-cell>
          <table:table-cell office:value-type="float" office:value="0.02422521" calcext:value-type="float">
            <text:p>0.02422521</text:p>
          </table:table-cell>
          <table:table-cell office:value-type="float" office:value="0.020111" calcext:value-type="float">
            <text:p>0.020111</text:p>
          </table:table-cell>
          <table:table-cell office:value-type="float" office:value="0.01424433" calcext:value-type="float">
            <text:p>0.01424433</text:p>
          </table:table-cell>
          <table:table-cell office:value-type="float" office:value="0.005596565" calcext:value-type="float">
            <text:p>0.005596565</text:p>
          </table:table-cell>
          <table:table-cell office:value-type="float" office:value="0" calcext:value-type="float">
            <text:p>0</text:p>
          </table:table-cell>
          <table:table-cell office:value-type="float" office:value="0.05232192" calcext:value-type="float">
            <text:p>0.05232192</text:p>
          </table:table-cell>
          <table:table-cell office:value-type="float" office:value="2.926919" calcext:value-type="float">
            <text:p>2.926919</text:p>
          </table:table-cell>
          <table:table-cell office:value-type="float" office:value="6.39597" calcext:value-type="float">
            <text:p>6.39597</text:p>
          </table:table-cell>
          <table:table-cell office:value-type="float" office:value="7.415481" calcext:value-type="float">
            <text:p>7.415481</text:p>
          </table:table-cell>
          <table:table-cell office:value-type="float" office:value="6.311543" calcext:value-type="float">
            <text:p>6.311543</text:p>
          </table:table-cell>
          <table:table-cell office:value-type="float" office:value="2.765111" calcext:value-type="float">
            <text:p>2.765111</text:p>
          </table:table-cell>
          <table:table-cell office:value-type="float" office:value="0.8683848" calcext:value-type="float">
            <text:p>0.8683848</text:p>
          </table:table-cell>
          <table:table-cell office:value-type="float" office:value="1.91576" calcext:value-type="float">
            <text:p>1.91576</text:p>
          </table:table-cell>
          <table:table-cell office:value-type="float" office:value="1.264201" calcext:value-type="float">
            <text:p>1.264201</text:p>
          </table:table-cell>
          <table:table-cell office:value-type="float" office:value="0.6606247" calcext:value-type="float">
            <text:p>0.6606247</text:p>
          </table:table-cell>
          <table:table-cell office:value-type="float" office:value="0.4041268" calcext:value-type="float">
            <text:p>0.4041268</text:p>
          </table:table-cell>
          <table:table-cell office:value-type="float" office:value="0.3378423" calcext:value-type="float">
            <text:p>0.3378423</text:p>
          </table:table-cell>
          <table:table-cell office:value-type="float" office:value="0.2958859" calcext:value-type="float">
            <text:p>0.2958859</text:p>
          </table:table-cell>
          <table:table-cell office:value-type="float" office:value="0.3244905" calcext:value-type="float">
            <text:p>0.3244905</text:p>
          </table:table-cell>
          <table:table-cell office:value-type="float" office:value="0" calcext:value-type="float">
            <text:p>0</text:p>
          </table:table-cell>
          <table:table-cell office:value-type="float" office:value="47.22221" calcext:value-type="float">
            <text:p>47.222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753664" calcext:value-type="float">
            <text:p>-0.0097536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22.35615" calcext:value-type="float">
            <text:p>22.35615</text:p>
          </table:table-cell>
          <table:table-cell office:value-type="float" office:value="1122.358" calcext:value-type="float">
            <text:p>1122.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53559" calcext:value-type="float">
            <text:p>0.1253559</text:p>
          </table:table-cell>
          <table:table-cell office:value-type="float" office:value="3.895079" calcext:value-type="float">
            <text:p>3.895079</text:p>
          </table:table-cell>
          <table:table-cell office:value-type="float" office:value="0" calcext:value-type="float">
            <text:p>0</text:p>
          </table:table-cell>
          <table:table-cell office:value-type="float" office:value="0.0001686983" calcext:value-type="float">
            <text:p>0.0001686983</text:p>
          </table:table-cell>
          <table:table-cell office:value-type="float" office:value="0" calcext:value-type="float">
            <text:p>0</text:p>
          </table:table-cell>
          <table:table-cell office:value-type="float" office:value="-0.07454339" calcext:value-type="float">
            <text:p>-0.07454339</text:p>
          </table:table-cell>
          <table:table-cell office:value-type="float" office:value="-0.009282949" calcext:value-type="float">
            <text:p>-0.009282949</text:p>
          </table:table-cell>
          <table:table-cell office:value-type="float" office:value="0.0008529075" calcext:value-type="float">
            <text:p>0.0008529075</text:p>
          </table:table-cell>
          <table:table-cell office:value-type="float" office:value="0.0007561755" calcext:value-type="float">
            <text:p>0.0007561755</text:p>
          </table:table-cell>
          <table:table-cell office:value-type="float" office:value="35.19238" calcext:value-type="float">
            <text:p>35.19238</text:p>
          </table:table-cell>
          <table:table-cell office:value-type="float" office:value="0.03120112" calcext:value-type="float">
            <text:p>0.03120112</text:p>
          </table:table-cell>
          <table:table-cell office:value-type="float" office:value="0.07202666" calcext:value-type="float">
            <text:p>0.07202666</text:p>
          </table:table-cell>
          <table:table-cell office:value-type="float" office:value="0.06969585" calcext:value-type="float">
            <text:p>0.06969585</text:p>
          </table:table-cell>
          <table:table-cell office:value-type="float" office:value="0.06274422" calcext:value-type="float">
            <text:p>0.06274422</text:p>
          </table:table-cell>
          <table:table-cell office:value-type="float" office:value="0.05721325" calcext:value-type="float">
            <text:p>0.05721325</text:p>
          </table:table-cell>
          <table:table-cell office:value-type="float" office:value="0.03521185" calcext:value-type="float">
            <text:p>0.03521185</text:p>
          </table:table-cell>
          <table:table-cell office:value-type="float" office:value="0.02372281" calcext:value-type="float">
            <text:p>0.02372281</text:p>
          </table:table-cell>
          <table:table-cell office:value-type="float" office:value="0.05538197" calcext:value-type="float">
            <text:p>0.05538197</text:p>
          </table:table-cell>
          <table:table-cell office:value-type="float" office:value="0.04109064" calcext:value-type="float">
            <text:p>0.04109064</text:p>
          </table:table-cell>
          <table:table-cell office:value-type="float" office:value="0.03042001" calcext:value-type="float">
            <text:p>0.03042001</text:p>
          </table:table-cell>
          <table:table-cell office:value-type="float" office:value="0.02424372" calcext:value-type="float">
            <text:p>0.02424372</text:p>
          </table:table-cell>
          <table:table-cell office:value-type="float" office:value="0.02011515" calcext:value-type="float">
            <text:p>0.02011515</text:p>
          </table:table-cell>
          <table:table-cell office:value-type="float" office:value="0.0142572" calcext:value-type="float">
            <text:p>0.0142572</text:p>
          </table:table-cell>
          <table:table-cell office:value-type="float" office:value="0.005616628" calcext:value-type="float">
            <text:p>0.005616628</text:p>
          </table:table-cell>
          <table:table-cell office:value-type="float" office:value="0" calcext:value-type="float">
            <text:p>0</text:p>
          </table:table-cell>
          <table:table-cell office:value-type="float" office:value="0.0427421" calcext:value-type="float">
            <text:p>0.0427421</text:p>
          </table:table-cell>
          <table:table-cell office:value-type="float" office:value="2.182326" calcext:value-type="float">
            <text:p>2.182326</text:p>
          </table:table-cell>
          <table:table-cell office:value-type="float" office:value="5.774473" calcext:value-type="float">
            <text:p>5.774473</text:p>
          </table:table-cell>
          <table:table-cell office:value-type="float" office:value="7.747881" calcext:value-type="float">
            <text:p>7.747881</text:p>
          </table:table-cell>
          <table:table-cell office:value-type="float" office:value="7.164923" calcext:value-type="float">
            <text:p>7.164923</text:p>
          </table:table-cell>
          <table:table-cell office:value-type="float" office:value="2.924145" calcext:value-type="float">
            <text:p>2.924145</text:p>
          </table:table-cell>
          <table:table-cell office:value-type="float" office:value="0.9423376" calcext:value-type="float">
            <text:p>0.9423376</text:p>
          </table:table-cell>
          <table:table-cell office:value-type="float" office:value="1.923523" calcext:value-type="float">
            <text:p>1.923523</text:p>
          </table:table-cell>
          <table:table-cell office:value-type="float" office:value="1.277513" calcext:value-type="float">
            <text:p>1.277513</text:p>
          </table:table-cell>
          <table:table-cell office:value-type="float" office:value="0.6657547" calcext:value-type="float">
            <text:p>0.6657547</text:p>
          </table:table-cell>
          <table:table-cell office:value-type="float" office:value="0.4055344" calcext:value-type="float">
            <text:p>0.4055344</text:p>
          </table:table-cell>
          <table:table-cell office:value-type="float" office:value="0.3383951" calcext:value-type="float">
            <text:p>0.3383951</text:p>
          </table:table-cell>
          <table:table-cell office:value-type="float" office:value="0.2957831" calcext:value-type="float">
            <text:p>0.2957831</text:p>
          </table:table-cell>
          <table:table-cell office:value-type="float" office:value="0.3244989" calcext:value-type="float">
            <text:p>0.3244989</text:p>
          </table:table-cell>
          <table:table-cell office:value-type="float" office:value="0" calcext:value-type="float">
            <text:p>0</text:p>
          </table:table-cell>
          <table:table-cell office:value-type="float" office:value="41.48906" calcext:value-type="float">
            <text:p>41.48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0982079" calcext:value-type="float">
            <text:p>-0.009820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22.33278" calcext:value-type="float">
            <text:p>22.33278</text:p>
          </table:table-cell>
          <table:table-cell office:value-type="float" office:value="1122.346" calcext:value-type="float">
            <text:p>1122.3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31941" calcext:value-type="float">
            <text:p>0.1231941</text:p>
          </table:table-cell>
          <table:table-cell office:value-type="float" office:value="3.922563" calcext:value-type="float">
            <text:p>3.922563</text:p>
          </table:table-cell>
          <table:table-cell office:value-type="float" office:value="0" calcext:value-type="float">
            <text:p>0</text:p>
          </table:table-cell>
          <table:table-cell office:value-type="float" office:value="0.0001687668" calcext:value-type="float">
            <text:p>0.0001687668</text:p>
          </table:table-cell>
          <table:table-cell office:value-type="float" office:value="0" calcext:value-type="float">
            <text:p>0</text:p>
          </table:table-cell>
          <table:table-cell office:value-type="float" office:value="-0.07453758" calcext:value-type="float">
            <text:p>-0.07453758</text:p>
          </table:table-cell>
          <table:table-cell office:value-type="float" office:value="-0.009291063" calcext:value-type="float">
            <text:p>-0.009291063</text:p>
          </table:table-cell>
          <table:table-cell office:value-type="float" office:value="0.0008592207" calcext:value-type="float">
            <text:p>0.0008592207</text:p>
          </table:table-cell>
          <table:table-cell office:value-type="float" office:value="0.0007718718" calcext:value-type="float">
            <text:p>0.0007718718</text:p>
          </table:table-cell>
          <table:table-cell office:value-type="float" office:value="35.38278" calcext:value-type="float">
            <text:p>35.38278</text:p>
          </table:table-cell>
          <table:table-cell office:value-type="float" office:value="0.03055687" calcext:value-type="float">
            <text:p>0.03055687</text:p>
          </table:table-cell>
          <table:table-cell office:value-type="float" office:value="0.06672831" calcext:value-type="float">
            <text:p>0.06672831</text:p>
          </table:table-cell>
          <table:table-cell office:value-type="float" office:value="0.06792688" calcext:value-type="float">
            <text:p>0.06792688</text:p>
          </table:table-cell>
          <table:table-cell office:value-type="float" office:value="0.06187623" calcext:value-type="float">
            <text:p>0.06187623</text:p>
          </table:table-cell>
          <table:table-cell office:value-type="float" office:value="0.05724363" calcext:value-type="float">
            <text:p>0.05724363</text:p>
          </table:table-cell>
          <table:table-cell office:value-type="float" office:value="0.03536029" calcext:value-type="float">
            <text:p>0.03536029</text:p>
          </table:table-cell>
          <table:table-cell office:value-type="float" office:value="0.02413984" calcext:value-type="float">
            <text:p>0.02413984</text:p>
          </table:table-cell>
          <table:table-cell office:value-type="float" office:value="0.05529268" calcext:value-type="float">
            <text:p>0.05529268</text:p>
          </table:table-cell>
          <table:table-cell office:value-type="float" office:value="0.0410998" calcext:value-type="float">
            <text:p>0.0410998</text:p>
          </table:table-cell>
          <table:table-cell office:value-type="float" office:value="0.03045188" calcext:value-type="float">
            <text:p>0.03045188</text:p>
          </table:table-cell>
          <table:table-cell office:value-type="float" office:value="0.02426182" calcext:value-type="float">
            <text:p>0.02426182</text:p>
          </table:table-cell>
          <table:table-cell office:value-type="float" office:value="0.02011903" calcext:value-type="float">
            <text:p>0.02011903</text:p>
          </table:table-cell>
          <table:table-cell office:value-type="float" office:value="0.01426929" calcext:value-type="float">
            <text:p>0.01426929</text:p>
          </table:table-cell>
          <table:table-cell office:value-type="float" office:value="0.005636277" calcext:value-type="float">
            <text:p>0.005636277</text:p>
          </table:table-cell>
          <table:table-cell office:value-type="float" office:value="0" calcext:value-type="float">
            <text:p>0</text:p>
          </table:table-cell>
          <table:table-cell office:value-type="float" office:value="0.02419423" calcext:value-type="float">
            <text:p>0.02419423</text:p>
          </table:table-cell>
          <table:table-cell office:value-type="float" office:value="1.504498" calcext:value-type="float">
            <text:p>1.504498</text:p>
          </table:table-cell>
          <table:table-cell office:value-type="float" office:value="4.714129" calcext:value-type="float">
            <text:p>4.714129</text:p>
          </table:table-cell>
          <table:table-cell office:value-type="float" office:value="7.381268" calcext:value-type="float">
            <text:p>7.381268</text:p>
          </table:table-cell>
          <table:table-cell office:value-type="float" office:value="7.737234" calcext:value-type="float">
            <text:p>7.737234</text:p>
          </table:table-cell>
          <table:table-cell office:value-type="float" office:value="3.401216" calcext:value-type="float">
            <text:p>3.401216</text:p>
          </table:table-cell>
          <table:table-cell office:value-type="float" office:value="1.224814" calcext:value-type="float">
            <text:p>1.224814</text:p>
          </table:table-cell>
          <table:table-cell office:value-type="float" office:value="1.937931" calcext:value-type="float">
            <text:p>1.937931</text:p>
          </table:table-cell>
          <table:table-cell office:value-type="float" office:value="1.290502" calcext:value-type="float">
            <text:p>1.290502</text:p>
          </table:table-cell>
          <table:table-cell office:value-type="float" office:value="0.6709664" calcext:value-type="float">
            <text:p>0.6709664</text:p>
          </table:table-cell>
          <table:table-cell office:value-type="float" office:value="0.406931" calcext:value-type="float">
            <text:p>0.406931</text:p>
          </table:table-cell>
          <table:table-cell office:value-type="float" office:value="0.3389515" calcext:value-type="float">
            <text:p>0.3389515</text:p>
          </table:table-cell>
          <table:table-cell office:value-type="float" office:value="0.2956897" calcext:value-type="float">
            <text:p>0.2956897</text:p>
          </table:table-cell>
          <table:table-cell office:value-type="float" office:value="0.3245074" calcext:value-type="float">
            <text:p>0.3245074</text:p>
          </table:table-cell>
          <table:table-cell office:value-type="float" office:value="0" calcext:value-type="float">
            <text:p>0</text:p>
          </table:table-cell>
          <table:table-cell office:value-type="float" office:value="37.37779" calcext:value-type="float">
            <text:p>37.377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09738" calcext:value-type="float">
            <text:p>-0.010097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22.29346" calcext:value-type="float">
            <text:p>22.29346</text:p>
          </table:table-cell>
          <table:table-cell office:value-type="float" office:value="1122.325" calcext:value-type="float">
            <text:p>1122.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17556" calcext:value-type="float">
            <text:p>0.1217556</text:p>
          </table:table-cell>
          <table:table-cell office:value-type="float" office:value="3.973312" calcext:value-type="float">
            <text:p>3.973312</text:p>
          </table:table-cell>
          <table:table-cell office:value-type="float" office:value="0" calcext:value-type="float">
            <text:p>0</text:p>
          </table:table-cell>
          <table:table-cell office:value-type="float" office:value="0.0001689227" calcext:value-type="float">
            <text:p>0.0001689227</text:p>
          </table:table-cell>
          <table:table-cell office:value-type="float" office:value="0" calcext:value-type="float">
            <text:p>0</text:p>
          </table:table-cell>
          <table:table-cell office:value-type="float" office:value="-0.07452051" calcext:value-type="float">
            <text:p>-0.07452051</text:p>
          </table:table-cell>
          <table:table-cell office:value-type="float" office:value="-0.009318787" calcext:value-type="float">
            <text:p>-0.009318787</text:p>
          </table:table-cell>
          <table:table-cell office:value-type="float" office:value="0.0008652206" calcext:value-type="float">
            <text:p>0.0008652206</text:p>
          </table:table-cell>
          <table:table-cell office:value-type="float" office:value="0.0008139384" calcext:value-type="float">
            <text:p>0.0008139384</text:p>
          </table:table-cell>
          <table:table-cell office:value-type="float" office:value="35.79253" calcext:value-type="float">
            <text:p>35.79253</text:p>
          </table:table-cell>
          <table:table-cell office:value-type="float" office:value="0.03402555" calcext:value-type="float">
            <text:p>0.03402555</text:p>
          </table:table-cell>
          <table:table-cell office:value-type="float" office:value="0.07577819" calcext:value-type="float">
            <text:p>0.07577819</text:p>
          </table:table-cell>
          <table:table-cell office:value-type="float" office:value="0.0675301" calcext:value-type="float">
            <text:p>0.0675301</text:p>
          </table:table-cell>
          <table:table-cell office:value-type="float" office:value="0.06026785" calcext:value-type="float">
            <text:p>0.06026785</text:p>
          </table:table-cell>
          <table:table-cell office:value-type="float" office:value="0.05488841" calcext:value-type="float">
            <text:p>0.05488841</text:p>
          </table:table-cell>
          <table:table-cell office:value-type="float" office:value="0.03359367" calcext:value-type="float">
            <text:p>0.03359367</text:p>
          </table:table-cell>
          <table:table-cell office:value-type="float" office:value="0.0237191" calcext:value-type="float">
            <text:p>0.0237191</text:p>
          </table:table-cell>
          <table:table-cell office:value-type="float" office:value="0.05502529" calcext:value-type="float">
            <text:p>0.05502529</text:p>
          </table:table-cell>
          <table:table-cell office:value-type="float" office:value="0.04108853" calcext:value-type="float">
            <text:p>0.04108853</text:p>
          </table:table-cell>
          <table:table-cell office:value-type="float" office:value="0.03048152" calcext:value-type="float">
            <text:p>0.03048152</text:p>
          </table:table-cell>
          <table:table-cell office:value-type="float" office:value="0.02427952" calcext:value-type="float">
            <text:p>0.02427952</text:p>
          </table:table-cell>
          <table:table-cell office:value-type="float" office:value="0.02012263" calcext:value-type="float">
            <text:p>0.02012263</text:p>
          </table:table-cell>
          <table:table-cell office:value-type="float" office:value="0.01428067" calcext:value-type="float">
            <text:p>0.01428067</text:p>
          </table:table-cell>
          <table:table-cell office:value-type="float" office:value="0.005655549" calcext:value-type="float">
            <text:p>0.005655549</text:p>
          </table:table-cell>
          <table:table-cell office:value-type="float" office:value="0" calcext:value-type="float">
            <text:p>0</text:p>
          </table:table-cell>
          <table:table-cell office:value-type="float" office:value="0.03321623" calcext:value-type="float">
            <text:p>0.03321623</text:p>
          </table:table-cell>
          <table:table-cell office:value-type="float" office:value="1.677241" calcext:value-type="float">
            <text:p>1.677241</text:p>
          </table:table-cell>
          <table:table-cell office:value-type="float" office:value="4.565841" calcext:value-type="float">
            <text:p>4.565841</text:p>
          </table:table-cell>
          <table:table-cell office:value-type="float" office:value="6.921164" calcext:value-type="float">
            <text:p>6.921164</text:p>
          </table:table-cell>
          <table:table-cell office:value-type="float" office:value="7.338913" calcext:value-type="float">
            <text:p>7.338913</text:p>
          </table:table-cell>
          <table:table-cell office:value-type="float" office:value="3.587408" calcext:value-type="float">
            <text:p>3.587408</text:p>
          </table:table-cell>
          <table:table-cell office:value-type="float" office:value="1.572571" calcext:value-type="float">
            <text:p>1.572571</text:p>
          </table:table-cell>
          <table:table-cell office:value-type="float" office:value="1.976468" calcext:value-type="float">
            <text:p>1.976468</text:p>
          </table:table-cell>
          <table:table-cell office:value-type="float" office:value="1.306205" calcext:value-type="float">
            <text:p>1.306205</text:p>
          </table:table-cell>
          <table:table-cell office:value-type="float" office:value="0.6762287" calcext:value-type="float">
            <text:p>0.6762287</text:p>
          </table:table-cell>
          <table:table-cell office:value-type="float" office:value="0.4083211" calcext:value-type="float">
            <text:p>0.4083211</text:p>
          </table:table-cell>
          <table:table-cell office:value-type="float" office:value="0.3395103" calcext:value-type="float">
            <text:p>0.3395103</text:p>
          </table:table-cell>
          <table:table-cell office:value-type="float" office:value="0.2956083" calcext:value-type="float">
            <text:p>0.2956083</text:p>
          </table:table-cell>
          <table:table-cell office:value-type="float" office:value="0.3245158" calcext:value-type="float">
            <text:p>0.3245158</text:p>
          </table:table-cell>
          <table:table-cell office:value-type="float" office:value="0" calcext:value-type="float">
            <text:p>0</text:p>
          </table:table-cell>
          <table:table-cell office:value-type="float" office:value="35.02544" calcext:value-type="float">
            <text:p>35.025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3538" calcext:value-type="float">
            <text:p>-0.010353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22.28201" calcext:value-type="float">
            <text:p>22.28201</text:p>
          </table:table-cell>
          <table:table-cell office:value-type="float" office:value="1122.293" calcext:value-type="float">
            <text:p>1122.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7624" calcext:value-type="float">
            <text:p>0.1197624</text:p>
          </table:table-cell>
          <table:table-cell office:value-type="float" office:value="4.006899" calcext:value-type="float">
            <text:p>4.006899</text:p>
          </table:table-cell>
          <table:table-cell office:value-type="float" office:value="0" calcext:value-type="float">
            <text:p>0</text:p>
          </table:table-cell>
          <table:table-cell office:value-type="float" office:value="0.0001694181" calcext:value-type="float">
            <text:p>0.0001694181</text:p>
          </table:table-cell>
          <table:table-cell office:value-type="float" office:value="0" calcext:value-type="float">
            <text:p>0</text:p>
          </table:table-cell>
          <table:table-cell office:value-type="float" office:value="-0.07445405" calcext:value-type="float">
            <text:p>-0.07445405</text:p>
          </table:table-cell>
          <table:table-cell office:value-type="float" office:value="-0.009480298" calcext:value-type="float">
            <text:p>-0.009480298</text:p>
          </table:table-cell>
          <table:table-cell office:value-type="float" office:value="0.0008712982" calcext:value-type="float">
            <text:p>0.0008712982</text:p>
          </table:table-cell>
          <table:table-cell office:value-type="float" office:value="0.0008501471" calcext:value-type="float">
            <text:p>0.0008501471</text:p>
          </table:table-cell>
          <table:table-cell office:value-type="float" office:value="36.09586" calcext:value-type="float">
            <text:p>36.09586</text:p>
          </table:table-cell>
          <table:table-cell office:value-type="float" office:value="0.03848992" calcext:value-type="float">
            <text:p>0.03848992</text:p>
          </table:table-cell>
          <table:table-cell office:value-type="float" office:value="0.07896122" calcext:value-type="float">
            <text:p>0.07896122</text:p>
          </table:table-cell>
          <table:table-cell office:value-type="float" office:value="0.0662482" calcext:value-type="float">
            <text:p>0.0662482</text:p>
          </table:table-cell>
          <table:table-cell office:value-type="float" office:value="0.05878789" calcext:value-type="float">
            <text:p>0.05878789</text:p>
          </table:table-cell>
          <table:table-cell office:value-type="float" office:value="0.05345401" calcext:value-type="float">
            <text:p>0.05345401</text:p>
          </table:table-cell>
          <table:table-cell office:value-type="float" office:value="0.03212562" calcext:value-type="float">
            <text:p>0.03212562</text:p>
          </table:table-cell>
          <table:table-cell office:value-type="float" office:value="0.02233529" calcext:value-type="float">
            <text:p>0.02233529</text:p>
          </table:table-cell>
          <table:table-cell office:value-type="float" office:value="0.05443867" calcext:value-type="float">
            <text:p>0.05443867</text:p>
          </table:table-cell>
          <table:table-cell office:value-type="float" office:value="0.04101608" calcext:value-type="float">
            <text:p>0.04101608</text:p>
          </table:table-cell>
          <table:table-cell office:value-type="float" office:value="0.03050597" calcext:value-type="float">
            <text:p>0.03050597</text:p>
          </table:table-cell>
          <table:table-cell office:value-type="float" office:value="0.02429659" calcext:value-type="float">
            <text:p>0.02429659</text:p>
          </table:table-cell>
          <table:table-cell office:value-type="float" office:value="0.02012593" calcext:value-type="float">
            <text:p>0.02012593</text:p>
          </table:table-cell>
          <table:table-cell office:value-type="float" office:value="0.01429133" calcext:value-type="float">
            <text:p>0.01429133</text:p>
          </table:table-cell>
          <table:table-cell office:value-type="float" office:value="0.005674508" calcext:value-type="float">
            <text:p>0.005674508</text:p>
          </table:table-cell>
          <table:table-cell office:value-type="float" office:value="0" calcext:value-type="float">
            <text:p>0</text:p>
          </table:table-cell>
          <table:table-cell office:value-type="float" office:value="0.05939593" calcext:value-type="float">
            <text:p>0.05939593</text:p>
          </table:table-cell>
          <table:table-cell office:value-type="float" office:value="2.700579" calcext:value-type="float">
            <text:p>2.700579</text:p>
          </table:table-cell>
          <table:table-cell office:value-type="float" office:value="4.885528" calcext:value-type="float">
            <text:p>4.885528</text:p>
          </table:table-cell>
          <table:table-cell office:value-type="float" office:value="6.716588" calcext:value-type="float">
            <text:p>6.716588</text:p>
          </table:table-cell>
          <table:table-cell office:value-type="float" office:value="6.85116" calcext:value-type="float">
            <text:p>6.85116</text:p>
          </table:table-cell>
          <table:table-cell office:value-type="float" office:value="3.483424" calcext:value-type="float">
            <text:p>3.483424</text:p>
          </table:table-cell>
          <table:table-cell office:value-type="float" office:value="1.414316" calcext:value-type="float">
            <text:p>1.414316</text:p>
          </table:table-cell>
          <table:table-cell office:value-type="float" office:value="2.02317" calcext:value-type="float">
            <text:p>2.02317</text:p>
          </table:table-cell>
          <table:table-cell office:value-type="float" office:value="1.327704" calcext:value-type="float">
            <text:p>1.327704</text:p>
          </table:table-cell>
          <table:table-cell office:value-type="float" office:value="0.681806" calcext:value-type="float">
            <text:p>0.681806</text:p>
          </table:table-cell>
          <table:table-cell office:value-type="float" office:value="0.4097181" calcext:value-type="float">
            <text:p>0.4097181</text:p>
          </table:table-cell>
          <table:table-cell office:value-type="float" office:value="0.3400711" calcext:value-type="float">
            <text:p>0.3400711</text:p>
          </table:table-cell>
          <table:table-cell office:value-type="float" office:value="0.2955386" calcext:value-type="float">
            <text:p>0.2955386</text:p>
          </table:table-cell>
          <table:table-cell office:value-type="float" office:value="0.3245243" calcext:value-type="float">
            <text:p>0.3245243</text:p>
          </table:table-cell>
          <table:table-cell office:value-type="float" office:value="0" calcext:value-type="float">
            <text:p>0</text:p>
          </table:table-cell>
          <table:table-cell office:value-type="float" office:value="32.00429" calcext:value-type="float">
            <text:p>32.00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077973" calcext:value-type="float">
            <text:p>-0.010779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22.27716" calcext:value-type="float">
            <text:p>22.27716</text:p>
          </table:table-cell>
          <table:table-cell office:value-type="float" office:value="1122.265" calcext:value-type="float">
            <text:p>1122.2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4437" calcext:value-type="float">
            <text:p>0.1194437</text:p>
          </table:table-cell>
          <table:table-cell office:value-type="float" office:value="4.028306" calcext:value-type="float">
            <text:p>4.028306</text:p>
          </table:table-cell>
          <table:table-cell office:value-type="float" office:value="0" calcext:value-type="float">
            <text:p>0</text:p>
          </table:table-cell>
          <table:table-cell office:value-type="float" office:value="0.0001699099" calcext:value-type="float">
            <text:p>0.0001699099</text:p>
          </table:table-cell>
          <table:table-cell office:value-type="float" office:value="0" calcext:value-type="float">
            <text:p>0</text:p>
          </table:table-cell>
          <table:table-cell office:value-type="float" office:value="-0.07439158" calcext:value-type="float">
            <text:p>-0.07439158</text:p>
          </table:table-cell>
          <table:table-cell office:value-type="float" office:value="-0.009657968" calcext:value-type="float">
            <text:p>-0.009657968</text:p>
          </table:table-cell>
          <table:table-cell office:value-type="float" office:value="0.0008780511" calcext:value-type="float">
            <text:p>0.0008780511</text:p>
          </table:table-cell>
          <table:table-cell office:value-type="float" office:value="0.0008920382" calcext:value-type="float">
            <text:p>0.0008920382</text:p>
          </table:table-cell>
          <table:table-cell office:value-type="float" office:value="36.42844" calcext:value-type="float">
            <text:p>36.42844</text:p>
          </table:table-cell>
          <table:table-cell office:value-type="float" office:value="0.04192816" calcext:value-type="float">
            <text:p>0.04192816</text:p>
          </table:table-cell>
          <table:table-cell office:value-type="float" office:value="0.08351013" calcext:value-type="float">
            <text:p>0.08351013</text:p>
          </table:table-cell>
          <table:table-cell office:value-type="float" office:value="0.06611499" calcext:value-type="float">
            <text:p>0.06611499</text:p>
          </table:table-cell>
          <table:table-cell office:value-type="float" office:value="0.05750435" calcext:value-type="float">
            <text:p>0.05750435</text:p>
          </table:table-cell>
          <table:table-cell office:value-type="float" office:value="0.05260998" calcext:value-type="float">
            <text:p>0.05260998</text:p>
          </table:table-cell>
          <table:table-cell office:value-type="float" office:value="0.03082903" calcext:value-type="float">
            <text:p>0.03082903</text:p>
          </table:table-cell>
          <table:table-cell office:value-type="float" office:value="0.02139399" calcext:value-type="float">
            <text:p>0.02139399</text:p>
          </table:table-cell>
          <table:table-cell office:value-type="float" office:value="0.05370197" calcext:value-type="float">
            <text:p>0.05370197</text:p>
          </table:table-cell>
          <table:table-cell office:value-type="float" office:value="0.04087456" calcext:value-type="float">
            <text:p>0.04087456</text:p>
          </table:table-cell>
          <table:table-cell office:value-type="float" office:value="0.03052096" calcext:value-type="float">
            <text:p>0.03052096</text:p>
          </table:table-cell>
          <table:table-cell office:value-type="float" office:value="0.02431281" calcext:value-type="float">
            <text:p>0.02431281</text:p>
          </table:table-cell>
          <table:table-cell office:value-type="float" office:value="0.02012889" calcext:value-type="float">
            <text:p>0.02012889</text:p>
          </table:table-cell>
          <table:table-cell office:value-type="float" office:value="0.01430118" calcext:value-type="float">
            <text:p>0.01430118</text:p>
          </table:table-cell>
          <table:table-cell office:value-type="float" office:value="0.005693281" calcext:value-type="float">
            <text:p>0.005693281</text:p>
          </table:table-cell>
          <table:table-cell office:value-type="float" office:value="0" calcext:value-type="float">
            <text:p>0</text:p>
          </table:table-cell>
          <table:table-cell office:value-type="float" office:value="0.05555796" calcext:value-type="float">
            <text:p>0.05555796</text:p>
          </table:table-cell>
          <table:table-cell office:value-type="float" office:value="3.495018" calcext:value-type="float">
            <text:p>3.495018</text:p>
          </table:table-cell>
          <table:table-cell office:value-type="float" office:value="5.188128" calcext:value-type="float">
            <text:p>5.188128</text:p>
          </table:table-cell>
          <table:table-cell office:value-type="float" office:value="6.571276" calcext:value-type="float">
            <text:p>6.571276</text:p>
          </table:table-cell>
          <table:table-cell office:value-type="float" office:value="6.458739" calcext:value-type="float">
            <text:p>6.458739</text:p>
          </table:table-cell>
          <table:table-cell office:value-type="float" office:value="3.358476" calcext:value-type="float">
            <text:p>3.358476</text:p>
          </table:table-cell>
          <table:table-cell office:value-type="float" office:value="1.268801" calcext:value-type="float">
            <text:p>1.268801</text:p>
          </table:table-cell>
          <table:table-cell office:value-type="float" office:value="2.046381" calcext:value-type="float">
            <text:p>2.046381</text:p>
          </table:table-cell>
          <table:table-cell office:value-type="float" office:value="1.35349" calcext:value-type="float">
            <text:p>1.35349</text:p>
          </table:table-cell>
          <table:table-cell office:value-type="float" office:value="0.68799" calcext:value-type="float">
            <text:p>0.68799</text:p>
          </table:table-cell>
          <table:table-cell office:value-type="float" office:value="0.4111758" calcext:value-type="float">
            <text:p>0.4111758</text:p>
          </table:table-cell>
          <table:table-cell office:value-type="float" office:value="0.3406339" calcext:value-type="float">
            <text:p>0.3406339</text:p>
          </table:table-cell>
          <table:table-cell office:value-type="float" office:value="0.2954791" calcext:value-type="float">
            <text:p>0.2954791</text:p>
          </table:table-cell>
          <table:table-cell office:value-type="float" office:value="0.3245339" calcext:value-type="float">
            <text:p>0.3245339</text:p>
          </table:table-cell>
          <table:table-cell office:value-type="float" office:value="0" calcext:value-type="float">
            <text:p>0</text:p>
          </table:table-cell>
          <table:table-cell office:value-type="float" office:value="33.34322" calcext:value-type="float">
            <text:p>33.34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2609" calcext:value-type="float">
            <text:p>-0.01126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22.26611" calcext:value-type="float">
            <text:p>22.26611</text:p>
          </table:table-cell>
          <table:table-cell office:value-type="float" office:value="1122.235" calcext:value-type="float">
            <text:p>1122.2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195078" calcext:value-type="float">
            <text:p>0.1195078</text:p>
          </table:table-cell>
          <table:table-cell office:value-type="float" office:value="4.0565" calcext:value-type="float">
            <text:p>4.0565</text:p>
          </table:table-cell>
          <table:table-cell office:value-type="float" office:value="0" calcext:value-type="float">
            <text:p>0</text:p>
          </table:table-cell>
          <table:table-cell office:value-type="float" office:value="0.0001702641" calcext:value-type="float">
            <text:p>0.0001702641</text:p>
          </table:table-cell>
          <table:table-cell office:value-type="float" office:value="0" calcext:value-type="float">
            <text:p>0</text:p>
          </table:table-cell>
          <table:table-cell office:value-type="float" office:value="-0.07434741" calcext:value-type="float">
            <text:p>-0.07434741</text:p>
          </table:table-cell>
          <table:table-cell office:value-type="float" office:value="-0.009758179" calcext:value-type="float">
            <text:p>-0.009758179</text:p>
          </table:table-cell>
          <table:table-cell office:value-type="float" office:value="0.000885604" calcext:value-type="float">
            <text:p>0.000885604</text:p>
          </table:table-cell>
          <table:table-cell office:value-type="float" office:value="0.0009405652" calcext:value-type="float">
            <text:p>0.0009405652</text:p>
          </table:table-cell>
          <table:table-cell office:value-type="float" office:value="36.6937" calcext:value-type="float">
            <text:p>36.6937</text:p>
          </table:table-cell>
          <table:table-cell office:value-type="float" office:value="0.04376321" calcext:value-type="float">
            <text:p>0.04376321</text:p>
          </table:table-cell>
          <table:table-cell office:value-type="float" office:value="0.08704267" calcext:value-type="float">
            <text:p>0.08704267</text:p>
          </table:table-cell>
          <table:table-cell office:value-type="float" office:value="0.06652412" calcext:value-type="float">
            <text:p>0.06652412</text:p>
          </table:table-cell>
          <table:table-cell office:value-type="float" office:value="0.05640257" calcext:value-type="float">
            <text:p>0.05640257</text:p>
          </table:table-cell>
          <table:table-cell office:value-type="float" office:value="0.05162061" calcext:value-type="float">
            <text:p>0.05162061</text:p>
          </table:table-cell>
          <table:table-cell office:value-type="float" office:value="0.02965214" calcext:value-type="float">
            <text:p>0.02965214</text:p>
          </table:table-cell>
          <table:table-cell office:value-type="float" office:value="0.0206119" calcext:value-type="float">
            <text:p>0.0206119</text:p>
          </table:table-cell>
          <table:table-cell office:value-type="float" office:value="0.05269383" calcext:value-type="float">
            <text:p>0.05269383</text:p>
          </table:table-cell>
          <table:table-cell office:value-type="float" office:value="0.04067839" calcext:value-type="float">
            <text:p>0.04067839</text:p>
          </table:table-cell>
          <table:table-cell office:value-type="float" office:value="0.03052356" calcext:value-type="float">
            <text:p>0.03052356</text:p>
          </table:table-cell>
          <table:table-cell office:value-type="float" office:value="0.02432753" calcext:value-type="float">
            <text:p>0.02432753</text:p>
          </table:table-cell>
          <table:table-cell office:value-type="float" office:value="0.02013144" calcext:value-type="float">
            <text:p>0.02013144</text:p>
          </table:table-cell>
          <table:table-cell office:value-type="float" office:value="0.01431054" calcext:value-type="float">
            <text:p>0.01431054</text:p>
          </table:table-cell>
          <table:table-cell office:value-type="float" office:value="0.005711583" calcext:value-type="float">
            <text:p>0.005711583</text:p>
          </table:table-cell>
          <table:table-cell office:value-type="float" office:value="0" calcext:value-type="float">
            <text:p>0</text:p>
          </table:table-cell>
          <table:table-cell office:value-type="float" office:value="0.04913253" calcext:value-type="float">
            <text:p>0.04913253</text:p>
          </table:table-cell>
          <table:table-cell office:value-type="float" office:value="4.081246" calcext:value-type="float">
            <text:p>4.081246</text:p>
          </table:table-cell>
          <table:table-cell office:value-type="float" office:value="5.523481" calcext:value-type="float">
            <text:p>5.523481</text:p>
          </table:table-cell>
          <table:table-cell office:value-type="float" office:value="6.535997" calcext:value-type="float">
            <text:p>6.535997</text:p>
          </table:table-cell>
          <table:table-cell office:value-type="float" office:value="6.200464" calcext:value-type="float">
            <text:p>6.200464</text:p>
          </table:table-cell>
          <table:table-cell office:value-type="float" office:value="3.250442" calcext:value-type="float">
            <text:p>3.250442</text:p>
          </table:table-cell>
          <table:table-cell office:value-type="float" office:value="1.202459" calcext:value-type="float">
            <text:p>1.202459</text:p>
          </table:table-cell>
          <table:table-cell office:value-type="float" office:value="2.046562" calcext:value-type="float">
            <text:p>2.046562</text:p>
          </table:table-cell>
          <table:table-cell office:value-type="float" office:value="1.382139" calcext:value-type="float">
            <text:p>1.382139</text:p>
          </table:table-cell>
          <table:table-cell office:value-type="float" office:value="0.6948715" calcext:value-type="float">
            <text:p>0.6948715</text:p>
          </table:table-cell>
          <table:table-cell office:value-type="float" office:value="0.4127177" calcext:value-type="float">
            <text:p>0.4127177</text:p>
          </table:table-cell>
          <table:table-cell office:value-type="float" office:value="0.3412009" calcext:value-type="float">
            <text:p>0.3412009</text:p>
          </table:table-cell>
          <table:table-cell office:value-type="float" office:value="0.2954313" calcext:value-type="float">
            <text:p>0.2954313</text:p>
          </table:table-cell>
          <table:table-cell office:value-type="float" office:value="0.3245428" calcext:value-type="float">
            <text:p>0.3245428</text:p>
          </table:table-cell>
          <table:table-cell office:value-type="float" office:value="0" calcext:value-type="float">
            <text:p>0</text:p>
          </table:table-cell>
          <table:table-cell office:value-type="float" office:value="36.21018" calcext:value-type="float">
            <text:p>36.21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58134" calcext:value-type="float">
            <text:p>-0.011581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22.24516" calcext:value-type="float">
            <text:p>22.24516</text:p>
          </table:table-cell>
          <table:table-cell office:value-type="float" office:value="1122.204" calcext:value-type="float">
            <text:p>1122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06113" calcext:value-type="float">
            <text:p>0.1206113</text:p>
          </table:table-cell>
          <table:table-cell office:value-type="float" office:value="4.095855" calcext:value-type="float">
            <text:p>4.095855</text:p>
          </table:table-cell>
          <table:table-cell office:value-type="float" office:value="0" calcext:value-type="float">
            <text:p>0</text:p>
          </table:table-cell>
          <table:table-cell office:value-type="float" office:value="0.0001704517" calcext:value-type="float">
            <text:p>0.0001704517</text:p>
          </table:table-cell>
          <table:table-cell office:value-type="float" office:value="0" calcext:value-type="float">
            <text:p>0</text:p>
          </table:table-cell>
          <table:table-cell office:value-type="float" office:value="-0.07432318" calcext:value-type="float">
            <text:p>-0.07432318</text:p>
          </table:table-cell>
          <table:table-cell office:value-type="float" office:value="-0.009785189" calcext:value-type="float">
            <text:p>-0.009785189</text:p>
          </table:table-cell>
          <table:table-cell office:value-type="float" office:value="0.0008933641" calcext:value-type="float">
            <text:p>0.0008933641</text:p>
          </table:table-cell>
          <table:table-cell office:value-type="float" office:value="0.0009931226" calcext:value-type="float">
            <text:p>0.0009931226</text:p>
          </table:table-cell>
          <table:table-cell office:value-type="float" office:value="36.87538" calcext:value-type="float">
            <text:p>36.87538</text:p>
          </table:table-cell>
          <table:table-cell office:value-type="float" office:value="0.04764252" calcext:value-type="float">
            <text:p>0.04764252</text:p>
          </table:table-cell>
          <table:table-cell office:value-type="float" office:value="0.08857883" calcext:value-type="float">
            <text:p>0.08857883</text:p>
          </table:table-cell>
          <table:table-cell office:value-type="float" office:value="0.06656306" calcext:value-type="float">
            <text:p>0.06656306</text:p>
          </table:table-cell>
          <table:table-cell office:value-type="float" office:value="0.05538631" calcext:value-type="float">
            <text:p>0.05538631</text:p>
          </table:table-cell>
          <table:table-cell office:value-type="float" office:value="0.05069884" calcext:value-type="float">
            <text:p>0.05069884</text:p>
          </table:table-cell>
          <table:table-cell office:value-type="float" office:value="0.02865191" calcext:value-type="float">
            <text:p>0.02865191</text:p>
          </table:table-cell>
          <table:table-cell office:value-type="float" office:value="0.01989694" calcext:value-type="float">
            <text:p>0.01989694</text:p>
          </table:table-cell>
          <table:table-cell office:value-type="float" office:value="0.05151135" calcext:value-type="float">
            <text:p>0.05151135</text:p>
          </table:table-cell>
          <table:table-cell office:value-type="float" office:value="0.04041304" calcext:value-type="float">
            <text:p>0.04041304</text:p>
          </table:table-cell>
          <table:table-cell office:value-type="float" office:value="0.03051128" calcext:value-type="float">
            <text:p>0.03051128</text:p>
          </table:table-cell>
          <table:table-cell office:value-type="float" office:value="0.02434024" calcext:value-type="float">
            <text:p>0.02434024</text:p>
          </table:table-cell>
          <table:table-cell office:value-type="float" office:value="0.02013342" calcext:value-type="float">
            <text:p>0.02013342</text:p>
          </table:table-cell>
          <table:table-cell office:value-type="float" office:value="0.01431943" calcext:value-type="float">
            <text:p>0.01431943</text:p>
          </table:table-cell>
          <table:table-cell office:value-type="float" office:value="0.005729457" calcext:value-type="float">
            <text:p>0.005729457</text:p>
          </table:table-cell>
          <table:table-cell office:value-type="float" office:value="0" calcext:value-type="float">
            <text:p>0</text:p>
          </table:table-cell>
          <table:table-cell office:value-type="float" office:value="0.0511692" calcext:value-type="float">
            <text:p>0.0511692</text:p>
          </table:table-cell>
          <table:table-cell office:value-type="float" office:value="4.603247" calcext:value-type="float">
            <text:p>4.603247</text:p>
          </table:table-cell>
          <table:table-cell office:value-type="float" office:value="5.852826" calcext:value-type="float">
            <text:p>5.852826</text:p>
          </table:table-cell>
          <table:table-cell office:value-type="float" office:value="6.548461" calcext:value-type="float">
            <text:p>6.548461</text:p>
          </table:table-cell>
          <table:table-cell office:value-type="float" office:value="6.052279" calcext:value-type="float">
            <text:p>6.052279</text:p>
          </table:table-cell>
          <table:table-cell office:value-type="float" office:value="3.180553" calcext:value-type="float">
            <text:p>3.180553</text:p>
          </table:table-cell>
          <table:table-cell office:value-type="float" office:value="1.184681" calcext:value-type="float">
            <text:p>1.184681</text:p>
          </table:table-cell>
          <table:table-cell office:value-type="float" office:value="2.043016" calcext:value-type="float">
            <text:p>2.043016</text:p>
          </table:table-cell>
          <table:table-cell office:value-type="float" office:value="1.40864" calcext:value-type="float">
            <text:p>1.40864</text:p>
          </table:table-cell>
          <table:table-cell office:value-type="float" office:value="0.7023624" calcext:value-type="float">
            <text:p>0.7023624</text:p>
          </table:table-cell>
          <table:table-cell office:value-type="float" office:value="0.4143686" calcext:value-type="float">
            <text:p>0.4143686</text:p>
          </table:table-cell>
          <table:table-cell office:value-type="float" office:value="0.3417731" calcext:value-type="float">
            <text:p>0.3417731</text:p>
          </table:table-cell>
          <table:table-cell office:value-type="float" office:value="0.2953956" calcext:value-type="float">
            <text:p>0.2953956</text:p>
          </table:table-cell>
          <table:table-cell office:value-type="float" office:value="0.324551" calcext:value-type="float">
            <text:p>0.324551</text:p>
          </table:table-cell>
          <table:table-cell office:value-type="float" office:value="0" calcext:value-type="float">
            <text:p>0</text:p>
          </table:table-cell>
          <table:table-cell office:value-type="float" office:value="42.67364" calcext:value-type="float">
            <text:p>42.673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79893" calcext:value-type="float">
            <text:p>-0.011798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22.20372" calcext:value-type="float">
            <text:p>22.20372</text:p>
          </table:table-cell>
          <table:table-cell office:value-type="float" office:value="1122.181" calcext:value-type="float">
            <text:p>1122.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44382" calcext:value-type="float">
            <text:p>0.1244382</text:p>
          </table:table-cell>
          <table:table-cell office:value-type="float" office:value="4.144286" calcext:value-type="float">
            <text:p>4.144286</text:p>
          </table:table-cell>
          <table:table-cell office:value-type="float" office:value="0" calcext:value-type="float">
            <text:p>0</text:p>
          </table:table-cell>
          <table:table-cell office:value-type="float" office:value="0.0001705485" calcext:value-type="float">
            <text:p>0.0001705485</text:p>
          </table:table-cell>
          <table:table-cell office:value-type="float" office:value="0" calcext:value-type="float">
            <text:p>0</text:p>
          </table:table-cell>
          <table:table-cell office:value-type="float" office:value="-0.07430999" calcext:value-type="float">
            <text:p>-0.07430999</text:p>
          </table:table-cell>
          <table:table-cell office:value-type="float" office:value="-0.009805397" calcext:value-type="float">
            <text:p>-0.009805397</text:p>
          </table:table-cell>
          <table:table-cell office:value-type="float" office:value="0.0009012049" calcext:value-type="float">
            <text:p>0.0009012049</text:p>
          </table:table-cell>
          <table:table-cell office:value-type="float" office:value="0.001055187" calcext:value-type="float">
            <text:p>0.001055187</text:p>
          </table:table-cell>
          <table:table-cell office:value-type="float" office:value="37.04235" calcext:value-type="float">
            <text:p>37.04235</text:p>
          </table:table-cell>
          <table:table-cell office:value-type="float" office:value="0.05204172" calcext:value-type="float">
            <text:p>0.05204172</text:p>
          </table:table-cell>
          <table:table-cell office:value-type="float" office:value="0.09627806" calcext:value-type="float">
            <text:p>0.09627806</text:p>
          </table:table-cell>
          <table:table-cell office:value-type="float" office:value="0.0706188" calcext:value-type="float">
            <text:p>0.0706188</text:p>
          </table:table-cell>
          <table:table-cell office:value-type="float" office:value="0.05454424" calcext:value-type="float">
            <text:p>0.05454424</text:p>
          </table:table-cell>
          <table:table-cell office:value-type="float" office:value="0.04964269" calcext:value-type="float">
            <text:p>0.04964269</text:p>
          </table:table-cell>
          <table:table-cell office:value-type="float" office:value="0.02763736" calcext:value-type="float">
            <text:p>0.02763736</text:p>
          </table:table-cell>
          <table:table-cell office:value-type="float" office:value="0.01916662" calcext:value-type="float">
            <text:p>0.01916662</text:p>
          </table:table-cell>
          <table:table-cell office:value-type="float" office:value="0.05026968" calcext:value-type="float">
            <text:p>0.05026968</text:p>
          </table:table-cell>
          <table:table-cell office:value-type="float" office:value="0.04007901" calcext:value-type="float">
            <text:p>0.04007901</text:p>
          </table:table-cell>
          <table:table-cell office:value-type="float" office:value="0.03048759" calcext:value-type="float">
            <text:p>0.03048759</text:p>
          </table:table-cell>
          <table:table-cell office:value-type="float" office:value="0.02435138" calcext:value-type="float">
            <text:p>0.02435138</text:p>
          </table:table-cell>
          <table:table-cell office:value-type="float" office:value="0.02013471" calcext:value-type="float">
            <text:p>0.02013471</text:p>
          </table:table-cell>
          <table:table-cell office:value-type="float" office:value="0.01432779" calcext:value-type="float">
            <text:p>0.01432779</text:p>
          </table:table-cell>
          <table:table-cell office:value-type="float" office:value="0.00574699" calcext:value-type="float">
            <text:p>0.00574699</text:p>
          </table:table-cell>
          <table:table-cell office:value-type="float" office:value="0" calcext:value-type="float">
            <text:p>0</text:p>
          </table:table-cell>
          <table:table-cell office:value-type="float" office:value="0.02974635" calcext:value-type="float">
            <text:p>0.02974635</text:p>
          </table:table-cell>
          <table:table-cell office:value-type="float" office:value="5.064415" calcext:value-type="float">
            <text:p>5.064415</text:p>
          </table:table-cell>
          <table:table-cell office:value-type="float" office:value="6.187343" calcext:value-type="float">
            <text:p>6.187343</text:p>
          </table:table-cell>
          <table:table-cell office:value-type="float" office:value="6.610902" calcext:value-type="float">
            <text:p>6.610902</text:p>
          </table:table-cell>
          <table:table-cell office:value-type="float" office:value="5.980645" calcext:value-type="float">
            <text:p>5.980645</text:p>
          </table:table-cell>
          <table:table-cell office:value-type="float" office:value="3.142294" calcext:value-type="float">
            <text:p>3.142294</text:p>
          </table:table-cell>
          <table:table-cell office:value-type="float" office:value="1.187912" calcext:value-type="float">
            <text:p>1.187912</text:p>
          </table:table-cell>
          <table:table-cell office:value-type="float" office:value="2.042447" calcext:value-type="float">
            <text:p>2.042447</text:p>
          </table:table-cell>
          <table:table-cell office:value-type="float" office:value="1.431078" calcext:value-type="float">
            <text:p>1.431078</text:p>
          </table:table-cell>
          <table:table-cell office:value-type="float" office:value="0.7114801" calcext:value-type="float">
            <text:p>0.7114801</text:p>
          </table:table-cell>
          <table:table-cell office:value-type="float" office:value="0.4162678" calcext:value-type="float">
            <text:p>0.4162678</text:p>
          </table:table-cell>
          <table:table-cell office:value-type="float" office:value="0.3423545" calcext:value-type="float">
            <text:p>0.3423545</text:p>
          </table:table-cell>
          <table:table-cell office:value-type="float" office:value="0.295371" calcext:value-type="float">
            <text:p>0.295371</text:p>
          </table:table-cell>
          <table:table-cell office:value-type="float" office:value="0.3245592" calcext:value-type="float">
            <text:p>0.3245592</text:p>
          </table:table-cell>
          <table:table-cell office:value-type="float" office:value="0" calcext:value-type="float">
            <text:p>0</text:p>
          </table:table-cell>
          <table:table-cell office:value-type="float" office:value="56.91409" calcext:value-type="float">
            <text:p>56.91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199943" calcext:value-type="float">
            <text:p>-0.0119994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22.1548" calcext:value-type="float">
            <text:p>22.1548</text:p>
          </table:table-cell>
          <table:table-cell office:value-type="float" office:value="1122.148" calcext:value-type="float">
            <text:p>1122.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317147" calcext:value-type="float">
            <text:p>0.1317147</text:p>
          </table:table-cell>
          <table:table-cell office:value-type="float" office:value="4.207558" calcext:value-type="float">
            <text:p>4.207558</text:p>
          </table:table-cell>
          <table:table-cell office:value-type="float" office:value="0" calcext:value-type="float">
            <text:p>0</text:p>
          </table:table-cell>
          <table:table-cell office:value-type="float" office:value="0.0001705488" calcext:value-type="float">
            <text:p>0.0001705488</text:p>
          </table:table-cell>
          <table:table-cell office:value-type="float" office:value="0" calcext:value-type="float">
            <text:p>0</text:p>
          </table:table-cell>
          <table:table-cell office:value-type="float" office:value="-0.07486451" calcext:value-type="float">
            <text:p>-0.07486451</text:p>
          </table:table-cell>
          <table:table-cell office:value-type="float" office:value="-0.009830103" calcext:value-type="float">
            <text:p>-0.009830103</text:p>
          </table:table-cell>
          <table:table-cell office:value-type="float" office:value="0.0009089388" calcext:value-type="float">
            <text:p>0.0009089388</text:p>
          </table:table-cell>
          <table:table-cell office:value-type="float" office:value="0.001126532" calcext:value-type="float">
            <text:p>0.001126532</text:p>
          </table:table-cell>
          <table:table-cell office:value-type="float" office:value="37.12364" calcext:value-type="float">
            <text:p>37.12364</text:p>
          </table:table-cell>
          <table:table-cell office:value-type="float" office:value="0.08149386" calcext:value-type="float">
            <text:p>0.08149386</text:p>
          </table:table-cell>
          <table:table-cell office:value-type="float" office:value="0.09777664" calcext:value-type="float">
            <text:p>0.09777664</text:p>
          </table:table-cell>
          <table:table-cell office:value-type="float" office:value="0.07168167" calcext:value-type="float">
            <text:p>0.07168167</text:p>
          </table:table-cell>
          <table:table-cell office:value-type="float" office:value="0.05418058" calcext:value-type="float">
            <text:p>0.05418058</text:p>
          </table:table-cell>
          <table:table-cell office:value-type="float" office:value="0.04872547" calcext:value-type="float">
            <text:p>0.04872547</text:p>
          </table:table-cell>
          <table:table-cell office:value-type="float" office:value="0.02670715" calcext:value-type="float">
            <text:p>0.02670715</text:p>
          </table:table-cell>
          <table:table-cell office:value-type="float" office:value="0.01838124" calcext:value-type="float">
            <text:p>0.01838124</text:p>
          </table:table-cell>
          <table:table-cell office:value-type="float" office:value="0.0489336" calcext:value-type="float">
            <text:p>0.0489336</text:p>
          </table:table-cell>
          <table:table-cell office:value-type="float" office:value="0.03967056" calcext:value-type="float">
            <text:p>0.03967056</text:p>
          </table:table-cell>
          <table:table-cell office:value-type="float" office:value="0.03044376" calcext:value-type="float">
            <text:p>0.03044376</text:p>
          </table:table-cell>
          <table:table-cell office:value-type="float" office:value="0.0243598" calcext:value-type="float">
            <text:p>0.0243598</text:p>
          </table:table-cell>
          <table:table-cell office:value-type="float" office:value="0.02013602" calcext:value-type="float">
            <text:p>0.02013602</text:p>
          </table:table-cell>
          <table:table-cell office:value-type="float" office:value="0.0143396" calcext:value-type="float">
            <text:p>0.0143396</text:p>
          </table:table-cell>
          <table:table-cell office:value-type="float" office:value="0.005759771" calcext:value-type="float">
            <text:p>0.005759771</text:p>
          </table:table-cell>
          <table:table-cell office:value-type="float" office:value="0" calcext:value-type="float">
            <text:p>0</text:p>
          </table:table-cell>
          <table:table-cell office:value-type="float" office:value="0.2632064" calcext:value-type="float">
            <text:p>0.2632064</text:p>
          </table:table-cell>
          <table:table-cell office:value-type="float" office:value="5.440149" calcext:value-type="float">
            <text:p>5.440149</text:p>
          </table:table-cell>
          <table:table-cell office:value-type="float" office:value="6.564507" calcext:value-type="float">
            <text:p>6.564507</text:p>
          </table:table-cell>
          <table:table-cell office:value-type="float" office:value="6.74651" calcext:value-type="float">
            <text:p>6.74651</text:p>
          </table:table-cell>
          <table:table-cell office:value-type="float" office:value="5.990479" calcext:value-type="float">
            <text:p>5.990479</text:p>
          </table:table-cell>
          <table:table-cell office:value-type="float" office:value="3.136834" calcext:value-type="float">
            <text:p>3.136834</text:p>
          </table:table-cell>
          <table:table-cell office:value-type="float" office:value="1.208529" calcext:value-type="float">
            <text:p>1.208529</text:p>
          </table:table-cell>
          <table:table-cell office:value-type="float" office:value="2.050641" calcext:value-type="float">
            <text:p>2.050641</text:p>
          </table:table-cell>
          <table:table-cell office:value-type="float" office:value="1.448174" calcext:value-type="float">
            <text:p>1.448174</text:p>
          </table:table-cell>
          <table:table-cell office:value-type="float" office:value="0.7204167" calcext:value-type="float">
            <text:p>0.7204167</text:p>
          </table:table-cell>
          <table:table-cell office:value-type="float" office:value="0.4183393" calcext:value-type="float">
            <text:p>0.4183393</text:p>
          </table:table-cell>
          <table:table-cell office:value-type="float" office:value="0.3430448" calcext:value-type="float">
            <text:p>0.3430448</text:p>
          </table:table-cell>
          <table:table-cell office:value-type="float" office:value="0.2976494" calcext:value-type="float">
            <text:p>0.2976494</text:p>
          </table:table-cell>
          <table:table-cell office:value-type="float" office:value="0.3231479" calcext:value-type="float">
            <text:p>0.3231479</text:p>
          </table:table-cell>
          <table:table-cell office:value-type="float" office:value="0" calcext:value-type="float">
            <text:p>0</text:p>
          </table:table-cell>
          <table:table-cell office:value-type="float" office:value="83.42202" calcext:value-type="float">
            <text:p>83.422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226327" calcext:value-type="float">
            <text:p>-0.0122632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22.0387" calcext:value-type="float">
            <text:p>22.0387</text:p>
          </table:table-cell>
          <table:table-cell office:value-type="float" office:value="1122.113" calcext:value-type="float">
            <text:p>1122.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07944" calcext:value-type="float">
            <text:p>0.2007944</text:p>
          </table:table-cell>
          <table:table-cell office:value-type="float" office:value="4.27465" calcext:value-type="float">
            <text:p>4.27465</text:p>
          </table:table-cell>
          <table:table-cell office:value-type="float" office:value="0" calcext:value-type="float">
            <text:p>0</text:p>
          </table:table-cell>
          <table:table-cell office:value-type="float" office:value="0.0001705488" calcext:value-type="float">
            <text:p>0.0001705488</text:p>
          </table:table-cell>
          <table:table-cell office:value-type="float" office:value="0" calcext:value-type="float">
            <text:p>0</text:p>
          </table:table-cell>
          <table:table-cell office:value-type="float" office:value="-0.07535972" calcext:value-type="float">
            <text:p>-0.07535972</text:p>
          </table:table-cell>
          <table:table-cell office:value-type="float" office:value="-0.01023936" calcext:value-type="float">
            <text:p>-0.01023936</text:p>
          </table:table-cell>
          <table:table-cell office:value-type="float" office:value="0.000914129" calcext:value-type="float">
            <text:p>0.000914129</text:p>
          </table:table-cell>
          <table:table-cell office:value-type="float" office:value="0.001202885" calcext:value-type="float">
            <text:p>0.001202885</text:p>
          </table:table-cell>
          <table:table-cell office:value-type="float" office:value="37.0786" calcext:value-type="float">
            <text:p>37.0786</text:p>
          </table:table-cell>
          <table:table-cell office:value-type="float" office:value="0.1604412" calcext:value-type="float">
            <text:p>0.1604412</text:p>
          </table:table-cell>
          <table:table-cell office:value-type="float" office:value="0.1043494" calcext:value-type="float">
            <text:p>0.1043494</text:p>
          </table:table-cell>
          <table:table-cell office:value-type="float" office:value="0.075659" calcext:value-type="float">
            <text:p>0.075659</text:p>
          </table:table-cell>
          <table:table-cell office:value-type="float" office:value="0.05482471" calcext:value-type="float">
            <text:p>0.05482471</text:p>
          </table:table-cell>
          <table:table-cell office:value-type="float" office:value="0.04776695" calcext:value-type="float">
            <text:p>0.04776695</text:p>
          </table:table-cell>
          <table:table-cell office:value-type="float" office:value="0.02594625" calcext:value-type="float">
            <text:p>0.02594625</text:p>
          </table:table-cell>
          <table:table-cell office:value-type="float" office:value="0.01775559" calcext:value-type="float">
            <text:p>0.01775559</text:p>
          </table:table-cell>
          <table:table-cell office:value-type="float" office:value="0.04762182" calcext:value-type="float">
            <text:p>0.04762182</text:p>
          </table:table-cell>
          <table:table-cell office:value-type="float" office:value="0.03919294" calcext:value-type="float">
            <text:p>0.03919294</text:p>
          </table:table-cell>
          <table:table-cell office:value-type="float" office:value="0.03037829" calcext:value-type="float">
            <text:p>0.03037829</text:p>
          </table:table-cell>
          <table:table-cell office:value-type="float" office:value="0.02436483" calcext:value-type="float">
            <text:p>0.02436483</text:p>
          </table:table-cell>
          <table:table-cell office:value-type="float" office:value="0.02013663" calcext:value-type="float">
            <text:p>0.02013663</text:p>
          </table:table-cell>
          <table:table-cell office:value-type="float" office:value="0.01434212" calcext:value-type="float">
            <text:p>0.01434212</text:p>
          </table:table-cell>
          <table:table-cell office:value-type="float" office:value="0.005780858" calcext:value-type="float">
            <text:p>0.005780858</text:p>
          </table:table-cell>
          <table:table-cell office:value-type="float" office:value="0" calcext:value-type="float">
            <text:p>0</text:p>
          </table:table-cell>
          <table:table-cell office:value-type="float" office:value="0.6291578" calcext:value-type="float">
            <text:p>0.6291578</text:p>
          </table:table-cell>
          <table:table-cell office:value-type="float" office:value="5.808722" calcext:value-type="float">
            <text:p>5.808722</text:p>
          </table:table-cell>
          <table:table-cell office:value-type="float" office:value="6.905173" calcext:value-type="float">
            <text:p>6.905173</text:p>
          </table:table-cell>
          <table:table-cell office:value-type="float" office:value="6.877864" calcext:value-type="float">
            <text:p>6.877864</text:p>
          </table:table-cell>
          <table:table-cell office:value-type="float" office:value="6.022258" calcext:value-type="float">
            <text:p>6.022258</text:p>
          </table:table-cell>
          <table:table-cell office:value-type="float" office:value="3.148004" calcext:value-type="float">
            <text:p>3.148004</text:p>
          </table:table-cell>
          <table:table-cell office:value-type="float" office:value="1.234643" calcext:value-type="float">
            <text:p>1.234643</text:p>
          </table:table-cell>
          <table:table-cell office:value-type="float" office:value="2.065389" calcext:value-type="float">
            <text:p>2.065389</text:p>
          </table:table-cell>
          <table:table-cell office:value-type="float" office:value="1.462521" calcext:value-type="float">
            <text:p>1.462521</text:p>
          </table:table-cell>
          <table:table-cell office:value-type="float" office:value="0.7290861" calcext:value-type="float">
            <text:p>0.7290861</text:p>
          </table:table-cell>
          <table:table-cell office:value-type="float" office:value="0.4205549" calcext:value-type="float">
            <text:p>0.4205549</text:p>
          </table:table-cell>
          <table:table-cell office:value-type="float" office:value="0.3437701" calcext:value-type="float">
            <text:p>0.3437701</text:p>
          </table:table-cell>
          <table:table-cell office:value-type="float" office:value="0.2971137" calcext:value-type="float">
            <text:p>0.2971137</text:p>
          </table:table-cell>
          <table:table-cell office:value-type="float" office:value="0.324429" calcext:value-type="float">
            <text:p>0.324429</text:p>
          </table:table-cell>
          <table:table-cell office:value-type="float" office:value="0" calcext:value-type="float">
            <text:p>0</text:p>
          </table:table-cell>
          <table:table-cell office:value-type="float" office:value="310.3139" calcext:value-type="float">
            <text:p>310.31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337669" calcext:value-type="float">
            <text:p>-0.0133766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21.93725" calcext:value-type="float">
            <text:p>21.93725</text:p>
          </table:table-cell>
          <table:table-cell office:value-type="float" office:value="1122.053" calcext:value-type="float">
            <text:p>1122.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73559" calcext:value-type="float">
            <text:p>0.273559</text:p>
          </table:table-cell>
          <table:table-cell office:value-type="float" office:value="4.347609" calcext:value-type="float">
            <text:p>4.347609</text:p>
          </table:table-cell>
          <table:table-cell office:value-type="float" office:value="0" calcext:value-type="float">
            <text:p>0</text:p>
          </table:table-cell>
          <table:table-cell office:value-type="float" office:value="0.0001705488" calcext:value-type="float">
            <text:p>0.0001705488</text:p>
          </table:table-cell>
          <table:table-cell office:value-type="float" office:value="0" calcext:value-type="float">
            <text:p>0</text:p>
          </table:table-cell>
          <table:table-cell office:value-type="float" office:value="-0.07535972" calcext:value-type="float">
            <text:p>-0.07535972</text:p>
          </table:table-cell>
          <table:table-cell office:value-type="float" office:value="-0.01104768" calcext:value-type="float">
            <text:p>-0.01104768</text:p>
          </table:table-cell>
          <table:table-cell office:value-type="float" office:value="0.0009191231" calcext:value-type="float">
            <text:p>0.0009191231</text:p>
          </table:table-cell>
          <table:table-cell office:value-type="float" office:value="0.001274609" calcext:value-type="float">
            <text:p>0.001274609</text:p>
          </table:table-cell>
          <table:table-cell office:value-type="float" office:value="36.94567" calcext:value-type="float">
            <text:p>36.94567</text:p>
          </table:table-cell>
          <table:table-cell office:value-type="float" office:value="0.2036121" calcext:value-type="float">
            <text:p>0.2036121</text:p>
          </table:table-cell>
          <table:table-cell office:value-type="float" office:value="0.09485082" calcext:value-type="float">
            <text:p>0.09485082</text:p>
          </table:table-cell>
          <table:table-cell office:value-type="float" office:value="0.06940846" calcext:value-type="float">
            <text:p>0.06940846</text:p>
          </table:table-cell>
          <table:table-cell office:value-type="float" office:value="0.05305807" calcext:value-type="float">
            <text:p>0.05305807</text:p>
          </table:table-cell>
          <table:table-cell office:value-type="float" office:value="0.04707259" calcext:value-type="float">
            <text:p>0.04707259</text:p>
          </table:table-cell>
          <table:table-cell office:value-type="float" office:value="0.02548673" calcext:value-type="float">
            <text:p>0.02548673</text:p>
          </table:table-cell>
          <table:table-cell office:value-type="float" office:value="0.01733403" calcext:value-type="float">
            <text:p>0.01733403</text:p>
          </table:table-cell>
          <table:table-cell office:value-type="float" office:value="0.04638294" calcext:value-type="float">
            <text:p>0.04638294</text:p>
          </table:table-cell>
          <table:table-cell office:value-type="float" office:value="0.03866211" calcext:value-type="float">
            <text:p>0.03866211</text:p>
          </table:table-cell>
          <table:table-cell office:value-type="float" office:value="0.03029012" calcext:value-type="float">
            <text:p>0.03029012</text:p>
          </table:table-cell>
          <table:table-cell office:value-type="float" office:value="0.02436562" calcext:value-type="float">
            <text:p>0.02436562</text:p>
          </table:table-cell>
          <table:table-cell office:value-type="float" office:value="0.02013591" calcext:value-type="float">
            <text:p>0.02013591</text:p>
          </table:table-cell>
          <table:table-cell office:value-type="float" office:value="0.01434659" calcext:value-type="float">
            <text:p>0.01434659</text:p>
          </table:table-cell>
          <table:table-cell office:value-type="float" office:value="0.00579943" calcext:value-type="float">
            <text:p>0.00579943</text:p>
          </table:table-cell>
          <table:table-cell office:value-type="float" office:value="0" calcext:value-type="float">
            <text:p>0</text:p>
          </table:table-cell>
          <table:table-cell office:value-type="float" office:value="1.805852" calcext:value-type="float">
            <text:p>1.805852</text:p>
          </table:table-cell>
          <table:table-cell office:value-type="float" office:value="6.124831" calcext:value-type="float">
            <text:p>6.124831</text:p>
          </table:table-cell>
          <table:table-cell office:value-type="float" office:value="7.182463" calcext:value-type="float">
            <text:p>7.182463</text:p>
          </table:table-cell>
          <table:table-cell office:value-type="float" office:value="6.998792" calcext:value-type="float">
            <text:p>6.998792</text:p>
          </table:table-cell>
          <table:table-cell office:value-type="float" office:value="6.061967" calcext:value-type="float">
            <text:p>6.061967</text:p>
          </table:table-cell>
          <table:table-cell office:value-type="float" office:value="3.166407" calcext:value-type="float">
            <text:p>3.166407</text:p>
          </table:table-cell>
          <table:table-cell office:value-type="float" office:value="1.264805" calcext:value-type="float">
            <text:p>1.264805</text:p>
          </table:table-cell>
          <table:table-cell office:value-type="float" office:value="2.085226" calcext:value-type="float">
            <text:p>2.085226</text:p>
          </table:table-cell>
          <table:table-cell office:value-type="float" office:value="1.474857" calcext:value-type="float">
            <text:p>1.474857</text:p>
          </table:table-cell>
          <table:table-cell office:value-type="float" office:value="0.737482" calcext:value-type="float">
            <text:p>0.737482</text:p>
          </table:table-cell>
          <table:table-cell office:value-type="float" office:value="0.422876" calcext:value-type="float">
            <text:p>0.422876</text:p>
          </table:table-cell>
          <table:table-cell office:value-type="float" office:value="0.3444825" calcext:value-type="float">
            <text:p>0.3444825</text:p>
          </table:table-cell>
          <table:table-cell office:value-type="float" office:value="0.2968362" calcext:value-type="float">
            <text:p>0.2968362</text:p>
          </table:table-cell>
          <table:table-cell office:value-type="float" office:value="0.3246201" calcext:value-type="float">
            <text:p>0.3246201</text:p>
          </table:table-cell>
          <table:table-cell office:value-type="float" office:value="0" calcext:value-type="float">
            <text:p>0</text:p>
          </table:table-cell>
          <table:table-cell office:value-type="float" office:value="562.0449" calcext:value-type="float">
            <text:p>562.0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394124" calcext:value-type="float">
            <text:p>-0.0139412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21.86853" calcext:value-type="float">
            <text:p>21.86853</text:p>
          </table:table-cell>
          <table:table-cell office:value-type="float" office:value="1121.997" calcext:value-type="float">
            <text:p>1121.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302014" calcext:value-type="float">
            <text:p>0.3302014</text:p>
          </table:table-cell>
          <table:table-cell office:value-type="float" office:value="4.40084" calcext:value-type="float">
            <text:p>4.40084</text:p>
          </table:table-cell>
          <table:table-cell office:value-type="float" office:value="0" calcext:value-type="float">
            <text:p>0</text:p>
          </table:table-cell>
          <table:table-cell office:value-type="float" office:value="0.0001705561" calcext:value-type="float">
            <text:p>0.0001705561</text:p>
          </table:table-cell>
          <table:table-cell office:value-type="float" office:value="0" calcext:value-type="float">
            <text:p>0</text:p>
          </table:table-cell>
          <table:table-cell office:value-type="float" office:value="-0.07535843" calcext:value-type="float">
            <text:p>-0.07535843</text:p>
          </table:table-cell>
          <table:table-cell office:value-type="float" office:value="-0.01168047" calcext:value-type="float">
            <text:p>-0.01168047</text:p>
          </table:table-cell>
          <table:table-cell office:value-type="float" office:value="0.000925849" calcext:value-type="float">
            <text:p>0.000925849</text:p>
          </table:table-cell>
          <table:table-cell office:value-type="float" office:value="0.001324513" calcext:value-type="float">
            <text:p>0.001324513</text:p>
          </table:table-cell>
          <table:table-cell office:value-type="float" office:value="36.8361" calcext:value-type="float">
            <text:p>36.8361</text:p>
          </table:table-cell>
          <table:table-cell office:value-type="float" office:value="0.2516167" calcext:value-type="float">
            <text:p>0.2516167</text:p>
          </table:table-cell>
          <table:table-cell office:value-type="float" office:value="0.08823734" calcext:value-type="float">
            <text:p>0.08823734</text:p>
          </table:table-cell>
          <table:table-cell office:value-type="float" office:value="0.06546531" calcext:value-type="float">
            <text:p>0.06546531</text:p>
          </table:table-cell>
          <table:table-cell office:value-type="float" office:value="0.05219973" calcext:value-type="float">
            <text:p>0.05219973</text:p>
          </table:table-cell>
          <table:table-cell office:value-type="float" office:value="0.0468414" calcext:value-type="float">
            <text:p>0.0468414</text:p>
          </table:table-cell>
          <table:table-cell office:value-type="float" office:value="0.02557917" calcext:value-type="float">
            <text:p>0.02557917</text:p>
          </table:table-cell>
          <table:table-cell office:value-type="float" office:value="0.01736663" calcext:value-type="float">
            <text:p>0.01736663</text:p>
          </table:table-cell>
          <table:table-cell office:value-type="float" office:value="0.04542087" calcext:value-type="float">
            <text:p>0.04542087</text:p>
          </table:table-cell>
          <table:table-cell office:value-type="float" office:value="0.03811617" calcext:value-type="float">
            <text:p>0.03811617</text:p>
          </table:table-cell>
          <table:table-cell office:value-type="float" office:value="0.03018307" calcext:value-type="float">
            <text:p>0.03018307</text:p>
          </table:table-cell>
          <table:table-cell office:value-type="float" office:value="0.02436387" calcext:value-type="float">
            <text:p>0.02436387</text:p>
          </table:table-cell>
          <table:table-cell office:value-type="float" office:value="0.02013374" calcext:value-type="float">
            <text:p>0.02013374</text:p>
          </table:table-cell>
          <table:table-cell office:value-type="float" office:value="0.01435254" calcext:value-type="float">
            <text:p>0.01435254</text:p>
          </table:table-cell>
          <table:table-cell office:value-type="float" office:value="0.00581595" calcext:value-type="float">
            <text:p>0.00581595</text:p>
          </table:table-cell>
          <table:table-cell office:value-type="float" office:value="0" calcext:value-type="float">
            <text:p>0</text:p>
          </table:table-cell>
          <table:table-cell office:value-type="float" office:value="2.237376" calcext:value-type="float">
            <text:p>2.237376</text:p>
          </table:table-cell>
          <table:table-cell office:value-type="float" office:value="6.319141" calcext:value-type="float">
            <text:p>6.319141</text:p>
          </table:table-cell>
          <table:table-cell office:value-type="float" office:value="7.315537" calcext:value-type="float">
            <text:p>7.315537</text:p>
          </table:table-cell>
          <table:table-cell office:value-type="float" office:value="7.054724" calcext:value-type="float">
            <text:p>7.054724</text:p>
          </table:table-cell>
          <table:table-cell office:value-type="float" office:value="6.071339" calcext:value-type="float">
            <text:p>6.071339</text:p>
          </table:table-cell>
          <table:table-cell office:value-type="float" office:value="3.178054" calcext:value-type="float">
            <text:p>3.178054</text:p>
          </table:table-cell>
          <table:table-cell office:value-type="float" office:value="1.294777" calcext:value-type="float">
            <text:p>1.294777</text:p>
          </table:table-cell>
          <table:table-cell office:value-type="float" office:value="2.106118" calcext:value-type="float">
            <text:p>2.106118</text:p>
          </table:table-cell>
          <table:table-cell office:value-type="float" office:value="1.485349" calcext:value-type="float">
            <text:p>1.485349</text:p>
          </table:table-cell>
          <table:table-cell office:value-type="float" office:value="0.7464517" calcext:value-type="float">
            <text:p>0.7464517</text:p>
          </table:table-cell>
          <table:table-cell office:value-type="float" office:value="0.4256068" calcext:value-type="float">
            <text:p>0.4256068</text:p>
          </table:table-cell>
          <table:table-cell office:value-type="float" office:value="0.3451873" calcext:value-type="float">
            <text:p>0.3451873</text:p>
          </table:table-cell>
          <table:table-cell office:value-type="float" office:value="0.2967793" calcext:value-type="float">
            <text:p>0.2967793</text:p>
          </table:table-cell>
          <table:table-cell office:value-type="float" office:value="0.3246285" calcext:value-type="float">
            <text:p>0.3246285</text:p>
          </table:table-cell>
          <table:table-cell office:value-type="float" office:value="0" calcext:value-type="float">
            <text:p>0</text:p>
          </table:table-cell>
          <table:table-cell office:value-type="float" office:value="761.451" calcext:value-type="float">
            <text:p>761.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13199" calcext:value-type="float">
            <text:p>-0.014131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21.79853" calcext:value-type="float">
            <text:p>21.79853</text:p>
          </table:table-cell>
          <table:table-cell office:value-type="float" office:value="1121.951" calcext:value-type="float">
            <text:p>1121.9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35257" calcext:value-type="float">
            <text:p>0.3835257</text:p>
          </table:table-cell>
          <table:table-cell office:value-type="float" office:value="4.450731" calcext:value-type="float">
            <text:p>4.450731</text:p>
          </table:table-cell>
          <table:table-cell office:value-type="float" office:value="0" calcext:value-type="float">
            <text:p>0</text:p>
          </table:table-cell>
          <table:table-cell office:value-type="float" office:value="0.0001705761" calcext:value-type="float">
            <text:p>0.0001705761</text:p>
          </table:table-cell>
          <table:table-cell office:value-type="float" office:value="0" calcext:value-type="float">
            <text:p>0</text:p>
          </table:table-cell>
          <table:table-cell office:value-type="float" office:value="-0.07535494" calcext:value-type="float">
            <text:p>-0.07535494</text:p>
          </table:table-cell>
          <table:table-cell office:value-type="float" office:value="-0.01233492" calcext:value-type="float">
            <text:p>-0.01233492</text:p>
          </table:table-cell>
          <table:table-cell office:value-type="float" office:value="0.0009322804" calcext:value-type="float">
            <text:p>0.0009322804</text:p>
          </table:table-cell>
          <table:table-cell office:value-type="float" office:value="0.001364323" calcext:value-type="float">
            <text:p>0.001364323</text:p>
          </table:table-cell>
          <table:table-cell office:value-type="float" office:value="36.73052" calcext:value-type="float">
            <text:p>36.73052</text:p>
          </table:table-cell>
          <table:table-cell office:value-type="float" office:value="0.2846846" calcext:value-type="float">
            <text:p>0.2846846</text:p>
          </table:table-cell>
          <table:table-cell office:value-type="float" office:value="0.08406616" calcext:value-type="float">
            <text:p>0.08406616</text:p>
          </table:table-cell>
          <table:table-cell office:value-type="float" office:value="0.06297155" calcext:value-type="float">
            <text:p>0.06297155</text:p>
          </table:table-cell>
          <table:table-cell office:value-type="float" office:value="0.05170385" calcext:value-type="float">
            <text:p>0.05170385</text:p>
          </table:table-cell>
          <table:table-cell office:value-type="float" office:value="0.04665239" calcext:value-type="float">
            <text:p>0.04665239</text:p>
          </table:table-cell>
          <table:table-cell office:value-type="float" office:value="0.02581566" calcext:value-type="float">
            <text:p>0.02581566</text:p>
          </table:table-cell>
          <table:table-cell office:value-type="float" office:value="0.01759783" calcext:value-type="float">
            <text:p>0.01759783</text:p>
          </table:table-cell>
          <table:table-cell office:value-type="float" office:value="0.04479026" calcext:value-type="float">
            <text:p>0.04479026</text:p>
          </table:table-cell>
          <table:table-cell office:value-type="float" office:value="0.03762738" calcext:value-type="float">
            <text:p>0.03762738</text:p>
          </table:table-cell>
          <table:table-cell office:value-type="float" office:value="0.03005976" calcext:value-type="float">
            <text:p>0.03005976</text:p>
          </table:table-cell>
          <table:table-cell office:value-type="float" office:value="0.0243577" calcext:value-type="float">
            <text:p>0.0243577</text:p>
          </table:table-cell>
          <table:table-cell office:value-type="float" office:value="0.02013024" calcext:value-type="float">
            <text:p>0.02013024</text:p>
          </table:table-cell>
          <table:table-cell office:value-type="float" office:value="0.01435785" calcext:value-type="float">
            <text:p>0.01435785</text:p>
          </table:table-cell>
          <table:table-cell office:value-type="float" office:value="0.005832539" calcext:value-type="float">
            <text:p>0.005832539</text:p>
          </table:table-cell>
          <table:table-cell office:value-type="float" office:value="0" calcext:value-type="float">
            <text:p>0</text:p>
          </table:table-cell>
          <table:table-cell office:value-type="float" office:value="3.077863" calcext:value-type="float">
            <text:p>3.077863</text:p>
          </table:table-cell>
          <table:table-cell office:value-type="float" office:value="6.50902" calcext:value-type="float">
            <text:p>6.50902</text:p>
          </table:table-cell>
          <table:table-cell office:value-type="float" office:value="7.410123" calcext:value-type="float">
            <text:p>7.410123</text:p>
          </table:table-cell>
          <table:table-cell office:value-type="float" office:value="7.084311" calcext:value-type="float">
            <text:p>7.084311</text:p>
          </table:table-cell>
          <table:table-cell office:value-type="float" office:value="6.059401" calcext:value-type="float">
            <text:p>6.059401</text:p>
          </table:table-cell>
          <table:table-cell office:value-type="float" office:value="3.182891" calcext:value-type="float">
            <text:p>3.182891</text:p>
          </table:table-cell>
          <table:table-cell office:value-type="float" office:value="1.322336" calcext:value-type="float">
            <text:p>1.322336</text:p>
          </table:table-cell>
          <table:table-cell office:value-type="float" office:value="2.125874" calcext:value-type="float">
            <text:p>2.125874</text:p>
          </table:table-cell>
          <table:table-cell office:value-type="float" office:value="1.495315" calcext:value-type="float">
            <text:p>1.495315</text:p>
          </table:table-cell>
          <table:table-cell office:value-type="float" office:value="0.7550728" calcext:value-type="float">
            <text:p>0.7550728</text:p>
          </table:table-cell>
          <table:table-cell office:value-type="float" office:value="0.4285234" calcext:value-type="float">
            <text:p>0.4285234</text:p>
          </table:table-cell>
          <table:table-cell office:value-type="float" office:value="0.345918" calcext:value-type="float">
            <text:p>0.345918</text:p>
          </table:table-cell>
          <table:table-cell office:value-type="float" office:value="0.2967513" calcext:value-type="float">
            <text:p>0.2967513</text:p>
          </table:table-cell>
          <table:table-cell office:value-type="float" office:value="0.324639" calcext:value-type="float">
            <text:p>0.324639</text:p>
          </table:table-cell>
          <table:table-cell office:value-type="float" office:value="0" calcext:value-type="float">
            <text:p>0</text:p>
          </table:table-cell>
          <table:table-cell office:value-type="float" office:value="952.5489" calcext:value-type="float">
            <text:p>952.5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29264" calcext:value-type="float">
            <text:p>-0.0142926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21.70075" calcext:value-type="float">
            <text:p>21.70075</text:p>
          </table:table-cell>
          <table:table-cell office:value-type="float" office:value="1121.909" calcext:value-type="float">
            <text:p>1121.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52559" calcext:value-type="float">
            <text:p>0.4552559</text:p>
          </table:table-cell>
          <table:table-cell office:value-type="float" office:value="4.505537" calcext:value-type="float">
            <text:p>4.505537</text:p>
          </table:table-cell>
          <table:table-cell office:value-type="float" office:value="0" calcext:value-type="float">
            <text:p>0</text:p>
          </table:table-cell>
          <table:table-cell office:value-type="float" office:value="0.0001705761" calcext:value-type="float">
            <text:p>0.0001705761</text:p>
          </table:table-cell>
          <table:table-cell office:value-type="float" office:value="0" calcext:value-type="float">
            <text:p>0</text:p>
          </table:table-cell>
          <table:table-cell office:value-type="float" office:value="-0.07535494" calcext:value-type="float">
            <text:p>-0.07535494</text:p>
          </table:table-cell>
          <table:table-cell office:value-type="float" office:value="-0.01314757" calcext:value-type="float">
            <text:p>-0.01314757</text:p>
          </table:table-cell>
          <table:table-cell office:value-type="float" office:value="0.0009375307" calcext:value-type="float">
            <text:p>0.0009375307</text:p>
          </table:table-cell>
          <table:table-cell office:value-type="float" office:value="0.001404488" calcext:value-type="float">
            <text:p>0.001404488</text:p>
          </table:table-cell>
          <table:table-cell office:value-type="float" office:value="36.58854" calcext:value-type="float">
            <text:p>36.58854</text:p>
          </table:table-cell>
          <table:table-cell office:value-type="float" office:value="0.3030075" calcext:value-type="float">
            <text:p>0.3030075</text:p>
          </table:table-cell>
          <table:table-cell office:value-type="float" office:value="0.08319033" calcext:value-type="float">
            <text:p>0.08319033</text:p>
          </table:table-cell>
          <table:table-cell office:value-type="float" office:value="0.06185644" calcext:value-type="float">
            <text:p>0.06185644</text:p>
          </table:table-cell>
          <table:table-cell office:value-type="float" office:value="0.05106257" calcext:value-type="float">
            <text:p>0.05106257</text:p>
          </table:table-cell>
          <table:table-cell office:value-type="float" office:value="0.04630553" calcext:value-type="float">
            <text:p>0.04630553</text:p>
          </table:table-cell>
          <table:table-cell office:value-type="float" office:value="0.02588566" calcext:value-type="float">
            <text:p>0.02588566</text:p>
          </table:table-cell>
          <table:table-cell office:value-type="float" office:value="0.01776474" calcext:value-type="float">
            <text:p>0.01776474</text:p>
          </table:table-cell>
          <table:table-cell office:value-type="float" office:value="0.04436546" calcext:value-type="float">
            <text:p>0.04436546</text:p>
          </table:table-cell>
          <table:table-cell office:value-type="float" office:value="0.03722093" calcext:value-type="float">
            <text:p>0.03722093</text:p>
          </table:table-cell>
          <table:table-cell office:value-type="float" office:value="0.02992985" calcext:value-type="float">
            <text:p>0.02992985</text:p>
          </table:table-cell>
          <table:table-cell office:value-type="float" office:value="0.02434629" calcext:value-type="float">
            <text:p>0.02434629</text:p>
          </table:table-cell>
          <table:table-cell office:value-type="float" office:value="0.02012531" calcext:value-type="float">
            <text:p>0.02012531</text:p>
          </table:table-cell>
          <table:table-cell office:value-type="float" office:value="0.01436278" calcext:value-type="float">
            <text:p>0.01436278</text:p>
          </table:table-cell>
          <table:table-cell office:value-type="float" office:value="0.005849224" calcext:value-type="float">
            <text:p>0.005849224</text:p>
          </table:table-cell>
          <table:table-cell office:value-type="float" office:value="0" calcext:value-type="float">
            <text:p>0</text:p>
          </table:table-cell>
          <table:table-cell office:value-type="float" office:value="3.796784" calcext:value-type="float">
            <text:p>3.796784</text:p>
          </table:table-cell>
          <table:table-cell office:value-type="float" office:value="6.776919" calcext:value-type="float">
            <text:p>6.776919</text:p>
          </table:table-cell>
          <table:table-cell office:value-type="float" office:value="7.527553" calcext:value-type="float">
            <text:p>7.527553</text:p>
          </table:table-cell>
          <table:table-cell office:value-type="float" office:value="7.127606" calcext:value-type="float">
            <text:p>7.127606</text:p>
          </table:table-cell>
          <table:table-cell office:value-type="float" office:value="6.08014" calcext:value-type="float">
            <text:p>6.08014</text:p>
          </table:table-cell>
          <table:table-cell office:value-type="float" office:value="3.188503" calcext:value-type="float">
            <text:p>3.188503</text:p>
          </table:table-cell>
          <table:table-cell office:value-type="float" office:value="1.348573" calcext:value-type="float">
            <text:p>1.348573</text:p>
          </table:table-cell>
          <table:table-cell office:value-type="float" office:value="2.145185" calcext:value-type="float">
            <text:p>2.145185</text:p>
          </table:table-cell>
          <table:table-cell office:value-type="float" office:value="1.504485" calcext:value-type="float">
            <text:p>1.504485</text:p>
          </table:table-cell>
          <table:table-cell office:value-type="float" office:value="0.7631953" calcext:value-type="float">
            <text:p>0.7631953</text:p>
          </table:table-cell>
          <table:table-cell office:value-type="float" office:value="0.4314252" calcext:value-type="float">
            <text:p>0.4314252</text:p>
          </table:table-cell>
          <table:table-cell office:value-type="float" office:value="0.3466769" calcext:value-type="float">
            <text:p>0.3466769</text:p>
          </table:table-cell>
          <table:table-cell office:value-type="float" office:value="0.2967653" calcext:value-type="float">
            <text:p>0.2967653</text:p>
          </table:table-cell>
          <table:table-cell office:value-type="float" office:value="0.324651" calcext:value-type="float">
            <text:p>0.324651</text:p>
          </table:table-cell>
          <table:table-cell office:value-type="float" office:value="0" calcext:value-type="float">
            <text:p>0</text:p>
          </table:table-cell>
          <table:table-cell office:value-type="float" office:value="1212.037" calcext:value-type="float">
            <text:p>1212.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54055" calcext:value-type="float">
            <text:p>-0.0145405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21.55773" calcext:value-type="float">
            <text:p>21.55773</text:p>
          </table:table-cell>
          <table:table-cell office:value-type="float" office:value="1121.851" calcext:value-type="float">
            <text:p>1121.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17352" calcext:value-type="float">
            <text:p>0.5517352</text:p>
          </table:table-cell>
          <table:table-cell office:value-type="float" office:value="4.595955" calcext:value-type="float">
            <text:p>4.595955</text:p>
          </table:table-cell>
          <table:table-cell office:value-type="float" office:value="0" calcext:value-type="float">
            <text:p>0</text:p>
          </table:table-cell>
          <table:table-cell office:value-type="float" office:value="0.0001705761" calcext:value-type="float">
            <text:p>0.0001705761</text:p>
          </table:table-cell>
          <table:table-cell office:value-type="float" office:value="0" calcext:value-type="float">
            <text:p>0</text:p>
          </table:table-cell>
          <table:table-cell office:value-type="float" office:value="-0.07535494" calcext:value-type="float">
            <text:p>-0.07535494</text:p>
          </table:table-cell>
          <table:table-cell office:value-type="float" office:value="-0.01360042" calcext:value-type="float">
            <text:p>-0.01360042</text:p>
          </table:table-cell>
          <table:table-cell office:value-type="float" office:value="0.0009383846" calcext:value-type="float">
            <text:p>0.0009383846</text:p>
          </table:table-cell>
          <table:table-cell office:value-type="float" office:value="0.001451691" calcext:value-type="float">
            <text:p>0.001451691</text:p>
          </table:table-cell>
          <table:table-cell office:value-type="float" office:value="36.31625" calcext:value-type="float">
            <text:p>36.31625</text:p>
          </table:table-cell>
          <table:table-cell office:value-type="float" office:value="0.4229543" calcext:value-type="float">
            <text:p>0.4229543</text:p>
          </table:table-cell>
          <table:table-cell office:value-type="float" office:value="0.08432709" calcext:value-type="float">
            <text:p>0.08432709</text:p>
          </table:table-cell>
          <table:table-cell office:value-type="float" office:value="0.06182262" calcext:value-type="float">
            <text:p>0.06182262</text:p>
          </table:table-cell>
          <table:table-cell office:value-type="float" office:value="0.05020057" calcext:value-type="float">
            <text:p>0.05020057</text:p>
          </table:table-cell>
          <table:table-cell office:value-type="float" office:value="0.04567904" calcext:value-type="float">
            <text:p>0.04567904</text:p>
          </table:table-cell>
          <table:table-cell office:value-type="float" office:value="0.02564311" calcext:value-type="float">
            <text:p>0.02564311</text:p>
          </table:table-cell>
          <table:table-cell office:value-type="float" office:value="0.01769769" calcext:value-type="float">
            <text:p>0.01769769</text:p>
          </table:table-cell>
          <table:table-cell office:value-type="float" office:value="0.04398161" calcext:value-type="float">
            <text:p>0.04398161</text:p>
          </table:table-cell>
          <table:table-cell office:value-type="float" office:value="0.03688135" calcext:value-type="float">
            <text:p>0.03688135</text:p>
          </table:table-cell>
          <table:table-cell office:value-type="float" office:value="0.02979951" calcext:value-type="float">
            <text:p>0.02979951</text:p>
          </table:table-cell>
          <table:table-cell office:value-type="float" office:value="0.02433054" calcext:value-type="float">
            <text:p>0.02433054</text:p>
          </table:table-cell>
          <table:table-cell office:value-type="float" office:value="0.02011888" calcext:value-type="float">
            <text:p>0.02011888</text:p>
          </table:table-cell>
          <table:table-cell office:value-type="float" office:value="0.01436765" calcext:value-type="float">
            <text:p>0.01436765</text:p>
          </table:table-cell>
          <table:table-cell office:value-type="float" office:value="0.005865395" calcext:value-type="float">
            <text:p>0.005865395</text:p>
          </table:table-cell>
          <table:table-cell office:value-type="float" office:value="0" calcext:value-type="float">
            <text:p>0</text:p>
          </table:table-cell>
          <table:table-cell office:value-type="float" office:value="5.396586" calcext:value-type="float">
            <text:p>5.396586</text:p>
          </table:table-cell>
          <table:table-cell office:value-type="float" office:value="7.397388" calcext:value-type="float">
            <text:p>7.397388</text:p>
          </table:table-cell>
          <table:table-cell office:value-type="float" office:value="7.733939" calcext:value-type="float">
            <text:p>7.733939</text:p>
          </table:table-cell>
          <table:table-cell office:value-type="float" office:value="7.216804" calcext:value-type="float">
            <text:p>7.216804</text:p>
          </table:table-cell>
          <table:table-cell office:value-type="float" office:value="6.107905" calcext:value-type="float">
            <text:p>6.107905</text:p>
          </table:table-cell>
          <table:table-cell office:value-type="float" office:value="3.19971" calcext:value-type="float">
            <text:p>3.19971</text:p>
          </table:table-cell>
          <table:table-cell office:value-type="float" office:value="1.377571" calcext:value-type="float">
            <text:p>1.377571</text:p>
          </table:table-cell>
          <table:table-cell office:value-type="float" office:value="2.164392" calcext:value-type="float">
            <text:p>2.164392</text:p>
          </table:table-cell>
          <table:table-cell office:value-type="float" office:value="1.513585" calcext:value-type="float">
            <text:p>1.513585</text:p>
          </table:table-cell>
          <table:table-cell office:value-type="float" office:value="0.77045" calcext:value-type="float">
            <text:p>0.77045</text:p>
          </table:table-cell>
          <table:table-cell office:value-type="float" office:value="0.4342869" calcext:value-type="float">
            <text:p>0.4342869</text:p>
          </table:table-cell>
          <table:table-cell office:value-type="float" office:value="0.3474594" calcext:value-type="float">
            <text:p>0.3474594</text:p>
          </table:table-cell>
          <table:table-cell office:value-type="float" office:value="0.2968046" calcext:value-type="float">
            <text:p>0.2968046</text:p>
          </table:table-cell>
          <table:table-cell office:value-type="float" office:value="0.3246617" calcext:value-type="float">
            <text:p>0.3246617</text:p>
          </table:table-cell>
          <table:table-cell office:value-type="float" office:value="0" calcext:value-type="float">
            <text:p>0</text:p>
          </table:table-cell>
          <table:table-cell office:value-type="float" office:value="1555.225" calcext:value-type="float">
            <text:p>1555.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81361" calcext:value-type="float">
            <text:p>-0.014813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21.0656" calcext:value-type="float">
            <text:p>21.0656</text:p>
          </table:table-cell>
          <table:table-cell office:value-type="float" office:value="1121.842" calcext:value-type="float">
            <text:p>1121.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97969" calcext:value-type="float">
            <text:p>0.9397969</text:p>
          </table:table-cell>
          <table:table-cell office:value-type="float" office:value="4.695536" calcext:value-type="float">
            <text:p>4.695536</text:p>
          </table:table-cell>
          <table:table-cell office:value-type="float" office:value="0" calcext:value-type="float">
            <text:p>0</text:p>
          </table:table-cell>
          <table:table-cell office:value-type="float" office:value="0.0001705765" calcext:value-type="float">
            <text:p>0.0001705765</text:p>
          </table:table-cell>
          <table:table-cell office:value-type="float" office:value="0" calcext:value-type="float">
            <text:p>0</text:p>
          </table:table-cell>
          <table:table-cell office:value-type="float" office:value="-0.07535488" calcext:value-type="float">
            <text:p>-0.07535488</text:p>
          </table:table-cell>
          <table:table-cell office:value-type="float" office:value="-0.01367044" calcext:value-type="float">
            <text:p>-0.01367044</text:p>
          </table:table-cell>
          <table:table-cell office:value-type="float" office:value="0.000861774" calcext:value-type="float">
            <text:p>0.000861774</text:p>
          </table:table-cell>
          <table:table-cell office:value-type="float" office:value="0.001513207" calcext:value-type="float">
            <text:p>0.001513207</text:p>
          </table:table-cell>
          <table:table-cell office:value-type="float" office:value="35.32066" calcext:value-type="float">
            <text:p>35.32066</text:p>
          </table:table-cell>
          <table:table-cell office:value-type="float" office:value="3.76959" calcext:value-type="float">
            <text:p>3.76959</text:p>
          </table:table-cell>
          <table:table-cell office:value-type="float" office:value="0.09600861" calcext:value-type="float">
            <text:p>0.09600861</text:p>
          </table:table-cell>
          <table:table-cell office:value-type="float" office:value="0.06720142" calcext:value-type="float">
            <text:p>0.06720142</text:p>
          </table:table-cell>
          <table:table-cell office:value-type="float" office:value="0.05018026" calcext:value-type="float">
            <text:p>0.05018026</text:p>
          </table:table-cell>
          <table:table-cell office:value-type="float" office:value="0.04488258" calcext:value-type="float">
            <text:p>0.04488258</text:p>
          </table:table-cell>
          <table:table-cell office:value-type="float" office:value="0.02508296" calcext:value-type="float">
            <text:p>0.02508296</text:p>
          </table:table-cell>
          <table:table-cell office:value-type="float" office:value="0.01733848" calcext:value-type="float">
            <text:p>0.01733848</text:p>
          </table:table-cell>
          <table:table-cell office:value-type="float" office:value="0.0435129" calcext:value-type="float">
            <text:p>0.0435129</text:p>
          </table:table-cell>
          <table:table-cell office:value-type="float" office:value="0.03656971" calcext:value-type="float">
            <text:p>0.03656971</text:p>
          </table:table-cell>
          <table:table-cell office:value-type="float" office:value="0.02967258" calcext:value-type="float">
            <text:p>0.02967258</text:p>
          </table:table-cell>
          <table:table-cell office:value-type="float" office:value="0.02431127" calcext:value-type="float">
            <text:p>0.02431127</text:p>
          </table:table-cell>
          <table:table-cell office:value-type="float" office:value="0.02011097" calcext:value-type="float">
            <text:p>0.02011097</text:p>
          </table:table-cell>
          <table:table-cell office:value-type="float" office:value="0.01437258" calcext:value-type="float">
            <text:p>0.01437258</text:p>
          </table:table-cell>
          <table:table-cell office:value-type="float" office:value="0.005880958" calcext:value-type="float">
            <text:p>0.005880958</text:p>
          </table:table-cell>
          <table:table-cell office:value-type="float" office:value="0" calcext:value-type="float">
            <text:p>0</text:p>
          </table:table-cell>
          <table:table-cell office:value-type="float" office:value="6.451103" calcext:value-type="float">
            <text:p>6.451103</text:p>
          </table:table-cell>
          <table:table-cell office:value-type="float" office:value="8.360965" calcext:value-type="float">
            <text:p>8.360965</text:p>
          </table:table-cell>
          <table:table-cell office:value-type="float" office:value="8.094246" calcext:value-type="float">
            <text:p>8.094246</text:p>
          </table:table-cell>
          <table:table-cell office:value-type="float" office:value="7.378878" calcext:value-type="float">
            <text:p>7.378878</text:p>
          </table:table-cell>
          <table:table-cell office:value-type="float" office:value="6.197953" calcext:value-type="float">
            <text:p>6.197953</text:p>
          </table:table-cell>
          <table:table-cell office:value-type="float" office:value="3.225219" calcext:value-type="float">
            <text:p>3.225219</text:p>
          </table:table-cell>
          <table:table-cell office:value-type="float" office:value="1.409683" calcext:value-type="float">
            <text:p>1.409683</text:p>
          </table:table-cell>
          <table:table-cell office:value-type="float" office:value="2.184601" calcext:value-type="float">
            <text:p>2.184601</text:p>
          </table:table-cell>
          <table:table-cell office:value-type="float" office:value="1.522638" calcext:value-type="float">
            <text:p>1.522638</text:p>
          </table:table-cell>
          <table:table-cell office:value-type="float" office:value="0.7772114" calcext:value-type="float">
            <text:p>0.7772114</text:p>
          </table:table-cell>
          <table:table-cell office:value-type="float" office:value="0.4370793" calcext:value-type="float">
            <text:p>0.4370793</text:p>
          </table:table-cell>
          <table:table-cell office:value-type="float" office:value="0.3482605" calcext:value-type="float">
            <text:p>0.3482605</text:p>
          </table:table-cell>
          <table:table-cell office:value-type="float" office:value="0.2968692" calcext:value-type="float">
            <text:p>0.2968692</text:p>
          </table:table-cell>
          <table:table-cell office:value-type="float" office:value="0.3246696" calcext:value-type="float">
            <text:p>0.3246696</text:p>
          </table:table-cell>
          <table:table-cell office:value-type="float" office:value="0" calcext:value-type="float">
            <text:p>0</text:p>
          </table:table-cell>
          <table:table-cell office:value-type="float" office:value="2825.078" calcext:value-type="float">
            <text:p>2825.0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48313" calcext:value-type="float">
            <text:p>-0.014831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20.95504" calcext:value-type="float">
            <text:p>20.95504</text:p>
          </table:table-cell>
          <table:table-cell office:value-type="float" office:value="1121.784" calcext:value-type="float">
            <text:p>1121.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5008" calcext:value-type="float">
            <text:p>1.005008</text:p>
          </table:table-cell>
          <table:table-cell office:value-type="float" office:value="4.780528" calcext:value-type="float">
            <text:p>4.780528</text:p>
          </table:table-cell>
          <table:table-cell office:value-type="float" office:value="0" calcext:value-type="float">
            <text:p>0</text:p>
          </table:table-cell>
          <table:table-cell office:value-type="float" office:value="0.0001705795" calcext:value-type="float">
            <text:p>0.0001705795</text:p>
          </table:table-cell>
          <table:table-cell office:value-type="float" office:value="0" calcext:value-type="float">
            <text:p>0</text:p>
          </table:table-cell>
          <table:table-cell office:value-type="float" office:value="-0.07535427" calcext:value-type="float">
            <text:p>-0.07535427</text:p>
          </table:table-cell>
          <table:table-cell office:value-type="float" office:value="-0.01746416" calcext:value-type="float">
            <text:p>-0.01746416</text:p>
          </table:table-cell>
          <table:table-cell office:value-type="float" office:value="0.0008594643" calcext:value-type="float">
            <text:p>0.0008594643</text:p>
          </table:table-cell>
          <table:table-cell office:value-type="float" office:value="0.001578788" calcext:value-type="float">
            <text:p>0.001578788</text:p>
          </table:table-cell>
          <table:table-cell office:value-type="float" office:value="35.31252" calcext:value-type="float">
            <text:p>35.31252</text:p>
          </table:table-cell>
          <table:table-cell office:value-type="float" office:value="3.257165" calcext:value-type="float">
            <text:p>3.257165</text:p>
          </table:table-cell>
          <table:table-cell office:value-type="float" office:value="0.0936522" calcext:value-type="float">
            <text:p>0.0936522</text:p>
          </table:table-cell>
          <table:table-cell office:value-type="float" office:value="0.0638748" calcext:value-type="float">
            <text:p>0.0638748</text:p>
          </table:table-cell>
          <table:table-cell office:value-type="float" office:value="0.04954445" calcext:value-type="float">
            <text:p>0.04954445</text:p>
          </table:table-cell>
          <table:table-cell office:value-type="float" office:value="0.04429027" calcext:value-type="float">
            <text:p>0.04429027</text:p>
          </table:table-cell>
          <table:table-cell office:value-type="float" office:value="0.02461678" calcext:value-type="float">
            <text:p>0.02461678</text:p>
          </table:table-cell>
          <table:table-cell office:value-type="float" office:value="0.01693753" calcext:value-type="float">
            <text:p>0.01693753</text:p>
          </table:table-cell>
          <table:table-cell office:value-type="float" office:value="0.04292861" calcext:value-type="float">
            <text:p>0.04292861</text:p>
          </table:table-cell>
          <table:table-cell office:value-type="float" office:value="0.03624467" calcext:value-type="float">
            <text:p>0.03624467</text:p>
          </table:table-cell>
          <table:table-cell office:value-type="float" office:value="0.02954735" calcext:value-type="float">
            <text:p>0.02954735</text:p>
          </table:table-cell>
          <table:table-cell office:value-type="float" office:value="0.02428911" calcext:value-type="float">
            <text:p>0.02428911</text:p>
          </table:table-cell>
          <table:table-cell office:value-type="float" office:value="0.02010163" calcext:value-type="float">
            <text:p>0.02010163</text:p>
          </table:table-cell>
          <table:table-cell office:value-type="float" office:value="0.01437718" calcext:value-type="float">
            <text:p>0.01437718</text:p>
          </table:table-cell>
          <table:table-cell office:value-type="float" office:value="0.005896361" calcext:value-type="float">
            <text:p>0.005896361</text:p>
          </table:table-cell>
          <table:table-cell office:value-type="float" office:value="0" calcext:value-type="float">
            <text:p>0</text:p>
          </table:table-cell>
          <table:table-cell office:value-type="float" office:value="9.072681" calcext:value-type="float">
            <text:p>9.072681</text:p>
          </table:table-cell>
          <table:table-cell office:value-type="float" office:value="8.678161" calcext:value-type="float">
            <text:p>8.678161</text:p>
          </table:table-cell>
          <table:table-cell office:value-type="float" office:value="8.426999" calcext:value-type="float">
            <text:p>8.426999</text:p>
          </table:table-cell>
          <table:table-cell office:value-type="float" office:value="7.578491" calcext:value-type="float">
            <text:p>7.578491</text:p>
          </table:table-cell>
          <table:table-cell office:value-type="float" office:value="6.306107" calcext:value-type="float">
            <text:p>6.306107</text:p>
          </table:table-cell>
          <table:table-cell office:value-type="float" office:value="3.26115" calcext:value-type="float">
            <text:p>3.26115</text:p>
          </table:table-cell>
          <table:table-cell office:value-type="float" office:value="1.445419" calcext:value-type="float">
            <text:p>1.445419</text:p>
          </table:table-cell>
          <table:table-cell office:value-type="float" office:value="2.207139" calcext:value-type="float">
            <text:p>2.207139</text:p>
          </table:table-cell>
          <table:table-cell office:value-type="float" office:value="1.531835" calcext:value-type="float">
            <text:p>1.531835</text:p>
          </table:table-cell>
          <table:table-cell office:value-type="float" office:value="0.7836987" calcext:value-type="float">
            <text:p>0.7836987</text:p>
          </table:table-cell>
          <table:table-cell office:value-type="float" office:value="0.439804" calcext:value-type="float">
            <text:p>0.439804</text:p>
          </table:table-cell>
          <table:table-cell office:value-type="float" office:value="0.3490747" calcext:value-type="float">
            <text:p>0.3490747</text:p>
          </table:table-cell>
          <table:table-cell office:value-type="float" office:value="0.2969601" calcext:value-type="float">
            <text:p>0.2969601</text:p>
          </table:table-cell>
          <table:table-cell office:value-type="float" office:value="0.3246774" calcext:value-type="float">
            <text:p>0.3246774</text:p>
          </table:table-cell>
          <table:table-cell office:value-type="float" office:value="0" calcext:value-type="float">
            <text:p>0</text:p>
          </table:table-cell>
          <table:table-cell office:value-type="float" office:value="3137.584" calcext:value-type="float">
            <text:p>3137.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1721677" calcext:value-type="float">
            <text:p>-0.0172167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20.85248" calcext:value-type="float">
            <text:p>20.85248</text:p>
          </table:table-cell>
          <table:table-cell office:value-type="float" office:value="1121.747" calcext:value-type="float">
            <text:p>1121.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447" calcext:value-type="float">
            <text:p>1.011447</text:p>
          </table:table-cell>
          <table:table-cell office:value-type="float" office:value="4.884513" calcext:value-type="float">
            <text:p>4.884513</text:p>
          </table:table-cell>
          <table:table-cell office:value-type="float" office:value="0" calcext:value-type="float">
            <text:p>0</text:p>
          </table:table-cell>
          <table:table-cell office:value-type="float" office:value="0.0001706273" calcext:value-type="float">
            <text:p>0.0001706273</text:p>
          </table:table-cell>
          <table:table-cell office:value-type="float" office:value="0" calcext:value-type="float">
            <text:p>0</text:p>
          </table:table-cell>
          <table:table-cell office:value-type="float" office:value="-0.07534402" calcext:value-type="float">
            <text:p>-0.07534402</text:p>
          </table:table-cell>
          <table:table-cell office:value-type="float" office:value="-0.0208196" calcext:value-type="float">
            <text:p>-0.0208196</text:p>
          </table:table-cell>
          <table:table-cell office:value-type="float" office:value="0.0008607045" calcext:value-type="float">
            <text:p>0.0008607045</text:p>
          </table:table-cell>
          <table:table-cell office:value-type="float" office:value="0.001627963" calcext:value-type="float">
            <text:p>0.001627963</text:p>
          </table:table-cell>
          <table:table-cell office:value-type="float" office:value="35.31808" calcext:value-type="float">
            <text:p>35.31808</text:p>
          </table:table-cell>
          <table:table-cell office:value-type="float" office:value="4.526917" calcext:value-type="float">
            <text:p>4.526917</text:p>
          </table:table-cell>
          <table:table-cell office:value-type="float" office:value="0.1257454" calcext:value-type="float">
            <text:p>0.1257454</text:p>
          </table:table-cell>
          <table:table-cell office:value-type="float" office:value="0.06336133" calcext:value-type="float">
            <text:p>0.06336133</text:p>
          </table:table-cell>
          <table:table-cell office:value-type="float" office:value="0.0489884" calcext:value-type="float">
            <text:p>0.0489884</text:p>
          </table:table-cell>
          <table:table-cell office:value-type="float" office:value="0.04380366" calcext:value-type="float">
            <text:p>0.04380366</text:p>
          </table:table-cell>
          <table:table-cell office:value-type="float" office:value="0.02434162" calcext:value-type="float">
            <text:p>0.02434162</text:p>
          </table:table-cell>
          <table:table-cell office:value-type="float" office:value="0.01676941" calcext:value-type="float">
            <text:p>0.01676941</text:p>
          </table:table-cell>
          <table:table-cell office:value-type="float" office:value="0.04242162" calcext:value-type="float">
            <text:p>0.04242162</text:p>
          </table:table-cell>
          <table:table-cell office:value-type="float" office:value="0.03590417" calcext:value-type="float">
            <text:p>0.03590417</text:p>
          </table:table-cell>
          <table:table-cell office:value-type="float" office:value="0.02941956" calcext:value-type="float">
            <text:p>0.02941956</text:p>
          </table:table-cell>
          <table:table-cell office:value-type="float" office:value="0.02426411" calcext:value-type="float">
            <text:p>0.02426411</text:p>
          </table:table-cell>
          <table:table-cell office:value-type="float" office:value="0.0200908" calcext:value-type="float">
            <text:p>0.0200908</text:p>
          </table:table-cell>
          <table:table-cell office:value-type="float" office:value="0.01438152" calcext:value-type="float">
            <text:p>0.01438152</text:p>
          </table:table-cell>
          <table:table-cell office:value-type="float" office:value="0.0059116" calcext:value-type="float">
            <text:p>0.0059116</text:p>
          </table:table-cell>
          <table:table-cell office:value-type="float" office:value="0" calcext:value-type="float">
            <text:p>0</text:p>
          </table:table-cell>
          <table:table-cell office:value-type="float" office:value="2.216851" calcext:value-type="float">
            <text:p>2.216851</text:p>
          </table:table-cell>
          <table:table-cell office:value-type="float" office:value="9.437385" calcext:value-type="float">
            <text:p>9.437385</text:p>
          </table:table-cell>
          <table:table-cell office:value-type="float" office:value="10.13256" calcext:value-type="float">
            <text:p>10.13256</text:p>
          </table:table-cell>
          <table:table-cell office:value-type="float" office:value="8.330617" calcext:value-type="float">
            <text:p>8.330617</text:p>
          </table:table-cell>
          <table:table-cell office:value-type="float" office:value="6.594705" calcext:value-type="float">
            <text:p>6.594705</text:p>
          </table:table-cell>
          <table:table-cell office:value-type="float" office:value="3.302431" calcext:value-type="float">
            <text:p>3.302431</text:p>
          </table:table-cell>
          <table:table-cell office:value-type="float" office:value="1.478824" calcext:value-type="float">
            <text:p>1.478824</text:p>
          </table:table-cell>
          <table:table-cell office:value-type="float" office:value="2.231358" calcext:value-type="float">
            <text:p>2.231358</text:p>
          </table:table-cell>
          <table:table-cell office:value-type="float" office:value="1.541409" calcext:value-type="float">
            <text:p>1.541409</text:p>
          </table:table-cell>
          <table:table-cell office:value-type="float" office:value="0.7899556" calcext:value-type="float">
            <text:p>0.7899556</text:p>
          </table:table-cell>
          <table:table-cell office:value-type="float" office:value="0.4424661" calcext:value-type="float">
            <text:p>0.4424661</text:p>
          </table:table-cell>
          <table:table-cell office:value-type="float" office:value="0.3498932" calcext:value-type="float">
            <text:p>0.3498932</text:p>
          </table:table-cell>
          <table:table-cell office:value-type="float" office:value="0.2970777" calcext:value-type="float">
            <text:p>0.2970777</text:p>
          </table:table-cell>
          <table:table-cell office:value-type="float" office:value="0.3246852" calcext:value-type="float">
            <text:p>0.3246852</text:p>
          </table:table-cell>
          <table:table-cell office:value-type="float" office:value="0" calcext:value-type="float">
            <text:p>0</text:p>
          </table:table-cell>
          <table:table-cell office:value-type="float" office:value="3183.156" calcext:value-type="float">
            <text:p>3183.1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814485" calcext:value-type="float">
            <text:p>-0.028144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20.76201" calcext:value-type="float">
            <text:p>20.76201</text:p>
          </table:table-cell>
          <table:table-cell office:value-type="float" office:value="1121.701" calcext:value-type="float">
            <text:p>1121.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3104" calcext:value-type="float">
            <text:p>1.063104</text:p>
          </table:table-cell>
          <table:table-cell office:value-type="float" office:value="4.951494" calcext:value-type="float">
            <text:p>4.951494</text:p>
          </table:table-cell>
          <table:table-cell office:value-type="float" office:value="0" calcext:value-type="float">
            <text:p>0</text:p>
          </table:table-cell>
          <table:table-cell office:value-type="float" office:value="0.0001706699" calcext:value-type="float">
            <text:p>0.0001706699</text:p>
          </table:table-cell>
          <table:table-cell office:value-type="float" office:value="0" calcext:value-type="float">
            <text:p>0</text:p>
          </table:table-cell>
          <table:table-cell office:value-type="float" office:value="-0.07533458" calcext:value-type="float">
            <text:p>-0.07533458</text:p>
          </table:table-cell>
          <table:table-cell office:value-type="float" office:value="-0.02302651" calcext:value-type="float">
            <text:p>-0.02302651</text:p>
          </table:table-cell>
          <table:table-cell office:value-type="float" office:value="0.0008597631" calcext:value-type="float">
            <text:p>0.0008597631</text:p>
          </table:table-cell>
          <table:table-cell office:value-type="float" office:value="0.001688273" calcext:value-type="float">
            <text:p>0.001688273</text:p>
          </table:table-cell>
          <table:table-cell office:value-type="float" office:value="35.34246" calcext:value-type="float">
            <text:p>35.34246</text:p>
          </table:table-cell>
          <table:table-cell office:value-type="float" office:value="2.42523" calcext:value-type="float">
            <text:p>2.42523</text:p>
          </table:table-cell>
          <table:table-cell office:value-type="float" office:value="0.1021489" calcext:value-type="float">
            <text:p>0.1021489</text:p>
          </table:table-cell>
          <table:table-cell office:value-type="float" office:value="0.06210011" calcext:value-type="float">
            <text:p>0.06210011</text:p>
          </table:table-cell>
          <table:table-cell office:value-type="float" office:value="0.04916242" calcext:value-type="float">
            <text:p>0.04916242</text:p>
          </table:table-cell>
          <table:table-cell office:value-type="float" office:value="0.04428178" calcext:value-type="float">
            <text:p>0.04428178</text:p>
          </table:table-cell>
          <table:table-cell office:value-type="float" office:value="0.0242625" calcext:value-type="float">
            <text:p>0.0242625</text:p>
          </table:table-cell>
          <table:table-cell office:value-type="float" office:value="0.0166183" calcext:value-type="float">
            <text:p>0.0166183</text:p>
          </table:table-cell>
          <table:table-cell office:value-type="float" office:value="0.0419979" calcext:value-type="float">
            <text:p>0.0419979</text:p>
          </table:table-cell>
          <table:table-cell office:value-type="float" office:value="0.0355787" calcext:value-type="float">
            <text:p>0.0355787</text:p>
          </table:table-cell>
          <table:table-cell office:value-type="float" office:value="0.02928817" calcext:value-type="float">
            <text:p>0.02928817</text:p>
          </table:table-cell>
          <table:table-cell office:value-type="float" office:value="0.02423605" calcext:value-type="float">
            <text:p>0.02423605</text:p>
          </table:table-cell>
          <table:table-cell office:value-type="float" office:value="0.02007854" calcext:value-type="float">
            <text:p>0.02007854</text:p>
          </table:table-cell>
          <table:table-cell office:value-type="float" office:value="0.01438561" calcext:value-type="float">
            <text:p>0.01438561</text:p>
          </table:table-cell>
          <table:table-cell office:value-type="float" office:value="0.005926699" calcext:value-type="float">
            <text:p>0.005926699</text:p>
          </table:table-cell>
          <table:table-cell office:value-type="float" office:value="0" calcext:value-type="float">
            <text:p>0</text:p>
          </table:table-cell>
          <table:table-cell office:value-type="float" office:value="3.530316" calcext:value-type="float">
            <text:p>3.530316</text:p>
          </table:table-cell>
          <table:table-cell office:value-type="float" office:value="8.789877" calcext:value-type="float">
            <text:p>8.789877</text:p>
          </table:table-cell>
          <table:table-cell office:value-type="float" office:value="9.799838" calcext:value-type="float">
            <text:p>9.799838</text:p>
          </table:table-cell>
          <table:table-cell office:value-type="float" office:value="8.824551" calcext:value-type="float">
            <text:p>8.824551</text:p>
          </table:table-cell>
          <table:table-cell office:value-type="float" office:value="7.226831" calcext:value-type="float">
            <text:p>7.226831</text:p>
          </table:table-cell>
          <table:table-cell office:value-type="float" office:value="3.443342" calcext:value-type="float">
            <text:p>3.443342</text:p>
          </table:table-cell>
          <table:table-cell office:value-type="float" office:value="1.514174" calcext:value-type="float">
            <text:p>1.514174</text:p>
          </table:table-cell>
          <table:table-cell office:value-type="float" office:value="2.257189" calcext:value-type="float">
            <text:p>2.257189</text:p>
          </table:table-cell>
          <table:table-cell office:value-type="float" office:value="1.551344" calcext:value-type="float">
            <text:p>1.551344</text:p>
          </table:table-cell>
          <table:table-cell office:value-type="float" office:value="0.7960168" calcext:value-type="float">
            <text:p>0.7960168</text:p>
          </table:table-cell>
          <table:table-cell office:value-type="float" office:value="0.4450706" calcext:value-type="float">
            <text:p>0.4450706</text:p>
          </table:table-cell>
          <table:table-cell office:value-type="float" office:value="0.3507134" calcext:value-type="float">
            <text:p>0.3507134</text:p>
          </table:table-cell>
          <table:table-cell office:value-type="float" office:value="0.2972201" calcext:value-type="float">
            <text:p>0.2972201</text:p>
          </table:table-cell>
          <table:table-cell office:value-type="float" office:value="0.3246931" calcext:value-type="float">
            <text:p>0.3246931</text:p>
          </table:table-cell>
          <table:table-cell office:value-type="float" office:value="0" calcext:value-type="float">
            <text:p>0</text:p>
          </table:table-cell>
          <table:table-cell office:value-type="float" office:value="3532.808" calcext:value-type="float">
            <text:p>3532.8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895481" calcext:value-type="float">
            <text:p>-0.028954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20.65214" calcext:value-type="float">
            <text:p>20.65214</text:p>
          </table:table-cell>
          <table:table-cell office:value-type="float" office:value="1121.65" calcext:value-type="float">
            <text:p>1121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47752" calcext:value-type="float">
            <text:p>1.147752</text:p>
          </table:table-cell>
          <table:table-cell office:value-type="float" office:value="5.010686" calcext:value-type="float">
            <text:p>5.010686</text:p>
          </table:table-cell>
          <table:table-cell office:value-type="float" office:value="0" calcext:value-type="float">
            <text:p>0</text:p>
          </table:table-cell>
          <table:table-cell office:value-type="float" office:value="0.0001707706" calcext:value-type="float">
            <text:p>0.0001707706</text:p>
          </table:table-cell>
          <table:table-cell office:value-type="float" office:value="0" calcext:value-type="float">
            <text:p>0</text:p>
          </table:table-cell>
          <table:table-cell office:value-type="float" office:value="-0.0753117" calcext:value-type="float">
            <text:p>-0.0753117</text:p>
          </table:table-cell>
          <table:table-cell office:value-type="float" office:value="-0.02464711" calcext:value-type="float">
            <text:p>-0.02464711</text:p>
          </table:table-cell>
          <table:table-cell office:value-type="float" office:value="0.0008577965" calcext:value-type="float">
            <text:p>0.0008577965</text:p>
          </table:table-cell>
          <table:table-cell office:value-type="float" office:value="0.00175115" calcext:value-type="float">
            <text:p>0.00175115</text:p>
          </table:table-cell>
          <table:table-cell office:value-type="float" office:value="35.27921" calcext:value-type="float">
            <text:p>35.27921</text:p>
          </table:table-cell>
          <table:table-cell office:value-type="float" office:value="1.70365" calcext:value-type="float">
            <text:p>1.70365</text:p>
          </table:table-cell>
          <table:table-cell office:value-type="float" office:value="0.09544328" calcext:value-type="float">
            <text:p>0.09544328</text:p>
          </table:table-cell>
          <table:table-cell office:value-type="float" office:value="0.06288179" calcext:value-type="float">
            <text:p>0.06288179</text:p>
          </table:table-cell>
          <table:table-cell office:value-type="float" office:value="0.04904711" calcext:value-type="float">
            <text:p>0.04904711</text:p>
          </table:table-cell>
          <table:table-cell office:value-type="float" office:value="0.04397964" calcext:value-type="float">
            <text:p>0.04397964</text:p>
          </table:table-cell>
          <table:table-cell office:value-type="float" office:value="0.02421449" calcext:value-type="float">
            <text:p>0.02421449</text:p>
          </table:table-cell>
          <table:table-cell office:value-type="float" office:value="0.01658608" calcext:value-type="float">
            <text:p>0.01658608</text:p>
          </table:table-cell>
          <table:table-cell office:value-type="float" office:value="0.04161019" calcext:value-type="float">
            <text:p>0.04161019</text:p>
          </table:table-cell>
          <table:table-cell office:value-type="float" office:value="0.03527145" calcext:value-type="float">
            <text:p>0.03527145</text:p>
          </table:table-cell>
          <table:table-cell office:value-type="float" office:value="0.02915486" calcext:value-type="float">
            <text:p>0.02915486</text:p>
          </table:table-cell>
          <table:table-cell office:value-type="float" office:value="0.02420495" calcext:value-type="float">
            <text:p>0.02420495</text:p>
          </table:table-cell>
          <table:table-cell office:value-type="float" office:value="0.02006477" calcext:value-type="float">
            <text:p>0.02006477</text:p>
          </table:table-cell>
          <table:table-cell office:value-type="float" office:value="0.01438938" calcext:value-type="float">
            <text:p>0.01438938</text:p>
          </table:table-cell>
          <table:table-cell office:value-type="float" office:value="0.005941691" calcext:value-type="float">
            <text:p>0.005941691</text:p>
          </table:table-cell>
          <table:table-cell office:value-type="float" office:value="0" calcext:value-type="float">
            <text:p>0</text:p>
          </table:table-cell>
          <table:table-cell office:value-type="float" office:value="5.616264" calcext:value-type="float">
            <text:p>5.616264</text:p>
          </table:table-cell>
          <table:table-cell office:value-type="float" office:value="8.446188" calcext:value-type="float">
            <text:p>8.446188</text:p>
          </table:table-cell>
          <table:table-cell office:value-type="float" office:value="9.716371" calcext:value-type="float">
            <text:p>9.716371</text:p>
          </table:table-cell>
          <table:table-cell office:value-type="float" office:value="8.846953" calcext:value-type="float">
            <text:p>8.846953</text:p>
          </table:table-cell>
          <table:table-cell office:value-type="float" office:value="7.303722" calcext:value-type="float">
            <text:p>7.303722</text:p>
          </table:table-cell>
          <table:table-cell office:value-type="float" office:value="3.535259" calcext:value-type="float">
            <text:p>3.535259</text:p>
          </table:table-cell>
          <table:table-cell office:value-type="float" office:value="1.538521" calcext:value-type="float">
            <text:p>1.538521</text:p>
          </table:table-cell>
          <table:table-cell office:value-type="float" office:value="2.286531" calcext:value-type="float">
            <text:p>2.286531</text:p>
          </table:table-cell>
          <table:table-cell office:value-type="float" office:value="1.562187" calcext:value-type="float">
            <text:p>1.562187</text:p>
          </table:table-cell>
          <table:table-cell office:value-type="float" office:value="0.8019193" calcext:value-type="float">
            <text:p>0.8019193</text:p>
          </table:table-cell>
          <table:table-cell office:value-type="float" office:value="0.4476214" calcext:value-type="float">
            <text:p>0.4476214</text:p>
          </table:table-cell>
          <table:table-cell office:value-type="float" office:value="0.3515344" calcext:value-type="float">
            <text:p>0.3515344</text:p>
          </table:table-cell>
          <table:table-cell office:value-type="float" office:value="0.2973841" calcext:value-type="float">
            <text:p>0.2973841</text:p>
          </table:table-cell>
          <table:table-cell office:value-type="float" office:value="0.324701" calcext:value-type="float">
            <text:p>0.324701</text:p>
          </table:table-cell>
          <table:table-cell office:value-type="float" office:value="0" calcext:value-type="float">
            <text:p>0</text:p>
          </table:table-cell>
          <table:table-cell office:value-type="float" office:value="3960.468" calcext:value-type="float">
            <text:p>3960.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2949494" calcext:value-type="float">
            <text:p>-0.0294949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20.50416" calcext:value-type="float">
            <text:p>20.50416</text:p>
          </table:table-cell>
          <table:table-cell office:value-type="float" office:value="1121.58" calcext:value-type="float">
            <text:p>1121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17862" calcext:value-type="float">
            <text:p>1.217862</text:p>
          </table:table-cell>
          <table:table-cell office:value-type="float" office:value="5.141886" calcext:value-type="float">
            <text:p>5.141886</text:p>
          </table:table-cell>
          <table:table-cell office:value-type="float" office:value="0" calcext:value-type="float">
            <text:p>0</text:p>
          </table:table-cell>
          <table:table-cell office:value-type="float" office:value="0.000170771" calcext:value-type="float">
            <text:p>0.000170771</text:p>
          </table:table-cell>
          <table:table-cell office:value-type="float" office:value="0" calcext:value-type="float">
            <text:p>0</text:p>
          </table:table-cell>
          <table:table-cell office:value-type="float" office:value="-0.07531158" calcext:value-type="float">
            <text:p>-0.07531158</text:p>
          </table:table-cell>
          <table:table-cell office:value-type="float" office:value="-0.02569292" calcext:value-type="float">
            <text:p>-0.02569292</text:p>
          </table:table-cell>
          <table:table-cell office:value-type="float" office:value="0.000854012" calcext:value-type="float">
            <text:p>0.000854012</text:p>
          </table:table-cell>
          <table:table-cell office:value-type="float" office:value="0.001823695" calcext:value-type="float">
            <text:p>0.001823695</text:p>
          </table:table-cell>
          <table:table-cell office:value-type="float" office:value="35.08463" calcext:value-type="float">
            <text:p>35.08463</text:p>
          </table:table-cell>
          <table:table-cell office:value-type="float" office:value="1.291594" calcext:value-type="float">
            <text:p>1.291594</text:p>
          </table:table-cell>
          <table:table-cell office:value-type="float" office:value="0.09996264" calcext:value-type="float">
            <text:p>0.09996264</text:p>
          </table:table-cell>
          <table:table-cell office:value-type="float" office:value="0.06887992" calcext:value-type="float">
            <text:p>0.06887992</text:p>
          </table:table-cell>
          <table:table-cell office:value-type="float" office:value="0.0507328" calcext:value-type="float">
            <text:p>0.0507328</text:p>
          </table:table-cell>
          <table:table-cell office:value-type="float" office:value="0.04343145" calcext:value-type="float">
            <text:p>0.04343145</text:p>
          </table:table-cell>
          <table:table-cell office:value-type="float" office:value="0.02400387" calcext:value-type="float">
            <text:p>0.02400387</text:p>
          </table:table-cell>
          <table:table-cell office:value-type="float" office:value="0.01639822" calcext:value-type="float">
            <text:p>0.01639822</text:p>
          </table:table-cell>
          <table:table-cell office:value-type="float" office:value="0.04119933" calcext:value-type="float">
            <text:p>0.04119933</text:p>
          </table:table-cell>
          <table:table-cell office:value-type="float" office:value="0.03497522" calcext:value-type="float">
            <text:p>0.03497522</text:p>
          </table:table-cell>
          <table:table-cell office:value-type="float" office:value="0.02902025" calcext:value-type="float">
            <text:p>0.02902025</text:p>
          </table:table-cell>
          <table:table-cell office:value-type="float" office:value="0.02417093" calcext:value-type="float">
            <text:p>0.02417093</text:p>
          </table:table-cell>
          <table:table-cell office:value-type="float" office:value="0.02004955" calcext:value-type="float">
            <text:p>0.02004955</text:p>
          </table:table-cell>
          <table:table-cell office:value-type="float" office:value="0.01439286" calcext:value-type="float">
            <text:p>0.01439286</text:p>
          </table:table-cell>
          <table:table-cell office:value-type="float" office:value="0.00595653" calcext:value-type="float">
            <text:p>0.00595653</text:p>
          </table:table-cell>
          <table:table-cell office:value-type="float" office:value="0" calcext:value-type="float">
            <text:p>0</text:p>
          </table:table-cell>
          <table:table-cell office:value-type="float" office:value="8.920877" calcext:value-type="float">
            <text:p>8.920877</text:p>
          </table:table-cell>
          <table:table-cell office:value-type="float" office:value="9.264794" calcext:value-type="float">
            <text:p>9.264794</text:p>
          </table:table-cell>
          <table:table-cell office:value-type="float" office:value="9.864283" calcext:value-type="float">
            <text:p>9.864283</text:p>
          </table:table-cell>
          <table:table-cell office:value-type="float" office:value="8.910324" calcext:value-type="float">
            <text:p>8.910324</text:p>
          </table:table-cell>
          <table:table-cell office:value-type="float" office:value="7.354639" calcext:value-type="float">
            <text:p>7.354639</text:p>
          </table:table-cell>
          <table:table-cell office:value-type="float" office:value="3.583208" calcext:value-type="float">
            <text:p>3.583208</text:p>
          </table:table-cell>
          <table:table-cell office:value-type="float" office:value="1.570378" calcext:value-type="float">
            <text:p>1.570378</text:p>
          </table:table-cell>
          <table:table-cell office:value-type="float" office:value="2.314736" calcext:value-type="float">
            <text:p>2.314736</text:p>
          </table:table-cell>
          <table:table-cell office:value-type="float" office:value="1.574104" calcext:value-type="float">
            <text:p>1.574104</text:p>
          </table:table-cell>
          <table:table-cell office:value-type="float" office:value="0.8076919" calcext:value-type="float">
            <text:p>0.8076919</text:p>
          </table:table-cell>
          <table:table-cell office:value-type="float" office:value="0.4501234" calcext:value-type="float">
            <text:p>0.4501234</text:p>
          </table:table-cell>
          <table:table-cell office:value-type="float" office:value="0.3523569" calcext:value-type="float">
            <text:p>0.3523569</text:p>
          </table:table-cell>
          <table:table-cell office:value-type="float" office:value="0.2975667" calcext:value-type="float">
            <text:p>0.2975667</text:p>
          </table:table-cell>
          <table:table-cell office:value-type="float" office:value="0.3247088" calcext:value-type="float">
            <text:p>0.3247088</text:p>
          </table:table-cell>
          <table:table-cell office:value-type="float" office:value="0" calcext:value-type="float">
            <text:p>0</text:p>
          </table:table-cell>
          <table:table-cell office:value-type="float" office:value="4316.488" calcext:value-type="float">
            <text:p>4316.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032012" calcext:value-type="float">
            <text:p>-0.030320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20.39096" calcext:value-type="float">
            <text:p>20.39096</text:p>
          </table:table-cell>
          <table:table-cell office:value-type="float" office:value="1121.522" calcext:value-type="float">
            <text:p>1121.5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7705" calcext:value-type="float">
            <text:p>1.277705</text:p>
          </table:table-cell>
          <table:table-cell office:value-type="float" office:value="5.237139" calcext:value-type="float">
            <text:p>5.237139</text:p>
          </table:table-cell>
          <table:table-cell office:value-type="float" office:value="0" calcext:value-type="float">
            <text:p>0</text:p>
          </table:table-cell>
          <table:table-cell office:value-type="float" office:value="0.0001707781" calcext:value-type="float">
            <text:p>0.0001707781</text:p>
          </table:table-cell>
          <table:table-cell office:value-type="float" office:value="0" calcext:value-type="float">
            <text:p>0</text:p>
          </table:table-cell>
          <table:table-cell office:value-type="float" office:value="-0.07530989" calcext:value-type="float">
            <text:p>-0.07530989</text:p>
          </table:table-cell>
          <table:table-cell office:value-type="float" office:value="-0.02707857" calcext:value-type="float">
            <text:p>-0.02707857</text:p>
          </table:table-cell>
          <table:table-cell office:value-type="float" office:value="0.0008527312" calcext:value-type="float">
            <text:p>0.0008527312</text:p>
          </table:table-cell>
          <table:table-cell office:value-type="float" office:value="0.001898407" calcext:value-type="float">
            <text:p>0.001898407</text:p>
          </table:table-cell>
          <table:table-cell office:value-type="float" office:value="35.02478" calcext:value-type="float">
            <text:p>35.02478</text:p>
          </table:table-cell>
          <table:table-cell office:value-type="float" office:value="1.262054" calcext:value-type="float">
            <text:p>1.262054</text:p>
          </table:table-cell>
          <table:table-cell office:value-type="float" office:value="0.1015838" calcext:value-type="float">
            <text:p>0.1015838</text:p>
          </table:table-cell>
          <table:table-cell office:value-type="float" office:value="0.06576964" calcext:value-type="float">
            <text:p>0.06576964</text:p>
          </table:table-cell>
          <table:table-cell office:value-type="float" office:value="0.0495983" calcext:value-type="float">
            <text:p>0.0495983</text:p>
          </table:table-cell>
          <table:table-cell office:value-type="float" office:value="0.04303339" calcext:value-type="float">
            <text:p>0.04303339</text:p>
          </table:table-cell>
          <table:table-cell office:value-type="float" office:value="0.02377173" calcext:value-type="float">
            <text:p>0.02377173</text:p>
          </table:table-cell>
          <table:table-cell office:value-type="float" office:value="0.0161704" calcext:value-type="float">
            <text:p>0.0161704</text:p>
          </table:table-cell>
          <table:table-cell office:value-type="float" office:value="0.04073543" calcext:value-type="float">
            <text:p>0.04073543</text:p>
          </table:table-cell>
          <table:table-cell office:value-type="float" office:value="0.03467257" calcext:value-type="float">
            <text:p>0.03467257</text:p>
          </table:table-cell>
          <table:table-cell office:value-type="float" office:value="0.02888175" calcext:value-type="float">
            <text:p>0.02888175</text:p>
          </table:table-cell>
          <table:table-cell office:value-type="float" office:value="0.02413436" calcext:value-type="float">
            <text:p>0.02413436</text:p>
          </table:table-cell>
          <table:table-cell office:value-type="float" office:value="0.02003343" calcext:value-type="float">
            <text:p>0.02003343</text:p>
          </table:table-cell>
          <table:table-cell office:value-type="float" office:value="0.01439603" calcext:value-type="float">
            <text:p>0.01439603</text:p>
          </table:table-cell>
          <table:table-cell office:value-type="float" office:value="0.005971247" calcext:value-type="float">
            <text:p>0.005971247</text:p>
          </table:table-cell>
          <table:table-cell office:value-type="float" office:value="0" calcext:value-type="float">
            <text:p>0</text:p>
          </table:table-cell>
          <table:table-cell office:value-type="float" office:value="9.250806" calcext:value-type="float">
            <text:p>9.250806</text:p>
          </table:table-cell>
          <table:table-cell office:value-type="float" office:value="9.791069" calcext:value-type="float">
            <text:p>9.791069</text:p>
          </table:table-cell>
          <table:table-cell office:value-type="float" office:value="10.3648" calcext:value-type="float">
            <text:p>10.3648</text:p>
          </table:table-cell>
          <table:table-cell office:value-type="float" office:value="9.201921" calcext:value-type="float">
            <text:p>9.201921</text:p>
          </table:table-cell>
          <table:table-cell office:value-type="float" office:value="7.523743" calcext:value-type="float">
            <text:p>7.523743</text:p>
          </table:table-cell>
          <table:table-cell office:value-type="float" office:value="3.638214" calcext:value-type="float">
            <text:p>3.638214</text:p>
          </table:table-cell>
          <table:table-cell office:value-type="float" office:value="1.605551" calcext:value-type="float">
            <text:p>1.605551</text:p>
          </table:table-cell>
          <table:table-cell office:value-type="float" office:value="2.343679" calcext:value-type="float">
            <text:p>2.343679</text:p>
          </table:table-cell>
          <table:table-cell office:value-type="float" office:value="1.586569" calcext:value-type="float">
            <text:p>1.586569</text:p>
          </table:table-cell>
          <table:table-cell office:value-type="float" office:value="0.8130137" calcext:value-type="float">
            <text:p>0.8130137</text:p>
          </table:table-cell>
          <table:table-cell office:value-type="float" office:value="0.452682" calcext:value-type="float">
            <text:p>0.452682</text:p>
          </table:table-cell>
          <table:table-cell office:value-type="float" office:value="0.353238" calcext:value-type="float">
            <text:p>0.353238</text:p>
          </table:table-cell>
          <table:table-cell office:value-type="float" office:value="0.2977687" calcext:value-type="float">
            <text:p>0.2977687</text:p>
          </table:table-cell>
          <table:table-cell office:value-type="float" office:value="0.3247166" calcext:value-type="float">
            <text:p>0.3247166</text:p>
          </table:table-cell>
          <table:table-cell office:value-type="float" office:value="0" calcext:value-type="float">
            <text:p>0</text:p>
          </table:table-cell>
          <table:table-cell office:value-type="float" office:value="4655.709" calcext:value-type="float">
            <text:p>4655.7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076391" calcext:value-type="float">
            <text:p>-0.0307639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20.28657" calcext:value-type="float">
            <text:p>20.28657</text:p>
          </table:table-cell>
          <table:table-cell office:value-type="float" office:value="1121.464" calcext:value-type="float">
            <text:p>1121.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32643" calcext:value-type="float">
            <text:p>1.332643</text:p>
          </table:table-cell>
          <table:table-cell office:value-type="float" office:value="5.328353" calcext:value-type="float">
            <text:p>5.328353</text:p>
          </table:table-cell>
          <table:table-cell office:value-type="float" office:value="0" calcext:value-type="float">
            <text:p>0</text:p>
          </table:table-cell>
          <table:table-cell office:value-type="float" office:value="0.0001707783" calcext:value-type="float">
            <text:p>0.0001707783</text:p>
          </table:table-cell>
          <table:table-cell office:value-type="float" office:value="0" calcext:value-type="float">
            <text:p>0</text:p>
          </table:table-cell>
          <table:table-cell office:value-type="float" office:value="-0.07530985" calcext:value-type="float">
            <text:p>-0.07530985</text:p>
          </table:table-cell>
          <table:table-cell office:value-type="float" office:value="-0.02807741" calcext:value-type="float">
            <text:p>-0.02807741</text:p>
          </table:table-cell>
          <table:table-cell office:value-type="float" office:value="0.0008527869" calcext:value-type="float">
            <text:p>0.0008527869</text:p>
          </table:table-cell>
          <table:table-cell office:value-type="float" office:value="0.00196298" calcext:value-type="float">
            <text:p>0.00196298</text:p>
          </table:table-cell>
          <table:table-cell office:value-type="float" office:value="34.91123" calcext:value-type="float">
            <text:p>34.91123</text:p>
          </table:table-cell>
          <table:table-cell office:value-type="float" office:value="1.21999" calcext:value-type="float">
            <text:p>1.21999</text:p>
          </table:table-cell>
          <table:table-cell office:value-type="float" office:value="0.09119654" calcext:value-type="float">
            <text:p>0.09119654</text:p>
          </table:table-cell>
          <table:table-cell office:value-type="float" office:value="0.06218259" calcext:value-type="float">
            <text:p>0.06218259</text:p>
          </table:table-cell>
          <table:table-cell office:value-type="float" office:value="0.04818598" calcext:value-type="float">
            <text:p>0.04818598</text:p>
          </table:table-cell>
          <table:table-cell office:value-type="float" office:value="0.0427336" calcext:value-type="float">
            <text:p>0.0427336</text:p>
          </table:table-cell>
          <table:table-cell office:value-type="float" office:value="0.02368114" calcext:value-type="float">
            <text:p>0.02368114</text:p>
          </table:table-cell>
          <table:table-cell office:value-type="float" office:value="0.01614227" calcext:value-type="float">
            <text:p>0.01614227</text:p>
          </table:table-cell>
          <table:table-cell office:value-type="float" office:value="0.04033641" calcext:value-type="float">
            <text:p>0.04033641</text:p>
          </table:table-cell>
          <table:table-cell office:value-type="float" office:value="0.03436562" calcext:value-type="float">
            <text:p>0.03436562</text:p>
          </table:table-cell>
          <table:table-cell office:value-type="float" office:value="0.02873937" calcext:value-type="float">
            <text:p>0.02873937</text:p>
          </table:table-cell>
          <table:table-cell office:value-type="float" office:value="0.02409467" calcext:value-type="float">
            <text:p>0.02409467</text:p>
          </table:table-cell>
          <table:table-cell office:value-type="float" office:value="0.02001582" calcext:value-type="float">
            <text:p>0.02001582</text:p>
          </table:table-cell>
          <table:table-cell office:value-type="float" office:value="0.01439889" calcext:value-type="float">
            <text:p>0.01439889</text:p>
          </table:table-cell>
          <table:table-cell office:value-type="float" office:value="0.005985846" calcext:value-type="float">
            <text:p>0.005985846</text:p>
          </table:table-cell>
          <table:table-cell office:value-type="float" office:value="0" calcext:value-type="float">
            <text:p>0</text:p>
          </table:table-cell>
          <table:table-cell office:value-type="float" office:value="11.67247" calcext:value-type="float">
            <text:p>11.67247</text:p>
          </table:table-cell>
          <table:table-cell office:value-type="float" office:value="10.15198" calcext:value-type="float">
            <text:p>10.15198</text:p>
          </table:table-cell>
          <table:table-cell office:value-type="float" office:value="10.46532" calcext:value-type="float">
            <text:p>10.46532</text:p>
          </table:table-cell>
          <table:table-cell office:value-type="float" office:value="9.312704" calcext:value-type="float">
            <text:p>9.312704</text:p>
          </table:table-cell>
          <table:table-cell office:value-type="float" office:value="7.625091" calcext:value-type="float">
            <text:p>7.625091</text:p>
          </table:table-cell>
          <table:table-cell office:value-type="float" office:value="3.691797" calcext:value-type="float">
            <text:p>3.691797</text:p>
          </table:table-cell>
          <table:table-cell office:value-type="float" office:value="1.641614" calcext:value-type="float">
            <text:p>1.641614</text:p>
          </table:table-cell>
          <table:table-cell office:value-type="float" office:value="2.372796" calcext:value-type="float">
            <text:p>2.372796</text:p>
          </table:table-cell>
          <table:table-cell office:value-type="float" office:value="1.599408" calcext:value-type="float">
            <text:p>1.599408</text:p>
          </table:table-cell>
          <table:table-cell office:value-type="float" office:value="0.8183841" calcext:value-type="float">
            <text:p>0.8183841</text:p>
          </table:table-cell>
          <table:table-cell office:value-type="float" office:value="0.4551883" calcext:value-type="float">
            <text:p>0.4551883</text:p>
          </table:table-cell>
          <table:table-cell office:value-type="float" office:value="0.3541196" calcext:value-type="float">
            <text:p>0.3541196</text:p>
          </table:table-cell>
          <table:table-cell office:value-type="float" office:value="0.2979929" calcext:value-type="float">
            <text:p>0.2979929</text:p>
          </table:table-cell>
          <table:table-cell office:value-type="float" office:value="0.3247243" calcext:value-type="float">
            <text:p>0.3247243</text:p>
          </table:table-cell>
          <table:table-cell office:value-type="float" office:value="0" calcext:value-type="float">
            <text:p>0</text:p>
          </table:table-cell>
          <table:table-cell office:value-type="float" office:value="4964.105" calcext:value-type="float">
            <text:p>4964.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088224" calcext:value-type="float">
            <text:p>-0.030882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20.15662" calcext:value-type="float">
            <text:p>20.15662</text:p>
          </table:table-cell>
          <table:table-cell office:value-type="float" office:value="1121.415" calcext:value-type="float">
            <text:p>1121.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6437" calcext:value-type="float">
            <text:p>1.386437</text:p>
          </table:table-cell>
          <table:table-cell office:value-type="float" office:value="5.436985" calcext:value-type="float">
            <text:p>5.436985</text:p>
          </table:table-cell>
          <table:table-cell office:value-type="float" office:value="0" calcext:value-type="float">
            <text:p>0</text:p>
          </table:table-cell>
          <table:table-cell office:value-type="float" office:value="0.0001707791" calcext:value-type="float">
            <text:p>0.0001707791</text:p>
          </table:table-cell>
          <table:table-cell office:value-type="float" office:value="0" calcext:value-type="float">
            <text:p>0</text:p>
          </table:table-cell>
          <table:table-cell office:value-type="float" office:value="-0.07530967" calcext:value-type="float">
            <text:p>-0.07530967</text:p>
          </table:table-cell>
          <table:table-cell office:value-type="float" office:value="-0.02960095" calcext:value-type="float">
            <text:p>-0.02960095</text:p>
          </table:table-cell>
          <table:table-cell office:value-type="float" office:value="0.0008514203" calcext:value-type="float">
            <text:p>0.0008514203</text:p>
          </table:table-cell>
          <table:table-cell office:value-type="float" office:value="0.002035508" calcext:value-type="float">
            <text:p>0.002035508</text:p>
          </table:table-cell>
          <table:table-cell office:value-type="float" office:value="34.82631" calcext:value-type="float">
            <text:p>34.82631</text:p>
          </table:table-cell>
          <table:table-cell office:value-type="float" office:value="0.9333882" calcext:value-type="float">
            <text:p>0.9333882</text:p>
          </table:table-cell>
          <table:table-cell office:value-type="float" office:value="0.09671743" calcext:value-type="float">
            <text:p>0.09671743</text:p>
          </table:table-cell>
          <table:table-cell office:value-type="float" office:value="0.06545241" calcext:value-type="float">
            <text:p>0.06545241</text:p>
          </table:table-cell>
          <table:table-cell office:value-type="float" office:value="0.04878421" calcext:value-type="float">
            <text:p>0.04878421</text:p>
          </table:table-cell>
          <table:table-cell office:value-type="float" office:value="0.04229868" calcext:value-type="float">
            <text:p>0.04229868</text:p>
          </table:table-cell>
          <table:table-cell office:value-type="float" office:value="0.02349811" calcext:value-type="float">
            <text:p>0.02349811</text:p>
          </table:table-cell>
          <table:table-cell office:value-type="float" office:value="0.01600667" calcext:value-type="float">
            <text:p>0.01600667</text:p>
          </table:table-cell>
          <table:table-cell office:value-type="float" office:value="0.03999785" calcext:value-type="float">
            <text:p>0.03999785</text:p>
          </table:table-cell>
          <table:table-cell office:value-type="float" office:value="0.03407772" calcext:value-type="float">
            <text:p>0.03407772</text:p>
          </table:table-cell>
          <table:table-cell office:value-type="float" office:value="0.02859374" calcext:value-type="float">
            <text:p>0.02859374</text:p>
          </table:table-cell>
          <table:table-cell office:value-type="float" office:value="0.02405169" calcext:value-type="float">
            <text:p>0.02405169</text:p>
          </table:table-cell>
          <table:table-cell office:value-type="float" office:value="0.01999659" calcext:value-type="float">
            <text:p>0.01999659</text:p>
          </table:table-cell>
          <table:table-cell office:value-type="float" office:value="0.01440142" calcext:value-type="float">
            <text:p>0.01440142</text:p>
          </table:table-cell>
          <table:table-cell office:value-type="float" office:value="0.00600034" calcext:value-type="float">
            <text:p>0.00600034</text:p>
          </table:table-cell>
          <table:table-cell office:value-type="float" office:value="0" calcext:value-type="float">
            <text:p>0</text:p>
          </table:table-cell>
          <table:table-cell office:value-type="float" office:value="11.41862" calcext:value-type="float">
            <text:p>11.41862</text:p>
          </table:table-cell>
          <table:table-cell office:value-type="float" office:value="10.94022" calcext:value-type="float">
            <text:p>10.94022</text:p>
          </table:table-cell>
          <table:table-cell office:value-type="float" office:value="10.97082" calcext:value-type="float">
            <text:p>10.97082</text:p>
          </table:table-cell>
          <table:table-cell office:value-type="float" office:value="9.581875" calcext:value-type="float">
            <text:p>9.581875</text:p>
          </table:table-cell>
          <table:table-cell office:value-type="float" office:value="7.781521" calcext:value-type="float">
            <text:p>7.781521</text:p>
          </table:table-cell>
          <table:table-cell office:value-type="float" office:value="3.743796" calcext:value-type="float">
            <text:p>3.743796</text:p>
          </table:table-cell>
          <table:table-cell office:value-type="float" office:value="1.677664" calcext:value-type="float">
            <text:p>1.677664</text:p>
          </table:table-cell>
          <table:table-cell office:value-type="float" office:value="2.401416" calcext:value-type="float">
            <text:p>2.401416</text:p>
          </table:table-cell>
          <table:table-cell office:value-type="float" office:value="1.612408" calcext:value-type="float">
            <text:p>1.612408</text:p>
          </table:table-cell>
          <table:table-cell office:value-type="float" office:value="0.8238173" calcext:value-type="float">
            <text:p>0.8238173</text:p>
          </table:table-cell>
          <table:table-cell office:value-type="float" office:value="0.4576389" calcext:value-type="float">
            <text:p>0.4576389</text:p>
          </table:table-cell>
          <table:table-cell office:value-type="float" office:value="0.3549932" calcext:value-type="float">
            <text:p>0.3549932</text:p>
          </table:table-cell>
          <table:table-cell office:value-type="float" office:value="0.2982335" calcext:value-type="float">
            <text:p>0.2982335</text:p>
          </table:table-cell>
          <table:table-cell office:value-type="float" office:value="0.3247322" calcext:value-type="float">
            <text:p>0.3247322</text:p>
          </table:table-cell>
          <table:table-cell office:value-type="float" office:value="0" calcext:value-type="float">
            <text:p>0</text:p>
          </table:table-cell>
          <table:table-cell office:value-type="float" office:value="5320.309" calcext:value-type="float">
            <text:p>5320.3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21742" calcext:value-type="float">
            <text:p>-0.03121742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19.99481" calcext:value-type="float">
            <text:p>19.99481</text:p>
          </table:table-cell>
          <table:table-cell office:value-type="float" office:value="1121.341" calcext:value-type="float">
            <text:p>1121.3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5323" calcext:value-type="float">
            <text:p>1.45323</text:p>
          </table:table-cell>
          <table:table-cell office:value-type="float" office:value="5.588013" calcext:value-type="float">
            <text:p>5.588013</text:p>
          </table:table-cell>
          <table:table-cell office:value-type="float" office:value="0" calcext:value-type="float">
            <text:p>0</text:p>
          </table:table-cell>
          <table:table-cell office:value-type="float" office:value="0.0001707791" calcext:value-type="float">
            <text:p>0.0001707791</text:p>
          </table:table-cell>
          <table:table-cell office:value-type="float" office:value="0" calcext:value-type="float">
            <text:p>0</text:p>
          </table:table-cell>
          <table:table-cell office:value-type="float" office:value="-0.07530967" calcext:value-type="float">
            <text:p>-0.07530967</text:p>
          </table:table-cell>
          <table:table-cell office:value-type="float" office:value="-0.0307891" calcext:value-type="float">
            <text:p>-0.0307891</text:p>
          </table:table-cell>
          <table:table-cell office:value-type="float" office:value="0.0008471577" calcext:value-type="float">
            <text:p>0.0008471577</text:p>
          </table:table-cell>
          <table:table-cell office:value-type="float" office:value="0.002121284" calcext:value-type="float">
            <text:p>0.002121284</text:p>
          </table:table-cell>
          <table:table-cell office:value-type="float" office:value="34.60969" calcext:value-type="float">
            <text:p>34.60969</text:p>
          </table:table-cell>
          <table:table-cell office:value-type="float" office:value="0.6894777" calcext:value-type="float">
            <text:p>0.6894777</text:p>
          </table:table-cell>
          <table:table-cell office:value-type="float" office:value="0.1030215" calcext:value-type="float">
            <text:p>0.1030215</text:p>
          </table:table-cell>
          <table:table-cell office:value-type="float" office:value="0.07207283" calcext:value-type="float">
            <text:p>0.07207283</text:p>
          </table:table-cell>
          <table:table-cell office:value-type="float" office:value="0.0522997" calcext:value-type="float">
            <text:p>0.0522997</text:p>
          </table:table-cell>
          <table:table-cell office:value-type="float" office:value="0.04216561" calcext:value-type="float">
            <text:p>0.04216561</text:p>
          </table:table-cell>
          <table:table-cell office:value-type="float" office:value="0.02331984" calcext:value-type="float">
            <text:p>0.02331984</text:p>
          </table:table-cell>
          <table:table-cell office:value-type="float" office:value="0.01578443" calcext:value-type="float">
            <text:p>0.01578443</text:p>
          </table:table-cell>
          <table:table-cell office:value-type="float" office:value="0.03961084" calcext:value-type="float">
            <text:p>0.03961084</text:p>
          </table:table-cell>
          <table:table-cell office:value-type="float" office:value="0.03379843" calcext:value-type="float">
            <text:p>0.03379843</text:p>
          </table:table-cell>
          <table:table-cell office:value-type="float" office:value="0.02844654" calcext:value-type="float">
            <text:p>0.02844654</text:p>
          </table:table-cell>
          <table:table-cell office:value-type="float" office:value="0.02400554" calcext:value-type="float">
            <text:p>0.02400554</text:p>
          </table:table-cell>
          <table:table-cell office:value-type="float" office:value="0.01997574" calcext:value-type="float">
            <text:p>0.01997574</text:p>
          </table:table-cell>
          <table:table-cell office:value-type="float" office:value="0.01440357" calcext:value-type="float">
            <text:p>0.01440357</text:p>
          </table:table-cell>
          <table:table-cell office:value-type="float" office:value="0.006014729" calcext:value-type="float">
            <text:p>0.006014729</text:p>
          </table:table-cell>
          <table:table-cell office:value-type="float" office:value="0" calcext:value-type="float">
            <text:p>0</text:p>
          </table:table-cell>
          <table:table-cell office:value-type="float" office:value="14.33518" calcext:value-type="float">
            <text:p>14.33518</text:p>
          </table:table-cell>
          <table:table-cell office:value-type="float" office:value="11.69341" calcext:value-type="float">
            <text:p>11.69341</text:p>
          </table:table-cell>
          <table:table-cell office:value-type="float" office:value="11.2377" calcext:value-type="float">
            <text:p>11.2377</text:p>
          </table:table-cell>
          <table:table-cell office:value-type="float" office:value="9.76551" calcext:value-type="float">
            <text:p>9.76551</text:p>
          </table:table-cell>
          <table:table-cell office:value-type="float" office:value="7.918801" calcext:value-type="float">
            <text:p>7.918801</text:p>
          </table:table-cell>
          <table:table-cell office:value-type="float" office:value="3.807954" calcext:value-type="float">
            <text:p>3.807954</text:p>
          </table:table-cell>
          <table:table-cell office:value-type="float" office:value="1.717527" calcext:value-type="float">
            <text:p>1.717527</text:p>
          </table:table-cell>
          <table:table-cell office:value-type="float" office:value="2.430949" calcext:value-type="float">
            <text:p>2.430949</text:p>
          </table:table-cell>
          <table:table-cell office:value-type="float" office:value="1.625529" calcext:value-type="float">
            <text:p>1.625529</text:p>
          </table:table-cell>
          <table:table-cell office:value-type="float" office:value="0.829297" calcext:value-type="float">
            <text:p>0.829297</text:p>
          </table:table-cell>
          <table:table-cell office:value-type="float" office:value="0.4600456" calcext:value-type="float">
            <text:p>0.4600456</text:p>
          </table:table-cell>
          <table:table-cell office:value-type="float" office:value="0.3558602" calcext:value-type="float">
            <text:p>0.3558602</text:p>
          </table:table-cell>
          <table:table-cell office:value-type="float" office:value="0.2984874" calcext:value-type="float">
            <text:p>0.2984874</text:p>
          </table:table-cell>
          <table:table-cell office:value-type="float" office:value="0.32474" calcext:value-type="float">
            <text:p>0.32474</text:p>
          </table:table-cell>
          <table:table-cell office:value-type="float" office:value="0" calcext:value-type="float">
            <text:p>0</text:p>
          </table:table-cell>
          <table:table-cell office:value-type="float" office:value="5716.793" calcext:value-type="float">
            <text:p>5716.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6203" calcext:value-type="float">
            <text:p>-0.031620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19.45926" calcext:value-type="float">
            <text:p>19.45926</text:p>
          </table:table-cell>
          <table:table-cell office:value-type="float" office:value="1121.297" calcext:value-type="float">
            <text:p>1121.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70063" calcext:value-type="float">
            <text:p>1.870063</text:p>
          </table:table-cell>
          <table:table-cell office:value-type="float" office:value="5.732957" calcext:value-type="float">
            <text:p>5.732957</text:p>
          </table:table-cell>
          <table:table-cell office:value-type="float" office:value="0" calcext:value-type="float">
            <text:p>0</text:p>
          </table:table-cell>
          <table:table-cell office:value-type="float" office:value="0.0001707791" calcext:value-type="float">
            <text:p>0.0001707791</text:p>
          </table:table-cell>
          <table:table-cell office:value-type="float" office:value="0" calcext:value-type="float">
            <text:p>0</text:p>
          </table:table-cell>
          <table:table-cell office:value-type="float" office:value="-0.07530967" calcext:value-type="float">
            <text:p>-0.07530967</text:p>
          </table:table-cell>
          <table:table-cell office:value-type="float" office:value="-0.03094557" calcext:value-type="float">
            <text:p>-0.03094557</text:p>
          </table:table-cell>
          <table:table-cell office:value-type="float" office:value="0.000739496" calcext:value-type="float">
            <text:p>0.000739496</text:p>
          </table:table-cell>
          <table:table-cell office:value-type="float" office:value="0.002225552" calcext:value-type="float">
            <text:p>0.002225552</text:p>
          </table:table-cell>
          <table:table-cell office:value-type="float" office:value="33.51043" calcext:value-type="float">
            <text:p>33.51043</text:p>
          </table:table-cell>
          <table:table-cell office:value-type="float" office:value="5.723171" calcext:value-type="float">
            <text:p>5.723171</text:p>
          </table:table-cell>
          <table:table-cell office:value-type="float" office:value="0.1253366" calcext:value-type="float">
            <text:p>0.1253366</text:p>
          </table:table-cell>
          <table:table-cell office:value-type="float" office:value="0.08339483" calcext:value-type="float">
            <text:p>0.08339483</text:p>
          </table:table-cell>
          <table:table-cell office:value-type="float" office:value="0.05841435" calcext:value-type="float">
            <text:p>0.05841435</text:p>
          </table:table-cell>
          <table:table-cell office:value-type="float" office:value="0.04513448" calcext:value-type="float">
            <text:p>0.04513448</text:p>
          </table:table-cell>
          <table:table-cell office:value-type="float" office:value="0.02301658" calcext:value-type="float">
            <text:p>0.02301658</text:p>
          </table:table-cell>
          <table:table-cell office:value-type="float" office:value="0.01549312" calcext:value-type="float">
            <text:p>0.01549312</text:p>
          </table:table-cell>
          <table:table-cell office:value-type="float" office:value="0.03916188" calcext:value-type="float">
            <text:p>0.03916188</text:p>
          </table:table-cell>
          <table:table-cell office:value-type="float" office:value="0.03350694" calcext:value-type="float">
            <text:p>0.03350694</text:p>
          </table:table-cell>
          <table:table-cell office:value-type="float" office:value="0.02829689" calcext:value-type="float">
            <text:p>0.02829689</text:p>
          </table:table-cell>
          <table:table-cell office:value-type="float" office:value="0.02395631" calcext:value-type="float">
            <text:p>0.02395631</text:p>
          </table:table-cell>
          <table:table-cell office:value-type="float" office:value="0.01995324" calcext:value-type="float">
            <text:p>0.01995324</text:p>
          </table:table-cell>
          <table:table-cell office:value-type="float" office:value="0.0144053" calcext:value-type="float">
            <text:p>0.0144053</text:p>
          </table:table-cell>
          <table:table-cell office:value-type="float" office:value="0.006029035" calcext:value-type="float">
            <text:p>0.006029035</text:p>
          </table:table-cell>
          <table:table-cell office:value-type="float" office:value="0" calcext:value-type="float">
            <text:p>0</text:p>
          </table:table-cell>
          <table:table-cell office:value-type="float" office:value="15.32869" calcext:value-type="float">
            <text:p>15.32869</text:p>
          </table:table-cell>
          <table:table-cell office:value-type="float" office:value="13.36178" calcext:value-type="float">
            <text:p>13.36178</text:p>
          </table:table-cell>
          <table:table-cell office:value-type="float" office:value="11.71861" calcext:value-type="float">
            <text:p>11.71861</text:p>
          </table:table-cell>
          <table:table-cell office:value-type="float" office:value="10.025" calcext:value-type="float">
            <text:p>10.025</text:p>
          </table:table-cell>
          <table:table-cell office:value-type="float" office:value="8.093024" calcext:value-type="float">
            <text:p>8.093024</text:p>
          </table:table-cell>
          <table:table-cell office:value-type="float" office:value="3.877686" calcext:value-type="float">
            <text:p>3.877686</text:p>
          </table:table-cell>
          <table:table-cell office:value-type="float" office:value="1.760013" calcext:value-type="float">
            <text:p>1.760013</text:p>
          </table:table-cell>
          <table:table-cell office:value-type="float" office:value="2.462603" calcext:value-type="float">
            <text:p>2.462603</text:p>
          </table:table-cell>
          <table:table-cell office:value-type="float" office:value="1.638976" calcext:value-type="float">
            <text:p>1.638976</text:p>
          </table:table-cell>
          <table:table-cell office:value-type="float" office:value="0.8348207" calcext:value-type="float">
            <text:p>0.8348207</text:p>
          </table:table-cell>
          <table:table-cell office:value-type="float" office:value="0.4624166" calcext:value-type="float">
            <text:p>0.4624166</text:p>
          </table:table-cell>
          <table:table-cell office:value-type="float" office:value="0.3567219" calcext:value-type="float">
            <text:p>0.3567219</text:p>
          </table:table-cell>
          <table:table-cell office:value-type="float" office:value="0.2987523" calcext:value-type="float">
            <text:p>0.2987523</text:p>
          </table:table-cell>
          <table:table-cell office:value-type="float" office:value="0.3247478" calcext:value-type="float">
            <text:p>0.3247478</text:p>
          </table:table-cell>
          <table:table-cell office:value-type="float" office:value="0" calcext:value-type="float">
            <text:p>0</text:p>
          </table:table-cell>
          <table:table-cell office:value-type="float" office:value="7401.204" calcext:value-type="float">
            <text:p>7401.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64507" calcext:value-type="float">
            <text:p>-0.0316450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18.95747" calcext:value-type="float">
            <text:p>18.95747</text:p>
          </table:table-cell>
          <table:table-cell office:value-type="float" office:value="1121.204" calcext:value-type="float">
            <text:p>1121.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9294" calcext:value-type="float">
            <text:p>2.279294</text:p>
          </table:table-cell>
          <table:table-cell office:value-type="float" office:value="5.900731" calcext:value-type="float">
            <text:p>5.900731</text:p>
          </table:table-cell>
          <table:table-cell office:value-type="float" office:value="0" calcext:value-type="float">
            <text:p>0</text:p>
          </table:table-cell>
          <table:table-cell office:value-type="float" office:value="0.0001707791" calcext:value-type="float">
            <text:p>0.0001707791</text:p>
          </table:table-cell>
          <table:table-cell office:value-type="float" office:value="0" calcext:value-type="float">
            <text:p>0</text:p>
          </table:table-cell>
          <table:table-cell office:value-type="float" office:value="-0.07530967" calcext:value-type="float">
            <text:p>-0.07530967</text:p>
          </table:table-cell>
          <table:table-cell office:value-type="float" office:value="-0.0310541" calcext:value-type="float">
            <text:p>-0.0310541</text:p>
          </table:table-cell>
          <table:table-cell office:value-type="float" office:value="0.0005718298" calcext:value-type="float">
            <text:p>0.0005718298</text:p>
          </table:table-cell>
          <table:table-cell office:value-type="float" office:value="0.002358434" calcext:value-type="float">
            <text:p>0.002358434</text:p>
          </table:table-cell>
          <table:table-cell office:value-type="float" office:value="32.42077" calcext:value-type="float">
            <text:p>32.42077</text:p>
          </table:table-cell>
          <table:table-cell office:value-type="float" office:value="13.09501" calcext:value-type="float">
            <text:p>13.09501</text:p>
          </table:table-cell>
          <table:table-cell office:value-type="float" office:value="0.1582586" calcext:value-type="float">
            <text:p>0.1582586</text:p>
          </table:table-cell>
          <table:table-cell office:value-type="float" office:value="0.09863194" calcext:value-type="float">
            <text:p>0.09863194</text:p>
          </table:table-cell>
          <table:table-cell office:value-type="float" office:value="0.06758161" calcext:value-type="float">
            <text:p>0.06758161</text:p>
          </table:table-cell>
          <table:table-cell office:value-type="float" office:value="0.05016733" calcext:value-type="float">
            <text:p>0.05016733</text:p>
          </table:table-cell>
          <table:table-cell office:value-type="float" office:value="0.02268974" calcext:value-type="float">
            <text:p>0.02268974</text:p>
          </table:table-cell>
          <table:table-cell office:value-type="float" office:value="0.0151253" calcext:value-type="float">
            <text:p>0.0151253</text:p>
          </table:table-cell>
          <table:table-cell office:value-type="float" office:value="0.03863905" calcext:value-type="float">
            <text:p>0.03863905</text:p>
          </table:table-cell>
          <table:table-cell office:value-type="float" office:value="0.03318729" calcext:value-type="float">
            <text:p>0.03318729</text:p>
          </table:table-cell>
          <table:table-cell office:value-type="float" office:value="0.02814199" calcext:value-type="float">
            <text:p>0.02814199</text:p>
          </table:table-cell>
          <table:table-cell office:value-type="float" office:value="0.0239038" calcext:value-type="float">
            <text:p>0.0239038</text:p>
          </table:table-cell>
          <table:table-cell office:value-type="float" office:value="0.01992903" calcext:value-type="float">
            <text:p>0.01992903</text:p>
          </table:table-cell>
          <table:table-cell office:value-type="float" office:value="0.0144066" calcext:value-type="float">
            <text:p>0.0144066</text:p>
          </table:table-cell>
          <table:table-cell office:value-type="float" office:value="0.006043262" calcext:value-type="float">
            <text:p>0.006043262</text:p>
          </table:table-cell>
          <table:table-cell office:value-type="float" office:value="0" calcext:value-type="float">
            <text:p>0</text:p>
          </table:table-cell>
          <table:table-cell office:value-type="float" office:value="14.63489" calcext:value-type="float">
            <text:p>14.63489</text:p>
          </table:table-cell>
          <table:table-cell office:value-type="float" office:value="15.60122" calcext:value-type="float">
            <text:p>15.60122</text:p>
          </table:table-cell>
          <table:table-cell office:value-type="float" office:value="12.47519" calcext:value-type="float">
            <text:p>12.47519</text:p>
          </table:table-cell>
          <table:table-cell office:value-type="float" office:value="10.42001" calcext:value-type="float">
            <text:p>10.42001</text:p>
          </table:table-cell>
          <table:table-cell office:value-type="float" office:value="8.331022" calcext:value-type="float">
            <text:p>8.331022</text:p>
          </table:table-cell>
          <table:table-cell office:value-type="float" office:value="3.961133" calcext:value-type="float">
            <text:p>3.961133</text:p>
          </table:table-cell>
          <table:table-cell office:value-type="float" office:value="1.806621" calcext:value-type="float">
            <text:p>1.806621</text:p>
          </table:table-cell>
          <table:table-cell office:value-type="float" office:value="2.496948" calcext:value-type="float">
            <text:p>2.496948</text:p>
          </table:table-cell>
          <table:table-cell office:value-type="float" office:value="1.65299" calcext:value-type="float">
            <text:p>1.65299</text:p>
          </table:table-cell>
          <table:table-cell office:value-type="float" office:value="0.8404053" calcext:value-type="float">
            <text:p>0.8404053</text:p>
          </table:table-cell>
          <table:table-cell office:value-type="float" office:value="0.4647603" calcext:value-type="float">
            <text:p>0.4647603</text:p>
          </table:table-cell>
          <table:table-cell office:value-type="float" office:value="0.3575798" calcext:value-type="float">
            <text:p>0.3575798</text:p>
          </table:table-cell>
          <table:table-cell office:value-type="float" office:value="0.2990286" calcext:value-type="float">
            <text:p>0.2990286</text:p>
          </table:table-cell>
          <table:table-cell office:value-type="float" office:value="0.3247557" calcext:value-type="float">
            <text:p>0.3247557</text:p>
          </table:table-cell>
          <table:table-cell office:value-type="float" office:value="0" calcext:value-type="float">
            <text:p>0</text:p>
          </table:table-cell>
          <table:table-cell office:value-type="float" office:value="8988.61" calcext:value-type="float">
            <text:p>8988.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67979" calcext:value-type="float">
            <text:p>-0.0316797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18.69777" calcext:value-type="float">
            <text:p>18.69777</text:p>
          </table:table-cell>
          <table:table-cell office:value-type="float" office:value="1121.049" calcext:value-type="float">
            <text:p>1121.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90629" calcext:value-type="float">
            <text:p>2.490629</text:p>
          </table:table-cell>
          <table:table-cell office:value-type="float" office:value="6.087491" calcext:value-type="float">
            <text:p>6.087491</text:p>
          </table:table-cell>
          <table:table-cell office:value-type="float" office:value="0" calcext:value-type="float">
            <text:p>0</text:p>
          </table:table-cell>
          <table:table-cell office:value-type="float" office:value="0.0001707824" calcext:value-type="float">
            <text:p>0.0001707824</text:p>
          </table:table-cell>
          <table:table-cell office:value-type="float" office:value="0" calcext:value-type="float">
            <text:p>0</text:p>
          </table:table-cell>
          <table:table-cell office:value-type="float" office:value="-0.07530863" calcext:value-type="float">
            <text:p>-0.07530863</text:p>
          </table:table-cell>
          <table:table-cell office:value-type="float" office:value="-0.03120975" calcext:value-type="float">
            <text:p>-0.03120975</text:p>
          </table:table-cell>
          <table:table-cell office:value-type="float" office:value="0.0004486244" calcext:value-type="float">
            <text:p>0.0004486244</text:p>
          </table:table-cell>
          <table:table-cell office:value-type="float" office:value="0.002505963" calcext:value-type="float">
            <text:p>0.002505963</text:p>
          </table:table-cell>
          <table:table-cell office:value-type="float" office:value="31.78905" calcext:value-type="float">
            <text:p>31.78905</text:p>
          </table:table-cell>
          <table:table-cell office:value-type="float" office:value="20.32727" calcext:value-type="float">
            <text:p>20.32727</text:p>
          </table:table-cell>
          <table:table-cell office:value-type="float" office:value="0.2111733" calcext:value-type="float">
            <text:p>0.2111733</text:p>
          </table:table-cell>
          <table:table-cell office:value-type="float" office:value="0.1061796" calcext:value-type="float">
            <text:p>0.1061796</text:p>
          </table:table-cell>
          <table:table-cell office:value-type="float" office:value="0.07306115" calcext:value-type="float">
            <text:p>0.07306115</text:p>
          </table:table-cell>
          <table:table-cell office:value-type="float" office:value="0.05378532" calcext:value-type="float">
            <text:p>0.05378532</text:p>
          </table:table-cell>
          <table:table-cell office:value-type="float" office:value="0.02243193" calcext:value-type="float">
            <text:p>0.02243193</text:p>
          </table:table-cell>
          <table:table-cell office:value-type="float" office:value="0.01481945" calcext:value-type="float">
            <text:p>0.01481945</text:p>
          </table:table-cell>
          <table:table-cell office:value-type="float" office:value="0.03806279" calcext:value-type="float">
            <text:p>0.03806279</text:p>
          </table:table-cell>
          <table:table-cell office:value-type="float" office:value="0.03282733" calcext:value-type="float">
            <text:p>0.03282733</text:p>
          </table:table-cell>
          <table:table-cell office:value-type="float" office:value="0.02797731" calcext:value-type="float">
            <text:p>0.02797731</text:p>
          </table:table-cell>
          <table:table-cell office:value-type="float" office:value="0.02384746" calcext:value-type="float">
            <text:p>0.02384746</text:p>
          </table:table-cell>
          <table:table-cell office:value-type="float" office:value="0.01990307" calcext:value-type="float">
            <text:p>0.01990307</text:p>
          </table:table-cell>
          <table:table-cell office:value-type="float" office:value="0.01440744" calcext:value-type="float">
            <text:p>0.01440744</text:p>
          </table:table-cell>
          <table:table-cell office:value-type="float" office:value="0.006057413" calcext:value-type="float">
            <text:p>0.006057413</text:p>
          </table:table-cell>
          <table:table-cell office:value-type="float" office:value="0" calcext:value-type="float">
            <text:p>0</text:p>
          </table:table-cell>
          <table:table-cell office:value-type="float" office:value="16.25255" calcext:value-type="float">
            <text:p>16.25255</text:p>
          </table:table-cell>
          <table:table-cell office:value-type="float" office:value="17.78458" calcext:value-type="float">
            <text:p>17.78458</text:p>
          </table:table-cell>
          <table:table-cell office:value-type="float" office:value="13.30807" calcext:value-type="float">
            <text:p>13.30807</text:p>
          </table:table-cell>
          <table:table-cell office:value-type="float" office:value="10.89354" calcext:value-type="float">
            <text:p>10.89354</text:p>
          </table:table-cell>
          <table:table-cell office:value-type="float" office:value="8.63407" calcext:value-type="float">
            <text:p>8.63407</text:p>
          </table:table-cell>
          <table:table-cell office:value-type="float" office:value="4.062531" calcext:value-type="float">
            <text:p>4.062531</text:p>
          </table:table-cell>
          <table:table-cell office:value-type="float" office:value="1.858679" calcext:value-type="float">
            <text:p>1.858679</text:p>
          </table:table-cell>
          <table:table-cell office:value-type="float" office:value="2.534909" calcext:value-type="float">
            <text:p>2.534909</text:p>
          </table:table-cell>
          <table:table-cell office:value-type="float" office:value="1.667816" calcext:value-type="float">
            <text:p>1.667816</text:p>
          </table:table-cell>
          <table:table-cell office:value-type="float" office:value="0.8460825" calcext:value-type="float">
            <text:p>0.8460825</text:p>
          </table:table-cell>
          <table:table-cell office:value-type="float" office:value="0.467085" calcext:value-type="float">
            <text:p>0.467085</text:p>
          </table:table-cell>
          <table:table-cell office:value-type="float" office:value="0.3584356" calcext:value-type="float">
            <text:p>0.3584356</text:p>
          </table:table-cell>
          <table:table-cell office:value-type="float" office:value="0.2993117" calcext:value-type="float">
            <text:p>0.2993117</text:p>
          </table:table-cell>
          <table:table-cell office:value-type="float" office:value="0.3247636" calcext:value-type="float">
            <text:p>0.3247636</text:p>
          </table:table-cell>
          <table:table-cell office:value-type="float" office:value="0" calcext:value-type="float">
            <text:p>0</text:p>
          </table:table-cell>
          <table:table-cell office:value-type="float" office:value="9671.644" calcext:value-type="float">
            <text:p>9671.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3172112" calcext:value-type="float">
            <text:p>-0.031721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18.56347" calcext:value-type="float">
            <text:p>18.56347</text:p>
          </table:table-cell>
          <table:table-cell office:value-type="float" office:value="1120.941" calcext:value-type="float">
            <text:p>1120.9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7551" calcext:value-type="float">
            <text:p>2.347551</text:p>
          </table:table-cell>
          <table:table-cell office:value-type="float" office:value="6.445848" calcext:value-type="float">
            <text:p>6.445848</text:p>
          </table:table-cell>
          <table:table-cell office:value-type="float" office:value="0" calcext:value-type="float">
            <text:p>0</text:p>
          </table:table-cell>
          <table:table-cell office:value-type="float" office:value="0.0001709213" calcext:value-type="float">
            <text:p>0.0001709213</text:p>
          </table:table-cell>
          <table:table-cell office:value-type="float" office:value="0" calcext:value-type="float">
            <text:p>0</text:p>
          </table:table-cell>
          <table:table-cell office:value-type="float" office:value="-0.0752649" calcext:value-type="float">
            <text:p>-0.0752649</text:p>
          </table:table-cell>
          <table:table-cell office:value-type="float" office:value="-0.03880423" calcext:value-type="float">
            <text:p>-0.03880423</text:p>
          </table:table-cell>
          <table:table-cell office:value-type="float" office:value="0.0004421248" calcext:value-type="float">
            <text:p>0.0004421248</text:p>
          </table:table-cell>
          <table:table-cell office:value-type="float" office:value="0.002623378" calcext:value-type="float">
            <text:p>0.002623378</text:p>
          </table:table-cell>
          <table:table-cell office:value-type="float" office:value="31.95681" calcext:value-type="float">
            <text:p>31.95681</text:p>
          </table:table-cell>
          <table:table-cell office:value-type="float" office:value="13.04748" calcext:value-type="float">
            <text:p>13.04748</text:p>
          </table:table-cell>
          <table:table-cell office:value-type="float" office:value="0.7056755" calcext:value-type="float">
            <text:p>0.7056755</text:p>
          </table:table-cell>
          <table:table-cell office:value-type="float" office:value="0.1091191" calcext:value-type="float">
            <text:p>0.1091191</text:p>
          </table:table-cell>
          <table:table-cell office:value-type="float" office:value="0.06595688" calcext:value-type="float">
            <text:p>0.06595688</text:p>
          </table:table-cell>
          <table:table-cell office:value-type="float" office:value="0.04999024" calcext:value-type="float">
            <text:p>0.04999024</text:p>
          </table:table-cell>
          <table:table-cell office:value-type="float" office:value="0.02262159" calcext:value-type="float">
            <text:p>0.02262159</text:p>
          </table:table-cell>
          <table:table-cell office:value-type="float" office:value="0.01485972" calcext:value-type="float">
            <text:p>0.01485972</text:p>
          </table:table-cell>
          <table:table-cell office:value-type="float" office:value="0.03758185" calcext:value-type="float">
            <text:p>0.03758185</text:p>
          </table:table-cell>
          <table:table-cell office:value-type="float" office:value="0.03244332" calcext:value-type="float">
            <text:p>0.03244332</text:p>
          </table:table-cell>
          <table:table-cell office:value-type="float" office:value="0.02779862" calcext:value-type="float">
            <text:p>0.02779862</text:p>
          </table:table-cell>
          <table:table-cell office:value-type="float" office:value="0.02378639" calcext:value-type="float">
            <text:p>0.02378639</text:p>
          </table:table-cell>
          <table:table-cell office:value-type="float" office:value="0.0198752" calcext:value-type="float">
            <text:p>0.0198752</text:p>
          </table:table-cell>
          <table:table-cell office:value-type="float" office:value="0.01440778" calcext:value-type="float">
            <text:p>0.01440778</text:p>
          </table:table-cell>
          <table:table-cell office:value-type="float" office:value="0.006071468" calcext:value-type="float">
            <text:p>0.006071468</text:p>
          </table:table-cell>
          <table:table-cell office:value-type="float" office:value="0" calcext:value-type="float">
            <text:p>0</text:p>
          </table:table-cell>
          <table:table-cell office:value-type="float" office:value="18.23245" calcext:value-type="float">
            <text:p>18.23245</text:p>
          </table:table-cell>
          <table:table-cell office:value-type="float" office:value="15.8911" calcext:value-type="float">
            <text:p>15.8911</text:p>
          </table:table-cell>
          <table:table-cell office:value-type="float" office:value="15.67817" calcext:value-type="float">
            <text:p>15.67817</text:p>
          </table:table-cell>
          <table:table-cell office:value-type="float" office:value="13.68164" calcext:value-type="float">
            <text:p>13.68164</text:p>
          </table:table-cell>
          <table:table-cell office:value-type="float" office:value="10.90796" calcext:value-type="float">
            <text:p>10.90796</text:p>
          </table:table-cell>
          <table:table-cell office:value-type="float" office:value="4.409862" calcext:value-type="float">
            <text:p>4.409862</text:p>
          </table:table-cell>
          <table:table-cell office:value-type="float" office:value="1.866698" calcext:value-type="float">
            <text:p>1.866698</text:p>
          </table:table-cell>
          <table:table-cell office:value-type="float" office:value="2.584007" calcext:value-type="float">
            <text:p>2.584007</text:p>
          </table:table-cell>
          <table:table-cell office:value-type="float" office:value="1.684684" calcext:value-type="float">
            <text:p>1.684684</text:p>
          </table:table-cell>
          <table:table-cell office:value-type="float" office:value="0.8519127" calcext:value-type="float">
            <text:p>0.8519127</text:p>
          </table:table-cell>
          <table:table-cell office:value-type="float" office:value="0.4694008" calcext:value-type="float">
            <text:p>0.4694008</text:p>
          </table:table-cell>
          <table:table-cell office:value-type="float" office:value="0.3592909" calcext:value-type="float">
            <text:p>0.3592909</text:p>
          </table:table-cell>
          <table:table-cell office:value-type="float" office:value="0.2995985" calcext:value-type="float">
            <text:p>0.2995985</text:p>
          </table:table-cell>
          <table:table-cell office:value-type="float" office:value="0.3247714" calcext:value-type="float">
            <text:p>0.3247714</text:p>
          </table:table-cell>
          <table:table-cell office:value-type="float" office:value="0" calcext:value-type="float">
            <text:p>0</text:p>
          </table:table-cell>
          <table:table-cell office:value-type="float" office:value="9539.098" calcext:value-type="float">
            <text:p>9539.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4149599" calcext:value-type="float">
            <text:p>-0.0414959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8.46603" calcext:value-type="float">
            <text:p>18.46603</text:p>
          </table:table-cell>
          <table:table-cell office:value-type="float" office:value="1120.849" calcext:value-type="float">
            <text:p>1120.8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1769" calcext:value-type="float">
            <text:p>2.211769</text:p>
          </table:table-cell>
          <table:table-cell office:value-type="float" office:value="6.74008" calcext:value-type="float">
            <text:p>6.74008</text:p>
          </table:table-cell>
          <table:table-cell office:value-type="float" office:value="0" calcext:value-type="float">
            <text:p>0</text:p>
          </table:table-cell>
          <table:table-cell office:value-type="float" office:value="0.0001709892" calcext:value-type="float">
            <text:p>0.0001709892</text:p>
          </table:table-cell>
          <table:table-cell office:value-type="float" office:value="0" calcext:value-type="float">
            <text:p>0</text:p>
          </table:table-cell>
          <table:table-cell office:value-type="float" office:value="-0.07524367" calcext:value-type="float">
            <text:p>-0.07524367</text:p>
          </table:table-cell>
          <table:table-cell office:value-type="float" office:value="-0.04564227" calcext:value-type="float">
            <text:p>-0.04564227</text:p>
          </table:table-cell>
          <table:table-cell office:value-type="float" office:value="0.0004370751" calcext:value-type="float">
            <text:p>0.0004370751</text:p>
          </table:table-cell>
          <table:table-cell office:value-type="float" office:value="0.002718619" calcext:value-type="float">
            <text:p>0.002718619</text:p>
          </table:table-cell>
          <table:table-cell office:value-type="float" office:value="32.04993" calcext:value-type="float">
            <text:p>32.04993</text:p>
          </table:table-cell>
          <table:table-cell office:value-type="float" office:value="6.547745" calcext:value-type="float">
            <text:p>6.547745</text:p>
          </table:table-cell>
          <table:table-cell office:value-type="float" office:value="0.4377807" calcext:value-type="float">
            <text:p>0.4377807</text:p>
          </table:table-cell>
          <table:table-cell office:value-type="float" office:value="0.09978788" calcext:value-type="float">
            <text:p>0.09978788</text:p>
          </table:table-cell>
          <table:table-cell office:value-type="float" office:value="0.05967448" calcext:value-type="float">
            <text:p>0.05967448</text:p>
          </table:table-cell>
          <table:table-cell office:value-type="float" office:value="0.04804911" calcext:value-type="float">
            <text:p>0.04804911</text:p>
          </table:table-cell>
          <table:table-cell office:value-type="float" office:value="0.02354258" calcext:value-type="float">
            <text:p>0.02354258</text:p>
          </table:table-cell>
          <table:table-cell office:value-type="float" office:value="0.01523926" calcext:value-type="float">
            <text:p>0.01523926</text:p>
          </table:table-cell>
          <table:table-cell office:value-type="float" office:value="0.0372644" calcext:value-type="float">
            <text:p>0.0372644</text:p>
          </table:table-cell>
          <table:table-cell office:value-type="float" office:value="0.03208612" calcext:value-type="float">
            <text:p>0.03208612</text:p>
          </table:table-cell>
          <table:table-cell office:value-type="float" office:value="0.02760704" calcext:value-type="float">
            <text:p>0.02760704</text:p>
          </table:table-cell>
          <table:table-cell office:value-type="float" office:value="0.02371971" calcext:value-type="float">
            <text:p>0.02371971</text:p>
          </table:table-cell>
          <table:table-cell office:value-type="float" office:value="0.0198452" calcext:value-type="float">
            <text:p>0.0198452</text:p>
          </table:table-cell>
          <table:table-cell office:value-type="float" office:value="0.0144076" calcext:value-type="float">
            <text:p>0.0144076</text:p>
          </table:table-cell>
          <table:table-cell office:value-type="float" office:value="0.006085447" calcext:value-type="float">
            <text:p>0.006085447</text:p>
          </table:table-cell>
          <table:table-cell office:value-type="float" office:value="0" calcext:value-type="float">
            <text:p>0</text:p>
          </table:table-cell>
          <table:table-cell office:value-type="float" office:value="15.07204" calcext:value-type="float">
            <text:p>15.07204</text:p>
          </table:table-cell>
          <table:table-cell office:value-type="float" office:value="14.20489" calcext:value-type="float">
            <text:p>14.20489</text:p>
          </table:table-cell>
          <table:table-cell office:value-type="float" office:value="16.38997" calcext:value-type="float">
            <text:p>16.38997</text:p>
          </table:table-cell>
          <table:table-cell office:value-type="float" office:value="15.54125" calcext:value-type="float">
            <text:p>15.54125</text:p>
          </table:table-cell>
          <table:table-cell office:value-type="float" office:value="13.16439" calcext:value-type="float">
            <text:p>13.16439</text:p>
          </table:table-cell>
          <table:table-cell office:value-type="float" office:value="5.249769" calcext:value-type="float">
            <text:p>5.249769</text:p>
          </table:table-cell>
          <table:table-cell office:value-type="float" office:value="2.126703" calcext:value-type="float">
            <text:p>2.126703</text:p>
          </table:table-cell>
          <table:table-cell office:value-type="float" office:value="2.634164" calcext:value-type="float">
            <text:p>2.634164</text:p>
          </table:table-cell>
          <table:table-cell office:value-type="float" office:value="1.703566" calcext:value-type="float">
            <text:p>1.703566</text:p>
          </table:table-cell>
          <table:table-cell office:value-type="float" office:value="0.8579826" calcext:value-type="float">
            <text:p>0.8579826</text:p>
          </table:table-cell>
          <table:table-cell office:value-type="float" office:value="0.4717193" calcext:value-type="float">
            <text:p>0.4717193</text:p>
          </table:table-cell>
          <table:table-cell office:value-type="float" office:value="0.3601474" calcext:value-type="float">
            <text:p>0.3601474</text:p>
          </table:table-cell>
          <table:table-cell office:value-type="float" office:value="0.29989" calcext:value-type="float">
            <text:p>0.29989</text:p>
          </table:table-cell>
          <table:table-cell office:value-type="float" office:value="0.3247793" calcext:value-type="float">
            <text:p>0.3247793</text:p>
          </table:table-cell>
          <table:table-cell office:value-type="float" office:value="0" calcext:value-type="float">
            <text:p>0</text:p>
          </table:table-cell>
          <table:table-cell office:value-type="float" office:value="9498.103" calcext:value-type="float">
            <text:p>9498.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126157" calcext:value-type="float">
            <text:p>-0.0512615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8.38524" calcext:value-type="float">
            <text:p>18.38524</text:p>
          </table:table-cell>
          <table:table-cell office:value-type="float" office:value="1120.758" calcext:value-type="float">
            <text:p>1120.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8141" calcext:value-type="float">
            <text:p>2.168141</text:p>
          </table:table-cell>
          <table:table-cell office:value-type="float" office:value="6.935034" calcext:value-type="float">
            <text:p>6.935034</text:p>
          </table:table-cell>
          <table:table-cell office:value-type="float" office:value="0" calcext:value-type="float">
            <text:p>0</text:p>
          </table:table-cell>
          <table:table-cell office:value-type="float" office:value="0.0001709892" calcext:value-type="float">
            <text:p>0.0001709892</text:p>
          </table:table-cell>
          <table:table-cell office:value-type="float" office:value="0" calcext:value-type="float">
            <text:p>0</text:p>
          </table:table-cell>
          <table:table-cell office:value-type="float" office:value="-0.07524367" calcext:value-type="float">
            <text:p>-0.07524367</text:p>
          </table:table-cell>
          <table:table-cell office:value-type="float" office:value="-0.04780308" calcext:value-type="float">
            <text:p>-0.04780308</text:p>
          </table:table-cell>
          <table:table-cell office:value-type="float" office:value="0.0004324597" calcext:value-type="float">
            <text:p>0.0004324597</text:p>
          </table:table-cell>
          <table:table-cell office:value-type="float" office:value="0.002809377" calcext:value-type="float">
            <text:p>0.002809377</text:p>
          </table:table-cell>
          <table:table-cell office:value-type="float" office:value="32.09128" calcext:value-type="float">
            <text:p>32.09128</text:p>
          </table:table-cell>
          <table:table-cell office:value-type="float" office:value="4.214218" calcext:value-type="float">
            <text:p>4.214218</text:p>
          </table:table-cell>
          <table:table-cell office:value-type="float" office:value="0.2850153" calcext:value-type="float">
            <text:p>0.2850153</text:p>
          </table:table-cell>
          <table:table-cell office:value-type="float" office:value="0.08339982" calcext:value-type="float">
            <text:p>0.08339982</text:p>
          </table:table-cell>
          <table:table-cell office:value-type="float" office:value="0.0554153" calcext:value-type="float">
            <text:p>0.0554153</text:p>
          </table:table-cell>
          <table:table-cell office:value-type="float" office:value="0.04625308" calcext:value-type="float">
            <text:p>0.04625308</text:p>
          </table:table-cell>
          <table:table-cell office:value-type="float" office:value="0.02395446" calcext:value-type="float">
            <text:p>0.02395446</text:p>
          </table:table-cell>
          <table:table-cell office:value-type="float" office:value="0.01568827" calcext:value-type="float">
            <text:p>0.01568827</text:p>
          </table:table-cell>
          <table:table-cell office:value-type="float" office:value="0.03711173" calcext:value-type="float">
            <text:p>0.03711173</text:p>
          </table:table-cell>
          <table:table-cell office:value-type="float" office:value="0.03178994" calcext:value-type="float">
            <text:p>0.03178994</text:p>
          </table:table-cell>
          <table:table-cell office:value-type="float" office:value="0.02741044" calcext:value-type="float">
            <text:p>0.02741044</text:p>
          </table:table-cell>
          <table:table-cell office:value-type="float" office:value="0.0236473" calcext:value-type="float">
            <text:p>0.0236473</text:p>
          </table:table-cell>
          <table:table-cell office:value-type="float" office:value="0.01981283" calcext:value-type="float">
            <text:p>0.01981283</text:p>
          </table:table-cell>
          <table:table-cell office:value-type="float" office:value="0.01440687" calcext:value-type="float">
            <text:p>0.01440687</text:p>
          </table:table-cell>
          <table:table-cell office:value-type="float" office:value="0.006099363" calcext:value-type="float">
            <text:p>0.006099363</text:p>
          </table:table-cell>
          <table:table-cell office:value-type="float" office:value="0" calcext:value-type="float">
            <text:p>0</text:p>
          </table:table-cell>
          <table:table-cell office:value-type="float" office:value="23.21997" calcext:value-type="float">
            <text:p>23.21997</text:p>
          </table:table-cell>
          <table:table-cell office:value-type="float" office:value="14.53563" calcext:value-type="float">
            <text:p>14.53563</text:p>
          </table:table-cell>
          <table:table-cell office:value-type="float" office:value="15.80726" calcext:value-type="float">
            <text:p>15.80726</text:p>
          </table:table-cell>
          <table:table-cell office:value-type="float" office:value="15.0455" calcext:value-type="float">
            <text:p>15.0455</text:p>
          </table:table-cell>
          <table:table-cell office:value-type="float" office:value="12.94513" calcext:value-type="float">
            <text:p>12.94513</text:p>
          </table:table-cell>
          <table:table-cell office:value-type="float" office:value="5.492802" calcext:value-type="float">
            <text:p>5.492802</text:p>
          </table:table-cell>
          <table:table-cell office:value-type="float" office:value="2.470723" calcext:value-type="float">
            <text:p>2.470723</text:p>
          </table:table-cell>
          <table:table-cell office:value-type="float" office:value="2.698456" calcext:value-type="float">
            <text:p>2.698456</text:p>
          </table:table-cell>
          <table:table-cell office:value-type="float" office:value="1.725944" calcext:value-type="float">
            <text:p>1.725944</text:p>
          </table:table-cell>
          <table:table-cell office:value-type="float" office:value="0.8643657" calcext:value-type="float">
            <text:p>0.8643657</text:p>
          </table:table-cell>
          <table:table-cell office:value-type="float" office:value="0.4740533" calcext:value-type="float">
            <text:p>0.4740533</text:p>
          </table:table-cell>
          <table:table-cell office:value-type="float" office:value="0.361007" calcext:value-type="float">
            <text:p>0.361007</text:p>
          </table:table-cell>
          <table:table-cell office:value-type="float" office:value="0.3001851" calcext:value-type="float">
            <text:p>0.3001851</text:p>
          </table:table-cell>
          <table:table-cell office:value-type="float" office:value="0.3247872" calcext:value-type="float">
            <text:p>0.3247872</text:p>
          </table:table-cell>
          <table:table-cell office:value-type="float" office:value="0" calcext:value-type="float">
            <text:p>0</text:p>
          </table:table-cell>
          <table:table-cell office:value-type="float" office:value="9643.177" calcext:value-type="float">
            <text:p>9643.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154479" calcext:value-type="float">
            <text:p>-0.0515447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18.29138" calcext:value-type="float">
            <text:p>18.29138</text:p>
          </table:table-cell>
          <table:table-cell office:value-type="float" office:value="1120.674" calcext:value-type="float">
            <text:p>1120.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6658" calcext:value-type="float">
            <text:p>2.146658</text:p>
          </table:table-cell>
          <table:table-cell office:value-type="float" office:value="7.113526" calcext:value-type="float">
            <text:p>7.113526</text:p>
          </table:table-cell>
          <table:table-cell office:value-type="float" office:value="0" calcext:value-type="float">
            <text:p>0</text:p>
          </table:table-cell>
          <table:table-cell office:value-type="float" office:value="0.0001709892" calcext:value-type="float">
            <text:p>0.0001709892</text:p>
          </table:table-cell>
          <table:table-cell office:value-type="float" office:value="0" calcext:value-type="float">
            <text:p>0</text:p>
          </table:table-cell>
          <table:table-cell office:value-type="float" office:value="-0.07524367" calcext:value-type="float">
            <text:p>-0.07524367</text:p>
          </table:table-cell>
          <table:table-cell office:value-type="float" office:value="-0.04977708" calcext:value-type="float">
            <text:p>-0.04977708</text:p>
          </table:table-cell>
          <table:table-cell office:value-type="float" office:value="0.0004275825" calcext:value-type="float">
            <text:p>0.0004275825</text:p>
          </table:table-cell>
          <table:table-cell office:value-type="float" office:value="0.002901336" calcext:value-type="float">
            <text:p>0.002901336</text:p>
          </table:table-cell>
          <table:table-cell office:value-type="float" office:value="32.1241" calcext:value-type="float">
            <text:p>32.1241</text:p>
          </table:table-cell>
          <table:table-cell office:value-type="float" office:value="2.812778" calcext:value-type="float">
            <text:p>2.812778</text:p>
          </table:table-cell>
          <table:table-cell office:value-type="float" office:value="0.2055819" calcext:value-type="float">
            <text:p>0.2055819</text:p>
          </table:table-cell>
          <table:table-cell office:value-type="float" office:value="0.0794948" calcext:value-type="float">
            <text:p>0.0794948</text:p>
          </table:table-cell>
          <table:table-cell office:value-type="float" office:value="0.05530076" calcext:value-type="float">
            <text:p>0.05530076</text:p>
          </table:table-cell>
          <table:table-cell office:value-type="float" office:value="0.04503473" calcext:value-type="float">
            <text:p>0.04503473</text:p>
          </table:table-cell>
          <table:table-cell office:value-type="float" office:value="0.02398461" calcext:value-type="float">
            <text:p>0.02398461</text:p>
          </table:table-cell>
          <table:table-cell office:value-type="float" office:value="0.0158559" calcext:value-type="float">
            <text:p>0.0158559</text:p>
          </table:table-cell>
          <table:table-cell office:value-type="float" office:value="0.03704147" calcext:value-type="float">
            <text:p>0.03704147</text:p>
          </table:table-cell>
          <table:table-cell office:value-type="float" office:value="0.03155781" calcext:value-type="float">
            <text:p>0.03155781</text:p>
          </table:table-cell>
          <table:table-cell office:value-type="float" office:value="0.02721768" calcext:value-type="float">
            <text:p>0.02721768</text:p>
          </table:table-cell>
          <table:table-cell office:value-type="float" office:value="0.02356992" calcext:value-type="float">
            <text:p>0.02356992</text:p>
          </table:table-cell>
          <table:table-cell office:value-type="float" office:value="0.01977782" calcext:value-type="float">
            <text:p>0.01977782</text:p>
          </table:table-cell>
          <table:table-cell office:value-type="float" office:value="0.01440572" calcext:value-type="float">
            <text:p>0.01440572</text:p>
          </table:table-cell>
          <table:table-cell office:value-type="float" office:value="0.006113219" calcext:value-type="float">
            <text:p>0.006113219</text:p>
          </table:table-cell>
          <table:table-cell office:value-type="float" office:value="0" calcext:value-type="float">
            <text:p>0</text:p>
          </table:table-cell>
          <table:table-cell office:value-type="float" office:value="29.27758" calcext:value-type="float">
            <text:p>29.27758</text:p>
          </table:table-cell>
          <table:table-cell office:value-type="float" office:value="15.0115" calcext:value-type="float">
            <text:p>15.0115</text:p>
          </table:table-cell>
          <table:table-cell office:value-type="float" office:value="15.40245" calcext:value-type="float">
            <text:p>15.40245</text:p>
          </table:table-cell>
          <table:table-cell office:value-type="float" office:value="14.7688" calcext:value-type="float">
            <text:p>14.7688</text:p>
          </table:table-cell>
          <table:table-cell office:value-type="float" office:value="12.76024" calcext:value-type="float">
            <text:p>12.76024</text:p>
          </table:table-cell>
          <table:table-cell office:value-type="float" office:value="5.500782" calcext:value-type="float">
            <text:p>5.500782</text:p>
          </table:table-cell>
          <table:table-cell office:value-type="float" office:value="2.599705" calcext:value-type="float">
            <text:p>2.599705</text:p>
          </table:table-cell>
          <table:table-cell office:value-type="float" office:value="2.756482" calcext:value-type="float">
            <text:p>2.756482</text:p>
          </table:table-cell>
          <table:table-cell office:value-type="float" office:value="1.751267" calcext:value-type="float">
            <text:p>1.751267</text:p>
          </table:table-cell>
          <table:table-cell office:value-type="float" office:value="0.8711652" calcext:value-type="float">
            <text:p>0.8711652</text:p>
          </table:table-cell>
          <table:table-cell office:value-type="float" office:value="0.4764163" calcext:value-type="float">
            <text:p>0.4764163</text:p>
          </table:table-cell>
          <table:table-cell office:value-type="float" office:value="0.3618587" calcext:value-type="float">
            <text:p>0.3618587</text:p>
          </table:table-cell>
          <table:table-cell office:value-type="float" office:value="0.300496" calcext:value-type="float">
            <text:p>0.300496</text:p>
          </table:table-cell>
          <table:table-cell office:value-type="float" office:value="0.3247951" calcext:value-type="float">
            <text:p>0.3247951</text:p>
          </table:table-cell>
          <table:table-cell office:value-type="float" office:value="0" calcext:value-type="float">
            <text:p>0</text:p>
          </table:table-cell>
          <table:table-cell office:value-type="float" office:value="9873.539" calcext:value-type="float">
            <text:p>9873.5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18876" calcext:value-type="float">
            <text:p>-0.051887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18.18699" calcext:value-type="float">
            <text:p>18.18699</text:p>
          </table:table-cell>
          <table:table-cell office:value-type="float" office:value="1120.568" calcext:value-type="float">
            <text:p>1120.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56709" calcext:value-type="float">
            <text:p>2.156709</text:p>
          </table:table-cell>
          <table:table-cell office:value-type="float" office:value="7.293622" calcext:value-type="float">
            <text:p>7.293622</text:p>
          </table:table-cell>
          <table:table-cell office:value-type="float" office:value="0" calcext:value-type="float">
            <text:p>0</text:p>
          </table:table-cell>
          <table:table-cell office:value-type="float" office:value="0.0001709892" calcext:value-type="float">
            <text:p>0.0001709892</text:p>
          </table:table-cell>
          <table:table-cell office:value-type="float" office:value="0" calcext:value-type="float">
            <text:p>0</text:p>
          </table:table-cell>
          <table:table-cell office:value-type="float" office:value="-0.07524367" calcext:value-type="float">
            <text:p>-0.07524367</text:p>
          </table:table-cell>
          <table:table-cell office:value-type="float" office:value="-0.05088682" calcext:value-type="float">
            <text:p>-0.05088682</text:p>
          </table:table-cell>
          <table:table-cell office:value-type="float" office:value="0.0004161766" calcext:value-type="float">
            <text:p>0.0004161766</text:p>
          </table:table-cell>
          <table:table-cell office:value-type="float" office:value="0.003000297" calcext:value-type="float">
            <text:p>0.003000297</text:p>
          </table:table-cell>
          <table:table-cell office:value-type="float" office:value="32.01211" calcext:value-type="float">
            <text:p>32.01211</text:p>
          </table:table-cell>
          <table:table-cell office:value-type="float" office:value="2.133806" calcext:value-type="float">
            <text:p>2.133806</text:p>
          </table:table-cell>
          <table:table-cell office:value-type="float" office:value="0.163772" calcext:value-type="float">
            <text:p>0.163772</text:p>
          </table:table-cell>
          <table:table-cell office:value-type="float" office:value="0.07967853" calcext:value-type="float">
            <text:p>0.07967853</text:p>
          </table:table-cell>
          <table:table-cell office:value-type="float" office:value="0.05645172" calcext:value-type="float">
            <text:p>0.05645172</text:p>
          </table:table-cell>
          <table:table-cell office:value-type="float" office:value="0.04484842" calcext:value-type="float">
            <text:p>0.04484842</text:p>
          </table:table-cell>
          <table:table-cell office:value-type="float" office:value="0.02385207" calcext:value-type="float">
            <text:p>0.02385207</text:p>
          </table:table-cell>
          <table:table-cell office:value-type="float" office:value="0.01584238" calcext:value-type="float">
            <text:p>0.01584238</text:p>
          </table:table-cell>
          <table:table-cell office:value-type="float" office:value="0.03695947" calcext:value-type="float">
            <text:p>0.03695947</text:p>
          </table:table-cell>
          <table:table-cell office:value-type="float" office:value="0.03137257" calcext:value-type="float">
            <text:p>0.03137257</text:p>
          </table:table-cell>
          <table:table-cell office:value-type="float" office:value="0.0270346" calcext:value-type="float">
            <text:p>0.0270346</text:p>
          </table:table-cell>
          <table:table-cell office:value-type="float" office:value="0.02348885" calcext:value-type="float">
            <text:p>0.02348885</text:p>
          </table:table-cell>
          <table:table-cell office:value-type="float" office:value="0.01974031" calcext:value-type="float">
            <text:p>0.01974031</text:p>
          </table:table-cell>
          <table:table-cell office:value-type="float" office:value="0.01440394" calcext:value-type="float">
            <text:p>0.01440394</text:p>
          </table:table-cell>
          <table:table-cell office:value-type="float" office:value="0.006127037" calcext:value-type="float">
            <text:p>0.006127037</text:p>
          </table:table-cell>
          <table:table-cell office:value-type="float" office:value="0" calcext:value-type="float">
            <text:p>0</text:p>
          </table:table-cell>
          <table:table-cell office:value-type="float" office:value="30.2353" calcext:value-type="float">
            <text:p>30.2353</text:p>
          </table:table-cell>
          <table:table-cell office:value-type="float" office:value="17.05428" calcext:value-type="float">
            <text:p>17.05428</text:p>
          </table:table-cell>
          <table:table-cell office:value-type="float" office:value="15.64698" calcext:value-type="float">
            <text:p>15.64698</text:p>
          </table:table-cell>
          <table:table-cell office:value-type="float" office:value="14.66886" calcext:value-type="float">
            <text:p>14.66886</text:p>
          </table:table-cell>
          <table:table-cell office:value-type="float" office:value="12.56278" calcext:value-type="float">
            <text:p>12.56278</text:p>
          </table:table-cell>
          <table:table-cell office:value-type="float" office:value="5.486197" calcext:value-type="float">
            <text:p>5.486197</text:p>
          </table:table-cell>
          <table:table-cell office:value-type="float" office:value="2.655267" calcext:value-type="float">
            <text:p>2.655267</text:p>
          </table:table-cell>
          <table:table-cell office:value-type="float" office:value="2.802598" calcext:value-type="float">
            <text:p>2.802598</text:p>
          </table:table-cell>
          <table:table-cell office:value-type="float" office:value="1.777717" calcext:value-type="float">
            <text:p>1.777717</text:p>
          </table:table-cell>
          <table:table-cell office:value-type="float" office:value="0.8784048" calcext:value-type="float">
            <text:p>0.8784048</text:p>
          </table:table-cell>
          <table:table-cell office:value-type="float" office:value="0.4788233" calcext:value-type="float">
            <text:p>0.4788233</text:p>
          </table:table-cell>
          <table:table-cell office:value-type="float" office:value="0.3627212" calcext:value-type="float">
            <text:p>0.3627212</text:p>
          </table:table-cell>
          <table:table-cell office:value-type="float" office:value="0.3008074" calcext:value-type="float">
            <text:p>0.3008074</text:p>
          </table:table-cell>
          <table:table-cell office:value-type="float" office:value="0.3248031" calcext:value-type="float">
            <text:p>0.3248031</text:p>
          </table:table-cell>
          <table:table-cell office:value-type="float" office:value="0" calcext:value-type="float">
            <text:p>0</text:p>
          </table:table-cell>
          <table:table-cell office:value-type="float" office:value="10136.77" calcext:value-type="float">
            <text:p>10136.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40121" calcext:value-type="float">
            <text:p>-0.0524012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17.93905" calcext:value-type="float">
            <text:p>17.93905</text:p>
          </table:table-cell>
          <table:table-cell office:value-type="float" office:value="1120.455" calcext:value-type="float">
            <text:p>1120.4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2076" calcext:value-type="float">
            <text:p>2.352076</text:p>
          </table:table-cell>
          <table:table-cell office:value-type="float" office:value="7.439839" calcext:value-type="float">
            <text:p>7.439839</text:p>
          </table:table-cell>
          <table:table-cell office:value-type="float" office:value="0" calcext:value-type="float">
            <text:p>0</text:p>
          </table:table-cell>
          <table:table-cell office:value-type="float" office:value="0.0001709892" calcext:value-type="float">
            <text:p>0.0001709892</text:p>
          </table:table-cell>
          <table:table-cell office:value-type="float" office:value="0" calcext:value-type="float">
            <text:p>0</text:p>
          </table:table-cell>
          <table:table-cell office:value-type="float" office:value="-0.07524367" calcext:value-type="float">
            <text:p>-0.07524367</text:p>
          </table:table-cell>
          <table:table-cell office:value-type="float" office:value="-0.05101487" calcext:value-type="float">
            <text:p>-0.05101487</text:p>
          </table:table-cell>
          <table:table-cell office:value-type="float" office:value="0.0003644967" calcext:value-type="float">
            <text:p>0.0003644967</text:p>
          </table:table-cell>
          <table:table-cell office:value-type="float" office:value="0.00310729" calcext:value-type="float">
            <text:p>0.00310729</text:p>
          </table:table-cell>
          <table:table-cell office:value-type="float" office:value="31.45433" calcext:value-type="float">
            <text:p>31.45433</text:p>
          </table:table-cell>
          <table:table-cell office:value-type="float" office:value="5.422001" calcext:value-type="float">
            <text:p>5.422001</text:p>
          </table:table-cell>
          <table:table-cell office:value-type="float" office:value="0.1491039" calcext:value-type="float">
            <text:p>0.1491039</text:p>
          </table:table-cell>
          <table:table-cell office:value-type="float" office:value="0.08203712" calcext:value-type="float">
            <text:p>0.08203712</text:p>
          </table:table-cell>
          <table:table-cell office:value-type="float" office:value="0.05854147" calcext:value-type="float">
            <text:p>0.05854147</text:p>
          </table:table-cell>
          <table:table-cell office:value-type="float" office:value="0.04585513" calcext:value-type="float">
            <text:p>0.04585513</text:p>
          </table:table-cell>
          <table:table-cell office:value-type="float" office:value="0.02370106" calcext:value-type="float">
            <text:p>0.02370106</text:p>
          </table:table-cell>
          <table:table-cell office:value-type="float" office:value="0.01575404" calcext:value-type="float">
            <text:p>0.01575404</text:p>
          </table:table-cell>
          <table:table-cell office:value-type="float" office:value="0.03684424" calcext:value-type="float">
            <text:p>0.03684424</text:p>
          </table:table-cell>
          <table:table-cell office:value-type="float" office:value="0.03121075" calcext:value-type="float">
            <text:p>0.03121075</text:p>
          </table:table-cell>
          <table:table-cell office:value-type="float" office:value="0.02686286" calcext:value-type="float">
            <text:p>0.02686286</text:p>
          </table:table-cell>
          <table:table-cell office:value-type="float" office:value="0.02340527" calcext:value-type="float">
            <text:p>0.02340527</text:p>
          </table:table-cell>
          <table:table-cell office:value-type="float" office:value="0.01970045" calcext:value-type="float">
            <text:p>0.01970045</text:p>
          </table:table-cell>
          <table:table-cell office:value-type="float" office:value="0.01440149" calcext:value-type="float">
            <text:p>0.01440149</text:p>
          </table:table-cell>
          <table:table-cell office:value-type="float" office:value="0.006140814" calcext:value-type="float">
            <text:p>0.006140814</text:p>
          </table:table-cell>
          <table:table-cell office:value-type="float" office:value="0" calcext:value-type="float">
            <text:p>0</text:p>
          </table:table-cell>
          <table:table-cell office:value-type="float" office:value="30.52767" calcext:value-type="float">
            <text:p>30.52767</text:p>
          </table:table-cell>
          <table:table-cell office:value-type="float" office:value="20.21513" calcext:value-type="float">
            <text:p>20.21513</text:p>
          </table:table-cell>
          <table:table-cell office:value-type="float" office:value="16.30716" calcext:value-type="float">
            <text:p>16.30716</text:p>
          </table:table-cell>
          <table:table-cell office:value-type="float" office:value="14.95005" calcext:value-type="float">
            <text:p>14.95005</text:p>
          </table:table-cell>
          <table:table-cell office:value-type="float" office:value="12.66671" calcext:value-type="float">
            <text:p>12.66671</text:p>
          </table:table-cell>
          <table:table-cell office:value-type="float" office:value="5.533439" calcext:value-type="float">
            <text:p>5.533439</text:p>
          </table:table-cell>
          <table:table-cell office:value-type="float" office:value="2.695904" calcext:value-type="float">
            <text:p>2.695904</text:p>
          </table:table-cell>
          <table:table-cell office:value-type="float" office:value="2.841108" calcext:value-type="float">
            <text:p>2.841108</text:p>
          </table:table-cell>
          <table:table-cell office:value-type="float" office:value="1.80329" calcext:value-type="float">
            <text:p>1.80329</text:p>
          </table:table-cell>
          <table:table-cell office:value-type="float" office:value="0.886013" calcext:value-type="float">
            <text:p>0.886013</text:p>
          </table:table-cell>
          <table:table-cell office:value-type="float" office:value="0.4812867" calcext:value-type="float">
            <text:p>0.4812867</text:p>
          </table:table-cell>
          <table:table-cell office:value-type="float" office:value="0.3635951" calcext:value-type="float">
            <text:p>0.3635951</text:p>
          </table:table-cell>
          <table:table-cell office:value-type="float" office:value="0.301117" calcext:value-type="float">
            <text:p>0.301117</text:p>
          </table:table-cell>
          <table:table-cell office:value-type="float" office:value="0.3248112" calcext:value-type="float">
            <text:p>0.3248112</text:p>
          </table:table-cell>
          <table:table-cell office:value-type="float" office:value="0" calcext:value-type="float">
            <text:p>0</text:p>
          </table:table-cell>
          <table:table-cell office:value-type="float" office:value="11049.73" calcext:value-type="float">
            <text:p>11049.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43072" calcext:value-type="float">
            <text:p>-0.0524307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17.83957" calcext:value-type="float">
            <text:p>17.83957</text:p>
          </table:table-cell>
          <table:table-cell office:value-type="float" office:value="1120.32" calcext:value-type="float">
            <text:p>112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28294" calcext:value-type="float">
            <text:p>2.428294</text:p>
          </table:table-cell>
          <table:table-cell office:value-type="float" office:value="7.578529" calcext:value-type="float">
            <text:p>7.578529</text:p>
          </table:table-cell>
          <table:table-cell office:value-type="float" office:value="0" calcext:value-type="float">
            <text:p>0</text:p>
          </table:table-cell>
          <table:table-cell office:value-type="float" office:value="0.0001709892" calcext:value-type="float">
            <text:p>0.0001709892</text:p>
          </table:table-cell>
          <table:table-cell office:value-type="float" office:value="0" calcext:value-type="float">
            <text:p>0</text:p>
          </table:table-cell>
          <table:table-cell office:value-type="float" office:value="-0.07524367" calcext:value-type="float">
            <text:p>-0.07524367</text:p>
          </table:table-cell>
          <table:table-cell office:value-type="float" office:value="-0.05110693" calcext:value-type="float">
            <text:p>-0.05110693</text:p>
          </table:table-cell>
          <table:table-cell office:value-type="float" office:value="0.000326125" calcext:value-type="float">
            <text:p>0.000326125</text:p>
          </table:table-cell>
          <table:table-cell office:value-type="float" office:value="0.00320857" calcext:value-type="float">
            <text:p>0.00320857</text:p>
          </table:table-cell>
          <table:table-cell office:value-type="float" office:value="31.17395" calcext:value-type="float">
            <text:p>31.17395</text:p>
          </table:table-cell>
          <table:table-cell office:value-type="float" office:value="7.027503" calcext:value-type="float">
            <text:p>7.027503</text:p>
          </table:table-cell>
          <table:table-cell office:value-type="float" office:value="0.1258341" calcext:value-type="float">
            <text:p>0.1258341</text:p>
          </table:table-cell>
          <table:table-cell office:value-type="float" office:value="0.07508484" calcext:value-type="float">
            <text:p>0.07508484</text:p>
          </table:table-cell>
          <table:table-cell office:value-type="float" office:value="0.05538972" calcext:value-type="float">
            <text:p>0.05538972</text:p>
          </table:table-cell>
          <table:table-cell office:value-type="float" office:value="0.04412398" calcext:value-type="float">
            <text:p>0.04412398</text:p>
          </table:table-cell>
          <table:table-cell office:value-type="float" office:value="0.0236667" calcext:value-type="float">
            <text:p>0.0236667</text:p>
          </table:table-cell>
          <table:table-cell office:value-type="float" office:value="0.01570922" calcext:value-type="float">
            <text:p>0.01570922</text:p>
          </table:table-cell>
          <table:table-cell office:value-type="float" office:value="0.03670888" calcext:value-type="float">
            <text:p>0.03670888</text:p>
          </table:table-cell>
          <table:table-cell office:value-type="float" office:value="0.03106171" calcext:value-type="float">
            <text:p>0.03106171</text:p>
          </table:table-cell>
          <table:table-cell office:value-type="float" office:value="0.02670246" calcext:value-type="float">
            <text:p>0.02670246</text:p>
          </table:table-cell>
          <table:table-cell office:value-type="float" office:value="0.02332009" calcext:value-type="float">
            <text:p>0.02332009</text:p>
          </table:table-cell>
          <table:table-cell office:value-type="float" office:value="0.01965835" calcext:value-type="float">
            <text:p>0.01965835</text:p>
          </table:table-cell>
          <table:table-cell office:value-type="float" office:value="0.01439839" calcext:value-type="float">
            <text:p>0.01439839</text:p>
          </table:table-cell>
          <table:table-cell office:value-type="float" office:value="0.006154573" calcext:value-type="float">
            <text:p>0.006154573</text:p>
          </table:table-cell>
          <table:table-cell office:value-type="float" office:value="0" calcext:value-type="float">
            <text:p>0</text:p>
          </table:table-cell>
          <table:table-cell office:value-type="float" office:value="27.47052" calcext:value-type="float">
            <text:p>27.47052</text:p>
          </table:table-cell>
          <table:table-cell office:value-type="float" office:value="22.92802" calcext:value-type="float">
            <text:p>22.92802</text:p>
          </table:table-cell>
          <table:table-cell office:value-type="float" office:value="16.91285" calcext:value-type="float">
            <text:p>16.91285</text:p>
          </table:table-cell>
          <table:table-cell office:value-type="float" office:value="15.29549" calcext:value-type="float">
            <text:p>15.29549</text:p>
          </table:table-cell>
          <table:table-cell office:value-type="float" office:value="12.90898" calcext:value-type="float">
            <text:p>12.90898</text:p>
          </table:table-cell>
          <table:table-cell office:value-type="float" office:value="5.613068" calcext:value-type="float">
            <text:p>5.613068</text:p>
          </table:table-cell>
          <table:table-cell office:value-type="float" office:value="2.744998" calcext:value-type="float">
            <text:p>2.744998</text:p>
          </table:table-cell>
          <table:table-cell office:value-type="float" office:value="2.876614" calcext:value-type="float">
            <text:p>2.876614</text:p>
          </table:table-cell>
          <table:table-cell office:value-type="float" office:value="1.829385" calcext:value-type="float">
            <text:p>1.829385</text:p>
          </table:table-cell>
          <table:table-cell office:value-type="float" office:value="0.894373" calcext:value-type="float">
            <text:p>0.894373</text:p>
          </table:table-cell>
          <table:table-cell office:value-type="float" office:value="0.483828" calcext:value-type="float">
            <text:p>0.483828</text:p>
          </table:table-cell>
          <table:table-cell office:value-type="float" office:value="0.3644819" calcext:value-type="float">
            <text:p>0.3644819</text:p>
          </table:table-cell>
          <table:table-cell office:value-type="float" office:value="0.3014279" calcext:value-type="float">
            <text:p>0.3014279</text:p>
          </table:table-cell>
          <table:table-cell office:value-type="float" office:value="0.3248195" calcext:value-type="float">
            <text:p>0.3248195</text:p>
          </table:table-cell>
          <table:table-cell office:value-type="float" office:value="0" calcext:value-type="float">
            <text:p>0</text:p>
          </table:table-cell>
          <table:table-cell office:value-type="float" office:value="11401.2" calcext:value-type="float">
            <text:p>11401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45524" calcext:value-type="float">
            <text:p>-0.0524552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7.75922" calcext:value-type="float">
            <text:p>17.75922</text:p>
          </table:table-cell>
          <table:table-cell office:value-type="float" office:value="1120.196" calcext:value-type="float">
            <text:p>1120.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88352" calcext:value-type="float">
            <text:p>2.488352</text:p>
          </table:table-cell>
          <table:table-cell office:value-type="float" office:value="7.705404" calcext:value-type="float">
            <text:p>7.705404</text:p>
          </table:table-cell>
          <table:table-cell office:value-type="float" office:value="0" calcext:value-type="float">
            <text:p>0</text:p>
          </table:table-cell>
          <table:table-cell office:value-type="float" office:value="0.0001709892" calcext:value-type="float">
            <text:p>0.0001709892</text:p>
          </table:table-cell>
          <table:table-cell office:value-type="float" office:value="0" calcext:value-type="float">
            <text:p>0</text:p>
          </table:table-cell>
          <table:table-cell office:value-type="float" office:value="-0.07524367" calcext:value-type="float">
            <text:p>-0.07524367</text:p>
          </table:table-cell>
          <table:table-cell office:value-type="float" office:value="-0.05118129" calcext:value-type="float">
            <text:p>-0.05118129</text:p>
          </table:table-cell>
          <table:table-cell office:value-type="float" office:value="0.000292899" calcext:value-type="float">
            <text:p>0.000292899</text:p>
          </table:table-cell>
          <table:table-cell office:value-type="float" office:value="0.003296758" calcext:value-type="float">
            <text:p>0.003296758</text:p>
          </table:table-cell>
          <table:table-cell office:value-type="float" office:value="30.93718" calcext:value-type="float">
            <text:p>30.93718</text:p>
          </table:table-cell>
          <table:table-cell office:value-type="float" office:value="8.142861" calcext:value-type="float">
            <text:p>8.142861</text:p>
          </table:table-cell>
          <table:table-cell office:value-type="float" office:value="0.113083" calcext:value-type="float">
            <text:p>0.113083</text:p>
          </table:table-cell>
          <table:table-cell office:value-type="float" office:value="0.07065253" calcext:value-type="float">
            <text:p>0.07065253</text:p>
          </table:table-cell>
          <table:table-cell office:value-type="float" office:value="0.05287816" calcext:value-type="float">
            <text:p>0.05287816</text:p>
          </table:table-cell>
          <table:table-cell office:value-type="float" office:value="0.04343417" calcext:value-type="float">
            <text:p>0.04343417</text:p>
          </table:table-cell>
          <table:table-cell office:value-type="float" office:value="0.02370751" calcext:value-type="float">
            <text:p>0.02370751</text:p>
          </table:table-cell>
          <table:table-cell office:value-type="float" office:value="0.0157881" calcext:value-type="float">
            <text:p>0.0157881</text:p>
          </table:table-cell>
          <table:table-cell office:value-type="float" office:value="0.03664109" calcext:value-type="float">
            <text:p>0.03664109</text:p>
          </table:table-cell>
          <table:table-cell office:value-type="float" office:value="0.03092764" calcext:value-type="float">
            <text:p>0.03092764</text:p>
          </table:table-cell>
          <table:table-cell office:value-type="float" office:value="0.02655092" calcext:value-type="float">
            <text:p>0.02655092</text:p>
          </table:table-cell>
          <table:table-cell office:value-type="float" office:value="0.02323379" calcext:value-type="float">
            <text:p>0.02323379</text:p>
          </table:table-cell>
          <table:table-cell office:value-type="float" office:value="0.01961417" calcext:value-type="float">
            <text:p>0.01961417</text:p>
          </table:table-cell>
          <table:table-cell office:value-type="float" office:value="0.0143946" calcext:value-type="float">
            <text:p>0.0143946</text:p>
          </table:table-cell>
          <table:table-cell office:value-type="float" office:value="0.006168291" calcext:value-type="float">
            <text:p>0.006168291</text:p>
          </table:table-cell>
          <table:table-cell office:value-type="float" office:value="0" calcext:value-type="float">
            <text:p>0</text:p>
          </table:table-cell>
          <table:table-cell office:value-type="float" office:value="24.52096" calcext:value-type="float">
            <text:p>24.52096</text:p>
          </table:table-cell>
          <table:table-cell office:value-type="float" office:value="25.07582" calcext:value-type="float">
            <text:p>25.07582</text:p>
          </table:table-cell>
          <table:table-cell office:value-type="float" office:value="17.44249" calcext:value-type="float">
            <text:p>17.44249</text:p>
          </table:table-cell>
          <table:table-cell office:value-type="float" office:value="15.60297" calcext:value-type="float">
            <text:p>15.60297</text:p>
          </table:table-cell>
          <table:table-cell office:value-type="float" office:value="13.15304" calcext:value-type="float">
            <text:p>13.15304</text:p>
          </table:table-cell>
          <table:table-cell office:value-type="float" office:value="5.697639" calcext:value-type="float">
            <text:p>5.697639</text:p>
          </table:table-cell>
          <table:table-cell office:value-type="float" office:value="2.802731" calcext:value-type="float">
            <text:p>2.802731</text:p>
          </table:table-cell>
          <table:table-cell office:value-type="float" office:value="2.91376" calcext:value-type="float">
            <text:p>2.91376</text:p>
          </table:table-cell>
          <table:table-cell office:value-type="float" office:value="1.853065" calcext:value-type="float">
            <text:p>1.853065</text:p>
          </table:table-cell>
          <table:table-cell office:value-type="float" office:value="0.9029298" calcext:value-type="float">
            <text:p>0.9029298</text:p>
          </table:table-cell>
          <table:table-cell office:value-type="float" office:value="0.4864603" calcext:value-type="float">
            <text:p>0.4864603</text:p>
          </table:table-cell>
          <table:table-cell office:value-type="float" office:value="0.3653828" calcext:value-type="float">
            <text:p>0.3653828</text:p>
          </table:table-cell>
          <table:table-cell office:value-type="float" office:value="0.3017383" calcext:value-type="float">
            <text:p>0.3017383</text:p>
          </table:table-cell>
          <table:table-cell office:value-type="float" office:value="0.3248298" calcext:value-type="float">
            <text:p>0.3248298</text:p>
          </table:table-cell>
          <table:table-cell office:value-type="float" office:value="0" calcext:value-type="float">
            <text:p>0</text:p>
          </table:table-cell>
          <table:table-cell office:value-type="float" office:value="11686.91" calcext:value-type="float">
            <text:p>11686.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47647" calcext:value-type="float">
            <text:p>-0.0524764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17.62463" calcext:value-type="float">
            <text:p>17.62463</text:p>
          </table:table-cell>
          <table:table-cell office:value-type="float" office:value="1120.069" calcext:value-type="float">
            <text:p>1120.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93225" calcext:value-type="float">
            <text:p>2.593225</text:p>
          </table:table-cell>
          <table:table-cell office:value-type="float" office:value="7.843624" calcext:value-type="float">
            <text:p>7.843624</text:p>
          </table:table-cell>
          <table:table-cell office:value-type="float" office:value="0" calcext:value-type="float">
            <text:p>0</text:p>
          </table:table-cell>
          <table:table-cell office:value-type="float" office:value="0.0001709892" calcext:value-type="float">
            <text:p>0.0001709892</text:p>
          </table:table-cell>
          <table:table-cell office:value-type="float" office:value="0" calcext:value-type="float">
            <text:p>0</text:p>
          </table:table-cell>
          <table:table-cell office:value-type="float" office:value="-0.07524367" calcext:value-type="float">
            <text:p>-0.07524367</text:p>
          </table:table-cell>
          <table:table-cell office:value-type="float" office:value="-0.05127036" calcext:value-type="float">
            <text:p>-0.05127036</text:p>
          </table:table-cell>
          <table:table-cell office:value-type="float" office:value="0.0002449279" calcext:value-type="float">
            <text:p>0.0002449279</text:p>
          </table:table-cell>
          <table:table-cell office:value-type="float" office:value="0.003394208" calcext:value-type="float">
            <text:p>0.003394208</text:p>
          </table:table-cell>
          <table:table-cell office:value-type="float" office:value="30.59655" calcext:value-type="float">
            <text:p>30.59655</text:p>
          </table:table-cell>
          <table:table-cell office:value-type="float" office:value="9.966475" calcext:value-type="float">
            <text:p>9.966475</text:p>
          </table:table-cell>
          <table:table-cell office:value-type="float" office:value="0.1234504" calcext:value-type="float">
            <text:p>0.1234504</text:p>
          </table:table-cell>
          <table:table-cell office:value-type="float" office:value="0.0773207" calcext:value-type="float">
            <text:p>0.0773207</text:p>
          </table:table-cell>
          <table:table-cell office:value-type="float" office:value="0.05656312" calcext:value-type="float">
            <text:p>0.05656312</text:p>
          </table:table-cell>
          <table:table-cell office:value-type="float" office:value="0.04456243" calcext:value-type="float">
            <text:p>0.04456243</text:p>
          </table:table-cell>
          <table:table-cell office:value-type="float" office:value="0.02359466" calcext:value-type="float">
            <text:p>0.02359466</text:p>
          </table:table-cell>
          <table:table-cell office:value-type="float" office:value="0.01577722" calcext:value-type="float">
            <text:p>0.01577722</text:p>
          </table:table-cell>
          <table:table-cell office:value-type="float" office:value="0.03660285" calcext:value-type="float">
            <text:p>0.03660285</text:p>
          </table:table-cell>
          <table:table-cell office:value-type="float" office:value="0.03082059" calcext:value-type="float">
            <text:p>0.03082059</text:p>
          </table:table-cell>
          <table:table-cell office:value-type="float" office:value="0.0264095" calcext:value-type="float">
            <text:p>0.0264095</text:p>
          </table:table-cell>
          <table:table-cell office:value-type="float" office:value="0.02314675" calcext:value-type="float">
            <text:p>0.02314675</text:p>
          </table:table-cell>
          <table:table-cell office:value-type="float" office:value="0.01956802" calcext:value-type="float">
            <text:p>0.01956802</text:p>
          </table:table-cell>
          <table:table-cell office:value-type="float" office:value="0.01439013" calcext:value-type="float">
            <text:p>0.01439013</text:p>
          </table:table-cell>
          <table:table-cell office:value-type="float" office:value="0.006181998" calcext:value-type="float">
            <text:p>0.006181998</text:p>
          </table:table-cell>
          <table:table-cell office:value-type="float" office:value="0" calcext:value-type="float">
            <text:p>0</text:p>
          </table:table-cell>
          <table:table-cell office:value-type="float" office:value="21.5852" calcext:value-type="float">
            <text:p>21.5852</text:p>
          </table:table-cell>
          <table:table-cell office:value-type="float" office:value="27.17234" calcext:value-type="float">
            <text:p>27.17234</text:p>
          </table:table-cell>
          <table:table-cell office:value-type="float" office:value="18.04305" calcext:value-type="float">
            <text:p>18.04305</text:p>
          </table:table-cell>
          <table:table-cell office:value-type="float" office:value="15.92737" calcext:value-type="float">
            <text:p>15.92737</text:p>
          </table:table-cell>
          <table:table-cell office:value-type="float" office:value="13.41141" calcext:value-type="float">
            <text:p>13.41141</text:p>
          </table:table-cell>
          <table:table-cell office:value-type="float" office:value="5.789169" calcext:value-type="float">
            <text:p>5.789169</text:p>
          </table:table-cell>
          <table:table-cell office:value-type="float" office:value="2.862833" calcext:value-type="float">
            <text:p>2.862833</text:p>
          </table:table-cell>
          <table:table-cell office:value-type="float" office:value="2.951492" calcext:value-type="float">
            <text:p>2.951492</text:p>
          </table:table-cell>
          <table:table-cell office:value-type="float" office:value="1.87546" calcext:value-type="float">
            <text:p>1.87546</text:p>
          </table:table-cell>
          <table:table-cell office:value-type="float" office:value="0.9115549" calcext:value-type="float">
            <text:p>0.9115549</text:p>
          </table:table-cell>
          <table:table-cell office:value-type="float" office:value="0.4891735" calcext:value-type="float">
            <text:p>0.4891735</text:p>
          </table:table-cell>
          <table:table-cell office:value-type="float" office:value="0.3662988" calcext:value-type="float">
            <text:p>0.3662988</text:p>
          </table:table-cell>
          <table:table-cell office:value-type="float" office:value="0.3020506" calcext:value-type="float">
            <text:p>0.3020506</text:p>
          </table:table-cell>
          <table:table-cell office:value-type="float" office:value="0.3248404" calcext:value-type="float">
            <text:p>0.3248404</text:p>
          </table:table-cell>
          <table:table-cell office:value-type="float" office:value="0" calcext:value-type="float">
            <text:p>0</text:p>
          </table:table-cell>
          <table:table-cell office:value-type="float" office:value="12179.93" calcext:value-type="float">
            <text:p>12179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50299" calcext:value-type="float">
            <text:p>-0.0525029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17.51305" calcext:value-type="float">
            <text:p>17.51305</text:p>
          </table:table-cell>
          <table:table-cell office:value-type="float" office:value="1119.929" calcext:value-type="float">
            <text:p>1119.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33009" calcext:value-type="float">
            <text:p>2.533009</text:p>
          </table:table-cell>
          <table:table-cell office:value-type="float" office:value="8.136505" calcext:value-type="float">
            <text:p>8.136505</text:p>
          </table:table-cell>
          <table:table-cell office:value-type="float" office:value="0" calcext:value-type="float">
            <text:p>0</text:p>
          </table:table-cell>
          <table:table-cell office:value-type="float" office:value="0.0001709915" calcext:value-type="float">
            <text:p>0.0001709915</text:p>
          </table:table-cell>
          <table:table-cell office:value-type="float" office:value="0" calcext:value-type="float">
            <text:p>0</text:p>
          </table:table-cell>
          <table:table-cell office:value-type="float" office:value="-0.07524293" calcext:value-type="float">
            <text:p>-0.07524293</text:p>
          </table:table-cell>
          <table:table-cell office:value-type="float" office:value="-0.05169735" calcext:value-type="float">
            <text:p>-0.05169735</text:p>
          </table:table-cell>
          <table:table-cell office:value-type="float" office:value="0.0001981244" calcext:value-type="float">
            <text:p>0.0001981244</text:p>
          </table:table-cell>
          <table:table-cell office:value-type="float" office:value="0.00347096" calcext:value-type="float">
            <text:p>0.00347096</text:p>
          </table:table-cell>
          <table:table-cell office:value-type="float" office:value="30.31483" calcext:value-type="float">
            <text:p>30.31483</text:p>
          </table:table-cell>
          <table:table-cell office:value-type="float" office:value="16.37767" calcext:value-type="float">
            <text:p>16.37767</text:p>
          </table:table-cell>
          <table:table-cell office:value-type="float" office:value="6.095056" calcext:value-type="float">
            <text:p>6.095056</text:p>
          </table:table-cell>
          <table:table-cell office:value-type="float" office:value="6.055161" calcext:value-type="float">
            <text:p>6.055161</text:p>
          </table:table-cell>
          <table:table-cell office:value-type="float" office:value="0.06057989" calcext:value-type="float">
            <text:p>0.06057989</text:p>
          </table:table-cell>
          <table:table-cell office:value-type="float" office:value="0.04677141" calcext:value-type="float">
            <text:p>0.04677141</text:p>
          </table:table-cell>
          <table:table-cell office:value-type="float" office:value="0.02343545" calcext:value-type="float">
            <text:p>0.02343545</text:p>
          </table:table-cell>
          <table:table-cell office:value-type="float" office:value="0.01563682" calcext:value-type="float">
            <text:p>0.01563682</text:p>
          </table:table-cell>
          <table:table-cell office:value-type="float" office:value="0.0364982" calcext:value-type="float">
            <text:p>0.0364982</text:p>
          </table:table-cell>
          <table:table-cell office:value-type="float" office:value="0.03072249" calcext:value-type="float">
            <text:p>0.03072249</text:p>
          </table:table-cell>
          <table:table-cell office:value-type="float" office:value="0.02627921" calcext:value-type="float">
            <text:p>0.02627921</text:p>
          </table:table-cell>
          <table:table-cell office:value-type="float" office:value="0.02305912" calcext:value-type="float">
            <text:p>0.02305912</text:p>
          </table:table-cell>
          <table:table-cell office:value-type="float" office:value="0.01952001" calcext:value-type="float">
            <text:p>0.01952001</text:p>
          </table:table-cell>
          <table:table-cell office:value-type="float" office:value="0.01438532" calcext:value-type="float">
            <text:p>0.01438532</text:p>
          </table:table-cell>
          <table:table-cell office:value-type="float" office:value="0.006195691" calcext:value-type="float">
            <text:p>0.006195691</text:p>
          </table:table-cell>
          <table:table-cell office:value-type="float" office:value="0" calcext:value-type="float">
            <text:p>0</text:p>
          </table:table-cell>
          <table:table-cell office:value-type="float" office:value="19.96263" calcext:value-type="float">
            <text:p>19.96263</text:p>
          </table:table-cell>
          <table:table-cell office:value-type="float" office:value="29.20177" calcext:value-type="float">
            <text:p>29.20177</text:p>
          </table:table-cell>
          <table:table-cell office:value-type="float" office:value="21.71031" calcext:value-type="float">
            <text:p>21.71031</text:p>
          </table:table-cell>
          <table:table-cell office:value-type="float" office:value="16.17949" calcext:value-type="float">
            <text:p>16.17949</text:p>
          </table:table-cell>
          <table:table-cell office:value-type="float" office:value="13.61014" calcext:value-type="float">
            <text:p>13.61014</text:p>
          </table:table-cell>
          <table:table-cell office:value-type="float" office:value="5.883209" calcext:value-type="float">
            <text:p>5.883209</text:p>
          </table:table-cell>
          <table:table-cell office:value-type="float" office:value="2.925496" calcext:value-type="float">
            <text:p>2.925496</text:p>
          </table:table-cell>
          <table:table-cell office:value-type="float" office:value="2.990669" calcext:value-type="float">
            <text:p>2.990669</text:p>
          </table:table-cell>
          <table:table-cell office:value-type="float" office:value="1.897314" calcext:value-type="float">
            <text:p>1.897314</text:p>
          </table:table-cell>
          <table:table-cell office:value-type="float" office:value="0.9201989" calcext:value-type="float">
            <text:p>0.9201989</text:p>
          </table:table-cell>
          <table:table-cell office:value-type="float" office:value="0.4919071" calcext:value-type="float">
            <text:p>0.4919071</text:p>
          </table:table-cell>
          <table:table-cell office:value-type="float" office:value="0.3672304" calcext:value-type="float">
            <text:p>0.3672304</text:p>
          </table:table-cell>
          <table:table-cell office:value-type="float" office:value="0.3023975" calcext:value-type="float">
            <text:p>0.3023975</text:p>
          </table:table-cell>
          <table:table-cell office:value-type="float" office:value="0.324851" calcext:value-type="float">
            <text:p>0.324851</text:p>
          </table:table-cell>
          <table:table-cell office:value-type="float" office:value="0" calcext:value-type="float">
            <text:p>0</text:p>
          </table:table-cell>
          <table:table-cell office:value-type="float" office:value="12612.33" calcext:value-type="float">
            <text:p>12612.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57484" calcext:value-type="float">
            <text:p>-0.052574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17.44257" calcext:value-type="float">
            <text:p>17.44257</text:p>
          </table:table-cell>
          <table:table-cell office:value-type="float" office:value="1119.804" calcext:value-type="float">
            <text:p>1119.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83468" calcext:value-type="float">
            <text:p>2.183468</text:p>
          </table:table-cell>
          <table:table-cell office:value-type="float" office:value="8.663964" calcext:value-type="float">
            <text:p>8.663964</text:p>
          </table:table-cell>
          <table:table-cell office:value-type="float" office:value="0" calcext:value-type="float">
            <text:p>0</text:p>
          </table:table-cell>
          <table:table-cell office:value-type="float" office:value="0.0001709928" calcext:value-type="float">
            <text:p>0.0001709928</text:p>
          </table:table-cell>
          <table:table-cell office:value-type="float" office:value="0" calcext:value-type="float">
            <text:p>0</text:p>
          </table:table-cell>
          <table:table-cell office:value-type="float" office:value="-0.07524227" calcext:value-type="float">
            <text:p>-0.07524227</text:p>
          </table:table-cell>
          <table:table-cell office:value-type="float" office:value="-0.05291795" calcext:value-type="float">
            <text:p>-0.05291795</text:p>
          </table:table-cell>
          <table:table-cell office:value-type="float" office:value="0.0001913382" calcext:value-type="float">
            <text:p>0.0001913382</text:p>
          </table:table-cell>
          <table:table-cell office:value-type="float" office:value="0.00353638" calcext:value-type="float">
            <text:p>0.00353638</text:p>
          </table:table-cell>
          <table:table-cell office:value-type="float" office:value="30.2591" calcext:value-type="float">
            <text:p>30.2591</text:p>
          </table:table-cell>
          <table:table-cell office:value-type="float" office:value="14.58906" calcext:value-type="float">
            <text:p>14.58906</text:p>
          </table:table-cell>
          <table:table-cell office:value-type="float" office:value="8.321779" calcext:value-type="float">
            <text:p>8.321779</text:p>
          </table:table-cell>
          <table:table-cell office:value-type="float" office:value="8.241254" calcext:value-type="float">
            <text:p>8.241254</text:p>
          </table:table-cell>
          <table:table-cell office:value-type="float" office:value="0.06131299" calcext:value-type="float">
            <text:p>0.06131299</text:p>
          </table:table-cell>
          <table:table-cell office:value-type="float" office:value="0.04718665" calcext:value-type="float">
            <text:p>0.04718665</text:p>
          </table:table-cell>
          <table:table-cell office:value-type="float" office:value="0.02328045" calcext:value-type="float">
            <text:p>0.02328045</text:p>
          </table:table-cell>
          <table:table-cell office:value-type="float" office:value="0.01550098" calcext:value-type="float">
            <text:p>0.01550098</text:p>
          </table:table-cell>
          <table:table-cell office:value-type="float" office:value="0.03634899" calcext:value-type="float">
            <text:p>0.03634899</text:p>
          </table:table-cell>
          <table:table-cell office:value-type="float" office:value="0.03061328" calcext:value-type="float">
            <text:p>0.03061328</text:p>
          </table:table-cell>
          <table:table-cell office:value-type="float" office:value="0.02615722" calcext:value-type="float">
            <text:p>0.02615722</text:p>
          </table:table-cell>
          <table:table-cell office:value-type="float" office:value="0.0229713" calcext:value-type="float">
            <text:p>0.0229713</text:p>
          </table:table-cell>
          <table:table-cell office:value-type="float" office:value="0.01947029" calcext:value-type="float">
            <text:p>0.01947029</text:p>
          </table:table-cell>
          <table:table-cell office:value-type="float" office:value="0.01438012" calcext:value-type="float">
            <text:p>0.01438012</text:p>
          </table:table-cell>
          <table:table-cell office:value-type="float" office:value="0.006209389" calcext:value-type="float">
            <text:p>0.006209389</text:p>
          </table:table-cell>
          <table:table-cell office:value-type="float" office:value="0" calcext:value-type="float">
            <text:p>0</text:p>
          </table:table-cell>
          <table:table-cell office:value-type="float" office:value="33.1673" calcext:value-type="float">
            <text:p>33.1673</text:p>
          </table:table-cell>
          <table:table-cell office:value-type="float" office:value="31.37629" calcext:value-type="float">
            <text:p>31.37629</text:p>
          </table:table-cell>
          <table:table-cell office:value-type="float" office:value="25.89305" calcext:value-type="float">
            <text:p>25.89305</text:p>
          </table:table-cell>
          <table:table-cell office:value-type="float" office:value="16.38387" calcext:value-type="float">
            <text:p>16.38387</text:p>
          </table:table-cell>
          <table:table-cell office:value-type="float" office:value="13.70535" calcext:value-type="float">
            <text:p>13.70535</text:p>
          </table:table-cell>
          <table:table-cell office:value-type="float" office:value="5.962729" calcext:value-type="float">
            <text:p>5.962729</text:p>
          </table:table-cell>
          <table:table-cell office:value-type="float" office:value="2.979646" calcext:value-type="float">
            <text:p>2.979646</text:p>
          </table:table-cell>
          <table:table-cell office:value-type="float" office:value="3.031915" calcext:value-type="float">
            <text:p>3.031915</text:p>
          </table:table-cell>
          <table:table-cell office:value-type="float" office:value="1.919075" calcext:value-type="float">
            <text:p>1.919075</text:p>
          </table:table-cell>
          <table:table-cell office:value-type="float" office:value="0.9288478" calcext:value-type="float">
            <text:p>0.9288478</text:p>
          </table:table-cell>
          <table:table-cell office:value-type="float" office:value="0.4946651" calcext:value-type="float">
            <text:p>0.4946651</text:p>
          </table:table-cell>
          <table:table-cell office:value-type="float" office:value="0.3681796" calcext:value-type="float">
            <text:p>0.3681796</text:p>
          </table:table-cell>
          <table:table-cell office:value-type="float" office:value="0.3027787" calcext:value-type="float">
            <text:p>0.3027787</text:p>
          </table:table-cell>
          <table:table-cell office:value-type="float" office:value="0.3248617" calcext:value-type="float">
            <text:p>0.3248617</text:p>
          </table:table-cell>
          <table:table-cell office:value-type="float" office:value="0" calcext:value-type="float">
            <text:p>0</text:p>
          </table:table-cell>
          <table:table-cell office:value-type="float" office:value="12640.44" calcext:value-type="float">
            <text:p>12640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70865" calcext:value-type="float">
            <text:p>-0.0527086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7.38013" calcext:value-type="float">
            <text:p>17.38013</text:p>
          </table:table-cell>
          <table:table-cell office:value-type="float" office:value="1119.69" calcext:value-type="float">
            <text:p>1119.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7364" calcext:value-type="float">
            <text:p>1.857364</text:p>
          </table:table-cell>
          <table:table-cell office:value-type="float" office:value="9.151328" calcext:value-type="float">
            <text:p>9.151328</text:p>
          </table:table-cell>
          <table:table-cell office:value-type="float" office:value="0" calcext:value-type="float">
            <text:p>0</text:p>
          </table:table-cell>
          <table:table-cell office:value-type="float" office:value="0.0001709966" calcext:value-type="float">
            <text:p>0.0001709966</text:p>
          </table:table-cell>
          <table:table-cell office:value-type="float" office:value="0" calcext:value-type="float">
            <text:p>0</text:p>
          </table:table-cell>
          <table:table-cell office:value-type="float" office:value="-0.07524038" calcext:value-type="float">
            <text:p>-0.07524038</text:p>
          </table:table-cell>
          <table:table-cell office:value-type="float" office:value="-0.05392719" calcext:value-type="float">
            <text:p>-0.05392719</text:p>
          </table:table-cell>
          <table:table-cell office:value-type="float" office:value="0.000193504" calcext:value-type="float">
            <text:p>0.000193504</text:p>
          </table:table-cell>
          <table:table-cell office:value-type="float" office:value="0.003599112" calcext:value-type="float">
            <text:p>0.003599112</text:p>
          </table:table-cell>
          <table:table-cell office:value-type="float" office:value="30.21249" calcext:value-type="float">
            <text:p>30.21249</text:p>
          </table:table-cell>
          <table:table-cell office:value-type="float" office:value="10.89349" calcext:value-type="float">
            <text:p>10.89349</text:p>
          </table:table-cell>
          <table:table-cell office:value-type="float" office:value="5.635572" calcext:value-type="float">
            <text:p>5.635572</text:p>
          </table:table-cell>
          <table:table-cell office:value-type="float" office:value="5.511783" calcext:value-type="float">
            <text:p>5.511783</text:p>
          </table:table-cell>
          <table:table-cell office:value-type="float" office:value="0.05790546" calcext:value-type="float">
            <text:p>0.05790546</text:p>
          </table:table-cell>
          <table:table-cell office:value-type="float" office:value="0.0452368" calcext:value-type="float">
            <text:p>0.0452368</text:p>
          </table:table-cell>
          <table:table-cell office:value-type="float" office:value="0.02320418" calcext:value-type="float">
            <text:p>0.02320418</text:p>
          </table:table-cell>
          <table:table-cell office:value-type="float" office:value="0.01546975" calcext:value-type="float">
            <text:p>0.01546975</text:p>
          </table:table-cell>
          <table:table-cell office:value-type="float" office:value="0.03621783" calcext:value-type="float">
            <text:p>0.03621783</text:p>
          </table:table-cell>
          <table:table-cell office:value-type="float" office:value="0.03049529" calcext:value-type="float">
            <text:p>0.03049529</text:p>
          </table:table-cell>
          <table:table-cell office:value-type="float" office:value="0.02603985" calcext:value-type="float">
            <text:p>0.02603985</text:p>
          </table:table-cell>
          <table:table-cell office:value-type="float" office:value="0.02288378" calcext:value-type="float">
            <text:p>0.02288378</text:p>
          </table:table-cell>
          <table:table-cell office:value-type="float" office:value="0.01941905" calcext:value-type="float">
            <text:p>0.01941905</text:p>
          </table:table-cell>
          <table:table-cell office:value-type="float" office:value="0.01437413" calcext:value-type="float">
            <text:p>0.01437413</text:p>
          </table:table-cell>
          <table:table-cell office:value-type="float" office:value="0.006223059" calcext:value-type="float">
            <text:p>0.006223059</text:p>
          </table:table-cell>
          <table:table-cell office:value-type="float" office:value="0" calcext:value-type="float">
            <text:p>0</text:p>
          </table:table-cell>
          <table:table-cell office:value-type="float" office:value="53.08115" calcext:value-type="float">
            <text:p>53.08115</text:p>
          </table:table-cell>
          <table:table-cell office:value-type="float" office:value="34.6926" calcext:value-type="float">
            <text:p>34.6926</text:p>
          </table:table-cell>
          <table:table-cell office:value-type="float" office:value="28.28795" calcext:value-type="float">
            <text:p>28.28795</text:p>
          </table:table-cell>
          <table:table-cell office:value-type="float" office:value="16.67169" calcext:value-type="float">
            <text:p>16.67169</text:p>
          </table:table-cell>
          <table:table-cell office:value-type="float" office:value="13.77413" calcext:value-type="float">
            <text:p>13.77413</text:p>
          </table:table-cell>
          <table:table-cell office:value-type="float" office:value="6.033936" calcext:value-type="float">
            <text:p>6.033936</text:p>
          </table:table-cell>
          <table:table-cell office:value-type="float" office:value="3.020326" calcext:value-type="float">
            <text:p>3.020326</text:p>
          </table:table-cell>
          <table:table-cell office:value-type="float" office:value="3.073434" calcext:value-type="float">
            <text:p>3.073434</text:p>
          </table:table-cell>
          <table:table-cell office:value-type="float" office:value="1.940876" calcext:value-type="float">
            <text:p>1.940876</text:p>
          </table:table-cell>
          <table:table-cell office:value-type="float" office:value="0.9375198" calcext:value-type="float">
            <text:p>0.9375198</text:p>
          </table:table-cell>
          <table:table-cell office:value-type="float" office:value="0.4974967" calcext:value-type="float">
            <text:p>0.4974967</text:p>
          </table:table-cell>
          <table:table-cell office:value-type="float" office:value="0.3691464" calcext:value-type="float">
            <text:p>0.3691464</text:p>
          </table:table-cell>
          <table:table-cell office:value-type="float" office:value="0.3031526" calcext:value-type="float">
            <text:p>0.3031526</text:p>
          </table:table-cell>
          <table:table-cell office:value-type="float" office:value="0.3248724" calcext:value-type="float">
            <text:p>0.3248724</text:p>
          </table:table-cell>
          <table:table-cell office:value-type="float" office:value="0" calcext:value-type="float">
            <text:p>0</text:p>
          </table:table-cell>
          <table:table-cell office:value-type="float" office:value="12392.59" calcext:value-type="float">
            <text:p>12392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276534" calcext:value-type="float">
            <text:p>-0.0527653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7.31853" calcext:value-type="float">
            <text:p>17.31853</text:p>
          </table:table-cell>
          <table:table-cell office:value-type="float" office:value="1119.59" calcext:value-type="float">
            <text:p>1119.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6675" calcext:value-type="float">
            <text:p>1.546675</text:p>
          </table:table-cell>
          <table:table-cell office:value-type="float" office:value="9.602852" calcext:value-type="float">
            <text:p>9.602852</text:p>
          </table:table-cell>
          <table:table-cell office:value-type="float" office:value="0" calcext:value-type="float">
            <text:p>0</text:p>
          </table:table-cell>
          <table:table-cell office:value-type="float" office:value="0.0001710415" calcext:value-type="float">
            <text:p>0.0001710415</text:p>
          </table:table-cell>
          <table:table-cell office:value-type="float" office:value="0" calcext:value-type="float">
            <text:p>0</text:p>
          </table:table-cell>
          <table:table-cell office:value-type="float" office:value="-0.07521794" calcext:value-type="float">
            <text:p>-0.07521794</text:p>
          </table:table-cell>
          <table:table-cell office:value-type="float" office:value="-0.05899188" calcext:value-type="float">
            <text:p>-0.05899188</text:p>
          </table:table-cell>
          <table:table-cell office:value-type="float" office:value="0.0001946206" calcext:value-type="float">
            <text:p>0.0001946206</text:p>
          </table:table-cell>
          <table:table-cell office:value-type="float" office:value="0.003656028" calcext:value-type="float">
            <text:p>0.003656028</text:p>
          </table:table-cell>
          <table:table-cell office:value-type="float" office:value="30.2019" calcext:value-type="float">
            <text:p>30.2019</text:p>
          </table:table-cell>
          <table:table-cell office:value-type="float" office:value="6.504522" calcext:value-type="float">
            <text:p>6.504522</text:p>
          </table:table-cell>
          <table:table-cell office:value-type="float" office:value="3.509234" calcext:value-type="float">
            <text:p>3.509234</text:p>
          </table:table-cell>
          <table:table-cell office:value-type="float" office:value="3.506881" calcext:value-type="float">
            <text:p>3.506881</text:p>
          </table:table-cell>
          <table:table-cell office:value-type="float" office:value="0.05571064" calcext:value-type="float">
            <text:p>0.05571064</text:p>
          </table:table-cell>
          <table:table-cell office:value-type="float" office:value="0.04447206" calcext:value-type="float">
            <text:p>0.04447206</text:p>
          </table:table-cell>
          <table:table-cell office:value-type="float" office:value="0.02339979" calcext:value-type="float">
            <text:p>0.02339979</text:p>
          </table:table-cell>
          <table:table-cell office:value-type="float" office:value="0.01553733" calcext:value-type="float">
            <text:p>0.01553733</text:p>
          </table:table-cell>
          <table:table-cell office:value-type="float" office:value="0.03615099" calcext:value-type="float">
            <text:p>0.03615099</text:p>
          </table:table-cell>
          <table:table-cell office:value-type="float" office:value="0.03038668" calcext:value-type="float">
            <text:p>0.03038668</text:p>
          </table:table-cell>
          <table:table-cell office:value-type="float" office:value="0.02592617" calcext:value-type="float">
            <text:p>0.02592617</text:p>
          </table:table-cell>
          <table:table-cell office:value-type="float" office:value="0.02279626" calcext:value-type="float">
            <text:p>0.02279626</text:p>
          </table:table-cell>
          <table:table-cell office:value-type="float" office:value="0.01936637" calcext:value-type="float">
            <text:p>0.01936637</text:p>
          </table:table-cell>
          <table:table-cell office:value-type="float" office:value="0.01436736" calcext:value-type="float">
            <text:p>0.01436736</text:p>
          </table:table-cell>
          <table:table-cell office:value-type="float" office:value="0.006236708" calcext:value-type="float">
            <text:p>0.006236708</text:p>
          </table:table-cell>
          <table:table-cell office:value-type="float" office:value="0" calcext:value-type="float">
            <text:p>0</text:p>
          </table:table-cell>
          <table:table-cell office:value-type="float" office:value="36.69873" calcext:value-type="float">
            <text:p>36.69873</text:p>
          </table:table-cell>
          <table:table-cell office:value-type="float" office:value="31.94014" calcext:value-type="float">
            <text:p>31.94014</text:p>
          </table:table-cell>
          <table:table-cell office:value-type="float" office:value="33.35548" calcext:value-type="float">
            <text:p>33.35548</text:p>
          </table:table-cell>
          <table:table-cell office:value-type="float" office:value="21.86006" calcext:value-type="float">
            <text:p>21.86006</text:p>
          </table:table-cell>
          <table:table-cell office:value-type="float" office:value="16.46968" calcext:value-type="float">
            <text:p>16.46968</text:p>
          </table:table-cell>
          <table:table-cell office:value-type="float" office:value="6.503779" calcext:value-type="float">
            <text:p>6.503779</text:p>
          </table:table-cell>
          <table:table-cell office:value-type="float" office:value="3.126641" calcext:value-type="float">
            <text:p>3.126641</text:p>
          </table:table-cell>
          <table:table-cell office:value-type="float" office:value="3.116457" calcext:value-type="float">
            <text:p>3.116457</text:p>
          </table:table-cell>
          <table:table-cell office:value-type="float" office:value="1.962618" calcext:value-type="float">
            <text:p>1.962618</text:p>
          </table:table-cell>
          <table:table-cell office:value-type="float" office:value="0.9462233" calcext:value-type="float">
            <text:p>0.9462233</text:p>
          </table:table-cell>
          <table:table-cell office:value-type="float" office:value="0.5003921" calcext:value-type="float">
            <text:p>0.5003921</text:p>
          </table:table-cell>
          <table:table-cell office:value-type="float" office:value="0.3701299" calcext:value-type="float">
            <text:p>0.3701299</text:p>
          </table:table-cell>
          <table:table-cell office:value-type="float" office:value="0.3035226" calcext:value-type="float">
            <text:p>0.3035226</text:p>
          </table:table-cell>
          <table:table-cell office:value-type="float" office:value="0.3248832" calcext:value-type="float">
            <text:p>0.3248832</text:p>
          </table:table-cell>
          <table:table-cell office:value-type="float" office:value="0" calcext:value-type="float">
            <text:p>0</text:p>
          </table:table-cell>
          <table:table-cell office:value-type="float" office:value="11804.36" calcext:value-type="float">
            <text:p>11804.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741658" calcext:value-type="float">
            <text:p>-0.0574165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7.2697" calcext:value-type="float">
            <text:p>17.2697</text:p>
          </table:table-cell>
          <table:table-cell office:value-type="float" office:value="1119.491" calcext:value-type="float">
            <text:p>1119.4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68937" calcext:value-type="float">
            <text:p>1.368937</text:p>
          </table:table-cell>
          <table:table-cell office:value-type="float" office:value="9.911521" calcext:value-type="float">
            <text:p>9.911521</text:p>
          </table:table-cell>
          <table:table-cell office:value-type="float" office:value="0" calcext:value-type="float">
            <text:p>0</text:p>
          </table:table-cell>
          <table:table-cell office:value-type="float" office:value="0.0001710415" calcext:value-type="float">
            <text:p>0.0001710415</text:p>
          </table:table-cell>
          <table:table-cell office:value-type="float" office:value="0" calcext:value-type="float">
            <text:p>0</text:p>
          </table:table-cell>
          <table:table-cell office:value-type="float" office:value="-0.07521794" calcext:value-type="float">
            <text:p>-0.07521794</text:p>
          </table:table-cell>
          <table:table-cell office:value-type="float" office:value="-0.05977421" calcext:value-type="float">
            <text:p>-0.05977421</text:p>
          </table:table-cell>
          <table:table-cell office:value-type="float" office:value="0.0001969173" calcext:value-type="float">
            <text:p>0.0001969173</text:p>
          </table:table-cell>
          <table:table-cell office:value-type="float" office:value="0.003707678" calcext:value-type="float">
            <text:p>0.003707678</text:p>
          </table:table-cell>
          <table:table-cell office:value-type="float" office:value="30.16481" calcext:value-type="float">
            <text:p>30.16481</text:p>
          </table:table-cell>
          <table:table-cell office:value-type="float" office:value="4.456571" calcext:value-type="float">
            <text:p>4.456571</text:p>
          </table:table-cell>
          <table:table-cell office:value-type="float" office:value="2.298168" calcext:value-type="float">
            <text:p>2.298168</text:p>
          </table:table-cell>
          <table:table-cell office:value-type="float" office:value="2.270631" calcext:value-type="float">
            <text:p>2.270631</text:p>
          </table:table-cell>
          <table:table-cell office:value-type="float" office:value="0.05195458" calcext:value-type="float">
            <text:p>0.05195458</text:p>
          </table:table-cell>
          <table:table-cell office:value-type="float" office:value="0.04370715" calcext:value-type="float">
            <text:p>0.04370715</text:p>
          </table:table-cell>
          <table:table-cell office:value-type="float" office:value="0.02367671" calcext:value-type="float">
            <text:p>0.02367671</text:p>
          </table:table-cell>
          <table:table-cell office:value-type="float" office:value="0.01578341" calcext:value-type="float">
            <text:p>0.01578341</text:p>
          </table:table-cell>
          <table:table-cell office:value-type="float" office:value="0.03615625" calcext:value-type="float">
            <text:p>0.03615625</text:p>
          </table:table-cell>
          <table:table-cell office:value-type="float" office:value="0.0303013" calcext:value-type="float">
            <text:p>0.0303013</text:p>
          </table:table-cell>
          <table:table-cell office:value-type="float" office:value="0.02581831" calcext:value-type="float">
            <text:p>0.02581831</text:p>
          </table:table-cell>
          <table:table-cell office:value-type="float" office:value="0.02270878" calcext:value-type="float">
            <text:p>0.02270878</text:p>
          </table:table-cell>
          <table:table-cell office:value-type="float" office:value="0.01931225" calcext:value-type="float">
            <text:p>0.01931225</text:p>
          </table:table-cell>
          <table:table-cell office:value-type="float" office:value="0.01435982" calcext:value-type="float">
            <text:p>0.01435982</text:p>
          </table:table-cell>
          <table:table-cell office:value-type="float" office:value="0.006250354" calcext:value-type="float">
            <text:p>0.006250354</text:p>
          </table:table-cell>
          <table:table-cell office:value-type="float" office:value="0" calcext:value-type="float">
            <text:p>0</text:p>
          </table:table-cell>
          <table:table-cell office:value-type="float" office:value="58.57948" calcext:value-type="float">
            <text:p>58.57948</text:p>
          </table:table-cell>
          <table:table-cell office:value-type="float" office:value="32.44662" calcext:value-type="float">
            <text:p>32.44662</text:p>
          </table:table-cell>
          <table:table-cell office:value-type="float" office:value="32.65567" calcext:value-type="float">
            <text:p>32.65567</text:p>
          </table:table-cell>
          <table:table-cell office:value-type="float" office:value="21.42432" calcext:value-type="float">
            <text:p>21.42432</text:p>
          </table:table-cell>
          <table:table-cell office:value-type="float" office:value="16.40275" calcext:value-type="float">
            <text:p>16.40275</text:p>
          </table:table-cell>
          <table:table-cell office:value-type="float" office:value="6.712551" calcext:value-type="float">
            <text:p>6.712551</text:p>
          </table:table-cell>
          <table:table-cell office:value-type="float" office:value="3.308494" calcext:value-type="float">
            <text:p>3.308494</text:p>
          </table:table-cell>
          <table:table-cell office:value-type="float" office:value="3.167418" calcext:value-type="float">
            <text:p>3.167418</text:p>
          </table:table-cell>
          <table:table-cell office:value-type="float" office:value="1.985031" calcext:value-type="float">
            <text:p>1.985031</text:p>
          </table:table-cell>
          <table:table-cell office:value-type="float" office:value="0.9549606" calcext:value-type="float">
            <text:p>0.9549606</text:p>
          </table:table-cell>
          <table:table-cell office:value-type="float" office:value="0.5033419" calcext:value-type="float">
            <text:p>0.5033419</text:p>
          </table:table-cell>
          <table:table-cell office:value-type="float" office:value="0.371129" calcext:value-type="float">
            <text:p>0.371129</text:p>
          </table:table-cell>
          <table:table-cell office:value-type="float" office:value="0.30389" calcext:value-type="float">
            <text:p>0.30389</text:p>
          </table:table-cell>
          <table:table-cell office:value-type="float" office:value="0.324894" calcext:value-type="float">
            <text:p>0.324894</text:p>
          </table:table-cell>
          <table:table-cell office:value-type="float" office:value="0" calcext:value-type="float">
            <text:p>0</text:p>
          </table:table-cell>
          <table:table-cell office:value-type="float" office:value="11500.08" calcext:value-type="float">
            <text:p>11500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746537" calcext:value-type="float">
            <text:p>-0.057465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17.21116" calcext:value-type="float">
            <text:p>17.21116</text:p>
          </table:table-cell>
          <table:table-cell office:value-type="float" office:value="1119.387" calcext:value-type="float">
            <text:p>1119.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6754" calcext:value-type="float">
            <text:p>1.26754</text:p>
          </table:table-cell>
          <table:table-cell office:value-type="float" office:value="10.15926" calcext:value-type="float">
            <text:p>10.15926</text:p>
          </table:table-cell>
          <table:table-cell office:value-type="float" office:value="0" calcext:value-type="float">
            <text:p>0</text:p>
          </table:table-cell>
          <table:table-cell office:value-type="float" office:value="0.0001710415" calcext:value-type="float">
            <text:p>0.0001710415</text:p>
          </table:table-cell>
          <table:table-cell office:value-type="float" office:value="0" calcext:value-type="float">
            <text:p>0</text:p>
          </table:table-cell>
          <table:table-cell office:value-type="float" office:value="-0.07521794" calcext:value-type="float">
            <text:p>-0.07521794</text:p>
          </table:table-cell>
          <table:table-cell office:value-type="float" office:value="-0.06035892" calcext:value-type="float">
            <text:p>-0.06035892</text:p>
          </table:table-cell>
          <table:table-cell office:value-type="float" office:value="0.0001991706" calcext:value-type="float">
            <text:p>0.0001991706</text:p>
          </table:table-cell>
          <table:table-cell office:value-type="float" office:value="0.003755622" calcext:value-type="float">
            <text:p>0.003755622</text:p>
          </table:table-cell>
          <table:table-cell office:value-type="float" office:value="30.09081" calcext:value-type="float">
            <text:p>30.09081</text:p>
          </table:table-cell>
          <table:table-cell office:value-type="float" office:value="3.29827" calcext:value-type="float">
            <text:p>3.29827</text:p>
          </table:table-cell>
          <table:table-cell office:value-type="float" office:value="1.540521" calcext:value-type="float">
            <text:p>1.540521</text:p>
          </table:table-cell>
          <table:table-cell office:value-type="float" office:value="1.506269" calcext:value-type="float">
            <text:p>1.506269</text:p>
          </table:table-cell>
          <table:table-cell office:value-type="float" office:value="0.05193056" calcext:value-type="float">
            <text:p>0.05193056</text:p>
          </table:table-cell>
          <table:table-cell office:value-type="float" office:value="0.04299718" calcext:value-type="float">
            <text:p>0.04299718</text:p>
          </table:table-cell>
          <table:table-cell office:value-type="float" office:value="0.02365486" calcext:value-type="float">
            <text:p>0.02365486</text:p>
          </table:table-cell>
          <table:table-cell office:value-type="float" office:value="0.01593504" calcext:value-type="float">
            <text:p>0.01593504</text:p>
          </table:table-cell>
          <table:table-cell office:value-type="float" office:value="0.03622566" calcext:value-type="float">
            <text:p>0.03622566</text:p>
          </table:table-cell>
          <table:table-cell office:value-type="float" office:value="0.03024887" calcext:value-type="float">
            <text:p>0.03024887</text:p>
          </table:table-cell>
          <table:table-cell office:value-type="float" office:value="0.0257195" calcext:value-type="float">
            <text:p>0.0257195</text:p>
          </table:table-cell>
          <table:table-cell office:value-type="float" office:value="0.02262184" calcext:value-type="float">
            <text:p>0.02262184</text:p>
          </table:table-cell>
          <table:table-cell office:value-type="float" office:value="0.01925672" calcext:value-type="float">
            <text:p>0.01925672</text:p>
          </table:table-cell>
          <table:table-cell office:value-type="float" office:value="0.0143515" calcext:value-type="float">
            <text:p>0.0143515</text:p>
          </table:table-cell>
          <table:table-cell office:value-type="float" office:value="0.006264009" calcext:value-type="float">
            <text:p>0.006264009</text:p>
          </table:table-cell>
          <table:table-cell office:value-type="float" office:value="0" calcext:value-type="float">
            <text:p>0</text:p>
          </table:table-cell>
          <table:table-cell office:value-type="float" office:value="64.74082" calcext:value-type="float">
            <text:p>64.74082</text:p>
          </table:table-cell>
          <table:table-cell office:value-type="float" office:value="35.56254" calcext:value-type="float">
            <text:p>35.56254</text:p>
          </table:table-cell>
          <table:table-cell office:value-type="float" office:value="32.59589" calcext:value-type="float">
            <text:p>32.59589</text:p>
          </table:table-cell>
          <table:table-cell office:value-type="float" office:value="21.28176" calcext:value-type="float">
            <text:p>21.28176</text:p>
          </table:table-cell>
          <table:table-cell office:value-type="float" office:value="16.30127" calcext:value-type="float">
            <text:p>16.30127</text:p>
          </table:table-cell>
          <table:table-cell office:value-type="float" office:value="6.724086" calcext:value-type="float">
            <text:p>6.724086</text:p>
          </table:table-cell>
          <table:table-cell office:value-type="float" office:value="3.392274" calcext:value-type="float">
            <text:p>3.392274</text:p>
          </table:table-cell>
          <table:table-cell office:value-type="float" office:value="3.215285" calcext:value-type="float">
            <text:p>3.215285</text:p>
          </table:table-cell>
          <table:table-cell office:value-type="float" office:value="2.008347" calcext:value-type="float">
            <text:p>2.008347</text:p>
          </table:table-cell>
          <table:table-cell office:value-type="float" office:value="0.9637641" calcext:value-type="float">
            <text:p>0.9637641</text:p>
          </table:table-cell>
          <table:table-cell office:value-type="float" office:value="0.5063392" calcext:value-type="float">
            <text:p>0.5063392</text:p>
          </table:table-cell>
          <table:table-cell office:value-type="float" office:value="0.3721429" calcext:value-type="float">
            <text:p>0.3721429</text:p>
          </table:table-cell>
          <table:table-cell office:value-type="float" office:value="0.3042563" calcext:value-type="float">
            <text:p>0.3042563</text:p>
          </table:table-cell>
          <table:table-cell office:value-type="float" office:value="0.3249049" calcext:value-type="float">
            <text:p>0.3249049</text:p>
          </table:table-cell>
          <table:table-cell office:value-type="float" office:value="0" calcext:value-type="float">
            <text:p>0</text:p>
          </table:table-cell>
          <table:table-cell office:value-type="float" office:value="11439.99" calcext:value-type="float">
            <text:p>11439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755413" calcext:value-type="float">
            <text:p>-0.057554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17.03753" calcext:value-type="float">
            <text:p>17.03753</text:p>
          </table:table-cell>
          <table:table-cell office:value-type="float" office:value="1119.249" calcext:value-type="float">
            <text:p>1119.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46908" calcext:value-type="float">
            <text:p>1.346908</text:p>
          </table:table-cell>
          <table:table-cell office:value-type="float" office:value="10.3744" calcext:value-type="float">
            <text:p>10.3744</text:p>
          </table:table-cell>
          <table:table-cell office:value-type="float" office:value="0" calcext:value-type="float">
            <text:p>0</text:p>
          </table:table-cell>
          <table:table-cell office:value-type="float" office:value="0.0001710415" calcext:value-type="float">
            <text:p>0.0001710415</text:p>
          </table:table-cell>
          <table:table-cell office:value-type="float" office:value="0" calcext:value-type="float">
            <text:p>0</text:p>
          </table:table-cell>
          <table:table-cell office:value-type="float" office:value="-0.07521794" calcext:value-type="float">
            <text:p>-0.07521794</text:p>
          </table:table-cell>
          <table:table-cell office:value-type="float" office:value="-0.06054147" calcext:value-type="float">
            <text:p>-0.06054147</text:p>
          </table:table-cell>
          <table:table-cell office:value-type="float" office:value="0.000162611" calcext:value-type="float">
            <text:p>0.000162611</text:p>
          </table:table-cell>
          <table:table-cell office:value-type="float" office:value="0.003812707" calcext:value-type="float">
            <text:p>0.003812707</text:p>
          </table:table-cell>
          <table:table-cell office:value-type="float" office:value="29.69284" calcext:value-type="float">
            <text:p>29.69284</text:p>
          </table:table-cell>
          <table:table-cell office:value-type="float" office:value="8.341148" calcext:value-type="float">
            <text:p>8.341148</text:p>
          </table:table-cell>
          <table:table-cell office:value-type="float" office:value="1.051815" calcext:value-type="float">
            <text:p>1.051815</text:p>
          </table:table-cell>
          <table:table-cell office:value-type="float" office:value="1.015949" calcext:value-type="float">
            <text:p>1.015949</text:p>
          </table:table-cell>
          <table:table-cell office:value-type="float" office:value="0.06076439" calcext:value-type="float">
            <text:p>0.06076439</text:p>
          </table:table-cell>
          <table:table-cell office:value-type="float" office:value="0.04702986" calcext:value-type="float">
            <text:p>0.04702986</text:p>
          </table:table-cell>
          <table:table-cell office:value-type="float" office:value="0.02341701" calcext:value-type="float">
            <text:p>0.02341701</text:p>
          </table:table-cell>
          <table:table-cell office:value-type="float" office:value="0.01580111" calcext:value-type="float">
            <text:p>0.01580111</text:p>
          </table:table-cell>
          <table:table-cell office:value-type="float" office:value="0.03623306" calcext:value-type="float">
            <text:p>0.03623306</text:p>
          </table:table-cell>
          <table:table-cell office:value-type="float" office:value="0.0302159" calcext:value-type="float">
            <text:p>0.0302159</text:p>
          </table:table-cell>
          <table:table-cell office:value-type="float" office:value="0.02563224" calcext:value-type="float">
            <text:p>0.02563224</text:p>
          </table:table-cell>
          <table:table-cell office:value-type="float" office:value="0.0225363" calcext:value-type="float">
            <text:p>0.0225363</text:p>
          </table:table-cell>
          <table:table-cell office:value-type="float" office:value="0.01919998" calcext:value-type="float">
            <text:p>0.01919998</text:p>
          </table:table-cell>
          <table:table-cell office:value-type="float" office:value="0.0143424" calcext:value-type="float">
            <text:p>0.0143424</text:p>
          </table:table-cell>
          <table:table-cell office:value-type="float" office:value="0.006277672" calcext:value-type="float">
            <text:p>0.006277672</text:p>
          </table:table-cell>
          <table:table-cell office:value-type="float" office:value="0" calcext:value-type="float">
            <text:p>0</text:p>
          </table:table-cell>
          <table:table-cell office:value-type="float" office:value="55.81713" calcext:value-type="float">
            <text:p>55.81713</text:p>
          </table:table-cell>
          <table:table-cell office:value-type="float" office:value="41.8838" calcext:value-type="float">
            <text:p>41.8838</text:p>
          </table:table-cell>
          <table:table-cell office:value-type="float" office:value="33.68577" calcext:value-type="float">
            <text:p>33.68577</text:p>
          </table:table-cell>
          <table:table-cell office:value-type="float" office:value="21.60223" calcext:value-type="float">
            <text:p>21.60223</text:p>
          </table:table-cell>
          <table:table-cell office:value-type="float" office:value="16.43416" calcext:value-type="float">
            <text:p>16.43416</text:p>
          </table:table-cell>
          <table:table-cell office:value-type="float" office:value="6.772387" calcext:value-type="float">
            <text:p>6.772387</text:p>
          </table:table-cell>
          <table:table-cell office:value-type="float" office:value="3.438496" calcext:value-type="float">
            <text:p>3.438496</text:p>
          </table:table-cell>
          <table:table-cell office:value-type="float" office:value="3.257322" calcext:value-type="float">
            <text:p>3.257322</text:p>
          </table:table-cell>
          <table:table-cell office:value-type="float" office:value="2.031603" calcext:value-type="float">
            <text:p>2.031603</text:p>
          </table:table-cell>
          <table:table-cell office:value-type="float" office:value="0.9726336" calcext:value-type="float">
            <text:p>0.9726336</text:p>
          </table:table-cell>
          <table:table-cell office:value-type="float" office:value="0.5093783" calcext:value-type="float">
            <text:p>0.5093783</text:p>
          </table:table-cell>
          <table:table-cell office:value-type="float" office:value="0.373171" calcext:value-type="float">
            <text:p>0.373171</text:p>
          </table:table-cell>
          <table:table-cell office:value-type="float" office:value="0.3046239" calcext:value-type="float">
            <text:p>0.3046239</text:p>
          </table:table-cell>
          <table:table-cell office:value-type="float" office:value="0.3249159" calcext:value-type="float">
            <text:p>0.3249159</text:p>
          </table:table-cell>
          <table:table-cell office:value-type="float" office:value="0" calcext:value-type="float">
            <text:p>0</text:p>
          </table:table-cell>
          <table:table-cell office:value-type="float" office:value="12397.08" calcext:value-type="float">
            <text:p>12397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763024" calcext:value-type="float">
            <text:p>-0.057630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16.90552" calcext:value-type="float">
            <text:p>16.90552</text:p>
          </table:table-cell>
          <table:table-cell office:value-type="float" office:value="1119.071" calcext:value-type="float">
            <text:p>1119.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3817" calcext:value-type="float">
            <text:p>1.393817</text:p>
          </table:table-cell>
          <table:table-cell office:value-type="float" office:value="10.62151" calcext:value-type="float">
            <text:p>10.62151</text:p>
          </table:table-cell>
          <table:table-cell office:value-type="float" office:value="0" calcext:value-type="float">
            <text:p>0</text:p>
          </table:table-cell>
          <table:table-cell office:value-type="float" office:value="0.0001710415" calcext:value-type="float">
            <text:p>0.0001710415</text:p>
          </table:table-cell>
          <table:table-cell office:value-type="float" office:value="0" calcext:value-type="float">
            <text:p>0</text:p>
          </table:table-cell>
          <table:table-cell office:value-type="float" office:value="-0.07521794" calcext:value-type="float">
            <text:p>-0.07521794</text:p>
          </table:table-cell>
          <table:table-cell office:value-type="float" office:value="-0.06079584" calcext:value-type="float">
            <text:p>-0.06079584</text:p>
          </table:table-cell>
          <table:table-cell office:value-type="float" office:value="0.0001093411" calcext:value-type="float">
            <text:p>0.0001093411</text:p>
          </table:table-cell>
          <table:table-cell office:value-type="float" office:value="0.00388747" calcext:value-type="float">
            <text:p>0.00388747</text:p>
          </table:table-cell>
          <table:table-cell office:value-type="float" office:value="29.37525" calcext:value-type="float">
            <text:p>29.37525</text:p>
          </table:table-cell>
          <table:table-cell office:value-type="float" office:value="11.92286" calcext:value-type="float">
            <text:p>11.92286</text:p>
          </table:table-cell>
          <table:table-cell office:value-type="float" office:value="0.7311594" calcext:value-type="float">
            <text:p>0.7311594</text:p>
          </table:table-cell>
          <table:table-cell office:value-type="float" office:value="0.6934314" calcext:value-type="float">
            <text:p>0.6934314</text:p>
          </table:table-cell>
          <table:table-cell office:value-type="float" office:value="0.07150488" calcext:value-type="float">
            <text:p>0.07150488</text:p>
          </table:table-cell>
          <table:table-cell office:value-type="float" office:value="0.05319352" calcext:value-type="float">
            <text:p>0.05319352</text:p>
          </table:table-cell>
          <table:table-cell office:value-type="float" office:value="0.02311361" calcext:value-type="float">
            <text:p>0.02311361</text:p>
          </table:table-cell>
          <table:table-cell office:value-type="float" office:value="0.01548747" calcext:value-type="float">
            <text:p>0.01548747</text:p>
          </table:table-cell>
          <table:table-cell office:value-type="float" office:value="0.03609439" calcext:value-type="float">
            <text:p>0.03609439</text:p>
          </table:table-cell>
          <table:table-cell office:value-type="float" office:value="0.03016445" calcext:value-type="float">
            <text:p>0.03016445</text:p>
          </table:table-cell>
          <table:table-cell office:value-type="float" office:value="0.02555433" calcext:value-type="float">
            <text:p>0.02555433</text:p>
          </table:table-cell>
          <table:table-cell office:value-type="float" office:value="0.02245289" calcext:value-type="float">
            <text:p>0.02245289</text:p>
          </table:table-cell>
          <table:table-cell office:value-type="float" office:value="0.0191422" calcext:value-type="float">
            <text:p>0.0191422</text:p>
          </table:table-cell>
          <table:table-cell office:value-type="float" office:value="0.01433252" calcext:value-type="float">
            <text:p>0.01433252</text:p>
          </table:table-cell>
          <table:table-cell office:value-type="float" office:value="0.006291319" calcext:value-type="float">
            <text:p>0.006291319</text:p>
          </table:table-cell>
          <table:table-cell office:value-type="float" office:value="0" calcext:value-type="float">
            <text:p>0</text:p>
          </table:table-cell>
          <table:table-cell office:value-type="float" office:value="44.08213" calcext:value-type="float">
            <text:p>44.08213</text:p>
          </table:table-cell>
          <table:table-cell office:value-type="float" office:value="47.50477" calcext:value-type="float">
            <text:p>47.50477</text:p>
          </table:table-cell>
          <table:table-cell office:value-type="float" office:value="35.05595" calcext:value-type="float">
            <text:p>35.05595</text:p>
          </table:table-cell>
          <table:table-cell office:value-type="float" office:value="22.18883" calcext:value-type="float">
            <text:p>22.18883</text:p>
          </table:table-cell>
          <table:table-cell office:value-type="float" office:value="16.80817" calcext:value-type="float">
            <text:p>16.80817</text:p>
          </table:table-cell>
          <table:table-cell office:value-type="float" office:value="6.874079" calcext:value-type="float">
            <text:p>6.874079</text:p>
          </table:table-cell>
          <table:table-cell office:value-type="float" office:value="3.492965" calcext:value-type="float">
            <text:p>3.492965</text:p>
          </table:table-cell>
          <table:table-cell office:value-type="float" office:value="3.299432" calcext:value-type="float">
            <text:p>3.299432</text:p>
          </table:table-cell>
          <table:table-cell office:value-type="float" office:value="2.054553" calcext:value-type="float">
            <text:p>2.054553</text:p>
          </table:table-cell>
          <table:table-cell office:value-type="float" office:value="0.9815545" calcext:value-type="float">
            <text:p>0.9815545</text:p>
          </table:table-cell>
          <table:table-cell office:value-type="float" office:value="0.512454" calcext:value-type="float">
            <text:p>0.512454</text:p>
          </table:table-cell>
          <table:table-cell office:value-type="float" office:value="0.3742122" calcext:value-type="float">
            <text:p>0.3742122</text:p>
          </table:table-cell>
          <table:table-cell office:value-type="float" office:value="0.3049913" calcext:value-type="float">
            <text:p>0.3049913</text:p>
          </table:table-cell>
          <table:table-cell office:value-type="float" office:value="0.3249269" calcext:value-type="float">
            <text:p>0.3249269</text:p>
          </table:table-cell>
          <table:table-cell office:value-type="float" office:value="0" calcext:value-type="float">
            <text:p>0</text:p>
          </table:table-cell>
          <table:table-cell office:value-type="float" office:value="12929.07" calcext:value-type="float">
            <text:p>12929.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782275" calcext:value-type="float">
            <text:p>-0.0578227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16.81096" calcext:value-type="float">
            <text:p>16.81096</text:p>
          </table:table-cell>
          <table:table-cell office:value-type="float" office:value="1118.868" calcext:value-type="float">
            <text:p>1118.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6192" calcext:value-type="float">
            <text:p>1.406192</text:p>
          </table:table-cell>
          <table:table-cell office:value-type="float" office:value="10.88927" calcext:value-type="float">
            <text:p>10.88927</text:p>
          </table:table-cell>
          <table:table-cell office:value-type="float" office:value="0" calcext:value-type="float">
            <text:p>0</text:p>
          </table:table-cell>
          <table:table-cell office:value-type="float" office:value="0.0001710415" calcext:value-type="float">
            <text:p>0.0001710415</text:p>
          </table:table-cell>
          <table:table-cell office:value-type="float" office:value="0" calcext:value-type="float">
            <text:p>0</text:p>
          </table:table-cell>
          <table:table-cell office:value-type="float" office:value="-0.07521794" calcext:value-type="float">
            <text:p>-0.07521794</text:p>
          </table:table-cell>
          <table:table-cell office:value-type="float" office:value="-0.06107814" calcext:value-type="float">
            <text:p>-0.06107814</text:p>
          </table:table-cell>
          <table:table-cell office:value-type="float" office:value="0.00006134998" calcext:value-type="float">
            <text:p>6.134998E-05</text:p>
          </table:table-cell>
          <table:table-cell office:value-type="float" office:value="0.003978204" calcext:value-type="float">
            <text:p>0.003978204</text:p>
          </table:table-cell>
          <table:table-cell office:value-type="float" office:value="29.14244" calcext:value-type="float">
            <text:p>29.14244</text:p>
          </table:table-cell>
          <table:table-cell office:value-type="float" office:value="13.57384" calcext:value-type="float">
            <text:p>13.57384</text:p>
          </table:table-cell>
          <table:table-cell office:value-type="float" office:value="0.5319891" calcext:value-type="float">
            <text:p>0.5319891</text:p>
          </table:table-cell>
          <table:table-cell office:value-type="float" office:value="0.4825915" calcext:value-type="float">
            <text:p>0.4825915</text:p>
          </table:table-cell>
          <table:table-cell office:value-type="float" office:value="0.08094369" calcext:value-type="float">
            <text:p>0.08094369</text:p>
          </table:table-cell>
          <table:table-cell office:value-type="float" office:value="0.05952177" calcext:value-type="float">
            <text:p>0.05952177</text:p>
          </table:table-cell>
          <table:table-cell office:value-type="float" office:value="0.02288794" calcext:value-type="float">
            <text:p>0.02288794</text:p>
          </table:table-cell>
          <table:table-cell office:value-type="float" office:value="0.01523101" calcext:value-type="float">
            <text:p>0.01523101</text:p>
          </table:table-cell>
          <table:table-cell office:value-type="float" office:value="0.03586116" calcext:value-type="float">
            <text:p>0.03586116</text:p>
          </table:table-cell>
          <table:table-cell office:value-type="float" office:value="0.03006905" calcext:value-type="float">
            <text:p>0.03006905</text:p>
          </table:table-cell>
          <table:table-cell office:value-type="float" office:value="0.02547875" calcext:value-type="float">
            <text:p>0.02547875</text:p>
          </table:table-cell>
          <table:table-cell office:value-type="float" office:value="0.0223715" calcext:value-type="float">
            <text:p>0.0223715</text:p>
          </table:table-cell>
          <table:table-cell office:value-type="float" office:value="0.01908357" calcext:value-type="float">
            <text:p>0.01908357</text:p>
          </table:table-cell>
          <table:table-cell office:value-type="float" office:value="0.01432187" calcext:value-type="float">
            <text:p>0.01432187</text:p>
          </table:table-cell>
          <table:table-cell office:value-type="float" office:value="0.006304969" calcext:value-type="float">
            <text:p>0.006304969</text:p>
          </table:table-cell>
          <table:table-cell office:value-type="float" office:value="0" calcext:value-type="float">
            <text:p>0</text:p>
          </table:table-cell>
          <table:table-cell office:value-type="float" office:value="35.13225" calcext:value-type="float">
            <text:p>35.13225</text:p>
          </table:table-cell>
          <table:table-cell office:value-type="float" office:value="51.99734" calcext:value-type="float">
            <text:p>51.99734</text:p>
          </table:table-cell>
          <table:table-cell office:value-type="float" office:value="36.53528" calcext:value-type="float">
            <text:p>36.53528</text:p>
          </table:table-cell>
          <table:table-cell office:value-type="float" office:value="22.89268" calcext:value-type="float">
            <text:p>22.89268</text:p>
          </table:table-cell>
          <table:table-cell office:value-type="float" office:value="17.30147" calcext:value-type="float">
            <text:p>17.30147</text:p>
          </table:table-cell>
          <table:table-cell office:value-type="float" office:value="7.010746" calcext:value-type="float">
            <text:p>7.010746</text:p>
          </table:table-cell>
          <table:table-cell office:value-type="float" office:value="3.560211" calcext:value-type="float">
            <text:p>3.560211</text:p>
          </table:table-cell>
          <table:table-cell office:value-type="float" office:value="3.345861" calcext:value-type="float">
            <text:p>3.345861</text:p>
          </table:table-cell>
          <table:table-cell office:value-type="float" office:value="2.077737" calcext:value-type="float">
            <text:p>2.077737</text:p>
          </table:table-cell>
          <table:table-cell office:value-type="float" office:value="0.9905451" calcext:value-type="float">
            <text:p>0.9905451</text:p>
          </table:table-cell>
          <table:table-cell office:value-type="float" office:value="0.5155649" calcext:value-type="float">
            <text:p>0.5155649</text:p>
          </table:table-cell>
          <table:table-cell office:value-type="float" office:value="0.3752653" calcext:value-type="float">
            <text:p>0.3752653</text:p>
          </table:table-cell>
          <table:table-cell office:value-type="float" office:value="0.3053603" calcext:value-type="float">
            <text:p>0.3053603</text:p>
          </table:table-cell>
          <table:table-cell office:value-type="float" office:value="0.3249379" calcext:value-type="float">
            <text:p>0.3249379</text:p>
          </table:table-cell>
          <table:table-cell office:value-type="float" office:value="0" calcext:value-type="float">
            <text:p>0</text:p>
          </table:table-cell>
          <table:table-cell office:value-type="float" office:value="13122.22" calcext:value-type="float">
            <text:p>13122.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807279" calcext:value-type="float">
            <text:p>-0.058072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16.73349" calcext:value-type="float">
            <text:p>16.73349</text:p>
          </table:table-cell>
          <table:table-cell office:value-type="float" office:value="1118.662" calcext:value-type="float">
            <text:p>1118.6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04503" calcext:value-type="float">
            <text:p>1.404503</text:p>
          </table:table-cell>
          <table:table-cell office:value-type="float" office:value="11.15837" calcext:value-type="float">
            <text:p>11.15837</text:p>
          </table:table-cell>
          <table:table-cell office:value-type="float" office:value="0" calcext:value-type="float">
            <text:p>0</text:p>
          </table:table-cell>
          <table:table-cell office:value-type="float" office:value="0.0001710415" calcext:value-type="float">
            <text:p>0.0001710415</text:p>
          </table:table-cell>
          <table:table-cell office:value-type="float" office:value="0" calcext:value-type="float">
            <text:p>0</text:p>
          </table:table-cell>
          <table:table-cell office:value-type="float" office:value="-0.07521794" calcext:value-type="float">
            <text:p>-0.07521794</text:p>
          </table:table-cell>
          <table:table-cell office:value-type="float" office:value="-0.06134369" calcext:value-type="float">
            <text:p>-0.06134369</text:p>
          </table:table-cell>
          <table:table-cell office:value-type="float" office:value="0.00001972079" calcext:value-type="float">
            <text:p>1.972079E-05</text:p>
          </table:table-cell>
          <table:table-cell office:value-type="float" office:value="0.004078181" calcext:value-type="float">
            <text:p>0.004078181</text:p>
          </table:table-cell>
          <table:table-cell office:value-type="float" office:value="28.96147" calcext:value-type="float">
            <text:p>28.96147</text:p>
          </table:table-cell>
          <table:table-cell office:value-type="float" office:value="14.17987" calcext:value-type="float">
            <text:p>14.17987</text:p>
          </table:table-cell>
          <table:table-cell office:value-type="float" office:value="0.4033726" calcext:value-type="float">
            <text:p>0.4033726</text:p>
          </table:table-cell>
          <table:table-cell office:value-type="float" office:value="0.3497343" calcext:value-type="float">
            <text:p>0.3497343</text:p>
          </table:table-cell>
          <table:table-cell office:value-type="float" office:value="0.08626139" calcext:value-type="float">
            <text:p>0.08626139</text:p>
          </table:table-cell>
          <table:table-cell office:value-type="float" office:value="0.06369496" calcext:value-type="float">
            <text:p>0.06369496</text:p>
          </table:table-cell>
          <table:table-cell office:value-type="float" office:value="0.02277465" calcext:value-type="float">
            <text:p>0.02277465</text:p>
          </table:table-cell>
          <table:table-cell office:value-type="float" office:value="0.01515123" calcext:value-type="float">
            <text:p>0.01515123</text:p>
          </table:table-cell>
          <table:table-cell office:value-type="float" office:value="0.03560568" calcext:value-type="float">
            <text:p>0.03560568</text:p>
          </table:table-cell>
          <table:table-cell office:value-type="float" office:value="0.02993178" calcext:value-type="float">
            <text:p>0.02993178</text:p>
          </table:table-cell>
          <table:table-cell office:value-type="float" office:value="0.02539817" calcext:value-type="float">
            <text:p>0.02539817</text:p>
          </table:table-cell>
          <table:table-cell office:value-type="float" office:value="0.02229114" calcext:value-type="float">
            <text:p>0.02229114</text:p>
          </table:table-cell>
          <table:table-cell office:value-type="float" office:value="0.01902416" calcext:value-type="float">
            <text:p>0.01902416</text:p>
          </table:table-cell>
          <table:table-cell office:value-type="float" office:value="0.01431044" calcext:value-type="float">
            <text:p>0.01431044</text:p>
          </table:table-cell>
          <table:table-cell office:value-type="float" office:value="0.006318615" calcext:value-type="float">
            <text:p>0.006318615</text:p>
          </table:table-cell>
          <table:table-cell office:value-type="float" office:value="0" calcext:value-type="float">
            <text:p>0</text:p>
          </table:table-cell>
          <table:table-cell office:value-type="float" office:value="29.25636" calcext:value-type="float">
            <text:p>29.25636</text:p>
          </table:table-cell>
          <table:table-cell office:value-type="float" office:value="55.37613" calcext:value-type="float">
            <text:p>55.37613</text:p>
          </table:table-cell>
          <table:table-cell office:value-type="float" office:value="38.0096" calcext:value-type="float">
            <text:p>38.0096</text:p>
          </table:table-cell>
          <table:table-cell office:value-type="float" office:value="23.64461" calcext:value-type="float">
            <text:p>23.64461</text:p>
          </table:table-cell>
          <table:table-cell office:value-type="float" office:value="17.8454" calcext:value-type="float">
            <text:p>17.8454</text:p>
          </table:table-cell>
          <table:table-cell office:value-type="float" office:value="7.168008" calcext:value-type="float">
            <text:p>7.168008</text:p>
          </table:table-cell>
          <table:table-cell office:value-type="float" office:value="3.638584" calcext:value-type="float">
            <text:p>3.638584</text:p>
          </table:table-cell>
          <table:table-cell office:value-type="float" office:value="3.397235" calcext:value-type="float">
            <text:p>3.397235</text:p>
          </table:table-cell>
          <table:table-cell office:value-type="float" office:value="2.101678" calcext:value-type="float">
            <text:p>2.101678</text:p>
          </table:table-cell>
          <table:table-cell office:value-type="float" office:value="0.9996572" calcext:value-type="float">
            <text:p>0.9996572</text:p>
          </table:table-cell>
          <table:table-cell office:value-type="float" office:value="0.5187131" calcext:value-type="float">
            <text:p>0.5187131</text:p>
          </table:table-cell>
          <table:table-cell office:value-type="float" office:value="0.3763303" calcext:value-type="float">
            <text:p>0.3763303</text:p>
          </table:table-cell>
          <table:table-cell office:value-type="float" office:value="0.3057304" calcext:value-type="float">
            <text:p>0.3057304</text:p>
          </table:table-cell>
          <table:table-cell office:value-type="float" office:value="0.324949" calcext:value-type="float">
            <text:p>0.324949</text:p>
          </table:table-cell>
          <table:table-cell office:value-type="float" office:value="0" calcext:value-type="float">
            <text:p>0</text:p>
          </table:table-cell>
          <table:table-cell office:value-type="float" office:value="13180.45" calcext:value-type="float">
            <text:p>13180.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82928" calcext:value-type="float">
            <text:p>-0.058292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16.663" calcext:value-type="float">
            <text:p>16.663</text:p>
          </table:table-cell>
          <table:table-cell office:value-type="float" office:value="1118.458" calcext:value-type="float">
            <text:p>1118.4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9242" calcext:value-type="float">
            <text:p>1.399242</text:p>
          </table:table-cell>
          <table:table-cell office:value-type="float" office:value="11.42125" calcext:value-type="float">
            <text:p>11.42125</text:p>
          </table:table-cell>
          <table:table-cell office:value-type="float" office:value="0" calcext:value-type="float">
            <text:p>0</text:p>
          </table:table-cell>
          <table:table-cell office:value-type="float" office:value="0.0001710416" calcext:value-type="float">
            <text:p>0.0001710416</text:p>
          </table:table-cell>
          <table:table-cell office:value-type="float" office:value="0" calcext:value-type="float">
            <text:p>0</text:p>
          </table:table-cell>
          <table:table-cell office:value-type="float" office:value="-0.07521787" calcext:value-type="float">
            <text:p>-0.07521787</text:p>
          </table:table-cell>
          <table:table-cell office:value-type="float" office:value="-0.06157134" calcext:value-type="float">
            <text:p>-0.06157134</text:p>
          </table:table-cell>
          <table:table-cell office:value-type="float" office:value="-0.00001772674" calcext:value-type="float">
            <text:p>-1.772674E-05</text:p>
          </table:table-cell>
          <table:table-cell office:value-type="float" office:value="0.004181181" calcext:value-type="float">
            <text:p>0.004181181</text:p>
          </table:table-cell>
          <table:table-cell office:value-type="float" office:value="28.80625" calcext:value-type="float">
            <text:p>28.80625</text:p>
          </table:table-cell>
          <table:table-cell office:value-type="float" office:value="14.3229" calcext:value-type="float">
            <text:p>14.3229</text:p>
          </table:table-cell>
          <table:table-cell office:value-type="float" office:value="0.3211381" calcext:value-type="float">
            <text:p>0.3211381</text:p>
          </table:table-cell>
          <table:table-cell office:value-type="float" office:value="0.2688051" calcext:value-type="float">
            <text:p>0.2688051</text:p>
          </table:table-cell>
          <table:table-cell office:value-type="float" office:value="0.08829106" calcext:value-type="float">
            <text:p>0.08829106</text:p>
          </table:table-cell>
          <table:table-cell office:value-type="float" office:value="0.06574348" calcext:value-type="float">
            <text:p>0.06574348</text:p>
          </table:table-cell>
          <table:table-cell office:value-type="float" office:value="0.02274176" calcext:value-type="float">
            <text:p>0.02274176</text:p>
          </table:table-cell>
          <table:table-cell office:value-type="float" office:value="0.01516391" calcext:value-type="float">
            <text:p>0.01516391</text:p>
          </table:table-cell>
          <table:table-cell office:value-type="float" office:value="0.03537672" calcext:value-type="float">
            <text:p>0.03537672</text:p>
          </table:table-cell>
          <table:table-cell office:value-type="float" office:value="0.0297708" calcext:value-type="float">
            <text:p>0.0297708</text:p>
          </table:table-cell>
          <table:table-cell office:value-type="float" office:value="0.02530866" calcext:value-type="float">
            <text:p>0.02530866</text:p>
          </table:table-cell>
          <table:table-cell office:value-type="float" office:value="0.02221046" calcext:value-type="float">
            <text:p>0.02221046</text:p>
          </table:table-cell>
          <table:table-cell office:value-type="float" office:value="0.01896385" calcext:value-type="float">
            <text:p>0.01896385</text:p>
          </table:table-cell>
          <table:table-cell office:value-type="float" office:value="0.01429823" calcext:value-type="float">
            <text:p>0.01429823</text:p>
          </table:table-cell>
          <table:table-cell office:value-type="float" office:value="0.00633226" calcext:value-type="float">
            <text:p>0.00633226</text:p>
          </table:table-cell>
          <table:table-cell office:value-type="float" office:value="0" calcext:value-type="float">
            <text:p>0</text:p>
          </table:table-cell>
          <table:table-cell office:value-type="float" office:value="25.6967" calcext:value-type="float">
            <text:p>25.6967</text:p>
          </table:table-cell>
          <table:table-cell office:value-type="float" office:value="57.91702" calcext:value-type="float">
            <text:p>57.91702</text:p>
          </table:table-cell>
          <table:table-cell office:value-type="float" office:value="39.42198" calcext:value-type="float">
            <text:p>39.42198</text:p>
          </table:table-cell>
          <table:table-cell office:value-type="float" office:value="24.40388" calcext:value-type="float">
            <text:p>24.40388</text:p>
          </table:table-cell>
          <table:table-cell office:value-type="float" office:value="18.41097" calcext:value-type="float">
            <text:p>18.41097</text:p>
          </table:table-cell>
          <table:table-cell office:value-type="float" office:value="7.335244" calcext:value-type="float">
            <text:p>7.335244</text:p>
          </table:table-cell>
          <table:table-cell office:value-type="float" office:value="3.723716" calcext:value-type="float">
            <text:p>3.723716</text:p>
          </table:table-cell>
          <table:table-cell office:value-type="float" office:value="3.452574" calcext:value-type="float">
            <text:p>3.452574</text:p>
          </table:table-cell>
          <table:table-cell office:value-type="float" office:value="2.126613" calcext:value-type="float">
            <text:p>2.126613</text:p>
          </table:table-cell>
          <table:table-cell office:value-type="float" office:value="1.008946" calcext:value-type="float">
            <text:p>1.008946</text:p>
          </table:table-cell>
          <table:table-cell office:value-type="float" office:value="0.5219051" calcext:value-type="float">
            <text:p>0.5219051</text:p>
          </table:table-cell>
          <table:table-cell office:value-type="float" office:value="0.3774081" calcext:value-type="float">
            <text:p>0.3774081</text:p>
          </table:table-cell>
          <table:table-cell office:value-type="float" office:value="0.3061035" calcext:value-type="float">
            <text:p>0.3061035</text:p>
          </table:table-cell>
          <table:table-cell office:value-type="float" office:value="0.3249601" calcext:value-type="float">
            <text:p>0.3249601</text:p>
          </table:table-cell>
          <table:table-cell office:value-type="float" office:value="0" calcext:value-type="float">
            <text:p>0</text:p>
          </table:table-cell>
          <table:table-cell office:value-type="float" office:value="13195.95" calcext:value-type="float">
            <text:p>13195.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846357" calcext:value-type="float">
            <text:p>-0.0584635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6.59205" calcext:value-type="float">
            <text:p>16.59205</text:p>
          </table:table-cell>
          <table:table-cell office:value-type="float" office:value="1118.274" calcext:value-type="float">
            <text:p>1118.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6717" calcext:value-type="float">
            <text:p>1.386717</text:p>
          </table:table-cell>
          <table:table-cell office:value-type="float" office:value="11.673" calcext:value-type="float">
            <text:p>11.673</text:p>
          </table:table-cell>
          <table:table-cell office:value-type="float" office:value="0" calcext:value-type="float">
            <text:p>0</text:p>
          </table:table-cell>
          <table:table-cell office:value-type="float" office:value="0.0001710424" calcext:value-type="float">
            <text:p>0.0001710424</text:p>
          </table:table-cell>
          <table:table-cell office:value-type="float" office:value="0" calcext:value-type="float">
            <text:p>0</text:p>
          </table:table-cell>
          <table:table-cell office:value-type="float" office:value="-0.07521743" calcext:value-type="float">
            <text:p>-0.07521743</text:p>
          </table:table-cell>
          <table:table-cell office:value-type="float" office:value="-0.06177659" calcext:value-type="float">
            <text:p>-0.06177659</text:p>
          </table:table-cell>
          <table:table-cell office:value-type="float" office:value="-0.00004989314" calcext:value-type="float">
            <text:p>-4.989314E-05</text:p>
          </table:table-cell>
          <table:table-cell office:value-type="float" office:value="0.004279484" calcext:value-type="float">
            <text:p>0.004279484</text:p>
          </table:table-cell>
          <table:table-cell office:value-type="float" office:value="28.66234" calcext:value-type="float">
            <text:p>28.66234</text:p>
          </table:table-cell>
          <table:table-cell office:value-type="float" office:value="13.84723" calcext:value-type="float">
            <text:p>13.84723</text:p>
          </table:table-cell>
          <table:table-cell office:value-type="float" office:value="0.2573021" calcext:value-type="float">
            <text:p>0.2573021</text:p>
          </table:table-cell>
          <table:table-cell office:value-type="float" office:value="0.2125395" calcext:value-type="float">
            <text:p>0.2125395</text:p>
          </table:table-cell>
          <table:table-cell office:value-type="float" office:value="0.08437119" calcext:value-type="float">
            <text:p>0.08437119</text:p>
          </table:table-cell>
          <table:table-cell office:value-type="float" office:value="0.06386102" calcext:value-type="float">
            <text:p>0.06386102</text:p>
          </table:table-cell>
          <table:table-cell office:value-type="float" office:value="0.02278587" calcext:value-type="float">
            <text:p>0.02278587</text:p>
          </table:table-cell>
          <table:table-cell office:value-type="float" office:value="0.01522412" calcext:value-type="float">
            <text:p>0.01522412</text:p>
          </table:table-cell>
          <table:table-cell office:value-type="float" office:value="0.03520731" calcext:value-type="float">
            <text:p>0.03520731</text:p>
          </table:table-cell>
          <table:table-cell office:value-type="float" office:value="0.02960629" calcext:value-type="float">
            <text:p>0.02960629</text:p>
          </table:table-cell>
          <table:table-cell office:value-type="float" office:value="0.02521018" calcext:value-type="float">
            <text:p>0.02521018</text:p>
          </table:table-cell>
          <table:table-cell office:value-type="float" office:value="0.02212831" calcext:value-type="float">
            <text:p>0.02212831</text:p>
          </table:table-cell>
          <table:table-cell office:value-type="float" office:value="0.01890241" calcext:value-type="float">
            <text:p>0.01890241</text:p>
          </table:table-cell>
          <table:table-cell office:value-type="float" office:value="0.0142852" calcext:value-type="float">
            <text:p>0.0142852</text:p>
          </table:table-cell>
          <table:table-cell office:value-type="float" office:value="0.006345887" calcext:value-type="float">
            <text:p>0.006345887</text:p>
          </table:table-cell>
          <table:table-cell office:value-type="float" office:value="0" calcext:value-type="float">
            <text:p>0</text:p>
          </table:table-cell>
          <table:table-cell office:value-type="float" office:value="27.21858" calcext:value-type="float">
            <text:p>27.21858</text:p>
          </table:table-cell>
          <table:table-cell office:value-type="float" office:value="59.32845" calcext:value-type="float">
            <text:p>59.32845</text:p>
          </table:table-cell>
          <table:table-cell office:value-type="float" office:value="40.50958" calcext:value-type="float">
            <text:p>40.50958</text:p>
          </table:table-cell>
          <table:table-cell office:value-type="float" office:value="25.06938" calcext:value-type="float">
            <text:p>25.06938</text:p>
          </table:table-cell>
          <table:table-cell office:value-type="float" office:value="18.91732" calcext:value-type="float">
            <text:p>18.91732</text:p>
          </table:table-cell>
          <table:table-cell office:value-type="float" office:value="7.496636" calcext:value-type="float">
            <text:p>7.496636</text:p>
          </table:table-cell>
          <table:table-cell office:value-type="float" office:value="3.810616" calcext:value-type="float">
            <text:p>3.810616</text:p>
          </table:table-cell>
          <table:table-cell office:value-type="float" office:value="3.510313" calcext:value-type="float">
            <text:p>3.510313</text:p>
          </table:table-cell>
          <table:table-cell office:value-type="float" office:value="2.152524" calcext:value-type="float">
            <text:p>2.152524</text:p>
          </table:table-cell>
          <table:table-cell office:value-type="float" office:value="1.018444" calcext:value-type="float">
            <text:p>1.018444</text:p>
          </table:table-cell>
          <table:table-cell office:value-type="float" office:value="0.525147" calcext:value-type="float">
            <text:p>0.525147</text:p>
          </table:table-cell>
          <table:table-cell office:value-type="float" office:value="0.3784989" calcext:value-type="float">
            <text:p>0.3784989</text:p>
          </table:table-cell>
          <table:table-cell office:value-type="float" office:value="0.3064779" calcext:value-type="float">
            <text:p>0.3064779</text:p>
          </table:table-cell>
          <table:table-cell office:value-type="float" office:value="0.3249713" calcext:value-type="float">
            <text:p>0.3249713</text:p>
          </table:table-cell>
          <table:table-cell office:value-type="float" office:value="0" calcext:value-type="float">
            <text:p>0</text:p>
          </table:table-cell>
          <table:table-cell office:value-type="float" office:value="13204.7" calcext:value-type="float">
            <text:p>13204.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855112" calcext:value-type="float">
            <text:p>-0.0585511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6.52092" calcext:value-type="float">
            <text:p>16.52092</text:p>
          </table:table-cell>
          <table:table-cell office:value-type="float" office:value="1118.11" calcext:value-type="float">
            <text:p>111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8083" calcext:value-type="float">
            <text:p>1.328083</text:p>
          </table:table-cell>
          <table:table-cell office:value-type="float" office:value="11.95627" calcext:value-type="float">
            <text:p>11.95627</text:p>
          </table:table-cell>
          <table:table-cell office:value-type="float" office:value="0" calcext:value-type="float">
            <text:p>0</text:p>
          </table:table-cell>
          <table:table-cell office:value-type="float" office:value="0.0001719657" calcext:value-type="float">
            <text:p>0.0001719657</text:p>
          </table:table-cell>
          <table:table-cell office:value-type="float" office:value="0" calcext:value-type="float">
            <text:p>0</text:p>
          </table:table-cell>
          <table:table-cell office:value-type="float" office:value="-0.07482285" calcext:value-type="float">
            <text:p>-0.07482285</text:p>
          </table:table-cell>
          <table:table-cell office:value-type="float" office:value="-0.06243403" calcext:value-type="float">
            <text:p>-0.06243403</text:p>
          </table:table-cell>
          <table:table-cell office:value-type="float" office:value="-0.00005846641" calcext:value-type="float">
            <text:p>-5.846641E-05</text:p>
          </table:table-cell>
          <table:table-cell office:value-type="float" office:value="0.00436871" calcext:value-type="float">
            <text:p>0.00436871</text:p>
          </table:table-cell>
          <table:table-cell office:value-type="float" office:value="28.54019" calcext:value-type="float">
            <text:p>28.54019</text:p>
          </table:table-cell>
          <table:table-cell office:value-type="float" office:value="11.32417" calcext:value-type="float">
            <text:p>11.32417</text:p>
          </table:table-cell>
          <table:table-cell office:value-type="float" office:value="0.4427068" calcext:value-type="float">
            <text:p>0.4427068</text:p>
          </table:table-cell>
          <table:table-cell office:value-type="float" office:value="0.1758289" calcext:value-type="float">
            <text:p>0.1758289</text:p>
          </table:table-cell>
          <table:table-cell office:value-type="float" office:value="0.07902557" calcext:value-type="float">
            <text:p>0.07902557</text:p>
          </table:table-cell>
          <table:table-cell office:value-type="float" office:value="0.06024257" calcext:value-type="float">
            <text:p>0.06024257</text:p>
          </table:table-cell>
          <table:table-cell office:value-type="float" office:value="0.02285933" calcext:value-type="float">
            <text:p>0.02285933</text:p>
          </table:table-cell>
          <table:table-cell office:value-type="float" office:value="0.01548698" calcext:value-type="float">
            <text:p>0.01548698</text:p>
          </table:table-cell>
          <table:table-cell office:value-type="float" office:value="0.03511506" calcext:value-type="float">
            <text:p>0.03511506</text:p>
          </table:table-cell>
          <table:table-cell office:value-type="float" office:value="0.0294576" calcext:value-type="float">
            <text:p>0.0294576</text:p>
          </table:table-cell>
          <table:table-cell office:value-type="float" office:value="0.02510611" calcext:value-type="float">
            <text:p>0.02510611</text:p>
          </table:table-cell>
          <table:table-cell office:value-type="float" office:value="0.02204545" calcext:value-type="float">
            <text:p>0.02204545</text:p>
          </table:table-cell>
          <table:table-cell office:value-type="float" office:value="0.01883959" calcext:value-type="float">
            <text:p>0.01883959</text:p>
          </table:table-cell>
          <table:table-cell office:value-type="float" office:value="0.01427142" calcext:value-type="float">
            <text:p>0.01427142</text:p>
          </table:table-cell>
          <table:table-cell office:value-type="float" office:value="0.006359474" calcext:value-type="float">
            <text:p>0.006359474</text:p>
          </table:table-cell>
          <table:table-cell office:value-type="float" office:value="0" calcext:value-type="float">
            <text:p>0</text:p>
          </table:table-cell>
          <table:table-cell office:value-type="float" office:value="39.22189" calcext:value-type="float">
            <text:p>39.22189</text:p>
          </table:table-cell>
          <table:table-cell office:value-type="float" office:value="60.93414" calcext:value-type="float">
            <text:p>60.93414</text:p>
          </table:table-cell>
          <table:table-cell office:value-type="float" office:value="40.58447" calcext:value-type="float">
            <text:p>40.58447</text:p>
          </table:table-cell>
          <table:table-cell office:value-type="float" office:value="25.33797" calcext:value-type="float">
            <text:p>25.33797</text:p>
          </table:table-cell>
          <table:table-cell office:value-type="float" office:value="19.20055" calcext:value-type="float">
            <text:p>19.20055</text:p>
          </table:table-cell>
          <table:table-cell office:value-type="float" office:value="7.630869" calcext:value-type="float">
            <text:p>7.630869</text:p>
          </table:table-cell>
          <table:table-cell office:value-type="float" office:value="3.890392" calcext:value-type="float">
            <text:p>3.890392</text:p>
          </table:table-cell>
          <table:table-cell office:value-type="float" office:value="3.568195" calcext:value-type="float">
            <text:p>3.568195</text:p>
          </table:table-cell>
          <table:table-cell office:value-type="float" office:value="2.178621" calcext:value-type="float">
            <text:p>2.178621</text:p>
          </table:table-cell>
          <table:table-cell office:value-type="float" office:value="1.028399" calcext:value-type="float">
            <text:p>1.028399</text:p>
          </table:table-cell>
          <table:table-cell office:value-type="float" office:value="0.5287485" calcext:value-type="float">
            <text:p>0.5287485</text:p>
          </table:table-cell>
          <table:table-cell office:value-type="float" office:value="0.3796029" calcext:value-type="float">
            <text:p>0.3796029</text:p>
          </table:table-cell>
          <table:table-cell office:value-type="float" office:value="0.3068595" calcext:value-type="float">
            <text:p>0.3068595</text:p>
          </table:table-cell>
          <table:table-cell office:value-type="float" office:value="0.3249826" calcext:value-type="float">
            <text:p>0.3249826</text:p>
          </table:table-cell>
          <table:table-cell office:value-type="float" office:value="0" calcext:value-type="float">
            <text:p>0</text:p>
          </table:table-cell>
          <table:table-cell office:value-type="float" office:value="12837.31" calcext:value-type="float">
            <text:p>12837.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0586417" calcext:value-type="float">
            <text:p>-0.058641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6.4422" calcext:value-type="float">
            <text:p>16.4422</text:p>
          </table:table-cell>
          <table:table-cell office:value-type="float" office:value="1117.912" calcext:value-type="float">
            <text:p>1117.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191468" calcext:value-type="float">
            <text:p>0.9191468</text:p>
          </table:table-cell>
          <table:table-cell office:value-type="float" office:value="12.28637" calcext:value-type="float">
            <text:p>12.28637</text:p>
          </table:table-cell>
          <table:table-cell office:value-type="float" office:value="0.07082218" calcext:value-type="float">
            <text:p>0.07082218</text:p>
          </table:table-cell>
          <table:table-cell office:value-type="float" office:value="0.0001851173" calcext:value-type="float">
            <text:p>0.0001851173</text:p>
          </table:table-cell>
          <table:table-cell office:value-type="float" office:value="0.1917586" calcext:value-type="float">
            <text:p>0.1917586</text:p>
          </table:table-cell>
          <table:table-cell office:value-type="float" office:value="-0.0719184" calcext:value-type="float">
            <text:p>-0.0719184</text:p>
          </table:table-cell>
          <table:table-cell office:value-type="float" office:value="-0.07266101" calcext:value-type="float">
            <text:p>-0.07266101</text:p>
          </table:table-cell>
          <table:table-cell office:value-type="float" office:value="-0.00006947512" calcext:value-type="float">
            <text:p>-6.947512E-05</text:p>
          </table:table-cell>
          <table:table-cell office:value-type="float" office:value="0.004444308" calcext:value-type="float">
            <text:p>0.004444308</text:p>
          </table:table-cell>
          <table:table-cell office:value-type="float" office:value="28.44865" calcext:value-type="float">
            <text:p>28.44865</text:p>
          </table:table-cell>
          <table:table-cell office:value-type="float" office:value="12.07523" calcext:value-type="float">
            <text:p>12.07523</text:p>
          </table:table-cell>
          <table:table-cell office:value-type="float" office:value="0.8889315" calcext:value-type="float">
            <text:p>0.8889315</text:p>
          </table:table-cell>
          <table:table-cell office:value-type="float" office:value="0.2767329" calcext:value-type="float">
            <text:p>0.2767329</text:p>
          </table:table-cell>
          <table:table-cell office:value-type="float" office:value="0.08177355" calcext:value-type="float">
            <text:p>0.08177355</text:p>
          </table:table-cell>
          <table:table-cell office:value-type="float" office:value="0.05732021" calcext:value-type="float">
            <text:p>0.05732021</text:p>
          </table:table-cell>
          <table:table-cell office:value-type="float" office:value="0.0252993" calcext:value-type="float">
            <text:p>0.0252993</text:p>
          </table:table-cell>
          <table:table-cell office:value-type="float" office:value="0.01731874" calcext:value-type="float">
            <text:p>0.01731874</text:p>
          </table:table-cell>
          <table:table-cell office:value-type="float" office:value="0.03528007" calcext:value-type="float">
            <text:p>0.03528007</text:p>
          </table:table-cell>
          <table:table-cell office:value-type="float" office:value="0.0293501" calcext:value-type="float">
            <text:p>0.0293501</text:p>
          </table:table-cell>
          <table:table-cell office:value-type="float" office:value="0.02500143" calcext:value-type="float">
            <text:p>0.02500143</text:p>
          </table:table-cell>
          <table:table-cell office:value-type="float" office:value="0.02196069" calcext:value-type="float">
            <text:p>0.02196069</text:p>
          </table:table-cell>
          <table:table-cell office:value-type="float" office:value="0.01877465" calcext:value-type="float">
            <text:p>0.01877465</text:p>
          </table:table-cell>
          <table:table-cell office:value-type="float" office:value="0.01425529" calcext:value-type="float">
            <text:p>0.01425529</text:p>
          </table:table-cell>
          <table:table-cell office:value-type="float" office:value="0.006372384" calcext:value-type="float">
            <text:p>0.006372384</text:p>
          </table:table-cell>
          <table:table-cell office:value-type="float" office:value="0" calcext:value-type="float">
            <text:p>0</text:p>
          </table:table-cell>
          <table:table-cell office:value-type="float" office:value="26.18455" calcext:value-type="float">
            <text:p>26.18455</text:p>
          </table:table-cell>
          <table:table-cell office:value-type="float" office:value="28.22644" calcext:value-type="float">
            <text:p>28.22644</text:p>
          </table:table-cell>
          <table:table-cell office:value-type="float" office:value="39.67884" calcext:value-type="float">
            <text:p>39.67884</text:p>
          </table:table-cell>
          <table:table-cell office:value-type="float" office:value="37.09615" calcext:value-type="float">
            <text:p>37.09615</text:p>
          </table:table-cell>
          <table:table-cell office:value-type="float" office:value="32.54796" calcext:value-type="float">
            <text:p>32.54796</text:p>
          </table:table-cell>
          <table:table-cell office:value-type="float" office:value="12.08256" calcext:value-type="float">
            <text:p>12.08256</text:p>
          </table:table-cell>
          <table:table-cell office:value-type="float" office:value="5.157209" calcext:value-type="float">
            <text:p>5.157209</text:p>
          </table:table-cell>
          <table:table-cell office:value-type="float" office:value="3.733879" calcext:value-type="float">
            <text:p>3.733879</text:p>
          </table:table-cell>
          <table:table-cell office:value-type="float" office:value="2.213107" calcext:value-type="float">
            <text:p>2.213107</text:p>
          </table:table-cell>
          <table:table-cell office:value-type="float" office:value="1.038719" calcext:value-type="float">
            <text:p>1.038719</text:p>
          </table:table-cell>
          <table:table-cell office:value-type="float" office:value="0.5324723" calcext:value-type="float">
            <text:p>0.5324723</text:p>
          </table:table-cell>
          <table:table-cell office:value-type="float" office:value="0.3807147" calcext:value-type="float">
            <text:p>0.3807147</text:p>
          </table:table-cell>
          <table:table-cell office:value-type="float" office:value="0.307187" calcext:value-type="float">
            <text:p>0.307187</text:p>
          </table:table-cell>
          <table:table-cell office:value-type="float" office:value="0.3249981" calcext:value-type="float">
            <text:p>0.3249981</text:p>
          </table:table-cell>
          <table:table-cell office:value-type="float" office:value="0" calcext:value-type="float">
            <text:p>0</text:p>
          </table:table-cell>
          <table:table-cell office:value-type="float" office:value="7852.716" calcext:value-type="float">
            <text:p>7852.7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2514" calcext:value-type="float">
            <text:p>-0.139251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16.39701" calcext:value-type="float">
            <text:p>16.39701</text:p>
          </table:table-cell>
          <table:table-cell office:value-type="float" office:value="1117.802" calcext:value-type="float">
            <text:p>1117.8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995982" calcext:value-type="float">
            <text:p>0.7995982</text:p>
          </table:table-cell>
          <table:table-cell office:value-type="float" office:value="12.55156" calcext:value-type="float">
            <text:p>12.55156</text:p>
          </table:table-cell>
          <table:table-cell office:value-type="float" office:value="0.07082218" calcext:value-type="float">
            <text:p>0.07082218</text:p>
          </table:table-cell>
          <table:table-cell office:value-type="float" office:value="0.0001851922" calcext:value-type="float">
            <text:p>0.0001851922</text:p>
          </table:table-cell>
          <table:table-cell office:value-type="float" office:value="0.1917586" calcext:value-type="float">
            <text:p>0.1917586</text:p>
          </table:table-cell>
          <table:table-cell office:value-type="float" office:value="-0.07183954" calcext:value-type="float">
            <text:p>-0.07183954</text:p>
          </table:table-cell>
          <table:table-cell office:value-type="float" office:value="-0.07474521" calcext:value-type="float">
            <text:p>-0.07474521</text:p>
          </table:table-cell>
          <table:table-cell office:value-type="float" office:value="-0.00006875811" calcext:value-type="float">
            <text:p>-6.875811E-05</text:p>
          </table:table-cell>
          <table:table-cell office:value-type="float" office:value="0.004505235" calcext:value-type="float">
            <text:p>0.004505235</text:p>
          </table:table-cell>
          <table:table-cell office:value-type="float" office:value="28.39408" calcext:value-type="float">
            <text:p>28.39408</text:p>
          </table:table-cell>
          <table:table-cell office:value-type="float" office:value="6.881752" calcext:value-type="float">
            <text:p>6.881752</text:p>
          </table:table-cell>
          <table:table-cell office:value-type="float" office:value="0.9724088" calcext:value-type="float">
            <text:p>0.9724088</text:p>
          </table:table-cell>
          <table:table-cell office:value-type="float" office:value="0.2555296" calcext:value-type="float">
            <text:p>0.2555296</text:p>
          </table:table-cell>
          <table:table-cell office:value-type="float" office:value="0.0715934" calcext:value-type="float">
            <text:p>0.0715934</text:p>
          </table:table-cell>
          <table:table-cell office:value-type="float" office:value="0.05365252" calcext:value-type="float">
            <text:p>0.05365252</text:p>
          </table:table-cell>
          <table:table-cell office:value-type="float" office:value="0.02595704" calcext:value-type="float">
            <text:p>0.02595704</text:p>
          </table:table-cell>
          <table:table-cell office:value-type="float" office:value="0.01763536" calcext:value-type="float">
            <text:p>0.01763536</text:p>
          </table:table-cell>
          <table:table-cell office:value-type="float" office:value="0.03571683" calcext:value-type="float">
            <text:p>0.03571683</text:p>
          </table:table-cell>
          <table:table-cell office:value-type="float" office:value="0.02932534" calcext:value-type="float">
            <text:p>0.02932534</text:p>
          </table:table-cell>
          <table:table-cell office:value-type="float" office:value="0.02490522" calcext:value-type="float">
            <text:p>0.02490522</text:p>
          </table:table-cell>
          <table:table-cell office:value-type="float" office:value="0.02187533" calcext:value-type="float">
            <text:p>0.02187533</text:p>
          </table:table-cell>
          <table:table-cell office:value-type="float" office:value="0.01870868" calcext:value-type="float">
            <text:p>0.01870868</text:p>
          </table:table-cell>
          <table:table-cell office:value-type="float" office:value="0.01423991" calcext:value-type="float">
            <text:p>0.01423991</text:p>
          </table:table-cell>
          <table:table-cell office:value-type="float" office:value="0.006385941" calcext:value-type="float">
            <text:p>0.006385941</text:p>
          </table:table-cell>
          <table:table-cell office:value-type="float" office:value="0" calcext:value-type="float">
            <text:p>0</text:p>
          </table:table-cell>
          <table:table-cell office:value-type="float" office:value="9.448917" calcext:value-type="float">
            <text:p>9.448917</text:p>
          </table:table-cell>
          <table:table-cell office:value-type="float" office:value="28.75813" calcext:value-type="float">
            <text:p>28.75813</text:p>
          </table:table-cell>
          <table:table-cell office:value-type="float" office:value="41.28749" calcext:value-type="float">
            <text:p>41.28749</text:p>
          </table:table-cell>
          <table:table-cell office:value-type="float" office:value="38.02103" calcext:value-type="float">
            <text:p>38.02103</text:p>
          </table:table-cell>
          <table:table-cell office:value-type="float" office:value="33.0908" calcext:value-type="float">
            <text:p>33.0908</text:p>
          </table:table-cell>
          <table:table-cell office:value-type="float" office:value="12.60599" calcext:value-type="float">
            <text:p>12.60599</text:p>
          </table:table-cell>
          <table:table-cell office:value-type="float" office:value="5.954449" calcext:value-type="float">
            <text:p>5.954449</text:p>
          </table:table-cell>
          <table:table-cell office:value-type="float" office:value="4.007396" calcext:value-type="float">
            <text:p>4.007396</text:p>
          </table:table-cell>
          <table:table-cell office:value-type="float" office:value="2.266958" calcext:value-type="float">
            <text:p>2.266958</text:p>
          </table:table-cell>
          <table:table-cell office:value-type="float" office:value="1.05017" calcext:value-type="float">
            <text:p>1.05017</text:p>
          </table:table-cell>
          <table:table-cell office:value-type="float" office:value="0.5362495" calcext:value-type="float">
            <text:p>0.5362495</text:p>
          </table:table-cell>
          <table:table-cell office:value-type="float" office:value="0.3818693" calcext:value-type="float">
            <text:p>0.3818693</text:p>
          </table:table-cell>
          <table:table-cell office:value-type="float" office:value="0.3075895" calcext:value-type="float">
            <text:p>0.3075895</text:p>
          </table:table-cell>
          <table:table-cell office:value-type="float" office:value="0.3250094" calcext:value-type="float">
            <text:p>0.3250094</text:p>
          </table:table-cell>
          <table:table-cell office:value-type="float" office:value="0" calcext:value-type="float">
            <text:p>0</text:p>
          </table:table-cell>
          <table:table-cell office:value-type="float" office:value="7108.801" calcext:value-type="float">
            <text:p>7108.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397761" calcext:value-type="float">
            <text:p>-0.13977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16.35169" calcext:value-type="float">
            <text:p>16.35169</text:p>
          </table:table-cell>
          <table:table-cell office:value-type="float" office:value="1117.707" calcext:value-type="float">
            <text:p>1117.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02927" calcext:value-type="float">
            <text:p>0.602927</text:p>
          </table:table-cell>
          <table:table-cell office:value-type="float" office:value="12.831" calcext:value-type="float">
            <text:p>12.831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01940821" calcext:value-type="float">
            <text:p>0.0001940821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-0.06834225" calcext:value-type="float">
            <text:p>-0.06834225</text:p>
          </table:table-cell>
          <table:table-cell office:value-type="float" office:value="-0.07840365" calcext:value-type="float">
            <text:p>-0.07840365</text:p>
          </table:table-cell>
          <table:table-cell office:value-type="float" office:value="-0.00009432629" calcext:value-type="float">
            <text:p>-9.432629E-05</text:p>
          </table:table-cell>
          <table:table-cell office:value-type="float" office:value="0.004552283" calcext:value-type="float">
            <text:p>0.004552283</text:p>
          </table:table-cell>
          <table:table-cell office:value-type="float" office:value="28.36163" calcext:value-type="float">
            <text:p>28.36163</text:p>
          </table:table-cell>
          <table:table-cell office:value-type="float" office:value="6.500164" calcext:value-type="float">
            <text:p>6.500164</text:p>
          </table:table-cell>
          <table:table-cell office:value-type="float" office:value="0.7207486" calcext:value-type="float">
            <text:p>0.7207486</text:p>
          </table:table-cell>
          <table:table-cell office:value-type="float" office:value="0.1897954" calcext:value-type="float">
            <text:p>0.1897954</text:p>
          </table:table-cell>
          <table:table-cell office:value-type="float" office:value="0.07734554" calcext:value-type="float">
            <text:p>0.07734554</text:p>
          </table:table-cell>
          <table:table-cell office:value-type="float" office:value="0.0587956" calcext:value-type="float">
            <text:p>0.0587956</text:p>
          </table:table-cell>
          <table:table-cell office:value-type="float" office:value="0.0277529" calcext:value-type="float">
            <text:p>0.0277529</text:p>
          </table:table-cell>
          <table:table-cell office:value-type="float" office:value="0.01920345" calcext:value-type="float">
            <text:p>0.01920345</text:p>
          </table:table-cell>
          <table:table-cell office:value-type="float" office:value="0.03731553" calcext:value-type="float">
            <text:p>0.03731553</text:p>
          </table:table-cell>
          <table:table-cell office:value-type="float" office:value="0.03037486" calcext:value-type="float">
            <text:p>0.03037486</text:p>
          </table:table-cell>
          <table:table-cell office:value-type="float" office:value="0.02545657" calcext:value-type="float">
            <text:p>0.02545657</text:p>
          </table:table-cell>
          <table:table-cell office:value-type="float" office:value="0.02182208" calcext:value-type="float">
            <text:p>0.02182208</text:p>
          </table:table-cell>
          <table:table-cell office:value-type="float" office:value="0.01864182" calcext:value-type="float">
            <text:p>0.01864182</text:p>
          </table:table-cell>
          <table:table-cell office:value-type="float" office:value="0.0142235" calcext:value-type="float">
            <text:p>0.0142235</text:p>
          </table:table-cell>
          <table:table-cell office:value-type="float" office:value="0.006399432" calcext:value-type="float">
            <text:p>0.006399432</text:p>
          </table:table-cell>
          <table:table-cell office:value-type="float" office:value="0" calcext:value-type="float">
            <text:p>0</text:p>
          </table:table-cell>
          <table:table-cell office:value-type="float" office:value="5.353107" calcext:value-type="float">
            <text:p>5.353107</text:p>
          </table:table-cell>
          <table:table-cell office:value-type="float" office:value="10.18797" calcext:value-type="float">
            <text:p>10.18797</text:p>
          </table:table-cell>
          <table:table-cell office:value-type="float" office:value="20.07921" calcext:value-type="float">
            <text:p>20.07921</text:p>
          </table:table-cell>
          <table:table-cell office:value-type="float" office:value="27.0775" calcext:value-type="float">
            <text:p>27.0775</text:p>
          </table:table-cell>
          <table:table-cell office:value-type="float" office:value="29.16835" calcext:value-type="float">
            <text:p>29.16835</text:p>
          </table:table-cell>
          <table:table-cell office:value-type="float" office:value="16.71011" calcext:value-type="float">
            <text:p>16.71011</text:p>
          </table:table-cell>
          <table:table-cell office:value-type="float" office:value="12.24825" calcext:value-type="float">
            <text:p>12.24825</text:p>
          </table:table-cell>
          <table:table-cell office:value-type="float" office:value="6.468005" calcext:value-type="float">
            <text:p>6.468005</text:p>
          </table:table-cell>
          <table:table-cell office:value-type="float" office:value="3.299875" calcext:value-type="float">
            <text:p>3.299875</text:p>
          </table:table-cell>
          <table:table-cell office:value-type="float" office:value="1.415521" calcext:value-type="float">
            <text:p>1.415521</text:p>
          </table:table-cell>
          <table:table-cell office:value-type="float" office:value="0.5490587" calcext:value-type="float">
            <text:p>0.5490587</text:p>
          </table:table-cell>
          <table:table-cell office:value-type="float" office:value="0.3831384" calcext:value-type="float">
            <text:p>0.3831384</text:p>
          </table:table-cell>
          <table:table-cell office:value-type="float" office:value="0.3079914" calcext:value-type="float">
            <text:p>0.3079914</text:p>
          </table:table-cell>
          <table:table-cell office:value-type="float" office:value="0.3250211" calcext:value-type="float">
            <text:p>0.3250211</text:p>
          </table:table-cell>
          <table:table-cell office:value-type="float" office:value="0" calcext:value-type="float">
            <text:p>0</text:p>
          </table:table-cell>
          <table:table-cell office:value-type="float" office:value="5015.029" calcext:value-type="float">
            <text:p>5015.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687036" calcext:value-type="float">
            <text:p>-0.16870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16.29394" calcext:value-type="float">
            <text:p>16.29394</text:p>
          </table:table-cell>
          <table:table-cell office:value-type="float" office:value="1117.614" calcext:value-type="float">
            <text:p>1117.6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65043" calcext:value-type="float">
            <text:p>0.5165043</text:p>
          </table:table-cell>
          <table:table-cell office:value-type="float" office:value="13.05478" calcext:value-type="float">
            <text:p>13.05478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01941441" calcext:value-type="float">
            <text:p>0.0001941441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-0.06824048" calcext:value-type="float">
            <text:p>-0.06824048</text:p>
          </table:table-cell>
          <table:table-cell office:value-type="float" office:value="-0.07973824" calcext:value-type="float">
            <text:p>-0.07973824</text:p>
          </table:table-cell>
          <table:table-cell office:value-type="float" office:value="-0.0001054422" calcext:value-type="float">
            <text:p>-0.0001054422</text:p>
          </table:table-cell>
          <table:table-cell office:value-type="float" office:value="0.004599696" calcext:value-type="float">
            <text:p>0.004599696</text:p>
          </table:table-cell>
          <table:table-cell office:value-type="float" office:value="28.33288" calcext:value-type="float">
            <text:p>28.33288</text:p>
          </table:table-cell>
          <table:table-cell office:value-type="float" office:value="3.302691" calcext:value-type="float">
            <text:p>3.302691</text:p>
          </table:table-cell>
          <table:table-cell office:value-type="float" office:value="0.3321151" calcext:value-type="float">
            <text:p>0.3321151</text:p>
          </table:table-cell>
          <table:table-cell office:value-type="float" office:value="0.1335289" calcext:value-type="float">
            <text:p>0.1335289</text:p>
          </table:table-cell>
          <table:table-cell office:value-type="float" office:value="0.06688136" calcext:value-type="float">
            <text:p>0.06688136</text:p>
          </table:table-cell>
          <table:table-cell office:value-type="float" office:value="0.05463877" calcext:value-type="float">
            <text:p>0.05463877</text:p>
          </table:table-cell>
          <table:table-cell office:value-type="float" office:value="0.02740695" calcext:value-type="float">
            <text:p>0.02740695</text:p>
          </table:table-cell>
          <table:table-cell office:value-type="float" office:value="0.0190505" calcext:value-type="float">
            <text:p>0.0190505</text:p>
          </table:table-cell>
          <table:table-cell office:value-type="float" office:value="0.03786542" calcext:value-type="float">
            <text:p>0.03786542</text:p>
          </table:table-cell>
          <table:table-cell office:value-type="float" office:value="0.03097663" calcext:value-type="float">
            <text:p>0.03097663</text:p>
          </table:table-cell>
          <table:table-cell office:value-type="float" office:value="0.02570243" calcext:value-type="float">
            <text:p>0.02570243</text:p>
          </table:table-cell>
          <table:table-cell office:value-type="float" office:value="0.02247352" calcext:value-type="float">
            <text:p>0.02247352</text:p>
          </table:table-cell>
          <table:table-cell office:value-type="float" office:value="0.0187122" calcext:value-type="float">
            <text:p>0.0187122</text:p>
          </table:table-cell>
          <table:table-cell office:value-type="float" office:value="0.0142133" calcext:value-type="float">
            <text:p>0.0142133</text:p>
          </table:table-cell>
          <table:table-cell office:value-type="float" office:value="0.00641298" calcext:value-type="float">
            <text:p>0.00641298</text:p>
          </table:table-cell>
          <table:table-cell office:value-type="float" office:value="0" calcext:value-type="float">
            <text:p>0</text:p>
          </table:table-cell>
          <table:table-cell office:value-type="float" office:value="8.425144" calcext:value-type="float">
            <text:p>8.425144</text:p>
          </table:table-cell>
          <table:table-cell office:value-type="float" office:value="7.315977" calcext:value-type="float">
            <text:p>7.315977</text:p>
          </table:table-cell>
          <table:table-cell office:value-type="float" office:value="14.06258" calcext:value-type="float">
            <text:p>14.06258</text:p>
          </table:table-cell>
          <table:table-cell office:value-type="float" office:value="20.91699" calcext:value-type="float">
            <text:p>20.91699</text:p>
          </table:table-cell>
          <table:table-cell office:value-type="float" office:value="23.97805" calcext:value-type="float">
            <text:p>23.97805</text:p>
          </table:table-cell>
          <table:table-cell office:value-type="float" office:value="15.88007" calcext:value-type="float">
            <text:p>15.88007</text:p>
          </table:table-cell>
          <table:table-cell office:value-type="float" office:value="13.00999" calcext:value-type="float">
            <text:p>13.00999</text:p>
          </table:table-cell>
          <table:table-cell office:value-type="float" office:value="7.73619" calcext:value-type="float">
            <text:p>7.73619</text:p>
          </table:table-cell>
          <table:table-cell office:value-type="float" office:value="3.98179" calcext:value-type="float">
            <text:p>3.98179</text:p>
          </table:table-cell>
          <table:table-cell office:value-type="float" office:value="1.749254" calcext:value-type="float">
            <text:p>1.749254</text:p>
          </table:table-cell>
          <table:table-cell office:value-type="float" office:value="0.824319" calcext:value-type="float">
            <text:p>0.824319</text:p>
          </table:table-cell>
          <table:table-cell office:value-type="float" office:value="0.409893" calcext:value-type="float">
            <text:p>0.409893</text:p>
          </table:table-cell>
          <table:table-cell office:value-type="float" office:value="0.3091888" calcext:value-type="float">
            <text:p>0.3091888</text:p>
          </table:table-cell>
          <table:table-cell office:value-type="float" office:value="0.3250327" calcext:value-type="float">
            <text:p>0.3250327</text:p>
          </table:table-cell>
          <table:table-cell office:value-type="float" office:value="0" calcext:value-type="float">
            <text:p>0</text:p>
          </table:table-cell>
          <table:table-cell office:value-type="float" office:value="4665.09" calcext:value-type="float">
            <text:p>4665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25067" calcext:value-type="float">
            <text:p>-0.172506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16.22997" calcext:value-type="float">
            <text:p>16.22997</text:p>
          </table:table-cell>
          <table:table-cell office:value-type="float" office:value="1117.512" calcext:value-type="float">
            <text:p>1117.5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787723" calcext:value-type="float">
            <text:p>0.4787723</text:p>
          </table:table-cell>
          <table:table-cell office:value-type="float" office:value="13.24161" calcext:value-type="float">
            <text:p>13.24161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01941577" calcext:value-type="float">
            <text:p>0.0001941577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-0.0682448" calcext:value-type="float">
            <text:p>-0.0682448</text:p>
          </table:table-cell>
          <table:table-cell office:value-type="float" office:value="-0.08061187" calcext:value-type="float">
            <text:p>-0.08061187</text:p>
          </table:table-cell>
          <table:table-cell office:value-type="float" office:value="-0.0001054437" calcext:value-type="float">
            <text:p>-0.0001054437</text:p>
          </table:table-cell>
          <table:table-cell office:value-type="float" office:value="0.004650627" calcext:value-type="float">
            <text:p>0.004650627</text:p>
          </table:table-cell>
          <table:table-cell office:value-type="float" office:value="28.27711" calcext:value-type="float">
            <text:p>28.27711</text:p>
          </table:table-cell>
          <table:table-cell office:value-type="float" office:value="2.141111" calcext:value-type="float">
            <text:p>2.141111</text:p>
          </table:table-cell>
          <table:table-cell office:value-type="float" office:value="0.2179427" calcext:value-type="float">
            <text:p>0.2179427</text:p>
          </table:table-cell>
          <table:table-cell office:value-type="float" office:value="0.1066694" calcext:value-type="float">
            <text:p>0.1066694</text:p>
          </table:table-cell>
          <table:table-cell office:value-type="float" office:value="0.05991894" calcext:value-type="float">
            <text:p>0.05991894</text:p>
          </table:table-cell>
          <table:table-cell office:value-type="float" office:value="0.05132496" calcext:value-type="float">
            <text:p>0.05132496</text:p>
          </table:table-cell>
          <table:table-cell office:value-type="float" office:value="0.02676532" calcext:value-type="float">
            <text:p>0.02676532</text:p>
          </table:table-cell>
          <table:table-cell office:value-type="float" office:value="0.01843526" calcext:value-type="float">
            <text:p>0.01843526</text:p>
          </table:table-cell>
          <table:table-cell office:value-type="float" office:value="0.03792677" calcext:value-type="float">
            <text:p>0.03792677</text:p>
          </table:table-cell>
          <table:table-cell office:value-type="float" office:value="0.03113854" calcext:value-type="float">
            <text:p>0.03113854</text:p>
          </table:table-cell>
          <table:table-cell office:value-type="float" office:value="0.0257875" calcext:value-type="float">
            <text:p>0.0257875</text:p>
          </table:table-cell>
          <table:table-cell office:value-type="float" office:value="0.02256974" calcext:value-type="float">
            <text:p>0.02256974</text:p>
          </table:table-cell>
          <table:table-cell office:value-type="float" office:value="0.01884279" calcext:value-type="float">
            <text:p>0.01884279</text:p>
          </table:table-cell>
          <table:table-cell office:value-type="float" office:value="0.01433824" calcext:value-type="float">
            <text:p>0.01433824</text:p>
          </table:table-cell>
          <table:table-cell office:value-type="float" office:value="0.006426517" calcext:value-type="float">
            <text:p>0.006426517</text:p>
          </table:table-cell>
          <table:table-cell office:value-type="float" office:value="0" calcext:value-type="float">
            <text:p>0</text:p>
          </table:table-cell>
          <table:table-cell office:value-type="float" office:value="12.92583" calcext:value-type="float">
            <text:p>12.92583</text:p>
          </table:table-cell>
          <table:table-cell office:value-type="float" office:value="8.406518" calcext:value-type="float">
            <text:p>8.406518</text:p>
          </table:table-cell>
          <table:table-cell office:value-type="float" office:value="14.1816" calcext:value-type="float">
            <text:p>14.1816</text:p>
          </table:table-cell>
          <table:table-cell office:value-type="float" office:value="20.26222" calcext:value-type="float">
            <text:p>20.26222</text:p>
          </table:table-cell>
          <table:table-cell office:value-type="float" office:value="22.93611" calcext:value-type="float">
            <text:p>22.93611</text:p>
          </table:table-cell>
          <table:table-cell office:value-type="float" office:value="15.24475" calcext:value-type="float">
            <text:p>15.24475</text:p>
          </table:table-cell>
          <table:table-cell office:value-type="float" office:value="12.63889" calcext:value-type="float">
            <text:p>12.63889</text:p>
          </table:table-cell>
          <table:table-cell office:value-type="float" office:value="7.922976" calcext:value-type="float">
            <text:p>7.922976</text:p>
          </table:table-cell>
          <table:table-cell office:value-type="float" office:value="4.074121" calcext:value-type="float">
            <text:p>4.074121</text:p>
          </table:table-cell>
          <table:table-cell office:value-type="float" office:value="1.871999" calcext:value-type="float">
            <text:p>1.871999</text:p>
          </table:table-cell>
          <table:table-cell office:value-type="float" office:value="0.9572467" calcext:value-type="float">
            <text:p>0.9572467</text:p>
          </table:table-cell>
          <table:table-cell office:value-type="float" office:value="0.4639883" calcext:value-type="float">
            <text:p>0.4639883</text:p>
          </table:table-cell>
          <table:table-cell office:value-type="float" office:value="0.3272252" calcext:value-type="float">
            <text:p>0.3272252</text:p>
          </table:table-cell>
          <table:table-cell office:value-type="float" office:value="0.3250442" calcext:value-type="float">
            <text:p>0.3250442</text:p>
          </table:table-cell>
          <table:table-cell office:value-type="float" office:value="0" calcext:value-type="float">
            <text:p>0</text:p>
          </table:table-cell>
          <table:table-cell office:value-type="float" office:value="4499.619" calcext:value-type="float">
            <text:p>4499.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26455" calcext:value-type="float">
            <text:p>-0.172645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16.11809" calcext:value-type="float">
            <text:p>16.11809</text:p>
          </table:table-cell>
          <table:table-cell office:value-type="float" office:value="1117.393" calcext:value-type="float">
            <text:p>1117.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258598" calcext:value-type="float">
            <text:p>0.5258598</text:p>
          </table:table-cell>
          <table:table-cell office:value-type="float" office:value="12.24022" calcext:value-type="float">
            <text:p>12.24022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2416099" calcext:value-type="float">
            <text:p>0.002416099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097991" calcext:value-type="float">
            <text:p>1.097991</text:p>
          </table:table-cell>
          <table:table-cell office:value-type="float" office:value="-0.08078587" calcext:value-type="float">
            <text:p>-0.08078587</text:p>
          </table:table-cell>
          <table:table-cell office:value-type="float" office:value="-0.0001117269" calcext:value-type="float">
            <text:p>-0.0001117269</text:p>
          </table:table-cell>
          <table:table-cell office:value-type="float" office:value="0.004701307" calcext:value-type="float">
            <text:p>0.004701307</text:p>
          </table:table-cell>
          <table:table-cell office:value-type="float" office:value="28.04784" calcext:value-type="float">
            <text:p>28.04784</text:p>
          </table:table-cell>
          <table:table-cell office:value-type="float" office:value="3.393016" calcext:value-type="float">
            <text:p>3.393016</text:p>
          </table:table-cell>
          <table:table-cell office:value-type="float" office:value="0.1775739" calcext:value-type="float">
            <text:p>0.1775739</text:p>
          </table:table-cell>
          <table:table-cell office:value-type="float" office:value="0.1060009" calcext:value-type="float">
            <text:p>0.1060009</text:p>
          </table:table-cell>
          <table:table-cell office:value-type="float" office:value="0.05821886" calcext:value-type="float">
            <text:p>0.05821886</text:p>
          </table:table-cell>
          <table:table-cell office:value-type="float" office:value="0.04738938" calcext:value-type="float">
            <text:p>0.04738938</text:p>
          </table:table-cell>
          <table:table-cell office:value-type="float" office:value="0.02490388" calcext:value-type="float">
            <text:p>0.02490388</text:p>
          </table:table-cell>
          <table:table-cell office:value-type="float" office:value="0.01720296" calcext:value-type="float">
            <text:p>0.01720296</text:p>
          </table:table-cell>
          <table:table-cell office:value-type="float" office:value="0.03766955" calcext:value-type="float">
            <text:p>0.03766955</text:p>
          </table:table-cell>
          <table:table-cell office:value-type="float" office:value="0.0310421" calcext:value-type="float">
            <text:p>0.0310421</text:p>
          </table:table-cell>
          <table:table-cell office:value-type="float" office:value="0.02573146" calcext:value-type="float">
            <text:p>0.02573146</text:p>
          </table:table-cell>
          <table:table-cell office:value-type="float" office:value="0.02241675" calcext:value-type="float">
            <text:p>0.02241675</text:p>
          </table:table-cell>
          <table:table-cell office:value-type="float" office:value="0.01883207" calcext:value-type="float">
            <text:p>0.01883207</text:p>
          </table:table-cell>
          <table:table-cell office:value-type="float" office:value="0.01445508" calcext:value-type="float">
            <text:p>0.01445508</text:p>
          </table:table-cell>
          <table:table-cell office:value-type="float" office:value="0.006440117" calcext:value-type="float">
            <text:p>0.006440117</text:p>
          </table:table-cell>
          <table:table-cell office:value-type="float" office:value="0" calcext:value-type="float">
            <text:p>0</text:p>
          </table:table-cell>
          <table:table-cell office:value-type="float" office:value="11.85005" calcext:value-type="float">
            <text:p>11.85005</text:p>
          </table:table-cell>
          <table:table-cell office:value-type="float" office:value="8.483946" calcext:value-type="float">
            <text:p>8.483946</text:p>
          </table:table-cell>
          <table:table-cell office:value-type="float" office:value="12.15432" calcext:value-type="float">
            <text:p>12.15432</text:p>
          </table:table-cell>
          <table:table-cell office:value-type="float" office:value="16.55754" calcext:value-type="float">
            <text:p>16.55754</text:p>
          </table:table-cell>
          <table:table-cell office:value-type="float" office:value="18.74368" calcext:value-type="float">
            <text:p>18.74368</text:p>
          </table:table-cell>
          <table:table-cell office:value-type="float" office:value="12.9932" calcext:value-type="float">
            <text:p>12.9932</text:p>
          </table:table-cell>
          <table:table-cell office:value-type="float" office:value="11.111" calcext:value-type="float">
            <text:p>11.111</text:p>
          </table:table-cell>
          <table:table-cell office:value-type="float" office:value="7.680617" calcext:value-type="float">
            <text:p>7.680617</text:p>
          </table:table-cell>
          <table:table-cell office:value-type="float" office:value="3.979177" calcext:value-type="float">
            <text:p>3.979177</text:p>
          </table:table-cell>
          <table:table-cell office:value-type="float" office:value="1.871485" calcext:value-type="float">
            <text:p>1.871485</text:p>
          </table:table-cell>
          <table:table-cell office:value-type="float" office:value="0.9654552" calcext:value-type="float">
            <text:p>0.9654552</text:p>
          </table:table-cell>
          <table:table-cell office:value-type="float" office:value="0.4922543" calcext:value-type="float">
            <text:p>0.4922543</text:p>
          </table:table-cell>
          <table:table-cell office:value-type="float" office:value="0.345908" calcext:value-type="float">
            <text:p>0.345908</text:p>
          </table:table-cell>
          <table:table-cell office:value-type="float" office:value="0.3250577" calcext:value-type="float">
            <text:p>0.3250577</text:p>
          </table:table-cell>
          <table:table-cell office:value-type="float" office:value="0" calcext:value-type="float">
            <text:p>0</text:p>
          </table:table-cell>
          <table:table-cell office:value-type="float" office:value="5001.994" calcext:value-type="float">
            <text:p>5001.9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26833" calcext:value-type="float">
            <text:p>-0.17268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16.00869" calcext:value-type="float">
            <text:p>16.00869</text:p>
          </table:table-cell>
          <table:table-cell office:value-type="float" office:value="1117.25" calcext:value-type="float">
            <text:p>111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44091" calcext:value-type="float">
            <text:p>0.5744091</text:p>
          </table:table-cell>
          <table:table-cell office:value-type="float" office:value="12.02699" calcext:value-type="float">
            <text:p>12.02699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011707" calcext:value-type="float">
            <text:p>0.003011707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497122" calcext:value-type="float">
            <text:p>1.497122</text:p>
          </table:table-cell>
          <table:table-cell office:value-type="float" office:value="-0.08092294" calcext:value-type="float">
            <text:p>-0.08092294</text:p>
          </table:table-cell>
          <table:table-cell office:value-type="float" office:value="-0.0001269603" calcext:value-type="float">
            <text:p>-0.0001269603</text:p>
          </table:table-cell>
          <table:table-cell office:value-type="float" office:value="0.004760393" calcext:value-type="float">
            <text:p>0.004760393</text:p>
          </table:table-cell>
          <table:table-cell office:value-type="float" office:value="27.81618" calcext:value-type="float">
            <text:p>27.81618</text:p>
          </table:table-cell>
          <table:table-cell office:value-type="float" office:value="5.146085" calcext:value-type="float">
            <text:p>5.146085</text:p>
          </table:table-cell>
          <table:table-cell office:value-type="float" office:value="0.1713731" calcext:value-type="float">
            <text:p>0.1713731</text:p>
          </table:table-cell>
          <table:table-cell office:value-type="float" office:value="0.1166483" calcext:value-type="float">
            <text:p>0.1166483</text:p>
          </table:table-cell>
          <table:table-cell office:value-type="float" office:value="0.06299528" calcext:value-type="float">
            <text:p>0.06299528</text:p>
          </table:table-cell>
          <table:table-cell office:value-type="float" office:value="0.04972769" calcext:value-type="float">
            <text:p>0.04972769</text:p>
          </table:table-cell>
          <table:table-cell office:value-type="float" office:value="0.02380343" calcext:value-type="float">
            <text:p>0.02380343</text:p>
          </table:table-cell>
          <table:table-cell office:value-type="float" office:value="0.01634825" calcext:value-type="float">
            <text:p>0.01634825</text:p>
          </table:table-cell>
          <table:table-cell office:value-type="float" office:value="0.03732337" calcext:value-type="float">
            <text:p>0.03732337</text:p>
          </table:table-cell>
          <table:table-cell office:value-type="float" office:value="0.03086461" calcext:value-type="float">
            <text:p>0.03086461</text:p>
          </table:table-cell>
          <table:table-cell office:value-type="float" office:value="0.02564591" calcext:value-type="float">
            <text:p>0.02564591</text:p>
          </table:table-cell>
          <table:table-cell office:value-type="float" office:value="0.02229186" calcext:value-type="float">
            <text:p>0.02229186</text:p>
          </table:table-cell>
          <table:table-cell office:value-type="float" office:value="0.01871997" calcext:value-type="float">
            <text:p>0.01871997</text:p>
          </table:table-cell>
          <table:table-cell office:value-type="float" office:value="0.01452656" calcext:value-type="float">
            <text:p>0.01452656</text:p>
          </table:table-cell>
          <table:table-cell office:value-type="float" office:value="0.006453751" calcext:value-type="float">
            <text:p>0.006453751</text:p>
          </table:table-cell>
          <table:table-cell office:value-type="float" office:value="0" calcext:value-type="float">
            <text:p>0</text:p>
          </table:table-cell>
          <table:table-cell office:value-type="float" office:value="9.713778" calcext:value-type="float">
            <text:p>9.713778</text:p>
          </table:table-cell>
          <table:table-cell office:value-type="float" office:value="10.25744" calcext:value-type="float">
            <text:p>10.25744</text:p>
          </table:table-cell>
          <table:table-cell office:value-type="float" office:value="12.80438" calcext:value-type="float">
            <text:p>12.80438</text:p>
          </table:table-cell>
          <table:table-cell office:value-type="float" office:value="16.49589" calcext:value-type="float">
            <text:p>16.49589</text:p>
          </table:table-cell>
          <table:table-cell office:value-type="float" office:value="18.30227" calcext:value-type="float">
            <text:p>18.30227</text:p>
          </table:table-cell>
          <table:table-cell office:value-type="float" office:value="12.34388" calcext:value-type="float">
            <text:p>12.34388</text:p>
          </table:table-cell>
          <table:table-cell office:value-type="float" office:value="10.3934" calcext:value-type="float">
            <text:p>10.3934</text:p>
          </table:table-cell>
          <table:table-cell office:value-type="float" office:value="7.528191" calcext:value-type="float">
            <text:p>7.528191</text:p>
          </table:table-cell>
          <table:table-cell office:value-type="float" office:value="3.882405" calcext:value-type="float">
            <text:p>3.882405</text:p>
          </table:table-cell>
          <table:table-cell office:value-type="float" office:value="1.844076" calcext:value-type="float">
            <text:p>1.844076</text:p>
          </table:table-cell>
          <table:table-cell office:value-type="float" office:value="0.9570057" calcext:value-type="float">
            <text:p>0.9570057</text:p>
          </table:table-cell>
          <table:table-cell office:value-type="float" office:value="0.4925161" calcext:value-type="float">
            <text:p>0.4925161</text:p>
          </table:table-cell>
          <table:table-cell office:value-type="float" office:value="0.3593687" calcext:value-type="float">
            <text:p>0.3593687</text:p>
          </table:table-cell>
          <table:table-cell office:value-type="float" office:value="0.3250723" calcext:value-type="float">
            <text:p>0.3250723</text:p>
          </table:table-cell>
          <table:table-cell office:value-type="float" office:value="0" calcext:value-type="float">
            <text:p>0</text:p>
          </table:table-cell>
          <table:table-cell office:value-type="float" office:value="5419.784" calcext:value-type="float">
            <text:p>5419.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27298" calcext:value-type="float">
            <text:p>-0.172729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15.89536" calcext:value-type="float">
            <text:p>15.89536</text:p>
          </table:table-cell>
          <table:table-cell office:value-type="float" office:value="1117.092" calcext:value-type="float">
            <text:p>1117.0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124891" calcext:value-type="float">
            <text:p>0.6124891</text:p>
          </table:table-cell>
          <table:table-cell office:value-type="float" office:value="12.08924" calcext:value-type="float">
            <text:p>12.08924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219084" calcext:value-type="float">
            <text:p>0.003219084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648161" calcext:value-type="float">
            <text:p>1.648161</text:p>
          </table:table-cell>
          <table:table-cell office:value-type="float" office:value="-0.08272596" calcext:value-type="float">
            <text:p>-0.08272596</text:p>
          </table:table-cell>
          <table:table-cell office:value-type="float" office:value="-0.0001454748" calcext:value-type="float">
            <text:p>-0.0001454748</text:p>
          </table:table-cell>
          <table:table-cell office:value-type="float" office:value="0.004827714" calcext:value-type="float">
            <text:p>0.004827714</text:p>
          </table:table-cell>
          <table:table-cell office:value-type="float" office:value="27.58946" calcext:value-type="float">
            <text:p>27.58946</text:p>
          </table:table-cell>
          <table:table-cell office:value-type="float" office:value="6.596331" calcext:value-type="float">
            <text:p>6.596331</text:p>
          </table:table-cell>
          <table:table-cell office:value-type="float" office:value="0.1829973" calcext:value-type="float">
            <text:p>0.1829973</text:p>
          </table:table-cell>
          <table:table-cell office:value-type="float" office:value="0.1327865" calcext:value-type="float">
            <text:p>0.1327865</text:p>
          </table:table-cell>
          <table:table-cell office:value-type="float" office:value="0.07014387" calcext:value-type="float">
            <text:p>0.07014387</text:p>
          </table:table-cell>
          <table:table-cell office:value-type="float" office:value="0.05375428" calcext:value-type="float">
            <text:p>0.05375428</text:p>
          </table:table-cell>
          <table:table-cell office:value-type="float" office:value="0.02306688" calcext:value-type="float">
            <text:p>0.02306688</text:p>
          </table:table-cell>
          <table:table-cell office:value-type="float" office:value="0.01573741" calcext:value-type="float">
            <text:p>0.01573741</text:p>
          </table:table-cell>
          <table:table-cell office:value-type="float" office:value="0.0369546" calcext:value-type="float">
            <text:p>0.0369546</text:p>
          </table:table-cell>
          <table:table-cell office:value-type="float" office:value="0.03063599" calcext:value-type="float">
            <text:p>0.03063599</text:p>
          </table:table-cell>
          <table:table-cell office:value-type="float" office:value="0.02554411" calcext:value-type="float">
            <text:p>0.02554411</text:p>
          </table:table-cell>
          <table:table-cell office:value-type="float" office:value="0.02218307" calcext:value-type="float">
            <text:p>0.02218307</text:p>
          </table:table-cell>
          <table:table-cell office:value-type="float" office:value="0.0186235" calcext:value-type="float">
            <text:p>0.0186235</text:p>
          </table:table-cell>
          <table:table-cell office:value-type="float" office:value="0.01454004" calcext:value-type="float">
            <text:p>0.01454004</text:p>
          </table:table-cell>
          <table:table-cell office:value-type="float" office:value="0.006467426" calcext:value-type="float">
            <text:p>0.006467426</text:p>
          </table:table-cell>
          <table:table-cell office:value-type="float" office:value="0" calcext:value-type="float">
            <text:p>0</text:p>
          </table:table-cell>
          <table:table-cell office:value-type="float" office:value="8.36696" calcext:value-type="float">
            <text:p>8.36696</text:p>
          </table:table-cell>
          <table:table-cell office:value-type="float" office:value="12.20449" calcext:value-type="float">
            <text:p>12.20449</text:p>
          </table:table-cell>
          <table:table-cell office:value-type="float" office:value="13.87361" calcext:value-type="float">
            <text:p>13.87361</text:p>
          </table:table-cell>
          <table:table-cell office:value-type="float" office:value="16.98652" calcext:value-type="float">
            <text:p>16.98652</text:p>
          </table:table-cell>
          <table:table-cell office:value-type="float" office:value="18.58945" calcext:value-type="float">
            <text:p>18.58945</text:p>
          </table:table-cell>
          <table:table-cell office:value-type="float" office:value="12.30172" calcext:value-type="float">
            <text:p>12.30172</text:p>
          </table:table-cell>
          <table:table-cell office:value-type="float" office:value="10.16441" calcext:value-type="float">
            <text:p>10.16441</text:p>
          </table:table-cell>
          <table:table-cell office:value-type="float" office:value="7.474394" calcext:value-type="float">
            <text:p>7.474394</text:p>
          </table:table-cell>
          <table:table-cell office:value-type="float" office:value="3.827559" calcext:value-type="float">
            <text:p>3.827559</text:p>
          </table:table-cell>
          <table:table-cell office:value-type="float" office:value="1.820449" calcext:value-type="float">
            <text:p>1.820449</text:p>
          </table:table-cell>
          <table:table-cell office:value-type="float" office:value="0.9482552" calcext:value-type="float">
            <text:p>0.9482552</text:p>
          </table:table-cell>
          <table:table-cell office:value-type="float" office:value="0.4907264" calcext:value-type="float">
            <text:p>0.4907264</text:p>
          </table:table-cell>
          <table:table-cell office:value-type="float" office:value="0.3646387" calcext:value-type="float">
            <text:p>0.3646387</text:p>
          </table:table-cell>
          <table:table-cell office:value-type="float" office:value="0.3250891" calcext:value-type="float">
            <text:p>0.3250891</text:p>
          </table:table-cell>
          <table:table-cell office:value-type="float" office:value="0" calcext:value-type="float">
            <text:p>0</text:p>
          </table:table-cell>
          <table:table-cell office:value-type="float" office:value="5737.672" calcext:value-type="float">
            <text:p>5737.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29646" calcext:value-type="float">
            <text:p>-0.172964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15.81227" calcext:value-type="float">
            <text:p>15.81227</text:p>
          </table:table-cell>
          <table:table-cell office:value-type="float" office:value="1116.931" calcext:value-type="float">
            <text:p>1116.9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699722" calcext:value-type="float">
            <text:p>0.5699722</text:p>
          </table:table-cell>
          <table:table-cell office:value-type="float" office:value="12.28405" calcext:value-type="float">
            <text:p>12.28405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335627" calcext:value-type="float">
            <text:p>0.003335627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721746" calcext:value-type="float">
            <text:p>1.721746</text:p>
          </table:table-cell>
          <table:table-cell office:value-type="float" office:value="-0.08338262" calcext:value-type="float">
            <text:p>-0.08338262</text:p>
          </table:table-cell>
          <table:table-cell office:value-type="float" office:value="-0.0001555598" calcext:value-type="float">
            <text:p>-0.0001555598</text:p>
          </table:table-cell>
          <table:table-cell office:value-type="float" office:value="0.004901469" calcext:value-type="float">
            <text:p>0.004901469</text:p>
          </table:table-cell>
          <table:table-cell office:value-type="float" office:value="27.42737" calcext:value-type="float">
            <text:p>27.42737</text:p>
          </table:table-cell>
          <table:table-cell office:value-type="float" office:value="10.38843" calcext:value-type="float">
            <text:p>10.38843</text:p>
          </table:table-cell>
          <table:table-cell office:value-type="float" office:value="5.890377" calcext:value-type="float">
            <text:p>5.890377</text:p>
          </table:table-cell>
          <table:table-cell office:value-type="float" office:value="0.1320003" calcext:value-type="float">
            <text:p>0.1320003</text:p>
          </table:table-cell>
          <table:table-cell office:value-type="float" office:value="0.07067468" calcext:value-type="float">
            <text:p>0.07067468</text:p>
          </table:table-cell>
          <table:table-cell office:value-type="float" office:value="0.05468842" calcext:value-type="float">
            <text:p>0.05468842</text:p>
          </table:table-cell>
          <table:table-cell office:value-type="float" office:value="0.0226758" calcext:value-type="float">
            <text:p>0.0226758</text:p>
          </table:table-cell>
          <table:table-cell office:value-type="float" office:value="0.01542826" calcext:value-type="float">
            <text:p>0.01542826</text:p>
          </table:table-cell>
          <table:table-cell office:value-type="float" office:value="0.03658712" calcext:value-type="float">
            <text:p>0.03658712</text:p>
          </table:table-cell>
          <table:table-cell office:value-type="float" office:value="0.03038354" calcext:value-type="float">
            <text:p>0.03038354</text:p>
          </table:table-cell>
          <table:table-cell office:value-type="float" office:value="0.02543344" calcext:value-type="float">
            <text:p>0.02543344</text:p>
          </table:table-cell>
          <table:table-cell office:value-type="float" office:value="0.02208177" calcext:value-type="float">
            <text:p>0.02208177</text:p>
          </table:table-cell>
          <table:table-cell office:value-type="float" office:value="0.01854051" calcext:value-type="float">
            <text:p>0.01854051</text:p>
          </table:table-cell>
          <table:table-cell office:value-type="float" office:value="0.0145259" calcext:value-type="float">
            <text:p>0.0145259</text:p>
          </table:table-cell>
          <table:table-cell office:value-type="float" office:value="0.006481124" calcext:value-type="float">
            <text:p>0.006481124</text:p>
          </table:table-cell>
          <table:table-cell office:value-type="float" office:value="0" calcext:value-type="float">
            <text:p>0</text:p>
          </table:table-cell>
          <table:table-cell office:value-type="float" office:value="10.48134" calcext:value-type="float">
            <text:p>10.48134</text:p>
          </table:table-cell>
          <table:table-cell office:value-type="float" office:value="15.18817" calcext:value-type="float">
            <text:p>15.18817</text:p>
          </table:table-cell>
          <table:table-cell office:value-type="float" office:value="14.63019" calcext:value-type="float">
            <text:p>14.63019</text:p>
          </table:table-cell>
          <table:table-cell office:value-type="float" office:value="17.41509" calcext:value-type="float">
            <text:p>17.41509</text:p>
          </table:table-cell>
          <table:table-cell office:value-type="float" office:value="18.92843" calcext:value-type="float">
            <text:p>18.92843</text:p>
          </table:table-cell>
          <table:table-cell office:value-type="float" office:value="12.39468" calcext:value-type="float">
            <text:p>12.39468</text:p>
          </table:table-cell>
          <table:table-cell office:value-type="float" office:value="10.11786" calcext:value-type="float">
            <text:p>10.11786</text:p>
          </table:table-cell>
          <table:table-cell office:value-type="float" office:value="7.479633" calcext:value-type="float">
            <text:p>7.479633</text:p>
          </table:table-cell>
          <table:table-cell office:value-type="float" office:value="3.803415" calcext:value-type="float">
            <text:p>3.803415</text:p>
          </table:table-cell>
          <table:table-cell office:value-type="float" office:value="1.805177" calcext:value-type="float">
            <text:p>1.805177</text:p>
          </table:table-cell>
          <table:table-cell office:value-type="float" office:value="0.9407654" calcext:value-type="float">
            <text:p>0.9407654</text:p>
          </table:table-cell>
          <table:table-cell office:value-type="float" office:value="0.489554" calcext:value-type="float">
            <text:p>0.489554</text:p>
          </table:table-cell>
          <table:table-cell office:value-type="float" office:value="0.3659243" calcext:value-type="float">
            <text:p>0.3659243</text:p>
          </table:table-cell>
          <table:table-cell office:value-type="float" office:value="0.3251063" calcext:value-type="float">
            <text:p>0.3251063</text:p>
          </table:table-cell>
          <table:table-cell office:value-type="float" office:value="0" calcext:value-type="float">
            <text:p>0</text:p>
          </table:table-cell>
          <table:table-cell office:value-type="float" office:value="5842.103" calcext:value-type="float">
            <text:p>5842.1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30827" calcext:value-type="float">
            <text:p>-0.173082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15.7224" calcext:value-type="float">
            <text:p>15.7224</text:p>
          </table:table-cell>
          <table:table-cell office:value-type="float" office:value="1116.766" calcext:value-type="float">
            <text:p>1116.7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9374" calcext:value-type="float">
            <text:p>0.519374</text:p>
          </table:table-cell>
          <table:table-cell office:value-type="float" office:value="12.53348" calcext:value-type="float">
            <text:p>12.53348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40652" calcext:value-type="float">
            <text:p>0.00340652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760075" calcext:value-type="float">
            <text:p>1.760075</text:p>
          </table:table-cell>
          <table:table-cell office:value-type="float" office:value="-0.08369007" calcext:value-type="float">
            <text:p>-0.08369007</text:p>
          </table:table-cell>
          <table:table-cell office:value-type="float" office:value="-0.0001793134" calcext:value-type="float">
            <text:p>-0.0001793134</text:p>
          </table:table-cell>
          <table:table-cell office:value-type="float" office:value="0.004974506" calcext:value-type="float">
            <text:p>0.004974506</text:p>
          </table:table-cell>
          <table:table-cell office:value-type="float" office:value="27.25242" calcext:value-type="float">
            <text:p>27.25242</text:p>
          </table:table-cell>
          <table:table-cell office:value-type="float" office:value="12.38539" calcext:value-type="float">
            <text:p>12.38539</text:p>
          </table:table-cell>
          <table:table-cell office:value-type="float" office:value="4.099494" calcext:value-type="float">
            <text:p>4.099494</text:p>
          </table:table-cell>
          <table:table-cell office:value-type="float" office:value="0.1350525" calcext:value-type="float">
            <text:p>0.1350525</text:p>
          </table:table-cell>
          <table:table-cell office:value-type="float" office:value="0.0729908" calcext:value-type="float">
            <text:p>0.0729908</text:p>
          </table:table-cell>
          <table:table-cell office:value-type="float" office:value="0.056567" calcext:value-type="float">
            <text:p>0.056567</text:p>
          </table:table-cell>
          <table:table-cell office:value-type="float" office:value="0.02242982" calcext:value-type="float">
            <text:p>0.02242982</text:p>
          </table:table-cell>
          <table:table-cell office:value-type="float" office:value="0.01528426" calcext:value-type="float">
            <text:p>0.01528426</text:p>
          </table:table-cell>
          <table:table-cell office:value-type="float" office:value="0.03628432" calcext:value-type="float">
            <text:p>0.03628432</text:p>
          </table:table-cell>
          <table:table-cell office:value-type="float" office:value="0.03013585" calcext:value-type="float">
            <text:p>0.03013585</text:p>
          </table:table-cell>
          <table:table-cell office:value-type="float" office:value="0.02531839" calcext:value-type="float">
            <text:p>0.02531839</text:p>
          </table:table-cell>
          <table:table-cell office:value-type="float" office:value="0.02198649" calcext:value-type="float">
            <text:p>0.02198649</text:p>
          </table:table-cell>
          <table:table-cell office:value-type="float" office:value="0.01846189" calcext:value-type="float">
            <text:p>0.01846189</text:p>
          </table:table-cell>
          <table:table-cell office:value-type="float" office:value="0.01450127" calcext:value-type="float">
            <text:p>0.01450127</text:p>
          </table:table-cell>
          <table:table-cell office:value-type="float" office:value="0.006494826" calcext:value-type="float">
            <text:p>0.006494826</text:p>
          </table:table-cell>
          <table:table-cell office:value-type="float" office:value="0" calcext:value-type="float">
            <text:p>0</text:p>
          </table:table-cell>
          <table:table-cell office:value-type="float" office:value="9.513618" calcext:value-type="float">
            <text:p>9.513618</text:p>
          </table:table-cell>
          <table:table-cell office:value-type="float" office:value="19.03581" calcext:value-type="float">
            <text:p>19.03581</text:p>
          </table:table-cell>
          <table:table-cell office:value-type="float" office:value="15.79009" calcext:value-type="float">
            <text:p>15.79009</text:p>
          </table:table-cell>
          <table:table-cell office:value-type="float" office:value="17.80726" calcext:value-type="float">
            <text:p>17.80726</text:p>
          </table:table-cell>
          <table:table-cell office:value-type="float" office:value="19.16994" calcext:value-type="float">
            <text:p>19.16994</text:p>
          </table:table-cell>
          <table:table-cell office:value-type="float" office:value="12.49432" calcext:value-type="float">
            <text:p>12.49432</text:p>
          </table:table-cell>
          <table:table-cell office:value-type="float" office:value="10.12986" calcext:value-type="float">
            <text:p>10.12986</text:p>
          </table:table-cell>
          <table:table-cell office:value-type="float" office:value="7.512388" calcext:value-type="float">
            <text:p>7.512388</text:p>
          </table:table-cell>
          <table:table-cell office:value-type="float" office:value="3.800346" calcext:value-type="float">
            <text:p>3.800346</text:p>
          </table:table-cell>
          <table:table-cell office:value-type="float" office:value="1.797826" calcext:value-type="float">
            <text:p>1.797826</text:p>
          </table:table-cell>
          <table:table-cell office:value-type="float" office:value="0.9352119" calcext:value-type="float">
            <text:p>0.9352119</text:p>
          </table:table-cell>
          <table:table-cell office:value-type="float" office:value="0.4885164" calcext:value-type="float">
            <text:p>0.4885164</text:p>
          </table:table-cell>
          <table:table-cell office:value-type="float" office:value="0.3657939" calcext:value-type="float">
            <text:p>0.3657939</text:p>
          </table:table-cell>
          <table:table-cell office:value-type="float" office:value="0.3251235" calcext:value-type="float">
            <text:p>0.3251235</text:p>
          </table:table-cell>
          <table:table-cell office:value-type="float" office:value="0" calcext:value-type="float">
            <text:p>0</text:p>
          </table:table-cell>
          <table:table-cell office:value-type="float" office:value="5918.321" calcext:value-type="float">
            <text:p>5918.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31583" calcext:value-type="float">
            <text:p>-0.17315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15.64993" calcext:value-type="float">
            <text:p>15.64993</text:p>
          </table:table-cell>
          <table:table-cell office:value-type="float" office:value="1116.617" calcext:value-type="float">
            <text:p>1116.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655696" calcext:value-type="float">
            <text:p>0.4655696</text:p>
          </table:table-cell>
          <table:table-cell office:value-type="float" office:value="12.76703" calcext:value-type="float">
            <text:p>12.76703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452149" calcext:value-type="float">
            <text:p>0.003452149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781388" calcext:value-type="float">
            <text:p>1.781388</text:p>
          </table:table-cell>
          <table:table-cell office:value-type="float" office:value="-0.08658896" calcext:value-type="float">
            <text:p>-0.08658896</text:p>
          </table:table-cell>
          <table:table-cell office:value-type="float" office:value="-0.0001952591" calcext:value-type="float">
            <text:p>-0.0001952591</text:p>
          </table:table-cell>
          <table:table-cell office:value-type="float" office:value="0.005043238" calcext:value-type="float">
            <text:p>0.005043238</text:p>
          </table:table-cell>
          <table:table-cell office:value-type="float" office:value="27.11781" calcext:value-type="float">
            <text:p>27.11781</text:p>
          </table:table-cell>
          <table:table-cell office:value-type="float" office:value="12.04625" calcext:value-type="float">
            <text:p>12.04625</text:p>
          </table:table-cell>
          <table:table-cell office:value-type="float" office:value="2.856798" calcext:value-type="float">
            <text:p>2.856798</text:p>
          </table:table-cell>
          <table:table-cell office:value-type="float" office:value="0.1274882" calcext:value-type="float">
            <text:p>0.1274882</text:p>
          </table:table-cell>
          <table:table-cell office:value-type="float" office:value="0.06961224" calcext:value-type="float">
            <text:p>0.06961224</text:p>
          </table:table-cell>
          <table:table-cell office:value-type="float" office:value="0.05459263" calcext:value-type="float">
            <text:p>0.05459263</text:p>
          </table:table-cell>
          <table:table-cell office:value-type="float" office:value="0.02235724" calcext:value-type="float">
            <text:p>0.02235724</text:p>
          </table:table-cell>
          <table:table-cell office:value-type="float" office:value="0.01524952" calcext:value-type="float">
            <text:p>0.01524952</text:p>
          </table:table-cell>
          <table:table-cell office:value-type="float" office:value="0.03604881" calcext:value-type="float">
            <text:p>0.03604881</text:p>
          </table:table-cell>
          <table:table-cell office:value-type="float" office:value="0.02990912" calcext:value-type="float">
            <text:p>0.02990912</text:p>
          </table:table-cell>
          <table:table-cell office:value-type="float" office:value="0.02520311" calcext:value-type="float">
            <text:p>0.02520311</text:p>
          </table:table-cell>
          <table:table-cell office:value-type="float" office:value="0.02189682" calcext:value-type="float">
            <text:p>0.02189682</text:p>
          </table:table-cell>
          <table:table-cell office:value-type="float" office:value="0.01838901" calcext:value-type="float">
            <text:p>0.01838901</text:p>
          </table:table-cell>
          <table:table-cell office:value-type="float" office:value="0.01446787" calcext:value-type="float">
            <text:p>0.01446787</text:p>
          </table:table-cell>
          <table:table-cell office:value-type="float" office:value="0.006508504" calcext:value-type="float">
            <text:p>0.006508504</text:p>
          </table:table-cell>
          <table:table-cell office:value-type="float" office:value="0" calcext:value-type="float">
            <text:p>0</text:p>
          </table:table-cell>
          <table:table-cell office:value-type="float" office:value="12.52736" calcext:value-type="float">
            <text:p>12.52736</text:p>
          </table:table-cell>
          <table:table-cell office:value-type="float" office:value="21.35275" calcext:value-type="float">
            <text:p>21.35275</text:p>
          </table:table-cell>
          <table:table-cell office:value-type="float" office:value="16.72813" calcext:value-type="float">
            <text:p>16.72813</text:p>
          </table:table-cell>
          <table:table-cell office:value-type="float" office:value="18.22476" calcext:value-type="float">
            <text:p>18.22476</text:p>
          </table:table-cell>
          <table:table-cell office:value-type="float" office:value="19.46052" calcext:value-type="float">
            <text:p>19.46052</text:p>
          </table:table-cell>
          <table:table-cell office:value-type="float" office:value="12.57848" calcext:value-type="float">
            <text:p>12.57848</text:p>
          </table:table-cell>
          <table:table-cell office:value-type="float" office:value="10.15936" calcext:value-type="float">
            <text:p>10.15936</text:p>
          </table:table-cell>
          <table:table-cell office:value-type="float" office:value="7.557172" calcext:value-type="float">
            <text:p>7.557172</text:p>
          </table:table-cell>
          <table:table-cell office:value-type="float" office:value="3.810354" calcext:value-type="float">
            <text:p>3.810354</text:p>
          </table:table-cell>
          <table:table-cell office:value-type="float" office:value="1.796267" calcext:value-type="float">
            <text:p>1.796267</text:p>
          </table:table-cell>
          <table:table-cell office:value-type="float" office:value="0.931692" calcext:value-type="float">
            <text:p>0.931692</text:p>
          </table:table-cell>
          <table:table-cell office:value-type="float" office:value="0.4880546" calcext:value-type="float">
            <text:p>0.4880546</text:p>
          </table:table-cell>
          <table:table-cell office:value-type="float" office:value="0.3645326" calcext:value-type="float">
            <text:p>0.3645326</text:p>
          </table:table-cell>
          <table:table-cell office:value-type="float" office:value="0.3251408" calcext:value-type="float">
            <text:p>0.3251408</text:p>
          </table:table-cell>
          <table:table-cell office:value-type="float" office:value="0" calcext:value-type="float">
            <text:p>0</text:p>
          </table:table-cell>
          <table:table-cell office:value-type="float" office:value="5954.331" calcext:value-type="float">
            <text:p>5954.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39206" calcext:value-type="float">
            <text:p>-0.17392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15.55599" calcext:value-type="float">
            <text:p>15.55599</text:p>
          </table:table-cell>
          <table:table-cell office:value-type="float" office:value="1116.447" calcext:value-type="float">
            <text:p>1116.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454283" calcext:value-type="float">
            <text:p>0.4454283</text:p>
          </table:table-cell>
          <table:table-cell office:value-type="float" office:value="13.02022" calcext:value-type="float">
            <text:p>13.02022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482514" calcext:value-type="float">
            <text:p>0.003482514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793824" calcext:value-type="float">
            <text:p>1.793824</text:p>
          </table:table-cell>
          <table:table-cell office:value-type="float" office:value="-0.08687462" calcext:value-type="float">
            <text:p>-0.08687462</text:p>
          </table:table-cell>
          <table:table-cell office:value-type="float" office:value="-0.0002235098" calcext:value-type="float">
            <text:p>-0.0002235098</text:p>
          </table:table-cell>
          <table:table-cell office:value-type="float" office:value="0.005113663" calcext:value-type="float">
            <text:p>0.005113663</text:p>
          </table:table-cell>
          <table:table-cell office:value-type="float" office:value="26.93823" calcext:value-type="float">
            <text:p>26.93823</text:p>
          </table:table-cell>
          <table:table-cell office:value-type="float" office:value="13.24982" calcext:value-type="float">
            <text:p>13.24982</text:p>
          </table:table-cell>
          <table:table-cell office:value-type="float" office:value="2.006905" calcext:value-type="float">
            <text:p>2.006905</text:p>
          </table:table-cell>
          <table:table-cell office:value-type="float" office:value="0.1460245" calcext:value-type="float">
            <text:p>0.1460245</text:p>
          </table:table-cell>
          <table:table-cell office:value-type="float" office:value="0.07727432" calcext:value-type="float">
            <text:p>0.07727432</text:p>
          </table:table-cell>
          <table:table-cell office:value-type="float" office:value="0.05920573" calcext:value-type="float">
            <text:p>0.05920573</text:p>
          </table:table-cell>
          <table:table-cell office:value-type="float" office:value="0.02218418" calcext:value-type="float">
            <text:p>0.02218418</text:p>
          </table:table-cell>
          <table:table-cell office:value-type="float" office:value="0.0152055" calcext:value-type="float">
            <text:p>0.0152055</text:p>
          </table:table-cell>
          <table:table-cell office:value-type="float" office:value="0.03585637" calcext:value-type="float">
            <text:p>0.03585637</text:p>
          </table:table-cell>
          <table:table-cell office:value-type="float" office:value="0.02971504" calcext:value-type="float">
            <text:p>0.02971504</text:p>
          </table:table-cell>
          <table:table-cell office:value-type="float" office:value="0.02509141" calcext:value-type="float">
            <text:p>0.02509141</text:p>
          </table:table-cell>
          <table:table-cell office:value-type="float" office:value="0.02181172" calcext:value-type="float">
            <text:p>0.02181172</text:p>
          </table:table-cell>
          <table:table-cell office:value-type="float" office:value="0.01831824" calcext:value-type="float">
            <text:p>0.01831824</text:p>
          </table:table-cell>
          <table:table-cell office:value-type="float" office:value="0.01443089" calcext:value-type="float">
            <text:p>0.01443089</text:p>
          </table:table-cell>
          <table:table-cell office:value-type="float" office:value="0.006522175" calcext:value-type="float">
            <text:p>0.006522175</text:p>
          </table:table-cell>
          <table:table-cell office:value-type="float" office:value="0" calcext:value-type="float">
            <text:p>0</text:p>
          </table:table-cell>
          <table:table-cell office:value-type="float" office:value="11.47242" calcext:value-type="float">
            <text:p>11.47242</text:p>
          </table:table-cell>
          <table:table-cell office:value-type="float" office:value="24.31161" calcext:value-type="float">
            <text:p>24.31161</text:p>
          </table:table-cell>
          <table:table-cell office:value-type="float" office:value="18.02233" calcext:value-type="float">
            <text:p>18.02233</text:p>
          </table:table-cell>
          <table:table-cell office:value-type="float" office:value="18.76686" calcext:value-type="float">
            <text:p>18.76686</text:p>
          </table:table-cell>
          <table:table-cell office:value-type="float" office:value="19.80126" calcext:value-type="float">
            <text:p>19.80126</text:p>
          </table:table-cell>
          <table:table-cell office:value-type="float" office:value="12.6696" calcext:value-type="float">
            <text:p>12.6696</text:p>
          </table:table-cell>
          <table:table-cell office:value-type="float" office:value="10.18835" calcext:value-type="float">
            <text:p>10.18835</text:p>
          </table:table-cell>
          <table:table-cell office:value-type="float" office:value="7.606594" calcext:value-type="float">
            <text:p>7.606594</text:p>
          </table:table-cell>
          <table:table-cell office:value-type="float" office:value="3.827726" calcext:value-type="float">
            <text:p>3.827726</text:p>
          </table:table-cell>
          <table:table-cell office:value-type="float" office:value="1.798578" calcext:value-type="float">
            <text:p>1.798578</text:p>
          </table:table-cell>
          <table:table-cell office:value-type="float" office:value="0.9299357" calcext:value-type="float">
            <text:p>0.9299357</text:p>
          </table:table-cell>
          <table:table-cell office:value-type="float" office:value="0.4877758" calcext:value-type="float">
            <text:p>0.4877758</text:p>
          </table:table-cell>
          <table:table-cell office:value-type="float" office:value="0.3629018" calcext:value-type="float">
            <text:p>0.3629018</text:p>
          </table:table-cell>
          <table:table-cell office:value-type="float" office:value="0.3251582" calcext:value-type="float">
            <text:p>0.3251582</text:p>
          </table:table-cell>
          <table:table-cell office:value-type="float" office:value="0" calcext:value-type="float">
            <text:p>0</text:p>
          </table:table-cell>
          <table:table-cell office:value-type="float" office:value="5995.998" calcext:value-type="float">
            <text:p>5995.9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40113" calcext:value-type="float">
            <text:p>-0.174011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15.43743" calcext:value-type="float">
            <text:p>15.43743</text:p>
          </table:table-cell>
          <table:table-cell office:value-type="float" office:value="1116.251" calcext:value-type="float">
            <text:p>1116.251</text:p>
          </table:table-cell>
          <table:table-cell office:value-type="float" office:value="0" calcext:value-type="float">
            <text:p>0</text:p>
          </table:table-cell>
          <table:table-cell office:value-type="float" office:value="-0.0000939304" calcext:value-type="float">
            <text:p>-9.39304E-05</text:p>
          </table:table-cell>
          <table:table-cell office:value-type="float" office:value="0.4317493" calcext:value-type="float">
            <text:p>0.4317493</text:p>
          </table:table-cell>
          <table:table-cell office:value-type="float" office:value="13.32164" calcext:value-type="float">
            <text:p>13.32164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503588" calcext:value-type="float">
            <text:p>0.003503588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801547" calcext:value-type="float">
            <text:p>1.801547</text:p>
          </table:table-cell>
          <table:table-cell office:value-type="float" office:value="-0.08727923" calcext:value-type="float">
            <text:p>-0.08727923</text:p>
          </table:table-cell>
          <table:table-cell office:value-type="float" office:value="-0.0002559909" calcext:value-type="float">
            <text:p>-0.0002559909</text:p>
          </table:table-cell>
          <table:table-cell office:value-type="float" office:value="0.005196136" calcext:value-type="float">
            <text:p>0.005196136</text:p>
          </table:table-cell>
          <table:table-cell office:value-type="float" office:value="26.69891" calcext:value-type="float">
            <text:p>26.69891</text:p>
          </table:table-cell>
          <table:table-cell office:value-type="float" office:value="14.03953" calcext:value-type="float">
            <text:p>14.03953</text:p>
          </table:table-cell>
          <table:table-cell office:value-type="float" office:value="1.413952" calcext:value-type="float">
            <text:p>1.413952</text:p>
          </table:table-cell>
          <table:table-cell office:value-type="float" office:value="0.1698636" calcext:value-type="float">
            <text:p>0.1698636</text:p>
          </table:table-cell>
          <table:table-cell office:value-type="float" office:value="0.08824252" calcext:value-type="float">
            <text:p>0.08824252</text:p>
          </table:table-cell>
          <table:table-cell office:value-type="float" office:value="0.066808" calcext:value-type="float">
            <text:p>0.066808</text:p>
          </table:table-cell>
          <table:table-cell office:value-type="float" office:value="0.02236124" calcext:value-type="float">
            <text:p>0.02236124</text:p>
          </table:table-cell>
          <table:table-cell office:value-type="float" office:value="0.01509662" calcext:value-type="float">
            <text:p>0.01509662</text:p>
          </table:table-cell>
          <table:table-cell office:value-type="float" office:value="0.03562277" calcext:value-type="float">
            <text:p>0.03562277</text:p>
          </table:table-cell>
          <table:table-cell office:value-type="float" office:value="0.02953605" calcext:value-type="float">
            <text:p>0.02953605</text:p>
          </table:table-cell>
          <table:table-cell office:value-type="float" office:value="0.02498549" calcext:value-type="float">
            <text:p>0.02498549</text:p>
          </table:table-cell>
          <table:table-cell office:value-type="float" office:value="0.02173057" calcext:value-type="float">
            <text:p>0.02173057</text:p>
          </table:table-cell>
          <table:table-cell office:value-type="float" office:value="0.01826224" calcext:value-type="float">
            <text:p>0.01826224</text:p>
          </table:table-cell>
          <table:table-cell office:value-type="float" office:value="0.01437843" calcext:value-type="float">
            <text:p>0.01437843</text:p>
          </table:table-cell>
          <table:table-cell office:value-type="float" office:value="0.006535809" calcext:value-type="float">
            <text:p>0.006535809</text:p>
          </table:table-cell>
          <table:table-cell office:value-type="float" office:value="0" calcext:value-type="float">
            <text:p>0</text:p>
          </table:table-cell>
          <table:table-cell office:value-type="float" office:value="10.85811" calcext:value-type="float">
            <text:p>10.85811</text:p>
          </table:table-cell>
          <table:table-cell office:value-type="float" office:value="27.41625" calcext:value-type="float">
            <text:p>27.41625</text:p>
          </table:table-cell>
          <table:table-cell office:value-type="float" office:value="19.61943" calcext:value-type="float">
            <text:p>19.61943</text:p>
          </table:table-cell>
          <table:table-cell office:value-type="float" office:value="19.48439" calcext:value-type="float">
            <text:p>19.48439</text:p>
          </table:table-cell>
          <table:table-cell office:value-type="float" office:value="20.26658" calcext:value-type="float">
            <text:p>20.26658</text:p>
          </table:table-cell>
          <table:table-cell office:value-type="float" office:value="12.78894" calcext:value-type="float">
            <text:p>12.78894</text:p>
          </table:table-cell>
          <table:table-cell office:value-type="float" office:value="10.22331" calcext:value-type="float">
            <text:p>10.22331</text:p>
          </table:table-cell>
          <table:table-cell office:value-type="float" office:value="7.660007" calcext:value-type="float">
            <text:p>7.660007</text:p>
          </table:table-cell>
          <table:table-cell office:value-type="float" office:value="3.849287" calcext:value-type="float">
            <text:p>3.849287</text:p>
          </table:table-cell>
          <table:table-cell office:value-type="float" office:value="1.803428" calcext:value-type="float">
            <text:p>1.803428</text:p>
          </table:table-cell>
          <table:table-cell office:value-type="float" office:value="0.9295101" calcext:value-type="float">
            <text:p>0.9295101</text:p>
          </table:table-cell>
          <table:table-cell office:value-type="float" office:value="0.4892999" calcext:value-type="float">
            <text:p>0.4892999</text:p>
          </table:table-cell>
          <table:table-cell office:value-type="float" office:value="0.3594735" calcext:value-type="float">
            <text:p>0.3594735</text:p>
          </table:table-cell>
          <table:table-cell office:value-type="float" office:value="0.3251756" calcext:value-type="float">
            <text:p>0.3251756</text:p>
          </table:table-cell>
          <table:table-cell office:value-type="float" office:value="0" calcext:value-type="float">
            <text:p>0</text:p>
          </table:table-cell>
          <table:table-cell office:value-type="float" office:value="6024.027" calcext:value-type="float">
            <text:p>6024.0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41487" calcext:value-type="float">
            <text:p>-0.174148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15.31726" calcext:value-type="float">
            <text:p>15.31726</text:p>
          </table:table-cell>
          <table:table-cell office:value-type="float" office:value="1116.05" calcext:value-type="float">
            <text:p>1116.05</text:p>
          </table:table-cell>
          <table:table-cell office:value-type="float" office:value="0" calcext:value-type="float">
            <text:p>0</text:p>
          </table:table-cell>
          <table:table-cell office:value-type="float" office:value="-0.000294682" calcext:value-type="float">
            <text:p>-0.000294682</text:p>
          </table:table-cell>
          <table:table-cell office:value-type="float" office:value="0.4177381" calcext:value-type="float">
            <text:p>0.4177381</text:p>
          </table:table-cell>
          <table:table-cell office:value-type="float" office:value="13.63433" calcext:value-type="float">
            <text:p>13.63433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519646" calcext:value-type="float">
            <text:p>0.003519646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806625" calcext:value-type="float">
            <text:p>1.806625</text:p>
          </table:table-cell>
          <table:table-cell office:value-type="float" office:value="-0.0876855" calcext:value-type="float">
            <text:p>-0.0876855</text:p>
          </table:table-cell>
          <table:table-cell office:value-type="float" office:value="-0.0002873256" calcext:value-type="float">
            <text:p>-0.0002873256</text:p>
          </table:table-cell>
          <table:table-cell office:value-type="float" office:value="0.005288111" calcext:value-type="float">
            <text:p>0.005288111</text:p>
          </table:table-cell>
          <table:table-cell office:value-type="float" office:value="26.48399" calcext:value-type="float">
            <text:p>26.48399</text:p>
          </table:table-cell>
          <table:table-cell office:value-type="float" office:value="14.16894" calcext:value-type="float">
            <text:p>14.16894</text:p>
          </table:table-cell>
          <table:table-cell office:value-type="float" office:value="1.001547" calcext:value-type="float">
            <text:p>1.001547</text:p>
          </table:table-cell>
          <table:table-cell office:value-type="float" office:value="0.1843354" calcext:value-type="float">
            <text:p>0.1843354</text:p>
          </table:table-cell>
          <table:table-cell office:value-type="float" office:value="0.09616159" calcext:value-type="float">
            <text:p>0.09616159</text:p>
          </table:table-cell>
          <table:table-cell office:value-type="float" office:value="0.07306199" calcext:value-type="float">
            <text:p>0.07306199</text:p>
          </table:table-cell>
          <table:table-cell office:value-type="float" office:value="0.02297898" calcext:value-type="float">
            <text:p>0.02297898</text:p>
          </table:table-cell>
          <table:table-cell office:value-type="float" office:value="0.01500971" calcext:value-type="float">
            <text:p>0.01500971</text:p>
          </table:table-cell>
          <table:table-cell office:value-type="float" office:value="0.0353726" calcext:value-type="float">
            <text:p>0.0353726</text:p>
          </table:table-cell>
          <table:table-cell office:value-type="float" office:value="0.02935509" calcext:value-type="float">
            <text:p>0.02935509</text:p>
          </table:table-cell>
          <table:table-cell office:value-type="float" office:value="0.02488337" calcext:value-type="float">
            <text:p>0.02488337</text:p>
          </table:table-cell>
          <table:table-cell office:value-type="float" office:value="0.02165434" calcext:value-type="float">
            <text:p>0.02165434</text:p>
          </table:table-cell>
          <table:table-cell office:value-type="float" office:value="0.01819042" calcext:value-type="float">
            <text:p>0.01819042</text:p>
          </table:table-cell>
          <table:table-cell office:value-type="float" office:value="0.01434262" calcext:value-type="float">
            <text:p>0.01434262</text:p>
          </table:table-cell>
          <table:table-cell office:value-type="float" office:value="0.006549408" calcext:value-type="float">
            <text:p>0.006549408</text:p>
          </table:table-cell>
          <table:table-cell office:value-type="float" office:value="0" calcext:value-type="float">
            <text:p>0</text:p>
          </table:table-cell>
          <table:table-cell office:value-type="float" office:value="10.74443" calcext:value-type="float">
            <text:p>10.74443</text:p>
          </table:table-cell>
          <table:table-cell office:value-type="float" office:value="30.17287" calcext:value-type="float">
            <text:p>30.17287</text:p>
          </table:table-cell>
          <table:table-cell office:value-type="float" office:value="21.30589" calcext:value-type="float">
            <text:p>21.30589</text:p>
          </table:table-cell>
          <table:table-cell office:value-type="float" office:value="20.28559" calcext:value-type="float">
            <text:p>20.28559</text:p>
          </table:table-cell>
          <table:table-cell office:value-type="float" office:value="20.79925" calcext:value-type="float">
            <text:p>20.79925</text:p>
          </table:table-cell>
          <table:table-cell office:value-type="float" office:value="12.93715" calcext:value-type="float">
            <text:p>12.93715</text:p>
          </table:table-cell>
          <table:table-cell office:value-type="float" office:value="10.26977" calcext:value-type="float">
            <text:p>10.26977</text:p>
          </table:table-cell>
          <table:table-cell office:value-type="float" office:value="7.717782" calcext:value-type="float">
            <text:p>7.717782</text:p>
          </table:table-cell>
          <table:table-cell office:value-type="float" office:value="3.873673" calcext:value-type="float">
            <text:p>3.873673</text:p>
          </table:table-cell>
          <table:table-cell office:value-type="float" office:value="1.809964" calcext:value-type="float">
            <text:p>1.809964</text:p>
          </table:table-cell>
          <table:table-cell office:value-type="float" office:value="0.9301442" calcext:value-type="float">
            <text:p>0.9301442</text:p>
          </table:table-cell>
          <table:table-cell office:value-type="float" office:value="0.488612" calcext:value-type="float">
            <text:p>0.488612</text:p>
          </table:table-cell>
          <table:table-cell office:value-type="float" office:value="0.3582889" calcext:value-type="float">
            <text:p>0.3582889</text:p>
          </table:table-cell>
          <table:table-cell office:value-type="float" office:value="0.3251931" calcext:value-type="float">
            <text:p>0.3251931</text:p>
          </table:table-cell>
          <table:table-cell office:value-type="float" office:value="0" calcext:value-type="float">
            <text:p>0</text:p>
          </table:table-cell>
          <table:table-cell office:value-type="float" office:value="6036.12" calcext:value-type="float">
            <text:p>6036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42919" calcext:value-type="float">
            <text:p>-0.17429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15.19539" calcext:value-type="float">
            <text:p>15.19539</text:p>
          </table:table-cell>
          <table:table-cell office:value-type="float" office:value="1115.846" calcext:value-type="float">
            <text:p>1115.84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05408184" calcext:value-type="float">
            <text:p>-0.0005408184</text:p>
          </table:table-cell>
          <table:table-cell office:value-type="float" office:value="4.614638" calcext:value-type="float">
            <text:p>4.614638</text:p>
          </table:table-cell>
          <table:table-cell office:value-type="float" office:value="18.16401" calcext:value-type="float">
            <text:p>18.16401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531609" calcext:value-type="float">
            <text:p>0.003531609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810173" calcext:value-type="float">
            <text:p>1.810173</text:p>
          </table:table-cell>
          <table:table-cell office:value-type="float" office:value="-0.08809285" calcext:value-type="float">
            <text:p>-0.08809285</text:p>
          </table:table-cell>
          <table:table-cell office:value-type="float" office:value="-0.0003561126" calcext:value-type="float">
            <text:p>-0.0003561126</text:p>
          </table:table-cell>
          <table:table-cell office:value-type="float" office:value="0.00538299" calcext:value-type="float">
            <text:p>0.00538299</text:p>
          </table:table-cell>
          <table:table-cell office:value-type="float" office:value="26.26311" calcext:value-type="float">
            <text:p>26.26311</text:p>
          </table:table-cell>
          <table:table-cell office:value-type="float" office:value="14.47317" calcext:value-type="float">
            <text:p>14.47317</text:p>
          </table:table-cell>
          <table:table-cell office:value-type="float" office:value="104.8079" calcext:value-type="float">
            <text:p>104.8079</text:p>
          </table:table-cell>
          <table:table-cell office:value-type="float" office:value="0.1901089" calcext:value-type="float">
            <text:p>0.1901089</text:p>
          </table:table-cell>
          <table:table-cell office:value-type="float" office:value="0.1004908" calcext:value-type="float">
            <text:p>0.1004908</text:p>
          </table:table-cell>
          <table:table-cell office:value-type="float" office:value="0.07717944" calcext:value-type="float">
            <text:p>0.07717944</text:p>
          </table:table-cell>
          <table:table-cell office:value-type="float" office:value="0.02350001" calcext:value-type="float">
            <text:p>0.02350001</text:p>
          </table:table-cell>
          <table:table-cell office:value-type="float" office:value="0.01499059" calcext:value-type="float">
            <text:p>0.01499059</text:p>
          </table:table-cell>
          <table:table-cell office:value-type="float" office:value="0.03516024" calcext:value-type="float">
            <text:p>0.03516024</text:p>
          </table:table-cell>
          <table:table-cell office:value-type="float" office:value="0.02917449" calcext:value-type="float">
            <text:p>0.02917449</text:p>
          </table:table-cell>
          <table:table-cell office:value-type="float" office:value="0.02478194" calcext:value-type="float">
            <text:p>0.02478194</text:p>
          </table:table-cell>
          <table:table-cell office:value-type="float" office:value="0.02157941" calcext:value-type="float">
            <text:p>0.02157941</text:p>
          </table:table-cell>
          <table:table-cell office:value-type="float" office:value="0.01812113" calcext:value-type="float">
            <text:p>0.01812113</text:p>
          </table:table-cell>
          <table:table-cell office:value-type="float" office:value="0.01430597" calcext:value-type="float">
            <text:p>0.01430597</text:p>
          </table:table-cell>
          <table:table-cell office:value-type="float" office:value="0.006562938" calcext:value-type="float">
            <text:p>0.006562938</text:p>
          </table:table-cell>
          <table:table-cell office:value-type="float" office:value="0" calcext:value-type="float">
            <text:p>0</text:p>
          </table:table-cell>
          <table:table-cell office:value-type="float" office:value="11.52131" calcext:value-type="float">
            <text:p>11.52131</text:p>
          </table:table-cell>
          <table:table-cell office:value-type="float" office:value="136.8764" calcext:value-type="float">
            <text:p>136.8764</text:p>
          </table:table-cell>
          <table:table-cell office:value-type="float" office:value="23.00496" calcext:value-type="float">
            <text:p>23.00496</text:p>
          </table:table-cell>
          <table:table-cell office:value-type="float" office:value="21.11277" calcext:value-type="float">
            <text:p>21.11277</text:p>
          </table:table-cell>
          <table:table-cell office:value-type="float" office:value="21.37038" calcext:value-type="float">
            <text:p>21.37038</text:p>
          </table:table-cell>
          <table:table-cell office:value-type="float" office:value="13.10001" calcext:value-type="float">
            <text:p>13.10001</text:p>
          </table:table-cell>
          <table:table-cell office:value-type="float" office:value="10.32344" calcext:value-type="float">
            <text:p>10.32344</text:p>
          </table:table-cell>
          <table:table-cell office:value-type="float" office:value="7.779456" calcext:value-type="float">
            <text:p>7.779456</text:p>
          </table:table-cell>
          <table:table-cell office:value-type="float" office:value="3.900197" calcext:value-type="float">
            <text:p>3.900197</text:p>
          </table:table-cell>
          <table:table-cell office:value-type="float" office:value="1.817624" calcext:value-type="float">
            <text:p>1.817624</text:p>
          </table:table-cell>
          <table:table-cell office:value-type="float" office:value="0.9311593" calcext:value-type="float">
            <text:p>0.9311593</text:p>
          </table:table-cell>
          <table:table-cell office:value-type="float" office:value="0.4883445" calcext:value-type="float">
            <text:p>0.4883445</text:p>
          </table:table-cell>
          <table:table-cell office:value-type="float" office:value="0.3571401" calcext:value-type="float">
            <text:p>0.3571401</text:p>
          </table:table-cell>
          <table:table-cell office:value-type="float" office:value="0.3252105" calcext:value-type="float">
            <text:p>0.3252105</text:p>
          </table:table-cell>
          <table:table-cell office:value-type="float" office:value="0" calcext:value-type="float">
            <text:p>0</text:p>
          </table:table-cell>
          <table:table-cell office:value-type="float" office:value="6042.49" calcext:value-type="float">
            <text:p>6042.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44323" calcext:value-type="float">
            <text:p>-0.174432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15.09076" calcext:value-type="float">
            <text:p>15.09076</text:p>
          </table:table-cell>
          <table:table-cell office:value-type="float" office:value="1115.656" calcext:value-type="float">
            <text:p>1115.65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07986543" calcext:value-type="float">
            <text:p>-0.0007986543</text:p>
          </table:table-cell>
          <table:table-cell office:value-type="float" office:value="4.655692" calcext:value-type="float">
            <text:p>4.655692</text:p>
          </table:table-cell>
          <table:table-cell office:value-type="float" office:value="18.51644" calcext:value-type="float">
            <text:p>18.51644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541188" calcext:value-type="float">
            <text:p>0.003541188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812812" calcext:value-type="float">
            <text:p>1.812812</text:p>
          </table:table-cell>
          <table:table-cell office:value-type="float" office:value="-0.08840065" calcext:value-type="float">
            <text:p>-0.08840065</text:p>
          </table:table-cell>
          <table:table-cell office:value-type="float" office:value="-0.000454236" calcext:value-type="float">
            <text:p>-0.000454236</text:p>
          </table:table-cell>
          <table:table-cell office:value-type="float" office:value="0.005478347" calcext:value-type="float">
            <text:p>0.005478347</text:p>
          </table:table-cell>
          <table:table-cell office:value-type="float" office:value="26.10644" calcext:value-type="float">
            <text:p>26.10644</text:p>
          </table:table-cell>
          <table:table-cell office:value-type="float" office:value="15.01922" calcext:value-type="float">
            <text:p>15.01922</text:p>
          </table:table-cell>
          <table:table-cell office:value-type="float" office:value="105.711" calcext:value-type="float">
            <text:p>105.711</text:p>
          </table:table-cell>
          <table:table-cell office:value-type="float" office:value="0.181292" calcext:value-type="float">
            <text:p>0.181292</text:p>
          </table:table-cell>
          <table:table-cell office:value-type="float" office:value="0.09814879" calcext:value-type="float">
            <text:p>0.09814879</text:p>
          </table:table-cell>
          <table:table-cell office:value-type="float" office:value="0.07681023" calcext:value-type="float">
            <text:p>0.07681023</text:p>
          </table:table-cell>
          <table:table-cell office:value-type="float" office:value="0.02332295" calcext:value-type="float">
            <text:p>0.02332295</text:p>
          </table:table-cell>
          <table:table-cell office:value-type="float" office:value="0.01503853" calcext:value-type="float">
            <text:p>0.01503853</text:p>
          </table:table-cell>
          <table:table-cell office:value-type="float" office:value="0.03504694" calcext:value-type="float">
            <text:p>0.03504694</text:p>
          </table:table-cell>
          <table:table-cell office:value-type="float" office:value="0.02900392" calcext:value-type="float">
            <text:p>0.02900392</text:p>
          </table:table-cell>
          <table:table-cell office:value-type="float" office:value="0.02468009" calcext:value-type="float">
            <text:p>0.02468009</text:p>
          </table:table-cell>
          <table:table-cell office:value-type="float" office:value="0.02150598" calcext:value-type="float">
            <text:p>0.02150598</text:p>
          </table:table-cell>
          <table:table-cell office:value-type="float" office:value="0.01805931" calcext:value-type="float">
            <text:p>0.01805931</text:p>
          </table:table-cell>
          <table:table-cell office:value-type="float" office:value="0.01426223" calcext:value-type="float">
            <text:p>0.01426223</text:p>
          </table:table-cell>
          <table:table-cell office:value-type="float" office:value="0.0065764" calcext:value-type="float">
            <text:p>0.0065764</text:p>
          </table:table-cell>
          <table:table-cell office:value-type="float" office:value="0" calcext:value-type="float">
            <text:p>0</text:p>
          </table:table-cell>
          <table:table-cell office:value-type="float" office:value="13.70781" calcext:value-type="float">
            <text:p>13.70781</text:p>
          </table:table-cell>
          <table:table-cell office:value-type="float" office:value="139.9815" calcext:value-type="float">
            <text:p>139.9815</text:p>
          </table:table-cell>
          <table:table-cell office:value-type="float" office:value="24.53242" calcext:value-type="float">
            <text:p>24.53242</text:p>
          </table:table-cell>
          <table:table-cell office:value-type="float" office:value="21.9087" calcext:value-type="float">
            <text:p>21.9087</text:p>
          </table:table-cell>
          <table:table-cell office:value-type="float" office:value="21.93711" calcext:value-type="float">
            <text:p>21.93711</text:p>
          </table:table-cell>
          <table:table-cell office:value-type="float" office:value="13.2663" calcext:value-type="float">
            <text:p>13.2663</text:p>
          </table:table-cell>
          <table:table-cell office:value-type="float" office:value="10.38014" calcext:value-type="float">
            <text:p>10.38014</text:p>
          </table:table-cell>
          <table:table-cell office:value-type="float" office:value="7.844172" calcext:value-type="float">
            <text:p>7.844172</text:p>
          </table:table-cell>
          <table:table-cell office:value-type="float" office:value="3.928354" calcext:value-type="float">
            <text:p>3.928354</text:p>
          </table:table-cell>
          <table:table-cell office:value-type="float" office:value="1.826075" calcext:value-type="float">
            <text:p>1.826075</text:p>
          </table:table-cell>
          <table:table-cell office:value-type="float" office:value="0.9325907" calcext:value-type="float">
            <text:p>0.9325907</text:p>
          </table:table-cell>
          <table:table-cell office:value-type="float" office:value="0.489061" calcext:value-type="float">
            <text:p>0.489061</text:p>
          </table:table-cell>
          <table:table-cell office:value-type="float" office:value="0.355265" calcext:value-type="float">
            <text:p>0.355265</text:p>
          </table:table-cell>
          <table:table-cell office:value-type="float" office:value="0.3252281" calcext:value-type="float">
            <text:p>0.3252281</text:p>
          </table:table-cell>
          <table:table-cell office:value-type="float" office:value="0" calcext:value-type="float">
            <text:p>0</text:p>
          </table:table-cell>
          <table:table-cell office:value-type="float" office:value="6045.375" calcext:value-type="float">
            <text:p>6045.3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45429" calcext:value-type="float">
            <text:p>-0.174542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14.99607" calcext:value-type="float">
            <text:p>14.99607</text:p>
          </table:table-cell>
          <table:table-cell office:value-type="float" office:value="1115.476" calcext:value-type="float">
            <text:p>1115.47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1119707" calcext:value-type="float">
            <text:p>-0.001119707</text:p>
          </table:table-cell>
          <table:table-cell office:value-type="float" office:value="4.638676" calcext:value-type="float">
            <text:p>4.638676</text:p>
          </table:table-cell>
          <table:table-cell office:value-type="float" office:value="18.78985" calcext:value-type="float">
            <text:p>18.78985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54885" calcext:value-type="float">
            <text:p>0.00354885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814744" calcext:value-type="float">
            <text:p>1.814744</text:p>
          </table:table-cell>
          <table:table-cell office:value-type="float" office:value="-0.08867363" calcext:value-type="float">
            <text:p>-0.08867363</text:p>
          </table:table-cell>
          <table:table-cell office:value-type="float" office:value="-0.0005328902" calcext:value-type="float">
            <text:p>-0.0005328902</text:p>
          </table:table-cell>
          <table:table-cell office:value-type="float" office:value="0.005568894" calcext:value-type="float">
            <text:p>0.005568894</text:p>
          </table:table-cell>
          <table:table-cell office:value-type="float" office:value="25.96985" calcext:value-type="float">
            <text:p>25.96985</text:p>
          </table:table-cell>
          <table:table-cell office:value-type="float" office:value="15.45939" calcext:value-type="float">
            <text:p>15.45939</text:p>
          </table:table-cell>
          <table:table-cell office:value-type="float" office:value="105.2078" calcext:value-type="float">
            <text:p>105.2078</text:p>
          </table:table-cell>
          <table:table-cell office:value-type="float" office:value="0.1700144" calcext:value-type="float">
            <text:p>0.1700144</text:p>
          </table:table-cell>
          <table:table-cell office:value-type="float" office:value="0.09387081" calcext:value-type="float">
            <text:p>0.09387081</text:p>
          </table:table-cell>
          <table:table-cell office:value-type="float" office:value="0.07457755" calcext:value-type="float">
            <text:p>0.07457755</text:p>
          </table:table-cell>
          <table:table-cell office:value-type="float" office:value="0.02282644" calcext:value-type="float">
            <text:p>0.02282644</text:p>
          </table:table-cell>
          <table:table-cell office:value-type="float" office:value="0.01513105" calcext:value-type="float">
            <text:p>0.01513105</text:p>
          </table:table-cell>
          <table:table-cell office:value-type="float" office:value="0.0349832" calcext:value-type="float">
            <text:p>0.0349832</text:p>
          </table:table-cell>
          <table:table-cell office:value-type="float" office:value="0.02885562" calcext:value-type="float">
            <text:p>0.02885562</text:p>
          </table:table-cell>
          <table:table-cell office:value-type="float" office:value="0.02457916" calcext:value-type="float">
            <text:p>0.02457916</text:p>
          </table:table-cell>
          <table:table-cell office:value-type="float" office:value="0.02143329" calcext:value-type="float">
            <text:p>0.02143329</text:p>
          </table:table-cell>
          <table:table-cell office:value-type="float" office:value="0.01799108" calcext:value-type="float">
            <text:p>0.01799108</text:p>
          </table:table-cell>
          <table:table-cell office:value-type="float" office:value="0.01422554" calcext:value-type="float">
            <text:p>0.01422554</text:p>
          </table:table-cell>
          <table:table-cell office:value-type="float" office:value="0.00658979" calcext:value-type="float">
            <text:p>0.00658979</text:p>
          </table:table-cell>
          <table:table-cell office:value-type="float" office:value="0" calcext:value-type="float">
            <text:p>0</text:p>
          </table:table-cell>
          <table:table-cell office:value-type="float" office:value="16.46663" calcext:value-type="float">
            <text:p>16.46663</text:p>
          </table:table-cell>
          <table:table-cell office:value-type="float" office:value="141.2524" calcext:value-type="float">
            <text:p>141.2524</text:p>
          </table:table-cell>
          <table:table-cell office:value-type="float" office:value="25.90849" calcext:value-type="float">
            <text:p>25.90849</text:p>
          </table:table-cell>
          <table:table-cell office:value-type="float" office:value="22.64757" calcext:value-type="float">
            <text:p>22.64757</text:p>
          </table:table-cell>
          <table:table-cell office:value-type="float" office:value="22.46892" calcext:value-type="float">
            <text:p>22.46892</text:p>
          </table:table-cell>
          <table:table-cell office:value-type="float" office:value="13.42708" calcext:value-type="float">
            <text:p>13.42708</text:p>
          </table:table-cell>
          <table:table-cell office:value-type="float" office:value="10.43696" calcext:value-type="float">
            <text:p>10.43696</text:p>
          </table:table-cell>
          <table:table-cell office:value-type="float" office:value="7.909874" calcext:value-type="float">
            <text:p>7.909874</text:p>
          </table:table-cell>
          <table:table-cell office:value-type="float" office:value="3.957819" calcext:value-type="float">
            <text:p>3.957819</text:p>
          </table:table-cell>
          <table:table-cell office:value-type="float" office:value="1.835128" calcext:value-type="float">
            <text:p>1.835128</text:p>
          </table:table-cell>
          <table:table-cell office:value-type="float" office:value="0.9342926" calcext:value-type="float">
            <text:p>0.9342926</text:p>
          </table:table-cell>
          <table:table-cell office:value-type="float" office:value="0.4890527" calcext:value-type="float">
            <text:p>0.4890527</text:p>
          </table:table-cell>
          <table:table-cell office:value-type="float" office:value="0.3544075" calcext:value-type="float">
            <text:p>0.3544075</text:p>
          </table:table-cell>
          <table:table-cell office:value-type="float" office:value="0.3252456" calcext:value-type="float">
            <text:p>0.3252456</text:p>
          </table:table-cell>
          <table:table-cell office:value-type="float" office:value="0" calcext:value-type="float">
            <text:p>0</text:p>
          </table:table-cell>
          <table:table-cell office:value-type="float" office:value="6047.101" calcext:value-type="float">
            <text:p>6047.1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46367" calcext:value-type="float">
            <text:p>-0.174636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14.91356" calcext:value-type="float">
            <text:p>14.91356</text:p>
          </table:table-cell>
          <table:table-cell office:value-type="float" office:value="1115.313" calcext:value-type="float">
            <text:p>1115.313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1576757" calcext:value-type="float">
            <text:p>-0.001576757</text:p>
          </table:table-cell>
          <table:table-cell office:value-type="float" office:value="4.580171" calcext:value-type="float">
            <text:p>4.580171</text:p>
          </table:table-cell>
          <table:table-cell office:value-type="float" office:value="19.08036" calcext:value-type="float">
            <text:p>19.08036</text:p>
          </table:table-cell>
          <table:table-cell office:value-type="float" office:value="0.0763544" calcext:value-type="float">
            <text:p>0.0763544</text:p>
          </table:table-cell>
          <table:table-cell office:value-type="float" office:value="0.003557851" calcext:value-type="float">
            <text:p>0.003557851</text:p>
          </table:table-cell>
          <table:table-cell office:value-type="float" office:value="0.2156651" calcext:value-type="float">
            <text:p>0.2156651</text:p>
          </table:table-cell>
          <table:table-cell office:value-type="float" office:value="1.817132" calcext:value-type="float">
            <text:p>1.817132</text:p>
          </table:table-cell>
          <table:table-cell office:value-type="float" office:value="-0.08898483" calcext:value-type="float">
            <text:p>-0.08898483</text:p>
          </table:table-cell>
          <table:table-cell office:value-type="float" office:value="-0.0006262801" calcext:value-type="float">
            <text:p>-0.0006262801</text:p>
          </table:table-cell>
          <table:table-cell office:value-type="float" office:value="0.00565095" calcext:value-type="float">
            <text:p>0.00565095</text:p>
          </table:table-cell>
          <table:table-cell office:value-type="float" office:value="25.85254" calcext:value-type="float">
            <text:p>25.85254</text:p>
          </table:table-cell>
          <table:table-cell office:value-type="float" office:value="17.72512" calcext:value-type="float">
            <text:p>17.72512</text:p>
          </table:table-cell>
          <table:table-cell office:value-type="float" office:value="103.2003" calcext:value-type="float">
            <text:p>103.2003</text:p>
          </table:table-cell>
          <table:table-cell office:value-type="float" office:value="0.2331729" calcext:value-type="float">
            <text:p>0.2331729</text:p>
          </table:table-cell>
          <table:table-cell office:value-type="float" office:value="0.08724018" calcext:value-type="float">
            <text:p>0.08724018</text:p>
          </table:table-cell>
          <table:table-cell office:value-type="float" office:value="0.06992761" calcext:value-type="float">
            <text:p>0.06992761</text:p>
          </table:table-cell>
          <table:table-cell office:value-type="float" office:value="0.02247825" calcext:value-type="float">
            <text:p>0.02247825</text:p>
          </table:table-cell>
          <table:table-cell office:value-type="float" office:value="0.01531937" calcext:value-type="float">
            <text:p>0.01531937</text:p>
          </table:table-cell>
          <table:table-cell office:value-type="float" office:value="0.03495129" calcext:value-type="float">
            <text:p>0.03495129</text:p>
          </table:table-cell>
          <table:table-cell office:value-type="float" office:value="0.02873826" calcext:value-type="float">
            <text:p>0.02873826</text:p>
          </table:table-cell>
          <table:table-cell office:value-type="float" office:value="0.02448093" calcext:value-type="float">
            <text:p>0.02448093</text:p>
          </table:table-cell>
          <table:table-cell office:value-type="float" office:value="0.02136014" calcext:value-type="float">
            <text:p>0.02136014</text:p>
          </table:table-cell>
          <table:table-cell office:value-type="float" office:value="0.01792722" calcext:value-type="float">
            <text:p>0.01792722</text:p>
          </table:table-cell>
          <table:table-cell office:value-type="float" office:value="0.01418191" calcext:value-type="float">
            <text:p>0.01418191</text:p>
          </table:table-cell>
          <table:table-cell office:value-type="float" office:value="0.006603121" calcext:value-type="float">
            <text:p>0.006603121</text:p>
          </table:table-cell>
          <table:table-cell office:value-type="float" office:value="0" calcext:value-type="float">
            <text:p>0</text:p>
          </table:table-cell>
          <table:table-cell office:value-type="float" office:value="31.44967" calcext:value-type="float">
            <text:p>31.44967</text:p>
          </table:table-cell>
          <table:table-cell office:value-type="float" office:value="137.7228" calcext:value-type="float">
            <text:p>137.7228</text:p>
          </table:table-cell>
          <table:table-cell office:value-type="float" office:value="29.02196" calcext:value-type="float">
            <text:p>29.02196</text:p>
          </table:table-cell>
          <table:table-cell office:value-type="float" office:value="23.39438" calcext:value-type="float">
            <text:p>23.39438</text:p>
          </table:table-cell>
          <table:table-cell office:value-type="float" office:value="22.98967" calcext:value-type="float">
            <text:p>22.98967</text:p>
          </table:table-cell>
          <table:table-cell office:value-type="float" office:value="13.57985" calcext:value-type="float">
            <text:p>13.57985</text:p>
          </table:table-cell>
          <table:table-cell office:value-type="float" office:value="10.48835" calcext:value-type="float">
            <text:p>10.48835</text:p>
          </table:table-cell>
          <table:table-cell office:value-type="float" office:value="7.974887" calcext:value-type="float">
            <text:p>7.974887</text:p>
          </table:table-cell>
          <table:table-cell office:value-type="float" office:value="3.987699" calcext:value-type="float">
            <text:p>3.987699</text:p>
          </table:table-cell>
          <table:table-cell office:value-type="float" office:value="1.844115" calcext:value-type="float">
            <text:p>1.844115</text:p>
          </table:table-cell>
          <table:table-cell office:value-type="float" office:value="0.9359317" calcext:value-type="float">
            <text:p>0.9359317</text:p>
          </table:table-cell>
          <table:table-cell office:value-type="float" office:value="0.4896745" calcext:value-type="float">
            <text:p>0.4896745</text:p>
          </table:table-cell>
          <table:table-cell office:value-type="float" office:value="0.3528379" calcext:value-type="float">
            <text:p>0.3528379</text:p>
          </table:table-cell>
          <table:table-cell office:value-type="float" office:value="0.3252632" calcext:value-type="float">
            <text:p>0.3252632</text:p>
          </table:table-cell>
          <table:table-cell office:value-type="float" office:value="0" calcext:value-type="float">
            <text:p>0</text:p>
          </table:table-cell>
          <table:table-cell office:value-type="float" office:value="5927.233" calcext:value-type="float">
            <text:p>5927.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7471" calcext:value-type="float">
            <text:p>-0.1747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14.83828" calcext:value-type="float">
            <text:p>14.83828</text:p>
          </table:table-cell>
          <table:table-cell office:value-type="float" office:value="1115.188" calcext:value-type="float">
            <text:p>1115.188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2081129" calcext:value-type="float">
            <text:p>-0.002081129</text:p>
          </table:table-cell>
          <table:table-cell office:value-type="float" office:value="3.965917" calcext:value-type="float">
            <text:p>3.965917</text:p>
          </table:table-cell>
          <table:table-cell office:value-type="float" office:value="19.66812" calcext:value-type="float">
            <text:p>19.6681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593236" calcext:value-type="float">
            <text:p>0.003593236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463" calcext:value-type="float">
            <text:p>1.82463</text:p>
          </table:table-cell>
          <table:table-cell office:value-type="float" office:value="-0.1113871" calcext:value-type="float">
            <text:p>-0.1113871</text:p>
          </table:table-cell>
          <table:table-cell office:value-type="float" office:value="-0.0007520769" calcext:value-type="float">
            <text:p>-0.0007520769</text:p>
          </table:table-cell>
          <table:table-cell office:value-type="float" office:value="0.005714983" calcext:value-type="float">
            <text:p>0.005714983</text:p>
          </table:table-cell>
          <table:table-cell office:value-type="float" office:value="25.75255" calcext:value-type="float">
            <text:p>25.75255</text:p>
          </table:table-cell>
          <table:table-cell office:value-type="float" office:value="25.8458" calcext:value-type="float">
            <text:p>25.8458</text:p>
          </table:table-cell>
          <table:table-cell office:value-type="float" office:value="79.37907" calcext:value-type="float">
            <text:p>79.37907</text:p>
          </table:table-cell>
          <table:table-cell office:value-type="float" office:value="6.523257" calcext:value-type="float">
            <text:p>6.523257</text:p>
          </table:table-cell>
          <table:table-cell office:value-type="float" office:value="1.008426" calcext:value-type="float">
            <text:p>1.008426</text:p>
          </table:table-cell>
          <table:table-cell office:value-type="float" office:value="0.1179693" calcext:value-type="float">
            <text:p>0.1179693</text:p>
          </table:table-cell>
          <table:table-cell office:value-type="float" office:value="0.02370854" calcext:value-type="float">
            <text:p>0.02370854</text:p>
          </table:table-cell>
          <table:table-cell office:value-type="float" office:value="0.01619929" calcext:value-type="float">
            <text:p>0.01619929</text:p>
          </table:table-cell>
          <table:table-cell office:value-type="float" office:value="0.03505207" calcext:value-type="float">
            <text:p>0.03505207</text:p>
          </table:table-cell>
          <table:table-cell office:value-type="float" office:value="0.02866284" calcext:value-type="float">
            <text:p>0.02866284</text:p>
          </table:table-cell>
          <table:table-cell office:value-type="float" office:value="0.0243888" calcext:value-type="float">
            <text:p>0.0243888</text:p>
          </table:table-cell>
          <table:table-cell office:value-type="float" office:value="0.02127527" calcext:value-type="float">
            <text:p>0.02127527</text:p>
          </table:table-cell>
          <table:table-cell office:value-type="float" office:value="0.01784815" calcext:value-type="float">
            <text:p>0.01784815</text:p>
          </table:table-cell>
          <table:table-cell office:value-type="float" office:value="0.01412449" calcext:value-type="float">
            <text:p>0.01412449</text:p>
          </table:table-cell>
          <table:table-cell office:value-type="float" office:value="0.006616339" calcext:value-type="float">
            <text:p>0.006616339</text:p>
          </table:table-cell>
          <table:table-cell office:value-type="float" office:value="0" calcext:value-type="float">
            <text:p>0</text:p>
          </table:table-cell>
          <table:table-cell office:value-type="float" office:value="56.64108" calcext:value-type="float">
            <text:p>56.64108</text:p>
          </table:table-cell>
          <table:table-cell office:value-type="float" office:value="63.85543" calcext:value-type="float">
            <text:p>63.85543</text:p>
          </table:table-cell>
          <table:table-cell office:value-type="float" office:value="57.43398" calcext:value-type="float">
            <text:p>57.43398</text:p>
          </table:table-cell>
          <table:table-cell office:value-type="float" office:value="45.04025" calcext:value-type="float">
            <text:p>45.04025</text:p>
          </table:table-cell>
          <table:table-cell office:value-type="float" office:value="36.88977" calcext:value-type="float">
            <text:p>36.88977</text:p>
          </table:table-cell>
          <table:table-cell office:value-type="float" office:value="16.06404" calcext:value-type="float">
            <text:p>16.06404</text:p>
          </table:table-cell>
          <table:table-cell office:value-type="float" office:value="9.618647" calcext:value-type="float">
            <text:p>9.618647</text:p>
          </table:table-cell>
          <table:table-cell office:value-type="float" office:value="8.20406" calcext:value-type="float">
            <text:p>8.20406</text:p>
          </table:table-cell>
          <table:table-cell office:value-type="float" office:value="4.027552" calcext:value-type="float">
            <text:p>4.027552</text:p>
          </table:table-cell>
          <table:table-cell office:value-type="float" office:value="1.853402" calcext:value-type="float">
            <text:p>1.853402</text:p>
          </table:table-cell>
          <table:table-cell office:value-type="float" office:value="0.9350801" calcext:value-type="float">
            <text:p>0.9350801</text:p>
          </table:table-cell>
          <table:table-cell office:value-type="float" office:value="0.4881926" calcext:value-type="float">
            <text:p>0.4881926</text:p>
          </table:table-cell>
          <table:table-cell office:value-type="float" office:value="0.34974" calcext:value-type="float">
            <text:p>0.34974</text:p>
          </table:table-cell>
          <table:table-cell office:value-type="float" office:value="0.3252839" calcext:value-type="float">
            <text:p>0.3252839</text:p>
          </table:table-cell>
          <table:table-cell office:value-type="float" office:value="0" calcext:value-type="float">
            <text:p>0</text:p>
          </table:table-cell>
          <table:table-cell office:value-type="float" office:value="1686.954" calcext:value-type="float">
            <text:p>1686.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33607" calcext:value-type="float">
            <text:p>-0.303360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14.78942" calcext:value-type="float">
            <text:p>14.78942</text:p>
          </table:table-cell>
          <table:table-cell office:value-type="float" office:value="1115.085" calcext:value-type="float">
            <text:p>1115.085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2713006" calcext:value-type="float">
            <text:p>-0.002713006</text:p>
          </table:table-cell>
          <table:table-cell office:value-type="float" office:value="3.683682" calcext:value-type="float">
            <text:p>3.683682</text:p>
          </table:table-cell>
          <table:table-cell office:value-type="float" office:value="20.07718" calcext:value-type="float">
            <text:p>20.07718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595" calcext:value-type="float">
            <text:p>0.003595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5026" calcext:value-type="float">
            <text:p>1.825026</text:p>
          </table:table-cell>
          <table:table-cell office:value-type="float" office:value="-0.1296653" calcext:value-type="float">
            <text:p>-0.1296653</text:p>
          </table:table-cell>
          <table:table-cell office:value-type="float" office:value="-0.0009247088" calcext:value-type="float">
            <text:p>-0.0009247088</text:p>
          </table:table-cell>
          <table:table-cell office:value-type="float" office:value="0.005773012" calcext:value-type="float">
            <text:p>0.005773012</text:p>
          </table:table-cell>
          <table:table-cell office:value-type="float" office:value="25.69495" calcext:value-type="float">
            <text:p>25.69495</text:p>
          </table:table-cell>
          <table:table-cell office:value-type="float" office:value="34.43822" calcext:value-type="float">
            <text:p>34.43822</text:p>
          </table:table-cell>
          <table:table-cell office:value-type="float" office:value="75.03754" calcext:value-type="float">
            <text:p>75.03754</text:p>
          </table:table-cell>
          <table:table-cell office:value-type="float" office:value="2.922661" calcext:value-type="float">
            <text:p>2.922661</text:p>
          </table:table-cell>
          <table:table-cell office:value-type="float" office:value="0.6098909" calcext:value-type="float">
            <text:p>0.6098909</text:p>
          </table:table-cell>
          <table:table-cell office:value-type="float" office:value="0.08370128" calcext:value-type="float">
            <text:p>0.08370128</text:p>
          </table:table-cell>
          <table:table-cell office:value-type="float" office:value="0.02455645" calcext:value-type="float">
            <text:p>0.02455645</text:p>
          </table:table-cell>
          <table:table-cell office:value-type="float" office:value="0.01670204" calcext:value-type="float">
            <text:p>0.01670204</text:p>
          </table:table-cell>
          <table:table-cell office:value-type="float" office:value="0.03528413" calcext:value-type="float">
            <text:p>0.03528413</text:p>
          </table:table-cell>
          <table:table-cell office:value-type="float" office:value="0.02865027" calcext:value-type="float">
            <text:p>0.02865027</text:p>
          </table:table-cell>
          <table:table-cell office:value-type="float" office:value="0.02431185" calcext:value-type="float">
            <text:p>0.02431185</text:p>
          </table:table-cell>
          <table:table-cell office:value-type="float" office:value="0.02120812" calcext:value-type="float">
            <text:p>0.02120812</text:p>
          </table:table-cell>
          <table:table-cell office:value-type="float" office:value="0.01778181" calcext:value-type="float">
            <text:p>0.01778181</text:p>
          </table:table-cell>
          <table:table-cell office:value-type="float" office:value="0.0140885" calcext:value-type="float">
            <text:p>0.0140885</text:p>
          </table:table-cell>
          <table:table-cell office:value-type="float" office:value="0.006629528" calcext:value-type="float">
            <text:p>0.006629528</text:p>
          </table:table-cell>
          <table:table-cell office:value-type="float" office:value="0" calcext:value-type="float">
            <text:p>0</text:p>
          </table:table-cell>
          <table:table-cell office:value-type="float" office:value="90.2124" calcext:value-type="float">
            <text:p>90.2124</text:p>
          </table:table-cell>
          <table:table-cell office:value-type="float" office:value="62.50174" calcext:value-type="float">
            <text:p>62.50174</text:p>
          </table:table-cell>
          <table:table-cell office:value-type="float" office:value="55.50692" calcext:value-type="float">
            <text:p>55.50692</text:p>
          </table:table-cell>
          <table:table-cell office:value-type="float" office:value="42.75514" calcext:value-type="float">
            <text:p>42.75514</text:p>
          </table:table-cell>
          <table:table-cell office:value-type="float" office:value="35.67358" calcext:value-type="float">
            <text:p>35.67358</text:p>
          </table:table-cell>
          <table:table-cell office:value-type="float" office:value="17.20681" calcext:value-type="float">
            <text:p>17.20681</text:p>
          </table:table-cell>
          <table:table-cell office:value-type="float" office:value="10.64776" calcext:value-type="float">
            <text:p>10.64776</text:p>
          </table:table-cell>
          <table:table-cell office:value-type="float" office:value="8.397563" calcext:value-type="float">
            <text:p>8.397563</text:p>
          </table:table-cell>
          <table:table-cell office:value-type="float" office:value="4.079804" calcext:value-type="float">
            <text:p>4.079804</text:p>
          </table:table-cell>
          <table:table-cell office:value-type="float" office:value="1.864395" calcext:value-type="float">
            <text:p>1.864395</text:p>
          </table:table-cell>
          <table:table-cell office:value-type="float" office:value="0.9381174" calcext:value-type="float">
            <text:p>0.9381174</text:p>
          </table:table-cell>
          <table:table-cell office:value-type="float" office:value="0.4888802" calcext:value-type="float">
            <text:p>0.4888802</text:p>
          </table:table-cell>
          <table:table-cell office:value-type="float" office:value="0.3494742" calcext:value-type="float">
            <text:p>0.3494742</text:p>
          </table:table-cell>
          <table:table-cell office:value-type="float" office:value="0.3253041" calcext:value-type="float">
            <text:p>0.3253041</text:p>
          </table:table-cell>
          <table:table-cell office:value-type="float" office:value="0" calcext:value-type="float">
            <text:p>0</text:p>
          </table:table-cell>
          <table:table-cell office:value-type="float" office:value="2108.12" calcext:value-type="float">
            <text:p>2108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58366" calcext:value-type="float">
            <text:p>-0.305836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14.73777" calcext:value-type="float">
            <text:p>14.73777</text:p>
          </table:table-cell>
          <table:table-cell office:value-type="float" office:value="1114.98" calcext:value-type="float">
            <text:p>1114.98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3695387" calcext:value-type="float">
            <text:p>-0.003695387</text:p>
          </table:table-cell>
          <table:table-cell office:value-type="float" office:value="3.553905" calcext:value-type="float">
            <text:p>3.553905</text:p>
          </table:table-cell>
          <table:table-cell office:value-type="float" office:value="20.34567" calcext:value-type="float">
            <text:p>20.34567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597473" calcext:value-type="float">
            <text:p>0.003597473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5441" calcext:value-type="float">
            <text:p>1.825441</text:p>
          </table:table-cell>
          <table:table-cell office:value-type="float" office:value="-0.1314242" calcext:value-type="float">
            <text:p>-0.1314242</text:p>
          </table:table-cell>
          <table:table-cell office:value-type="float" office:value="-0.001143791" calcext:value-type="float">
            <text:p>-0.001143791</text:p>
          </table:table-cell>
          <table:table-cell office:value-type="float" office:value="0.005822325" calcext:value-type="float">
            <text:p>0.005822325</text:p>
          </table:table-cell>
          <table:table-cell office:value-type="float" office:value="25.62925" calcext:value-type="float">
            <text:p>25.62925</text:p>
          </table:table-cell>
          <table:table-cell office:value-type="float" office:value="46.25878" calcext:value-type="float">
            <text:p>46.25878</text:p>
          </table:table-cell>
          <table:table-cell office:value-type="float" office:value="70.14231" calcext:value-type="float">
            <text:p>70.14231</text:p>
          </table:table-cell>
          <table:table-cell office:value-type="float" office:value="1.866827" calcext:value-type="float">
            <text:p>1.866827</text:p>
          </table:table-cell>
          <table:table-cell office:value-type="float" office:value="0.3891724" calcext:value-type="float">
            <text:p>0.3891724</text:p>
          </table:table-cell>
          <table:table-cell office:value-type="float" office:value="0.0656873" calcext:value-type="float">
            <text:p>0.0656873</text:p>
          </table:table-cell>
          <table:table-cell office:value-type="float" office:value="0.02477006" calcext:value-type="float">
            <text:p>0.02477006</text:p>
          </table:table-cell>
          <table:table-cell office:value-type="float" office:value="0.01697435" calcext:value-type="float">
            <text:p>0.01697435</text:p>
          </table:table-cell>
          <table:table-cell office:value-type="float" office:value="0.03559176" calcext:value-type="float">
            <text:p>0.03559176</text:p>
          </table:table-cell>
          <table:table-cell office:value-type="float" office:value="0.02869853" calcext:value-type="float">
            <text:p>0.02869853</text:p>
          </table:table-cell>
          <table:table-cell office:value-type="float" office:value="0.02425524" calcext:value-type="float">
            <text:p>0.02425524</text:p>
          </table:table-cell>
          <table:table-cell office:value-type="float" office:value="0.02114476" calcext:value-type="float">
            <text:p>0.02114476</text:p>
          </table:table-cell>
          <table:table-cell office:value-type="float" office:value="0.01771619" calcext:value-type="float">
            <text:p>0.01771619</text:p>
          </table:table-cell>
          <table:table-cell office:value-type="float" office:value="0.01405151" calcext:value-type="float">
            <text:p>0.01405151</text:p>
          </table:table-cell>
          <table:table-cell office:value-type="float" office:value="0.006642656" calcext:value-type="float">
            <text:p>0.006642656</text:p>
          </table:table-cell>
          <table:table-cell office:value-type="float" office:value="0" calcext:value-type="float">
            <text:p>0</text:p>
          </table:table-cell>
          <table:table-cell office:value-type="float" office:value="126.6743" calcext:value-type="float">
            <text:p>126.6743</text:p>
          </table:table-cell>
          <table:table-cell office:value-type="float" office:value="63.51234" calcext:value-type="float">
            <text:p>63.51234</text:p>
          </table:table-cell>
          <table:table-cell office:value-type="float" office:value="52.46128" calcext:value-type="float">
            <text:p>52.46128</text:p>
          </table:table-cell>
          <table:table-cell office:value-type="float" office:value="41.42566" calcext:value-type="float">
            <text:p>41.42566</text:p>
          </table:table-cell>
          <table:table-cell office:value-type="float" office:value="34.78272" calcext:value-type="float">
            <text:p>34.78272</text:p>
          </table:table-cell>
          <table:table-cell office:value-type="float" office:value="16.99798" calcext:value-type="float">
            <text:p>16.99798</text:p>
          </table:table-cell>
          <table:table-cell office:value-type="float" office:value="10.85941" calcext:value-type="float">
            <text:p>10.85941</text:p>
          </table:table-cell>
          <table:table-cell office:value-type="float" office:value="8.58461" calcext:value-type="float">
            <text:p>8.58461</text:p>
          </table:table-cell>
          <table:table-cell office:value-type="float" office:value="4.141058" calcext:value-type="float">
            <text:p>4.141058</text:p>
          </table:table-cell>
          <table:table-cell office:value-type="float" office:value="1.876288" calcext:value-type="float">
            <text:p>1.876288</text:p>
          </table:table-cell>
          <table:table-cell office:value-type="float" office:value="0.9410447" calcext:value-type="float">
            <text:p>0.9410447</text:p>
          </table:table-cell>
          <table:table-cell office:value-type="float" office:value="0.4897293" calcext:value-type="float">
            <text:p>0.4897293</text:p>
          </table:table-cell>
          <table:table-cell office:value-type="float" office:value="0.3492312" calcext:value-type="float">
            <text:p>0.3492312</text:p>
          </table:table-cell>
          <table:table-cell office:value-type="float" office:value="0.3253242" calcext:value-type="float">
            <text:p>0.3253242</text:p>
          </table:table-cell>
          <table:table-cell office:value-type="float" office:value="0" calcext:value-type="float">
            <text:p>0</text:p>
          </table:table-cell>
          <table:table-cell office:value-type="float" office:value="2742.521" calcext:value-type="float">
            <text:p>2742.5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59673" calcext:value-type="float">
            <text:p>-0.305967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14.68818" calcext:value-type="float">
            <text:p>14.68818</text:p>
          </table:table-cell>
          <table:table-cell office:value-type="float" office:value="1114.878" calcext:value-type="float">
            <text:p>1114.878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5118155" calcext:value-type="float">
            <text:p>-0.005118155</text:p>
          </table:table-cell>
          <table:table-cell office:value-type="float" office:value="3.457978" calcext:value-type="float">
            <text:p>3.457978</text:p>
          </table:table-cell>
          <table:table-cell office:value-type="float" office:value="20.57415" calcext:value-type="float">
            <text:p>20.5741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598648" calcext:value-type="float">
            <text:p>0.003598648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5733" calcext:value-type="float">
            <text:p>1.825733</text:p>
          </table:table-cell>
          <table:table-cell office:value-type="float" office:value="-0.1335983" calcext:value-type="float">
            <text:p>-0.1335983</text:p>
          </table:table-cell>
          <table:table-cell office:value-type="float" office:value="-0.001340614" calcext:value-type="float">
            <text:p>-0.001340614</text:p>
          </table:table-cell>
          <table:table-cell office:value-type="float" office:value="0.005868027" calcext:value-type="float">
            <text:p>0.005868027</text:p>
          </table:table-cell>
          <table:table-cell office:value-type="float" office:value="25.55791" calcext:value-type="float">
            <text:p>25.55791</text:p>
          </table:table-cell>
          <table:table-cell office:value-type="float" office:value="47.508" calcext:value-type="float">
            <text:p>47.508</text:p>
          </table:table-cell>
          <table:table-cell office:value-type="float" office:value="68.24197" calcext:value-type="float">
            <text:p>68.24197</text:p>
          </table:table-cell>
          <table:table-cell office:value-type="float" office:value="1.211908" calcext:value-type="float">
            <text:p>1.211908</text:p>
          </table:table-cell>
          <table:table-cell office:value-type="float" office:value="0.2544587" calcext:value-type="float">
            <text:p>0.2544587</text:p>
          </table:table-cell>
          <table:table-cell office:value-type="float" office:value="0.05572841" calcext:value-type="float">
            <text:p>0.05572841</text:p>
          </table:table-cell>
          <table:table-cell office:value-type="float" office:value="0.02478634" calcext:value-type="float">
            <text:p>0.02478634</text:p>
          </table:table-cell>
          <table:table-cell office:value-type="float" office:value="0.01707872" calcext:value-type="float">
            <text:p>0.01707872</text:p>
          </table:table-cell>
          <table:table-cell office:value-type="float" office:value="0.03587059" calcext:value-type="float">
            <text:p>0.03587059</text:p>
          </table:table-cell>
          <table:table-cell office:value-type="float" office:value="0.02878814" calcext:value-type="float">
            <text:p>0.02878814</text:p>
          </table:table-cell>
          <table:table-cell office:value-type="float" office:value="0.02422015" calcext:value-type="float">
            <text:p>0.02422015</text:p>
          </table:table-cell>
          <table:table-cell office:value-type="float" office:value="0.02108732" calcext:value-type="float">
            <text:p>0.02108732</text:p>
          </table:table-cell>
          <table:table-cell office:value-type="float" office:value="0.01765151" calcext:value-type="float">
            <text:p>0.01765151</text:p>
          </table:table-cell>
          <table:table-cell office:value-type="float" office:value="0.0140137" calcext:value-type="float">
            <text:p>0.0140137</text:p>
          </table:table-cell>
          <table:table-cell office:value-type="float" office:value="0.006655724" calcext:value-type="float">
            <text:p>0.006655724</text:p>
          </table:table-cell>
          <table:table-cell office:value-type="float" office:value="0" calcext:value-type="float">
            <text:p>0</text:p>
          </table:table-cell>
          <table:table-cell office:value-type="float" office:value="125.6278" calcext:value-type="float">
            <text:p>125.6278</text:p>
          </table:table-cell>
          <table:table-cell office:value-type="float" office:value="69.93046" calcext:value-type="float">
            <text:p>69.93046</text:p>
          </table:table-cell>
          <table:table-cell office:value-type="float" office:value="52.18491" calcext:value-type="float">
            <text:p>52.18491</text:p>
          </table:table-cell>
          <table:table-cell office:value-type="float" office:value="40.97267" calcext:value-type="float">
            <text:p>40.97267</text:p>
          </table:table-cell>
          <table:table-cell office:value-type="float" office:value="34.24719" calcext:value-type="float">
            <text:p>34.24719</text:p>
          </table:table-cell>
          <table:table-cell office:value-type="float" office:value="16.74069" calcext:value-type="float">
            <text:p>16.74069</text:p>
          </table:table-cell>
          <table:table-cell office:value-type="float" office:value="10.8632" calcext:value-type="float">
            <text:p>10.8632</text:p>
          </table:table-cell>
          <table:table-cell office:value-type="float" office:value="8.693774" calcext:value-type="float">
            <text:p>8.693774</text:p>
          </table:table-cell>
          <table:table-cell office:value-type="float" office:value="4.207029" calcext:value-type="float">
            <text:p>4.207029</text:p>
          </table:table-cell>
          <table:table-cell office:value-type="float" office:value="1.88925" calcext:value-type="float">
            <text:p>1.88925</text:p>
          </table:table-cell>
          <table:table-cell office:value-type="float" office:value="0.9440326" calcext:value-type="float">
            <text:p>0.9440326</text:p>
          </table:table-cell>
          <table:table-cell office:value-type="float" office:value="0.4906713" calcext:value-type="float">
            <text:p>0.4906713</text:p>
          </table:table-cell>
          <table:table-cell office:value-type="float" office:value="0.3490284" calcext:value-type="float">
            <text:p>0.3490284</text:p>
          </table:table-cell>
          <table:table-cell office:value-type="float" office:value="0.3253446" calcext:value-type="float">
            <text:p>0.3253446</text:p>
          </table:table-cell>
          <table:table-cell office:value-type="float" office:value="0" calcext:value-type="float">
            <text:p>0</text:p>
          </table:table-cell>
          <table:table-cell office:value-type="float" office:value="3154.619" calcext:value-type="float">
            <text:p>3154.6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64475" calcext:value-type="float">
            <text:p>-0.306447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4.64271" calcext:value-type="float">
            <text:p>14.64271</text:p>
          </table:table-cell>
          <table:table-cell office:value-type="float" office:value="1114.778" calcext:value-type="float">
            <text:p>1114.778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6848032" calcext:value-type="float">
            <text:p>-0.006848032</text:p>
          </table:table-cell>
          <table:table-cell office:value-type="float" office:value="3.40365" calcext:value-type="float">
            <text:p>3.40365</text:p>
          </table:table-cell>
          <table:table-cell office:value-type="float" office:value="20.75727" calcext:value-type="float">
            <text:p>20.75727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599463" calcext:value-type="float">
            <text:p>0.003599463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5952" calcext:value-type="float">
            <text:p>1.825952</text:p>
          </table:table-cell>
          <table:table-cell office:value-type="float" office:value="-0.1340344" calcext:value-type="float">
            <text:p>-0.1340344</text:p>
          </table:table-cell>
          <table:table-cell office:value-type="float" office:value="-0.001486727" calcext:value-type="float">
            <text:p>-0.001486727</text:p>
          </table:table-cell>
          <table:table-cell office:value-type="float" office:value="0.005909011" calcext:value-type="float">
            <text:p>0.005909011</text:p>
          </table:table-cell>
          <table:table-cell office:value-type="float" office:value="25.47179" calcext:value-type="float">
            <text:p>25.47179</text:p>
          </table:table-cell>
          <table:table-cell office:value-type="float" office:value="45.90453" calcext:value-type="float">
            <text:p>45.90453</text:p>
          </table:table-cell>
          <table:table-cell office:value-type="float" office:value="67.83294" calcext:value-type="float">
            <text:p>67.83294</text:p>
          </table:table-cell>
          <table:table-cell office:value-type="float" office:value="0.794166" calcext:value-type="float">
            <text:p>0.794166</text:p>
          </table:table-cell>
          <table:table-cell office:value-type="float" office:value="0.1691917" calcext:value-type="float">
            <text:p>0.1691917</text:p>
          </table:table-cell>
          <table:table-cell office:value-type="float" office:value="0.0502825" calcext:value-type="float">
            <text:p>0.0502825</text:p>
          </table:table-cell>
          <table:table-cell office:value-type="float" office:value="0.02479878" calcext:value-type="float">
            <text:p>0.02479878</text:p>
          </table:table-cell>
          <table:table-cell office:value-type="float" office:value="0.01717715" calcext:value-type="float">
            <text:p>0.01717715</text:p>
          </table:table-cell>
          <table:table-cell office:value-type="float" office:value="0.03612239" calcext:value-type="float">
            <text:p>0.03612239</text:p>
          </table:table-cell>
          <table:table-cell office:value-type="float" office:value="0.02890438" calcext:value-type="float">
            <text:p>0.02890438</text:p>
          </table:table-cell>
          <table:table-cell office:value-type="float" office:value="0.02420648" calcext:value-type="float">
            <text:p>0.02420648</text:p>
          </table:table-cell>
          <table:table-cell office:value-type="float" office:value="0.02103718" calcext:value-type="float">
            <text:p>0.02103718</text:p>
          </table:table-cell>
          <table:table-cell office:value-type="float" office:value="0.01758843" calcext:value-type="float">
            <text:p>0.01758843</text:p>
          </table:table-cell>
          <table:table-cell office:value-type="float" office:value="0.01397515" calcext:value-type="float">
            <text:p>0.01397515</text:p>
          </table:table-cell>
          <table:table-cell office:value-type="float" office:value="0.006668735" calcext:value-type="float">
            <text:p>0.006668735</text:p>
          </table:table-cell>
          <table:table-cell office:value-type="float" office:value="0" calcext:value-type="float">
            <text:p>0</text:p>
          </table:table-cell>
          <table:table-cell office:value-type="float" office:value="106.1196" calcext:value-type="float">
            <text:p>106.1196</text:p>
          </table:table-cell>
          <table:table-cell office:value-type="float" office:value="77.37541" calcext:value-type="float">
            <text:p>77.37541</text:p>
          </table:table-cell>
          <table:table-cell office:value-type="float" office:value="52.70613" calcext:value-type="float">
            <text:p>52.70613</text:p>
          </table:table-cell>
          <table:table-cell office:value-type="float" office:value="41.09902" calcext:value-type="float">
            <text:p>41.09902</text:p>
          </table:table-cell>
          <table:table-cell office:value-type="float" office:value="34.22993" calcext:value-type="float">
            <text:p>34.22993</text:p>
          </table:table-cell>
          <table:table-cell office:value-type="float" office:value="16.63611" calcext:value-type="float">
            <text:p>16.63611</text:p>
          </table:table-cell>
          <table:table-cell office:value-type="float" office:value="10.85871" calcext:value-type="float">
            <text:p>10.85871</text:p>
          </table:table-cell>
          <table:table-cell office:value-type="float" office:value="8.751277" calcext:value-type="float">
            <text:p>8.751277</text:p>
          </table:table-cell>
          <table:table-cell office:value-type="float" office:value="4.273637" calcext:value-type="float">
            <text:p>4.273637</text:p>
          </table:table-cell>
          <table:table-cell office:value-type="float" office:value="1.904171" calcext:value-type="float">
            <text:p>1.904171</text:p>
          </table:table-cell>
          <table:table-cell office:value-type="float" office:value="0.947213" calcext:value-type="float">
            <text:p>0.947213</text:p>
          </table:table-cell>
          <table:table-cell office:value-type="float" office:value="0.4917206" calcext:value-type="float">
            <text:p>0.4917206</text:p>
          </table:table-cell>
          <table:table-cell office:value-type="float" office:value="0.3488718" calcext:value-type="float">
            <text:p>0.3488718</text:p>
          </table:table-cell>
          <table:table-cell office:value-type="float" office:value="0.3253649" calcext:value-type="float">
            <text:p>0.3253649</text:p>
          </table:table-cell>
          <table:table-cell office:value-type="float" office:value="0" calcext:value-type="float">
            <text:p>0</text:p>
          </table:table-cell>
          <table:table-cell office:value-type="float" office:value="3344.706" calcext:value-type="float">
            <text:p>3344.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65132" calcext:value-type="float">
            <text:p>-0.30651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14.57795" calcext:value-type="float">
            <text:p>14.57795</text:p>
          </table:table-cell>
          <table:table-cell office:value-type="float" office:value="1114.667" calcext:value-type="float">
            <text:p>1114.667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08846908" calcext:value-type="float">
            <text:p>-0.008846908</text:p>
          </table:table-cell>
          <table:table-cell office:value-type="float" office:value="3.366113" calcext:value-type="float">
            <text:p>3.366113</text:p>
          </table:table-cell>
          <table:table-cell office:value-type="float" office:value="20.95296" calcext:value-type="float">
            <text:p>20.95296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599806" calcext:value-type="float">
            <text:p>0.003599806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086" calcext:value-type="float">
            <text:p>1.826086</text:p>
          </table:table-cell>
          <table:table-cell office:value-type="float" office:value="-0.1343833" calcext:value-type="float">
            <text:p>-0.1343833</text:p>
          </table:table-cell>
          <table:table-cell office:value-type="float" office:value="-0.001613902" calcext:value-type="float">
            <text:p>-0.001613902</text:p>
          </table:table-cell>
          <table:table-cell office:value-type="float" office:value="0.005949675" calcext:value-type="float">
            <text:p>0.005949675</text:p>
          </table:table-cell>
          <table:table-cell office:value-type="float" office:value="25.35977" calcext:value-type="float">
            <text:p>25.35977</text:p>
          </table:table-cell>
          <table:table-cell office:value-type="float" office:value="44.57513" calcext:value-type="float">
            <text:p>44.57513</text:p>
          </table:table-cell>
          <table:table-cell office:value-type="float" office:value="67.50773" calcext:value-type="float">
            <text:p>67.50773</text:p>
          </table:table-cell>
          <table:table-cell office:value-type="float" office:value="0.5301149" calcext:value-type="float">
            <text:p>0.5301149</text:p>
          </table:table-cell>
          <table:table-cell office:value-type="float" office:value="0.1185063" calcext:value-type="float">
            <text:p>0.1185063</text:p>
          </table:table-cell>
          <table:table-cell office:value-type="float" office:value="0.04707245" calcext:value-type="float">
            <text:p>0.04707245</text:p>
          </table:table-cell>
          <table:table-cell office:value-type="float" office:value="0.02457696" calcext:value-type="float">
            <text:p>0.02457696</text:p>
          </table:table-cell>
          <table:table-cell office:value-type="float" office:value="0.01709771" calcext:value-type="float">
            <text:p>0.01709771</text:p>
          </table:table-cell>
          <table:table-cell office:value-type="float" office:value="0.03631698" calcext:value-type="float">
            <text:p>0.03631698</text:p>
          </table:table-cell>
          <table:table-cell office:value-type="float" office:value="0.02903242" calcext:value-type="float">
            <text:p>0.02903242</text:p>
          </table:table-cell>
          <table:table-cell office:value-type="float" office:value="0.02421096" calcext:value-type="float">
            <text:p>0.02421096</text:p>
          </table:table-cell>
          <table:table-cell office:value-type="float" office:value="0.02099515" calcext:value-type="float">
            <text:p>0.02099515</text:p>
          </table:table-cell>
          <table:table-cell office:value-type="float" office:value="0.01752759" calcext:value-type="float">
            <text:p>0.01752759</text:p>
          </table:table-cell>
          <table:table-cell office:value-type="float" office:value="0.01393602" calcext:value-type="float">
            <text:p>0.01393602</text:p>
          </table:table-cell>
          <table:table-cell office:value-type="float" office:value="0.00668169" calcext:value-type="float">
            <text:p>0.00668169</text:p>
          </table:table-cell>
          <table:table-cell office:value-type="float" office:value="0" calcext:value-type="float">
            <text:p>0</text:p>
          </table:table-cell>
          <table:table-cell office:value-type="float" office:value="80.04223" calcext:value-type="float">
            <text:p>80.04223</text:p>
          </table:table-cell>
          <table:table-cell office:value-type="float" office:value="85.61142" calcext:value-type="float">
            <text:p>85.61142</text:p>
          </table:table-cell>
          <table:table-cell office:value-type="float" office:value="53.4522" calcext:value-type="float">
            <text:p>53.4522</text:p>
          </table:table-cell>
          <table:table-cell office:value-type="float" office:value="41.44265" calcext:value-type="float">
            <text:p>41.44265</text:p>
          </table:table-cell>
          <table:table-cell office:value-type="float" office:value="34.50346" calcext:value-type="float">
            <text:p>34.50346</text:p>
          </table:table-cell>
          <table:table-cell office:value-type="float" office:value="16.64903" calcext:value-type="float">
            <text:p>16.64903</text:p>
          </table:table-cell>
          <table:table-cell office:value-type="float" office:value="10.90194" calcext:value-type="float">
            <text:p>10.90194</text:p>
          </table:table-cell>
          <table:table-cell office:value-type="float" office:value="8.798521" calcext:value-type="float">
            <text:p>8.798521</text:p>
          </table:table-cell>
          <table:table-cell office:value-type="float" office:value="4.332128" calcext:value-type="float">
            <text:p>4.332128</text:p>
          </table:table-cell>
          <table:table-cell office:value-type="float" office:value="1.91969" calcext:value-type="float">
            <text:p>1.91969</text:p>
          </table:table-cell>
          <table:table-cell office:value-type="float" office:value="0.9506309" calcext:value-type="float">
            <text:p>0.9506309</text:p>
          </table:table-cell>
          <table:table-cell office:value-type="float" office:value="0.4928823" calcext:value-type="float">
            <text:p>0.4928823</text:p>
          </table:table-cell>
          <table:table-cell office:value-type="float" office:value="0.3487743" calcext:value-type="float">
            <text:p>0.3487743</text:p>
          </table:table-cell>
          <table:table-cell office:value-type="float" office:value="0.3253852" calcext:value-type="float">
            <text:p>0.3253852</text:p>
          </table:table-cell>
          <table:table-cell office:value-type="float" office:value="0" calcext:value-type="float">
            <text:p>0</text:p>
          </table:table-cell>
          <table:table-cell office:value-type="float" office:value="3588.099" calcext:value-type="float">
            <text:p>3588.0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65914" calcext:value-type="float">
            <text:p>-0.306591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14.49173" calcext:value-type="float">
            <text:p>14.49173</text:p>
          </table:table-cell>
          <table:table-cell office:value-type="float" office:value="1114.539" calcext:value-type="float">
            <text:p>1114.53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1117325" calcext:value-type="float">
            <text:p>-0.01117325</text:p>
          </table:table-cell>
          <table:table-cell office:value-type="float" office:value="3.328621" calcext:value-type="float">
            <text:p>3.328621</text:p>
          </table:table-cell>
          <table:table-cell office:value-type="float" office:value="21.1857" calcext:value-type="float">
            <text:p>21.1857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0107" calcext:value-type="float">
            <text:p>0.00360010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204" calcext:value-type="float">
            <text:p>1.826204</text:p>
          </table:table-cell>
          <table:table-cell office:value-type="float" office:value="-0.1347949" calcext:value-type="float">
            <text:p>-0.1347949</text:p>
          </table:table-cell>
          <table:table-cell office:value-type="float" office:value="-0.001738333" calcext:value-type="float">
            <text:p>-0.001738333</text:p>
          </table:table-cell>
          <table:table-cell office:value-type="float" office:value="0.005994878" calcext:value-type="float">
            <text:p>0.005994878</text:p>
          </table:table-cell>
          <table:table-cell office:value-type="float" office:value="25.22501" calcext:value-type="float">
            <text:p>25.22501</text:p>
          </table:table-cell>
          <table:table-cell office:value-type="float" office:value="43.3397" calcext:value-type="float">
            <text:p>43.3397</text:p>
          </table:table-cell>
          <table:table-cell office:value-type="float" office:value="66.94846" calcext:value-type="float">
            <text:p>66.94846</text:p>
          </table:table-cell>
          <table:table-cell office:value-type="float" office:value="0.3643575" calcext:value-type="float">
            <text:p>0.3643575</text:p>
          </table:table-cell>
          <table:table-cell office:value-type="float" office:value="0.09403177" calcext:value-type="float">
            <text:p>0.09403177</text:p>
          </table:table-cell>
          <table:table-cell office:value-type="float" office:value="0.04873118" calcext:value-type="float">
            <text:p>0.04873118</text:p>
          </table:table-cell>
          <table:table-cell office:value-type="float" office:value="0.02424914" calcext:value-type="float">
            <text:p>0.02424914</text:p>
          </table:table-cell>
          <table:table-cell office:value-type="float" office:value="0.01682157" calcext:value-type="float">
            <text:p>0.01682157</text:p>
          </table:table-cell>
          <table:table-cell office:value-type="float" office:value="0.03638185" calcext:value-type="float">
            <text:p>0.03638185</text:p>
          </table:table-cell>
          <table:table-cell office:value-type="float" office:value="0.02914667" calcext:value-type="float">
            <text:p>0.02914667</text:p>
          </table:table-cell>
          <table:table-cell office:value-type="float" office:value="0.0242293" calcext:value-type="float">
            <text:p>0.0242293</text:p>
          </table:table-cell>
          <table:table-cell office:value-type="float" office:value="0.02096141" calcext:value-type="float">
            <text:p>0.02096141</text:p>
          </table:table-cell>
          <table:table-cell office:value-type="float" office:value="0.01746871" calcext:value-type="float">
            <text:p>0.01746871</text:p>
          </table:table-cell>
          <table:table-cell office:value-type="float" office:value="0.01389632" calcext:value-type="float">
            <text:p>0.01389632</text:p>
          </table:table-cell>
          <table:table-cell office:value-type="float" office:value="0.006694595" calcext:value-type="float">
            <text:p>0.006694595</text:p>
          </table:table-cell>
          <table:table-cell office:value-type="float" office:value="0" calcext:value-type="float">
            <text:p>0</text:p>
          </table:table-cell>
          <table:table-cell office:value-type="float" office:value="60.04239" calcext:value-type="float">
            <text:p>60.04239</text:p>
          </table:table-cell>
          <table:table-cell office:value-type="float" office:value="92.60307" calcext:value-type="float">
            <text:p>92.60307</text:p>
          </table:table-cell>
          <table:table-cell office:value-type="float" office:value="54.37982" calcext:value-type="float">
            <text:p>54.37982</text:p>
          </table:table-cell>
          <table:table-cell office:value-type="float" office:value="41.86936" calcext:value-type="float">
            <text:p>41.86936</text:p>
          </table:table-cell>
          <table:table-cell office:value-type="float" office:value="34.89695" calcext:value-type="float">
            <text:p>34.89695</text:p>
          </table:table-cell>
          <table:table-cell office:value-type="float" office:value="16.72223" calcext:value-type="float">
            <text:p>16.72223</text:p>
          </table:table-cell>
          <table:table-cell office:value-type="float" office:value="10.96913" calcext:value-type="float">
            <text:p>10.96913</text:p>
          </table:table-cell>
          <table:table-cell office:value-type="float" office:value="8.84833" calcext:value-type="float">
            <text:p>8.84833</text:p>
          </table:table-cell>
          <table:table-cell office:value-type="float" office:value="4.38457" calcext:value-type="float">
            <text:p>4.38457</text:p>
          </table:table-cell>
          <table:table-cell office:value-type="float" office:value="1.935448" calcext:value-type="float">
            <text:p>1.935448</text:p>
          </table:table-cell>
          <table:table-cell office:value-type="float" office:value="0.9542811" calcext:value-type="float">
            <text:p>0.9542811</text:p>
          </table:table-cell>
          <table:table-cell office:value-type="float" office:value="0.4940442" calcext:value-type="float">
            <text:p>0.4940442</text:p>
          </table:table-cell>
          <table:table-cell office:value-type="float" office:value="0.3487297" calcext:value-type="float">
            <text:p>0.3487297</text:p>
          </table:table-cell>
          <table:table-cell office:value-type="float" office:value="0.3254056" calcext:value-type="float">
            <text:p>0.3254056</text:p>
          </table:table-cell>
          <table:table-cell office:value-type="float" office:value="0" calcext:value-type="float">
            <text:p>0</text:p>
          </table:table-cell>
          <table:table-cell office:value-type="float" office:value="3937.879" calcext:value-type="float">
            <text:p>3937.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68352" calcext:value-type="float">
            <text:p>-0.30683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14.39774" calcext:value-type="float">
            <text:p>14.39774</text:p>
          </table:table-cell>
          <table:table-cell office:value-type="float" office:value="1114.401" calcext:value-type="float">
            <text:p>1114.401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1391893" calcext:value-type="float">
            <text:p>-0.01391893</text:p>
          </table:table-cell>
          <table:table-cell office:value-type="float" office:value="3.28688" calcext:value-type="float">
            <text:p>3.28688</text:p>
          </table:table-cell>
          <table:table-cell office:value-type="float" office:value="21.44134" calcext:value-type="float">
            <text:p>21.44134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0372" calcext:value-type="float">
            <text:p>0.003600372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307" calcext:value-type="float">
            <text:p>1.826307</text:p>
          </table:table-cell>
          <table:table-cell office:value-type="float" office:value="-0.1352692" calcext:value-type="float">
            <text:p>-0.1352692</text:p>
          </table:table-cell>
          <table:table-cell office:value-type="float" office:value="-0.001862987" calcext:value-type="float">
            <text:p>-0.001862987</text:p>
          </table:table-cell>
          <table:table-cell office:value-type="float" office:value="0.006044216" calcext:value-type="float">
            <text:p>0.006044216</text:p>
          </table:table-cell>
          <table:table-cell office:value-type="float" office:value="25.08377" calcext:value-type="float">
            <text:p>25.08377</text:p>
          </table:table-cell>
          <table:table-cell office:value-type="float" office:value="41.97477" calcext:value-type="float">
            <text:p>41.97477</text:p>
          </table:table-cell>
          <table:table-cell office:value-type="float" office:value="66.2209" calcext:value-type="float">
            <text:p>66.2209</text:p>
          </table:table-cell>
          <table:table-cell office:value-type="float" office:value="0.2672754" calcext:value-type="float">
            <text:p>0.2672754</text:p>
          </table:table-cell>
          <table:table-cell office:value-type="float" office:value="0.08313542" calcext:value-type="float">
            <text:p>0.08313542</text:p>
          </table:table-cell>
          <table:table-cell office:value-type="float" office:value="0.05143735" calcext:value-type="float">
            <text:p>0.05143735</text:p>
          </table:table-cell>
          <table:table-cell office:value-type="float" office:value="0.02393505" calcext:value-type="float">
            <text:p>0.02393505</text:p>
          </table:table-cell>
          <table:table-cell office:value-type="float" office:value="0.01652671" calcext:value-type="float">
            <text:p>0.01652671</text:p>
          </table:table-cell>
          <table:table-cell office:value-type="float" office:value="0.03633387" calcext:value-type="float">
            <text:p>0.03633387</text:p>
          </table:table-cell>
          <table:table-cell office:value-type="float" office:value="0.02922657" calcext:value-type="float">
            <text:p>0.02922657</text:p>
          </table:table-cell>
          <table:table-cell office:value-type="float" office:value="0.02425476" calcext:value-type="float">
            <text:p>0.02425476</text:p>
          </table:table-cell>
          <table:table-cell office:value-type="float" office:value="0.02093533" calcext:value-type="float">
            <text:p>0.02093533</text:p>
          </table:table-cell>
          <table:table-cell office:value-type="float" office:value="0.01741224" calcext:value-type="float">
            <text:p>0.01741224</text:p>
          </table:table-cell>
          <table:table-cell office:value-type="float" office:value="0.01385602" calcext:value-type="float">
            <text:p>0.01385602</text:p>
          </table:table-cell>
          <table:table-cell office:value-type="float" office:value="0.006707435" calcext:value-type="float">
            <text:p>0.006707435</text:p>
          </table:table-cell>
          <table:table-cell office:value-type="float" office:value="0" calcext:value-type="float">
            <text:p>0</text:p>
          </table:table-cell>
          <table:table-cell office:value-type="float" office:value="46.72018" calcext:value-type="float">
            <text:p>46.72018</text:p>
          </table:table-cell>
          <table:table-cell office:value-type="float" office:value="98.10607" calcext:value-type="float">
            <text:p>98.10607</text:p>
          </table:table-cell>
          <table:table-cell office:value-type="float" office:value="55.44135" calcext:value-type="float">
            <text:p>55.44135</text:p>
          </table:table-cell>
          <table:table-cell office:value-type="float" office:value="42.34967" calcext:value-type="float">
            <text:p>42.34967</text:p>
          </table:table-cell>
          <table:table-cell office:value-type="float" office:value="35.33945" calcext:value-type="float">
            <text:p>35.33945</text:p>
          </table:table-cell>
          <table:table-cell office:value-type="float" office:value="16.82638" calcext:value-type="float">
            <text:p>16.82638</text:p>
          </table:table-cell>
          <table:table-cell office:value-type="float" office:value="11.05094" calcext:value-type="float">
            <text:p>11.05094</text:p>
          </table:table-cell>
          <table:table-cell office:value-type="float" office:value="8.900356" calcext:value-type="float">
            <text:p>8.900356</text:p>
          </table:table-cell>
          <table:table-cell office:value-type="float" office:value="4.432925" calcext:value-type="float">
            <text:p>4.432925</text:p>
          </table:table-cell>
          <table:table-cell office:value-type="float" office:value="1.951275" calcext:value-type="float">
            <text:p>1.951275</text:p>
          </table:table-cell>
          <table:table-cell office:value-type="float" office:value="0.9581183" calcext:value-type="float">
            <text:p>0.9581183</text:p>
          </table:table-cell>
          <table:table-cell office:value-type="float" office:value="0.4952275" calcext:value-type="float">
            <text:p>0.4952275</text:p>
          </table:table-cell>
          <table:table-cell office:value-type="float" office:value="0.3487265" calcext:value-type="float">
            <text:p>0.3487265</text:p>
          </table:table-cell>
          <table:table-cell office:value-type="float" office:value="0.3254261" calcext:value-type="float">
            <text:p>0.3254261</text:p>
          </table:table-cell>
          <table:table-cell office:value-type="float" office:value="0" calcext:value-type="float">
            <text:p>0</text:p>
          </table:table-cell>
          <table:table-cell office:value-type="float" office:value="4277.577" calcext:value-type="float">
            <text:p>4277.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2558" calcext:value-type="float">
            <text:p>-0.307255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14.29719" calcext:value-type="float">
            <text:p>14.29719</text:p>
          </table:table-cell>
          <table:table-cell office:value-type="float" office:value="1114.251" calcext:value-type="float">
            <text:p>1114.251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1748398" calcext:value-type="float">
            <text:p>-0.01748398</text:p>
          </table:table-cell>
          <table:table-cell office:value-type="float" office:value="3.238702" calcext:value-type="float">
            <text:p>3.238702</text:p>
          </table:table-cell>
          <table:table-cell office:value-type="float" office:value="21.72008" calcext:value-type="float">
            <text:p>21.72008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0601" calcext:value-type="float">
            <text:p>0.003600601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398" calcext:value-type="float">
            <text:p>1.826398</text:p>
          </table:table-cell>
          <table:table-cell office:value-type="float" office:value="-0.1358209" calcext:value-type="float">
            <text:p>-0.1358209</text:p>
          </table:table-cell>
          <table:table-cell office:value-type="float" office:value="-0.001987301" calcext:value-type="float">
            <text:p>-0.001987301</text:p>
          </table:table-cell>
          <table:table-cell office:value-type="float" office:value="0.006096861" calcext:value-type="float">
            <text:p>0.006096861</text:p>
          </table:table-cell>
          <table:table-cell office:value-type="float" office:value="24.93719" calcext:value-type="float">
            <text:p>24.93719</text:p>
          </table:table-cell>
          <table:table-cell office:value-type="float" office:value="40.52508" calcext:value-type="float">
            <text:p>40.52508</text:p>
          </table:table-cell>
          <table:table-cell office:value-type="float" office:value="65.31009" calcext:value-type="float">
            <text:p>65.31009</text:p>
          </table:table-cell>
          <table:table-cell office:value-type="float" office:value="0.2131815" calcext:value-type="float">
            <text:p>0.2131815</text:p>
          </table:table-cell>
          <table:table-cell office:value-type="float" office:value="0.07933351" calcext:value-type="float">
            <text:p>0.07933351</text:p>
          </table:table-cell>
          <table:table-cell office:value-type="float" office:value="0.05487782" calcext:value-type="float">
            <text:p>0.05487782</text:p>
          </table:table-cell>
          <table:table-cell office:value-type="float" office:value="0.02368463" calcext:value-type="float">
            <text:p>0.02368463</text:p>
          </table:table-cell>
          <table:table-cell office:value-type="float" office:value="0.01632848" calcext:value-type="float">
            <text:p>0.01632848</text:p>
          </table:table-cell>
          <table:table-cell office:value-type="float" office:value="0.03620973" calcext:value-type="float">
            <text:p>0.03620973</text:p>
          </table:table-cell>
          <table:table-cell office:value-type="float" office:value="0.02926867" calcext:value-type="float">
            <text:p>0.02926867</text:p>
          </table:table-cell>
          <table:table-cell office:value-type="float" office:value="0.02428116" calcext:value-type="float">
            <text:p>0.02428116</text:p>
          </table:table-cell>
          <table:table-cell office:value-type="float" office:value="0.02091568" calcext:value-type="float">
            <text:p>0.02091568</text:p>
          </table:table-cell>
          <table:table-cell office:value-type="float" office:value="0.01735835" calcext:value-type="float">
            <text:p>0.01735835</text:p>
          </table:table-cell>
          <table:table-cell office:value-type="float" office:value="0.01381517" calcext:value-type="float">
            <text:p>0.01381517</text:p>
          </table:table-cell>
          <table:table-cell office:value-type="float" office:value="0.006720203" calcext:value-type="float">
            <text:p>0.006720203</text:p>
          </table:table-cell>
          <table:table-cell office:value-type="float" office:value="0" calcext:value-type="float">
            <text:p>0</text:p>
          </table:table-cell>
          <table:table-cell office:value-type="float" office:value="38.45942" calcext:value-type="float">
            <text:p>38.45942</text:p>
          </table:table-cell>
          <table:table-cell office:value-type="float" office:value="102.5166" calcext:value-type="float">
            <text:p>102.5166</text:p>
          </table:table-cell>
          <table:table-cell office:value-type="float" office:value="56.65246" calcext:value-type="float">
            <text:p>56.65246</text:p>
          </table:table-cell>
          <table:table-cell office:value-type="float" office:value="42.88674" calcext:value-type="float">
            <text:p>42.88674</text:p>
          </table:table-cell>
          <table:table-cell office:value-type="float" office:value="35.83105" calcext:value-type="float">
            <text:p>35.83105</text:p>
          </table:table-cell>
          <table:table-cell office:value-type="float" office:value="16.95036" calcext:value-type="float">
            <text:p>16.95036</text:p>
          </table:table-cell>
          <table:table-cell office:value-type="float" office:value="11.14329" calcext:value-type="float">
            <text:p>11.14329</text:p>
          </table:table-cell>
          <table:table-cell office:value-type="float" office:value="8.953999" calcext:value-type="float">
            <text:p>8.953999</text:p>
          </table:table-cell>
          <table:table-cell office:value-type="float" office:value="4.480373" calcext:value-type="float">
            <text:p>4.480373</text:p>
          </table:table-cell>
          <table:table-cell office:value-type="float" office:value="1.967474" calcext:value-type="float">
            <text:p>1.967474</text:p>
          </table:table-cell>
          <table:table-cell office:value-type="float" office:value="0.9621103" calcext:value-type="float">
            <text:p>0.9621103</text:p>
          </table:table-cell>
          <table:table-cell office:value-type="float" office:value="0.4964424" calcext:value-type="float">
            <text:p>0.4964424</text:p>
          </table:table-cell>
          <table:table-cell office:value-type="float" office:value="0.348765" calcext:value-type="float">
            <text:p>0.348765</text:p>
          </table:table-cell>
          <table:table-cell office:value-type="float" office:value="0.3254467" calcext:value-type="float">
            <text:p>0.3254467</text:p>
          </table:table-cell>
          <table:table-cell office:value-type="float" office:value="0" calcext:value-type="float">
            <text:p>0</text:p>
          </table:table-cell>
          <table:table-cell office:value-type="float" office:value="4587.144" calcext:value-type="float">
            <text:p>4587.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77895" calcext:value-type="float">
            <text:p>-0.307789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14.2067" calcext:value-type="float">
            <text:p>14.2067</text:p>
          </table:table-cell>
          <table:table-cell office:value-type="float" office:value="1114.104" calcext:value-type="float">
            <text:p>1114.10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2161215" calcext:value-type="float">
            <text:p>-0.02161215</text:p>
          </table:table-cell>
          <table:table-cell office:value-type="float" office:value="3.183635" calcext:value-type="float">
            <text:p>3.183635</text:p>
          </table:table-cell>
          <table:table-cell office:value-type="float" office:value="21.99432" calcext:value-type="float">
            <text:p>21.9943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0816" calcext:value-type="float">
            <text:p>0.003600816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479" calcext:value-type="float">
            <text:p>1.826479</text:p>
          </table:table-cell>
          <table:table-cell office:value-type="float" office:value="-0.1363261" calcext:value-type="float">
            <text:p>-0.1363261</text:p>
          </table:table-cell>
          <table:table-cell office:value-type="float" office:value="-0.00210786" calcext:value-type="float">
            <text:p>-0.00210786</text:p>
          </table:table-cell>
          <table:table-cell office:value-type="float" office:value="0.006151008" calcext:value-type="float">
            <text:p>0.006151008</text:p>
          </table:table-cell>
          <table:table-cell office:value-type="float" office:value="24.81387" calcext:value-type="float">
            <text:p>24.81387</text:p>
          </table:table-cell>
          <table:table-cell office:value-type="float" office:value="39.00821" calcext:value-type="float">
            <text:p>39.00821</text:p>
          </table:table-cell>
          <table:table-cell office:value-type="float" office:value="64.26537" calcext:value-type="float">
            <text:p>64.26537</text:p>
          </table:table-cell>
          <table:table-cell office:value-type="float" office:value="0.1769206" calcext:value-type="float">
            <text:p>0.1769206</text:p>
          </table:table-cell>
          <table:table-cell office:value-type="float" office:value="0.07463013" calcext:value-type="float">
            <text:p>0.07463013</text:p>
          </table:table-cell>
          <table:table-cell office:value-type="float" office:value="0.0554443" calcext:value-type="float">
            <text:p>0.0554443</text:p>
          </table:table-cell>
          <table:table-cell office:value-type="float" office:value="0.02353256" calcext:value-type="float">
            <text:p>0.02353256</text:p>
          </table:table-cell>
          <table:table-cell office:value-type="float" office:value="0.01623294" calcext:value-type="float">
            <text:p>0.01623294</text:p>
          </table:table-cell>
          <table:table-cell office:value-type="float" office:value="0.03605782" calcext:value-type="float">
            <text:p>0.03605782</text:p>
          </table:table-cell>
          <table:table-cell office:value-type="float" office:value="0.02927777" calcext:value-type="float">
            <text:p>0.02927777</text:p>
          </table:table-cell>
          <table:table-cell office:value-type="float" office:value="0.02430442" calcext:value-type="float">
            <text:p>0.02430442</text:p>
          </table:table-cell>
          <table:table-cell office:value-type="float" office:value="0.02090107" calcext:value-type="float">
            <text:p>0.02090107</text:p>
          </table:table-cell>
          <table:table-cell office:value-type="float" office:value="0.01730705" calcext:value-type="float">
            <text:p>0.01730705</text:p>
          </table:table-cell>
          <table:table-cell office:value-type="float" office:value="0.01377381" calcext:value-type="float">
            <text:p>0.01377381</text:p>
          </table:table-cell>
          <table:table-cell office:value-type="float" office:value="0.006732878" calcext:value-type="float">
            <text:p>0.006732878</text:p>
          </table:table-cell>
          <table:table-cell office:value-type="float" office:value="0" calcext:value-type="float">
            <text:p>0</text:p>
          </table:table-cell>
          <table:table-cell office:value-type="float" office:value="33.72382" calcext:value-type="float">
            <text:p>33.72382</text:p>
          </table:table-cell>
          <table:table-cell office:value-type="float" office:value="105.9011" calcext:value-type="float">
            <text:p>105.9011</text:p>
          </table:table-cell>
          <table:table-cell office:value-type="float" office:value="57.84298" calcext:value-type="float">
            <text:p>57.84298</text:p>
          </table:table-cell>
          <table:table-cell office:value-type="float" office:value="43.41274" calcext:value-type="float">
            <text:p>43.41274</text:p>
          </table:table-cell>
          <table:table-cell office:value-type="float" office:value="36.32064" calcext:value-type="float">
            <text:p>36.32064</text:p>
          </table:table-cell>
          <table:table-cell office:value-type="float" office:value="17.07961" calcext:value-type="float">
            <text:p>17.07961</text:p>
          </table:table-cell>
          <table:table-cell office:value-type="float" office:value="11.23731" calcext:value-type="float">
            <text:p>11.23731</text:p>
          </table:table-cell>
          <table:table-cell office:value-type="float" office:value="9.010178" calcext:value-type="float">
            <text:p>9.010178</text:p>
          </table:table-cell>
          <table:table-cell office:value-type="float" office:value="4.528967" calcext:value-type="float">
            <text:p>4.528967</text:p>
          </table:table-cell>
          <table:table-cell office:value-type="float" office:value="1.984608" calcext:value-type="float">
            <text:p>1.984608</text:p>
          </table:table-cell>
          <table:table-cell office:value-type="float" office:value="0.9662881" calcext:value-type="float">
            <text:p>0.9662881</text:p>
          </table:table-cell>
          <table:table-cell office:value-type="float" office:value="0.4976926" calcext:value-type="float">
            <text:p>0.4976926</text:p>
          </table:table-cell>
          <table:table-cell office:value-type="float" office:value="0.3488414" calcext:value-type="float">
            <text:p>0.3488414</text:p>
          </table:table-cell>
          <table:table-cell office:value-type="float" office:value="0.3254674" calcext:value-type="float">
            <text:p>0.3254674</text:p>
          </table:table-cell>
          <table:table-cell office:value-type="float" office:value="0" calcext:value-type="float">
            <text:p>0</text:p>
          </table:table-cell>
          <table:table-cell office:value-type="float" office:value="4824.557" calcext:value-type="float">
            <text:p>4824.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81089" calcext:value-type="float">
            <text:p>-0.3081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4.14812" calcext:value-type="float">
            <text:p>14.14812</text:p>
          </table:table-cell>
          <table:table-cell office:value-type="float" office:value="1113.982" calcext:value-type="float">
            <text:p>1113.982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2565978" calcext:value-type="float">
            <text:p>-0.02565978</text:p>
          </table:table-cell>
          <table:table-cell office:value-type="float" office:value="3.084105" calcext:value-type="float">
            <text:p>3.084105</text:p>
          </table:table-cell>
          <table:table-cell office:value-type="float" office:value="22.26292" calcext:value-type="float">
            <text:p>22.2629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1001" calcext:value-type="float">
            <text:p>0.003601001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573" calcext:value-type="float">
            <text:p>1.826573</text:p>
          </table:table-cell>
          <table:table-cell office:value-type="float" office:value="-0.1366564" calcext:value-type="float">
            <text:p>-0.1366564</text:p>
          </table:table-cell>
          <table:table-cell office:value-type="float" office:value="-0.00218835" calcext:value-type="float">
            <text:p>-0.00218835</text:p>
          </table:table-cell>
          <table:table-cell office:value-type="float" office:value="0.006201812" calcext:value-type="float">
            <text:p>0.006201812</text:p>
          </table:table-cell>
          <table:table-cell office:value-type="float" office:value="24.73251" calcext:value-type="float">
            <text:p>24.73251</text:p>
          </table:table-cell>
          <table:table-cell office:value-type="float" office:value="27.25364" calcext:value-type="float">
            <text:p>27.25364</text:p>
          </table:table-cell>
          <table:table-cell office:value-type="float" office:value="58.43645" calcext:value-type="float">
            <text:p>58.43645</text:p>
          </table:table-cell>
          <table:table-cell office:value-type="float" office:value="5.135479" calcext:value-type="float">
            <text:p>5.135479</text:p>
          </table:table-cell>
          <table:table-cell office:value-type="float" office:value="0.1150896" calcext:value-type="float">
            <text:p>0.1150896</text:p>
          </table:table-cell>
          <table:table-cell office:value-type="float" office:value="0.05013232" calcext:value-type="float">
            <text:p>0.05013232</text:p>
          </table:table-cell>
          <table:table-cell office:value-type="float" office:value="0.02371492" calcext:value-type="float">
            <text:p>0.02371492</text:p>
          </table:table-cell>
          <table:table-cell office:value-type="float" office:value="0.01621141" calcext:value-type="float">
            <text:p>0.01621141</text:p>
          </table:table-cell>
          <table:table-cell office:value-type="float" office:value="0.03595161" calcext:value-type="float">
            <text:p>0.03595161</text:p>
          </table:table-cell>
          <table:table-cell office:value-type="float" office:value="0.0292657" calcext:value-type="float">
            <text:p>0.0292657</text:p>
          </table:table-cell>
          <table:table-cell office:value-type="float" office:value="0.0243215" calcext:value-type="float">
            <text:p>0.0243215</text:p>
          </table:table-cell>
          <table:table-cell office:value-type="float" office:value="0.02089009" calcext:value-type="float">
            <text:p>0.02089009</text:p>
          </table:table-cell>
          <table:table-cell office:value-type="float" office:value="0.01725819" calcext:value-type="float">
            <text:p>0.01725819</text:p>
          </table:table-cell>
          <table:table-cell office:value-type="float" office:value="0.01373195" calcext:value-type="float">
            <text:p>0.01373195</text:p>
          </table:table-cell>
          <table:table-cell office:value-type="float" office:value="0.006745445" calcext:value-type="float">
            <text:p>0.006745445</text:p>
          </table:table-cell>
          <table:table-cell office:value-type="float" office:value="0" calcext:value-type="float">
            <text:p>0</text:p>
          </table:table-cell>
          <table:table-cell office:value-type="float" office:value="16.9477" calcext:value-type="float">
            <text:p>16.9477</text:p>
          </table:table-cell>
          <table:table-cell office:value-type="float" office:value="79.69858" calcext:value-type="float">
            <text:p>79.69858</text:p>
          </table:table-cell>
          <table:table-cell office:value-type="float" office:value="72.03857" calcext:value-type="float">
            <text:p>72.03857</text:p>
          </table:table-cell>
          <table:table-cell office:value-type="float" office:value="52.18721" calcext:value-type="float">
            <text:p>52.18721</text:p>
          </table:table-cell>
          <table:table-cell office:value-type="float" office:value="41.50683" calcext:value-type="float">
            <text:p>41.50683</text:p>
          </table:table-cell>
          <table:table-cell office:value-type="float" office:value="17.82365" calcext:value-type="float">
            <text:p>17.82365</text:p>
          </table:table-cell>
          <table:table-cell office:value-type="float" office:value="11.45444" calcext:value-type="float">
            <text:p>11.45444</text:p>
          </table:table-cell>
          <table:table-cell office:value-type="float" office:value="9.070686" calcext:value-type="float">
            <text:p>9.070686</text:p>
          </table:table-cell>
          <table:table-cell office:value-type="float" office:value="4.571372" calcext:value-type="float">
            <text:p>4.571372</text:p>
          </table:table-cell>
          <table:table-cell office:value-type="float" office:value="2.001643" calcext:value-type="float">
            <text:p>2.001643</text:p>
          </table:table-cell>
          <table:table-cell office:value-type="float" office:value="0.9706494" calcext:value-type="float">
            <text:p>0.9706494</text:p>
          </table:table-cell>
          <table:table-cell office:value-type="float" office:value="0.4989808" calcext:value-type="float">
            <text:p>0.4989808</text:p>
          </table:table-cell>
          <table:table-cell office:value-type="float" office:value="0.34895" calcext:value-type="float">
            <text:p>0.34895</text:p>
          </table:table-cell>
          <table:table-cell office:value-type="float" office:value="0.325488" calcext:value-type="float">
            <text:p>0.325488</text:p>
          </table:table-cell>
          <table:table-cell office:value-type="float" office:value="0" calcext:value-type="float">
            <text:p>0</text:p>
          </table:table-cell>
          <table:table-cell office:value-type="float" office:value="4957.569" calcext:value-type="float">
            <text:p>4957.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82175" calcext:value-type="float">
            <text:p>-0.308217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14.1009" calcext:value-type="float">
            <text:p>14.1009</text:p>
          </table:table-cell>
          <table:table-cell office:value-type="float" office:value="1113.877" calcext:value-type="float">
            <text:p>1113.877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3023276" calcext:value-type="float">
            <text:p>-0.03023276</text:p>
          </table:table-cell>
          <table:table-cell office:value-type="float" office:value="3.009461" calcext:value-type="float">
            <text:p>3.009461</text:p>
          </table:table-cell>
          <table:table-cell office:value-type="float" office:value="22.47257" calcext:value-type="float">
            <text:p>22.47257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118" calcext:value-type="float">
            <text:p>0.00360118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643" calcext:value-type="float">
            <text:p>1.826643</text:p>
          </table:table-cell>
          <table:table-cell office:value-type="float" office:value="-0.1369718" calcext:value-type="float">
            <text:p>-0.1369718</text:p>
          </table:table-cell>
          <table:table-cell office:value-type="float" office:value="-0.002319337" calcext:value-type="float">
            <text:p>-0.002319337</text:p>
          </table:table-cell>
          <table:table-cell office:value-type="float" office:value="0.006241293" calcext:value-type="float">
            <text:p>0.006241293</text:p>
          </table:table-cell>
          <table:table-cell office:value-type="float" office:value="24.655" calcext:value-type="float">
            <text:p>24.655</text:p>
          </table:table-cell>
          <table:table-cell office:value-type="float" office:value="33.70403" calcext:value-type="float">
            <text:p>33.70403</text:p>
          </table:table-cell>
          <table:table-cell office:value-type="float" office:value="55.05021" calcext:value-type="float">
            <text:p>55.05021</text:p>
          </table:table-cell>
          <table:table-cell office:value-type="float" office:value="5.080499" calcext:value-type="float">
            <text:p>5.080499</text:p>
          </table:table-cell>
          <table:table-cell office:value-type="float" office:value="0.06557249" calcext:value-type="float">
            <text:p>0.06557249</text:p>
          </table:table-cell>
          <table:table-cell office:value-type="float" office:value="0.04724444" calcext:value-type="float">
            <text:p>0.04724444</text:p>
          </table:table-cell>
          <table:table-cell office:value-type="float" office:value="0.02410585" calcext:value-type="float">
            <text:p>0.02410585</text:p>
          </table:table-cell>
          <table:table-cell office:value-type="float" office:value="0.01659479" calcext:value-type="float">
            <text:p>0.01659479</text:p>
          </table:table-cell>
          <table:table-cell office:value-type="float" office:value="0.03601063" calcext:value-type="float">
            <text:p>0.03601063</text:p>
          </table:table-cell>
          <table:table-cell office:value-type="float" office:value="0.02927188" calcext:value-type="float">
            <text:p>0.02927188</text:p>
          </table:table-cell>
          <table:table-cell office:value-type="float" office:value="0.02433435" calcext:value-type="float">
            <text:p>0.02433435</text:p>
          </table:table-cell>
          <table:table-cell office:value-type="float" office:value="0.02088174" calcext:value-type="float">
            <text:p>0.02088174</text:p>
          </table:table-cell>
          <table:table-cell office:value-type="float" office:value="0.01721154" calcext:value-type="float">
            <text:p>0.01721154</text:p>
          </table:table-cell>
          <table:table-cell office:value-type="float" office:value="0.0136896" calcext:value-type="float">
            <text:p>0.0136896</text:p>
          </table:table-cell>
          <table:table-cell office:value-type="float" office:value="0.006757896" calcext:value-type="float">
            <text:p>0.006757896</text:p>
          </table:table-cell>
          <table:table-cell office:value-type="float" office:value="0" calcext:value-type="float">
            <text:p>0</text:p>
          </table:table-cell>
          <table:table-cell office:value-type="float" office:value="56.06826" calcext:value-type="float">
            <text:p>56.06826</text:p>
          </table:table-cell>
          <table:table-cell office:value-type="float" office:value="73.60461" calcext:value-type="float">
            <text:p>73.60461</text:p>
          </table:table-cell>
          <table:table-cell office:value-type="float" office:value="68.42683" calcext:value-type="float">
            <text:p>68.42683</text:p>
          </table:table-cell>
          <table:table-cell office:value-type="float" office:value="51.49587" calcext:value-type="float">
            <text:p>51.49587</text:p>
          </table:table-cell>
          <table:table-cell office:value-type="float" office:value="42.03367" calcext:value-type="float">
            <text:p>42.03367</text:p>
          </table:table-cell>
          <table:table-cell office:value-type="float" office:value="18.72967" calcext:value-type="float">
            <text:p>18.72967</text:p>
          </table:table-cell>
          <table:table-cell office:value-type="float" office:value="12.05362" calcext:value-type="float">
            <text:p>12.05362</text:p>
          </table:table-cell>
          <table:table-cell office:value-type="float" office:value="9.186208" calcext:value-type="float">
            <text:p>9.186208</text:p>
          </table:table-cell>
          <table:table-cell office:value-type="float" office:value="4.616983" calcext:value-type="float">
            <text:p>4.616983</text:p>
          </table:table-cell>
          <table:table-cell office:value-type="float" office:value="2.018537" calcext:value-type="float">
            <text:p>2.018537</text:p>
          </table:table-cell>
          <table:table-cell office:value-type="float" office:value="0.9751639" calcext:value-type="float">
            <text:p>0.9751639</text:p>
          </table:table-cell>
          <table:table-cell office:value-type="float" office:value="0.5003086" calcext:value-type="float">
            <text:p>0.5003086</text:p>
          </table:table-cell>
          <table:table-cell office:value-type="float" office:value="0.3490883" calcext:value-type="float">
            <text:p>0.3490883</text:p>
          </table:table-cell>
          <table:table-cell office:value-type="float" office:value="0.3255087" calcext:value-type="float">
            <text:p>0.3255087</text:p>
          </table:table-cell>
          <table:table-cell office:value-type="float" office:value="0" calcext:value-type="float">
            <text:p>0</text:p>
          </table:table-cell>
          <table:table-cell office:value-type="float" office:value="5078.3" calcext:value-type="float">
            <text:p>5078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82707" calcext:value-type="float">
            <text:p>-0.308270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14.04211" calcext:value-type="float">
            <text:p>14.04211</text:p>
          </table:table-cell>
          <table:table-cell office:value-type="float" office:value="1113.769" calcext:value-type="float">
            <text:p>1113.76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36173" calcext:value-type="float">
            <text:p>-0.036173</text:p>
          </table:table-cell>
          <table:table-cell office:value-type="float" office:value="2.937629" calcext:value-type="float">
            <text:p>2.937629</text:p>
          </table:table-cell>
          <table:table-cell office:value-type="float" office:value="22.69507" calcext:value-type="float">
            <text:p>22.69507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1355" calcext:value-type="float">
            <text:p>0.003601355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701" calcext:value-type="float">
            <text:p>1.826701</text:p>
          </table:table-cell>
          <table:table-cell office:value-type="float" office:value="-0.1373865" calcext:value-type="float">
            <text:p>-0.1373865</text:p>
          </table:table-cell>
          <table:table-cell office:value-type="float" office:value="-0.002501741" calcext:value-type="float">
            <text:p>-0.002501741</text:p>
          </table:table-cell>
          <table:table-cell office:value-type="float" office:value="0.006276632" calcext:value-type="float">
            <text:p>0.006276632</text:p>
          </table:table-cell>
          <table:table-cell office:value-type="float" office:value="24.56755" calcext:value-type="float">
            <text:p>24.56755</text:p>
          </table:table-cell>
          <table:table-cell office:value-type="float" office:value="37.17716" calcext:value-type="float">
            <text:p>37.17716</text:p>
          </table:table-cell>
          <table:table-cell office:value-type="float" office:value="52.86036" calcext:value-type="float">
            <text:p>52.86036</text:p>
          </table:table-cell>
          <table:table-cell office:value-type="float" office:value="4.657293" calcext:value-type="float">
            <text:p>4.657293</text:p>
          </table:table-cell>
          <table:table-cell office:value-type="float" office:value="0.05799283" calcext:value-type="float">
            <text:p>0.05799283</text:p>
          </table:table-cell>
          <table:table-cell office:value-type="float" office:value="0.045661" calcext:value-type="float">
            <text:p>0.045661</text:p>
          </table:table-cell>
          <table:table-cell office:value-type="float" office:value="0.02410877" calcext:value-type="float">
            <text:p>0.02410877</text:p>
          </table:table-cell>
          <table:table-cell office:value-type="float" office:value="0.01675861" calcext:value-type="float">
            <text:p>0.01675861</text:p>
          </table:table-cell>
          <table:table-cell office:value-type="float" office:value="0.03611368" calcext:value-type="float">
            <text:p>0.03611368</text:p>
          </table:table-cell>
          <table:table-cell office:value-type="float" office:value="0.0293113" calcext:value-type="float">
            <text:p>0.0293113</text:p>
          </table:table-cell>
          <table:table-cell office:value-type="float" office:value="0.02434904" calcext:value-type="float">
            <text:p>0.02434904</text:p>
          </table:table-cell>
          <table:table-cell office:value-type="float" office:value="0.02087592" calcext:value-type="float">
            <text:p>0.02087592</text:p>
          </table:table-cell>
          <table:table-cell office:value-type="float" office:value="0.01716696" calcext:value-type="float">
            <text:p>0.01716696</text:p>
          </table:table-cell>
          <table:table-cell office:value-type="float" office:value="0.01364675" calcext:value-type="float">
            <text:p>0.01364675</text:p>
          </table:table-cell>
          <table:table-cell office:value-type="float" office:value="0.006770249" calcext:value-type="float">
            <text:p>0.006770249</text:p>
          </table:table-cell>
          <table:table-cell office:value-type="float" office:value="0" calcext:value-type="float">
            <text:p>0</text:p>
          </table:table-cell>
          <table:table-cell office:value-type="float" office:value="71.69065" calcext:value-type="float">
            <text:p>71.69065</text:p>
          </table:table-cell>
          <table:table-cell office:value-type="float" office:value="76.29093" calcext:value-type="float">
            <text:p>76.29093</text:p>
          </table:table-cell>
          <table:table-cell office:value-type="float" office:value="67.22003" calcext:value-type="float">
            <text:p>67.22003</text:p>
          </table:table-cell>
          <table:table-cell office:value-type="float" office:value="50.40866" calcext:value-type="float">
            <text:p>50.40866</text:p>
          </table:table-cell>
          <table:table-cell office:value-type="float" office:value="41.48383" calcext:value-type="float">
            <text:p>41.48383</text:p>
          </table:table-cell>
          <table:table-cell office:value-type="float" office:value="18.65531" calcext:value-type="float">
            <text:p>18.65531</text:p>
          </table:table-cell>
          <table:table-cell office:value-type="float" office:value="12.24176" calcext:value-type="float">
            <text:p>12.24176</text:p>
          </table:table-cell>
          <table:table-cell office:value-type="float" office:value="9.302308" calcext:value-type="float">
            <text:p>9.302308</text:p>
          </table:table-cell>
          <table:table-cell office:value-type="float" office:value="4.668715" calcext:value-type="float">
            <text:p>4.668715</text:p>
          </table:table-cell>
          <table:table-cell office:value-type="float" office:value="2.035546" calcext:value-type="float">
            <text:p>2.035546</text:p>
          </table:table-cell>
          <table:table-cell office:value-type="float" office:value="0.9798128" calcext:value-type="float">
            <text:p>0.9798128</text:p>
          </table:table-cell>
          <table:table-cell office:value-type="float" office:value="0.5016744" calcext:value-type="float">
            <text:p>0.5016744</text:p>
          </table:table-cell>
          <table:table-cell office:value-type="float" office:value="0.3492542" calcext:value-type="float">
            <text:p>0.3492542</text:p>
          </table:table-cell>
          <table:table-cell office:value-type="float" office:value="0.3255293" calcext:value-type="float">
            <text:p>0.3255293</text:p>
          </table:table-cell>
          <table:table-cell office:value-type="float" office:value="0" calcext:value-type="float">
            <text:p>0</text:p>
          </table:table-cell>
          <table:table-cell office:value-type="float" office:value="5248.982" calcext:value-type="float">
            <text:p>5248.9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83513" calcext:value-type="float">
            <text:p>-0.308351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13.9605" calcext:value-type="float">
            <text:p>13.9605</text:p>
          </table:table-cell>
          <table:table-cell office:value-type="float" office:value="1113.646" calcext:value-type="float">
            <text:p>1113.64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4258901" calcext:value-type="float">
            <text:p>-0.04258901</text:p>
          </table:table-cell>
          <table:table-cell office:value-type="float" office:value="2.860725" calcext:value-type="float">
            <text:p>2.860725</text:p>
          </table:table-cell>
          <table:table-cell office:value-type="float" office:value="22.96334" calcext:value-type="float">
            <text:p>22.96334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1511" calcext:value-type="float">
            <text:p>0.003601511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758" calcext:value-type="float">
            <text:p>1.826758</text:p>
          </table:table-cell>
          <table:table-cell office:value-type="float" office:value="-0.1379844" calcext:value-type="float">
            <text:p>-0.1379844</text:p>
          </table:table-cell>
          <table:table-cell office:value-type="float" office:value="-0.002656328" calcext:value-type="float">
            <text:p>-0.002656328</text:p>
          </table:table-cell>
          <table:table-cell office:value-type="float" office:value="0.006312347" calcext:value-type="float">
            <text:p>0.006312347</text:p>
          </table:table-cell>
          <table:table-cell office:value-type="float" office:value="24.44479" calcext:value-type="float">
            <text:p>24.44479</text:p>
          </table:table-cell>
          <table:table-cell office:value-type="float" office:value="35.82298" calcext:value-type="float">
            <text:p>35.82298</text:p>
          </table:table-cell>
          <table:table-cell office:value-type="float" office:value="51.85482" calcext:value-type="float">
            <text:p>51.85482</text:p>
          </table:table-cell>
          <table:table-cell office:value-type="float" office:value="4.112514" calcext:value-type="float">
            <text:p>4.112514</text:p>
          </table:table-cell>
          <table:table-cell office:value-type="float" office:value="0.06008225" calcext:value-type="float">
            <text:p>0.06008225</text:p>
          </table:table-cell>
          <table:table-cell office:value-type="float" office:value="0.04756735" calcext:value-type="float">
            <text:p>0.04756735</text:p>
          </table:table-cell>
          <table:table-cell office:value-type="float" office:value="0.02392506" calcext:value-type="float">
            <text:p>0.02392506</text:p>
          </table:table-cell>
          <table:table-cell office:value-type="float" office:value="0.01667253" calcext:value-type="float">
            <text:p>0.01667253</text:p>
          </table:table-cell>
          <table:table-cell office:value-type="float" office:value="0.03614173" calcext:value-type="float">
            <text:p>0.03614173</text:p>
          </table:table-cell>
          <table:table-cell office:value-type="float" office:value="0.02936017" calcext:value-type="float">
            <text:p>0.02936017</text:p>
          </table:table-cell>
          <table:table-cell office:value-type="float" office:value="0.02436861" calcext:value-type="float">
            <text:p>0.02436861</text:p>
          </table:table-cell>
          <table:table-cell office:value-type="float" office:value="0.02087314" calcext:value-type="float">
            <text:p>0.02087314</text:p>
          </table:table-cell>
          <table:table-cell office:value-type="float" office:value="0.01712436" calcext:value-type="float">
            <text:p>0.01712436</text:p>
          </table:table-cell>
          <table:table-cell office:value-type="float" office:value="0.01360343" calcext:value-type="float">
            <text:p>0.01360343</text:p>
          </table:table-cell>
          <table:table-cell office:value-type="float" office:value="0.006782498" calcext:value-type="float">
            <text:p>0.006782498</text:p>
          </table:table-cell>
          <table:table-cell office:value-type="float" office:value="0" calcext:value-type="float">
            <text:p>0</text:p>
          </table:table-cell>
          <table:table-cell office:value-type="float" office:value="54.02193" calcext:value-type="float">
            <text:p>54.02193</text:p>
          </table:table-cell>
          <table:table-cell office:value-type="float" office:value="83.74625" calcext:value-type="float">
            <text:p>83.74625</text:p>
          </table:table-cell>
          <table:table-cell office:value-type="float" office:value="68.49151" calcext:value-type="float">
            <text:p>68.49151</text:p>
          </table:table-cell>
          <table:table-cell office:value-type="float" office:value="50.52457" calcext:value-type="float">
            <text:p>50.52457</text:p>
          </table:table-cell>
          <table:table-cell office:value-type="float" office:value="41.67166" calcext:value-type="float">
            <text:p>41.67166</text:p>
          </table:table-cell>
          <table:table-cell office:value-type="float" office:value="18.63532" calcext:value-type="float">
            <text:p>18.63532</text:p>
          </table:table-cell>
          <table:table-cell office:value-type="float" office:value="12.3014" calcext:value-type="float">
            <text:p>12.3014</text:p>
          </table:table-cell>
          <table:table-cell office:value-type="float" office:value="9.381255" calcext:value-type="float">
            <text:p>9.381255</text:p>
          </table:table-cell>
          <table:table-cell office:value-type="float" office:value="4.720212" calcext:value-type="float">
            <text:p>4.720212</text:p>
          </table:table-cell>
          <table:table-cell office:value-type="float" office:value="2.052724" calcext:value-type="float">
            <text:p>2.052724</text:p>
          </table:table-cell>
          <table:table-cell office:value-type="float" office:value="0.9845901" calcext:value-type="float">
            <text:p>0.9845901</text:p>
          </table:table-cell>
          <table:table-cell office:value-type="float" office:value="0.5030769" calcext:value-type="float">
            <text:p>0.5030769</text:p>
          </table:table-cell>
          <table:table-cell office:value-type="float" office:value="0.3494457" calcext:value-type="float">
            <text:p>0.3494457</text:p>
          </table:table-cell>
          <table:table-cell office:value-type="float" office:value="0.3255501" calcext:value-type="float">
            <text:p>0.3255501</text:p>
          </table:table-cell>
          <table:table-cell office:value-type="float" office:value="0" calcext:value-type="float">
            <text:p>0</text:p>
          </table:table-cell>
          <table:table-cell office:value-type="float" office:value="5486.556" calcext:value-type="float">
            <text:p>5486.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87471" calcext:value-type="float">
            <text:p>-0.308747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13.89449" calcext:value-type="float">
            <text:p>13.89449</text:p>
          </table:table-cell>
          <table:table-cell office:value-type="float" office:value="1113.528" calcext:value-type="float">
            <text:p>1113.528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5077369" calcext:value-type="float">
            <text:p>-0.05077369</text:p>
          </table:table-cell>
          <table:table-cell office:value-type="float" office:value="2.763445" calcext:value-type="float">
            <text:p>2.763445</text:p>
          </table:table-cell>
          <table:table-cell office:value-type="float" office:value="23.23026" calcext:value-type="float">
            <text:p>23.23026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167" calcext:value-type="float">
            <text:p>0.0036016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82" calcext:value-type="float">
            <text:p>1.82682</text:p>
          </table:table-cell>
          <table:table-cell office:value-type="float" office:value="-0.1393951" calcext:value-type="float">
            <text:p>-0.1393951</text:p>
          </table:table-cell>
          <table:table-cell office:value-type="float" office:value="-0.0028433" calcext:value-type="float">
            <text:p>-0.0028433</text:p>
          </table:table-cell>
          <table:table-cell office:value-type="float" office:value="0.006351404" calcext:value-type="float">
            <text:p>0.006351404</text:p>
          </table:table-cell>
          <table:table-cell office:value-type="float" office:value="24.35391" calcext:value-type="float">
            <text:p>24.35391</text:p>
          </table:table-cell>
          <table:table-cell office:value-type="float" office:value="37.24054" calcext:value-type="float">
            <text:p>37.24054</text:p>
          </table:table-cell>
          <table:table-cell office:value-type="float" office:value="49.35565" calcext:value-type="float">
            <text:p>49.35565</text:p>
          </table:table-cell>
          <table:table-cell office:value-type="float" office:value="3.84909" calcext:value-type="float">
            <text:p>3.84909</text:p>
          </table:table-cell>
          <table:table-cell office:value-type="float" office:value="0.05434507" calcext:value-type="float">
            <text:p>0.05434507</text:p>
          </table:table-cell>
          <table:table-cell office:value-type="float" office:value="0.04501405" calcext:value-type="float">
            <text:p>0.04501405</text:p>
          </table:table-cell>
          <table:table-cell office:value-type="float" office:value="0.02380255" calcext:value-type="float">
            <text:p>0.02380255</text:p>
          </table:table-cell>
          <table:table-cell office:value-type="float" office:value="0.01654243" calcext:value-type="float">
            <text:p>0.01654243</text:p>
          </table:table-cell>
          <table:table-cell office:value-type="float" office:value="0.03608983" calcext:value-type="float">
            <text:p>0.03608983</text:p>
          </table:table-cell>
          <table:table-cell office:value-type="float" office:value="0.02939297" calcext:value-type="float">
            <text:p>0.02939297</text:p>
          </table:table-cell>
          <table:table-cell office:value-type="float" office:value="0.02439112" calcext:value-type="float">
            <text:p>0.02439112</text:p>
          </table:table-cell>
          <table:table-cell office:value-type="float" office:value="0.02087375" calcext:value-type="float">
            <text:p>0.02087375</text:p>
          </table:table-cell>
          <table:table-cell office:value-type="float" office:value="0.01708383" calcext:value-type="float">
            <text:p>0.01708383</text:p>
          </table:table-cell>
          <table:table-cell office:value-type="float" office:value="0.01355962" calcext:value-type="float">
            <text:p>0.01355962</text:p>
          </table:table-cell>
          <table:table-cell office:value-type="float" office:value="0.006794627" calcext:value-type="float">
            <text:p>0.006794627</text:p>
          </table:table-cell>
          <table:table-cell office:value-type="float" office:value="0" calcext:value-type="float">
            <text:p>0</text:p>
          </table:table-cell>
          <table:table-cell office:value-type="float" office:value="66.23409" calcext:value-type="float">
            <text:p>66.23409</text:p>
          </table:table-cell>
          <table:table-cell office:value-type="float" office:value="83.33686" calcext:value-type="float">
            <text:p>83.33686</text:p>
          </table:table-cell>
          <table:table-cell office:value-type="float" office:value="69.5351" calcext:value-type="float">
            <text:p>69.5351</text:p>
          </table:table-cell>
          <table:table-cell office:value-type="float" office:value="50.78491" calcext:value-type="float">
            <text:p>50.78491</text:p>
          </table:table-cell>
          <table:table-cell office:value-type="float" office:value="42.01086" calcext:value-type="float">
            <text:p>42.01086</text:p>
          </table:table-cell>
          <table:table-cell office:value-type="float" office:value="18.73955" calcext:value-type="float">
            <text:p>18.73955</text:p>
          </table:table-cell>
          <table:table-cell office:value-type="float" office:value="12.39223" calcext:value-type="float">
            <text:p>12.39223</text:p>
          </table:table-cell>
          <table:table-cell office:value-type="float" office:value="9.44671" calcext:value-type="float">
            <text:p>9.44671</text:p>
          </table:table-cell>
          <table:table-cell office:value-type="float" office:value="4.769019" calcext:value-type="float">
            <text:p>4.769019</text:p>
          </table:table-cell>
          <table:table-cell office:value-type="float" office:value="2.069988" calcext:value-type="float">
            <text:p>2.069988</text:p>
          </table:table-cell>
          <table:table-cell office:value-type="float" office:value="0.9894845" calcext:value-type="float">
            <text:p>0.9894845</text:p>
          </table:table-cell>
          <table:table-cell office:value-type="float" office:value="0.504515" calcext:value-type="float">
            <text:p>0.504515</text:p>
          </table:table-cell>
          <table:table-cell office:value-type="float" office:value="0.3496599" calcext:value-type="float">
            <text:p>0.3496599</text:p>
          </table:table-cell>
          <table:table-cell office:value-type="float" office:value="0.325571" calcext:value-type="float">
            <text:p>0.325571</text:p>
          </table:table-cell>
          <table:table-cell office:value-type="float" office:value="0" calcext:value-type="float">
            <text:p>0</text:p>
          </table:table-cell>
          <table:table-cell office:value-type="float" office:value="5661.936" calcext:value-type="float">
            <text:p>5661.9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1716" calcext:value-type="float">
            <text:p>-0.30917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13.83953" calcext:value-type="float">
            <text:p>13.83953</text:p>
          </table:table-cell>
          <table:table-cell office:value-type="float" office:value="1113.421" calcext:value-type="float">
            <text:p>1113.421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6073802" calcext:value-type="float">
            <text:p>-0.06073802</text:p>
          </table:table-cell>
          <table:table-cell office:value-type="float" office:value="2.682171" calcext:value-type="float">
            <text:p>2.682171</text:p>
          </table:table-cell>
          <table:table-cell office:value-type="float" office:value="23.46026" calcext:value-type="float">
            <text:p>23.46026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1817" calcext:value-type="float">
            <text:p>0.00360181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883" calcext:value-type="float">
            <text:p>1.826883</text:p>
          </table:table-cell>
          <table:table-cell office:value-type="float" office:value="-0.140277" calcext:value-type="float">
            <text:p>-0.140277</text:p>
          </table:table-cell>
          <table:table-cell office:value-type="float" office:value="-0.002982643" calcext:value-type="float">
            <text:p>-0.002982643</text:p>
          </table:table-cell>
          <table:table-cell office:value-type="float" office:value="0.006385643" calcext:value-type="float">
            <text:p>0.006385643</text:p>
          </table:table-cell>
          <table:table-cell office:value-type="float" office:value="24.26204" calcext:value-type="float">
            <text:p>24.26204</text:p>
          </table:table-cell>
          <table:table-cell office:value-type="float" office:value="32.99904" calcext:value-type="float">
            <text:p>32.99904</text:p>
          </table:table-cell>
          <table:table-cell office:value-type="float" office:value="48.47633" calcext:value-type="float">
            <text:p>48.47633</text:p>
          </table:table-cell>
          <table:table-cell office:value-type="float" office:value="3.736296" calcext:value-type="float">
            <text:p>3.736296</text:p>
          </table:table-cell>
          <table:table-cell office:value-type="float" office:value="0.0535787" calcext:value-type="float">
            <text:p>0.0535787</text:p>
          </table:table-cell>
          <table:table-cell office:value-type="float" office:value="0.04426817" calcext:value-type="float">
            <text:p>0.04426817</text:p>
          </table:table-cell>
          <table:table-cell office:value-type="float" office:value="0.02377416" calcext:value-type="float">
            <text:p>0.02377416</text:p>
          </table:table-cell>
          <table:table-cell office:value-type="float" office:value="0.0165831" calcext:value-type="float">
            <text:p>0.0165831</text:p>
          </table:table-cell>
          <table:table-cell office:value-type="float" office:value="0.036084" calcext:value-type="float">
            <text:p>0.036084</text:p>
          </table:table-cell>
          <table:table-cell office:value-type="float" office:value="0.02941627" calcext:value-type="float">
            <text:p>0.02941627</text:p>
          </table:table-cell>
          <table:table-cell office:value-type="float" office:value="0.02441331" calcext:value-type="float">
            <text:p>0.02441331</text:p>
          </table:table-cell>
          <table:table-cell office:value-type="float" office:value="0.0208779" calcext:value-type="float">
            <text:p>0.0208779</text:p>
          </table:table-cell>
          <table:table-cell office:value-type="float" office:value="0.01704575" calcext:value-type="float">
            <text:p>0.01704575</text:p>
          </table:table-cell>
          <table:table-cell office:value-type="float" office:value="0.01351538" calcext:value-type="float">
            <text:p>0.01351538</text:p>
          </table:table-cell>
          <table:table-cell office:value-type="float" office:value="0.006806629" calcext:value-type="float">
            <text:p>0.006806629</text:p>
          </table:table-cell>
          <table:table-cell office:value-type="float" office:value="0" calcext:value-type="float">
            <text:p>0</text:p>
          </table:table-cell>
          <table:table-cell office:value-type="float" office:value="41.76463" calcext:value-type="float">
            <text:p>41.76463</text:p>
          </table:table-cell>
          <table:table-cell office:value-type="float" office:value="88.83262" calcext:value-type="float">
            <text:p>88.83262</text:p>
          </table:table-cell>
          <table:table-cell office:value-type="float" office:value="72.7022" calcext:value-type="float">
            <text:p>72.7022</text:p>
          </table:table-cell>
          <table:table-cell office:value-type="float" office:value="51.13624" calcext:value-type="float">
            <text:p>51.13624</text:p>
          </table:table-cell>
          <table:table-cell office:value-type="float" office:value="42.21579" calcext:value-type="float">
            <text:p>42.21579</text:p>
          </table:table-cell>
          <table:table-cell office:value-type="float" office:value="18.78042" calcext:value-type="float">
            <text:p>18.78042</text:p>
          </table:table-cell>
          <table:table-cell office:value-type="float" office:value="12.46719" calcext:value-type="float">
            <text:p>12.46719</text:p>
          </table:table-cell>
          <table:table-cell office:value-type="float" office:value="9.508595" calcext:value-type="float">
            <text:p>9.508595</text:p>
          </table:table-cell>
          <table:table-cell office:value-type="float" office:value="4.814802" calcext:value-type="float">
            <text:p>4.814802</text:p>
          </table:table-cell>
          <table:table-cell office:value-type="float" office:value="2.087403" calcext:value-type="float">
            <text:p>2.087403</text:p>
          </table:table-cell>
          <table:table-cell office:value-type="float" office:value="0.9947871" calcext:value-type="float">
            <text:p>0.9947871</text:p>
          </table:table-cell>
          <table:table-cell office:value-type="float" office:value="0.5060731" calcext:value-type="float">
            <text:p>0.5060731</text:p>
          </table:table-cell>
          <table:table-cell office:value-type="float" office:value="0.3498985" calcext:value-type="float">
            <text:p>0.3498985</text:p>
          </table:table-cell>
          <table:table-cell office:value-type="float" office:value="0.3255919" calcext:value-type="float">
            <text:p>0.3255919</text:p>
          </table:table-cell>
          <table:table-cell office:value-type="float" office:value="0" calcext:value-type="float">
            <text:p>0</text:p>
          </table:table-cell>
          <table:table-cell office:value-type="float" office:value="5814.351" calcext:value-type="float">
            <text:p>5814.3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3562" calcext:value-type="float">
            <text:p>-0.309356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13.78994" calcext:value-type="float">
            <text:p>13.78994</text:p>
          </table:table-cell>
          <table:table-cell office:value-type="float" office:value="1113.322" calcext:value-type="float">
            <text:p>1113.322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7167879" calcext:value-type="float">
            <text:p>-0.07167879</text:p>
          </table:table-cell>
          <table:table-cell office:value-type="float" office:value="2.570235" calcext:value-type="float">
            <text:p>2.570235</text:p>
          </table:table-cell>
          <table:table-cell office:value-type="float" office:value="23.70913" calcext:value-type="float">
            <text:p>23.70913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1975" calcext:value-type="float">
            <text:p>0.003601975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6944" calcext:value-type="float">
            <text:p>1.826944</text:p>
          </table:table-cell>
          <table:table-cell office:value-type="float" office:value="-0.1407807" calcext:value-type="float">
            <text:p>-0.1407807</text:p>
          </table:table-cell>
          <table:table-cell office:value-type="float" office:value="-0.003134056" calcext:value-type="float">
            <text:p>-0.003134056</text:p>
          </table:table-cell>
          <table:table-cell office:value-type="float" office:value="0.006416513" calcext:value-type="float">
            <text:p>0.006416513</text:p>
          </table:table-cell>
          <table:table-cell office:value-type="float" office:value="24.18711" calcext:value-type="float">
            <text:p>24.18711</text:p>
          </table:table-cell>
          <table:table-cell office:value-type="float" office:value="30.74541" calcext:value-type="float">
            <text:p>30.74541</text:p>
          </table:table-cell>
          <table:table-cell office:value-type="float" office:value="43.78973" calcext:value-type="float">
            <text:p>43.78973</text:p>
          </table:table-cell>
          <table:table-cell office:value-type="float" office:value="5.652874" calcext:value-type="float">
            <text:p>5.652874</text:p>
          </table:table-cell>
          <table:table-cell office:value-type="float" office:value="0.06535838" calcext:value-type="float">
            <text:p>0.06535838</text:p>
          </table:table-cell>
          <table:table-cell office:value-type="float" office:value="0.0450342" calcext:value-type="float">
            <text:p>0.0450342</text:p>
          </table:table-cell>
          <table:table-cell office:value-type="float" office:value="0.02395759" calcext:value-type="float">
            <text:p>0.02395759</text:p>
          </table:table-cell>
          <table:table-cell office:value-type="float" office:value="0.01668964" calcext:value-type="float">
            <text:p>0.01668964</text:p>
          </table:table-cell>
          <table:table-cell office:value-type="float" office:value="0.03611982" calcext:value-type="float">
            <text:p>0.03611982</text:p>
          </table:table-cell>
          <table:table-cell office:value-type="float" office:value="0.02944365" calcext:value-type="float">
            <text:p>0.02944365</text:p>
          </table:table-cell>
          <table:table-cell office:value-type="float" office:value="0.02443583" calcext:value-type="float">
            <text:p>0.02443583</text:p>
          </table:table-cell>
          <table:table-cell office:value-type="float" office:value="0.0208861" calcext:value-type="float">
            <text:p>0.0208861</text:p>
          </table:table-cell>
          <table:table-cell office:value-type="float" office:value="0.01700999" calcext:value-type="float">
            <text:p>0.01700999</text:p>
          </table:table-cell>
          <table:table-cell office:value-type="float" office:value="0.01347079" calcext:value-type="float">
            <text:p>0.01347079</text:p>
          </table:table-cell>
          <table:table-cell office:value-type="float" office:value="0.006818515" calcext:value-type="float">
            <text:p>0.006818515</text:p>
          </table:table-cell>
          <table:table-cell office:value-type="float" office:value="0" calcext:value-type="float">
            <text:p>0</text:p>
          </table:table-cell>
          <table:table-cell office:value-type="float" office:value="44.24" calcext:value-type="float">
            <text:p>44.24</text:p>
          </table:table-cell>
          <table:table-cell office:value-type="float" office:value="72.41126" calcext:value-type="float">
            <text:p>72.41126</text:p>
          </table:table-cell>
          <table:table-cell office:value-type="float" office:value="76.20042" calcext:value-type="float">
            <text:p>76.20042</text:p>
          </table:table-cell>
          <table:table-cell office:value-type="float" office:value="57.5047" calcext:value-type="float">
            <text:p>57.5047</text:p>
          </table:table-cell>
          <table:table-cell office:value-type="float" office:value="46.87891" calcext:value-type="float">
            <text:p>46.87891</text:p>
          </table:table-cell>
          <table:table-cell office:value-type="float" office:value="19.87954" calcext:value-type="float">
            <text:p>19.87954</text:p>
          </table:table-cell>
          <table:table-cell office:value-type="float" office:value="12.82007" calcext:value-type="float">
            <text:p>12.82007</text:p>
          </table:table-cell>
          <table:table-cell office:value-type="float" office:value="9.579984" calcext:value-type="float">
            <text:p>9.579984</text:p>
          </table:table-cell>
          <table:table-cell office:value-type="float" office:value="4.856911" calcext:value-type="float">
            <text:p>4.856911</text:p>
          </table:table-cell>
          <table:table-cell office:value-type="float" office:value="2.105748" calcext:value-type="float">
            <text:p>2.105748</text:p>
          </table:table-cell>
          <table:table-cell office:value-type="float" office:value="1.000912" calcext:value-type="float">
            <text:p>1.000912</text:p>
          </table:table-cell>
          <table:table-cell office:value-type="float" office:value="0.5077176" calcext:value-type="float">
            <text:p>0.5077176</text:p>
          </table:table-cell>
          <table:table-cell office:value-type="float" office:value="0.3501703" calcext:value-type="float">
            <text:p>0.3501703</text:p>
          </table:table-cell>
          <table:table-cell office:value-type="float" office:value="0.3256129" calcext:value-type="float">
            <text:p>0.3256129</text:p>
          </table:table-cell>
          <table:table-cell office:value-type="float" office:value="0" calcext:value-type="float">
            <text:p>0</text:p>
          </table:table-cell>
          <table:table-cell office:value-type="float" office:value="5955.488" calcext:value-type="float">
            <text:p>5955.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4447" calcext:value-type="float">
            <text:p>-0.309444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13.73294" calcext:value-type="float">
            <text:p>13.73294</text:p>
          </table:table-cell>
          <table:table-cell office:value-type="float" office:value="1113.22" calcext:value-type="float">
            <text:p>1113.22</text:p>
          </table:table-cell>
          <table:table-cell office:value-type="float" office:value="12.81" calcext:value-type="float">
            <text:p>12.81</text:p>
          </table:table-cell>
          <table:table-cell office:value-type="float" office:value="-0.0879045" calcext:value-type="float">
            <text:p>-0.0879045</text:p>
          </table:table-cell>
          <table:table-cell office:value-type="float" office:value="2.468579" calcext:value-type="float">
            <text:p>2.468579</text:p>
          </table:table-cell>
          <table:table-cell office:value-type="float" office:value="23.95555" calcext:value-type="float">
            <text:p>23.9555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2131" calcext:value-type="float">
            <text:p>0.003602131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7001" calcext:value-type="float">
            <text:p>1.827001</text:p>
          </table:table-cell>
          <table:table-cell office:value-type="float" office:value="-0.1414506" calcext:value-type="float">
            <text:p>-0.1414506</text:p>
          </table:table-cell>
          <table:table-cell office:value-type="float" office:value="-0.003390595" calcext:value-type="float">
            <text:p>-0.003390595</text:p>
          </table:table-cell>
          <table:table-cell office:value-type="float" office:value="0.006444875" calcext:value-type="float">
            <text:p>0.006444875</text:p>
          </table:table-cell>
          <table:table-cell office:value-type="float" office:value="24.10498" calcext:value-type="float">
            <text:p>24.10498</text:p>
          </table:table-cell>
          <table:table-cell office:value-type="float" office:value="34.29464" calcext:value-type="float">
            <text:p>34.29464</text:p>
          </table:table-cell>
          <table:table-cell office:value-type="float" office:value="41.40451" calcext:value-type="float">
            <text:p>41.40451</text:p>
          </table:table-cell>
          <table:table-cell office:value-type="float" office:value="4.774029" calcext:value-type="float">
            <text:p>4.774029</text:p>
          </table:table-cell>
          <table:table-cell office:value-type="float" office:value="0.05618806" calcext:value-type="float">
            <text:p>0.05618806</text:p>
          </table:table-cell>
          <table:table-cell office:value-type="float" office:value="0.04438088" calcext:value-type="float">
            <text:p>0.04438088</text:p>
          </table:table-cell>
          <table:table-cell office:value-type="float" office:value="0.02393866" calcext:value-type="float">
            <text:p>0.02393866</text:p>
          </table:table-cell>
          <table:table-cell office:value-type="float" office:value="0.01675423" calcext:value-type="float">
            <text:p>0.01675423</text:p>
          </table:table-cell>
          <table:table-cell office:value-type="float" office:value="0.036184" calcext:value-type="float">
            <text:p>0.036184</text:p>
          </table:table-cell>
          <table:table-cell office:value-type="float" office:value="0.02948157" calcext:value-type="float">
            <text:p>0.02948157</text:p>
          </table:table-cell>
          <table:table-cell office:value-type="float" office:value="0.02445997" calcext:value-type="float">
            <text:p>0.02445997</text:p>
          </table:table-cell>
          <table:table-cell office:value-type="float" office:value="0.0208968" calcext:value-type="float">
            <text:p>0.0208968</text:p>
          </table:table-cell>
          <table:table-cell office:value-type="float" office:value="0.01697648" calcext:value-type="float">
            <text:p>0.01697648</text:p>
          </table:table-cell>
          <table:table-cell office:value-type="float" office:value="0.01342587" calcext:value-type="float">
            <text:p>0.01342587</text:p>
          </table:table-cell>
          <table:table-cell office:value-type="float" office:value="0.00683027" calcext:value-type="float">
            <text:p>0.00683027</text:p>
          </table:table-cell>
          <table:table-cell office:value-type="float" office:value="0" calcext:value-type="float">
            <text:p>0</text:p>
          </table:table-cell>
          <table:table-cell office:value-type="float" office:value="69.01163" calcext:value-type="float">
            <text:p>69.01163</text:p>
          </table:table-cell>
          <table:table-cell office:value-type="float" office:value="73.50131" calcext:value-type="float">
            <text:p>73.50131</text:p>
          </table:table-cell>
          <table:table-cell office:value-type="float" office:value="74.52304" calcext:value-type="float">
            <text:p>74.52304</text:p>
          </table:table-cell>
          <table:table-cell office:value-type="float" office:value="55.93319" calcext:value-type="float">
            <text:p>55.93319</text:p>
          </table:table-cell>
          <table:table-cell office:value-type="float" office:value="46.23672" calcext:value-type="float">
            <text:p>46.23672</text:p>
          </table:table-cell>
          <table:table-cell office:value-type="float" office:value="20.0768" calcext:value-type="float">
            <text:p>20.0768</text:p>
          </table:table-cell>
          <table:table-cell office:value-type="float" office:value="13.1531" calcext:value-type="float">
            <text:p>13.1531</text:p>
          </table:table-cell>
          <table:table-cell office:value-type="float" office:value="9.687758" calcext:value-type="float">
            <text:p>9.687758</text:p>
          </table:table-cell>
          <table:table-cell office:value-type="float" office:value="4.901122" calcext:value-type="float">
            <text:p>4.901122</text:p>
          </table:table-cell>
          <table:table-cell office:value-type="float" office:value="2.123885" calcext:value-type="float">
            <text:p>2.123885</text:p>
          </table:table-cell>
          <table:table-cell office:value-type="float" office:value="1.007059" calcext:value-type="float">
            <text:p>1.007059</text:p>
          </table:table-cell>
          <table:table-cell office:value-type="float" office:value="0.5094197" calcext:value-type="float">
            <text:p>0.5094197</text:p>
          </table:table-cell>
          <table:table-cell office:value-type="float" office:value="0.3504736" calcext:value-type="float">
            <text:p>0.3504736</text:p>
          </table:table-cell>
          <table:table-cell office:value-type="float" office:value="0.3256339" calcext:value-type="float">
            <text:p>0.3256339</text:p>
          </table:table-cell>
          <table:table-cell office:value-type="float" office:value="0" calcext:value-type="float">
            <text:p>0</text:p>
          </table:table-cell>
          <table:table-cell office:value-type="float" office:value="6132.4" calcext:value-type="float">
            <text:p>613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095369" calcext:value-type="float">
            <text:p>-0.30953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13.64509" calcext:value-type="float">
            <text:p>13.64509</text:p>
          </table:table-cell>
          <table:table-cell office:value-type="float" office:value="1113.099" calcext:value-type="float">
            <text:p>1113.09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108522" calcext:value-type="float">
            <text:p>-0.108522</text:p>
          </table:table-cell>
          <table:table-cell office:value-type="float" office:value="2.360323" calcext:value-type="float">
            <text:p>2.360323</text:p>
          </table:table-cell>
          <table:table-cell office:value-type="float" office:value="24.27032" calcext:value-type="float">
            <text:p>24.2703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2305" calcext:value-type="float">
            <text:p>0.003602305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7058" calcext:value-type="float">
            <text:p>1.827058</text:p>
          </table:table-cell>
          <table:table-cell office:value-type="float" office:value="-0.142504" calcext:value-type="float">
            <text:p>-0.142504</text:p>
          </table:table-cell>
          <table:table-cell office:value-type="float" office:value="-0.003671235" calcext:value-type="float">
            <text:p>-0.003671235</text:p>
          </table:table-cell>
          <table:table-cell office:value-type="float" office:value="0.006472274" calcext:value-type="float">
            <text:p>0.006472274</text:p>
          </table:table-cell>
          <table:table-cell office:value-type="float" office:value="23.97594" calcext:value-type="float">
            <text:p>23.97594</text:p>
          </table:table-cell>
          <table:table-cell office:value-type="float" office:value="33.42673" calcext:value-type="float">
            <text:p>33.42673</text:p>
          </table:table-cell>
          <table:table-cell office:value-type="float" office:value="40.29932" calcext:value-type="float">
            <text:p>40.29932</text:p>
          </table:table-cell>
          <table:table-cell office:value-type="float" office:value="3.564299" calcext:value-type="float">
            <text:p>3.564299</text:p>
          </table:table-cell>
          <table:table-cell office:value-type="float" office:value="0.0594812" calcext:value-type="float">
            <text:p>0.0594812</text:p>
          </table:table-cell>
          <table:table-cell office:value-type="float" office:value="0.04677137" calcext:value-type="float">
            <text:p>0.04677137</text:p>
          </table:table-cell>
          <table:table-cell office:value-type="float" office:value="0.02367095" calcext:value-type="float">
            <text:p>0.02367095</text:p>
          </table:table-cell>
          <table:table-cell office:value-type="float" office:value="0.01650637" calcext:value-type="float">
            <text:p>0.01650637</text:p>
          </table:table-cell>
          <table:table-cell office:value-type="float" office:value="0.03616972" calcext:value-type="float">
            <text:p>0.03616972</text:p>
          </table:table-cell>
          <table:table-cell office:value-type="float" office:value="0.02951787" calcext:value-type="float">
            <text:p>0.02951787</text:p>
          </table:table-cell>
          <table:table-cell office:value-type="float" office:value="0.02448632" calcext:value-type="float">
            <text:p>0.02448632</text:p>
          </table:table-cell>
          <table:table-cell office:value-type="float" office:value="0.02091012" calcext:value-type="float">
            <text:p>0.02091012</text:p>
          </table:table-cell>
          <table:table-cell office:value-type="float" office:value="0.01694515" calcext:value-type="float">
            <text:p>0.01694515</text:p>
          </table:table-cell>
          <table:table-cell office:value-type="float" office:value="0.01338065" calcext:value-type="float">
            <text:p>0.01338065</text:p>
          </table:table-cell>
          <table:table-cell office:value-type="float" office:value="0.006841904" calcext:value-type="float">
            <text:p>0.006841904</text:p>
          </table:table-cell>
          <table:table-cell office:value-type="float" office:value="0" calcext:value-type="float">
            <text:p>0</text:p>
          </table:table-cell>
          <table:table-cell office:value-type="float" office:value="54.23482" calcext:value-type="float">
            <text:p>54.23482</text:p>
          </table:table-cell>
          <table:table-cell office:value-type="float" office:value="81.27984" calcext:value-type="float">
            <text:p>81.27984</text:p>
          </table:table-cell>
          <table:table-cell office:value-type="float" office:value="76.26979" calcext:value-type="float">
            <text:p>76.26979</text:p>
          </table:table-cell>
          <table:table-cell office:value-type="float" office:value="55.78394" calcext:value-type="float">
            <text:p>55.78394</text:p>
          </table:table-cell>
          <table:table-cell office:value-type="float" office:value="46.2556" calcext:value-type="float">
            <text:p>46.2556</text:p>
          </table:table-cell>
          <table:table-cell office:value-type="float" office:value="20.03298" calcext:value-type="float">
            <text:p>20.03298</text:p>
          </table:table-cell>
          <table:table-cell office:value-type="float" office:value="13.22463" calcext:value-type="float">
            <text:p>13.22463</text:p>
          </table:table-cell>
          <table:table-cell office:value-type="float" office:value="9.772592" calcext:value-type="float">
            <text:p>9.772592</text:p>
          </table:table-cell>
          <table:table-cell office:value-type="float" office:value="4.947057" calcext:value-type="float">
            <text:p>4.947057</text:p>
          </table:table-cell>
          <table:table-cell office:value-type="float" office:value="2.141946" calcext:value-type="float">
            <text:p>2.141946</text:p>
          </table:table-cell>
          <table:table-cell office:value-type="float" office:value="1.013235" calcext:value-type="float">
            <text:p>1.013235</text:p>
          </table:table-cell>
          <table:table-cell office:value-type="float" office:value="0.5111678" calcext:value-type="float">
            <text:p>0.5111678</text:p>
          </table:table-cell>
          <table:table-cell office:value-type="float" office:value="0.3508057" calcext:value-type="float">
            <text:p>0.3508057</text:p>
          </table:table-cell>
          <table:table-cell office:value-type="float" office:value="0.3256556" calcext:value-type="float">
            <text:p>0.3256556</text:p>
          </table:table-cell>
          <table:table-cell office:value-type="float" office:value="0" calcext:value-type="float">
            <text:p>0</text:p>
          </table:table-cell>
          <table:table-cell office:value-type="float" office:value="6402.024" calcext:value-type="float">
            <text:p>6402.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01939" calcext:value-type="float">
            <text:p>-0.310193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13.54015" calcext:value-type="float">
            <text:p>13.54015</text:p>
          </table:table-cell>
          <table:table-cell office:value-type="float" office:value="1112.962" calcext:value-type="float">
            <text:p>1112.962</text:p>
          </table:table-cell>
          <table:table-cell office:value-type="float" office:value="12.81" calcext:value-type="float">
            <text:p>12.81</text:p>
          </table:table-cell>
          <table:table-cell office:value-type="float" office:value="-0.1366228" calcext:value-type="float">
            <text:p>-0.1366228</text:p>
          </table:table-cell>
          <table:table-cell office:value-type="float" office:value="2.24422" calcext:value-type="float">
            <text:p>2.24422</text:p>
          </table:table-cell>
          <table:table-cell office:value-type="float" office:value="24.63245" calcext:value-type="float">
            <text:p>24.6324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2484" calcext:value-type="float">
            <text:p>0.003602484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7128" calcext:value-type="float">
            <text:p>1.827128</text:p>
          </table:table-cell>
          <table:table-cell office:value-type="float" office:value="-0.1441185" calcext:value-type="float">
            <text:p>-0.1441185</text:p>
          </table:table-cell>
          <table:table-cell office:value-type="float" office:value="-0.004037946" calcext:value-type="float">
            <text:p>-0.004037946</text:p>
          </table:table-cell>
          <table:table-cell office:value-type="float" office:value="0.0065013" calcext:value-type="float">
            <text:p>0.0065013</text:p>
          </table:table-cell>
          <table:table-cell office:value-type="float" office:value="23.82045" calcext:value-type="float">
            <text:p>23.82045</text:p>
          </table:table-cell>
          <table:table-cell office:value-type="float" office:value="32.47651" calcext:value-type="float">
            <text:p>32.47651</text:p>
          </table:table-cell>
          <table:table-cell office:value-type="float" office:value="39.29202" calcext:value-type="float">
            <text:p>39.29202</text:p>
          </table:table-cell>
          <table:table-cell office:value-type="float" office:value="2.117353" calcext:value-type="float">
            <text:p>2.117353</text:p>
          </table:table-cell>
          <table:table-cell office:value-type="float" office:value="0.06498348" calcext:value-type="float">
            <text:p>0.06498348</text:p>
          </table:table-cell>
          <table:table-cell office:value-type="float" office:value="0.05122214" calcext:value-type="float">
            <text:p>0.05122214</text:p>
          </table:table-cell>
          <table:table-cell office:value-type="float" office:value="0.02334677" calcext:value-type="float">
            <text:p>0.02334677</text:p>
          </table:table-cell>
          <table:table-cell office:value-type="float" office:value="0.01612111" calcext:value-type="float">
            <text:p>0.01612111</text:p>
          </table:table-cell>
          <table:table-cell office:value-type="float" office:value="0.03603544" calcext:value-type="float">
            <text:p>0.03603544</text:p>
          </table:table-cell>
          <table:table-cell office:value-type="float" office:value="0.02952735" calcext:value-type="float">
            <text:p>0.02952735</text:p>
          </table:table-cell>
          <table:table-cell office:value-type="float" office:value="0.02451222" calcext:value-type="float">
            <text:p>0.02451222</text:p>
          </table:table-cell>
          <table:table-cell office:value-type="float" office:value="0.02092594" calcext:value-type="float">
            <text:p>0.02092594</text:p>
          </table:table-cell>
          <table:table-cell office:value-type="float" office:value="0.01691603" calcext:value-type="float">
            <text:p>0.01691603</text:p>
          </table:table-cell>
          <table:table-cell office:value-type="float" office:value="0.01333514" calcext:value-type="float">
            <text:p>0.01333514</text:p>
          </table:table-cell>
          <table:table-cell office:value-type="float" office:value="0.006853422" calcext:value-type="float">
            <text:p>0.006853422</text:p>
          </table:table-cell>
          <table:table-cell office:value-type="float" office:value="0" calcext:value-type="float">
            <text:p>0</text:p>
          </table:table-cell>
          <table:table-cell office:value-type="float" office:value="41.67825" calcext:value-type="float">
            <text:p>41.67825</text:p>
          </table:table-cell>
          <table:table-cell office:value-type="float" office:value="88.42746" calcext:value-type="float">
            <text:p>88.42746</text:p>
          </table:table-cell>
          <table:table-cell office:value-type="float" office:value="78.5461" calcext:value-type="float">
            <text:p>78.5461</text:p>
          </table:table-cell>
          <table:table-cell office:value-type="float" office:value="55.87182" calcext:value-type="float">
            <text:p>55.87182</text:p>
          </table:table-cell>
          <table:table-cell office:value-type="float" office:value="46.54325" calcext:value-type="float">
            <text:p>46.54325</text:p>
          </table:table-cell>
          <table:table-cell office:value-type="float" office:value="20.08705" calcext:value-type="float">
            <text:p>20.08705</text:p>
          </table:table-cell>
          <table:table-cell office:value-type="float" office:value="13.26149" calcext:value-type="float">
            <text:p>13.26149</text:p>
          </table:table-cell>
          <table:table-cell office:value-type="float" office:value="9.840715" calcext:value-type="float">
            <text:p>9.840715</text:p>
          </table:table-cell>
          <table:table-cell office:value-type="float" office:value="4.9923" calcext:value-type="float">
            <text:p>4.9923</text:p>
          </table:table-cell>
          <table:table-cell office:value-type="float" office:value="2.159976" calcext:value-type="float">
            <text:p>2.159976</text:p>
          </table:table-cell>
          <table:table-cell office:value-type="float" office:value="1.019456" calcext:value-type="float">
            <text:p>1.019456</text:p>
          </table:table-cell>
          <table:table-cell office:value-type="float" office:value="0.5129558" calcext:value-type="float">
            <text:p>0.5129558</text:p>
          </table:table-cell>
          <table:table-cell office:value-type="float" office:value="0.3511658" calcext:value-type="float">
            <text:p>0.3511658</text:p>
          </table:table-cell>
          <table:table-cell office:value-type="float" office:value="0.3256787" calcext:value-type="float">
            <text:p>0.3256787</text:p>
          </table:table-cell>
          <table:table-cell office:value-type="float" office:value="0" calcext:value-type="float">
            <text:p>0</text:p>
          </table:table-cell>
          <table:table-cell office:value-type="float" office:value="6727.674" calcext:value-type="float">
            <text:p>6727.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15283" calcext:value-type="float">
            <text:p>-0.311528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13.40846" calcext:value-type="float">
            <text:p>13.40846</text:p>
          </table:table-cell>
          <table:table-cell office:value-type="float" office:value="1112.803" calcext:value-type="float">
            <text:p>1112.803</text:p>
          </table:table-cell>
          <table:table-cell office:value-type="float" office:value="12.81" calcext:value-type="float">
            <text:p>12.81</text:p>
          </table:table-cell>
          <table:table-cell office:value-type="float" office:value="-0.1763732" calcext:value-type="float">
            <text:p>-0.1763732</text:p>
          </table:table-cell>
          <table:table-cell office:value-type="float" office:value="2.172632" calcext:value-type="float">
            <text:p>2.172632</text:p>
          </table:table-cell>
          <table:table-cell office:value-type="float" office:value="24.99735" calcext:value-type="float">
            <text:p>24.9973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2663" calcext:value-type="float">
            <text:p>0.003602663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7208" calcext:value-type="float">
            <text:p>1.827208</text:p>
          </table:table-cell>
          <table:table-cell office:value-type="float" office:value="-0.1462822" calcext:value-type="float">
            <text:p>-0.1462822</text:p>
          </table:table-cell>
          <table:table-cell office:value-type="float" office:value="-0.004497526" calcext:value-type="float">
            <text:p>-0.004497526</text:p>
          </table:table-cell>
          <table:table-cell office:value-type="float" office:value="0.006529301" calcext:value-type="float">
            <text:p>0.006529301</text:p>
          </table:table-cell>
          <table:table-cell office:value-type="float" office:value="23.58382" calcext:value-type="float">
            <text:p>23.58382</text:p>
          </table:table-cell>
          <table:table-cell office:value-type="float" office:value="31.48018" calcext:value-type="float">
            <text:p>31.48018</text:p>
          </table:table-cell>
          <table:table-cell office:value-type="float" office:value="38.4422" calcext:value-type="float">
            <text:p>38.4422</text:p>
          </table:table-cell>
          <table:table-cell office:value-type="float" office:value="1.390671" calcext:value-type="float">
            <text:p>1.390671</text:p>
          </table:table-cell>
          <table:table-cell office:value-type="float" office:value="0.07390922" calcext:value-type="float">
            <text:p>0.07390922</text:p>
          </table:table-cell>
          <table:table-cell office:value-type="float" office:value="0.0578967" calcext:value-type="float">
            <text:p>0.0578967</text:p>
          </table:table-cell>
          <table:table-cell office:value-type="float" office:value="0.02306661" calcext:value-type="float">
            <text:p>0.02306661</text:p>
          </table:table-cell>
          <table:table-cell office:value-type="float" office:value="0.01583028" calcext:value-type="float">
            <text:p>0.01583028</text:p>
          </table:table-cell>
          <table:table-cell office:value-type="float" office:value="0.03582705" calcext:value-type="float">
            <text:p>0.03582705</text:p>
          </table:table-cell>
          <table:table-cell office:value-type="float" office:value="0.02949955" calcext:value-type="float">
            <text:p>0.02949955</text:p>
          </table:table-cell>
          <table:table-cell office:value-type="float" office:value="0.02453288" calcext:value-type="float">
            <text:p>0.02453288</text:p>
          </table:table-cell>
          <table:table-cell office:value-type="float" office:value="0.02094359" calcext:value-type="float">
            <text:p>0.02094359</text:p>
          </table:table-cell>
          <table:table-cell office:value-type="float" office:value="0.01688909" calcext:value-type="float">
            <text:p>0.01688909</text:p>
          </table:table-cell>
          <table:table-cell office:value-type="float" office:value="0.01328937" calcext:value-type="float">
            <text:p>0.01328937</text:p>
          </table:table-cell>
          <table:table-cell office:value-type="float" office:value="0.006864807" calcext:value-type="float">
            <text:p>0.006864807</text:p>
          </table:table-cell>
          <table:table-cell office:value-type="float" office:value="0" calcext:value-type="float">
            <text:p>0</text:p>
          </table:table-cell>
          <table:table-cell office:value-type="float" office:value="33.69736" calcext:value-type="float">
            <text:p>33.69736</text:p>
          </table:table-cell>
          <table:table-cell office:value-type="float" office:value="95.08297" calcext:value-type="float">
            <text:p>95.08297</text:p>
          </table:table-cell>
          <table:table-cell office:value-type="float" office:value="80.35603" calcext:value-type="float">
            <text:p>80.35603</text:p>
          </table:table-cell>
          <table:table-cell office:value-type="float" office:value="56.04535" calcext:value-type="float">
            <text:p>56.04535</text:p>
          </table:table-cell>
          <table:table-cell office:value-type="float" office:value="46.85737" calcext:value-type="float">
            <text:p>46.85737</text:p>
          </table:table-cell>
          <table:table-cell office:value-type="float" office:value="20.13326" calcext:value-type="float">
            <text:p>20.13326</text:p>
          </table:table-cell>
          <table:table-cell office:value-type="float" office:value="13.28657" calcext:value-type="float">
            <text:p>13.28657</text:p>
          </table:table-cell>
          <table:table-cell office:value-type="float" office:value="9.902832" calcext:value-type="float">
            <text:p>9.902832</text:p>
          </table:table-cell>
          <table:table-cell office:value-type="float" office:value="5.036164" calcext:value-type="float">
            <text:p>5.036164</text:p>
          </table:table-cell>
          <table:table-cell office:value-type="float" office:value="2.177973" calcext:value-type="float">
            <text:p>2.177973</text:p>
          </table:table-cell>
          <table:table-cell office:value-type="float" office:value="1.025729" calcext:value-type="float">
            <text:p>1.025729</text:p>
          </table:table-cell>
          <table:table-cell office:value-type="float" office:value="0.5147756" calcext:value-type="float">
            <text:p>0.5147756</text:p>
          </table:table-cell>
          <table:table-cell office:value-type="float" office:value="0.351548" calcext:value-type="float">
            <text:p>0.351548</text:p>
          </table:table-cell>
          <table:table-cell office:value-type="float" office:value="0.3257019" calcext:value-type="float">
            <text:p>0.3257019</text:p>
          </table:table-cell>
          <table:table-cell office:value-type="float" office:value="0" calcext:value-type="float">
            <text:p>0</text:p>
          </table:table-cell>
          <table:table-cell office:value-type="float" office:value="7145.047" calcext:value-type="float">
            <text:p>7145.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3464" calcext:value-type="float">
            <text:p>-0.3134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13.30137" calcext:value-type="float">
            <text:p>13.30137</text:p>
          </table:table-cell>
          <table:table-cell office:value-type="float" office:value="1112.649" calcext:value-type="float">
            <text:p>1112.64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2345146" calcext:value-type="float">
            <text:p>-0.2345146</text:p>
          </table:table-cell>
          <table:table-cell office:value-type="float" office:value="2.095351" calcext:value-type="float">
            <text:p>2.095351</text:p>
          </table:table-cell>
          <table:table-cell office:value-type="float" office:value="25.33962" calcext:value-type="float">
            <text:p>25.3396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2867" calcext:value-type="float">
            <text:p>0.00360286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7291" calcext:value-type="float">
            <text:p>1.827291</text:p>
          </table:table-cell>
          <table:table-cell office:value-type="float" office:value="-0.148105" calcext:value-type="float">
            <text:p>-0.148105</text:p>
          </table:table-cell>
          <table:table-cell office:value-type="float" office:value="-0.005262554" calcext:value-type="float">
            <text:p>-0.005262554</text:p>
          </table:table-cell>
          <table:table-cell office:value-type="float" office:value="0.006559051" calcext:value-type="float">
            <text:p>0.006559051</text:p>
          </table:table-cell>
          <table:table-cell office:value-type="float" office:value="23.44637" calcext:value-type="float">
            <text:p>23.44637</text:p>
          </table:table-cell>
          <table:table-cell office:value-type="float" office:value="31.27999" calcext:value-type="float">
            <text:p>31.27999</text:p>
          </table:table-cell>
          <table:table-cell office:value-type="float" office:value="36.96199" calcext:value-type="float">
            <text:p>36.96199</text:p>
          </table:table-cell>
          <table:table-cell office:value-type="float" office:value="0.9594676" calcext:value-type="float">
            <text:p>0.9594676</text:p>
          </table:table-cell>
          <table:table-cell office:value-type="float" office:value="0.07682236" calcext:value-type="float">
            <text:p>0.07682236</text:p>
          </table:table-cell>
          <table:table-cell office:value-type="float" office:value="0.06070982" calcext:value-type="float">
            <text:p>0.06070982</text:p>
          </table:table-cell>
          <table:table-cell office:value-type="float" office:value="0.02282176" calcext:value-type="float">
            <text:p>0.02282176</text:p>
          </table:table-cell>
          <table:table-cell office:value-type="float" office:value="0.01565962" calcext:value-type="float">
            <text:p>0.01565962</text:p>
          </table:table-cell>
          <table:table-cell office:value-type="float" office:value="0.03558758" calcext:value-type="float">
            <text:p>0.03558758</text:p>
          </table:table-cell>
          <table:table-cell office:value-type="float" office:value="0.0294372" calcext:value-type="float">
            <text:p>0.0294372</text:p>
          </table:table-cell>
          <table:table-cell office:value-type="float" office:value="0.02454616" calcext:value-type="float">
            <text:p>0.02454616</text:p>
          </table:table-cell>
          <table:table-cell office:value-type="float" office:value="0.02096216" calcext:value-type="float">
            <text:p>0.02096216</text:p>
          </table:table-cell>
          <table:table-cell office:value-type="float" office:value="0.0168642" calcext:value-type="float">
            <text:p>0.0168642</text:p>
          </table:table-cell>
          <table:table-cell office:value-type="float" office:value="0.01324336" calcext:value-type="float">
            <text:p>0.01324336</text:p>
          </table:table-cell>
          <table:table-cell office:value-type="float" office:value="0.006876064" calcext:value-type="float">
            <text:p>0.006876064</text:p>
          </table:table-cell>
          <table:table-cell office:value-type="float" office:value="0" calcext:value-type="float">
            <text:p>0</text:p>
          </table:table-cell>
          <table:table-cell office:value-type="float" office:value="47.46825" calcext:value-type="float">
            <text:p>47.46825</text:p>
          </table:table-cell>
          <table:table-cell office:value-type="float" office:value="98.65539" calcext:value-type="float">
            <text:p>98.65539</text:p>
          </table:table-cell>
          <table:table-cell office:value-type="float" office:value="80.75189" calcext:value-type="float">
            <text:p>80.75189</text:p>
          </table:table-cell>
          <table:table-cell office:value-type="float" office:value="55.79218" calcext:value-type="float">
            <text:p>55.79218</text:p>
          </table:table-cell>
          <table:table-cell office:value-type="float" office:value="46.83615" calcext:value-type="float">
            <text:p>46.83615</text:p>
          </table:table-cell>
          <table:table-cell office:value-type="float" office:value="20.09883" calcext:value-type="float">
            <text:p>20.09883</text:p>
          </table:table-cell>
          <table:table-cell office:value-type="float" office:value="13.26882" calcext:value-type="float">
            <text:p>13.26882</text:p>
          </table:table-cell>
          <table:table-cell office:value-type="float" office:value="9.959001" calcext:value-type="float">
            <text:p>9.959001</text:p>
          </table:table-cell>
          <table:table-cell office:value-type="float" office:value="5.083501" calcext:value-type="float">
            <text:p>5.083501</text:p>
          </table:table-cell>
          <table:table-cell office:value-type="float" office:value="2.197938" calcext:value-type="float">
            <text:p>2.197938</text:p>
          </table:table-cell>
          <table:table-cell office:value-type="float" office:value="1.032125" calcext:value-type="float">
            <text:p>1.032125</text:p>
          </table:table-cell>
          <table:table-cell office:value-type="float" office:value="0.5166283" calcext:value-type="float">
            <text:p>0.5166283</text:p>
          </table:table-cell>
          <table:table-cell office:value-type="float" office:value="0.3519504" calcext:value-type="float">
            <text:p>0.3519504</text:p>
          </table:table-cell>
          <table:table-cell office:value-type="float" office:value="0.3257251" calcext:value-type="float">
            <text:p>0.3257251</text:p>
          </table:table-cell>
          <table:table-cell office:value-type="float" office:value="0" calcext:value-type="float">
            <text:p>0</text:p>
          </table:table-cell>
          <table:table-cell office:value-type="float" office:value="7423.167" calcext:value-type="float">
            <text:p>7423.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43815" calcext:value-type="float">
            <text:p>-0.314381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13.12982" calcext:value-type="float">
            <text:p>13.12982</text:p>
          </table:table-cell>
          <table:table-cell office:value-type="float" office:value="1112.454" calcext:value-type="float">
            <text:p>1112.45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3057946" calcext:value-type="float">
            <text:p>-0.3057946</text:p>
          </table:table-cell>
          <table:table-cell office:value-type="float" office:value="2.063597" calcext:value-type="float">
            <text:p>2.063597</text:p>
          </table:table-cell>
          <table:table-cell office:value-type="float" office:value="25.73281" calcext:value-type="float">
            <text:p>25.73281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309" calcext:value-type="float">
            <text:p>0.00360309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7371" calcext:value-type="float">
            <text:p>1.827371</text:p>
          </table:table-cell>
          <table:table-cell office:value-type="float" office:value="-0.1506117" calcext:value-type="float">
            <text:p>-0.1506117</text:p>
          </table:table-cell>
          <table:table-cell office:value-type="float" office:value="-0.005993744" calcext:value-type="float">
            <text:p>-0.005993744</text:p>
          </table:table-cell>
          <table:table-cell office:value-type="float" office:value="0.006584539" calcext:value-type="float">
            <text:p>0.006584539</text:p>
          </table:table-cell>
          <table:table-cell office:value-type="float" office:value="23.05685" calcext:value-type="float">
            <text:p>23.05685</text:p>
          </table:table-cell>
          <table:table-cell office:value-type="float" office:value="30.10379" calcext:value-type="float">
            <text:p>30.10379</text:p>
          </table:table-cell>
          <table:table-cell office:value-type="float" office:value="36.53085" calcext:value-type="float">
            <text:p>36.53085</text:p>
          </table:table-cell>
          <table:table-cell office:value-type="float" office:value="0.7078124" calcext:value-type="float">
            <text:p>0.7078124</text:p>
          </table:table-cell>
          <table:table-cell office:value-type="float" office:value="0.09156496" calcext:value-type="float">
            <text:p>0.09156496</text:p>
          </table:table-cell>
          <table:table-cell office:value-type="float" office:value="0.07154771" calcext:value-type="float">
            <text:p>0.07154771</text:p>
          </table:table-cell>
          <table:table-cell office:value-type="float" office:value="0.02295" calcext:value-type="float">
            <text:p>0.02295</text:p>
          </table:table-cell>
          <table:table-cell office:value-type="float" office:value="0.01555708" calcext:value-type="float">
            <text:p>0.01555708</text:p>
          </table:table-cell>
          <table:table-cell office:value-type="float" office:value="0.03533947" calcext:value-type="float">
            <text:p>0.03533947</text:p>
          </table:table-cell>
          <table:table-cell office:value-type="float" office:value="0.02935085" calcext:value-type="float">
            <text:p>0.02935085</text:p>
          </table:table-cell>
          <table:table-cell office:value-type="float" office:value="0.02454841" calcext:value-type="float">
            <text:p>0.02454841</text:p>
          </table:table-cell>
          <table:table-cell office:value-type="float" office:value="0.0209806" calcext:value-type="float">
            <text:p>0.0209806</text:p>
          </table:table-cell>
          <table:table-cell office:value-type="float" office:value="0.01684114" calcext:value-type="float">
            <text:p>0.01684114</text:p>
          </table:table-cell>
          <table:table-cell office:value-type="float" office:value="0.01319713" calcext:value-type="float">
            <text:p>0.01319713</text:p>
          </table:table-cell>
          <table:table-cell office:value-type="float" office:value="0.006887192" calcext:value-type="float">
            <text:p>0.006887192</text:p>
          </table:table-cell>
          <table:table-cell office:value-type="float" office:value="0" calcext:value-type="float">
            <text:p>0</text:p>
          </table:table-cell>
          <table:table-cell office:value-type="float" office:value="37.79031" calcext:value-type="float">
            <text:p>37.79031</text:p>
          </table:table-cell>
          <table:table-cell office:value-type="float" office:value="107.087" calcext:value-type="float">
            <text:p>107.087</text:p>
          </table:table-cell>
          <table:table-cell office:value-type="float" office:value="82.5643" calcext:value-type="float">
            <text:p>82.5643</text:p>
          </table:table-cell>
          <table:table-cell office:value-type="float" office:value="56.06072" calcext:value-type="float">
            <text:p>56.06072</text:p>
          </table:table-cell>
          <table:table-cell office:value-type="float" office:value="47.00824" calcext:value-type="float">
            <text:p>47.00824</text:p>
          </table:table-cell>
          <table:table-cell office:value-type="float" office:value="20.01646" calcext:value-type="float">
            <text:p>20.01646</text:p>
          </table:table-cell>
          <table:table-cell office:value-type="float" office:value="13.20762" calcext:value-type="float">
            <text:p>13.20762</text:p>
          </table:table-cell>
          <table:table-cell office:value-type="float" office:value="10.01549" calcext:value-type="float">
            <text:p>10.01549</text:p>
          </table:table-cell>
          <table:table-cell office:value-type="float" office:value="5.128067" calcext:value-type="float">
            <text:p>5.128067</text:p>
          </table:table-cell>
          <table:table-cell office:value-type="float" office:value="2.217811" calcext:value-type="float">
            <text:p>2.217811</text:p>
          </table:table-cell>
          <table:table-cell office:value-type="float" office:value="1.038698" calcext:value-type="float">
            <text:p>1.038698</text:p>
          </table:table-cell>
          <table:table-cell office:value-type="float" office:value="0.5185164" calcext:value-type="float">
            <text:p>0.5185164</text:p>
          </table:table-cell>
          <table:table-cell office:value-type="float" office:value="0.3523729" calcext:value-type="float">
            <text:p>0.3523729</text:p>
          </table:table-cell>
          <table:table-cell office:value-type="float" office:value="0.3257483" calcext:value-type="float">
            <text:p>0.3257483</text:p>
          </table:table-cell>
          <table:table-cell office:value-type="float" office:value="0" calcext:value-type="float">
            <text:p>0</text:p>
          </table:table-cell>
          <table:table-cell office:value-type="float" office:value="7874.008" calcext:value-type="float">
            <text:p>7874.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57299" calcext:value-type="float">
            <text:p>-0.315729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12.99463" calcext:value-type="float">
            <text:p>12.99463</text:p>
          </table:table-cell>
          <table:table-cell office:value-type="float" office:value="1112.266" calcext:value-type="float">
            <text:p>1112.26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3980432" calcext:value-type="float">
            <text:p>-0.3980432</text:p>
          </table:table-cell>
          <table:table-cell office:value-type="float" office:value="2.027606" calcext:value-type="float">
            <text:p>2.027606</text:p>
          </table:table-cell>
          <table:table-cell office:value-type="float" office:value="26.08565" calcext:value-type="float">
            <text:p>26.0856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3316" calcext:value-type="float">
            <text:p>0.003603316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7464" calcext:value-type="float">
            <text:p>1.827464</text:p>
          </table:table-cell>
          <table:table-cell office:value-type="float" office:value="-0.1527493" calcext:value-type="float">
            <text:p>-0.1527493</text:p>
          </table:table-cell>
          <table:table-cell office:value-type="float" office:value="-0.006882562" calcext:value-type="float">
            <text:p>-0.006882562</text:p>
          </table:table-cell>
          <table:table-cell office:value-type="float" office:value="0.006608431" calcext:value-type="float">
            <text:p>0.006608431</text:p>
          </table:table-cell>
          <table:table-cell office:value-type="float" office:value="22.82531" calcext:value-type="float">
            <text:p>22.82531</text:p>
          </table:table-cell>
          <table:table-cell office:value-type="float" office:value="28.73912" calcext:value-type="float">
            <text:p>28.73912</text:p>
          </table:table-cell>
          <table:table-cell office:value-type="float" office:value="36.06158" calcext:value-type="float">
            <text:p>36.06158</text:p>
          </table:table-cell>
          <table:table-cell office:value-type="float" office:value="0.5240788" calcext:value-type="float">
            <text:p>0.5240788</text:p>
          </table:table-cell>
          <table:table-cell office:value-type="float" office:value="0.0951693" calcext:value-type="float">
            <text:p>0.0951693</text:p>
          </table:table-cell>
          <table:table-cell office:value-type="float" office:value="0.07607207" calcext:value-type="float">
            <text:p>0.07607207</text:p>
          </table:table-cell>
          <table:table-cell office:value-type="float" office:value="0.02331721" calcext:value-type="float">
            <text:p>0.02331721</text:p>
          </table:table-cell>
          <table:table-cell office:value-type="float" office:value="0.01553197" calcext:value-type="float">
            <text:p>0.01553197</text:p>
          </table:table-cell>
          <table:table-cell office:value-type="float" office:value="0.03510563" calcext:value-type="float">
            <text:p>0.03510563</text:p>
          </table:table-cell>
          <table:table-cell office:value-type="float" office:value="0.02923798" calcext:value-type="float">
            <text:p>0.02923798</text:p>
          </table:table-cell>
          <table:table-cell office:value-type="float" office:value="0.02453852" calcext:value-type="float">
            <text:p>0.02453852</text:p>
          </table:table-cell>
          <table:table-cell office:value-type="float" office:value="0.0209979" calcext:value-type="float">
            <text:p>0.0209979</text:p>
          </table:table-cell>
          <table:table-cell office:value-type="float" office:value="0.01681962" calcext:value-type="float">
            <text:p>0.01681962</text:p>
          </table:table-cell>
          <table:table-cell office:value-type="float" office:value="0.01315066" calcext:value-type="float">
            <text:p>0.01315066</text:p>
          </table:table-cell>
          <table:table-cell office:value-type="float" office:value="0.006898187" calcext:value-type="float">
            <text:p>0.006898187</text:p>
          </table:table-cell>
          <table:table-cell office:value-type="float" office:value="0" calcext:value-type="float">
            <text:p>0</text:p>
          </table:table-cell>
          <table:table-cell office:value-type="float" office:value="32.79505" calcext:value-type="float">
            <text:p>32.79505</text:p>
          </table:table-cell>
          <table:table-cell office:value-type="float" office:value="113.4775" calcext:value-type="float">
            <text:p>113.4775</text:p>
          </table:table-cell>
          <table:table-cell office:value-type="float" office:value="84.19204" calcext:value-type="float">
            <text:p>84.19204</text:p>
          </table:table-cell>
          <table:table-cell office:value-type="float" office:value="56.38921" calcext:value-type="float">
            <text:p>56.38921</text:p>
          </table:table-cell>
          <table:table-cell office:value-type="float" office:value="47.23095" calcext:value-type="float">
            <text:p>47.23095</text:p>
          </table:table-cell>
          <table:table-cell office:value-type="float" office:value="19.93688" calcext:value-type="float">
            <text:p>19.93688</text:p>
          </table:table-cell>
          <table:table-cell office:value-type="float" office:value="13.14923" calcext:value-type="float">
            <text:p>13.14923</text:p>
          </table:table-cell>
          <table:table-cell office:value-type="float" office:value="10.07251" calcext:value-type="float">
            <text:p>10.07251</text:p>
          </table:table-cell>
          <table:table-cell office:value-type="float" office:value="5.170144" calcext:value-type="float">
            <text:p>5.170144</text:p>
          </table:table-cell>
          <table:table-cell office:value-type="float" office:value="2.237436" calcext:value-type="float">
            <text:p>2.237436</text:p>
          </table:table-cell>
          <table:table-cell office:value-type="float" office:value="1.045414" calcext:value-type="float">
            <text:p>1.045414</text:p>
          </table:table-cell>
          <table:table-cell office:value-type="float" office:value="0.5204403" calcext:value-type="float">
            <text:p>0.5204403</text:p>
          </table:table-cell>
          <table:table-cell office:value-type="float" office:value="0.3528128" calcext:value-type="float">
            <text:p>0.3528128</text:p>
          </table:table-cell>
          <table:table-cell office:value-type="float" office:value="0.3257715" calcext:value-type="float">
            <text:p>0.3257715</text:p>
          </table:table-cell>
          <table:table-cell office:value-type="float" office:value="0" calcext:value-type="float">
            <text:p>0</text:p>
          </table:table-cell>
          <table:table-cell office:value-type="float" office:value="8165.275" calcext:value-type="float">
            <text:p>8165.2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67509" calcext:value-type="float">
            <text:p>-0.316750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12.88531" calcext:value-type="float">
            <text:p>12.88531</text:p>
          </table:table-cell>
          <table:table-cell office:value-type="float" office:value="1112.089" calcext:value-type="float">
            <text:p>1112.089</text:p>
          </table:table-cell>
          <table:table-cell office:value-type="float" office:value="12.81" calcext:value-type="float">
            <text:p>12.81</text:p>
          </table:table-cell>
          <table:table-cell office:value-type="float" office:value="-0.5122892" calcext:value-type="float">
            <text:p>-0.5122892</text:p>
          </table:table-cell>
          <table:table-cell office:value-type="float" office:value="2.003606" calcext:value-type="float">
            <text:p>2.003606</text:p>
          </table:table-cell>
          <table:table-cell office:value-type="float" office:value="26.39414" calcext:value-type="float">
            <text:p>26.39414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4729" calcext:value-type="float">
            <text:p>0.003604729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8074" calcext:value-type="float">
            <text:p>1.828074</text:p>
          </table:table-cell>
          <table:table-cell office:value-type="float" office:value="-0.1546722" calcext:value-type="float">
            <text:p>-0.1546722</text:p>
          </table:table-cell>
          <table:table-cell office:value-type="float" office:value="-0.007963287" calcext:value-type="float">
            <text:p>-0.007963287</text:p>
          </table:table-cell>
          <table:table-cell office:value-type="float" office:value="0.006631299" calcext:value-type="float">
            <text:p>0.006631299</text:p>
          </table:table-cell>
          <table:table-cell office:value-type="float" office:value="22.69476" calcext:value-type="float">
            <text:p>22.69476</text:p>
          </table:table-cell>
          <table:table-cell office:value-type="float" office:value="25.74467" calcext:value-type="float">
            <text:p>25.74467</text:p>
          </table:table-cell>
          <table:table-cell office:value-type="float" office:value="36.28806" calcext:value-type="float">
            <text:p>36.28806</text:p>
          </table:table-cell>
          <table:table-cell office:value-type="float" office:value="0.4962078" calcext:value-type="float">
            <text:p>0.4962078</text:p>
          </table:table-cell>
          <table:table-cell office:value-type="float" office:value="0.09297166" calcext:value-type="float">
            <text:p>0.09297166</text:p>
          </table:table-cell>
          <table:table-cell office:value-type="float" office:value="0.07594299" calcext:value-type="float">
            <text:p>0.07594299</text:p>
          </table:table-cell>
          <table:table-cell office:value-type="float" office:value="0.02305635" calcext:value-type="float">
            <text:p>0.02305635</text:p>
          </table:table-cell>
          <table:table-cell office:value-type="float" office:value="0.01555438" calcext:value-type="float">
            <text:p>0.01555438</text:p>
          </table:table-cell>
          <table:table-cell office:value-type="float" office:value="0.03498685" calcext:value-type="float">
            <text:p>0.03498685</text:p>
          </table:table-cell>
          <table:table-cell office:value-type="float" office:value="0.02911153" calcext:value-type="float">
            <text:p>0.02911153</text:p>
          </table:table-cell>
          <table:table-cell office:value-type="float" office:value="0.02451588" calcext:value-type="float">
            <text:p>0.02451588</text:p>
          </table:table-cell>
          <table:table-cell office:value-type="float" office:value="0.02101315" calcext:value-type="float">
            <text:p>0.02101315</text:p>
          </table:table-cell>
          <table:table-cell office:value-type="float" office:value="0.01679935" calcext:value-type="float">
            <text:p>0.01679935</text:p>
          </table:table-cell>
          <table:table-cell office:value-type="float" office:value="0.01310157" calcext:value-type="float">
            <text:p>0.01310157</text:p>
          </table:table-cell>
          <table:table-cell office:value-type="float" office:value="0.006909031" calcext:value-type="float">
            <text:p>0.006909031</text:p>
          </table:table-cell>
          <table:table-cell office:value-type="float" office:value="0" calcext:value-type="float">
            <text:p>0</text:p>
          </table:table-cell>
          <table:table-cell office:value-type="float" office:value="26.50443" calcext:value-type="float">
            <text:p>26.50443</text:p>
          </table:table-cell>
          <table:table-cell office:value-type="float" office:value="118.7253" calcext:value-type="float">
            <text:p>118.7253</text:p>
          </table:table-cell>
          <table:table-cell office:value-type="float" office:value="86.513" calcext:value-type="float">
            <text:p>86.513</text:p>
          </table:table-cell>
          <table:table-cell office:value-type="float" office:value="56.59771" calcext:value-type="float">
            <text:p>56.59771</text:p>
          </table:table-cell>
          <table:table-cell office:value-type="float" office:value="47.37068" calcext:value-type="float">
            <text:p>47.37068</text:p>
          </table:table-cell>
          <table:table-cell office:value-type="float" office:value="19.85735" calcext:value-type="float">
            <text:p>19.85735</text:p>
          </table:table-cell>
          <table:table-cell office:value-type="float" office:value="13.07762" calcext:value-type="float">
            <text:p>13.07762</text:p>
          </table:table-cell>
          <table:table-cell office:value-type="float" office:value="10.13381" calcext:value-type="float">
            <text:p>10.13381</text:p>
          </table:table-cell>
          <table:table-cell office:value-type="float" office:value="5.210514" calcext:value-type="float">
            <text:p>5.210514</text:p>
          </table:table-cell>
          <table:table-cell office:value-type="float" office:value="2.256808" calcext:value-type="float">
            <text:p>2.256808</text:p>
          </table:table-cell>
          <table:table-cell office:value-type="float" office:value="1.052243" calcext:value-type="float">
            <text:p>1.052243</text:p>
          </table:table-cell>
          <table:table-cell office:value-type="float" office:value="0.5224007" calcext:value-type="float">
            <text:p>0.5224007</text:p>
          </table:table-cell>
          <table:table-cell office:value-type="float" office:value="0.3529384" calcext:value-type="float">
            <text:p>0.3529384</text:p>
          </table:table-cell>
          <table:table-cell office:value-type="float" office:value="0.3257947" calcext:value-type="float">
            <text:p>0.3257947</text:p>
          </table:table-cell>
          <table:table-cell office:value-type="float" office:value="0" calcext:value-type="float">
            <text:p>0</text:p>
          </table:table-cell>
          <table:table-cell office:value-type="float" office:value="8112.3" calcext:value-type="float">
            <text:p>8112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175358" calcext:value-type="float">
            <text:p>-0.317535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12.80837" calcext:value-type="float">
            <text:p>12.80837</text:p>
          </table:table-cell>
          <table:table-cell office:value-type="float" office:value="1111.96" calcext:value-type="float">
            <text:p>1111.96</text:p>
          </table:table-cell>
          <table:table-cell office:value-type="float" office:value="12.81" calcext:value-type="float">
            <text:p>12.81</text:p>
          </table:table-cell>
          <table:table-cell office:value-type="float" office:value="-0.6181182" calcext:value-type="float">
            <text:p>-0.6181182</text:p>
          </table:table-cell>
          <table:table-cell office:value-type="float" office:value="1.826691" calcext:value-type="float">
            <text:p>1.826691</text:p>
          </table:table-cell>
          <table:table-cell office:value-type="float" office:value="26.7536" calcext:value-type="float">
            <text:p>26.7536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912" calcext:value-type="float">
            <text:p>0.00360912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9499" calcext:value-type="float">
            <text:p>1.829499</text:p>
          </table:table-cell>
          <table:table-cell office:value-type="float" office:value="-0.1576804" calcext:value-type="float">
            <text:p>-0.1576804</text:p>
          </table:table-cell>
          <table:table-cell office:value-type="float" office:value="-0.009436834" calcext:value-type="float">
            <text:p>-0.009436834</text:p>
          </table:table-cell>
          <table:table-cell office:value-type="float" office:value="0.006658355" calcext:value-type="float">
            <text:p>0.006658355</text:p>
          </table:table-cell>
          <table:table-cell office:value-type="float" office:value="22.64186" calcext:value-type="float">
            <text:p>22.64186</text:p>
          </table:table-cell>
          <table:table-cell office:value-type="float" office:value="26.65267" calcext:value-type="float">
            <text:p>26.65267</text:p>
          </table:table-cell>
          <table:table-cell office:value-type="float" office:value="30.55449" calcext:value-type="float">
            <text:p>30.55449</text:p>
          </table:table-cell>
          <table:table-cell office:value-type="float" office:value="1.98587" calcext:value-type="float">
            <text:p>1.98587</text:p>
          </table:table-cell>
          <table:table-cell office:value-type="float" office:value="0.4102457" calcext:value-type="float">
            <text:p>0.4102457</text:p>
          </table:table-cell>
          <table:table-cell office:value-type="float" office:value="0.06436779" calcext:value-type="float">
            <text:p>0.06436779</text:p>
          </table:table-cell>
          <table:table-cell office:value-type="float" office:value="0.02310028" calcext:value-type="float">
            <text:p>0.02310028</text:p>
          </table:table-cell>
          <table:table-cell office:value-type="float" office:value="0.01575021" calcext:value-type="float">
            <text:p>0.01575021</text:p>
          </table:table-cell>
          <table:table-cell office:value-type="float" office:value="0.0349523" calcext:value-type="float">
            <text:p>0.0349523</text:p>
          </table:table-cell>
          <table:table-cell office:value-type="float" office:value="0.02899806" calcext:value-type="float">
            <text:p>0.02899806</text:p>
          </table:table-cell>
          <table:table-cell office:value-type="float" office:value="0.0244825" calcext:value-type="float">
            <text:p>0.0244825</text:p>
          </table:table-cell>
          <table:table-cell office:value-type="float" office:value="0.02102562" calcext:value-type="float">
            <text:p>0.02102562</text:p>
          </table:table-cell>
          <table:table-cell office:value-type="float" office:value="0.01677941" calcext:value-type="float">
            <text:p>0.01677941</text:p>
          </table:table-cell>
          <table:table-cell office:value-type="float" office:value="0.0130511" calcext:value-type="float">
            <text:p>0.0130511</text:p>
          </table:table-cell>
          <table:table-cell office:value-type="float" office:value="0.006919714" calcext:value-type="float">
            <text:p>0.006919714</text:p>
          </table:table-cell>
          <table:table-cell office:value-type="float" office:value="0" calcext:value-type="float">
            <text:p>0</text:p>
          </table:table-cell>
          <table:table-cell office:value-type="float" office:value="79.02761" calcext:value-type="float">
            <text:p>79.02761</text:p>
          </table:table-cell>
          <table:table-cell office:value-type="float" office:value="78.71809" calcext:value-type="float">
            <text:p>78.71809</text:p>
          </table:table-cell>
          <table:table-cell office:value-type="float" office:value="89.93182" calcext:value-type="float">
            <text:p>89.93182</text:p>
          </table:table-cell>
          <table:table-cell office:value-type="float" office:value="68.5544" calcext:value-type="float">
            <text:p>68.5544</text:p>
          </table:table-cell>
          <table:table-cell office:value-type="float" office:value="55.58522" calcext:value-type="float">
            <text:p>55.58522</text:p>
          </table:table-cell>
          <table:table-cell office:value-type="float" office:value="22.18843" calcext:value-type="float">
            <text:p>22.18843</text:p>
          </table:table-cell>
          <table:table-cell office:value-type="float" office:value="13.0184" calcext:value-type="float">
            <text:p>13.0184</text:p>
          </table:table-cell>
          <table:table-cell office:value-type="float" office:value="10.30369" calcext:value-type="float">
            <text:p>10.30369</text:p>
          </table:table-cell>
          <table:table-cell office:value-type="float" office:value="5.259698" calcext:value-type="float">
            <text:p>5.259698</text:p>
          </table:table-cell>
          <table:table-cell office:value-type="float" office:value="2.276123" calcext:value-type="float">
            <text:p>2.276123</text:p>
          </table:table-cell>
          <table:table-cell office:value-type="float" office:value="1.059155" calcext:value-type="float">
            <text:p>1.059155</text:p>
          </table:table-cell>
          <table:table-cell office:value-type="float" office:value="0.5243126" calcext:value-type="float">
            <text:p>0.5243126</text:p>
          </table:table-cell>
          <table:table-cell office:value-type="float" office:value="0.3529545" calcext:value-type="float">
            <text:p>0.3529545</text:p>
          </table:table-cell>
          <table:table-cell office:value-type="float" office:value="0.3258178" calcext:value-type="float">
            <text:p>0.3258178</text:p>
          </table:table-cell>
          <table:table-cell office:value-type="float" office:value="0" calcext:value-type="float">
            <text:p>0</text:p>
          </table:table-cell>
          <table:table-cell office:value-type="float" office:value="6137.516" calcext:value-type="float">
            <text:p>6137.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294655" calcext:value-type="float">
            <text:p>-0.329465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12.73286" calcext:value-type="float">
            <text:p>12.73286</text:p>
          </table:table-cell>
          <table:table-cell office:value-type="float" office:value="1111.834" calcext:value-type="float">
            <text:p>1111.834</text:p>
          </table:table-cell>
          <table:table-cell office:value-type="float" office:value="12.81" calcext:value-type="float">
            <text:p>12.81</text:p>
          </table:table-cell>
          <table:table-cell office:value-type="float" office:value="-0.7540922" calcext:value-type="float">
            <text:p>-0.7540922</text:p>
          </table:table-cell>
          <table:table-cell office:value-type="float" office:value="1.750952" calcext:value-type="float">
            <text:p>1.750952</text:p>
          </table:table-cell>
          <table:table-cell office:value-type="float" office:value="27.01122" calcext:value-type="float">
            <text:p>27.0112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9265" calcext:value-type="float">
            <text:p>0.003609265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9556" calcext:value-type="float">
            <text:p>1.829556</text:p>
          </table:table-cell>
          <table:table-cell office:value-type="float" office:value="-0.159354" calcext:value-type="float">
            <text:p>-0.159354</text:p>
          </table:table-cell>
          <table:table-cell office:value-type="float" office:value="-0.01034897" calcext:value-type="float">
            <text:p>-0.01034897</text:p>
          </table:table-cell>
          <table:table-cell office:value-type="float" office:value="0.006682432" calcext:value-type="float">
            <text:p>0.006682432</text:p>
          </table:table-cell>
          <table:table-cell office:value-type="float" office:value="22.56842" calcext:value-type="float">
            <text:p>22.56842</text:p>
          </table:table-cell>
          <table:table-cell office:value-type="float" office:value="25.91548" calcext:value-type="float">
            <text:p>25.91548</text:p>
          </table:table-cell>
          <table:table-cell office:value-type="float" office:value="30.14429" calcext:value-type="float">
            <text:p>30.14429</text:p>
          </table:table-cell>
          <table:table-cell office:value-type="float" office:value="1.050376" calcext:value-type="float">
            <text:p>1.050376</text:p>
          </table:table-cell>
          <table:table-cell office:value-type="float" office:value="0.2256843" calcext:value-type="float">
            <text:p>0.2256843</text:p>
          </table:table-cell>
          <table:table-cell office:value-type="float" office:value="0.05952234" calcext:value-type="float">
            <text:p>0.05952234</text:p>
          </table:table-cell>
          <table:table-cell office:value-type="float" office:value="0.02285047" calcext:value-type="float">
            <text:p>0.02285047</text:p>
          </table:table-cell>
          <table:table-cell office:value-type="float" office:value="0.01564801" calcext:value-type="float">
            <text:p>0.01564801</text:p>
          </table:table-cell>
          <table:table-cell office:value-type="float" office:value="0.03494857" calcext:value-type="float">
            <text:p>0.03494857</text:p>
          </table:table-cell>
          <table:table-cell office:value-type="float" office:value="0.02893132" calcext:value-type="float">
            <text:p>0.02893132</text:p>
          </table:table-cell>
          <table:table-cell office:value-type="float" office:value="0.02444532" calcext:value-type="float">
            <text:p>0.02444532</text:p>
          </table:table-cell>
          <table:table-cell office:value-type="float" office:value="0.02103533" calcext:value-type="float">
            <text:p>0.02103533</text:p>
          </table:table-cell>
          <table:table-cell office:value-type="float" office:value="0.01676032" calcext:value-type="float">
            <text:p>0.01676032</text:p>
          </table:table-cell>
          <table:table-cell office:value-type="float" office:value="0.01300469" calcext:value-type="float">
            <text:p>0.01300469</text:p>
          </table:table-cell>
          <table:table-cell office:value-type="float" office:value="0.006930256" calcext:value-type="float">
            <text:p>0.006930256</text:p>
          </table:table-cell>
          <table:table-cell office:value-type="float" office:value="0" calcext:value-type="float">
            <text:p>0</text:p>
          </table:table-cell>
          <table:table-cell office:value-type="float" office:value="81.20663" calcext:value-type="float">
            <text:p>81.20663</text:p>
          </table:table-cell>
          <table:table-cell office:value-type="float" office:value="87.76343" calcext:value-type="float">
            <text:p>87.76343</text:p>
          </table:table-cell>
          <table:table-cell office:value-type="float" office:value="88.41538" calcext:value-type="float">
            <text:p>88.41538</text:p>
          </table:table-cell>
          <table:table-cell office:value-type="float" office:value="66.8755" calcext:value-type="float">
            <text:p>66.8755</text:p>
          </table:table-cell>
          <table:table-cell office:value-type="float" office:value="54.00378" calcext:value-type="float">
            <text:p>54.00378</text:p>
          </table:table-cell>
          <table:table-cell office:value-type="float" office:value="21.93627" calcext:value-type="float">
            <text:p>21.93627</text:p>
          </table:table-cell>
          <table:table-cell office:value-type="float" office:value="13.22916" calcext:value-type="float">
            <text:p>13.22916</text:p>
          </table:table-cell>
          <table:table-cell office:value-type="float" office:value="10.44258" calcext:value-type="float">
            <text:p>10.44258</text:p>
          </table:table-cell>
          <table:table-cell office:value-type="float" office:value="5.317814" calcext:value-type="float">
            <text:p>5.317814</text:p>
          </table:table-cell>
          <table:table-cell office:value-type="float" office:value="2.295887" calcext:value-type="float">
            <text:p>2.295887</text:p>
          </table:table-cell>
          <table:table-cell office:value-type="float" office:value="1.066155" calcext:value-type="float">
            <text:p>1.066155</text:p>
          </table:table-cell>
          <table:table-cell office:value-type="float" office:value="0.526306" calcext:value-type="float">
            <text:p>0.526306</text:p>
          </table:table-cell>
          <table:table-cell office:value-type="float" office:value="0.3535946" calcext:value-type="float">
            <text:p>0.3535946</text:p>
          </table:table-cell>
          <table:table-cell office:value-type="float" office:value="0.325841" calcext:value-type="float">
            <text:p>0.325841</text:p>
          </table:table-cell>
          <table:table-cell office:value-type="float" office:value="0" calcext:value-type="float">
            <text:p>0</text:p>
          </table:table-cell>
          <table:table-cell office:value-type="float" office:value="6239.345" calcext:value-type="float">
            <text:p>6239.3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00357" calcext:value-type="float">
            <text:p>-0.330035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12.63831" calcext:value-type="float">
            <text:p>12.63831</text:p>
          </table:table-cell>
          <table:table-cell office:value-type="float" office:value="1111.688" calcext:value-type="float">
            <text:p>1111.688</text:p>
          </table:table-cell>
          <table:table-cell office:value-type="float" office:value="12.81" calcext:value-type="float">
            <text:p>12.81</text:p>
          </table:table-cell>
          <table:table-cell office:value-type="float" office:value="-0.925639" calcext:value-type="float">
            <text:p>-0.925639</text:p>
          </table:table-cell>
          <table:table-cell office:value-type="float" office:value="1.7722" calcext:value-type="float">
            <text:p>1.7722</text:p>
          </table:table-cell>
          <table:table-cell office:value-type="float" office:value="27.22327" calcext:value-type="float">
            <text:p>27.22327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9449" calcext:value-type="float">
            <text:p>0.003609449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9632" calcext:value-type="float">
            <text:p>1.829632</text:p>
          </table:table-cell>
          <table:table-cell office:value-type="float" office:value="-0.1614236" calcext:value-type="float">
            <text:p>-0.1614236</text:p>
          </table:table-cell>
          <table:table-cell office:value-type="float" office:value="-0.01138098" calcext:value-type="float">
            <text:p>-0.01138098</text:p>
          </table:table-cell>
          <table:table-cell office:value-type="float" office:value="0.006704122" calcext:value-type="float">
            <text:p>0.006704122</text:p>
          </table:table-cell>
          <table:table-cell office:value-type="float" office:value="22.45124" calcext:value-type="float">
            <text:p>22.45124</text:p>
          </table:table-cell>
          <table:table-cell office:value-type="float" office:value="24.70608" calcext:value-type="float">
            <text:p>24.70608</text:p>
          </table:table-cell>
          <table:table-cell office:value-type="float" office:value="31.2047" calcext:value-type="float">
            <text:p>31.2047</text:p>
          </table:table-cell>
          <table:table-cell office:value-type="float" office:value="0.7241192" calcext:value-type="float">
            <text:p>0.7241192</text:p>
          </table:table-cell>
          <table:table-cell office:value-type="float" office:value="0.1724504" calcext:value-type="float">
            <text:p>0.1724504</text:p>
          </table:table-cell>
          <table:table-cell office:value-type="float" office:value="0.06153779" calcext:value-type="float">
            <text:p>0.06153779</text:p>
          </table:table-cell>
          <table:table-cell office:value-type="float" office:value="0.0226438" calcext:value-type="float">
            <text:p>0.0226438</text:p>
          </table:table-cell>
          <table:table-cell office:value-type="float" office:value="0.01552933" calcext:value-type="float">
            <text:p>0.01552933</text:p>
          </table:table-cell>
          <table:table-cell office:value-type="float" office:value="0.0349462" calcext:value-type="float">
            <text:p>0.0349462</text:p>
          </table:table-cell>
          <table:table-cell office:value-type="float" office:value="0.02889776" calcext:value-type="float">
            <text:p>0.02889776</text:p>
          </table:table-cell>
          <table:table-cell office:value-type="float" office:value="0.02441156" calcext:value-type="float">
            <text:p>0.02441156</text:p>
          </table:table-cell>
          <table:table-cell office:value-type="float" office:value="0.02104326" calcext:value-type="float">
            <text:p>0.02104326</text:p>
          </table:table-cell>
          <table:table-cell office:value-type="float" office:value="0.01674184" calcext:value-type="float">
            <text:p>0.01674184</text:p>
          </table:table-cell>
          <table:table-cell office:value-type="float" office:value="0.01295769" calcext:value-type="float">
            <text:p>0.01295769</text:p>
          </table:table-cell>
          <table:table-cell office:value-type="float" office:value="0.006940677" calcext:value-type="float">
            <text:p>0.006940677</text:p>
          </table:table-cell>
          <table:table-cell office:value-type="float" office:value="0" calcext:value-type="float">
            <text:p>0</text:p>
          </table:table-cell>
          <table:table-cell office:value-type="float" office:value="58.48752" calcext:value-type="float">
            <text:p>58.48752</text:p>
          </table:table-cell>
          <table:table-cell office:value-type="float" office:value="98.54087" calcext:value-type="float">
            <text:p>98.54087</text:p>
          </table:table-cell>
          <table:table-cell office:value-type="float" office:value="88.66904" calcext:value-type="float">
            <text:p>88.66904</text:p>
          </table:table-cell>
          <table:table-cell office:value-type="float" office:value="66.51576" calcext:value-type="float">
            <text:p>66.51576</text:p>
          </table:table-cell>
          <table:table-cell office:value-type="float" office:value="53.38907" calcext:value-type="float">
            <text:p>53.38907</text:p>
          </table:table-cell>
          <table:table-cell office:value-type="float" office:value="21.63188" calcext:value-type="float">
            <text:p>21.63188</text:p>
          </table:table-cell>
          <table:table-cell office:value-type="float" office:value="13.16246" calcext:value-type="float">
            <text:p>13.16246</text:p>
          </table:table-cell>
          <table:table-cell office:value-type="float" office:value="10.53434" calcext:value-type="float">
            <text:p>10.53434</text:p>
          </table:table-cell>
          <table:table-cell office:value-type="float" office:value="5.377221" calcext:value-type="float">
            <text:p>5.377221</text:p>
          </table:table-cell>
          <table:table-cell office:value-type="float" office:value="2.316222" calcext:value-type="float">
            <text:p>2.316222</text:p>
          </table:table-cell>
          <table:table-cell office:value-type="float" office:value="1.073278" calcext:value-type="float">
            <text:p>1.073278</text:p>
          </table:table-cell>
          <table:table-cell office:value-type="float" office:value="0.5283616" calcext:value-type="float">
            <text:p>0.5283616</text:p>
          </table:table-cell>
          <table:table-cell office:value-type="float" office:value="0.3542091" calcext:value-type="float">
            <text:p>0.3542091</text:p>
          </table:table-cell>
          <table:table-cell office:value-type="float" office:value="0.3258641" calcext:value-type="float">
            <text:p>0.3258641</text:p>
          </table:table-cell>
          <table:table-cell office:value-type="float" office:value="0" calcext:value-type="float">
            <text:p>0</text:p>
          </table:table-cell>
          <table:table-cell office:value-type="float" office:value="6639.635" calcext:value-type="float">
            <text:p>6639.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1537" calcext:value-type="float">
            <text:p>-0.33153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12.54671" calcext:value-type="float">
            <text:p>12.54671</text:p>
          </table:table-cell>
          <table:table-cell office:value-type="float" office:value="1111.539" calcext:value-type="float">
            <text:p>1111.539</text:p>
          </table:table-cell>
          <table:table-cell office:value-type="float" office:value="12.81" calcext:value-type="float">
            <text:p>12.81</text:p>
          </table:table-cell>
          <table:table-cell office:value-type="float" office:value="-1.139077" calcext:value-type="float">
            <text:p>-1.139077</text:p>
          </table:table-cell>
          <table:table-cell office:value-type="float" office:value="1.81449" calcext:value-type="float">
            <text:p>1.81449</text:p>
          </table:table-cell>
          <table:table-cell office:value-type="float" office:value="27.40869" calcext:value-type="float">
            <text:p>27.40869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9672" calcext:value-type="float">
            <text:p>0.003609672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9718" calcext:value-type="float">
            <text:p>1.829718</text:p>
          </table:table-cell>
          <table:table-cell office:value-type="float" office:value="-0.1633256" calcext:value-type="float">
            <text:p>-0.1633256</text:p>
          </table:table-cell>
          <table:table-cell office:value-type="float" office:value="-0.01266255" calcext:value-type="float">
            <text:p>-0.01266255</text:p>
          </table:table-cell>
          <table:table-cell office:value-type="float" office:value="0.006725162" calcext:value-type="float">
            <text:p>0.006725162</text:p>
          </table:table-cell>
          <table:table-cell office:value-type="float" office:value="22.35564" calcext:value-type="float">
            <text:p>22.35564</text:p>
          </table:table-cell>
          <table:table-cell office:value-type="float" office:value="23.54526" calcext:value-type="float">
            <text:p>23.54526</text:p>
          </table:table-cell>
          <table:table-cell office:value-type="float" office:value="32.65035" calcext:value-type="float">
            <text:p>32.65035</text:p>
          </table:table-cell>
          <table:table-cell office:value-type="float" office:value="0.5145879" calcext:value-type="float">
            <text:p>0.5145879</text:p>
          </table:table-cell>
          <table:table-cell office:value-type="float" office:value="0.1377502" calcext:value-type="float">
            <text:p>0.1377502</text:p>
          </table:table-cell>
          <table:table-cell office:value-type="float" office:value="0.06270576" calcext:value-type="float">
            <text:p>0.06270576</text:p>
          </table:table-cell>
          <table:table-cell office:value-type="float" office:value="0.02248345" calcext:value-type="float">
            <text:p>0.02248345</text:p>
          </table:table-cell>
          <table:table-cell office:value-type="float" office:value="0.01539879" calcext:value-type="float">
            <text:p>0.01539879</text:p>
          </table:table-cell>
          <table:table-cell office:value-type="float" office:value="0.03491215" calcext:value-type="float">
            <text:p>0.03491215</text:p>
          </table:table-cell>
          <table:table-cell office:value-type="float" office:value="0.02887028" calcext:value-type="float">
            <text:p>0.02887028</text:p>
          </table:table-cell>
          <table:table-cell office:value-type="float" office:value="0.02438256" calcext:value-type="float">
            <text:p>0.02438256</text:p>
          </table:table-cell>
          <table:table-cell office:value-type="float" office:value="0.02105045" calcext:value-type="float">
            <text:p>0.02105045</text:p>
          </table:table-cell>
          <table:table-cell office:value-type="float" office:value="0.01672398" calcext:value-type="float">
            <text:p>0.01672398</text:p>
          </table:table-cell>
          <table:table-cell office:value-type="float" office:value="0.01291014" calcext:value-type="float">
            <text:p>0.01291014</text:p>
          </table:table-cell>
          <table:table-cell office:value-type="float" office:value="0.006950971" calcext:value-type="float">
            <text:p>0.006950971</text:p>
          </table:table-cell>
          <table:table-cell office:value-type="float" office:value="0" calcext:value-type="float">
            <text:p>0</text:p>
          </table:table-cell>
          <table:table-cell office:value-type="float" office:value="45.51219" calcext:value-type="float">
            <text:p>45.51219</text:p>
          </table:table-cell>
          <table:table-cell office:value-type="float" office:value="106.7046" calcext:value-type="float">
            <text:p>106.7046</text:p>
          </table:table-cell>
          <table:table-cell office:value-type="float" office:value="88.79746" calcext:value-type="float">
            <text:p>88.79746</text:p>
          </table:table-cell>
          <table:table-cell office:value-type="float" office:value="66.15401" calcext:value-type="float">
            <text:p>66.15401</text:p>
          </table:table-cell>
          <table:table-cell office:value-type="float" office:value="52.72709" calcext:value-type="float">
            <text:p>52.72709</text:p>
          </table:table-cell>
          <table:table-cell office:value-type="float" office:value="21.33525" calcext:value-type="float">
            <text:p>21.33525</text:p>
          </table:table-cell>
          <table:table-cell office:value-type="float" office:value="13.05571" calcext:value-type="float">
            <text:p>13.05571</text:p>
          </table:table-cell>
          <table:table-cell office:value-type="float" office:value="10.60493" calcext:value-type="float">
            <text:p>10.60493</text:p>
          </table:table-cell>
          <table:table-cell office:value-type="float" office:value="5.433547" calcext:value-type="float">
            <text:p>5.433547</text:p>
          </table:table-cell>
          <table:table-cell office:value-type="float" office:value="2.336951" calcext:value-type="float">
            <text:p>2.336951</text:p>
          </table:table-cell>
          <table:table-cell office:value-type="float" office:value="1.08054" calcext:value-type="float">
            <text:p>1.08054</text:p>
          </table:table-cell>
          <table:table-cell office:value-type="float" office:value="0.5304685" calcext:value-type="float">
            <text:p>0.5304685</text:p>
          </table:table-cell>
          <table:table-cell office:value-type="float" office:value="0.3548102" calcext:value-type="float">
            <text:p>0.3548102</text:p>
          </table:table-cell>
          <table:table-cell office:value-type="float" office:value="0.3258872" calcext:value-type="float">
            <text:p>0.3258872</text:p>
          </table:table-cell>
          <table:table-cell office:value-type="float" office:value="0" calcext:value-type="float">
            <text:p>0</text:p>
          </table:table-cell>
          <table:table-cell office:value-type="float" office:value="6984.296" calcext:value-type="float">
            <text:p>6984.2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25301" calcext:value-type="float">
            <text:p>-0.332530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12.41745" calcext:value-type="float">
            <text:p>12.41745</text:p>
          </table:table-cell>
          <table:table-cell office:value-type="float" office:value="1111.366" calcext:value-type="float">
            <text:p>1111.366</text:p>
          </table:table-cell>
          <table:table-cell office:value-type="float" office:value="12.81" calcext:value-type="float">
            <text:p>12.81</text:p>
          </table:table-cell>
          <table:table-cell office:value-type="float" office:value="-1.384369" calcext:value-type="float">
            <text:p>-1.384369</text:p>
          </table:table-cell>
          <table:table-cell office:value-type="float" office:value="1.859347" calcext:value-type="float">
            <text:p>1.859347</text:p>
          </table:table-cell>
          <table:table-cell office:value-type="float" office:value="27.61581" calcext:value-type="float">
            <text:p>27.61581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09932" calcext:value-type="float">
            <text:p>0.003609932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9824" calcext:value-type="float">
            <text:p>1.829824</text:p>
          </table:table-cell>
          <table:table-cell office:value-type="float" office:value="-0.1655199" calcext:value-type="float">
            <text:p>-0.1655199</text:p>
          </table:table-cell>
          <table:table-cell office:value-type="float" office:value="-0.01423651" calcext:value-type="float">
            <text:p>-0.01423651</text:p>
          </table:table-cell>
          <table:table-cell office:value-type="float" office:value="0.006744078" calcext:value-type="float">
            <text:p>0.006744078</text:p>
          </table:table-cell>
          <table:table-cell office:value-type="float" office:value="22.12627" calcext:value-type="float">
            <text:p>22.12627</text:p>
          </table:table-cell>
          <table:table-cell office:value-type="float" office:value="22.53435" calcext:value-type="float">
            <text:p>22.53435</text:p>
          </table:table-cell>
          <table:table-cell office:value-type="float" office:value="34.02393" calcext:value-type="float">
            <text:p>34.02393</text:p>
          </table:table-cell>
          <table:table-cell office:value-type="float" office:value="0.3895507" calcext:value-type="float">
            <text:p>0.3895507</text:p>
          </table:table-cell>
          <table:table-cell office:value-type="float" office:value="0.121364" calcext:value-type="float">
            <text:p>0.121364</text:p>
          </table:table-cell>
          <table:table-cell office:value-type="float" office:value="0.06867815" calcext:value-type="float">
            <text:p>0.06867815</text:p>
          </table:table-cell>
          <table:table-cell office:value-type="float" office:value="0.02271197" calcext:value-type="float">
            <text:p>0.02271197</text:p>
          </table:table-cell>
          <table:table-cell office:value-type="float" office:value="0.01526529" calcext:value-type="float">
            <text:p>0.01526529</text:p>
          </table:table-cell>
          <table:table-cell office:value-type="float" office:value="0.03488424" calcext:value-type="float">
            <text:p>0.03488424</text:p>
          </table:table-cell>
          <table:table-cell office:value-type="float" office:value="0.02884092" calcext:value-type="float">
            <text:p>0.02884092</text:p>
          </table:table-cell>
          <table:table-cell office:value-type="float" office:value="0.02435657" calcext:value-type="float">
            <text:p>0.02435657</text:p>
          </table:table-cell>
          <table:table-cell office:value-type="float" office:value="0.02105755" calcext:value-type="float">
            <text:p>0.02105755</text:p>
          </table:table-cell>
          <table:table-cell office:value-type="float" office:value="0.01670677" calcext:value-type="float">
            <text:p>0.01670677</text:p>
          </table:table-cell>
          <table:table-cell office:value-type="float" office:value="0.01286206" calcext:value-type="float">
            <text:p>0.01286206</text:p>
          </table:table-cell>
          <table:table-cell office:value-type="float" office:value="0.006961151" calcext:value-type="float">
            <text:p>0.006961151</text:p>
          </table:table-cell>
          <table:table-cell office:value-type="float" office:value="0" calcext:value-type="float">
            <text:p>0</text:p>
          </table:table-cell>
          <table:table-cell office:value-type="float" office:value="44.14108" calcext:value-type="float">
            <text:p>44.14108</text:p>
          </table:table-cell>
          <table:table-cell office:value-type="float" office:value="113.4038" calcext:value-type="float">
            <text:p>113.4038</text:p>
          </table:table-cell>
          <table:table-cell office:value-type="float" office:value="88.75018" calcext:value-type="float">
            <text:p>88.75018</text:p>
          </table:table-cell>
          <table:table-cell office:value-type="float" office:value="65.6366" calcext:value-type="float">
            <text:p>65.6366</text:p>
          </table:table-cell>
          <table:table-cell office:value-type="float" office:value="51.8593" calcext:value-type="float">
            <text:p>51.8593</text:p>
          </table:table-cell>
          <table:table-cell office:value-type="float" office:value="21.02726" calcext:value-type="float">
            <text:p>21.02726</text:p>
          </table:table-cell>
          <table:table-cell office:value-type="float" office:value="12.88791" calcext:value-type="float">
            <text:p>12.88791</text:p>
          </table:table-cell>
          <table:table-cell office:value-type="float" office:value="10.66526" calcext:value-type="float">
            <text:p>10.66526</text:p>
          </table:table-cell>
          <table:table-cell office:value-type="float" office:value="5.486169" calcext:value-type="float">
            <text:p>5.486169</text:p>
          </table:table-cell>
          <table:table-cell office:value-type="float" office:value="2.357875" calcext:value-type="float">
            <text:p>2.357875</text:p>
          </table:table-cell>
          <table:table-cell office:value-type="float" office:value="1.087939" calcext:value-type="float">
            <text:p>1.087939</text:p>
          </table:table-cell>
          <table:table-cell office:value-type="float" office:value="0.5326181" calcext:value-type="float">
            <text:p>0.5326181</text:p>
          </table:table-cell>
          <table:table-cell office:value-type="float" office:value="0.3554029" calcext:value-type="float">
            <text:p>0.3554029</text:p>
          </table:table-cell>
          <table:table-cell office:value-type="float" office:value="0.3259103" calcext:value-type="float">
            <text:p>0.3259103</text:p>
          </table:table-cell>
          <table:table-cell office:value-type="float" office:value="0" calcext:value-type="float">
            <text:p>0</text:p>
          </table:table-cell>
          <table:table-cell office:value-type="float" office:value="7555.421" calcext:value-type="float">
            <text:p>7555.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37525" calcext:value-type="float">
            <text:p>-0.333752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12.36055" calcext:value-type="float">
            <text:p>12.36055</text:p>
          </table:table-cell>
          <table:table-cell office:value-type="float" office:value="1111.24" calcext:value-type="float">
            <text:p>1111.24</text:p>
          </table:table-cell>
          <table:table-cell office:value-type="float" office:value="12.81" calcext:value-type="float">
            <text:p>12.81</text:p>
          </table:table-cell>
          <table:table-cell office:value-type="float" office:value="-1.612214" calcext:value-type="float">
            <text:p>-1.612214</text:p>
          </table:table-cell>
          <table:table-cell office:value-type="float" office:value="1.801487" calcext:value-type="float">
            <text:p>1.801487</text:p>
          </table:table-cell>
          <table:table-cell office:value-type="float" office:value="27.74219" calcext:value-type="float">
            <text:p>27.74219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10214" calcext:value-type="float">
            <text:p>0.003610214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29939" calcext:value-type="float">
            <text:p>1.829939</text:p>
          </table:table-cell>
          <table:table-cell office:value-type="float" office:value="-0.1666234" calcext:value-type="float">
            <text:p>-0.1666234</text:p>
          </table:table-cell>
          <table:table-cell office:value-type="float" office:value="-0.01567469" calcext:value-type="float">
            <text:p>-0.01567469</text:p>
          </table:table-cell>
          <table:table-cell office:value-type="float" office:value="0.006767639" calcext:value-type="float">
            <text:p>0.006767639</text:p>
          </table:table-cell>
          <table:table-cell office:value-type="float" office:value="22.06332" calcext:value-type="float">
            <text:p>22.06332</text:p>
          </table:table-cell>
          <table:table-cell office:value-type="float" office:value="24.22981" calcext:value-type="float">
            <text:p>24.22981</text:p>
          </table:table-cell>
          <table:table-cell office:value-type="float" office:value="32.33475" calcext:value-type="float">
            <text:p>32.33475</text:p>
          </table:table-cell>
          <table:table-cell office:value-type="float" office:value="0.3626462" calcext:value-type="float">
            <text:p>0.3626462</text:p>
          </table:table-cell>
          <table:table-cell office:value-type="float" office:value="0.08861865" calcext:value-type="float">
            <text:p>0.08861865</text:p>
          </table:table-cell>
          <table:table-cell office:value-type="float" office:value="0.05583959" calcext:value-type="float">
            <text:p>0.05583959</text:p>
          </table:table-cell>
          <table:table-cell office:value-type="float" office:value="0.02224846" calcext:value-type="float">
            <text:p>0.02224846</text:p>
          </table:table-cell>
          <table:table-cell office:value-type="float" office:value="0.01515749" calcext:value-type="float">
            <text:p>0.01515749</text:p>
          </table:table-cell>
          <table:table-cell office:value-type="float" office:value="0.0348915" calcext:value-type="float">
            <text:p>0.0348915</text:p>
          </table:table-cell>
          <table:table-cell office:value-type="float" office:value="0.02880708" calcext:value-type="float">
            <text:p>0.02880708</text:p>
          </table:table-cell>
          <table:table-cell office:value-type="float" office:value="0.02433152" calcext:value-type="float">
            <text:p>0.02433152</text:p>
          </table:table-cell>
          <table:table-cell office:value-type="float" office:value="0.02106461" calcext:value-type="float">
            <text:p>0.02106461</text:p>
          </table:table-cell>
          <table:table-cell office:value-type="float" office:value="0.01669033" calcext:value-type="float">
            <text:p>0.01669033</text:p>
          </table:table-cell>
          <table:table-cell office:value-type="float" office:value="0.01281349" calcext:value-type="float">
            <text:p>0.01281349</text:p>
          </table:table-cell>
          <table:table-cell office:value-type="float" office:value="0.006971181" calcext:value-type="float">
            <text:p>0.006971181</text:p>
          </table:table-cell>
          <table:table-cell office:value-type="float" office:value="0" calcext:value-type="float">
            <text:p>0</text:p>
          </table:table-cell>
          <table:table-cell office:value-type="float" office:value="83.49979" calcext:value-type="float">
            <text:p>83.49979</text:p>
          </table:table-cell>
          <table:table-cell office:value-type="float" office:value="101.9358" calcext:value-type="float">
            <text:p>101.9358</text:p>
          </table:table-cell>
          <table:table-cell office:value-type="float" office:value="90.68806" calcext:value-type="float">
            <text:p>90.68806</text:p>
          </table:table-cell>
          <table:table-cell office:value-type="float" office:value="66.85533" calcext:value-type="float">
            <text:p>66.85533</text:p>
          </table:table-cell>
          <table:table-cell office:value-type="float" office:value="51.87024" calcext:value-type="float">
            <text:p>51.87024</text:p>
          </table:table-cell>
          <table:table-cell office:value-type="float" office:value="20.93177" calcext:value-type="float">
            <text:p>20.93177</text:p>
          </table:table-cell>
          <table:table-cell office:value-type="float" office:value="12.7369" calcext:value-type="float">
            <text:p>12.7369</text:p>
          </table:table-cell>
          <table:table-cell office:value-type="float" office:value="10.72064" calcext:value-type="float">
            <text:p>10.72064</text:p>
          </table:table-cell>
          <table:table-cell office:value-type="float" office:value="5.535028" calcext:value-type="float">
            <text:p>5.535028</text:p>
          </table:table-cell>
          <table:table-cell office:value-type="float" office:value="2.378825" calcext:value-type="float">
            <text:p>2.378825</text:p>
          </table:table-cell>
          <table:table-cell office:value-type="float" office:value="1.095466" calcext:value-type="float">
            <text:p>1.095466</text:p>
          </table:table-cell>
          <table:table-cell office:value-type="float" office:value="0.534806" calcext:value-type="float">
            <text:p>0.534806</text:p>
          </table:table-cell>
          <table:table-cell office:value-type="float" office:value="0.3559923" calcext:value-type="float">
            <text:p>0.3559923</text:p>
          </table:table-cell>
          <table:table-cell office:value-type="float" office:value="0.3259334" calcext:value-type="float">
            <text:p>0.3259334</text:p>
          </table:table-cell>
          <table:table-cell office:value-type="float" office:value="0" calcext:value-type="float">
            <text:p>0</text:p>
          </table:table-cell>
          <table:table-cell office:value-type="float" office:value="7741.389" calcext:value-type="float">
            <text:p>7741.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38608" calcext:value-type="float">
            <text:p>-0.33386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12.30706" calcext:value-type="float">
            <text:p>12.30706</text:p>
          </table:table-cell>
          <table:table-cell office:value-type="float" office:value="1111.125" calcext:value-type="float">
            <text:p>1111.125</text:p>
          </table:table-cell>
          <table:table-cell office:value-type="float" office:value="12.81" calcext:value-type="float">
            <text:p>12.81</text:p>
          </table:table-cell>
          <table:table-cell office:value-type="float" office:value="-1.860252" calcext:value-type="float">
            <text:p>-1.860252</text:p>
          </table:table-cell>
          <table:table-cell office:value-type="float" office:value="1.784499" calcext:value-type="float">
            <text:p>1.784499</text:p>
          </table:table-cell>
          <table:table-cell office:value-type="float" office:value="27.79653" calcext:value-type="float">
            <text:p>27.79653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10527" calcext:value-type="float">
            <text:p>0.00361052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30066" calcext:value-type="float">
            <text:p>1.830066</text:p>
          </table:table-cell>
          <table:table-cell office:value-type="float" office:value="-0.1677141" calcext:value-type="float">
            <text:p>-0.1677141</text:p>
          </table:table-cell>
          <table:table-cell office:value-type="float" office:value="-0.01677448" calcext:value-type="float">
            <text:p>-0.01677448</text:p>
          </table:table-cell>
          <table:table-cell office:value-type="float" office:value="0.00678718" calcext:value-type="float">
            <text:p>0.00678718</text:p>
          </table:table-cell>
          <table:table-cell office:value-type="float" office:value="21.99623" calcext:value-type="float">
            <text:p>21.99623</text:p>
          </table:table-cell>
          <table:table-cell office:value-type="float" office:value="24.91691" calcext:value-type="float">
            <text:p>24.91691</text:p>
          </table:table-cell>
          <table:table-cell office:value-type="float" office:value="31.81461" calcext:value-type="float">
            <text:p>31.81461</text:p>
          </table:table-cell>
          <table:table-cell office:value-type="float" office:value="0.2580717" calcext:value-type="float">
            <text:p>0.2580717</text:p>
          </table:table-cell>
          <table:table-cell office:value-type="float" office:value="0.07218246" calcext:value-type="float">
            <text:p>0.07218246</text:p>
          </table:table-cell>
          <table:table-cell office:value-type="float" office:value="0.05012289" calcext:value-type="float">
            <text:p>0.05012289</text:p>
          </table:table-cell>
          <table:table-cell office:value-type="float" office:value="0.02177615" calcext:value-type="float">
            <text:p>0.02177615</text:p>
          </table:table-cell>
          <table:table-cell office:value-type="float" office:value="0.01485904" calcext:value-type="float">
            <text:p>0.01485904</text:p>
          </table:table-cell>
          <table:table-cell office:value-type="float" office:value="0.03494791" calcext:value-type="float">
            <text:p>0.03494791</text:p>
          </table:table-cell>
          <table:table-cell office:value-type="float" office:value="0.02880083" calcext:value-type="float">
            <text:p>0.02880083</text:p>
          </table:table-cell>
          <table:table-cell office:value-type="float" office:value="0.02430897" calcext:value-type="float">
            <text:p>0.02430897</text:p>
          </table:table-cell>
          <table:table-cell office:value-type="float" office:value="0.02107172" calcext:value-type="float">
            <text:p>0.02107172</text:p>
          </table:table-cell>
          <table:table-cell office:value-type="float" office:value="0.01667469" calcext:value-type="float">
            <text:p>0.01667469</text:p>
          </table:table-cell>
          <table:table-cell office:value-type="float" office:value="0.01276443" calcext:value-type="float">
            <text:p>0.01276443</text:p>
          </table:table-cell>
          <table:table-cell office:value-type="float" office:value="0.006981082" calcext:value-type="float">
            <text:p>0.006981082</text:p>
          </table:table-cell>
          <table:table-cell office:value-type="float" office:value="0" calcext:value-type="float">
            <text:p>0</text:p>
          </table:table-cell>
          <table:table-cell office:value-type="float" office:value="96.13752" calcext:value-type="float">
            <text:p>96.13752</text:p>
          </table:table-cell>
          <table:table-cell office:value-type="float" office:value="105.683" calcext:value-type="float">
            <text:p>105.683</text:p>
          </table:table-cell>
          <table:table-cell office:value-type="float" office:value="88.67088" calcext:value-type="float">
            <text:p>88.67088</text:p>
          </table:table-cell>
          <table:table-cell office:value-type="float" office:value="65.41029" calcext:value-type="float">
            <text:p>65.41029</text:p>
          </table:table-cell>
          <table:table-cell office:value-type="float" office:value="50.28184" calcext:value-type="float">
            <text:p>50.28184</text:p>
          </table:table-cell>
          <table:table-cell office:value-type="float" office:value="20.61169" calcext:value-type="float">
            <text:p>20.61169</text:p>
          </table:table-cell>
          <table:table-cell office:value-type="float" office:value="12.57523" calcext:value-type="float">
            <text:p>12.57523</text:p>
          </table:table-cell>
          <table:table-cell office:value-type="float" office:value="10.77414" calcext:value-type="float">
            <text:p>10.77414</text:p>
          </table:table-cell>
          <table:table-cell office:value-type="float" office:value="5.580588" calcext:value-type="float">
            <text:p>5.580588</text:p>
          </table:table-cell>
          <table:table-cell office:value-type="float" office:value="2.399664" calcext:value-type="float">
            <text:p>2.399664</text:p>
          </table:table-cell>
          <table:table-cell office:value-type="float" office:value="1.103107" calcext:value-type="float">
            <text:p>1.103107</text:p>
          </table:table-cell>
          <table:table-cell office:value-type="float" office:value="0.5370294" calcext:value-type="float">
            <text:p>0.5370294</text:p>
          </table:table-cell>
          <table:table-cell office:value-type="float" office:value="0.3565807" calcext:value-type="float">
            <text:p>0.3565807</text:p>
          </table:table-cell>
          <table:table-cell office:value-type="float" office:value="0.3259566" calcext:value-type="float">
            <text:p>0.3259566</text:p>
          </table:table-cell>
          <table:table-cell office:value-type="float" office:value="0" calcext:value-type="float">
            <text:p>0</text:p>
          </table:table-cell>
          <table:table-cell office:value-type="float" office:value="7945.894" calcext:value-type="float">
            <text:p>7945.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39335" calcext:value-type="float">
            <text:p>-0.333933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12.24149" calcext:value-type="float">
            <text:p>12.24149</text:p>
          </table:table-cell>
          <table:table-cell office:value-type="float" office:value="1111.006" calcext:value-type="float">
            <text:p>1111.006</text:p>
          </table:table-cell>
          <table:table-cell office:value-type="float" office:value="12.81" calcext:value-type="float">
            <text:p>12.81</text:p>
          </table:table-cell>
          <table:table-cell office:value-type="float" office:value="-2.157801" calcext:value-type="float">
            <text:p>-2.157801</text:p>
          </table:table-cell>
          <table:table-cell office:value-type="float" office:value="1.814587" calcext:value-type="float">
            <text:p>1.814587</text:p>
          </table:table-cell>
          <table:table-cell office:value-type="float" office:value="27.83092" calcext:value-type="float">
            <text:p>27.8309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10867" calcext:value-type="float">
            <text:p>0.00361086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30196" calcext:value-type="float">
            <text:p>1.830196</text:p>
          </table:table-cell>
          <table:table-cell office:value-type="float" office:value="-0.1691567" calcext:value-type="float">
            <text:p>-0.1691567</text:p>
          </table:table-cell>
          <table:table-cell office:value-type="float" office:value="-0.01822278" calcext:value-type="float">
            <text:p>-0.01822278</text:p>
          </table:table-cell>
          <table:table-cell office:value-type="float" office:value="0.006803978" calcext:value-type="float">
            <text:p>0.006803978</text:p>
          </table:table-cell>
          <table:table-cell office:value-type="float" office:value="21.91306" calcext:value-type="float">
            <text:p>21.91306</text:p>
          </table:table-cell>
          <table:table-cell office:value-type="float" office:value="23.99249" calcext:value-type="float">
            <text:p>23.99249</text:p>
          </table:table-cell>
          <table:table-cell office:value-type="float" office:value="32.65173" calcext:value-type="float">
            <text:p>32.65173</text:p>
          </table:table-cell>
          <table:table-cell office:value-type="float" office:value="0.2060806" calcext:value-type="float">
            <text:p>0.2060806</text:p>
          </table:table-cell>
          <table:table-cell office:value-type="float" office:value="0.06781825" calcext:value-type="float">
            <text:p>0.06781825</text:p>
          </table:table-cell>
          <table:table-cell office:value-type="float" office:value="0.05059287" calcext:value-type="float">
            <text:p>0.05059287</text:p>
          </table:table-cell>
          <table:table-cell office:value-type="float" office:value="0.02143996" calcext:value-type="float">
            <text:p>0.02143996</text:p>
          </table:table-cell>
          <table:table-cell office:value-type="float" office:value="0.01445824" calcext:value-type="float">
            <text:p>0.01445824</text:p>
          </table:table-cell>
          <table:table-cell office:value-type="float" office:value="0.0350265" calcext:value-type="float">
            <text:p>0.0350265</text:p>
          </table:table-cell>
          <table:table-cell office:value-type="float" office:value="0.02882069" calcext:value-type="float">
            <text:p>0.02882069</text:p>
          </table:table-cell>
          <table:table-cell office:value-type="float" office:value="0.02429367" calcext:value-type="float">
            <text:p>0.02429367</text:p>
          </table:table-cell>
          <table:table-cell office:value-type="float" office:value="0.02107981" calcext:value-type="float">
            <text:p>0.02107981</text:p>
          </table:table-cell>
          <table:table-cell office:value-type="float" office:value="0.01665984" calcext:value-type="float">
            <text:p>0.01665984</text:p>
          </table:table-cell>
          <table:table-cell office:value-type="float" office:value="0.01271496" calcext:value-type="float">
            <text:p>0.01271496</text:p>
          </table:table-cell>
          <table:table-cell office:value-type="float" office:value="0.006990859" calcext:value-type="float">
            <text:p>0.006990859</text:p>
          </table:table-cell>
          <table:table-cell office:value-type="float" office:value="0" calcext:value-type="float">
            <text:p>0</text:p>
          </table:table-cell>
          <table:table-cell office:value-type="float" office:value="78.55979" calcext:value-type="float">
            <text:p>78.55979</text:p>
          </table:table-cell>
          <table:table-cell office:value-type="float" office:value="114.8613" calcext:value-type="float">
            <text:p>114.8613</text:p>
          </table:table-cell>
          <table:table-cell office:value-type="float" office:value="87.82904" calcext:value-type="float">
            <text:p>87.82904</text:p>
          </table:table-cell>
          <table:table-cell office:value-type="float" office:value="64.47295" calcext:value-type="float">
            <text:p>64.47295</text:p>
          </table:table-cell>
          <table:table-cell office:value-type="float" office:value="48.93112" calcext:value-type="float">
            <text:p>48.93112</text:p>
          </table:table-cell>
          <table:table-cell office:value-type="float" office:value="20.23133" calcext:value-type="float">
            <text:p>20.23133</text:p>
          </table:table-cell>
          <table:table-cell office:value-type="float" office:value="12.29526" calcext:value-type="float">
            <text:p>12.29526</text:p>
          </table:table-cell>
          <table:table-cell office:value-type="float" office:value="10.81534" calcext:value-type="float">
            <text:p>10.81534</text:p>
          </table:table-cell>
          <table:table-cell office:value-type="float" office:value="5.622005" calcext:value-type="float">
            <text:p>5.622005</text:p>
          </table:table-cell>
          <table:table-cell office:value-type="float" office:value="2.420499" calcext:value-type="float">
            <text:p>2.420499</text:p>
          </table:table-cell>
          <table:table-cell office:value-type="float" office:value="1.111074" calcext:value-type="float">
            <text:p>1.111074</text:p>
          </table:table-cell>
          <table:table-cell office:value-type="float" office:value="0.5392789" calcext:value-type="float">
            <text:p>0.5392789</text:p>
          </table:table-cell>
          <table:table-cell office:value-type="float" office:value="0.3571808" calcext:value-type="float">
            <text:p>0.3571808</text:p>
          </table:table-cell>
          <table:table-cell office:value-type="float" office:value="0.3259797" calcext:value-type="float">
            <text:p>0.3259797</text:p>
          </table:table-cell>
          <table:table-cell office:value-type="float" office:value="0" calcext:value-type="float">
            <text:p>0</text:p>
          </table:table-cell>
          <table:table-cell office:value-type="float" office:value="8216.864" calcext:value-type="float">
            <text:p>8216.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41448" calcext:value-type="float">
            <text:p>-0.334144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12.1706" calcext:value-type="float">
            <text:p>12.1706</text:p>
          </table:table-cell>
          <table:table-cell office:value-type="float" office:value="1110.88" calcext:value-type="float">
            <text:p>1110.88</text:p>
          </table:table-cell>
          <table:table-cell office:value-type="float" office:value="12.81" calcext:value-type="float">
            <text:p>12.81</text:p>
          </table:table-cell>
          <table:table-cell office:value-type="float" office:value="-2.518238" calcext:value-type="float">
            <text:p>-2.518238</text:p>
          </table:table-cell>
          <table:table-cell office:value-type="float" office:value="1.854291" calcext:value-type="float">
            <text:p>1.854291</text:p>
          </table:table-cell>
          <table:table-cell office:value-type="float" office:value="27.83075" calcext:value-type="float">
            <text:p>27.8307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3611225" calcext:value-type="float">
            <text:p>0.003611225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1.830344" calcext:value-type="float">
            <text:p>1.830344</text:p>
          </table:table-cell>
          <table:table-cell office:value-type="float" office:value="-0.1707925" calcext:value-type="float">
            <text:p>-0.1707925</text:p>
          </table:table-cell>
          <table:table-cell office:value-type="float" office:value="-0.0200425" calcext:value-type="float">
            <text:p>-0.0200425</text:p>
          </table:table-cell>
          <table:table-cell office:value-type="float" office:value="0.00682029" calcext:value-type="float">
            <text:p>0.00682029</text:p>
          </table:table-cell>
          <table:table-cell office:value-type="float" office:value="21.82481" calcext:value-type="float">
            <text:p>21.82481</text:p>
          </table:table-cell>
          <table:table-cell office:value-type="float" office:value="22.95257" calcext:value-type="float">
            <text:p>22.95257</text:p>
          </table:table-cell>
          <table:table-cell office:value-type="float" office:value="33.82515" calcext:value-type="float">
            <text:p>33.82515</text:p>
          </table:table-cell>
          <table:table-cell office:value-type="float" office:value="0.1722354" calcext:value-type="float">
            <text:p>0.1722354</text:p>
          </table:table-cell>
          <table:table-cell office:value-type="float" office:value="0.06542031" calcext:value-type="float">
            <text:p>0.06542031</text:p>
          </table:table-cell>
          <table:table-cell office:value-type="float" office:value="0.05170852" calcext:value-type="float">
            <text:p>0.05170852</text:p>
          </table:table-cell>
          <table:table-cell office:value-type="float" office:value="0.02119204" calcext:value-type="float">
            <text:p>0.02119204</text:p>
          </table:table-cell>
          <table:table-cell office:value-type="float" office:value="0.01410352" calcext:value-type="float">
            <text:p>0.01410352</text:p>
          </table:table-cell>
          <table:table-cell office:value-type="float" office:value="0.0350474" calcext:value-type="float">
            <text:p>0.0350474</text:p>
          </table:table-cell>
          <table:table-cell office:value-type="float" office:value="0.02884252" calcext:value-type="float">
            <text:p>0.02884252</text:p>
          </table:table-cell>
          <table:table-cell office:value-type="float" office:value="0.02428693" calcext:value-type="float">
            <text:p>0.02428693</text:p>
          </table:table-cell>
          <table:table-cell office:value-type="float" office:value="0.02109159" calcext:value-type="float">
            <text:p>0.02109159</text:p>
          </table:table-cell>
          <table:table-cell office:value-type="float" office:value="0.01664607" calcext:value-type="float">
            <text:p>0.01664607</text:p>
          </table:table-cell>
          <table:table-cell office:value-type="float" office:value="0.01266508" calcext:value-type="float">
            <text:p>0.01266508</text:p>
          </table:table-cell>
          <table:table-cell office:value-type="float" office:value="0.007000524" calcext:value-type="float">
            <text:p>0.007000524</text:p>
          </table:table-cell>
          <table:table-cell office:value-type="float" office:value="0" calcext:value-type="float">
            <text:p>0</text:p>
          </table:table-cell>
          <table:table-cell office:value-type="float" office:value="62.06311" calcext:value-type="float">
            <text:p>62.06311</text:p>
          </table:table-cell>
          <table:table-cell office:value-type="float" office:value="123.3973" calcext:value-type="float">
            <text:p>123.3973</text:p>
          </table:table-cell>
          <table:table-cell office:value-type="float" office:value="87.03905" calcext:value-type="float">
            <text:p>87.03905</text:p>
          </table:table-cell>
          <table:table-cell office:value-type="float" office:value="63.45956" calcext:value-type="float">
            <text:p>63.45956</text:p>
          </table:table-cell>
          <table:table-cell office:value-type="float" office:value="47.52554" calcext:value-type="float">
            <text:p>47.52554</text:p>
          </table:table-cell>
          <table:table-cell office:value-type="float" office:value="19.82096" calcext:value-type="float">
            <text:p>19.82096</text:p>
          </table:table-cell>
          <table:table-cell office:value-type="float" office:value="11.94041" calcext:value-type="float">
            <text:p>11.94041</text:p>
          </table:table-cell>
          <table:table-cell office:value-type="float" office:value="10.84826" calcext:value-type="float">
            <text:p>10.84826</text:p>
          </table:table-cell>
          <table:table-cell office:value-type="float" office:value="5.656891" calcext:value-type="float">
            <text:p>5.656891</text:p>
          </table:table-cell>
          <table:table-cell office:value-type="float" office:value="2.442335" calcext:value-type="float">
            <text:p>2.442335</text:p>
          </table:table-cell>
          <table:table-cell office:value-type="float" office:value="1.120428" calcext:value-type="float">
            <text:p>1.120428</text:p>
          </table:table-cell>
          <table:table-cell office:value-type="float" office:value="0.5416049" calcext:value-type="float">
            <text:p>0.5416049</text:p>
          </table:table-cell>
          <table:table-cell office:value-type="float" office:value="0.3577893" calcext:value-type="float">
            <text:p>0.3577893</text:p>
          </table:table-cell>
          <table:table-cell office:value-type="float" office:value="0.3260028" calcext:value-type="float">
            <text:p>0.3260028</text:p>
          </table:table-cell>
          <table:table-cell office:value-type="float" office:value="0" calcext:value-type="float">
            <text:p>0</text:p>
          </table:table-cell>
          <table:table-cell office:value-type="float" office:value="8503.894" calcext:value-type="float">
            <text:p>8503.8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44117" calcext:value-type="float">
            <text:p>-0.33441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12.08828" calcext:value-type="float">
            <text:p>12.08828</text:p>
          </table:table-cell>
          <table:table-cell office:value-type="float" office:value="1110.743" calcext:value-type="float">
            <text:p>1110.743</text:p>
          </table:table-cell>
          <table:table-cell office:value-type="float" office:value="12.81" calcext:value-type="float">
            <text:p>12.81</text:p>
          </table:table-cell>
          <table:table-cell office:value-type="float" office:value="-2.946402" calcext:value-type="float">
            <text:p>-2.946402</text:p>
          </table:table-cell>
          <table:table-cell office:value-type="float" office:value="1.907535" calcext:value-type="float">
            <text:p>1.907535</text:p>
          </table:table-cell>
          <table:table-cell office:value-type="float" office:value="27.43833" calcext:value-type="float">
            <text:p>27.43833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046997" calcext:value-type="float">
            <text:p>0.00404699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193307" calcext:value-type="float">
            <text:p>2.193307</text:p>
          </table:table-cell>
          <table:table-cell office:value-type="float" office:value="-0.1727709" calcext:value-type="float">
            <text:p>-0.1727709</text:p>
          </table:table-cell>
          <table:table-cell office:value-type="float" office:value="-0.02252064" calcext:value-type="float">
            <text:p>-0.02252064</text:p>
          </table:table-cell>
          <table:table-cell office:value-type="float" office:value="0.006835189" calcext:value-type="float">
            <text:p>0.006835189</text:p>
          </table:table-cell>
          <table:table-cell office:value-type="float" office:value="21.71809" calcext:value-type="float">
            <text:p>21.71809</text:p>
          </table:table-cell>
          <table:table-cell office:value-type="float" office:value="21.99155" calcext:value-type="float">
            <text:p>21.99155</text:p>
          </table:table-cell>
          <table:table-cell office:value-type="float" office:value="35.15218" calcext:value-type="float">
            <text:p>35.15218</text:p>
          </table:table-cell>
          <table:table-cell office:value-type="float" office:value="0.1633165" calcext:value-type="float">
            <text:p>0.1633165</text:p>
          </table:table-cell>
          <table:table-cell office:value-type="float" office:value="0.06913906" calcext:value-type="float">
            <text:p>0.06913906</text:p>
          </table:table-cell>
          <table:table-cell office:value-type="float" office:value="0.05583756" calcext:value-type="float">
            <text:p>0.05583756</text:p>
          </table:table-cell>
          <table:table-cell office:value-type="float" office:value="0.0209495" calcext:value-type="float">
            <text:p>0.0209495</text:p>
          </table:table-cell>
          <table:table-cell office:value-type="float" office:value="0.01376842" calcext:value-type="float">
            <text:p>0.01376842</text:p>
          </table:table-cell>
          <table:table-cell office:value-type="float" office:value="0.0349944" calcext:value-type="float">
            <text:p>0.0349944</text:p>
          </table:table-cell>
          <table:table-cell office:value-type="float" office:value="0.0288308" calcext:value-type="float">
            <text:p>0.0288308</text:p>
          </table:table-cell>
          <table:table-cell office:value-type="float" office:value="0.02427354" calcext:value-type="float">
            <text:p>0.02427354</text:p>
          </table:table-cell>
          <table:table-cell office:value-type="float" office:value="0.02109984" calcext:value-type="float">
            <text:p>0.02109984</text:p>
          </table:table-cell>
          <table:table-cell office:value-type="float" office:value="0.0166324" calcext:value-type="float">
            <text:p>0.0166324</text:p>
          </table:table-cell>
          <table:table-cell office:value-type="float" office:value="0.01261478" calcext:value-type="float">
            <text:p>0.01261478</text:p>
          </table:table-cell>
          <table:table-cell office:value-type="float" office:value="0.007010079" calcext:value-type="float">
            <text:p>0.007010079</text:p>
          </table:table-cell>
          <table:table-cell office:value-type="float" office:value="0" calcext:value-type="float">
            <text:p>0</text:p>
          </table:table-cell>
          <table:table-cell office:value-type="float" office:value="50.8068" calcext:value-type="float">
            <text:p>50.8068</text:p>
          </table:table-cell>
          <table:table-cell office:value-type="float" office:value="129.3741" calcext:value-type="float">
            <text:p>129.3741</text:p>
          </table:table-cell>
          <table:table-cell office:value-type="float" office:value="84.68921" calcext:value-type="float">
            <text:p>84.68921</text:p>
          </table:table-cell>
          <table:table-cell office:value-type="float" office:value="60.85194" calcext:value-type="float">
            <text:p>60.85194</text:p>
          </table:table-cell>
          <table:table-cell office:value-type="float" office:value="44.29953" calcext:value-type="float">
            <text:p>44.29953</text:p>
          </table:table-cell>
          <table:table-cell office:value-type="float" office:value="18.96198" calcext:value-type="float">
            <text:p>18.96198</text:p>
          </table:table-cell>
          <table:table-cell office:value-type="float" office:value="11.33723" calcext:value-type="float">
            <text:p>11.33723</text:p>
          </table:table-cell>
          <table:table-cell office:value-type="float" office:value="10.82161" calcext:value-type="float">
            <text:p>10.82161</text:p>
          </table:table-cell>
          <table:table-cell office:value-type="float" office:value="5.663539" calcext:value-type="float">
            <text:p>5.663539</text:p>
          </table:table-cell>
          <table:table-cell office:value-type="float" office:value="2.456477" calcext:value-type="float">
            <text:p>2.456477</text:p>
          </table:table-cell>
          <table:table-cell office:value-type="float" office:value="1.12793" calcext:value-type="float">
            <text:p>1.12793</text:p>
          </table:table-cell>
          <table:table-cell office:value-type="float" office:value="0.5438066" calcext:value-type="float">
            <text:p>0.5438066</text:p>
          </table:table-cell>
          <table:table-cell office:value-type="float" office:value="0.3584006" calcext:value-type="float">
            <text:p>0.3584006</text:p>
          </table:table-cell>
          <table:table-cell office:value-type="float" office:value="0.326026" calcext:value-type="float">
            <text:p>0.326026</text:p>
          </table:table-cell>
          <table:table-cell office:value-type="float" office:value="0" calcext:value-type="float">
            <text:p>0</text:p>
          </table:table-cell>
          <table:table-cell office:value-type="float" office:value="8846.138" calcext:value-type="float">
            <text:p>8846.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48002" calcext:value-type="float">
            <text:p>-0.334800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11.98442" calcext:value-type="float">
            <text:p>11.98442</text:p>
          </table:table-cell>
          <table:table-cell office:value-type="float" office:value="1110.587" calcext:value-type="float">
            <text:p>1110.587</text:p>
          </table:table-cell>
          <table:table-cell office:value-type="float" office:value="12.81" calcext:value-type="float">
            <text:p>12.81</text:p>
          </table:table-cell>
          <table:table-cell office:value-type="float" office:value="-3.427799" calcext:value-type="float">
            <text:p>-3.427799</text:p>
          </table:table-cell>
          <table:table-cell office:value-type="float" office:value="1.952879" calcext:value-type="float">
            <text:p>1.952879</text:p>
          </table:table-cell>
          <table:table-cell office:value-type="float" office:value="27.03152" calcext:value-type="float">
            <text:p>27.0315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362843" calcext:value-type="float">
            <text:p>0.004362843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569514" calcext:value-type="float">
            <text:p>2.569514</text:p>
          </table:table-cell>
          <table:table-cell office:value-type="float" office:value="-0.1751975" calcext:value-type="float">
            <text:p>-0.1751975</text:p>
          </table:table-cell>
          <table:table-cell office:value-type="float" office:value="-0.02653504" calcext:value-type="float">
            <text:p>-0.02653504</text:p>
          </table:table-cell>
          <table:table-cell office:value-type="float" office:value="0.006847525" calcext:value-type="float">
            <text:p>0.006847525</text:p>
          </table:table-cell>
          <table:table-cell office:value-type="float" office:value="21.55815" calcext:value-type="float">
            <text:p>21.55815</text:p>
          </table:table-cell>
          <table:table-cell office:value-type="float" office:value="21.24639" calcext:value-type="float">
            <text:p>21.24639</text:p>
          </table:table-cell>
          <table:table-cell office:value-type="float" office:value="36.2485" calcext:value-type="float">
            <text:p>36.2485</text:p>
          </table:table-cell>
          <table:table-cell office:value-type="float" office:value="0.1703911" calcext:value-type="float">
            <text:p>0.1703911</text:p>
          </table:table-cell>
          <table:table-cell office:value-type="float" office:value="0.07748798" calcext:value-type="float">
            <text:p>0.07748798</text:p>
          </table:table-cell>
          <table:table-cell office:value-type="float" office:value="0.06335106" calcext:value-type="float">
            <text:p>0.06335106</text:p>
          </table:table-cell>
          <table:table-cell office:value-type="float" office:value="0.02090952" calcext:value-type="float">
            <text:p>0.02090952</text:p>
          </table:table-cell>
          <table:table-cell office:value-type="float" office:value="0.01356294" calcext:value-type="float">
            <text:p>0.01356294</text:p>
          </table:table-cell>
          <table:table-cell office:value-type="float" office:value="0.0348012" calcext:value-type="float">
            <text:p>0.0348012</text:p>
          </table:table-cell>
          <table:table-cell office:value-type="float" office:value="0.02872969" calcext:value-type="float">
            <text:p>0.02872969</text:p>
          </table:table-cell>
          <table:table-cell office:value-type="float" office:value="0.02422682" calcext:value-type="float">
            <text:p>0.02422682</text:p>
          </table:table-cell>
          <table:table-cell office:value-type="float" office:value="0.02109453" calcext:value-type="float">
            <text:p>0.02109453</text:p>
          </table:table-cell>
          <table:table-cell office:value-type="float" office:value="0.01661664" calcext:value-type="float">
            <text:p>0.01661664</text:p>
          </table:table-cell>
          <table:table-cell office:value-type="float" office:value="0.01256338" calcext:value-type="float">
            <text:p>0.01256338</text:p>
          </table:table-cell>
          <table:table-cell office:value-type="float" office:value="0.007019523" calcext:value-type="float">
            <text:p>0.007019523</text:p>
          </table:table-cell>
          <table:table-cell office:value-type="float" office:value="0" calcext:value-type="float">
            <text:p>0</text:p>
          </table:table-cell>
          <table:table-cell office:value-type="float" office:value="43.84347" calcext:value-type="float">
            <text:p>43.84347</text:p>
          </table:table-cell>
          <table:table-cell office:value-type="float" office:value="134.6491" calcext:value-type="float">
            <text:p>134.6491</text:p>
          </table:table-cell>
          <table:table-cell office:value-type="float" office:value="82.97279" calcext:value-type="float">
            <text:p>82.97279</text:p>
          </table:table-cell>
          <table:table-cell office:value-type="float" office:value="58.92546" calcext:value-type="float">
            <text:p>58.92546</text:p>
          </table:table-cell>
          <table:table-cell office:value-type="float" office:value="41.60182" calcext:value-type="float">
            <text:p>41.60182</text:p>
          </table:table-cell>
          <table:table-cell office:value-type="float" office:value="17.93362" calcext:value-type="float">
            <text:p>17.93362</text:p>
          </table:table-cell>
          <table:table-cell office:value-type="float" office:value="10.54494" calcext:value-type="float">
            <text:p>10.54494</text:p>
          </table:table-cell>
          <table:table-cell office:value-type="float" office:value="10.71814" calcext:value-type="float">
            <text:p>10.71814</text:p>
          </table:table-cell>
          <table:table-cell office:value-type="float" office:value="5.612534" calcext:value-type="float">
            <text:p>5.612534</text:p>
          </table:table-cell>
          <table:table-cell office:value-type="float" office:value="2.451931" calcext:value-type="float">
            <text:p>2.451931</text:p>
          </table:table-cell>
          <table:table-cell office:value-type="float" office:value="1.12986" calcext:value-type="float">
            <text:p>1.12986</text:p>
          </table:table-cell>
          <table:table-cell office:value-type="float" office:value="0.5453371" calcext:value-type="float">
            <text:p>0.5453371</text:p>
          </table:table-cell>
          <table:table-cell office:value-type="float" office:value="0.3588875" calcext:value-type="float">
            <text:p>0.3588875</text:p>
          </table:table-cell>
          <table:table-cell office:value-type="float" office:value="0.3260493" calcext:value-type="float">
            <text:p>0.3260493</text:p>
          </table:table-cell>
          <table:table-cell office:value-type="float" office:value="0" calcext:value-type="float">
            <text:p>0</text:p>
          </table:table-cell>
          <table:table-cell office:value-type="float" office:value="9311.009" calcext:value-type="float">
            <text:p>9311.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0652" calcext:value-type="float">
            <text:p>-0.335065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11.87515" calcext:value-type="float">
            <text:p>11.87515</text:p>
          </table:table-cell>
          <table:table-cell office:value-type="float" office:value="1110.422" calcext:value-type="float">
            <text:p>1110.422</text:p>
          </table:table-cell>
          <table:table-cell office:value-type="float" office:value="12.81" calcext:value-type="float">
            <text:p>12.81</text:p>
          </table:table-cell>
          <table:table-cell office:value-type="float" office:value="-3.898962" calcext:value-type="float">
            <text:p>-3.898962</text:p>
          </table:table-cell>
          <table:table-cell office:value-type="float" office:value="1.981934" calcext:value-type="float">
            <text:p>1.981934</text:p>
          </table:table-cell>
          <table:table-cell office:value-type="float" office:value="26.96271" calcext:value-type="float">
            <text:p>26.96271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422267" calcext:value-type="float">
            <text:p>0.00442226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640861" calcext:value-type="float">
            <text:p>2.640861</text:p>
          </table:table-cell>
          <table:table-cell office:value-type="float" office:value="-0.1779034" calcext:value-type="float">
            <text:p>-0.1779034</text:p>
          </table:table-cell>
          <table:table-cell office:value-type="float" office:value="-0.03161265" calcext:value-type="float">
            <text:p>-0.03161265</text:p>
          </table:table-cell>
          <table:table-cell office:value-type="float" office:value="0.006859005" calcext:value-type="float">
            <text:p>0.006859005</text:p>
          </table:table-cell>
          <table:table-cell office:value-type="float" office:value="21.38619" calcext:value-type="float">
            <text:p>21.38619</text:p>
          </table:table-cell>
          <table:table-cell office:value-type="float" office:value="20.46016" calcext:value-type="float">
            <text:p>20.46016</text:p>
          </table:table-cell>
          <table:table-cell office:value-type="float" office:value="37.02937" calcext:value-type="float">
            <text:p>37.02937</text:p>
          </table:table-cell>
          <table:table-cell office:value-type="float" office:value="0.1764486" calcext:value-type="float">
            <text:p>0.1764486</text:p>
          </table:table-cell>
          <table:table-cell office:value-type="float" office:value="0.08368296" calcext:value-type="float">
            <text:p>0.08368296</text:p>
          </table:table-cell>
          <table:table-cell office:value-type="float" office:value="0.06947663" calcext:value-type="float">
            <text:p>0.06947663</text:p>
          </table:table-cell>
          <table:table-cell office:value-type="float" office:value="0.02130825" calcext:value-type="float">
            <text:p>0.02130825</text:p>
          </table:table-cell>
          <table:table-cell office:value-type="float" office:value="0.01357973" calcext:value-type="float">
            <text:p>0.01357973</text:p>
          </table:table-cell>
          <table:table-cell office:value-type="float" office:value="0.03461602" calcext:value-type="float">
            <text:p>0.03461602</text:p>
          </table:table-cell>
          <table:table-cell office:value-type="float" office:value="0.02860723" calcext:value-type="float">
            <text:p>0.02860723</text:p>
          </table:table-cell>
          <table:table-cell office:value-type="float" office:value="0.02417739" calcext:value-type="float">
            <text:p>0.02417739</text:p>
          </table:table-cell>
          <table:table-cell office:value-type="float" office:value="0.02108904" calcext:value-type="float">
            <text:p>0.02108904</text:p>
          </table:table-cell>
          <table:table-cell office:value-type="float" office:value="0.0166018" calcext:value-type="float">
            <text:p>0.0166018</text:p>
          </table:table-cell>
          <table:table-cell office:value-type="float" office:value="0.01251083" calcext:value-type="float">
            <text:p>0.01251083</text:p>
          </table:table-cell>
          <table:table-cell office:value-type="float" office:value="0.007028858" calcext:value-type="float">
            <text:p>0.007028858</text:p>
          </table:table-cell>
          <table:table-cell office:value-type="float" office:value="0" calcext:value-type="float">
            <text:p>0</text:p>
          </table:table-cell>
          <table:table-cell office:value-type="float" office:value="39.43719" calcext:value-type="float">
            <text:p>39.43719</text:p>
          </table:table-cell>
          <table:table-cell office:value-type="float" office:value="140.9228" calcext:value-type="float">
            <text:p>140.9228</text:p>
          </table:table-cell>
          <table:table-cell office:value-type="float" office:value="82.10136" calcext:value-type="float">
            <text:p>82.10136</text:p>
          </table:table-cell>
          <table:table-cell office:value-type="float" office:value="57.58348" calcext:value-type="float">
            <text:p>57.58348</text:p>
          </table:table-cell>
          <table:table-cell office:value-type="float" office:value="39.88005" calcext:value-type="float">
            <text:p>39.88005</text:p>
          </table:table-cell>
          <table:table-cell office:value-type="float" office:value="17.55942" calcext:value-type="float">
            <text:p>17.55942</text:p>
          </table:table-cell>
          <table:table-cell office:value-type="float" office:value="10.05582" calcext:value-type="float">
            <text:p>10.05582</text:p>
          </table:table-cell>
          <table:table-cell office:value-type="float" office:value="10.70464" calcext:value-type="float">
            <text:p>10.70464</text:p>
          </table:table-cell>
          <table:table-cell office:value-type="float" office:value="5.592835" calcext:value-type="float">
            <text:p>5.592835</text:p>
          </table:table-cell>
          <table:table-cell office:value-type="float" office:value="2.451031" calcext:value-type="float">
            <text:p>2.451031</text:p>
          </table:table-cell>
          <table:table-cell office:value-type="float" office:value="1.131022" calcext:value-type="float">
            <text:p>1.131022</text:p>
          </table:table-cell>
          <table:table-cell office:value-type="float" office:value="0.5466971" calcext:value-type="float">
            <text:p>0.5466971</text:p>
          </table:table-cell>
          <table:table-cell office:value-type="float" office:value="0.3592271" calcext:value-type="float">
            <text:p>0.3592271</text:p>
          </table:table-cell>
          <table:table-cell office:value-type="float" office:value="0.3260728" calcext:value-type="float">
            <text:p>0.3260728</text:p>
          </table:table-cell>
          <table:table-cell office:value-type="float" office:value="0" calcext:value-type="float">
            <text:p>0</text:p>
          </table:table-cell>
          <table:table-cell office:value-type="float" office:value="9757.953" calcext:value-type="float">
            <text:p>9757.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2787" calcext:value-type="float">
            <text:p>-0.335278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11.79426" calcext:value-type="float">
            <text:p>11.79426</text:p>
          </table:table-cell>
          <table:table-cell office:value-type="float" office:value="1110.275" calcext:value-type="float">
            <text:p>1110.275</text:p>
          </table:table-cell>
          <table:table-cell office:value-type="float" office:value="12.81" calcext:value-type="float">
            <text:p>12.81</text:p>
          </table:table-cell>
          <table:table-cell office:value-type="float" office:value="-4.349483" calcext:value-type="float">
            <text:p>-4.349483</text:p>
          </table:table-cell>
          <table:table-cell office:value-type="float" office:value="1.977078" calcext:value-type="float">
            <text:p>1.977078</text:p>
          </table:table-cell>
          <table:table-cell office:value-type="float" office:value="26.92595" calcext:value-type="float">
            <text:p>26.9259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44108" calcext:value-type="float">
            <text:p>0.00444108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659801" calcext:value-type="float">
            <text:p>2.659801</text:p>
          </table:table-cell>
          <table:table-cell office:value-type="float" office:value="-0.1805212" calcext:value-type="float">
            <text:p>-0.1805212</text:p>
          </table:table-cell>
          <table:table-cell office:value-type="float" office:value="-0.03644132" calcext:value-type="float">
            <text:p>-0.03644132</text:p>
          </table:table-cell>
          <table:table-cell office:value-type="float" office:value="0.006870712" calcext:value-type="float">
            <text:p>0.006870712</text:p>
          </table:table-cell>
          <table:table-cell office:value-type="float" office:value="21.29957" calcext:value-type="float">
            <text:p>21.29957</text:p>
          </table:table-cell>
          <table:table-cell office:value-type="float" office:value="19.68239" calcext:value-type="float">
            <text:p>19.68239</text:p>
          </table:table-cell>
          <table:table-cell office:value-type="float" office:value="37.1372" calcext:value-type="float">
            <text:p>37.1372</text:p>
          </table:table-cell>
          <table:table-cell office:value-type="float" office:value="0.1592511" calcext:value-type="float">
            <text:p>0.1592511</text:p>
          </table:table-cell>
          <table:table-cell office:value-type="float" office:value="0.07808664" calcext:value-type="float">
            <text:p>0.07808664</text:p>
          </table:table-cell>
          <table:table-cell office:value-type="float" office:value="0.06656674" calcext:value-type="float">
            <text:p>0.06656674</text:p>
          </table:table-cell>
          <table:table-cell office:value-type="float" office:value="0.02096925" calcext:value-type="float">
            <text:p>0.02096925</text:p>
          </table:table-cell>
          <table:table-cell office:value-type="float" office:value="0.0134687" calcext:value-type="float">
            <text:p>0.0134687</text:p>
          </table:table-cell>
          <table:table-cell office:value-type="float" office:value="0.03449804" calcext:value-type="float">
            <text:p>0.03449804</text:p>
          </table:table-cell>
          <table:table-cell office:value-type="float" office:value="0.02848672" calcext:value-type="float">
            <text:p>0.02848672</text:p>
          </table:table-cell>
          <table:table-cell office:value-type="float" office:value="0.0241311" calcext:value-type="float">
            <text:p>0.0241311</text:p>
          </table:table-cell>
          <table:table-cell office:value-type="float" office:value="0.02108712" calcext:value-type="float">
            <text:p>0.02108712</text:p>
          </table:table-cell>
          <table:table-cell office:value-type="float" office:value="0.01658903" calcext:value-type="float">
            <text:p>0.01658903</text:p>
          </table:table-cell>
          <table:table-cell office:value-type="float" office:value="0.01245739" calcext:value-type="float">
            <text:p>0.01245739</text:p>
          </table:table-cell>
          <table:table-cell office:value-type="float" office:value="0.007038064" calcext:value-type="float">
            <text:p>0.007038064</text:p>
          </table:table-cell>
          <table:table-cell office:value-type="float" office:value="0" calcext:value-type="float">
            <text:p>0</text:p>
          </table:table-cell>
          <table:table-cell office:value-type="float" office:value="37.30181" calcext:value-type="float">
            <text:p>37.30181</text:p>
          </table:table-cell>
          <table:table-cell office:value-type="float" office:value="146.0253" calcext:value-type="float">
            <text:p>146.0253</text:p>
          </table:table-cell>
          <table:table-cell office:value-type="float" office:value="81.32411" calcext:value-type="float">
            <text:p>81.32411</text:p>
          </table:table-cell>
          <table:table-cell office:value-type="float" office:value="56.21827" calcext:value-type="float">
            <text:p>56.21827</text:p>
          </table:table-cell>
          <table:table-cell office:value-type="float" office:value="38.2509" calcext:value-type="float">
            <text:p>38.2509</text:p>
          </table:table-cell>
          <table:table-cell office:value-type="float" office:value="17.24791" calcext:value-type="float">
            <text:p>17.24791</text:p>
          </table:table-cell>
          <table:table-cell office:value-type="float" office:value="9.625098" calcext:value-type="float">
            <text:p>9.625098</text:p>
          </table:table-cell>
          <table:table-cell office:value-type="float" office:value="10.73551" calcext:value-type="float">
            <text:p>10.73551</text:p>
          </table:table-cell>
          <table:table-cell office:value-type="float" office:value="5.603995" calcext:value-type="float">
            <text:p>5.603995</text:p>
          </table:table-cell>
          <table:table-cell office:value-type="float" office:value="2.456787" calcext:value-type="float">
            <text:p>2.456787</text:p>
          </table:table-cell>
          <table:table-cell office:value-type="float" office:value="1.133173" calcext:value-type="float">
            <text:p>1.133173</text:p>
          </table:table-cell>
          <table:table-cell office:value-type="float" office:value="0.5481095" calcext:value-type="float">
            <text:p>0.5481095</text:p>
          </table:table-cell>
          <table:table-cell office:value-type="float" office:value="0.3594602" calcext:value-type="float">
            <text:p>0.3594602</text:p>
          </table:table-cell>
          <table:table-cell office:value-type="float" office:value="0.3260962" calcext:value-type="float">
            <text:p>0.3260962</text:p>
          </table:table-cell>
          <table:table-cell office:value-type="float" office:value="0" calcext:value-type="float">
            <text:p>0</text:p>
          </table:table-cell>
          <table:table-cell office:value-type="float" office:value="10100.87" calcext:value-type="float">
            <text:p>10100.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4016" calcext:value-type="float">
            <text:p>-0.33540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11.70714" calcext:value-type="float">
            <text:p>11.70714</text:p>
          </table:table-cell>
          <table:table-cell office:value-type="float" office:value="1110.124" calcext:value-type="float">
            <text:p>1110.124</text:p>
          </table:table-cell>
          <table:table-cell office:value-type="float" office:value="12.81" calcext:value-type="float">
            <text:p>12.81</text:p>
          </table:table-cell>
          <table:table-cell office:value-type="float" office:value="-4.839944" calcext:value-type="float">
            <text:p>-4.839944</text:p>
          </table:table-cell>
          <table:table-cell office:value-type="float" office:value="1.960481" calcext:value-type="float">
            <text:p>1.960481</text:p>
          </table:table-cell>
          <table:table-cell office:value-type="float" office:value="26.87395" calcext:value-type="float">
            <text:p>26.8739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441437" calcext:value-type="float">
            <text:p>0.00444143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659962" calcext:value-type="float">
            <text:p>2.659962</text:p>
          </table:table-cell>
          <table:table-cell office:value-type="float" office:value="-0.1833477" calcext:value-type="float">
            <text:p>-0.1833477</text:p>
          </table:table-cell>
          <table:table-cell office:value-type="float" office:value="-0.04213902" calcext:value-type="float">
            <text:p>-0.04213902</text:p>
          </table:table-cell>
          <table:table-cell office:value-type="float" office:value="0.006881925" calcext:value-type="float">
            <text:p>0.006881925</text:p>
          </table:table-cell>
          <table:table-cell office:value-type="float" office:value="21.18404" calcext:value-type="float">
            <text:p>21.18404</text:p>
          </table:table-cell>
          <table:table-cell office:value-type="float" office:value="19.13253" calcext:value-type="float">
            <text:p>19.13253</text:p>
          </table:table-cell>
          <table:table-cell office:value-type="float" office:value="36.75467" calcext:value-type="float">
            <text:p>36.75467</text:p>
          </table:table-cell>
          <table:table-cell office:value-type="float" office:value="0.1612898" calcext:value-type="float">
            <text:p>0.1612898</text:p>
          </table:table-cell>
          <table:table-cell office:value-type="float" office:value="0.08043637" calcext:value-type="float">
            <text:p>0.08043637</text:p>
          </table:table-cell>
          <table:table-cell office:value-type="float" office:value="0.06840065" calcext:value-type="float">
            <text:p>0.06840065</text:p>
          </table:table-cell>
          <table:table-cell office:value-type="float" office:value="0.02088222" calcext:value-type="float">
            <text:p>0.02088222</text:p>
          </table:table-cell>
          <table:table-cell office:value-type="float" office:value="0.01334038" calcext:value-type="float">
            <text:p>0.01334038</text:p>
          </table:table-cell>
          <table:table-cell office:value-type="float" office:value="0.0343838" calcext:value-type="float">
            <text:p>0.0343838</text:p>
          </table:table-cell>
          <table:table-cell office:value-type="float" office:value="0.02839011" calcext:value-type="float">
            <text:p>0.02839011</text:p>
          </table:table-cell>
          <table:table-cell office:value-type="float" office:value="0.02409117" calcext:value-type="float">
            <text:p>0.02409117</text:p>
          </table:table-cell>
          <table:table-cell office:value-type="float" office:value="0.02108947" calcext:value-type="float">
            <text:p>0.02108947</text:p>
          </table:table-cell>
          <table:table-cell office:value-type="float" office:value="0.01657872" calcext:value-type="float">
            <text:p>0.01657872</text:p>
          </table:table-cell>
          <table:table-cell office:value-type="float" office:value="0.0124037" calcext:value-type="float">
            <text:p>0.0124037</text:p>
          </table:table-cell>
          <table:table-cell office:value-type="float" office:value="0.007047138" calcext:value-type="float">
            <text:p>0.007047138</text:p>
          </table:table-cell>
          <table:table-cell office:value-type="float" office:value="0" calcext:value-type="float">
            <text:p>0</text:p>
          </table:table-cell>
          <table:table-cell office:value-type="float" office:value="36.47097" calcext:value-type="float">
            <text:p>36.47097</text:p>
          </table:table-cell>
          <table:table-cell office:value-type="float" office:value="150.4712" calcext:value-type="float">
            <text:p>150.4712</text:p>
          </table:table-cell>
          <table:table-cell office:value-type="float" office:value="80.57044" calcext:value-type="float">
            <text:p>80.57044</text:p>
          </table:table-cell>
          <table:table-cell office:value-type="float" office:value="54.65628" calcext:value-type="float">
            <text:p>54.65628</text:p>
          </table:table-cell>
          <table:table-cell office:value-type="float" office:value="36.64622" calcext:value-type="float">
            <text:p>36.64622</text:p>
          </table:table-cell>
          <table:table-cell office:value-type="float" office:value="16.90746" calcext:value-type="float">
            <text:p>16.90746</text:p>
          </table:table-cell>
          <table:table-cell office:value-type="float" office:value="9.154636" calcext:value-type="float">
            <text:p>9.154636</text:p>
          </table:table-cell>
          <table:table-cell office:value-type="float" office:value="10.77288" calcext:value-type="float">
            <text:p>10.77288</text:p>
          </table:table-cell>
          <table:table-cell office:value-type="float" office:value="5.631621" calcext:value-type="float">
            <text:p>5.631621</text:p>
          </table:table-cell>
          <table:table-cell office:value-type="float" office:value="2.467877" calcext:value-type="float">
            <text:p>2.467877</text:p>
          </table:table-cell>
          <table:table-cell office:value-type="float" office:value="1.136809" calcext:value-type="float">
            <text:p>1.136809</text:p>
          </table:table-cell>
          <table:table-cell office:value-type="float" office:value="0.5497254" calcext:value-type="float">
            <text:p>0.5497254</text:p>
          </table:table-cell>
          <table:table-cell office:value-type="float" office:value="0.3596925" calcext:value-type="float">
            <text:p>0.3596925</text:p>
          </table:table-cell>
          <table:table-cell office:value-type="float" office:value="0.3261198" calcext:value-type="float">
            <text:p>0.3261198</text:p>
          </table:table-cell>
          <table:table-cell office:value-type="float" office:value="0" calcext:value-type="float">
            <text:p>0</text:p>
          </table:table-cell>
          <table:table-cell office:value-type="float" office:value="10470.24" calcext:value-type="float">
            <text:p>10470.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5305" calcext:value-type="float">
            <text:p>-0.335530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11.61869" calcext:value-type="float">
            <text:p>11.61869</text:p>
          </table:table-cell>
          <table:table-cell office:value-type="float" office:value="1109.97" calcext:value-type="float">
            <text:p>1109.97</text:p>
          </table:table-cell>
          <table:table-cell office:value-type="float" office:value="12.81" calcext:value-type="float">
            <text:p>12.81</text:p>
          </table:table-cell>
          <table:table-cell office:value-type="float" office:value="-5.370291" calcext:value-type="float">
            <text:p>-5.370291</text:p>
          </table:table-cell>
          <table:table-cell office:value-type="float" office:value="1.9166" calcext:value-type="float">
            <text:p>1.9166</text:p>
          </table:table-cell>
          <table:table-cell office:value-type="float" office:value="26.78509" calcext:value-type="float">
            <text:p>26.78509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441795" calcext:value-type="float">
            <text:p>0.004441795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6601" calcext:value-type="float">
            <text:p>2.6601</text:p>
          </table:table-cell>
          <table:table-cell office:value-type="float" office:value="-0.1863002" calcext:value-type="float">
            <text:p>-0.1863002</text:p>
          </table:table-cell>
          <table:table-cell office:value-type="float" office:value="-0.04835218" calcext:value-type="float">
            <text:p>-0.04835218</text:p>
          </table:table-cell>
          <table:table-cell office:value-type="float" office:value="0.006892751" calcext:value-type="float">
            <text:p>0.006892751</text:p>
          </table:table-cell>
          <table:table-cell office:value-type="float" office:value="21.05919" calcext:value-type="float">
            <text:p>21.05919</text:p>
          </table:table-cell>
          <table:table-cell office:value-type="float" office:value="18.62224" calcext:value-type="float">
            <text:p>18.62224</text:p>
          </table:table-cell>
          <table:table-cell office:value-type="float" office:value="35.74565" calcext:value-type="float">
            <text:p>35.74565</text:p>
          </table:table-cell>
          <table:table-cell office:value-type="float" office:value="0.1605603" calcext:value-type="float">
            <text:p>0.1605603</text:p>
          </table:table-cell>
          <table:table-cell office:value-type="float" office:value="0.08154368" calcext:value-type="float">
            <text:p>0.08154368</text:p>
          </table:table-cell>
          <table:table-cell office:value-type="float" office:value="0.06952108" calcext:value-type="float">
            <text:p>0.06952108</text:p>
          </table:table-cell>
          <table:table-cell office:value-type="float" office:value="0.02075685" calcext:value-type="float">
            <text:p>0.02075685</text:p>
          </table:table-cell>
          <table:table-cell office:value-type="float" office:value="0.01329459" calcext:value-type="float">
            <text:p>0.01329459</text:p>
          </table:table-cell>
          <table:table-cell office:value-type="float" office:value="0.03427095" calcext:value-type="float">
            <text:p>0.03427095</text:p>
          </table:table-cell>
          <table:table-cell office:value-type="float" office:value="0.02830508" calcext:value-type="float">
            <text:p>0.02830508</text:p>
          </table:table-cell>
          <table:table-cell office:value-type="float" office:value="0.02405206" calcext:value-type="float">
            <text:p>0.02405206</text:p>
          </table:table-cell>
          <table:table-cell office:value-type="float" office:value="0.02109167" calcext:value-type="float">
            <text:p>0.02109167</text:p>
          </table:table-cell>
          <table:table-cell office:value-type="float" office:value="0.01656927" calcext:value-type="float">
            <text:p>0.01656927</text:p>
          </table:table-cell>
          <table:table-cell office:value-type="float" office:value="0.01234984" calcext:value-type="float">
            <text:p>0.01234984</text:p>
          </table:table-cell>
          <table:table-cell office:value-type="float" office:value="0.007056094" calcext:value-type="float">
            <text:p>0.007056094</text:p>
          </table:table-cell>
          <table:table-cell office:value-type="float" office:value="0" calcext:value-type="float">
            <text:p>0</text:p>
          </table:table-cell>
          <table:table-cell office:value-type="float" office:value="36.34701" calcext:value-type="float">
            <text:p>36.34701</text:p>
          </table:table-cell>
          <table:table-cell office:value-type="float" office:value="154.3791" calcext:value-type="float">
            <text:p>154.3791</text:p>
          </table:table-cell>
          <table:table-cell office:value-type="float" office:value="79.76734" calcext:value-type="float">
            <text:p>79.76734</text:p>
          </table:table-cell>
          <table:table-cell office:value-type="float" office:value="53.01915" calcext:value-type="float">
            <text:p>53.01915</text:p>
          </table:table-cell>
          <table:table-cell office:value-type="float" office:value="34.94027" calcext:value-type="float">
            <text:p>34.94027</text:p>
          </table:table-cell>
          <table:table-cell office:value-type="float" office:value="16.51784" calcext:value-type="float">
            <text:p>16.51784</text:p>
          </table:table-cell>
          <table:table-cell office:value-type="float" office:value="8.661635" calcext:value-type="float">
            <text:p>8.661635</text:p>
          </table:table-cell>
          <table:table-cell office:value-type="float" office:value="10.79924" calcext:value-type="float">
            <text:p>10.79924</text:p>
          </table:table-cell>
          <table:table-cell office:value-type="float" office:value="5.659324" calcext:value-type="float">
            <text:p>5.659324</text:p>
          </table:table-cell>
          <table:table-cell office:value-type="float" office:value="2.478953" calcext:value-type="float">
            <text:p>2.478953</text:p>
          </table:table-cell>
          <table:table-cell office:value-type="float" office:value="1.140534" calcext:value-type="float">
            <text:p>1.140534</text:p>
          </table:table-cell>
          <table:table-cell office:value-type="float" office:value="0.5512972" calcext:value-type="float">
            <text:p>0.5512972</text:p>
          </table:table-cell>
          <table:table-cell office:value-type="float" office:value="0.3599372" calcext:value-type="float">
            <text:p>0.3599372</text:p>
          </table:table-cell>
          <table:table-cell office:value-type="float" office:value="0.3261433" calcext:value-type="float">
            <text:p>0.3261433</text:p>
          </table:table-cell>
          <table:table-cell office:value-type="float" office:value="0" calcext:value-type="float">
            <text:p>0</text:p>
          </table:table-cell>
          <table:table-cell office:value-type="float" office:value="10850.81" calcext:value-type="float">
            <text:p>10850.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636" calcext:value-type="float">
            <text:p>-0.33563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11.52863" calcext:value-type="float">
            <text:p>11.52863</text:p>
          </table:table-cell>
          <table:table-cell office:value-type="float" office:value="1109.815" calcext:value-type="float">
            <text:p>1109.815</text:p>
          </table:table-cell>
          <table:table-cell office:value-type="float" office:value="12.81" calcext:value-type="float">
            <text:p>12.81</text:p>
          </table:table-cell>
          <table:table-cell office:value-type="float" office:value="-5.939791" calcext:value-type="float">
            <text:p>-5.939791</text:p>
          </table:table-cell>
          <table:table-cell office:value-type="float" office:value="1.846991" calcext:value-type="float">
            <text:p>1.846991</text:p>
          </table:table-cell>
          <table:table-cell office:value-type="float" office:value="26.655" calcext:value-type="float">
            <text:p>26.655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442153" calcext:value-type="float">
            <text:p>0.004442153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660237" calcext:value-type="float">
            <text:p>2.660237</text:p>
          </table:table-cell>
          <table:table-cell office:value-type="float" office:value="-0.1893736" calcext:value-type="float">
            <text:p>-0.1893736</text:p>
          </table:table-cell>
          <table:table-cell office:value-type="float" office:value="-0.0548964" calcext:value-type="float">
            <text:p>-0.0548964</text:p>
          </table:table-cell>
          <table:table-cell office:value-type="float" office:value="0.006903399" calcext:value-type="float">
            <text:p>0.006903399</text:p>
          </table:table-cell>
          <table:table-cell office:value-type="float" office:value="20.92044" calcext:value-type="float">
            <text:p>20.92044</text:p>
          </table:table-cell>
          <table:table-cell office:value-type="float" office:value="18.15702" calcext:value-type="float">
            <text:p>18.15702</text:p>
          </table:table-cell>
          <table:table-cell office:value-type="float" office:value="34.07177" calcext:value-type="float">
            <text:p>34.07177</text:p>
          </table:table-cell>
          <table:table-cell office:value-type="float" office:value="0.161467" calcext:value-type="float">
            <text:p>0.161467</text:p>
          </table:table-cell>
          <table:table-cell office:value-type="float" office:value="0.08342672" calcext:value-type="float">
            <text:p>0.08342672</text:p>
          </table:table-cell>
          <table:table-cell office:value-type="float" office:value="0.07115208" calcext:value-type="float">
            <text:p>0.07115208</text:p>
          </table:table-cell>
          <table:table-cell office:value-type="float" office:value="0.02076753" calcext:value-type="float">
            <text:p>0.02076753</text:p>
          </table:table-cell>
          <table:table-cell office:value-type="float" office:value="0.01330534" calcext:value-type="float">
            <text:p>0.01330534</text:p>
          </table:table-cell>
          <table:table-cell office:value-type="float" office:value="0.03415516" calcext:value-type="float">
            <text:p>0.03415516</text:p>
          </table:table-cell>
          <table:table-cell office:value-type="float" office:value="0.02822819" calcext:value-type="float">
            <text:p>0.02822819</text:p>
          </table:table-cell>
          <table:table-cell office:value-type="float" office:value="0.02401411" calcext:value-type="float">
            <text:p>0.02401411</text:p>
          </table:table-cell>
          <table:table-cell office:value-type="float" office:value="0.02109377" calcext:value-type="float">
            <text:p>0.02109377</text:p>
          </table:table-cell>
          <table:table-cell office:value-type="float" office:value="0.0165607" calcext:value-type="float">
            <text:p>0.0165607</text:p>
          </table:table-cell>
          <table:table-cell office:value-type="float" office:value="0.01229578" calcext:value-type="float">
            <text:p>0.01229578</text:p>
          </table:table-cell>
          <table:table-cell office:value-type="float" office:value="0.007064918" calcext:value-type="float">
            <text:p>0.007064918</text:p>
          </table:table-cell>
          <table:table-cell office:value-type="float" office:value="0" calcext:value-type="float">
            <text:p>0</text:p>
          </table:table-cell>
          <table:table-cell office:value-type="float" office:value="36.75206" calcext:value-type="float">
            <text:p>36.75206</text:p>
          </table:table-cell>
          <table:table-cell office:value-type="float" office:value="157.3759" calcext:value-type="float">
            <text:p>157.3759</text:p>
          </table:table-cell>
          <table:table-cell office:value-type="float" office:value="78.94788" calcext:value-type="float">
            <text:p>78.94788</text:p>
          </table:table-cell>
          <table:table-cell office:value-type="float" office:value="51.33049" calcext:value-type="float">
            <text:p>51.33049</text:p>
          </table:table-cell>
          <table:table-cell office:value-type="float" office:value="33.38014" calcext:value-type="float">
            <text:p>33.38014</text:p>
          </table:table-cell>
          <table:table-cell office:value-type="float" office:value="16.07908" calcext:value-type="float">
            <text:p>16.07908</text:p>
          </table:table-cell>
          <table:table-cell office:value-type="float" office:value="8.176373" calcext:value-type="float">
            <text:p>8.176373</text:p>
          </table:table-cell>
          <table:table-cell office:value-type="float" office:value="10.8122" calcext:value-type="float">
            <text:p>10.8122</text:p>
          </table:table-cell>
          <table:table-cell office:value-type="float" office:value="5.68696" calcext:value-type="float">
            <text:p>5.68696</text:p>
          </table:table-cell>
          <table:table-cell office:value-type="float" office:value="2.489996" calcext:value-type="float">
            <text:p>2.489996</text:p>
          </table:table-cell>
          <table:table-cell office:value-type="float" office:value="1.144314" calcext:value-type="float">
            <text:p>1.144314</text:p>
          </table:table-cell>
          <table:table-cell office:value-type="float" office:value="0.5528439" calcext:value-type="float">
            <text:p>0.5528439</text:p>
          </table:table-cell>
          <table:table-cell office:value-type="float" office:value="0.3601891" calcext:value-type="float">
            <text:p>0.3601891</text:p>
          </table:table-cell>
          <table:table-cell office:value-type="float" office:value="0.3261667" calcext:value-type="float">
            <text:p>0.3261667</text:p>
          </table:table-cell>
          <table:table-cell office:value-type="float" office:value="0" calcext:value-type="float">
            <text:p>0</text:p>
          </table:table-cell>
          <table:table-cell office:value-type="float" office:value="11249.85" calcext:value-type="float">
            <text:p>11249.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7252" calcext:value-type="float">
            <text:p>-0.3357252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11.43878" calcext:value-type="float">
            <text:p>11.43878</text:p>
          </table:table-cell>
          <table:table-cell office:value-type="float" office:value="1109.658" calcext:value-type="float">
            <text:p>1109.658</text:p>
          </table:table-cell>
          <table:table-cell office:value-type="float" office:value="12.81" calcext:value-type="float">
            <text:p>12.81</text:p>
          </table:table-cell>
          <table:table-cell office:value-type="float" office:value="-6.525181" calcext:value-type="float">
            <text:p>-6.525181</text:p>
          </table:table-cell>
          <table:table-cell office:value-type="float" office:value="1.755306" calcext:value-type="float">
            <text:p>1.755306</text:p>
          </table:table-cell>
          <table:table-cell office:value-type="float" office:value="26.49832" calcext:value-type="float">
            <text:p>26.49832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44251" calcext:value-type="float">
            <text:p>0.00444251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660374" calcext:value-type="float">
            <text:p>2.660374</text:p>
          </table:table-cell>
          <table:table-cell office:value-type="float" office:value="-0.1925449" calcext:value-type="float">
            <text:p>-0.1925449</text:p>
          </table:table-cell>
          <table:table-cell office:value-type="float" office:value="-0.06151149" calcext:value-type="float">
            <text:p>-0.06151149</text:p>
          </table:table-cell>
          <table:table-cell office:value-type="float" office:value="0.006914115" calcext:value-type="float">
            <text:p>0.006914115</text:p>
          </table:table-cell>
          <table:table-cell office:value-type="float" office:value="20.77433" calcext:value-type="float">
            <text:p>20.77433</text:p>
          </table:table-cell>
          <table:table-cell office:value-type="float" office:value="17.74399" calcext:value-type="float">
            <text:p>17.74399</text:p>
          </table:table-cell>
          <table:table-cell office:value-type="float" office:value="31.84148" calcext:value-type="float">
            <text:p>31.84148</text:p>
          </table:table-cell>
          <table:table-cell office:value-type="float" office:value="0.1612673" calcext:value-type="float">
            <text:p>0.1612673</text:p>
          </table:table-cell>
          <table:table-cell office:value-type="float" office:value="0.08488651" calcext:value-type="float">
            <text:p>0.08488651</text:p>
          </table:table-cell>
          <table:table-cell office:value-type="float" office:value="0.07249692" calcext:value-type="float">
            <text:p>0.07249692</text:p>
          </table:table-cell>
          <table:table-cell office:value-type="float" office:value="0.0207361" calcext:value-type="float">
            <text:p>0.0207361</text:p>
          </table:table-cell>
          <table:table-cell office:value-type="float" office:value="0.01340829" calcext:value-type="float">
            <text:p>0.01340829</text:p>
          </table:table-cell>
          <table:table-cell office:value-type="float" office:value="0.03404818" calcext:value-type="float">
            <text:p>0.03404818</text:p>
          </table:table-cell>
          <table:table-cell office:value-type="float" office:value="0.02815773" calcext:value-type="float">
            <text:p>0.02815773</text:p>
          </table:table-cell>
          <table:table-cell office:value-type="float" office:value="0.02397724" calcext:value-type="float">
            <text:p>0.02397724</text:p>
          </table:table-cell>
          <table:table-cell office:value-type="float" office:value="0.02109572" calcext:value-type="float">
            <text:p>0.02109572</text:p>
          </table:table-cell>
          <table:table-cell office:value-type="float" office:value="0.01655291" calcext:value-type="float">
            <text:p>0.01655291</text:p>
          </table:table-cell>
          <table:table-cell office:value-type="float" office:value="0.01224149" calcext:value-type="float">
            <text:p>0.01224149</text:p>
          </table:table-cell>
          <table:table-cell office:value-type="float" office:value="0.007073625" calcext:value-type="float">
            <text:p>0.007073625</text:p>
          </table:table-cell>
          <table:table-cell office:value-type="float" office:value="0" calcext:value-type="float">
            <text:p>0</text:p>
          </table:table-cell>
          <table:table-cell office:value-type="float" office:value="37.72363" calcext:value-type="float">
            <text:p>37.72363</text:p>
          </table:table-cell>
          <table:table-cell office:value-type="float" office:value="159.2846" calcext:value-type="float">
            <text:p>159.2846</text:p>
          </table:table-cell>
          <table:table-cell office:value-type="float" office:value="78.27153" calcext:value-type="float">
            <text:p>78.27153</text:p>
          </table:table-cell>
          <table:table-cell office:value-type="float" office:value="49.7238" calcext:value-type="float">
            <text:p>49.7238</text:p>
          </table:table-cell>
          <table:table-cell office:value-type="float" office:value="31.77103" calcext:value-type="float">
            <text:p>31.77103</text:p>
          </table:table-cell>
          <table:table-cell office:value-type="float" office:value="15.64681" calcext:value-type="float">
            <text:p>15.64681</text:p>
          </table:table-cell>
          <table:table-cell office:value-type="float" office:value="7.746544" calcext:value-type="float">
            <text:p>7.746544</text:p>
          </table:table-cell>
          <table:table-cell office:value-type="float" office:value="10.8119" calcext:value-type="float">
            <text:p>10.8119</text:p>
          </table:table-cell>
          <table:table-cell office:value-type="float" office:value="5.714288" calcext:value-type="float">
            <text:p>5.714288</text:p>
          </table:table-cell>
          <table:table-cell office:value-type="float" office:value="2.501057" calcext:value-type="float">
            <text:p>2.501057</text:p>
          </table:table-cell>
          <table:table-cell office:value-type="float" office:value="1.148127" calcext:value-type="float">
            <text:p>1.148127</text:p>
          </table:table-cell>
          <table:table-cell office:value-type="float" office:value="0.5543764" calcext:value-type="float">
            <text:p>0.5543764</text:p>
          </table:table-cell>
          <table:table-cell office:value-type="float" office:value="0.3604408" calcext:value-type="float">
            <text:p>0.3604408</text:p>
          </table:table-cell>
          <table:table-cell office:value-type="float" office:value="0.3261921" calcext:value-type="float">
            <text:p>0.3261921</text:p>
          </table:table-cell>
          <table:table-cell office:value-type="float" office:value="0" calcext:value-type="float">
            <text:p>0</text:p>
          </table:table-cell>
          <table:table-cell office:value-type="float" office:value="11666.09" calcext:value-type="float">
            <text:p>11666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7978" calcext:value-type="float">
            <text:p>-0.335797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11.37297" calcext:value-type="float">
            <text:p>11.37297</text:p>
          </table:table-cell>
          <table:table-cell office:value-type="float" office:value="1109.52" calcext:value-type="float">
            <text:p>1109.52</text:p>
          </table:table-cell>
          <table:table-cell office:value-type="float" office:value="12.81" calcext:value-type="float">
            <text:p>12.81</text:p>
          </table:table-cell>
          <table:table-cell office:value-type="float" office:value="-7.046073" calcext:value-type="float">
            <text:p>-7.046073</text:p>
          </table:table-cell>
          <table:table-cell office:value-type="float" office:value="1.645497" calcext:value-type="float">
            <text:p>1.645497</text:p>
          </table:table-cell>
          <table:table-cell office:value-type="float" office:value="26.34027" calcext:value-type="float">
            <text:p>26.34027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442868" calcext:value-type="float">
            <text:p>0.004442868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660511" calcext:value-type="float">
            <text:p>2.660511</text:p>
          </table:table-cell>
          <table:table-cell office:value-type="float" office:value="-0.1949555" calcext:value-type="float">
            <text:p>-0.1949555</text:p>
          </table:table-cell>
          <table:table-cell office:value-type="float" office:value="-0.065943" calcext:value-type="float">
            <text:p>-0.065943</text:p>
          </table:table-cell>
          <table:table-cell office:value-type="float" office:value="0.006924967" calcext:value-type="float">
            <text:p>0.006924967</text:p>
          </table:table-cell>
          <table:table-cell office:value-type="float" office:value="20.67603" calcext:value-type="float">
            <text:p>20.67603</text:p>
          </table:table-cell>
          <table:table-cell office:value-type="float" office:value="17.41753" calcext:value-type="float">
            <text:p>17.41753</text:p>
          </table:table-cell>
          <table:table-cell office:value-type="float" office:value="29.27283" calcext:value-type="float">
            <text:p>29.27283</text:p>
          </table:table-cell>
          <table:table-cell office:value-type="float" office:value="0.1339715" calcext:value-type="float">
            <text:p>0.1339715</text:p>
          </table:table-cell>
          <table:table-cell office:value-type="float" office:value="0.07348847" calcext:value-type="float">
            <text:p>0.07348847</text:p>
          </table:table-cell>
          <table:table-cell office:value-type="float" office:value="0.06512813" calcext:value-type="float">
            <text:p>0.06512813</text:p>
          </table:table-cell>
          <table:table-cell office:value-type="float" office:value="0.02021927" calcext:value-type="float">
            <text:p>0.02021927</text:p>
          </table:table-cell>
          <table:table-cell office:value-type="float" office:value="0.01347989" calcext:value-type="float">
            <text:p>0.01347989</text:p>
          </table:table-cell>
          <table:table-cell office:value-type="float" office:value="0.03394679" calcext:value-type="float">
            <text:p>0.03394679</text:p>
          </table:table-cell>
          <table:table-cell office:value-type="float" office:value="0.02809374" calcext:value-type="float">
            <text:p>0.02809374</text:p>
          </table:table-cell>
          <table:table-cell office:value-type="float" office:value="0.02394141" calcext:value-type="float">
            <text:p>0.02394141</text:p>
          </table:table-cell>
          <table:table-cell office:value-type="float" office:value="0.02109755" calcext:value-type="float">
            <text:p>0.02109755</text:p>
          </table:table-cell>
          <table:table-cell office:value-type="float" office:value="0.01654585" calcext:value-type="float">
            <text:p>0.01654585</text:p>
          </table:table-cell>
          <table:table-cell office:value-type="float" office:value="0.01218696" calcext:value-type="float">
            <text:p>0.01218696</text:p>
          </table:table-cell>
          <table:table-cell office:value-type="float" office:value="0.007082193" calcext:value-type="float">
            <text:p>0.007082193</text:p>
          </table:table-cell>
          <table:table-cell office:value-type="float" office:value="0" calcext:value-type="float">
            <text:p>0</text:p>
          </table:table-cell>
          <table:table-cell office:value-type="float" office:value="39.62202" calcext:value-type="float">
            <text:p>39.62202</text:p>
          </table:table-cell>
          <table:table-cell office:value-type="float" office:value="160.1398" calcext:value-type="float">
            <text:p>160.1398</text:p>
          </table:table-cell>
          <table:table-cell office:value-type="float" office:value="77.80006" calcext:value-type="float">
            <text:p>77.80006</text:p>
          </table:table-cell>
          <table:table-cell office:value-type="float" office:value="48.33783" calcext:value-type="float">
            <text:p>48.33783</text:p>
          </table:table-cell>
          <table:table-cell office:value-type="float" office:value="30.18422" calcext:value-type="float">
            <text:p>30.18422</text:p>
          </table:table-cell>
          <table:table-cell office:value-type="float" office:value="15.25122" calcext:value-type="float">
            <text:p>15.25122</text:p>
          </table:table-cell>
          <table:table-cell office:value-type="float" office:value="7.398686" calcext:value-type="float">
            <text:p>7.398686</text:p>
          </table:table-cell>
          <table:table-cell office:value-type="float" office:value="10.80179" calcext:value-type="float">
            <text:p>10.80179</text:p>
          </table:table-cell>
          <table:table-cell office:value-type="float" office:value="5.741182" calcext:value-type="float">
            <text:p>5.741182</text:p>
          </table:table-cell>
          <table:table-cell office:value-type="float" office:value="2.512199" calcext:value-type="float">
            <text:p>2.512199</text:p>
          </table:table-cell>
          <table:table-cell office:value-type="float" office:value="1.151961" calcext:value-type="float">
            <text:p>1.151961</text:p>
          </table:table-cell>
          <table:table-cell office:value-type="float" office:value="0.5558838" calcext:value-type="float">
            <text:p>0.5558838</text:p>
          </table:table-cell>
          <table:table-cell office:value-type="float" office:value="0.3606874" calcext:value-type="float">
            <text:p>0.3606874</text:p>
          </table:table-cell>
          <table:table-cell office:value-type="float" office:value="0.3262202" calcext:value-type="float">
            <text:p>0.3262202</text:p>
          </table:table-cell>
          <table:table-cell office:value-type="float" office:value="0" calcext:value-type="float">
            <text:p>0</text:p>
          </table:table-cell>
          <table:table-cell office:value-type="float" office:value="11984.02" calcext:value-type="float">
            <text:p>11984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8377" calcext:value-type="float">
            <text:p>-0.335837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11.30407" calcext:value-type="float">
            <text:p>11.30407</text:p>
          </table:table-cell>
          <table:table-cell office:value-type="float" office:value="1109.387" calcext:value-type="float">
            <text:p>1109.387</text:p>
          </table:table-cell>
          <table:table-cell office:value-type="float" office:value="12.81" calcext:value-type="float">
            <text:p>12.81</text:p>
          </table:table-cell>
          <table:table-cell office:value-type="float" office:value="-7.611664" calcext:value-type="float">
            <text:p>-7.611664</text:p>
          </table:table-cell>
          <table:table-cell office:value-type="float" office:value="1.536484" calcext:value-type="float">
            <text:p>1.536484</text:p>
          </table:table-cell>
          <table:table-cell office:value-type="float" office:value="26.12461" calcext:value-type="float">
            <text:p>26.12461</text:p>
          </table:table-cell>
          <table:table-cell office:value-type="float" office:value="0.08214605" calcext:value-type="float">
            <text:p>0.08214605</text:p>
          </table:table-cell>
          <table:table-cell office:value-type="float" office:value="0.004443197" calcext:value-type="float">
            <text:p>0.004443197</text:p>
          </table:table-cell>
          <table:table-cell office:value-type="float" office:value="0.2618431" calcext:value-type="float">
            <text:p>0.2618431</text:p>
          </table:table-cell>
          <table:table-cell office:value-type="float" office:value="2.660637" calcext:value-type="float">
            <text:p>2.660637</text:p>
          </table:table-cell>
          <table:table-cell office:value-type="float" office:value="-0.1975497" calcext:value-type="float">
            <text:p>-0.1975497</text:p>
          </table:table-cell>
          <table:table-cell office:value-type="float" office:value="-0.07023822" calcext:value-type="float">
            <text:p>-0.07023822</text:p>
          </table:table-cell>
          <table:table-cell office:value-type="float" office:value="0.006935354" calcext:value-type="float">
            <text:p>0.006935354</text:p>
          </table:table-cell>
          <table:table-cell office:value-type="float" office:value="20.55113" calcext:value-type="float">
            <text:p>20.55113</text:p>
          </table:table-cell>
          <table:table-cell office:value-type="float" office:value="17.11466" calcext:value-type="float">
            <text:p>17.11466</text:p>
          </table:table-cell>
          <table:table-cell office:value-type="float" office:value="26.51896" calcext:value-type="float">
            <text:p>26.51896</text:p>
          </table:table-cell>
          <table:table-cell office:value-type="float" office:value="0.1387796" calcext:value-type="float">
            <text:p>0.1387796</text:p>
          </table:table-cell>
          <table:table-cell office:value-type="float" office:value="0.07474775" calcext:value-type="float">
            <text:p>0.07474775</text:p>
          </table:table-cell>
          <table:table-cell office:value-type="float" office:value="0.06484773" calcext:value-type="float">
            <text:p>0.06484773</text:p>
          </table:table-cell>
          <table:table-cell office:value-type="float" office:value="0.01988661" calcext:value-type="float">
            <text:p>0.01988661</text:p>
          </table:table-cell>
          <table:table-cell office:value-type="float" office:value="0.0135692" calcext:value-type="float">
            <text:p>0.0135692</text:p>
          </table:table-cell>
          <table:table-cell office:value-type="float" office:value="0.03375585" calcext:value-type="float">
            <text:p>0.03375585</text:p>
          </table:table-cell>
          <table:table-cell office:value-type="float" office:value="0.02805014" calcext:value-type="float">
            <text:p>0.02805014</text:p>
          </table:table-cell>
          <table:table-cell office:value-type="float" office:value="0.02390792" calcext:value-type="float">
            <text:p>0.02390792</text:p>
          </table:table-cell>
          <table:table-cell office:value-type="float" office:value="0.02109945" calcext:value-type="float">
            <text:p>0.02109945</text:p>
          </table:table-cell>
          <table:table-cell office:value-type="float" office:value="0.01653936" calcext:value-type="float">
            <text:p>0.01653936</text:p>
          </table:table-cell>
          <table:table-cell office:value-type="float" office:value="0.01213218" calcext:value-type="float">
            <text:p>0.01213218</text:p>
          </table:table-cell>
          <table:table-cell office:value-type="float" office:value="0.00709063" calcext:value-type="float">
            <text:p>0.00709063</text:p>
          </table:table-cell>
          <table:table-cell office:value-type="float" office:value="0" calcext:value-type="float">
            <text:p>0</text:p>
          </table:table-cell>
          <table:table-cell office:value-type="float" office:value="40.92665" calcext:value-type="float">
            <text:p>40.92665</text:p>
          </table:table-cell>
          <table:table-cell office:value-type="float" office:value="160.0966" calcext:value-type="float">
            <text:p>160.0966</text:p>
          </table:table-cell>
          <table:table-cell office:value-type="float" office:value="76.96938" calcext:value-type="float">
            <text:p>76.96938</text:p>
          </table:table-cell>
          <table:table-cell office:value-type="float" office:value="46.93886" calcext:value-type="float">
            <text:p>46.93886</text:p>
          </table:table-cell>
          <table:table-cell office:value-type="float" office:value="28.83823" calcext:value-type="float">
            <text:p>28.83823</text:p>
          </table:table-cell>
          <table:table-cell office:value-type="float" office:value="14.82579" calcext:value-type="float">
            <text:p>14.82579</text:p>
          </table:table-cell>
          <table:table-cell office:value-type="float" office:value="7.120647" calcext:value-type="float">
            <text:p>7.120647</text:p>
          </table:table-cell>
          <table:table-cell office:value-type="float" office:value="10.7734" calcext:value-type="float">
            <text:p>10.7734</text:p>
          </table:table-cell>
          <table:table-cell office:value-type="float" office:value="5.767396" calcext:value-type="float">
            <text:p>5.767396</text:p>
          </table:table-cell>
          <table:table-cell office:value-type="float" office:value="2.523448" calcext:value-type="float">
            <text:p>2.523448</text:p>
          </table:table-cell>
          <table:table-cell office:value-type="float" office:value="1.155802" calcext:value-type="float">
            <text:p>1.155802</text:p>
          </table:table-cell>
          <table:table-cell office:value-type="float" office:value="0.5573248" calcext:value-type="float">
            <text:p>0.5573248</text:p>
          </table:table-cell>
          <table:table-cell office:value-type="float" office:value="0.3609273" calcext:value-type="float">
            <text:p>0.3609273</text:p>
          </table:table-cell>
          <table:table-cell office:value-type="float" office:value="0.3262483" calcext:value-type="float">
            <text:p>0.3262483</text:p>
          </table:table-cell>
          <table:table-cell office:value-type="float" office:value="0" calcext:value-type="float">
            <text:p>0</text:p>
          </table:table-cell>
          <table:table-cell office:value-type="float" office:value="12354.89" calcext:value-type="float">
            <text:p>12354.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358789" calcext:value-type="float">
            <text:p>-0.33587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11.2296" calcext:value-type="float">
            <text:p>11.2296</text:p>
          </table:table-cell>
          <table:table-cell office:value-type="float" office:value="1109.266" calcext:value-type="float">
            <text:p>1109.266</text:p>
          </table:table-cell>
          <table:table-cell office:value-type="float" office:value="12.81" calcext:value-type="float">
            <text:p>12.81</text:p>
          </table:table-cell>
          <table:table-cell office:value-type="float" office:value="-8.204855" calcext:value-type="float">
            <text:p>-8.204855</text:p>
          </table:table-cell>
          <table:table-cell office:value-type="float" office:value="1.348121" calcext:value-type="float">
            <text:p>1.348121</text:p>
          </table:table-cell>
          <table:table-cell office:value-type="float" office:value="25.97926" calcext:value-type="float">
            <text:p>25.97926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6237" calcext:value-type="float">
            <text:p>0.00446237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272" calcext:value-type="float">
            <text:p>2.663272</text:p>
          </table:table-cell>
          <table:table-cell office:value-type="float" office:value="-0.2056577" calcext:value-type="float">
            <text:p>-0.2056577</text:p>
          </table:table-cell>
          <table:table-cell office:value-type="float" office:value="-0.0720338" calcext:value-type="float">
            <text:p>-0.0720338</text:p>
          </table:table-cell>
          <table:table-cell office:value-type="float" office:value="0.006945566" calcext:value-type="float">
            <text:p>0.006945566</text:p>
          </table:table-cell>
          <table:table-cell office:value-type="float" office:value="20.48882" calcext:value-type="float">
            <text:p>20.48882</text:p>
          </table:table-cell>
          <table:table-cell office:value-type="float" office:value="19.03099" calcext:value-type="float">
            <text:p>19.03099</text:p>
          </table:table-cell>
          <table:table-cell office:value-type="float" office:value="24.20559" calcext:value-type="float">
            <text:p>24.20559</text:p>
          </table:table-cell>
          <table:table-cell office:value-type="float" office:value="0.1450721" calcext:value-type="float">
            <text:p>0.1450721</text:p>
          </table:table-cell>
          <table:table-cell office:value-type="float" office:value="0.06937863" calcext:value-type="float">
            <text:p>0.06937863</text:p>
          </table:table-cell>
          <table:table-cell office:value-type="float" office:value="0.06171944" calcext:value-type="float">
            <text:p>0.06171944</text:p>
          </table:table-cell>
          <table:table-cell office:value-type="float" office:value="0.01951182" calcext:value-type="float">
            <text:p>0.01951182</text:p>
          </table:table-cell>
          <table:table-cell office:value-type="float" office:value="0.01413858" calcext:value-type="float">
            <text:p>0.01413858</text:p>
          </table:table-cell>
          <table:table-cell office:value-type="float" office:value="0.03356426" calcext:value-type="float">
            <text:p>0.03356426</text:p>
          </table:table-cell>
          <table:table-cell office:value-type="float" office:value="0.02802307" calcext:value-type="float">
            <text:p>0.02802307</text:p>
          </table:table-cell>
          <table:table-cell office:value-type="float" office:value="0.02387933" calcext:value-type="float">
            <text:p>0.02387933</text:p>
          </table:table-cell>
          <table:table-cell office:value-type="float" office:value="0.02110154" calcext:value-type="float">
            <text:p>0.02110154</text:p>
          </table:table-cell>
          <table:table-cell office:value-type="float" office:value="0.01653289" calcext:value-type="float">
            <text:p>0.01653289</text:p>
          </table:table-cell>
          <table:table-cell office:value-type="float" office:value="0.01206899" calcext:value-type="float">
            <text:p>0.01206899</text:p>
          </table:table-cell>
          <table:table-cell office:value-type="float" office:value="0.007098941" calcext:value-type="float">
            <text:p>0.007098941</text:p>
          </table:table-cell>
          <table:table-cell office:value-type="float" office:value="0" calcext:value-type="float">
            <text:p>0</text:p>
          </table:table-cell>
          <table:table-cell office:value-type="float" office:value="118.8368" calcext:value-type="float">
            <text:p>118.8368</text:p>
          </table:table-cell>
          <table:table-cell office:value-type="float" office:value="137.6533" calcext:value-type="float">
            <text:p>137.6533</text:p>
          </table:table-cell>
          <table:table-cell office:value-type="float" office:value="80.93047" calcext:value-type="float">
            <text:p>80.93047</text:p>
          </table:table-cell>
          <table:table-cell office:value-type="float" office:value="45.15583" calcext:value-type="float">
            <text:p>45.15583</text:p>
          </table:table-cell>
          <table:table-cell office:value-type="float" office:value="27.80046" calcext:value-type="float">
            <text:p>27.80046</text:p>
          </table:table-cell>
          <table:table-cell office:value-type="float" office:value="14.41672" calcext:value-type="float">
            <text:p>14.41672</text:p>
          </table:table-cell>
          <table:table-cell office:value-type="float" office:value="6.558002" calcext:value-type="float">
            <text:p>6.558002</text:p>
          </table:table-cell>
          <table:table-cell office:value-type="float" office:value="10.79032" calcext:value-type="float">
            <text:p>10.79032</text:p>
          </table:table-cell>
          <table:table-cell office:value-type="float" office:value="5.79625" calcext:value-type="float">
            <text:p>5.79625</text:p>
          </table:table-cell>
          <table:table-cell office:value-type="float" office:value="2.534718" calcext:value-type="float">
            <text:p>2.534718</text:p>
          </table:table-cell>
          <table:table-cell office:value-type="float" office:value="1.15959" calcext:value-type="float">
            <text:p>1.15959</text:p>
          </table:table-cell>
          <table:table-cell office:value-type="float" office:value="0.5586545" calcext:value-type="float">
            <text:p>0.5586545</text:p>
          </table:table-cell>
          <table:table-cell office:value-type="float" office:value="0.3599267" calcext:value-type="float">
            <text:p>0.3599267</text:p>
          </table:table-cell>
          <table:table-cell office:value-type="float" office:value="0.3262764" calcext:value-type="float">
            <text:p>0.3262764</text:p>
          </table:table-cell>
          <table:table-cell office:value-type="float" office:value="0" calcext:value-type="float">
            <text:p>0</text:p>
          </table:table-cell>
          <table:table-cell office:value-type="float" office:value="5490.169" calcext:value-type="float">
            <text:p>5490.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25273" calcext:value-type="float">
            <text:p>-0.352527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11.15509" calcext:value-type="float">
            <text:p>11.15509</text:p>
          </table:table-cell>
          <table:table-cell office:value-type="float" office:value="1109.14" calcext:value-type="float">
            <text:p>1109.14</text:p>
          </table:table-cell>
          <table:table-cell office:value-type="float" office:value="12.81" calcext:value-type="float">
            <text:p>12.81</text:p>
          </table:table-cell>
          <table:table-cell office:value-type="float" office:value="-8.89432" calcext:value-type="float">
            <text:p>-8.89432</text:p>
          </table:table-cell>
          <table:table-cell office:value-type="float" office:value="1.152568" calcext:value-type="float">
            <text:p>1.152568</text:p>
          </table:table-cell>
          <table:table-cell office:value-type="float" office:value="25.73887" calcext:value-type="float">
            <text:p>25.73887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68547" calcext:value-type="float">
            <text:p>0.004468547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301" calcext:value-type="float">
            <text:p>2.663301</text:p>
          </table:table-cell>
          <table:table-cell office:value-type="float" office:value="-0.2096965" calcext:value-type="float">
            <text:p>-0.2096965</text:p>
          </table:table-cell>
          <table:table-cell office:value-type="float" office:value="-0.07330777" calcext:value-type="float">
            <text:p>-0.07330777</text:p>
          </table:table-cell>
          <table:table-cell office:value-type="float" office:value="0.006955689" calcext:value-type="float">
            <text:p>0.006955689</text:p>
          </table:table-cell>
          <table:table-cell office:value-type="float" office:value="20.39854" calcext:value-type="float">
            <text:p>20.39854</text:p>
          </table:table-cell>
          <table:table-cell office:value-type="float" office:value="17.90147" calcext:value-type="float">
            <text:p>17.90147</text:p>
          </table:table-cell>
          <table:table-cell office:value-type="float" office:value="19.64347" calcext:value-type="float">
            <text:p>19.64347</text:p>
          </table:table-cell>
          <table:table-cell office:value-type="float" office:value="0.1441602" calcext:value-type="float">
            <text:p>0.1441602</text:p>
          </table:table-cell>
          <table:table-cell office:value-type="float" office:value="0.07114407" calcext:value-type="float">
            <text:p>0.07114407</text:p>
          </table:table-cell>
          <table:table-cell office:value-type="float" office:value="0.06254181" calcext:value-type="float">
            <text:p>0.06254181</text:p>
          </table:table-cell>
          <table:table-cell office:value-type="float" office:value="0.01935228" calcext:value-type="float">
            <text:p>0.01935228</text:p>
          </table:table-cell>
          <table:table-cell office:value-type="float" office:value="0.01394146" calcext:value-type="float">
            <text:p>0.01394146</text:p>
          </table:table-cell>
          <table:table-cell office:value-type="float" office:value="0.03332571" calcext:value-type="float">
            <text:p>0.03332571</text:p>
          </table:table-cell>
          <table:table-cell office:value-type="float" office:value="0.02800796" calcext:value-type="float">
            <text:p>0.02800796</text:p>
          </table:table-cell>
          <table:table-cell office:value-type="float" office:value="0.02385589" calcext:value-type="float">
            <text:p>0.02385589</text:p>
          </table:table-cell>
          <table:table-cell office:value-type="float" office:value="0.02110423" calcext:value-type="float">
            <text:p>0.02110423</text:p>
          </table:table-cell>
          <table:table-cell office:value-type="float" office:value="0.01652743" calcext:value-type="float">
            <text:p>0.01652743</text:p>
          </table:table-cell>
          <table:table-cell office:value-type="float" office:value="0.01201532" calcext:value-type="float">
            <text:p>0.01201532</text:p>
          </table:table-cell>
          <table:table-cell office:value-type="float" office:value="0.007107125" calcext:value-type="float">
            <text:p>0.007107125</text:p>
          </table:table-cell>
          <table:table-cell office:value-type="float" office:value="0" calcext:value-type="float">
            <text:p>0</text:p>
          </table:table-cell>
          <table:table-cell office:value-type="float" office:value="107.2325" calcext:value-type="float">
            <text:p>107.2325</text:p>
          </table:table-cell>
          <table:table-cell office:value-type="float" office:value="134.9511" calcext:value-type="float">
            <text:p>134.9511</text:p>
          </table:table-cell>
          <table:table-cell office:value-type="float" office:value="84.87778" calcext:value-type="float">
            <text:p>84.87778</text:p>
          </table:table-cell>
          <table:table-cell office:value-type="float" office:value="43.83141" calcext:value-type="float">
            <text:p>43.83141</text:p>
          </table:table-cell>
          <table:table-cell office:value-type="float" office:value="26.49862" calcext:value-type="float">
            <text:p>26.49862</text:p>
          </table:table-cell>
          <table:table-cell office:value-type="float" office:value="13.91367" calcext:value-type="float">
            <text:p>13.91367</text:p>
          </table:table-cell>
          <table:table-cell office:value-type="float" office:value="6.189884" calcext:value-type="float">
            <text:p>6.189884</text:p>
          </table:table-cell>
          <table:table-cell office:value-type="float" office:value="10.72512" calcext:value-type="float">
            <text:p>10.72512</text:p>
          </table:table-cell>
          <table:table-cell office:value-type="float" office:value="5.828185" calcext:value-type="float">
            <text:p>5.828185</text:p>
          </table:table-cell>
          <table:table-cell office:value-type="float" office:value="2.546096" calcext:value-type="float">
            <text:p>2.546096</text:p>
          </table:table-cell>
          <table:table-cell office:value-type="float" office:value="1.163327" calcext:value-type="float">
            <text:p>1.163327</text:p>
          </table:table-cell>
          <table:table-cell office:value-type="float" office:value="0.5600476" calcext:value-type="float">
            <text:p>0.5600476</text:p>
          </table:table-cell>
          <table:table-cell office:value-type="float" office:value="0.3604061" calcext:value-type="float">
            <text:p>0.3604061</text:p>
          </table:table-cell>
          <table:table-cell office:value-type="float" office:value="0.3263044" calcext:value-type="float">
            <text:p>0.3263044</text:p>
          </table:table-cell>
          <table:table-cell office:value-type="float" office:value="0" calcext:value-type="float">
            <text:p>0</text:p>
          </table:table-cell>
          <table:table-cell office:value-type="float" office:value="5740.701" calcext:value-type="float">
            <text:p>5740.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0319" calcext:value-type="float">
            <text:p>-0.353031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11.07685" calcext:value-type="float">
            <text:p>11.07685</text:p>
          </table:table-cell>
          <table:table-cell office:value-type="float" office:value="1109.003" calcext:value-type="float">
            <text:p>1109.003</text:p>
          </table:table-cell>
          <table:table-cell office:value-type="float" office:value="12.81" calcext:value-type="float">
            <text:p>12.81</text:p>
          </table:table-cell>
          <table:table-cell office:value-type="float" office:value="-9.608316" calcext:value-type="float">
            <text:p>-9.608316</text:p>
          </table:table-cell>
          <table:table-cell office:value-type="float" office:value="0.9621689" calcext:value-type="float">
            <text:p>0.9621689</text:p>
          </table:table-cell>
          <table:table-cell office:value-type="float" office:value="25.44993" calcext:value-type="float">
            <text:p>25.44993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68636" calcext:value-type="float">
            <text:p>0.004468636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346" calcext:value-type="float">
            <text:p>2.663346</text:p>
          </table:table-cell>
          <table:table-cell office:value-type="float" office:value="-0.2127585" calcext:value-type="float">
            <text:p>-0.2127585</text:p>
          </table:table-cell>
          <table:table-cell office:value-type="float" office:value="-0.07484803" calcext:value-type="float">
            <text:p>-0.07484803</text:p>
          </table:table-cell>
          <table:table-cell office:value-type="float" office:value="0.006965851" calcext:value-type="float">
            <text:p>0.006965851</text:p>
          </table:table-cell>
          <table:table-cell office:value-type="float" office:value="20.28304" calcext:value-type="float">
            <text:p>20.28304</text:p>
          </table:table-cell>
          <table:table-cell office:value-type="float" office:value="17.08996" calcext:value-type="float">
            <text:p>17.08996</text:p>
          </table:table-cell>
          <table:table-cell office:value-type="float" office:value="15.07637" calcext:value-type="float">
            <text:p>15.07637</text:p>
          </table:table-cell>
          <table:table-cell office:value-type="float" office:value="0.1356027" calcext:value-type="float">
            <text:p>0.1356027</text:p>
          </table:table-cell>
          <table:table-cell office:value-type="float" office:value="0.07339802" calcext:value-type="float">
            <text:p>0.07339802</text:p>
          </table:table-cell>
          <table:table-cell office:value-type="float" office:value="0.06439756" calcext:value-type="float">
            <text:p>0.06439756</text:p>
          </table:table-cell>
          <table:table-cell office:value-type="float" office:value="0.019314" calcext:value-type="float">
            <text:p>0.019314</text:p>
          </table:table-cell>
          <table:table-cell office:value-type="float" office:value="0.01380365" calcext:value-type="float">
            <text:p>0.01380365</text:p>
          </table:table-cell>
          <table:table-cell office:value-type="float" office:value="0.03311086" calcext:value-type="float">
            <text:p>0.03311086</text:p>
          </table:table-cell>
          <table:table-cell office:value-type="float" office:value="0.02799391" calcext:value-type="float">
            <text:p>0.02799391</text:p>
          </table:table-cell>
          <table:table-cell office:value-type="float" office:value="0.02383699" calcext:value-type="float">
            <text:p>0.02383699</text:p>
          </table:table-cell>
          <table:table-cell office:value-type="float" office:value="0.02110797" calcext:value-type="float">
            <text:p>0.02110797</text:p>
          </table:table-cell>
          <table:table-cell office:value-type="float" office:value="0.01652304" calcext:value-type="float">
            <text:p>0.01652304</text:p>
          </table:table-cell>
          <table:table-cell office:value-type="float" office:value="0.01196087" calcext:value-type="float">
            <text:p>0.01196087</text:p>
          </table:table-cell>
          <table:table-cell office:value-type="float" office:value="0.007115195" calcext:value-type="float">
            <text:p>0.007115195</text:p>
          </table:table-cell>
          <table:table-cell office:value-type="float" office:value="0" calcext:value-type="float">
            <text:p>0</text:p>
          </table:table-cell>
          <table:table-cell office:value-type="float" office:value="90.50198" calcext:value-type="float">
            <text:p>90.50198</text:p>
          </table:table-cell>
          <table:table-cell office:value-type="float" office:value="138.0641" calcext:value-type="float">
            <text:p>138.0641</text:p>
          </table:table-cell>
          <table:table-cell office:value-type="float" office:value="84.55235" calcext:value-type="float">
            <text:p>84.55235</text:p>
          </table:table-cell>
          <table:table-cell office:value-type="float" office:value="42.46875" calcext:value-type="float">
            <text:p>42.46875</text:p>
          </table:table-cell>
          <table:table-cell office:value-type="float" office:value="24.94475" calcext:value-type="float">
            <text:p>24.94475</text:p>
          </table:table-cell>
          <table:table-cell office:value-type="float" office:value="13.37357" calcext:value-type="float">
            <text:p>13.37357</text:p>
          </table:table-cell>
          <table:table-cell office:value-type="float" office:value="5.916853" calcext:value-type="float">
            <text:p>5.916853</text:p>
          </table:table-cell>
          <table:table-cell office:value-type="float" office:value="10.62138" calcext:value-type="float">
            <text:p>10.62138</text:p>
          </table:table-cell>
          <table:table-cell office:value-type="float" office:value="5.857195" calcext:value-type="float">
            <text:p>5.857195</text:p>
          </table:table-cell>
          <table:table-cell office:value-type="float" office:value="2.557534" calcext:value-type="float">
            <text:p>2.557534</text:p>
          </table:table-cell>
          <table:table-cell office:value-type="float" office:value="1.167052" calcext:value-type="float">
            <text:p>1.167052</text:p>
          </table:table-cell>
          <table:table-cell office:value-type="float" office:value="0.5614944" calcext:value-type="float">
            <text:p>0.5614944</text:p>
          </table:table-cell>
          <table:table-cell office:value-type="float" office:value="0.3608263" calcext:value-type="float">
            <text:p>0.3608263</text:p>
          </table:table-cell>
          <table:table-cell office:value-type="float" office:value="0.3263324" calcext:value-type="float">
            <text:p>0.3263324</text:p>
          </table:table-cell>
          <table:table-cell office:value-type="float" office:value="0" calcext:value-type="float">
            <text:p>0</text:p>
          </table:table-cell>
          <table:table-cell office:value-type="float" office:value="6139.214" calcext:value-type="float">
            <text:p>6139.2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1062" calcext:value-type="float">
            <text:p>-0.353106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10.98795" calcext:value-type="float">
            <text:p>10.98795</text:p>
          </table:table-cell>
          <table:table-cell office:value-type="float" office:value="1108.855" calcext:value-type="float">
            <text:p>1108.855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7693" calcext:value-type="float">
            <text:p>-10.37693</text:p>
          </table:table-cell>
          <table:table-cell office:value-type="float" office:value="0.7881161" calcext:value-type="float">
            <text:p>0.7881161</text:p>
          </table:table-cell>
          <table:table-cell office:value-type="float" office:value="25.09256" calcext:value-type="float">
            <text:p>25.09256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68726" calcext:value-type="float">
            <text:p>0.004468726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392" calcext:value-type="float">
            <text:p>2.663392</text:p>
          </table:table-cell>
          <table:table-cell office:value-type="float" office:value="-0.2159433" calcext:value-type="float">
            <text:p>-0.2159433</text:p>
          </table:table-cell>
          <table:table-cell office:value-type="float" office:value="-0.0762252" calcext:value-type="float">
            <text:p>-0.0762252</text:p>
          </table:table-cell>
          <table:table-cell office:value-type="float" office:value="0.006976222" calcext:value-type="float">
            <text:p>0.006976222</text:p>
          </table:table-cell>
          <table:table-cell office:value-type="float" office:value="20.11209" calcext:value-type="float">
            <text:p>20.11209</text:p>
          </table:table-cell>
          <table:table-cell office:value-type="float" office:value="16.42673" calcext:value-type="float">
            <text:p>16.42673</text:p>
          </table:table-cell>
          <table:table-cell office:value-type="float" office:value="10.79611" calcext:value-type="float">
            <text:p>10.79611</text:p>
          </table:table-cell>
          <table:table-cell office:value-type="float" office:value="0.1432706" calcext:value-type="float">
            <text:p>0.1432706</text:p>
          </table:table-cell>
          <table:table-cell office:value-type="float" office:value="0.07971606" calcext:value-type="float">
            <text:p>0.07971606</text:p>
          </table:table-cell>
          <table:table-cell office:value-type="float" office:value="0.0690695" calcext:value-type="float">
            <text:p>0.0690695</text:p>
          </table:table-cell>
          <table:table-cell office:value-type="float" office:value="0.01962001" calcext:value-type="float">
            <text:p>0.01962001</text:p>
          </table:table-cell>
          <table:table-cell office:value-type="float" office:value="0.01368066" calcext:value-type="float">
            <text:p>0.01368066</text:p>
          </table:table-cell>
          <table:table-cell office:value-type="float" office:value="0.03291985" calcext:value-type="float">
            <text:p>0.03291985</text:p>
          </table:table-cell>
          <table:table-cell office:value-type="float" office:value="0.02797334" calcext:value-type="float">
            <text:p>0.02797334</text:p>
          </table:table-cell>
          <table:table-cell office:value-type="float" office:value="0.02382065" calcext:value-type="float">
            <text:p>0.02382065</text:p>
          </table:table-cell>
          <table:table-cell office:value-type="float" office:value="0.02111278" calcext:value-type="float">
            <text:p>0.02111278</text:p>
          </table:table-cell>
          <table:table-cell office:value-type="float" office:value="0.01651975" calcext:value-type="float">
            <text:p>0.01651975</text:p>
          </table:table-cell>
          <table:table-cell office:value-type="float" office:value="0.01190598" calcext:value-type="float">
            <text:p>0.01190598</text:p>
          </table:table-cell>
          <table:table-cell office:value-type="float" office:value="0.007123134" calcext:value-type="float">
            <text:p>0.007123134</text:p>
          </table:table-cell>
          <table:table-cell office:value-type="float" office:value="0" calcext:value-type="float">
            <text:p>0</text:p>
          </table:table-cell>
          <table:table-cell office:value-type="float" office:value="80.0109" calcext:value-type="float">
            <text:p>80.0109</text:p>
          </table:table-cell>
          <table:table-cell office:value-type="float" office:value="140.6781" calcext:value-type="float">
            <text:p>140.6781</text:p>
          </table:table-cell>
          <table:table-cell office:value-type="float" office:value="82.51147" calcext:value-type="float">
            <text:p>82.51147</text:p>
          </table:table-cell>
          <table:table-cell office:value-type="float" office:value="40.83374" calcext:value-type="float">
            <text:p>40.83374</text:p>
          </table:table-cell>
          <table:table-cell office:value-type="float" office:value="23.31838" calcext:value-type="float">
            <text:p>23.31838</text:p>
          </table:table-cell>
          <table:table-cell office:value-type="float" office:value="12.81099" calcext:value-type="float">
            <text:p>12.81099</text:p>
          </table:table-cell>
          <table:table-cell office:value-type="float" office:value="5.661698" calcext:value-type="float">
            <text:p>5.661698</text:p>
          </table:table-cell>
          <table:table-cell office:value-type="float" office:value="10.5002" calcext:value-type="float">
            <text:p>10.5002</text:p>
          </table:table-cell>
          <table:table-cell office:value-type="float" office:value="5.883927" calcext:value-type="float">
            <text:p>5.883927</text:p>
          </table:table-cell>
          <table:table-cell office:value-type="float" office:value="2.568965" calcext:value-type="float">
            <text:p>2.568965</text:p>
          </table:table-cell>
          <table:table-cell office:value-type="float" office:value="1.170778" calcext:value-type="float">
            <text:p>1.170778</text:p>
          </table:table-cell>
          <table:table-cell office:value-type="float" office:value="0.5629728" calcext:value-type="float">
            <text:p>0.5629728</text:p>
          </table:table-cell>
          <table:table-cell office:value-type="float" office:value="0.3611989" calcext:value-type="float">
            <text:p>0.3611989</text:p>
          </table:table-cell>
          <table:table-cell office:value-type="float" office:value="0.3263604" calcext:value-type="float">
            <text:p>0.3263604</text:p>
          </table:table-cell>
          <table:table-cell office:value-type="float" office:value="0" calcext:value-type="float">
            <text:p>0</text:p>
          </table:table-cell>
          <table:table-cell office:value-type="float" office:value="6600.818" calcext:value-type="float">
            <text:p>6600.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1647" calcext:value-type="float">
            <text:p>-0.353164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10.89517" calcext:value-type="float">
            <text:p>10.89517</text:p>
          </table:table-cell>
          <table:table-cell office:value-type="float" office:value="1108.698" calcext:value-type="float">
            <text:p>1108.69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17871" calcext:value-type="float">
            <text:p>-11.17871</text:p>
          </table:table-cell>
          <table:table-cell office:value-type="float" office:value="0.6555375" calcext:value-type="float">
            <text:p>0.6555375</text:p>
          </table:table-cell>
          <table:table-cell office:value-type="float" office:value="24.66407" calcext:value-type="float">
            <text:p>24.66407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68815" calcext:value-type="float">
            <text:p>0.004468815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438" calcext:value-type="float">
            <text:p>2.663438</text:p>
          </table:table-cell>
          <table:table-cell office:value-type="float" office:value="-0.2192458" calcext:value-type="float">
            <text:p>-0.2192458</text:p>
          </table:table-cell>
          <table:table-cell office:value-type="float" office:value="-0.07734855" calcext:value-type="float">
            <text:p>-0.07734855</text:p>
          </table:table-cell>
          <table:table-cell office:value-type="float" office:value="0.006986956" calcext:value-type="float">
            <text:p>0.006986956</text:p>
          </table:table-cell>
          <table:table-cell office:value-type="float" office:value="19.91457" calcext:value-type="float">
            <text:p>19.91457</text:p>
          </table:table-cell>
          <table:table-cell office:value-type="float" office:value="15.77592" calcext:value-type="float">
            <text:p>15.77592</text:p>
          </table:table-cell>
          <table:table-cell office:value-type="float" office:value="7.543115" calcext:value-type="float">
            <text:p>7.543115</text:p>
          </table:table-cell>
          <table:table-cell office:value-type="float" office:value="0.1469012" calcext:value-type="float">
            <text:p>0.1469012</text:p>
          </table:table-cell>
          <table:table-cell office:value-type="float" office:value="0.08419507" calcext:value-type="float">
            <text:p>0.08419507</text:p>
          </table:table-cell>
          <table:table-cell office:value-type="float" office:value="0.07303527" calcext:value-type="float">
            <text:p>0.07303527</text:p>
          </table:table-cell>
          <table:table-cell office:value-type="float" office:value="0.02000568" calcext:value-type="float">
            <text:p>0.02000568</text:p>
          </table:table-cell>
          <table:table-cell office:value-type="float" office:value="0.01372416" calcext:value-type="float">
            <text:p>0.01372416</text:p>
          </table:table-cell>
          <table:table-cell office:value-type="float" office:value="0.03280324" calcext:value-type="float">
            <text:p>0.03280324</text:p>
          </table:table-cell>
          <table:table-cell office:value-type="float" office:value="0.02794127" calcext:value-type="float">
            <text:p>0.02794127</text:p>
          </table:table-cell>
          <table:table-cell office:value-type="float" office:value="0.02380481" calcext:value-type="float">
            <text:p>0.02380481</text:p>
          </table:table-cell>
          <table:table-cell office:value-type="float" office:value="0.02111845" calcext:value-type="float">
            <text:p>0.02111845</text:p>
          </table:table-cell>
          <table:table-cell office:value-type="float" office:value="0.01651755" calcext:value-type="float">
            <text:p>0.01651755</text:p>
          </table:table-cell>
          <table:table-cell office:value-type="float" office:value="0.01185078" calcext:value-type="float">
            <text:p>0.01185078</text:p>
          </table:table-cell>
          <table:table-cell office:value-type="float" office:value="0.007130949" calcext:value-type="float">
            <text:p>0.007130949</text:p>
          </table:table-cell>
          <table:table-cell office:value-type="float" office:value="0" calcext:value-type="float">
            <text:p>0</text:p>
          </table:table-cell>
          <table:table-cell office:value-type="float" office:value="72.69305" calcext:value-type="float">
            <text:p>72.69305</text:p>
          </table:table-cell>
          <table:table-cell office:value-type="float" office:value="141.2142" calcext:value-type="float">
            <text:p>141.2142</text:p>
          </table:table-cell>
          <table:table-cell office:value-type="float" office:value="80.37418" calcext:value-type="float">
            <text:p>80.37418</text:p>
          </table:table-cell>
          <table:table-cell office:value-type="float" office:value="38.97412" calcext:value-type="float">
            <text:p>38.97412</text:p>
          </table:table-cell>
          <table:table-cell office:value-type="float" office:value="21.45458" calcext:value-type="float">
            <text:p>21.45458</text:p>
          </table:table-cell>
          <table:table-cell office:value-type="float" office:value="12.28232" calcext:value-type="float">
            <text:p>12.28232</text:p>
          </table:table-cell>
          <table:table-cell office:value-type="float" office:value="5.435627" calcext:value-type="float">
            <text:p>5.435627</text:p>
          </table:table-cell>
          <table:table-cell office:value-type="float" office:value="10.37192" calcext:value-type="float">
            <text:p>10.37192</text:p>
          </table:table-cell>
          <table:table-cell office:value-type="float" office:value="5.908724" calcext:value-type="float">
            <text:p>5.908724</text:p>
          </table:table-cell>
          <table:table-cell office:value-type="float" office:value="2.580368" calcext:value-type="float">
            <text:p>2.580368</text:p>
          </table:table-cell>
          <table:table-cell office:value-type="float" office:value="1.174504" calcext:value-type="float">
            <text:p>1.174504</text:p>
          </table:table-cell>
          <table:table-cell office:value-type="float" office:value="0.5644671" calcext:value-type="float">
            <text:p>0.5644671</text:p>
          </table:table-cell>
          <table:table-cell office:value-type="float" office:value="0.3615385" calcext:value-type="float">
            <text:p>0.3615385</text:p>
          </table:table-cell>
          <table:table-cell office:value-type="float" office:value="0.3263884" calcext:value-type="float">
            <text:p>0.3263884</text:p>
          </table:table-cell>
          <table:table-cell office:value-type="float" office:value="0" calcext:value-type="float">
            <text:p>0</text:p>
          </table:table-cell>
          <table:table-cell office:value-type="float" office:value="7074.373" calcext:value-type="float">
            <text:p>7074.3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2142" calcext:value-type="float">
            <text:p>-0.353214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0.81604" calcext:value-type="float">
            <text:p>10.81604</text:p>
          </table:table-cell>
          <table:table-cell office:value-type="float" office:value="1108.548" calcext:value-type="float">
            <text:p>1108.548</text:p>
          </table:table-cell>
          <table:table-cell office:value-type="float" office:value="12.81" calcext:value-type="float">
            <text:p>12.81</text:p>
          </table:table-cell>
          <table:table-cell office:value-type="float" office:value="-11.94435" calcext:value-type="float">
            <text:p>-11.94435</text:p>
          </table:table-cell>
          <table:table-cell office:value-type="float" office:value="0.5913981" calcext:value-type="float">
            <text:p>0.5913981</text:p>
          </table:table-cell>
          <table:table-cell office:value-type="float" office:value="24.1786" calcext:value-type="float">
            <text:p>24.1786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68912" calcext:value-type="float">
            <text:p>0.004468912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484" calcext:value-type="float">
            <text:p>2.663484</text:p>
          </table:table-cell>
          <table:table-cell office:value-type="float" office:value="-0.2221325" calcext:value-type="float">
            <text:p>-0.2221325</text:p>
          </table:table-cell>
          <table:table-cell office:value-type="float" office:value="-0.07812147" calcext:value-type="float">
            <text:p>-0.07812147</text:p>
          </table:table-cell>
          <table:table-cell office:value-type="float" office:value="0.006998048" calcext:value-type="float">
            <text:p>0.006998048</text:p>
          </table:table-cell>
          <table:table-cell office:value-type="float" office:value="19.75077" calcext:value-type="float">
            <text:p>19.75077</text:p>
          </table:table-cell>
          <table:table-cell office:value-type="float" office:value="15.15832" calcext:value-type="float">
            <text:p>15.15832</text:p>
          </table:table-cell>
          <table:table-cell office:value-type="float" office:value="6.021044" calcext:value-type="float">
            <text:p>6.021044</text:p>
          </table:table-cell>
          <table:table-cell office:value-type="float" office:value="0.1381207" calcext:value-type="float">
            <text:p>0.1381207</text:p>
          </table:table-cell>
          <table:table-cell office:value-type="float" office:value="0.08183566" calcext:value-type="float">
            <text:p>0.08183566</text:p>
          </table:table-cell>
          <table:table-cell office:value-type="float" office:value="0.0721527" calcext:value-type="float">
            <text:p>0.0721527</text:p>
          </table:table-cell>
          <table:table-cell office:value-type="float" office:value="0.01963881" calcext:value-type="float">
            <text:p>0.01963881</text:p>
          </table:table-cell>
          <table:table-cell office:value-type="float" office:value="0.01377012" calcext:value-type="float">
            <text:p>0.01377012</text:p>
          </table:table-cell>
          <table:table-cell office:value-type="float" office:value="0.0327537" calcext:value-type="float">
            <text:p>0.0327537</text:p>
          </table:table-cell>
          <table:table-cell office:value-type="float" office:value="0.02789849" calcext:value-type="float">
            <text:p>0.02789849</text:p>
          </table:table-cell>
          <table:table-cell office:value-type="float" office:value="0.02378746" calcext:value-type="float">
            <text:p>0.02378746</text:p>
          </table:table-cell>
          <table:table-cell office:value-type="float" office:value="0.02112459" calcext:value-type="float">
            <text:p>0.02112459</text:p>
          </table:table-cell>
          <table:table-cell office:value-type="float" office:value="0.01651637" calcext:value-type="float">
            <text:p>0.01651637</text:p>
          </table:table-cell>
          <table:table-cell office:value-type="float" office:value="0.01179537" calcext:value-type="float">
            <text:p>0.01179537</text:p>
          </table:table-cell>
          <table:table-cell office:value-type="float" office:value="0.007138641" calcext:value-type="float">
            <text:p>0.007138641</text:p>
          </table:table-cell>
          <table:table-cell office:value-type="float" office:value="0" calcext:value-type="float">
            <text:p>0</text:p>
          </table:table-cell>
          <table:table-cell office:value-type="float" office:value="67.04988" calcext:value-type="float">
            <text:p>67.04988</text:p>
          </table:table-cell>
          <table:table-cell office:value-type="float" office:value="139.423" calcext:value-type="float">
            <text:p>139.423</text:p>
          </table:table-cell>
          <table:table-cell office:value-type="float" office:value="78.32484" calcext:value-type="float">
            <text:p>78.32484</text:p>
          </table:table-cell>
          <table:table-cell office:value-type="float" office:value="37.16171" calcext:value-type="float">
            <text:p>37.16171</text:p>
          </table:table-cell>
          <table:table-cell office:value-type="float" office:value="19.65565" calcext:value-type="float">
            <text:p>19.65565</text:p>
          </table:table-cell>
          <table:table-cell office:value-type="float" office:value="11.80473" calcext:value-type="float">
            <text:p>11.80473</text:p>
          </table:table-cell>
          <table:table-cell office:value-type="float" office:value="5.233552" calcext:value-type="float">
            <text:p>5.233552</text:p>
          </table:table-cell>
          <table:table-cell office:value-type="float" office:value="10.25021" calcext:value-type="float">
            <text:p>10.25021</text:p>
          </table:table-cell>
          <table:table-cell office:value-type="float" office:value="5.932385" calcext:value-type="float">
            <text:p>5.932385</text:p>
          </table:table-cell>
          <table:table-cell office:value-type="float" office:value="2.591732" calcext:value-type="float">
            <text:p>2.591732</text:p>
          </table:table-cell>
          <table:table-cell office:value-type="float" office:value="1.178218" calcext:value-type="float">
            <text:p>1.178218</text:p>
          </table:table-cell>
          <table:table-cell office:value-type="float" office:value="0.5659683" calcext:value-type="float">
            <text:p>0.5659683</text:p>
          </table:table-cell>
          <table:table-cell office:value-type="float" office:value="0.3618532" calcext:value-type="float">
            <text:p>0.3618532</text:p>
          </table:table-cell>
          <table:table-cell office:value-type="float" office:value="0.3264164" calcext:value-type="float">
            <text:p>0.3264164</text:p>
          </table:table-cell>
          <table:table-cell office:value-type="float" office:value="0" calcext:value-type="float">
            <text:p>0</text:p>
          </table:table-cell>
          <table:table-cell office:value-type="float" office:value="7507.412" calcext:value-type="float">
            <text:p>7507.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2519" calcext:value-type="float">
            <text:p>-0.35325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10.73883" calcext:value-type="float">
            <text:p>10.73883</text:p>
          </table:table-cell>
          <table:table-cell office:value-type="float" office:value="1108.399" calcext:value-type="float">
            <text:p>1108.399</text:p>
          </table:table-cell>
          <table:table-cell office:value-type="float" office:value="12.81" calcext:value-type="float">
            <text:p>12.81</text:p>
          </table:table-cell>
          <table:table-cell office:value-type="float" office:value="-12.70309" calcext:value-type="float">
            <text:p>-12.70309</text:p>
          </table:table-cell>
          <table:table-cell office:value-type="float" office:value="0.543603" calcext:value-type="float">
            <text:p>0.543603</text:p>
          </table:table-cell>
          <table:table-cell office:value-type="float" office:value="23.67892" calcext:value-type="float">
            <text:p>23.67892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69046" calcext:value-type="float">
            <text:p>0.004469046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529" calcext:value-type="float">
            <text:p>2.663529</text:p>
          </table:table-cell>
          <table:table-cell office:value-type="float" office:value="-0.2247082" calcext:value-type="float">
            <text:p>-0.2247082</text:p>
          </table:table-cell>
          <table:table-cell office:value-type="float" office:value="-0.07872418" calcext:value-type="float">
            <text:p>-0.07872418</text:p>
          </table:table-cell>
          <table:table-cell office:value-type="float" office:value="0.007009192" calcext:value-type="float">
            <text:p>0.007009192</text:p>
          </table:table-cell>
          <table:table-cell office:value-type="float" office:value="19.57084" calcext:value-type="float">
            <text:p>19.57084</text:p>
          </table:table-cell>
          <table:table-cell office:value-type="float" office:value="14.6412" calcext:value-type="float">
            <text:p>14.6412</text:p>
          </table:table-cell>
          <table:table-cell office:value-type="float" office:value="4.863065" calcext:value-type="float">
            <text:p>4.863065</text:p>
          </table:table-cell>
          <table:table-cell office:value-type="float" office:value="0.1366735" calcext:value-type="float">
            <text:p>0.1366735</text:p>
          </table:table-cell>
          <table:table-cell office:value-type="float" office:value="0.08210745" calcext:value-type="float">
            <text:p>0.08210745</text:p>
          </table:table-cell>
          <table:table-cell office:value-type="float" office:value="0.0727332" calcext:value-type="float">
            <text:p>0.0727332</text:p>
          </table:table-cell>
          <table:table-cell office:value-type="float" office:value="0.01951096" calcext:value-type="float">
            <text:p>0.01951096</text:p>
          </table:table-cell>
          <table:table-cell office:value-type="float" office:value="0.01366897" calcext:value-type="float">
            <text:p>0.01366897</text:p>
          </table:table-cell>
          <table:table-cell office:value-type="float" office:value="0.03267159" calcext:value-type="float">
            <text:p>0.03267159</text:p>
          </table:table-cell>
          <table:table-cell office:value-type="float" office:value="0.02785489" calcext:value-type="float">
            <text:p>0.02785489</text:p>
          </table:table-cell>
          <table:table-cell office:value-type="float" office:value="0.02376811" calcext:value-type="float">
            <text:p>0.02376811</text:p>
          </table:table-cell>
          <table:table-cell office:value-type="float" office:value="0.02113074" calcext:value-type="float">
            <text:p>0.02113074</text:p>
          </table:table-cell>
          <table:table-cell office:value-type="float" office:value="0.01651616" calcext:value-type="float">
            <text:p>0.01651616</text:p>
          </table:table-cell>
          <table:table-cell office:value-type="float" office:value="0.01173981" calcext:value-type="float">
            <text:p>0.01173981</text:p>
          </table:table-cell>
          <table:table-cell office:value-type="float" office:value="0.007146199" calcext:value-type="float">
            <text:p>0.007146199</text:p>
          </table:table-cell>
          <table:table-cell office:value-type="float" office:value="0" calcext:value-type="float">
            <text:p>0</text:p>
          </table:table-cell>
          <table:table-cell office:value-type="float" office:value="63.55039" calcext:value-type="float">
            <text:p>63.55039</text:p>
          </table:table-cell>
          <table:table-cell office:value-type="float" office:value="136.7496" calcext:value-type="float">
            <text:p>136.7496</text:p>
          </table:table-cell>
          <table:table-cell office:value-type="float" office:value="76.23093" calcext:value-type="float">
            <text:p>76.23093</text:p>
          </table:table-cell>
          <table:table-cell office:value-type="float" office:value="35.3526" calcext:value-type="float">
            <text:p>35.3526</text:p>
          </table:table-cell>
          <table:table-cell office:value-type="float" office:value="17.88185" calcext:value-type="float">
            <text:p>17.88185</text:p>
          </table:table-cell>
          <table:table-cell office:value-type="float" office:value="11.34055" calcext:value-type="float">
            <text:p>11.34055</text:p>
          </table:table-cell>
          <table:table-cell office:value-type="float" office:value="5.034626" calcext:value-type="float">
            <text:p>5.034626</text:p>
          </table:table-cell>
          <table:table-cell office:value-type="float" office:value="10.1268" calcext:value-type="float">
            <text:p>10.1268</text:p>
          </table:table-cell>
          <table:table-cell office:value-type="float" office:value="5.955165" calcext:value-type="float">
            <text:p>5.955165</text:p>
          </table:table-cell>
          <table:table-cell office:value-type="float" office:value="2.603081" calcext:value-type="float">
            <text:p>2.603081</text:p>
          </table:table-cell>
          <table:table-cell office:value-type="float" office:value="1.181902" calcext:value-type="float">
            <text:p>1.181902</text:p>
          </table:table-cell>
          <table:table-cell office:value-type="float" office:value="0.5674725" calcext:value-type="float">
            <text:p>0.5674725</text:p>
          </table:table-cell>
          <table:table-cell office:value-type="float" office:value="0.3621483" calcext:value-type="float">
            <text:p>0.3621483</text:p>
          </table:table-cell>
          <table:table-cell office:value-type="float" office:value="0.3264444" calcext:value-type="float">
            <text:p>0.3264444</text:p>
          </table:table-cell>
          <table:table-cell office:value-type="float" office:value="0" calcext:value-type="float">
            <text:p>0</text:p>
          </table:table-cell>
          <table:table-cell office:value-type="float" office:value="7944.56" calcext:value-type="float">
            <text:p>7944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2844" calcext:value-type="float">
            <text:p>-0.353284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0.67078" calcext:value-type="float">
            <text:p>10.67078</text:p>
          </table:table-cell>
          <table:table-cell office:value-type="float" office:value="1108.259" calcext:value-type="float">
            <text:p>1108.259</text:p>
          </table:table-cell>
          <table:table-cell office:value-type="float" office:value="12.81" calcext:value-type="float">
            <text:p>12.81</text:p>
          </table:table-cell>
          <table:table-cell office:value-type="float" office:value="-13.44572" calcext:value-type="float">
            <text:p>-13.44572</text:p>
          </table:table-cell>
          <table:table-cell office:value-type="float" office:value="0.5039513" calcext:value-type="float">
            <text:p>0.5039513</text:p>
          </table:table-cell>
          <table:table-cell office:value-type="float" office:value="23.1685" calcext:value-type="float">
            <text:p>23.1685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6918" calcext:value-type="float">
            <text:p>0.00446918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575" calcext:value-type="float">
            <text:p>2.663575</text:p>
          </table:table-cell>
          <table:table-cell office:value-type="float" office:value="-0.2268095" calcext:value-type="float">
            <text:p>-0.2268095</text:p>
          </table:table-cell>
          <table:table-cell office:value-type="float" office:value="-0.07915418" calcext:value-type="float">
            <text:p>-0.07915418</text:p>
          </table:table-cell>
          <table:table-cell office:value-type="float" office:value="0.007020328" calcext:value-type="float">
            <text:p>0.007020328</text:p>
          </table:table-cell>
          <table:table-cell office:value-type="float" office:value="19.41236" calcext:value-type="float">
            <text:p>19.41236</text:p>
          </table:table-cell>
          <table:table-cell office:value-type="float" office:value="14.13967" calcext:value-type="float">
            <text:p>14.13967</text:p>
          </table:table-cell>
          <table:table-cell office:value-type="float" office:value="3.935914" calcext:value-type="float">
            <text:p>3.935914</text:p>
          </table:table-cell>
          <table:table-cell office:value-type="float" office:value="0.1278717" calcext:value-type="float">
            <text:p>0.1278717</text:p>
          </table:table-cell>
          <table:table-cell office:value-type="float" office:value="0.07862883" calcext:value-type="float">
            <text:p>0.07862883</text:p>
          </table:table-cell>
          <table:table-cell office:value-type="float" office:value="0.07058257" calcext:value-type="float">
            <text:p>0.07058257</text:p>
          </table:table-cell>
          <table:table-cell office:value-type="float" office:value="0.01911819" calcext:value-type="float">
            <text:p>0.01911819</text:p>
          </table:table-cell>
          <table:table-cell office:value-type="float" office:value="0.0135474" calcext:value-type="float">
            <text:p>0.0135474</text:p>
          </table:table-cell>
          <table:table-cell office:value-type="float" office:value="0.0326095" calcext:value-type="float">
            <text:p>0.0326095</text:p>
          </table:table-cell>
          <table:table-cell office:value-type="float" office:value="0.02781247" calcext:value-type="float">
            <text:p>0.02781247</text:p>
          </table:table-cell>
          <table:table-cell office:value-type="float" office:value="0.02374767" calcext:value-type="float">
            <text:p>0.02374767</text:p>
          </table:table-cell>
          <table:table-cell office:value-type="float" office:value="0.02113666" calcext:value-type="float">
            <text:p>0.02113666</text:p>
          </table:table-cell>
          <table:table-cell office:value-type="float" office:value="0.01651682" calcext:value-type="float">
            <text:p>0.01651682</text:p>
          </table:table-cell>
          <table:table-cell office:value-type="float" office:value="0.01168412" calcext:value-type="float">
            <text:p>0.01168412</text:p>
          </table:table-cell>
          <table:table-cell office:value-type="float" office:value="0.007153621" calcext:value-type="float">
            <text:p>0.007153621</text:p>
          </table:table-cell>
          <table:table-cell office:value-type="float" office:value="0" calcext:value-type="float">
            <text:p>0</text:p>
          </table:table-cell>
          <table:table-cell office:value-type="float" office:value="60.36755" calcext:value-type="float">
            <text:p>60.36755</text:p>
          </table:table-cell>
          <table:table-cell office:value-type="float" office:value="133.5934" calcext:value-type="float">
            <text:p>133.5934</text:p>
          </table:table-cell>
          <table:table-cell office:value-type="float" office:value="74.19878" calcext:value-type="float">
            <text:p>74.19878</text:p>
          </table:table-cell>
          <table:table-cell office:value-type="float" office:value="33.60041" calcext:value-type="float">
            <text:p>33.60041</text:p>
          </table:table-cell>
          <table:table-cell office:value-type="float" office:value="16.09286" calcext:value-type="float">
            <text:p>16.09286</text:p>
          </table:table-cell>
          <table:table-cell office:value-type="float" office:value="10.89155" calcext:value-type="float">
            <text:p>10.89155</text:p>
          </table:table-cell>
          <table:table-cell office:value-type="float" office:value="4.834544" calcext:value-type="float">
            <text:p>4.834544</text:p>
          </table:table-cell>
          <table:table-cell office:value-type="float" office:value="10.0002" calcext:value-type="float">
            <text:p>10.0002</text:p>
          </table:table-cell>
          <table:table-cell office:value-type="float" office:value="5.976421" calcext:value-type="float">
            <text:p>5.976421</text:p>
          </table:table-cell>
          <table:table-cell office:value-type="float" office:value="2.614392" calcext:value-type="float">
            <text:p>2.614392</text:p>
          </table:table-cell>
          <table:table-cell office:value-type="float" office:value="1.18554" calcext:value-type="float">
            <text:p>1.18554</text:p>
          </table:table-cell>
          <table:table-cell office:value-type="float" office:value="0.568974" calcext:value-type="float">
            <text:p>0.568974</text:p>
          </table:table-cell>
          <table:table-cell office:value-type="float" office:value="0.3624279" calcext:value-type="float">
            <text:p>0.3624279</text:p>
          </table:table-cell>
          <table:table-cell office:value-type="float" office:value="0.3264723" calcext:value-type="float">
            <text:p>0.3264723</text:p>
          </table:table-cell>
          <table:table-cell office:value-type="float" office:value="0" calcext:value-type="float">
            <text:p>0</text:p>
          </table:table-cell>
          <table:table-cell office:value-type="float" office:value="8336.253" calcext:value-type="float">
            <text:p>8336.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3109" calcext:value-type="float">
            <text:p>-0.353310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0.6147" calcext:value-type="float">
            <text:p>10.6147</text:p>
          </table:table-cell>
          <table:table-cell office:value-type="float" office:value="1108.133" calcext:value-type="float">
            <text:p>1108.133</text:p>
          </table:table-cell>
          <table:table-cell office:value-type="float" office:value="12.81" calcext:value-type="float">
            <text:p>12.81</text:p>
          </table:table-cell>
          <table:table-cell office:value-type="float" office:value="-14.11505" calcext:value-type="float">
            <text:p>-14.11505</text:p>
          </table:table-cell>
          <table:table-cell office:value-type="float" office:value="0.4696235" calcext:value-type="float">
            <text:p>0.4696235</text:p>
          </table:table-cell>
          <table:table-cell office:value-type="float" office:value="22.70095" calcext:value-type="float">
            <text:p>22.70095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1536" calcext:value-type="float">
            <text:p>0.004471536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819" calcext:value-type="float">
            <text:p>2.663819</text:p>
          </table:table-cell>
          <table:table-cell office:value-type="float" office:value="-0.2284968" calcext:value-type="float">
            <text:p>-0.2284968</text:p>
          </table:table-cell>
          <table:table-cell office:value-type="float" office:value="-0.07941036" calcext:value-type="float">
            <text:p>-0.07941036</text:p>
          </table:table-cell>
          <table:table-cell office:value-type="float" office:value="0.007031191" calcext:value-type="float">
            <text:p>0.007031191</text:p>
          </table:table-cell>
          <table:table-cell office:value-type="float" office:value="19.28391" calcext:value-type="float">
            <text:p>19.28391</text:p>
          </table:table-cell>
          <table:table-cell office:value-type="float" office:value="13.61373" calcext:value-type="float">
            <text:p>13.61373</text:p>
          </table:table-cell>
          <table:table-cell office:value-type="float" office:value="3.181468" calcext:value-type="float">
            <text:p>3.181468</text:p>
          </table:table-cell>
          <table:table-cell office:value-type="float" office:value="0.1146466" calcext:value-type="float">
            <text:p>0.1146466</text:p>
          </table:table-cell>
          <table:table-cell office:value-type="float" office:value="0.07206971" calcext:value-type="float">
            <text:p>0.07206971</text:p>
          </table:table-cell>
          <table:table-cell office:value-type="float" office:value="0.06573743" calcext:value-type="float">
            <text:p>0.06573743</text:p>
          </table:table-cell>
          <table:table-cell office:value-type="float" office:value="0.01866902" calcext:value-type="float">
            <text:p>0.01866902</text:p>
          </table:table-cell>
          <table:table-cell office:value-type="float" office:value="0.01334165" calcext:value-type="float">
            <text:p>0.01334165</text:p>
          </table:table-cell>
          <table:table-cell office:value-type="float" office:value="0.0326918" calcext:value-type="float">
            <text:p>0.0326918</text:p>
          </table:table-cell>
          <table:table-cell office:value-type="float" office:value="0.0277724" calcext:value-type="float">
            <text:p>0.0277724</text:p>
          </table:table-cell>
          <table:table-cell office:value-type="float" office:value="0.02372744" calcext:value-type="float">
            <text:p>0.02372744</text:p>
          </table:table-cell>
          <table:table-cell office:value-type="float" office:value="0.02114236" calcext:value-type="float">
            <text:p>0.02114236</text:p>
          </table:table-cell>
          <table:table-cell office:value-type="float" office:value="0.01651827" calcext:value-type="float">
            <text:p>0.01651827</text:p>
          </table:table-cell>
          <table:table-cell office:value-type="float" office:value="0.01162835" calcext:value-type="float">
            <text:p>0.01162835</text:p>
          </table:table-cell>
          <table:table-cell office:value-type="float" office:value="0.007160915" calcext:value-type="float">
            <text:p>0.007160915</text:p>
          </table:table-cell>
          <table:table-cell office:value-type="float" office:value="0" calcext:value-type="float">
            <text:p>0</text:p>
          </table:table-cell>
          <table:table-cell office:value-type="float" office:value="58.80945" calcext:value-type="float">
            <text:p>58.80945</text:p>
          </table:table-cell>
          <table:table-cell office:value-type="float" office:value="130.0615" calcext:value-type="float">
            <text:p>130.0615</text:p>
          </table:table-cell>
          <table:table-cell office:value-type="float" office:value="72.52112" calcext:value-type="float">
            <text:p>72.52112</text:p>
          </table:table-cell>
          <table:table-cell office:value-type="float" office:value="32.03963" calcext:value-type="float">
            <text:p>32.03963</text:p>
          </table:table-cell>
          <table:table-cell office:value-type="float" office:value="14.43891" calcext:value-type="float">
            <text:p>14.43891</text:p>
          </table:table-cell>
          <table:table-cell office:value-type="float" office:value="10.45287" calcext:value-type="float">
            <text:p>10.45287</text:p>
          </table:table-cell>
          <table:table-cell office:value-type="float" office:value="4.627569" calcext:value-type="float">
            <text:p>4.627569</text:p>
          </table:table-cell>
          <table:table-cell office:value-type="float" office:value="9.901106" calcext:value-type="float">
            <text:p>9.901106</text:p>
          </table:table-cell>
          <table:table-cell office:value-type="float" office:value="5.996864" calcext:value-type="float">
            <text:p>5.996864</text:p>
          </table:table-cell>
          <table:table-cell office:value-type="float" office:value="2.625732" calcext:value-type="float">
            <text:p>2.625732</text:p>
          </table:table-cell>
          <table:table-cell office:value-type="float" office:value="1.189112" calcext:value-type="float">
            <text:p>1.189112</text:p>
          </table:table-cell>
          <table:table-cell office:value-type="float" office:value="0.5704688" calcext:value-type="float">
            <text:p>0.5704688</text:p>
          </table:table-cell>
          <table:table-cell office:value-type="float" office:value="0.3626949" calcext:value-type="float">
            <text:p>0.3626949</text:p>
          </table:table-cell>
          <table:table-cell office:value-type="float" office:value="0.3265002" calcext:value-type="float">
            <text:p>0.3265002</text:p>
          </table:table-cell>
          <table:table-cell office:value-type="float" office:value="0" calcext:value-type="float">
            <text:p>0</text:p>
          </table:table-cell>
          <table:table-cell office:value-type="float" office:value="8646.021" calcext:value-type="float">
            <text:p>8646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3648" calcext:value-type="float">
            <text:p>-0.35336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10.55367" calcext:value-type="float">
            <text:p>10.55367</text:p>
          </table:table-cell>
          <table:table-cell office:value-type="float" office:value="1108.004" calcext:value-type="float">
            <text:p>1108.004</text:p>
          </table:table-cell>
          <table:table-cell office:value-type="float" office:value="12.81" calcext:value-type="float">
            <text:p>12.81</text:p>
          </table:table-cell>
          <table:table-cell office:value-type="float" office:value="-14.83206" calcext:value-type="float">
            <text:p>-14.83206</text:p>
          </table:table-cell>
          <table:table-cell office:value-type="float" office:value="0.4449767" calcext:value-type="float">
            <text:p>0.4449767</text:p>
          </table:table-cell>
          <table:table-cell office:value-type="float" office:value="22.18401" calcext:value-type="float">
            <text:p>22.18401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167" calcext:value-type="float">
            <text:p>0.00447167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865" calcext:value-type="float">
            <text:p>2.663865</text:p>
          </table:table-cell>
          <table:table-cell office:value-type="float" office:value="-0.2301599" calcext:value-type="float">
            <text:p>-0.2301599</text:p>
          </table:table-cell>
          <table:table-cell office:value-type="float" office:value="-0.07970623" calcext:value-type="float">
            <text:p>-0.07970623</text:p>
          </table:table-cell>
          <table:table-cell office:value-type="float" office:value="0.007041513" calcext:value-type="float">
            <text:p>0.007041513</text:p>
          </table:table-cell>
          <table:table-cell office:value-type="float" office:value="19.13176" calcext:value-type="float">
            <text:p>19.13176</text:p>
          </table:table-cell>
          <table:table-cell office:value-type="float" office:value="13.20643" calcext:value-type="float">
            <text:p>13.20643</text:p>
          </table:table-cell>
          <table:table-cell office:value-type="float" office:value="2.588566" calcext:value-type="float">
            <text:p>2.588566</text:p>
          </table:table-cell>
          <table:table-cell office:value-type="float" office:value="0.113239" calcext:value-type="float">
            <text:p>0.113239</text:p>
          </table:table-cell>
          <table:table-cell office:value-type="float" office:value="0.07281315" calcext:value-type="float">
            <text:p>0.07281315</text:p>
          </table:table-cell>
          <table:table-cell office:value-type="float" office:value="0.06718279" calcext:value-type="float">
            <text:p>0.06718279</text:p>
          </table:table-cell>
          <table:table-cell office:value-type="float" office:value="0.01839184" calcext:value-type="float">
            <text:p>0.01839184</text:p>
          </table:table-cell>
          <table:table-cell office:value-type="float" office:value="0.01308194" calcext:value-type="float">
            <text:p>0.01308194</text:p>
          </table:table-cell>
          <table:table-cell office:value-type="float" office:value="0.03273492" calcext:value-type="float">
            <text:p>0.03273492</text:p>
          </table:table-cell>
          <table:table-cell office:value-type="float" office:value="0.02772264" calcext:value-type="float">
            <text:p>0.02772264</text:p>
          </table:table-cell>
          <table:table-cell office:value-type="float" office:value="0.02370925" calcext:value-type="float">
            <text:p>0.02370925</text:p>
          </table:table-cell>
          <table:table-cell office:value-type="float" office:value="0.02114804" calcext:value-type="float">
            <text:p>0.02114804</text:p>
          </table:table-cell>
          <table:table-cell office:value-type="float" office:value="0.01652049" calcext:value-type="float">
            <text:p>0.01652049</text:p>
          </table:table-cell>
          <table:table-cell office:value-type="float" office:value="0.01157251" calcext:value-type="float">
            <text:p>0.01157251</text:p>
          </table:table-cell>
          <table:table-cell office:value-type="float" office:value="0.007168083" calcext:value-type="float">
            <text:p>0.007168083</text:p>
          </table:table-cell>
          <table:table-cell office:value-type="float" office:value="0" calcext:value-type="float">
            <text:p>0</text:p>
          </table:table-cell>
          <table:table-cell office:value-type="float" office:value="56.20645" calcext:value-type="float">
            <text:p>56.20645</text:p>
          </table:table-cell>
          <table:table-cell office:value-type="float" office:value="126.1254" calcext:value-type="float">
            <text:p>126.1254</text:p>
          </table:table-cell>
          <table:table-cell office:value-type="float" office:value="70.62973" calcext:value-type="float">
            <text:p>70.62973</text:p>
          </table:table-cell>
          <table:table-cell office:value-type="float" office:value="30.33379" calcext:value-type="float">
            <text:p>30.33379</text:p>
          </table:table-cell>
          <table:table-cell office:value-type="float" office:value="12.6122" calcext:value-type="float">
            <text:p>12.6122</text:p>
          </table:table-cell>
          <table:table-cell office:value-type="float" office:value="9.971969" calcext:value-type="float">
            <text:p>9.971969</text:p>
          </table:table-cell>
          <table:table-cell office:value-type="float" office:value="4.388315" calcext:value-type="float">
            <text:p>4.388315</text:p>
          </table:table-cell>
          <table:table-cell office:value-type="float" office:value="9.833801" calcext:value-type="float">
            <text:p>9.833801</text:p>
          </table:table-cell>
          <table:table-cell office:value-type="float" office:value="6.013676" calcext:value-type="float">
            <text:p>6.013676</text:p>
          </table:table-cell>
          <table:table-cell office:value-type="float" office:value="2.637064" calcext:value-type="float">
            <text:p>2.637064</text:p>
          </table:table-cell>
          <table:table-cell office:value-type="float" office:value="1.192618" calcext:value-type="float">
            <text:p>1.192618</text:p>
          </table:table-cell>
          <table:table-cell office:value-type="float" office:value="0.5719547" calcext:value-type="float">
            <text:p>0.5719547</text:p>
          </table:table-cell>
          <table:table-cell office:value-type="float" office:value="0.362951" calcext:value-type="float">
            <text:p>0.362951</text:p>
          </table:table-cell>
          <table:table-cell office:value-type="float" office:value="0.3265282" calcext:value-type="float">
            <text:p>0.3265282</text:p>
          </table:table-cell>
          <table:table-cell office:value-type="float" office:value="0" calcext:value-type="float">
            <text:p>0</text:p>
          </table:table-cell>
          <table:table-cell office:value-type="float" office:value="9039.974" calcext:value-type="float">
            <text:p>9039.9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3836" calcext:value-type="float">
            <text:p>-0.353383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10.49438" calcext:value-type="float">
            <text:p>10.49438</text:p>
          </table:table-cell>
          <table:table-cell office:value-type="float" office:value="1107.877" calcext:value-type="float">
            <text:p>1107.877</text:p>
          </table:table-cell>
          <table:table-cell office:value-type="float" office:value="12.81" calcext:value-type="float">
            <text:p>12.81</text:p>
          </table:table-cell>
          <table:table-cell office:value-type="float" office:value="-15.55264" calcext:value-type="float">
            <text:p>-15.55264</text:p>
          </table:table-cell>
          <table:table-cell office:value-type="float" office:value="0.425406" calcext:value-type="float">
            <text:p>0.425406</text:p>
          </table:table-cell>
          <table:table-cell office:value-type="float" office:value="21.65514" calcext:value-type="float">
            <text:p>21.65514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1804" calcext:value-type="float">
            <text:p>0.0044718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91" calcext:value-type="float">
            <text:p>2.66391</text:p>
          </table:table-cell>
          <table:table-cell office:value-type="float" office:value="-0.2316246" calcext:value-type="float">
            <text:p>-0.2316246</text:p>
          </table:table-cell>
          <table:table-cell office:value-type="float" office:value="-0.07995959" calcext:value-type="float">
            <text:p>-0.07995959</text:p>
          </table:table-cell>
          <table:table-cell office:value-type="float" office:value="0.00705174" calcext:value-type="float">
            <text:p>0.00705174</text:p>
          </table:table-cell>
          <table:table-cell office:value-type="float" office:value="18.97653" calcext:value-type="float">
            <text:p>18.97653</text:p>
          </table:table-cell>
          <table:table-cell office:value-type="float" office:value="12.84063" calcext:value-type="float">
            <text:p>12.84063</text:p>
          </table:table-cell>
          <table:table-cell office:value-type="float" office:value="2.11704" calcext:value-type="float">
            <text:p>2.11704</text:p>
          </table:table-cell>
          <table:table-cell office:value-type="float" office:value="0.1111628" calcext:value-type="float">
            <text:p>0.1111628</text:p>
          </table:table-cell>
          <table:table-cell office:value-type="float" office:value="0.07286078" calcext:value-type="float">
            <text:p>0.07286078</text:p>
          </table:table-cell>
          <table:table-cell office:value-type="float" office:value="0.0684661" calcext:value-type="float">
            <text:p>0.0684661</text:p>
          </table:table-cell>
          <table:table-cell office:value-type="float" office:value="0.0181508" calcext:value-type="float">
            <text:p>0.0181508</text:p>
          </table:table-cell>
          <table:table-cell office:value-type="float" office:value="0.01292604" calcext:value-type="float">
            <text:p>0.01292604</text:p>
          </table:table-cell>
          <table:table-cell office:value-type="float" office:value="0.03272379" calcext:value-type="float">
            <text:p>0.03272379</text:p>
          </table:table-cell>
          <table:table-cell office:value-type="float" office:value="0.02765501" calcext:value-type="float">
            <text:p>0.02765501</text:p>
          </table:table-cell>
          <table:table-cell office:value-type="float" office:value="0.02369382" calcext:value-type="float">
            <text:p>0.02369382</text:p>
          </table:table-cell>
          <table:table-cell office:value-type="float" office:value="0.02115408" calcext:value-type="float">
            <text:p>0.02115408</text:p>
          </table:table-cell>
          <table:table-cell office:value-type="float" office:value="0.01652346" calcext:value-type="float">
            <text:p>0.01652346</text:p>
          </table:table-cell>
          <table:table-cell office:value-type="float" office:value="0.01151662" calcext:value-type="float">
            <text:p>0.01151662</text:p>
          </table:table-cell>
          <table:table-cell office:value-type="float" office:value="0.007175119" calcext:value-type="float">
            <text:p>0.007175119</text:p>
          </table:table-cell>
          <table:table-cell office:value-type="float" office:value="0" calcext:value-type="float">
            <text:p>0</text:p>
          </table:table-cell>
          <table:table-cell office:value-type="float" office:value="54.14872" calcext:value-type="float">
            <text:p>54.14872</text:p>
          </table:table-cell>
          <table:table-cell office:value-type="float" office:value="122.0868" calcext:value-type="float">
            <text:p>122.0868</text:p>
          </table:table-cell>
          <table:table-cell office:value-type="float" office:value="68.74913" calcext:value-type="float">
            <text:p>68.74913</text:p>
          </table:table-cell>
          <table:table-cell office:value-type="float" office:value="28.58687" calcext:value-type="float">
            <text:p>28.58687</text:p>
          </table:table-cell>
          <table:table-cell office:value-type="float" office:value="10.67279" calcext:value-type="float">
            <text:p>10.67279</text:p>
          </table:table-cell>
          <table:table-cell office:value-type="float" office:value="9.474116" calcext:value-type="float">
            <text:p>9.474116</text:p>
          </table:table-cell>
          <table:table-cell office:value-type="float" office:value="4.123041" calcext:value-type="float">
            <text:p>4.123041</text:p>
          </table:table-cell>
          <table:table-cell office:value-type="float" office:value="9.766518" calcext:value-type="float">
            <text:p>9.766518</text:p>
          </table:table-cell>
          <table:table-cell office:value-type="float" office:value="6.023845" calcext:value-type="float">
            <text:p>6.023845</text:p>
          </table:table-cell>
          <table:table-cell office:value-type="float" office:value="2.648194" calcext:value-type="float">
            <text:p>2.648194</text:p>
          </table:table-cell>
          <table:table-cell office:value-type="float" office:value="1.19607" calcext:value-type="float">
            <text:p>1.19607</text:p>
          </table:table-cell>
          <table:table-cell office:value-type="float" office:value="0.5734307" calcext:value-type="float">
            <text:p>0.5734307</text:p>
          </table:table-cell>
          <table:table-cell office:value-type="float" office:value="0.3631964" calcext:value-type="float">
            <text:p>0.3631964</text:p>
          </table:table-cell>
          <table:table-cell office:value-type="float" office:value="0.3265561" calcext:value-type="float">
            <text:p>0.3265561</text:p>
          </table:table-cell>
          <table:table-cell office:value-type="float" office:value="0" calcext:value-type="float">
            <text:p>0</text:p>
          </table:table-cell>
          <table:table-cell office:value-type="float" office:value="9429.587" calcext:value-type="float">
            <text:p>9429.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3996" calcext:value-type="float">
            <text:p>-0.353399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10.43417" calcext:value-type="float">
            <text:p>10.43417</text:p>
          </table:table-cell>
          <table:table-cell office:value-type="float" office:value="1107.749" calcext:value-type="float">
            <text:p>1107.749</text:p>
          </table:table-cell>
          <table:table-cell office:value-type="float" office:value="12.81" calcext:value-type="float">
            <text:p>12.81</text:p>
          </table:table-cell>
          <table:table-cell office:value-type="float" office:value="-16.28942" calcext:value-type="float">
            <text:p>-16.28942</text:p>
          </table:table-cell>
          <table:table-cell office:value-type="float" office:value="0.4100128" calcext:value-type="float">
            <text:p>0.4100128</text:p>
          </table:table-cell>
          <table:table-cell office:value-type="float" office:value="21.10773" calcext:value-type="float">
            <text:p>21.10773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1932" calcext:value-type="float">
            <text:p>0.004471932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956" calcext:value-type="float">
            <text:p>2.663956</text:p>
          </table:table-cell>
          <table:table-cell office:value-type="float" office:value="-0.2329773" calcext:value-type="float">
            <text:p>-0.2329773</text:p>
          </table:table-cell>
          <table:table-cell office:value-type="float" office:value="-0.08018161" calcext:value-type="float">
            <text:p>-0.08018161</text:p>
          </table:table-cell>
          <table:table-cell office:value-type="float" office:value="0.007061914" calcext:value-type="float">
            <text:p>0.007061914</text:p>
          </table:table-cell>
          <table:table-cell office:value-type="float" office:value="18.81334" calcext:value-type="float">
            <text:p>18.81334</text:p>
          </table:table-cell>
          <table:table-cell office:value-type="float" office:value="12.48864" calcext:value-type="float">
            <text:p>12.48864</text:p>
          </table:table-cell>
          <table:table-cell office:value-type="float" office:value="1.739785" calcext:value-type="float">
            <text:p>1.739785</text:p>
          </table:table-cell>
          <table:table-cell office:value-type="float" office:value="0.1105347" calcext:value-type="float">
            <text:p>0.1105347</text:p>
          </table:table-cell>
          <table:table-cell office:value-type="float" office:value="0.07376251" calcext:value-type="float">
            <text:p>0.07376251</text:p>
          </table:table-cell>
          <table:table-cell office:value-type="float" office:value="0.07021956" calcext:value-type="float">
            <text:p>0.07021956</text:p>
          </table:table-cell>
          <table:table-cell office:value-type="float" office:value="0.01800804" calcext:value-type="float">
            <text:p>0.01800804</text:p>
          </table:table-cell>
          <table:table-cell office:value-type="float" office:value="0.01286716" calcext:value-type="float">
            <text:p>0.01286716</text:p>
          </table:table-cell>
          <table:table-cell office:value-type="float" office:value="0.03270766" calcext:value-type="float">
            <text:p>0.03270766</text:p>
          </table:table-cell>
          <table:table-cell office:value-type="float" office:value="0.0275773" calcext:value-type="float">
            <text:p>0.0275773</text:p>
          </table:table-cell>
          <table:table-cell office:value-type="float" office:value="0.0236804" calcext:value-type="float">
            <text:p>0.0236804</text:p>
          </table:table-cell>
          <table:table-cell office:value-type="float" office:value="0.02116073" calcext:value-type="float">
            <text:p>0.02116073</text:p>
          </table:table-cell>
          <table:table-cell office:value-type="float" office:value="0.01652722" calcext:value-type="float">
            <text:p>0.01652722</text:p>
          </table:table-cell>
          <table:table-cell office:value-type="float" office:value="0.0114607" calcext:value-type="float">
            <text:p>0.0114607</text:p>
          </table:table-cell>
          <table:table-cell office:value-type="float" office:value="0.007182037" calcext:value-type="float">
            <text:p>0.007182037</text:p>
          </table:table-cell>
          <table:table-cell office:value-type="float" office:value="0" calcext:value-type="float">
            <text:p>0</text:p>
          </table:table-cell>
          <table:table-cell office:value-type="float" office:value="52.09913" calcext:value-type="float">
            <text:p>52.09913</text:p>
          </table:table-cell>
          <table:table-cell office:value-type="float" office:value="117.8957" calcext:value-type="float">
            <text:p>117.8957</text:p>
          </table:table-cell>
          <table:table-cell office:value-type="float" office:value="66.78239" calcext:value-type="float">
            <text:p>66.78239</text:p>
          </table:table-cell>
          <table:table-cell office:value-type="float" office:value="26.75844" calcext:value-type="float">
            <text:p>26.75844</text:p>
          </table:table-cell>
          <table:table-cell office:value-type="float" office:value="8.602874" calcext:value-type="float">
            <text:p>8.602874</text:p>
          </table:table-cell>
          <table:table-cell office:value-type="float" office:value="8.985059" calcext:value-type="float">
            <text:p>8.985059</text:p>
          </table:table-cell>
          <table:table-cell office:value-type="float" office:value="3.873218" calcext:value-type="float">
            <text:p>3.873218</text:p>
          </table:table-cell>
          <table:table-cell office:value-type="float" office:value="9.700727" calcext:value-type="float">
            <text:p>9.700727</text:p>
          </table:table-cell>
          <table:table-cell office:value-type="float" office:value="6.027393" calcext:value-type="float">
            <text:p>6.027393</text:p>
          </table:table-cell>
          <table:table-cell office:value-type="float" office:value="2.659012" calcext:value-type="float">
            <text:p>2.659012</text:p>
          </table:table-cell>
          <table:table-cell office:value-type="float" office:value="1.199523" calcext:value-type="float">
            <text:p>1.199523</text:p>
          </table:table-cell>
          <table:table-cell office:value-type="float" office:value="0.5748911" calcext:value-type="float">
            <text:p>0.5748911</text:p>
          </table:table-cell>
          <table:table-cell office:value-type="float" office:value="0.3634326" calcext:value-type="float">
            <text:p>0.3634326</text:p>
          </table:table-cell>
          <table:table-cell office:value-type="float" office:value="0.3265839" calcext:value-type="float">
            <text:p>0.3265839</text:p>
          </table:table-cell>
          <table:table-cell office:value-type="float" office:value="0" calcext:value-type="float">
            <text:p>0</text:p>
          </table:table-cell>
          <table:table-cell office:value-type="float" office:value="9838.946" calcext:value-type="float">
            <text:p>9838.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4153" calcext:value-type="float">
            <text:p>-0.353415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0.38099" calcext:value-type="float">
            <text:p>10.38099</text:p>
          </table:table-cell>
          <table:table-cell office:value-type="float" office:value="1107.629" calcext:value-type="float">
            <text:p>1107.629</text:p>
          </table:table-cell>
          <table:table-cell office:value-type="float" office:value="12.81" calcext:value-type="float">
            <text:p>12.81</text:p>
          </table:table-cell>
          <table:table-cell office:value-type="float" office:value="-16.98573" calcext:value-type="float">
            <text:p>-16.98573</text:p>
          </table:table-cell>
          <table:table-cell office:value-type="float" office:value="0.3955125" calcext:value-type="float">
            <text:p>0.3955125</text:p>
          </table:table-cell>
          <table:table-cell office:value-type="float" office:value="20.58487" calcext:value-type="float">
            <text:p>20.58487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021" calcext:value-type="float">
            <text:p>0.004472021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002" calcext:value-type="float">
            <text:p>2.664002</text:p>
          </table:table-cell>
          <table:table-cell office:value-type="float" office:value="-0.234029" calcext:value-type="float">
            <text:p>-0.234029</text:p>
          </table:table-cell>
          <table:table-cell office:value-type="float" office:value="-0.08033669" calcext:value-type="float">
            <text:p>-0.08033669</text:p>
          </table:table-cell>
          <table:table-cell office:value-type="float" office:value="0.007072098" calcext:value-type="float">
            <text:p>0.007072098</text:p>
          </table:table-cell>
          <table:table-cell office:value-type="float" office:value="18.67451" calcext:value-type="float">
            <text:p>18.67451</text:p>
          </table:table-cell>
          <table:table-cell office:value-type="float" office:value="12.10152" calcext:value-type="float">
            <text:p>12.10152</text:p>
          </table:table-cell>
          <table:table-cell office:value-type="float" office:value="1.42729" calcext:value-type="float">
            <text:p>1.42729</text:p>
          </table:table-cell>
          <table:table-cell office:value-type="float" office:value="0.103636" calcext:value-type="float">
            <text:p>0.103636</text:p>
          </table:table-cell>
          <table:table-cell office:value-type="float" office:value="0.07027289" calcext:value-type="float">
            <text:p>0.07027289</text:p>
          </table:table-cell>
          <table:table-cell office:value-type="float" office:value="0.06795879" calcext:value-type="float">
            <text:p>0.06795879</text:p>
          </table:table-cell>
          <table:table-cell office:value-type="float" office:value="0.01775848" calcext:value-type="float">
            <text:p>0.01775848</text:p>
          </table:table-cell>
          <table:table-cell office:value-type="float" office:value="0.01280412" calcext:value-type="float">
            <text:p>0.01280412</text:p>
          </table:table-cell>
          <table:table-cell office:value-type="float" office:value="0.03268294" calcext:value-type="float">
            <text:p>0.03268294</text:p>
          </table:table-cell>
          <table:table-cell office:value-type="float" office:value="0.02749319" calcext:value-type="float">
            <text:p>0.02749319</text:p>
          </table:table-cell>
          <table:table-cell office:value-type="float" office:value="0.02366821" calcext:value-type="float">
            <text:p>0.02366821</text:p>
          </table:table-cell>
          <table:table-cell office:value-type="float" office:value="0.02116814" calcext:value-type="float">
            <text:p>0.02116814</text:p>
          </table:table-cell>
          <table:table-cell office:value-type="float" office:value="0.01653182" calcext:value-type="float">
            <text:p>0.01653182</text:p>
          </table:table-cell>
          <table:table-cell office:value-type="float" office:value="0.01140478" calcext:value-type="float">
            <text:p>0.01140478</text:p>
          </table:table-cell>
          <table:table-cell office:value-type="float" office:value="0.007188817" calcext:value-type="float">
            <text:p>0.007188817</text:p>
          </table:table-cell>
          <table:table-cell office:value-type="float" office:value="0" calcext:value-type="float">
            <text:p>0</text:p>
          </table:table-cell>
          <table:table-cell office:value-type="float" office:value="49.4913" calcext:value-type="float">
            <text:p>49.4913</text:p>
          </table:table-cell>
          <table:table-cell office:value-type="float" office:value="113.9861" calcext:value-type="float">
            <text:p>113.9861</text:p>
          </table:table-cell>
          <table:table-cell office:value-type="float" office:value="65.0109" calcext:value-type="float">
            <text:p>65.0109</text:p>
          </table:table-cell>
          <table:table-cell office:value-type="float" office:value="25.03874" calcext:value-type="float">
            <text:p>25.03874</text:p>
          </table:table-cell>
          <table:table-cell office:value-type="float" office:value="6.614793" calcext:value-type="float">
            <text:p>6.614793</text:p>
          </table:table-cell>
          <table:table-cell office:value-type="float" office:value="8.50736" calcext:value-type="float">
            <text:p>8.50736</text:p>
          </table:table-cell>
          <table:table-cell office:value-type="float" office:value="3.636911" calcext:value-type="float">
            <text:p>3.636911</text:p>
          </table:table-cell>
          <table:table-cell office:value-type="float" office:value="9.638535" calcext:value-type="float">
            <text:p>9.638535</text:p>
          </table:table-cell>
          <table:table-cell office:value-type="float" office:value="6.02446" calcext:value-type="float">
            <text:p>6.02446</text:p>
          </table:table-cell>
          <table:table-cell office:value-type="float" office:value="2.669622" calcext:value-type="float">
            <text:p>2.669622</text:p>
          </table:table-cell>
          <table:table-cell office:value-type="float" office:value="1.202997" calcext:value-type="float">
            <text:p>1.202997</text:p>
          </table:table-cell>
          <table:table-cell office:value-type="float" office:value="0.5763363" calcext:value-type="float">
            <text:p>0.5763363</text:p>
          </table:table-cell>
          <table:table-cell office:value-type="float" office:value="0.3636591" calcext:value-type="float">
            <text:p>0.3636591</text:p>
          </table:table-cell>
          <table:table-cell office:value-type="float" office:value="0.3266117" calcext:value-type="float">
            <text:p>0.3266117</text:p>
          </table:table-cell>
          <table:table-cell office:value-type="float" office:value="0" calcext:value-type="float">
            <text:p>0</text:p>
          </table:table-cell>
          <table:table-cell office:value-type="float" office:value="10194.12" calcext:value-type="float">
            <text:p>10194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4278" calcext:value-type="float">
            <text:p>-0.353427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10.31848" calcext:value-type="float">
            <text:p>10.31848</text:p>
          </table:table-cell>
          <table:table-cell office:value-type="float" office:value="1107.5" calcext:value-type="float">
            <text:p>1107.5</text:p>
          </table:table-cell>
          <table:table-cell office:value-type="float" office:value="12.81" calcext:value-type="float">
            <text:p>12.81</text:p>
          </table:table-cell>
          <table:table-cell office:value-type="float" office:value="-17.76066" calcext:value-type="float">
            <text:p>-17.76066</text:p>
          </table:table-cell>
          <table:table-cell office:value-type="float" office:value="0.3870034" calcext:value-type="float">
            <text:p>0.3870034</text:p>
          </table:table-cell>
          <table:table-cell office:value-type="float" office:value="19.99519" calcext:value-type="float">
            <text:p>19.99519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11" calcext:value-type="float">
            <text:p>0.00447211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048" calcext:value-type="float">
            <text:p>2.664048</text:p>
          </table:table-cell>
          <table:table-cell office:value-type="float" office:value="-0.2351909" calcext:value-type="float">
            <text:p>-0.2351909</text:p>
          </table:table-cell>
          <table:table-cell office:value-type="float" office:value="-0.08052327" calcext:value-type="float">
            <text:p>-0.08052327</text:p>
          </table:table-cell>
          <table:table-cell office:value-type="float" office:value="0.007082171" calcext:value-type="float">
            <text:p>0.007082171</text:p>
          </table:table-cell>
          <table:table-cell office:value-type="float" office:value="18.50452" calcext:value-type="float">
            <text:p>18.50452</text:p>
          </table:table-cell>
          <table:table-cell office:value-type="float" office:value="11.74579" calcext:value-type="float">
            <text:p>11.74579</text:p>
          </table:table-cell>
          <table:table-cell office:value-type="float" office:value="1.192815" calcext:value-type="float">
            <text:p>1.192815</text:p>
          </table:table-cell>
          <table:table-cell office:value-type="float" office:value="0.1115204" calcext:value-type="float">
            <text:p>0.1115204</text:p>
          </table:table-cell>
          <table:table-cell office:value-type="float" office:value="0.07486761" calcext:value-type="float">
            <text:p>0.07486761</text:p>
          </table:table-cell>
          <table:table-cell office:value-type="float" office:value="0.07146855" calcext:value-type="float">
            <text:p>0.07146855</text:p>
          </table:table-cell>
          <table:table-cell office:value-type="float" office:value="0.01778775" calcext:value-type="float">
            <text:p>0.01778775</text:p>
          </table:table-cell>
          <table:table-cell office:value-type="float" office:value="0.01273303" calcext:value-type="float">
            <text:p>0.01273303</text:p>
          </table:table-cell>
          <table:table-cell office:value-type="float" office:value="0.03264271" calcext:value-type="float">
            <text:p>0.03264271</text:p>
          </table:table-cell>
          <table:table-cell office:value-type="float" office:value="0.02740878" calcext:value-type="float">
            <text:p>0.02740878</text:p>
          </table:table-cell>
          <table:table-cell office:value-type="float" office:value="0.02365646" calcext:value-type="float">
            <text:p>0.02365646</text:p>
          </table:table-cell>
          <table:table-cell office:value-type="float" office:value="0.02117617" calcext:value-type="float">
            <text:p>0.02117617</text:p>
          </table:table-cell>
          <table:table-cell office:value-type="float" office:value="0.01653725" calcext:value-type="float">
            <text:p>0.01653725</text:p>
          </table:table-cell>
          <table:table-cell office:value-type="float" office:value="0.01134893" calcext:value-type="float">
            <text:p>0.01134893</text:p>
          </table:table-cell>
          <table:table-cell office:value-type="float" office:value="0.007195473" calcext:value-type="float">
            <text:p>0.007195473</text:p>
          </table:table-cell>
          <table:table-cell office:value-type="float" office:value="0" calcext:value-type="float">
            <text:p>0</text:p>
          </table:table-cell>
          <table:table-cell office:value-type="float" office:value="46.77828" calcext:value-type="float">
            <text:p>46.77828</text:p>
          </table:table-cell>
          <table:table-cell office:value-type="float" office:value="109.486" calcext:value-type="float">
            <text:p>109.486</text:p>
          </table:table-cell>
          <table:table-cell office:value-type="float" office:value="62.84556" calcext:value-type="float">
            <text:p>62.84556</text:p>
          </table:table-cell>
          <table:table-cell office:value-type="float" office:value="23.08125" calcext:value-type="float">
            <text:p>23.08125</text:p>
          </table:table-cell>
          <table:table-cell office:value-type="float" office:value="4.409472" calcext:value-type="float">
            <text:p>4.409472</text:p>
          </table:table-cell>
          <table:table-cell office:value-type="float" office:value="8.016768" calcext:value-type="float">
            <text:p>8.016768</text:p>
          </table:table-cell>
          <table:table-cell office:value-type="float" office:value="3.412983" calcext:value-type="float">
            <text:p>3.412983</text:p>
          </table:table-cell>
          <table:table-cell office:value-type="float" office:value="9.574284" calcext:value-type="float">
            <text:p>9.574284</text:p>
          </table:table-cell>
          <table:table-cell office:value-type="float" office:value="6.017141" calcext:value-type="float">
            <text:p>6.017141</text:p>
          </table:table-cell>
          <table:table-cell office:value-type="float" office:value="2.67996" calcext:value-type="float">
            <text:p>2.67996</text:p>
          </table:table-cell>
          <table:table-cell office:value-type="float" office:value="1.20647" calcext:value-type="float">
            <text:p>1.20647</text:p>
          </table:table-cell>
          <table:table-cell office:value-type="float" office:value="0.5777608" calcext:value-type="float">
            <text:p>0.5777608</text:p>
          </table:table-cell>
          <table:table-cell office:value-type="float" office:value="0.3638766" calcext:value-type="float">
            <text:p>0.3638766</text:p>
          </table:table-cell>
          <table:table-cell office:value-type="float" office:value="0.3266395" calcext:value-type="float">
            <text:p>0.3266395</text:p>
          </table:table-cell>
          <table:table-cell office:value-type="float" office:value="0" calcext:value-type="float">
            <text:p>0</text:p>
          </table:table-cell>
          <table:table-cell office:value-type="float" office:value="10680.27" calcext:value-type="float">
            <text:p>10680.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4445" calcext:value-type="float">
            <text:p>-0.353444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10.27444" calcext:value-type="float">
            <text:p>10.27444</text:p>
          </table:table-cell>
          <table:table-cell office:value-type="float" office:value="1107.361" calcext:value-type="float">
            <text:p>1107.361</text:p>
          </table:table-cell>
          <table:table-cell office:value-type="float" office:value="12.81" calcext:value-type="float">
            <text:p>12.81</text:p>
          </table:table-cell>
          <table:table-cell office:value-type="float" office:value="-18.55048" calcext:value-type="float">
            <text:p>-18.55048</text:p>
          </table:table-cell>
          <table:table-cell office:value-type="float" office:value="0.3807569" calcext:value-type="float">
            <text:p>0.3807569</text:p>
          </table:table-cell>
          <table:table-cell office:value-type="float" office:value="19.38046" calcext:value-type="float">
            <text:p>19.38046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2" calcext:value-type="float">
            <text:p>0.0044722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093" calcext:value-type="float">
            <text:p>2.664093</text:p>
          </table:table-cell>
          <table:table-cell office:value-type="float" office:value="-0.2362513" calcext:value-type="float">
            <text:p>-0.2362513</text:p>
          </table:table-cell>
          <table:table-cell office:value-type="float" office:value="-0.08070388" calcext:value-type="float">
            <text:p>-0.08070388</text:p>
          </table:table-cell>
          <table:table-cell office:value-type="float" office:value="0.007092474" calcext:value-type="float">
            <text:p>0.007092474</text:p>
          </table:table-cell>
          <table:table-cell office:value-type="float" office:value="18.3047" calcext:value-type="float">
            <text:p>18.3047</text:p>
          </table:table-cell>
          <table:table-cell office:value-type="float" office:value="11.39127" calcext:value-type="float">
            <text:p>11.39127</text:p>
          </table:table-cell>
          <table:table-cell office:value-type="float" office:value="0.9985191" calcext:value-type="float">
            <text:p>0.9985191</text:p>
          </table:table-cell>
          <table:table-cell office:value-type="float" office:value="0.1169824" calcext:value-type="float">
            <text:p>0.1169824</text:p>
          </table:table-cell>
          <table:table-cell office:value-type="float" office:value="0.07903586" calcext:value-type="float">
            <text:p>0.07903586</text:p>
          </table:table-cell>
          <table:table-cell office:value-type="float" office:value="0.0752935" calcext:value-type="float">
            <text:p>0.0752935</text:p>
          </table:table-cell>
          <table:table-cell office:value-type="float" office:value="0.01842562" calcext:value-type="float">
            <text:p>0.01842562</text:p>
          </table:table-cell>
          <table:table-cell office:value-type="float" office:value="0.01283488" calcext:value-type="float">
            <text:p>0.01283488</text:p>
          </table:table-cell>
          <table:table-cell office:value-type="float" office:value="0.03262246" calcext:value-type="float">
            <text:p>0.03262246</text:p>
          </table:table-cell>
          <table:table-cell office:value-type="float" office:value="0.02733862" calcext:value-type="float">
            <text:p>0.02733862</text:p>
          </table:table-cell>
          <table:table-cell office:value-type="float" office:value="0.02363947" calcext:value-type="float">
            <text:p>0.02363947</text:p>
          </table:table-cell>
          <table:table-cell office:value-type="float" office:value="0.02118473" calcext:value-type="float">
            <text:p>0.02118473</text:p>
          </table:table-cell>
          <table:table-cell office:value-type="float" office:value="0.01654354" calcext:value-type="float">
            <text:p>0.01654354</text:p>
          </table:table-cell>
          <table:table-cell office:value-type="float" office:value="0.01129315" calcext:value-type="float">
            <text:p>0.01129315</text:p>
          </table:table-cell>
          <table:table-cell office:value-type="float" office:value="0.007202007" calcext:value-type="float">
            <text:p>0.007202007</text:p>
          </table:table-cell>
          <table:table-cell office:value-type="float" office:value="0" calcext:value-type="float">
            <text:p>0</text:p>
          </table:table-cell>
          <table:table-cell office:value-type="float" office:value="44.44482" calcext:value-type="float">
            <text:p>44.44482</text:p>
          </table:table-cell>
          <table:table-cell office:value-type="float" office:value="105.1325" calcext:value-type="float">
            <text:p>105.1325</text:p>
          </table:table-cell>
          <table:table-cell office:value-type="float" office:value="60.4017" calcext:value-type="float">
            <text:p>60.4017</text:p>
          </table:table-cell>
          <table:table-cell office:value-type="float" office:value="20.83854" calcext:value-type="float">
            <text:p>20.83854</text:p>
          </table:table-cell>
          <table:table-cell office:value-type="float" office:value="1.878418" calcext:value-type="float">
            <text:p>1.878418</text:p>
          </table:table-cell>
          <table:table-cell office:value-type="float" office:value="7.539023" calcext:value-type="float">
            <text:p>7.539023</text:p>
          </table:table-cell>
          <table:table-cell office:value-type="float" office:value="3.204664" calcext:value-type="float">
            <text:p>3.204664</text:p>
          </table:table-cell>
          <table:table-cell office:value-type="float" office:value="9.511318" calcext:value-type="float">
            <text:p>9.511318</text:p>
          </table:table-cell>
          <table:table-cell office:value-type="float" office:value="6.009727" calcext:value-type="float">
            <text:p>6.009727</text:p>
          </table:table-cell>
          <table:table-cell office:value-type="float" office:value="2.690046" calcext:value-type="float">
            <text:p>2.690046</text:p>
          </table:table-cell>
          <table:table-cell office:value-type="float" office:value="1.209943" calcext:value-type="float">
            <text:p>1.209943</text:p>
          </table:table-cell>
          <table:table-cell office:value-type="float" office:value="0.5791663" calcext:value-type="float">
            <text:p>0.5791663</text:p>
          </table:table-cell>
          <table:table-cell office:value-type="float" office:value="0.3640847" calcext:value-type="float">
            <text:p>0.3640847</text:p>
          </table:table-cell>
          <table:table-cell office:value-type="float" office:value="0.3266673" calcext:value-type="float">
            <text:p>0.3266673</text:p>
          </table:table-cell>
          <table:table-cell office:value-type="float" office:value="0" calcext:value-type="float">
            <text:p>0</text:p>
          </table:table-cell>
          <table:table-cell office:value-type="float" office:value="10079.12" calcext:value-type="float">
            <text:p>10079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4653" calcext:value-type="float">
            <text:p>-0.35346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0.21545" calcext:value-type="float">
            <text:p>10.21545</text:p>
          </table:table-cell>
          <table:table-cell office:value-type="float" office:value="1107.233" calcext:value-type="float">
            <text:p>1107.233</text:p>
          </table:table-cell>
          <table:table-cell office:value-type="float" office:value="12.81" calcext:value-type="float">
            <text:p>12.81</text:p>
          </table:table-cell>
          <table:table-cell office:value-type="float" office:value="-19.26617" calcext:value-type="float">
            <text:p>-19.26617</text:p>
          </table:table-cell>
          <table:table-cell office:value-type="float" office:value="0.3727621" calcext:value-type="float">
            <text:p>0.3727621</text:p>
          </table:table-cell>
          <table:table-cell office:value-type="float" office:value="18.84432" calcext:value-type="float">
            <text:p>18.84432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289" calcext:value-type="float">
            <text:p>0.004472289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139" calcext:value-type="float">
            <text:p>2.664139</text:p>
          </table:table-cell>
          <table:table-cell office:value-type="float" office:value="-0.2370948" calcext:value-type="float">
            <text:p>-0.2370948</text:p>
          </table:table-cell>
          <table:table-cell office:value-type="float" office:value="-0.08083093" calcext:value-type="float">
            <text:p>-0.08083093</text:p>
          </table:table-cell>
          <table:table-cell office:value-type="float" office:value="0.007103069" calcext:value-type="float">
            <text:p>0.007103069</text:p>
          </table:table-cell>
          <table:table-cell office:value-type="float" office:value="18.15698" calcext:value-type="float">
            <text:p>18.15698</text:p>
          </table:table-cell>
          <table:table-cell office:value-type="float" office:value="11.00072" calcext:value-type="float">
            <text:p>11.00072</text:p>
          </table:table-cell>
          <table:table-cell office:value-type="float" office:value="0.8318886" calcext:value-type="float">
            <text:p>0.8318886</text:p>
          </table:table-cell>
          <table:table-cell office:value-type="float" office:value="0.1117288" calcext:value-type="float">
            <text:p>0.1117288</text:p>
          </table:table-cell>
          <table:table-cell office:value-type="float" office:value="0.07544596" calcext:value-type="float">
            <text:p>0.07544596</text:p>
          </table:table-cell>
          <table:table-cell office:value-type="float" office:value="0.07274611" calcext:value-type="float">
            <text:p>0.07274611</text:p>
          </table:table-cell>
          <table:table-cell office:value-type="float" office:value="0.01807344" calcext:value-type="float">
            <text:p>0.01807344</text:p>
          </table:table-cell>
          <table:table-cell office:value-type="float" office:value="0.01291343" calcext:value-type="float">
            <text:p>0.01291343</text:p>
          </table:table-cell>
          <table:table-cell office:value-type="float" office:value="0.0326287" calcext:value-type="float">
            <text:p>0.0326287</text:p>
          </table:table-cell>
          <table:table-cell office:value-type="float" office:value="0.02727996" calcext:value-type="float">
            <text:p>0.02727996</text:p>
          </table:table-cell>
          <table:table-cell office:value-type="float" office:value="0.0236024" calcext:value-type="float">
            <text:p>0.0236024</text:p>
          </table:table-cell>
          <table:table-cell office:value-type="float" office:value="0.02119343" calcext:value-type="float">
            <text:p>0.02119343</text:p>
          </table:table-cell>
          <table:table-cell office:value-type="float" office:value="0.01655066" calcext:value-type="float">
            <text:p>0.01655066</text:p>
          </table:table-cell>
          <table:table-cell office:value-type="float" office:value="0.01123746" calcext:value-type="float">
            <text:p>0.01123746</text:p>
          </table:table-cell>
          <table:table-cell office:value-type="float" office:value="0.007208413" calcext:value-type="float">
            <text:p>0.007208413</text:p>
          </table:table-cell>
          <table:table-cell office:value-type="float" office:value="0" calcext:value-type="float">
            <text:p>0</text:p>
          </table:table-cell>
          <table:table-cell office:value-type="float" office:value="41.96513" calcext:value-type="float">
            <text:p>41.96513</text:p>
          </table:table-cell>
          <table:table-cell office:value-type="float" office:value="101.1557" calcext:value-type="float">
            <text:p>101.1557</text:p>
          </table:table-cell>
          <table:table-cell office:value-type="float" office:value="58.2042" calcext:value-type="float">
            <text:p>58.2042</text:p>
          </table:table-cell>
          <table:table-cell office:value-type="float" office:value="18.79141" calcext:value-type="float">
            <text:p>18.79141</text:p>
          </table:table-cell>
          <table:table-cell office:value-type="float" office:value="0.2820077" calcext:value-type="float">
            <text:p>0.2820077</text:p>
          </table:table-cell>
          <table:table-cell office:value-type="float" office:value="7.105697" calcext:value-type="float">
            <text:p>7.105697</text:p>
          </table:table-cell>
          <table:table-cell office:value-type="float" office:value="3.03705" calcext:value-type="float">
            <text:p>3.03705</text:p>
          </table:table-cell>
          <table:table-cell office:value-type="float" office:value="9.453696" calcext:value-type="float">
            <text:p>9.453696</text:p>
          </table:table-cell>
          <table:table-cell office:value-type="float" office:value="6.009338" calcext:value-type="float">
            <text:p>6.009338</text:p>
          </table:table-cell>
          <table:table-cell office:value-type="float" office:value="2.697971" calcext:value-type="float">
            <text:p>2.697971</text:p>
          </table:table-cell>
          <table:table-cell office:value-type="float" office:value="1.213403" calcext:value-type="float">
            <text:p>1.213403</text:p>
          </table:table-cell>
          <table:table-cell office:value-type="float" office:value="0.5805454" calcext:value-type="float">
            <text:p>0.5805454</text:p>
          </table:table-cell>
          <table:table-cell office:value-type="float" office:value="0.3642825" calcext:value-type="float">
            <text:p>0.3642825</text:p>
          </table:table-cell>
          <table:table-cell office:value-type="float" office:value="0.3266951" calcext:value-type="float">
            <text:p>0.3266951</text:p>
          </table:table-cell>
          <table:table-cell office:value-type="float" office:value="0" calcext:value-type="float">
            <text:p>0</text:p>
          </table:table-cell>
          <table:table-cell office:value-type="float" office:value="10482.17" calcext:value-type="float">
            <text:p>10482.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4916" calcext:value-type="float">
            <text:p>-0.35349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10.15822" calcext:value-type="float">
            <text:p>10.15822</text:p>
          </table:table-cell>
          <table:table-cell office:value-type="float" office:value="1107.108" calcext:value-type="float">
            <text:p>1107.108</text:p>
          </table:table-cell>
          <table:table-cell office:value-type="float" office:value="12.81" calcext:value-type="float">
            <text:p>12.81</text:p>
          </table:table-cell>
          <table:table-cell office:value-type="float" office:value="-19.92294" calcext:value-type="float">
            <text:p>-19.92294</text:p>
          </table:table-cell>
          <table:table-cell office:value-type="float" office:value="0.3660668" calcext:value-type="float">
            <text:p>0.3660668</text:p>
          </table:table-cell>
          <table:table-cell office:value-type="float" office:value="18.36258" calcext:value-type="float">
            <text:p>18.36258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379" calcext:value-type="float">
            <text:p>0.004472379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185" calcext:value-type="float">
            <text:p>2.664185</text:p>
          </table:table-cell>
          <table:table-cell office:value-type="float" office:value="-0.2377455" calcext:value-type="float">
            <text:p>-0.2377455</text:p>
          </table:table-cell>
          <table:table-cell office:value-type="float" office:value="-0.08094456" calcext:value-type="float">
            <text:p>-0.08094456</text:p>
          </table:table-cell>
          <table:table-cell office:value-type="float" office:value="0.007113689" calcext:value-type="float">
            <text:p>0.007113689</text:p>
          </table:table-cell>
          <table:table-cell office:value-type="float" office:value="18.01758" calcext:value-type="float">
            <text:p>18.01758</text:p>
          </table:table-cell>
          <table:table-cell office:value-type="float" office:value="10.64039" calcext:value-type="float">
            <text:p>10.64039</text:p>
          </table:table-cell>
          <table:table-cell office:value-type="float" office:value="0.6942155" calcext:value-type="float">
            <text:p>0.6942155</text:p>
          </table:table-cell>
          <table:table-cell office:value-type="float" office:value="0.1071434" calcext:value-type="float">
            <text:p>0.1071434</text:p>
          </table:table-cell>
          <table:table-cell office:value-type="float" office:value="0.07263871" calcext:value-type="float">
            <text:p>0.07263871</text:p>
          </table:table-cell>
          <table:table-cell office:value-type="float" office:value="0.07080478" calcext:value-type="float">
            <text:p>0.07080478</text:p>
          </table:table-cell>
          <table:table-cell office:value-type="float" office:value="0.01799212" calcext:value-type="float">
            <text:p>0.01799212</text:p>
          </table:table-cell>
          <table:table-cell office:value-type="float" office:value="0.01288766" calcext:value-type="float">
            <text:p>0.01288766</text:p>
          </table:table-cell>
          <table:table-cell office:value-type="float" office:value="0.03260114" calcext:value-type="float">
            <text:p>0.03260114</text:p>
          </table:table-cell>
          <table:table-cell office:value-type="float" office:value="0.0272156" calcext:value-type="float">
            <text:p>0.0272156</text:p>
          </table:table-cell>
          <table:table-cell office:value-type="float" office:value="0.02355444" calcext:value-type="float">
            <text:p>0.02355444</text:p>
          </table:table-cell>
          <table:table-cell office:value-type="float" office:value="0.02120163" calcext:value-type="float">
            <text:p>0.02120163</text:p>
          </table:table-cell>
          <table:table-cell office:value-type="float" office:value="0.01655853" calcext:value-type="float">
            <text:p>0.01655853</text:p>
          </table:table-cell>
          <table:table-cell office:value-type="float" office:value="0.01118191" calcext:value-type="float">
            <text:p>0.01118191</text:p>
          </table:table-cell>
          <table:table-cell office:value-type="float" office:value="0.007214697" calcext:value-type="float">
            <text:p>0.007214697</text:p>
          </table:table-cell>
          <table:table-cell office:value-type="float" office:value="0" calcext:value-type="float">
            <text:p>0</text:p>
          </table:table-cell>
          <table:table-cell office:value-type="float" office:value="39.31315" calcext:value-type="float">
            <text:p>39.31315</text:p>
          </table:table-cell>
          <table:table-cell office:value-type="float" office:value="97.39771" calcext:value-type="float">
            <text:p>97.39771</text:p>
          </table:table-cell>
          <table:table-cell office:value-type="float" office:value="56.01141" calcext:value-type="float">
            <text:p>56.01141</text:p>
          </table:table-cell>
          <table:table-cell office:value-type="float" office:value="16.77527" calcext:value-type="float">
            <text:p>16.77527</text:p>
          </table:table-cell>
          <table:table-cell office:value-type="float" office:value="0.07991745" calcext:value-type="float">
            <text:p>0.07991745</text:p>
          </table:table-cell>
          <table:table-cell office:value-type="float" office:value="6.68301" calcext:value-type="float">
            <text:p>6.68301</text:p>
          </table:table-cell>
          <table:table-cell office:value-type="float" office:value="2.873984" calcext:value-type="float">
            <text:p>2.873984</text:p>
          </table:table-cell>
          <table:table-cell office:value-type="float" office:value="9.40156" calcext:value-type="float">
            <text:p>9.40156</text:p>
          </table:table-cell>
          <table:table-cell office:value-type="float" office:value="6.01096" calcext:value-type="float">
            <text:p>6.01096</text:p>
          </table:table-cell>
          <table:table-cell office:value-type="float" office:value="2.703076" calcext:value-type="float">
            <text:p>2.703076</text:p>
          </table:table-cell>
          <table:table-cell office:value-type="float" office:value="1.216814" calcext:value-type="float">
            <text:p>1.216814</text:p>
          </table:table-cell>
          <table:table-cell office:value-type="float" office:value="0.5819038" calcext:value-type="float">
            <text:p>0.5819038</text:p>
          </table:table-cell>
          <table:table-cell office:value-type="float" office:value="0.3644699" calcext:value-type="float">
            <text:p>0.3644699</text:p>
          </table:table-cell>
          <table:table-cell office:value-type="float" office:value="0.3267228" calcext:value-type="float">
            <text:p>0.3267228</text:p>
          </table:table-cell>
          <table:table-cell office:value-type="float" office:value="0" calcext:value-type="float">
            <text:p>0</text:p>
          </table:table-cell>
          <table:table-cell office:value-type="float" office:value="10880.4" calcext:value-type="float">
            <text:p>10880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5169" calcext:value-type="float">
            <text:p>-0.353516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10.10096" calcext:value-type="float">
            <text:p>10.10096</text:p>
          </table:table-cell>
          <table:table-cell office:value-type="float" office:value="1106.984" calcext:value-type="float">
            <text:p>1106.984</text:p>
          </table:table-cell>
          <table:table-cell office:value-type="float" office:value="12.81" calcext:value-type="float">
            <text:p>12.81</text:p>
          </table:table-cell>
          <table:table-cell office:value-type="float" office:value="-20.54542" calcext:value-type="float">
            <text:p>-20.54542</text:p>
          </table:table-cell>
          <table:table-cell office:value-type="float" office:value="0.3606881" calcext:value-type="float">
            <text:p>0.3606881</text:p>
          </table:table-cell>
          <table:table-cell office:value-type="float" office:value="17.9126" calcext:value-type="float">
            <text:p>17.9126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468" calcext:value-type="float">
            <text:p>0.004472468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231" calcext:value-type="float">
            <text:p>2.664231</text:p>
          </table:table-cell>
          <table:table-cell office:value-type="float" office:value="-0.2382952" calcext:value-type="float">
            <text:p>-0.2382952</text:p>
          </table:table-cell>
          <table:table-cell office:value-type="float" office:value="-0.08104035" calcext:value-type="float">
            <text:p>-0.08104035</text:p>
          </table:table-cell>
          <table:table-cell office:value-type="float" office:value="0.007124378" calcext:value-type="float">
            <text:p>0.007124378</text:p>
          </table:table-cell>
          <table:table-cell office:value-type="float" office:value="17.88165" calcext:value-type="float">
            <text:p>17.88165</text:p>
          </table:table-cell>
          <table:table-cell office:value-type="float" office:value="10.26657" calcext:value-type="float">
            <text:p>10.26657</text:p>
          </table:table-cell>
          <table:table-cell office:value-type="float" office:value="0.5870892" calcext:value-type="float">
            <text:p>0.5870892</text:p>
          </table:table-cell>
          <table:table-cell office:value-type="float" office:value="0.1061927" calcext:value-type="float">
            <text:p>0.1061927</text:p>
          </table:table-cell>
          <table:table-cell office:value-type="float" office:value="0.07140757" calcext:value-type="float">
            <text:p>0.07140757</text:p>
          </table:table-cell>
          <table:table-cell office:value-type="float" office:value="0.06993536" calcext:value-type="float">
            <text:p>0.06993536</text:p>
          </table:table-cell>
          <table:table-cell office:value-type="float" office:value="0.0180196" calcext:value-type="float">
            <text:p>0.0180196</text:p>
          </table:table-cell>
          <table:table-cell office:value-type="float" office:value="0.01280281" calcext:value-type="float">
            <text:p>0.01280281</text:p>
          </table:table-cell>
          <table:table-cell office:value-type="float" office:value="0.0325453" calcext:value-type="float">
            <text:p>0.0325453</text:p>
          </table:table-cell>
          <table:table-cell office:value-type="float" office:value="0.02714625" calcext:value-type="float">
            <text:p>0.02714625</text:p>
          </table:table-cell>
          <table:table-cell office:value-type="float" office:value="0.02349792" calcext:value-type="float">
            <text:p>0.02349792</text:p>
          </table:table-cell>
          <table:table-cell office:value-type="float" office:value="0.02120886" calcext:value-type="float">
            <text:p>0.02120886</text:p>
          </table:table-cell>
          <table:table-cell office:value-type="float" office:value="0.01656709" calcext:value-type="float">
            <text:p>0.01656709</text:p>
          </table:table-cell>
          <table:table-cell office:value-type="float" office:value="0.0111265" calcext:value-type="float">
            <text:p>0.0111265</text:p>
          </table:table-cell>
          <table:table-cell office:value-type="float" office:value="0.007220851" calcext:value-type="float">
            <text:p>0.007220851</text:p>
          </table:table-cell>
          <table:table-cell office:value-type="float" office:value="0" calcext:value-type="float">
            <text:p>0</text:p>
          </table:table-cell>
          <table:table-cell office:value-type="float" office:value="36.31209" calcext:value-type="float">
            <text:p>36.31209</text:p>
          </table:table-cell>
          <table:table-cell office:value-type="float" office:value="94.55415" calcext:value-type="float">
            <text:p>94.55415</text:p>
          </table:table-cell>
          <table:table-cell office:value-type="float" office:value="53.77318" calcext:value-type="float">
            <text:p>53.77318</text:p>
          </table:table-cell>
          <table:table-cell office:value-type="float" office:value="14.78184" calcext:value-type="float">
            <text:p>14.78184</text:p>
          </table:table-cell>
          <table:table-cell office:value-type="float" office:value="0.06817531" calcext:value-type="float">
            <text:p>0.06817531</text:p>
          </table:table-cell>
          <table:table-cell office:value-type="float" office:value="6.246061" calcext:value-type="float">
            <text:p>6.246061</text:p>
          </table:table-cell>
          <table:table-cell office:value-type="float" office:value="2.708202" calcext:value-type="float">
            <text:p>2.708202</text:p>
          </table:table-cell>
          <table:table-cell office:value-type="float" office:value="9.34366" calcext:value-type="float">
            <text:p>9.34366</text:p>
          </table:table-cell>
          <table:table-cell office:value-type="float" office:value="6.011651" calcext:value-type="float">
            <text:p>6.011651</text:p>
          </table:table-cell>
          <table:table-cell office:value-type="float" office:value="2.705567" calcext:value-type="float">
            <text:p>2.705567</text:p>
          </table:table-cell>
          <table:table-cell office:value-type="float" office:value="1.220128" calcext:value-type="float">
            <text:p>1.220128</text:p>
          </table:table-cell>
          <table:table-cell office:value-type="float" office:value="0.58326" calcext:value-type="float">
            <text:p>0.58326</text:p>
          </table:table-cell>
          <table:table-cell office:value-type="float" office:value="0.3646449" calcext:value-type="float">
            <text:p>0.3646449</text:p>
          </table:table-cell>
          <table:table-cell office:value-type="float" office:value="0.3267505" calcext:value-type="float">
            <text:p>0.3267505</text:p>
          </table:table-cell>
          <table:table-cell office:value-type="float" office:value="0" calcext:value-type="float">
            <text:p>0</text:p>
          </table:table-cell>
          <table:table-cell office:value-type="float" office:value="11302.8" calcext:value-type="float">
            <text:p>11302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5493" calcext:value-type="float">
            <text:p>-0.353549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10.07798" calcext:value-type="float">
            <text:p>10.07798</text:p>
          </table:table-cell>
          <table:table-cell office:value-type="float" office:value="1106.851" calcext:value-type="float">
            <text:p>1106.851</text:p>
          </table:table-cell>
          <table:table-cell office:value-type="float" office:value="12.81" calcext:value-type="float">
            <text:p>12.81</text:p>
          </table:table-cell>
          <table:table-cell office:value-type="float" office:value="-21.0723" calcext:value-type="float">
            <text:p>-21.0723</text:p>
          </table:table-cell>
          <table:table-cell office:value-type="float" office:value="0.359011" calcext:value-type="float">
            <text:p>0.359011</text:p>
          </table:table-cell>
          <table:table-cell office:value-type="float" office:value="17.52931" calcext:value-type="float">
            <text:p>17.52931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557" calcext:value-type="float">
            <text:p>0.004472557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277" calcext:value-type="float">
            <text:p>2.664277</text:p>
          </table:table-cell>
          <table:table-cell office:value-type="float" office:value="-0.2387172" calcext:value-type="float">
            <text:p>-0.2387172</text:p>
          </table:table-cell>
          <table:table-cell office:value-type="float" office:value="-0.08113362" calcext:value-type="float">
            <text:p>-0.08113362</text:p>
          </table:table-cell>
          <table:table-cell office:value-type="float" office:value="0.007135163" calcext:value-type="float">
            <text:p>0.007135163</text:p>
          </table:table-cell>
          <table:table-cell office:value-type="float" office:value="17.71034" calcext:value-type="float">
            <text:p>17.71034</text:p>
          </table:table-cell>
          <table:table-cell office:value-type="float" office:value="9.970034" calcext:value-type="float">
            <text:p>9.970034</text:p>
          </table:table-cell>
          <table:table-cell office:value-type="float" office:value="0.5112438" calcext:value-type="float">
            <text:p>0.5112438</text:p>
          </table:table-cell>
          <table:table-cell office:value-type="float" office:value="0.1119646" calcext:value-type="float">
            <text:p>0.1119646</text:p>
          </table:table-cell>
          <table:table-cell office:value-type="float" office:value="0.07414258" calcext:value-type="float">
            <text:p>0.07414258</text:p>
          </table:table-cell>
          <table:table-cell office:value-type="float" office:value="0.07232989" calcext:value-type="float">
            <text:p>0.07232989</text:p>
          </table:table-cell>
          <table:table-cell office:value-type="float" office:value="0.01874825" calcext:value-type="float">
            <text:p>0.01874825</text:p>
          </table:table-cell>
          <table:table-cell office:value-type="float" office:value="0.01282488" calcext:value-type="float">
            <text:p>0.01282488</text:p>
          </table:table-cell>
          <table:table-cell office:value-type="float" office:value="0.03249019" calcext:value-type="float">
            <text:p>0.03249019</text:p>
          </table:table-cell>
          <table:table-cell office:value-type="float" office:value="0.02707574" calcext:value-type="float">
            <text:p>0.02707574</text:p>
          </table:table-cell>
          <table:table-cell office:value-type="float" office:value="0.02343735" calcext:value-type="float">
            <text:p>0.02343735</text:p>
          </table:table-cell>
          <table:table-cell office:value-type="float" office:value="0.02121485" calcext:value-type="float">
            <text:p>0.02121485</text:p>
          </table:table-cell>
          <table:table-cell office:value-type="float" office:value="0.01657623" calcext:value-type="float">
            <text:p>0.01657623</text:p>
          </table:table-cell>
          <table:table-cell office:value-type="float" office:value="0.01107123" calcext:value-type="float">
            <text:p>0.01107123</text:p>
          </table:table-cell>
          <table:table-cell office:value-type="float" office:value="0.007226874" calcext:value-type="float">
            <text:p>0.007226874</text:p>
          </table:table-cell>
          <table:table-cell office:value-type="float" office:value="0" calcext:value-type="float">
            <text:p>0</text:p>
          </table:table-cell>
          <table:table-cell office:value-type="float" office:value="35.09963" calcext:value-type="float">
            <text:p>35.09963</text:p>
          </table:table-cell>
          <table:table-cell office:value-type="float" office:value="93.25655" calcext:value-type="float">
            <text:p>93.25655</text:p>
          </table:table-cell>
          <table:table-cell office:value-type="float" office:value="51.41827" calcext:value-type="float">
            <text:p>51.41827</text:p>
          </table:table-cell>
          <table:table-cell office:value-type="float" office:value="12.66806" calcext:value-type="float">
            <text:p>12.66806</text:p>
          </table:table-cell>
          <table:table-cell office:value-type="float" office:value="0.05747019" calcext:value-type="float">
            <text:p>0.05747019</text:p>
          </table:table-cell>
          <table:table-cell office:value-type="float" office:value="5.808574" calcext:value-type="float">
            <text:p>5.808574</text:p>
          </table:table-cell>
          <table:table-cell office:value-type="float" office:value="2.532136" calcext:value-type="float">
            <text:p>2.532136</text:p>
          </table:table-cell>
          <table:table-cell office:value-type="float" office:value="9.286026" calcext:value-type="float">
            <text:p>9.286026</text:p>
          </table:table-cell>
          <table:table-cell office:value-type="float" office:value="6.013309" calcext:value-type="float">
            <text:p>6.013309</text:p>
          </table:table-cell>
          <table:table-cell office:value-type="float" office:value="2.706128" calcext:value-type="float">
            <text:p>2.706128</text:p>
          </table:table-cell>
          <table:table-cell office:value-type="float" office:value="1.223331" calcext:value-type="float">
            <text:p>1.223331</text:p>
          </table:table-cell>
          <table:table-cell office:value-type="float" office:value="0.584617" calcext:value-type="float">
            <text:p>0.584617</text:p>
          </table:table-cell>
          <table:table-cell office:value-type="float" office:value="0.3648035" calcext:value-type="float">
            <text:p>0.3648035</text:p>
          </table:table-cell>
          <table:table-cell office:value-type="float" office:value="0.3267784" calcext:value-type="float">
            <text:p>0.3267784</text:p>
          </table:table-cell>
          <table:table-cell office:value-type="float" office:value="0" calcext:value-type="float">
            <text:p>0</text:p>
          </table:table-cell>
          <table:table-cell office:value-type="float" office:value="10181.76" calcext:value-type="float">
            <text:p>10181.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5902" calcext:value-type="float">
            <text:p>-0.35359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10.0559" calcext:value-type="float">
            <text:p>10.0559</text:p>
          </table:table-cell>
          <table:table-cell office:value-type="float" office:value="1106.711" calcext:value-type="float">
            <text:p>1106.711</text:p>
          </table:table-cell>
          <table:table-cell office:value-type="float" office:value="12.81" calcext:value-type="float">
            <text:p>12.81</text:p>
          </table:table-cell>
          <table:table-cell office:value-type="float" office:value="-21.54152" calcext:value-type="float">
            <text:p>-21.54152</text:p>
          </table:table-cell>
          <table:table-cell office:value-type="float" office:value="0.3575319" calcext:value-type="float">
            <text:p>0.3575319</text:p>
          </table:table-cell>
          <table:table-cell office:value-type="float" office:value="17.20713" calcext:value-type="float">
            <text:p>17.20713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647" calcext:value-type="float">
            <text:p>0.004472647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322" calcext:value-type="float">
            <text:p>2.664322</text:p>
          </table:table-cell>
          <table:table-cell office:value-type="float" office:value="-0.2389889" calcext:value-type="float">
            <text:p>-0.2389889</text:p>
          </table:table-cell>
          <table:table-cell office:value-type="float" office:value="-0.08121423" calcext:value-type="float">
            <text:p>-0.08121423</text:p>
          </table:table-cell>
          <table:table-cell office:value-type="float" office:value="0.007146247" calcext:value-type="float">
            <text:p>0.007146247</text:p>
          </table:table-cell>
          <table:table-cell office:value-type="float" office:value="17.53434" calcext:value-type="float">
            <text:p>17.53434</text:p>
          </table:table-cell>
          <table:table-cell office:value-type="float" office:value="9.68033" calcext:value-type="float">
            <text:p>9.68033</text:p>
          </table:table-cell>
          <table:table-cell office:value-type="float" office:value="0.445845" calcext:value-type="float">
            <text:p>0.445845</text:p>
          </table:table-cell>
          <table:table-cell office:value-type="float" office:value="0.1148163" calcext:value-type="float">
            <text:p>0.1148163</text:p>
          </table:table-cell>
          <table:table-cell office:value-type="float" office:value="0.07599867" calcext:value-type="float">
            <text:p>0.07599867</text:p>
          </table:table-cell>
          <table:table-cell office:value-type="float" office:value="0.0740683" calcext:value-type="float">
            <text:p>0.0740683</text:p>
          </table:table-cell>
          <table:table-cell office:value-type="float" office:value="0.01947891" calcext:value-type="float">
            <text:p>0.01947891</text:p>
          </table:table-cell>
          <table:table-cell office:value-type="float" office:value="0.01294301" calcext:value-type="float">
            <text:p>0.01294301</text:p>
          </table:table-cell>
          <table:table-cell office:value-type="float" office:value="0.0324728" calcext:value-type="float">
            <text:p>0.0324728</text:p>
          </table:table-cell>
          <table:table-cell office:value-type="float" office:value="0.0270001" calcext:value-type="float">
            <text:p>0.0270001</text:p>
          </table:table-cell>
          <table:table-cell office:value-type="float" office:value="0.02337577" calcext:value-type="float">
            <text:p>0.02337577</text:p>
          </table:table-cell>
          <table:table-cell office:value-type="float" office:value="0.02121946" calcext:value-type="float">
            <text:p>0.02121946</text:p>
          </table:table-cell>
          <table:table-cell office:value-type="float" office:value="0.01658582" calcext:value-type="float">
            <text:p>0.01658582</text:p>
          </table:table-cell>
          <table:table-cell office:value-type="float" office:value="0.01101609" calcext:value-type="float">
            <text:p>0.01101609</text:p>
          </table:table-cell>
          <table:table-cell office:value-type="float" office:value="0.007232775" calcext:value-type="float">
            <text:p>0.007232775</text:p>
          </table:table-cell>
          <table:table-cell office:value-type="float" office:value="0" calcext:value-type="float">
            <text:p>0</text:p>
          </table:table-cell>
          <table:table-cell office:value-type="float" office:value="35.24895" calcext:value-type="float">
            <text:p>35.24895</text:p>
          </table:table-cell>
          <table:table-cell office:value-type="float" office:value="91.93215" calcext:value-type="float">
            <text:p>91.93215</text:p>
          </table:table-cell>
          <table:table-cell office:value-type="float" office:value="49.04556" calcext:value-type="float">
            <text:p>49.04556</text:p>
          </table:table-cell>
          <table:table-cell office:value-type="float" office:value="11.74629" calcext:value-type="float">
            <text:p>11.74629</text:p>
          </table:table-cell>
          <table:table-cell office:value-type="float" office:value="0.04842562" calcext:value-type="float">
            <text:p>0.04842562</text:p>
          </table:table-cell>
          <table:table-cell office:value-type="float" office:value="5.396935" calcext:value-type="float">
            <text:p>5.396935</text:p>
          </table:table-cell>
          <table:table-cell office:value-type="float" office:value="2.367974" calcext:value-type="float">
            <text:p>2.367974</text:p>
          </table:table-cell>
          <table:table-cell office:value-type="float" office:value="9.232619" calcext:value-type="float">
            <text:p>9.232619</text:p>
          </table:table-cell>
          <table:table-cell office:value-type="float" office:value="6.015208" calcext:value-type="float">
            <text:p>6.015208</text:p>
          </table:table-cell>
          <table:table-cell office:value-type="float" office:value="2.705177" calcext:value-type="float">
            <text:p>2.705177</text:p>
          </table:table-cell>
          <table:table-cell office:value-type="float" office:value="1.22643" calcext:value-type="float">
            <text:p>1.22643</text:p>
          </table:table-cell>
          <table:table-cell office:value-type="float" office:value="0.5859683" calcext:value-type="float">
            <text:p>0.5859683</text:p>
          </table:table-cell>
          <table:table-cell office:value-type="float" office:value="0.3649409" calcext:value-type="float">
            <text:p>0.3649409</text:p>
          </table:table-cell>
          <table:table-cell office:value-type="float" office:value="0.3268063" calcext:value-type="float">
            <text:p>0.3268063</text:p>
          </table:table-cell>
          <table:table-cell office:value-type="float" office:value="0" calcext:value-type="float">
            <text:p>0</text:p>
          </table:table-cell>
          <table:table-cell office:value-type="float" office:value="9320.145" calcext:value-type="float">
            <text:p>9320.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6376" calcext:value-type="float">
            <text:p>-0.353637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10.01035" calcext:value-type="float">
            <text:p>10.01035</text:p>
          </table:table-cell>
          <table:table-cell office:value-type="float" office:value="1106.579" calcext:value-type="float">
            <text:p>1106.579</text:p>
          </table:table-cell>
          <table:table-cell office:value-type="float" office:value="12.81" calcext:value-type="float">
            <text:p>12.81</text:p>
          </table:table-cell>
          <table:table-cell office:value-type="float" office:value="-21.9928" calcext:value-type="float">
            <text:p>-21.9928</text:p>
          </table:table-cell>
          <table:table-cell office:value-type="float" office:value="0.3539606" calcext:value-type="float">
            <text:p>0.3539606</text:p>
          </table:table-cell>
          <table:table-cell office:value-type="float" office:value="16.92008" calcext:value-type="float">
            <text:p>16.92008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736" calcext:value-type="float">
            <text:p>0.004472736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351" calcext:value-type="float">
            <text:p>2.664351</text:p>
          </table:table-cell>
          <table:table-cell office:value-type="float" office:value="-0.2392044" calcext:value-type="float">
            <text:p>-0.2392044</text:p>
          </table:table-cell>
          <table:table-cell office:value-type="float" office:value="-0.08127502" calcext:value-type="float">
            <text:p>-0.08127502</text:p>
          </table:table-cell>
          <table:table-cell office:value-type="float" office:value="0.007157596" calcext:value-type="float">
            <text:p>0.007157596</text:p>
          </table:table-cell>
          <table:table-cell office:value-type="float" office:value="17.40083" calcext:value-type="float">
            <text:p>17.40083</text:p>
          </table:table-cell>
          <table:table-cell office:value-type="float" office:value="9.370498" calcext:value-type="float">
            <text:p>9.370498</text:p>
          </table:table-cell>
          <table:table-cell office:value-type="float" office:value="0.3775313" calcext:value-type="float">
            <text:p>0.3775313</text:p>
          </table:table-cell>
          <table:table-cell office:value-type="float" office:value="0.1074583" calcext:value-type="float">
            <text:p>0.1074583</text:p>
          </table:table-cell>
          <table:table-cell office:value-type="float" office:value="0.07237401" calcext:value-type="float">
            <text:p>0.07237401</text:p>
          </table:table-cell>
          <table:table-cell office:value-type="float" office:value="0.07141726" calcext:value-type="float">
            <text:p>0.07141726</text:p>
          </table:table-cell>
          <table:table-cell office:value-type="float" office:value="0.01929297" calcext:value-type="float">
            <text:p>0.01929297</text:p>
          </table:table-cell>
          <table:table-cell office:value-type="float" office:value="0.01292508" calcext:value-type="float">
            <text:p>0.01292508</text:p>
          </table:table-cell>
          <table:table-cell office:value-type="float" office:value="0.0324557" calcext:value-type="float">
            <text:p>0.0324557</text:p>
          </table:table-cell>
          <table:table-cell office:value-type="float" office:value="0.0269216" calcext:value-type="float">
            <text:p>0.0269216</text:p>
          </table:table-cell>
          <table:table-cell office:value-type="float" office:value="0.02331368" calcext:value-type="float">
            <text:p>0.02331368</text:p>
          </table:table-cell>
          <table:table-cell office:value-type="float" office:value="0.02122242" calcext:value-type="float">
            <text:p>0.02122242</text:p>
          </table:table-cell>
          <table:table-cell office:value-type="float" office:value="0.01659574" calcext:value-type="float">
            <text:p>0.01659574</text:p>
          </table:table-cell>
          <table:table-cell office:value-type="float" office:value="0.01096112" calcext:value-type="float">
            <text:p>0.01096112</text:p>
          </table:table-cell>
          <table:table-cell office:value-type="float" office:value="0.007238552" calcext:value-type="float">
            <text:p>0.007238552</text:p>
          </table:table-cell>
          <table:table-cell office:value-type="float" office:value="0" calcext:value-type="float">
            <text:p>0</text:p>
          </table:table-cell>
          <table:table-cell office:value-type="float" office:value="34.2424" calcext:value-type="float">
            <text:p>34.2424</text:p>
          </table:table-cell>
          <table:table-cell office:value-type="float" office:value="90.52683" calcext:value-type="float">
            <text:p>90.52683</text:p>
          </table:table-cell>
          <table:table-cell office:value-type="float" office:value="46.84026" calcext:value-type="float">
            <text:p>46.84026</text:p>
          </table:table-cell>
          <table:table-cell office:value-type="float" office:value="11.23401" calcext:value-type="float">
            <text:p>11.23401</text:p>
          </table:table-cell>
          <table:table-cell office:value-type="float" office:value="0.04139387" calcext:value-type="float">
            <text:p>0.04139387</text:p>
          </table:table-cell>
          <table:table-cell office:value-type="float" office:value="5.020356" calcext:value-type="float">
            <text:p>5.020356</text:p>
          </table:table-cell>
          <table:table-cell office:value-type="float" office:value="2.224417" calcext:value-type="float">
            <text:p>2.224417</text:p>
          </table:table-cell>
          <table:table-cell office:value-type="float" office:value="9.184531" calcext:value-type="float">
            <text:p>9.184531</text:p>
          </table:table-cell>
          <table:table-cell office:value-type="float" office:value="6.017772" calcext:value-type="float">
            <text:p>6.017772</text:p>
          </table:table-cell>
          <table:table-cell office:value-type="float" office:value="2.703018" calcext:value-type="float">
            <text:p>2.703018</text:p>
          </table:table-cell>
          <table:table-cell office:value-type="float" office:value="1.229423" calcext:value-type="float">
            <text:p>1.229423</text:p>
          </table:table-cell>
          <table:table-cell office:value-type="float" office:value="0.5873084" calcext:value-type="float">
            <text:p>0.5873084</text:p>
          </table:table-cell>
          <table:table-cell office:value-type="float" office:value="0.3650649" calcext:value-type="float">
            <text:p>0.3650649</text:p>
          </table:table-cell>
          <table:table-cell office:value-type="float" office:value="0.3268342" calcext:value-type="float">
            <text:p>0.3268342</text:p>
          </table:table-cell>
          <table:table-cell office:value-type="float" office:value="0" calcext:value-type="float">
            <text:p>0</text:p>
          </table:table-cell>
          <table:table-cell office:value-type="float" office:value="9371.39" calcext:value-type="float">
            <text:p>9371.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6833" calcext:value-type="float">
            <text:p>-0.35368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9.959249" calcext:value-type="float">
            <text:p>9.959249</text:p>
          </table:table-cell>
          <table:table-cell office:value-type="float" office:value="1106.454" calcext:value-type="float">
            <text:p>1106.454</text:p>
          </table:table-cell>
          <table:table-cell office:value-type="float" office:value="12.81" calcext:value-type="float">
            <text:p>12.81</text:p>
          </table:table-cell>
          <table:table-cell office:value-type="float" office:value="-22.42474" calcext:value-type="float">
            <text:p>-22.42474</text:p>
          </table:table-cell>
          <table:table-cell office:value-type="float" office:value="0.3498482" calcext:value-type="float">
            <text:p>0.3498482</text:p>
          </table:table-cell>
          <table:table-cell office:value-type="float" office:value="16.65144" calcext:value-type="float">
            <text:p>16.65144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826" calcext:value-type="float">
            <text:p>0.004472826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373" calcext:value-type="float">
            <text:p>2.664373</text:p>
          </table:table-cell>
          <table:table-cell office:value-type="float" office:value="-0.2393866" calcext:value-type="float">
            <text:p>-0.2393866</text:p>
          </table:table-cell>
          <table:table-cell office:value-type="float" office:value="-0.08131841" calcext:value-type="float">
            <text:p>-0.08131841</text:p>
          </table:table-cell>
          <table:table-cell office:value-type="float" office:value="0.007168966" calcext:value-type="float">
            <text:p>0.007168966</text:p>
          </table:table-cell>
          <table:table-cell office:value-type="float" office:value="17.28644" calcext:value-type="float">
            <text:p>17.28644</text:p>
          </table:table-cell>
          <table:table-cell office:value-type="float" office:value="9.024739" calcext:value-type="float">
            <text:p>9.024739</text:p>
          </table:table-cell>
          <table:table-cell office:value-type="float" office:value="0.3203532" calcext:value-type="float">
            <text:p>0.3203532</text:p>
          </table:table-cell>
          <table:table-cell office:value-type="float" office:value="0.0995355" calcext:value-type="float">
            <text:p>0.0995355</text:p>
          </table:table-cell>
          <table:table-cell office:value-type="float" office:value="0.06799148" calcext:value-type="float">
            <text:p>0.06799148</text:p>
          </table:table-cell>
          <table:table-cell office:value-type="float" office:value="0.06771632" calcext:value-type="float">
            <text:p>0.06771632</text:p>
          </table:table-cell>
          <table:table-cell office:value-type="float" office:value="0.01880804" calcext:value-type="float">
            <text:p>0.01880804</text:p>
          </table:table-cell>
          <table:table-cell office:value-type="float" office:value="0.01280013" calcext:value-type="float">
            <text:p>0.01280013</text:p>
          </table:table-cell>
          <table:table-cell office:value-type="float" office:value="0.03240639" calcext:value-type="float">
            <text:p>0.03240639</text:p>
          </table:table-cell>
          <table:table-cell office:value-type="float" office:value="0.02684559" calcext:value-type="float">
            <text:p>0.02684559</text:p>
          </table:table-cell>
          <table:table-cell office:value-type="float" office:value="0.02324918" calcext:value-type="float">
            <text:p>0.02324918</text:p>
          </table:table-cell>
          <table:table-cell office:value-type="float" office:value="0.02122419" calcext:value-type="float">
            <text:p>0.02122419</text:p>
          </table:table-cell>
          <table:table-cell office:value-type="float" office:value="0.01660587" calcext:value-type="float">
            <text:p>0.01660587</text:p>
          </table:table-cell>
          <table:table-cell office:value-type="float" office:value="0.01090633" calcext:value-type="float">
            <text:p>0.01090633</text:p>
          </table:table-cell>
          <table:table-cell office:value-type="float" office:value="0.007244206" calcext:value-type="float">
            <text:p>0.007244206</text:p>
          </table:table-cell>
          <table:table-cell office:value-type="float" office:value="0" calcext:value-type="float">
            <text:p>0</text:p>
          </table:table-cell>
          <table:table-cell office:value-type="float" office:value="34.26492" calcext:value-type="float">
            <text:p>34.26492</text:p>
          </table:table-cell>
          <table:table-cell office:value-type="float" office:value="89.06602" calcext:value-type="float">
            <text:p>89.06602</text:p>
          </table:table-cell>
          <table:table-cell office:value-type="float" office:value="44.76433" calcext:value-type="float">
            <text:p>44.76433</text:p>
          </table:table-cell>
          <table:table-cell office:value-type="float" office:value="10.71894" calcext:value-type="float">
            <text:p>10.71894</text:p>
          </table:table-cell>
          <table:table-cell office:value-type="float" office:value="0.03676052" calcext:value-type="float">
            <text:p>0.03676052</text:p>
          </table:table-cell>
          <table:table-cell office:value-type="float" office:value="4.650328" calcext:value-type="float">
            <text:p>4.650328</text:p>
          </table:table-cell>
          <table:table-cell office:value-type="float" office:value="2.070646" calcext:value-type="float">
            <text:p>2.070646</text:p>
          </table:table-cell>
          <table:table-cell office:value-type="float" office:value="9.140115" calcext:value-type="float">
            <text:p>9.140115</text:p>
          </table:table-cell>
          <table:table-cell office:value-type="float" office:value="6.020456" calcext:value-type="float">
            <text:p>6.020456</text:p>
          </table:table-cell>
          <table:table-cell office:value-type="float" office:value="2.699628" calcext:value-type="float">
            <text:p>2.699628</text:p>
          </table:table-cell>
          <table:table-cell office:value-type="float" office:value="1.232492" calcext:value-type="float">
            <text:p>1.232492</text:p>
          </table:table-cell>
          <table:table-cell office:value-type="float" office:value="0.5886321" calcext:value-type="float">
            <text:p>0.5886321</text:p>
          </table:table-cell>
          <table:table-cell office:value-type="float" office:value="0.365179" calcext:value-type="float">
            <text:p>0.365179</text:p>
          </table:table-cell>
          <table:table-cell office:value-type="float" office:value="0.326862" calcext:value-type="float">
            <text:p>0.326862</text:p>
          </table:table-cell>
          <table:table-cell office:value-type="float" office:value="0" calcext:value-type="float">
            <text:p>0</text:p>
          </table:table-cell>
          <table:table-cell office:value-type="float" office:value="9631.047" calcext:value-type="float">
            <text:p>9631.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7274" calcext:value-type="float">
            <text:p>-0.353727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9.917964" calcext:value-type="float">
            <text:p>9.917964</text:p>
          </table:table-cell>
          <table:table-cell office:value-type="float" office:value="1106.342" calcext:value-type="float">
            <text:p>1106.342</text:p>
          </table:table-cell>
          <table:table-cell office:value-type="float" office:value="12.81" calcext:value-type="float">
            <text:p>12.81</text:p>
          </table:table-cell>
          <table:table-cell office:value-type="float" office:value="-22.77484" calcext:value-type="float">
            <text:p>-22.77484</text:p>
          </table:table-cell>
          <table:table-cell office:value-type="float" office:value="0.3448496" calcext:value-type="float">
            <text:p>0.3448496</text:p>
          </table:table-cell>
          <table:table-cell office:value-type="float" office:value="16.44374" calcext:value-type="float">
            <text:p>16.44374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2915" calcext:value-type="float">
            <text:p>0.004472915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396" calcext:value-type="float">
            <text:p>2.664396</text:p>
          </table:table-cell>
          <table:table-cell office:value-type="float" office:value="-0.2395176" calcext:value-type="float">
            <text:p>-0.2395176</text:p>
          </table:table-cell>
          <table:table-cell office:value-type="float" office:value="-0.08133937" calcext:value-type="float">
            <text:p>-0.08133937</text:p>
          </table:table-cell>
          <table:table-cell office:value-type="float" office:value="0.007180179" calcext:value-type="float">
            <text:p>0.007180179</text:p>
          </table:table-cell>
          <table:table-cell office:value-type="float" office:value="17.19757" calcext:value-type="float">
            <text:p>17.19757</text:p>
          </table:table-cell>
          <table:table-cell office:value-type="float" office:value="8.723207" calcext:value-type="float">
            <text:p>8.723207</text:p>
          </table:table-cell>
          <table:table-cell office:value-type="float" office:value="0.2675367" calcext:value-type="float">
            <text:p>0.2675367</text:p>
          </table:table-cell>
          <table:table-cell office:value-type="float" office:value="0.0874889" calcext:value-type="float">
            <text:p>0.0874889</text:p>
          </table:table-cell>
          <table:table-cell office:value-type="float" office:value="0.06045359" calcext:value-type="float">
            <text:p>0.06045359</text:p>
          </table:table-cell>
          <table:table-cell office:value-type="float" office:value="0.06097487" calcext:value-type="float">
            <text:p>0.06097487</text:p>
          </table:table-cell>
          <table:table-cell office:value-type="float" office:value="0.01759967" calcext:value-type="float">
            <text:p>0.01759967</text:p>
          </table:table-cell>
          <table:table-cell office:value-type="float" office:value="0.01255749" calcext:value-type="float">
            <text:p>0.01255749</text:p>
          </table:table-cell>
          <table:table-cell office:value-type="float" office:value="0.03230839" calcext:value-type="float">
            <text:p>0.03230839</text:p>
          </table:table-cell>
          <table:table-cell office:value-type="float" office:value="0.02677566" calcext:value-type="float">
            <text:p>0.02677566</text:p>
          </table:table-cell>
          <table:table-cell office:value-type="float" office:value="0.02318199" calcext:value-type="float">
            <text:p>0.02318199</text:p>
          </table:table-cell>
          <table:table-cell office:value-type="float" office:value="0.02122443" calcext:value-type="float">
            <text:p>0.02122443</text:p>
          </table:table-cell>
          <table:table-cell office:value-type="float" office:value="0.01661617" calcext:value-type="float">
            <text:p>0.01661617</text:p>
          </table:table-cell>
          <table:table-cell office:value-type="float" office:value="0.01085172" calcext:value-type="float">
            <text:p>0.01085172</text:p>
          </table:table-cell>
          <table:table-cell office:value-type="float" office:value="0.00724973" calcext:value-type="float">
            <text:p>0.00724973</text:p>
          </table:table-cell>
          <table:table-cell office:value-type="float" office:value="0" calcext:value-type="float">
            <text:p>0</text:p>
          </table:table-cell>
          <table:table-cell office:value-type="float" office:value="34.78632" calcext:value-type="float">
            <text:p>34.78632</text:p>
          </table:table-cell>
          <table:table-cell office:value-type="float" office:value="87.69009" calcext:value-type="float">
            <text:p>87.69009</text:p>
          </table:table-cell>
          <table:table-cell office:value-type="float" office:value="43.72647" calcext:value-type="float">
            <text:p>43.72647</text:p>
          </table:table-cell>
          <table:table-cell office:value-type="float" office:value="10.27475" calcext:value-type="float">
            <text:p>10.27475</text:p>
          </table:table-cell>
          <table:table-cell office:value-type="float" office:value="0.03304447" calcext:value-type="float">
            <text:p>0.03304447</text:p>
          </table:table-cell>
          <table:table-cell office:value-type="float" office:value="4.278362" calcext:value-type="float">
            <text:p>4.278362</text:p>
          </table:table-cell>
          <table:table-cell office:value-type="float" office:value="1.918069" calcext:value-type="float">
            <text:p>1.918069</text:p>
          </table:table-cell>
          <table:table-cell office:value-type="float" office:value="9.091125" calcext:value-type="float">
            <text:p>9.091125</text:p>
          </table:table-cell>
          <table:table-cell office:value-type="float" office:value="6.021842" calcext:value-type="float">
            <text:p>6.021842</text:p>
          </table:table-cell>
          <table:table-cell office:value-type="float" office:value="2.694531" calcext:value-type="float">
            <text:p>2.694531</text:p>
          </table:table-cell>
          <table:table-cell office:value-type="float" office:value="1.235544" calcext:value-type="float">
            <text:p>1.235544</text:p>
          </table:table-cell>
          <table:table-cell office:value-type="float" office:value="0.5899498" calcext:value-type="float">
            <text:p>0.5899498</text:p>
          </table:table-cell>
          <table:table-cell office:value-type="float" office:value="0.3652831" calcext:value-type="float">
            <text:p>0.3652831</text:p>
          </table:table-cell>
          <table:table-cell office:value-type="float" office:value="0.3268897" calcext:value-type="float">
            <text:p>0.3268897</text:p>
          </table:table-cell>
          <table:table-cell office:value-type="float" office:value="0" calcext:value-type="float">
            <text:p>0</text:p>
          </table:table-cell>
          <table:table-cell office:value-type="float" office:value="9822.265" calcext:value-type="float">
            <text:p>9822.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7705" calcext:value-type="float">
            <text:p>-0.353770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9.879456" calcext:value-type="float">
            <text:p>9.879456</text:p>
          </table:table-cell>
          <table:table-cell office:value-type="float" office:value="1106.238" calcext:value-type="float">
            <text:p>1106.238</text:p>
          </table:table-cell>
          <table:table-cell office:value-type="float" office:value="12.81" calcext:value-type="float">
            <text:p>12.81</text:p>
          </table:table-cell>
          <table:table-cell office:value-type="float" office:value="-23.08441" calcext:value-type="float">
            <text:p>-23.08441</text:p>
          </table:table-cell>
          <table:table-cell office:value-type="float" office:value="0.3406728" calcext:value-type="float">
            <text:p>0.3406728</text:p>
          </table:table-cell>
          <table:table-cell office:value-type="float" office:value="16.26712" calcext:value-type="float">
            <text:p>16.26712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004" calcext:value-type="float">
            <text:p>0.0044730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419" calcext:value-type="float">
            <text:p>2.664419</text:p>
          </table:table-cell>
          <table:table-cell office:value-type="float" office:value="-0.2396583" calcext:value-type="float">
            <text:p>-0.2396583</text:p>
          </table:table-cell>
          <table:table-cell office:value-type="float" office:value="-0.08135296" calcext:value-type="float">
            <text:p>-0.08135296</text:p>
          </table:table-cell>
          <table:table-cell office:value-type="float" office:value="0.007190983" calcext:value-type="float">
            <text:p>0.007190983</text:p>
          </table:table-cell>
          <table:table-cell office:value-type="float" office:value="17.11653" calcext:value-type="float">
            <text:p>17.11653</text:p>
          </table:table-cell>
          <table:table-cell office:value-type="float" office:value="8.425036" calcext:value-type="float">
            <text:p>8.425036</text:p>
          </table:table-cell>
          <table:table-cell office:value-type="float" office:value="0.2277047" calcext:value-type="float">
            <text:p>0.2277047</text:p>
          </table:table-cell>
          <table:table-cell office:value-type="float" office:value="0.08006088" calcext:value-type="float">
            <text:p>0.08006088</text:p>
          </table:table-cell>
          <table:table-cell office:value-type="float" office:value="0.05524138" calcext:value-type="float">
            <text:p>0.05524138</text:p>
          </table:table-cell>
          <table:table-cell office:value-type="float" office:value="0.05592113" calcext:value-type="float">
            <text:p>0.05592113</text:p>
          </table:table-cell>
          <table:table-cell office:value-type="float" office:value="0.01694261" calcext:value-type="float">
            <text:p>0.01694261</text:p>
          </table:table-cell>
          <table:table-cell office:value-type="float" office:value="0.0123314" calcext:value-type="float">
            <text:p>0.0123314</text:p>
          </table:table-cell>
          <table:table-cell office:value-type="float" office:value="0.03216803" calcext:value-type="float">
            <text:p>0.03216803</text:p>
          </table:table-cell>
          <table:table-cell office:value-type="float" office:value="0.02671794" calcext:value-type="float">
            <text:p>0.02671794</text:p>
          </table:table-cell>
          <table:table-cell office:value-type="float" office:value="0.02311446" calcext:value-type="float">
            <text:p>0.02311446</text:p>
          </table:table-cell>
          <table:table-cell office:value-type="float" office:value="0.02122312" calcext:value-type="float">
            <text:p>0.02122312</text:p>
          </table:table-cell>
          <table:table-cell office:value-type="float" office:value="0.01662659" calcext:value-type="float">
            <text:p>0.01662659</text:p>
          </table:table-cell>
          <table:table-cell office:value-type="float" office:value="0.01079728" calcext:value-type="float">
            <text:p>0.01079728</text:p>
          </table:table-cell>
          <table:table-cell office:value-type="float" office:value="0.007255122" calcext:value-type="float">
            <text:p>0.007255122</text:p>
          </table:table-cell>
          <table:table-cell office:value-type="float" office:value="0" calcext:value-type="float">
            <text:p>0</text:p>
          </table:table-cell>
          <table:table-cell office:value-type="float" office:value="35.60052" calcext:value-type="float">
            <text:p>35.60052</text:p>
          </table:table-cell>
          <table:table-cell office:value-type="float" office:value="86.28565" calcext:value-type="float">
            <text:p>86.28565</text:p>
          </table:table-cell>
          <table:table-cell office:value-type="float" office:value="43.3833" calcext:value-type="float">
            <text:p>43.3833</text:p>
          </table:table-cell>
          <table:table-cell office:value-type="float" office:value="9.860387" calcext:value-type="float">
            <text:p>9.860387</text:p>
          </table:table-cell>
          <table:table-cell office:value-type="float" office:value="0.03118872" calcext:value-type="float">
            <text:p>0.03118872</text:p>
          </table:table-cell>
          <table:table-cell office:value-type="float" office:value="3.888882" calcext:value-type="float">
            <text:p>3.888882</text:p>
          </table:table-cell>
          <table:table-cell office:value-type="float" office:value="1.751798" calcext:value-type="float">
            <text:p>1.751798</text:p>
          </table:table-cell>
          <table:table-cell office:value-type="float" office:value="9.037227" calcext:value-type="float">
            <text:p>9.037227</text:p>
          </table:table-cell>
          <table:table-cell office:value-type="float" office:value="6.021948" calcext:value-type="float">
            <text:p>6.021948</text:p>
          </table:table-cell>
          <table:table-cell office:value-type="float" office:value="2.687423" calcext:value-type="float">
            <text:p>2.687423</text:p>
          </table:table-cell>
          <table:table-cell office:value-type="float" office:value="1.238502" calcext:value-type="float">
            <text:p>1.238502</text:p>
          </table:table-cell>
          <table:table-cell office:value-type="float" office:value="0.5912585" calcext:value-type="float">
            <text:p>0.5912585</text:p>
          </table:table-cell>
          <table:table-cell office:value-type="float" office:value="0.3653759" calcext:value-type="float">
            <text:p>0.3653759</text:p>
          </table:table-cell>
          <table:table-cell office:value-type="float" office:value="0.3269174" calcext:value-type="float">
            <text:p>0.3269174</text:p>
          </table:table-cell>
          <table:table-cell office:value-type="float" office:value="0" calcext:value-type="float">
            <text:p>0</text:p>
          </table:table-cell>
          <table:table-cell office:value-type="float" office:value="10005.44" calcext:value-type="float">
            <text:p>10005.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817" calcext:value-type="float">
            <text:p>-0.35381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9.841411" calcext:value-type="float">
            <text:p>9.841411</text:p>
          </table:table-cell>
          <table:table-cell office:value-type="float" office:value="1106.137" calcext:value-type="float">
            <text:p>1106.137</text:p>
          </table:table-cell>
          <table:table-cell office:value-type="float" office:value="12.81" calcext:value-type="float">
            <text:p>12.81</text:p>
          </table:table-cell>
          <table:table-cell office:value-type="float" office:value="-23.39725" calcext:value-type="float">
            <text:p>-23.39725</text:p>
          </table:table-cell>
          <table:table-cell office:value-type="float" office:value="0.3372439" calcext:value-type="float">
            <text:p>0.3372439</text:p>
          </table:table-cell>
          <table:table-cell office:value-type="float" office:value="16.08347" calcext:value-type="float">
            <text:p>16.08347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093" calcext:value-type="float">
            <text:p>0.004473093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442" calcext:value-type="float">
            <text:p>2.664442</text:p>
          </table:table-cell>
          <table:table-cell office:value-type="float" office:value="-0.2399271" calcext:value-type="float">
            <text:p>-0.2399271</text:p>
          </table:table-cell>
          <table:table-cell office:value-type="float" office:value="-0.08136322" calcext:value-type="float">
            <text:p>-0.08136322</text:p>
          </table:table-cell>
          <table:table-cell office:value-type="float" office:value="0.007201416" calcext:value-type="float">
            <text:p>0.007201416</text:p>
          </table:table-cell>
          <table:table-cell office:value-type="float" office:value="17.03884" calcext:value-type="float">
            <text:p>17.03884</text:p>
          </table:table-cell>
          <table:table-cell office:value-type="float" office:value="8.130723" calcext:value-type="float">
            <text:p>8.130723</text:p>
          </table:table-cell>
          <table:table-cell office:value-type="float" office:value="0.1987131" calcext:value-type="float">
            <text:p>0.1987131</text:p>
          </table:table-cell>
          <table:table-cell office:value-type="float" office:value="0.07609117" calcext:value-type="float">
            <text:p>0.07609117</text:p>
          </table:table-cell>
          <table:table-cell office:value-type="float" office:value="0.05188488" calcext:value-type="float">
            <text:p>0.05188488</text:p>
          </table:table-cell>
          <table:table-cell office:value-type="float" office:value="0.05236973" calcext:value-type="float">
            <text:p>0.05236973</text:p>
          </table:table-cell>
          <table:table-cell office:value-type="float" office:value="0.0164713" calcext:value-type="float">
            <text:p>0.0164713</text:p>
          </table:table-cell>
          <table:table-cell office:value-type="float" office:value="0.01212371" calcext:value-type="float">
            <text:p>0.01212371</text:p>
          </table:table-cell>
          <table:table-cell office:value-type="float" office:value="0.03200644" calcext:value-type="float">
            <text:p>0.03200644</text:p>
          </table:table-cell>
          <table:table-cell office:value-type="float" office:value="0.0266716" calcext:value-type="float">
            <text:p>0.0266716</text:p>
          </table:table-cell>
          <table:table-cell office:value-type="float" office:value="0.02306884" calcext:value-type="float">
            <text:p>0.02306884</text:p>
          </table:table-cell>
          <table:table-cell office:value-type="float" office:value="0.02121738" calcext:value-type="float">
            <text:p>0.02121738</text:p>
          </table:table-cell>
          <table:table-cell office:value-type="float" office:value="0.016637" calcext:value-type="float">
            <text:p>0.016637</text:p>
          </table:table-cell>
          <table:table-cell office:value-type="float" office:value="0.01074301" calcext:value-type="float">
            <text:p>0.01074301</text:p>
          </table:table-cell>
          <table:table-cell office:value-type="float" office:value="0.007260395" calcext:value-type="float">
            <text:p>0.007260395</text:p>
          </table:table-cell>
          <table:table-cell office:value-type="float" office:value="0" calcext:value-type="float">
            <text:p>0</text:p>
          </table:table-cell>
          <table:table-cell office:value-type="float" office:value="36.83945" calcext:value-type="float">
            <text:p>36.83945</text:p>
          </table:table-cell>
          <table:table-cell office:value-type="float" office:value="84.7575" calcext:value-type="float">
            <text:p>84.7575</text:p>
          </table:table-cell>
          <table:table-cell office:value-type="float" office:value="42.99664" calcext:value-type="float">
            <text:p>42.99664</text:p>
          </table:table-cell>
          <table:table-cell office:value-type="float" office:value="9.448554" calcext:value-type="float">
            <text:p>9.448554</text:p>
          </table:table-cell>
          <table:table-cell office:value-type="float" office:value="0.02971669" calcext:value-type="float">
            <text:p>0.02971669</text:p>
          </table:table-cell>
          <table:table-cell office:value-type="float" office:value="3.491782" calcext:value-type="float">
            <text:p>3.491782</text:p>
          </table:table-cell>
          <table:table-cell office:value-type="float" office:value="1.562524" calcext:value-type="float">
            <text:p>1.562524</text:p>
          </table:table-cell>
          <table:table-cell office:value-type="float" office:value="8.982602" calcext:value-type="float">
            <text:p>8.982602</text:p>
          </table:table-cell>
          <table:table-cell office:value-type="float" office:value="6.021533" calcext:value-type="float">
            <text:p>6.021533</text:p>
          </table:table-cell>
          <table:table-cell office:value-type="float" office:value="2.679842" calcext:value-type="float">
            <text:p>2.679842</text:p>
          </table:table-cell>
          <table:table-cell office:value-type="float" office:value="1.241088" calcext:value-type="float">
            <text:p>1.241088</text:p>
          </table:table-cell>
          <table:table-cell office:value-type="float" office:value="0.5925539" calcext:value-type="float">
            <text:p>0.5925539</text:p>
          </table:table-cell>
          <table:table-cell office:value-type="float" office:value="0.3654593" calcext:value-type="float">
            <text:p>0.3654593</text:p>
          </table:table-cell>
          <table:table-cell office:value-type="float" office:value="0.326945" calcext:value-type="float">
            <text:p>0.326945</text:p>
          </table:table-cell>
          <table:table-cell office:value-type="float" office:value="0" calcext:value-type="float">
            <text:p>0</text:p>
          </table:table-cell>
          <table:table-cell office:value-type="float" office:value="10192.53" calcext:value-type="float">
            <text:p>10192.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8882" calcext:value-type="float">
            <text:p>-0.353888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9.7976" calcext:value-type="float">
            <text:p>9.7976</text:p>
          </table:table-cell>
          <table:table-cell office:value-type="float" office:value="1106.03" calcext:value-type="float">
            <text:p>1106.03</text:p>
          </table:table-cell>
          <table:table-cell office:value-type="float" office:value="12.81" calcext:value-type="float">
            <text:p>12.81</text:p>
          </table:table-cell>
          <table:table-cell office:value-type="float" office:value="-23.74545" calcext:value-type="float">
            <text:p>-23.74545</text:p>
          </table:table-cell>
          <table:table-cell office:value-type="float" office:value="0.3360307" calcext:value-type="float">
            <text:p>0.3360307</text:p>
          </table:table-cell>
          <table:table-cell office:value-type="float" office:value="15.87349" calcext:value-type="float">
            <text:p>15.87349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138" calcext:value-type="float">
            <text:p>0.004473138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465" calcext:value-type="float">
            <text:p>2.664465</text:p>
          </table:table-cell>
          <table:table-cell office:value-type="float" office:value="-0.2400822" calcext:value-type="float">
            <text:p>-0.2400822</text:p>
          </table:table-cell>
          <table:table-cell office:value-type="float" office:value="-0.08137809" calcext:value-type="float">
            <text:p>-0.08137809</text:p>
          </table:table-cell>
          <table:table-cell office:value-type="float" office:value="0.007211674" calcext:value-type="float">
            <text:p>0.007211674</text:p>
          </table:table-cell>
          <table:table-cell office:value-type="float" office:value="16.94724" calcext:value-type="float">
            <text:p>16.94724</text:p>
          </table:table-cell>
          <table:table-cell office:value-type="float" office:value="7.868981" calcext:value-type="float">
            <text:p>7.868981</text:p>
          </table:table-cell>
          <table:table-cell office:value-type="float" office:value="0.1824915" calcext:value-type="float">
            <text:p>0.1824915</text:p>
          </table:table-cell>
          <table:table-cell office:value-type="float" office:value="0.07928558" calcext:value-type="float">
            <text:p>0.07928558</text:p>
          </table:table-cell>
          <table:table-cell office:value-type="float" office:value="0.05317744" calcext:value-type="float">
            <text:p>0.05317744</text:p>
          </table:table-cell>
          <table:table-cell office:value-type="float" office:value="0.05323691" calcext:value-type="float">
            <text:p>0.05323691</text:p>
          </table:table-cell>
          <table:table-cell office:value-type="float" office:value="0.01652822" calcext:value-type="float">
            <text:p>0.01652822</text:p>
          </table:table-cell>
          <table:table-cell office:value-type="float" office:value="0.01197234" calcext:value-type="float">
            <text:p>0.01197234</text:p>
          </table:table-cell>
          <table:table-cell office:value-type="float" office:value="0.03183846" calcext:value-type="float">
            <text:p>0.03183846</text:p>
          </table:table-cell>
          <table:table-cell office:value-type="float" office:value="0.02662563" calcext:value-type="float">
            <text:p>0.02662563</text:p>
          </table:table-cell>
          <table:table-cell office:value-type="float" office:value="0.02303879" calcext:value-type="float">
            <text:p>0.02303879</text:p>
          </table:table-cell>
          <table:table-cell office:value-type="float" office:value="0.02119585" calcext:value-type="float">
            <text:p>0.02119585</text:p>
          </table:table-cell>
          <table:table-cell office:value-type="float" office:value="0.01664749" calcext:value-type="float">
            <text:p>0.01664749</text:p>
          </table:table-cell>
          <table:table-cell office:value-type="float" office:value="0.01068892" calcext:value-type="float">
            <text:p>0.01068892</text:p>
          </table:table-cell>
          <table:table-cell office:value-type="float" office:value="0.00726554" calcext:value-type="float">
            <text:p>0.00726554</text:p>
          </table:table-cell>
          <table:table-cell office:value-type="float" office:value="0" calcext:value-type="float">
            <text:p>0</text:p>
          </table:table-cell>
          <table:table-cell office:value-type="float" office:value="36.68564" calcext:value-type="float">
            <text:p>36.68564</text:p>
          </table:table-cell>
          <table:table-cell office:value-type="float" office:value="83.37658" calcext:value-type="float">
            <text:p>83.37658</text:p>
          </table:table-cell>
          <table:table-cell office:value-type="float" office:value="42.46084" calcext:value-type="float">
            <text:p>42.46084</text:p>
          </table:table-cell>
          <table:table-cell office:value-type="float" office:value="8.950798" calcext:value-type="float">
            <text:p>8.950798</text:p>
          </table:table-cell>
          <table:table-cell office:value-type="float" office:value="0.02888088" calcext:value-type="float">
            <text:p>0.02888088</text:p>
          </table:table-cell>
          <table:table-cell office:value-type="float" office:value="3.071326" calcext:value-type="float">
            <text:p>3.071326</text:p>
          </table:table-cell>
          <table:table-cell office:value-type="float" office:value="1.36452" calcext:value-type="float">
            <text:p>1.36452</text:p>
          </table:table-cell>
          <table:table-cell office:value-type="float" office:value="8.92244" calcext:value-type="float">
            <text:p>8.92244</text:p>
          </table:table-cell>
          <table:table-cell office:value-type="float" office:value="6.018919" calcext:value-type="float">
            <text:p>6.018919</text:p>
          </table:table-cell>
          <table:table-cell office:value-type="float" office:value="2.675044" calcext:value-type="float">
            <text:p>2.675044</text:p>
          </table:table-cell>
          <table:table-cell office:value-type="float" office:value="1.241082" calcext:value-type="float">
            <text:p>1.241082</text:p>
          </table:table-cell>
          <table:table-cell office:value-type="float" office:value="0.593825" calcext:value-type="float">
            <text:p>0.593825</text:p>
          </table:table-cell>
          <table:table-cell office:value-type="float" office:value="0.3655328" calcext:value-type="float">
            <text:p>0.3655328</text:p>
          </table:table-cell>
          <table:table-cell office:value-type="float" office:value="0.3269736" calcext:value-type="float">
            <text:p>0.3269736</text:p>
          </table:table-cell>
          <table:table-cell office:value-type="float" office:value="0" calcext:value-type="float">
            <text:p>0</text:p>
          </table:table-cell>
          <table:table-cell office:value-type="float" office:value="10446.21" calcext:value-type="float">
            <text:p>10446.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9383" calcext:value-type="float">
            <text:p>-0.353938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9.762425" calcext:value-type="float">
            <text:p>9.762425</text:p>
          </table:table-cell>
          <table:table-cell office:value-type="float" office:value="1105.917" calcext:value-type="float">
            <text:p>1105.917</text:p>
          </table:table-cell>
          <table:table-cell office:value-type="float" office:value="12.81" calcext:value-type="float">
            <text:p>12.81</text:p>
          </table:table-cell>
          <table:table-cell office:value-type="float" office:value="-24.10127" calcext:value-type="float">
            <text:p>-24.10127</text:p>
          </table:table-cell>
          <table:table-cell office:value-type="float" office:value="0.336109" calcext:value-type="float">
            <text:p>0.336109</text:p>
          </table:table-cell>
          <table:table-cell office:value-type="float" office:value="15.65149" calcext:value-type="float">
            <text:p>15.65149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183" calcext:value-type="float">
            <text:p>0.004473183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488" calcext:value-type="float">
            <text:p>2.664488</text:p>
          </table:table-cell>
          <table:table-cell office:value-type="float" office:value="-0.2402264" calcext:value-type="float">
            <text:p>-0.2402264</text:p>
          </table:table-cell>
          <table:table-cell office:value-type="float" office:value="-0.08139153" calcext:value-type="float">
            <text:p>-0.08139153</text:p>
          </table:table-cell>
          <table:table-cell office:value-type="float" office:value="0.00722202" calcext:value-type="float">
            <text:p>0.00722202</text:p>
          </table:table-cell>
          <table:table-cell office:value-type="float" office:value="16.83911" calcext:value-type="float">
            <text:p>16.83911</text:p>
          </table:table-cell>
          <table:table-cell office:value-type="float" office:value="7.619608" calcext:value-type="float">
            <text:p>7.619608</text:p>
          </table:table-cell>
          <table:table-cell office:value-type="float" office:value="0.174053" calcext:value-type="float">
            <text:p>0.174053</text:p>
          </table:table-cell>
          <table:table-cell office:value-type="float" office:value="0.08490494" calcext:value-type="float">
            <text:p>0.08490494</text:p>
          </table:table-cell>
          <table:table-cell office:value-type="float" office:value="0.05574293" calcext:value-type="float">
            <text:p>0.05574293</text:p>
          </table:table-cell>
          <table:table-cell office:value-type="float" office:value="0.05528998" calcext:value-type="float">
            <text:p>0.05528998</text:p>
          </table:table-cell>
          <table:table-cell office:value-type="float" office:value="0.0169172" calcext:value-type="float">
            <text:p>0.0169172</text:p>
          </table:table-cell>
          <table:table-cell office:value-type="float" office:value="0.01195787" calcext:value-type="float">
            <text:p>0.01195787</text:p>
          </table:table-cell>
          <table:table-cell office:value-type="float" office:value="0.03171136" calcext:value-type="float">
            <text:p>0.03171136</text:p>
          </table:table-cell>
          <table:table-cell office:value-type="float" office:value="0.02657347" calcext:value-type="float">
            <text:p>0.02657347</text:p>
          </table:table-cell>
          <table:table-cell office:value-type="float" office:value="0.02300865" calcext:value-type="float">
            <text:p>0.02300865</text:p>
          </table:table-cell>
          <table:table-cell office:value-type="float" office:value="0.02116294" calcext:value-type="float">
            <text:p>0.02116294</text:p>
          </table:table-cell>
          <table:table-cell office:value-type="float" office:value="0.01665798" calcext:value-type="float">
            <text:p>0.01665798</text:p>
          </table:table-cell>
          <table:table-cell office:value-type="float" office:value="0.010635" calcext:value-type="float">
            <text:p>0.010635</text:p>
          </table:table-cell>
          <table:table-cell office:value-type="float" office:value="0.007270576" calcext:value-type="float">
            <text:p>0.007270576</text:p>
          </table:table-cell>
          <table:table-cell office:value-type="float" office:value="0" calcext:value-type="float">
            <text:p>0</text:p>
          </table:table-cell>
          <table:table-cell office:value-type="float" office:value="36.30484" calcext:value-type="float">
            <text:p>36.30484</text:p>
          </table:table-cell>
          <table:table-cell office:value-type="float" office:value="81.95954" calcext:value-type="float">
            <text:p>81.95954</text:p>
          </table:table-cell>
          <table:table-cell office:value-type="float" office:value="41.82616" calcext:value-type="float">
            <text:p>41.82616</text:p>
          </table:table-cell>
          <table:table-cell office:value-type="float" office:value="8.388438" calcext:value-type="float">
            <text:p>8.388438</text:p>
          </table:table-cell>
          <table:table-cell office:value-type="float" office:value="0.02778615" calcext:value-type="float">
            <text:p>0.02778615</text:p>
          </table:table-cell>
          <table:table-cell office:value-type="float" office:value="2.657567" calcext:value-type="float">
            <text:p>2.657567</text:p>
          </table:table-cell>
          <table:table-cell office:value-type="float" office:value="1.168094" calcext:value-type="float">
            <text:p>1.168094</text:p>
          </table:table-cell>
          <table:table-cell office:value-type="float" office:value="8.864796" calcext:value-type="float">
            <text:p>8.864796</text:p>
          </table:table-cell>
          <table:table-cell office:value-type="float" office:value="6.014996" calcext:value-type="float">
            <text:p>6.014996</text:p>
          </table:table-cell>
          <table:table-cell office:value-type="float" office:value="2.670434" calcext:value-type="float">
            <text:p>2.670434</text:p>
          </table:table-cell>
          <table:table-cell office:value-type="float" office:value="1.237516" calcext:value-type="float">
            <text:p>1.237516</text:p>
          </table:table-cell>
          <table:table-cell office:value-type="float" office:value="0.5950684" calcext:value-type="float">
            <text:p>0.5950684</text:p>
          </table:table-cell>
          <table:table-cell office:value-type="float" office:value="0.3655942" calcext:value-type="float">
            <text:p>0.3655942</text:p>
          </table:table-cell>
          <table:table-cell office:value-type="float" office:value="0.3270034" calcext:value-type="float">
            <text:p>0.3270034</text:p>
          </table:table-cell>
          <table:table-cell office:value-type="float" office:value="0" calcext:value-type="float">
            <text:p>0</text:p>
          </table:table-cell>
          <table:table-cell office:value-type="float" office:value="10384.43" calcext:value-type="float">
            <text:p>10384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39899" calcext:value-type="float">
            <text:p>-0.353989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9.767085" calcext:value-type="float">
            <text:p>9.767085</text:p>
          </table:table-cell>
          <table:table-cell office:value-type="float" office:value="1105.795" calcext:value-type="float">
            <text:p>1105.795</text:p>
          </table:table-cell>
          <table:table-cell office:value-type="float" office:value="12.81" calcext:value-type="float">
            <text:p>12.81</text:p>
          </table:table-cell>
          <table:table-cell office:value-type="float" office:value="-24.43831" calcext:value-type="float">
            <text:p>-24.43831</text:p>
          </table:table-cell>
          <table:table-cell office:value-type="float" office:value="0.3378391" calcext:value-type="float">
            <text:p>0.3378391</text:p>
          </table:table-cell>
          <table:table-cell office:value-type="float" office:value="15.41532" calcext:value-type="float">
            <text:p>15.41532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228" calcext:value-type="float">
            <text:p>0.004473228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506" calcext:value-type="float">
            <text:p>2.664506</text:p>
          </table:table-cell>
          <table:table-cell office:value-type="float" office:value="-0.2403762" calcext:value-type="float">
            <text:p>-0.2403762</text:p>
          </table:table-cell>
          <table:table-cell office:value-type="float" office:value="-0.0814043" calcext:value-type="float">
            <text:p>-0.0814043</text:p>
          </table:table-cell>
          <table:table-cell office:value-type="float" office:value="0.007232532" calcext:value-type="float">
            <text:p>0.007232532</text:p>
          </table:table-cell>
          <table:table-cell office:value-type="float" office:value="16.70495" calcext:value-type="float">
            <text:p>16.70495</text:p>
          </table:table-cell>
          <table:table-cell office:value-type="float" office:value="7.380644" calcext:value-type="float">
            <text:p>7.380644</text:p>
          </table:table-cell>
          <table:table-cell office:value-type="float" office:value="0.1727772" calcext:value-type="float">
            <text:p>0.1727772</text:p>
          </table:table-cell>
          <table:table-cell office:value-type="float" office:value="0.0936127" calcext:value-type="float">
            <text:p>0.0936127</text:p>
          </table:table-cell>
          <table:table-cell office:value-type="float" office:value="0.06028897" calcext:value-type="float">
            <text:p>0.06028897</text:p>
          </table:table-cell>
          <table:table-cell office:value-type="float" office:value="0.05908319" calcext:value-type="float">
            <text:p>0.05908319</text:p>
          </table:table-cell>
          <table:table-cell office:value-type="float" office:value="0.01766144" calcext:value-type="float">
            <text:p>0.01766144</text:p>
          </table:table-cell>
          <table:table-cell office:value-type="float" office:value="0.0121032" calcext:value-type="float">
            <text:p>0.0121032</text:p>
          </table:table-cell>
          <table:table-cell office:value-type="float" office:value="0.0316364" calcext:value-type="float">
            <text:p>0.0316364</text:p>
          </table:table-cell>
          <table:table-cell office:value-type="float" office:value="0.02651366" calcext:value-type="float">
            <text:p>0.02651366</text:p>
          </table:table-cell>
          <table:table-cell office:value-type="float" office:value="0.0229797" calcext:value-type="float">
            <text:p>0.0229797</text:p>
          </table:table-cell>
          <table:table-cell office:value-type="float" office:value="0.02112435" calcext:value-type="float">
            <text:p>0.02112435</text:p>
          </table:table-cell>
          <table:table-cell office:value-type="float" office:value="0.01666889" calcext:value-type="float">
            <text:p>0.01666889</text:p>
          </table:table-cell>
          <table:table-cell office:value-type="float" office:value="0.01058129" calcext:value-type="float">
            <text:p>0.01058129</text:p>
          </table:table-cell>
          <table:table-cell office:value-type="float" office:value="0.007275494" calcext:value-type="float">
            <text:p>0.007275494</text:p>
          </table:table-cell>
          <table:table-cell office:value-type="float" office:value="0" calcext:value-type="float">
            <text:p>0</text:p>
          </table:table-cell>
          <table:table-cell office:value-type="float" office:value="36.32862" calcext:value-type="float">
            <text:p>36.32862</text:p>
          </table:table-cell>
          <table:table-cell office:value-type="float" office:value="80.54032" calcext:value-type="float">
            <text:p>80.54032</text:p>
          </table:table-cell>
          <table:table-cell office:value-type="float" office:value="41.074" calcext:value-type="float">
            <text:p>41.074</text:p>
          </table:table-cell>
          <table:table-cell office:value-type="float" office:value="7.736906" calcext:value-type="float">
            <text:p>7.736906</text:p>
          </table:table-cell>
          <table:table-cell office:value-type="float" office:value="0.02680176" calcext:value-type="float">
            <text:p>0.02680176</text:p>
          </table:table-cell>
          <table:table-cell office:value-type="float" office:value="2.274237" calcext:value-type="float">
            <text:p>2.274237</text:p>
          </table:table-cell>
          <table:table-cell office:value-type="float" office:value="0.990007" calcext:value-type="float">
            <text:p>0.990007</text:p>
          </table:table-cell>
          <table:table-cell office:value-type="float" office:value="8.814817" calcext:value-type="float">
            <text:p>8.814817</text:p>
          </table:table-cell>
          <table:table-cell office:value-type="float" office:value="6.011811" calcext:value-type="float">
            <text:p>6.011811</text:p>
          </table:table-cell>
          <table:table-cell office:value-type="float" office:value="2.665963" calcext:value-type="float">
            <text:p>2.665963</text:p>
          </table:table-cell>
          <table:table-cell office:value-type="float" office:value="1.231069" calcext:value-type="float">
            <text:p>1.231069</text:p>
          </table:table-cell>
          <table:table-cell office:value-type="float" office:value="0.596325" calcext:value-type="float">
            <text:p>0.596325</text:p>
          </table:table-cell>
          <table:table-cell office:value-type="float" office:value="0.3656459" calcext:value-type="float">
            <text:p>0.3656459</text:p>
          </table:table-cell>
          <table:table-cell office:value-type="float" office:value="0.3270332" calcext:value-type="float">
            <text:p>0.3270332</text:p>
          </table:table-cell>
          <table:table-cell office:value-type="float" office:value="0" calcext:value-type="float">
            <text:p>0</text:p>
          </table:table-cell>
          <table:table-cell office:value-type="float" office:value="9380.381" calcext:value-type="float">
            <text:p>9380.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0432" calcext:value-type="float">
            <text:p>-0.35404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9.77504" calcext:value-type="float">
            <text:p>9.77504</text:p>
          </table:table-cell>
          <table:table-cell office:value-type="float" office:value="1105.668" calcext:value-type="float">
            <text:p>1105.668</text:p>
          </table:table-cell>
          <table:table-cell office:value-type="float" office:value="12.81" calcext:value-type="float">
            <text:p>12.81</text:p>
          </table:table-cell>
          <table:table-cell office:value-type="float" office:value="-24.77728" calcext:value-type="float">
            <text:p>-24.77728</text:p>
          </table:table-cell>
          <table:table-cell office:value-type="float" office:value="0.340216" calcext:value-type="float">
            <text:p>0.340216</text:p>
          </table:table-cell>
          <table:table-cell office:value-type="float" office:value="15.17793" calcext:value-type="float">
            <text:p>15.17793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272" calcext:value-type="float">
            <text:p>0.004473272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506" calcext:value-type="float">
            <text:p>2.664506</text:p>
          </table:table-cell>
          <table:table-cell office:value-type="float" office:value="-0.2405179" calcext:value-type="float">
            <text:p>-0.2405179</text:p>
          </table:table-cell>
          <table:table-cell office:value-type="float" office:value="-0.08141304" calcext:value-type="float">
            <text:p>-0.08141304</text:p>
          </table:table-cell>
          <table:table-cell office:value-type="float" office:value="0.007243333" calcext:value-type="float">
            <text:p>0.007243333</text:p>
          </table:table-cell>
          <table:table-cell office:value-type="float" office:value="16.56226" calcext:value-type="float">
            <text:p>16.56226</text:p>
          </table:table-cell>
          <table:table-cell office:value-type="float" office:value="7.165653" calcext:value-type="float">
            <text:p>7.165653</text:p>
          </table:table-cell>
          <table:table-cell office:value-type="float" office:value="0.1684683" calcext:value-type="float">
            <text:p>0.1684683</text:p>
          </table:table-cell>
          <table:table-cell office:value-type="float" office:value="0.09853534" calcext:value-type="float">
            <text:p>0.09853534</text:p>
          </table:table-cell>
          <table:table-cell office:value-type="float" office:value="0.06330437" calcext:value-type="float">
            <text:p>0.06330437</text:p>
          </table:table-cell>
          <table:table-cell office:value-type="float" office:value="0.06188729" calcext:value-type="float">
            <text:p>0.06188729</text:p>
          </table:table-cell>
          <table:table-cell office:value-type="float" office:value="0.01826497" calcext:value-type="float">
            <text:p>0.01826497</text:p>
          </table:table-cell>
          <table:table-cell office:value-type="float" office:value="0.01228588" calcext:value-type="float">
            <text:p>0.01228588</text:p>
          </table:table-cell>
          <table:table-cell office:value-type="float" office:value="0.03160255" calcext:value-type="float">
            <text:p>0.03160255</text:p>
          </table:table-cell>
          <table:table-cell office:value-type="float" office:value="0.02644154" calcext:value-type="float">
            <text:p>0.02644154</text:p>
          </table:table-cell>
          <table:table-cell office:value-type="float" office:value="0.02295054" calcext:value-type="float">
            <text:p>0.02295054</text:p>
          </table:table-cell>
          <table:table-cell office:value-type="float" office:value="0.02108579" calcext:value-type="float">
            <text:p>0.02108579</text:p>
          </table:table-cell>
          <table:table-cell office:value-type="float" office:value="0.01667975" calcext:value-type="float">
            <text:p>0.01667975</text:p>
          </table:table-cell>
          <table:table-cell office:value-type="float" office:value="0.0105278" calcext:value-type="float">
            <text:p>0.0105278</text:p>
          </table:table-cell>
          <table:table-cell office:value-type="float" office:value="0.007280304" calcext:value-type="float">
            <text:p>0.007280304</text:p>
          </table:table-cell>
          <table:table-cell office:value-type="float" office:value="0" calcext:value-type="float">
            <text:p>0</text:p>
          </table:table-cell>
          <table:table-cell office:value-type="float" office:value="35.14222" calcext:value-type="float">
            <text:p>35.14222</text:p>
          </table:table-cell>
          <table:table-cell office:value-type="float" office:value="79.19938" calcext:value-type="float">
            <text:p>79.19938</text:p>
          </table:table-cell>
          <table:table-cell office:value-type="float" office:value="40.27402" calcext:value-type="float">
            <text:p>40.27402</text:p>
          </table:table-cell>
          <table:table-cell office:value-type="float" office:value="7.034922" calcext:value-type="float">
            <text:p>7.034922</text:p>
          </table:table-cell>
          <table:table-cell office:value-type="float" office:value="0.02567398" calcext:value-type="float">
            <text:p>0.02567398</text:p>
          </table:table-cell>
          <table:table-cell office:value-type="float" office:value="1.93354" calcext:value-type="float">
            <text:p>1.93354</text:p>
          </table:table-cell>
          <table:table-cell office:value-type="float" office:value="0.8363762" calcext:value-type="float">
            <text:p>0.8363762</text:p>
          </table:table-cell>
          <table:table-cell office:value-type="float" office:value="8.774299" calcext:value-type="float">
            <text:p>8.774299</text:p>
          </table:table-cell>
          <table:table-cell office:value-type="float" office:value="6.009212" calcext:value-type="float">
            <text:p>6.009212</text:p>
          </table:table-cell>
          <table:table-cell office:value-type="float" office:value="2.662263" calcext:value-type="float">
            <text:p>2.662263</text:p>
          </table:table-cell>
          <table:table-cell office:value-type="float" office:value="1.223099" calcext:value-type="float">
            <text:p>1.223099</text:p>
          </table:table-cell>
          <table:table-cell office:value-type="float" office:value="0.5975274" calcext:value-type="float">
            <text:p>0.5975274</text:p>
          </table:table-cell>
          <table:table-cell office:value-type="float" office:value="0.365687" calcext:value-type="float">
            <text:p>0.365687</text:p>
          </table:table-cell>
          <table:table-cell office:value-type="float" office:value="0.3270629" calcext:value-type="float">
            <text:p>0.3270629</text:p>
          </table:table-cell>
          <table:table-cell office:value-type="float" office:value="0" calcext:value-type="float">
            <text:p>0</text:p>
          </table:table-cell>
          <table:table-cell office:value-type="float" office:value="8591.682" calcext:value-type="float">
            <text:p>8591.6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0986" calcext:value-type="float">
            <text:p>-0.354098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9.785688" calcext:value-type="float">
            <text:p>9.785688</text:p>
          </table:table-cell>
          <table:table-cell office:value-type="float" office:value="1105.539" calcext:value-type="float">
            <text:p>1105.539</text:p>
          </table:table-cell>
          <table:table-cell office:value-type="float" office:value="12.81" calcext:value-type="float">
            <text:p>12.81</text:p>
          </table:table-cell>
          <table:table-cell office:value-type="float" office:value="-25.10398" calcext:value-type="float">
            <text:p>-25.10398</text:p>
          </table:table-cell>
          <table:table-cell office:value-type="float" office:value="0.3423022" calcext:value-type="float">
            <text:p>0.3423022</text:p>
          </table:table-cell>
          <table:table-cell office:value-type="float" office:value="14.95104" calcext:value-type="float">
            <text:p>14.95104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317" calcext:value-type="float">
            <text:p>0.004473317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506" calcext:value-type="float">
            <text:p>2.664506</text:p>
          </table:table-cell>
          <table:table-cell office:value-type="float" office:value="-0.2406426" calcext:value-type="float">
            <text:p>-0.2406426</text:p>
          </table:table-cell>
          <table:table-cell office:value-type="float" office:value="-0.08141765" calcext:value-type="float">
            <text:p>-0.08141765</text:p>
          </table:table-cell>
          <table:table-cell office:value-type="float" office:value="0.007254377" calcext:value-type="float">
            <text:p>0.007254377</text:p>
          </table:table-cell>
          <table:table-cell office:value-type="float" office:value="16.42616" calcext:value-type="float">
            <text:p>16.42616</text:p>
          </table:table-cell>
          <table:table-cell office:value-type="float" office:value="6.946955" calcext:value-type="float">
            <text:p>6.946955</text:p>
          </table:table-cell>
          <table:table-cell office:value-type="float" office:value="0.1622554" calcext:value-type="float">
            <text:p>0.1622554</text:p>
          </table:table-cell>
          <table:table-cell office:value-type="float" office:value="0.1010091" calcext:value-type="float">
            <text:p>0.1010091</text:p>
          </table:table-cell>
          <table:table-cell office:value-type="float" office:value="0.06506635" calcext:value-type="float">
            <text:p>0.06506635</text:p>
          </table:table-cell>
          <table:table-cell office:value-type="float" office:value="0.06354352" calcext:value-type="float">
            <text:p>0.06354352</text:p>
          </table:table-cell>
          <table:table-cell office:value-type="float" office:value="0.01859418" calcext:value-type="float">
            <text:p>0.01859418</text:p>
          </table:table-cell>
          <table:table-cell office:value-type="float" office:value="0.01238844" calcext:value-type="float">
            <text:p>0.01238844</text:p>
          </table:table-cell>
          <table:table-cell office:value-type="float" office:value="0.03157291" calcext:value-type="float">
            <text:p>0.03157291</text:p>
          </table:table-cell>
          <table:table-cell office:value-type="float" office:value="0.02635983" calcext:value-type="float">
            <text:p>0.02635983</text:p>
          </table:table-cell>
          <table:table-cell office:value-type="float" office:value="0.02292006" calcext:value-type="float">
            <text:p>0.02292006</text:p>
          </table:table-cell>
          <table:table-cell office:value-type="float" office:value="0.02104782" calcext:value-type="float">
            <text:p>0.02104782</text:p>
          </table:table-cell>
          <table:table-cell office:value-type="float" office:value="0.01669059" calcext:value-type="float">
            <text:p>0.01669059</text:p>
          </table:table-cell>
          <table:table-cell office:value-type="float" office:value="0.01047465" calcext:value-type="float">
            <text:p>0.01047465</text:p>
          </table:table-cell>
          <table:table-cell office:value-type="float" office:value="0.007284983" calcext:value-type="float">
            <text:p>0.007284983</text:p>
          </table:table-cell>
          <table:table-cell office:value-type="float" office:value="0" calcext:value-type="float">
            <text:p>0</text:p>
          </table:table-cell>
          <table:table-cell office:value-type="float" office:value="33.6343" calcext:value-type="float">
            <text:p>33.6343</text:p>
          </table:table-cell>
          <table:table-cell office:value-type="float" office:value="77.86913" calcext:value-type="float">
            <text:p>77.86913</text:p>
          </table:table-cell>
          <table:table-cell office:value-type="float" office:value="39.47848" calcext:value-type="float">
            <text:p>39.47848</text:p>
          </table:table-cell>
          <table:table-cell office:value-type="float" office:value="6.321167" calcext:value-type="float">
            <text:p>6.321167</text:p>
          </table:table-cell>
          <table:table-cell office:value-type="float" office:value="0.02429505" calcext:value-type="float">
            <text:p>0.02429505</text:p>
          </table:table-cell>
          <table:table-cell office:value-type="float" office:value="1.626317" calcext:value-type="float">
            <text:p>1.626317</text:p>
          </table:table-cell>
          <table:table-cell office:value-type="float" office:value="0.7067227" calcext:value-type="float">
            <text:p>0.7067227</text:p>
          </table:table-cell>
          <table:table-cell office:value-type="float" office:value="8.739752" calcext:value-type="float">
            <text:p>8.739752</text:p>
          </table:table-cell>
          <table:table-cell office:value-type="float" office:value="6.008377" calcext:value-type="float">
            <text:p>6.008377</text:p>
          </table:table-cell>
          <table:table-cell office:value-type="float" office:value="2.65938" calcext:value-type="float">
            <text:p>2.65938</text:p>
          </table:table-cell>
          <table:table-cell office:value-type="float" office:value="1.214032" calcext:value-type="float">
            <text:p>1.214032</text:p>
          </table:table-cell>
          <table:table-cell office:value-type="float" office:value="0.5986826" calcext:value-type="float">
            <text:p>0.5986826</text:p>
          </table:table-cell>
          <table:table-cell office:value-type="float" office:value="0.365734" calcext:value-type="float">
            <text:p>0.365734</text:p>
          </table:table-cell>
          <table:table-cell office:value-type="float" office:value="0.3270926" calcext:value-type="float">
            <text:p>0.3270926</text:p>
          </table:table-cell>
          <table:table-cell office:value-type="float" office:value="0" calcext:value-type="float">
            <text:p>0</text:p>
          </table:table-cell>
          <table:table-cell office:value-type="float" office:value="7968.474" calcext:value-type="float">
            <text:p>7968.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153" calcext:value-type="float">
            <text:p>-0.35415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9.769167" calcext:value-type="float">
            <text:p>9.769167</text:p>
          </table:table-cell>
          <table:table-cell office:value-type="float" office:value="1105.412" calcext:value-type="float">
            <text:p>1105.412</text:p>
          </table:table-cell>
          <table:table-cell office:value-type="float" office:value="12.81" calcext:value-type="float">
            <text:p>12.81</text:p>
          </table:table-cell>
          <table:table-cell office:value-type="float" office:value="-25.44664" calcext:value-type="float">
            <text:p>-25.44664</text:p>
          </table:table-cell>
          <table:table-cell office:value-type="float" office:value="0.3429653" calcext:value-type="float">
            <text:p>0.3429653</text:p>
          </table:table-cell>
          <table:table-cell office:value-type="float" office:value="14.73506" calcext:value-type="float">
            <text:p>14.73506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362" calcext:value-type="float">
            <text:p>0.004473362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506" calcext:value-type="float">
            <text:p>2.664506</text:p>
          </table:table-cell>
          <table:table-cell office:value-type="float" office:value="-0.240762" calcext:value-type="float">
            <text:p>-0.240762</text:p>
          </table:table-cell>
          <table:table-cell office:value-type="float" office:value="-0.08141784" calcext:value-type="float">
            <text:p>-0.08141784</text:p>
          </table:table-cell>
          <table:table-cell office:value-type="float" office:value="0.007265586" calcext:value-type="float">
            <text:p>0.007265586</text:p>
          </table:table-cell>
          <table:table-cell office:value-type="float" office:value="16.30489" calcext:value-type="float">
            <text:p>16.30489</text:p>
          </table:table-cell>
          <table:table-cell office:value-type="float" office:value="6.702269" calcext:value-type="float">
            <text:p>6.702269</text:p>
          </table:table-cell>
          <table:table-cell office:value-type="float" office:value="0.1529032" calcext:value-type="float">
            <text:p>0.1529032</text:p>
          </table:table-cell>
          <table:table-cell office:value-type="float" office:value="0.09977455" calcext:value-type="float">
            <text:p>0.09977455</text:p>
          </table:table-cell>
          <table:table-cell office:value-type="float" office:value="0.06479108" calcext:value-type="float">
            <text:p>0.06479108</text:p>
          </table:table-cell>
          <table:table-cell office:value-type="float" office:value="0.06355084" calcext:value-type="float">
            <text:p>0.06355084</text:p>
          </table:table-cell>
          <table:table-cell office:value-type="float" office:value="0.01856555" calcext:value-type="float">
            <text:p>0.01856555</text:p>
          </table:table-cell>
          <table:table-cell office:value-type="float" office:value="0.01239837" calcext:value-type="float">
            <text:p>0.01239837</text:p>
          </table:table-cell>
          <table:table-cell office:value-type="float" office:value="0.03153792" calcext:value-type="float">
            <text:p>0.03153792</text:p>
          </table:table-cell>
          <table:table-cell office:value-type="float" office:value="0.02627337" calcext:value-type="float">
            <text:p>0.02627337</text:p>
          </table:table-cell>
          <table:table-cell office:value-type="float" office:value="0.02288598" calcext:value-type="float">
            <text:p>0.02288598</text:p>
          </table:table-cell>
          <table:table-cell office:value-type="float" office:value="0.02100926" calcext:value-type="float">
            <text:p>0.02100926</text:p>
          </table:table-cell>
          <table:table-cell office:value-type="float" office:value="0.0167012" calcext:value-type="float">
            <text:p>0.0167012</text:p>
          </table:table-cell>
          <table:table-cell office:value-type="float" office:value="0.01042189" calcext:value-type="float">
            <text:p>0.01042189</text:p>
          </table:table-cell>
          <table:table-cell office:value-type="float" office:value="0.007289553" calcext:value-type="float">
            <text:p>0.007289553</text:p>
          </table:table-cell>
          <table:table-cell office:value-type="float" office:value="0" calcext:value-type="float">
            <text:p>0</text:p>
          </table:table-cell>
          <table:table-cell office:value-type="float" office:value="32.31233" calcext:value-type="float">
            <text:p>32.31233</text:p>
          </table:table-cell>
          <table:table-cell office:value-type="float" office:value="76.48293" calcext:value-type="float">
            <text:p>76.48293</text:p>
          </table:table-cell>
          <table:table-cell office:value-type="float" office:value="38.69826" calcext:value-type="float">
            <text:p>38.69826</text:p>
          </table:table-cell>
          <table:table-cell office:value-type="float" office:value="5.614185" calcext:value-type="float">
            <text:p>5.614185</text:p>
          </table:table-cell>
          <table:table-cell office:value-type="float" office:value="0.02300441" calcext:value-type="float">
            <text:p>0.02300441</text:p>
          </table:table-cell>
          <table:table-cell office:value-type="float" office:value="1.337117" calcext:value-type="float">
            <text:p>1.337117</text:p>
          </table:table-cell>
          <table:table-cell office:value-type="float" office:value="0.587371" calcext:value-type="float">
            <text:p>0.587371</text:p>
          </table:table-cell>
          <table:table-cell office:value-type="float" office:value="8.710567" calcext:value-type="float">
            <text:p>8.710567</text:p>
          </table:table-cell>
          <table:table-cell office:value-type="float" office:value="6.008148" calcext:value-type="float">
            <text:p>6.008148</text:p>
          </table:table-cell>
          <table:table-cell office:value-type="float" office:value="2.656747" calcext:value-type="float">
            <text:p>2.656747</text:p>
          </table:table-cell>
          <table:table-cell office:value-type="float" office:value="1.203925" calcext:value-type="float">
            <text:p>1.203925</text:p>
          </table:table-cell>
          <table:table-cell office:value-type="float" office:value="0.5997897" calcext:value-type="float">
            <text:p>0.5997897</text:p>
          </table:table-cell>
          <table:table-cell office:value-type="float" office:value="0.3657934" calcext:value-type="float">
            <text:p>0.3657934</text:p>
          </table:table-cell>
          <table:table-cell office:value-type="float" office:value="0.3271223" calcext:value-type="float">
            <text:p>0.3271223</text:p>
          </table:table-cell>
          <table:table-cell office:value-type="float" office:value="0" calcext:value-type="float">
            <text:p>0</text:p>
          </table:table-cell>
          <table:table-cell office:value-type="float" office:value="7771.587" calcext:value-type="float">
            <text:p>7771.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2056" calcext:value-type="float">
            <text:p>-0.354205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9.755091" calcext:value-type="float">
            <text:p>9.755091</text:p>
          </table:table-cell>
          <table:table-cell office:value-type="float" office:value="1105.288" calcext:value-type="float">
            <text:p>1105.288</text:p>
          </table:table-cell>
          <table:table-cell office:value-type="float" office:value="12.81" calcext:value-type="float">
            <text:p>12.81</text:p>
          </table:table-cell>
          <table:table-cell office:value-type="float" office:value="-25.77163" calcext:value-type="float">
            <text:p>-25.77163</text:p>
          </table:table-cell>
          <table:table-cell office:value-type="float" office:value="0.3426954" calcext:value-type="float">
            <text:p>0.3426954</text:p>
          </table:table-cell>
          <table:table-cell office:value-type="float" office:value="14.53302" calcext:value-type="float">
            <text:p>14.53302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486" calcext:value-type="float">
            <text:p>2.664486</text:p>
          </table:table-cell>
          <table:table-cell office:value-type="float" office:value="-0.2408711" calcext:value-type="float">
            <text:p>-0.2408711</text:p>
          </table:table-cell>
          <table:table-cell office:value-type="float" office:value="-0.08141454" calcext:value-type="float">
            <text:p>-0.08141454</text:p>
          </table:table-cell>
          <table:table-cell office:value-type="float" office:value="0.007276852" calcext:value-type="float">
            <text:p>0.007276852</text:p>
          </table:table-cell>
          <table:table-cell office:value-type="float" office:value="16.19346" calcext:value-type="float">
            <text:p>16.19346</text:p>
          </table:table-cell>
          <table:table-cell office:value-type="float" office:value="6.451558" calcext:value-type="float">
            <text:p>6.451558</text:p>
          </table:table-cell>
          <table:table-cell office:value-type="float" office:value="0.1426097" calcext:value-type="float">
            <text:p>0.1426097</text:p>
          </table:table-cell>
          <table:table-cell office:value-type="float" office:value="0.09640954" calcext:value-type="float">
            <text:p>0.09640954</text:p>
          </table:table-cell>
          <table:table-cell office:value-type="float" office:value="0.06332507" calcext:value-type="float">
            <text:p>0.06332507</text:p>
          </table:table-cell>
          <table:table-cell office:value-type="float" office:value="0.06251574" calcext:value-type="float">
            <text:p>0.06251574</text:p>
          </table:table-cell>
          <table:table-cell office:value-type="float" office:value="0.01831361" calcext:value-type="float">
            <text:p>0.01831361</text:p>
          </table:table-cell>
          <table:table-cell office:value-type="float" office:value="0.01234258" calcext:value-type="float">
            <text:p>0.01234258</text:p>
          </table:table-cell>
          <table:table-cell office:value-type="float" office:value="0.03149245" calcext:value-type="float">
            <text:p>0.03149245</text:p>
          </table:table-cell>
          <table:table-cell office:value-type="float" office:value="0.02618732" calcext:value-type="float">
            <text:p>0.02618732</text:p>
          </table:table-cell>
          <table:table-cell office:value-type="float" office:value="0.02284917" calcext:value-type="float">
            <text:p>0.02284917</text:p>
          </table:table-cell>
          <table:table-cell office:value-type="float" office:value="0.02097024" calcext:value-type="float">
            <text:p>0.02097024</text:p>
          </table:table-cell>
          <table:table-cell office:value-type="float" office:value="0.01671154" calcext:value-type="float">
            <text:p>0.01671154</text:p>
          </table:table-cell>
          <table:table-cell office:value-type="float" office:value="0.01036934" calcext:value-type="float">
            <text:p>0.01036934</text:p>
          </table:table-cell>
          <table:table-cell office:value-type="float" office:value="0.007294002" calcext:value-type="float">
            <text:p>0.007294002</text:p>
          </table:table-cell>
          <table:table-cell office:value-type="float" office:value="0" calcext:value-type="float">
            <text:p>0</text:p>
          </table:table-cell>
          <table:table-cell office:value-type="float" office:value="31.83777" calcext:value-type="float">
            <text:p>31.83777</text:p>
          </table:table-cell>
          <table:table-cell office:value-type="float" office:value="75.05585" calcext:value-type="float">
            <text:p>75.05585</text:p>
          </table:table-cell>
          <table:table-cell office:value-type="float" office:value="37.9352" calcext:value-type="float">
            <text:p>37.9352</text:p>
          </table:table-cell>
          <table:table-cell office:value-type="float" office:value="4.921977" calcext:value-type="float">
            <text:p>4.921977</text:p>
          </table:table-cell>
          <table:table-cell office:value-type="float" office:value="0.02174394" calcext:value-type="float">
            <text:p>0.02174394</text:p>
          </table:table-cell>
          <table:table-cell office:value-type="float" office:value="1.063706" calcext:value-type="float">
            <text:p>1.063706</text:p>
          </table:table-cell>
          <table:table-cell office:value-type="float" office:value="0.4776993" calcext:value-type="float">
            <text:p>0.4776993</text:p>
          </table:table-cell>
          <table:table-cell office:value-type="float" office:value="8.685845" calcext:value-type="float">
            <text:p>8.685845</text:p>
          </table:table-cell>
          <table:table-cell office:value-type="float" office:value="6.008314" calcext:value-type="float">
            <text:p>6.008314</text:p>
          </table:table-cell>
          <table:table-cell office:value-type="float" office:value="2.654335" calcext:value-type="float">
            <text:p>2.654335</text:p>
          </table:table-cell>
          <table:table-cell office:value-type="float" office:value="1.192922" calcext:value-type="float">
            <text:p>1.192922</text:p>
          </table:table-cell>
          <table:table-cell office:value-type="float" office:value="0.6008565" calcext:value-type="float">
            <text:p>0.6008565</text:p>
          </table:table-cell>
          <table:table-cell office:value-type="float" office:value="0.3658325" calcext:value-type="float">
            <text:p>0.3658325</text:p>
          </table:table-cell>
          <table:table-cell office:value-type="float" office:value="0.3271519" calcext:value-type="float">
            <text:p>0.3271519</text:p>
          </table:table-cell>
          <table:table-cell office:value-type="float" office:value="0" calcext:value-type="float">
            <text:p>0</text:p>
          </table:table-cell>
          <table:table-cell office:value-type="float" office:value="7571.304" calcext:value-type="float">
            <text:p>7571.3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2562" calcext:value-type="float">
            <text:p>-0.35425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9.767486" calcext:value-type="float">
            <text:p>9.767486</text:p>
          </table:table-cell>
          <table:table-cell office:value-type="float" office:value="1105.165" calcext:value-type="float">
            <text:p>1105.16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06068" calcext:value-type="float">
            <text:p>-26.06068</text:p>
          </table:table-cell>
          <table:table-cell office:value-type="float" office:value="0.3440537" calcext:value-type="float">
            <text:p>0.3440537</text:p>
          </table:table-cell>
          <table:table-cell office:value-type="float" office:value="14.3373" calcext:value-type="float">
            <text:p>14.3373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463" calcext:value-type="float">
            <text:p>2.664463</text:p>
          </table:table-cell>
          <table:table-cell office:value-type="float" office:value="-0.2409822" calcext:value-type="float">
            <text:p>-0.2409822</text:p>
          </table:table-cell>
          <table:table-cell office:value-type="float" office:value="-0.08140889" calcext:value-type="float">
            <text:p>-0.08140889</text:p>
          </table:table-cell>
          <table:table-cell office:value-type="float" office:value="0.007288072" calcext:value-type="float">
            <text:p>0.007288072</text:p>
          </table:table-cell>
          <table:table-cell office:value-type="float" office:value="16.07878" calcext:value-type="float">
            <text:p>16.07878</text:p>
          </table:table-cell>
          <table:table-cell office:value-type="float" office:value="6.236179" calcext:value-type="float">
            <text:p>6.236179</text:p>
          </table:table-cell>
          <table:table-cell office:value-type="float" office:value="0.1399722" calcext:value-type="float">
            <text:p>0.1399722</text:p>
          </table:table-cell>
          <table:table-cell office:value-type="float" office:value="0.09666359" calcext:value-type="float">
            <text:p>0.09666359</text:p>
          </table:table-cell>
          <table:table-cell office:value-type="float" office:value="0.06319468" calcext:value-type="float">
            <text:p>0.06319468</text:p>
          </table:table-cell>
          <table:table-cell office:value-type="float" office:value="0.06217229" calcext:value-type="float">
            <text:p>0.06217229</text:p>
          </table:table-cell>
          <table:table-cell office:value-type="float" office:value="0.0181244" calcext:value-type="float">
            <text:p>0.0181244</text:p>
          </table:table-cell>
          <table:table-cell office:value-type="float" office:value="0.01222467" calcext:value-type="float">
            <text:p>0.01222467</text:p>
          </table:table-cell>
          <table:table-cell office:value-type="float" office:value="0.03142773" calcext:value-type="float">
            <text:p>0.03142773</text:p>
          </table:table-cell>
          <table:table-cell office:value-type="float" office:value="0.02610372" calcext:value-type="float">
            <text:p>0.02610372</text:p>
          </table:table-cell>
          <table:table-cell office:value-type="float" office:value="0.02281037" calcext:value-type="float">
            <text:p>0.02281037</text:p>
          </table:table-cell>
          <table:table-cell office:value-type="float" office:value="0.02093035" calcext:value-type="float">
            <text:p>0.02093035</text:p>
          </table:table-cell>
          <table:table-cell office:value-type="float" office:value="0.01672144" calcext:value-type="float">
            <text:p>0.01672144</text:p>
          </table:table-cell>
          <table:table-cell office:value-type="float" office:value="0.01031698" calcext:value-type="float">
            <text:p>0.01031698</text:p>
          </table:table-cell>
          <table:table-cell office:value-type="float" office:value="0.007298338" calcext:value-type="float">
            <text:p>0.007298338</text:p>
          </table:table-cell>
          <table:table-cell office:value-type="float" office:value="0" calcext:value-type="float">
            <text:p>0</text:p>
          </table:table-cell>
          <table:table-cell office:value-type="float" office:value="31.17421" calcext:value-type="float">
            <text:p>31.17421</text:p>
          </table:table-cell>
          <table:table-cell office:value-type="float" office:value="73.73079" calcext:value-type="float">
            <text:p>73.73079</text:p>
          </table:table-cell>
          <table:table-cell office:value-type="float" office:value="37.18111" calcext:value-type="float">
            <text:p>37.18111</text:p>
          </table:table-cell>
          <table:table-cell office:value-type="float" office:value="4.246889" calcext:value-type="float">
            <text:p>4.246889</text:p>
          </table:table-cell>
          <table:table-cell office:value-type="float" office:value="0.02073162" calcext:value-type="float">
            <text:p>0.02073162</text:p>
          </table:table-cell>
          <table:table-cell office:value-type="float" office:value="0.8009984" calcext:value-type="float">
            <text:p>0.8009984</text:p>
          </table:table-cell>
          <table:table-cell office:value-type="float" office:value="0.3741508" calcext:value-type="float">
            <text:p>0.3741508</text:p>
          </table:table-cell>
          <table:table-cell office:value-type="float" office:value="8.662307" calcext:value-type="float">
            <text:p>8.662307</text:p>
          </table:table-cell>
          <table:table-cell office:value-type="float" office:value="6.009528" calcext:value-type="float">
            <text:p>6.009528</text:p>
          </table:table-cell>
          <table:table-cell office:value-type="float" office:value="2.652303" calcext:value-type="float">
            <text:p>2.652303</text:p>
          </table:table-cell>
          <table:table-cell office:value-type="float" office:value="1.18099" calcext:value-type="float">
            <text:p>1.18099</text:p>
          </table:table-cell>
          <table:table-cell office:value-type="float" office:value="0.6018813" calcext:value-type="float">
            <text:p>0.6018813</text:p>
          </table:table-cell>
          <table:table-cell office:value-type="float" office:value="0.3658525" calcext:value-type="float">
            <text:p>0.3658525</text:p>
          </table:table-cell>
          <table:table-cell office:value-type="float" office:value="0.3271814" calcext:value-type="float">
            <text:p>0.3271814</text:p>
          </table:table-cell>
          <table:table-cell office:value-type="float" office:value="0" calcext:value-type="float">
            <text:p>0</text:p>
          </table:table-cell>
          <table:table-cell office:value-type="float" office:value="7168.705" calcext:value-type="float">
            <text:p>7168.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3056" calcext:value-type="float">
            <text:p>-0.354305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9.79153" calcext:value-type="float">
            <text:p>9.79153</text:p>
          </table:table-cell>
          <table:table-cell office:value-type="float" office:value="1105.04" calcext:value-type="float">
            <text:p>1105.0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4136" calcext:value-type="float">
            <text:p>-26.34136</text:p>
          </table:table-cell>
          <table:table-cell office:value-type="float" office:value="0.3452023" calcext:value-type="float">
            <text:p>0.3452023</text:p>
          </table:table-cell>
          <table:table-cell office:value-type="float" office:value="14.14115" calcext:value-type="float">
            <text:p>14.14115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44" calcext:value-type="float">
            <text:p>2.66444</text:p>
          </table:table-cell>
          <table:table-cell office:value-type="float" office:value="-0.2411052" calcext:value-type="float">
            <text:p>-0.2411052</text:p>
          </table:table-cell>
          <table:table-cell office:value-type="float" office:value="-0.08140209" calcext:value-type="float">
            <text:p>-0.08140209</text:p>
          </table:table-cell>
          <table:table-cell office:value-type="float" office:value="0.007299286" calcext:value-type="float">
            <text:p>0.007299286</text:p>
          </table:table-cell>
          <table:table-cell office:value-type="float" office:value="15.95534" calcext:value-type="float">
            <text:p>15.95534</text:p>
          </table:table-cell>
          <table:table-cell office:value-type="float" office:value="6.015159" calcext:value-type="float">
            <text:p>6.015159</text:p>
          </table:table-cell>
          <table:table-cell office:value-type="float" office:value="0.1402911" calcext:value-type="float">
            <text:p>0.1402911</text:p>
          </table:table-cell>
          <table:table-cell office:value-type="float" office:value="0.09800161" calcext:value-type="float">
            <text:p>0.09800161</text:p>
          </table:table-cell>
          <table:table-cell office:value-type="float" office:value="0.06384695" calcext:value-type="float">
            <text:p>0.06384695</text:p>
          </table:table-cell>
          <table:table-cell office:value-type="float" office:value="0.06261615" calcext:value-type="float">
            <text:p>0.06261615</text:p>
          </table:table-cell>
          <table:table-cell office:value-type="float" office:value="0.01811473" calcext:value-type="float">
            <text:p>0.01811473</text:p>
          </table:table-cell>
          <table:table-cell office:value-type="float" office:value="0.01216162" calcext:value-type="float">
            <text:p>0.01216162</text:p>
          </table:table-cell>
          <table:table-cell office:value-type="float" office:value="0.03136839" calcext:value-type="float">
            <text:p>0.03136839</text:p>
          </table:table-cell>
          <table:table-cell office:value-type="float" office:value="0.02602114" calcext:value-type="float">
            <text:p>0.02602114</text:p>
          </table:table-cell>
          <table:table-cell office:value-type="float" office:value="0.02277071" calcext:value-type="float">
            <text:p>0.02277071</text:p>
          </table:table-cell>
          <table:table-cell office:value-type="float" office:value="0.02089976" calcext:value-type="float">
            <text:p>0.02089976</text:p>
          </table:table-cell>
          <table:table-cell office:value-type="float" office:value="0.01673067" calcext:value-type="float">
            <text:p>0.01673067</text:p>
          </table:table-cell>
          <table:table-cell office:value-type="float" office:value="0.01026481" calcext:value-type="float">
            <text:p>0.01026481</text:p>
          </table:table-cell>
          <table:table-cell office:value-type="float" office:value="0.007302569" calcext:value-type="float">
            <text:p>0.007302569</text:p>
          </table:table-cell>
          <table:table-cell office:value-type="float" office:value="0" calcext:value-type="float">
            <text:p>0</text:p>
          </table:table-cell>
          <table:table-cell office:value-type="float" office:value="30.30347" calcext:value-type="float">
            <text:p>30.30347</text:p>
          </table:table-cell>
          <table:table-cell office:value-type="float" office:value="72.45107" calcext:value-type="float">
            <text:p>72.45107</text:p>
          </table:table-cell>
          <table:table-cell office:value-type="float" office:value="36.403" calcext:value-type="float">
            <text:p>36.403</text:p>
          </table:table-cell>
          <table:table-cell office:value-type="float" office:value="3.553905" calcext:value-type="float">
            <text:p>3.553905</text:p>
          </table:table-cell>
          <table:table-cell office:value-type="float" office:value="0.01988203" calcext:value-type="float">
            <text:p>0.01988203</text:p>
          </table:table-cell>
          <table:table-cell office:value-type="float" office:value="0.5480028" calcext:value-type="float">
            <text:p>0.5480028</text:p>
          </table:table-cell>
          <table:table-cell office:value-type="float" office:value="0.2740099" calcext:value-type="float">
            <text:p>0.2740099</text:p>
          </table:table-cell>
          <table:table-cell office:value-type="float" office:value="8.641416" calcext:value-type="float">
            <text:p>8.641416</text:p>
          </table:table-cell>
          <table:table-cell office:value-type="float" office:value="6.010509" calcext:value-type="float">
            <text:p>6.010509</text:p>
          </table:table-cell>
          <table:table-cell office:value-type="float" office:value="2.650466" calcext:value-type="float">
            <text:p>2.650466</text:p>
          </table:table-cell>
          <table:table-cell office:value-type="float" office:value="1.169468" calcext:value-type="float">
            <text:p>1.169468</text:p>
          </table:table-cell>
          <table:table-cell office:value-type="float" office:value="0.6027133" calcext:value-type="float">
            <text:p>0.6027133</text:p>
          </table:table-cell>
          <table:table-cell office:value-type="float" office:value="0.3658514" calcext:value-type="float">
            <text:p>0.3658514</text:p>
          </table:table-cell>
          <table:table-cell office:value-type="float" office:value="0.3272109" calcext:value-type="float">
            <text:p>0.3272109</text:p>
          </table:table-cell>
          <table:table-cell office:value-type="float" office:value="0" calcext:value-type="float">
            <text:p>0</text:p>
          </table:table-cell>
          <table:table-cell office:value-type="float" office:value="6706.595" calcext:value-type="float">
            <text:p>6706.5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3568" calcext:value-type="float">
            <text:p>-0.35435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9.809366" calcext:value-type="float">
            <text:p>9.809366</text:p>
          </table:table-cell>
          <table:table-cell office:value-type="float" office:value="1104.915" calcext:value-type="float">
            <text:p>1104.91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62198" calcext:value-type="float">
            <text:p>-26.62198</text:p>
          </table:table-cell>
          <table:table-cell office:value-type="float" office:value="0.3444452" calcext:value-type="float">
            <text:p>0.3444452</text:p>
          </table:table-cell>
          <table:table-cell office:value-type="float" office:value="13.95303" calcext:value-type="float">
            <text:p>13.95303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417" calcext:value-type="float">
            <text:p>2.664417</text:p>
          </table:table-cell>
          <table:table-cell office:value-type="float" office:value="-0.2412253" calcext:value-type="float">
            <text:p>-0.2412253</text:p>
          </table:table-cell>
          <table:table-cell office:value-type="float" office:value="-0.08139198" calcext:value-type="float">
            <text:p>-0.08139198</text:p>
          </table:table-cell>
          <table:table-cell office:value-type="float" office:value="0.00731058" calcext:value-type="float">
            <text:p>0.00731058</text:p>
          </table:table-cell>
          <table:table-cell office:value-type="float" office:value="15.84075" calcext:value-type="float">
            <text:p>15.84075</text:p>
          </table:table-cell>
          <table:table-cell office:value-type="float" office:value="5.782564" calcext:value-type="float">
            <text:p>5.782564</text:p>
          </table:table-cell>
          <table:table-cell office:value-type="float" office:value="0.1363412" calcext:value-type="float">
            <text:p>0.1363412</text:p>
          </table:table-cell>
          <table:table-cell office:value-type="float" office:value="0.09665572" calcext:value-type="float">
            <text:p>0.09665572</text:p>
          </table:table-cell>
          <table:table-cell office:value-type="float" office:value="0.06335889" calcext:value-type="float">
            <text:p>0.06335889</text:p>
          </table:table-cell>
          <table:table-cell office:value-type="float" office:value="0.06233681" calcext:value-type="float">
            <text:p>0.06233681</text:p>
          </table:table-cell>
          <table:table-cell office:value-type="float" office:value="0.01798441" calcext:value-type="float">
            <text:p>0.01798441</text:p>
          </table:table-cell>
          <table:table-cell office:value-type="float" office:value="0.01207403" calcext:value-type="float">
            <text:p>0.01207403</text:p>
          </table:table-cell>
          <table:table-cell office:value-type="float" office:value="0.03130881" calcext:value-type="float">
            <text:p>0.03130881</text:p>
          </table:table-cell>
          <table:table-cell office:value-type="float" office:value="0.02593914" calcext:value-type="float">
            <text:p>0.02593914</text:p>
          </table:table-cell>
          <table:table-cell office:value-type="float" office:value="0.02273027" calcext:value-type="float">
            <text:p>0.02273027</text:p>
          </table:table-cell>
          <table:table-cell office:value-type="float" office:value="0.0208858" calcext:value-type="float">
            <text:p>0.0208858</text:p>
          </table:table-cell>
          <table:table-cell office:value-type="float" office:value="0.01673867" calcext:value-type="float">
            <text:p>0.01673867</text:p>
          </table:table-cell>
          <table:table-cell office:value-type="float" office:value="0.01021279" calcext:value-type="float">
            <text:p>0.01021279</text:p>
          </table:table-cell>
          <table:table-cell office:value-type="float" office:value="0.007306683" calcext:value-type="float">
            <text:p>0.007306683</text:p>
          </table:table-cell>
          <table:table-cell office:value-type="float" office:value="0" calcext:value-type="float">
            <text:p>0</text:p>
          </table:table-cell>
          <table:table-cell office:value-type="float" office:value="29.61732" calcext:value-type="float">
            <text:p>29.61732</text:p>
          </table:table-cell>
          <table:table-cell office:value-type="float" office:value="71.14664" calcext:value-type="float">
            <text:p>71.14664</text:p>
          </table:table-cell>
          <table:table-cell office:value-type="float" office:value="35.62996" calcext:value-type="float">
            <text:p>35.62996</text:p>
          </table:table-cell>
          <table:table-cell office:value-type="float" office:value="2.872568" calcext:value-type="float">
            <text:p>2.872568</text:p>
          </table:table-cell>
          <table:table-cell office:value-type="float" office:value="0.01888976" calcext:value-type="float">
            <text:p>0.01888976</text:p>
          </table:table-cell>
          <table:table-cell office:value-type="float" office:value="0.3105079" calcext:value-type="float">
            <text:p>0.3105079</text:p>
          </table:table-cell>
          <table:table-cell office:value-type="float" office:value="0.1818389" calcext:value-type="float">
            <text:p>0.1818389</text:p>
          </table:table-cell>
          <table:table-cell office:value-type="float" office:value="8.623041" calcext:value-type="float">
            <text:p>8.623041</text:p>
          </table:table-cell>
          <table:table-cell office:value-type="float" office:value="6.011906" calcext:value-type="float">
            <text:p>6.011906</text:p>
          </table:table-cell>
          <table:table-cell office:value-type="float" office:value="2.648644" calcext:value-type="float">
            <text:p>2.648644</text:p>
          </table:table-cell>
          <table:table-cell office:value-type="float" office:value="1.162013" calcext:value-type="float">
            <text:p>1.162013</text:p>
          </table:table-cell>
          <table:table-cell office:value-type="float" office:value="0.602751" calcext:value-type="float">
            <text:p>0.602751</text:p>
          </table:table-cell>
          <table:table-cell office:value-type="float" office:value="0.3658288" calcext:value-type="float">
            <text:p>0.3658288</text:p>
          </table:table-cell>
          <table:table-cell office:value-type="float" office:value="0.3272404" calcext:value-type="float">
            <text:p>0.3272404</text:p>
          </table:table-cell>
          <table:table-cell office:value-type="float" office:value="0" calcext:value-type="float">
            <text:p>0</text:p>
          </table:table-cell>
          <table:table-cell office:value-type="float" office:value="6330.676" calcext:value-type="float">
            <text:p>6330.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4092" calcext:value-type="float">
            <text:p>-0.354409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9.807574" calcext:value-type="float">
            <text:p>9.807574</text:p>
          </table:table-cell>
          <table:table-cell office:value-type="float" office:value="1104.795" calcext:value-type="float">
            <text:p>1104.79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0013" calcext:value-type="float">
            <text:p>-26.90013</text:p>
          </table:table-cell>
          <table:table-cell office:value-type="float" office:value="0.3424843" calcext:value-type="float">
            <text:p>0.3424843</text:p>
          </table:table-cell>
          <table:table-cell office:value-type="float" office:value="13.78403" calcext:value-type="float">
            <text:p>13.78403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393" calcext:value-type="float">
            <text:p>2.664393</text:p>
          </table:table-cell>
          <table:table-cell office:value-type="float" office:value="-0.2413327" calcext:value-type="float">
            <text:p>-0.2413327</text:p>
          </table:table-cell>
          <table:table-cell office:value-type="float" office:value="-0.08138022" calcext:value-type="float">
            <text:p>-0.08138022</text:p>
          </table:table-cell>
          <table:table-cell office:value-type="float" office:value="0.007321842" calcext:value-type="float">
            <text:p>0.007321842</text:p>
          </table:table-cell>
          <table:table-cell office:value-type="float" office:value="15.74384" calcext:value-type="float">
            <text:p>15.74384</text:p>
          </table:table-cell>
          <table:table-cell office:value-type="float" office:value="5.58025" calcext:value-type="float">
            <text:p>5.58025</text:p>
          </table:table-cell>
          <table:table-cell office:value-type="float" office:value="0.1273741" calcext:value-type="float">
            <text:p>0.1273741</text:p>
          </table:table-cell>
          <table:table-cell office:value-type="float" office:value="0.09181059" calcext:value-type="float">
            <text:p>0.09181059</text:p>
          </table:table-cell>
          <table:table-cell office:value-type="float" office:value="0.06081883" calcext:value-type="float">
            <text:p>0.06081883</text:p>
          </table:table-cell>
          <table:table-cell office:value-type="float" office:value="0.0604622" calcext:value-type="float">
            <text:p>0.0604622</text:p>
          </table:table-cell>
          <table:table-cell office:value-type="float" office:value="0.01771468" calcext:value-type="float">
            <text:p>0.01771468</text:p>
          </table:table-cell>
          <table:table-cell office:value-type="float" office:value="0.0120545" calcext:value-type="float">
            <text:p>0.0120545</text:p>
          </table:table-cell>
          <table:table-cell office:value-type="float" office:value="0.03129133" calcext:value-type="float">
            <text:p>0.03129133</text:p>
          </table:table-cell>
          <table:table-cell office:value-type="float" office:value="0.02586609" calcext:value-type="float">
            <text:p>0.02586609</text:p>
          </table:table-cell>
          <table:table-cell office:value-type="float" office:value="0.02269129" calcext:value-type="float">
            <text:p>0.02269129</text:p>
          </table:table-cell>
          <table:table-cell office:value-type="float" office:value="0.02087509" calcext:value-type="float">
            <text:p>0.02087509</text:p>
          </table:table-cell>
          <table:table-cell office:value-type="float" office:value="0.01674608" calcext:value-type="float">
            <text:p>0.01674608</text:p>
          </table:table-cell>
          <table:table-cell office:value-type="float" office:value="0.01016091" calcext:value-type="float">
            <text:p>0.01016091</text:p>
          </table:table-cell>
          <table:table-cell office:value-type="float" office:value="0.007310674" calcext:value-type="float">
            <text:p>0.007310674</text:p>
          </table:table-cell>
          <table:table-cell office:value-type="float" office:value="0" calcext:value-type="float">
            <text:p>0</text:p>
          </table:table-cell>
          <table:table-cell office:value-type="float" office:value="28.85181" calcext:value-type="float">
            <text:p>28.85181</text:p>
          </table:table-cell>
          <table:table-cell office:value-type="float" office:value="69.95779" calcext:value-type="float">
            <text:p>69.95779</text:p>
          </table:table-cell>
          <table:table-cell office:value-type="float" office:value="34.90538" calcext:value-type="float">
            <text:p>34.90538</text:p>
          </table:table-cell>
          <table:table-cell office:value-type="float" office:value="2.237314" calcext:value-type="float">
            <text:p>2.237314</text:p>
          </table:table-cell>
          <table:table-cell office:value-type="float" office:value="0.01780965" calcext:value-type="float">
            <text:p>0.01780965</text:p>
          </table:table-cell>
          <table:table-cell office:value-type="float" office:value="0.1103942" calcext:value-type="float">
            <text:p>0.1103942</text:p>
          </table:table-cell>
          <table:table-cell office:value-type="float" office:value="0.1115806" calcext:value-type="float">
            <text:p>0.1115806</text:p>
          </table:table-cell>
          <table:table-cell office:value-type="float" office:value="8.60954" calcext:value-type="float">
            <text:p>8.60954</text:p>
          </table:table-cell>
          <table:table-cell office:value-type="float" office:value="6.014074" calcext:value-type="float">
            <text:p>6.014074</text:p>
          </table:table-cell>
          <table:table-cell office:value-type="float" office:value="2.647172" calcext:value-type="float">
            <text:p>2.647172</text:p>
          </table:table-cell>
          <table:table-cell office:value-type="float" office:value="1.155903" calcext:value-type="float">
            <text:p>1.155903</text:p>
          </table:table-cell>
          <table:table-cell office:value-type="float" office:value="0.6017258" calcext:value-type="float">
            <text:p>0.6017258</text:p>
          </table:table-cell>
          <table:table-cell office:value-type="float" office:value="0.3657888" calcext:value-type="float">
            <text:p>0.3657888</text:p>
          </table:table-cell>
          <table:table-cell office:value-type="float" office:value="0.3272698" calcext:value-type="float">
            <text:p>0.3272698</text:p>
          </table:table-cell>
          <table:table-cell office:value-type="float" office:value="0" calcext:value-type="float">
            <text:p>0</text:p>
          </table:table-cell>
          <table:table-cell office:value-type="float" office:value="6122.604" calcext:value-type="float">
            <text:p>6122.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4626" calcext:value-type="float">
            <text:p>-0.35446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9.800932" calcext:value-type="float">
            <text:p>9.800932</text:p>
          </table:table-cell>
          <table:table-cell office:value-type="float" office:value="1104.68" calcext:value-type="float">
            <text:p>1104.68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05392" calcext:value-type="float">
            <text:p>-27.05392</text:p>
          </table:table-cell>
          <table:table-cell office:value-type="float" office:value="0.3406593" calcext:value-type="float">
            <text:p>0.3406593</text:p>
          </table:table-cell>
          <table:table-cell office:value-type="float" office:value="13.73924" calcext:value-type="float">
            <text:p>13.73924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348" calcext:value-type="float">
            <text:p>2.664348</text:p>
          </table:table-cell>
          <table:table-cell office:value-type="float" office:value="-0.2414613" calcext:value-type="float">
            <text:p>-0.2414613</text:p>
          </table:table-cell>
          <table:table-cell office:value-type="float" office:value="-0.08136676" calcext:value-type="float">
            <text:p>-0.08136676</text:p>
          </table:table-cell>
          <table:table-cell office:value-type="float" office:value="0.007330304" calcext:value-type="float">
            <text:p>0.007330304</text:p>
          </table:table-cell>
          <table:table-cell office:value-type="float" office:value="15.65677" calcext:value-type="float">
            <text:p>15.65677</text:p>
          </table:table-cell>
          <table:table-cell office:value-type="float" office:value="5.379004" calcext:value-type="float">
            <text:p>5.379004</text:p>
          </table:table-cell>
          <table:table-cell office:value-type="float" office:value="0.1223716" calcext:value-type="float">
            <text:p>0.1223716</text:p>
          </table:table-cell>
          <table:table-cell office:value-type="float" office:value="0.08836699" calcext:value-type="float">
            <text:p>0.08836699</text:p>
          </table:table-cell>
          <table:table-cell office:value-type="float" office:value="0.05821507" calcext:value-type="float">
            <text:p>0.05821507</text:p>
          </table:table-cell>
          <table:table-cell office:value-type="float" office:value="0.05841497" calcext:value-type="float">
            <text:p>0.05841497</text:p>
          </table:table-cell>
          <table:table-cell office:value-type="float" office:value="0.01865543" calcext:value-type="float">
            <text:p>0.01865543</text:p>
          </table:table-cell>
          <table:table-cell office:value-type="float" office:value="0.01309347" calcext:value-type="float">
            <text:p>0.01309347</text:p>
          </table:table-cell>
          <table:table-cell office:value-type="float" office:value="0.03144897" calcext:value-type="float">
            <text:p>0.03144897</text:p>
          </table:table-cell>
          <table:table-cell office:value-type="float" office:value="0.02585413" calcext:value-type="float">
            <text:p>0.02585413</text:p>
          </table:table-cell>
          <table:table-cell office:value-type="float" office:value="0.02269579" calcext:value-type="float">
            <text:p>0.02269579</text:p>
          </table:table-cell>
          <table:table-cell office:value-type="float" office:value="0.0208893" calcext:value-type="float">
            <text:p>0.0208893</text:p>
          </table:table-cell>
          <table:table-cell office:value-type="float" office:value="0.01675505" calcext:value-type="float">
            <text:p>0.01675505</text:p>
          </table:table-cell>
          <table:table-cell office:value-type="float" office:value="0.01010914" calcext:value-type="float">
            <text:p>0.01010914</text:p>
          </table:table-cell>
          <table:table-cell office:value-type="float" office:value="0.007314551" calcext:value-type="float">
            <text:p>0.007314551</text:p>
          </table:table-cell>
          <table:table-cell office:value-type="float" office:value="0" calcext:value-type="float">
            <text:p>0</text:p>
          </table:table-cell>
          <table:table-cell office:value-type="float" office:value="28.32757" calcext:value-type="float">
            <text:p>28.32757</text:p>
          </table:table-cell>
          <table:table-cell office:value-type="float" office:value="69.12242" calcext:value-type="float">
            <text:p>69.12242</text:p>
          </table:table-cell>
          <table:table-cell office:value-type="float" office:value="34.52652" calcext:value-type="float">
            <text:p>34.52652</text:p>
          </table:table-cell>
          <table:table-cell office:value-type="float" office:value="1.950233" calcext:value-type="float">
            <text:p>1.950233</text:p>
          </table:table-cell>
          <table:table-cell office:value-type="float" office:value="0.01928189" calcext:value-type="float">
            <text:p>0.01928189</text:p>
          </table:table-cell>
          <table:table-cell office:value-type="float" office:value="0.1217706" calcext:value-type="float">
            <text:p>0.1217706</text:p>
          </table:table-cell>
          <table:table-cell office:value-type="float" office:value="0.191437" calcext:value-type="float">
            <text:p>0.191437</text:p>
          </table:table-cell>
          <table:table-cell office:value-type="float" office:value="8.641891" calcext:value-type="float">
            <text:p>8.641891</text:p>
          </table:table-cell>
          <table:table-cell office:value-type="float" office:value="6.028121" calcext:value-type="float">
            <text:p>6.028121</text:p>
          </table:table-cell>
          <table:table-cell office:value-type="float" office:value="2.652754" calcext:value-type="float">
            <text:p>2.652754</text:p>
          </table:table-cell>
          <table:table-cell office:value-type="float" office:value="1.154685" calcext:value-type="float">
            <text:p>1.154685</text:p>
          </table:table-cell>
          <table:table-cell office:value-type="float" office:value="0.6006342" calcext:value-type="float">
            <text:p>0.6006342</text:p>
          </table:table-cell>
          <table:table-cell office:value-type="float" office:value="0.3657295" calcext:value-type="float">
            <text:p>0.3657295</text:p>
          </table:table-cell>
          <table:table-cell office:value-type="float" office:value="0.3272991" calcext:value-type="float">
            <text:p>0.3272991</text:p>
          </table:table-cell>
          <table:table-cell office:value-type="float" office:value="0" calcext:value-type="float">
            <text:p>0</text:p>
          </table:table-cell>
          <table:table-cell office:value-type="float" office:value="5977.659" calcext:value-type="float">
            <text:p>5977.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5159" calcext:value-type="float">
            <text:p>-0.354515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9.774018" calcext:value-type="float">
            <text:p>9.774018</text:p>
          </table:table-cell>
          <table:table-cell office:value-type="float" office:value="1104.57" calcext:value-type="float">
            <text:p>1104.57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14948" calcext:value-type="float">
            <text:p>-27.14948</text:p>
          </table:table-cell>
          <table:table-cell office:value-type="float" office:value="0.3378229" calcext:value-type="float">
            <text:p>0.3378229</text:p>
          </table:table-cell>
          <table:table-cell office:value-type="float" office:value="13.76949" calcext:value-type="float">
            <text:p>13.76949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283" calcext:value-type="float">
            <text:p>2.664283</text:p>
          </table:table-cell>
          <table:table-cell office:value-type="float" office:value="-0.2415994" calcext:value-type="float">
            <text:p>-0.2415994</text:p>
          </table:table-cell>
          <table:table-cell office:value-type="float" office:value="-0.08135123" calcext:value-type="float">
            <text:p>-0.08135123</text:p>
          </table:table-cell>
          <table:table-cell office:value-type="float" office:value="0.007336059" calcext:value-type="float">
            <text:p>0.007336059</text:p>
          </table:table-cell>
          <table:table-cell office:value-type="float" office:value="15.584" calcext:value-type="float">
            <text:p>15.584</text:p>
          </table:table-cell>
          <table:table-cell office:value-type="float" office:value="5.187509" calcext:value-type="float">
            <text:p>5.187509</text:p>
          </table:table-cell>
          <table:table-cell office:value-type="float" office:value="0.1083331" calcext:value-type="float">
            <text:p>0.1083331</text:p>
          </table:table-cell>
          <table:table-cell office:value-type="float" office:value="0.07917711" calcext:value-type="float">
            <text:p>0.07917711</text:p>
          </table:table-cell>
          <table:table-cell office:value-type="float" office:value="0.05275812" calcext:value-type="float">
            <text:p>0.05275812</text:p>
          </table:table-cell>
          <table:table-cell office:value-type="float" office:value="0.05445565" calcext:value-type="float">
            <text:p>0.05445565</text:p>
          </table:table-cell>
          <table:table-cell office:value-type="float" office:value="0.01939794" calcext:value-type="float">
            <text:p>0.01939794</text:p>
          </table:table-cell>
          <table:table-cell office:value-type="float" office:value="0.01367126" calcext:value-type="float">
            <text:p>0.01367126</text:p>
          </table:table-cell>
          <table:table-cell office:value-type="float" office:value="0.03150421" calcext:value-type="float">
            <text:p>0.03150421</text:p>
          </table:table-cell>
          <table:table-cell office:value-type="float" office:value="0.02584568" calcext:value-type="float">
            <text:p>0.02584568</text:p>
          </table:table-cell>
          <table:table-cell office:value-type="float" office:value="0.02270679" calcext:value-type="float">
            <text:p>0.02270679</text:p>
          </table:table-cell>
          <table:table-cell office:value-type="float" office:value="0.02091646" calcext:value-type="float">
            <text:p>0.02091646</text:p>
          </table:table-cell>
          <table:table-cell office:value-type="float" office:value="0.016768" calcext:value-type="float">
            <text:p>0.016768</text:p>
          </table:table-cell>
          <table:table-cell office:value-type="float" office:value="0.01005746" calcext:value-type="float">
            <text:p>0.01005746</text:p>
          </table:table-cell>
          <table:table-cell office:value-type="float" office:value="0.007318314" calcext:value-type="float">
            <text:p>0.007318314</text:p>
          </table:table-cell>
          <table:table-cell office:value-type="float" office:value="0" calcext:value-type="float">
            <text:p>0</text:p>
          </table:table-cell>
          <table:table-cell office:value-type="float" office:value="27.84458" calcext:value-type="float">
            <text:p>27.84458</text:p>
          </table:table-cell>
          <table:table-cell office:value-type="float" office:value="68.66716" calcext:value-type="float">
            <text:p>68.66716</text:p>
          </table:table-cell>
          <table:table-cell office:value-type="float" office:value="34.44014" calcext:value-type="float">
            <text:p>34.44014</text:p>
          </table:table-cell>
          <table:table-cell office:value-type="float" office:value="1.96651" calcext:value-type="float">
            <text:p>1.96651</text:p>
          </table:table-cell>
          <table:table-cell office:value-type="float" office:value="0.02296066" calcext:value-type="float">
            <text:p>0.02296066</text:p>
          </table:table-cell>
          <table:table-cell office:value-type="float" office:value="0.2097956" calcext:value-type="float">
            <text:p>0.2097956</text:p>
          </table:table-cell>
          <table:table-cell office:value-type="float" office:value="0.3208435" calcext:value-type="float">
            <text:p>0.3208435</text:p>
          </table:table-cell>
          <table:table-cell office:value-type="float" office:value="8.685496" calcext:value-type="float">
            <text:p>8.685496</text:p>
          </table:table-cell>
          <table:table-cell office:value-type="float" office:value="6.04906" calcext:value-type="float">
            <text:p>6.04906</text:p>
          </table:table-cell>
          <table:table-cell office:value-type="float" office:value="2.662009" calcext:value-type="float">
            <text:p>2.662009</text:p>
          </table:table-cell>
          <table:table-cell office:value-type="float" office:value="1.156206" calcext:value-type="float">
            <text:p>1.156206</text:p>
          </table:table-cell>
          <table:table-cell office:value-type="float" office:value="0.6003292" calcext:value-type="float">
            <text:p>0.6003292</text:p>
          </table:table-cell>
          <table:table-cell office:value-type="float" office:value="0.3656483" calcext:value-type="float">
            <text:p>0.3656483</text:p>
          </table:table-cell>
          <table:table-cell office:value-type="float" office:value="0.3273285" calcext:value-type="float">
            <text:p>0.3273285</text:p>
          </table:table-cell>
          <table:table-cell office:value-type="float" office:value="0" calcext:value-type="float">
            <text:p>0</text:p>
          </table:table-cell>
          <table:table-cell office:value-type="float" office:value="5988.635" calcext:value-type="float">
            <text:p>5988.6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5636" calcext:value-type="float">
            <text:p>-0.354563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9.753856" calcext:value-type="float">
            <text:p>9.753856</text:p>
          </table:table-cell>
          <table:table-cell office:value-type="float" office:value="1104.473" calcext:value-type="float">
            <text:p>1104.473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19597" calcext:value-type="float">
            <text:p>-27.19597</text:p>
          </table:table-cell>
          <table:table-cell office:value-type="float" office:value="0.3358032" calcext:value-type="float">
            <text:p>0.3358032</text:p>
          </table:table-cell>
          <table:table-cell office:value-type="float" office:value="13.83105" calcext:value-type="float">
            <text:p>13.83105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215" calcext:value-type="float">
            <text:p>2.664215</text:p>
          </table:table-cell>
          <table:table-cell office:value-type="float" office:value="-0.2417205" calcext:value-type="float">
            <text:p>-0.2417205</text:p>
          </table:table-cell>
          <table:table-cell office:value-type="float" office:value="-0.08133329" calcext:value-type="float">
            <text:p>-0.08133329</text:p>
          </table:table-cell>
          <table:table-cell office:value-type="float" office:value="0.007340804" calcext:value-type="float">
            <text:p>0.007340804</text:p>
          </table:table-cell>
          <table:table-cell office:value-type="float" office:value="15.52468" calcext:value-type="float">
            <text:p>15.52468</text:p>
          </table:table-cell>
          <table:table-cell office:value-type="float" office:value="5.041435" calcext:value-type="float">
            <text:p>5.041435</text:p>
          </table:table-cell>
          <table:table-cell office:value-type="float" office:value="0.1023174" calcext:value-type="float">
            <text:p>0.1023174</text:p>
          </table:table-cell>
          <table:table-cell office:value-type="float" office:value="0.07404059" calcext:value-type="float">
            <text:p>0.07404059</text:p>
          </table:table-cell>
          <table:table-cell office:value-type="float" office:value="0.05019737" calcext:value-type="float">
            <text:p>0.05019737</text:p>
          </table:table-cell>
          <table:table-cell office:value-type="float" office:value="0.04912623" calcext:value-type="float">
            <text:p>0.04912623</text:p>
          </table:table-cell>
          <table:table-cell office:value-type="float" office:value="0.01967114" calcext:value-type="float">
            <text:p>0.01967114</text:p>
          </table:table-cell>
          <table:table-cell office:value-type="float" office:value="0.01390306" calcext:value-type="float">
            <text:p>0.01390306</text:p>
          </table:table-cell>
          <table:table-cell office:value-type="float" office:value="0.031501" calcext:value-type="float">
            <text:p>0.031501</text:p>
          </table:table-cell>
          <table:table-cell office:value-type="float" office:value="0.0258368" calcext:value-type="float">
            <text:p>0.0258368</text:p>
          </table:table-cell>
          <table:table-cell office:value-type="float" office:value="0.02271551" calcext:value-type="float">
            <text:p>0.02271551</text:p>
          </table:table-cell>
          <table:table-cell office:value-type="float" office:value="0.02094587" calcext:value-type="float">
            <text:p>0.02094587</text:p>
          </table:table-cell>
          <table:table-cell office:value-type="float" office:value="0.01678468" calcext:value-type="float">
            <text:p>0.01678468</text:p>
          </table:table-cell>
          <table:table-cell office:value-type="float" office:value="0.01000587" calcext:value-type="float">
            <text:p>0.01000587</text:p>
          </table:table-cell>
          <table:table-cell office:value-type="float" office:value="0.007321973" calcext:value-type="float">
            <text:p>0.007321973</text:p>
          </table:table-cell>
          <table:table-cell office:value-type="float" office:value="0" calcext:value-type="float">
            <text:p>0</text:p>
          </table:table-cell>
          <table:table-cell office:value-type="float" office:value="27.54172" calcext:value-type="float">
            <text:p>27.54172</text:p>
          </table:table-cell>
          <table:table-cell office:value-type="float" office:value="68.44363" calcext:value-type="float">
            <text:p>68.44363</text:p>
          </table:table-cell>
          <table:table-cell office:value-type="float" office:value="34.53785" calcext:value-type="float">
            <text:p>34.53785</text:p>
          </table:table-cell>
          <table:table-cell office:value-type="float" office:value="2.145047" calcext:value-type="float">
            <text:p>2.145047</text:p>
          </table:table-cell>
          <table:table-cell office:value-type="float" office:value="0.02767335" calcext:value-type="float">
            <text:p>0.02767335</text:p>
          </table:table-cell>
          <table:table-cell office:value-type="float" office:value="0.2990595" calcext:value-type="float">
            <text:p>0.2990595</text:p>
          </table:table-cell>
          <table:table-cell office:value-type="float" office:value="0.4475077" calcext:value-type="float">
            <text:p>0.4475077</text:p>
          </table:table-cell>
          <table:table-cell office:value-type="float" office:value="8.728809" calcext:value-type="float">
            <text:p>8.728809</text:p>
          </table:table-cell>
          <table:table-cell office:value-type="float" office:value="6.072152" calcext:value-type="float">
            <text:p>6.072152</text:p>
          </table:table-cell>
          <table:table-cell office:value-type="float" office:value="2.672821" calcext:value-type="float">
            <text:p>2.672821</text:p>
          </table:table-cell>
          <table:table-cell office:value-type="float" office:value="1.158995" calcext:value-type="float">
            <text:p>1.158995</text:p>
          </table:table-cell>
          <table:table-cell office:value-type="float" office:value="0.6006981" calcext:value-type="float">
            <text:p>0.6006981</text:p>
          </table:table-cell>
          <table:table-cell office:value-type="float" office:value="0.3655497" calcext:value-type="float">
            <text:p>0.3655497</text:p>
          </table:table-cell>
          <table:table-cell office:value-type="float" office:value="0.3273577" calcext:value-type="float">
            <text:p>0.3273577</text:p>
          </table:table-cell>
          <table:table-cell office:value-type="float" office:value="0" calcext:value-type="float">
            <text:p>0</text:p>
          </table:table-cell>
          <table:table-cell office:value-type="float" office:value="5994.719" calcext:value-type="float">
            <text:p>5994.7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5984" calcext:value-type="float">
            <text:p>-0.35459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9.735588" calcext:value-type="float">
            <text:p>9.735588</text:p>
          </table:table-cell>
          <table:table-cell office:value-type="float" office:value="1104.378" calcext:value-type="float">
            <text:p>1104.378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21637" calcext:value-type="float">
            <text:p>-27.21637</text:p>
          </table:table-cell>
          <table:table-cell office:value-type="float" office:value="0.3344329" calcext:value-type="float">
            <text:p>0.3344329</text:p>
          </table:table-cell>
          <table:table-cell office:value-type="float" office:value="13.91231" calcext:value-type="float">
            <text:p>13.91231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146" calcext:value-type="float">
            <text:p>2.664146</text:p>
          </table:table-cell>
          <table:table-cell office:value-type="float" office:value="-0.2418399" calcext:value-type="float">
            <text:p>-0.2418399</text:p>
          </table:table-cell>
          <table:table-cell office:value-type="float" office:value="-0.08131473" calcext:value-type="float">
            <text:p>-0.08131473</text:p>
          </table:table-cell>
          <table:table-cell office:value-type="float" office:value="0.007344445" calcext:value-type="float">
            <text:p>0.007344445</text:p>
          </table:table-cell>
          <table:table-cell office:value-type="float" office:value="15.46757" calcext:value-type="float">
            <text:p>15.46757</text:p>
          </table:table-cell>
          <table:table-cell office:value-type="float" office:value="4.907712" calcext:value-type="float">
            <text:p>4.907712</text:p>
          </table:table-cell>
          <table:table-cell office:value-type="float" office:value="0.1008602" calcext:value-type="float">
            <text:p>0.1008602</text:p>
          </table:table-cell>
          <table:table-cell office:value-type="float" office:value="0.07300226" calcext:value-type="float">
            <text:p>0.07300226</text:p>
          </table:table-cell>
          <table:table-cell office:value-type="float" office:value="0.05108059" calcext:value-type="float">
            <text:p>0.05108059</text:p>
          </table:table-cell>
          <table:table-cell office:value-type="float" office:value="0.0453849" calcext:value-type="float">
            <text:p>0.0453849</text:p>
          </table:table-cell>
          <table:table-cell office:value-type="float" office:value="0.01979906" calcext:value-type="float">
            <text:p>0.01979906</text:p>
          </table:table-cell>
          <table:table-cell office:value-type="float" office:value="0.01394664" calcext:value-type="float">
            <text:p>0.01394664</text:p>
          </table:table-cell>
          <table:table-cell office:value-type="float" office:value="0.03145399" calcext:value-type="float">
            <text:p>0.03145399</text:p>
          </table:table-cell>
          <table:table-cell office:value-type="float" office:value="0.02583111" calcext:value-type="float">
            <text:p>0.02583111</text:p>
          </table:table-cell>
          <table:table-cell office:value-type="float" office:value="0.02272031" calcext:value-type="float">
            <text:p>0.02272031</text:p>
          </table:table-cell>
          <table:table-cell office:value-type="float" office:value="0.02097311" calcext:value-type="float">
            <text:p>0.02097311</text:p>
          </table:table-cell>
          <table:table-cell office:value-type="float" office:value="0.0168038" calcext:value-type="float">
            <text:p>0.0168038</text:p>
          </table:table-cell>
          <table:table-cell office:value-type="float" office:value="0.009954388" calcext:value-type="float">
            <text:p>0.009954388</text:p>
          </table:table-cell>
          <table:table-cell office:value-type="float" office:value="0.00732552" calcext:value-type="float">
            <text:p>0.00732552</text:p>
          </table:table-cell>
          <table:table-cell office:value-type="float" office:value="0" calcext:value-type="float">
            <text:p>0</text:p>
          </table:table-cell>
          <table:table-cell office:value-type="float" office:value="27.47765" calcext:value-type="float">
            <text:p>27.47765</text:p>
          </table:table-cell>
          <table:table-cell office:value-type="float" office:value="68.36788" calcext:value-type="float">
            <text:p>68.36788</text:p>
          </table:table-cell>
          <table:table-cell office:value-type="float" office:value="34.7798" calcext:value-type="float">
            <text:p>34.7798</text:p>
          </table:table-cell>
          <table:table-cell office:value-type="float" office:value="2.429236" calcext:value-type="float">
            <text:p>2.429236</text:p>
          </table:table-cell>
          <table:table-cell office:value-type="float" office:value="0.03738225" calcext:value-type="float">
            <text:p>0.03738225</text:p>
          </table:table-cell>
          <table:table-cell office:value-type="float" office:value="0.3821315" calcext:value-type="float">
            <text:p>0.3821315</text:p>
          </table:table-cell>
          <table:table-cell office:value-type="float" office:value="0.56636" calcext:value-type="float">
            <text:p>0.56636</text:p>
          </table:table-cell>
          <table:table-cell office:value-type="float" office:value="8.770321" calcext:value-type="float">
            <text:p>8.770321</text:p>
          </table:table-cell>
          <table:table-cell office:value-type="float" office:value="6.095317" calcext:value-type="float">
            <text:p>6.095317</text:p>
          </table:table-cell>
          <table:table-cell office:value-type="float" office:value="2.684288" calcext:value-type="float">
            <text:p>2.684288</text:p>
          </table:table-cell>
          <table:table-cell office:value-type="float" office:value="1.162335" calcext:value-type="float">
            <text:p>1.162335</text:p>
          </table:table-cell>
          <table:table-cell office:value-type="float" office:value="0.6014382" calcext:value-type="float">
            <text:p>0.6014382</text:p>
          </table:table-cell>
          <table:table-cell office:value-type="float" office:value="0.3654369" calcext:value-type="float">
            <text:p>0.3654369</text:p>
          </table:table-cell>
          <table:table-cell office:value-type="float" office:value="0.3273869" calcext:value-type="float">
            <text:p>0.3273869</text:p>
          </table:table-cell>
          <table:table-cell office:value-type="float" office:value="0" calcext:value-type="float">
            <text:p>0</text:p>
          </table:table-cell>
          <table:table-cell office:value-type="float" office:value="5999.758" calcext:value-type="float">
            <text:p>5999.7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6279" calcext:value-type="float">
            <text:p>-0.35462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9.717894" calcext:value-type="float">
            <text:p>9.717894</text:p>
          </table:table-cell>
          <table:table-cell office:value-type="float" office:value="1104.285" calcext:value-type="float">
            <text:p>1104.285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21997" calcext:value-type="float">
            <text:p>-27.21997</text:p>
          </table:table-cell>
          <table:table-cell office:value-type="float" office:value="0.333071" calcext:value-type="float">
            <text:p>0.333071</text:p>
          </table:table-cell>
          <table:table-cell office:value-type="float" office:value="14.00809" calcext:value-type="float">
            <text:p>14.00809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4067" calcext:value-type="float">
            <text:p>2.664067</text:p>
          </table:table-cell>
          <table:table-cell office:value-type="float" office:value="-0.2419467" calcext:value-type="float">
            <text:p>-0.2419467</text:p>
          </table:table-cell>
          <table:table-cell office:value-type="float" office:value="-0.08129635" calcext:value-type="float">
            <text:p>-0.08129635</text:p>
          </table:table-cell>
          <table:table-cell office:value-type="float" office:value="0.007347392" calcext:value-type="float">
            <text:p>0.007347392</text:p>
          </table:table-cell>
          <table:table-cell office:value-type="float" office:value="15.41248" calcext:value-type="float">
            <text:p>15.41248</text:p>
          </table:table-cell>
          <table:table-cell office:value-type="float" office:value="4.756579" calcext:value-type="float">
            <text:p>4.756579</text:p>
          </table:table-cell>
          <table:table-cell office:value-type="float" office:value="0.1014165" calcext:value-type="float">
            <text:p>0.1014165</text:p>
          </table:table-cell>
          <table:table-cell office:value-type="float" office:value="0.07333219" calcext:value-type="float">
            <text:p>0.07333219</text:p>
          </table:table-cell>
          <table:table-cell office:value-type="float" office:value="0.05273806" calcext:value-type="float">
            <text:p>0.05273806</text:p>
          </table:table-cell>
          <table:table-cell office:value-type="float" office:value="0.04437317" calcext:value-type="float">
            <text:p>0.04437317</text:p>
          </table:table-cell>
          <table:table-cell office:value-type="float" office:value="0.01980761" calcext:value-type="float">
            <text:p>0.01980761</text:p>
          </table:table-cell>
          <table:table-cell office:value-type="float" office:value="0.01388497" calcext:value-type="float">
            <text:p>0.01388497</text:p>
          </table:table-cell>
          <table:table-cell office:value-type="float" office:value="0.03137351" calcext:value-type="float">
            <text:p>0.03137351</text:p>
          </table:table-cell>
          <table:table-cell office:value-type="float" office:value="0.02582488" calcext:value-type="float">
            <text:p>0.02582488</text:p>
          </table:table-cell>
          <table:table-cell office:value-type="float" office:value="0.02272299" calcext:value-type="float">
            <text:p>0.02272299</text:p>
          </table:table-cell>
          <table:table-cell office:value-type="float" office:value="0.02099695" calcext:value-type="float">
            <text:p>0.02099695</text:p>
          </table:table-cell>
          <table:table-cell office:value-type="float" office:value="0.01682407" calcext:value-type="float">
            <text:p>0.01682407</text:p>
          </table:table-cell>
          <table:table-cell office:value-type="float" office:value="0.009903038" calcext:value-type="float">
            <text:p>0.009903038</text:p>
          </table:table-cell>
          <table:table-cell office:value-type="float" office:value="0.007328971" calcext:value-type="float">
            <text:p>0.007328971</text:p>
          </table:table-cell>
          <table:table-cell office:value-type="float" office:value="0" calcext:value-type="float">
            <text:p>0</text:p>
          </table:table-cell>
          <table:table-cell office:value-type="float" office:value="27.55888" calcext:value-type="float">
            <text:p>27.55888</text:p>
          </table:table-cell>
          <table:table-cell office:value-type="float" office:value="68.39486" calcext:value-type="float">
            <text:p>68.39486</text:p>
          </table:table-cell>
          <table:table-cell office:value-type="float" office:value="35.12012" calcext:value-type="float">
            <text:p>35.12012</text:p>
          </table:table-cell>
          <table:table-cell office:value-type="float" office:value="2.804508" calcext:value-type="float">
            <text:p>2.804508</text:p>
          </table:table-cell>
          <table:table-cell office:value-type="float" office:value="0.0556827" calcext:value-type="float">
            <text:p>0.0556827</text:p>
          </table:table-cell>
          <table:table-cell office:value-type="float" office:value="0.4640272" calcext:value-type="float">
            <text:p>0.4640272</text:p>
          </table:table-cell>
          <table:table-cell office:value-type="float" office:value="0.68088" calcext:value-type="float">
            <text:p>0.68088</text:p>
          </table:table-cell>
          <table:table-cell office:value-type="float" office:value="8.809265" calcext:value-type="float">
            <text:p>8.809265</text:p>
          </table:table-cell>
          <table:table-cell office:value-type="float" office:value="6.118835" calcext:value-type="float">
            <text:p>6.118835</text:p>
          </table:table-cell>
          <table:table-cell office:value-type="float" office:value="2.696206" calcext:value-type="float">
            <text:p>2.696206</text:p>
          </table:table-cell>
          <table:table-cell office:value-type="float" office:value="1.165904" calcext:value-type="float">
            <text:p>1.165904</text:p>
          </table:table-cell>
          <table:table-cell office:value-type="float" office:value="0.6023452" calcext:value-type="float">
            <text:p>0.6023452</text:p>
          </table:table-cell>
          <table:table-cell office:value-type="float" office:value="0.3653153" calcext:value-type="float">
            <text:p>0.3653153</text:p>
          </table:table-cell>
          <table:table-cell office:value-type="float" office:value="0.3274161" calcext:value-type="float">
            <text:p>0.3274161</text:p>
          </table:table-cell>
          <table:table-cell office:value-type="float" office:value="0" calcext:value-type="float">
            <text:p>0</text:p>
          </table:table-cell>
          <table:table-cell office:value-type="float" office:value="6003.34" calcext:value-type="float">
            <text:p>6003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651" calcext:value-type="float">
            <text:p>-0.3546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9.700985" calcext:value-type="float">
            <text:p>9.700985</text:p>
          </table:table-cell>
          <table:table-cell office:value-type="float" office:value="1104.194" calcext:value-type="float">
            <text:p>1104.194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21015" calcext:value-type="float">
            <text:p>-27.21015</text:p>
          </table:table-cell>
          <table:table-cell office:value-type="float" office:value="0.3323492" calcext:value-type="float">
            <text:p>0.3323492</text:p>
          </table:table-cell>
          <table:table-cell office:value-type="float" office:value="14.11454" calcext:value-type="float">
            <text:p>14.11454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964" calcext:value-type="float">
            <text:p>2.663964</text:p>
          </table:table-cell>
          <table:table-cell office:value-type="float" office:value="-0.2420508" calcext:value-type="float">
            <text:p>-0.2420508</text:p>
          </table:table-cell>
          <table:table-cell office:value-type="float" office:value="-0.08127763" calcext:value-type="float">
            <text:p>-0.08127763</text:p>
          </table:table-cell>
          <table:table-cell office:value-type="float" office:value="0.007350045" calcext:value-type="float">
            <text:p>0.007350045</text:p>
          </table:table-cell>
          <table:table-cell office:value-type="float" office:value="15.3567" calcext:value-type="float">
            <text:p>15.3567</text:p>
          </table:table-cell>
          <table:table-cell office:value-type="float" office:value="4.641219" calcext:value-type="float">
            <text:p>4.641219</text:p>
          </table:table-cell>
          <table:table-cell office:value-type="float" office:value="0.1041113" calcext:value-type="float">
            <text:p>0.1041113</text:p>
          </table:table-cell>
          <table:table-cell office:value-type="float" office:value="0.07473229" calcext:value-type="float">
            <text:p>0.07473229</text:p>
          </table:table-cell>
          <table:table-cell office:value-type="float" office:value="0.05510166" calcext:value-type="float">
            <text:p>0.05510166</text:p>
          </table:table-cell>
          <table:table-cell office:value-type="float" office:value="0.0479058" calcext:value-type="float">
            <text:p>0.0479058</text:p>
          </table:table-cell>
          <table:table-cell office:value-type="float" office:value="0.01977767" calcext:value-type="float">
            <text:p>0.01977767</text:p>
          </table:table-cell>
          <table:table-cell office:value-type="float" office:value="0.0137923" calcext:value-type="float">
            <text:p>0.0137923</text:p>
          </table:table-cell>
          <table:table-cell office:value-type="float" office:value="0.03126809" calcext:value-type="float">
            <text:p>0.03126809</text:p>
          </table:table-cell>
          <table:table-cell office:value-type="float" office:value="0.02581443" calcext:value-type="float">
            <text:p>0.02581443</text:p>
          </table:table-cell>
          <table:table-cell office:value-type="float" office:value="0.02272373" calcext:value-type="float">
            <text:p>0.02272373</text:p>
          </table:table-cell>
          <table:table-cell office:value-type="float" office:value="0.02101755" calcext:value-type="float">
            <text:p>0.02101755</text:p>
          </table:table-cell>
          <table:table-cell office:value-type="float" office:value="0.01684475" calcext:value-type="float">
            <text:p>0.01684475</text:p>
          </table:table-cell>
          <table:table-cell office:value-type="float" office:value="0.009851844" calcext:value-type="float">
            <text:p>0.009851844</text:p>
          </table:table-cell>
          <table:table-cell office:value-type="float" office:value="0.007332316" calcext:value-type="float">
            <text:p>0.007332316</text:p>
          </table:table-cell>
          <table:table-cell office:value-type="float" office:value="0" calcext:value-type="float">
            <text:p>0</text:p>
          </table:table-cell>
          <table:table-cell office:value-type="float" office:value="27.5312" calcext:value-type="float">
            <text:p>27.5312</text:p>
          </table:table-cell>
          <table:table-cell office:value-type="float" office:value="68.56522" calcext:value-type="float">
            <text:p>68.56522</text:p>
          </table:table-cell>
          <table:table-cell office:value-type="float" office:value="35.52415" calcext:value-type="float">
            <text:p>35.52415</text:p>
          </table:table-cell>
          <table:table-cell office:value-type="float" office:value="3.232325" calcext:value-type="float">
            <text:p>3.232325</text:p>
          </table:table-cell>
          <table:table-cell office:value-type="float" office:value="0.1167235" calcext:value-type="float">
            <text:p>0.1167235</text:p>
          </table:table-cell>
          <table:table-cell office:value-type="float" office:value="0.5435344" calcext:value-type="float">
            <text:p>0.5435344</text:p>
          </table:table-cell>
          <table:table-cell office:value-type="float" office:value="0.7885702" calcext:value-type="float">
            <text:p>0.7885702</text:p>
          </table:table-cell>
          <table:table-cell office:value-type="float" office:value="8.848285" calcext:value-type="float">
            <text:p>8.848285</text:p>
          </table:table-cell>
          <table:table-cell office:value-type="float" office:value="6.141898" calcext:value-type="float">
            <text:p>6.141898</text:p>
          </table:table-cell>
          <table:table-cell office:value-type="float" office:value="2.70805" calcext:value-type="float">
            <text:p>2.70805</text:p>
          </table:table-cell>
          <table:table-cell office:value-type="float" office:value="1.169564" calcext:value-type="float">
            <text:p>1.169564</text:p>
          </table:table-cell>
          <table:table-cell office:value-type="float" office:value="0.6033239" calcext:value-type="float">
            <text:p>0.6033239</text:p>
          </table:table-cell>
          <table:table-cell office:value-type="float" office:value="0.3651898" calcext:value-type="float">
            <text:p>0.3651898</text:p>
          </table:table-cell>
          <table:table-cell office:value-type="float" office:value="0.3274453" calcext:value-type="float">
            <text:p>0.3274453</text:p>
          </table:table-cell>
          <table:table-cell office:value-type="float" office:value="0" calcext:value-type="float">
            <text:p>0</text:p>
          </table:table-cell>
          <table:table-cell office:value-type="float" office:value="6006.499" calcext:value-type="float">
            <text:p>6006.4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6734" calcext:value-type="float">
            <text:p>-0.354673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9.685628" calcext:value-type="float">
            <text:p>9.685628</text:p>
          </table:table-cell>
          <table:table-cell office:value-type="float" office:value="1104.11" calcext:value-type="float">
            <text:p>1104.11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195" calcext:value-type="float">
            <text:p>-27.195</text:p>
          </table:table-cell>
          <table:table-cell office:value-type="float" office:value="0.3320062" calcext:value-type="float">
            <text:p>0.3320062</text:p>
          </table:table-cell>
          <table:table-cell office:value-type="float" office:value="14.22259" calcext:value-type="float">
            <text:p>14.22259</text:p>
          </table:table-cell>
          <table:table-cell office:value-type="float" office:value="0.08252483" calcext:value-type="float">
            <text:p>0.08252483</text:p>
          </table:table-cell>
          <table:table-cell office:value-type="float" office:value="0.004473404" calcext:value-type="float">
            <text:p>0.004473404</text:p>
          </table:table-cell>
          <table:table-cell office:value-type="float" office:value="0.2753713" calcext:value-type="float">
            <text:p>0.2753713</text:p>
          </table:table-cell>
          <table:table-cell office:value-type="float" office:value="2.66394" calcext:value-type="float">
            <text:p>2.66394</text:p>
          </table:table-cell>
          <table:table-cell office:value-type="float" office:value="-0.2421346" calcext:value-type="float">
            <text:p>-0.2421346</text:p>
          </table:table-cell>
          <table:table-cell office:value-type="float" office:value="-0.08126069" calcext:value-type="float">
            <text:p>-0.08126069</text:p>
          </table:table-cell>
          <table:table-cell office:value-type="float" office:value="0.007352486" calcext:value-type="float">
            <text:p>0.007352486</text:p>
          </table:table-cell>
          <table:table-cell office:value-type="float" office:value="15.30748" calcext:value-type="float">
            <text:p>15.30748</text:p>
          </table:table-cell>
          <table:table-cell office:value-type="float" office:value="4.44655" calcext:value-type="float">
            <text:p>4.44655</text:p>
          </table:table-cell>
          <table:table-cell office:value-type="float" office:value="0.1408541" calcext:value-type="float">
            <text:p>0.1408541</text:p>
          </table:table-cell>
          <table:table-cell office:value-type="float" office:value="0.07440349" calcext:value-type="float">
            <text:p>0.07440349</text:p>
          </table:table-cell>
          <table:table-cell office:value-type="float" office:value="0.05677458" calcext:value-type="float">
            <text:p>0.05677458</text:p>
          </table:table-cell>
          <table:table-cell office:value-type="float" office:value="0.05155728" calcext:value-type="float">
            <text:p>0.05155728</text:p>
          </table:table-cell>
          <table:table-cell office:value-type="float" office:value="0.01959955" calcext:value-type="float">
            <text:p>0.01959955</text:p>
          </table:table-cell>
          <table:table-cell office:value-type="float" office:value="0.01366161" calcext:value-type="float">
            <text:p>0.01366161</text:p>
          </table:table-cell>
          <table:table-cell office:value-type="float" office:value="0.03115118" calcext:value-type="float">
            <text:p>0.03115118</text:p>
          </table:table-cell>
          <table:table-cell office:value-type="float" office:value="0.02579855" calcext:value-type="float">
            <text:p>0.02579855</text:p>
          </table:table-cell>
          <table:table-cell office:value-type="float" office:value="0.02272311" calcext:value-type="float">
            <text:p>0.02272311</text:p>
          </table:table-cell>
          <table:table-cell office:value-type="float" office:value="0.0210354" calcext:value-type="float">
            <text:p>0.0210354</text:p>
          </table:table-cell>
          <table:table-cell office:value-type="float" office:value="0.0168654" calcext:value-type="float">
            <text:p>0.0168654</text:p>
          </table:table-cell>
          <table:table-cell office:value-type="float" office:value="0.009800837" calcext:value-type="float">
            <text:p>0.009800837</text:p>
          </table:table-cell>
          <table:table-cell office:value-type="float" office:value="0.007335554" calcext:value-type="float">
            <text:p>0.007335554</text:p>
          </table:table-cell>
          <table:table-cell office:value-type="float" office:value="0" calcext:value-type="float">
            <text:p>0</text:p>
          </table:table-cell>
          <table:table-cell office:value-type="float" office:value="25.48454" calcext:value-type="float">
            <text:p>25.48454</text:p>
          </table:table-cell>
          <table:table-cell office:value-type="float" office:value="69.25319" calcext:value-type="float">
            <text:p>69.25319</text:p>
          </table:table-cell>
          <table:table-cell office:value-type="float" office:value="35.91623" calcext:value-type="float">
            <text:p>35.91623</text:p>
          </table:table-cell>
          <table:table-cell office:value-type="float" office:value="3.664838" calcext:value-type="float">
            <text:p>3.664838</text:p>
          </table:table-cell>
          <table:table-cell office:value-type="float" office:value="0.2687116" calcext:value-type="float">
            <text:p>0.2687116</text:p>
          </table:table-cell>
          <table:table-cell office:value-type="float" office:value="0.6198276" calcext:value-type="float">
            <text:p>0.6198276</text:p>
          </table:table-cell>
          <table:table-cell office:value-type="float" office:value="0.8951542" calcext:value-type="float">
            <text:p>0.8951542</text:p>
          </table:table-cell>
          <table:table-cell office:value-type="float" office:value="8.886557" calcext:value-type="float">
            <text:p>8.886557</text:p>
          </table:table-cell>
          <table:table-cell office:value-type="float" office:value="6.164242" calcext:value-type="float">
            <text:p>6.164242</text:p>
          </table:table-cell>
          <table:table-cell office:value-type="float" office:value="2.719752" calcext:value-type="float">
            <text:p>2.719752</text:p>
          </table:table-cell>
          <table:table-cell office:value-type="float" office:value="1.173251" calcext:value-type="float">
            <text:p>1.173251</text:p>
          </table:table-cell>
          <table:table-cell office:value-type="float" office:value="0.6043305" calcext:value-type="float">
            <text:p>0.6043305</text:p>
          </table:table-cell>
          <table:table-cell office:value-type="float" office:value="0.364915" calcext:value-type="float">
            <text:p>0.364915</text:p>
          </table:table-cell>
          <table:table-cell office:value-type="float" office:value="0.3274744" calcext:value-type="float">
            <text:p>0.3274744</text:p>
          </table:table-cell>
          <table:table-cell office:value-type="float" office:value="0" calcext:value-type="float">
            <text:p>0</text:p>
          </table:table-cell>
          <table:table-cell office:value-type="float" office:value="6008.225" calcext:value-type="float">
            <text:p>6008.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46885" calcext:value-type="float">
            <text:p>-0.354688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9.666462" calcext:value-type="float">
            <text:p>9.666462</text:p>
          </table:table-cell>
          <table:table-cell office:value-type="float" office:value="1104.036" calcext:value-type="float">
            <text:p>1104.036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1811" calcext:value-type="float">
            <text:p>-27.1811</text:p>
          </table:table-cell>
          <table:table-cell office:value-type="float" office:value="0.2499495" calcext:value-type="float">
            <text:p>0.2499495</text:p>
          </table:table-cell>
          <table:table-cell office:value-type="float" office:value="14.39062" calcext:value-type="float">
            <text:p>14.39062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25283" calcext:value-type="float">
            <text:p>-0.2425283</text:p>
          </table:table-cell>
          <table:table-cell office:value-type="float" office:value="-0.08126739" calcext:value-type="float">
            <text:p>-0.08126739</text:p>
          </table:table-cell>
          <table:table-cell office:value-type="float" office:value="0.007354564" calcext:value-type="float">
            <text:p>0.007354564</text:p>
          </table:table-cell>
          <table:table-cell office:value-type="float" office:value="15.29332" calcext:value-type="float">
            <text:p>15.29332</text:p>
          </table:table-cell>
          <table:table-cell office:value-type="float" office:value="5.318373" calcext:value-type="float">
            <text:p>5.318373</text:p>
          </table:table-cell>
          <table:table-cell office:value-type="float" office:value="0.2584551" calcext:value-type="float">
            <text:p>0.2584551</text:p>
          </table:table-cell>
          <table:table-cell office:value-type="float" office:value="0.1002057" calcext:value-type="float">
            <text:p>0.1002057</text:p>
          </table:table-cell>
          <table:table-cell office:value-type="float" office:value="0.05329091" calcext:value-type="float">
            <text:p>0.05329091</text:p>
          </table:table-cell>
          <table:table-cell office:value-type="float" office:value="0.05258353" calcext:value-type="float">
            <text:p>0.05258353</text:p>
          </table:table-cell>
          <table:table-cell office:value-type="float" office:value="0.01866661" calcext:value-type="float">
            <text:p>0.01866661</text:p>
          </table:table-cell>
          <table:table-cell office:value-type="float" office:value="0.01351232" calcext:value-type="float">
            <text:p>0.01351232</text:p>
          </table:table-cell>
          <table:table-cell office:value-type="float" office:value="0.03097304" calcext:value-type="float">
            <text:p>0.03097304</text:p>
          </table:table-cell>
          <table:table-cell office:value-type="float" office:value="0.02579231" calcext:value-type="float">
            <text:p>0.02579231</text:p>
          </table:table-cell>
          <table:table-cell office:value-type="float" office:value="0.02272563" calcext:value-type="float">
            <text:p>0.02272563</text:p>
          </table:table-cell>
          <table:table-cell office:value-type="float" office:value="0.02105254" calcext:value-type="float">
            <text:p>0.02105254</text:p>
          </table:table-cell>
          <table:table-cell office:value-type="float" office:value="0.01688619" calcext:value-type="float">
            <text:p>0.01688619</text:p>
          </table:table-cell>
          <table:table-cell office:value-type="float" office:value="0.009750083" calcext:value-type="float">
            <text:p>0.009750083</text:p>
          </table:table-cell>
          <table:table-cell office:value-type="float" office:value="0.007338663" calcext:value-type="float">
            <text:p>0.007338663</text:p>
          </table:table-cell>
          <table:table-cell office:value-type="float" office:value="0" calcext:value-type="float">
            <text:p>0</text:p>
          </table:table-cell>
          <table:table-cell office:value-type="float" office:value="11.49997" calcext:value-type="float">
            <text:p>11.49997</text:p>
          </table:table-cell>
          <table:table-cell office:value-type="float" office:value="43.52282" calcext:value-type="float">
            <text:p>43.52282</text:p>
          </table:table-cell>
          <table:table-cell office:value-type="float" office:value="60.59832" calcext:value-type="float">
            <text:p>60.59832</text:p>
          </table:table-cell>
          <table:table-cell office:value-type="float" office:value="4.555282" calcext:value-type="float">
            <text:p>4.555282</text:p>
          </table:table-cell>
          <table:table-cell office:value-type="float" office:value="0.5045182" calcext:value-type="float">
            <text:p>0.5045182</text:p>
          </table:table-cell>
          <table:table-cell office:value-type="float" office:value="0.6879747" calcext:value-type="float">
            <text:p>0.6879747</text:p>
          </table:table-cell>
          <table:table-cell office:value-type="float" office:value="0.9806975" calcext:value-type="float">
            <text:p>0.9806975</text:p>
          </table:table-cell>
          <table:table-cell office:value-type="float" office:value="8.927412" calcext:value-type="float">
            <text:p>8.927412</text:p>
          </table:table-cell>
          <table:table-cell office:value-type="float" office:value="6.185977" calcext:value-type="float">
            <text:p>6.185977</text:p>
          </table:table-cell>
          <table:table-cell office:value-type="float" office:value="2.731293" calcext:value-type="float">
            <text:p>2.731293</text:p>
          </table:table-cell>
          <table:table-cell office:value-type="float" office:value="1.176922" calcext:value-type="float">
            <text:p>1.176922</text:p>
          </table:table-cell>
          <table:table-cell office:value-type="float" office:value="0.6053633" calcext:value-type="float">
            <text:p>0.6053633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3275037" calcext:value-type="float">
            <text:p>0.3275037</text:p>
          </table:table-cell>
          <table:table-cell office:value-type="float" office:value="0" calcext:value-type="float">
            <text:p>0</text:p>
          </table:table-cell>
          <table:table-cell office:value-type="float" office:value="3184.897" calcext:value-type="float">
            <text:p>3184.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54569" calcext:value-type="float">
            <text:p>-0.355456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9.644782" calcext:value-type="float">
            <text:p>9.644782</text:p>
          </table:table-cell>
          <table:table-cell office:value-type="float" office:value="1103.965" calcext:value-type="float">
            <text:p>1103.965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16458" calcext:value-type="float">
            <text:p>-27.16458</text:p>
          </table:table-cell>
          <table:table-cell office:value-type="float" office:value="0.2290546" calcext:value-type="float">
            <text:p>0.2290546</text:p>
          </table:table-cell>
          <table:table-cell office:value-type="float" office:value="14.5102" calcext:value-type="float">
            <text:p>14.5102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27879" calcext:value-type="float">
            <text:p>-0.2427879</text:p>
          </table:table-cell>
          <table:table-cell office:value-type="float" office:value="-0.08126609" calcext:value-type="float">
            <text:p>-0.08126609</text:p>
          </table:table-cell>
          <table:table-cell office:value-type="float" office:value="0.007356104" calcext:value-type="float">
            <text:p>0.007356104</text:p>
          </table:table-cell>
          <table:table-cell office:value-type="float" office:value="15.28824" calcext:value-type="float">
            <text:p>15.28824</text:p>
          </table:table-cell>
          <table:table-cell office:value-type="float" office:value="4.430601" calcext:value-type="float">
            <text:p>4.430601</text:p>
          </table:table-cell>
          <table:table-cell office:value-type="float" office:value="0.1843491" calcext:value-type="float">
            <text:p>0.1843491</text:p>
          </table:table-cell>
          <table:table-cell office:value-type="float" office:value="0.08676803" calcext:value-type="float">
            <text:p>0.08676803</text:p>
          </table:table-cell>
          <table:table-cell office:value-type="float" office:value="0.05154371" calcext:value-type="float">
            <text:p>0.05154371</text:p>
          </table:table-cell>
          <table:table-cell office:value-type="float" office:value="0.05454415" calcext:value-type="float">
            <text:p>0.05454415</text:p>
          </table:table-cell>
          <table:table-cell office:value-type="float" office:value="0.01822293" calcext:value-type="float">
            <text:p>0.01822293</text:p>
          </table:table-cell>
          <table:table-cell office:value-type="float" office:value="0.01335657" calcext:value-type="float">
            <text:p>0.01335657</text:p>
          </table:table-cell>
          <table:table-cell office:value-type="float" office:value="0.03084531" calcext:value-type="float">
            <text:p>0.03084531</text:p>
          </table:table-cell>
          <table:table-cell office:value-type="float" office:value="0.02579379" calcext:value-type="float">
            <text:p>0.02579379</text:p>
          </table:table-cell>
          <table:table-cell office:value-type="float" office:value="0.02273154" calcext:value-type="float">
            <text:p>0.02273154</text:p>
          </table:table-cell>
          <table:table-cell office:value-type="float" office:value="0.0210697" calcext:value-type="float">
            <text:p>0.0210697</text:p>
          </table:table-cell>
          <table:table-cell office:value-type="float" office:value="0.01690722" calcext:value-type="float">
            <text:p>0.01690722</text:p>
          </table:table-cell>
          <table:table-cell office:value-type="float" office:value="0.009699705" calcext:value-type="float">
            <text:p>0.009699705</text:p>
          </table:table-cell>
          <table:table-cell office:value-type="float" office:value="0.007341706" calcext:value-type="float">
            <text:p>0.007341706</text:p>
          </table:table-cell>
          <table:table-cell office:value-type="float" office:value="0" calcext:value-type="float">
            <text:p>0</text:p>
          </table:table-cell>
          <table:table-cell office:value-type="float" office:value="37.72392" calcext:value-type="float">
            <text:p>37.72392</text:p>
          </table:table-cell>
          <table:table-cell office:value-type="float" office:value="44.62442" calcext:value-type="float">
            <text:p>44.62442</text:p>
          </table:table-cell>
          <table:table-cell office:value-type="float" office:value="54.43341" calcext:value-type="float">
            <text:p>54.43341</text:p>
          </table:table-cell>
          <table:table-cell office:value-type="float" office:value="5.605395" calcext:value-type="float">
            <text:p>5.605395</text:p>
          </table:table-cell>
          <table:table-cell office:value-type="float" office:value="0.7900207" calcext:value-type="float">
            <text:p>0.7900207</text:p>
          </table:table-cell>
          <table:table-cell office:value-type="float" office:value="0.7501981" calcext:value-type="float">
            <text:p>0.7501981</text:p>
          </table:table-cell>
          <table:table-cell office:value-type="float" office:value="1.057319" calcext:value-type="float">
            <text:p>1.057319</text:p>
          </table:table-cell>
          <table:table-cell office:value-type="float" office:value="8.966167" calcext:value-type="float">
            <text:p>8.966167</text:p>
          </table:table-cell>
          <table:table-cell office:value-type="float" office:value="6.207051" calcext:value-type="float">
            <text:p>6.207051</text:p>
          </table:table-cell>
          <table:table-cell office:value-type="float" office:value="2.742648" calcext:value-type="float">
            <text:p>2.742648</text:p>
          </table:table-cell>
          <table:table-cell office:value-type="float" office:value="1.180566" calcext:value-type="float">
            <text:p>1.180566</text:p>
          </table:table-cell>
          <table:table-cell office:value-type="float" office:value="0.6064222" calcext:value-type="float">
            <text:p>0.6064222</text:p>
          </table:table-cell>
          <table:table-cell office:value-type="float" office:value="0.3642983" calcext:value-type="float">
            <text:p>0.3642983</text:p>
          </table:table-cell>
          <table:table-cell office:value-type="float" office:value="0.3275327" calcext:value-type="float">
            <text:p>0.3275327</text:p>
          </table:table-cell>
          <table:table-cell office:value-type="float" office:value="0" calcext:value-type="float">
            <text:p>0</text:p>
          </table:table-cell>
          <table:table-cell office:value-type="float" office:value="2960.901" calcext:value-type="float">
            <text:p>2960.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54954" calcext:value-type="float">
            <text:p>-0.355495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9.621098" calcext:value-type="float">
            <text:p>9.621098</text:p>
          </table:table-cell>
          <table:table-cell office:value-type="float" office:value="1103.896" calcext:value-type="float">
            <text:p>1103.896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14504" calcext:value-type="float">
            <text:p>-27.14504</text:p>
          </table:table-cell>
          <table:table-cell office:value-type="float" office:value="0.2150368" calcext:value-type="float">
            <text:p>0.2150368</text:p>
          </table:table-cell>
          <table:table-cell office:value-type="float" office:value="14.62413" calcext:value-type="float">
            <text:p>14.62413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47949" calcext:value-type="float">
            <text:p>-0.2447949</text:p>
          </table:table-cell>
          <table:table-cell office:value-type="float" office:value="-0.08125921" calcext:value-type="float">
            <text:p>-0.08125921</text:p>
          </table:table-cell>
          <table:table-cell office:value-type="float" office:value="0.007357274" calcext:value-type="float">
            <text:p>0.007357274</text:p>
          </table:table-cell>
          <table:table-cell office:value-type="float" office:value="15.28102" calcext:value-type="float">
            <text:p>15.28102</text:p>
          </table:table-cell>
          <table:table-cell office:value-type="float" office:value="3.723292" calcext:value-type="float">
            <text:p>3.723292</text:p>
          </table:table-cell>
          <table:table-cell office:value-type="float" office:value="0.139735" calcext:value-type="float">
            <text:p>0.139735</text:p>
          </table:table-cell>
          <table:table-cell office:value-type="float" office:value="0.07736852" calcext:value-type="float">
            <text:p>0.07736852</text:p>
          </table:table-cell>
          <table:table-cell office:value-type="float" office:value="0.0503687" calcext:value-type="float">
            <text:p>0.0503687</text:p>
          </table:table-cell>
          <table:table-cell office:value-type="float" office:value="0.05623429" calcext:value-type="float">
            <text:p>0.05623429</text:p>
          </table:table-cell>
          <table:table-cell office:value-type="float" office:value="0.01798249" calcext:value-type="float">
            <text:p>0.01798249</text:p>
          </table:table-cell>
          <table:table-cell office:value-type="float" office:value="0.01335461" calcext:value-type="float">
            <text:p>0.01335461</text:p>
          </table:table-cell>
          <table:table-cell office:value-type="float" office:value="0.03076008" calcext:value-type="float">
            <text:p>0.03076008</text:p>
          </table:table-cell>
          <table:table-cell office:value-type="float" office:value="0.02580139" calcext:value-type="float">
            <text:p>0.02580139</text:p>
          </table:table-cell>
          <table:table-cell office:value-type="float" office:value="0.02274083" calcext:value-type="float">
            <text:p>0.02274083</text:p>
          </table:table-cell>
          <table:table-cell office:value-type="float" office:value="0.02108658" calcext:value-type="float">
            <text:p>0.02108658</text:p>
          </table:table-cell>
          <table:table-cell office:value-type="float" office:value="0.01692839" calcext:value-type="float">
            <text:p>0.01692839</text:p>
          </table:table-cell>
          <table:table-cell office:value-type="float" office:value="0.009649723" calcext:value-type="float">
            <text:p>0.009649723</text:p>
          </table:table-cell>
          <table:table-cell office:value-type="float" office:value="0.007344642" calcext:value-type="float">
            <text:p>0.007344642</text:p>
          </table:table-cell>
          <table:table-cell office:value-type="float" office:value="0" calcext:value-type="float">
            <text:p>0</text:p>
          </table:table-cell>
          <table:table-cell office:value-type="float" office:value="45.60752" calcext:value-type="float">
            <text:p>45.60752</text:p>
          </table:table-cell>
          <table:table-cell office:value-type="float" office:value="46.84752" calcext:value-type="float">
            <text:p>46.84752</text:p>
          </table:table-cell>
          <table:table-cell office:value-type="float" office:value="51.32265" calcext:value-type="float">
            <text:p>51.32265</text:p>
          </table:table-cell>
          <table:table-cell office:value-type="float" office:value="6.572686" calcext:value-type="float">
            <text:p>6.572686</text:p>
          </table:table-cell>
          <table:table-cell office:value-type="float" office:value="1.102776" calcext:value-type="float">
            <text:p>1.102776</text:p>
          </table:table-cell>
          <table:table-cell office:value-type="float" office:value="0.8112682" calcext:value-type="float">
            <text:p>0.8112682</text:p>
          </table:table-cell>
          <table:table-cell office:value-type="float" office:value="1.134992" calcext:value-type="float">
            <text:p>1.134992</text:p>
          </table:table-cell>
          <table:table-cell office:value-type="float" office:value="9.002263" calcext:value-type="float">
            <text:p>9.002263</text:p>
          </table:table-cell>
          <table:table-cell office:value-type="float" office:value="6.227325" calcext:value-type="float">
            <text:p>6.227325</text:p>
          </table:table-cell>
          <table:table-cell office:value-type="float" office:value="2.753777" calcext:value-type="float">
            <text:p>2.753777</text:p>
          </table:table-cell>
          <table:table-cell office:value-type="float" office:value="1.184178" calcext:value-type="float">
            <text:p>1.184178</text:p>
          </table:table-cell>
          <table:table-cell office:value-type="float" office:value="0.6074858" calcext:value-type="float">
            <text:p>0.6074858</text:p>
          </table:table-cell>
          <table:table-cell office:value-type="float" office:value="0.3640079" calcext:value-type="float">
            <text:p>0.3640079</text:p>
          </table:table-cell>
          <table:table-cell office:value-type="float" office:value="0.3275617" calcext:value-type="float">
            <text:p>0.3275617</text:p>
          </table:table-cell>
          <table:table-cell office:value-type="float" office:value="0" calcext:value-type="float">
            <text:p>0</text:p>
          </table:table-cell>
          <table:table-cell office:value-type="float" office:value="2845.16" calcext:value-type="float">
            <text:p>2845.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60706" calcext:value-type="float">
            <text:p>-0.356070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9.596759" calcext:value-type="float">
            <text:p>9.596759</text:p>
          </table:table-cell>
          <table:table-cell office:value-type="float" office:value="1103.821" calcext:value-type="float">
            <text:p>1103.821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12263" calcext:value-type="float">
            <text:p>-27.12263</text:p>
          </table:table-cell>
          <table:table-cell office:value-type="float" office:value="0.2155863" calcext:value-type="float">
            <text:p>0.2155863</text:p>
          </table:table-cell>
          <table:table-cell office:value-type="float" office:value="14.73201" calcext:value-type="float">
            <text:p>14.73201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65571" calcext:value-type="float">
            <text:p>-0.2465571</text:p>
          </table:table-cell>
          <table:table-cell office:value-type="float" office:value="-0.08124616" calcext:value-type="float">
            <text:p>-0.08124616</text:p>
          </table:table-cell>
          <table:table-cell office:value-type="float" office:value="0.007358254" calcext:value-type="float">
            <text:p>0.007358254</text:p>
          </table:table-cell>
          <table:table-cell office:value-type="float" office:value="15.2543" calcext:value-type="float">
            <text:p>15.2543</text:p>
          </table:table-cell>
          <table:table-cell office:value-type="float" office:value="3.701426" calcext:value-type="float">
            <text:p>3.701426</text:p>
          </table:table-cell>
          <table:table-cell office:value-type="float" office:value="0.1168401" calcext:value-type="float">
            <text:p>0.1168401</text:p>
          </table:table-cell>
          <table:table-cell office:value-type="float" office:value="0.07060292" calcext:value-type="float">
            <text:p>0.07060292</text:p>
          </table:table-cell>
          <table:table-cell office:value-type="float" office:value="0.04936629" calcext:value-type="float">
            <text:p>0.04936629</text:p>
          </table:table-cell>
          <table:table-cell office:value-type="float" office:value="0.05668462" calcext:value-type="float">
            <text:p>0.05668462</text:p>
          </table:table-cell>
          <table:table-cell office:value-type="float" office:value="0.01779823" calcext:value-type="float">
            <text:p>0.01779823</text:p>
          </table:table-cell>
          <table:table-cell office:value-type="float" office:value="0.01331681" calcext:value-type="float">
            <text:p>0.01331681</text:p>
          </table:table-cell>
          <table:table-cell office:value-type="float" office:value="0.03067456" calcext:value-type="float">
            <text:p>0.03067456</text:p>
          </table:table-cell>
          <table:table-cell office:value-type="float" office:value="0.02580714" calcext:value-type="float">
            <text:p>0.02580714</text:p>
          </table:table-cell>
          <table:table-cell office:value-type="float" office:value="0.02275371" calcext:value-type="float">
            <text:p>0.02275371</text:p>
          </table:table-cell>
          <table:table-cell office:value-type="float" office:value="0.02110332" calcext:value-type="float">
            <text:p>0.02110332</text:p>
          </table:table-cell>
          <table:table-cell office:value-type="float" office:value="0.01694961" calcext:value-type="float">
            <text:p>0.01694961</text:p>
          </table:table-cell>
          <table:table-cell office:value-type="float" office:value="0.009600214" calcext:value-type="float">
            <text:p>0.009600214</text:p>
          </table:table-cell>
          <table:table-cell office:value-type="float" office:value="0.007347479" calcext:value-type="float">
            <text:p>0.007347479</text:p>
          </table:table-cell>
          <table:table-cell office:value-type="float" office:value="0" calcext:value-type="float">
            <text:p>0</text:p>
          </table:table-cell>
          <table:table-cell office:value-type="float" office:value="39.8917" calcext:value-type="float">
            <text:p>39.8917</text:p>
          </table:table-cell>
          <table:table-cell office:value-type="float" office:value="50.47527" calcext:value-type="float">
            <text:p>50.47527</text:p>
          </table:table-cell>
          <table:table-cell office:value-type="float" office:value="49.6332" calcext:value-type="float">
            <text:p>49.6332</text:p>
          </table:table-cell>
          <table:table-cell office:value-type="float" office:value="7.539148" calcext:value-type="float">
            <text:p>7.539148</text:p>
          </table:table-cell>
          <table:table-cell office:value-type="float" office:value="1.44254" calcext:value-type="float">
            <text:p>1.44254</text:p>
          </table:table-cell>
          <table:table-cell office:value-type="float" office:value="0.8749587" calcext:value-type="float">
            <text:p>0.8749587</text:p>
          </table:table-cell>
          <table:table-cell office:value-type="float" office:value="1.214523" calcext:value-type="float">
            <text:p>1.214523</text:p>
          </table:table-cell>
          <table:table-cell office:value-type="float" office:value="9.037023" calcext:value-type="float">
            <text:p>9.037023</text:p>
          </table:table-cell>
          <table:table-cell office:value-type="float" office:value="6.246929" calcext:value-type="float">
            <text:p>6.246929</text:p>
          </table:table-cell>
          <table:table-cell office:value-type="float" office:value="2.764665" calcext:value-type="float">
            <text:p>2.764665</text:p>
          </table:table-cell>
          <table:table-cell office:value-type="float" office:value="1.187751" calcext:value-type="float">
            <text:p>1.187751</text:p>
          </table:table-cell>
          <table:table-cell office:value-type="float" office:value="0.6085411" calcext:value-type="float">
            <text:p>0.6085411</text:p>
          </table:table-cell>
          <table:table-cell office:value-type="float" office:value="0.3637384" calcext:value-type="float">
            <text:p>0.3637384</text:p>
          </table:table-cell>
          <table:table-cell office:value-type="float" office:value="0.3275906" calcext:value-type="float">
            <text:p>0.3275906</text:p>
          </table:table-cell>
          <table:table-cell office:value-type="float" office:value="0" calcext:value-type="float">
            <text:p>0</text:p>
          </table:table-cell>
          <table:table-cell office:value-type="float" office:value="2914.428" calcext:value-type="float">
            <text:p>2914.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64868" calcext:value-type="float">
            <text:p>-0.356486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9.575144" calcext:value-type="float">
            <text:p>9.575144</text:p>
          </table:table-cell>
          <table:table-cell office:value-type="float" office:value="1103.745" calcext:value-type="float">
            <text:p>1103.745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09936" calcext:value-type="float">
            <text:p>-27.09936</text:p>
          </table:table-cell>
          <table:table-cell office:value-type="float" office:value="0.2171733" calcext:value-type="float">
            <text:p>0.2171733</text:p>
          </table:table-cell>
          <table:table-cell office:value-type="float" office:value="14.84052" calcext:value-type="float">
            <text:p>14.84052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66517" calcext:value-type="float">
            <text:p>-0.2466517</text:p>
          </table:table-cell>
          <table:table-cell office:value-type="float" office:value="-0.0812304" calcext:value-type="float">
            <text:p>-0.0812304</text:p>
          </table:table-cell>
          <table:table-cell office:value-type="float" office:value="0.007359188" calcext:value-type="float">
            <text:p>0.007359188</text:p>
          </table:table-cell>
          <table:table-cell office:value-type="float" office:value="15.22182" calcext:value-type="float">
            <text:p>15.22182</text:p>
          </table:table-cell>
          <table:table-cell office:value-type="float" office:value="3.733172" calcext:value-type="float">
            <text:p>3.733172</text:p>
          </table:table-cell>
          <table:table-cell office:value-type="float" office:value="0.1037187" calcext:value-type="float">
            <text:p>0.1037187</text:p>
          </table:table-cell>
          <table:table-cell office:value-type="float" office:value="0.06623526" calcext:value-type="float">
            <text:p>0.06623526</text:p>
          </table:table-cell>
          <table:table-cell office:value-type="float" office:value="0.04866115" calcext:value-type="float">
            <text:p>0.04866115</text:p>
          </table:table-cell>
          <table:table-cell office:value-type="float" office:value="0.056611" calcext:value-type="float">
            <text:p>0.056611</text:p>
          </table:table-cell>
          <table:table-cell office:value-type="float" office:value="0.01766712" calcext:value-type="float">
            <text:p>0.01766712</text:p>
          </table:table-cell>
          <table:table-cell office:value-type="float" office:value="0.01329243" calcext:value-type="float">
            <text:p>0.01329243</text:p>
          </table:table-cell>
          <table:table-cell office:value-type="float" office:value="0.03058796" calcext:value-type="float">
            <text:p>0.03058796</text:p>
          </table:table-cell>
          <table:table-cell office:value-type="float" office:value="0.02580358" calcext:value-type="float">
            <text:p>0.02580358</text:p>
          </table:table-cell>
          <table:table-cell office:value-type="float" office:value="0.02276988" calcext:value-type="float">
            <text:p>0.02276988</text:p>
          </table:table-cell>
          <table:table-cell office:value-type="float" office:value="0.02111996" calcext:value-type="float">
            <text:p>0.02111996</text:p>
          </table:table-cell>
          <table:table-cell office:value-type="float" office:value="0.01697079" calcext:value-type="float">
            <text:p>0.01697079</text:p>
          </table:table-cell>
          <table:table-cell office:value-type="float" office:value="0.009551143" calcext:value-type="float">
            <text:p>0.009551143</text:p>
          </table:table-cell>
          <table:table-cell office:value-type="float" office:value="0.007350227" calcext:value-type="float">
            <text:p>0.007350227</text:p>
          </table:table-cell>
          <table:table-cell office:value-type="float" office:value="0" calcext:value-type="float">
            <text:p>0</text:p>
          </table:table-cell>
          <table:table-cell office:value-type="float" office:value="35.04014" calcext:value-type="float">
            <text:p>35.04014</text:p>
          </table:table-cell>
          <table:table-cell office:value-type="float" office:value="53.12258" calcext:value-type="float">
            <text:p>53.12258</text:p>
          </table:table-cell>
          <table:table-cell office:value-type="float" office:value="48.53283" calcext:value-type="float">
            <text:p>48.53283</text:p>
          </table:table-cell>
          <table:table-cell office:value-type="float" office:value="8.50209" calcext:value-type="float">
            <text:p>8.50209</text:p>
          </table:table-cell>
          <table:table-cell office:value-type="float" office:value="1.795864" calcext:value-type="float">
            <text:p>1.795864</text:p>
          </table:table-cell>
          <table:table-cell office:value-type="float" office:value="0.9394093" calcext:value-type="float">
            <text:p>0.9394093</text:p>
          </table:table-cell>
          <table:table-cell office:value-type="float" office:value="1.298678" calcext:value-type="float">
            <text:p>1.298678</text:p>
          </table:table-cell>
          <table:table-cell office:value-type="float" office:value="9.069689" calcext:value-type="float">
            <text:p>9.069689</text:p>
          </table:table-cell>
          <table:table-cell office:value-type="float" office:value="6.266244" calcext:value-type="float">
            <text:p>6.266244</text:p>
          </table:table-cell>
          <table:table-cell office:value-type="float" office:value="2.775599" calcext:value-type="float">
            <text:p>2.775599</text:p>
          </table:table-cell>
          <table:table-cell office:value-type="float" office:value="1.191281" calcext:value-type="float">
            <text:p>1.191281</text:p>
          </table:table-cell>
          <table:table-cell office:value-type="float" office:value="0.6095914" calcext:value-type="float">
            <text:p>0.6095914</text:p>
          </table:table-cell>
          <table:table-cell office:value-type="float" office:value="0.3634726" calcext:value-type="float">
            <text:p>0.3634726</text:p>
          </table:table-cell>
          <table:table-cell office:value-type="float" office:value="0.3276194" calcext:value-type="float">
            <text:p>0.3276194</text:p>
          </table:table-cell>
          <table:table-cell office:value-type="float" office:value="0" calcext:value-type="float">
            <text:p>0</text:p>
          </table:table-cell>
          <table:table-cell office:value-type="float" office:value="2979.415" calcext:value-type="float">
            <text:p>2979.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6491" calcext:value-type="float">
            <text:p>-0.3564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9.553174" calcext:value-type="float">
            <text:p>9.553174</text:p>
          </table:table-cell>
          <table:table-cell office:value-type="float" office:value="1103.666" calcext:value-type="float">
            <text:p>1103.666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07479" calcext:value-type="float">
            <text:p>-27.07479</text:p>
          </table:table-cell>
          <table:table-cell office:value-type="float" office:value="0.2194414" calcext:value-type="float">
            <text:p>0.2194414</text:p>
          </table:table-cell>
          <table:table-cell office:value-type="float" office:value="14.95298" calcext:value-type="float">
            <text:p>14.95298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67464" calcext:value-type="float">
            <text:p>-0.2467464</text:p>
          </table:table-cell>
          <table:table-cell office:value-type="float" office:value="-0.08121291" calcext:value-type="float">
            <text:p>-0.08121291</text:p>
          </table:table-cell>
          <table:table-cell office:value-type="float" office:value="0.007360104" calcext:value-type="float">
            <text:p>0.007360104</text:p>
          </table:table-cell>
          <table:table-cell office:value-type="float" office:value="15.1828" calcext:value-type="float">
            <text:p>15.1828</text:p>
          </table:table-cell>
          <table:table-cell office:value-type="float" office:value="3.809868" calcext:value-type="float">
            <text:p>3.809868</text:p>
          </table:table-cell>
          <table:table-cell office:value-type="float" office:value="0.09941382" calcext:value-type="float">
            <text:p>0.09941382</text:p>
          </table:table-cell>
          <table:table-cell office:value-type="float" office:value="0.06509532" calcext:value-type="float">
            <text:p>0.06509532</text:p>
          </table:table-cell>
          <table:table-cell office:value-type="float" office:value="0.04788788" calcext:value-type="float">
            <text:p>0.04788788</text:p>
          </table:table-cell>
          <table:table-cell office:value-type="float" office:value="0.05588738" calcext:value-type="float">
            <text:p>0.05588738</text:p>
          </table:table-cell>
          <table:table-cell office:value-type="float" office:value="0.01755607" calcext:value-type="float">
            <text:p>0.01755607</text:p>
          </table:table-cell>
          <table:table-cell office:value-type="float" office:value="0.01322224" calcext:value-type="float">
            <text:p>0.01322224</text:p>
          </table:table-cell>
          <table:table-cell office:value-type="float" office:value="0.03048547" calcext:value-type="float">
            <text:p>0.03048547</text:p>
          </table:table-cell>
          <table:table-cell office:value-type="float" office:value="0.02578768" calcext:value-type="float">
            <text:p>0.02578768</text:p>
          </table:table-cell>
          <table:table-cell office:value-type="float" office:value="0.02278738" calcext:value-type="float">
            <text:p>0.02278738</text:p>
          </table:table-cell>
          <table:table-cell office:value-type="float" office:value="0.02113626" calcext:value-type="float">
            <text:p>0.02113626</text:p>
          </table:table-cell>
          <table:table-cell office:value-type="float" office:value="0.01699211" calcext:value-type="float">
            <text:p>0.01699211</text:p>
          </table:table-cell>
          <table:table-cell office:value-type="float" office:value="0.009502537" calcext:value-type="float">
            <text:p>0.009502537</text:p>
          </table:table-cell>
          <table:table-cell office:value-type="float" office:value="0.007352866" calcext:value-type="float">
            <text:p>0.007352866</text:p>
          </table:table-cell>
          <table:table-cell office:value-type="float" office:value="0" calcext:value-type="float">
            <text:p>0</text:p>
          </table:table-cell>
          <table:table-cell office:value-type="float" office:value="32.20713" calcext:value-type="float">
            <text:p>32.20713</text:p>
          </table:table-cell>
          <table:table-cell office:value-type="float" office:value="54.84901" calcext:value-type="float">
            <text:p>54.84901</text:p>
          </table:table-cell>
          <table:table-cell office:value-type="float" office:value="47.87615" calcext:value-type="float">
            <text:p>47.87615</text:p>
          </table:table-cell>
          <table:table-cell office:value-type="float" office:value="9.416824" calcext:value-type="float">
            <text:p>9.416824</text:p>
          </table:table-cell>
          <table:table-cell office:value-type="float" office:value="2.168504" calcext:value-type="float">
            <text:p>2.168504</text:p>
          </table:table-cell>
          <table:table-cell office:value-type="float" office:value="1.006544" calcext:value-type="float">
            <text:p>1.006544</text:p>
          </table:table-cell>
          <table:table-cell office:value-type="float" office:value="1.385217" calcext:value-type="float">
            <text:p>1.385217</text:p>
          </table:table-cell>
          <table:table-cell office:value-type="float" office:value="9.101103" calcext:value-type="float">
            <text:p>9.101103</text:p>
          </table:table-cell>
          <table:table-cell office:value-type="float" office:value="6.285681" calcext:value-type="float">
            <text:p>6.285681</text:p>
          </table:table-cell>
          <table:table-cell office:value-type="float" office:value="2.786545" calcext:value-type="float">
            <text:p>2.786545</text:p>
          </table:table-cell>
          <table:table-cell office:value-type="float" office:value="1.194784" calcext:value-type="float">
            <text:p>1.194784</text:p>
          </table:table-cell>
          <table:table-cell office:value-type="float" office:value="0.6106316" calcext:value-type="float">
            <text:p>0.6106316</text:p>
          </table:table-cell>
          <table:table-cell office:value-type="float" office:value="0.36321" calcext:value-type="float">
            <text:p>0.36321</text:p>
          </table:table-cell>
          <table:table-cell office:value-type="float" office:value="0.3276483" calcext:value-type="float">
            <text:p>0.3276483</text:p>
          </table:table-cell>
          <table:table-cell office:value-type="float" office:value="0" calcext:value-type="float">
            <text:p>0</text:p>
          </table:table-cell>
          <table:table-cell office:value-type="float" office:value="3036.589" calcext:value-type="float">
            <text:p>3036.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64939" calcext:value-type="float">
            <text:p>-0.35649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9.530493" calcext:value-type="float">
            <text:p>9.530493</text:p>
          </table:table-cell>
          <table:table-cell office:value-type="float" office:value="1103.579" calcext:value-type="float">
            <text:p>1103.579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04548" calcext:value-type="float">
            <text:p>-27.04548</text:p>
          </table:table-cell>
          <table:table-cell office:value-type="float" office:value="0.22333" calcext:value-type="float">
            <text:p>0.22333</text:p>
          </table:table-cell>
          <table:table-cell office:value-type="float" office:value="15.07568" calcext:value-type="float">
            <text:p>15.07568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68439" calcext:value-type="float">
            <text:p>-0.2468439</text:p>
          </table:table-cell>
          <table:table-cell office:value-type="float" office:value="-0.08119496" calcext:value-type="float">
            <text:p>-0.08119496</text:p>
          </table:table-cell>
          <table:table-cell office:value-type="float" office:value="0.007361116" calcext:value-type="float">
            <text:p>0.007361116</text:p>
          </table:table-cell>
          <table:table-cell office:value-type="float" office:value="15.1312" calcext:value-type="float">
            <text:p>15.1312</text:p>
          </table:table-cell>
          <table:table-cell office:value-type="float" office:value="3.983878" calcext:value-type="float">
            <text:p>3.983878</text:p>
          </table:table-cell>
          <table:table-cell office:value-type="float" office:value="0.1040252" calcext:value-type="float">
            <text:p>0.1040252</text:p>
          </table:table-cell>
          <table:table-cell office:value-type="float" office:value="0.06927992" calcext:value-type="float">
            <text:p>0.06927992</text:p>
          </table:table-cell>
          <table:table-cell office:value-type="float" office:value="0.04738476" calcext:value-type="float">
            <text:p>0.04738476</text:p>
          </table:table-cell>
          <table:table-cell office:value-type="float" office:value="0.05509951" calcext:value-type="float">
            <text:p>0.05509951</text:p>
          </table:table-cell>
          <table:table-cell office:value-type="float" office:value="0.01751347" calcext:value-type="float">
            <text:p>0.01751347</text:p>
          </table:table-cell>
          <table:table-cell office:value-type="float" office:value="0.01309192" calcext:value-type="float">
            <text:p>0.01309192</text:p>
          </table:table-cell>
          <table:table-cell office:value-type="float" office:value="0.03035238" calcext:value-type="float">
            <text:p>0.03035238</text:p>
          </table:table-cell>
          <table:table-cell office:value-type="float" office:value="0.02575355" calcext:value-type="float">
            <text:p>0.02575355</text:p>
          </table:table-cell>
          <table:table-cell office:value-type="float" office:value="0.02280052" calcext:value-type="float">
            <text:p>0.02280052</text:p>
          </table:table-cell>
          <table:table-cell office:value-type="float" office:value="0.02115805" calcext:value-type="float">
            <text:p>0.02115805</text:p>
          </table:table-cell>
          <table:table-cell office:value-type="float" office:value="0.01701419" calcext:value-type="float">
            <text:p>0.01701419</text:p>
          </table:table-cell>
          <table:table-cell office:value-type="float" office:value="0.009454765" calcext:value-type="float">
            <text:p>0.009454765</text:p>
          </table:table-cell>
          <table:table-cell office:value-type="float" office:value="0.007355405" calcext:value-type="float">
            <text:p>0.007355405</text:p>
          </table:table-cell>
          <table:table-cell office:value-type="float" office:value="0" calcext:value-type="float">
            <text:p>0</text:p>
          </table:table-cell>
          <table:table-cell office:value-type="float" office:value="30.28661" calcext:value-type="float">
            <text:p>30.28661</text:p>
          </table:table-cell>
          <table:table-cell office:value-type="float" office:value="56.22016" calcext:value-type="float">
            <text:p>56.22016</text:p>
          </table:table-cell>
          <table:table-cell office:value-type="float" office:value="47.55249" calcext:value-type="float">
            <text:p>47.55249</text:p>
          </table:table-cell>
          <table:table-cell office:value-type="float" office:value="10.2629" calcext:value-type="float">
            <text:p>10.2629</text:p>
          </table:table-cell>
          <table:table-cell office:value-type="float" office:value="2.573317" calcext:value-type="float">
            <text:p>2.573317</text:p>
          </table:table-cell>
          <table:table-cell office:value-type="float" office:value="1.078959" calcext:value-type="float">
            <text:p>1.078959</text:p>
          </table:table-cell>
          <table:table-cell office:value-type="float" office:value="1.472869" calcext:value-type="float">
            <text:p>1.472869</text:p>
          </table:table-cell>
          <table:table-cell office:value-type="float" office:value="9.132917" calcext:value-type="float">
            <text:p>9.132917</text:p>
          </table:table-cell>
          <table:table-cell office:value-type="float" office:value="6.305448" calcext:value-type="float">
            <text:p>6.305448</text:p>
          </table:table-cell>
          <table:table-cell office:value-type="float" office:value="2.797201" calcext:value-type="float">
            <text:p>2.797201</text:p>
          </table:table-cell>
          <table:table-cell office:value-type="float" office:value="1.198325" calcext:value-type="float">
            <text:p>1.198325</text:p>
          </table:table-cell>
          <table:table-cell office:value-type="float" office:value="0.6117138" calcext:value-type="float">
            <text:p>0.6117138</text:p>
          </table:table-cell>
          <table:table-cell office:value-type="float" office:value="0.3630168" calcext:value-type="float">
            <text:p>0.3630168</text:p>
          </table:table-cell>
          <table:table-cell office:value-type="float" office:value="0.327677" calcext:value-type="float">
            <text:p>0.327677</text:p>
          </table:table-cell>
          <table:table-cell office:value-type="float" office:value="0" calcext:value-type="float">
            <text:p>0</text:p>
          </table:table-cell>
          <table:table-cell office:value-type="float" office:value="3088.069" calcext:value-type="float">
            <text:p>3088.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64965" calcext:value-type="float">
            <text:p>-0.356496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9.512011" calcext:value-type="float">
            <text:p>9.512011</text:p>
          </table:table-cell>
          <table:table-cell office:value-type="float" office:value="1103.488" calcext:value-type="float">
            <text:p>1103.488</text:p>
          </table:table-cell>
          <table:table-cell office:value-type="float" office:value="12.81" calcext:value-type="float">
            <text:p>12.81</text:p>
          </table:table-cell>
          <table:table-cell office:value-type="float" office:value="-27.01169" calcext:value-type="float">
            <text:p>-27.01169</text:p>
          </table:table-cell>
          <table:table-cell office:value-type="float" office:value="0.225829" calcext:value-type="float">
            <text:p>0.225829</text:p>
          </table:table-cell>
          <table:table-cell office:value-type="float" office:value="15.20412" calcext:value-type="float">
            <text:p>15.20412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69405" calcext:value-type="float">
            <text:p>-0.2469405</text:p>
          </table:table-cell>
          <table:table-cell office:value-type="float" office:value="-0.08117562" calcext:value-type="float">
            <text:p>-0.08117562</text:p>
          </table:table-cell>
          <table:table-cell office:value-type="float" office:value="0.007362423" calcext:value-type="float">
            <text:p>0.007362423</text:p>
          </table:table-cell>
          <table:table-cell office:value-type="float" office:value="15.07342" calcext:value-type="float">
            <text:p>15.07342</text:p>
          </table:table-cell>
          <table:table-cell office:value-type="float" office:value="4.120997" calcext:value-type="float">
            <text:p>4.120997</text:p>
          </table:table-cell>
          <table:table-cell office:value-type="float" office:value="0.1044799" calcext:value-type="float">
            <text:p>0.1044799</text:p>
          </table:table-cell>
          <table:table-cell office:value-type="float" office:value="0.07083751" calcext:value-type="float">
            <text:p>0.07083751</text:p>
          </table:table-cell>
          <table:table-cell office:value-type="float" office:value="0.04740132" calcext:value-type="float">
            <text:p>0.04740132</text:p>
          </table:table-cell>
          <table:table-cell office:value-type="float" office:value="0.05461126" calcext:value-type="float">
            <text:p>0.05461126</text:p>
          </table:table-cell>
          <table:table-cell office:value-type="float" office:value="0.01749581" calcext:value-type="float">
            <text:p>0.01749581</text:p>
          </table:table-cell>
          <table:table-cell office:value-type="float" office:value="0.01292932" calcext:value-type="float">
            <text:p>0.01292932</text:p>
          </table:table-cell>
          <table:table-cell office:value-type="float" office:value="0.03018753" calcext:value-type="float">
            <text:p>0.03018753</text:p>
          </table:table-cell>
          <table:table-cell office:value-type="float" office:value="0.02569455" calcext:value-type="float">
            <text:p>0.02569455</text:p>
          </table:table-cell>
          <table:table-cell office:value-type="float" office:value="0.02280598" calcext:value-type="float">
            <text:p>0.02280598</text:p>
          </table:table-cell>
          <table:table-cell office:value-type="float" office:value="0.02120153" calcext:value-type="float">
            <text:p>0.02120153</text:p>
          </table:table-cell>
          <table:table-cell office:value-type="float" office:value="0.01703741" calcext:value-type="float">
            <text:p>0.01703741</text:p>
          </table:table-cell>
          <table:table-cell office:value-type="float" office:value="0.009407817" calcext:value-type="float">
            <text:p>0.009407817</text:p>
          </table:table-cell>
          <table:table-cell office:value-type="float" office:value="0.007357851" calcext:value-type="float">
            <text:p>0.007357851</text:p>
          </table:table-cell>
          <table:table-cell office:value-type="float" office:value="0" calcext:value-type="float">
            <text:p>0</text:p>
          </table:table-cell>
          <table:table-cell office:value-type="float" office:value="29.20677" calcext:value-type="float">
            <text:p>29.20677</text:p>
          </table:table-cell>
          <table:table-cell office:value-type="float" office:value="57.33016" calcext:value-type="float">
            <text:p>57.33016</text:p>
          </table:table-cell>
          <table:table-cell office:value-type="float" office:value="47.50967" calcext:value-type="float">
            <text:p>47.50967</text:p>
          </table:table-cell>
          <table:table-cell office:value-type="float" office:value="10.94981" calcext:value-type="float">
            <text:p>10.94981</text:p>
          </table:table-cell>
          <table:table-cell office:value-type="float" office:value="2.997255" calcext:value-type="float">
            <text:p>2.997255</text:p>
          </table:table-cell>
          <table:table-cell office:value-type="float" office:value="1.157803" calcext:value-type="float">
            <text:p>1.157803</text:p>
          </table:table-cell>
          <table:table-cell office:value-type="float" office:value="1.567688" calcext:value-type="float">
            <text:p>1.567688</text:p>
          </table:table-cell>
          <table:table-cell office:value-type="float" office:value="9.165595" calcext:value-type="float">
            <text:p>9.165595</text:p>
          </table:table-cell>
          <table:table-cell office:value-type="float" office:value="6.325157" calcext:value-type="float">
            <text:p>6.325157</text:p>
          </table:table-cell>
          <table:table-cell office:value-type="float" office:value="2.807618" calcext:value-type="float">
            <text:p>2.807618</text:p>
          </table:table-cell>
          <table:table-cell office:value-type="float" office:value="1.201885" calcext:value-type="float">
            <text:p>1.201885</text:p>
          </table:table-cell>
          <table:table-cell office:value-type="float" office:value="0.6128625" calcext:value-type="float">
            <text:p>0.6128625</text:p>
          </table:table-cell>
          <table:table-cell office:value-type="float" office:value="0.3628823" calcext:value-type="float">
            <text:p>0.3628823</text:p>
          </table:table-cell>
          <table:table-cell office:value-type="float" office:value="0.3277057" calcext:value-type="float">
            <text:p>0.3277057</text:p>
          </table:table-cell>
          <table:table-cell office:value-type="float" office:value="0" calcext:value-type="float">
            <text:p>0</text:p>
          </table:table-cell>
          <table:table-cell office:value-type="float" office:value="3103.785" calcext:value-type="float">
            <text:p>3103.7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64979" calcext:value-type="float">
            <text:p>-0.356497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9.490623" calcext:value-type="float">
            <text:p>9.490623</text:p>
          </table:table-cell>
          <table:table-cell office:value-type="float" office:value="1103.399" calcext:value-type="float">
            <text:p>1103.39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8329" calcext:value-type="float">
            <text:p>-26.98329</text:p>
          </table:table-cell>
          <table:table-cell office:value-type="float" office:value="0.2273241" calcext:value-type="float">
            <text:p>0.2273241</text:p>
          </table:table-cell>
          <table:table-cell office:value-type="float" office:value="15.32963" calcext:value-type="float">
            <text:p>15.32963</text:p>
          </table:table-cell>
          <table:table-cell office:value-type="float" office:value="0.08410183" calcext:value-type="float">
            <text:p>0.08410183</text:p>
          </table:table-cell>
          <table:table-cell office:value-type="float" office:value="0.004478584" calcext:value-type="float">
            <text:p>0.004478584</text:p>
          </table:table-cell>
          <table:table-cell office:value-type="float" office:value="0.2991963" calcext:value-type="float">
            <text:p>0.2991963</text:p>
          </table:table-cell>
          <table:table-cell office:value-type="float" office:value="2.66413" calcext:value-type="float">
            <text:p>2.66413</text:p>
          </table:table-cell>
          <table:table-cell office:value-type="float" office:value="-0.2470298" calcext:value-type="float">
            <text:p>-0.2470298</text:p>
          </table:table-cell>
          <table:table-cell office:value-type="float" office:value="-0.08115559" calcext:value-type="float">
            <text:p>-0.08115559</text:p>
          </table:table-cell>
          <table:table-cell office:value-type="float" office:value="0.007363962" calcext:value-type="float">
            <text:p>0.007363962</text:p>
          </table:table-cell>
          <table:table-cell office:value-type="float" office:value="15.01466" calcext:value-type="float">
            <text:p>15.01466</text:p>
          </table:table-cell>
          <table:table-cell office:value-type="float" office:value="4.222055" calcext:value-type="float">
            <text:p>4.222055</text:p>
          </table:table-cell>
          <table:table-cell office:value-type="float" office:value="0.102195" calcext:value-type="float">
            <text:p>0.102195</text:p>
          </table:table-cell>
          <table:table-cell office:value-type="float" office:value="0.0703209" calcext:value-type="float">
            <text:p>0.0703209</text:p>
          </table:table-cell>
          <table:table-cell office:value-type="float" office:value="0.04779295" calcext:value-type="float">
            <text:p>0.04779295</text:p>
          </table:table-cell>
          <table:table-cell office:value-type="float" office:value="0.05447114" calcext:value-type="float">
            <text:p>0.05447114</text:p>
          </table:table-cell>
          <table:table-cell office:value-type="float" office:value="0.01749559" calcext:value-type="float">
            <text:p>0.01749559</text:p>
          </table:table-cell>
          <table:table-cell office:value-type="float" office:value="0.01280656" calcext:value-type="float">
            <text:p>0.01280656</text:p>
          </table:table-cell>
          <table:table-cell office:value-type="float" office:value="0.03003355" calcext:value-type="float">
            <text:p>0.03003355</text:p>
          </table:table-cell>
          <table:table-cell office:value-type="float" office:value="0.02561565" calcext:value-type="float">
            <text:p>0.02561565</text:p>
          </table:table-cell>
          <table:table-cell office:value-type="float" office:value="0.02280224" calcext:value-type="float">
            <text:p>0.02280224</text:p>
          </table:table-cell>
          <table:table-cell office:value-type="float" office:value="0.02123911" calcext:value-type="float">
            <text:p>0.02123911</text:p>
          </table:table-cell>
          <table:table-cell office:value-type="float" office:value="0.01706175" calcext:value-type="float">
            <text:p>0.01706175</text:p>
          </table:table-cell>
          <table:table-cell office:value-type="float" office:value="0.009361401" calcext:value-type="float">
            <text:p>0.009361401</text:p>
          </table:table-cell>
          <table:table-cell office:value-type="float" office:value="0.007360206" calcext:value-type="float">
            <text:p>0.007360206</text:p>
          </table:table-cell>
          <table:table-cell office:value-type="float" office:value="0" calcext:value-type="float">
            <text:p>0</text:p>
          </table:table-cell>
          <table:table-cell office:value-type="float" office:value="28.91015" calcext:value-type="float">
            <text:p>28.91015</text:p>
          </table:table-cell>
          <table:table-cell office:value-type="float" office:value="58.12515" calcext:value-type="float">
            <text:p>58.12515</text:p>
          </table:table-cell>
          <table:table-cell office:value-type="float" office:value="47.6269" calcext:value-type="float">
            <text:p>47.6269</text:p>
          </table:table-cell>
          <table:table-cell office:value-type="float" office:value="11.50297" calcext:value-type="float">
            <text:p>11.50297</text:p>
          </table:table-cell>
          <table:table-cell office:value-type="float" office:value="3.409695" calcext:value-type="float">
            <text:p>3.409695</text:p>
          </table:table-cell>
          <table:table-cell office:value-type="float" office:value="1.23692" calcext:value-type="float">
            <text:p>1.23692</text:p>
          </table:table-cell>
          <table:table-cell office:value-type="float" office:value="1.664092" calcext:value-type="float">
            <text:p>1.664092</text:p>
          </table:table-cell>
          <table:table-cell office:value-type="float" office:value="9.199496" calcext:value-type="float">
            <text:p>9.199496</text:p>
          </table:table-cell>
          <table:table-cell office:value-type="float" office:value="6.345037" calcext:value-type="float">
            <text:p>6.345037</text:p>
          </table:table-cell>
          <table:table-cell office:value-type="float" office:value="2.817977" calcext:value-type="float">
            <text:p>2.817977</text:p>
          </table:table-cell>
          <table:table-cell office:value-type="float" office:value="1.20543" calcext:value-type="float">
            <text:p>1.20543</text:p>
          </table:table-cell>
          <table:table-cell office:value-type="float" office:value="0.613982" calcext:value-type="float">
            <text:p>0.613982</text:p>
          </table:table-cell>
          <table:table-cell office:value-type="float" office:value="0.362743" calcext:value-type="float">
            <text:p>0.362743</text:p>
          </table:table-cell>
          <table:table-cell office:value-type="float" office:value="0.3277344" calcext:value-type="float">
            <text:p>0.3277344</text:p>
          </table:table-cell>
          <table:table-cell office:value-type="float" office:value="0" calcext:value-type="float">
            <text:p>0</text:p>
          </table:table-cell>
          <table:table-cell office:value-type="float" office:value="3122.862" calcext:value-type="float">
            <text:p>3122.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564983" calcext:value-type="float">
            <text:p>-0.356498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9.464762" calcext:value-type="float">
            <text:p>9.464762</text:p>
          </table:table-cell>
          <table:table-cell office:value-type="float" office:value="1103.319" calcext:value-type="float">
            <text:p>1103.31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6893" calcext:value-type="float">
            <text:p>-26.96893</text:p>
          </table:table-cell>
          <table:table-cell office:value-type="float" office:value="0.1688375" calcext:value-type="float">
            <text:p>0.1688375</text:p>
          </table:table-cell>
          <table:table-cell office:value-type="float" office:value="15.4744" calcext:value-type="float">
            <text:p>15.4744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6" calcext:value-type="float">
            <text:p>2.665076</text:p>
          </table:table-cell>
          <table:table-cell office:value-type="float" office:value="-0.2476703" calcext:value-type="float">
            <text:p>-0.2476703</text:p>
          </table:table-cell>
          <table:table-cell office:value-type="float" office:value="-0.08115904" calcext:value-type="float">
            <text:p>-0.08115904</text:p>
          </table:table-cell>
          <table:table-cell office:value-type="float" office:value="0.007369936" calcext:value-type="float">
            <text:p>0.007369936</text:p>
          </table:table-cell>
          <table:table-cell office:value-type="float" office:value="14.98926" calcext:value-type="float">
            <text:p>14.98926</text:p>
          </table:table-cell>
          <table:table-cell office:value-type="float" office:value="3.641943" calcext:value-type="float">
            <text:p>3.641943</text:p>
          </table:table-cell>
          <table:table-cell office:value-type="float" office:value="0.2917176" calcext:value-type="float">
            <text:p>0.2917176</text:p>
          </table:table-cell>
          <table:table-cell office:value-type="float" office:value="0.05959396" calcext:value-type="float">
            <text:p>0.05959396</text:p>
          </table:table-cell>
          <table:table-cell office:value-type="float" office:value="0.04024706" calcext:value-type="float">
            <text:p>0.04024706</text:p>
          </table:table-cell>
          <table:table-cell office:value-type="float" office:value="0.0465803" calcext:value-type="float">
            <text:p>0.0465803</text:p>
          </table:table-cell>
          <table:table-cell office:value-type="float" office:value="0.01615638" calcext:value-type="float">
            <text:p>0.01615638</text:p>
          </table:table-cell>
          <table:table-cell office:value-type="float" office:value="0.01253758" calcext:value-type="float">
            <text:p>0.01253758</text:p>
          </table:table-cell>
          <table:table-cell office:value-type="float" office:value="0.02971561" calcext:value-type="float">
            <text:p>0.02971561</text:p>
          </table:table-cell>
          <table:table-cell office:value-type="float" office:value="0.0254567" calcext:value-type="float">
            <text:p>0.0254567</text:p>
          </table:table-cell>
          <table:table-cell office:value-type="float" office:value="0.02275463" calcext:value-type="float">
            <text:p>0.02275463</text:p>
          </table:table-cell>
          <table:table-cell office:value-type="float" office:value="0.0212323" calcext:value-type="float">
            <text:p>0.0212323</text:p>
          </table:table-cell>
          <table:table-cell office:value-type="float" office:value="0.01707768" calcext:value-type="float">
            <text:p>0.01707768</text:p>
          </table:table-cell>
          <table:table-cell office:value-type="float" office:value="0.009315523" calcext:value-type="float">
            <text:p>0.009315523</text:p>
          </table:table-cell>
          <table:table-cell office:value-type="float" office:value="0.007362477" calcext:value-type="float">
            <text:p>0.007362477</text:p>
          </table:table-cell>
          <table:table-cell office:value-type="float" office:value="0" calcext:value-type="float">
            <text:p>0</text:p>
          </table:table-cell>
          <table:table-cell office:value-type="float" office:value="23.43762" calcext:value-type="float">
            <text:p>23.43762</text:p>
          </table:table-cell>
          <table:table-cell office:value-type="float" office:value="61.07758" calcext:value-type="float">
            <text:p>61.07758</text:p>
          </table:table-cell>
          <table:table-cell office:value-type="float" office:value="47.59479" calcext:value-type="float">
            <text:p>47.59479</text:p>
          </table:table-cell>
          <table:table-cell office:value-type="float" office:value="11.86498" calcext:value-type="float">
            <text:p>11.86498</text:p>
          </table:table-cell>
          <table:table-cell office:value-type="float" office:value="3.874261" calcext:value-type="float">
            <text:p>3.874261</text:p>
          </table:table-cell>
          <table:table-cell office:value-type="float" office:value="1.307625" calcext:value-type="float">
            <text:p>1.307625</text:p>
          </table:table-cell>
          <table:table-cell office:value-type="float" office:value="1.72904" calcext:value-type="float">
            <text:p>1.72904</text:p>
          </table:table-cell>
          <table:table-cell office:value-type="float" office:value="9.242614" calcext:value-type="float">
            <text:p>9.242614</text:p>
          </table:table-cell>
          <table:table-cell office:value-type="float" office:value="6.365074" calcext:value-type="float">
            <text:p>6.365074</text:p>
          </table:table-cell>
          <table:table-cell office:value-type="float" office:value="2.828294" calcext:value-type="float">
            <text:p>2.828294</text:p>
          </table:table-cell>
          <table:table-cell office:value-type="float" office:value="1.208944" calcext:value-type="float">
            <text:p>1.208944</text:p>
          </table:table-cell>
          <table:table-cell office:value-type="float" office:value="0.6150845" calcext:value-type="float">
            <text:p>0.6150845</text:p>
          </table:table-cell>
          <table:table-cell office:value-type="float" office:value="0.3625995" calcext:value-type="float">
            <text:p>0.3625995</text:p>
          </table:table-cell>
          <table:table-cell office:value-type="float" office:value="0.327763" calcext:value-type="float">
            <text:p>0.327763</text:p>
          </table:table-cell>
          <table:table-cell office:value-type="float" office:value="0" calcext:value-type="float">
            <text:p>0</text:p>
          </table:table-cell>
          <table:table-cell office:value-type="float" office:value="1388.326" calcext:value-type="float">
            <text:p>1388.3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05937" calcext:value-type="float">
            <text:p>-0.370593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9.439157" calcext:value-type="float">
            <text:p>9.439157</text:p>
          </table:table-cell>
          <table:table-cell office:value-type="float" office:value="1103.245" calcext:value-type="float">
            <text:p>1103.24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6137" calcext:value-type="float">
            <text:p>-26.96137</text:p>
          </table:table-cell>
          <table:table-cell office:value-type="float" office:value="0.1422505" calcext:value-type="float">
            <text:p>0.1422505</text:p>
          </table:table-cell>
          <table:table-cell office:value-type="float" office:value="15.59285" calcext:value-type="float">
            <text:p>15.59285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6" calcext:value-type="float">
            <text:p>2.665076</text:p>
          </table:table-cell>
          <table:table-cell office:value-type="float" office:value="-0.2486148" calcext:value-type="float">
            <text:p>-0.2486148</text:p>
          </table:table-cell>
          <table:table-cell office:value-type="float" office:value="-0.08115334" calcext:value-type="float">
            <text:p>-0.08115334</text:p>
          </table:table-cell>
          <table:table-cell office:value-type="float" office:value="0.007379151" calcext:value-type="float">
            <text:p>0.007379151</text:p>
          </table:table-cell>
          <table:table-cell office:value-type="float" office:value="14.98405" calcext:value-type="float">
            <text:p>14.98405</text:p>
          </table:table-cell>
          <table:table-cell office:value-type="float" office:value="2.132236" calcext:value-type="float">
            <text:p>2.132236</text:p>
          </table:table-cell>
          <table:table-cell office:value-type="float" office:value="0.1515615" calcext:value-type="float">
            <text:p>0.1515615</text:p>
          </table:table-cell>
          <table:table-cell office:value-type="float" office:value="0.05449008" calcext:value-type="float">
            <text:p>0.05449008</text:p>
          </table:table-cell>
          <table:table-cell office:value-type="float" office:value="0.03678229" calcext:value-type="float">
            <text:p>0.03678229</text:p>
          </table:table-cell>
          <table:table-cell office:value-type="float" office:value="0.04180993" calcext:value-type="float">
            <text:p>0.04180993</text:p>
          </table:table-cell>
          <table:table-cell office:value-type="float" office:value="0.01545604" calcext:value-type="float">
            <text:p>0.01545604</text:p>
          </table:table-cell>
          <table:table-cell office:value-type="float" office:value="0.01210377" calcext:value-type="float">
            <text:p>0.01210377</text:p>
          </table:table-cell>
          <table:table-cell office:value-type="float" office:value="0.02948977" calcext:value-type="float">
            <text:p>0.02948977</text:p>
          </table:table-cell>
          <table:table-cell office:value-type="float" office:value="0.02532495" calcext:value-type="float">
            <text:p>0.02532495</text:p>
          </table:table-cell>
          <table:table-cell office:value-type="float" office:value="0.02269923" calcext:value-type="float">
            <text:p>0.02269923</text:p>
          </table:table-cell>
          <table:table-cell office:value-type="float" office:value="0.02119659" calcext:value-type="float">
            <text:p>0.02119659</text:p>
          </table:table-cell>
          <table:table-cell office:value-type="float" office:value="0.01708101" calcext:value-type="float">
            <text:p>0.01708101</text:p>
          </table:table-cell>
          <table:table-cell office:value-type="float" office:value="0.009270191" calcext:value-type="float">
            <text:p>0.009270191</text:p>
          </table:table-cell>
          <table:table-cell office:value-type="float" office:value="0.00736465" calcext:value-type="float">
            <text:p>0.00736465</text:p>
          </table:table-cell>
          <table:table-cell office:value-type="float" office:value="0" calcext:value-type="float">
            <text:p>0</text:p>
          </table:table-cell>
          <table:table-cell office:value-type="float" office:value="41.98021" calcext:value-type="float">
            <text:p>41.98021</text:p>
          </table:table-cell>
          <table:table-cell office:value-type="float" office:value="57.56472" calcext:value-type="float">
            <text:p>57.56472</text:p>
          </table:table-cell>
          <table:table-cell office:value-type="float" office:value="47.43728" calcext:value-type="float">
            <text:p>47.43728</text:p>
          </table:table-cell>
          <table:table-cell office:value-type="float" office:value="12.16905" calcext:value-type="float">
            <text:p>12.16905</text:p>
          </table:table-cell>
          <table:table-cell office:value-type="float" office:value="4.271599" calcext:value-type="float">
            <text:p>4.271599</text:p>
          </table:table-cell>
          <table:table-cell office:value-type="float" office:value="1.368253" calcext:value-type="float">
            <text:p>1.368253</text:p>
          </table:table-cell>
          <table:table-cell office:value-type="float" office:value="1.772501" calcext:value-type="float">
            <text:p>1.772501</text:p>
          </table:table-cell>
          <table:table-cell office:value-type="float" office:value="9.285137" calcext:value-type="float">
            <text:p>9.285137</text:p>
          </table:table-cell>
          <table:table-cell office:value-type="float" office:value="6.385371" calcext:value-type="float">
            <text:p>6.385371</text:p>
          </table:table-cell>
          <table:table-cell office:value-type="float" office:value="2.838543" calcext:value-type="float">
            <text:p>2.838543</text:p>
          </table:table-cell>
          <table:table-cell office:value-type="float" office:value="1.212416" calcext:value-type="float">
            <text:p>1.212416</text:p>
          </table:table-cell>
          <table:table-cell office:value-type="float" office:value="0.6161901" calcext:value-type="float">
            <text:p>0.6161901</text:p>
          </table:table-cell>
          <table:table-cell office:value-type="float" office:value="0.3624536" calcext:value-type="float">
            <text:p>0.3624536</text:p>
          </table:table-cell>
          <table:table-cell office:value-type="float" office:value="0.3277916" calcext:value-type="float">
            <text:p>0.3277916</text:p>
          </table:table-cell>
          <table:table-cell office:value-type="float" office:value="0" calcext:value-type="float">
            <text:p>0</text:p>
          </table:table-cell>
          <table:table-cell office:value-type="float" office:value="1256.249" calcext:value-type="float">
            <text:p>1256.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52817" calcext:value-type="float">
            <text:p>-0.37528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9.412742" calcext:value-type="float">
            <text:p>9.412742</text:p>
          </table:table-cell>
          <table:table-cell office:value-type="float" office:value="1103.171" calcext:value-type="float">
            <text:p>1103.17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5354" calcext:value-type="float">
            <text:p>-26.95354</text:p>
          </table:table-cell>
          <table:table-cell office:value-type="float" office:value="0.1286456" calcext:value-type="float">
            <text:p>0.1286456</text:p>
          </table:table-cell>
          <table:table-cell office:value-type="float" office:value="15.7026" calcext:value-type="float">
            <text:p>15.7026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6" calcext:value-type="float">
            <text:p>2.665076</text:p>
          </table:table-cell>
          <table:table-cell office:value-type="float" office:value="-0.2490986" calcext:value-type="float">
            <text:p>-0.2490986</text:p>
          </table:table-cell>
          <table:table-cell office:value-type="float" office:value="-0.08114396" calcext:value-type="float">
            <text:p>-0.08114396</text:p>
          </table:table-cell>
          <table:table-cell office:value-type="float" office:value="0.007388132" calcext:value-type="float">
            <text:p>0.007388132</text:p>
          </table:table-cell>
          <table:table-cell office:value-type="float" office:value="14.97773" calcext:value-type="float">
            <text:p>14.97773</text:p>
          </table:table-cell>
          <table:table-cell office:value-type="float" office:value="1.35278" calcext:value-type="float">
            <text:p>1.35278</text:p>
          </table:table-cell>
          <table:table-cell office:value-type="float" office:value="0.1106143" calcext:value-type="float">
            <text:p>0.1106143</text:p>
          </table:table-cell>
          <table:table-cell office:value-type="float" office:value="0.05163447" calcext:value-type="float">
            <text:p>0.05163447</text:p>
          </table:table-cell>
          <table:table-cell office:value-type="float" office:value="0.03535388" calcext:value-type="float">
            <text:p>0.03535388</text:p>
          </table:table-cell>
          <table:table-cell office:value-type="float" office:value="0.03926575" calcext:value-type="float">
            <text:p>0.03926575</text:p>
          </table:table-cell>
          <table:table-cell office:value-type="float" office:value="0.01520125" calcext:value-type="float">
            <text:p>0.01520125</text:p>
          </table:table-cell>
          <table:table-cell office:value-type="float" office:value="0.01201008" calcext:value-type="float">
            <text:p>0.01201008</text:p>
          </table:table-cell>
          <table:table-cell office:value-type="float" office:value="0.0293503" calcext:value-type="float">
            <text:p>0.0293503</text:p>
          </table:table-cell>
          <table:table-cell office:value-type="float" office:value="0.02522011" calcext:value-type="float">
            <text:p>0.02522011</text:p>
          </table:table-cell>
          <table:table-cell office:value-type="float" office:value="0.02265241" calcext:value-type="float">
            <text:p>0.02265241</text:p>
          </table:table-cell>
          <table:table-cell office:value-type="float" office:value="0.02116593" calcext:value-type="float">
            <text:p>0.02116593</text:p>
          </table:table-cell>
          <table:table-cell office:value-type="float" office:value="0.01708446" calcext:value-type="float">
            <text:p>0.01708446</text:p>
          </table:table-cell>
          <table:table-cell office:value-type="float" office:value="0.009225409" calcext:value-type="float">
            <text:p>0.009225409</text:p>
          </table:table-cell>
          <table:table-cell office:value-type="float" office:value="0.007366736" calcext:value-type="float">
            <text:p>0.007366736</text:p>
          </table:table-cell>
          <table:table-cell office:value-type="float" office:value="0" calcext:value-type="float">
            <text:p>0</text:p>
          </table:table-cell>
          <table:table-cell office:value-type="float" office:value="60.23837" calcext:value-type="float">
            <text:p>60.23837</text:p>
          </table:table-cell>
          <table:table-cell office:value-type="float" office:value="53.72255" calcext:value-type="float">
            <text:p>53.72255</text:p>
          </table:table-cell>
          <table:table-cell office:value-type="float" office:value="47.55108" calcext:value-type="float">
            <text:p>47.55108</text:p>
          </table:table-cell>
          <table:table-cell office:value-type="float" office:value="12.48662" calcext:value-type="float">
            <text:p>12.48662</text:p>
          </table:table-cell>
          <table:table-cell office:value-type="float" office:value="4.618012" calcext:value-type="float">
            <text:p>4.618012</text:p>
          </table:table-cell>
          <table:table-cell office:value-type="float" office:value="1.426695" calcext:value-type="float">
            <text:p>1.426695</text:p>
          </table:table-cell>
          <table:table-cell office:value-type="float" office:value="1.814281" calcext:value-type="float">
            <text:p>1.814281</text:p>
          </table:table-cell>
          <table:table-cell office:value-type="float" office:value="9.325597" calcext:value-type="float">
            <text:p>9.325597</text:p>
          </table:table-cell>
          <table:table-cell office:value-type="float" office:value="6.405601" calcext:value-type="float">
            <text:p>6.405601</text:p>
          </table:table-cell>
          <table:table-cell office:value-type="float" office:value="2.848735" calcext:value-type="float">
            <text:p>2.848735</text:p>
          </table:table-cell>
          <table:table-cell office:value-type="float" office:value="1.215861" calcext:value-type="float">
            <text:p>1.215861</text:p>
          </table:table-cell>
          <table:table-cell office:value-type="float" office:value="0.6172917" calcext:value-type="float">
            <text:p>0.6172917</text:p>
          </table:table-cell>
          <table:table-cell office:value-type="float" office:value="0.362304" calcext:value-type="float">
            <text:p>0.362304</text:p>
          </table:table-cell>
          <table:table-cell office:value-type="float" office:value="0.3278202" calcext:value-type="float">
            <text:p>0.3278202</text:p>
          </table:table-cell>
          <table:table-cell office:value-type="float" office:value="0" calcext:value-type="float">
            <text:p>0</text:p>
          </table:table-cell>
          <table:table-cell office:value-type="float" office:value="1160.409" calcext:value-type="float">
            <text:p>1160.4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53252" calcext:value-type="float">
            <text:p>-0.37532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9.38537" calcext:value-type="float">
            <text:p>9.38537</text:p>
          </table:table-cell>
          <table:table-cell office:value-type="float" office:value="1103.094" calcext:value-type="float">
            <text:p>1103.09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4536" calcext:value-type="float">
            <text:p>-26.94536</text:p>
          </table:table-cell>
          <table:table-cell office:value-type="float" office:value="0.1298909" calcext:value-type="float">
            <text:p>0.1298909</text:p>
          </table:table-cell>
          <table:table-cell office:value-type="float" office:value="15.80015" calcext:value-type="float">
            <text:p>15.80015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6" calcext:value-type="float">
            <text:p>2.665076</text:p>
          </table:table-cell>
          <table:table-cell office:value-type="float" office:value="-0.2507553" calcext:value-type="float">
            <text:p>-0.2507553</text:p>
          </table:table-cell>
          <table:table-cell office:value-type="float" office:value="-0.08112525" calcext:value-type="float">
            <text:p>-0.08112525</text:p>
          </table:table-cell>
          <table:table-cell office:value-type="float" office:value="0.007396951" calcext:value-type="float">
            <text:p>0.007396951</text:p>
          </table:table-cell>
          <table:table-cell office:value-type="float" office:value="14.94215" calcext:value-type="float">
            <text:p>14.94215</text:p>
          </table:table-cell>
          <table:table-cell office:value-type="float" office:value="1.430305" calcext:value-type="float">
            <text:p>1.430305</text:p>
          </table:table-cell>
          <table:table-cell office:value-type="float" office:value="0.09318475" calcext:value-type="float">
            <text:p>0.09318475</text:p>
          </table:table-cell>
          <table:table-cell office:value-type="float" office:value="0.05074188" calcext:value-type="float">
            <text:p>0.05074188</text:p>
          </table:table-cell>
          <table:table-cell office:value-type="float" office:value="0.03499388" calcext:value-type="float">
            <text:p>0.03499388</text:p>
          </table:table-cell>
          <table:table-cell office:value-type="float" office:value="0.03798264" calcext:value-type="float">
            <text:p>0.03798264</text:p>
          </table:table-cell>
          <table:table-cell office:value-type="float" office:value="0.01515923" calcext:value-type="float">
            <text:p>0.01515923</text:p>
          </table:table-cell>
          <table:table-cell office:value-type="float" office:value="0.01201535" calcext:value-type="float">
            <text:p>0.01201535</text:p>
          </table:table-cell>
          <table:table-cell office:value-type="float" office:value="0.02926189" calcext:value-type="float">
            <text:p>0.02926189</text:p>
          </table:table-cell>
          <table:table-cell office:value-type="float" office:value="0.02513454" calcext:value-type="float">
            <text:p>0.02513454</text:p>
          </table:table-cell>
          <table:table-cell office:value-type="float" office:value="0.02261084" calcext:value-type="float">
            <text:p>0.02261084</text:p>
          </table:table-cell>
          <table:table-cell office:value-type="float" office:value="0.02113786" calcext:value-type="float">
            <text:p>0.02113786</text:p>
          </table:table-cell>
          <table:table-cell office:value-type="float" office:value="0.01708836" calcext:value-type="float">
            <text:p>0.01708836</text:p>
          </table:table-cell>
          <table:table-cell office:value-type="float" office:value="0.009181201" calcext:value-type="float">
            <text:p>0.009181201</text:p>
          </table:table-cell>
          <table:table-cell office:value-type="float" office:value="0.007368733" calcext:value-type="float">
            <text:p>0.007368733</text:p>
          </table:table-cell>
          <table:table-cell office:value-type="float" office:value="0" calcext:value-type="float">
            <text:p>0</text:p>
          </table:table-cell>
          <table:table-cell office:value-type="float" office:value="60.32137" calcext:value-type="float">
            <text:p>60.32137</text:p>
          </table:table-cell>
          <table:table-cell office:value-type="float" office:value="54.15516" calcext:value-type="float">
            <text:p>54.15516</text:p>
          </table:table-cell>
          <table:table-cell office:value-type="float" office:value="47.904" calcext:value-type="float">
            <text:p>47.904</text:p>
          </table:table-cell>
          <table:table-cell office:value-type="float" office:value="12.82102" calcext:value-type="float">
            <text:p>12.82102</text:p>
          </table:table-cell>
          <table:table-cell office:value-type="float" office:value="4.935193" calcext:value-type="float">
            <text:p>4.935193</text:p>
          </table:table-cell>
          <table:table-cell office:value-type="float" office:value="1.484404" calcext:value-type="float">
            <text:p>1.484404</text:p>
          </table:table-cell>
          <table:table-cell office:value-type="float" office:value="1.854578" calcext:value-type="float">
            <text:p>1.854578</text:p>
          </table:table-cell>
          <table:table-cell office:value-type="float" office:value="9.36577" calcext:value-type="float">
            <text:p>9.36577</text:p>
          </table:table-cell>
          <table:table-cell office:value-type="float" office:value="6.425084" calcext:value-type="float">
            <text:p>6.425084</text:p>
          </table:table-cell>
          <table:table-cell office:value-type="float" office:value="2.858837" calcext:value-type="float">
            <text:p>2.858837</text:p>
          </table:table-cell>
          <table:table-cell office:value-type="float" office:value="1.219282" calcext:value-type="float">
            <text:p>1.219282</text:p>
          </table:table-cell>
          <table:table-cell office:value-type="float" office:value="0.6183755" calcext:value-type="float">
            <text:p>0.6183755</text:p>
          </table:table-cell>
          <table:table-cell office:value-type="float" office:value="0.3621635" calcext:value-type="float">
            <text:p>0.3621635</text:p>
          </table:table-cell>
          <table:table-cell office:value-type="float" office:value="0.3278488" calcext:value-type="float">
            <text:p>0.3278488</text:p>
          </table:table-cell>
          <table:table-cell office:value-type="float" office:value="0" calcext:value-type="float">
            <text:p>0</text:p>
          </table:table-cell>
          <table:table-cell office:value-type="float" office:value="1209.347" calcext:value-type="float">
            <text:p>1209.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56703" calcext:value-type="float">
            <text:p>-0.375670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9.357115" calcext:value-type="float">
            <text:p>9.357115</text:p>
          </table:table-cell>
          <table:table-cell office:value-type="float" office:value="1103.014" calcext:value-type="float">
            <text:p>1103.01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93595" calcext:value-type="float">
            <text:p>-26.93595</text:p>
          </table:table-cell>
          <table:table-cell office:value-type="float" office:value="0.1395887" calcext:value-type="float">
            <text:p>0.1395887</text:p>
          </table:table-cell>
          <table:table-cell office:value-type="float" office:value="15.89847" calcext:value-type="float">
            <text:p>15.89847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6" calcext:value-type="float">
            <text:p>2.665076</text:p>
          </table:table-cell>
          <table:table-cell office:value-type="float" office:value="-0.2508626" calcext:value-type="float">
            <text:p>-0.2508626</text:p>
          </table:table-cell>
          <table:table-cell office:value-type="float" office:value="-0.0811033" calcext:value-type="float">
            <text:p>-0.0811033</text:p>
          </table:table-cell>
          <table:table-cell office:value-type="float" office:value="0.007405728" calcext:value-type="float">
            <text:p>0.007405728</text:p>
          </table:table-cell>
          <table:table-cell office:value-type="float" office:value="14.88225" calcext:value-type="float">
            <text:p>14.88225</text:p>
          </table:table-cell>
          <table:table-cell office:value-type="float" office:value="1.961206" calcext:value-type="float">
            <text:p>1.961206</text:p>
          </table:table-cell>
          <table:table-cell office:value-type="float" office:value="0.09004964" calcext:value-type="float">
            <text:p>0.09004964</text:p>
          </table:table-cell>
          <table:table-cell office:value-type="float" office:value="0.0533803" calcext:value-type="float">
            <text:p>0.0533803</text:p>
          </table:table-cell>
          <table:table-cell office:value-type="float" office:value="0.035208" calcext:value-type="float">
            <text:p>0.035208</text:p>
          </table:table-cell>
          <table:table-cell office:value-type="float" office:value="0.03744806" calcext:value-type="float">
            <text:p>0.03744806</text:p>
          </table:table-cell>
          <table:table-cell office:value-type="float" office:value="0.01521461" calcext:value-type="float">
            <text:p>0.01521461</text:p>
          </table:table-cell>
          <table:table-cell office:value-type="float" office:value="0.01200423" calcext:value-type="float">
            <text:p>0.01200423</text:p>
          </table:table-cell>
          <table:table-cell office:value-type="float" office:value="0.02918677" calcext:value-type="float">
            <text:p>0.02918677</text:p>
          </table:table-cell>
          <table:table-cell office:value-type="float" office:value="0.02506002" calcext:value-type="float">
            <text:p>0.02506002</text:p>
          </table:table-cell>
          <table:table-cell office:value-type="float" office:value="0.02257365" calcext:value-type="float">
            <text:p>0.02257365</text:p>
          </table:table-cell>
          <table:table-cell office:value-type="float" office:value="0.02111163" calcext:value-type="float">
            <text:p>0.02111163</text:p>
          </table:table-cell>
          <table:table-cell office:value-type="float" office:value="0.01709258" calcext:value-type="float">
            <text:p>0.01709258</text:p>
          </table:table-cell>
          <table:table-cell office:value-type="float" office:value="0.009137515" calcext:value-type="float">
            <text:p>0.009137515</text:p>
          </table:table-cell>
          <table:table-cell office:value-type="float" office:value="0.00737064" calcext:value-type="float">
            <text:p>0.00737064</text:p>
          </table:table-cell>
          <table:table-cell office:value-type="float" office:value="0" calcext:value-type="float">
            <text:p>0</text:p>
          </table:table-cell>
          <table:table-cell office:value-type="float" office:value="54.32912" calcext:value-type="float">
            <text:p>54.32912</text:p>
          </table:table-cell>
          <table:table-cell office:value-type="float" office:value="55.81863" calcext:value-type="float">
            <text:p>55.81863</text:p>
          </table:table-cell>
          <table:table-cell office:value-type="float" office:value="48.35408" calcext:value-type="float">
            <text:p>48.35408</text:p>
          </table:table-cell>
          <table:table-cell office:value-type="float" office:value="13.18662" calcext:value-type="float">
            <text:p>13.18662</text:p>
          </table:table-cell>
          <table:table-cell office:value-type="float" office:value="5.248255" calcext:value-type="float">
            <text:p>5.248255</text:p>
          </table:table-cell>
          <table:table-cell office:value-type="float" office:value="1.543397" calcext:value-type="float">
            <text:p>1.543397</text:p>
          </table:table-cell>
          <table:table-cell office:value-type="float" office:value="1.897042" calcext:value-type="float">
            <text:p>1.897042</text:p>
          </table:table-cell>
          <table:table-cell office:value-type="float" office:value="9.404625" calcext:value-type="float">
            <text:p>9.404625</text:p>
          </table:table-cell>
          <table:table-cell office:value-type="float" office:value="6.44453" calcext:value-type="float">
            <text:p>6.44453</text:p>
          </table:table-cell>
          <table:table-cell office:value-type="float" office:value="2.868828" calcext:value-type="float">
            <text:p>2.868828</text:p>
          </table:table-cell>
          <table:table-cell office:value-type="float" office:value="1.222671" calcext:value-type="float">
            <text:p>1.222671</text:p>
          </table:table-cell>
          <table:table-cell office:value-type="float" office:value="0.6194505" calcext:value-type="float">
            <text:p>0.6194505</text:p>
          </table:table-cell>
          <table:table-cell office:value-type="float" office:value="0.3620192" calcext:value-type="float">
            <text:p>0.3620192</text:p>
          </table:table-cell>
          <table:table-cell office:value-type="float" office:value="0.3278773" calcext:value-type="float">
            <text:p>0.3278773</text:p>
          </table:table-cell>
          <table:table-cell office:value-type="float" office:value="0" calcext:value-type="float">
            <text:p>0</text:p>
          </table:table-cell>
          <table:table-cell office:value-type="float" office:value="1348.045" calcext:value-type="float">
            <text:p>1348.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56712" calcext:value-type="float">
            <text:p>-0.375671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9.3705" calcext:value-type="float">
            <text:p>9.3705</text:p>
          </table:table-cell>
          <table:table-cell office:value-type="float" office:value="1102.927" calcext:value-type="float">
            <text:p>1102.92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8171" calcext:value-type="float">
            <text:p>-26.88171</text:p>
          </table:table-cell>
          <table:table-cell office:value-type="float" office:value="0.149182" calcext:value-type="float">
            <text:p>0.149182</text:p>
          </table:table-cell>
          <table:table-cell office:value-type="float" office:value="16.00601" calcext:value-type="float">
            <text:p>16.00601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6" calcext:value-type="float">
            <text:p>2.665076</text:p>
          </table:table-cell>
          <table:table-cell office:value-type="float" office:value="-0.250986" calcext:value-type="float">
            <text:p>-0.250986</text:p>
          </table:table-cell>
          <table:table-cell office:value-type="float" office:value="-0.08108163" calcext:value-type="float">
            <text:p>-0.08108163</text:p>
          </table:table-cell>
          <table:table-cell office:value-type="float" office:value="0.007414674" calcext:value-type="float">
            <text:p>0.007414674</text:p>
          </table:table-cell>
          <table:table-cell office:value-type="float" office:value="14.81085" calcext:value-type="float">
            <text:p>14.81085</text:p>
          </table:table-cell>
          <table:table-cell office:value-type="float" office:value="2.548164" calcext:value-type="float">
            <text:p>2.548164</text:p>
          </table:table-cell>
          <table:table-cell office:value-type="float" office:value="0.09144481" calcext:value-type="float">
            <text:p>0.09144481</text:p>
          </table:table-cell>
          <table:table-cell office:value-type="float" office:value="0.05672365" calcext:value-type="float">
            <text:p>0.05672365</text:p>
          </table:table-cell>
          <table:table-cell office:value-type="float" office:value="0.0360117" calcext:value-type="float">
            <text:p>0.0360117</text:p>
          </table:table-cell>
          <table:table-cell office:value-type="float" office:value="0.03770052" calcext:value-type="float">
            <text:p>0.03770052</text:p>
          </table:table-cell>
          <table:table-cell office:value-type="float" office:value="0.01533692" calcext:value-type="float">
            <text:p>0.01533692</text:p>
          </table:table-cell>
          <table:table-cell office:value-type="float" office:value="0.01198481" calcext:value-type="float">
            <text:p>0.01198481</text:p>
          </table:table-cell>
          <table:table-cell office:value-type="float" office:value="0.029092" calcext:value-type="float">
            <text:p>0.029092</text:p>
          </table:table-cell>
          <table:table-cell office:value-type="float" office:value="0.02498396" calcext:value-type="float">
            <text:p>0.02498396</text:p>
          </table:table-cell>
          <table:table-cell office:value-type="float" office:value="0.02253968" calcext:value-type="float">
            <text:p>0.02253968</text:p>
          </table:table-cell>
          <table:table-cell office:value-type="float" office:value="0.02108684" calcext:value-type="float">
            <text:p>0.02108684</text:p>
          </table:table-cell>
          <table:table-cell office:value-type="float" office:value="0.01709696" calcext:value-type="float">
            <text:p>0.01709696</text:p>
          </table:table-cell>
          <table:table-cell office:value-type="float" office:value="0.009094351" calcext:value-type="float">
            <text:p>0.009094351</text:p>
          </table:table-cell>
          <table:table-cell office:value-type="float" office:value="0.007372465" calcext:value-type="float">
            <text:p>0.007372465</text:p>
          </table:table-cell>
          <table:table-cell office:value-type="float" office:value="0" calcext:value-type="float">
            <text:p>0</text:p>
          </table:table-cell>
          <table:table-cell office:value-type="float" office:value="50.79966" calcext:value-type="float">
            <text:p>50.79966</text:p>
          </table:table-cell>
          <table:table-cell office:value-type="float" office:value="57.08624" calcext:value-type="float">
            <text:p>57.08624</text:p>
          </table:table-cell>
          <table:table-cell office:value-type="float" office:value="48.72705" calcext:value-type="float">
            <text:p>48.72705</text:p>
          </table:table-cell>
          <table:table-cell office:value-type="float" office:value="13.58781" calcext:value-type="float">
            <text:p>13.58781</text:p>
          </table:table-cell>
          <table:table-cell office:value-type="float" office:value="5.576241" calcext:value-type="float">
            <text:p>5.576241</text:p>
          </table:table-cell>
          <table:table-cell office:value-type="float" office:value="1.60763" calcext:value-type="float">
            <text:p>1.60763</text:p>
          </table:table-cell>
          <table:table-cell office:value-type="float" office:value="1.94397" calcext:value-type="float">
            <text:p>1.94397</text:p>
          </table:table-cell>
          <table:table-cell office:value-type="float" office:value="9.442431" calcext:value-type="float">
            <text:p>9.442431</text:p>
          </table:table-cell>
          <table:table-cell office:value-type="float" office:value="6.464105" calcext:value-type="float">
            <text:p>6.464105</text:p>
          </table:table-cell>
          <table:table-cell office:value-type="float" office:value="2.879121" calcext:value-type="float">
            <text:p>2.879121</text:p>
          </table:table-cell>
          <table:table-cell office:value-type="float" office:value="1.226032" calcext:value-type="float">
            <text:p>1.226032</text:p>
          </table:table-cell>
          <table:table-cell office:value-type="float" office:value="0.6205087" calcext:value-type="float">
            <text:p>0.6205087</text:p>
          </table:table-cell>
          <table:table-cell office:value-type="float" office:value="0.3618692" calcext:value-type="float">
            <text:p>0.3618692</text:p>
          </table:table-cell>
          <table:table-cell office:value-type="float" office:value="0.3279057" calcext:value-type="float">
            <text:p>0.3279057</text:p>
          </table:table-cell>
          <table:table-cell office:value-type="float" office:value="0" calcext:value-type="float">
            <text:p>0</text:p>
          </table:table-cell>
          <table:table-cell office:value-type="float" office:value="1378.02" calcext:value-type="float">
            <text:p>1378.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56734" calcext:value-type="float">
            <text:p>-0.375673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9.346484" calcext:value-type="float">
            <text:p>9.346484</text:p>
          </table:table-cell>
          <table:table-cell office:value-type="float" office:value="1102.85" calcext:value-type="float">
            <text:p>1102.8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7278" calcext:value-type="float">
            <text:p>-26.87278</text:p>
          </table:table-cell>
          <table:table-cell office:value-type="float" office:value="0.1308654" calcext:value-type="float">
            <text:p>0.1308654</text:p>
          </table:table-cell>
          <table:table-cell office:value-type="float" office:value="16.12636" calcext:value-type="float">
            <text:p>16.12636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8" calcext:value-type="float">
            <text:p>2.665078</text:p>
          </table:table-cell>
          <table:table-cell office:value-type="float" office:value="-0.251492" calcext:value-type="float">
            <text:p>-0.251492</text:p>
          </table:table-cell>
          <table:table-cell office:value-type="float" office:value="-0.08106855" calcext:value-type="float">
            <text:p>-0.08106855</text:p>
          </table:table-cell>
          <table:table-cell office:value-type="float" office:value="0.007423918" calcext:value-type="float">
            <text:p>0.007423918</text:p>
          </table:table-cell>
          <table:table-cell office:value-type="float" office:value="14.78667" calcext:value-type="float">
            <text:p>14.78667</text:p>
          </table:table-cell>
          <table:table-cell office:value-type="float" office:value="1.303198" calcext:value-type="float">
            <text:p>1.303198</text:p>
          </table:table-cell>
          <table:table-cell office:value-type="float" office:value="0.0775792" calcext:value-type="float">
            <text:p>0.0775792</text:p>
          </table:table-cell>
          <table:table-cell office:value-type="float" office:value="0.05177542" calcext:value-type="float">
            <text:p>0.05177542</text:p>
          </table:table-cell>
          <table:table-cell office:value-type="float" office:value="0.0355191" calcext:value-type="float">
            <text:p>0.0355191</text:p>
          </table:table-cell>
          <table:table-cell office:value-type="float" office:value="0.03674484" calcext:value-type="float">
            <text:p>0.03674484</text:p>
          </table:table-cell>
          <table:table-cell office:value-type="float" office:value="0.01519357" calcext:value-type="float">
            <text:p>0.01519357</text:p>
          </table:table-cell>
          <table:table-cell office:value-type="float" office:value="0.01185332" calcext:value-type="float">
            <text:p>0.01185332</text:p>
          </table:table-cell>
          <table:table-cell office:value-type="float" office:value="0.02898891" calcext:value-type="float">
            <text:p>0.02898891</text:p>
          </table:table-cell>
          <table:table-cell office:value-type="float" office:value="0.02490314" calcext:value-type="float">
            <text:p>0.02490314</text:p>
          </table:table-cell>
          <table:table-cell office:value-type="float" office:value="0.02250696" calcext:value-type="float">
            <text:p>0.02250696</text:p>
          </table:table-cell>
          <table:table-cell office:value-type="float" office:value="0.02106343" calcext:value-type="float">
            <text:p>0.02106343</text:p>
          </table:table-cell>
          <table:table-cell office:value-type="float" office:value="0.0171015" calcext:value-type="float">
            <text:p>0.0171015</text:p>
          </table:table-cell>
          <table:table-cell office:value-type="float" office:value="0.009051695" calcext:value-type="float">
            <text:p>0.009051695</text:p>
          </table:table-cell>
          <table:table-cell office:value-type="float" office:value="0.007374209" calcext:value-type="float">
            <text:p>0.007374209</text:p>
          </table:table-cell>
          <table:table-cell office:value-type="float" office:value="0" calcext:value-type="float">
            <text:p>0</text:p>
          </table:table-cell>
          <table:table-cell office:value-type="float" office:value="41.19688" calcext:value-type="float">
            <text:p>41.19688</text:p>
          </table:table-cell>
          <table:table-cell office:value-type="float" office:value="59.88258" calcext:value-type="float">
            <text:p>59.88258</text:p>
          </table:table-cell>
          <table:table-cell office:value-type="float" office:value="49.16959" calcext:value-type="float">
            <text:p>49.16959</text:p>
          </table:table-cell>
          <table:table-cell office:value-type="float" office:value="13.96006" calcext:value-type="float">
            <text:p>13.96006</text:p>
          </table:table-cell>
          <table:table-cell office:value-type="float" office:value="5.879983" calcext:value-type="float">
            <text:p>5.879983</text:p>
          </table:table-cell>
          <table:table-cell office:value-type="float" office:value="1.67134" calcext:value-type="float">
            <text:p>1.67134</text:p>
          </table:table-cell>
          <table:table-cell office:value-type="float" office:value="1.99376" calcext:value-type="float">
            <text:p>1.99376</text:p>
          </table:table-cell>
          <table:table-cell office:value-type="float" office:value="9.480424" calcext:value-type="float">
            <text:p>9.480424</text:p>
          </table:table-cell>
          <table:table-cell office:value-type="float" office:value="6.483869" calcext:value-type="float">
            <text:p>6.483869</text:p>
          </table:table-cell>
          <table:table-cell office:value-type="float" office:value="2.889383" calcext:value-type="float">
            <text:p>2.889383</text:p>
          </table:table-cell>
          <table:table-cell office:value-type="float" office:value="1.22937" calcext:value-type="float">
            <text:p>1.22937</text:p>
          </table:table-cell>
          <table:table-cell office:value-type="float" office:value="0.6215527" calcext:value-type="float">
            <text:p>0.6215527</text:p>
          </table:table-cell>
          <table:table-cell office:value-type="float" office:value="0.3617138" calcext:value-type="float">
            <text:p>0.3617138</text:p>
          </table:table-cell>
          <table:table-cell office:value-type="float" office:value="0.3279341" calcext:value-type="float">
            <text:p>0.3279341</text:p>
          </table:table-cell>
          <table:table-cell office:value-type="float" office:value="0" calcext:value-type="float">
            <text:p>0</text:p>
          </table:table-cell>
          <table:table-cell office:value-type="float" office:value="1251.074" calcext:value-type="float">
            <text:p>1251.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57494" calcext:value-type="float">
            <text:p>-0.375749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9.324306" calcext:value-type="float">
            <text:p>9.324306</text:p>
          </table:table-cell>
          <table:table-cell office:value-type="float" office:value="1102.776" calcext:value-type="float">
            <text:p>1102.77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6441" calcext:value-type="float">
            <text:p>-26.86441</text:p>
          </table:table-cell>
          <table:table-cell office:value-type="float" office:value="0.1328712" calcext:value-type="float">
            <text:p>0.1328712</text:p>
          </table:table-cell>
          <table:table-cell office:value-type="float" office:value="16.21799" calcext:value-type="float">
            <text:p>16.21799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8" calcext:value-type="float">
            <text:p>2.665078</text:p>
          </table:table-cell>
          <table:table-cell office:value-type="float" office:value="-0.2525761" calcext:value-type="float">
            <text:p>-0.2525761</text:p>
          </table:table-cell>
          <table:table-cell office:value-type="float" office:value="-0.08104283" calcext:value-type="float">
            <text:p>-0.08104283</text:p>
          </table:table-cell>
          <table:table-cell office:value-type="float" office:value="0.007432966" calcext:value-type="float">
            <text:p>0.007432966</text:p>
          </table:table-cell>
          <table:table-cell office:value-type="float" office:value="14.73796" calcext:value-type="float">
            <text:p>14.73796</text:p>
          </table:table-cell>
          <table:table-cell office:value-type="float" office:value="1.430048" calcext:value-type="float">
            <text:p>1.430048</text:p>
          </table:table-cell>
          <table:table-cell office:value-type="float" office:value="0.07389885" calcext:value-type="float">
            <text:p>0.07389885</text:p>
          </table:table-cell>
          <table:table-cell office:value-type="float" office:value="0.05114391" calcext:value-type="float">
            <text:p>0.05114391</text:p>
          </table:table-cell>
          <table:table-cell office:value-type="float" office:value="0.03604298" calcext:value-type="float">
            <text:p>0.03604298</text:p>
          </table:table-cell>
          <table:table-cell office:value-type="float" office:value="0.03683221" calcext:value-type="float">
            <text:p>0.03683221</text:p>
          </table:table-cell>
          <table:table-cell office:value-type="float" office:value="0.01529038" calcext:value-type="float">
            <text:p>0.01529038</text:p>
          </table:table-cell>
          <table:table-cell office:value-type="float" office:value="0.0118834" calcext:value-type="float">
            <text:p>0.0118834</text:p>
          </table:table-cell>
          <table:table-cell office:value-type="float" office:value="0.02894924" calcext:value-type="float">
            <text:p>0.02894924</text:p>
          </table:table-cell>
          <table:table-cell office:value-type="float" office:value="0.02483123" calcext:value-type="float">
            <text:p>0.02483123</text:p>
          </table:table-cell>
          <table:table-cell office:value-type="float" office:value="0.02247469" calcext:value-type="float">
            <text:p>0.02247469</text:p>
          </table:table-cell>
          <table:table-cell office:value-type="float" office:value="0.02104118" calcext:value-type="float">
            <text:p>0.02104118</text:p>
          </table:table-cell>
          <table:table-cell office:value-type="float" office:value="0.0171062" calcext:value-type="float">
            <text:p>0.0171062</text:p>
          </table:table-cell>
          <table:table-cell office:value-type="float" office:value="0.009009556" calcext:value-type="float">
            <text:p>0.009009556</text:p>
          </table:table-cell>
          <table:table-cell office:value-type="float" office:value="0.007375867" calcext:value-type="float">
            <text:p>0.007375867</text:p>
          </table:table-cell>
          <table:table-cell office:value-type="float" office:value="0" calcext:value-type="float">
            <text:p>0</text:p>
          </table:table-cell>
          <table:table-cell office:value-type="float" office:value="41.18921" calcext:value-type="float">
            <text:p>41.18921</text:p>
          </table:table-cell>
          <table:table-cell office:value-type="float" office:value="60.28071" calcext:value-type="float">
            <text:p>60.28071</text:p>
          </table:table-cell>
          <table:table-cell office:value-type="float" office:value="49.47532" calcext:value-type="float">
            <text:p>49.47532</text:p>
          </table:table-cell>
          <table:table-cell office:value-type="float" office:value="14.30874" calcext:value-type="float">
            <text:p>14.30874</text:p>
          </table:table-cell>
          <table:table-cell office:value-type="float" office:value="6.149387" calcext:value-type="float">
            <text:p>6.149387</text:p>
          </table:table-cell>
          <table:table-cell office:value-type="float" office:value="1.727676" calcext:value-type="float">
            <text:p>1.727676</text:p>
          </table:table-cell>
          <table:table-cell office:value-type="float" office:value="2.041146" calcext:value-type="float">
            <text:p>2.041146</text:p>
          </table:table-cell>
          <table:table-cell office:value-type="float" office:value="9.51655" calcext:value-type="float">
            <text:p>9.51655</text:p>
          </table:table-cell>
          <table:table-cell office:value-type="float" office:value="6.503717" calcext:value-type="float">
            <text:p>6.503717</text:p>
          </table:table-cell>
          <table:table-cell office:value-type="float" office:value="2.899578" calcext:value-type="float">
            <text:p>2.899578</text:p>
          </table:table-cell>
          <table:table-cell office:value-type="float" office:value="1.232685" calcext:value-type="float">
            <text:p>1.232685</text:p>
          </table:table-cell>
          <table:table-cell office:value-type="float" office:value="0.6225879" calcext:value-type="float">
            <text:p>0.6225879</text:p>
          </table:table-cell>
          <table:table-cell office:value-type="float" office:value="0.3615525" calcext:value-type="float">
            <text:p>0.3615525</text:p>
          </table:table-cell>
          <table:table-cell office:value-type="float" office:value="0.3279625" calcext:value-type="float">
            <text:p>0.3279625</text:p>
          </table:table-cell>
          <table:table-cell office:value-type="float" office:value="0" calcext:value-type="float">
            <text:p>0</text:p>
          </table:table-cell>
          <table:table-cell office:value-type="float" office:value="1283.547" calcext:value-type="float">
            <text:p>1283.5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60118" calcext:value-type="float">
            <text:p>-0.37601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9.302266" calcext:value-type="float">
            <text:p>9.302266</text:p>
          </table:table-cell>
          <table:table-cell office:value-type="float" office:value="1102.699" calcext:value-type="float">
            <text:p>1102.69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5533" calcext:value-type="float">
            <text:p>-26.85533</text:p>
          </table:table-cell>
          <table:table-cell office:value-type="float" office:value="0.1399121" calcext:value-type="float">
            <text:p>0.1399121</text:p>
          </table:table-cell>
          <table:table-cell office:value-type="float" office:value="16.30943" calcext:value-type="float">
            <text:p>16.30943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8" calcext:value-type="float">
            <text:p>2.665078</text:p>
          </table:table-cell>
          <table:table-cell office:value-type="float" office:value="-0.2526618" calcext:value-type="float">
            <text:p>-0.2526618</text:p>
          </table:table-cell>
          <table:table-cell office:value-type="float" office:value="-0.08101657" calcext:value-type="float">
            <text:p>-0.08101657</text:p>
          </table:table-cell>
          <table:table-cell office:value-type="float" office:value="0.007441732" calcext:value-type="float">
            <text:p>0.007441732</text:p>
          </table:table-cell>
          <table:table-cell office:value-type="float" office:value="14.67595" calcext:value-type="float">
            <text:p>14.67595</text:p>
          </table:table-cell>
          <table:table-cell office:value-type="float" office:value="1.90103" calcext:value-type="float">
            <text:p>1.90103</text:p>
          </table:table-cell>
          <table:table-cell office:value-type="float" office:value="0.07434044" calcext:value-type="float">
            <text:p>0.07434044</text:p>
          </table:table-cell>
          <table:table-cell office:value-type="float" office:value="0.0515337" calcext:value-type="float">
            <text:p>0.0515337</text:p>
          </table:table-cell>
          <table:table-cell office:value-type="float" office:value="0.03663106" calcext:value-type="float">
            <text:p>0.03663106</text:p>
          </table:table-cell>
          <table:table-cell office:value-type="float" office:value="0.03713686" calcext:value-type="float">
            <text:p>0.03713686</text:p>
          </table:table-cell>
          <table:table-cell office:value-type="float" office:value="0.01540165" calcext:value-type="float">
            <text:p>0.01540165</text:p>
          </table:table-cell>
          <table:table-cell office:value-type="float" office:value="0.01186489" calcext:value-type="float">
            <text:p>0.01186489</text:p>
          </table:table-cell>
          <table:table-cell office:value-type="float" office:value="0.02890507" calcext:value-type="float">
            <text:p>0.02890507</text:p>
          </table:table-cell>
          <table:table-cell office:value-type="float" office:value="0.02476846" calcext:value-type="float">
            <text:p>0.02476846</text:p>
          </table:table-cell>
          <table:table-cell office:value-type="float" office:value="0.02244331" calcext:value-type="float">
            <text:p>0.02244331</text:p>
          </table:table-cell>
          <table:table-cell office:value-type="float" office:value="0.02101942" calcext:value-type="float">
            <text:p>0.02101942</text:p>
          </table:table-cell>
          <table:table-cell office:value-type="float" office:value="0.01711092" calcext:value-type="float">
            <text:p>0.01711092</text:p>
          </table:table-cell>
          <table:table-cell office:value-type="float" office:value="0.008967927" calcext:value-type="float">
            <text:p>0.008967927</text:p>
          </table:table-cell>
          <table:table-cell office:value-type="float" office:value="0.007377452" calcext:value-type="float">
            <text:p>0.007377452</text:p>
          </table:table-cell>
          <table:table-cell office:value-type="float" office:value="0" calcext:value-type="float">
            <text:p>0</text:p>
          </table:table-cell>
          <table:table-cell office:value-type="float" office:value="40.27241" calcext:value-type="float">
            <text:p>40.27241</text:p>
          </table:table-cell>
          <table:table-cell office:value-type="float" office:value="60.89293" calcext:value-type="float">
            <text:p>60.89293</text:p>
          </table:table-cell>
          <table:table-cell office:value-type="float" office:value="49.66211" calcext:value-type="float">
            <text:p>49.66211</text:p>
          </table:table-cell>
          <table:table-cell office:value-type="float" office:value="14.65814" calcext:value-type="float">
            <text:p>14.65814</text:p>
          </table:table-cell>
          <table:table-cell office:value-type="float" office:value="6.425079" calcext:value-type="float">
            <text:p>6.425079</text:p>
          </table:table-cell>
          <table:table-cell office:value-type="float" office:value="1.784691" calcext:value-type="float">
            <text:p>1.784691</text:p>
          </table:table-cell>
          <table:table-cell office:value-type="float" office:value="2.09231" calcext:value-type="float">
            <text:p>2.09231</text:p>
          </table:table-cell>
          <table:table-cell office:value-type="float" office:value="9.54998" calcext:value-type="float">
            <text:p>9.54998</text:p>
          </table:table-cell>
          <table:table-cell office:value-type="float" office:value="6.523589" calcext:value-type="float">
            <text:p>6.523589</text:p>
          </table:table-cell>
          <table:table-cell office:value-type="float" office:value="2.909695" calcext:value-type="float">
            <text:p>2.909695</text:p>
          </table:table-cell>
          <table:table-cell office:value-type="float" office:value="1.235971" calcext:value-type="float">
            <text:p>1.235971</text:p>
          </table:table-cell>
          <table:table-cell office:value-type="float" office:value="0.6236061" calcext:value-type="float">
            <text:p>0.6236061</text:p>
          </table:table-cell>
          <table:table-cell office:value-type="float" office:value="0.3613851" calcext:value-type="float">
            <text:p>0.3613851</text:p>
          </table:table-cell>
          <table:table-cell office:value-type="float" office:value="0.3279907" calcext:value-type="float">
            <text:p>0.3279907</text:p>
          </table:table-cell>
          <table:table-cell office:value-type="float" office:value="0" calcext:value-type="float">
            <text:p>0</text:p>
          </table:table-cell>
          <table:table-cell office:value-type="float" office:value="1352.414" calcext:value-type="float">
            <text:p>1352.4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6012" calcext:value-type="float">
            <text:p>-0.3760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9.322226" calcext:value-type="float">
            <text:p>9.322226</text:p>
          </table:table-cell>
          <table:table-cell office:value-type="float" office:value="1102.617" calcext:value-type="float">
            <text:p>1102.61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80082" calcext:value-type="float">
            <text:p>-26.80082</text:p>
          </table:table-cell>
          <table:table-cell office:value-type="float" office:value="0.1475127" calcext:value-type="float">
            <text:p>0.1475127</text:p>
          </table:table-cell>
          <table:table-cell office:value-type="float" office:value="16.40784" calcext:value-type="float">
            <text:p>16.40784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8" calcext:value-type="float">
            <text:p>2.665078</text:p>
          </table:table-cell>
          <table:table-cell office:value-type="float" office:value="-0.2527473" calcext:value-type="float">
            <text:p>-0.2527473</text:p>
          </table:table-cell>
          <table:table-cell office:value-type="float" office:value="-0.08099176" calcext:value-type="float">
            <text:p>-0.08099176</text:p>
          </table:table-cell>
          <table:table-cell office:value-type="float" office:value="0.007450475" calcext:value-type="float">
            <text:p>0.007450475</text:p>
          </table:table-cell>
          <table:table-cell office:value-type="float" office:value="14.60424" calcext:value-type="float">
            <text:p>14.60424</text:p>
          </table:table-cell>
          <table:table-cell office:value-type="float" office:value="2.400239" calcext:value-type="float">
            <text:p>2.400239</text:p>
          </table:table-cell>
          <table:table-cell office:value-type="float" office:value="0.07984814" calcext:value-type="float">
            <text:p>0.07984814</text:p>
          </table:table-cell>
          <table:table-cell office:value-type="float" office:value="0.05399572" calcext:value-type="float">
            <text:p>0.05399572</text:p>
          </table:table-cell>
          <table:table-cell office:value-type="float" office:value="0.03750791" calcext:value-type="float">
            <text:p>0.03750791</text:p>
          </table:table-cell>
          <table:table-cell office:value-type="float" office:value="0.03772789" calcext:value-type="float">
            <text:p>0.03772789</text:p>
          </table:table-cell>
          <table:table-cell office:value-type="float" office:value="0.01554386" calcext:value-type="float">
            <text:p>0.01554386</text:p>
          </table:table-cell>
          <table:table-cell office:value-type="float" office:value="0.01182276" calcext:value-type="float">
            <text:p>0.01182276</text:p>
          </table:table-cell>
          <table:table-cell office:value-type="float" office:value="0.02884171" calcext:value-type="float">
            <text:p>0.02884171</text:p>
          </table:table-cell>
          <table:table-cell office:value-type="float" office:value="0.02470601" calcext:value-type="float">
            <text:p>0.02470601</text:p>
          </table:table-cell>
          <table:table-cell office:value-type="float" office:value="0.02241321" calcext:value-type="float">
            <text:p>0.02241321</text:p>
          </table:table-cell>
          <table:table-cell office:value-type="float" office:value="0.02099822" calcext:value-type="float">
            <text:p>0.02099822</text:p>
          </table:table-cell>
          <table:table-cell office:value-type="float" office:value="0.01711566" calcext:value-type="float">
            <text:p>0.01711566</text:p>
          </table:table-cell>
          <table:table-cell office:value-type="float" office:value="0.008926795" calcext:value-type="float">
            <text:p>0.008926795</text:p>
          </table:table-cell>
          <table:table-cell office:value-type="float" office:value="0.007378956" calcext:value-type="float">
            <text:p>0.007378956</text:p>
          </table:table-cell>
          <table:table-cell office:value-type="float" office:value="0" calcext:value-type="float">
            <text:p>0</text:p>
          </table:table-cell>
          <table:table-cell office:value-type="float" office:value="39.33766" calcext:value-type="float">
            <text:p>39.33766</text:p>
          </table:table-cell>
          <table:table-cell office:value-type="float" office:value="61.60699" calcext:value-type="float">
            <text:p>61.60699</text:p>
          </table:table-cell>
          <table:table-cell office:value-type="float" office:value="49.84514" calcext:value-type="float">
            <text:p>49.84514</text:p>
          </table:table-cell>
          <table:table-cell office:value-type="float" office:value="15.0205" calcext:value-type="float">
            <text:p>15.0205</text:p>
          </table:table-cell>
          <table:table-cell office:value-type="float" office:value="6.714968" calcext:value-type="float">
            <text:p>6.714968</text:p>
          </table:table-cell>
          <table:table-cell office:value-type="float" office:value="1.844551" calcext:value-type="float">
            <text:p>1.844551</text:p>
          </table:table-cell>
          <table:table-cell office:value-type="float" office:value="2.153587" calcext:value-type="float">
            <text:p>2.153587</text:p>
          </table:table-cell>
          <table:table-cell office:value-type="float" office:value="9.580969" calcext:value-type="float">
            <text:p>9.580969</text:p>
          </table:table-cell>
          <table:table-cell office:value-type="float" office:value="6.543068" calcext:value-type="float">
            <text:p>6.543068</text:p>
          </table:table-cell>
          <table:table-cell office:value-type="float" office:value="2.919712" calcext:value-type="float">
            <text:p>2.919712</text:p>
          </table:table-cell>
          <table:table-cell office:value-type="float" office:value="1.239221" calcext:value-type="float">
            <text:p>1.239221</text:p>
          </table:table-cell>
          <table:table-cell office:value-type="float" office:value="0.6246051" calcext:value-type="float">
            <text:p>0.6246051</text:p>
          </table:table-cell>
          <table:table-cell office:value-type="float" office:value="0.3612111" calcext:value-type="float">
            <text:p>0.3612111</text:p>
          </table:table-cell>
          <table:table-cell office:value-type="float" office:value="0.3280189" calcext:value-type="float">
            <text:p>0.3280189</text:p>
          </table:table-cell>
          <table:table-cell office:value-type="float" office:value="0" calcext:value-type="float">
            <text:p>0</text:p>
          </table:table-cell>
          <table:table-cell office:value-type="float" office:value="1339.851" calcext:value-type="float">
            <text:p>1339.8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60123" calcext:value-type="float">
            <text:p>-0.376012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9.366594" calcext:value-type="float">
            <text:p>9.366594</text:p>
          </table:table-cell>
          <table:table-cell office:value-type="float" office:value="1102.531" calcext:value-type="float">
            <text:p>1102.53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72198" calcext:value-type="float">
            <text:p>-26.72198</text:p>
          </table:table-cell>
          <table:table-cell office:value-type="float" office:value="0.1534747" calcext:value-type="float">
            <text:p>0.1534747</text:p>
          </table:table-cell>
          <table:table-cell office:value-type="float" office:value="16.51117" calcext:value-type="float">
            <text:p>16.51117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8" calcext:value-type="float">
            <text:p>2.665078</text:p>
          </table:table-cell>
          <table:table-cell office:value-type="float" office:value="-0.2528438" calcext:value-type="float">
            <text:p>-0.2528438</text:p>
          </table:table-cell>
          <table:table-cell office:value-type="float" office:value="-0.0809681" calcext:value-type="float">
            <text:p>-0.0809681</text:p>
          </table:table-cell>
          <table:table-cell office:value-type="float" office:value="0.007459395" calcext:value-type="float">
            <text:p>0.007459395</text:p>
          </table:table-cell>
          <table:table-cell office:value-type="float" office:value="14.53118" calcext:value-type="float">
            <text:p>14.53118</text:p>
          </table:table-cell>
          <table:table-cell office:value-type="float" office:value="2.810471" calcext:value-type="float">
            <text:p>2.810471</text:p>
          </table:table-cell>
          <table:table-cell office:value-type="float" office:value="0.08360066" calcext:value-type="float">
            <text:p>0.08360066</text:p>
          </table:table-cell>
          <table:table-cell office:value-type="float" office:value="0.05640263" calcext:value-type="float">
            <text:p>0.05640263</text:p>
          </table:table-cell>
          <table:table-cell office:value-type="float" office:value="0.03844931" calcext:value-type="float">
            <text:p>0.03844931</text:p>
          </table:table-cell>
          <table:table-cell office:value-type="float" office:value="0.03844628" calcext:value-type="float">
            <text:p>0.03844628</text:p>
          </table:table-cell>
          <table:table-cell office:value-type="float" office:value="0.01571472" calcext:value-type="float">
            <text:p>0.01571472</text:p>
          </table:table-cell>
          <table:table-cell office:value-type="float" office:value="0.01177569" calcext:value-type="float">
            <text:p>0.01177569</text:p>
          </table:table-cell>
          <table:table-cell office:value-type="float" office:value="0.02875781" calcext:value-type="float">
            <text:p>0.02875781</text:p>
          </table:table-cell>
          <table:table-cell office:value-type="float" office:value="0.02463686" calcext:value-type="float">
            <text:p>0.02463686</text:p>
          </table:table-cell>
          <table:table-cell office:value-type="float" office:value="0.02238314" calcext:value-type="float">
            <text:p>0.02238314</text:p>
          </table:table-cell>
          <table:table-cell office:value-type="float" office:value="0.02097753" calcext:value-type="float">
            <text:p>0.02097753</text:p>
          </table:table-cell>
          <table:table-cell office:value-type="float" office:value="0.01712026" calcext:value-type="float">
            <text:p>0.01712026</text:p>
          </table:table-cell>
          <table:table-cell office:value-type="float" office:value="0.008886156" calcext:value-type="float">
            <text:p>0.008886156</text:p>
          </table:table-cell>
          <table:table-cell office:value-type="float" office:value="0.00738039" calcext:value-type="float">
            <text:p>0.00738039</text:p>
          </table:table-cell>
          <table:table-cell office:value-type="float" office:value="0" calcext:value-type="float">
            <text:p>0</text:p>
          </table:table-cell>
          <table:table-cell office:value-type="float" office:value="38.62079" calcext:value-type="float">
            <text:p>38.62079</text:p>
          </table:table-cell>
          <table:table-cell office:value-type="float" office:value="62.30114" calcext:value-type="float">
            <text:p>62.30114</text:p>
          </table:table-cell>
          <table:table-cell office:value-type="float" office:value="50.05241" calcext:value-type="float">
            <text:p>50.05241</text:p>
          </table:table-cell>
          <table:table-cell office:value-type="float" office:value="15.3982" calcext:value-type="float">
            <text:p>15.3982</text:p>
          </table:table-cell>
          <table:table-cell office:value-type="float" office:value="7.018684" calcext:value-type="float">
            <text:p>7.018684</text:p>
          </table:table-cell>
          <table:table-cell office:value-type="float" office:value="1.908334" calcext:value-type="float">
            <text:p>1.908334</text:p>
          </table:table-cell>
          <table:table-cell office:value-type="float" office:value="2.224139" calcext:value-type="float">
            <text:p>2.224139</text:p>
          </table:table-cell>
          <table:table-cell office:value-type="float" office:value="9.610824" calcext:value-type="float">
            <text:p>9.610824</text:p>
          </table:table-cell>
          <table:table-cell office:value-type="float" office:value="6.562324" calcext:value-type="float">
            <text:p>6.562324</text:p>
          </table:table-cell>
          <table:table-cell office:value-type="float" office:value="2.929633" calcext:value-type="float">
            <text:p>2.929633</text:p>
          </table:table-cell>
          <table:table-cell office:value-type="float" office:value="1.242432" calcext:value-type="float">
            <text:p>1.242432</text:p>
          </table:table-cell>
          <table:table-cell office:value-type="float" office:value="0.625585" calcext:value-type="float">
            <text:p>0.625585</text:p>
          </table:table-cell>
          <table:table-cell office:value-type="float" office:value="0.3610291" calcext:value-type="float">
            <text:p>0.3610291</text:p>
          </table:table-cell>
          <table:table-cell office:value-type="float" office:value="0.3280469" calcext:value-type="float">
            <text:p>0.3280469</text:p>
          </table:table-cell>
          <table:table-cell office:value-type="float" office:value="0" calcext:value-type="float">
            <text:p>0</text:p>
          </table:table-cell>
          <table:table-cell office:value-type="float" office:value="1276.444" calcext:value-type="float">
            <text:p>1276.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60127" calcext:value-type="float">
            <text:p>-0.376012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9.41306" calcext:value-type="float">
            <text:p>9.41306</text:p>
          </table:table-cell>
          <table:table-cell office:value-type="float" office:value="1102.443" calcext:value-type="float">
            <text:p>1102.44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64286" calcext:value-type="float">
            <text:p>-26.64286</text:p>
          </table:table-cell>
          <table:table-cell office:value-type="float" office:value="0.1579221" calcext:value-type="float">
            <text:p>0.1579221</text:p>
          </table:table-cell>
          <table:table-cell office:value-type="float" office:value="16.61484" calcext:value-type="float">
            <text:p>16.61484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8" calcext:value-type="float">
            <text:p>2.665078</text:p>
          </table:table-cell>
          <table:table-cell office:value-type="float" office:value="-0.2529237" calcext:value-type="float">
            <text:p>-0.2529237</text:p>
          </table:table-cell>
          <table:table-cell office:value-type="float" office:value="-0.08094571" calcext:value-type="float">
            <text:p>-0.08094571</text:p>
          </table:table-cell>
          <table:table-cell office:value-type="float" office:value="0.007468516" calcext:value-type="float">
            <text:p>0.007468516</text:p>
          </table:table-cell>
          <table:table-cell office:value-type="float" office:value="14.46048" calcext:value-type="float">
            <text:p>14.46048</text:p>
          </table:table-cell>
          <table:table-cell office:value-type="float" office:value="3.135789" calcext:value-type="float">
            <text:p>3.135789</text:p>
          </table:table-cell>
          <table:table-cell office:value-type="float" office:value="0.08491962" calcext:value-type="float">
            <text:p>0.08491962</text:p>
          </table:table-cell>
          <table:table-cell office:value-type="float" office:value="0.05747193" calcext:value-type="float">
            <text:p>0.05747193</text:p>
          </table:table-cell>
          <table:table-cell office:value-type="float" office:value="0.03918824" calcext:value-type="float">
            <text:p>0.03918824</text:p>
          </table:table-cell>
          <table:table-cell office:value-type="float" office:value="0.03888847" calcext:value-type="float">
            <text:p>0.03888847</text:p>
          </table:table-cell>
          <table:table-cell office:value-type="float" office:value="0.01588207" calcext:value-type="float">
            <text:p>0.01588207</text:p>
          </table:table-cell>
          <table:table-cell office:value-type="float" office:value="0.01172068" calcext:value-type="float">
            <text:p>0.01172068</text:p>
          </table:table-cell>
          <table:table-cell office:value-type="float" office:value="0.02866836" calcext:value-type="float">
            <text:p>0.02866836</text:p>
          </table:table-cell>
          <table:table-cell office:value-type="float" office:value="0.02456011" calcext:value-type="float">
            <text:p>0.02456011</text:p>
          </table:table-cell>
          <table:table-cell office:value-type="float" office:value="0.02235164" calcext:value-type="float">
            <text:p>0.02235164</text:p>
          </table:table-cell>
          <table:table-cell office:value-type="float" office:value="0.02095728" calcext:value-type="float">
            <text:p>0.02095728</text:p>
          </table:table-cell>
          <table:table-cell office:value-type="float" office:value="0.01712473" calcext:value-type="float">
            <text:p>0.01712473</text:p>
          </table:table-cell>
          <table:table-cell office:value-type="float" office:value="0.008846" calcext:value-type="float">
            <text:p>0.008846</text:p>
          </table:table-cell>
          <table:table-cell office:value-type="float" office:value="0.007381747" calcext:value-type="float">
            <text:p>0.007381747</text:p>
          </table:table-cell>
          <table:table-cell office:value-type="float" office:value="0" calcext:value-type="float">
            <text:p>0</text:p>
          </table:table-cell>
          <table:table-cell office:value-type="float" office:value="37.9245" calcext:value-type="float">
            <text:p>37.9245</text:p>
          </table:table-cell>
          <table:table-cell office:value-type="float" office:value="62.97248" calcext:value-type="float">
            <text:p>62.97248</text:p>
          </table:table-cell>
          <table:table-cell office:value-type="float" office:value="50.26726" calcext:value-type="float">
            <text:p>50.26726</text:p>
          </table:table-cell>
          <table:table-cell office:value-type="float" office:value="15.77735" calcext:value-type="float">
            <text:p>15.77735</text:p>
          </table:table-cell>
          <table:table-cell office:value-type="float" office:value="7.323283" calcext:value-type="float">
            <text:p>7.323283</text:p>
          </table:table-cell>
          <table:table-cell office:value-type="float" office:value="1.973969" calcext:value-type="float">
            <text:p>1.973969</text:p>
          </table:table-cell>
          <table:table-cell office:value-type="float" office:value="2.300439" calcext:value-type="float">
            <text:p>2.300439</text:p>
          </table:table-cell>
          <table:table-cell office:value-type="float" office:value="9.639835" calcext:value-type="float">
            <text:p>9.639835</text:p>
          </table:table-cell>
          <table:table-cell office:value-type="float" office:value="6.581621" calcext:value-type="float">
            <text:p>6.581621</text:p>
          </table:table-cell>
          <table:table-cell office:value-type="float" office:value="2.939669" calcext:value-type="float">
            <text:p>2.939669</text:p>
          </table:table-cell>
          <table:table-cell office:value-type="float" office:value="1.245625" calcext:value-type="float">
            <text:p>1.245625</text:p>
          </table:table-cell>
          <table:table-cell office:value-type="float" office:value="0.6265484" calcext:value-type="float">
            <text:p>0.6265484</text:p>
          </table:table-cell>
          <table:table-cell office:value-type="float" office:value="0.3608398" calcext:value-type="float">
            <text:p>0.3608398</text:p>
          </table:table-cell>
          <table:table-cell office:value-type="float" office:value="0.3280751" calcext:value-type="float">
            <text:p>0.3280751</text:p>
          </table:table-cell>
          <table:table-cell office:value-type="float" office:value="0" calcext:value-type="float">
            <text:p>0</text:p>
          </table:table-cell>
          <table:table-cell office:value-type="float" office:value="1210.465" calcext:value-type="float">
            <text:p>1210.4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6013" calcext:value-type="float">
            <text:p>-0.3760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9.415" calcext:value-type="float">
            <text:p>9.415</text:p>
          </table:table-cell>
          <table:table-cell office:value-type="float" office:value="1102.357" calcext:value-type="float">
            <text:p>1102.35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61097" calcext:value-type="float">
            <text:p>-26.61097</text:p>
          </table:table-cell>
          <table:table-cell office:value-type="float" office:value="0.1609163" calcext:value-type="float">
            <text:p>0.1609163</text:p>
          </table:table-cell>
          <table:table-cell office:value-type="float" office:value="16.71618" calcext:value-type="float">
            <text:p>16.71618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8" calcext:value-type="float">
            <text:p>2.665078</text:p>
          </table:table-cell>
          <table:table-cell office:value-type="float" office:value="-0.2530005" calcext:value-type="float">
            <text:p>-0.2530005</text:p>
          </table:table-cell>
          <table:table-cell office:value-type="float" office:value="-0.08092273" calcext:value-type="float">
            <text:p>-0.08092273</text:p>
          </table:table-cell>
          <table:table-cell office:value-type="float" office:value="0.007477761" calcext:value-type="float">
            <text:p>0.007477761</text:p>
          </table:table-cell>
          <table:table-cell office:value-type="float" office:value="14.39629" calcext:value-type="float">
            <text:p>14.39629</text:p>
          </table:table-cell>
          <table:table-cell office:value-type="float" office:value="3.371603" calcext:value-type="float">
            <text:p>3.371603</text:p>
          </table:table-cell>
          <table:table-cell office:value-type="float" office:value="0.08518539" calcext:value-type="float">
            <text:p>0.08518539</text:p>
          </table:table-cell>
          <table:table-cell office:value-type="float" office:value="0.05752419" calcext:value-type="float">
            <text:p>0.05752419</text:p>
          </table:table-cell>
          <table:table-cell office:value-type="float" office:value="0.03944485" calcext:value-type="float">
            <text:p>0.03944485</text:p>
          </table:table-cell>
          <table:table-cell office:value-type="float" office:value="0.03882654" calcext:value-type="float">
            <text:p>0.03882654</text:p>
          </table:table-cell>
          <table:table-cell office:value-type="float" office:value="0.01600631" calcext:value-type="float">
            <text:p>0.01600631</text:p>
          </table:table-cell>
          <table:table-cell office:value-type="float" office:value="0.01165898" calcext:value-type="float">
            <text:p>0.01165898</text:p>
          </table:table-cell>
          <table:table-cell office:value-type="float" office:value="0.02858065" calcext:value-type="float">
            <text:p>0.02858065</text:p>
          </table:table-cell>
          <table:table-cell office:value-type="float" office:value="0.02447951" calcext:value-type="float">
            <text:p>0.02447951</text:p>
          </table:table-cell>
          <table:table-cell office:value-type="float" office:value="0.02231849" calcext:value-type="float">
            <text:p>0.02231849</text:p>
          </table:table-cell>
          <table:table-cell office:value-type="float" office:value="0.02093725" calcext:value-type="float">
            <text:p>0.02093725</text:p>
          </table:table-cell>
          <table:table-cell office:value-type="float" office:value="0.01712909" calcext:value-type="float">
            <text:p>0.01712909</text:p>
          </table:table-cell>
          <table:table-cell office:value-type="float" office:value="0.008806322" calcext:value-type="float">
            <text:p>0.008806322</text:p>
          </table:table-cell>
          <table:table-cell office:value-type="float" office:value="0.007383028" calcext:value-type="float">
            <text:p>0.007383028</text:p>
          </table:table-cell>
          <table:table-cell office:value-type="float" office:value="0" calcext:value-type="float">
            <text:p>0</text:p>
          </table:table-cell>
          <table:table-cell office:value-type="float" office:value="37.4278" calcext:value-type="float">
            <text:p>37.4278</text:p>
          </table:table-cell>
          <table:table-cell office:value-type="float" office:value="63.54771" calcext:value-type="float">
            <text:p>63.54771</text:p>
          </table:table-cell>
          <table:table-cell office:value-type="float" office:value="50.47709" calcext:value-type="float">
            <text:p>50.47709</text:p>
          </table:table-cell>
          <table:table-cell office:value-type="float" office:value="16.15029" calcext:value-type="float">
            <text:p>16.15029</text:p>
          </table:table-cell>
          <table:table-cell office:value-type="float" office:value="7.623163" calcext:value-type="float">
            <text:p>7.623163</text:p>
          </table:table-cell>
          <table:table-cell office:value-type="float" office:value="2.040101" calcext:value-type="float">
            <text:p>2.040101</text:p>
          </table:table-cell>
          <table:table-cell office:value-type="float" office:value="2.378463" calcext:value-type="float">
            <text:p>2.378463</text:p>
          </table:table-cell>
          <table:table-cell office:value-type="float" office:value="9.667963" calcext:value-type="float">
            <text:p>9.667963</text:p>
          </table:table-cell>
          <table:table-cell office:value-type="float" office:value="6.601388" calcext:value-type="float">
            <text:p>6.601388</text:p>
          </table:table-cell>
          <table:table-cell office:value-type="float" office:value="2.949888" calcext:value-type="float">
            <text:p>2.949888</text:p>
          </table:table-cell>
          <table:table-cell office:value-type="float" office:value="1.248809" calcext:value-type="float">
            <text:p>1.248809</text:p>
          </table:table-cell>
          <table:table-cell office:value-type="float" office:value="0.6274982" calcext:value-type="float">
            <text:p>0.6274982</text:p>
          </table:table-cell>
          <table:table-cell office:value-type="float" office:value="0.3606423" calcext:value-type="float">
            <text:p>0.3606423</text:p>
          </table:table-cell>
          <table:table-cell office:value-type="float" office:value="0.3281031" calcext:value-type="float">
            <text:p>0.3281031</text:p>
          </table:table-cell>
          <table:table-cell office:value-type="float" office:value="0" calcext:value-type="float">
            <text:p>0</text:p>
          </table:table-cell>
          <table:table-cell office:value-type="float" office:value="1200.317" calcext:value-type="float">
            <text:p>1200.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60132" calcext:value-type="float">
            <text:p>-0.376013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9.401149" calcext:value-type="float">
            <text:p>9.401149</text:p>
          </table:table-cell>
          <table:table-cell office:value-type="float" office:value="1102.271" calcext:value-type="float">
            <text:p>1102.27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9641" calcext:value-type="float">
            <text:p>-26.59641</text:p>
          </table:table-cell>
          <table:table-cell office:value-type="float" office:value="0.1629022" calcext:value-type="float">
            <text:p>0.1629022</text:p>
          </table:table-cell>
          <table:table-cell office:value-type="float" office:value="16.81667" calcext:value-type="float">
            <text:p>16.81667</text:p>
          </table:table-cell>
          <table:table-cell office:value-type="float" office:value="0.0850162" calcext:value-type="float">
            <text:p>0.0850162</text:p>
          </table:table-cell>
          <table:table-cell office:value-type="float" office:value="0.00449095" calcext:value-type="float">
            <text:p>0.00449095</text:p>
          </table:table-cell>
          <table:table-cell office:value-type="float" office:value="0.3188802" calcext:value-type="float">
            <text:p>0.3188802</text:p>
          </table:table-cell>
          <table:table-cell office:value-type="float" office:value="2.665078" calcext:value-type="float">
            <text:p>2.665078</text:p>
          </table:table-cell>
          <table:table-cell office:value-type="float" office:value="-0.2530765" calcext:value-type="float">
            <text:p>-0.2530765</text:p>
          </table:table-cell>
          <table:table-cell office:value-type="float" office:value="-0.08089951" calcext:value-type="float">
            <text:p>-0.08089951</text:p>
          </table:table-cell>
          <table:table-cell office:value-type="float" office:value="0.007487055" calcext:value-type="float">
            <text:p>0.007487055</text:p>
          </table:table-cell>
          <table:table-cell office:value-type="float" office:value="14.33762" calcext:value-type="float">
            <text:p>14.33762</text:p>
          </table:table-cell>
          <table:table-cell office:value-type="float" office:value="3.55436" calcext:value-type="float">
            <text:p>3.55436</text:p>
          </table:table-cell>
          <table:table-cell office:value-type="float" office:value="0.08221174" calcext:value-type="float">
            <text:p>0.08221174</text:p>
          </table:table-cell>
          <table:table-cell office:value-type="float" office:value="0.05603939" calcext:value-type="float">
            <text:p>0.05603939</text:p>
          </table:table-cell>
          <table:table-cell office:value-type="float" office:value="0.03918593" calcext:value-type="float">
            <text:p>0.03918593</text:p>
          </table:table-cell>
          <table:table-cell office:value-type="float" office:value="0.03828707" calcext:value-type="float">
            <text:p>0.03828707</text:p>
          </table:table-cell>
          <table:table-cell office:value-type="float" office:value="0.01608692" calcext:value-type="float">
            <text:p>0.01608692</text:p>
          </table:table-cell>
          <table:table-cell office:value-type="float" office:value="0.01159845" calcext:value-type="float">
            <text:p>0.01159845</text:p>
          </table:table-cell>
          <table:table-cell office:value-type="float" office:value="0.02849593" calcext:value-type="float">
            <text:p>0.02849593</text:p>
          </table:table-cell>
          <table:table-cell office:value-type="float" office:value="0.02439899" calcext:value-type="float">
            <text:p>0.02439899</text:p>
          </table:table-cell>
          <table:table-cell office:value-type="float" office:value="0.02228382" calcext:value-type="float">
            <text:p>0.02228382</text:p>
          </table:table-cell>
          <table:table-cell office:value-type="float" office:value="0.02091731" calcext:value-type="float">
            <text:p>0.02091731</text:p>
          </table:table-cell>
          <table:table-cell office:value-type="float" office:value="0.0171332" calcext:value-type="float">
            <text:p>0.0171332</text:p>
          </table:table-cell>
          <table:table-cell office:value-type="float" office:value="0.008767175" calcext:value-type="float">
            <text:p>0.008767175</text:p>
          </table:table-cell>
          <table:table-cell office:value-type="float" office:value="0.007384237" calcext:value-type="float">
            <text:p>0.007384237</text:p>
          </table:table-cell>
          <table:table-cell office:value-type="float" office:value="0" calcext:value-type="float">
            <text:p>0</text:p>
          </table:table-cell>
          <table:table-cell office:value-type="float" office:value="37.33837" calcext:value-type="float">
            <text:p>37.33837</text:p>
          </table:table-cell>
          <table:table-cell office:value-type="float" office:value="63.99788" calcext:value-type="float">
            <text:p>63.99788</text:p>
          </table:table-cell>
          <table:table-cell office:value-type="float" office:value="50.68723" calcext:value-type="float">
            <text:p>50.68723</text:p>
          </table:table-cell>
          <table:table-cell office:value-type="float" office:value="16.52171" calcext:value-type="float">
            <text:p>16.52171</text:p>
          </table:table-cell>
          <table:table-cell office:value-type="float" office:value="7.921127" calcext:value-type="float">
            <text:p>7.921127</text:p>
          </table:table-cell>
          <table:table-cell office:value-type="float" office:value="2.106974" calcext:value-type="float">
            <text:p>2.106974</text:p>
          </table:table-cell>
          <table:table-cell office:value-type="float" office:value="2.458792" calcext:value-type="float">
            <text:p>2.458792</text:p>
          </table:table-cell>
          <table:table-cell office:value-type="float" office:value="9.695865" calcext:value-type="float">
            <text:p>9.695865</text:p>
          </table:table-cell>
          <table:table-cell office:value-type="float" office:value="6.621101" calcext:value-type="float">
            <text:p>6.621101</text:p>
          </table:table-cell>
          <table:table-cell office:value-type="float" office:value="2.960048" calcext:value-type="float">
            <text:p>2.960048</text:p>
          </table:table-cell>
          <table:table-cell office:value-type="float" office:value="1.251982" calcext:value-type="float">
            <text:p>1.251982</text:p>
          </table:table-cell>
          <table:table-cell office:value-type="float" office:value="0.6284272" calcext:value-type="float">
            <text:p>0.6284272</text:p>
          </table:table-cell>
          <table:table-cell office:value-type="float" office:value="0.3604497" calcext:value-type="float">
            <text:p>0.3604497</text:p>
          </table:table-cell>
          <table:table-cell office:value-type="float" office:value="0.3281319" calcext:value-type="float">
            <text:p>0.3281319</text:p>
          </table:table-cell>
          <table:table-cell office:value-type="float" office:value="0" calcext:value-type="float">
            <text:p>0</text:p>
          </table:table-cell>
          <table:table-cell office:value-type="float" office:value="1206.634" calcext:value-type="float">
            <text:p>1206.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60133" calcext:value-type="float">
            <text:p>-0.376013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9.38266" calcext:value-type="float">
            <text:p>9.38266</text:p>
          </table:table-cell>
          <table:table-cell office:value-type="float" office:value="1102.192" calcext:value-type="float">
            <text:p>1102.19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8725" calcext:value-type="float">
            <text:p>-26.58725</text:p>
          </table:table-cell>
          <table:table-cell office:value-type="float" office:value="0.1243682" calcext:value-type="float">
            <text:p>0.1243682</text:p>
          </table:table-cell>
          <table:table-cell office:value-type="float" office:value="16.96335" calcext:value-type="float">
            <text:p>16.96335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6" calcext:value-type="float">
            <text:p>2.666866</text:p>
          </table:table-cell>
          <table:table-cell office:value-type="float" office:value="-0.2531994" calcext:value-type="float">
            <text:p>-0.2531994</text:p>
          </table:table-cell>
          <table:table-cell office:value-type="float" office:value="-0.08090074" calcext:value-type="float">
            <text:p>-0.08090074</text:p>
          </table:table-cell>
          <table:table-cell office:value-type="float" office:value="0.007496371" calcext:value-type="float">
            <text:p>0.007496371</text:p>
          </table:table-cell>
          <table:table-cell office:value-type="float" office:value="14.32551" calcext:value-type="float">
            <text:p>14.32551</text:p>
          </table:table-cell>
          <table:table-cell office:value-type="float" office:value="1.947212" calcext:value-type="float">
            <text:p>1.947212</text:p>
          </table:table-cell>
          <table:table-cell office:value-type="float" office:value="0.130162" calcext:value-type="float">
            <text:p>0.130162</text:p>
          </table:table-cell>
          <table:table-cell office:value-type="float" office:value="0.06866292" calcext:value-type="float">
            <text:p>0.06866292</text:p>
          </table:table-cell>
          <table:table-cell office:value-type="float" office:value="0.03432779" calcext:value-type="float">
            <text:p>0.03432779</text:p>
          </table:table-cell>
          <table:table-cell office:value-type="float" office:value="0.03534903" calcext:value-type="float">
            <text:p>0.03534903</text:p>
          </table:table-cell>
          <table:table-cell office:value-type="float" office:value="0.01547519" calcext:value-type="float">
            <text:p>0.01547519</text:p>
          </table:table-cell>
          <table:table-cell office:value-type="float" office:value="0.01204822" calcext:value-type="float">
            <text:p>0.01204822</text:p>
          </table:table-cell>
          <table:table-cell office:value-type="float" office:value="0.02840417" calcext:value-type="float">
            <text:p>0.02840417</text:p>
          </table:table-cell>
          <table:table-cell office:value-type="float" office:value="0.02432603" calcext:value-type="float">
            <text:p>0.02432603</text:p>
          </table:table-cell>
          <table:table-cell office:value-type="float" office:value="0.02225045" calcext:value-type="float">
            <text:p>0.02225045</text:p>
          </table:table-cell>
          <table:table-cell office:value-type="float" office:value="0.02089772" calcext:value-type="float">
            <text:p>0.02089772</text:p>
          </table:table-cell>
          <table:table-cell office:value-type="float" office:value="0.017137" calcext:value-type="float">
            <text:p>0.017137</text:p>
          </table:table-cell>
          <table:table-cell office:value-type="float" office:value="0.00872846" calcext:value-type="float">
            <text:p>0.00872846</text:p>
          </table:table-cell>
          <table:table-cell office:value-type="float" office:value="0.00738524" calcext:value-type="float">
            <text:p>0.00738524</text:p>
          </table:table-cell>
          <table:table-cell office:value-type="float" office:value="0" calcext:value-type="float">
            <text:p>0</text:p>
          </table:table-cell>
          <table:table-cell office:value-type="float" office:value="10.62907" calcext:value-type="float">
            <text:p>10.62907</text:p>
          </table:table-cell>
          <table:table-cell office:value-type="float" office:value="38.49136" calcext:value-type="float">
            <text:p>38.49136</text:p>
          </table:table-cell>
          <table:table-cell office:value-type="float" office:value="77.80931" calcext:value-type="float">
            <text:p>77.80931</text:p>
          </table:table-cell>
          <table:table-cell office:value-type="float" office:value="16.96594" calcext:value-type="float">
            <text:p>16.96594</text:p>
          </table:table-cell>
          <table:table-cell office:value-type="float" office:value="8.316913" calcext:value-type="float">
            <text:p>8.316913</text:p>
          </table:table-cell>
          <table:table-cell office:value-type="float" office:value="2.169533" calcext:value-type="float">
            <text:p>2.169533</text:p>
          </table:table-cell>
          <table:table-cell office:value-type="float" office:value="2.512628" calcext:value-type="float">
            <text:p>2.512628</text:p>
          </table:table-cell>
          <table:table-cell office:value-type="float" office:value="9.734405" calcext:value-type="float">
            <text:p>9.734405</text:p>
          </table:table-cell>
          <table:table-cell office:value-type="float" office:value="6.640783" calcext:value-type="float">
            <text:p>6.640783</text:p>
          </table:table-cell>
          <table:table-cell office:value-type="float" office:value="2.970143" calcext:value-type="float">
            <text:p>2.970143</text:p>
          </table:table-cell>
          <table:table-cell office:value-type="float" office:value="1.255126" calcext:value-type="float">
            <text:p>1.255126</text:p>
          </table:table-cell>
          <table:table-cell office:value-type="float" office:value="0.6293538" calcext:value-type="float">
            <text:p>0.6293538</text:p>
          </table:table-cell>
          <table:table-cell office:value-type="float" office:value="0.3602449" calcext:value-type="float">
            <text:p>0.3602449</text:p>
          </table:table-cell>
          <table:table-cell office:value-type="float" office:value="0.3281643" calcext:value-type="float">
            <text:p>0.3281643</text:p>
          </table:table-cell>
          <table:table-cell office:value-type="float" office:value="0" calcext:value-type="float">
            <text:p>0</text:p>
          </table:table-cell>
          <table:table-cell office:value-type="float" office:value="643.3634" calcext:value-type="float">
            <text:p>643.3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61352" calcext:value-type="float">
            <text:p>-0.3761352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9.366706" calcext:value-type="float">
            <text:p>9.366706</text:p>
          </table:table-cell>
          <table:table-cell office:value-type="float" office:value="1102.127" calcext:value-type="float">
            <text:p>1102.12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792" calcext:value-type="float">
            <text:p>-26.5792</text:p>
          </table:table-cell>
          <table:table-cell office:value-type="float" office:value="0.1118618" calcext:value-type="float">
            <text:p>0.1118618</text:p>
          </table:table-cell>
          <table:table-cell office:value-type="float" office:value="17.05338" calcext:value-type="float">
            <text:p>17.05338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6" calcext:value-type="float">
            <text:p>2.666866</text:p>
          </table:table-cell>
          <table:table-cell office:value-type="float" office:value="-0.2533198" calcext:value-type="float">
            <text:p>-0.2533198</text:p>
          </table:table-cell>
          <table:table-cell office:value-type="float" office:value="-0.0808944" calcext:value-type="float">
            <text:p>-0.0808944</text:p>
          </table:table-cell>
          <table:table-cell office:value-type="float" office:value="0.007505323" calcext:value-type="float">
            <text:p>0.007505323</text:p>
          </table:table-cell>
          <table:table-cell office:value-type="float" office:value="14.32976" calcext:value-type="float">
            <text:p>14.32976</text:p>
          </table:table-cell>
          <table:table-cell office:value-type="float" office:value="1.17767" calcext:value-type="float">
            <text:p>1.17767</text:p>
          </table:table-cell>
          <table:table-cell office:value-type="float" office:value="0.09336563" calcext:value-type="float">
            <text:p>0.09336563</text:p>
          </table:table-cell>
          <table:table-cell office:value-type="float" office:value="0.06325058" calcext:value-type="float">
            <text:p>0.06325058</text:p>
          </table:table-cell>
          <table:table-cell office:value-type="float" office:value="0.0318" calcext:value-type="float">
            <text:p>0.0318</text:p>
          </table:table-cell>
          <table:table-cell office:value-type="float" office:value="0.03291059" calcext:value-type="float">
            <text:p>0.03291059</text:p>
          </table:table-cell>
          <table:table-cell office:value-type="float" office:value="0.01504855" calcext:value-type="float">
            <text:p>0.01504855</text:p>
          </table:table-cell>
          <table:table-cell office:value-type="float" office:value="0.0120156" calcext:value-type="float">
            <text:p>0.0120156</text:p>
          </table:table-cell>
          <table:table-cell office:value-type="float" office:value="0.02831955" calcext:value-type="float">
            <text:p>0.02831955</text:p>
          </table:table-cell>
          <table:table-cell office:value-type="float" office:value="0.02426508" calcext:value-type="float">
            <text:p>0.02426508</text:p>
          </table:table-cell>
          <table:table-cell office:value-type="float" office:value="0.02222119" calcext:value-type="float">
            <text:p>0.02222119</text:p>
          </table:table-cell>
          <table:table-cell office:value-type="float" office:value="0.02087922" calcext:value-type="float">
            <text:p>0.02087922</text:p>
          </table:table-cell>
          <table:table-cell office:value-type="float" office:value="0.01714084" calcext:value-type="float">
            <text:p>0.01714084</text:p>
          </table:table-cell>
          <table:table-cell office:value-type="float" office:value="0.008690273" calcext:value-type="float">
            <text:p>0.008690273</text:p>
          </table:table-cell>
          <table:table-cell office:value-type="float" office:value="0.007386319" calcext:value-type="float">
            <text:p>0.007386319</text:p>
          </table:table-cell>
          <table:table-cell office:value-type="float" office:value="0" calcext:value-type="float">
            <text:p>0</text:p>
          </table:table-cell>
          <table:table-cell office:value-type="float" office:value="26.35806" calcext:value-type="float">
            <text:p>26.35806</text:p>
          </table:table-cell>
          <table:table-cell office:value-type="float" office:value="40.32622" calcext:value-type="float">
            <text:p>40.32622</text:p>
          </table:table-cell>
          <table:table-cell office:value-type="float" office:value="72.22068" calcext:value-type="float">
            <text:p>72.22068</text:p>
          </table:table-cell>
          <table:table-cell office:value-type="float" office:value="18.44664" calcext:value-type="float">
            <text:p>18.44664</text:p>
          </table:table-cell>
          <table:table-cell office:value-type="float" office:value="8.810153" calcext:value-type="float">
            <text:p>8.810153</text:p>
          </table:table-cell>
          <table:table-cell office:value-type="float" office:value="2.222332" calcext:value-type="float">
            <text:p>2.222332</text:p>
          </table:table-cell>
          <table:table-cell office:value-type="float" office:value="2.537981" calcext:value-type="float">
            <text:p>2.537981</text:p>
          </table:table-cell>
          <table:table-cell office:value-type="float" office:value="9.773686" calcext:value-type="float">
            <text:p>9.773686</text:p>
          </table:table-cell>
          <table:table-cell office:value-type="float" office:value="6.660659" calcext:value-type="float">
            <text:p>6.660659</text:p>
          </table:table-cell>
          <table:table-cell office:value-type="float" office:value="2.980234" calcext:value-type="float">
            <text:p>2.980234</text:p>
          </table:table-cell>
          <table:table-cell office:value-type="float" office:value="1.258264" calcext:value-type="float">
            <text:p>1.258264</text:p>
          </table:table-cell>
          <table:table-cell office:value-type="float" office:value="0.6303058" calcext:value-type="float">
            <text:p>0.6303058</text:p>
          </table:table-cell>
          <table:table-cell office:value-type="float" office:value="0.3600464" calcext:value-type="float">
            <text:p>0.3600464</text:p>
          </table:table-cell>
          <table:table-cell office:value-type="float" office:value="0.3281945" calcext:value-type="float">
            <text:p>0.3281945</text:p>
          </table:table-cell>
          <table:table-cell office:value-type="float" office:value="0" calcext:value-type="float">
            <text:p>0</text:p>
          </table:table-cell>
          <table:table-cell office:value-type="float" office:value="584.8743" calcext:value-type="float">
            <text:p>584.8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0238" calcext:value-type="float">
            <text:p>-0.378023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9.352264" calcext:value-type="float">
            <text:p>9.352264</text:p>
          </table:table-cell>
          <table:table-cell office:value-type="float" office:value="1102.066" calcext:value-type="float">
            <text:p>1102.06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7111" calcext:value-type="float">
            <text:p>-26.57111</text:p>
          </table:table-cell>
          <table:table-cell office:value-type="float" office:value="0.1036304" calcext:value-type="float">
            <text:p>0.1036304</text:p>
          </table:table-cell>
          <table:table-cell office:value-type="float" office:value="17.13575" calcext:value-type="float">
            <text:p>17.13575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6" calcext:value-type="float">
            <text:p>2.666866</text:p>
          </table:table-cell>
          <table:table-cell office:value-type="float" office:value="-0.253451" calcext:value-type="float">
            <text:p>-0.253451</text:p>
          </table:table-cell>
          <table:table-cell office:value-type="float" office:value="-0.08088797" calcext:value-type="float">
            <text:p>-0.08088797</text:p>
          </table:table-cell>
          <table:table-cell office:value-type="float" office:value="0.007513694" calcext:value-type="float">
            <text:p>0.007513694</text:p>
          </table:table-cell>
          <table:table-cell office:value-type="float" office:value="14.33463" calcext:value-type="float">
            <text:p>14.33463</text:p>
          </table:table-cell>
          <table:table-cell office:value-type="float" office:value="0.7211134" calcext:value-type="float">
            <text:p>0.7211134</text:p>
          </table:table-cell>
          <table:table-cell office:value-type="float" office:value="0.07650069" calcext:value-type="float">
            <text:p>0.07650069</text:p>
          </table:table-cell>
          <table:table-cell office:value-type="float" office:value="0.0568277" calcext:value-type="float">
            <text:p>0.0568277</text:p>
          </table:table-cell>
          <table:table-cell office:value-type="float" office:value="0.03027769" calcext:value-type="float">
            <text:p>0.03027769</text:p>
          </table:table-cell>
          <table:table-cell office:value-type="float" office:value="0.03112609" calcext:value-type="float">
            <text:p>0.03112609</text:p>
          </table:table-cell>
          <table:table-cell office:value-type="float" office:value="0.01477703" calcext:value-type="float">
            <text:p>0.01477703</text:p>
          </table:table-cell>
          <table:table-cell office:value-type="float" office:value="0.01200146" calcext:value-type="float">
            <text:p>0.01200146</text:p>
          </table:table-cell>
          <table:table-cell office:value-type="float" office:value="0.02828862" calcext:value-type="float">
            <text:p>0.02828862</text:p>
          </table:table-cell>
          <table:table-cell office:value-type="float" office:value="0.02421848" calcext:value-type="float">
            <text:p>0.02421848</text:p>
          </table:table-cell>
          <table:table-cell office:value-type="float" office:value="0.02219598" calcext:value-type="float">
            <text:p>0.02219598</text:p>
          </table:table-cell>
          <table:table-cell office:value-type="float" office:value="0.02086156" calcext:value-type="float">
            <text:p>0.02086156</text:p>
          </table:table-cell>
          <table:table-cell office:value-type="float" office:value="0.01714454" calcext:value-type="float">
            <text:p>0.01714454</text:p>
          </table:table-cell>
          <table:table-cell office:value-type="float" office:value="0.008652543" calcext:value-type="float">
            <text:p>0.008652543</text:p>
          </table:table-cell>
          <table:table-cell office:value-type="float" office:value="0.007387328" calcext:value-type="float">
            <text:p>0.007387328</text:p>
          </table:table-cell>
          <table:table-cell office:value-type="float" office:value="0" calcext:value-type="float">
            <text:p>0</text:p>
          </table:table-cell>
          <table:table-cell office:value-type="float" office:value="43.58826" calcext:value-type="float">
            <text:p>43.58826</text:p>
          </table:table-cell>
          <table:table-cell office:value-type="float" office:value="43.11126" calcext:value-type="float">
            <text:p>43.11126</text:p>
          </table:table-cell>
          <table:table-cell office:value-type="float" office:value="66.27163" calcext:value-type="float">
            <text:p>66.27163</text:p>
          </table:table-cell>
          <table:table-cell office:value-type="float" office:value="19.12993" calcext:value-type="float">
            <text:p>19.12993</text:p>
          </table:table-cell>
          <table:table-cell office:value-type="float" office:value="9.253736" calcext:value-type="float">
            <text:p>9.253736</text:p>
          </table:table-cell>
          <table:table-cell office:value-type="float" office:value="2.272121" calcext:value-type="float">
            <text:p>2.272121</text:p>
          </table:table-cell>
          <table:table-cell office:value-type="float" office:value="2.557297" calcext:value-type="float">
            <text:p>2.557297</text:p>
          </table:table-cell>
          <table:table-cell office:value-type="float" office:value="9.810982" calcext:value-type="float">
            <text:p>9.810982</text:p>
          </table:table-cell>
          <table:table-cell office:value-type="float" office:value="6.680017" calcext:value-type="float">
            <text:p>6.680017</text:p>
          </table:table-cell>
          <table:table-cell office:value-type="float" office:value="2.990244" calcext:value-type="float">
            <text:p>2.990244</text:p>
          </table:table-cell>
          <table:table-cell office:value-type="float" office:value="1.261386" calcext:value-type="float">
            <text:p>1.261386</text:p>
          </table:table-cell>
          <table:table-cell office:value-type="float" office:value="0.6312751" calcext:value-type="float">
            <text:p>0.6312751</text:p>
          </table:table-cell>
          <table:table-cell office:value-type="float" office:value="0.3598468" calcext:value-type="float">
            <text:p>0.3598468</text:p>
          </table:table-cell>
          <table:table-cell office:value-type="float" office:value="0.3282246" calcext:value-type="float">
            <text:p>0.3282246</text:p>
          </table:table-cell>
          <table:table-cell office:value-type="float" office:value="0" calcext:value-type="float">
            <text:p>0</text:p>
          </table:table-cell>
          <table:table-cell office:value-type="float" office:value="532.0008" calcext:value-type="float">
            <text:p>532.0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0437" calcext:value-type="float">
            <text:p>-0.378043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9.336716" calcext:value-type="float">
            <text:p>9.336716</text:p>
          </table:table-cell>
          <table:table-cell office:value-type="float" office:value="1102.006" calcext:value-type="float">
            <text:p>1102.00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6284" calcext:value-type="float">
            <text:p>-26.56284</text:p>
          </table:table-cell>
          <table:table-cell office:value-type="float" office:value="0.09797887" calcext:value-type="float">
            <text:p>0.09797887</text:p>
          </table:table-cell>
          <table:table-cell office:value-type="float" office:value="17.21506" calcext:value-type="float">
            <text:p>17.21506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6" calcext:value-type="float">
            <text:p>2.666866</text:p>
          </table:table-cell>
          <table:table-cell office:value-type="float" office:value="-0.2535473" calcext:value-type="float">
            <text:p>-0.2535473</text:p>
          </table:table-cell>
          <table:table-cell office:value-type="float" office:value="-0.08088104" calcext:value-type="float">
            <text:p>-0.08088104</text:p>
          </table:table-cell>
          <table:table-cell office:value-type="float" office:value="0.007521613" calcext:value-type="float">
            <text:p>0.007521613</text:p>
          </table:table-cell>
          <table:table-cell office:value-type="float" office:value="14.34031" calcext:value-type="float">
            <text:p>14.34031</text:p>
          </table:table-cell>
          <table:table-cell office:value-type="float" office:value="0.4551819" calcext:value-type="float">
            <text:p>0.4551819</text:p>
          </table:table-cell>
          <table:table-cell office:value-type="float" office:value="0.06625441" calcext:value-type="float">
            <text:p>0.06625441</text:p>
          </table:table-cell>
          <table:table-cell office:value-type="float" office:value="0.0524652" calcext:value-type="float">
            <text:p>0.0524652</text:p>
          </table:table-cell>
          <table:table-cell office:value-type="float" office:value="0.02945116" calcext:value-type="float">
            <text:p>0.02945116</text:p>
          </table:table-cell>
          <table:table-cell office:value-type="float" office:value="0.03002178" calcext:value-type="float">
            <text:p>0.03002178</text:p>
          </table:table-cell>
          <table:table-cell office:value-type="float" office:value="0.01464749" calcext:value-type="float">
            <text:p>0.01464749</text:p>
          </table:table-cell>
          <table:table-cell office:value-type="float" office:value="0.0120212" calcext:value-type="float">
            <text:p>0.0120212</text:p>
          </table:table-cell>
          <table:table-cell office:value-type="float" office:value="0.02830052" calcext:value-type="float">
            <text:p>0.02830052</text:p>
          </table:table-cell>
          <table:table-cell office:value-type="float" office:value="0.02419024" calcext:value-type="float">
            <text:p>0.02419024</text:p>
          </table:table-cell>
          <table:table-cell office:value-type="float" office:value="0.02217647" calcext:value-type="float">
            <text:p>0.02217647</text:p>
          </table:table-cell>
          <table:table-cell office:value-type="float" office:value="0.02084519" calcext:value-type="float">
            <text:p>0.02084519</text:p>
          </table:table-cell>
          <table:table-cell office:value-type="float" office:value="0.01714812" calcext:value-type="float">
            <text:p>0.01714812</text:p>
          </table:table-cell>
          <table:table-cell office:value-type="float" office:value="0.008615273" calcext:value-type="float">
            <text:p>0.008615273</text:p>
          </table:table-cell>
          <table:table-cell office:value-type="float" office:value="0.007388274" calcext:value-type="float">
            <text:p>0.007388274</text:p>
          </table:table-cell>
          <table:table-cell office:value-type="float" office:value="0" calcext:value-type="float">
            <text:p>0</text:p>
          </table:table-cell>
          <table:table-cell office:value-type="float" office:value="60.21381" calcext:value-type="float">
            <text:p>60.21381</text:p>
          </table:table-cell>
          <table:table-cell office:value-type="float" office:value="45.34866" calcext:value-type="float">
            <text:p>45.34866</text:p>
          </table:table-cell>
          <table:table-cell office:value-type="float" office:value="60.8368" calcext:value-type="float">
            <text:p>60.8368</text:p>
          </table:table-cell>
          <table:table-cell office:value-type="float" office:value="19.81603" calcext:value-type="float">
            <text:p>19.81603</text:p>
          </table:table-cell>
          <table:table-cell office:value-type="float" office:value="9.650799" calcext:value-type="float">
            <text:p>9.650799</text:p>
          </table:table-cell>
          <table:table-cell office:value-type="float" office:value="2.320966" calcext:value-type="float">
            <text:p>2.320966</text:p>
          </table:table-cell>
          <table:table-cell office:value-type="float" office:value="2.574665" calcext:value-type="float">
            <text:p>2.574665</text:p>
          </table:table-cell>
          <table:table-cell office:value-type="float" office:value="9.846108" calcext:value-type="float">
            <text:p>9.846108</text:p>
          </table:table-cell>
          <table:table-cell office:value-type="float" office:value="6.698834" calcext:value-type="float">
            <text:p>6.698834</text:p>
          </table:table-cell>
          <table:table-cell office:value-type="float" office:value="3.000112" calcext:value-type="float">
            <text:p>3.000112</text:p>
          </table:table-cell>
          <table:table-cell office:value-type="float" office:value="1.264482" calcext:value-type="float">
            <text:p>1.264482</text:p>
          </table:table-cell>
          <table:table-cell office:value-type="float" office:value="0.6322533" calcext:value-type="float">
            <text:p>0.6322533</text:p>
          </table:table-cell>
          <table:table-cell office:value-type="float" office:value="0.3596468" calcext:value-type="float">
            <text:p>0.3596468</text:p>
          </table:table-cell>
          <table:table-cell office:value-type="float" office:value="0.3282547" calcext:value-type="float">
            <text:p>0.3282547</text:p>
          </table:table-cell>
          <table:table-cell office:value-type="float" office:value="0" calcext:value-type="float">
            <text:p>0</text:p>
          </table:table-cell>
          <table:table-cell office:value-type="float" office:value="483.55" calcext:value-type="float">
            <text:p>483.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0461" calcext:value-type="float">
            <text:p>-0.378046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9.320996" calcext:value-type="float">
            <text:p>9.320996</text:p>
          </table:table-cell>
          <table:table-cell office:value-type="float" office:value="1101.944" calcext:value-type="float">
            <text:p>1101.94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5379" calcext:value-type="float">
            <text:p>-26.55379</text:p>
          </table:table-cell>
          <table:table-cell office:value-type="float" office:value="0.09558322" calcext:value-type="float">
            <text:p>0.09558322</text:p>
          </table:table-cell>
          <table:table-cell office:value-type="float" office:value="17.2915" calcext:value-type="float">
            <text:p>17.2915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6" calcext:value-type="float">
            <text:p>2.666866</text:p>
          </table:table-cell>
          <table:table-cell office:value-type="float" office:value="-0.2546967" calcext:value-type="float">
            <text:p>-0.2546967</text:p>
          </table:table-cell>
          <table:table-cell office:value-type="float" office:value="-0.0808695" calcext:value-type="float">
            <text:p>-0.0808695</text:p>
          </table:table-cell>
          <table:table-cell office:value-type="float" office:value="0.007529284" calcext:value-type="float">
            <text:p>0.007529284</text:p>
          </table:table-cell>
          <table:table-cell office:value-type="float" office:value="14.33835" calcext:value-type="float">
            <text:p>14.33835</text:p>
          </table:table-cell>
          <table:table-cell office:value-type="float" office:value="0.358666" calcext:value-type="float">
            <text:p>0.358666</text:p>
          </table:table-cell>
          <table:table-cell office:value-type="float" office:value="0.06056038" calcext:value-type="float">
            <text:p>0.06056038</text:p>
          </table:table-cell>
          <table:table-cell office:value-type="float" office:value="0.04933425" calcext:value-type="float">
            <text:p>0.04933425</text:p>
          </table:table-cell>
          <table:table-cell office:value-type="float" office:value="0.02917491" calcext:value-type="float">
            <text:p>0.02917491</text:p>
          </table:table-cell>
          <table:table-cell office:value-type="float" office:value="0.02949523" calcext:value-type="float">
            <text:p>0.02949523</text:p>
          </table:table-cell>
          <table:table-cell office:value-type="float" office:value="0.01464765" calcext:value-type="float">
            <text:p>0.01464765</text:p>
          </table:table-cell>
          <table:table-cell office:value-type="float" office:value="0.01205945" calcext:value-type="float">
            <text:p>0.01205945</text:p>
          </table:table-cell>
          <table:table-cell office:value-type="float" office:value="0.02833116" calcext:value-type="float">
            <text:p>0.02833116</text:p>
          </table:table-cell>
          <table:table-cell office:value-type="float" office:value="0.0241754" calcext:value-type="float">
            <text:p>0.0241754</text:p>
          </table:table-cell>
          <table:table-cell office:value-type="float" office:value="0.02216296" calcext:value-type="float">
            <text:p>0.02216296</text:p>
          </table:table-cell>
          <table:table-cell office:value-type="float" office:value="0.02083057" calcext:value-type="float">
            <text:p>0.02083057</text:p>
          </table:table-cell>
          <table:table-cell office:value-type="float" office:value="0.01715174" calcext:value-type="float">
            <text:p>0.01715174</text:p>
          </table:table-cell>
          <table:table-cell office:value-type="float" office:value="0.008578466" calcext:value-type="float">
            <text:p>0.008578466</text:p>
          </table:table-cell>
          <table:table-cell office:value-type="float" office:value="0.007389161" calcext:value-type="float">
            <text:p>0.007389161</text:p>
          </table:table-cell>
          <table:table-cell office:value-type="float" office:value="0" calcext:value-type="float">
            <text:p>0</text:p>
          </table:table-cell>
          <table:table-cell office:value-type="float" office:value="64.828" calcext:value-type="float">
            <text:p>64.828</text:p>
          </table:table-cell>
          <table:table-cell office:value-type="float" office:value="48.34984" calcext:value-type="float">
            <text:p>48.34984</text:p>
          </table:table-cell>
          <table:table-cell office:value-type="float" office:value="57.65322" calcext:value-type="float">
            <text:p>57.65322</text:p>
          </table:table-cell>
          <table:table-cell office:value-type="float" office:value="20.45905" calcext:value-type="float">
            <text:p>20.45905</text:p>
          </table:table-cell>
          <table:table-cell office:value-type="float" office:value="10.03777" calcext:value-type="float">
            <text:p>10.03777</text:p>
          </table:table-cell>
          <table:table-cell office:value-type="float" office:value="2.370351" calcext:value-type="float">
            <text:p>2.370351</text:p>
          </table:table-cell>
          <table:table-cell office:value-type="float" office:value="2.594421" calcext:value-type="float">
            <text:p>2.594421</text:p>
          </table:table-cell>
          <table:table-cell office:value-type="float" office:value="9.879001" calcext:value-type="float">
            <text:p>9.879001</text:p>
          </table:table-cell>
          <table:table-cell office:value-type="float" office:value="6.717293" calcext:value-type="float">
            <text:p>6.717293</text:p>
          </table:table-cell>
          <table:table-cell office:value-type="float" office:value="3.009797" calcext:value-type="float">
            <text:p>3.009797</text:p>
          </table:table-cell>
          <table:table-cell office:value-type="float" office:value="1.267546" calcext:value-type="float">
            <text:p>1.267546</text:p>
          </table:table-cell>
          <table:table-cell office:value-type="float" office:value="0.6332389" calcext:value-type="float">
            <text:p>0.6332389</text:p>
          </table:table-cell>
          <table:table-cell office:value-type="float" office:value="0.3594482" calcext:value-type="float">
            <text:p>0.3594482</text:p>
          </table:table-cell>
          <table:table-cell office:value-type="float" office:value="0.3282848" calcext:value-type="float">
            <text:p>0.3282848</text:p>
          </table:table-cell>
          <table:table-cell office:value-type="float" office:value="0" calcext:value-type="float">
            <text:p>0</text:p>
          </table:table-cell>
          <table:table-cell office:value-type="float" office:value="462.6335" calcext:value-type="float">
            <text:p>462.6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4689" calcext:value-type="float">
            <text:p>-0.378468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9.305375" calcext:value-type="float">
            <text:p>9.305375</text:p>
          </table:table-cell>
          <table:table-cell office:value-type="float" office:value="1101.879" calcext:value-type="float">
            <text:p>1101.87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3718" calcext:value-type="float">
            <text:p>-26.53718</text:p>
          </table:table-cell>
          <table:table-cell office:value-type="float" office:value="0.1044875" calcext:value-type="float">
            <text:p>0.1044875</text:p>
          </table:table-cell>
          <table:table-cell office:value-type="float" office:value="17.36757" calcext:value-type="float">
            <text:p>17.36757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6" calcext:value-type="float">
            <text:p>2.666866</text:p>
          </table:table-cell>
          <table:table-cell office:value-type="float" office:value="-0.2566365" calcext:value-type="float">
            <text:p>-0.2566365</text:p>
          </table:table-cell>
          <table:table-cell office:value-type="float" office:value="-0.08085135" calcext:value-type="float">
            <text:p>-0.08085135</text:p>
          </table:table-cell>
          <table:table-cell office:value-type="float" office:value="0.00753685" calcext:value-type="float">
            <text:p>0.00753685</text:p>
          </table:table-cell>
          <table:table-cell office:value-type="float" office:value="14.30478" calcext:value-type="float">
            <text:p>14.30478</text:p>
          </table:table-cell>
          <table:table-cell office:value-type="float" office:value="0.8501374" calcext:value-type="float">
            <text:p>0.8501374</text:p>
          </table:table-cell>
          <table:table-cell office:value-type="float" office:value="0.06148953" calcext:value-type="float">
            <text:p>0.06148953</text:p>
          </table:table-cell>
          <table:table-cell office:value-type="float" office:value="0.04654321" calcext:value-type="float">
            <text:p>0.04654321</text:p>
          </table:table-cell>
          <table:table-cell office:value-type="float" office:value="0.02908079" calcext:value-type="float">
            <text:p>0.02908079</text:p>
          </table:table-cell>
          <table:table-cell office:value-type="float" office:value="0.029217" calcext:value-type="float">
            <text:p>0.029217</text:p>
          </table:table-cell>
          <table:table-cell office:value-type="float" office:value="0.01467121" calcext:value-type="float">
            <text:p>0.01467121</text:p>
          </table:table-cell>
          <table:table-cell office:value-type="float" office:value="0.01207512" calcext:value-type="float">
            <text:p>0.01207512</text:p>
          </table:table-cell>
          <table:table-cell office:value-type="float" office:value="0.02836395" calcext:value-type="float">
            <text:p>0.02836395</text:p>
          </table:table-cell>
          <table:table-cell office:value-type="float" office:value="0.02416721" calcext:value-type="float">
            <text:p>0.02416721</text:p>
          </table:table-cell>
          <table:table-cell office:value-type="float" office:value="0.02215461" calcext:value-type="float">
            <text:p>0.02215461</text:p>
          </table:table-cell>
          <table:table-cell office:value-type="float" office:value="0.02081793" calcext:value-type="float">
            <text:p>0.02081793</text:p>
          </table:table-cell>
          <table:table-cell office:value-type="float" office:value="0.01715542" calcext:value-type="float">
            <text:p>0.01715542</text:p>
          </table:table-cell>
          <table:table-cell office:value-type="float" office:value="0.008542136" calcext:value-type="float">
            <text:p>0.008542136</text:p>
          </table:table-cell>
          <table:table-cell office:value-type="float" office:value="0.007389978" calcext:value-type="float">
            <text:p>0.007389978</text:p>
          </table:table-cell>
          <table:table-cell office:value-type="float" office:value="0" calcext:value-type="float">
            <text:p>0</text:p>
          </table:table-cell>
          <table:table-cell office:value-type="float" office:value="55.74812" calcext:value-type="float">
            <text:p>55.74812</text:p>
          </table:table-cell>
          <table:table-cell office:value-type="float" office:value="52.61997" calcext:value-type="float">
            <text:p>52.61997</text:p>
          </table:table-cell>
          <table:table-cell office:value-type="float" office:value="56.17282" calcext:value-type="float">
            <text:p>56.17282</text:p>
          </table:table-cell>
          <table:table-cell office:value-type="float" office:value="21.08343" calcext:value-type="float">
            <text:p>21.08343</text:p>
          </table:table-cell>
          <table:table-cell office:value-type="float" office:value="10.41549" calcext:value-type="float">
            <text:p>10.41549</text:p>
          </table:table-cell>
          <table:table-cell office:value-type="float" office:value="2.420634" calcext:value-type="float">
            <text:p>2.420634</text:p>
          </table:table-cell>
          <table:table-cell office:value-type="float" office:value="2.617203" calcext:value-type="float">
            <text:p>2.617203</text:p>
          </table:table-cell>
          <table:table-cell office:value-type="float" office:value="9.910288" calcext:value-type="float">
            <text:p>9.910288</text:p>
          </table:table-cell>
          <table:table-cell office:value-type="float" office:value="6.735491" calcext:value-type="float">
            <text:p>6.735491</text:p>
          </table:table-cell>
          <table:table-cell office:value-type="float" office:value="3.019288" calcext:value-type="float">
            <text:p>3.019288</text:p>
          </table:table-cell>
          <table:table-cell office:value-type="float" office:value="1.270573" calcext:value-type="float">
            <text:p>1.270573</text:p>
          </table:table-cell>
          <table:table-cell office:value-type="float" office:value="0.6342264" calcext:value-type="float">
            <text:p>0.6342264</text:p>
          </table:table-cell>
          <table:table-cell office:value-type="float" office:value="0.3592523" calcext:value-type="float">
            <text:p>0.3592523</text:p>
          </table:table-cell>
          <table:table-cell office:value-type="float" office:value="0.3283148" calcext:value-type="float">
            <text:p>0.3283148</text:p>
          </table:table-cell>
          <table:table-cell office:value-type="float" office:value="0" calcext:value-type="float">
            <text:p>0</text:p>
          </table:table-cell>
          <table:table-cell office:value-type="float" office:value="554.908" calcext:value-type="float">
            <text:p>554.9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094" calcext:value-type="float">
            <text:p>-0.378909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9.288674" calcext:value-type="float">
            <text:p>9.288674</text:p>
          </table:table-cell>
          <table:table-cell office:value-type="float" office:value="1101.809" calcext:value-type="float">
            <text:p>1101.80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2518" calcext:value-type="float">
            <text:p>-26.52518</text:p>
          </table:table-cell>
          <table:table-cell office:value-type="float" office:value="0.1109259" calcext:value-type="float">
            <text:p>0.1109259</text:p>
          </table:table-cell>
          <table:table-cell office:value-type="float" office:value="17.44828" calcext:value-type="float">
            <text:p>17.44828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6" calcext:value-type="float">
            <text:p>2.666866</text:p>
          </table:table-cell>
          <table:table-cell office:value-type="float" office:value="-0.2566796" calcext:value-type="float">
            <text:p>-0.2566796</text:p>
          </table:table-cell>
          <table:table-cell office:value-type="float" office:value="-0.08083345" calcext:value-type="float">
            <text:p>-0.08083345</text:p>
          </table:table-cell>
          <table:table-cell office:value-type="float" office:value="0.007544514" calcext:value-type="float">
            <text:p>0.007544514</text:p>
          </table:table-cell>
          <table:table-cell office:value-type="float" office:value="14.27609" calcext:value-type="float">
            <text:p>14.27609</text:p>
          </table:table-cell>
          <table:table-cell office:value-type="float" office:value="1.266453" calcext:value-type="float">
            <text:p>1.266453</text:p>
          </table:table-cell>
          <table:table-cell office:value-type="float" office:value="0.05883611" calcext:value-type="float">
            <text:p>0.05883611</text:p>
          </table:table-cell>
          <table:table-cell office:value-type="float" office:value="0.04488179" calcext:value-type="float">
            <text:p>0.04488179</text:p>
          </table:table-cell>
          <table:table-cell office:value-type="float" office:value="0.02910778" calcext:value-type="float">
            <text:p>0.02910778</text:p>
          </table:table-cell>
          <table:table-cell office:value-type="float" office:value="0.02894668" calcext:value-type="float">
            <text:p>0.02894668</text:p>
          </table:table-cell>
          <table:table-cell office:value-type="float" office:value="0.01471203" calcext:value-type="float">
            <text:p>0.01471203</text:p>
          </table:table-cell>
          <table:table-cell office:value-type="float" office:value="0.01203599" calcext:value-type="float">
            <text:p>0.01203599</text:p>
          </table:table-cell>
          <table:table-cell office:value-type="float" office:value="0.02836556" calcext:value-type="float">
            <text:p>0.02836556</text:p>
          </table:table-cell>
          <table:table-cell office:value-type="float" office:value="0.02415599" calcext:value-type="float">
            <text:p>0.02415599</text:p>
          </table:table-cell>
          <table:table-cell office:value-type="float" office:value="0.02215" calcext:value-type="float">
            <text:p>0.02215</text:p>
          </table:table-cell>
          <table:table-cell office:value-type="float" office:value="0.02080729" calcext:value-type="float">
            <text:p>0.02080729</text:p>
          </table:table-cell>
          <table:table-cell office:value-type="float" office:value="0.01715925" calcext:value-type="float">
            <text:p>0.01715925</text:p>
          </table:table-cell>
          <table:table-cell office:value-type="float" office:value="0.008506295" calcext:value-type="float">
            <text:p>0.008506295</text:p>
          </table:table-cell>
          <table:table-cell office:value-type="float" office:value="0.007390739" calcext:value-type="float">
            <text:p>0.007390739</text:p>
          </table:table-cell>
          <table:table-cell office:value-type="float" office:value="0" calcext:value-type="float">
            <text:p>0</text:p>
          </table:table-cell>
          <table:table-cell office:value-type="float" office:value="47.6217" calcext:value-type="float">
            <text:p>47.6217</text:p>
          </table:table-cell>
          <table:table-cell office:value-type="float" office:value="55.98588" calcext:value-type="float">
            <text:p>55.98588</text:p>
          </table:table-cell>
          <table:table-cell office:value-type="float" office:value="55.12326" calcext:value-type="float">
            <text:p>55.12326</text:p>
          </table:table-cell>
          <table:table-cell office:value-type="float" office:value="21.74667" calcext:value-type="float">
            <text:p>21.74667</text:p>
          </table:table-cell>
          <table:table-cell office:value-type="float" office:value="10.79929" calcext:value-type="float">
            <text:p>10.79929</text:p>
          </table:table-cell>
          <table:table-cell office:value-type="float" office:value="2.475371" calcext:value-type="float">
            <text:p>2.475371</text:p>
          </table:table-cell>
          <table:table-cell office:value-type="float" office:value="2.644296" calcext:value-type="float">
            <text:p>2.644296</text:p>
          </table:table-cell>
          <table:table-cell office:value-type="float" office:value="9.940957" calcext:value-type="float">
            <text:p>9.940957</text:p>
          </table:table-cell>
          <table:table-cell office:value-type="float" office:value="6.753589" calcext:value-type="float">
            <text:p>6.753589</text:p>
          </table:table-cell>
          <table:table-cell office:value-type="float" office:value="3.028596" calcext:value-type="float">
            <text:p>3.028596</text:p>
          </table:table-cell>
          <table:table-cell office:value-type="float" office:value="1.273557" calcext:value-type="float">
            <text:p>1.273557</text:p>
          </table:table-cell>
          <table:table-cell office:value-type="float" office:value="0.6352129" calcext:value-type="float">
            <text:p>0.6352129</text:p>
          </table:table-cell>
          <table:table-cell office:value-type="float" office:value="0.3590594" calcext:value-type="float">
            <text:p>0.3590594</text:p>
          </table:table-cell>
          <table:table-cell office:value-type="float" office:value="0.3283447" calcext:value-type="float">
            <text:p>0.3283447</text:p>
          </table:table-cell>
          <table:table-cell office:value-type="float" office:value="0" calcext:value-type="float">
            <text:p>0</text:p>
          </table:table-cell>
          <table:table-cell office:value-type="float" office:value="611.1653" calcext:value-type="float">
            <text:p>611.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096" calcext:value-type="float">
            <text:p>-0.378909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9.27603" calcext:value-type="float">
            <text:p>9.27603</text:p>
          </table:table-cell>
          <table:table-cell office:value-type="float" office:value="1101.743" calcext:value-type="float">
            <text:p>1101.74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1514" calcext:value-type="float">
            <text:p>-26.51514</text:p>
          </table:table-cell>
          <table:table-cell office:value-type="float" office:value="0.1105803" calcext:value-type="float">
            <text:p>0.1105803</text:p>
          </table:table-cell>
          <table:table-cell office:value-type="float" office:value="17.52841" calcext:value-type="float">
            <text:p>17.52841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7" calcext:value-type="float">
            <text:p>2.666867</text:p>
          </table:table-cell>
          <table:table-cell office:value-type="float" office:value="-0.2567393" calcext:value-type="float">
            <text:p>-0.2567393</text:p>
          </table:table-cell>
          <table:table-cell office:value-type="float" office:value="-0.08081727" calcext:value-type="float">
            <text:p>-0.08081727</text:p>
          </table:table-cell>
          <table:table-cell office:value-type="float" office:value="0.007552282" calcext:value-type="float">
            <text:p>0.007552282</text:p>
          </table:table-cell>
          <table:table-cell office:value-type="float" office:value="14.255" calcext:value-type="float">
            <text:p>14.255</text:p>
          </table:table-cell>
          <table:table-cell office:value-type="float" office:value="1.183934" calcext:value-type="float">
            <text:p>1.183934</text:p>
          </table:table-cell>
          <table:table-cell office:value-type="float" office:value="0.06135034" calcext:value-type="float">
            <text:p>0.06135034</text:p>
          </table:table-cell>
          <table:table-cell office:value-type="float" office:value="0.0445566" calcext:value-type="float">
            <text:p>0.0445566</text:p>
          </table:table-cell>
          <table:table-cell office:value-type="float" office:value="0.02925979" calcext:value-type="float">
            <text:p>0.02925979</text:p>
          </table:table-cell>
          <table:table-cell office:value-type="float" office:value="0.0287832" calcext:value-type="float">
            <text:p>0.0287832</text:p>
          </table:table-cell>
          <table:table-cell office:value-type="float" office:value="0.01476191" calcext:value-type="float">
            <text:p>0.01476191</text:p>
          </table:table-cell>
          <table:table-cell office:value-type="float" office:value="0.01204832" calcext:value-type="float">
            <text:p>0.01204832</text:p>
          </table:table-cell>
          <table:table-cell office:value-type="float" office:value="0.02837809" calcext:value-type="float">
            <text:p>0.02837809</text:p>
          </table:table-cell>
          <table:table-cell office:value-type="float" office:value="0.02414146" calcext:value-type="float">
            <text:p>0.02414146</text:p>
          </table:table-cell>
          <table:table-cell office:value-type="float" office:value="0.02214728" calcext:value-type="float">
            <text:p>0.02214728</text:p>
          </table:table-cell>
          <table:table-cell office:value-type="float" office:value="0.02079865" calcext:value-type="float">
            <text:p>0.02079865</text:p>
          </table:table-cell>
          <table:table-cell office:value-type="float" office:value="0.0171633" calcext:value-type="float">
            <text:p>0.0171633</text:p>
          </table:table-cell>
          <table:table-cell office:value-type="float" office:value="0.008470959" calcext:value-type="float">
            <text:p>0.008470959</text:p>
          </table:table-cell>
          <table:table-cell office:value-type="float" office:value="0.007391436" calcext:value-type="float">
            <text:p>0.007391436</text:p>
          </table:table-cell>
          <table:table-cell office:value-type="float" office:value="0" calcext:value-type="float">
            <text:p>0</text:p>
          </table:table-cell>
          <table:table-cell office:value-type="float" office:value="38.31723" calcext:value-type="float">
            <text:p>38.31723</text:p>
          </table:table-cell>
          <table:table-cell office:value-type="float" office:value="58.8275" calcext:value-type="float">
            <text:p>58.8275</text:p>
          </table:table-cell>
          <table:table-cell office:value-type="float" office:value="54.5971" calcext:value-type="float">
            <text:p>54.5971</text:p>
          </table:table-cell>
          <table:table-cell office:value-type="float" office:value="22.38581" calcext:value-type="float">
            <text:p>22.38581</text:p>
          </table:table-cell>
          <table:table-cell office:value-type="float" office:value="11.16999" calcext:value-type="float">
            <text:p>11.16999</text:p>
          </table:table-cell>
          <table:table-cell office:value-type="float" office:value="2.530661" calcext:value-type="float">
            <text:p>2.530661</text:p>
          </table:table-cell>
          <table:table-cell office:value-type="float" office:value="2.672226" calcext:value-type="float">
            <text:p>2.672226</text:p>
          </table:table-cell>
          <table:table-cell office:value-type="float" office:value="9.97095" calcext:value-type="float">
            <text:p>9.97095</text:p>
          </table:table-cell>
          <table:table-cell office:value-type="float" office:value="6.771719" calcext:value-type="float">
            <text:p>6.771719</text:p>
          </table:table-cell>
          <table:table-cell office:value-type="float" office:value="3.037775" calcext:value-type="float">
            <text:p>3.037775</text:p>
          </table:table-cell>
          <table:table-cell office:value-type="float" office:value="1.276506" calcext:value-type="float">
            <text:p>1.276506</text:p>
          </table:table-cell>
          <table:table-cell office:value-type="float" office:value="0.6361987" calcext:value-type="float">
            <text:p>0.6361987</text:p>
          </table:table-cell>
          <table:table-cell office:value-type="float" office:value="0.3588713" calcext:value-type="float">
            <text:p>0.3588713</text:p>
          </table:table-cell>
          <table:table-cell office:value-type="float" office:value="0.3283746" calcext:value-type="float">
            <text:p>0.3283746</text:p>
          </table:table-cell>
          <table:table-cell office:value-type="float" office:value="0" calcext:value-type="float">
            <text:p>0</text:p>
          </table:table-cell>
          <table:table-cell office:value-type="float" office:value="618.8582" calcext:value-type="float">
            <text:p>618.8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104" calcext:value-type="float">
            <text:p>-0.378910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9.260643" calcext:value-type="float">
            <text:p>9.260643</text:p>
          </table:table-cell>
          <table:table-cell office:value-type="float" office:value="1101.686" calcext:value-type="float">
            <text:p>1101.68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1062" calcext:value-type="float">
            <text:p>-26.51062</text:p>
          </table:table-cell>
          <table:table-cell office:value-type="float" office:value="0.1039931" calcext:value-type="float">
            <text:p>0.1039931</text:p>
          </table:table-cell>
          <table:table-cell office:value-type="float" office:value="17.60294" calcext:value-type="float">
            <text:p>17.60294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28" calcext:value-type="float">
            <text:p>0.004500228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67" calcext:value-type="float">
            <text:p>2.666867</text:p>
          </table:table-cell>
          <table:table-cell office:value-type="float" office:value="-0.2567948" calcext:value-type="float">
            <text:p>-0.2567948</text:p>
          </table:table-cell>
          <table:table-cell office:value-type="float" office:value="-0.0808057" calcext:value-type="float">
            <text:p>-0.0808057</text:p>
          </table:table-cell>
          <table:table-cell office:value-type="float" office:value="0.007559821" calcext:value-type="float">
            <text:p>0.007559821</text:p>
          </table:table-cell>
          <table:table-cell office:value-type="float" office:value="14.24926" calcext:value-type="float">
            <text:p>14.24926</text:p>
          </table:table-cell>
          <table:table-cell office:value-type="float" office:value="0.760165" calcext:value-type="float">
            <text:p>0.760165</text:p>
          </table:table-cell>
          <table:table-cell office:value-type="float" office:value="0.0570096" calcext:value-type="float">
            <text:p>0.0570096</text:p>
          </table:table-cell>
          <table:table-cell office:value-type="float" office:value="0.04504886" calcext:value-type="float">
            <text:p>0.04504886</text:p>
          </table:table-cell>
          <table:table-cell office:value-type="float" office:value="0.02946448" calcext:value-type="float">
            <text:p>0.02946448</text:p>
          </table:table-cell>
          <table:table-cell office:value-type="float" office:value="0.02866754" calcext:value-type="float">
            <text:p>0.02866754</text:p>
          </table:table-cell>
          <table:table-cell office:value-type="float" office:value="0.01476244" calcext:value-type="float">
            <text:p>0.01476244</text:p>
          </table:table-cell>
          <table:table-cell office:value-type="float" office:value="0.01208885" calcext:value-type="float">
            <text:p>0.01208885</text:p>
          </table:table-cell>
          <table:table-cell office:value-type="float" office:value="0.02842785" calcext:value-type="float">
            <text:p>0.02842785</text:p>
          </table:table-cell>
          <table:table-cell office:value-type="float" office:value="0.02413454" calcext:value-type="float">
            <text:p>0.02413454</text:p>
          </table:table-cell>
          <table:table-cell office:value-type="float" office:value="0.02214611" calcext:value-type="float">
            <text:p>0.02214611</text:p>
          </table:table-cell>
          <table:table-cell office:value-type="float" office:value="0.02079102" calcext:value-type="float">
            <text:p>0.02079102</text:p>
          </table:table-cell>
          <table:table-cell office:value-type="float" office:value="0.01716763" calcext:value-type="float">
            <text:p>0.01716763</text:p>
          </table:table-cell>
          <table:table-cell office:value-type="float" office:value="0.008436344" calcext:value-type="float">
            <text:p>0.008436344</text:p>
          </table:table-cell>
          <table:table-cell office:value-type="float" office:value="0.007392073" calcext:value-type="float">
            <text:p>0.007392073</text:p>
          </table:table-cell>
          <table:table-cell office:value-type="float" office:value="0" calcext:value-type="float">
            <text:p>0</text:p>
          </table:table-cell>
          <table:table-cell office:value-type="float" office:value="38.09073" calcext:value-type="float">
            <text:p>38.09073</text:p>
          </table:table-cell>
          <table:table-cell office:value-type="float" office:value="57.10427" calcext:value-type="float">
            <text:p>57.10427</text:p>
          </table:table-cell>
          <table:table-cell office:value-type="float" office:value="55.93172" calcext:value-type="float">
            <text:p>55.93172</text:p>
          </table:table-cell>
          <table:table-cell office:value-type="float" office:value="23.07546" calcext:value-type="float">
            <text:p>23.07546</text:p>
          </table:table-cell>
          <table:table-cell office:value-type="float" office:value="11.52364" calcext:value-type="float">
            <text:p>11.52364</text:p>
          </table:table-cell>
          <table:table-cell office:value-type="float" office:value="2.581486" calcext:value-type="float">
            <text:p>2.581486</text:p>
          </table:table-cell>
          <table:table-cell office:value-type="float" office:value="2.698144" calcext:value-type="float">
            <text:p>2.698144</text:p>
          </table:table-cell>
          <table:table-cell office:value-type="float" office:value="9.999766" calcext:value-type="float">
            <text:p>9.999766</text:p>
          </table:table-cell>
          <table:table-cell office:value-type="float" office:value="6.789508" calcext:value-type="float">
            <text:p>6.789508</text:p>
          </table:table-cell>
          <table:table-cell office:value-type="float" office:value="3.046831" calcext:value-type="float">
            <text:p>3.046831</text:p>
          </table:table-cell>
          <table:table-cell office:value-type="float" office:value="1.279364" calcext:value-type="float">
            <text:p>1.279364</text:p>
          </table:table-cell>
          <table:table-cell office:value-type="float" office:value="0.637179" calcext:value-type="float">
            <text:p>0.637179</text:p>
          </table:table-cell>
          <table:table-cell office:value-type="float" office:value="0.3587362" calcext:value-type="float">
            <text:p>0.3587362</text:p>
          </table:table-cell>
          <table:table-cell office:value-type="float" office:value="0.3284044" calcext:value-type="float">
            <text:p>0.3284044</text:p>
          </table:table-cell>
          <table:table-cell office:value-type="float" office:value="0" calcext:value-type="float">
            <text:p>0</text:p>
          </table:table-cell>
          <table:table-cell office:value-type="float" office:value="570.7476" calcext:value-type="float">
            <text:p>570.74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104" calcext:value-type="float">
            <text:p>-0.378910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9.244979" calcext:value-type="float">
            <text:p>9.244979</text:p>
          </table:table-cell>
          <table:table-cell office:value-type="float" office:value="1101.632" calcext:value-type="float">
            <text:p>1101.63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0624" calcext:value-type="float">
            <text:p>-26.50624</text:p>
          </table:table-cell>
          <table:table-cell office:value-type="float" office:value="0.09812421" calcext:value-type="float">
            <text:p>0.09812421</text:p>
          </table:table-cell>
          <table:table-cell office:value-type="float" office:value="17.67624" calcext:value-type="float">
            <text:p>17.67624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1" calcext:value-type="float">
            <text:p>0.004500231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" calcext:value-type="float">
            <text:p>2.66687</text:p>
          </table:table-cell>
          <table:table-cell office:value-type="float" office:value="-0.2568525" calcext:value-type="float">
            <text:p>-0.2568525</text:p>
          </table:table-cell>
          <table:table-cell office:value-type="float" office:value="-0.08079769" calcext:value-type="float">
            <text:p>-0.08079769</text:p>
          </table:table-cell>
          <table:table-cell office:value-type="float" office:value="0.007566972" calcext:value-type="float">
            <text:p>0.007566972</text:p>
          </table:table-cell>
          <table:table-cell office:value-type="float" office:value="14.24878" calcext:value-type="float">
            <text:p>14.24878</text:p>
          </table:table-cell>
          <table:table-cell office:value-type="float" office:value="0.4704643" calcext:value-type="float">
            <text:p>0.4704643</text:p>
          </table:table-cell>
          <table:table-cell office:value-type="float" office:value="0.05802955" calcext:value-type="float">
            <text:p>0.05802955</text:p>
          </table:table-cell>
          <table:table-cell office:value-type="float" office:value="0.04649458" calcext:value-type="float">
            <text:p>0.04649458</text:p>
          </table:table-cell>
          <table:table-cell office:value-type="float" office:value="0.02916302" calcext:value-type="float">
            <text:p>0.02916302</text:p>
          </table:table-cell>
          <table:table-cell office:value-type="float" office:value="0.02820694" calcext:value-type="float">
            <text:p>0.02820694</text:p>
          </table:table-cell>
          <table:table-cell office:value-type="float" office:value="0.01463177" calcext:value-type="float">
            <text:p>0.01463177</text:p>
          </table:table-cell>
          <table:table-cell office:value-type="float" office:value="0.01205682" calcext:value-type="float">
            <text:p>0.01205682</text:p>
          </table:table-cell>
          <table:table-cell office:value-type="float" office:value="0.02848778" calcext:value-type="float">
            <text:p>0.02848778</text:p>
          </table:table-cell>
          <table:table-cell office:value-type="float" office:value="0.02414037" calcext:value-type="float">
            <text:p>0.02414037</text:p>
          </table:table-cell>
          <table:table-cell office:value-type="float" office:value="0.0221475" calcext:value-type="float">
            <text:p>0.0221475</text:p>
          </table:table-cell>
          <table:table-cell office:value-type="float" office:value="0.02078423" calcext:value-type="float">
            <text:p>0.02078423</text:p>
          </table:table-cell>
          <table:table-cell office:value-type="float" office:value="0.01717204" calcext:value-type="float">
            <text:p>0.01717204</text:p>
          </table:table-cell>
          <table:table-cell office:value-type="float" office:value="0.00840244" calcext:value-type="float">
            <text:p>0.00840244</text:p>
          </table:table-cell>
          <table:table-cell office:value-type="float" office:value="0.007392656" calcext:value-type="float">
            <text:p>0.007392656</text:p>
          </table:table-cell>
          <table:table-cell office:value-type="float" office:value="0" calcext:value-type="float">
            <text:p>0</text:p>
          </table:table-cell>
          <table:table-cell office:value-type="float" office:value="20.6472" calcext:value-type="float">
            <text:p>20.6472</text:p>
          </table:table-cell>
          <table:table-cell office:value-type="float" office:value="53.24173" calcext:value-type="float">
            <text:p>53.24173</text:p>
          </table:table-cell>
          <table:table-cell office:value-type="float" office:value="62.41248" calcext:value-type="float">
            <text:p>62.41248</text:p>
          </table:table-cell>
          <table:table-cell office:value-type="float" office:value="23.74442" calcext:value-type="float">
            <text:p>23.74442</text:p>
          </table:table-cell>
          <table:table-cell office:value-type="float" office:value="11.88268" calcext:value-type="float">
            <text:p>11.88268</text:p>
          </table:table-cell>
          <table:table-cell office:value-type="float" office:value="2.630695" calcext:value-type="float">
            <text:p>2.630695</text:p>
          </table:table-cell>
          <table:table-cell office:value-type="float" office:value="2.724483" calcext:value-type="float">
            <text:p>2.724483</text:p>
          </table:table-cell>
          <table:table-cell office:value-type="float" office:value="10.0262" calcext:value-type="float">
            <text:p>10.0262</text:p>
          </table:table-cell>
          <table:table-cell office:value-type="float" office:value="6.806941" calcext:value-type="float">
            <text:p>6.806941</text:p>
          </table:table-cell>
          <table:table-cell office:value-type="float" office:value="3.055748" calcext:value-type="float">
            <text:p>3.055748</text:p>
          </table:table-cell>
          <table:table-cell office:value-type="float" office:value="1.282175" calcext:value-type="float">
            <text:p>1.282175</text:p>
          </table:table-cell>
          <table:table-cell office:value-type="float" office:value="0.6381481" calcext:value-type="float">
            <text:p>0.6381481</text:p>
          </table:table-cell>
          <table:table-cell office:value-type="float" office:value="0.3586489" calcext:value-type="float">
            <text:p>0.3586489</text:p>
          </table:table-cell>
          <table:table-cell office:value-type="float" office:value="0.3284341" calcext:value-type="float">
            <text:p>0.3284341</text:p>
          </table:table-cell>
          <table:table-cell office:value-type="float" office:value="0" calcext:value-type="float">
            <text:p>0</text:p>
          </table:table-cell>
          <table:table-cell office:value-type="float" office:value="502.9038" calcext:value-type="float">
            <text:p>502.90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104" calcext:value-type="float">
            <text:p>-0.378910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9.226737" calcext:value-type="float">
            <text:p>9.226737</text:p>
          </table:table-cell>
          <table:table-cell office:value-type="float" office:value="1101.577" calcext:value-type="float">
            <text:p>1101.57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50162" calcext:value-type="float">
            <text:p>-26.50162</text:p>
          </table:table-cell>
          <table:table-cell office:value-type="float" office:value="0.09495487" calcext:value-type="float">
            <text:p>0.09495487</text:p>
          </table:table-cell>
          <table:table-cell office:value-type="float" office:value="17.7478" calcext:value-type="float">
            <text:p>17.7478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1" calcext:value-type="float">
            <text:p>0.004500231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" calcext:value-type="float">
            <text:p>2.66687</text:p>
          </table:table-cell>
          <table:table-cell office:value-type="float" office:value="-0.2571459" calcext:value-type="float">
            <text:p>-0.2571459</text:p>
          </table:table-cell>
          <table:table-cell office:value-type="float" office:value="-0.08078658" calcext:value-type="float">
            <text:p>-0.08078658</text:p>
          </table:table-cell>
          <table:table-cell office:value-type="float" office:value="0.007573858" calcext:value-type="float">
            <text:p>0.007573858</text:p>
          </table:table-cell>
          <table:table-cell office:value-type="float" office:value="14.24926" calcext:value-type="float">
            <text:p>14.24926</text:p>
          </table:table-cell>
          <table:table-cell office:value-type="float" office:value="0.3311015" calcext:value-type="float">
            <text:p>0.3311015</text:p>
          </table:table-cell>
          <table:table-cell office:value-type="float" office:value="0.05630929" calcext:value-type="float">
            <text:p>0.05630929</text:p>
          </table:table-cell>
          <table:table-cell office:value-type="float" office:value="0.04643587" calcext:value-type="float">
            <text:p>0.04643587</text:p>
          </table:table-cell>
          <table:table-cell office:value-type="float" office:value="0.02908066" calcext:value-type="float">
            <text:p>0.02908066</text:p>
          </table:table-cell>
          <table:table-cell office:value-type="float" office:value="0.02792264" calcext:value-type="float">
            <text:p>0.02792264</text:p>
          </table:table-cell>
          <table:table-cell office:value-type="float" office:value="0.01458243" calcext:value-type="float">
            <text:p>0.01458243</text:p>
          </table:table-cell>
          <table:table-cell office:value-type="float" office:value="0.0120252" calcext:value-type="float">
            <text:p>0.0120252</text:p>
          </table:table-cell>
          <table:table-cell office:value-type="float" office:value="0.0285324" calcext:value-type="float">
            <text:p>0.0285324</text:p>
          </table:table-cell>
          <table:table-cell office:value-type="float" office:value="0.02415187" calcext:value-type="float">
            <text:p>0.02415187</text:p>
          </table:table-cell>
          <table:table-cell office:value-type="float" office:value="0.02215179" calcext:value-type="float">
            <text:p>0.02215179</text:p>
          </table:table-cell>
          <table:table-cell office:value-type="float" office:value="0.02077862" calcext:value-type="float">
            <text:p>0.02077862</text:p>
          </table:table-cell>
          <table:table-cell office:value-type="float" office:value="0.01717655" calcext:value-type="float">
            <text:p>0.01717655</text:p>
          </table:table-cell>
          <table:table-cell office:value-type="float" office:value="0.008369032" calcext:value-type="float">
            <text:p>0.008369032</text:p>
          </table:table-cell>
          <table:table-cell office:value-type="float" office:value="0.007393184" calcext:value-type="float">
            <text:p>0.007393184</text:p>
          </table:table-cell>
          <table:table-cell office:value-type="float" office:value="0" calcext:value-type="float">
            <text:p>0</text:p>
          </table:table-cell>
          <table:table-cell office:value-type="float" office:value="28.81116" calcext:value-type="float">
            <text:p>28.81116</text:p>
          </table:table-cell>
          <table:table-cell office:value-type="float" office:value="52.33676" calcext:value-type="float">
            <text:p>52.33676</text:p>
          </table:table-cell>
          <table:table-cell office:value-type="float" office:value="61.24639" calcext:value-type="float">
            <text:p>61.24639</text:p>
          </table:table-cell>
          <table:table-cell office:value-type="float" office:value="24.51593" calcext:value-type="float">
            <text:p>24.51593</text:p>
          </table:table-cell>
          <table:table-cell office:value-type="float" office:value="12.26881" calcext:value-type="float">
            <text:p>12.26881</text:p>
          </table:table-cell>
          <table:table-cell office:value-type="float" office:value="2.681319" calcext:value-type="float">
            <text:p>2.681319</text:p>
          </table:table-cell>
          <table:table-cell office:value-type="float" office:value="2.752898" calcext:value-type="float">
            <text:p>2.752898</text:p>
          </table:table-cell>
          <table:table-cell office:value-type="float" office:value="10.05099" calcext:value-type="float">
            <text:p>10.05099</text:p>
          </table:table-cell>
          <table:table-cell office:value-type="float" office:value="6.823911" calcext:value-type="float">
            <text:p>6.823911</text:p>
          </table:table-cell>
          <table:table-cell office:value-type="float" office:value="3.064493" calcext:value-type="float">
            <text:p>3.064493</text:p>
          </table:table-cell>
          <table:table-cell office:value-type="float" office:value="1.284987" calcext:value-type="float">
            <text:p>1.284987</text:p>
          </table:table-cell>
          <table:table-cell office:value-type="float" office:value="0.6391221" calcext:value-type="float">
            <text:p>0.6391221</text:p>
          </table:table-cell>
          <table:table-cell office:value-type="float" office:value="0.3585574" calcext:value-type="float">
            <text:p>0.3585574</text:p>
          </table:table-cell>
          <table:table-cell office:value-type="float" office:value="0.3284639" calcext:value-type="float">
            <text:p>0.3284639</text:p>
          </table:table-cell>
          <table:table-cell office:value-type="float" office:value="0" calcext:value-type="float">
            <text:p>0</text:p>
          </table:table-cell>
          <table:table-cell office:value-type="float" office:value="466.2233" calcext:value-type="float">
            <text:p>466.2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678" calcext:value-type="float">
            <text:p>-0.378967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9.20996" calcext:value-type="float">
            <text:p>9.20996</text:p>
          </table:table-cell>
          <table:table-cell office:value-type="float" office:value="1101.525" calcext:value-type="float">
            <text:p>1101.52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9728" calcext:value-type="float">
            <text:p>-26.49728</text:p>
          </table:table-cell>
          <table:table-cell office:value-type="float" office:value="0.09193268" calcext:value-type="float">
            <text:p>0.09193268</text:p>
          </table:table-cell>
          <table:table-cell office:value-type="float" office:value="17.81832" calcext:value-type="float">
            <text:p>17.81832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1" calcext:value-type="float">
            <text:p>0.004500231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" calcext:value-type="float">
            <text:p>2.66687</text:p>
          </table:table-cell>
          <table:table-cell office:value-type="float" office:value="-0.2573183" calcext:value-type="float">
            <text:p>-0.2573183</text:p>
          </table:table-cell>
          <table:table-cell office:value-type="float" office:value="-0.08077652" calcext:value-type="float">
            <text:p>-0.08077652</text:p>
          </table:table-cell>
          <table:table-cell office:value-type="float" office:value="0.007580668" calcext:value-type="float">
            <text:p>0.007580668</text:p>
          </table:table-cell>
          <table:table-cell office:value-type="float" office:value="14.24931" calcext:value-type="float">
            <text:p>14.24931</text:p>
          </table:table-cell>
          <table:table-cell office:value-type="float" office:value="0.2398478" calcext:value-type="float">
            <text:p>0.2398478</text:p>
          </table:table-cell>
          <table:table-cell office:value-type="float" office:value="0.05625454" calcext:value-type="float">
            <text:p>0.05625454</text:p>
          </table:table-cell>
          <table:table-cell office:value-type="float" office:value="0.04694307" calcext:value-type="float">
            <text:p>0.04694307</text:p>
          </table:table-cell>
          <table:table-cell office:value-type="float" office:value="0.02901109" calcext:value-type="float">
            <text:p>0.02901109</text:p>
          </table:table-cell>
          <table:table-cell office:value-type="float" office:value="0.02767599" calcext:value-type="float">
            <text:p>0.02767599</text:p>
          </table:table-cell>
          <table:table-cell office:value-type="float" office:value="0.0145118" calcext:value-type="float">
            <text:p>0.0145118</text:p>
          </table:table-cell>
          <table:table-cell office:value-type="float" office:value="0.01198911" calcext:value-type="float">
            <text:p>0.01198911</text:p>
          </table:table-cell>
          <table:table-cell office:value-type="float" office:value="0.02856319" calcext:value-type="float">
            <text:p>0.02856319</text:p>
          </table:table-cell>
          <table:table-cell office:value-type="float" office:value="0.02416256" calcext:value-type="float">
            <text:p>0.02416256</text:p>
          </table:table-cell>
          <table:table-cell office:value-type="float" office:value="0.02215834" calcext:value-type="float">
            <text:p>0.02215834</text:p>
          </table:table-cell>
          <table:table-cell office:value-type="float" office:value="0.02077432" calcext:value-type="float">
            <text:p>0.02077432</text:p>
          </table:table-cell>
          <table:table-cell office:value-type="float" office:value="0.01718123" calcext:value-type="float">
            <text:p>0.01718123</text:p>
          </table:table-cell>
          <table:table-cell office:value-type="float" office:value="0.00833612" calcext:value-type="float">
            <text:p>0.00833612</text:p>
          </table:table-cell>
          <table:table-cell office:value-type="float" office:value="0.007393666" calcext:value-type="float">
            <text:p>0.007393666</text:p>
          </table:table-cell>
          <table:table-cell office:value-type="float" office:value="0" calcext:value-type="float">
            <text:p>0</text:p>
          </table:table-cell>
          <table:table-cell office:value-type="float" office:value="26.85592" calcext:value-type="float">
            <text:p>26.85592</text:p>
          </table:table-cell>
          <table:table-cell office:value-type="float" office:value="51.20715" calcext:value-type="float">
            <text:p>51.20715</text:p>
          </table:table-cell>
          <table:table-cell office:value-type="float" office:value="62.28323" calcext:value-type="float">
            <text:p>62.28323</text:p>
          </table:table-cell>
          <table:table-cell office:value-type="float" office:value="25.21895" calcext:value-type="float">
            <text:p>25.21895</text:p>
          </table:table-cell>
          <table:table-cell office:value-type="float" office:value="12.65879" calcext:value-type="float">
            <text:p>12.65879</text:p>
          </table:table-cell>
          <table:table-cell office:value-type="float" office:value="2.732492" calcext:value-type="float">
            <text:p>2.732492</text:p>
          </table:table-cell>
          <table:table-cell office:value-type="float" office:value="2.78333" calcext:value-type="float">
            <text:p>2.78333</text:p>
          </table:table-cell>
          <table:table-cell office:value-type="float" office:value="10.07493" calcext:value-type="float">
            <text:p>10.07493</text:p>
          </table:table-cell>
          <table:table-cell office:value-type="float" office:value="6.840537" calcext:value-type="float">
            <text:p>6.840537</text:p>
          </table:table-cell>
          <table:table-cell office:value-type="float" office:value="3.073064" calcext:value-type="float">
            <text:p>3.073064</text:p>
          </table:table-cell>
          <table:table-cell office:value-type="float" office:value="1.287793" calcext:value-type="float">
            <text:p>1.287793</text:p>
          </table:table-cell>
          <table:table-cell office:value-type="float" office:value="0.6400996" calcext:value-type="float">
            <text:p>0.6400996</text:p>
          </table:table-cell>
          <table:table-cell office:value-type="float" office:value="0.3584597" calcext:value-type="float">
            <text:p>0.3584597</text:p>
          </table:table-cell>
          <table:table-cell office:value-type="float" office:value="0.3284935" calcext:value-type="float">
            <text:p>0.3284935</text:p>
          </table:table-cell>
          <table:table-cell office:value-type="float" office:value="0" calcext:value-type="float">
            <text:p>0</text:p>
          </table:table-cell>
          <table:table-cell office:value-type="float" office:value="419.0347" calcext:value-type="float">
            <text:p>419.0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842" calcext:value-type="float">
            <text:p>-0.378984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9.191752" calcext:value-type="float">
            <text:p>9.191752</text:p>
          </table:table-cell>
          <table:table-cell office:value-type="float" office:value="1101.473" calcext:value-type="float">
            <text:p>1101.47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9305" calcext:value-type="float">
            <text:p>-26.49305</text:p>
          </table:table-cell>
          <table:table-cell office:value-type="float" office:value="0.09019825" calcext:value-type="float">
            <text:p>0.09019825</text:p>
          </table:table-cell>
          <table:table-cell office:value-type="float" office:value="17.88689" calcext:value-type="float">
            <text:p>17.88689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1" calcext:value-type="float">
            <text:p>0.004500231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" calcext:value-type="float">
            <text:p>2.66687</text:p>
          </table:table-cell>
          <table:table-cell office:value-type="float" office:value="-0.2573892" calcext:value-type="float">
            <text:p>-0.2573892</text:p>
          </table:table-cell>
          <table:table-cell office:value-type="float" office:value="-0.08076476" calcext:value-type="float">
            <text:p>-0.08076476</text:p>
          </table:table-cell>
          <table:table-cell office:value-type="float" office:value="0.007587338" calcext:value-type="float">
            <text:p>0.007587338</text:p>
          </table:table-cell>
          <table:table-cell office:value-type="float" office:value="14.24915" calcext:value-type="float">
            <text:p>14.24915</text:p>
          </table:table-cell>
          <table:table-cell office:value-type="float" office:value="0.1709336" calcext:value-type="float">
            <text:p>0.1709336</text:p>
          </table:table-cell>
          <table:table-cell office:value-type="float" office:value="0.05515352" calcext:value-type="float">
            <text:p>0.05515352</text:p>
          </table:table-cell>
          <table:table-cell office:value-type="float" office:value="0.0464324" calcext:value-type="float">
            <text:p>0.0464324</text:p>
          </table:table-cell>
          <table:table-cell office:value-type="float" office:value="0.02899651" calcext:value-type="float">
            <text:p>0.02899651</text:p>
          </table:table-cell>
          <table:table-cell office:value-type="float" office:value="0.02748298" calcext:value-type="float">
            <text:p>0.02748298</text:p>
          </table:table-cell>
          <table:table-cell office:value-type="float" office:value="0.01447738" calcext:value-type="float">
            <text:p>0.01447738</text:p>
          </table:table-cell>
          <table:table-cell office:value-type="float" office:value="0.01196832" calcext:value-type="float">
            <text:p>0.01196832</text:p>
          </table:table-cell>
          <table:table-cell office:value-type="float" office:value="0.02859087" calcext:value-type="float">
            <text:p>0.02859087</text:p>
          </table:table-cell>
          <table:table-cell office:value-type="float" office:value="0.02417248" calcext:value-type="float">
            <text:p>0.02417248</text:p>
          </table:table-cell>
          <table:table-cell office:value-type="float" office:value="0.02216599" calcext:value-type="float">
            <text:p>0.02216599</text:p>
          </table:table-cell>
          <table:table-cell office:value-type="float" office:value="0.02077127" calcext:value-type="float">
            <text:p>0.02077127</text:p>
          </table:table-cell>
          <table:table-cell office:value-type="float" office:value="0.01718614" calcext:value-type="float">
            <text:p>0.01718614</text:p>
          </table:table-cell>
          <table:table-cell office:value-type="float" office:value="0.008303709" calcext:value-type="float">
            <text:p>0.008303709</text:p>
          </table:table-cell>
          <table:table-cell office:value-type="float" office:value="0.007394091" calcext:value-type="float">
            <text:p>0.007394091</text:p>
          </table:table-cell>
          <table:table-cell office:value-type="float" office:value="0" calcext:value-type="float">
            <text:p>0</text:p>
          </table:table-cell>
          <table:table-cell office:value-type="float" office:value="34.5868" calcext:value-type="float">
            <text:p>34.5868</text:p>
          </table:table-cell>
          <table:table-cell office:value-type="float" office:value="50.90626" calcext:value-type="float">
            <text:p>50.90626</text:p>
          </table:table-cell>
          <table:table-cell office:value-type="float" office:value="60.61674" calcext:value-type="float">
            <text:p>60.61674</text:p>
          </table:table-cell>
          <table:table-cell office:value-type="float" office:value="26.05313" calcext:value-type="float">
            <text:p>26.05313</text:p>
          </table:table-cell>
          <table:table-cell office:value-type="float" office:value="13.09902" calcext:value-type="float">
            <text:p>13.09902</text:p>
          </table:table-cell>
          <table:table-cell office:value-type="float" office:value="2.783679" calcext:value-type="float">
            <text:p>2.783679</text:p>
          </table:table-cell>
          <table:table-cell office:value-type="float" office:value="2.814439" calcext:value-type="float">
            <text:p>2.814439</text:p>
          </table:table-cell>
          <table:table-cell office:value-type="float" office:value="10.09794" calcext:value-type="float">
            <text:p>10.09794</text:p>
          </table:table-cell>
          <table:table-cell office:value-type="float" office:value="6.856837" calcext:value-type="float">
            <text:p>6.856837</text:p>
          </table:table-cell>
          <table:table-cell office:value-type="float" office:value="3.081469" calcext:value-type="float">
            <text:p>3.081469</text:p>
          </table:table-cell>
          <table:table-cell office:value-type="float" office:value="1.290586" calcext:value-type="float">
            <text:p>1.290586</text:p>
          </table:table-cell>
          <table:table-cell office:value-type="float" office:value="0.6410807" calcext:value-type="float">
            <text:p>0.6410807</text:p>
          </table:table-cell>
          <table:table-cell office:value-type="float" office:value="0.3583578" calcext:value-type="float">
            <text:p>0.3583578</text:p>
          </table:table-cell>
          <table:table-cell office:value-type="float" office:value="0.3285231" calcext:value-type="float">
            <text:p>0.3285231</text:p>
          </table:table-cell>
          <table:table-cell office:value-type="float" office:value="0" calcext:value-type="float">
            <text:p>0</text:p>
          </table:table-cell>
          <table:table-cell office:value-type="float" office:value="399.0257" calcext:value-type="float">
            <text:p>399.0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842" calcext:value-type="float">
            <text:p>-0.378984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9.167253" calcext:value-type="float">
            <text:p>9.167253</text:p>
          </table:table-cell>
          <table:table-cell office:value-type="float" office:value="1101.417" calcext:value-type="float">
            <text:p>1101.41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8887" calcext:value-type="float">
            <text:p>-26.48887</text:p>
          </table:table-cell>
          <table:table-cell office:value-type="float" office:value="0.0967153" calcext:value-type="float">
            <text:p>0.0967153</text:p>
          </table:table-cell>
          <table:table-cell office:value-type="float" office:value="17.95746" calcext:value-type="float">
            <text:p>17.95746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1" calcext:value-type="float">
            <text:p>0.004500231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" calcext:value-type="float">
            <text:p>2.66687</text:p>
          </table:table-cell>
          <table:table-cell office:value-type="float" office:value="-0.2574286" calcext:value-type="float">
            <text:p>-0.2574286</text:p>
          </table:table-cell>
          <table:table-cell office:value-type="float" office:value="-0.08074684" calcext:value-type="float">
            <text:p>-0.08074684</text:p>
          </table:table-cell>
          <table:table-cell office:value-type="float" office:value="0.007593942" calcext:value-type="float">
            <text:p>0.007593942</text:p>
          </table:table-cell>
          <table:table-cell office:value-type="float" office:value="14.22311" calcext:value-type="float">
            <text:p>14.22311</text:p>
          </table:table-cell>
          <table:table-cell office:value-type="float" office:value="0.4678436" calcext:value-type="float">
            <text:p>0.4678436</text:p>
          </table:table-cell>
          <table:table-cell office:value-type="float" office:value="0.05543841" calcext:value-type="float">
            <text:p>0.05543841</text:p>
          </table:table-cell>
          <table:table-cell office:value-type="float" office:value="0.04562695" calcext:value-type="float">
            <text:p>0.04562695</text:p>
          </table:table-cell>
          <table:table-cell office:value-type="float" office:value="0.02898921" calcext:value-type="float">
            <text:p>0.02898921</text:p>
          </table:table-cell>
          <table:table-cell office:value-type="float" office:value="0.0273289" calcext:value-type="float">
            <text:p>0.0273289</text:p>
          </table:table-cell>
          <table:table-cell office:value-type="float" office:value="0.01446543" calcext:value-type="float">
            <text:p>0.01446543</text:p>
          </table:table-cell>
          <table:table-cell office:value-type="float" office:value="0.0119279" calcext:value-type="float">
            <text:p>0.0119279</text:p>
          </table:table-cell>
          <table:table-cell office:value-type="float" office:value="0.02859621" calcext:value-type="float">
            <text:p>0.02859621</text:p>
          </table:table-cell>
          <table:table-cell office:value-type="float" office:value="0.02417867" calcext:value-type="float">
            <text:p>0.02417867</text:p>
          </table:table-cell>
          <table:table-cell office:value-type="float" office:value="0.02217381" calcext:value-type="float">
            <text:p>0.02217381</text:p>
          </table:table-cell>
          <table:table-cell office:value-type="float" office:value="0.02076922" calcext:value-type="float">
            <text:p>0.02076922</text:p>
          </table:table-cell>
          <table:table-cell office:value-type="float" office:value="0.01719123" calcext:value-type="float">
            <text:p>0.01719123</text:p>
          </table:table-cell>
          <table:table-cell office:value-type="float" office:value="0.008271816" calcext:value-type="float">
            <text:p>0.008271816</text:p>
          </table:table-cell>
          <table:table-cell office:value-type="float" office:value="0.007394476" calcext:value-type="float">
            <text:p>0.007394476</text:p>
          </table:table-cell>
          <table:table-cell office:value-type="float" office:value="0" calcext:value-type="float">
            <text:p>0</text:p>
          </table:table-cell>
          <table:table-cell office:value-type="float" office:value="34.26048" calcext:value-type="float">
            <text:p>34.26048</text:p>
          </table:table-cell>
          <table:table-cell office:value-type="float" office:value="52.23542" calcext:value-type="float">
            <text:p>52.23542</text:p>
          </table:table-cell>
          <table:table-cell office:value-type="float" office:value="59.39226" calcext:value-type="float">
            <text:p>59.39226</text:p>
          </table:table-cell>
          <table:table-cell office:value-type="float" office:value="26.82621" calcext:value-type="float">
            <text:p>26.82621</text:p>
          </table:table-cell>
          <table:table-cell office:value-type="float" office:value="13.54315" calcext:value-type="float">
            <text:p>13.54315</text:p>
          </table:table-cell>
          <table:table-cell office:value-type="float" office:value="2.839113" calcext:value-type="float">
            <text:p>2.839113</text:p>
          </table:table-cell>
          <table:table-cell office:value-type="float" office:value="2.846505" calcext:value-type="float">
            <text:p>2.846505</text:p>
          </table:table-cell>
          <table:table-cell office:value-type="float" office:value="10.12047" calcext:value-type="float">
            <text:p>10.12047</text:p>
          </table:table-cell>
          <table:table-cell office:value-type="float" office:value="6.872852" calcext:value-type="float">
            <text:p>6.872852</text:p>
          </table:table-cell>
          <table:table-cell office:value-type="float" office:value="3.089721" calcext:value-type="float">
            <text:p>3.089721</text:p>
          </table:table-cell>
          <table:table-cell office:value-type="float" office:value="1.293361" calcext:value-type="float">
            <text:p>1.293361</text:p>
          </table:table-cell>
          <table:table-cell office:value-type="float" office:value="0.6420602" calcext:value-type="float">
            <text:p>0.6420602</text:p>
          </table:table-cell>
          <table:table-cell office:value-type="float" office:value="0.3582533" calcext:value-type="float">
            <text:p>0.3582533</text:p>
          </table:table-cell>
          <table:table-cell office:value-type="float" office:value="0.3285527" calcext:value-type="float">
            <text:p>0.3285527</text:p>
          </table:table-cell>
          <table:table-cell office:value-type="float" office:value="0" calcext:value-type="float">
            <text:p>0</text:p>
          </table:table-cell>
          <table:table-cell office:value-type="float" office:value="487.3215" calcext:value-type="float">
            <text:p>487.3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844" calcext:value-type="float">
            <text:p>-0.378984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9.139066" calcext:value-type="float">
            <text:p>9.139066</text:p>
          </table:table-cell>
          <table:table-cell office:value-type="float" office:value="1101.357" calcext:value-type="float">
            <text:p>1101.35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8437" calcext:value-type="float">
            <text:p>-26.48437</text:p>
          </table:table-cell>
          <table:table-cell office:value-type="float" office:value="0.109145" calcext:value-type="float">
            <text:p>0.109145</text:p>
          </table:table-cell>
          <table:table-cell office:value-type="float" office:value="18.02938" calcext:value-type="float">
            <text:p>18.02938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1" calcext:value-type="float">
            <text:p>0.004500231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" calcext:value-type="float">
            <text:p>2.66687</text:p>
          </table:table-cell>
          <table:table-cell office:value-type="float" office:value="-0.2574562" calcext:value-type="float">
            <text:p>-0.2574562</text:p>
          </table:table-cell>
          <table:table-cell office:value-type="float" office:value="-0.08073021" calcext:value-type="float">
            <text:p>-0.08073021</text:p>
          </table:table-cell>
          <table:table-cell office:value-type="float" office:value="0.007600602" calcext:value-type="float">
            <text:p>0.007600602</text:p>
          </table:table-cell>
          <table:table-cell office:value-type="float" office:value="14.18155" calcext:value-type="float">
            <text:p>14.18155</text:p>
          </table:table-cell>
          <table:table-cell office:value-type="float" office:value="1.200879" calcext:value-type="float">
            <text:p>1.200879</text:p>
          </table:table-cell>
          <table:table-cell office:value-type="float" office:value="0.05766933" calcext:value-type="float">
            <text:p>0.05766933</text:p>
          </table:table-cell>
          <table:table-cell office:value-type="float" office:value="0.04495958" calcext:value-type="float">
            <text:p>0.04495958</text:p>
          </table:table-cell>
          <table:table-cell office:value-type="float" office:value="0.02899688" calcext:value-type="float">
            <text:p>0.02899688</text:p>
          </table:table-cell>
          <table:table-cell office:value-type="float" office:value="0.02718393" calcext:value-type="float">
            <text:p>0.02718393</text:p>
          </table:table-cell>
          <table:table-cell office:value-type="float" office:value="0.01445162" calcext:value-type="float">
            <text:p>0.01445162</text:p>
          </table:table-cell>
          <table:table-cell office:value-type="float" office:value="0.01187179" calcext:value-type="float">
            <text:p>0.01187179</text:p>
          </table:table-cell>
          <table:table-cell office:value-type="float" office:value="0.02857766" calcext:value-type="float">
            <text:p>0.02857766</text:p>
          </table:table-cell>
          <table:table-cell office:value-type="float" office:value="0.02417637" calcext:value-type="float">
            <text:p>0.02417637</text:p>
          </table:table-cell>
          <table:table-cell office:value-type="float" office:value="0.02218064" calcext:value-type="float">
            <text:p>0.02218064</text:p>
          </table:table-cell>
          <table:table-cell office:value-type="float" office:value="0.02076795" calcext:value-type="float">
            <text:p>0.02076795</text:p>
          </table:table-cell>
          <table:table-cell office:value-type="float" office:value="0.01719656" calcext:value-type="float">
            <text:p>0.01719656</text:p>
          </table:table-cell>
          <table:table-cell office:value-type="float" office:value="0.00824044" calcext:value-type="float">
            <text:p>0.00824044</text:p>
          </table:table-cell>
          <table:table-cell office:value-type="float" office:value="0.007394813" calcext:value-type="float">
            <text:p>0.007394813</text:p>
          </table:table-cell>
          <table:table-cell office:value-type="float" office:value="0" calcext:value-type="float">
            <text:p>0</text:p>
          </table:table-cell>
          <table:table-cell office:value-type="float" office:value="30.8963" calcext:value-type="float">
            <text:p>30.8963</text:p>
          </table:table-cell>
          <table:table-cell office:value-type="float" office:value="53.91256" calcext:value-type="float">
            <text:p>53.91256</text:p>
          </table:table-cell>
          <table:table-cell office:value-type="float" office:value="58.5022" calcext:value-type="float">
            <text:p>58.5022</text:p>
          </table:table-cell>
          <table:table-cell office:value-type="float" office:value="27.59407" calcext:value-type="float">
            <text:p>27.59407</text:p>
          </table:table-cell>
          <table:table-cell office:value-type="float" office:value="13.99809" calcext:value-type="float">
            <text:p>13.99809</text:p>
          </table:table-cell>
          <table:table-cell office:value-type="float" office:value="2.89804" calcext:value-type="float">
            <text:p>2.89804</text:p>
          </table:table-cell>
          <table:table-cell office:value-type="float" office:value="2.880397" calcext:value-type="float">
            <text:p>2.880397</text:p>
          </table:table-cell>
          <table:table-cell office:value-type="float" office:value="10.14291" calcext:value-type="float">
            <text:p>10.14291</text:p>
          </table:table-cell>
          <table:table-cell office:value-type="float" office:value="6.888725" calcext:value-type="float">
            <text:p>6.888725</text:p>
          </table:table-cell>
          <table:table-cell office:value-type="float" office:value="3.097838" calcext:value-type="float">
            <text:p>3.097838</text:p>
          </table:table-cell>
          <table:table-cell office:value-type="float" office:value="1.296116" calcext:value-type="float">
            <text:p>1.296116</text:p>
          </table:table-cell>
          <table:table-cell office:value-type="float" office:value="0.6430382" calcext:value-type="float">
            <text:p>0.6430382</text:p>
          </table:table-cell>
          <table:table-cell office:value-type="float" office:value="0.3581457" calcext:value-type="float">
            <text:p>0.3581457</text:p>
          </table:table-cell>
          <table:table-cell office:value-type="float" office:value="0.3285821" calcext:value-type="float">
            <text:p>0.3285821</text:p>
          </table:table-cell>
          <table:table-cell office:value-type="float" office:value="0" calcext:value-type="float">
            <text:p>0</text:p>
          </table:table-cell>
          <table:table-cell office:value-type="float" office:value="610.3148" calcext:value-type="float">
            <text:p>610.3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851" calcext:value-type="float">
            <text:p>-0.378985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9.117547" calcext:value-type="float">
            <text:p>9.117547</text:p>
          </table:table-cell>
          <table:table-cell office:value-type="float" office:value="1101.302" calcext:value-type="float">
            <text:p>1101.30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8029" calcext:value-type="float">
            <text:p>-26.48029</text:p>
          </table:table-cell>
          <table:table-cell office:value-type="float" office:value="0.1001117" calcext:value-type="float">
            <text:p>0.1001117</text:p>
          </table:table-cell>
          <table:table-cell office:value-type="float" office:value="18.11487" calcext:value-type="float">
            <text:p>18.11487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4" calcext:value-type="float">
            <text:p>2.666874</text:p>
          </table:table-cell>
          <table:table-cell office:value-type="float" office:value="-0.2575588" calcext:value-type="float">
            <text:p>-0.2575588</text:p>
          </table:table-cell>
          <table:table-cell office:value-type="float" office:value="-0.08072047" calcext:value-type="float">
            <text:p>-0.08072047</text:p>
          </table:table-cell>
          <table:table-cell office:value-type="float" office:value="0.007607365" calcext:value-type="float">
            <text:p>0.007607365</text:p>
          </table:table-cell>
          <table:table-cell office:value-type="float" office:value="14.18883" calcext:value-type="float">
            <text:p>14.18883</text:p>
          </table:table-cell>
          <table:table-cell office:value-type="float" office:value="0.5532455" calcext:value-type="float">
            <text:p>0.5532455</text:p>
          </table:table-cell>
          <table:table-cell office:value-type="float" office:value="0.05824016" calcext:value-type="float">
            <text:p>0.05824016</text:p>
          </table:table-cell>
          <table:table-cell office:value-type="float" office:value="0.04507841" calcext:value-type="float">
            <text:p>0.04507841</text:p>
          </table:table-cell>
          <table:table-cell office:value-type="float" office:value="0.02876833" calcext:value-type="float">
            <text:p>0.02876833</text:p>
          </table:table-cell>
          <table:table-cell office:value-type="float" office:value="0.02686484" calcext:value-type="float">
            <text:p>0.02686484</text:p>
          </table:table-cell>
          <table:table-cell office:value-type="float" office:value="0.014326" calcext:value-type="float">
            <text:p>0.014326</text:p>
          </table:table-cell>
          <table:table-cell office:value-type="float" office:value="0.01174748" calcext:value-type="float">
            <text:p>0.01174748</text:p>
          </table:table-cell>
          <table:table-cell office:value-type="float" office:value="0.02852888" calcext:value-type="float">
            <text:p>0.02852888</text:p>
          </table:table-cell>
          <table:table-cell office:value-type="float" office:value="0.02416359" calcext:value-type="float">
            <text:p>0.02416359</text:p>
          </table:table-cell>
          <table:table-cell office:value-type="float" office:value="0.02218527" calcext:value-type="float">
            <text:p>0.02218527</text:p>
          </table:table-cell>
          <table:table-cell office:value-type="float" office:value="0.02076712" calcext:value-type="float">
            <text:p>0.02076712</text:p>
          </table:table-cell>
          <table:table-cell office:value-type="float" office:value="0.01720207" calcext:value-type="float">
            <text:p>0.01720207</text:p>
          </table:table-cell>
          <table:table-cell office:value-type="float" office:value="0.008209591" calcext:value-type="float">
            <text:p>0.008209591</text:p>
          </table:table-cell>
          <table:table-cell office:value-type="float" office:value="0.007395104" calcext:value-type="float">
            <text:p>0.007395104</text:p>
          </table:table-cell>
          <table:table-cell office:value-type="float" office:value="0" calcext:value-type="float">
            <text:p>0</text:p>
          </table:table-cell>
          <table:table-cell office:value-type="float" office:value="31.17935" calcext:value-type="float">
            <text:p>31.17935</text:p>
          </table:table-cell>
          <table:table-cell office:value-type="float" office:value="49.98427" calcext:value-type="float">
            <text:p>49.98427</text:p>
          </table:table-cell>
          <table:table-cell office:value-type="float" office:value="61.20239" calcext:value-type="float">
            <text:p>61.20239</text:p>
          </table:table-cell>
          <table:table-cell office:value-type="float" office:value="28.49288" calcext:value-type="float">
            <text:p>28.49288</text:p>
          </table:table-cell>
          <table:table-cell office:value-type="float" office:value="14.52936" calcext:value-type="float">
            <text:p>14.52936</text:p>
          </table:table-cell>
          <table:table-cell office:value-type="float" office:value="2.959099" calcext:value-type="float">
            <text:p>2.959099</text:p>
          </table:table-cell>
          <table:table-cell office:value-type="float" office:value="2.916781" calcext:value-type="float">
            <text:p>2.916781</text:p>
          </table:table-cell>
          <table:table-cell office:value-type="float" office:value="10.16543" calcext:value-type="float">
            <text:p>10.16543</text:p>
          </table:table-cell>
          <table:table-cell office:value-type="float" office:value="6.904529" calcext:value-type="float">
            <text:p>6.904529</text:p>
          </table:table-cell>
          <table:table-cell office:value-type="float" office:value="3.105844" calcext:value-type="float">
            <text:p>3.105844</text:p>
          </table:table-cell>
          <table:table-cell office:value-type="float" office:value="1.298856" calcext:value-type="float">
            <text:p>1.298856</text:p>
          </table:table-cell>
          <table:table-cell office:value-type="float" office:value="0.6440142" calcext:value-type="float">
            <text:p>0.6440142</text:p>
          </table:table-cell>
          <table:table-cell office:value-type="float" office:value="0.3580374" calcext:value-type="float">
            <text:p>0.3580374</text:p>
          </table:table-cell>
          <table:table-cell office:value-type="float" office:value="0.3286116" calcext:value-type="float">
            <text:p>0.3286116</text:p>
          </table:table-cell>
          <table:table-cell office:value-type="float" office:value="0" calcext:value-type="float">
            <text:p>0</text:p>
          </table:table-cell>
          <table:table-cell office:value-type="float" office:value="556.3944" calcext:value-type="float">
            <text:p>556.3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89871" calcext:value-type="float">
            <text:p>-0.3789871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9.101498" calcext:value-type="float">
            <text:p>9.101498</text:p>
          </table:table-cell>
          <table:table-cell office:value-type="float" office:value="1101.249" calcext:value-type="float">
            <text:p>1101.24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7627" calcext:value-type="float">
            <text:p>-26.47627</text:p>
          </table:table-cell>
          <table:table-cell office:value-type="float" office:value="0.09786759" calcext:value-type="float">
            <text:p>0.09786759</text:p>
          </table:table-cell>
          <table:table-cell office:value-type="float" office:value="18.18162" calcext:value-type="float">
            <text:p>18.18162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4" calcext:value-type="float">
            <text:p>2.666874</text:p>
          </table:table-cell>
          <table:table-cell office:value-type="float" office:value="-0.2583038" calcext:value-type="float">
            <text:p>-0.2583038</text:p>
          </table:table-cell>
          <table:table-cell office:value-type="float" office:value="-0.08070558" calcext:value-type="float">
            <text:p>-0.08070558</text:p>
          </table:table-cell>
          <table:table-cell office:value-type="float" office:value="0.007614121" calcext:value-type="float">
            <text:p>0.007614121</text:p>
          </table:table-cell>
          <table:table-cell office:value-type="float" office:value="14.18233" calcext:value-type="float">
            <text:p>14.18233</text:p>
          </table:table-cell>
          <table:table-cell office:value-type="float" office:value="0.4591704" calcext:value-type="float">
            <text:p>0.4591704</text:p>
          </table:table-cell>
          <table:table-cell office:value-type="float" office:value="0.05797533" calcext:value-type="float">
            <text:p>0.05797533</text:p>
          </table:table-cell>
          <table:table-cell office:value-type="float" office:value="0.04592972" calcext:value-type="float">
            <text:p>0.04592972</text:p>
          </table:table-cell>
          <table:table-cell office:value-type="float" office:value="0.02922679" calcext:value-type="float">
            <text:p>0.02922679</text:p>
          </table:table-cell>
          <table:table-cell office:value-type="float" office:value="0.02700442" calcext:value-type="float">
            <text:p>0.02700442</text:p>
          </table:table-cell>
          <table:table-cell office:value-type="float" office:value="0.01432461" calcext:value-type="float">
            <text:p>0.01432461</text:p>
          </table:table-cell>
          <table:table-cell office:value-type="float" office:value="0.0117538" calcext:value-type="float">
            <text:p>0.0117538</text:p>
          </table:table-cell>
          <table:table-cell office:value-type="float" office:value="0.02849935" calcext:value-type="float">
            <text:p>0.02849935</text:p>
          </table:table-cell>
          <table:table-cell office:value-type="float" office:value="0.02414517" calcext:value-type="float">
            <text:p>0.02414517</text:p>
          </table:table-cell>
          <table:table-cell office:value-type="float" office:value="0.0221869" calcext:value-type="float">
            <text:p>0.0221869</text:p>
          </table:table-cell>
          <table:table-cell office:value-type="float" office:value="0.02076636" calcext:value-type="float">
            <text:p>0.02076636</text:p>
          </table:table-cell>
          <table:table-cell office:value-type="float" office:value="0.01720772" calcext:value-type="float">
            <text:p>0.01720772</text:p>
          </table:table-cell>
          <table:table-cell office:value-type="float" office:value="0.008179271" calcext:value-type="float">
            <text:p>0.008179271</text:p>
          </table:table-cell>
          <table:table-cell office:value-type="float" office:value="0.007395345" calcext:value-type="float">
            <text:p>0.007395345</text:p>
          </table:table-cell>
          <table:table-cell office:value-type="float" office:value="0" calcext:value-type="float">
            <text:p>0</text:p>
          </table:table-cell>
          <table:table-cell office:value-type="float" office:value="38.36047" calcext:value-type="float">
            <text:p>38.36047</text:p>
          </table:table-cell>
          <table:table-cell office:value-type="float" office:value="49.2198" calcext:value-type="float">
            <text:p>49.2198</text:p>
          </table:table-cell>
          <table:table-cell office:value-type="float" office:value="59.86871" calcext:value-type="float">
            <text:p>59.86871</text:p>
          </table:table-cell>
          <table:table-cell office:value-type="float" office:value="29.40017" calcext:value-type="float">
            <text:p>29.40017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3.01832" calcext:value-type="float">
            <text:p>3.01832</text:p>
          </table:table-cell>
          <table:table-cell office:value-type="float" office:value="2.955156" calcext:value-type="float">
            <text:p>2.955156</text:p>
          </table:table-cell>
          <table:table-cell office:value-type="float" office:value="10.18707" calcext:value-type="float">
            <text:p>10.18707</text:p>
          </table:table-cell>
          <table:table-cell office:value-type="float" office:value="6.920297" calcext:value-type="float">
            <text:p>6.920297</text:p>
          </table:table-cell>
          <table:table-cell office:value-type="float" office:value="3.113766" calcext:value-type="float">
            <text:p>3.113766</text:p>
          </table:table-cell>
          <table:table-cell office:value-type="float" office:value="1.301585" calcext:value-type="float">
            <text:p>1.301585</text:p>
          </table:table-cell>
          <table:table-cell office:value-type="float" office:value="0.6449884" calcext:value-type="float">
            <text:p>0.6449884</text:p>
          </table:table-cell>
          <table:table-cell office:value-type="float" office:value="0.3579276" calcext:value-type="float">
            <text:p>0.3579276</text:p>
          </table:table-cell>
          <table:table-cell office:value-type="float" office:value="0.328641" calcext:value-type="float">
            <text:p>0.328641</text:p>
          </table:table-cell>
          <table:table-cell office:value-type="float" office:value="0" calcext:value-type="float">
            <text:p>0</text:p>
          </table:table-cell>
          <table:table-cell office:value-type="float" office:value="526.5565" calcext:value-type="float">
            <text:p>526.5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3424" calcext:value-type="float">
            <text:p>-0.37934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9.086329" calcext:value-type="float">
            <text:p>9.086329</text:p>
          </table:table-cell>
          <table:table-cell office:value-type="float" office:value="1101.199" calcext:value-type="float">
            <text:p>1101.19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7227" calcext:value-type="float">
            <text:p>-26.47227</text:p>
          </table:table-cell>
          <table:table-cell office:value-type="float" office:value="0.1021351" calcext:value-type="float">
            <text:p>0.1021351</text:p>
          </table:table-cell>
          <table:table-cell office:value-type="float" office:value="18.23749" calcext:value-type="float">
            <text:p>18.23749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874" calcext:value-type="float">
            <text:p>2.666874</text:p>
          </table:table-cell>
          <table:table-cell office:value-type="float" office:value="-0.2594618" calcext:value-type="float">
            <text:p>-0.2594618</text:p>
          </table:table-cell>
          <table:table-cell office:value-type="float" office:value="-0.08068389" calcext:value-type="float">
            <text:p>-0.08068389</text:p>
          </table:table-cell>
          <table:table-cell office:value-type="float" office:value="0.007620587" calcext:value-type="float">
            <text:p>0.007620587</text:p>
          </table:table-cell>
          <table:table-cell office:value-type="float" office:value="14.15666" calcext:value-type="float">
            <text:p>14.15666</text:p>
          </table:table-cell>
          <table:table-cell office:value-type="float" office:value="0.6982206" calcext:value-type="float">
            <text:p>0.6982206</text:p>
          </table:table-cell>
          <table:table-cell office:value-type="float" office:value="0.0582909" calcext:value-type="float">
            <text:p>0.0582909</text:p>
          </table:table-cell>
          <table:table-cell office:value-type="float" office:value="0.04623412" calcext:value-type="float">
            <text:p>0.04623412</text:p>
          </table:table-cell>
          <table:table-cell office:value-type="float" office:value="0.02958131" calcext:value-type="float">
            <text:p>0.02958131</text:p>
          </table:table-cell>
          <table:table-cell office:value-type="float" office:value="0.02710695" calcext:value-type="float">
            <text:p>0.02710695</text:p>
          </table:table-cell>
          <table:table-cell office:value-type="float" office:value="0.01438321" calcext:value-type="float">
            <text:p>0.01438321</text:p>
          </table:table-cell>
          <table:table-cell office:value-type="float" office:value="0.011849" calcext:value-type="float">
            <text:p>0.011849</text:p>
          </table:table-cell>
          <table:table-cell office:value-type="float" office:value="0.02852988" calcext:value-type="float">
            <text:p>0.02852988</text:p>
          </table:table-cell>
          <table:table-cell office:value-type="float" office:value="0.02413644" calcext:value-type="float">
            <text:p>0.02413644</text:p>
          </table:table-cell>
          <table:table-cell office:value-type="float" office:value="0.02218643" calcext:value-type="float">
            <text:p>0.02218643</text:p>
          </table:table-cell>
          <table:table-cell office:value-type="float" office:value="0.0207654" calcext:value-type="float">
            <text:p>0.0207654</text:p>
          </table:table-cell>
          <table:table-cell office:value-type="float" office:value="0.01721342" calcext:value-type="float">
            <text:p>0.01721342</text:p>
          </table:table-cell>
          <table:table-cell office:value-type="float" office:value="0.008149473" calcext:value-type="float">
            <text:p>0.008149473</text:p>
          </table:table-cell>
          <table:table-cell office:value-type="float" office:value="0.007395536" calcext:value-type="float">
            <text:p>0.007395536</text:p>
          </table:table-cell>
          <table:table-cell office:value-type="float" office:value="0" calcext:value-type="float">
            <text:p>0</text:p>
          </table:table-cell>
          <table:table-cell office:value-type="float" office:value="36.55125" calcext:value-type="float">
            <text:p>36.55125</text:p>
          </table:table-cell>
          <table:table-cell office:value-type="float" office:value="50.13292" calcext:value-type="float">
            <text:p>50.13292</text:p>
          </table:table-cell>
          <table:table-cell office:value-type="float" office:value="58.80716" calcext:value-type="float">
            <text:p>58.80716</text:p>
          </table:table-cell>
          <table:table-cell office:value-type="float" office:value="30.2948" calcext:value-type="float">
            <text:p>30.2948</text:p>
          </table:table-cell>
          <table:table-cell office:value-type="float" office:value="15.63531" calcext:value-type="float">
            <text:p>15.63531</text:p>
          </table:table-cell>
          <table:table-cell office:value-type="float" office:value="3.07264" calcext:value-type="float">
            <text:p>3.07264</text:p>
          </table:table-cell>
          <table:table-cell office:value-type="float" office:value="2.99287" calcext:value-type="float">
            <text:p>2.99287</text:p>
          </table:table-cell>
          <table:table-cell office:value-type="float" office:value="10.20675" calcext:value-type="float">
            <text:p>10.20675</text:p>
          </table:table-cell>
          <table:table-cell office:value-type="float" office:value="6.935818" calcext:value-type="float">
            <text:p>6.935818</text:p>
          </table:table-cell>
          <table:table-cell office:value-type="float" office:value="3.121615" calcext:value-type="float">
            <text:p>3.121615</text:p>
          </table:table-cell>
          <table:table-cell office:value-type="float" office:value="1.304306" calcext:value-type="float">
            <text:p>1.304306</text:p>
          </table:table-cell>
          <table:table-cell office:value-type="float" office:value="0.6459608" calcext:value-type="float">
            <text:p>0.6459608</text:p>
          </table:table-cell>
          <table:table-cell office:value-type="float" office:value="0.3578188" calcext:value-type="float">
            <text:p>0.3578188</text:p>
          </table:table-cell>
          <table:table-cell office:value-type="float" office:value="0.3286703" calcext:value-type="float">
            <text:p>0.3286703</text:p>
          </table:table-cell>
          <table:table-cell office:value-type="float" office:value="0" calcext:value-type="float">
            <text:p>0</text:p>
          </table:table-cell>
          <table:table-cell office:value-type="float" office:value="571.8531" calcext:value-type="float">
            <text:p>571.8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12" calcext:value-type="float">
            <text:p>-0.3796712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9.06978" calcext:value-type="float">
            <text:p>9.06978</text:p>
          </table:table-cell>
          <table:table-cell office:value-type="float" office:value="1101.149" calcext:value-type="float">
            <text:p>1101.14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682" calcext:value-type="float">
            <text:p>-26.4682</text:p>
          </table:table-cell>
          <table:table-cell office:value-type="float" office:value="0.1089714" calcext:value-type="float">
            <text:p>0.1089714</text:p>
          </table:table-cell>
          <table:table-cell office:value-type="float" office:value="18.29425" calcext:value-type="float">
            <text:p>18.29425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657" calcext:value-type="float">
            <text:p>2.66657</text:p>
          </table:table-cell>
          <table:table-cell office:value-type="float" office:value="-0.2594937" calcext:value-type="float">
            <text:p>-0.2594937</text:p>
          </table:table-cell>
          <table:table-cell office:value-type="float" office:value="-0.0806632" calcext:value-type="float">
            <text:p>-0.0806632</text:p>
          </table:table-cell>
          <table:table-cell office:value-type="float" office:value="0.007626702" calcext:value-type="float">
            <text:p>0.007626702</text:p>
          </table:table-cell>
          <table:table-cell office:value-type="float" office:value="14.126" calcext:value-type="float">
            <text:p>14.126</text:p>
          </table:table-cell>
          <table:table-cell office:value-type="float" office:value="1.107282" calcext:value-type="float">
            <text:p>1.107282</text:p>
          </table:table-cell>
          <table:table-cell office:value-type="float" office:value="0.05855555" calcext:value-type="float">
            <text:p>0.05855555</text:p>
          </table:table-cell>
          <table:table-cell office:value-type="float" office:value="0.04615755" calcext:value-type="float">
            <text:p>0.04615755</text:p>
          </table:table-cell>
          <table:table-cell office:value-type="float" office:value="0.02985527" calcext:value-type="float">
            <text:p>0.02985527</text:p>
          </table:table-cell>
          <table:table-cell office:value-type="float" office:value="0.02714751" calcext:value-type="float">
            <text:p>0.02714751</text:p>
          </table:table-cell>
          <table:table-cell office:value-type="float" office:value="0.01440443" calcext:value-type="float">
            <text:p>0.01440443</text:p>
          </table:table-cell>
          <table:table-cell office:value-type="float" office:value="0.01189996" calcext:value-type="float">
            <text:p>0.01189996</text:p>
          </table:table-cell>
          <table:table-cell office:value-type="float" office:value="0.02857067" calcext:value-type="float">
            <text:p>0.02857067</text:p>
          </table:table-cell>
          <table:table-cell office:value-type="float" office:value="0.02414184" calcext:value-type="float">
            <text:p>0.02414184</text:p>
          </table:table-cell>
          <table:table-cell office:value-type="float" office:value="0.02218579" calcext:value-type="float">
            <text:p>0.02218579</text:p>
          </table:table-cell>
          <table:table-cell office:value-type="float" office:value="0.02076423" calcext:value-type="float">
            <text:p>0.02076423</text:p>
          </table:table-cell>
          <table:table-cell office:value-type="float" office:value="0.01721981" calcext:value-type="float">
            <text:p>0.01721981</text:p>
          </table:table-cell>
          <table:table-cell office:value-type="float" office:value="0.008160193" calcext:value-type="float">
            <text:p>0.008160193</text:p>
          </table:table-cell>
          <table:table-cell office:value-type="float" office:value="0.007355269" calcext:value-type="float">
            <text:p>0.007355269</text:p>
          </table:table-cell>
          <table:table-cell office:value-type="float" office:value="0" calcext:value-type="float">
            <text:p>0</text:p>
          </table:table-cell>
          <table:table-cell office:value-type="float" office:value="33.15478" calcext:value-type="float">
            <text:p>33.15478</text:p>
          </table:table-cell>
          <table:table-cell office:value-type="float" office:value="51.14469" calcext:value-type="float">
            <text:p>51.14469</text:p>
          </table:table-cell>
          <table:table-cell office:value-type="float" office:value="57.80975" calcext:value-type="float">
            <text:p>57.80975</text:p>
          </table:table-cell>
          <table:table-cell office:value-type="float" office:value="31.31869" calcext:value-type="float">
            <text:p>31.31869</text:p>
          </table:table-cell>
          <table:table-cell office:value-type="float" office:value="16.27477" calcext:value-type="float">
            <text:p>16.27477</text:p>
          </table:table-cell>
          <table:table-cell office:value-type="float" office:value="3.127001" calcext:value-type="float">
            <text:p>3.127001</text:p>
          </table:table-cell>
          <table:table-cell office:value-type="float" office:value="3.031457" calcext:value-type="float">
            <text:p>3.031457</text:p>
          </table:table-cell>
          <table:table-cell office:value-type="float" office:value="10.22502" calcext:value-type="float">
            <text:p>10.22502</text:p>
          </table:table-cell>
          <table:table-cell office:value-type="float" office:value="6.950951" calcext:value-type="float">
            <text:p>6.950951</text:p>
          </table:table-cell>
          <table:table-cell office:value-type="float" office:value="3.129023" calcext:value-type="float">
            <text:p>3.129023</text:p>
          </table:table-cell>
          <table:table-cell office:value-type="float" office:value="1.307015" calcext:value-type="float">
            <text:p>1.307015</text:p>
          </table:table-cell>
          <table:table-cell office:value-type="float" office:value="0.6470995" calcext:value-type="float">
            <text:p>0.6470995</text:p>
          </table:table-cell>
          <table:table-cell office:value-type="float" office:value="0.3663364" calcext:value-type="float">
            <text:p>0.3663364</text:p>
          </table:table-cell>
          <table:table-cell office:value-type="float" office:value="0.3204284" calcext:value-type="float">
            <text:p>0.3204284</text:p>
          </table:table-cell>
          <table:table-cell office:value-type="float" office:value="0" calcext:value-type="float">
            <text:p>0</text:p>
          </table:table-cell>
          <table:table-cell office:value-type="float" office:value="638.8199" calcext:value-type="float">
            <text:p>638.8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12" calcext:value-type="float">
            <text:p>-0.3796712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9.050811" calcext:value-type="float">
            <text:p>9.050811</text:p>
          </table:table-cell>
          <table:table-cell office:value-type="float" office:value="1101.097" calcext:value-type="float">
            <text:p>1101.09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6404" calcext:value-type="float">
            <text:p>-26.46404</text:p>
          </table:table-cell>
          <table:table-cell office:value-type="float" office:value="0.1167114" calcext:value-type="float">
            <text:p>0.1167114</text:p>
          </table:table-cell>
          <table:table-cell office:value-type="float" office:value="18.35439" calcext:value-type="float">
            <text:p>18.35439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5702" calcext:value-type="float">
            <text:p>2.665702</text:p>
          </table:table-cell>
          <table:table-cell office:value-type="float" office:value="-0.2595197" calcext:value-type="float">
            <text:p>-0.2595197</text:p>
          </table:table-cell>
          <table:table-cell office:value-type="float" office:value="-0.08064402" calcext:value-type="float">
            <text:p>-0.08064402</text:p>
          </table:table-cell>
          <table:table-cell office:value-type="float" office:value="0.007632636" calcext:value-type="float">
            <text:p>0.007632636</text:p>
          </table:table-cell>
          <table:table-cell office:value-type="float" office:value="14.09272" calcext:value-type="float">
            <text:p>14.09272</text:p>
          </table:table-cell>
          <table:table-cell office:value-type="float" office:value="1.557043" calcext:value-type="float">
            <text:p>1.557043</text:p>
          </table:table-cell>
          <table:table-cell office:value-type="float" office:value="0.05859411" calcext:value-type="float">
            <text:p>0.05859411</text:p>
          </table:table-cell>
          <table:table-cell office:value-type="float" office:value="0.04566997" calcext:value-type="float">
            <text:p>0.04566997</text:p>
          </table:table-cell>
          <table:table-cell office:value-type="float" office:value="0.02999373" calcext:value-type="float">
            <text:p>0.02999373</text:p>
          </table:table-cell>
          <table:table-cell office:value-type="float" office:value="0.02713878" calcext:value-type="float">
            <text:p>0.02713878</text:p>
          </table:table-cell>
          <table:table-cell office:value-type="float" office:value="0.01438572" calcext:value-type="float">
            <text:p>0.01438572</text:p>
          </table:table-cell>
          <table:table-cell office:value-type="float" office:value="0.01190424" calcext:value-type="float">
            <text:p>0.01190424</text:p>
          </table:table-cell>
          <table:table-cell office:value-type="float" office:value="0.02859763" calcext:value-type="float">
            <text:p>0.02859763</text:p>
          </table:table-cell>
          <table:table-cell office:value-type="float" office:value="0.02415365" calcext:value-type="float">
            <text:p>0.02415365</text:p>
          </table:table-cell>
          <table:table-cell office:value-type="float" office:value="0.02218649" calcext:value-type="float">
            <text:p>0.02218649</text:p>
          </table:table-cell>
          <table:table-cell office:value-type="float" office:value="0.02076359" calcext:value-type="float">
            <text:p>0.02076359</text:p>
          </table:table-cell>
          <table:table-cell office:value-type="float" office:value="0.01722786" calcext:value-type="float">
            <text:p>0.01722786</text:p>
          </table:table-cell>
          <table:table-cell office:value-type="float" office:value="0.008120425" calcext:value-type="float">
            <text:p>0.008120425</text:p>
          </table:table-cell>
          <table:table-cell office:value-type="float" office:value="0.007365846" calcext:value-type="float">
            <text:p>0.007365846</text:p>
          </table:table-cell>
          <table:table-cell office:value-type="float" office:value="0" calcext:value-type="float">
            <text:p>0</text:p>
          </table:table-cell>
          <table:table-cell office:value-type="float" office:value="30.27998" calcext:value-type="float">
            <text:p>30.27998</text:p>
          </table:table-cell>
          <table:table-cell office:value-type="float" office:value="51.9707" calcext:value-type="float">
            <text:p>51.9707</text:p>
          </table:table-cell>
          <table:table-cell office:value-type="float" office:value="56.88707" calcext:value-type="float">
            <text:p>56.88707</text:p>
          </table:table-cell>
          <table:table-cell office:value-type="float" office:value="32.30114" calcext:value-type="float">
            <text:p>32.30114</text:p>
          </table:table-cell>
          <table:table-cell office:value-type="float" office:value="16.98256" calcext:value-type="float">
            <text:p>16.98256</text:p>
          </table:table-cell>
          <table:table-cell office:value-type="float" office:value="3.185256" calcext:value-type="float">
            <text:p>3.185256</text:p>
          </table:table-cell>
          <table:table-cell office:value-type="float" office:value="3.071213" calcext:value-type="float">
            <text:p>3.071213</text:p>
          </table:table-cell>
          <table:table-cell office:value-type="float" office:value="10.24252" calcext:value-type="float">
            <text:p>10.24252</text:p>
          </table:table-cell>
          <table:table-cell office:value-type="float" office:value="6.965635" calcext:value-type="float">
            <text:p>6.965635</text:p>
          </table:table-cell>
          <table:table-cell office:value-type="float" office:value="3.136121" calcext:value-type="float">
            <text:p>3.136121</text:p>
          </table:table-cell>
          <table:table-cell office:value-type="float" office:value="1.309735" calcext:value-type="float">
            <text:p>1.309735</text:p>
          </table:table-cell>
          <table:table-cell office:value-type="float" office:value="0.6484261" calcext:value-type="float">
            <text:p>0.6484261</text:p>
          </table:table-cell>
          <table:table-cell office:value-type="float" office:value="0.3633241" calcext:value-type="float">
            <text:p>0.3633241</text:p>
          </table:table-cell>
          <table:table-cell office:value-type="float" office:value="0.3244922" calcext:value-type="float">
            <text:p>0.3244922</text:p>
          </table:table-cell>
          <table:table-cell office:value-type="float" office:value="0" calcext:value-type="float">
            <text:p>0</text:p>
          </table:table-cell>
          <table:table-cell office:value-type="float" office:value="719.4902" calcext:value-type="float">
            <text:p>719.4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12" calcext:value-type="float">
            <text:p>-0.37967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9.02839" calcext:value-type="float">
            <text:p>9.02839</text:p>
          </table:table-cell>
          <table:table-cell office:value-type="float" office:value="1101.04" calcext:value-type="float">
            <text:p>1101.0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5993" calcext:value-type="float">
            <text:p>-26.45993</text:p>
          </table:table-cell>
          <table:table-cell office:value-type="float" office:value="0.1253461" calcext:value-type="float">
            <text:p>0.1253461</text:p>
          </table:table-cell>
          <table:table-cell office:value-type="float" office:value="18.42013" calcext:value-type="float">
            <text:p>18.42013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881" calcext:value-type="float">
            <text:p>2.664881</text:p>
          </table:table-cell>
          <table:table-cell office:value-type="float" office:value="-0.2595526" calcext:value-type="float">
            <text:p>-0.2595526</text:p>
          </table:table-cell>
          <table:table-cell office:value-type="float" office:value="-0.08062686" calcext:value-type="float">
            <text:p>-0.08062686</text:p>
          </table:table-cell>
          <table:table-cell office:value-type="float" office:value="0.007638543" calcext:value-type="float">
            <text:p>0.007638543</text:p>
          </table:table-cell>
          <table:table-cell office:value-type="float" office:value="14.05676" calcext:value-type="float">
            <text:p>14.05676</text:p>
          </table:table-cell>
          <table:table-cell office:value-type="float" office:value="2.074248" calcext:value-type="float">
            <text:p>2.074248</text:p>
          </table:table-cell>
          <table:table-cell office:value-type="float" office:value="0.05931545" calcext:value-type="float">
            <text:p>0.05931545</text:p>
          </table:table-cell>
          <table:table-cell office:value-type="float" office:value="0.04503367" calcext:value-type="float">
            <text:p>0.04503367</text:p>
          </table:table-cell>
          <table:table-cell office:value-type="float" office:value="0.02999514" calcext:value-type="float">
            <text:p>0.02999514</text:p>
          </table:table-cell>
          <table:table-cell office:value-type="float" office:value="0.02702522" calcext:value-type="float">
            <text:p>0.02702522</text:p>
          </table:table-cell>
          <table:table-cell office:value-type="float" office:value="0.01432977" calcext:value-type="float">
            <text:p>0.01432977</text:p>
          </table:table-cell>
          <table:table-cell office:value-type="float" office:value="0.01184228" calcext:value-type="float">
            <text:p>0.01184228</text:p>
          </table:table-cell>
          <table:table-cell office:value-type="float" office:value="0.02858883" calcext:value-type="float">
            <text:p>0.02858883</text:p>
          </table:table-cell>
          <table:table-cell office:value-type="float" office:value="0.02416172" calcext:value-type="float">
            <text:p>0.02416172</text:p>
          </table:table-cell>
          <table:table-cell office:value-type="float" office:value="0.02218817" calcext:value-type="float">
            <text:p>0.02218817</text:p>
          </table:table-cell>
          <table:table-cell office:value-type="float" office:value="0.02076361" calcext:value-type="float">
            <text:p>0.02076361</text:p>
          </table:table-cell>
          <table:table-cell office:value-type="float" office:value="0.01723584" calcext:value-type="float">
            <text:p>0.01723584</text:p>
          </table:table-cell>
          <table:table-cell office:value-type="float" office:value="0.008082289" calcext:value-type="float">
            <text:p>0.008082289</text:p>
          </table:table-cell>
          <table:table-cell office:value-type="float" office:value="0.007375428" calcext:value-type="float">
            <text:p>0.007375428</text:p>
          </table:table-cell>
          <table:table-cell office:value-type="float" office:value="0" calcext:value-type="float">
            <text:p>0</text:p>
          </table:table-cell>
          <table:table-cell office:value-type="float" office:value="27.96395" calcext:value-type="float">
            <text:p>27.96395</text:p>
          </table:table-cell>
          <table:table-cell office:value-type="float" office:value="52.65757" calcext:value-type="float">
            <text:p>52.65757</text:p>
          </table:table-cell>
          <table:table-cell office:value-type="float" office:value="56.02293" calcext:value-type="float">
            <text:p>56.02293</text:p>
          </table:table-cell>
          <table:table-cell office:value-type="float" office:value="33.27905" calcext:value-type="float">
            <text:p>33.27905</text:p>
          </table:table-cell>
          <table:table-cell office:value-type="float" office:value="17.75212" calcext:value-type="float">
            <text:p>17.75212</text:p>
          </table:table-cell>
          <table:table-cell office:value-type="float" office:value="3.250542" calcext:value-type="float">
            <text:p>3.250542</text:p>
          </table:table-cell>
          <table:table-cell office:value-type="float" office:value="3.112965" calcext:value-type="float">
            <text:p>3.112965</text:p>
          </table:table-cell>
          <table:table-cell office:value-type="float" office:value="10.25962" calcext:value-type="float">
            <text:p>10.25962</text:p>
          </table:table-cell>
          <table:table-cell office:value-type="float" office:value="6.979949" calcext:value-type="float">
            <text:p>6.979949</text:p>
          </table:table-cell>
          <table:table-cell office:value-type="float" office:value="3.143116" calcext:value-type="float">
            <text:p>3.143116</text:p>
          </table:table-cell>
          <table:table-cell office:value-type="float" office:value="1.312449" calcext:value-type="float">
            <text:p>1.312449</text:p>
          </table:table-cell>
          <table:table-cell office:value-type="float" office:value="0.6495708" calcext:value-type="float">
            <text:p>0.6495708</text:p>
          </table:table-cell>
          <table:table-cell office:value-type="float" office:value="0.3606361" calcext:value-type="float">
            <text:p>0.3606361</text:p>
          </table:table-cell>
          <table:table-cell office:value-type="float" office:value="0.3283082" calcext:value-type="float">
            <text:p>0.3283082</text:p>
          </table:table-cell>
          <table:table-cell office:value-type="float" office:value="0" calcext:value-type="float">
            <text:p>0</text:p>
          </table:table-cell>
          <table:table-cell office:value-type="float" office:value="806.1213" calcext:value-type="float">
            <text:p>806.1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15" calcext:value-type="float">
            <text:p>-0.37967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9.006317" calcext:value-type="float">
            <text:p>9.006317</text:p>
          </table:table-cell>
          <table:table-cell office:value-type="float" office:value="1100.981" calcext:value-type="float">
            <text:p>1100.98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5577" calcext:value-type="float">
            <text:p>-26.45577</text:p>
          </table:table-cell>
          <table:table-cell office:value-type="float" office:value="0.1324874" calcext:value-type="float">
            <text:p>0.1324874</text:p>
          </table:table-cell>
          <table:table-cell office:value-type="float" office:value="18.4893" calcext:value-type="float">
            <text:p>18.4893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5813" calcext:value-type="float">
            <text:p>-0.2595813</text:p>
          </table:table-cell>
          <table:table-cell office:value-type="float" office:value="-0.0806103" calcext:value-type="float">
            <text:p>-0.0806103</text:p>
          </table:table-cell>
          <table:table-cell office:value-type="float" office:value="0.007644562" calcext:value-type="float">
            <text:p>0.007644562</text:p>
          </table:table-cell>
          <table:table-cell office:value-type="float" office:value="14.02372" calcext:value-type="float">
            <text:p>14.02372</text:p>
          </table:table-cell>
          <table:table-cell office:value-type="float" office:value="2.511542" calcext:value-type="float">
            <text:p>2.511542</text:p>
          </table:table-cell>
          <table:table-cell office:value-type="float" office:value="0.06033314" calcext:value-type="float">
            <text:p>0.06033314</text:p>
          </table:table-cell>
          <table:table-cell office:value-type="float" office:value="0.04468803" calcext:value-type="float">
            <text:p>0.04468803</text:p>
          </table:table-cell>
          <table:table-cell office:value-type="float" office:value="0.03009715" calcext:value-type="float">
            <text:p>0.03009715</text:p>
          </table:table-cell>
          <table:table-cell office:value-type="float" office:value="0.02700654" calcext:value-type="float">
            <text:p>0.02700654</text:p>
          </table:table-cell>
          <table:table-cell office:value-type="float" office:value="0.01428176" calcext:value-type="float">
            <text:p>0.01428176</text:p>
          </table:table-cell>
          <table:table-cell office:value-type="float" office:value="0.01175654" calcext:value-type="float">
            <text:p>0.01175654</text:p>
          </table:table-cell>
          <table:table-cell office:value-type="float" office:value="0.02854307" calcext:value-type="float">
            <text:p>0.02854307</text:p>
          </table:table-cell>
          <table:table-cell office:value-type="float" office:value="0.02415822" calcext:value-type="float">
            <text:p>0.02415822</text:p>
          </table:table-cell>
          <table:table-cell office:value-type="float" office:value="0.02218913" calcext:value-type="float">
            <text:p>0.02218913</text:p>
          </table:table-cell>
          <table:table-cell office:value-type="float" office:value="0.02076421" calcext:value-type="float">
            <text:p>0.02076421</text:p>
          </table:table-cell>
          <table:table-cell office:value-type="float" office:value="0.01724368" calcext:value-type="float">
            <text:p>0.01724368</text:p>
          </table:table-cell>
          <table:table-cell office:value-type="float" office:value="0.008048889" calcext:value-type="float">
            <text:p>0.008048889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0" calcext:value-type="float">
            <text:p>0</text:p>
          </table:table-cell>
          <table:table-cell office:value-type="float" office:value="26.08746" calcext:value-type="float">
            <text:p>26.08746</text:p>
          </table:table-cell>
          <table:table-cell office:value-type="float" office:value="53.26919" calcext:value-type="float">
            <text:p>53.26919</text:p>
          </table:table-cell>
          <table:table-cell office:value-type="float" office:value="55.17889" calcext:value-type="float">
            <text:p>55.17889</text:p>
          </table:table-cell>
          <table:table-cell office:value-type="float" office:value="34.19606" calcext:value-type="float">
            <text:p>34.19606</text:p>
          </table:table-cell>
          <table:table-cell office:value-type="float" office:value="18.63615" calcext:value-type="float">
            <text:p>18.63615</text:p>
          </table:table-cell>
          <table:table-cell office:value-type="float" office:value="3.320078" calcext:value-type="float">
            <text:p>3.320078</text:p>
          </table:table-cell>
          <table:table-cell office:value-type="float" office:value="3.158151" calcext:value-type="float">
            <text:p>3.158151</text:p>
          </table:table-cell>
          <table:table-cell office:value-type="float" office:value="10.2769" calcext:value-type="float">
            <text:p>10.2769</text:p>
          </table:table-cell>
          <table:table-cell office:value-type="float" office:value="6.99409" calcext:value-type="float">
            <text:p>6.99409</text:p>
          </table:table-cell>
          <table:table-cell office:value-type="float" office:value="3.150019" calcext:value-type="float">
            <text:p>3.150019</text:p>
          </table:table-cell>
          <table:table-cell office:value-type="float" office:value="1.31513" calcext:value-type="float">
            <text:p>1.31513</text:p>
          </table:table-cell>
          <table:table-cell office:value-type="float" office:value="0.6505932" calcext:value-type="float">
            <text:p>0.6505932</text:p>
          </table:table-cell>
          <table:table-cell office:value-type="float" office:value="0.3590054" calcext:value-type="float">
            <text:p>0.3590054</text:p>
          </table:table-cell>
          <table:table-cell office:value-type="float" office:value="0.3305053" calcext:value-type="float">
            <text:p>0.3305053</text:p>
          </table:table-cell>
          <table:table-cell office:value-type="float" office:value="0" calcext:value-type="float">
            <text:p>0</text:p>
          </table:table-cell>
          <table:table-cell office:value-type="float" office:value="875.249" calcext:value-type="float">
            <text:p>875.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2" calcext:value-type="float">
            <text:p>-0.37967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8.987557" calcext:value-type="float">
            <text:p>8.987557</text:p>
          </table:table-cell>
          <table:table-cell office:value-type="float" office:value="1100.923" calcext:value-type="float">
            <text:p>1100.92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5181" calcext:value-type="float">
            <text:p>-26.45181</text:p>
          </table:table-cell>
          <table:table-cell office:value-type="float" office:value="0.1373" calcext:value-type="float">
            <text:p>0.1373</text:p>
          </table:table-cell>
          <table:table-cell office:value-type="float" office:value="18.55607" calcext:value-type="float">
            <text:p>18.55607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6059" calcext:value-type="float">
            <text:p>-0.2596059</text:p>
          </table:table-cell>
          <table:table-cell office:value-type="float" office:value="-0.08059295" calcext:value-type="float">
            <text:p>-0.08059295</text:p>
          </table:table-cell>
          <table:table-cell office:value-type="float" office:value="0.007650697" calcext:value-type="float">
            <text:p>0.007650697</text:p>
          </table:table-cell>
          <table:table-cell office:value-type="float" office:value="13.99497" calcext:value-type="float">
            <text:p>13.99497</text:p>
          </table:table-cell>
          <table:table-cell office:value-type="float" office:value="2.809659" calcext:value-type="float">
            <text:p>2.809659</text:p>
          </table:table-cell>
          <table:table-cell office:value-type="float" office:value="0.06031594" calcext:value-type="float">
            <text:p>0.06031594</text:p>
          </table:table-cell>
          <table:table-cell office:value-type="float" office:value="0.04454826" calcext:value-type="float">
            <text:p>0.04454826</text:p>
          </table:table-cell>
          <table:table-cell office:value-type="float" office:value="0.03030067" calcext:value-type="float">
            <text:p>0.03030067</text:p>
          </table:table-cell>
          <table:table-cell office:value-type="float" office:value="0.02711086" calcext:value-type="float">
            <text:p>0.02711086</text:p>
          </table:table-cell>
          <table:table-cell office:value-type="float" office:value="0.01425386" calcext:value-type="float">
            <text:p>0.01425386</text:p>
          </table:table-cell>
          <table:table-cell office:value-type="float" office:value="0.0117078" calcext:value-type="float">
            <text:p>0.0117078</text:p>
          </table:table-cell>
          <table:table-cell office:value-type="float" office:value="0.02848926" calcext:value-type="float">
            <text:p>0.02848926</text:p>
          </table:table-cell>
          <table:table-cell office:value-type="float" office:value="0.02414292" calcext:value-type="float">
            <text:p>0.02414292</text:p>
          </table:table-cell>
          <table:table-cell office:value-type="float" office:value="0.02218748" calcext:value-type="float">
            <text:p>0.02218748</text:p>
          </table:table-cell>
          <table:table-cell office:value-type="float" office:value="0.02076498" calcext:value-type="float">
            <text:p>0.02076498</text:p>
          </table:table-cell>
          <table:table-cell office:value-type="float" office:value="0.01725151" calcext:value-type="float">
            <text:p>0.01725151</text:p>
          </table:table-cell>
          <table:table-cell office:value-type="float" office:value="0.008021925" calcext:value-type="float">
            <text:p>0.008021925</text:p>
          </table:table-cell>
          <table:table-cell office:value-type="float" office:value="0.007380783" calcext:value-type="float">
            <text:p>0.007380783</text:p>
          </table:table-cell>
          <table:table-cell office:value-type="float" office:value="0" calcext:value-type="float">
            <text:p>0</text:p>
          </table:table-cell>
          <table:table-cell office:value-type="float" office:value="24.85118" calcext:value-type="float">
            <text:p>24.85118</text:p>
          </table:table-cell>
          <table:table-cell office:value-type="float" office:value="53.68491" calcext:value-type="float">
            <text:p>53.68491</text:p>
          </table:table-cell>
          <table:table-cell office:value-type="float" office:value="54.54809" calcext:value-type="float">
            <text:p>54.54809</text:p>
          </table:table-cell>
          <table:table-cell office:value-type="float" office:value="34.89288" calcext:value-type="float">
            <text:p>34.89288</text:p>
          </table:table-cell>
          <table:table-cell office:value-type="float" office:value="19.49432" calcext:value-type="float">
            <text:p>19.49432</text:p>
          </table:table-cell>
          <table:table-cell office:value-type="float" office:value="3.391192" calcext:value-type="float">
            <text:p>3.391192</text:p>
          </table:table-cell>
          <table:table-cell office:value-type="float" office:value="3.205324" calcext:value-type="float">
            <text:p>3.205324</text:p>
          </table:table-cell>
          <table:table-cell office:value-type="float" office:value="10.29436" calcext:value-type="float">
            <text:p>10.29436</text:p>
          </table:table-cell>
          <table:table-cell office:value-type="float" office:value="7.0082" calcext:value-type="float">
            <text:p>7.0082</text:p>
          </table:table-cell>
          <table:table-cell office:value-type="float" office:value="3.156862" calcext:value-type="float">
            <text:p>3.156862</text:p>
          </table:table-cell>
          <table:table-cell office:value-type="float" office:value="1.317782" calcext:value-type="float">
            <text:p>1.317782</text:p>
          </table:table-cell>
          <table:table-cell office:value-type="float" office:value="0.6515719" calcext:value-type="float">
            <text:p>0.6515719</text:p>
          </table:table-cell>
          <table:table-cell office:value-type="float" office:value="0.3588126" calcext:value-type="float">
            <text:p>0.3588126</text:p>
          </table:table-cell>
          <table:table-cell office:value-type="float" office:value="0.3305319" calcext:value-type="float">
            <text:p>0.3305319</text:p>
          </table:table-cell>
          <table:table-cell office:value-type="float" office:value="0" calcext:value-type="float">
            <text:p>0</text:p>
          </table:table-cell>
          <table:table-cell office:value-type="float" office:value="921.876" calcext:value-type="float">
            <text:p>921.8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21" calcext:value-type="float">
            <text:p>-0.3796721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8.968517" calcext:value-type="float">
            <text:p>8.968517</text:p>
          </table:table-cell>
          <table:table-cell office:value-type="float" office:value="1100.865" calcext:value-type="float">
            <text:p>1100.86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4781" calcext:value-type="float">
            <text:p>-26.44781</text:p>
          </table:table-cell>
          <table:table-cell office:value-type="float" office:value="0.1421958" calcext:value-type="float">
            <text:p>0.1421958</text:p>
          </table:table-cell>
          <table:table-cell office:value-type="float" office:value="18.62297" calcext:value-type="float">
            <text:p>18.62297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6327" calcext:value-type="float">
            <text:p>-0.2596327</text:p>
          </table:table-cell>
          <table:table-cell office:value-type="float" office:value="-0.08057591" calcext:value-type="float">
            <text:p>-0.08057591</text:p>
          </table:table-cell>
          <table:table-cell office:value-type="float" office:value="0.007656828" calcext:value-type="float">
            <text:p>0.007656828</text:p>
          </table:table-cell>
          <table:table-cell office:value-type="float" office:value="13.96515" calcext:value-type="float">
            <text:p>13.96515</text:p>
          </table:table-cell>
          <table:table-cell office:value-type="float" office:value="3.111039" calcext:value-type="float">
            <text:p>3.111039</text:p>
          </table:table-cell>
          <table:table-cell office:value-type="float" office:value="0.06061716" calcext:value-type="float">
            <text:p>0.06061716</text:p>
          </table:table-cell>
          <table:table-cell office:value-type="float" office:value="0.04431825" calcext:value-type="float">
            <text:p>0.04431825</text:p>
          </table:table-cell>
          <table:table-cell office:value-type="float" office:value="0.03037579" calcext:value-type="float">
            <text:p>0.03037579</text:p>
          </table:table-cell>
          <table:table-cell office:value-type="float" office:value="0.02718616" calcext:value-type="float">
            <text:p>0.02718616</text:p>
          </table:table-cell>
          <table:table-cell office:value-type="float" office:value="0.01422954" calcext:value-type="float">
            <text:p>0.01422954</text:p>
          </table:table-cell>
          <table:table-cell office:value-type="float" office:value="0.01167848" calcext:value-type="float">
            <text:p>0.01167848</text:p>
          </table:table-cell>
          <table:table-cell office:value-type="float" office:value="0.02844286" calcext:value-type="float">
            <text:p>0.02844286</text:p>
          </table:table-cell>
          <table:table-cell office:value-type="float" office:value="0.02412256" calcext:value-type="float">
            <text:p>0.02412256</text:p>
          </table:table-cell>
          <table:table-cell office:value-type="float" office:value="0.02218255" calcext:value-type="float">
            <text:p>0.02218255</text:p>
          </table:table-cell>
          <table:table-cell office:value-type="float" office:value="0.02076542" calcext:value-type="float">
            <text:p>0.02076542</text:p>
          </table:table-cell>
          <table:table-cell office:value-type="float" office:value="0.01725926" calcext:value-type="float">
            <text:p>0.01725926</text:p>
          </table:table-cell>
          <table:table-cell office:value-type="float" office:value="0.007995487" calcext:value-type="float">
            <text:p>0.007995487</text:p>
          </table:table-cell>
          <table:table-cell office:value-type="float" office:value="0.007380533" calcext:value-type="float">
            <text:p>0.007380533</text:p>
          </table:table-cell>
          <table:table-cell office:value-type="float" office:value="0" calcext:value-type="float">
            <text:p>0</text:p>
          </table:table-cell>
          <table:table-cell office:value-type="float" office:value="23.97043" calcext:value-type="float">
            <text:p>23.97043</text:p>
          </table:table-cell>
          <table:table-cell office:value-type="float" office:value="54.07679" calcext:value-type="float">
            <text:p>54.07679</text:p>
          </table:table-cell>
          <table:table-cell office:value-type="float" office:value="54.11486" calcext:value-type="float">
            <text:p>54.11486</text:p>
          </table:table-cell>
          <table:table-cell office:value-type="float" office:value="35.36045" calcext:value-type="float">
            <text:p>35.36045</text:p>
          </table:table-cell>
          <table:table-cell office:value-type="float" office:value="20.32638" calcext:value-type="float">
            <text:p>20.32638</text:p>
          </table:table-cell>
          <table:table-cell office:value-type="float" office:value="3.462826" calcext:value-type="float">
            <text:p>3.462826</text:p>
          </table:table-cell>
          <table:table-cell office:value-type="float" office:value="3.253402" calcext:value-type="float">
            <text:p>3.253402</text:p>
          </table:table-cell>
          <table:table-cell office:value-type="float" office:value="10.31157" calcext:value-type="float">
            <text:p>10.31157</text:p>
          </table:table-cell>
          <table:table-cell office:value-type="float" office:value="7.022269" calcext:value-type="float">
            <text:p>7.022269</text:p>
          </table:table-cell>
          <table:table-cell office:value-type="float" office:value="3.163671" calcext:value-type="float">
            <text:p>3.163671</text:p>
          </table:table-cell>
          <table:table-cell office:value-type="float" office:value="1.320399" calcext:value-type="float">
            <text:p>1.320399</text:p>
          </table:table-cell>
          <table:table-cell office:value-type="float" office:value="0.6525185" calcext:value-type="float">
            <text:p>0.6525185</text:p>
          </table:table-cell>
          <table:table-cell office:value-type="float" office:value="0.3586467" calcext:value-type="float">
            <text:p>0.3586467</text:p>
          </table:table-cell>
          <table:table-cell office:value-type="float" office:value="0.3305585" calcext:value-type="float">
            <text:p>0.3305585</text:p>
          </table:table-cell>
          <table:table-cell office:value-type="float" office:value="0" calcext:value-type="float">
            <text:p>0</text:p>
          </table:table-cell>
          <table:table-cell office:value-type="float" office:value="969.8003" calcext:value-type="float">
            <text:p>969.8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24" calcext:value-type="float">
            <text:p>-0.379672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8.947218" calcext:value-type="float">
            <text:p>8.947218</text:p>
          </table:table-cell>
          <table:table-cell office:value-type="float" office:value="1100.803" calcext:value-type="float">
            <text:p>1100.80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4377" calcext:value-type="float">
            <text:p>-26.44377</text:p>
          </table:table-cell>
          <table:table-cell office:value-type="float" office:value="0.1473874" calcext:value-type="float">
            <text:p>0.1473874</text:p>
          </table:table-cell>
          <table:table-cell office:value-type="float" office:value="18.69486" calcext:value-type="float">
            <text:p>18.69486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6613" calcext:value-type="float">
            <text:p>-0.2596613</text:p>
          </table:table-cell>
          <table:table-cell office:value-type="float" office:value="-0.08056002" calcext:value-type="float">
            <text:p>-0.08056002</text:p>
          </table:table-cell>
          <table:table-cell office:value-type="float" office:value="0.007662981" calcext:value-type="float">
            <text:p>0.007662981</text:p>
          </table:table-cell>
          <table:table-cell office:value-type="float" office:value="13.93418" calcext:value-type="float">
            <text:p>13.93418</text:p>
          </table:table-cell>
          <table:table-cell office:value-type="float" office:value="3.433846" calcext:value-type="float">
            <text:p>3.433846</text:p>
          </table:table-cell>
          <table:table-cell office:value-type="float" office:value="0.06268758" calcext:value-type="float">
            <text:p>0.06268758</text:p>
          </table:table-cell>
          <table:table-cell office:value-type="float" office:value="0.04445849" calcext:value-type="float">
            <text:p>0.04445849</text:p>
          </table:table-cell>
          <table:table-cell office:value-type="float" office:value="0.03034779" calcext:value-type="float">
            <text:p>0.03034779</text:p>
          </table:table-cell>
          <table:table-cell office:value-type="float" office:value="0.02718637" calcext:value-type="float">
            <text:p>0.02718637</text:p>
          </table:table-cell>
          <table:table-cell office:value-type="float" office:value="0.01420474" calcext:value-type="float">
            <text:p>0.01420474</text:p>
          </table:table-cell>
          <table:table-cell office:value-type="float" office:value="0.01161665" calcext:value-type="float">
            <text:p>0.01161665</text:p>
          </table:table-cell>
          <table:table-cell office:value-type="float" office:value="0.0283809" calcext:value-type="float">
            <text:p>0.0283809</text:p>
          </table:table-cell>
          <table:table-cell office:value-type="float" office:value="0.02409812" calcext:value-type="float">
            <text:p>0.02409812</text:p>
          </table:table-cell>
          <table:table-cell office:value-type="float" office:value="0.02217457" calcext:value-type="float">
            <text:p>0.02217457</text:p>
          </table:table-cell>
          <table:table-cell office:value-type="float" office:value="0.0207652" calcext:value-type="float">
            <text:p>0.0207652</text:p>
          </table:table-cell>
          <table:table-cell office:value-type="float" office:value="0.0172669" calcext:value-type="float">
            <text:p>0.0172669</text:p>
          </table:table-cell>
          <table:table-cell office:value-type="float" office:value="0.007969535" calcext:value-type="float">
            <text:p>0.007969535</text:p>
          </table:table-cell>
          <table:table-cell office:value-type="float" office:value="0.00738026" calcext:value-type="float">
            <text:p>0.00738026</text:p>
          </table:table-cell>
          <table:table-cell office:value-type="float" office:value="0" calcext:value-type="float">
            <text:p>0</text:p>
          </table:table-cell>
          <table:table-cell office:value-type="float" office:value="23.21705" calcext:value-type="float">
            <text:p>23.21705</text:p>
          </table:table-cell>
          <table:table-cell office:value-type="float" office:value="54.56271" calcext:value-type="float">
            <text:p>54.56271</text:p>
          </table:table-cell>
          <table:table-cell office:value-type="float" office:value="53.8294" calcext:value-type="float">
            <text:p>53.8294</text:p>
          </table:table-cell>
          <table:table-cell office:value-type="float" office:value="35.73711" calcext:value-type="float">
            <text:p>35.73711</text:p>
          </table:table-cell>
          <table:table-cell office:value-type="float" office:value="21.04501" calcext:value-type="float">
            <text:p>21.04501</text:p>
          </table:table-cell>
          <table:table-cell office:value-type="float" office:value="3.537281" calcext:value-type="float">
            <text:p>3.537281</text:p>
          </table:table-cell>
          <table:table-cell office:value-type="float" office:value="3.303278" calcext:value-type="float">
            <text:p>3.303278</text:p>
          </table:table-cell>
          <table:table-cell office:value-type="float" office:value="10.32874" calcext:value-type="float">
            <text:p>10.32874</text:p>
          </table:table-cell>
          <table:table-cell office:value-type="float" office:value="7.03624" calcext:value-type="float">
            <text:p>7.03624</text:p>
          </table:table-cell>
          <table:table-cell office:value-type="float" office:value="3.17045" calcext:value-type="float">
            <text:p>3.17045</text:p>
          </table:table-cell>
          <table:table-cell office:value-type="float" office:value="1.322989" calcext:value-type="float">
            <text:p>1.322989</text:p>
          </table:table-cell>
          <table:table-cell office:value-type="float" office:value="0.6534535" calcext:value-type="float">
            <text:p>0.6534535</text:p>
          </table:table-cell>
          <table:table-cell office:value-type="float" office:value="0.3584904" calcext:value-type="float">
            <text:p>0.3584904</text:p>
          </table:table-cell>
          <table:table-cell office:value-type="float" office:value="0.330585" calcext:value-type="float">
            <text:p>0.330585</text:p>
          </table:table-cell>
          <table:table-cell office:value-type="float" office:value="0" calcext:value-type="float">
            <text:p>0</text:p>
          </table:table-cell>
          <table:table-cell office:value-type="float" office:value="1017.992" calcext:value-type="float">
            <text:p>1017.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32" calcext:value-type="float">
            <text:p>-0.3796732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8.925311" calcext:value-type="float">
            <text:p>8.925311</text:p>
          </table:table-cell>
          <table:table-cell office:value-type="float" office:value="1100.74" calcext:value-type="float">
            <text:p>1100.7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3962" calcext:value-type="float">
            <text:p>-26.43962</text:p>
          </table:table-cell>
          <table:table-cell office:value-type="float" office:value="0.152054" calcext:value-type="float">
            <text:p>0.152054</text:p>
          </table:table-cell>
          <table:table-cell office:value-type="float" office:value="18.77051" calcext:value-type="float">
            <text:p>18.77051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6894" calcext:value-type="float">
            <text:p>-0.2596894</text:p>
          </table:table-cell>
          <table:table-cell office:value-type="float" office:value="-0.08054476" calcext:value-type="float">
            <text:p>-0.08054476</text:p>
          </table:table-cell>
          <table:table-cell office:value-type="float" office:value="0.007669239" calcext:value-type="float">
            <text:p>0.007669239</text:p>
          </table:table-cell>
          <table:table-cell office:value-type="float" office:value="13.90381" calcext:value-type="float">
            <text:p>13.90381</text:p>
          </table:table-cell>
          <table:table-cell office:value-type="float" office:value="3.725852" calcext:value-type="float">
            <text:p>3.725852</text:p>
          </table:table-cell>
          <table:table-cell office:value-type="float" office:value="0.0660167" calcext:value-type="float">
            <text:p>0.0660167</text:p>
          </table:table-cell>
          <table:table-cell office:value-type="float" office:value="0.04514235" calcext:value-type="float">
            <text:p>0.04514235</text:p>
          </table:table-cell>
          <table:table-cell office:value-type="float" office:value="0.03029778" calcext:value-type="float">
            <text:p>0.03029778</text:p>
          </table:table-cell>
          <table:table-cell office:value-type="float" office:value="0.02718207" calcext:value-type="float">
            <text:p>0.02718207</text:p>
          </table:table-cell>
          <table:table-cell office:value-type="float" office:value="0.0141742" calcext:value-type="float">
            <text:p>0.0141742</text:p>
          </table:table-cell>
          <table:table-cell office:value-type="float" office:value="0.01154368" calcext:value-type="float">
            <text:p>0.01154368</text:p>
          </table:table-cell>
          <table:table-cell office:value-type="float" office:value="0.02829999" calcext:value-type="float">
            <text:p>0.02829999</text:p>
          </table:table-cell>
          <table:table-cell office:value-type="float" office:value="0.02406535" calcext:value-type="float">
            <text:p>0.02406535</text:p>
          </table:table-cell>
          <table:table-cell office:value-type="float" office:value="0.02216338" calcext:value-type="float">
            <text:p>0.02216338</text:p>
          </table:table-cell>
          <table:table-cell office:value-type="float" office:value="0.02076414" calcext:value-type="float">
            <text:p>0.02076414</text:p>
          </table:table-cell>
          <table:table-cell office:value-type="float" office:value="0.01727429" calcext:value-type="float">
            <text:p>0.01727429</text:p>
          </table:table-cell>
          <table:table-cell office:value-type="float" office:value="0.007944057" calcext:value-type="float">
            <text:p>0.007944057</text:p>
          </table:table-cell>
          <table:table-cell office:value-type="float" office:value="0.007379967" calcext:value-type="float">
            <text:p>0.007379967</text:p>
          </table:table-cell>
          <table:table-cell office:value-type="float" office:value="0" calcext:value-type="float">
            <text:p>0</text:p>
          </table:table-cell>
          <table:table-cell office:value-type="float" office:value="22.51062" calcext:value-type="float">
            <text:p>22.51062</text:p>
          </table:table-cell>
          <table:table-cell office:value-type="float" office:value="55.13699" calcext:value-type="float">
            <text:p>55.13699</text:p>
          </table:table-cell>
          <table:table-cell office:value-type="float" office:value="53.6521" calcext:value-type="float">
            <text:p>53.6521</text:p>
          </table:table-cell>
          <table:table-cell office:value-type="float" office:value="35.99356" calcext:value-type="float">
            <text:p>35.99356</text:p>
          </table:table-cell>
          <table:table-cell office:value-type="float" office:value="21.7281" calcext:value-type="float">
            <text:p>21.7281</text:p>
          </table:table-cell>
          <table:table-cell office:value-type="float" office:value="3.620809" calcext:value-type="float">
            <text:p>3.620809</text:p>
          </table:table-cell>
          <table:table-cell office:value-type="float" office:value="3.35187" calcext:value-type="float">
            <text:p>3.35187</text:p>
          </table:table-cell>
          <table:table-cell office:value-type="float" office:value="10.34683" calcext:value-type="float">
            <text:p>10.34683</text:p>
          </table:table-cell>
          <table:table-cell office:value-type="float" office:value="7.050197" calcext:value-type="float">
            <text:p>7.050197</text:p>
          </table:table-cell>
          <table:table-cell office:value-type="float" office:value="3.177203" calcext:value-type="float">
            <text:p>3.177203</text:p>
          </table:table-cell>
          <table:table-cell office:value-type="float" office:value="1.325558" calcext:value-type="float">
            <text:p>1.325558</text:p>
          </table:table-cell>
          <table:table-cell office:value-type="float" office:value="0.6543797" calcext:value-type="float">
            <text:p>0.6543797</text:p>
          </table:table-cell>
          <table:table-cell office:value-type="float" office:value="0.358342" calcext:value-type="float">
            <text:p>0.358342</text:p>
          </table:table-cell>
          <table:table-cell office:value-type="float" office:value="0.3306116" calcext:value-type="float">
            <text:p>0.3306116</text:p>
          </table:table-cell>
          <table:table-cell office:value-type="float" office:value="0" calcext:value-type="float">
            <text:p>0</text:p>
          </table:table-cell>
          <table:table-cell office:value-type="float" office:value="1059.207" calcext:value-type="float">
            <text:p>1059.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4" calcext:value-type="float">
            <text:p>-0.37967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8.907739" calcext:value-type="float">
            <text:p>8.907739</text:p>
          </table:table-cell>
          <table:table-cell office:value-type="float" office:value="1100.678" calcext:value-type="float">
            <text:p>1100.67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358" calcext:value-type="float">
            <text:p>-26.4358</text:p>
          </table:table-cell>
          <table:table-cell office:value-type="float" office:value="0.1538668" calcext:value-type="float">
            <text:p>0.1538668</text:p>
          </table:table-cell>
          <table:table-cell office:value-type="float" office:value="18.84274" calcext:value-type="float">
            <text:p>18.84274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7119" calcext:value-type="float">
            <text:p>-0.2597119</text:p>
          </table:table-cell>
          <table:table-cell office:value-type="float" office:value="-0.0805278" calcext:value-type="float">
            <text:p>-0.0805278</text:p>
          </table:table-cell>
          <table:table-cell office:value-type="float" office:value="0.007675642" calcext:value-type="float">
            <text:p>0.007675642</text:p>
          </table:table-cell>
          <table:table-cell office:value-type="float" office:value="13.87894" calcext:value-type="float">
            <text:p>13.87894</text:p>
          </table:table-cell>
          <table:table-cell office:value-type="float" office:value="3.857196" calcext:value-type="float">
            <text:p>3.857196</text:p>
          </table:table-cell>
          <table:table-cell office:value-type="float" office:value="0.06243834" calcext:value-type="float">
            <text:p>0.06243834</text:p>
          </table:table-cell>
          <table:table-cell office:value-type="float" office:value="0.04446423" calcext:value-type="float">
            <text:p>0.04446423</text:p>
          </table:table-cell>
          <table:table-cell office:value-type="float" office:value="0.03048654" calcext:value-type="float">
            <text:p>0.03048654</text:p>
          </table:table-cell>
          <table:table-cell office:value-type="float" office:value="0.02736875" calcext:value-type="float">
            <text:p>0.02736875</text:p>
          </table:table-cell>
          <table:table-cell office:value-type="float" office:value="0.01418757" calcext:value-type="float">
            <text:p>0.01418757</text:p>
          </table:table-cell>
          <table:table-cell office:value-type="float" office:value="0.01150061" calcext:value-type="float">
            <text:p>0.01150061</text:p>
          </table:table-cell>
          <table:table-cell office:value-type="float" office:value="0.0282134" calcext:value-type="float">
            <text:p>0.0282134</text:p>
          </table:table-cell>
          <table:table-cell office:value-type="float" office:value="0.02402371" calcext:value-type="float">
            <text:p>0.02402371</text:p>
          </table:table-cell>
          <table:table-cell office:value-type="float" office:value="0.02214834" calcext:value-type="float">
            <text:p>0.02214834</text:p>
          </table:table-cell>
          <table:table-cell office:value-type="float" office:value="0.020762" calcext:value-type="float">
            <text:p>0.020762</text:p>
          </table:table-cell>
          <table:table-cell office:value-type="float" office:value="0.0172814" calcext:value-type="float">
            <text:p>0.0172814</text:p>
          </table:table-cell>
          <table:table-cell office:value-type="float" office:value="0.007919037" calcext:value-type="float">
            <text:p>0.007919037</text:p>
          </table:table-cell>
          <table:table-cell office:value-type="float" office:value="0.007379638" calcext:value-type="float">
            <text:p>0.007379638</text:p>
          </table:table-cell>
          <table:table-cell office:value-type="float" office:value="0" calcext:value-type="float">
            <text:p>0</text:p>
          </table:table-cell>
          <table:table-cell office:value-type="float" office:value="22.12457" calcext:value-type="float">
            <text:p>22.12457</text:p>
          </table:table-cell>
          <table:table-cell office:value-type="float" office:value="55.58902" calcext:value-type="float">
            <text:p>55.58902</text:p>
          </table:table-cell>
          <table:table-cell office:value-type="float" office:value="53.53039" calcext:value-type="float">
            <text:p>53.53039</text:p>
          </table:table-cell>
          <table:table-cell office:value-type="float" office:value="36.2052" calcext:value-type="float">
            <text:p>36.2052</text:p>
          </table:table-cell>
          <table:table-cell office:value-type="float" office:value="22.30046" calcext:value-type="float">
            <text:p>22.30046</text:p>
          </table:table-cell>
          <table:table-cell office:value-type="float" office:value="3.707389" calcext:value-type="float">
            <text:p>3.707389</text:p>
          </table:table-cell>
          <table:table-cell office:value-type="float" office:value="3.401245" calcext:value-type="float">
            <text:p>3.401245</text:p>
          </table:table-cell>
          <table:table-cell office:value-type="float" office:value="10.36551" calcext:value-type="float">
            <text:p>10.36551</text:p>
          </table:table-cell>
          <table:table-cell office:value-type="float" office:value="7.064234" calcext:value-type="float">
            <text:p>7.064234</text:p>
          </table:table-cell>
          <table:table-cell office:value-type="float" office:value="3.183958" calcext:value-type="float">
            <text:p>3.183958</text:p>
          </table:table-cell>
          <table:table-cell office:value-type="float" office:value="1.328099" calcext:value-type="float">
            <text:p>1.328099</text:p>
          </table:table-cell>
          <table:table-cell office:value-type="float" office:value="0.6552983" calcext:value-type="float">
            <text:p>0.6552983</text:p>
          </table:table-cell>
          <table:table-cell office:value-type="float" office:value="0.3581988" calcext:value-type="float">
            <text:p>0.3581988</text:p>
          </table:table-cell>
          <table:table-cell office:value-type="float" office:value="0.330638" calcext:value-type="float">
            <text:p>0.330638</text:p>
          </table:table-cell>
          <table:table-cell office:value-type="float" office:value="0" calcext:value-type="float">
            <text:p>0</text:p>
          </table:table-cell>
          <table:table-cell office:value-type="float" office:value="1077.576" calcext:value-type="float">
            <text:p>1077.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41" calcext:value-type="float">
            <text:p>-0.379674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8.896466" calcext:value-type="float">
            <text:p>8.896466</text:p>
          </table:table-cell>
          <table:table-cell office:value-type="float" office:value="1100.627" calcext:value-type="float">
            <text:p>1100.62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3216" calcext:value-type="float">
            <text:p>-26.43216</text:p>
          </table:table-cell>
          <table:table-cell office:value-type="float" office:value="0.1466865" calcext:value-type="float">
            <text:p>0.1466865</text:p>
          </table:table-cell>
          <table:table-cell office:value-type="float" office:value="18.90985" calcext:value-type="float">
            <text:p>18.90985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7324" calcext:value-type="float">
            <text:p>-0.2597324</text:p>
          </table:table-cell>
          <table:table-cell office:value-type="float" office:value="-0.08051066" calcext:value-type="float">
            <text:p>-0.08051066</text:p>
          </table:table-cell>
          <table:table-cell office:value-type="float" office:value="0.007682004" calcext:value-type="float">
            <text:p>0.007682004</text:p>
          </table:table-cell>
          <table:table-cell office:value-type="float" office:value="13.86296" calcext:value-type="float">
            <text:p>13.86296</text:p>
          </table:table-cell>
          <table:table-cell office:value-type="float" office:value="3.216776" calcext:value-type="float">
            <text:p>3.216776</text:p>
          </table:table-cell>
          <table:table-cell office:value-type="float" office:value="0.06048068" calcext:value-type="float">
            <text:p>0.06048068</text:p>
          </table:table-cell>
          <table:table-cell office:value-type="float" office:value="0.04483132" calcext:value-type="float">
            <text:p>0.04483132</text:p>
          </table:table-cell>
          <table:table-cell office:value-type="float" office:value="0.03090878" calcext:value-type="float">
            <text:p>0.03090878</text:p>
          </table:table-cell>
          <table:table-cell office:value-type="float" office:value="0.02770665" calcext:value-type="float">
            <text:p>0.02770665</text:p>
          </table:table-cell>
          <table:table-cell office:value-type="float" office:value="0.01421828" calcext:value-type="float">
            <text:p>0.01421828</text:p>
          </table:table-cell>
          <table:table-cell office:value-type="float" office:value="0.01156157" calcext:value-type="float">
            <text:p>0.01156157</text:p>
          </table:table-cell>
          <table:table-cell office:value-type="float" office:value="0.02817807" calcext:value-type="float">
            <text:p>0.02817807</text:p>
          </table:table-cell>
          <table:table-cell office:value-type="float" office:value="0.02398388" calcext:value-type="float">
            <text:p>0.02398388</text:p>
          </table:table-cell>
          <table:table-cell office:value-type="float" office:value="0.02212963" calcext:value-type="float">
            <text:p>0.02212963</text:p>
          </table:table-cell>
          <table:table-cell office:value-type="float" office:value="0.02075856" calcext:value-type="float">
            <text:p>0.02075856</text:p>
          </table:table-cell>
          <table:table-cell office:value-type="float" office:value="0.01728818" calcext:value-type="float">
            <text:p>0.01728818</text:p>
          </table:table-cell>
          <table:table-cell office:value-type="float" office:value="0.00789446" calcext:value-type="float">
            <text:p>0.00789446</text:p>
          </table:table-cell>
          <table:table-cell office:value-type="float" office:value="0.007379283" calcext:value-type="float">
            <text:p>0.007379283</text:p>
          </table:table-cell>
          <table:table-cell office:value-type="float" office:value="0" calcext:value-type="float">
            <text:p>0</text:p>
          </table:table-cell>
          <table:table-cell office:value-type="float" office:value="24.41879" calcext:value-type="float">
            <text:p>24.41879</text:p>
          </table:table-cell>
          <table:table-cell office:value-type="float" office:value="55.27972" calcext:value-type="float">
            <text:p>55.27972</text:p>
          </table:table-cell>
          <table:table-cell office:value-type="float" office:value="53.39167" calcext:value-type="float">
            <text:p>53.39167</text:p>
          </table:table-cell>
          <table:table-cell office:value-type="float" office:value="36.34463" calcext:value-type="float">
            <text:p>36.34463</text:p>
          </table:table-cell>
          <table:table-cell office:value-type="float" office:value="22.76302" calcext:value-type="float">
            <text:p>22.76302</text:p>
          </table:table-cell>
          <table:table-cell office:value-type="float" office:value="3.787504" calcext:value-type="float">
            <text:p>3.787504</text:p>
          </table:table-cell>
          <table:table-cell office:value-type="float" office:value="3.449516" calcext:value-type="float">
            <text:p>3.449516</text:p>
          </table:table-cell>
          <table:table-cell office:value-type="float" office:value="10.38359" calcext:value-type="float">
            <text:p>10.38359</text:p>
          </table:table-cell>
          <table:table-cell office:value-type="float" office:value="7.078296" calcext:value-type="float">
            <text:p>7.078296</text:p>
          </table:table-cell>
          <table:table-cell office:value-type="float" office:value="3.190723" calcext:value-type="float">
            <text:p>3.190723</text:p>
          </table:table-cell>
          <table:table-cell office:value-type="float" office:value="1.330626" calcext:value-type="float">
            <text:p>1.330626</text:p>
          </table:table-cell>
          <table:table-cell office:value-type="float" office:value="0.6562097" calcext:value-type="float">
            <text:p>0.6562097</text:p>
          </table:table-cell>
          <table:table-cell office:value-type="float" office:value="0.3580619" calcext:value-type="float">
            <text:p>0.3580619</text:p>
          </table:table-cell>
          <table:table-cell office:value-type="float" office:value="0.3306643" calcext:value-type="float">
            <text:p>0.3306643</text:p>
          </table:table-cell>
          <table:table-cell office:value-type="float" office:value="0" calcext:value-type="float">
            <text:p>0</text:p>
          </table:table-cell>
          <table:table-cell office:value-type="float" office:value="1063.234" calcext:value-type="float">
            <text:p>1063.2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41" calcext:value-type="float">
            <text:p>-0.379674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8.887308" calcext:value-type="float">
            <text:p>8.887308</text:p>
          </table:table-cell>
          <table:table-cell office:value-type="float" office:value="1100.581" calcext:value-type="float">
            <text:p>1100.58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2855" calcext:value-type="float">
            <text:p>-26.42855</text:p>
          </table:table-cell>
          <table:table-cell office:value-type="float" office:value="0.1385347" calcext:value-type="float">
            <text:p>0.1385347</text:p>
          </table:table-cell>
          <table:table-cell office:value-type="float" office:value="18.96928" calcext:value-type="float">
            <text:p>18.96928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7581" calcext:value-type="float">
            <text:p>-0.2597581</text:p>
          </table:table-cell>
          <table:table-cell office:value-type="float" office:value="-0.08048917" calcext:value-type="float">
            <text:p>-0.08048917</text:p>
          </table:table-cell>
          <table:table-cell office:value-type="float" office:value="0.007688012" calcext:value-type="float">
            <text:p>0.007688012</text:p>
          </table:table-cell>
          <table:table-cell office:value-type="float" office:value="13.84838" calcext:value-type="float">
            <text:p>13.84838</text:p>
          </table:table-cell>
          <table:table-cell office:value-type="float" office:value="2.49435" calcext:value-type="float">
            <text:p>2.49435</text:p>
          </table:table-cell>
          <table:table-cell office:value-type="float" office:value="0.05988826" calcext:value-type="float">
            <text:p>0.05988826</text:p>
          </table:table-cell>
          <table:table-cell office:value-type="float" office:value="0.04534296" calcext:value-type="float">
            <text:p>0.04534296</text:p>
          </table:table-cell>
          <table:table-cell office:value-type="float" office:value="0.03133346" calcext:value-type="float">
            <text:p>0.03133346</text:p>
          </table:table-cell>
          <table:table-cell office:value-type="float" office:value="0.0280145" calcext:value-type="float">
            <text:p>0.0280145</text:p>
          </table:table-cell>
          <table:table-cell office:value-type="float" office:value="0.01434044" calcext:value-type="float">
            <text:p>0.01434044</text:p>
          </table:table-cell>
          <table:table-cell office:value-type="float" office:value="0.0116833" calcext:value-type="float">
            <text:p>0.0116833</text:p>
          </table:table-cell>
          <table:table-cell office:value-type="float" office:value="0.02821392" calcext:value-type="float">
            <text:p>0.02821392</text:p>
          </table:table-cell>
          <table:table-cell office:value-type="float" office:value="0.02396457" calcext:value-type="float">
            <text:p>0.02396457</text:p>
          </table:table-cell>
          <table:table-cell office:value-type="float" office:value="0.02210998" calcext:value-type="float">
            <text:p>0.02210998</text:p>
          </table:table-cell>
          <table:table-cell office:value-type="float" office:value="0.02075383" calcext:value-type="float">
            <text:p>0.02075383</text:p>
          </table:table-cell>
          <table:table-cell office:value-type="float" office:value="0.01729451" calcext:value-type="float">
            <text:p>0.01729451</text:p>
          </table:table-cell>
          <table:table-cell office:value-type="float" office:value="0.007870316" calcext:value-type="float">
            <text:p>0.007870316</text:p>
          </table:table-cell>
          <table:table-cell office:value-type="float" office:value="0.007378893" calcext:value-type="float">
            <text:p>0.007378893</text:p>
          </table:table-cell>
          <table:table-cell office:value-type="float" office:value="0" calcext:value-type="float">
            <text:p>0</text:p>
          </table:table-cell>
          <table:table-cell office:value-type="float" office:value="29.03252" calcext:value-type="float">
            <text:p>29.03252</text:p>
          </table:table-cell>
          <table:table-cell office:value-type="float" office:value="54.72629" calcext:value-type="float">
            <text:p>54.72629</text:p>
          </table:table-cell>
          <table:table-cell office:value-type="float" office:value="53.17796" calcext:value-type="float">
            <text:p>53.17796</text:p>
          </table:table-cell>
          <table:table-cell office:value-type="float" office:value="36.45043" calcext:value-type="float">
            <text:p>36.45043</text:p>
          </table:table-cell>
          <table:table-cell office:value-type="float" office:value="23.14671" calcext:value-type="float">
            <text:p>23.14671</text:p>
          </table:table-cell>
          <table:table-cell office:value-type="float" office:value="3.860404" calcext:value-type="float">
            <text:p>3.860404</text:p>
          </table:table-cell>
          <table:table-cell office:value-type="float" office:value="3.494897" calcext:value-type="float">
            <text:p>3.494897</text:p>
          </table:table-cell>
          <table:table-cell office:value-type="float" office:value="10.39969" calcext:value-type="float">
            <text:p>10.39969</text:p>
          </table:table-cell>
          <table:table-cell office:value-type="float" office:value="7.092033" calcext:value-type="float">
            <text:p>7.092033</text:p>
          </table:table-cell>
          <table:table-cell office:value-type="float" office:value="3.197472" calcext:value-type="float">
            <text:p>3.197472</text:p>
          </table:table-cell>
          <table:table-cell office:value-type="float" office:value="1.33314" calcext:value-type="float">
            <text:p>1.33314</text:p>
          </table:table-cell>
          <table:table-cell office:value-type="float" office:value="0.6571161" calcext:value-type="float">
            <text:p>0.6571161</text:p>
          </table:table-cell>
          <table:table-cell office:value-type="float" office:value="0.3579299" calcext:value-type="float">
            <text:p>0.3579299</text:p>
          </table:table-cell>
          <table:table-cell office:value-type="float" office:value="0.3306906" calcext:value-type="float">
            <text:p>0.3306906</text:p>
          </table:table-cell>
          <table:table-cell office:value-type="float" office:value="0" calcext:value-type="float">
            <text:p>0</text:p>
          </table:table-cell>
          <table:table-cell office:value-type="float" office:value="1042.649" calcext:value-type="float">
            <text:p>1042.6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41" calcext:value-type="float">
            <text:p>-0.379674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8.878858" calcext:value-type="float">
            <text:p>8.878858</text:p>
          </table:table-cell>
          <table:table-cell office:value-type="float" office:value="1100.537" calcext:value-type="float">
            <text:p>1100.53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25" calcext:value-type="float">
            <text:p>-26.425</text:p>
          </table:table-cell>
          <table:table-cell office:value-type="float" office:value="0.1400917" calcext:value-type="float">
            <text:p>0.1400917</text:p>
          </table:table-cell>
          <table:table-cell office:value-type="float" office:value="19.01669" calcext:value-type="float">
            <text:p>19.01669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7787" calcext:value-type="float">
            <text:p>-0.2597787</text:p>
          </table:table-cell>
          <table:table-cell office:value-type="float" office:value="-0.080467" calcext:value-type="float">
            <text:p>-0.080467</text:p>
          </table:table-cell>
          <table:table-cell office:value-type="float" office:value="0.0076942" calcext:value-type="float">
            <text:p>0.0076942</text:p>
          </table:table-cell>
          <table:table-cell office:value-type="float" office:value="13.82639" calcext:value-type="float">
            <text:p>13.82639</text:p>
          </table:table-cell>
          <table:table-cell office:value-type="float" office:value="2.584071" calcext:value-type="float">
            <text:p>2.584071</text:p>
          </table:table-cell>
          <table:table-cell office:value-type="float" office:value="0.059538" calcext:value-type="float">
            <text:p>0.059538</text:p>
          </table:table-cell>
          <table:table-cell office:value-type="float" office:value="0.04540665" calcext:value-type="float">
            <text:p>0.04540665</text:p>
          </table:table-cell>
          <table:table-cell office:value-type="float" office:value="0.03156864" calcext:value-type="float">
            <text:p>0.03156864</text:p>
          </table:table-cell>
          <table:table-cell office:value-type="float" office:value="0.02822754" calcext:value-type="float">
            <text:p>0.02822754</text:p>
          </table:table-cell>
          <table:table-cell office:value-type="float" office:value="0.01449045" calcext:value-type="float">
            <text:p>0.01449045</text:p>
          </table:table-cell>
          <table:table-cell office:value-type="float" office:value="0.01181889" calcext:value-type="float">
            <text:p>0.01181889</text:p>
          </table:table-cell>
          <table:table-cell office:value-type="float" office:value="0.02829294" calcext:value-type="float">
            <text:p>0.02829294</text:p>
          </table:table-cell>
          <table:table-cell office:value-type="float" office:value="0.02396949" calcext:value-type="float">
            <text:p>0.02396949</text:p>
          </table:table-cell>
          <table:table-cell office:value-type="float" office:value="0.02209338" calcext:value-type="float">
            <text:p>0.02209338</text:p>
          </table:table-cell>
          <table:table-cell office:value-type="float" office:value="0.02074826" calcext:value-type="float">
            <text:p>0.02074826</text:p>
          </table:table-cell>
          <table:table-cell office:value-type="float" office:value="0.01730037" calcext:value-type="float">
            <text:p>0.01730037</text:p>
          </table:table-cell>
          <table:table-cell office:value-type="float" office:value="0.007846582" calcext:value-type="float">
            <text:p>0.007846582</text:p>
          </table:table-cell>
          <table:table-cell office:value-type="float" office:value="0.007378472" calcext:value-type="float">
            <text:p>0.007378472</text:p>
          </table:table-cell>
          <table:table-cell office:value-type="float" office:value="0" calcext:value-type="float">
            <text:p>0</text:p>
          </table:table-cell>
          <table:table-cell office:value-type="float" office:value="29.10891" calcext:value-type="float">
            <text:p>29.10891</text:p>
          </table:table-cell>
          <table:table-cell office:value-type="float" office:value="55.08503" calcext:value-type="float">
            <text:p>55.08503</text:p>
          </table:table-cell>
          <table:table-cell office:value-type="float" office:value="52.99614" calcext:value-type="float">
            <text:p>52.99614</text:p>
          </table:table-cell>
          <table:table-cell office:value-type="float" office:value="36.51509" calcext:value-type="float">
            <text:p>36.51509</text:p>
          </table:table-cell>
          <table:table-cell office:value-type="float" office:value="23.47678" calcext:value-type="float">
            <text:p>23.47678</text:p>
          </table:table-cell>
          <table:table-cell office:value-type="float" office:value="3.92902" calcext:value-type="float">
            <text:p>3.92902</text:p>
          </table:table-cell>
          <table:table-cell office:value-type="float" office:value="3.538548" calcext:value-type="float">
            <text:p>3.538548</text:p>
          </table:table-cell>
          <table:table-cell office:value-type="float" office:value="10.41387" calcext:value-type="float">
            <text:p>10.41387</text:p>
          </table:table-cell>
          <table:table-cell office:value-type="float" office:value="7.105159" calcext:value-type="float">
            <text:p>7.105159</text:p>
          </table:table-cell>
          <table:table-cell office:value-type="float" office:value="3.204165" calcext:value-type="float">
            <text:p>3.204165</text:p>
          </table:table-cell>
          <table:table-cell office:value-type="float" office:value="1.335643" calcext:value-type="float">
            <text:p>1.335643</text:p>
          </table:table-cell>
          <table:table-cell office:value-type="float" office:value="0.6580198" calcext:value-type="float">
            <text:p>0.6580198</text:p>
          </table:table-cell>
          <table:table-cell office:value-type="float" office:value="0.3578038" calcext:value-type="float">
            <text:p>0.3578038</text:p>
          </table:table-cell>
          <table:table-cell office:value-type="float" office:value="0.330718" calcext:value-type="float">
            <text:p>0.330718</text:p>
          </table:table-cell>
          <table:table-cell office:value-type="float" office:value="0" calcext:value-type="float">
            <text:p>0</text:p>
          </table:table-cell>
          <table:table-cell office:value-type="float" office:value="1058.035" calcext:value-type="float">
            <text:p>1058.0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41" calcext:value-type="float">
            <text:p>-0.3796741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8.866743" calcext:value-type="float">
            <text:p>8.866743</text:p>
          </table:table-cell>
          <table:table-cell office:value-type="float" office:value="1100.489" calcext:value-type="float">
            <text:p>1100.48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2139" calcext:value-type="float">
            <text:p>-26.42139</text:p>
          </table:table-cell>
          <table:table-cell office:value-type="float" office:value="0.1423769" calcext:value-type="float">
            <text:p>0.1423769</text:p>
          </table:table-cell>
          <table:table-cell office:value-type="float" office:value="19.07049" calcext:value-type="float">
            <text:p>19.07049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439" calcext:value-type="float">
            <text:p>2.664439</text:p>
          </table:table-cell>
          <table:table-cell office:value-type="float" office:value="-0.2598051" calcext:value-type="float">
            <text:p>-0.2598051</text:p>
          </table:table-cell>
          <table:table-cell office:value-type="float" office:value="-0.08044682" calcext:value-type="float">
            <text:p>-0.08044682</text:p>
          </table:table-cell>
          <table:table-cell office:value-type="float" office:value="0.007699538" calcext:value-type="float">
            <text:p>0.007699538</text:p>
          </table:table-cell>
          <table:table-cell office:value-type="float" office:value="13.80069" calcext:value-type="float">
            <text:p>13.80069</text:p>
          </table:table-cell>
          <table:table-cell office:value-type="float" office:value="2.730303" calcext:value-type="float">
            <text:p>2.730303</text:p>
          </table:table-cell>
          <table:table-cell office:value-type="float" office:value="0.05828812" calcext:value-type="float">
            <text:p>0.05828812</text:p>
          </table:table-cell>
          <table:table-cell office:value-type="float" office:value="0.04485077" calcext:value-type="float">
            <text:p>0.04485077</text:p>
          </table:table-cell>
          <table:table-cell office:value-type="float" office:value="0.03157599" calcext:value-type="float">
            <text:p>0.03157599</text:p>
          </table:table-cell>
          <table:table-cell office:value-type="float" office:value="0.02827162" calcext:value-type="float">
            <text:p>0.02827162</text:p>
          </table:table-cell>
          <table:table-cell office:value-type="float" office:value="0.0144841" calcext:value-type="float">
            <text:p>0.0144841</text:p>
          </table:table-cell>
          <table:table-cell office:value-type="float" office:value="0.01183642" calcext:value-type="float">
            <text:p>0.01183642</text:p>
          </table:table-cell>
          <table:table-cell office:value-type="float" office:value="0.02834881" calcext:value-type="float">
            <text:p>0.02834881</text:p>
          </table:table-cell>
          <table:table-cell office:value-type="float" office:value="0.02398931" calcext:value-type="float">
            <text:p>0.02398931</text:p>
          </table:table-cell>
          <table:table-cell office:value-type="float" office:value="0.02208224" calcext:value-type="float">
            <text:p>0.02208224</text:p>
          </table:table-cell>
          <table:table-cell office:value-type="float" office:value="0.02074268" calcext:value-type="float">
            <text:p>0.02074268</text:p>
          </table:table-cell>
          <table:table-cell office:value-type="float" office:value="0.01730582" calcext:value-type="float">
            <text:p>0.01730582</text:p>
          </table:table-cell>
          <table:table-cell office:value-type="float" office:value="0.00782325" calcext:value-type="float">
            <text:p>0.00782325</text:p>
          </table:table-cell>
          <table:table-cell office:value-type="float" office:value="0.007378042" calcext:value-type="float">
            <text:p>0.007378042</text:p>
          </table:table-cell>
          <table:table-cell office:value-type="float" office:value="0" calcext:value-type="float">
            <text:p>0</text:p>
          </table:table-cell>
          <table:table-cell office:value-type="float" office:value="28.37639" calcext:value-type="float">
            <text:p>28.37639</text:p>
          </table:table-cell>
          <table:table-cell office:value-type="float" office:value="55.64062" calcext:value-type="float">
            <text:p>55.64062</text:p>
          </table:table-cell>
          <table:table-cell office:value-type="float" office:value="52.94284" calcext:value-type="float">
            <text:p>52.94284</text:p>
          </table:table-cell>
          <table:table-cell office:value-type="float" office:value="36.5597" calcext:value-type="float">
            <text:p>36.5597</text:p>
          </table:table-cell>
          <table:table-cell office:value-type="float" office:value="23.78166" calcext:value-type="float">
            <text:p>23.78166</text:p>
          </table:table-cell>
          <table:table-cell office:value-type="float" office:value="4.002105" calcext:value-type="float">
            <text:p>4.002105</text:p>
          </table:table-cell>
          <table:table-cell office:value-type="float" office:value="3.58232" calcext:value-type="float">
            <text:p>3.58232</text:p>
          </table:table-cell>
          <table:table-cell office:value-type="float" office:value="10.42709" calcext:value-type="float">
            <text:p>10.42709</text:p>
          </table:table-cell>
          <table:table-cell office:value-type="float" office:value="7.117624" calcext:value-type="float">
            <text:p>7.117624</text:p>
          </table:table-cell>
          <table:table-cell office:value-type="float" office:value="3.210744" calcext:value-type="float">
            <text:p>3.210744</text:p>
          </table:table-cell>
          <table:table-cell office:value-type="float" office:value="1.338125" calcext:value-type="float">
            <text:p>1.338125</text:p>
          </table:table-cell>
          <table:table-cell office:value-type="float" office:value="0.6589176" calcext:value-type="float">
            <text:p>0.6589176</text:p>
          </table:table-cell>
          <table:table-cell office:value-type="float" office:value="0.3576817" calcext:value-type="float">
            <text:p>0.3576817</text:p>
          </table:table-cell>
          <table:table-cell office:value-type="float" office:value="0.3307466" calcext:value-type="float">
            <text:p>0.3307466</text:p>
          </table:table-cell>
          <table:table-cell office:value-type="float" office:value="0" calcext:value-type="float">
            <text:p>0</text:p>
          </table:table-cell>
          <table:table-cell office:value-type="float" office:value="1080.362" calcext:value-type="float">
            <text:p>1080.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41" calcext:value-type="float">
            <text:p>-0.3796741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8.851862" calcext:value-type="float">
            <text:p>8.851862</text:p>
          </table:table-cell>
          <table:table-cell office:value-type="float" office:value="1100.436" calcext:value-type="float">
            <text:p>1100.43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1795" calcext:value-type="float">
            <text:p>-26.41795</text:p>
          </table:table-cell>
          <table:table-cell office:value-type="float" office:value="0.1447464" calcext:value-type="float">
            <text:p>0.1447464</text:p>
          </table:table-cell>
          <table:table-cell office:value-type="float" office:value="19.13104" calcext:value-type="float">
            <text:p>19.13104</text:p>
          </table:table-cell>
          <table:table-cell office:value-type="float" office:value="0.09295132" calcext:value-type="float">
            <text:p>0.09295132</text:p>
          </table:table-cell>
          <table:table-cell office:value-type="float" office:value="0.004500236" calcext:value-type="float">
            <text:p>0.004500236</text:p>
          </table:table-cell>
          <table:table-cell office:value-type="float" office:value="0.323266" calcext:value-type="float">
            <text:p>0.323266</text:p>
          </table:table-cell>
          <table:table-cell office:value-type="float" office:value="2.664074" calcext:value-type="float">
            <text:p>2.664074</text:p>
          </table:table-cell>
          <table:table-cell office:value-type="float" office:value="-0.2598363" calcext:value-type="float">
            <text:p>-0.2598363</text:p>
          </table:table-cell>
          <table:table-cell office:value-type="float" office:value="-0.08042791" calcext:value-type="float">
            <text:p>-0.08042791</text:p>
          </table:table-cell>
          <table:table-cell office:value-type="float" office:value="0.007704729" calcext:value-type="float">
            <text:p>0.007704729</text:p>
          </table:table-cell>
          <table:table-cell office:value-type="float" office:value="13.77374" calcext:value-type="float">
            <text:p>13.77374</text:p>
          </table:table-cell>
          <table:table-cell office:value-type="float" office:value="2.89253" calcext:value-type="float">
            <text:p>2.89253</text:p>
          </table:table-cell>
          <table:table-cell office:value-type="float" office:value="0.05767107" calcext:value-type="float">
            <text:p>0.05767107</text:p>
          </table:table-cell>
          <table:table-cell office:value-type="float" office:value="0.04423827" calcext:value-type="float">
            <text:p>0.04423827</text:p>
          </table:table-cell>
          <table:table-cell office:value-type="float" office:value="0.03136659" calcext:value-type="float">
            <text:p>0.03136659</text:p>
          </table:table-cell>
          <table:table-cell office:value-type="float" office:value="0.02823385" calcext:value-type="float">
            <text:p>0.02823385</text:p>
          </table:table-cell>
          <table:table-cell office:value-type="float" office:value="0.01439353" calcext:value-type="float">
            <text:p>0.01439353</text:p>
          </table:table-cell>
          <table:table-cell office:value-type="float" office:value="0.01176492" calcext:value-type="float">
            <text:p>0.01176492</text:p>
          </table:table-cell>
          <table:table-cell office:value-type="float" office:value="0.02835082" calcext:value-type="float">
            <text:p>0.02835082</text:p>
          </table:table-cell>
          <table:table-cell office:value-type="float" office:value="0.02400517" calcext:value-type="float">
            <text:p>0.02400517</text:p>
          </table:table-cell>
          <table:table-cell office:value-type="float" office:value="0.02207554" calcext:value-type="float">
            <text:p>0.02207554</text:p>
          </table:table-cell>
          <table:table-cell office:value-type="float" office:value="0.02073767" calcext:value-type="float">
            <text:p>0.02073767</text:p>
          </table:table-cell>
          <table:table-cell office:value-type="float" office:value="0.01731162" calcext:value-type="float">
            <text:p>0.01731162</text:p>
          </table:table-cell>
          <table:table-cell office:value-type="float" office:value="0.007831487" calcext:value-type="float">
            <text:p>0.007831487</text:p>
          </table:table-cell>
          <table:table-cell office:value-type="float" office:value="0.00734599" calcext:value-type="float">
            <text:p>0.00734599</text:p>
          </table:table-cell>
          <table:table-cell office:value-type="float" office:value="0" calcext:value-type="float">
            <text:p>0</text:p>
          </table:table-cell>
          <table:table-cell office:value-type="float" office:value="27.68704" calcext:value-type="float">
            <text:p>27.68704</text:p>
          </table:table-cell>
          <table:table-cell office:value-type="float" office:value="56.22787" calcext:value-type="float">
            <text:p>56.22787</text:p>
          </table:table-cell>
          <table:table-cell office:value-type="float" office:value="52.95395" calcext:value-type="float">
            <text:p>52.95395</text:p>
          </table:table-cell>
          <table:table-cell office:value-type="float" office:value="36.61161" calcext:value-type="float">
            <text:p>36.61161</text:p>
          </table:table-cell>
          <table:table-cell office:value-type="float" office:value="24.06634" calcext:value-type="float">
            <text:p>24.06634</text:p>
          </table:table-cell>
          <table:table-cell office:value-type="float" office:value="4.084623" calcext:value-type="float">
            <text:p>4.084623</text:p>
          </table:table-cell>
          <table:table-cell office:value-type="float" office:value="3.627007" calcext:value-type="float">
            <text:p>3.627007</text:p>
          </table:table-cell>
          <table:table-cell office:value-type="float" office:value="10.44042" calcext:value-type="float">
            <text:p>10.44042</text:p>
          </table:table-cell>
          <table:table-cell office:value-type="float" office:value="7.129687" calcext:value-type="float">
            <text:p>7.129687</text:p>
          </table:table-cell>
          <table:table-cell office:value-type="float" office:value="3.21719" calcext:value-type="float">
            <text:p>3.21719</text:p>
          </table:table-cell>
          <table:table-cell office:value-type="float" office:value="1.340584" calcext:value-type="float">
            <text:p>1.340584</text:p>
          </table:table-cell>
          <table:table-cell office:value-type="float" office:value="0.6599719" calcext:value-type="float">
            <text:p>0.6599719</text:p>
          </table:table-cell>
          <table:table-cell office:value-type="float" office:value="0.3642695" calcext:value-type="float">
            <text:p>0.3642695</text:p>
          </table:table-cell>
          <table:table-cell office:value-type="float" office:value="0.3245327" calcext:value-type="float">
            <text:p>0.3245327</text:p>
          </table:table-cell>
          <table:table-cell office:value-type="float" office:value="0" calcext:value-type="float">
            <text:p>0</text:p>
          </table:table-cell>
          <table:table-cell office:value-type="float" office:value="1101.453" calcext:value-type="float">
            <text:p>1101.4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41" calcext:value-type="float">
            <text:p>-0.379674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8.835289" calcext:value-type="float">
            <text:p>8.835289</text:p>
          </table:table-cell>
          <table:table-cell office:value-type="float" office:value="1100.386" calcext:value-type="float">
            <text:p>1100.38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145" calcext:value-type="float">
            <text:p>-26.4145</text:p>
          </table:table-cell>
          <table:table-cell office:value-type="float" office:value="0.1303849" calcext:value-type="float">
            <text:p>0.1303849</text:p>
          </table:table-cell>
          <table:table-cell office:value-type="float" office:value="19.21712" calcext:value-type="float">
            <text:p>19.21712</text:p>
          </table:table-cell>
          <table:table-cell office:value-type="float" office:value="0.09312084" calcext:value-type="float">
            <text:p>0.09312084</text:p>
          </table:table-cell>
          <table:table-cell office:value-type="float" office:value="0.004502881" calcext:value-type="float">
            <text:p>0.004502881</text:p>
          </table:table-cell>
          <table:table-cell office:value-type="float" office:value="0.3251548" calcext:value-type="float">
            <text:p>0.3251548</text:p>
          </table:table-cell>
          <table:table-cell office:value-type="float" office:value="2.663825" calcext:value-type="float">
            <text:p>2.663825</text:p>
          </table:table-cell>
          <table:table-cell office:value-type="float" office:value="-0.2599358" calcext:value-type="float">
            <text:p>-0.2599358</text:p>
          </table:table-cell>
          <table:table-cell office:value-type="float" office:value="-0.08041949" calcext:value-type="float">
            <text:p>-0.08041949</text:p>
          </table:table-cell>
          <table:table-cell office:value-type="float" office:value="0.007710042" calcext:value-type="float">
            <text:p>0.007710042</text:p>
          </table:table-cell>
          <table:table-cell office:value-type="float" office:value="13.76874" calcext:value-type="float">
            <text:p>13.76874</text:p>
          </table:table-cell>
          <table:table-cell office:value-type="float" office:value="1.996398" calcext:value-type="float">
            <text:p>1.996398</text:p>
          </table:table-cell>
          <table:table-cell office:value-type="float" office:value="0.1145959" calcext:value-type="float">
            <text:p>0.1145959</text:p>
          </table:table-cell>
          <table:table-cell office:value-type="float" office:value="0.04284965" calcext:value-type="float">
            <text:p>0.04284965</text:p>
          </table:table-cell>
          <table:table-cell office:value-type="float" office:value="0.03110907" calcext:value-type="float">
            <text:p>0.03110907</text:p>
          </table:table-cell>
          <table:table-cell office:value-type="float" office:value="0.02794757" calcext:value-type="float">
            <text:p>0.02794757</text:p>
          </table:table-cell>
          <table:table-cell office:value-type="float" office:value="0.01422613" calcext:value-type="float">
            <text:p>0.01422613</text:p>
          </table:table-cell>
          <table:table-cell office:value-type="float" office:value="0.0117792" calcext:value-type="float">
            <text:p>0.0117792</text:p>
          </table:table-cell>
          <table:table-cell office:value-type="float" office:value="0.0283092" calcext:value-type="float">
            <text:p>0.0283092</text:p>
          </table:table-cell>
          <table:table-cell office:value-type="float" office:value="0.0240074" calcext:value-type="float">
            <text:p>0.0240074</text:p>
          </table:table-cell>
          <table:table-cell office:value-type="float" office:value="0.0220705" calcext:value-type="float">
            <text:p>0.0220705</text:p>
          </table:table-cell>
          <table:table-cell office:value-type="float" office:value="0.02073364" calcext:value-type="float">
            <text:p>0.02073364</text:p>
          </table:table-cell>
          <table:table-cell office:value-type="float" office:value="0.01731828" calcext:value-type="float">
            <text:p>0.01731828</text:p>
          </table:table-cell>
          <table:table-cell office:value-type="float" office:value="0.007800496" calcext:value-type="float">
            <text:p>0.007800496</text:p>
          </table:table-cell>
          <table:table-cell office:value-type="float" office:value="0.007353455" calcext:value-type="float">
            <text:p>0.007353455</text:p>
          </table:table-cell>
          <table:table-cell office:value-type="float" office:value="0" calcext:value-type="float">
            <text:p>0</text:p>
          </table:table-cell>
          <table:table-cell office:value-type="float" office:value="16.36486" calcext:value-type="float">
            <text:p>16.36486</text:p>
          </table:table-cell>
          <table:table-cell office:value-type="float" office:value="59.53845" calcext:value-type="float">
            <text:p>59.53845</text:p>
          </table:table-cell>
          <table:table-cell office:value-type="float" office:value="53.30104" calcext:value-type="float">
            <text:p>53.30104</text:p>
          </table:table-cell>
          <table:table-cell office:value-type="float" office:value="36.66378" calcext:value-type="float">
            <text:p>36.66378</text:p>
          </table:table-cell>
          <table:table-cell office:value-type="float" office:value="24.36206" calcext:value-type="float">
            <text:p>24.36206</text:p>
          </table:table-cell>
          <table:table-cell office:value-type="float" office:value="4.167937" calcext:value-type="float">
            <text:p>4.167937</text:p>
          </table:table-cell>
          <table:table-cell office:value-type="float" office:value="3.677877" calcext:value-type="float">
            <text:p>3.677877</text:p>
          </table:table-cell>
          <table:table-cell office:value-type="float" office:value="10.45489" calcext:value-type="float">
            <text:p>10.45489</text:p>
          </table:table-cell>
          <table:table-cell office:value-type="float" office:value="7.141623" calcext:value-type="float">
            <text:p>7.141623</text:p>
          </table:table-cell>
          <table:table-cell office:value-type="float" office:value="3.223519" calcext:value-type="float">
            <text:p>3.223519</text:p>
          </table:table-cell>
          <table:table-cell office:value-type="float" office:value="1.343051" calcext:value-type="float">
            <text:p>1.343051</text:p>
          </table:table-cell>
          <table:table-cell office:value-type="float" office:value="0.6611352" calcext:value-type="float">
            <text:p>0.6611352</text:p>
          </table:table-cell>
          <table:table-cell office:value-type="float" office:value="0.3618698" calcext:value-type="float">
            <text:p>0.3618698</text:p>
          </table:table-cell>
          <table:table-cell office:value-type="float" office:value="0.3280128" calcext:value-type="float">
            <text:p>0.3280128</text:p>
          </table:table-cell>
          <table:table-cell office:value-type="float" office:value="0" calcext:value-type="float">
            <text:p>0</text:p>
          </table:table-cell>
          <table:table-cell office:value-type="float" office:value="919.0251" calcext:value-type="float">
            <text:p>919.0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6758" calcext:value-type="float">
            <text:p>-0.379675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8.821404" calcext:value-type="float">
            <text:p>8.821404</text:p>
          </table:table-cell>
          <table:table-cell office:value-type="float" office:value="1100.339" calcext:value-type="float">
            <text:p>1100.33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1103" calcext:value-type="float">
            <text:p>-26.41103</text:p>
          </table:table-cell>
          <table:table-cell office:value-type="float" office:value="0.1074216" calcext:value-type="float">
            <text:p>0.1074216</text:p>
          </table:table-cell>
          <table:table-cell office:value-type="float" office:value="19.29547" calcext:value-type="float">
            <text:p>19.29547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095" calcext:value-type="float">
            <text:p>0.004505095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93" calcext:value-type="float">
            <text:p>2.663393</text:p>
          </table:table-cell>
          <table:table-cell office:value-type="float" office:value="-0.2600368" calcext:value-type="float">
            <text:p>-0.2600368</text:p>
          </table:table-cell>
          <table:table-cell office:value-type="float" office:value="-0.08041325" calcext:value-type="float">
            <text:p>-0.08041325</text:p>
          </table:table-cell>
          <table:table-cell office:value-type="float" office:value="0.007716153" calcext:value-type="float">
            <text:p>0.007716153</text:p>
          </table:table-cell>
          <table:table-cell office:value-type="float" office:value="13.77564" calcext:value-type="float">
            <text:p>13.77564</text:p>
          </table:table-cell>
          <table:table-cell office:value-type="float" office:value="1.158541" calcext:value-type="float">
            <text:p>1.158541</text:p>
          </table:table-cell>
          <table:table-cell office:value-type="float" office:value="0.07333528" calcext:value-type="float">
            <text:p>0.07333528</text:p>
          </table:table-cell>
          <table:table-cell office:value-type="float" office:value="0.04166972" calcext:value-type="float">
            <text:p>0.04166972</text:p>
          </table:table-cell>
          <table:table-cell office:value-type="float" office:value="0.03026346" calcext:value-type="float">
            <text:p>0.03026346</text:p>
          </table:table-cell>
          <table:table-cell office:value-type="float" office:value="0.02725977" calcext:value-type="float">
            <text:p>0.02725977</text:p>
          </table:table-cell>
          <table:table-cell office:value-type="float" office:value="0.01385029" calcext:value-type="float">
            <text:p>0.01385029</text:p>
          </table:table-cell>
          <table:table-cell office:value-type="float" office:value="0.01187987" calcext:value-type="float">
            <text:p>0.01187987</text:p>
          </table:table-cell>
          <table:table-cell office:value-type="float" office:value="0.02825062" calcext:value-type="float">
            <text:p>0.02825062</text:p>
          </table:table-cell>
          <table:table-cell office:value-type="float" office:value="0.0239973" calcext:value-type="float">
            <text:p>0.0239973</text:p>
          </table:table-cell>
          <table:table-cell office:value-type="float" office:value="0.02206469" calcext:value-type="float">
            <text:p>0.02206469</text:p>
          </table:table-cell>
          <table:table-cell office:value-type="float" office:value="0.02073026" calcext:value-type="float">
            <text:p>0.02073026</text:p>
          </table:table-cell>
          <table:table-cell office:value-type="float" office:value="0.01732473" calcext:value-type="float">
            <text:p>0.01732473</text:p>
          </table:table-cell>
          <table:table-cell office:value-type="float" office:value="0.007771161" calcext:value-type="float">
            <text:p>0.007771161</text:p>
          </table:table-cell>
          <table:table-cell office:value-type="float" office:value="0.007359859" calcext:value-type="float">
            <text:p>0.007359859</text:p>
          </table:table-cell>
          <table:table-cell office:value-type="float" office:value="0" calcext:value-type="float">
            <text:p>0</text:p>
          </table:table-cell>
          <table:table-cell office:value-type="float" office:value="29.16763" calcext:value-type="float">
            <text:p>29.16763</text:p>
          </table:table-cell>
          <table:table-cell office:value-type="float" office:value="55.6578" calcext:value-type="float">
            <text:p>55.6578</text:p>
          </table:table-cell>
          <table:table-cell office:value-type="float" office:value="54.56353" calcext:value-type="float">
            <text:p>54.56353</text:p>
          </table:table-cell>
          <table:table-cell office:value-type="float" office:value="36.19308" calcext:value-type="float">
            <text:p>36.19308</text:p>
          </table:table-cell>
          <table:table-cell office:value-type="float" office:value="25.31478" calcext:value-type="float">
            <text:p>25.31478</text:p>
          </table:table-cell>
          <table:table-cell office:value-type="float" office:value="4.249283" calcext:value-type="float">
            <text:p>4.249283</text:p>
          </table:table-cell>
          <table:table-cell office:value-type="float" office:value="3.661107" calcext:value-type="float">
            <text:p>3.661107</text:p>
          </table:table-cell>
          <table:table-cell office:value-type="float" office:value="10.4883" calcext:value-type="float">
            <text:p>10.4883</text:p>
          </table:table-cell>
          <table:table-cell office:value-type="float" office:value="7.15366" calcext:value-type="float">
            <text:p>7.15366</text:p>
          </table:table-cell>
          <table:table-cell office:value-type="float" office:value="3.229788" calcext:value-type="float">
            <text:p>3.229788</text:p>
          </table:table-cell>
          <table:table-cell office:value-type="float" office:value="1.34551" calcext:value-type="float">
            <text:p>1.34551</text:p>
          </table:table-cell>
          <table:table-cell office:value-type="float" office:value="0.6621478" calcext:value-type="float">
            <text:p>0.6621478</text:p>
          </table:table-cell>
          <table:table-cell office:value-type="float" office:value="0.3597985" calcext:value-type="float">
            <text:p>0.3597985</text:p>
          </table:table-cell>
          <table:table-cell office:value-type="float" office:value="0.3312317" calcext:value-type="float">
            <text:p>0.3312317</text:p>
          </table:table-cell>
          <table:table-cell office:value-type="float" office:value="0" calcext:value-type="float">
            <text:p>0</text:p>
          </table:table-cell>
          <table:table-cell office:value-type="float" office:value="604.9359" calcext:value-type="float">
            <text:p>604.93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28" calcext:value-type="float">
            <text:p>-0.379782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8.809556" calcext:value-type="float">
            <text:p>8.809556</text:p>
          </table:table-cell>
          <table:table-cell office:value-type="float" office:value="1100.296" calcext:value-type="float">
            <text:p>1100.296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076" calcext:value-type="float">
            <text:p>-26.4076</text:p>
          </table:table-cell>
          <table:table-cell office:value-type="float" office:value="0.09985051" calcext:value-type="float">
            <text:p>0.09985051</text:p>
          </table:table-cell>
          <table:table-cell office:value-type="float" office:value="19.35371" calcext:value-type="float">
            <text:p>19.35371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095" calcext:value-type="float">
            <text:p>0.004505095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273" calcext:value-type="float">
            <text:p>2.663273</text:p>
          </table:table-cell>
          <table:table-cell office:value-type="float" office:value="-0.2601224" calcext:value-type="float">
            <text:p>-0.2601224</text:p>
          </table:table-cell>
          <table:table-cell office:value-type="float" office:value="-0.08040562" calcext:value-type="float">
            <text:p>-0.08040562</text:p>
          </table:table-cell>
          <table:table-cell office:value-type="float" office:value="0.007723404" calcext:value-type="float">
            <text:p>0.007723404</text:p>
          </table:table-cell>
          <table:table-cell office:value-type="float" office:value="13.77863" calcext:value-type="float">
            <text:p>13.77863</text:p>
          </table:table-cell>
          <table:table-cell office:value-type="float" office:value="0.713577" calcext:value-type="float">
            <text:p>0.713577</text:p>
          </table:table-cell>
          <table:table-cell office:value-type="float" office:value="0.06510904" calcext:value-type="float">
            <text:p>0.06510904</text:p>
          </table:table-cell>
          <table:table-cell office:value-type="float" office:value="0.04219988" calcext:value-type="float">
            <text:p>0.04219988</text:p>
          </table:table-cell>
          <table:table-cell office:value-type="float" office:value="0.03016761" calcext:value-type="float">
            <text:p>0.03016761</text:p>
          </table:table-cell>
          <table:table-cell office:value-type="float" office:value="0.02717512" calcext:value-type="float">
            <text:p>0.02717512</text:p>
          </table:table-cell>
          <table:table-cell office:value-type="float" office:value="0.01378235" calcext:value-type="float">
            <text:p>0.01378235</text:p>
          </table:table-cell>
          <table:table-cell office:value-type="float" office:value="0.01186201" calcext:value-type="float">
            <text:p>0.01186201</text:p>
          </table:table-cell>
          <table:table-cell office:value-type="float" office:value="0.02822255" calcext:value-type="float">
            <text:p>0.02822255</text:p>
          </table:table-cell>
          <table:table-cell office:value-type="float" office:value="0.02398194" calcext:value-type="float">
            <text:p>0.02398194</text:p>
          </table:table-cell>
          <table:table-cell office:value-type="float" office:value="0.02205731" calcext:value-type="float">
            <text:p>0.02205731</text:p>
          </table:table-cell>
          <table:table-cell office:value-type="float" office:value="0.02072712" calcext:value-type="float">
            <text:p>0.02072712</text:p>
          </table:table-cell>
          <table:table-cell office:value-type="float" office:value="0.01733094" calcext:value-type="float">
            <text:p>0.01733094</text:p>
          </table:table-cell>
          <table:table-cell office:value-type="float" office:value="0.00774716" calcext:value-type="float">
            <text:p>0.00774716</text:p>
          </table:table-cell>
          <table:table-cell office:value-type="float" office:value="0.007361614" calcext:value-type="float">
            <text:p>0.007361614</text:p>
          </table:table-cell>
          <table:table-cell office:value-type="float" office:value="0" calcext:value-type="float">
            <text:p>0</text:p>
          </table:table-cell>
          <table:table-cell office:value-type="float" office:value="41.42714" calcext:value-type="float">
            <text:p>41.42714</text:p>
          </table:table-cell>
          <table:table-cell office:value-type="float" office:value="49.21661" calcext:value-type="float">
            <text:p>49.21661</text:p>
          </table:table-cell>
          <table:table-cell office:value-type="float" office:value="56.49662" calcext:value-type="float">
            <text:p>56.49662</text:p>
          </table:table-cell>
          <table:table-cell office:value-type="float" office:value="36.95901" calcext:value-type="float">
            <text:p>36.95901</text:p>
          </table:table-cell>
          <table:table-cell office:value-type="float" office:value="25.97746" calcext:value-type="float">
            <text:p>25.97746</text:p>
          </table:table-cell>
          <table:table-cell office:value-type="float" office:value="4.327621" calcext:value-type="float">
            <text:p>4.327621</text:p>
          </table:table-cell>
          <table:table-cell office:value-type="float" office:value="3.643139" calcext:value-type="float">
            <text:p>3.643139</text:p>
          </table:table-cell>
          <table:table-cell office:value-type="float" office:value="10.51961" calcext:value-type="float">
            <text:p>10.51961</text:p>
          </table:table-cell>
          <table:table-cell office:value-type="float" office:value="7.165976" calcext:value-type="float">
            <text:p>7.165976</text:p>
          </table:table-cell>
          <table:table-cell office:value-type="float" office:value="3.235997" calcext:value-type="float">
            <text:p>3.235997</text:p>
          </table:table-cell>
          <table:table-cell office:value-type="float" office:value="1.347956" calcext:value-type="float">
            <text:p>1.347956</text:p>
          </table:table-cell>
          <table:table-cell office:value-type="float" office:value="0.6630744" calcext:value-type="float">
            <text:p>0.6630744</text:p>
          </table:table-cell>
          <table:table-cell office:value-type="float" office:value="0.3590073" calcext:value-type="float">
            <text:p>0.3590073</text:p>
          </table:table-cell>
          <table:table-cell office:value-type="float" office:value="0.3320443" calcext:value-type="float">
            <text:p>0.3320443</text:p>
          </table:table-cell>
          <table:table-cell office:value-type="float" office:value="0" calcext:value-type="float">
            <text:p>0</text:p>
          </table:table-cell>
          <table:table-cell office:value-type="float" office:value="539.1146" calcext:value-type="float">
            <text:p>539.1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" calcext:value-type="float">
            <text:p>-0.37978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8.798768" calcext:value-type="float">
            <text:p>8.798768</text:p>
          </table:table-cell>
          <table:table-cell office:value-type="float" office:value="1100.255" calcext:value-type="float">
            <text:p>1100.25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0426" calcext:value-type="float">
            <text:p>-26.40426</text:p>
          </table:table-cell>
          <table:table-cell office:value-type="float" office:value="0.09647191" calcext:value-type="float">
            <text:p>0.09647191</text:p>
          </table:table-cell>
          <table:table-cell office:value-type="float" office:value="19.40938" calcext:value-type="float">
            <text:p>19.40938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25" calcext:value-type="float">
            <text:p>0.004505925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73" calcext:value-type="float">
            <text:p>2.663373</text:p>
          </table:table-cell>
          <table:table-cell office:value-type="float" office:value="-0.2601626" calcext:value-type="float">
            <text:p>-0.2601626</text:p>
          </table:table-cell>
          <table:table-cell office:value-type="float" office:value="-0.08039773" calcext:value-type="float">
            <text:p>-0.08039773</text:p>
          </table:table-cell>
          <table:table-cell office:value-type="float" office:value="0.007732086" calcext:value-type="float">
            <text:p>0.007732086</text:p>
          </table:table-cell>
          <table:table-cell office:value-type="float" office:value="13.77995" calcext:value-type="float">
            <text:p>13.77995</text:p>
          </table:table-cell>
          <table:table-cell office:value-type="float" office:value="0.546181" calcext:value-type="float">
            <text:p>0.546181</text:p>
          </table:table-cell>
          <table:table-cell office:value-type="float" office:value="0.08460858" calcext:value-type="float">
            <text:p>0.08460858</text:p>
          </table:table-cell>
          <table:table-cell office:value-type="float" office:value="0.04531334" calcext:value-type="float">
            <text:p>0.04531334</text:p>
          </table:table-cell>
          <table:table-cell office:value-type="float" office:value="0.03073172" calcext:value-type="float">
            <text:p>0.03073172</text:p>
          </table:table-cell>
          <table:table-cell office:value-type="float" office:value="0.02748956" calcext:value-type="float">
            <text:p>0.02748956</text:p>
          </table:table-cell>
          <table:table-cell office:value-type="float" office:value="0.0138786" calcext:value-type="float">
            <text:p>0.0138786</text:p>
          </table:table-cell>
          <table:table-cell office:value-type="float" office:value="0.01193157" calcext:value-type="float">
            <text:p>0.01193157</text:p>
          </table:table-cell>
          <table:table-cell office:value-type="float" office:value="0.02824178" calcext:value-type="float">
            <text:p>0.02824178</text:p>
          </table:table-cell>
          <table:table-cell office:value-type="float" office:value="0.02397417" calcext:value-type="float">
            <text:p>0.02397417</text:p>
          </table:table-cell>
          <table:table-cell office:value-type="float" office:value="0.02204939" calcext:value-type="float">
            <text:p>0.02204939</text:p>
          </table:table-cell>
          <table:table-cell office:value-type="float" office:value="0.02072393" calcext:value-type="float">
            <text:p>0.02072393</text:p>
          </table:table-cell>
          <table:table-cell office:value-type="float" office:value="0.0173369" calcext:value-type="float">
            <text:p>0.0173369</text:p>
          </table:table-cell>
          <table:table-cell office:value-type="float" office:value="0.007725912" calcext:value-type="float">
            <text:p>0.007725912</text:p>
          </table:table-cell>
          <table:table-cell office:value-type="float" office:value="0.00736102" calcext:value-type="float">
            <text:p>0.00736102</text:p>
          </table:table-cell>
          <table:table-cell office:value-type="float" office:value="0" calcext:value-type="float">
            <text:p>0</text:p>
          </table:table-cell>
          <table:table-cell office:value-type="float" office:value="17.52323" calcext:value-type="float">
            <text:p>17.52323</text:p>
          </table:table-cell>
          <table:table-cell office:value-type="float" office:value="47.57004" calcext:value-type="float">
            <text:p>47.57004</text:p>
          </table:table-cell>
          <table:table-cell office:value-type="float" office:value="60.67679" calcext:value-type="float">
            <text:p>60.67679</text:p>
          </table:table-cell>
          <table:table-cell office:value-type="float" office:value="39.10912" calcext:value-type="float">
            <text:p>39.10912</text:p>
          </table:table-cell>
          <table:table-cell office:value-type="float" office:value="26.94305" calcext:value-type="float">
            <text:p>26.94305</text:p>
          </table:table-cell>
          <table:table-cell office:value-type="float" office:value="4.409111" calcext:value-type="float">
            <text:p>4.409111</text:p>
          </table:table-cell>
          <table:table-cell office:value-type="float" office:value="3.632252" calcext:value-type="float">
            <text:p>3.632252</text:p>
          </table:table-cell>
          <table:table-cell office:value-type="float" office:value="10.54694" calcext:value-type="float">
            <text:p>10.54694</text:p>
          </table:table-cell>
          <table:table-cell office:value-type="float" office:value="7.178472" calcext:value-type="float">
            <text:p>7.178472</text:p>
          </table:table-cell>
          <table:table-cell office:value-type="float" office:value="3.242151" calcext:value-type="float">
            <text:p>3.242151</text:p>
          </table:table-cell>
          <table:table-cell office:value-type="float" office:value="1.350377" calcext:value-type="float">
            <text:p>1.350377</text:p>
          </table:table-cell>
          <table:table-cell office:value-type="float" office:value="0.6639598" calcext:value-type="float">
            <text:p>0.6639598</text:p>
          </table:table-cell>
          <table:table-cell office:value-type="float" office:value="0.3588321" calcext:value-type="float">
            <text:p>0.3588321</text:p>
          </table:table-cell>
          <table:table-cell office:value-type="float" office:value="0.3320701" calcext:value-type="float">
            <text:p>0.3320701</text:p>
          </table:table-cell>
          <table:table-cell office:value-type="float" office:value="0" calcext:value-type="float">
            <text:p>0</text:p>
          </table:table-cell>
          <table:table-cell office:value-type="float" office:value="473.5711" calcext:value-type="float">
            <text:p>473.5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" calcext:value-type="float">
            <text:p>-0.37978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8.788282" calcext:value-type="float">
            <text:p>8.788282</text:p>
          </table:table-cell>
          <table:table-cell office:value-type="float" office:value="1100.215" calcext:value-type="float">
            <text:p>1100.21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40091" calcext:value-type="float">
            <text:p>-26.40091</text:p>
          </table:table-cell>
          <table:table-cell office:value-type="float" office:value="0.09120079" calcext:value-type="float">
            <text:p>0.09120079</text:p>
          </table:table-cell>
          <table:table-cell office:value-type="float" office:value="19.46273" calcext:value-type="float">
            <text:p>19.46273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81" calcext:value-type="float">
            <text:p>2.663381</text:p>
          </table:table-cell>
          <table:table-cell office:value-type="float" office:value="-0.2602023" calcext:value-type="float">
            <text:p>-0.2602023</text:p>
          </table:table-cell>
          <table:table-cell office:value-type="float" office:value="-0.08039118" calcext:value-type="float">
            <text:p>-0.08039118</text:p>
          </table:table-cell>
          <table:table-cell office:value-type="float" office:value="0.007748275" calcext:value-type="float">
            <text:p>0.007748275</text:p>
          </table:table-cell>
          <table:table-cell office:value-type="float" office:value="13.78504" calcext:value-type="float">
            <text:p>13.78504</text:p>
          </table:table-cell>
          <table:table-cell office:value-type="float" office:value="0.3207294" calcext:value-type="float">
            <text:p>0.3207294</text:p>
          </table:table-cell>
          <table:table-cell office:value-type="float" office:value="0.06433655" calcext:value-type="float">
            <text:p>0.06433655</text:p>
          </table:table-cell>
          <table:table-cell office:value-type="float" office:value="0.04904308" calcext:value-type="float">
            <text:p>0.04904308</text:p>
          </table:table-cell>
          <table:table-cell office:value-type="float" office:value="0.03157187" calcext:value-type="float">
            <text:p>0.03157187</text:p>
          </table:table-cell>
          <table:table-cell office:value-type="float" office:value="0.0277782" calcext:value-type="float">
            <text:p>0.0277782</text:p>
          </table:table-cell>
          <table:table-cell office:value-type="float" office:value="0.01380021" calcext:value-type="float">
            <text:p>0.01380021</text:p>
          </table:table-cell>
          <table:table-cell office:value-type="float" office:value="0.01186945" calcext:value-type="float">
            <text:p>0.01186945</text:p>
          </table:table-cell>
          <table:table-cell office:value-type="float" office:value="0.02826799" calcext:value-type="float">
            <text:p>0.02826799</text:p>
          </table:table-cell>
          <table:table-cell office:value-type="float" office:value="0.02397606" calcext:value-type="float">
            <text:p>0.02397606</text:p>
          </table:table-cell>
          <table:table-cell office:value-type="float" office:value="0.02204255" calcext:value-type="float">
            <text:p>0.02204255</text:p>
          </table:table-cell>
          <table:table-cell office:value-type="float" office:value="0.02072074" calcext:value-type="float">
            <text:p>0.02072074</text:p>
          </table:table-cell>
          <table:table-cell office:value-type="float" office:value="0.01734274" calcext:value-type="float">
            <text:p>0.01734274</text:p>
          </table:table-cell>
          <table:table-cell office:value-type="float" office:value="0.007705032" calcext:value-type="float">
            <text:p>0.007705032</text:p>
          </table:table-cell>
          <table:table-cell office:value-type="float" office:value="0.007360413" calcext:value-type="float">
            <text:p>0.007360413</text:p>
          </table:table-cell>
          <table:table-cell office:value-type="float" office:value="0" calcext:value-type="float">
            <text:p>0</text:p>
          </table:table-cell>
          <table:table-cell office:value-type="float" office:value="18.8351" calcext:value-type="float">
            <text:p>18.8351</text:p>
          </table:table-cell>
          <table:table-cell office:value-type="float" office:value="37.09222" calcext:value-type="float">
            <text:p>37.09222</text:p>
          </table:table-cell>
          <table:table-cell office:value-type="float" office:value="63.18977" calcext:value-type="float">
            <text:p>63.18977</text:p>
          </table:table-cell>
          <table:table-cell office:value-type="float" office:value="43.49495" calcext:value-type="float">
            <text:p>43.49495</text:p>
          </table:table-cell>
          <table:table-cell office:value-type="float" office:value="29.49183" calcext:value-type="float">
            <text:p>29.49183</text:p>
          </table:table-cell>
          <table:table-cell office:value-type="float" office:value="4.501367" calcext:value-type="float">
            <text:p>4.501367</text:p>
          </table:table-cell>
          <table:table-cell office:value-type="float" office:value="3.62687" calcext:value-type="float">
            <text:p>3.62687</text:p>
          </table:table-cell>
          <table:table-cell office:value-type="float" office:value="10.57093" calcext:value-type="float">
            <text:p>10.57093</text:p>
          </table:table-cell>
          <table:table-cell office:value-type="float" office:value="7.190943" calcext:value-type="float">
            <text:p>7.190943</text:p>
          </table:table-cell>
          <table:table-cell office:value-type="float" office:value="3.248226" calcext:value-type="float">
            <text:p>3.248226</text:p>
          </table:table-cell>
          <table:table-cell office:value-type="float" office:value="1.352776" calcext:value-type="float">
            <text:p>1.352776</text:p>
          </table:table-cell>
          <table:table-cell office:value-type="float" office:value="0.6648333" calcext:value-type="float">
            <text:p>0.6648333</text:p>
          </table:table-cell>
          <table:table-cell office:value-type="float" office:value="0.3586675" calcext:value-type="float">
            <text:p>0.3586675</text:p>
          </table:table-cell>
          <table:table-cell office:value-type="float" office:value="0.3320959" calcext:value-type="float">
            <text:p>0.3320959</text:p>
          </table:table-cell>
          <table:table-cell office:value-type="float" office:value="0" calcext:value-type="float">
            <text:p>0</text:p>
          </table:table-cell>
          <table:table-cell office:value-type="float" office:value="414.8436" calcext:value-type="float">
            <text:p>414.84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8.779185" calcext:value-type="float">
            <text:p>8.779185</text:p>
          </table:table-cell>
          <table:table-cell office:value-type="float" office:value="1100.178" calcext:value-type="float">
            <text:p>1100.178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9762" calcext:value-type="float">
            <text:p>-26.39762</text:p>
          </table:table-cell>
          <table:table-cell office:value-type="float" office:value="0.08826875" calcext:value-type="float">
            <text:p>0.08826875</text:p>
          </table:table-cell>
          <table:table-cell office:value-type="float" office:value="19.50908" calcext:value-type="float">
            <text:p>19.50908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81" calcext:value-type="float">
            <text:p>2.663381</text:p>
          </table:table-cell>
          <table:table-cell office:value-type="float" office:value="-0.2602337" calcext:value-type="float">
            <text:p>-0.2602337</text:p>
          </table:table-cell>
          <table:table-cell office:value-type="float" office:value="-0.0803837" calcext:value-type="float">
            <text:p>-0.0803837</text:p>
          </table:table-cell>
          <table:table-cell office:value-type="float" office:value="0.007779833" calcext:value-type="float">
            <text:p>0.007779833</text:p>
          </table:table-cell>
          <table:table-cell office:value-type="float" office:value="13.78833" calcext:value-type="float">
            <text:p>13.78833</text:p>
          </table:table-cell>
          <table:table-cell office:value-type="float" office:value="0.2213592" calcext:value-type="float">
            <text:p>0.2213592</text:p>
          </table:table-cell>
          <table:table-cell office:value-type="float" office:value="0.06056969" calcext:value-type="float">
            <text:p>0.06056969</text:p>
          </table:table-cell>
          <table:table-cell office:value-type="float" office:value="0.04792993" calcext:value-type="float">
            <text:p>0.04792993</text:p>
          </table:table-cell>
          <table:table-cell office:value-type="float" office:value="0.03395405" calcext:value-type="float">
            <text:p>0.03395405</text:p>
          </table:table-cell>
          <table:table-cell office:value-type="float" office:value="0.03010137" calcext:value-type="float">
            <text:p>0.03010137</text:p>
          </table:table-cell>
          <table:table-cell office:value-type="float" office:value="0.01386136" calcext:value-type="float">
            <text:p>0.01386136</text:p>
          </table:table-cell>
          <table:table-cell office:value-type="float" office:value="0.01185702" calcext:value-type="float">
            <text:p>0.01185702</text:p>
          </table:table-cell>
          <table:table-cell office:value-type="float" office:value="0.02829836" calcext:value-type="float">
            <text:p>0.02829836</text:p>
          </table:table-cell>
          <table:table-cell office:value-type="float" office:value="0.02398285" calcext:value-type="float">
            <text:p>0.02398285</text:p>
          </table:table-cell>
          <table:table-cell office:value-type="float" office:value="0.02203708" calcext:value-type="float">
            <text:p>0.02203708</text:p>
          </table:table-cell>
          <table:table-cell office:value-type="float" office:value="0.02071775" calcext:value-type="float">
            <text:p>0.02071775</text:p>
          </table:table-cell>
          <table:table-cell office:value-type="float" office:value="0.0173484" calcext:value-type="float">
            <text:p>0.0173484</text:p>
          </table:table-cell>
          <table:table-cell office:value-type="float" office:value="0.00768452" calcext:value-type="float">
            <text:p>0.00768452</text:p>
          </table:table-cell>
          <table:table-cell office:value-type="float" office:value="0.007359778" calcext:value-type="float">
            <text:p>0.007359778</text:p>
          </table:table-cell>
          <table:table-cell office:value-type="float" office:value="0" calcext:value-type="float">
            <text:p>0</text:p>
          </table:table-cell>
          <table:table-cell office:value-type="float" office:value="27.27834" calcext:value-type="float">
            <text:p>27.27834</text:p>
          </table:table-cell>
          <table:table-cell office:value-type="float" office:value="32.97099" calcext:value-type="float">
            <text:p>32.97099</text:p>
          </table:table-cell>
          <table:table-cell office:value-type="float" office:value="52.48981" calcext:value-type="float">
            <text:p>52.48981</text:p>
          </table:table-cell>
          <table:table-cell office:value-type="float" office:value="50.05879" calcext:value-type="float">
            <text:p>50.05879</text:p>
          </table:table-cell>
          <table:table-cell office:value-type="float" office:value="39.37382" calcext:value-type="float">
            <text:p>39.37382</text:p>
          </table:table-cell>
          <table:table-cell office:value-type="float" office:value="4.602601" calcext:value-type="float">
            <text:p>4.602601</text:p>
          </table:table-cell>
          <table:table-cell office:value-type="float" office:value="3.624343" calcext:value-type="float">
            <text:p>3.624343</text:p>
          </table:table-cell>
          <table:table-cell office:value-type="float" office:value="10.59375" calcext:value-type="float">
            <text:p>10.59375</text:p>
          </table:table-cell>
          <table:table-cell office:value-type="float" office:value="7.203182" calcext:value-type="float">
            <text:p>7.203182</text:p>
          </table:table-cell>
          <table:table-cell office:value-type="float" office:value="3.25399" calcext:value-type="float">
            <text:p>3.25399</text:p>
          </table:table-cell>
          <table:table-cell office:value-type="float" office:value="1.355144" calcext:value-type="float">
            <text:p>1.355144</text:p>
          </table:table-cell>
          <table:table-cell office:value-type="float" office:value="0.6656959" calcext:value-type="float">
            <text:p>0.6656959</text:p>
          </table:table-cell>
          <table:table-cell office:value-type="float" office:value="0.3585135" calcext:value-type="float">
            <text:p>0.3585135</text:p>
          </table:table-cell>
          <table:table-cell office:value-type="float" office:value="0.3321216" calcext:value-type="float">
            <text:p>0.3321216</text:p>
          </table:table-cell>
          <table:table-cell office:value-type="float" office:value="0" calcext:value-type="float">
            <text:p>0</text:p>
          </table:table-cell>
          <table:table-cell office:value-type="float" office:value="367.3238" calcext:value-type="float">
            <text:p>367.32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8.772104" calcext:value-type="float">
            <text:p>8.772104</text:p>
          </table:table-cell>
          <table:table-cell office:value-type="float" office:value="1100.142" calcext:value-type="float">
            <text:p>1100.142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9424" calcext:value-type="float">
            <text:p>-26.39424</text:p>
          </table:table-cell>
          <table:table-cell office:value-type="float" office:value="0.08646679" calcext:value-type="float">
            <text:p>0.08646679</text:p>
          </table:table-cell>
          <table:table-cell office:value-type="float" office:value="19.55064" calcext:value-type="float">
            <text:p>19.55064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81" calcext:value-type="float">
            <text:p>2.663381</text:p>
          </table:table-cell>
          <table:table-cell office:value-type="float" office:value="-0.2602542" calcext:value-type="float">
            <text:p>-0.2602542</text:p>
          </table:table-cell>
          <table:table-cell office:value-type="float" office:value="-0.08037484" calcext:value-type="float">
            <text:p>-0.08037484</text:p>
          </table:table-cell>
          <table:table-cell office:value-type="float" office:value="0.007814776" calcext:value-type="float">
            <text:p>0.007814776</text:p>
          </table:table-cell>
          <table:table-cell office:value-type="float" office:value="13.78781" calcext:value-type="float">
            <text:p>13.78781</text:p>
          </table:table-cell>
          <table:table-cell office:value-type="float" office:value="0.1695253" calcext:value-type="float">
            <text:p>0.1695253</text:p>
          </table:table-cell>
          <table:table-cell office:value-type="float" office:value="0.06007907" calcext:value-type="float">
            <text:p>0.06007907</text:p>
          </table:table-cell>
          <table:table-cell office:value-type="float" office:value="0.04838398" calcext:value-type="float">
            <text:p>0.04838398</text:p>
          </table:table-cell>
          <table:table-cell office:value-type="float" office:value="0.03539453" calcext:value-type="float">
            <text:p>0.03539453</text:p>
          </table:table-cell>
          <table:table-cell office:value-type="float" office:value="0.03179251" calcext:value-type="float">
            <text:p>0.03179251</text:p>
          </table:table-cell>
          <table:table-cell office:value-type="float" office:value="0.01402902" calcext:value-type="float">
            <text:p>0.01402902</text:p>
          </table:table-cell>
          <table:table-cell office:value-type="float" office:value="0.01191767" calcext:value-type="float">
            <text:p>0.01191767</text:p>
          </table:table-cell>
          <table:table-cell office:value-type="float" office:value="0.02835786" calcext:value-type="float">
            <text:p>0.02835786</text:p>
          </table:table-cell>
          <table:table-cell office:value-type="float" office:value="0.02399759" calcext:value-type="float">
            <text:p>0.02399759</text:p>
          </table:table-cell>
          <table:table-cell office:value-type="float" office:value="0.02203292" calcext:value-type="float">
            <text:p>0.02203292</text:p>
          </table:table-cell>
          <table:table-cell office:value-type="float" office:value="0.02071507" calcext:value-type="float">
            <text:p>0.02071507</text:p>
          </table:table-cell>
          <table:table-cell office:value-type="float" office:value="0.01735389" calcext:value-type="float">
            <text:p>0.01735389</text:p>
          </table:table-cell>
          <table:table-cell office:value-type="float" office:value="0.00766438" calcext:value-type="float">
            <text:p>0.00766438</text:p>
          </table:table-cell>
          <table:table-cell office:value-type="float" office:value="0.007359134" calcext:value-type="float">
            <text:p>0.007359134</text:p>
          </table:table-cell>
          <table:table-cell office:value-type="float" office:value="0" calcext:value-type="float">
            <text:p>0</text:p>
          </table:table-cell>
          <table:table-cell office:value-type="float" office:value="34.24775" calcext:value-type="float">
            <text:p>34.24775</text:p>
          </table:table-cell>
          <table:table-cell office:value-type="float" office:value="32.31914" calcext:value-type="float">
            <text:p>32.31914</text:p>
          </table:table-cell>
          <table:table-cell office:value-type="float" office:value="50.46069" calcext:value-type="float">
            <text:p>50.46069</text:p>
          </table:table-cell>
          <table:table-cell office:value-type="float" office:value="50.20778" calcext:value-type="float">
            <text:p>50.20778</text:p>
          </table:table-cell>
          <table:table-cell office:value-type="float" office:value="41.24194" calcext:value-type="float">
            <text:p>41.24194</text:p>
          </table:table-cell>
          <table:table-cell office:value-type="float" office:value="4.70955" calcext:value-type="float">
            <text:p>4.70955</text:p>
          </table:table-cell>
          <table:table-cell office:value-type="float" office:value="3.627972" calcext:value-type="float">
            <text:p>3.627972</text:p>
          </table:table-cell>
          <table:table-cell office:value-type="float" office:value="10.61412" calcext:value-type="float">
            <text:p>10.61412</text:p>
          </table:table-cell>
          <table:table-cell office:value-type="float" office:value="7.215365" calcext:value-type="float">
            <text:p>7.215365</text:p>
          </table:table-cell>
          <table:table-cell office:value-type="float" office:value="3.259347" calcext:value-type="float">
            <text:p>3.259347</text:p>
          </table:table-cell>
          <table:table-cell office:value-type="float" office:value="1.357465" calcext:value-type="float">
            <text:p>1.357465</text:p>
          </table:table-cell>
          <table:table-cell office:value-type="float" office:value="0.6665493" calcext:value-type="float">
            <text:p>0.6665493</text:p>
          </table:table-cell>
          <table:table-cell office:value-type="float" office:value="0.3583674" calcext:value-type="float">
            <text:p>0.3583674</text:p>
          </table:table-cell>
          <table:table-cell office:value-type="float" office:value="0.3321473" calcext:value-type="float">
            <text:p>0.3321473</text:p>
          </table:table-cell>
          <table:table-cell office:value-type="float" office:value="0" calcext:value-type="float">
            <text:p>0</text:p>
          </table:table-cell>
          <table:table-cell office:value-type="float" office:value="331.0841" calcext:value-type="float">
            <text:p>331.08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8.766798" calcext:value-type="float">
            <text:p>8.766798</text:p>
          </table:table-cell>
          <table:table-cell office:value-type="float" office:value="1100.109" calcext:value-type="float">
            <text:p>1100.10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9091" calcext:value-type="float">
            <text:p>-26.39091</text:p>
          </table:table-cell>
          <table:table-cell office:value-type="float" office:value="0.0852035" calcext:value-type="float">
            <text:p>0.0852035</text:p>
          </table:table-cell>
          <table:table-cell office:value-type="float" office:value="19.5873" calcext:value-type="float">
            <text:p>19.5873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81" calcext:value-type="float">
            <text:p>2.663381</text:p>
          </table:table-cell>
          <table:table-cell office:value-type="float" office:value="-0.2602719" calcext:value-type="float">
            <text:p>-0.2602719</text:p>
          </table:table-cell>
          <table:table-cell office:value-type="float" office:value="-0.08036532" calcext:value-type="float">
            <text:p>-0.08036532</text:p>
          </table:table-cell>
          <table:table-cell office:value-type="float" office:value="0.007844975" calcext:value-type="float">
            <text:p>0.007844975</text:p>
          </table:table-cell>
          <table:table-cell office:value-type="float" office:value="13.78638" calcext:value-type="float">
            <text:p>13.78638</text:p>
          </table:table-cell>
          <table:table-cell office:value-type="float" office:value="0.1349615" calcext:value-type="float">
            <text:p>0.1349615</text:p>
          </table:table-cell>
          <table:table-cell office:value-type="float" office:value="0.06000688" calcext:value-type="float">
            <text:p>0.06000688</text:p>
          </table:table-cell>
          <table:table-cell office:value-type="float" office:value="0.04900302" calcext:value-type="float">
            <text:p>0.04900302</text:p>
          </table:table-cell>
          <table:table-cell office:value-type="float" office:value="0.03647549" calcext:value-type="float">
            <text:p>0.03647549</text:p>
          </table:table-cell>
          <table:table-cell office:value-type="float" office:value="0.0328813" calcext:value-type="float">
            <text:p>0.0328813</text:p>
          </table:table-cell>
          <table:table-cell office:value-type="float" office:value="0.01424971" calcext:value-type="float">
            <text:p>0.01424971</text:p>
          </table:table-cell>
          <table:table-cell office:value-type="float" office:value="0.01202448" calcext:value-type="float">
            <text:p>0.01202448</text:p>
          </table:table-cell>
          <table:table-cell office:value-type="float" office:value="0.02845442" calcext:value-type="float">
            <text:p>0.02845442</text:p>
          </table:table-cell>
          <table:table-cell office:value-type="float" office:value="0.02402407" calcext:value-type="float">
            <text:p>0.02402407</text:p>
          </table:table-cell>
          <table:table-cell office:value-type="float" office:value="0.02203125" calcext:value-type="float">
            <text:p>0.02203125</text:p>
          </table:table-cell>
          <table:table-cell office:value-type="float" office:value="0.02071286" calcext:value-type="float">
            <text:p>0.02071286</text:p>
          </table:table-cell>
          <table:table-cell office:value-type="float" office:value="0.01735925" calcext:value-type="float">
            <text:p>0.01735925</text:p>
          </table:table-cell>
          <table:table-cell office:value-type="float" office:value="0.007644601" calcext:value-type="float">
            <text:p>0.007644601</text:p>
          </table:table-cell>
          <table:table-cell office:value-type="float" office:value="0.007358473" calcext:value-type="float">
            <text:p>0.007358473</text:p>
          </table:table-cell>
          <table:table-cell office:value-type="float" office:value="0" calcext:value-type="float">
            <text:p>0</text:p>
          </table:table-cell>
          <table:table-cell office:value-type="float" office:value="41.41373" calcext:value-type="float">
            <text:p>41.41373</text:p>
          </table:table-cell>
          <table:table-cell office:value-type="float" office:value="33.11901" calcext:value-type="float">
            <text:p>33.11901</text:p>
          </table:table-cell>
          <table:table-cell office:value-type="float" office:value="49.44939" calcext:value-type="float">
            <text:p>49.44939</text:p>
          </table:table-cell>
          <table:table-cell office:value-type="float" office:value="49.40549" calcext:value-type="float">
            <text:p>49.40549</text:p>
          </table:table-cell>
          <table:table-cell office:value-type="float" office:value="40.84732" calcext:value-type="float">
            <text:p>40.84732</text:p>
          </table:table-cell>
          <table:table-cell office:value-type="float" office:value="4.818683" calcext:value-type="float">
            <text:p>4.818683</text:p>
          </table:table-cell>
          <table:table-cell office:value-type="float" office:value="3.635269" calcext:value-type="float">
            <text:p>3.635269</text:p>
          </table:table-cell>
          <table:table-cell office:value-type="float" office:value="10.63167" calcext:value-type="float">
            <text:p>10.63167</text:p>
          </table:table-cell>
          <table:table-cell office:value-type="float" office:value="7.227249" calcext:value-type="float">
            <text:p>7.227249</text:p>
          </table:table-cell>
          <table:table-cell office:value-type="float" office:value="3.264631" calcext:value-type="float">
            <text:p>3.264631</text:p>
          </table:table-cell>
          <table:table-cell office:value-type="float" office:value="1.359742" calcext:value-type="float">
            <text:p>1.359742</text:p>
          </table:table-cell>
          <table:table-cell office:value-type="float" office:value="0.6673906" calcext:value-type="float">
            <text:p>0.6673906</text:p>
          </table:table-cell>
          <table:table-cell office:value-type="float" office:value="0.3582302" calcext:value-type="float">
            <text:p>0.3582302</text:p>
          </table:table-cell>
          <table:table-cell office:value-type="float" office:value="0.332173" calcext:value-type="float">
            <text:p>0.332173</text:p>
          </table:table-cell>
          <table:table-cell office:value-type="float" office:value="0" calcext:value-type="float">
            <text:p>0</text:p>
          </table:table-cell>
          <table:table-cell office:value-type="float" office:value="303.4428" calcext:value-type="float">
            <text:p>303.4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8.759285" calcext:value-type="float">
            <text:p>8.759285</text:p>
          </table:table-cell>
          <table:table-cell office:value-type="float" office:value="1100.075" calcext:value-type="float">
            <text:p>1100.07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8771" calcext:value-type="float">
            <text:p>-26.38771</text:p>
          </table:table-cell>
          <table:table-cell office:value-type="float" office:value="0.08406755" calcext:value-type="float">
            <text:p>0.08406755</text:p>
          </table:table-cell>
          <table:table-cell office:value-type="float" office:value="19.62584" calcext:value-type="float">
            <text:p>19.62584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81" calcext:value-type="float">
            <text:p>2.663381</text:p>
          </table:table-cell>
          <table:table-cell office:value-type="float" office:value="-0.2603025" calcext:value-type="float">
            <text:p>-0.2603025</text:p>
          </table:table-cell>
          <table:table-cell office:value-type="float" office:value="-0.08035476" calcext:value-type="float">
            <text:p>-0.08035476</text:p>
          </table:table-cell>
          <table:table-cell office:value-type="float" office:value="0.007872858" calcext:value-type="float">
            <text:p>0.007872858</text:p>
          </table:table-cell>
          <table:table-cell office:value-type="float" office:value="13.78825" calcext:value-type="float">
            <text:p>13.78825</text:p>
          </table:table-cell>
          <table:table-cell office:value-type="float" office:value="0.1010464" calcext:value-type="float">
            <text:p>0.1010464</text:p>
          </table:table-cell>
          <table:table-cell office:value-type="float" office:value="0.05848974" calcext:value-type="float">
            <text:p>0.05848974</text:p>
          </table:table-cell>
          <table:table-cell office:value-type="float" office:value="0.0486767" calcext:value-type="float">
            <text:p>0.0486767</text:p>
          </table:table-cell>
          <table:table-cell office:value-type="float" office:value="0.036537" calcext:value-type="float">
            <text:p>0.036537</text:p>
          </table:table-cell>
          <table:table-cell office:value-type="float" office:value="0.03316769" calcext:value-type="float">
            <text:p>0.03316769</text:p>
          </table:table-cell>
          <table:table-cell office:value-type="float" office:value="0.01438211" calcext:value-type="float">
            <text:p>0.01438211</text:p>
          </table:table-cell>
          <table:table-cell office:value-type="float" office:value="0.01209014" calcext:value-type="float">
            <text:p>0.01209014</text:p>
          </table:table-cell>
          <table:table-cell office:value-type="float" office:value="0.02855831" calcext:value-type="float">
            <text:p>0.02855831</text:p>
          </table:table-cell>
          <table:table-cell office:value-type="float" office:value="0.02406297" calcext:value-type="float">
            <text:p>0.02406297</text:p>
          </table:table-cell>
          <table:table-cell office:value-type="float" office:value="0.02203313" calcext:value-type="float">
            <text:p>0.02203313</text:p>
          </table:table-cell>
          <table:table-cell office:value-type="float" office:value="0.02071133" calcext:value-type="float">
            <text:p>0.02071133</text:p>
          </table:table-cell>
          <table:table-cell office:value-type="float" office:value="0.01736453" calcext:value-type="float">
            <text:p>0.01736453</text:p>
          </table:table-cell>
          <table:table-cell office:value-type="float" office:value="0.007625184" calcext:value-type="float">
            <text:p>0.007625184</text:p>
          </table:table-cell>
          <table:table-cell office:value-type="float" office:value="0.007357792" calcext:value-type="float">
            <text:p>0.007357792</text:p>
          </table:table-cell>
          <table:table-cell office:value-type="float" office:value="0" calcext:value-type="float">
            <text:p>0</text:p>
          </table:table-cell>
          <table:table-cell office:value-type="float" office:value="47.10564" calcext:value-type="float">
            <text:p>47.10564</text:p>
          </table:table-cell>
          <table:table-cell office:value-type="float" office:value="34.39406" calcext:value-type="float">
            <text:p>34.39406</text:p>
          </table:table-cell>
          <table:table-cell office:value-type="float" office:value="48.59964" calcext:value-type="float">
            <text:p>48.59964</text:p>
          </table:table-cell>
          <table:table-cell office:value-type="float" office:value="48.52974" calcext:value-type="float">
            <text:p>48.52974</text:p>
          </table:table-cell>
          <table:table-cell office:value-type="float" office:value="40.346" calcext:value-type="float">
            <text:p>40.346</text:p>
          </table:table-cell>
          <table:table-cell office:value-type="float" office:value="4.937503" calcext:value-type="float">
            <text:p>4.937503</text:p>
          </table:table-cell>
          <table:table-cell office:value-type="float" office:value="3.644154" calcext:value-type="float">
            <text:p>3.644154</text:p>
          </table:table-cell>
          <table:table-cell office:value-type="float" office:value="10.64719" calcext:value-type="float">
            <text:p>10.64719</text:p>
          </table:table-cell>
          <table:table-cell office:value-type="float" office:value="7.238708" calcext:value-type="float">
            <text:p>7.238708</text:p>
          </table:table-cell>
          <table:table-cell office:value-type="float" office:value="3.269821" calcext:value-type="float">
            <text:p>3.269821</text:p>
          </table:table-cell>
          <table:table-cell office:value-type="float" office:value="1.361974" calcext:value-type="float">
            <text:p>1.361974</text:p>
          </table:table-cell>
          <table:table-cell office:value-type="float" office:value="0.6682195" calcext:value-type="float">
            <text:p>0.6682195</text:p>
          </table:table-cell>
          <table:table-cell office:value-type="float" office:value="0.3580998" calcext:value-type="float">
            <text:p>0.3580998</text:p>
          </table:table-cell>
          <table:table-cell office:value-type="float" office:value="0.3321985" calcext:value-type="float">
            <text:p>0.3321985</text:p>
          </table:table-cell>
          <table:table-cell office:value-type="float" office:value="0" calcext:value-type="float">
            <text:p>0</text:p>
          </table:table-cell>
          <table:table-cell office:value-type="float" office:value="284.3459" calcext:value-type="float">
            <text:p>284.3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8.750129" calcext:value-type="float">
            <text:p>8.750129</text:p>
          </table:table-cell>
          <table:table-cell office:value-type="float" office:value="1100.039" calcext:value-type="float">
            <text:p>1100.03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8455" calcext:value-type="float">
            <text:p>-26.38455</text:p>
          </table:table-cell>
          <table:table-cell office:value-type="float" office:value="0.08348561" calcext:value-type="float">
            <text:p>0.08348561</text:p>
          </table:table-cell>
          <table:table-cell office:value-type="float" office:value="19.66722" calcext:value-type="float">
            <text:p>19.66722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81" calcext:value-type="float">
            <text:p>2.663381</text:p>
          </table:table-cell>
          <table:table-cell office:value-type="float" office:value="-0.2603282" calcext:value-type="float">
            <text:p>-0.2603282</text:p>
          </table:table-cell>
          <table:table-cell office:value-type="float" office:value="-0.08034157" calcext:value-type="float">
            <text:p>-0.08034157</text:p>
          </table:table-cell>
          <table:table-cell office:value-type="float" office:value="0.007902075" calcext:value-type="float">
            <text:p>0.007902075</text:p>
          </table:table-cell>
          <table:table-cell office:value-type="float" office:value="13.78663" calcext:value-type="float">
            <text:p>13.78663</text:p>
          </table:table-cell>
          <table:table-cell office:value-type="float" office:value="0.08334867" calcext:value-type="float">
            <text:p>0.08334867</text:p>
          </table:table-cell>
          <table:table-cell office:value-type="float" office:value="0.05796565" calcext:value-type="float">
            <text:p>0.05796565</text:p>
          </table:table-cell>
          <table:table-cell office:value-type="float" office:value="0.04826659" calcext:value-type="float">
            <text:p>0.04826659</text:p>
          </table:table-cell>
          <table:table-cell office:value-type="float" office:value="0.03633852" calcext:value-type="float">
            <text:p>0.03633852</text:p>
          </table:table-cell>
          <table:table-cell office:value-type="float" office:value="0.03306793" calcext:value-type="float">
            <text:p>0.03306793</text:p>
          </table:table-cell>
          <table:table-cell office:value-type="float" office:value="0.01442454" calcext:value-type="float">
            <text:p>0.01442454</text:p>
          </table:table-cell>
          <table:table-cell office:value-type="float" office:value="0.01207864" calcext:value-type="float">
            <text:p>0.01207864</text:p>
          </table:table-cell>
          <table:table-cell office:value-type="float" office:value="0.0286213" calcext:value-type="float">
            <text:p>0.0286213</text:p>
          </table:table-cell>
          <table:table-cell office:value-type="float" office:value="0.02410298" calcext:value-type="float">
            <text:p>0.02410298</text:p>
          </table:table-cell>
          <table:table-cell office:value-type="float" office:value="0.02203851" calcext:value-type="float">
            <text:p>0.02203851</text:p>
          </table:table-cell>
          <table:table-cell office:value-type="float" office:value="0.02071073" calcext:value-type="float">
            <text:p>0.02071073</text:p>
          </table:table-cell>
          <table:table-cell office:value-type="float" office:value="0.01736972" calcext:value-type="float">
            <text:p>0.01736972</text:p>
          </table:table-cell>
          <table:table-cell office:value-type="float" office:value="0.007606126" calcext:value-type="float">
            <text:p>0.007606126</text:p>
          </table:table-cell>
          <table:table-cell office:value-type="float" office:value="0.007357112" calcext:value-type="float">
            <text:p>0.007357112</text:p>
          </table:table-cell>
          <table:table-cell office:value-type="float" office:value="0" calcext:value-type="float">
            <text:p>0</text:p>
          </table:table-cell>
          <table:table-cell office:value-type="float" office:value="51.55457" calcext:value-type="float">
            <text:p>51.55457</text:p>
          </table:table-cell>
          <table:table-cell office:value-type="float" office:value="35.98932" calcext:value-type="float">
            <text:p>35.98932</text:p>
          </table:table-cell>
          <table:table-cell office:value-type="float" office:value="47.81818" calcext:value-type="float">
            <text:p>47.81818</text:p>
          </table:table-cell>
          <table:table-cell office:value-type="float" office:value="47.6717" calcext:value-type="float">
            <text:p>47.6717</text:p>
          </table:table-cell>
          <table:table-cell office:value-type="float" office:value="39.84446" calcext:value-type="float">
            <text:p>39.84446</text:p>
          </table:table-cell>
          <table:table-cell office:value-type="float" office:value="5.054211" calcext:value-type="float">
            <text:p>5.054211</text:p>
          </table:table-cell>
          <table:table-cell office:value-type="float" office:value="3.658226" calcext:value-type="float">
            <text:p>3.658226</text:p>
          </table:table-cell>
          <table:table-cell office:value-type="float" office:value="10.6616" calcext:value-type="float">
            <text:p>10.6616</text:p>
          </table:table-cell>
          <table:table-cell office:value-type="float" office:value="7.249769" calcext:value-type="float">
            <text:p>7.249769</text:p>
          </table:table-cell>
          <table:table-cell office:value-type="float" office:value="3.274903" calcext:value-type="float">
            <text:p>3.274903</text:p>
          </table:table-cell>
          <table:table-cell office:value-type="float" office:value="1.364162" calcext:value-type="float">
            <text:p>1.364162</text:p>
          </table:table-cell>
          <table:table-cell office:value-type="float" office:value="0.6690384" calcext:value-type="float">
            <text:p>0.6690384</text:p>
          </table:table-cell>
          <table:table-cell office:value-type="float" office:value="0.3579761" calcext:value-type="float">
            <text:p>0.3579761</text:p>
          </table:table-cell>
          <table:table-cell office:value-type="float" office:value="0.3322241" calcext:value-type="float">
            <text:p>0.3322241</text:p>
          </table:table-cell>
          <table:table-cell office:value-type="float" office:value="0" calcext:value-type="float">
            <text:p>0</text:p>
          </table:table-cell>
          <table:table-cell office:value-type="float" office:value="275.7226" calcext:value-type="float">
            <text:p>275.7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8.741449" calcext:value-type="float">
            <text:p>8.741449</text:p>
          </table:table-cell>
          <table:table-cell office:value-type="float" office:value="1100.003" calcext:value-type="float">
            <text:p>1100.00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8145" calcext:value-type="float">
            <text:p>-26.38145</text:p>
          </table:table-cell>
          <table:table-cell office:value-type="float" office:value="0.08445763" calcext:value-type="float">
            <text:p>0.08445763</text:p>
          </table:table-cell>
          <table:table-cell office:value-type="float" office:value="19.70621" calcext:value-type="float">
            <text:p>19.70621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3381" calcext:value-type="float">
            <text:p>2.663381</text:p>
          </table:table-cell>
          <table:table-cell office:value-type="float" office:value="-0.2603418" calcext:value-type="float">
            <text:p>-0.2603418</text:p>
          </table:table-cell>
          <table:table-cell office:value-type="float" office:value="-0.08032145" calcext:value-type="float">
            <text:p>-0.08032145</text:p>
          </table:table-cell>
          <table:table-cell office:value-type="float" office:value="0.007927817" calcext:value-type="float">
            <text:p>0.007927817</text:p>
          </table:table-cell>
          <table:table-cell office:value-type="float" office:value="13.77473" calcext:value-type="float">
            <text:p>13.77473</text:p>
          </table:table-cell>
          <table:table-cell office:value-type="float" office:value="0.0917722" calcext:value-type="float">
            <text:p>0.0917722</text:p>
          </table:table-cell>
          <table:table-cell office:value-type="float" office:value="0.05810585" calcext:value-type="float">
            <text:p>0.05810585</text:p>
          </table:table-cell>
          <table:table-cell office:value-type="float" office:value="0.04836958" calcext:value-type="float">
            <text:p>0.04836958</text:p>
          </table:table-cell>
          <table:table-cell office:value-type="float" office:value="0.03642548" calcext:value-type="float">
            <text:p>0.03642548</text:p>
          </table:table-cell>
          <table:table-cell office:value-type="float" office:value="0.03318839" calcext:value-type="float">
            <text:p>0.03318839</text:p>
          </table:table-cell>
          <table:table-cell office:value-type="float" office:value="0.01454106" calcext:value-type="float">
            <text:p>0.01454106</text:p>
          </table:table-cell>
          <table:table-cell office:value-type="float" office:value="0.01210919" calcext:value-type="float">
            <text:p>0.01210919</text:p>
          </table:table-cell>
          <table:table-cell office:value-type="float" office:value="0.02867961" calcext:value-type="float">
            <text:p>0.02867961</text:p>
          </table:table-cell>
          <table:table-cell office:value-type="float" office:value="0.02413765" calcext:value-type="float">
            <text:p>0.02413765</text:p>
          </table:table-cell>
          <table:table-cell office:value-type="float" office:value="0.02204571" calcext:value-type="float">
            <text:p>0.02204571</text:p>
          </table:table-cell>
          <table:table-cell office:value-type="float" office:value="0.02071111" calcext:value-type="float">
            <text:p>0.02071111</text:p>
          </table:table-cell>
          <table:table-cell office:value-type="float" office:value="0.01737497" calcext:value-type="float">
            <text:p>0.01737497</text:p>
          </table:table-cell>
          <table:table-cell office:value-type="float" office:value="0.007587424" calcext:value-type="float">
            <text:p>0.007587424</text:p>
          </table:table-cell>
          <table:table-cell office:value-type="float" office:value="0.007356412" calcext:value-type="float">
            <text:p>0.007356412</text:p>
          </table:table-cell>
          <table:table-cell office:value-type="float" office:value="0" calcext:value-type="float">
            <text:p>0</text:p>
          </table:table-cell>
          <table:table-cell office:value-type="float" office:value="49.71085" calcext:value-type="float">
            <text:p>49.71085</text:p>
          </table:table-cell>
          <table:table-cell office:value-type="float" office:value="37.83923" calcext:value-type="float">
            <text:p>37.83923</text:p>
          </table:table-cell>
          <table:table-cell office:value-type="float" office:value="47.65765" calcext:value-type="float">
            <text:p>47.65765</text:p>
          </table:table-cell>
          <table:table-cell office:value-type="float" office:value="47.15043" calcext:value-type="float">
            <text:p>47.15043</text:p>
          </table:table-cell>
          <table:table-cell office:value-type="float" office:value="39.50841" calcext:value-type="float">
            <text:p>39.50841</text:p>
          </table:table-cell>
          <table:table-cell office:value-type="float" office:value="5.165411" calcext:value-type="float">
            <text:p>5.165411</text:p>
          </table:table-cell>
          <table:table-cell office:value-type="float" office:value="3.675264" calcext:value-type="float">
            <text:p>3.675264</text:p>
          </table:table-cell>
          <table:table-cell office:value-type="float" office:value="10.67523" calcext:value-type="float">
            <text:p>10.67523</text:p>
          </table:table-cell>
          <table:table-cell office:value-type="float" office:value="7.260569" calcext:value-type="float">
            <text:p>7.260569</text:p>
          </table:table-cell>
          <table:table-cell office:value-type="float" office:value="3.279889" calcext:value-type="float">
            <text:p>3.279889</text:p>
          </table:table-cell>
          <table:table-cell office:value-type="float" office:value="1.366303" calcext:value-type="float">
            <text:p>1.366303</text:p>
          </table:table-cell>
          <table:table-cell office:value-type="float" office:value="0.6698462" calcext:value-type="float">
            <text:p>0.6698462</text:p>
          </table:table-cell>
          <table:table-cell office:value-type="float" office:value="0.3578582" calcext:value-type="float">
            <text:p>0.3578582</text:p>
          </table:table-cell>
          <table:table-cell office:value-type="float" office:value="0.3322497" calcext:value-type="float">
            <text:p>0.3322497</text:p>
          </table:table-cell>
          <table:table-cell office:value-type="float" office:value="0" calcext:value-type="float">
            <text:p>0</text:p>
          </table:table-cell>
          <table:table-cell office:value-type="float" office:value="298.2771" calcext:value-type="float">
            <text:p>298.27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8.72708" calcext:value-type="float">
            <text:p>8.72708</text:p>
          </table:table-cell>
          <table:table-cell office:value-type="float" office:value="1099.965" calcext:value-type="float">
            <text:p>1099.96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7837" calcext:value-type="float">
            <text:p>-26.37837</text:p>
          </table:table-cell>
          <table:table-cell office:value-type="float" office:value="0.0910533" calcext:value-type="float">
            <text:p>0.0910533</text:p>
          </table:table-cell>
          <table:table-cell office:value-type="float" office:value="19.74704" calcext:value-type="float">
            <text:p>19.74704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2954" calcext:value-type="float">
            <text:p>2.662954</text:p>
          </table:table-cell>
          <table:table-cell office:value-type="float" office:value="-0.2603556" calcext:value-type="float">
            <text:p>-0.2603556</text:p>
          </table:table-cell>
          <table:table-cell office:value-type="float" office:value="-0.08030052" calcext:value-type="float">
            <text:p>-0.08030052</text:p>
          </table:table-cell>
          <table:table-cell office:value-type="float" office:value="0.007951584" calcext:value-type="float">
            <text:p>0.007951584</text:p>
          </table:table-cell>
          <table:table-cell office:value-type="float" office:value="13.74881" calcext:value-type="float">
            <text:p>13.74881</text:p>
          </table:table-cell>
          <table:table-cell office:value-type="float" office:value="0.4122476" calcext:value-type="float">
            <text:p>0.4122476</text:p>
          </table:table-cell>
          <table:table-cell office:value-type="float" office:value="0.05817682" calcext:value-type="float">
            <text:p>0.05817682</text:p>
          </table:table-cell>
          <table:table-cell office:value-type="float" office:value="0.04807816" calcext:value-type="float">
            <text:p>0.04807816</text:p>
          </table:table-cell>
          <table:table-cell office:value-type="float" office:value="0.03618997" calcext:value-type="float">
            <text:p>0.03618997</text:p>
          </table:table-cell>
          <table:table-cell office:value-type="float" office:value="0.0329739" calcext:value-type="float">
            <text:p>0.0329739</text:p>
          </table:table-cell>
          <table:table-cell office:value-type="float" office:value="0.01458705" calcext:value-type="float">
            <text:p>0.01458705</text:p>
          </table:table-cell>
          <table:table-cell office:value-type="float" office:value="0.01210414" calcext:value-type="float">
            <text:p>0.01210414</text:p>
          </table:table-cell>
          <table:table-cell office:value-type="float" office:value="0.02872776" calcext:value-type="float">
            <text:p>0.02872776</text:p>
          </table:table-cell>
          <table:table-cell office:value-type="float" office:value="0.02417015" calcext:value-type="float">
            <text:p>0.02417015</text:p>
          </table:table-cell>
          <table:table-cell office:value-type="float" office:value="0.02205364" calcext:value-type="float">
            <text:p>0.02205364</text:p>
          </table:table-cell>
          <table:table-cell office:value-type="float" office:value="0.02071225" calcext:value-type="float">
            <text:p>0.02071225</text:p>
          </table:table-cell>
          <table:table-cell office:value-type="float" office:value="0.01738097" calcext:value-type="float">
            <text:p>0.01738097</text:p>
          </table:table-cell>
          <table:table-cell office:value-type="float" office:value="0.007596562" calcext:value-type="float">
            <text:p>0.007596562</text:p>
          </table:table-cell>
          <table:table-cell office:value-type="float" office:value="0.007327777" calcext:value-type="float">
            <text:p>0.007327777</text:p>
          </table:table-cell>
          <table:table-cell office:value-type="float" office:value="0" calcext:value-type="float">
            <text:p>0</text:p>
          </table:table-cell>
          <table:table-cell office:value-type="float" office:value="44.45143" calcext:value-type="float">
            <text:p>44.45143</text:p>
          </table:table-cell>
          <table:table-cell office:value-type="float" office:value="39.9903" calcext:value-type="float">
            <text:p>39.9903</text:p>
          </table:table-cell>
          <table:table-cell office:value-type="float" office:value="47.62207" calcext:value-type="float">
            <text:p>47.62207</text:p>
          </table:table-cell>
          <table:table-cell office:value-type="float" office:value="46.84145" calcext:value-type="float">
            <text:p>46.84145</text:p>
          </table:table-cell>
          <table:table-cell office:value-type="float" office:value="39.3634" calcext:value-type="float">
            <text:p>39.3634</text:p>
          </table:table-cell>
          <table:table-cell office:value-type="float" office:value="5.295035" calcext:value-type="float">
            <text:p>5.295035</text:p>
          </table:table-cell>
          <table:table-cell office:value-type="float" office:value="3.692302" calcext:value-type="float">
            <text:p>3.692302</text:p>
          </table:table-cell>
          <table:table-cell office:value-type="float" office:value="10.68791" calcext:value-type="float">
            <text:p>10.68791</text:p>
          </table:table-cell>
          <table:table-cell office:value-type="float" office:value="7.271093" calcext:value-type="float">
            <text:p>7.271093</text:p>
          </table:table-cell>
          <table:table-cell office:value-type="float" office:value="3.28479" calcext:value-type="float">
            <text:p>3.28479</text:p>
          </table:table-cell>
          <table:table-cell office:value-type="float" office:value="1.368408" calcext:value-type="float">
            <text:p>1.368408</text:p>
          </table:table-cell>
          <table:table-cell office:value-type="float" office:value="0.6708178" calcext:value-type="float">
            <text:p>0.6708178</text:p>
          </table:table-cell>
          <table:table-cell office:value-type="float" office:value="0.3636387" calcext:value-type="float">
            <text:p>0.3636387</text:p>
          </table:table-cell>
          <table:table-cell office:value-type="float" office:value="0.3269487" calcext:value-type="float">
            <text:p>0.3269487</text:p>
          </table:table-cell>
          <table:table-cell office:value-type="float" office:value="0" calcext:value-type="float">
            <text:p>0</text:p>
          </table:table-cell>
          <table:table-cell office:value-type="float" office:value="389.043" calcext:value-type="float">
            <text:p>389.0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8.710225" calcext:value-type="float">
            <text:p>8.710225</text:p>
          </table:table-cell>
          <table:table-cell office:value-type="float" office:value="1099.924" calcext:value-type="float">
            <text:p>1099.924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753" calcext:value-type="float">
            <text:p>-26.3753</text:p>
          </table:table-cell>
          <table:table-cell office:value-type="float" office:value="0.09854204" calcext:value-type="float">
            <text:p>0.09854204</text:p>
          </table:table-cell>
          <table:table-cell office:value-type="float" office:value="19.79298" calcext:value-type="float">
            <text:p>19.79298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36" calcext:value-type="float">
            <text:p>0.004505936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2122" calcext:value-type="float">
            <text:p>2.662122</text:p>
          </table:table-cell>
          <table:table-cell office:value-type="float" office:value="-0.2603702" calcext:value-type="float">
            <text:p>-0.2603702</text:p>
          </table:table-cell>
          <table:table-cell office:value-type="float" office:value="-0.08028234" calcext:value-type="float">
            <text:p>-0.08028234</text:p>
          </table:table-cell>
          <table:table-cell office:value-type="float" office:value="0.007975539" calcext:value-type="float">
            <text:p>0.007975539</text:p>
          </table:table-cell>
          <table:table-cell office:value-type="float" office:value="13.72072" calcext:value-type="float">
            <text:p>13.72072</text:p>
          </table:table-cell>
          <table:table-cell office:value-type="float" office:value="0.8238628" calcext:value-type="float">
            <text:p>0.8238628</text:p>
          </table:table-cell>
          <table:table-cell office:value-type="float" office:value="0.05804115" calcext:value-type="float">
            <text:p>0.05804115</text:p>
          </table:table-cell>
          <table:table-cell office:value-type="float" office:value="0.04756582" calcext:value-type="float">
            <text:p>0.04756582</text:p>
          </table:table-cell>
          <table:table-cell office:value-type="float" office:value="0.03585001" calcext:value-type="float">
            <text:p>0.03585001</text:p>
          </table:table-cell>
          <table:table-cell office:value-type="float" office:value="0.03264338" calcext:value-type="float">
            <text:p>0.03264338</text:p>
          </table:table-cell>
          <table:table-cell office:value-type="float" office:value="0.0145309" calcext:value-type="float">
            <text:p>0.0145309</text:p>
          </table:table-cell>
          <table:table-cell office:value-type="float" office:value="0.0120292" calcext:value-type="float">
            <text:p>0.0120292</text:p>
          </table:table-cell>
          <table:table-cell office:value-type="float" office:value="0.02873244" calcext:value-type="float">
            <text:p>0.02873244</text:p>
          </table:table-cell>
          <table:table-cell office:value-type="float" office:value="0.02419493" calcext:value-type="float">
            <text:p>0.02419493</text:p>
          </table:table-cell>
          <table:table-cell office:value-type="float" office:value="0.02206159" calcext:value-type="float">
            <text:p>0.02206159</text:p>
          </table:table-cell>
          <table:table-cell office:value-type="float" office:value="0.02071423" calcext:value-type="float">
            <text:p>0.02071423</text:p>
          </table:table-cell>
          <table:table-cell office:value-type="float" office:value="0.01738776" calcext:value-type="float">
            <text:p>0.01738776</text:p>
          </table:table-cell>
          <table:table-cell office:value-type="float" office:value="0.00757118" calcext:value-type="float">
            <text:p>0.00757118</text:p>
          </table:table-cell>
          <table:table-cell office:value-type="float" office:value="0.007333955" calcext:value-type="float">
            <text:p>0.007333955</text:p>
          </table:table-cell>
          <table:table-cell office:value-type="float" office:value="0" calcext:value-type="float">
            <text:p>0</text:p>
          </table:table-cell>
          <table:table-cell office:value-type="float" office:value="38.78941" calcext:value-type="float">
            <text:p>38.78941</text:p>
          </table:table-cell>
          <table:table-cell office:value-type="float" office:value="41.95747" calcext:value-type="float">
            <text:p>41.95747</text:p>
          </table:table-cell>
          <table:table-cell office:value-type="float" office:value="47.64828" calcext:value-type="float">
            <text:p>47.64828</text:p>
          </table:table-cell>
          <table:table-cell office:value-type="float" office:value="46.63524" calcext:value-type="float">
            <text:p>46.63524</text:p>
          </table:table-cell>
          <table:table-cell office:value-type="float" office:value="39.35421" calcext:value-type="float">
            <text:p>39.35421</text:p>
          </table:table-cell>
          <table:table-cell office:value-type="float" office:value="5.426778" calcext:value-type="float">
            <text:p>5.426778</text:p>
          </table:table-cell>
          <table:table-cell office:value-type="float" office:value="3.716049" calcext:value-type="float">
            <text:p>3.716049</text:p>
          </table:table-cell>
          <table:table-cell office:value-type="float" office:value="10.69938" calcext:value-type="float">
            <text:p>10.69938</text:p>
          </table:table-cell>
          <table:table-cell office:value-type="float" office:value="7.281382" calcext:value-type="float">
            <text:p>7.281382</text:p>
          </table:table-cell>
          <table:table-cell office:value-type="float" office:value="3.289615" calcext:value-type="float">
            <text:p>3.289615</text:p>
          </table:table-cell>
          <table:table-cell office:value-type="float" office:value="1.370508" calcext:value-type="float">
            <text:p>1.370508</text:p>
          </table:table-cell>
          <table:table-cell office:value-type="float" office:value="0.6718384" calcext:value-type="float">
            <text:p>0.6718384</text:p>
          </table:table-cell>
          <table:table-cell office:value-type="float" office:value="0.3614894" calcext:value-type="float">
            <text:p>0.3614894</text:p>
          </table:table-cell>
          <table:table-cell office:value-type="float" office:value="0.3302059" calcext:value-type="float">
            <text:p>0.3302059</text:p>
          </table:table-cell>
          <table:table-cell office:value-type="float" office:value="0" calcext:value-type="float">
            <text:p>0</text:p>
          </table:table-cell>
          <table:table-cell office:value-type="float" office:value="481.0873" calcext:value-type="float">
            <text:p>481.0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77" calcext:value-type="float">
            <text:p>-0.379787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8.699636" calcext:value-type="float">
            <text:p>8.699636</text:p>
          </table:table-cell>
          <table:table-cell office:value-type="float" office:value="1099.887" calcext:value-type="float">
            <text:p>1099.88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7227" calcext:value-type="float">
            <text:p>-26.37227</text:p>
          </table:table-cell>
          <table:table-cell office:value-type="float" office:value="0.0934059" calcext:value-type="float">
            <text:p>0.0934059</text:p>
          </table:table-cell>
          <table:table-cell office:value-type="float" office:value="19.84779" calcext:value-type="float">
            <text:p>19.84779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408" calcext:value-type="float">
            <text:p>-0.260408</text:p>
          </table:table-cell>
          <table:table-cell office:value-type="float" office:value="-0.08027191" calcext:value-type="float">
            <text:p>-0.08027191</text:p>
          </table:table-cell>
          <table:table-cell office:value-type="float" office:value="0.007999058" calcext:value-type="float">
            <text:p>0.007999058</text:p>
          </table:table-cell>
          <table:table-cell office:value-type="float" office:value="13.72316" calcext:value-type="float">
            <text:p>13.72316</text:p>
          </table:table-cell>
          <table:table-cell office:value-type="float" office:value="0.4699132" calcext:value-type="float">
            <text:p>0.4699132</text:p>
          </table:table-cell>
          <table:table-cell office:value-type="float" office:value="0.06248841" calcext:value-type="float">
            <text:p>0.06248841</text:p>
          </table:table-cell>
          <table:table-cell office:value-type="float" office:value="0.04857159" calcext:value-type="float">
            <text:p>0.04857159</text:p>
          </table:table-cell>
          <table:table-cell office:value-type="float" office:value="0.03611331" calcext:value-type="float">
            <text:p>0.03611331</text:p>
          </table:table-cell>
          <table:table-cell office:value-type="float" office:value="0.03263209" calcext:value-type="float">
            <text:p>0.03263209</text:p>
          </table:table-cell>
          <table:table-cell office:value-type="float" office:value="0.01442528" calcext:value-type="float">
            <text:p>0.01442528</text:p>
          </table:table-cell>
          <table:table-cell office:value-type="float" office:value="0.01197168" calcext:value-type="float">
            <text:p>0.01197168</text:p>
          </table:table-cell>
          <table:table-cell office:value-type="float" office:value="0.02870172" calcext:value-type="float">
            <text:p>0.02870172</text:p>
          </table:table-cell>
          <table:table-cell office:value-type="float" office:value="0.02420517" calcext:value-type="float">
            <text:p>0.02420517</text:p>
          </table:table-cell>
          <table:table-cell office:value-type="float" office:value="0.02206792" calcext:value-type="float">
            <text:p>0.02206792</text:p>
          </table:table-cell>
          <table:table-cell office:value-type="float" office:value="0.02071673" calcext:value-type="float">
            <text:p>0.02071673</text:p>
          </table:table-cell>
          <table:table-cell office:value-type="float" office:value="0.01739453" calcext:value-type="float">
            <text:p>0.01739453</text:p>
          </table:table-cell>
          <table:table-cell office:value-type="float" office:value="0.007548026" calcext:value-type="float">
            <text:p>0.007548026</text:p>
          </table:table-cell>
          <table:table-cell office:value-type="float" office:value="0.007338407" calcext:value-type="float">
            <text:p>0.007338407</text:p>
          </table:table-cell>
          <table:table-cell office:value-type="float" office:value="0" calcext:value-type="float">
            <text:p>0</text:p>
          </table:table-cell>
          <table:table-cell office:value-type="float" office:value="16.91257" calcext:value-type="float">
            <text:p>16.91257</text:p>
          </table:table-cell>
          <table:table-cell office:value-type="float" office:value="38.99459" calcext:value-type="float">
            <text:p>38.99459</text:p>
          </table:table-cell>
          <table:table-cell office:value-type="float" office:value="50.63231" calcext:value-type="float">
            <text:p>50.63231</text:p>
          </table:table-cell>
          <table:table-cell office:value-type="float" office:value="49.50201" calcext:value-type="float">
            <text:p>49.50201</text:p>
          </table:table-cell>
          <table:table-cell office:value-type="float" office:value="41.46064" calcext:value-type="float">
            <text:p>41.46064</text:p>
          </table:table-cell>
          <table:table-cell office:value-type="float" office:value="5.555647" calcext:value-type="float">
            <text:p>5.555647</text:p>
          </table:table-cell>
          <table:table-cell office:value-type="float" office:value="3.732302" calcext:value-type="float">
            <text:p>3.732302</text:p>
          </table:table-cell>
          <table:table-cell office:value-type="float" office:value="10.71386" calcext:value-type="float">
            <text:p>10.71386</text:p>
          </table:table-cell>
          <table:table-cell office:value-type="float" office:value="7.291588" calcext:value-type="float">
            <text:p>7.291588</text:p>
          </table:table-cell>
          <table:table-cell office:value-type="float" office:value="3.294381" calcext:value-type="float">
            <text:p>3.294381</text:p>
          </table:table-cell>
          <table:table-cell office:value-type="float" office:value="1.372589" calcext:value-type="float">
            <text:p>1.372589</text:p>
          </table:table-cell>
          <table:table-cell office:value-type="float" office:value="0.6727275" calcext:value-type="float">
            <text:p>0.6727275</text:p>
          </table:table-cell>
          <table:table-cell office:value-type="float" office:value="0.3598435" calcext:value-type="float">
            <text:p>0.3598435</text:p>
          </table:table-cell>
          <table:table-cell office:value-type="float" office:value="0.3329345" calcext:value-type="float">
            <text:p>0.3329345</text:p>
          </table:table-cell>
          <table:table-cell office:value-type="float" office:value="0" calcext:value-type="float">
            <text:p>0</text:p>
          </table:table-cell>
          <table:table-cell office:value-type="float" office:value="436.9034" calcext:value-type="float">
            <text:p>436.90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8" calcext:value-type="float">
            <text:p>-0.37978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8.689535" calcext:value-type="float">
            <text:p>8.689535</text:p>
          </table:table-cell>
          <table:table-cell office:value-type="float" office:value="1099.851" calcext:value-type="float">
            <text:p>1099.851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6934" calcext:value-type="float">
            <text:p>-26.36934</text:p>
          </table:table-cell>
          <table:table-cell office:value-type="float" office:value="0.08942375" calcext:value-type="float">
            <text:p>0.08942375</text:p>
          </table:table-cell>
          <table:table-cell office:value-type="float" office:value="19.89324" calcext:value-type="float">
            <text:p>19.89324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4624" calcext:value-type="float">
            <text:p>-0.2604624</text:p>
          </table:table-cell>
          <table:table-cell office:value-type="float" office:value="-0.08026368" calcext:value-type="float">
            <text:p>-0.08026368</text:p>
          </table:table-cell>
          <table:table-cell office:value-type="float" office:value="0.008020862" calcext:value-type="float">
            <text:p>0.008020862</text:p>
          </table:table-cell>
          <table:table-cell office:value-type="float" office:value="13.74003" calcext:value-type="float">
            <text:p>13.74003</text:p>
          </table:table-cell>
          <table:table-cell office:value-type="float" office:value="0.3128804" calcext:value-type="float">
            <text:p>0.3128804</text:p>
          </table:table-cell>
          <table:table-cell office:value-type="float" office:value="0.05905064" calcext:value-type="float">
            <text:p>0.05905064</text:p>
          </table:table-cell>
          <table:table-cell office:value-type="float" office:value="0.04803756" calcext:value-type="float">
            <text:p>0.04803756</text:p>
          </table:table-cell>
          <table:table-cell office:value-type="float" office:value="0.03630862" calcext:value-type="float">
            <text:p>0.03630862</text:p>
          </table:table-cell>
          <table:table-cell office:value-type="float" office:value="0.03314992" calcext:value-type="float">
            <text:p>0.03314992</text:p>
          </table:table-cell>
          <table:table-cell office:value-type="float" office:value="0.01437455" calcext:value-type="float">
            <text:p>0.01437455</text:p>
          </table:table-cell>
          <table:table-cell office:value-type="float" office:value="0.01190117" calcext:value-type="float">
            <text:p>0.01190117</text:p>
          </table:table-cell>
          <table:table-cell office:value-type="float" office:value="0.02866256" calcext:value-type="float">
            <text:p>0.02866256</text:p>
          </table:table-cell>
          <table:table-cell office:value-type="float" office:value="0.02420433" calcext:value-type="float">
            <text:p>0.02420433</text:p>
          </table:table-cell>
          <table:table-cell office:value-type="float" office:value="0.02207136" calcext:value-type="float">
            <text:p>0.02207136</text:p>
          </table:table-cell>
          <table:table-cell office:value-type="float" office:value="0.02071934" calcext:value-type="float">
            <text:p>0.02071934</text:p>
          </table:table-cell>
          <table:table-cell office:value-type="float" office:value="0.01740124" calcext:value-type="float">
            <text:p>0.01740124</text:p>
          </table:table-cell>
          <table:table-cell office:value-type="float" office:value="0.007529375" calcext:value-type="float">
            <text:p>0.007529375</text:p>
          </table:table-cell>
          <table:table-cell office:value-type="float" office:value="0.007339102" calcext:value-type="float">
            <text:p>0.007339102</text:p>
          </table:table-cell>
          <table:table-cell office:value-type="float" office:value="0" calcext:value-type="float">
            <text:p>0</text:p>
          </table:table-cell>
          <table:table-cell office:value-type="float" office:value="26.1331" calcext:value-type="float">
            <text:p>26.1331</text:p>
          </table:table-cell>
          <table:table-cell office:value-type="float" office:value="36.75096" calcext:value-type="float">
            <text:p>36.75096</text:p>
          </table:table-cell>
          <table:table-cell office:value-type="float" office:value="48.3821" calcext:value-type="float">
            <text:p>48.3821</text:p>
          </table:table-cell>
          <table:table-cell office:value-type="float" office:value="50.24706" calcext:value-type="float">
            <text:p>50.24706</text:p>
          </table:table-cell>
          <table:table-cell office:value-type="float" office:value="44.04843" calcext:value-type="float">
            <text:p>44.04843</text:p>
          </table:table-cell>
          <table:table-cell office:value-type="float" office:value="5.706232" calcext:value-type="float">
            <text:p>5.706232</text:p>
          </table:table-cell>
          <table:table-cell office:value-type="float" office:value="3.740849" calcext:value-type="float">
            <text:p>3.740849</text:p>
          </table:table-cell>
          <table:table-cell office:value-type="float" office:value="10.72994" calcext:value-type="float">
            <text:p>10.72994</text:p>
          </table:table-cell>
          <table:table-cell office:value-type="float" office:value="7.301854" calcext:value-type="float">
            <text:p>7.301854</text:p>
          </table:table-cell>
          <table:table-cell office:value-type="float" office:value="3.299112" calcext:value-type="float">
            <text:p>3.299112</text:p>
          </table:table-cell>
          <table:table-cell office:value-type="float" office:value="1.374647" calcext:value-type="float">
            <text:p>1.374647</text:p>
          </table:table-cell>
          <table:table-cell office:value-type="float" office:value="0.6735361" calcext:value-type="float">
            <text:p>0.6735361</text:p>
          </table:table-cell>
          <table:table-cell office:value-type="float" office:value="0.3592844" calcext:value-type="float">
            <text:p>0.3592844</text:p>
          </table:table-cell>
          <table:table-cell office:value-type="float" office:value="0.3333244" calcext:value-type="float">
            <text:p>0.3333244</text:p>
          </table:table-cell>
          <table:table-cell office:value-type="float" office:value="0" calcext:value-type="float">
            <text:p>0</text:p>
          </table:table-cell>
          <table:table-cell office:value-type="float" office:value="381.6018" calcext:value-type="float">
            <text:p>381.6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84" calcext:value-type="float">
            <text:p>-0.379788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8.681234" calcext:value-type="float">
            <text:p>8.681234</text:p>
          </table:table-cell>
          <table:table-cell office:value-type="float" office:value="1099.815" calcext:value-type="float">
            <text:p>1099.815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6637" calcext:value-type="float">
            <text:p>-26.36637</text:p>
          </table:table-cell>
          <table:table-cell office:value-type="float" office:value="0.08703095" calcext:value-type="float">
            <text:p>0.08703095</text:p>
          </table:table-cell>
          <table:table-cell office:value-type="float" office:value="19.93491" calcext:value-type="float">
            <text:p>19.93491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4881" calcext:value-type="float">
            <text:p>-0.2604881</text:p>
          </table:table-cell>
          <table:table-cell office:value-type="float" office:value="-0.08025448" calcext:value-type="float">
            <text:p>-0.08025448</text:p>
          </table:table-cell>
          <table:table-cell office:value-type="float" office:value="0.008042358" calcext:value-type="float">
            <text:p>0.008042358</text:p>
          </table:table-cell>
          <table:table-cell office:value-type="float" office:value="13.74532" calcext:value-type="float">
            <text:p>13.74532</text:p>
          </table:table-cell>
          <table:table-cell office:value-type="float" office:value="0.2328943" calcext:value-type="float">
            <text:p>0.2328943</text:p>
          </table:table-cell>
          <table:table-cell office:value-type="float" office:value="0.05867384" calcext:value-type="float">
            <text:p>0.05867384</text:p>
          </table:table-cell>
          <table:table-cell office:value-type="float" office:value="0.04821843" calcext:value-type="float">
            <text:p>0.04821843</text:p>
          </table:table-cell>
          <table:table-cell office:value-type="float" office:value="0.0365703" calcext:value-type="float">
            <text:p>0.0365703</text:p>
          </table:table-cell>
          <table:table-cell office:value-type="float" office:value="0.03345029" calcext:value-type="float">
            <text:p>0.03345029</text:p>
          </table:table-cell>
          <table:table-cell office:value-type="float" office:value="0.01443309" calcext:value-type="float">
            <text:p>0.01443309</text:p>
          </table:table-cell>
          <table:table-cell office:value-type="float" office:value="0.01186398" calcext:value-type="float">
            <text:p>0.01186398</text:p>
          </table:table-cell>
          <table:table-cell office:value-type="float" office:value="0.02862159" calcext:value-type="float">
            <text:p>0.02862159</text:p>
          </table:table-cell>
          <table:table-cell office:value-type="float" office:value="0.02419636" calcext:value-type="float">
            <text:p>0.02419636</text:p>
          </table:table-cell>
          <table:table-cell office:value-type="float" office:value="0.02207164" calcext:value-type="float">
            <text:p>0.02207164</text:p>
          </table:table-cell>
          <table:table-cell office:value-type="float" office:value="0.02072165" calcext:value-type="float">
            <text:p>0.02072165</text:p>
          </table:table-cell>
          <table:table-cell office:value-type="float" office:value="0.01740787" calcext:value-type="float">
            <text:p>0.01740787</text:p>
          </table:table-cell>
          <table:table-cell office:value-type="float" office:value="0.007512541" calcext:value-type="float">
            <text:p>0.007512541</text:p>
          </table:table-cell>
          <table:table-cell office:value-type="float" office:value="0.007338339" calcext:value-type="float">
            <text:p>0.007338339</text:p>
          </table:table-cell>
          <table:table-cell office:value-type="float" office:value="0" calcext:value-type="float">
            <text:p>0</text:p>
          </table:table-cell>
          <table:table-cell office:value-type="float" office:value="36.75993" calcext:value-type="float">
            <text:p>36.75993</text:p>
          </table:table-cell>
          <table:table-cell office:value-type="float" office:value="36.7566" calcext:value-type="float">
            <text:p>36.7566</text:p>
          </table:table-cell>
          <table:table-cell office:value-type="float" office:value="47.42371" calcext:value-type="float">
            <text:p>47.42371</text:p>
          </table:table-cell>
          <table:table-cell office:value-type="float" office:value="49.4128" calcext:value-type="float">
            <text:p>49.4128</text:p>
          </table:table-cell>
          <table:table-cell office:value-type="float" office:value="43.51092" calcext:value-type="float">
            <text:p>43.51092</text:p>
          </table:table-cell>
          <table:table-cell office:value-type="float" office:value="5.86166" calcext:value-type="float">
            <text:p>5.86166</text:p>
          </table:table-cell>
          <table:table-cell office:value-type="float" office:value="3.752853" calcext:value-type="float">
            <text:p>3.752853</text:p>
          </table:table-cell>
          <table:table-cell office:value-type="float" office:value="10.74497" calcext:value-type="float">
            <text:p>10.74497</text:p>
          </table:table-cell>
          <table:table-cell office:value-type="float" office:value="7.312087" calcext:value-type="float">
            <text:p>7.312087</text:p>
          </table:table-cell>
          <table:table-cell office:value-type="float" office:value="3.303823" calcext:value-type="float">
            <text:p>3.303823</text:p>
          </table:table-cell>
          <table:table-cell office:value-type="float" office:value="1.376669" calcext:value-type="float">
            <text:p>1.376669</text:p>
          </table:table-cell>
          <table:table-cell office:value-type="float" office:value="0.6743125" calcext:value-type="float">
            <text:p>0.6743125</text:p>
          </table:table-cell>
          <table:table-cell office:value-type="float" office:value="0.3591143" calcext:value-type="float">
            <text:p>0.3591143</text:p>
          </table:table-cell>
          <table:table-cell office:value-type="float" office:value="0.3333497" calcext:value-type="float">
            <text:p>0.3333497</text:p>
          </table:table-cell>
          <table:table-cell office:value-type="float" office:value="0" calcext:value-type="float">
            <text:p>0</text:p>
          </table:table-cell>
          <table:table-cell office:value-type="float" office:value="341.0685" calcext:value-type="float">
            <text:p>341.06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84" calcext:value-type="float">
            <text:p>-0.379788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8.675594" calcext:value-type="float">
            <text:p>8.675594</text:p>
          </table:table-cell>
          <table:table-cell office:value-type="float" office:value="1099.783" calcext:value-type="float">
            <text:p>1099.78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6348" calcext:value-type="float">
            <text:p>-26.36348</text:p>
          </table:table-cell>
          <table:table-cell office:value-type="float" office:value="0.08544282" calcext:value-type="float">
            <text:p>0.08544282</text:p>
          </table:table-cell>
          <table:table-cell office:value-type="float" office:value="19.96971" calcext:value-type="float">
            <text:p>19.96971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5049" calcext:value-type="float">
            <text:p>-0.2605049</text:p>
          </table:table-cell>
          <table:table-cell office:value-type="float" office:value="-0.08024484" calcext:value-type="float">
            <text:p>-0.08024484</text:p>
          </table:table-cell>
          <table:table-cell office:value-type="float" office:value="0.008059382" calcext:value-type="float">
            <text:p>0.008059382</text:p>
          </table:table-cell>
          <table:table-cell office:value-type="float" office:value="13.74415" calcext:value-type="float">
            <text:p>13.74415</text:p>
          </table:table-cell>
          <table:table-cell office:value-type="float" office:value="0.1791637" calcext:value-type="float">
            <text:p>0.1791637</text:p>
          </table:table-cell>
          <table:table-cell office:value-type="float" office:value="0.05930918" calcext:value-type="float">
            <text:p>0.05930918</text:p>
          </table:table-cell>
          <table:table-cell office:value-type="float" office:value="0.04895854" calcext:value-type="float">
            <text:p>0.04895854</text:p>
          </table:table-cell>
          <table:table-cell office:value-type="float" office:value="0.03722066" calcext:value-type="float">
            <text:p>0.03722066</text:p>
          </table:table-cell>
          <table:table-cell office:value-type="float" office:value="0.03397976" calcext:value-type="float">
            <text:p>0.03397976</text:p>
          </table:table-cell>
          <table:table-cell office:value-type="float" office:value="0.01463702" calcext:value-type="float">
            <text:p>0.01463702</text:p>
          </table:table-cell>
          <table:table-cell office:value-type="float" office:value="0.01193559" calcext:value-type="float">
            <text:p>0.01193559</text:p>
          </table:table-cell>
          <table:table-cell office:value-type="float" office:value="0.02863146" calcext:value-type="float">
            <text:p>0.02863146</text:p>
          </table:table-cell>
          <table:table-cell office:value-type="float" office:value="0.02419062" calcext:value-type="float">
            <text:p>0.02419062</text:p>
          </table:table-cell>
          <table:table-cell office:value-type="float" office:value="0.02206924" calcext:value-type="float">
            <text:p>0.02206924</text:p>
          </table:table-cell>
          <table:table-cell office:value-type="float" office:value="0.02072342" calcext:value-type="float">
            <text:p>0.02072342</text:p>
          </table:table-cell>
          <table:table-cell office:value-type="float" office:value="0.01741436" calcext:value-type="float">
            <text:p>0.01741436</text:p>
          </table:table-cell>
          <table:table-cell office:value-type="float" office:value="0.007496056" calcext:value-type="float">
            <text:p>0.007496056</text:p>
          </table:table-cell>
          <table:table-cell office:value-type="float" office:value="0.007337579" calcext:value-type="float">
            <text:p>0.007337579</text:p>
          </table:table-cell>
          <table:table-cell office:value-type="float" office:value="0" calcext:value-type="float">
            <text:p>0</text:p>
          </table:table-cell>
          <table:table-cell office:value-type="float" office:value="45.17218" calcext:value-type="float">
            <text:p>45.17218</text:p>
          </table:table-cell>
          <table:table-cell office:value-type="float" office:value="37.24219" calcext:value-type="float">
            <text:p>37.24219</text:p>
          </table:table-cell>
          <table:table-cell office:value-type="float" office:value="46.64813" calcext:value-type="float">
            <text:p>46.64813</text:p>
          </table:table-cell>
          <table:table-cell office:value-type="float" office:value="48.47421" calcext:value-type="float">
            <text:p>48.47421</text:p>
          </table:table-cell>
          <table:table-cell office:value-type="float" office:value="42.80096" calcext:value-type="float">
            <text:p>42.80096</text:p>
          </table:table-cell>
          <table:table-cell office:value-type="float" office:value="6.004538" calcext:value-type="float">
            <text:p>6.004538</text:p>
          </table:table-cell>
          <table:table-cell office:value-type="float" office:value="3.76745" calcext:value-type="float">
            <text:p>3.76745</text:p>
          </table:table-cell>
          <table:table-cell office:value-type="float" office:value="10.75854" calcext:value-type="float">
            <text:p>10.75854</text:p>
          </table:table-cell>
          <table:table-cell office:value-type="float" office:value="7.322233" calcext:value-type="float">
            <text:p>7.322233</text:p>
          </table:table-cell>
          <table:table-cell office:value-type="float" office:value="3.308507" calcext:value-type="float">
            <text:p>3.308507</text:p>
          </table:table-cell>
          <table:table-cell office:value-type="float" office:value="1.378666" calcext:value-type="float">
            <text:p>1.378666</text:p>
          </table:table-cell>
          <table:table-cell office:value-type="float" office:value="0.6750715" calcext:value-type="float">
            <text:p>0.6750715</text:p>
          </table:table-cell>
          <table:table-cell office:value-type="float" office:value="0.3589563" calcext:value-type="float">
            <text:p>0.3589563</text:p>
          </table:table-cell>
          <table:table-cell office:value-type="float" office:value="0.333375" calcext:value-type="float">
            <text:p>0.333375</text:p>
          </table:table-cell>
          <table:table-cell office:value-type="float" office:value="0" calcext:value-type="float">
            <text:p>0</text:p>
          </table:table-cell>
          <table:table-cell office:value-type="float" office:value="310.0634" calcext:value-type="float">
            <text:p>310.0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84" calcext:value-type="float">
            <text:p>-0.379788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8.671727" calcext:value-type="float">
            <text:p>8.671727</text:p>
          </table:table-cell>
          <table:table-cell office:value-type="float" office:value="1099.753" calcext:value-type="float">
            <text:p>1099.753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6064" calcext:value-type="float">
            <text:p>-26.36064</text:p>
          </table:table-cell>
          <table:table-cell office:value-type="float" office:value="0.08443073" calcext:value-type="float">
            <text:p>0.08443073</text:p>
          </table:table-cell>
          <table:table-cell office:value-type="float" office:value="20.00012" calcext:value-type="float">
            <text:p>20.00012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5165" calcext:value-type="float">
            <text:p>-0.2605165</text:p>
          </table:table-cell>
          <table:table-cell office:value-type="float" office:value="-0.08023454" calcext:value-type="float">
            <text:p>-0.08023454</text:p>
          </table:table-cell>
          <table:table-cell office:value-type="float" office:value="0.008073938" calcext:value-type="float">
            <text:p>0.008073938</text:p>
          </table:table-cell>
          <table:table-cell office:value-type="float" office:value="13.74112" calcext:value-type="float">
            <text:p>13.74112</text:p>
          </table:table-cell>
          <table:table-cell office:value-type="float" office:value="0.1510922" calcext:value-type="float">
            <text:p>0.1510922</text:p>
          </table:table-cell>
          <table:table-cell office:value-type="float" office:value="0.06102688" calcext:value-type="float">
            <text:p>0.06102688</text:p>
          </table:table-cell>
          <table:table-cell office:value-type="float" office:value="0.05017619" calcext:value-type="float">
            <text:p>0.05017619</text:p>
          </table:table-cell>
          <table:table-cell office:value-type="float" office:value="0.0379952" calcext:value-type="float">
            <text:p>0.0379952</text:p>
          </table:table-cell>
          <table:table-cell office:value-type="float" office:value="0.03454547" calcext:value-type="float">
            <text:p>0.03454547</text:p>
          </table:table-cell>
          <table:table-cell office:value-type="float" office:value="0.01490153" calcext:value-type="float">
            <text:p>0.01490153</text:p>
          </table:table-cell>
          <table:table-cell office:value-type="float" office:value="0.01204147" calcext:value-type="float">
            <text:p>0.01204147</text:p>
          </table:table-cell>
          <table:table-cell office:value-type="float" office:value="0.02868648" calcext:value-type="float">
            <text:p>0.02868648</text:p>
          </table:table-cell>
          <table:table-cell office:value-type="float" office:value="0.02419825" calcext:value-type="float">
            <text:p>0.02419825</text:p>
          </table:table-cell>
          <table:table-cell office:value-type="float" office:value="0.02206627" calcext:value-type="float">
            <text:p>0.02206627</text:p>
          </table:table-cell>
          <table:table-cell office:value-type="float" office:value="0.02072465" calcext:value-type="float">
            <text:p>0.02072465</text:p>
          </table:table-cell>
          <table:table-cell office:value-type="float" office:value="0.01742072" calcext:value-type="float">
            <text:p>0.01742072</text:p>
          </table:table-cell>
          <table:table-cell office:value-type="float" office:value="0.007479904" calcext:value-type="float">
            <text:p>0.007479904</text:p>
          </table:table-cell>
          <table:table-cell office:value-type="float" office:value="0.007336756" calcext:value-type="float">
            <text:p>0.007336756</text:p>
          </table:table-cell>
          <table:table-cell office:value-type="float" office:value="0" calcext:value-type="float">
            <text:p>0</text:p>
          </table:table-cell>
          <table:table-cell office:value-type="float" office:value="52.07496" calcext:value-type="float">
            <text:p>52.07496</text:p>
          </table:table-cell>
          <table:table-cell office:value-type="float" office:value="37.7284" calcext:value-type="float">
            <text:p>37.7284</text:p>
          </table:table-cell>
          <table:table-cell office:value-type="float" office:value="45.96659" calcext:value-type="float">
            <text:p>45.96659</text:p>
          </table:table-cell>
          <table:table-cell office:value-type="float" office:value="47.61977" calcext:value-type="float">
            <text:p>47.61977</text:p>
          </table:table-cell>
          <table:table-cell office:value-type="float" office:value="42.0956" calcext:value-type="float">
            <text:p>42.0956</text:p>
          </table:table-cell>
          <table:table-cell office:value-type="float" office:value="6.171316" calcext:value-type="float">
            <text:p>6.171316</text:p>
          </table:table-cell>
          <table:table-cell office:value-type="float" office:value="3.781473" calcext:value-type="float">
            <text:p>3.781473</text:p>
          </table:table-cell>
          <table:table-cell office:value-type="float" office:value="10.77033" calcext:value-type="float">
            <text:p>10.77033</text:p>
          </table:table-cell>
          <table:table-cell office:value-type="float" office:value="7.331831" calcext:value-type="float">
            <text:p>7.331831</text:p>
          </table:table-cell>
          <table:table-cell office:value-type="float" office:value="3.313156" calcext:value-type="float">
            <text:p>3.313156</text:p>
          </table:table-cell>
          <table:table-cell office:value-type="float" office:value="1.380644" calcext:value-type="float">
            <text:p>1.380644</text:p>
          </table:table-cell>
          <table:table-cell office:value-type="float" office:value="0.6758162" calcext:value-type="float">
            <text:p>0.6758162</text:p>
          </table:table-cell>
          <table:table-cell office:value-type="float" office:value="0.3588047" calcext:value-type="float">
            <text:p>0.3588047</text:p>
          </table:table-cell>
          <table:table-cell office:value-type="float" office:value="0.3334002" calcext:value-type="float">
            <text:p>0.3334002</text:p>
          </table:table-cell>
          <table:table-cell office:value-type="float" office:value="0" calcext:value-type="float">
            <text:p>0</text:p>
          </table:table-cell>
          <table:table-cell office:value-type="float" office:value="284.1884" calcext:value-type="float">
            <text:p>284.18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84" calcext:value-type="float">
            <text:p>-0.379788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8.668809" calcext:value-type="float">
            <text:p>8.668809</text:p>
          </table:table-cell>
          <table:table-cell office:value-type="float" office:value="1099.727" calcext:value-type="float">
            <text:p>1099.727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5785" calcext:value-type="float">
            <text:p>-26.35785</text:p>
          </table:table-cell>
          <table:table-cell office:value-type="float" office:value="0.08362025" calcext:value-type="float">
            <text:p>0.08362025</text:p>
          </table:table-cell>
          <table:table-cell office:value-type="float" office:value="20.0269" calcext:value-type="float">
            <text:p>20.0269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5313" calcext:value-type="float">
            <text:p>-0.2605313</text:p>
          </table:table-cell>
          <table:table-cell office:value-type="float" office:value="-0.08022379" calcext:value-type="float">
            <text:p>-0.08022379</text:p>
          </table:table-cell>
          <table:table-cell office:value-type="float" office:value="0.008086185" calcext:value-type="float">
            <text:p>0.008086185</text:p>
          </table:table-cell>
          <table:table-cell office:value-type="float" office:value="13.73858" calcext:value-type="float">
            <text:p>13.73858</text:p>
          </table:table-cell>
          <table:table-cell office:value-type="float" office:value="0.1226477" calcext:value-type="float">
            <text:p>0.1226477</text:p>
          </table:table-cell>
          <table:table-cell office:value-type="float" office:value="0.06125617" calcext:value-type="float">
            <text:p>0.06125617</text:p>
          </table:table-cell>
          <table:table-cell office:value-type="float" office:value="0.0510607" calcext:value-type="float">
            <text:p>0.0510607</text:p>
          </table:table-cell>
          <table:table-cell office:value-type="float" office:value="0.03877748" calcext:value-type="float">
            <text:p>0.03877748</text:p>
          </table:table-cell>
          <table:table-cell office:value-type="float" office:value="0.03519535" calcext:value-type="float">
            <text:p>0.03519535</text:p>
          </table:table-cell>
          <table:table-cell office:value-type="float" office:value="0.01523552" calcext:value-type="float">
            <text:p>0.01523552</text:p>
          </table:table-cell>
          <table:table-cell office:value-type="float" office:value="0.01218934" calcext:value-type="float">
            <text:p>0.01218934</text:p>
          </table:table-cell>
          <table:table-cell office:value-type="float" office:value="0.02878682" calcext:value-type="float">
            <text:p>0.02878682</text:p>
          </table:table-cell>
          <table:table-cell office:value-type="float" office:value="0.02422315" calcext:value-type="float">
            <text:p>0.02422315</text:p>
          </table:table-cell>
          <table:table-cell office:value-type="float" office:value="0.02206583" calcext:value-type="float">
            <text:p>0.02206583</text:p>
          </table:table-cell>
          <table:table-cell office:value-type="float" office:value="0.02072443" calcext:value-type="float">
            <text:p>0.02072443</text:p>
          </table:table-cell>
          <table:table-cell office:value-type="float" office:value="0.01742681" calcext:value-type="float">
            <text:p>0.01742681</text:p>
          </table:table-cell>
          <table:table-cell office:value-type="float" office:value="0.007464061" calcext:value-type="float">
            <text:p>0.007464061</text:p>
          </table:table-cell>
          <table:table-cell office:value-type="float" office:value="0.00733607" calcext:value-type="float">
            <text:p>0.00733607</text:p>
          </table:table-cell>
          <table:table-cell office:value-type="float" office:value="0" calcext:value-type="float">
            <text:p>0</text:p>
          </table:table-cell>
          <table:table-cell office:value-type="float" office:value="57.48847" calcext:value-type="float">
            <text:p>57.48847</text:p>
          </table:table-cell>
          <table:table-cell office:value-type="float" office:value="38.41795" calcext:value-type="float">
            <text:p>38.41795</text:p>
          </table:table-cell>
          <table:table-cell office:value-type="float" office:value="45.31276" calcext:value-type="float">
            <text:p>45.31276</text:p>
          </table:table-cell>
          <table:table-cell office:value-type="float" office:value="46.82787" calcext:value-type="float">
            <text:p>46.82787</text:p>
          </table:table-cell>
          <table:table-cell office:value-type="float" office:value="41.46232" calcext:value-type="float">
            <text:p>41.46232</text:p>
          </table:table-cell>
          <table:table-cell office:value-type="float" office:value="6.327335" calcext:value-type="float">
            <text:p>6.327335</text:p>
          </table:table-cell>
          <table:table-cell office:value-type="float" office:value="3.801776" calcext:value-type="float">
            <text:p>3.801776</text:p>
          </table:table-cell>
          <table:table-cell office:value-type="float" office:value="10.77926" calcext:value-type="float">
            <text:p>10.77926</text:p>
          </table:table-cell>
          <table:table-cell office:value-type="float" office:value="7.341104" calcext:value-type="float">
            <text:p>7.341104</text:p>
          </table:table-cell>
          <table:table-cell office:value-type="float" office:value="3.317821" calcext:value-type="float">
            <text:p>3.317821</text:p>
          </table:table-cell>
          <table:table-cell office:value-type="float" office:value="1.382292" calcext:value-type="float">
            <text:p>1.382292</text:p>
          </table:table-cell>
          <table:table-cell office:value-type="float" office:value="0.6765404" calcext:value-type="float">
            <text:p>0.6765404</text:p>
          </table:table-cell>
          <table:table-cell office:value-type="float" office:value="0.3586451" calcext:value-type="float">
            <text:p>0.3586451</text:p>
          </table:table-cell>
          <table:table-cell office:value-type="float" office:value="0.3334488" calcext:value-type="float">
            <text:p>0.3334488</text:p>
          </table:table-cell>
          <table:table-cell office:value-type="float" office:value="0" calcext:value-type="float">
            <text:p>0</text:p>
          </table:table-cell>
          <table:table-cell office:value-type="float" office:value="264.9189" calcext:value-type="float">
            <text:p>264.9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84" calcext:value-type="float">
            <text:p>-0.379788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8.661558" calcext:value-type="float">
            <text:p>8.661558</text:p>
          </table:table-cell>
          <table:table-cell office:value-type="float" office:value="1099.699" calcext:value-type="float">
            <text:p>1099.69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5511" calcext:value-type="float">
            <text:p>-26.35511</text:p>
          </table:table-cell>
          <table:table-cell office:value-type="float" office:value="0.08254405" calcext:value-type="float">
            <text:p>0.08254405</text:p>
          </table:table-cell>
          <table:table-cell office:value-type="float" office:value="20.0603" calcext:value-type="float">
            <text:p>20.0603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5763" calcext:value-type="float">
            <text:p>-0.2605763</text:p>
          </table:table-cell>
          <table:table-cell office:value-type="float" office:value="-0.08021163" calcext:value-type="float">
            <text:p>-0.08021163</text:p>
          </table:table-cell>
          <table:table-cell office:value-type="float" office:value="0.008095743" calcext:value-type="float">
            <text:p>0.008095743</text:p>
          </table:table-cell>
          <table:table-cell office:value-type="float" office:value="13.7464" calcext:value-type="float">
            <text:p>13.7464</text:p>
          </table:table-cell>
          <table:table-cell office:value-type="float" office:value="0.09300872" calcext:value-type="float">
            <text:p>0.09300872</text:p>
          </table:table-cell>
          <table:table-cell office:value-type="float" office:value="0.05847076" calcext:value-type="float">
            <text:p>0.05847076</text:p>
          </table:table-cell>
          <table:table-cell office:value-type="float" office:value="0.04939803" calcext:value-type="float">
            <text:p>0.04939803</text:p>
          </table:table-cell>
          <table:table-cell office:value-type="float" office:value="0.03761704" calcext:value-type="float">
            <text:p>0.03761704</text:p>
          </table:table-cell>
          <table:table-cell office:value-type="float" office:value="0.0344509" calcext:value-type="float">
            <text:p>0.0344509</text:p>
          </table:table-cell>
          <table:table-cell office:value-type="float" office:value="0.0152883" calcext:value-type="float">
            <text:p>0.0152883</text:p>
          </table:table-cell>
          <table:table-cell office:value-type="float" office:value="0.01221682" calcext:value-type="float">
            <text:p>0.01221682</text:p>
          </table:table-cell>
          <table:table-cell office:value-type="float" office:value="0.02887241" calcext:value-type="float">
            <text:p>0.02887241</text:p>
          </table:table-cell>
          <table:table-cell office:value-type="float" office:value="0.02426171" calcext:value-type="float">
            <text:p>0.02426171</text:p>
          </table:table-cell>
          <table:table-cell office:value-type="float" office:value="0.02206922" calcext:value-type="float">
            <text:p>0.02206922</text:p>
          </table:table-cell>
          <table:table-cell office:value-type="float" office:value="0.02072441" calcext:value-type="float">
            <text:p>0.02072441</text:p>
          </table:table-cell>
          <table:table-cell office:value-type="float" office:value="0.01743268" calcext:value-type="float">
            <text:p>0.01743268</text:p>
          </table:table-cell>
          <table:table-cell office:value-type="float" office:value="0.007448568" calcext:value-type="float">
            <text:p>0.007448568</text:p>
          </table:table-cell>
          <table:table-cell office:value-type="float" office:value="0.007335274" calcext:value-type="float">
            <text:p>0.007335274</text:p>
          </table:table-cell>
          <table:table-cell office:value-type="float" office:value="0" calcext:value-type="float">
            <text:p>0</text:p>
          </table:table-cell>
          <table:table-cell office:value-type="float" office:value="61.87715" calcext:value-type="float">
            <text:p>61.87715</text:p>
          </table:table-cell>
          <table:table-cell office:value-type="float" office:value="39.35254" calcext:value-type="float">
            <text:p>39.35254</text:p>
          </table:table-cell>
          <table:table-cell office:value-type="float" office:value="44.78012" calcext:value-type="float">
            <text:p>44.78012</text:p>
          </table:table-cell>
          <table:table-cell office:value-type="float" office:value="46.1146" calcext:value-type="float">
            <text:p>46.1146</text:p>
          </table:table-cell>
          <table:table-cell office:value-type="float" office:value="40.87547" calcext:value-type="float">
            <text:p>40.87547</text:p>
          </table:table-cell>
          <table:table-cell office:value-type="float" office:value="6.495172" calcext:value-type="float">
            <text:p>6.495172</text:p>
          </table:table-cell>
          <table:table-cell office:value-type="float" office:value="3.82693" calcext:value-type="float">
            <text:p>3.82693</text:p>
          </table:table-cell>
          <table:table-cell office:value-type="float" office:value="10.78624" calcext:value-type="float">
            <text:p>10.78624</text:p>
          </table:table-cell>
          <table:table-cell office:value-type="float" office:value="7.349881" calcext:value-type="float">
            <text:p>7.349881</text:p>
          </table:table-cell>
          <table:table-cell office:value-type="float" office:value="3.322373" calcext:value-type="float">
            <text:p>3.322373</text:p>
          </table:table-cell>
          <table:table-cell office:value-type="float" office:value="1.383946" calcext:value-type="float">
            <text:p>1.383946</text:p>
          </table:table-cell>
          <table:table-cell office:value-type="float" office:value="0.6772447" calcext:value-type="float">
            <text:p>0.6772447</text:p>
          </table:table-cell>
          <table:table-cell office:value-type="float" office:value="0.3585115" calcext:value-type="float">
            <text:p>0.3585115</text:p>
          </table:table-cell>
          <table:table-cell office:value-type="float" office:value="0.333474" calcext:value-type="float">
            <text:p>0.333474</text:p>
          </table:table-cell>
          <table:table-cell office:value-type="float" office:value="0" calcext:value-type="float">
            <text:p>0</text:p>
          </table:table-cell>
          <table:table-cell office:value-type="float" office:value="252.3969" calcext:value-type="float">
            <text:p>252.39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8.652795" calcext:value-type="float">
            <text:p>8.652795</text:p>
          </table:table-cell>
          <table:table-cell office:value-type="float" office:value="1099.669" calcext:value-type="float">
            <text:p>1099.669</text:p>
          </table:table-cell>
          <table:table-cell office:value-type="float" office:value="12.81" calcext:value-type="float">
            <text:p>12.81</text:p>
          </table:table-cell>
          <table:table-cell office:value-type="float" office:value="-26.35237" calcext:value-type="float">
            <text:p>-26.35237</text:p>
          </table:table-cell>
          <table:table-cell office:value-type="float" office:value="0.0823054" calcext:value-type="float">
            <text:p>0.0823054</text:p>
          </table:table-cell>
          <table:table-cell office:value-type="float" office:value="20.09613" calcext:value-type="float">
            <text:p>20.09613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6008" calcext:value-type="float">
            <text:p>-0.2606008</text:p>
          </table:table-cell>
          <table:table-cell office:value-type="float" office:value="-0.08019602" calcext:value-type="float">
            <text:p>-0.08019602</text:p>
          </table:table-cell>
          <table:table-cell office:value-type="float" office:value="0.008106148" calcext:value-type="float">
            <text:p>0.008106148</text:p>
          </table:table-cell>
          <table:table-cell office:value-type="float" office:value="13.74188" calcext:value-type="float">
            <text:p>13.74188</text:p>
          </table:table-cell>
          <table:table-cell office:value-type="float" office:value="0.08034801" calcext:value-type="float">
            <text:p>0.08034801</text:p>
          </table:table-cell>
          <table:table-cell office:value-type="float" office:value="0.05781283" calcext:value-type="float">
            <text:p>0.05781283</text:p>
          </table:table-cell>
          <table:table-cell office:value-type="float" office:value="0.0486958" calcext:value-type="float">
            <text:p>0.0486958</text:p>
          </table:table-cell>
          <table:table-cell office:value-type="float" office:value="0.03711563" calcext:value-type="float">
            <text:p>0.03711563</text:p>
          </table:table-cell>
          <table:table-cell office:value-type="float" office:value="0.03400327" calcext:value-type="float">
            <text:p>0.03400327</text:p>
          </table:table-cell>
          <table:table-cell office:value-type="float" office:value="0.01532541" calcext:value-type="float">
            <text:p>0.01532541</text:p>
          </table:table-cell>
          <table:table-cell office:value-type="float" office:value="0.01217178" calcext:value-type="float">
            <text:p>0.01217178</text:p>
          </table:table-cell>
          <table:table-cell office:value-type="float" office:value="0.02889247" calcext:value-type="float">
            <text:p>0.02889247</text:p>
          </table:table-cell>
          <table:table-cell office:value-type="float" office:value="0.02429431" calcext:value-type="float">
            <text:p>0.02429431</text:p>
          </table:table-cell>
          <table:table-cell office:value-type="float" office:value="0.02207492" calcext:value-type="float">
            <text:p>0.02207492</text:p>
          </table:table-cell>
          <table:table-cell office:value-type="float" office:value="0.02072495" calcext:value-type="float">
            <text:p>0.02072495</text:p>
          </table:table-cell>
          <table:table-cell office:value-type="float" office:value="0.01743837" calcext:value-type="float">
            <text:p>0.01743837</text:p>
          </table:table-cell>
          <table:table-cell office:value-type="float" office:value="0.00743339" calcext:value-type="float">
            <text:p>0.00743339</text:p>
          </table:table-cell>
          <table:table-cell office:value-type="float" office:value="0.007334494" calcext:value-type="float">
            <text:p>0.007334494</text:p>
          </table:table-cell>
          <table:table-cell office:value-type="float" office:value="0" calcext:value-type="float">
            <text:p>0</text:p>
          </table:table-cell>
          <table:table-cell office:value-type="float" office:value="63.67693" calcext:value-type="float">
            <text:p>63.67693</text:p>
          </table:table-cell>
          <table:table-cell office:value-type="float" office:value="40.61038" calcext:value-type="float">
            <text:p>40.61038</text:p>
          </table:table-cell>
          <table:table-cell office:value-type="float" office:value="44.37595" calcext:value-type="float">
            <text:p>44.37595</text:p>
          </table:table-cell>
          <table:table-cell office:value-type="float" office:value="45.47918" calcext:value-type="float">
            <text:p>45.47918</text:p>
          </table:table-cell>
          <table:table-cell office:value-type="float" office:value="40.34025" calcext:value-type="float">
            <text:p>40.34025</text:p>
          </table:table-cell>
          <table:table-cell office:value-type="float" office:value="6.679038" calcext:value-type="float">
            <text:p>6.679038</text:p>
          </table:table-cell>
          <table:table-cell office:value-type="float" office:value="3.85764" calcext:value-type="float">
            <text:p>3.85764</text:p>
          </table:table-cell>
          <table:table-cell office:value-type="float" office:value="10.79296" calcext:value-type="float">
            <text:p>10.79296</text:p>
          </table:table-cell>
          <table:table-cell office:value-type="float" office:value="7.358413" calcext:value-type="float">
            <text:p>7.358413</text:p>
          </table:table-cell>
          <table:table-cell office:value-type="float" office:value="3.326372" calcext:value-type="float">
            <text:p>3.326372</text:p>
          </table:table-cell>
          <table:table-cell office:value-type="float" office:value="1.385601" calcext:value-type="float">
            <text:p>1.385601</text:p>
          </table:table-cell>
          <table:table-cell office:value-type="float" office:value="0.6779299" calcext:value-type="float">
            <text:p>0.6779299</text:p>
          </table:table-cell>
          <table:table-cell office:value-type="float" office:value="0.3583842" calcext:value-type="float">
            <text:p>0.3583842</text:p>
          </table:table-cell>
          <table:table-cell office:value-type="float" office:value="0.3334991" calcext:value-type="float">
            <text:p>0.3334991</text:p>
          </table:table-cell>
          <table:table-cell office:value-type="float" office:value="0" calcext:value-type="float">
            <text:p>0</text:p>
          </table:table-cell>
          <table:table-cell office:value-type="float" office:value="253.4119" calcext:value-type="float">
            <text:p>253.4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24.65191" calcext:value-type="float">
            <text:p>24.65191</text:p>
          </table:table-cell>
          <table:table-cell office:value-type="float" office:value="1099.639" calcext:value-type="float">
            <text:p>1099.639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0876832" calcext:value-type="float">
            <text:p>0.0876832</text:p>
          </table:table-cell>
          <table:table-cell office:value-type="float" office:value="20.13489" calcext:value-type="float">
            <text:p>20.13489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6226" calcext:value-type="float">
            <text:p>-0.2606226</text:p>
          </table:table-cell>
          <table:table-cell office:value-type="float" office:value="-0.08017734" calcext:value-type="float">
            <text:p>-0.08017734</text:p>
          </table:table-cell>
          <table:table-cell office:value-type="float" office:value="0.008112603" calcext:value-type="float">
            <text:p>0.008112603</text:p>
          </table:table-cell>
          <table:table-cell office:value-type="float" office:value="13.72227" calcext:value-type="float">
            <text:p>13.72227</text:p>
          </table:table-cell>
          <table:table-cell office:value-type="float" office:value="0.06626792" calcext:value-type="float">
            <text:p>0.06626792</text:p>
          </table:table-cell>
          <table:table-cell office:value-type="float" office:value="0.05660444" calcext:value-type="float">
            <text:p>0.05660444</text:p>
          </table:table-cell>
          <table:table-cell office:value-type="float" office:value="0.0480221" calcext:value-type="float">
            <text:p>0.0480221</text:p>
          </table:table-cell>
          <table:table-cell office:value-type="float" office:value="0.0365508" calcext:value-type="float">
            <text:p>0.0365508</text:p>
          </table:table-cell>
          <table:table-cell office:value-type="float" office:value="0.03350521" calcext:value-type="float">
            <text:p>0.03350521</text:p>
          </table:table-cell>
          <table:table-cell office:value-type="float" office:value="0.01536589" calcext:value-type="float">
            <text:p>0.01536589</text:p>
          </table:table-cell>
          <table:table-cell office:value-type="float" office:value="0.01214036" calcext:value-type="float">
            <text:p>0.01214036</text:p>
          </table:table-cell>
          <table:table-cell office:value-type="float" office:value="0.02889794" calcext:value-type="float">
            <text:p>0.02889794</text:p>
          </table:table-cell>
          <table:table-cell office:value-type="float" office:value="0.02431672" calcext:value-type="float">
            <text:p>0.02431672</text:p>
          </table:table-cell>
          <table:table-cell office:value-type="float" office:value="0.0220807" calcext:value-type="float">
            <text:p>0.0220807</text:p>
          </table:table-cell>
          <table:table-cell office:value-type="float" office:value="0.02072589" calcext:value-type="float">
            <text:p>0.02072589</text:p>
          </table:table-cell>
          <table:table-cell office:value-type="float" office:value="0.01744394" calcext:value-type="float">
            <text:p>0.01744394</text:p>
          </table:table-cell>
          <table:table-cell office:value-type="float" office:value="0.007418384" calcext:value-type="float">
            <text:p>0.007418384</text:p>
          </table:table-cell>
          <table:table-cell office:value-type="float" office:value="0.007333243" calcext:value-type="float">
            <text:p>0.007333243</text:p>
          </table:table-cell>
          <table:table-cell office:value-type="float" office:value="0" calcext:value-type="float">
            <text:p>0</text:p>
          </table:table-cell>
          <table:table-cell office:value-type="float" office:value="51.29974" calcext:value-type="float">
            <text:p>51.29974</text:p>
          </table:table-cell>
          <table:table-cell office:value-type="float" office:value="41.98239" calcext:value-type="float">
            <text:p>41.98239</text:p>
          </table:table-cell>
          <table:table-cell office:value-type="float" office:value="44.23439" calcext:value-type="float">
            <text:p>44.23439</text:p>
          </table:table-cell>
          <table:table-cell office:value-type="float" office:value="45.01334" calcext:value-type="float">
            <text:p>45.01334</text:p>
          </table:table-cell>
          <table:table-cell office:value-type="float" office:value="39.89877" calcext:value-type="float">
            <text:p>39.89877</text:p>
          </table:table-cell>
          <table:table-cell office:value-type="float" office:value="6.857475" calcext:value-type="float">
            <text:p>6.857475</text:p>
          </table:table-cell>
          <table:table-cell office:value-type="float" office:value="3.893443" calcext:value-type="float">
            <text:p>3.893443</text:p>
          </table:table-cell>
          <table:table-cell office:value-type="float" office:value="10.79923" calcext:value-type="float">
            <text:p>10.79923</text:p>
          </table:table-cell>
          <table:table-cell office:value-type="float" office:value="7.366773" calcext:value-type="float">
            <text:p>7.366773</text:p>
          </table:table-cell>
          <table:table-cell office:value-type="float" office:value="3.330145" calcext:value-type="float">
            <text:p>3.330145</text:p>
          </table:table-cell>
          <table:table-cell office:value-type="float" office:value="1.387237" calcext:value-type="float">
            <text:p>1.387237</text:p>
          </table:table-cell>
          <table:table-cell office:value-type="float" office:value="0.6785986" calcext:value-type="float">
            <text:p>0.6785986</text:p>
          </table:table-cell>
          <table:table-cell office:value-type="float" office:value="0.3582296" calcext:value-type="float">
            <text:p>0.3582296</text:p>
          </table:table-cell>
          <table:table-cell office:value-type="float" office:value="0.3335309" calcext:value-type="float">
            <text:p>0.3335309</text:p>
          </table:table-cell>
          <table:table-cell office:value-type="float" office:value="0" calcext:value-type="float">
            <text:p>0</text:p>
          </table:table-cell>
          <table:table-cell office:value-type="float" office:value="21.16763" calcext:value-type="float">
            <text:p>21.16763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24.62889" calcext:value-type="float">
            <text:p>24.62889</text:p>
          </table:table-cell>
          <table:table-cell office:value-type="float" office:value="1099.604" calcext:value-type="float">
            <text:p>1099.604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09511196" calcext:value-type="float">
            <text:p>0.09511196</text:p>
          </table:table-cell>
          <table:table-cell office:value-type="float" office:value="20.17856" calcext:value-type="float">
            <text:p>20.17856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142" calcext:value-type="float">
            <text:p>2.66142</text:p>
          </table:table-cell>
          <table:table-cell office:value-type="float" office:value="-0.2606378" calcext:value-type="float">
            <text:p>-0.2606378</text:p>
          </table:table-cell>
          <table:table-cell office:value-type="float" office:value="-0.08015386" calcext:value-type="float">
            <text:p>-0.08015386</text:p>
          </table:table-cell>
          <table:table-cell office:value-type="float" office:value="0.008119124" calcext:value-type="float">
            <text:p>0.008119124</text:p>
          </table:table-cell>
          <table:table-cell office:value-type="float" office:value="13.69939" calcext:value-type="float">
            <text:p>13.69939</text:p>
          </table:table-cell>
          <table:table-cell office:value-type="float" office:value="0.07560666" calcext:value-type="float">
            <text:p>0.07560666</text:p>
          </table:table-cell>
          <table:table-cell office:value-type="float" office:value="0.05484942" calcext:value-type="float">
            <text:p>0.05484942</text:p>
          </table:table-cell>
          <table:table-cell office:value-type="float" office:value="0.04682325" calcext:value-type="float">
            <text:p>0.04682325</text:p>
          </table:table-cell>
          <table:table-cell office:value-type="float" office:value="0.03595692" calcext:value-type="float">
            <text:p>0.03595692</text:p>
          </table:table-cell>
          <table:table-cell office:value-type="float" office:value="0.03289218" calcext:value-type="float">
            <text:p>0.03289218</text:p>
          </table:table-cell>
          <table:table-cell office:value-type="float" office:value="0.01532352" calcext:value-type="float">
            <text:p>0.01532352</text:p>
          </table:table-cell>
          <table:table-cell office:value-type="float" office:value="0.01202565" calcext:value-type="float">
            <text:p>0.01202565</text:p>
          </table:table-cell>
          <table:table-cell office:value-type="float" office:value="0.02885026" calcext:value-type="float">
            <text:p>0.02885026</text:p>
          </table:table-cell>
          <table:table-cell office:value-type="float" office:value="0.02432763" calcext:value-type="float">
            <text:p>0.02432763</text:p>
          </table:table-cell>
          <table:table-cell office:value-type="float" office:value="0.02208523" calcext:value-type="float">
            <text:p>0.02208523</text:p>
          </table:table-cell>
          <table:table-cell office:value-type="float" office:value="0.0207269" calcext:value-type="float">
            <text:p>0.0207269</text:p>
          </table:table-cell>
          <table:table-cell office:value-type="float" office:value="0.01744943" calcext:value-type="float">
            <text:p>0.01744943</text:p>
          </table:table-cell>
          <table:table-cell office:value-type="float" office:value="0.007403818" calcext:value-type="float">
            <text:p>0.007403818</text:p>
          </table:table-cell>
          <table:table-cell office:value-type="float" office:value="0.007332464" calcext:value-type="float">
            <text:p>0.007332464</text:p>
          </table:table-cell>
          <table:table-cell office:value-type="float" office:value="0" calcext:value-type="float">
            <text:p>0</text:p>
          </table:table-cell>
          <table:table-cell office:value-type="float" office:value="40.09817" calcext:value-type="float">
            <text:p>40.09817</text:p>
          </table:table-cell>
          <table:table-cell office:value-type="float" office:value="43.09972" calcext:value-type="float">
            <text:p>43.09972</text:p>
          </table:table-cell>
          <table:table-cell office:value-type="float" office:value="44.20452" calcext:value-type="float">
            <text:p>44.20452</text:p>
          </table:table-cell>
          <table:table-cell office:value-type="float" office:value="44.6438" calcext:value-type="float">
            <text:p>44.6438</text:p>
          </table:table-cell>
          <table:table-cell office:value-type="float" office:value="39.54696" calcext:value-type="float">
            <text:p>39.54696</text:p>
          </table:table-cell>
          <table:table-cell office:value-type="float" office:value="7.067488" calcext:value-type="float">
            <text:p>7.067488</text:p>
          </table:table-cell>
          <table:table-cell office:value-type="float" office:value="3.93163" calcext:value-type="float">
            <text:p>3.93163</text:p>
          </table:table-cell>
          <table:table-cell office:value-type="float" office:value="10.80511" calcext:value-type="float">
            <text:p>10.80511</text:p>
          </table:table-cell>
          <table:table-cell office:value-type="float" office:value="7.374919" calcext:value-type="float">
            <text:p>7.374919</text:p>
          </table:table-cell>
          <table:table-cell office:value-type="float" office:value="3.333869" calcext:value-type="float">
            <text:p>3.333869</text:p>
          </table:table-cell>
          <table:table-cell office:value-type="float" office:value="1.388851" calcext:value-type="float">
            <text:p>1.388851</text:p>
          </table:table-cell>
          <table:table-cell office:value-type="float" office:value="0.6792502" calcext:value-type="float">
            <text:p>0.6792502</text:p>
          </table:table-cell>
          <table:table-cell office:value-type="float" office:value="0.3581126" calcext:value-type="float">
            <text:p>0.3581126</text:p>
          </table:table-cell>
          <table:table-cell office:value-type="float" office:value="0.3335559" calcext:value-type="float">
            <text:p>0.3335559</text:p>
          </table:table-cell>
          <table:table-cell office:value-type="float" office:value="0" calcext:value-type="float">
            <text:p>0</text:p>
          </table:table-cell>
          <table:table-cell office:value-type="float" office:value="32.2673" calcext:value-type="float">
            <text:p>32.2673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24.60227" calcext:value-type="float">
            <text:p>24.60227</text:p>
          </table:table-cell>
          <table:table-cell office:value-type="float" office:value="1099.567" calcext:value-type="float">
            <text:p>1099.567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053396" calcext:value-type="float">
            <text:p>0.1053396</text:p>
          </table:table-cell>
          <table:table-cell office:value-type="float" office:value="20.22599" calcext:value-type="float">
            <text:p>20.22599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60786" calcext:value-type="float">
            <text:p>2.660786</text:p>
          </table:table-cell>
          <table:table-cell office:value-type="float" office:value="-0.2606566" calcext:value-type="float">
            <text:p>-0.2606566</text:p>
          </table:table-cell>
          <table:table-cell office:value-type="float" office:value="-0.08013057" calcext:value-type="float">
            <text:p>-0.08013057</text:p>
          </table:table-cell>
          <table:table-cell office:value-type="float" office:value="0.008131905" calcext:value-type="float">
            <text:p>0.008131905</text:p>
          </table:table-cell>
          <table:table-cell office:value-type="float" office:value="13.66882" calcext:value-type="float">
            <text:p>13.66882</text:p>
          </table:table-cell>
          <table:table-cell office:value-type="float" office:value="0.1702368" calcext:value-type="float">
            <text:p>0.1702368</text:p>
          </table:table-cell>
          <table:table-cell office:value-type="float" office:value="0.05350669" calcext:value-type="float">
            <text:p>0.05350669</text:p>
          </table:table-cell>
          <table:table-cell office:value-type="float" office:value="0.04565009" calcext:value-type="float">
            <text:p>0.04565009</text:p>
          </table:table-cell>
          <table:table-cell office:value-type="float" office:value="0.03548555" calcext:value-type="float">
            <text:p>0.03548555</text:p>
          </table:table-cell>
          <table:table-cell office:value-type="float" office:value="0.03242901" calcext:value-type="float">
            <text:p>0.03242901</text:p>
          </table:table-cell>
          <table:table-cell office:value-type="float" office:value="0.01522624" calcext:value-type="float">
            <text:p>0.01522624</text:p>
          </table:table-cell>
          <table:table-cell office:value-type="float" office:value="0.01186848" calcext:value-type="float">
            <text:p>0.01186848</text:p>
          </table:table-cell>
          <table:table-cell office:value-type="float" office:value="0.02875652" calcext:value-type="float">
            <text:p>0.02875652</text:p>
          </table:table-cell>
          <table:table-cell office:value-type="float" office:value="0.02432129" calcext:value-type="float">
            <text:p>0.02432129</text:p>
          </table:table-cell>
          <table:table-cell office:value-type="float" office:value="0.022087" calcext:value-type="float">
            <text:p>0.022087</text:p>
          </table:table-cell>
          <table:table-cell office:value-type="float" office:value="0.02072797" calcext:value-type="float">
            <text:p>0.02072797</text:p>
          </table:table-cell>
          <table:table-cell office:value-type="float" office:value="0.01745617" calcext:value-type="float">
            <text:p>0.01745617</text:p>
          </table:table-cell>
          <table:table-cell office:value-type="float" office:value="0.007428539" calcext:value-type="float">
            <text:p>0.007428539</text:p>
          </table:table-cell>
          <table:table-cell office:value-type="float" office:value="0.007291819" calcext:value-type="float">
            <text:p>0.007291819</text:p>
          </table:table-cell>
          <table:table-cell office:value-type="float" office:value="0" calcext:value-type="float">
            <text:p>0</text:p>
          </table:table-cell>
          <table:table-cell office:value-type="float" office:value="35.98837" calcext:value-type="float">
            <text:p>35.98837</text:p>
          </table:table-cell>
          <table:table-cell office:value-type="float" office:value="44.09993" calcext:value-type="float">
            <text:p>44.09993</text:p>
          </table:table-cell>
          <table:table-cell office:value-type="float" office:value="44.20569" calcext:value-type="float">
            <text:p>44.20569</text:p>
          </table:table-cell>
          <table:table-cell office:value-type="float" office:value="44.36963" calcext:value-type="float">
            <text:p>44.36963</text:p>
          </table:table-cell>
          <table:table-cell office:value-type="float" office:value="39.31374" calcext:value-type="float">
            <text:p>39.31374</text:p>
          </table:table-cell>
          <table:table-cell office:value-type="float" office:value="7.26375" calcext:value-type="float">
            <text:p>7.26375</text:p>
          </table:table-cell>
          <table:table-cell office:value-type="float" office:value="3.97594" calcext:value-type="float">
            <text:p>3.97594</text:p>
          </table:table-cell>
          <table:table-cell office:value-type="float" office:value="10.81118" calcext:value-type="float">
            <text:p>10.81118</text:p>
          </table:table-cell>
          <table:table-cell office:value-type="float" office:value="7.382973" calcext:value-type="float">
            <text:p>7.382973</text:p>
          </table:table-cell>
          <table:table-cell office:value-type="float" office:value="3.337575" calcext:value-type="float">
            <text:p>3.337575</text:p>
          </table:table-cell>
          <table:table-cell office:value-type="float" office:value="1.390463" calcext:value-type="float">
            <text:p>1.390463</text:p>
          </table:table-cell>
          <table:table-cell office:value-type="float" office:value="0.6802188" calcext:value-type="float">
            <text:p>0.6802188</text:p>
          </table:table-cell>
          <table:table-cell office:value-type="float" office:value="0.3662509" calcext:value-type="float">
            <text:p>0.3662509</text:p>
          </table:table-cell>
          <table:table-cell office:value-type="float" office:value="0.3260894" calcext:value-type="float">
            <text:p>0.3260894</text:p>
          </table:table-cell>
          <table:table-cell office:value-type="float" office:value="0" calcext:value-type="float">
            <text:p>0</text:p>
          </table:table-cell>
          <table:table-cell office:value-type="float" office:value="46.23335" calcext:value-type="float">
            <text:p>46.23335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24.58083" calcext:value-type="float">
            <text:p>24.58083</text:p>
          </table:table-cell>
          <table:table-cell office:value-type="float" office:value="1099.529" calcext:value-type="float">
            <text:p>1099.529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141541" calcext:value-type="float">
            <text:p>0.1141541</text:p>
          </table:table-cell>
          <table:table-cell office:value-type="float" office:value="20.26979" calcext:value-type="float">
            <text:p>20.26979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9929" calcext:value-type="float">
            <text:p>2.659929</text:p>
          </table:table-cell>
          <table:table-cell office:value-type="float" office:value="-0.2606725" calcext:value-type="float">
            <text:p>-0.2606725</text:p>
          </table:table-cell>
          <table:table-cell office:value-type="float" office:value="-0.08010676" calcext:value-type="float">
            <text:p>-0.08010676</text:p>
          </table:table-cell>
          <table:table-cell office:value-type="float" office:value="0.008151646" calcext:value-type="float">
            <text:p>0.008151646</text:p>
          </table:table-cell>
          <table:table-cell office:value-type="float" office:value="13.64044" calcext:value-type="float">
            <text:p>13.64044</text:p>
          </table:table-cell>
          <table:table-cell office:value-type="float" office:value="0.4102299" calcext:value-type="float">
            <text:p>0.4102299</text:p>
          </table:table-cell>
          <table:table-cell office:value-type="float" office:value="0.05277845" calcext:value-type="float">
            <text:p>0.05277845</text:p>
          </table:table-cell>
          <table:table-cell office:value-type="float" office:value="0.04475598" calcext:value-type="float">
            <text:p>0.04475598</text:p>
          </table:table-cell>
          <table:table-cell office:value-type="float" office:value="0.03518781" calcext:value-type="float">
            <text:p>0.03518781</text:p>
          </table:table-cell>
          <table:table-cell office:value-type="float" office:value="0.03210583" calcext:value-type="float">
            <text:p>0.03210583</text:p>
          </table:table-cell>
          <table:table-cell office:value-type="float" office:value="0.0152522" calcext:value-type="float">
            <text:p>0.0152522</text:p>
          </table:table-cell>
          <table:table-cell office:value-type="float" office:value="0.01177473" calcext:value-type="float">
            <text:p>0.01177473</text:p>
          </table:table-cell>
          <table:table-cell office:value-type="float" office:value="0.02865189" calcext:value-type="float">
            <text:p>0.02865189</text:p>
          </table:table-cell>
          <table:table-cell office:value-type="float" office:value="0.02429782" calcext:value-type="float">
            <text:p>0.02429782</text:p>
          </table:table-cell>
          <table:table-cell office:value-type="float" office:value="0.02208435" calcext:value-type="float">
            <text:p>0.02208435</text:p>
          </table:table-cell>
          <table:table-cell office:value-type="float" office:value="0.02072892" calcext:value-type="float">
            <text:p>0.02072892</text:p>
          </table:table-cell>
          <table:table-cell office:value-type="float" office:value="0.01746342" calcext:value-type="float">
            <text:p>0.01746342</text:p>
          </table:table-cell>
          <table:table-cell office:value-type="float" office:value="0.007403417" calcext:value-type="float">
            <text:p>0.007403417</text:p>
          </table:table-cell>
          <table:table-cell office:value-type="float" office:value="0.007301524" calcext:value-type="float">
            <text:p>0.007301524</text:p>
          </table:table-cell>
          <table:table-cell office:value-type="float" office:value="0" calcext:value-type="float">
            <text:p>0</text:p>
          </table:table-cell>
          <table:table-cell office:value-type="float" office:value="33.95023" calcext:value-type="float">
            <text:p>33.95023</text:p>
          </table:table-cell>
          <table:table-cell office:value-type="float" office:value="45.01346" calcext:value-type="float">
            <text:p>45.01346</text:p>
          </table:table-cell>
          <table:table-cell office:value-type="float" office:value="44.22191" calcext:value-type="float">
            <text:p>44.22191</text:p>
          </table:table-cell>
          <table:table-cell office:value-type="float" office:value="44.0915" calcext:value-type="float">
            <text:p>44.0915</text:p>
          </table:table-cell>
          <table:table-cell office:value-type="float" office:value="39.0514" calcext:value-type="float">
            <text:p>39.0514</text:p>
          </table:table-cell>
          <table:table-cell office:value-type="float" office:value="7.499326" calcext:value-type="float">
            <text:p>7.499326</text:p>
          </table:table-cell>
          <table:table-cell office:value-type="float" office:value="4.017709" calcext:value-type="float">
            <text:p>4.017709</text:p>
          </table:table-cell>
          <table:table-cell office:value-type="float" office:value="10.81839" calcext:value-type="float">
            <text:p>10.81839</text:p>
          </table:table-cell>
          <table:table-cell office:value-type="float" office:value="7.391019" calcext:value-type="float">
            <text:p>7.391019</text:p>
          </table:table-cell>
          <table:table-cell office:value-type="float" office:value="3.341287" calcext:value-type="float">
            <text:p>3.341287</text:p>
          </table:table-cell>
          <table:table-cell office:value-type="float" office:value="1.39211" calcext:value-type="float">
            <text:p>1.39211</text:p>
          </table:table-cell>
          <table:table-cell office:value-type="float" office:value="0.681142" calcext:value-type="float">
            <text:p>0.681142</text:p>
          </table:table-cell>
          <table:table-cell office:value-type="float" office:value="0.3630323" calcext:value-type="float">
            <text:p>0.3630323</text:p>
          </table:table-cell>
          <table:table-cell office:value-type="float" office:value="0.3303811" calcext:value-type="float">
            <text:p>0.3303811</text:p>
          </table:table-cell>
          <table:table-cell office:value-type="float" office:value="0" calcext:value-type="float">
            <text:p>0</text:p>
          </table:table-cell>
          <table:table-cell office:value-type="float" office:value="55.87315" calcext:value-type="float">
            <text:p>55.87315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24.55936" calcext:value-type="float">
            <text:p>24.55936</text:p>
          </table:table-cell>
          <table:table-cell office:value-type="float" office:value="1099.491" calcext:value-type="float">
            <text:p>1099.49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236036" calcext:value-type="float">
            <text:p>0.1236036</text:p>
          </table:table-cell>
          <table:table-cell office:value-type="float" office:value="20.31393" calcext:value-type="float">
            <text:p>20.31393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9119" calcext:value-type="float">
            <text:p>2.659119</text:p>
          </table:table-cell>
          <table:table-cell office:value-type="float" office:value="-0.2606899" calcext:value-type="float">
            <text:p>-0.2606899</text:p>
          </table:table-cell>
          <table:table-cell office:value-type="float" office:value="-0.0800847" calcext:value-type="float">
            <text:p>-0.0800847</text:p>
          </table:table-cell>
          <table:table-cell office:value-type="float" office:value="0.008177674" calcext:value-type="float">
            <text:p>0.008177674</text:p>
          </table:table-cell>
          <table:table-cell office:value-type="float" office:value="13.61146" calcext:value-type="float">
            <text:p>13.61146</text:p>
          </table:table-cell>
          <table:table-cell office:value-type="float" office:value="0.741399" calcext:value-type="float">
            <text:p>0.741399</text:p>
          </table:table-cell>
          <table:table-cell office:value-type="float" office:value="0.05193179" calcext:value-type="float">
            <text:p>0.05193179</text:p>
          </table:table-cell>
          <table:table-cell office:value-type="float" office:value="0.04379881" calcext:value-type="float">
            <text:p>0.04379881</text:p>
          </table:table-cell>
          <table:table-cell office:value-type="float" office:value="0.03488931" calcext:value-type="float">
            <text:p>0.03488931</text:p>
          </table:table-cell>
          <table:table-cell office:value-type="float" office:value="0.03184664" calcext:value-type="float">
            <text:p>0.03184664</text:p>
          </table:table-cell>
          <table:table-cell office:value-type="float" office:value="0.01526602" calcext:value-type="float">
            <text:p>0.01526602</text:p>
          </table:table-cell>
          <table:table-cell office:value-type="float" office:value="0.01169835" calcext:value-type="float">
            <text:p>0.01169835</text:p>
          </table:table-cell>
          <table:table-cell office:value-type="float" office:value="0.02855049" calcext:value-type="float">
            <text:p>0.02855049</text:p>
          </table:table-cell>
          <table:table-cell office:value-type="float" office:value="0.02426562" calcext:value-type="float">
            <text:p>0.02426562</text:p>
          </table:table-cell>
          <table:table-cell office:value-type="float" office:value="0.02207686" calcext:value-type="float">
            <text:p>0.02207686</text:p>
          </table:table-cell>
          <table:table-cell office:value-type="float" office:value="0.02072917" calcext:value-type="float">
            <text:p>0.02072917</text:p>
          </table:table-cell>
          <table:table-cell office:value-type="float" office:value="0.01747028" calcext:value-type="float">
            <text:p>0.01747028</text:p>
          </table:table-cell>
          <table:table-cell office:value-type="float" office:value="0.00738096" calcext:value-type="float">
            <text:p>0.00738096</text:p>
          </table:table-cell>
          <table:table-cell office:value-type="float" office:value="0.007309046" calcext:value-type="float">
            <text:p>0.007309046</text:p>
          </table:table-cell>
          <table:table-cell office:value-type="float" office:value="0" calcext:value-type="float">
            <text:p>0</text:p>
          </table:table-cell>
          <table:table-cell office:value-type="float" office:value="32.42769" calcext:value-type="float">
            <text:p>32.42769</text:p>
          </table:table-cell>
          <table:table-cell office:value-type="float" office:value="45.88247" calcext:value-type="float">
            <text:p>45.88247</text:p>
          </table:table-cell>
          <table:table-cell office:value-type="float" office:value="44.26013" calcext:value-type="float">
            <text:p>44.26013</text:p>
          </table:table-cell>
          <table:table-cell office:value-type="float" office:value="43.88384" calcext:value-type="float">
            <text:p>43.88384</text:p>
          </table:table-cell>
          <table:table-cell office:value-type="float" office:value="38.90053" calcext:value-type="float">
            <text:p>38.90053</text:p>
          </table:table-cell>
          <table:table-cell office:value-type="float" office:value="7.713624" calcext:value-type="float">
            <text:p>7.713624</text:p>
          </table:table-cell>
          <table:table-cell office:value-type="float" office:value="4.062547" calcext:value-type="float">
            <text:p>4.062547</text:p>
          </table:table-cell>
          <table:table-cell office:value-type="float" office:value="10.826" calcext:value-type="float">
            <text:p>10.826</text:p>
          </table:table-cell>
          <table:table-cell office:value-type="float" office:value="7.399041" calcext:value-type="float">
            <text:p>7.399041</text:p>
          </table:table-cell>
          <table:table-cell office:value-type="float" office:value="3.345028" calcext:value-type="float">
            <text:p>3.345028</text:p>
          </table:table-cell>
          <table:table-cell office:value-type="float" office:value="1.393768" calcext:value-type="float">
            <text:p>1.393768</text:p>
          </table:table-cell>
          <table:table-cell office:value-type="float" office:value="0.6818906" calcext:value-type="float">
            <text:p>0.6818906</text:p>
          </table:table-cell>
          <table:table-cell office:value-type="float" office:value="0.3604846" calcext:value-type="float">
            <text:p>0.3604846</text:p>
          </table:table-cell>
          <table:table-cell office:value-type="float" office:value="0.3340758" calcext:value-type="float">
            <text:p>0.3340758</text:p>
          </table:table-cell>
          <table:table-cell office:value-type="float" office:value="0" calcext:value-type="float">
            <text:p>0</text:p>
          </table:table-cell>
          <table:table-cell office:value-type="float" office:value="65.11272" calcext:value-type="float">
            <text:p>65.1127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24.53895" calcext:value-type="float">
            <text:p>24.53895</text:p>
          </table:table-cell>
          <table:table-cell office:value-type="float" office:value="1099.451" calcext:value-type="float">
            <text:p>1099.45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326055" calcext:value-type="float">
            <text:p>0.1326055</text:p>
          </table:table-cell>
          <table:table-cell office:value-type="float" office:value="20.35752" calcext:value-type="float">
            <text:p>20.35752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7042" calcext:value-type="float">
            <text:p>-0.2607042</text:p>
          </table:table-cell>
          <table:table-cell office:value-type="float" office:value="-0.08006378" calcext:value-type="float">
            <text:p>-0.08006378</text:p>
          </table:table-cell>
          <table:table-cell office:value-type="float" office:value="0.008211245" calcext:value-type="float">
            <text:p>0.008211245</text:p>
          </table:table-cell>
          <table:table-cell office:value-type="float" office:value="13.58369" calcext:value-type="float">
            <text:p>13.58369</text:p>
          </table:table-cell>
          <table:table-cell office:value-type="float" office:value="1.105982" calcext:value-type="float">
            <text:p>1.105982</text:p>
          </table:table-cell>
          <table:table-cell office:value-type="float" office:value="0.05139923" calcext:value-type="float">
            <text:p>0.05139923</text:p>
          </table:table-cell>
          <table:table-cell office:value-type="float" office:value="0.04301072" calcext:value-type="float">
            <text:p>0.04301072</text:p>
          </table:table-cell>
          <table:table-cell office:value-type="float" office:value="0.03467891" calcext:value-type="float">
            <text:p>0.03467891</text:p>
          </table:table-cell>
          <table:table-cell office:value-type="float" office:value="0.03162051" calcext:value-type="float">
            <text:p>0.03162051</text:p>
          </table:table-cell>
          <table:table-cell office:value-type="float" office:value="0.01530289" calcext:value-type="float">
            <text:p>0.01530289</text:p>
          </table:table-cell>
          <table:table-cell office:value-type="float" office:value="0.01163153" calcext:value-type="float">
            <text:p>0.01163153</text:p>
          </table:table-cell>
          <table:table-cell office:value-type="float" office:value="0.02844539" calcext:value-type="float">
            <text:p>0.02844539</text:p>
          </table:table-cell>
          <table:table-cell office:value-type="float" office:value="0.02422753" calcext:value-type="float">
            <text:p>0.02422753</text:p>
          </table:table-cell>
          <table:table-cell office:value-type="float" office:value="0.02206504" calcext:value-type="float">
            <text:p>0.02206504</text:p>
          </table:table-cell>
          <table:table-cell office:value-type="float" office:value="0.0207284" calcext:value-type="float">
            <text:p>0.0207284</text:p>
          </table:table-cell>
          <table:table-cell office:value-type="float" office:value="0.01747672" calcext:value-type="float">
            <text:p>0.01747672</text:p>
          </table:table-cell>
          <table:table-cell office:value-type="float" office:value="0.00736426" calcext:value-type="float">
            <text:p>0.00736426</text:p>
          </table:table-cell>
          <table:table-cell office:value-type="float" office:value="0.007311505" calcext:value-type="float">
            <text:p>0.007311505</text:p>
          </table:table-cell>
          <table:table-cell office:value-type="float" office:value="0" calcext:value-type="float">
            <text:p>0</text:p>
          </table:table-cell>
          <table:table-cell office:value-type="float" office:value="31.23824" calcext:value-type="float">
            <text:p>31.23824</text:p>
          </table:table-cell>
          <table:table-cell office:value-type="float" office:value="46.70832" calcext:value-type="float">
            <text:p>46.70832</text:p>
          </table:table-cell>
          <table:table-cell office:value-type="float" office:value="44.32009" calcext:value-type="float">
            <text:p>44.32009</text:p>
          </table:table-cell>
          <table:table-cell office:value-type="float" office:value="43.66384" calcext:value-type="float">
            <text:p>43.66384</text:p>
          </table:table-cell>
          <table:table-cell office:value-type="float" office:value="38.64494" calcext:value-type="float">
            <text:p>38.64494</text:p>
          </table:table-cell>
          <table:table-cell office:value-type="float" office:value="7.96821" calcext:value-type="float">
            <text:p>7.96821</text:p>
          </table:table-cell>
          <table:table-cell office:value-type="float" office:value="4.108264" calcext:value-type="float">
            <text:p>4.108264</text:p>
          </table:table-cell>
          <table:table-cell office:value-type="float" office:value="10.83376" calcext:value-type="float">
            <text:p>10.83376</text:p>
          </table:table-cell>
          <table:table-cell office:value-type="float" office:value="7.407019" calcext:value-type="float">
            <text:p>7.407019</text:p>
          </table:table-cell>
          <table:table-cell office:value-type="float" office:value="3.348797" calcext:value-type="float">
            <text:p>3.348797</text:p>
          </table:table-cell>
          <table:table-cell office:value-type="float" office:value="1.39542" calcext:value-type="float">
            <text:p>1.39542</text:p>
          </table:table-cell>
          <table:table-cell office:value-type="float" office:value="0.6825385" calcext:value-type="float">
            <text:p>0.6825385</text:p>
          </table:table-cell>
          <table:table-cell office:value-type="float" office:value="0.3594024" calcext:value-type="float">
            <text:p>0.3594024</text:p>
          </table:table-cell>
          <table:table-cell office:value-type="float" office:value="0.3353327" calcext:value-type="float">
            <text:p>0.3353327</text:p>
          </table:table-cell>
          <table:table-cell office:value-type="float" office:value="0" calcext:value-type="float">
            <text:p>0</text:p>
          </table:table-cell>
          <table:table-cell office:value-type="float" office:value="73.16296" calcext:value-type="float">
            <text:p>73.16296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24.51679" calcext:value-type="float">
            <text:p>24.51679</text:p>
          </table:table-cell>
          <table:table-cell office:value-type="float" office:value="1099.411" calcext:value-type="float">
            <text:p>1099.41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2865" calcext:value-type="float">
            <text:p>0.142865</text:p>
          </table:table-cell>
          <table:table-cell office:value-type="float" office:value="20.40197" calcext:value-type="float">
            <text:p>20.40197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7192" calcext:value-type="float">
            <text:p>-0.2607192</text:p>
          </table:table-cell>
          <table:table-cell office:value-type="float" office:value="-0.08004463" calcext:value-type="float">
            <text:p>-0.08004463</text:p>
          </table:table-cell>
          <table:table-cell office:value-type="float" office:value="0.008251134" calcext:value-type="float">
            <text:p>0.008251134</text:p>
          </table:table-cell>
          <table:table-cell office:value-type="float" office:value="13.55365" calcext:value-type="float">
            <text:p>13.55365</text:p>
          </table:table-cell>
          <table:table-cell office:value-type="float" office:value="1.528301" calcext:value-type="float">
            <text:p>1.528301</text:p>
          </table:table-cell>
          <table:table-cell office:value-type="float" office:value="0.05051917" calcext:value-type="float">
            <text:p>0.05051917</text:p>
          </table:table-cell>
          <table:table-cell office:value-type="float" office:value="0.04216956" calcext:value-type="float">
            <text:p>0.04216956</text:p>
          </table:table-cell>
          <table:table-cell office:value-type="float" office:value="0.03441737" calcext:value-type="float">
            <text:p>0.03441737</text:p>
          </table:table-cell>
          <table:table-cell office:value-type="float" office:value="0.03140976" calcext:value-type="float">
            <text:p>0.03140976</text:p>
          </table:table-cell>
          <table:table-cell office:value-type="float" office:value="0.01533031" calcext:value-type="float">
            <text:p>0.01533031</text:p>
          </table:table-cell>
          <table:table-cell office:value-type="float" office:value="0.0115731" calcext:value-type="float">
            <text:p>0.0115731</text:p>
          </table:table-cell>
          <table:table-cell office:value-type="float" office:value="0.02834127" calcext:value-type="float">
            <text:p>0.02834127</text:p>
          </table:table-cell>
          <table:table-cell office:value-type="float" office:value="0.02418509" calcext:value-type="float">
            <text:p>0.02418509</text:p>
          </table:table-cell>
          <table:table-cell office:value-type="float" office:value="0.02204932" calcext:value-type="float">
            <text:p>0.02204932</text:p>
          </table:table-cell>
          <table:table-cell office:value-type="float" office:value="0.02072641" calcext:value-type="float">
            <text:p>0.02072641</text:p>
          </table:table-cell>
          <table:table-cell office:value-type="float" office:value="0.01748276" calcext:value-type="float">
            <text:p>0.01748276</text:p>
          </table:table-cell>
          <table:table-cell office:value-type="float" office:value="0.007351184" calcext:value-type="float">
            <text:p>0.007351184</text:p>
          </table:table-cell>
          <table:table-cell office:value-type="float" office:value="0.007310706" calcext:value-type="float">
            <text:p>0.007310706</text:p>
          </table:table-cell>
          <table:table-cell office:value-type="float" office:value="0" calcext:value-type="float">
            <text:p>0</text:p>
          </table:table-cell>
          <table:table-cell office:value-type="float" office:value="30.33361" calcext:value-type="float">
            <text:p>30.33361</text:p>
          </table:table-cell>
          <table:table-cell office:value-type="float" office:value="47.49235" calcext:value-type="float">
            <text:p>47.49235</text:p>
          </table:table-cell>
          <table:table-cell office:value-type="float" office:value="44.37135" calcext:value-type="float">
            <text:p>44.37135</text:p>
          </table:table-cell>
          <table:table-cell office:value-type="float" office:value="43.45401" calcext:value-type="float">
            <text:p>43.45401</text:p>
          </table:table-cell>
          <table:table-cell office:value-type="float" office:value="38.55886" calcext:value-type="float">
            <text:p>38.55886</text:p>
          </table:table-cell>
          <table:table-cell office:value-type="float" office:value="8.199176" calcext:value-type="float">
            <text:p>8.199176</text:p>
          </table:table-cell>
          <table:table-cell office:value-type="float" office:value="4.157375" calcext:value-type="float">
            <text:p>4.157375</text:p>
          </table:table-cell>
          <table:table-cell office:value-type="float" office:value="10.84183" calcext:value-type="float">
            <text:p>10.84183</text:p>
          </table:table-cell>
          <table:table-cell office:value-type="float" office:value="7.414949" calcext:value-type="float">
            <text:p>7.414949</text:p>
          </table:table-cell>
          <table:table-cell office:value-type="float" office:value="3.352589" calcext:value-type="float">
            <text:p>3.352589</text:p>
          </table:table-cell>
          <table:table-cell office:value-type="float" office:value="1.397061" calcext:value-type="float">
            <text:p>1.397061</text:p>
          </table:table-cell>
          <table:table-cell office:value-type="float" office:value="0.6831585" calcext:value-type="float">
            <text:p>0.6831585</text:p>
          </table:table-cell>
          <table:table-cell office:value-type="float" office:value="0.3592134" calcext:value-type="float">
            <text:p>0.3592134</text:p>
          </table:table-cell>
          <table:table-cell office:value-type="float" office:value="0.3353566" calcext:value-type="float">
            <text:p>0.3353566</text:p>
          </table:table-cell>
          <table:table-cell office:value-type="float" office:value="0" calcext:value-type="float">
            <text:p>0</text:p>
          </table:table-cell>
          <table:table-cell office:value-type="float" office:value="82.24336" calcext:value-type="float">
            <text:p>82.24336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88" calcext:value-type="float">
            <text:p>-0.379788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24.49495" calcext:value-type="float">
            <text:p>24.49495</text:p>
          </table:table-cell>
          <table:table-cell office:value-type="float" office:value="1099.368" calcext:value-type="float">
            <text:p>1099.368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19749" calcext:value-type="float">
            <text:p>0.1519749</text:p>
          </table:table-cell>
          <table:table-cell office:value-type="float" office:value="20.44993" calcext:value-type="float">
            <text:p>20.44993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7363" calcext:value-type="float">
            <text:p>-0.2607363</text:p>
          </table:table-cell>
          <table:table-cell office:value-type="float" office:value="-0.08002685" calcext:value-type="float">
            <text:p>-0.08002685</text:p>
          </table:table-cell>
          <table:table-cell office:value-type="float" office:value="0.00830045" calcext:value-type="float">
            <text:p>0.00830045</text:p>
          </table:table-cell>
          <table:table-cell office:value-type="float" office:value="13.5285" calcext:value-type="float">
            <text:p>13.5285</text:p>
          </table:table-cell>
          <table:table-cell office:value-type="float" office:value="1.943195" calcext:value-type="float">
            <text:p>1.943195</text:p>
          </table:table-cell>
          <table:table-cell office:value-type="float" office:value="0.04990669" calcext:value-type="float">
            <text:p>0.04990669</text:p>
          </table:table-cell>
          <table:table-cell office:value-type="float" office:value="0.04132522" calcext:value-type="float">
            <text:p>0.04132522</text:p>
          </table:table-cell>
          <table:table-cell office:value-type="float" office:value="0.03413653" calcext:value-type="float">
            <text:p>0.03413653</text:p>
          </table:table-cell>
          <table:table-cell office:value-type="float" office:value="0.03115242" calcext:value-type="float">
            <text:p>0.03115242</text:p>
          </table:table-cell>
          <table:table-cell office:value-type="float" office:value="0.01531002" calcext:value-type="float">
            <text:p>0.01531002</text:p>
          </table:table-cell>
          <table:table-cell office:value-type="float" office:value="0.01148568" calcext:value-type="float">
            <text:p>0.01148568</text:p>
          </table:table-cell>
          <table:table-cell office:value-type="float" office:value="0.02822161" calcext:value-type="float">
            <text:p>0.02822161</text:p>
          </table:table-cell>
          <table:table-cell office:value-type="float" office:value="0.02413774" calcext:value-type="float">
            <text:p>0.02413774</text:p>
          </table:table-cell>
          <table:table-cell office:value-type="float" office:value="0.02203012" calcext:value-type="float">
            <text:p>0.02203012</text:p>
          </table:table-cell>
          <table:table-cell office:value-type="float" office:value="0.02072311" calcext:value-type="float">
            <text:p>0.02072311</text:p>
          </table:table-cell>
          <table:table-cell office:value-type="float" office:value="0.01748832" calcext:value-type="float">
            <text:p>0.01748832</text:p>
          </table:table-cell>
          <table:table-cell office:value-type="float" office:value="0.007338393" calcext:value-type="float">
            <text:p>0.007338393</text:p>
          </table:table-cell>
          <table:table-cell office:value-type="float" office:value="0.007309906" calcext:value-type="float">
            <text:p>0.007309906</text:p>
          </table:table-cell>
          <table:table-cell office:value-type="float" office:value="0" calcext:value-type="float">
            <text:p>0</text:p>
          </table:table-cell>
          <table:table-cell office:value-type="float" office:value="29.56645" calcext:value-type="float">
            <text:p>29.56645</text:p>
          </table:table-cell>
          <table:table-cell office:value-type="float" office:value="48.21474" calcext:value-type="float">
            <text:p>48.21474</text:p>
          </table:table-cell>
          <table:table-cell office:value-type="float" office:value="44.41831" calcext:value-type="float">
            <text:p>44.41831</text:p>
          </table:table-cell>
          <table:table-cell office:value-type="float" office:value="43.26591" calcext:value-type="float">
            <text:p>43.26591</text:p>
          </table:table-cell>
          <table:table-cell office:value-type="float" office:value="38.37489" calcext:value-type="float">
            <text:p>38.37489</text:p>
          </table:table-cell>
          <table:table-cell office:value-type="float" office:value="8.471009" calcext:value-type="float">
            <text:p>8.471009</text:p>
          </table:table-cell>
          <table:table-cell office:value-type="float" office:value="4.210566" calcext:value-type="float">
            <text:p>4.210566</text:p>
          </table:table-cell>
          <table:table-cell office:value-type="float" office:value="10.84968" calcext:value-type="float">
            <text:p>10.84968</text:p>
          </table:table-cell>
          <table:table-cell office:value-type="float" office:value="7.422844" calcext:value-type="float">
            <text:p>7.422844</text:p>
          </table:table-cell>
          <table:table-cell office:value-type="float" office:value="3.356405" calcext:value-type="float">
            <text:p>3.356405</text:p>
          </table:table-cell>
          <table:table-cell office:value-type="float" office:value="1.398698" calcext:value-type="float">
            <text:p>1.398698</text:p>
          </table:table-cell>
          <table:table-cell office:value-type="float" office:value="0.6837559" calcext:value-type="float">
            <text:p>0.6837559</text:p>
          </table:table-cell>
          <table:table-cell office:value-type="float" office:value="0.3590465" calcext:value-type="float">
            <text:p>0.3590465</text:p>
          </table:table-cell>
          <table:table-cell office:value-type="float" office:value="0.3353789" calcext:value-type="float">
            <text:p>0.3353789</text:p>
          </table:table-cell>
          <table:table-cell office:value-type="float" office:value="0" calcext:value-type="float">
            <text:p>0</text:p>
          </table:table-cell>
          <table:table-cell office:value-type="float" office:value="89.76333" calcext:value-type="float">
            <text:p>89.76333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4" calcext:value-type="float">
            <text:p>-0.379789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24.47316" calcext:value-type="float">
            <text:p>24.47316</text:p>
          </table:table-cell>
          <table:table-cell office:value-type="float" office:value="1099.324" calcext:value-type="float">
            <text:p>1099.324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64873" calcext:value-type="float">
            <text:p>0.1564873</text:p>
          </table:table-cell>
          <table:table-cell office:value-type="float" office:value="20.50326" calcext:value-type="float">
            <text:p>20.50326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755" calcext:value-type="float">
            <text:p>-0.260755</text:p>
          </table:table-cell>
          <table:table-cell office:value-type="float" office:value="-0.0800088" calcext:value-type="float">
            <text:p>-0.0800088</text:p>
          </table:table-cell>
          <table:table-cell office:value-type="float" office:value="0.008329619" calcext:value-type="float">
            <text:p>0.008329619</text:p>
          </table:table-cell>
          <table:table-cell office:value-type="float" office:value="13.51139" calcext:value-type="float">
            <text:p>13.51139</text:p>
          </table:table-cell>
          <table:table-cell office:value-type="float" office:value="2.002155" calcext:value-type="float">
            <text:p>2.002155</text:p>
          </table:table-cell>
          <table:table-cell office:value-type="float" office:value="0.07918064" calcext:value-type="float">
            <text:p>0.07918064</text:p>
          </table:table-cell>
          <table:table-cell office:value-type="float" office:value="0.07094047" calcext:value-type="float">
            <text:p>0.07094047</text:p>
          </table:table-cell>
          <table:table-cell office:value-type="float" office:value="0.06469952" calcext:value-type="float">
            <text:p>0.06469952</text:p>
          </table:table-cell>
          <table:table-cell office:value-type="float" office:value="0.0622159" calcext:value-type="float">
            <text:p>0.0622159</text:p>
          </table:table-cell>
          <table:table-cell office:value-type="float" office:value="0.02024557" calcext:value-type="float">
            <text:p>0.02024557</text:p>
          </table:table-cell>
          <table:table-cell office:value-type="float" office:value="0.01139483" calcext:value-type="float">
            <text:p>0.01139483</text:p>
          </table:table-cell>
          <table:table-cell office:value-type="float" office:value="0.02808446" calcext:value-type="float">
            <text:p>0.02808446</text:p>
          </table:table-cell>
          <table:table-cell office:value-type="float" office:value="0.02408214" calcext:value-type="float">
            <text:p>0.02408214</text:p>
          </table:table-cell>
          <table:table-cell office:value-type="float" office:value="0.02200737" calcext:value-type="float">
            <text:p>0.02200737</text:p>
          </table:table-cell>
          <table:table-cell office:value-type="float" office:value="0.02071844" calcext:value-type="float">
            <text:p>0.02071844</text:p>
          </table:table-cell>
          <table:table-cell office:value-type="float" office:value="0.01749339" calcext:value-type="float">
            <text:p>0.01749339</text:p>
          </table:table-cell>
          <table:table-cell office:value-type="float" office:value="0.007325858" calcext:value-type="float">
            <text:p>0.007325858</text:p>
          </table:table-cell>
          <table:table-cell office:value-type="float" office:value="0.007309103" calcext:value-type="float">
            <text:p>0.007309103</text:p>
          </table:table-cell>
          <table:table-cell office:value-type="float" office:value="0" calcext:value-type="float">
            <text:p>0</text:p>
          </table:table-cell>
          <table:table-cell office:value-type="float" office:value="30.28095" calcext:value-type="float">
            <text:p>30.28095</text:p>
          </table:table-cell>
          <table:table-cell office:value-type="float" office:value="47.82844" calcext:value-type="float">
            <text:p>47.82844</text:p>
          </table:table-cell>
          <table:table-cell office:value-type="float" office:value="44.10736" calcext:value-type="float">
            <text:p>44.10736</text:p>
          </table:table-cell>
          <table:table-cell office:value-type="float" office:value="42.89988" calcext:value-type="float">
            <text:p>42.89988</text:p>
          </table:table-cell>
          <table:table-cell office:value-type="float" office:value="38.43119" calcext:value-type="float">
            <text:p>38.43119</text:p>
          </table:table-cell>
          <table:table-cell office:value-type="float" office:value="9.17717" calcext:value-type="float">
            <text:p>9.17717</text:p>
          </table:table-cell>
          <table:table-cell office:value-type="float" office:value="4.267817" calcext:value-type="float">
            <text:p>4.267817</text:p>
          </table:table-cell>
          <table:table-cell office:value-type="float" office:value="10.85833" calcext:value-type="float">
            <text:p>10.85833</text:p>
          </table:table-cell>
          <table:table-cell office:value-type="float" office:value="7.430757" calcext:value-type="float">
            <text:p>7.430757</text:p>
          </table:table-cell>
          <table:table-cell office:value-type="float" office:value="3.360247" calcext:value-type="float">
            <text:p>3.360247</text:p>
          </table:table-cell>
          <table:table-cell office:value-type="float" office:value="1.400319" calcext:value-type="float">
            <text:p>1.400319</text:p>
          </table:table-cell>
          <table:table-cell office:value-type="float" office:value="0.6843414" calcext:value-type="float">
            <text:p>0.6843414</text:p>
          </table:table-cell>
          <table:table-cell office:value-type="float" office:value="0.358891" calcext:value-type="float">
            <text:p>0.358891</text:p>
          </table:table-cell>
          <table:table-cell office:value-type="float" office:value="0.3354012" calcext:value-type="float">
            <text:p>0.3354012</text:p>
          </table:table-cell>
          <table:table-cell office:value-type="float" office:value="0" calcext:value-type="float">
            <text:p>0</text:p>
          </table:table-cell>
          <table:table-cell office:value-type="float" office:value="96.77794" calcext:value-type="float">
            <text:p>96.77794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9" calcext:value-type="float">
            <text:p>-0.379789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24.45711" calcext:value-type="float">
            <text:p>24.45711</text:p>
          </table:table-cell>
          <table:table-cell office:value-type="float" office:value="1099.283" calcext:value-type="float">
            <text:p>1099.283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66668" calcext:value-type="float">
            <text:p>0.1566668</text:p>
          </table:table-cell>
          <table:table-cell office:value-type="float" office:value="20.55312" calcext:value-type="float">
            <text:p>20.55312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7679" calcext:value-type="float">
            <text:p>-0.2607679</text:p>
          </table:table-cell>
          <table:table-cell office:value-type="float" office:value="-0.07998768" calcext:value-type="float">
            <text:p>-0.07998768</text:p>
          </table:table-cell>
          <table:table-cell office:value-type="float" office:value="0.008334379" calcext:value-type="float">
            <text:p>0.008334379</text:p>
          </table:table-cell>
          <table:table-cell office:value-type="float" office:value="13.50295" calcext:value-type="float">
            <text:p>13.50295</text:p>
          </table:table-cell>
          <table:table-cell office:value-type="float" office:value="2.078226" calcext:value-type="float">
            <text:p>2.078226</text:p>
          </table:table-cell>
          <table:table-cell office:value-type="float" office:value="0.06895966" calcext:value-type="float">
            <text:p>0.06895966</text:p>
          </table:table-cell>
          <table:table-cell office:value-type="float" office:value="0.05985617" calcext:value-type="float">
            <text:p>0.05985617</text:p>
          </table:table-cell>
          <table:table-cell office:value-type="float" office:value="0.05335171" calcext:value-type="float">
            <text:p>0.05335171</text:p>
          </table:table-cell>
          <table:table-cell office:value-type="float" office:value="0.05076986" calcext:value-type="float">
            <text:p>0.05076986</text:p>
          </table:table-cell>
          <table:table-cell office:value-type="float" office:value="0.01869566" calcext:value-type="float">
            <text:p>0.01869566</text:p>
          </table:table-cell>
          <table:table-cell office:value-type="float" office:value="0.01137242" calcext:value-type="float">
            <text:p>0.01137242</text:p>
          </table:table-cell>
          <table:table-cell office:value-type="float" office:value="0.02795967" calcext:value-type="float">
            <text:p>0.02795967</text:p>
          </table:table-cell>
          <table:table-cell office:value-type="float" office:value="0.02401967" calcext:value-type="float">
            <text:p>0.02401967</text:p>
          </table:table-cell>
          <table:table-cell office:value-type="float" office:value="0.02198066" calcext:value-type="float">
            <text:p>0.02198066</text:p>
          </table:table-cell>
          <table:table-cell office:value-type="float" office:value="0.02071226" calcext:value-type="float">
            <text:p>0.02071226</text:p>
          </table:table-cell>
          <table:table-cell office:value-type="float" office:value="0.01749793" calcext:value-type="float">
            <text:p>0.01749793</text:p>
          </table:table-cell>
          <table:table-cell office:value-type="float" office:value="0.007313546" calcext:value-type="float">
            <text:p>0.007313546</text:p>
          </table:table-cell>
          <table:table-cell office:value-type="float" office:value="0.007308299" calcext:value-type="float">
            <text:p>0.007308299</text:p>
          </table:table-cell>
          <table:table-cell office:value-type="float" office:value="0" calcext:value-type="float">
            <text:p>0</text:p>
          </table:table-cell>
          <table:table-cell office:value-type="float" office:value="31.09096" calcext:value-type="float">
            <text:p>31.09096</text:p>
          </table:table-cell>
          <table:table-cell office:value-type="float" office:value="48.12139" calcext:value-type="float">
            <text:p>48.12139</text:p>
          </table:table-cell>
          <table:table-cell office:value-type="float" office:value="43.98767" calcext:value-type="float">
            <text:p>43.98767</text:p>
          </table:table-cell>
          <table:table-cell office:value-type="float" office:value="42.65071" calcext:value-type="float">
            <text:p>42.65071</text:p>
          </table:table-cell>
          <table:table-cell office:value-type="float" office:value="38.27866" calcext:value-type="float">
            <text:p>38.27866</text:p>
          </table:table-cell>
          <table:table-cell office:value-type="float" office:value="9.445612" calcext:value-type="float">
            <text:p>9.445612</text:p>
          </table:table-cell>
          <table:table-cell office:value-type="float" office:value="4.325582" calcext:value-type="float">
            <text:p>4.325582</text:p>
          </table:table-cell>
          <table:table-cell office:value-type="float" office:value="10.8684" calcext:value-type="float">
            <text:p>10.8684</text:p>
          </table:table-cell>
          <table:table-cell office:value-type="float" office:value="7.438748" calcext:value-type="float">
            <text:p>7.438748</text:p>
          </table:table-cell>
          <table:table-cell office:value-type="float" office:value="3.364129" calcext:value-type="float">
            <text:p>3.364129</text:p>
          </table:table-cell>
          <table:table-cell office:value-type="float" office:value="1.40194" calcext:value-type="float">
            <text:p>1.40194</text:p>
          </table:table-cell>
          <table:table-cell office:value-type="float" office:value="0.6849217" calcext:value-type="float">
            <text:p>0.6849217</text:p>
          </table:table-cell>
          <table:table-cell office:value-type="float" office:value="0.3587418" calcext:value-type="float">
            <text:p>0.3587418</text:p>
          </table:table-cell>
          <table:table-cell office:value-type="float" office:value="0.3354234" calcext:value-type="float">
            <text:p>0.3354234</text:p>
          </table:table-cell>
          <table:table-cell office:value-type="float" office:value="0" calcext:value-type="float">
            <text:p>0</text:p>
          </table:table-cell>
          <table:table-cell office:value-type="float" office:value="99.42457" calcext:value-type="float">
            <text:p>99.42457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9" calcext:value-type="float">
            <text:p>-0.379789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24.44284" calcext:value-type="float">
            <text:p>24.44284</text:p>
          </table:table-cell>
          <table:table-cell office:value-type="float" office:value="1099.246" calcext:value-type="float">
            <text:p>1099.246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82645" calcext:value-type="float">
            <text:p>0.1582645</text:p>
          </table:table-cell>
          <table:table-cell office:value-type="float" office:value="20.59614" calcext:value-type="float">
            <text:p>20.59614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7828" calcext:value-type="float">
            <text:p>-0.2607828</text:p>
          </table:table-cell>
          <table:table-cell office:value-type="float" office:value="-0.07996625" calcext:value-type="float">
            <text:p>-0.07996625</text:p>
          </table:table-cell>
          <table:table-cell office:value-type="float" office:value="0.008339116" calcext:value-type="float">
            <text:p>0.008339116</text:p>
          </table:table-cell>
          <table:table-cell office:value-type="float" office:value="13.4919" calcext:value-type="float">
            <text:p>13.4919</text:p>
          </table:table-cell>
          <table:table-cell office:value-type="float" office:value="2.163186" calcext:value-type="float">
            <text:p>2.163186</text:p>
          </table:table-cell>
          <table:table-cell office:value-type="float" office:value="0.06224058" calcext:value-type="float">
            <text:p>0.06224058</text:p>
          </table:table-cell>
          <table:table-cell office:value-type="float" office:value="0.05301907" calcext:value-type="float">
            <text:p>0.05301907</text:p>
          </table:table-cell>
          <table:table-cell office:value-type="float" office:value="0.04646273" calcext:value-type="float">
            <text:p>0.04646273</text:p>
          </table:table-cell>
          <table:table-cell office:value-type="float" office:value="0.04383537" calcext:value-type="float">
            <text:p>0.04383537</text:p>
          </table:table-cell>
          <table:table-cell office:value-type="float" office:value="0.01789478" calcext:value-type="float">
            <text:p>0.01789478</text:p>
          </table:table-cell>
          <table:table-cell office:value-type="float" office:value="0.01144313" calcext:value-type="float">
            <text:p>0.01144313</text:p>
          </table:table-cell>
          <table:table-cell office:value-type="float" office:value="0.02789332" calcext:value-type="float">
            <text:p>0.02789332</text:p>
          </table:table-cell>
          <table:table-cell office:value-type="float" office:value="0.02396302" calcext:value-type="float">
            <text:p>0.02396302</text:p>
          </table:table-cell>
          <table:table-cell office:value-type="float" office:value="0.02195066" calcext:value-type="float">
            <text:p>0.02195066</text:p>
          </table:table-cell>
          <table:table-cell office:value-type="float" office:value="0.02070446" calcext:value-type="float">
            <text:p>0.02070446</text:p>
          </table:table-cell>
          <table:table-cell office:value-type="float" office:value="0.01750186" calcext:value-type="float">
            <text:p>0.01750186</text:p>
          </table:table-cell>
          <table:table-cell office:value-type="float" office:value="0.007301446" calcext:value-type="float">
            <text:p>0.007301446</text:p>
          </table:table-cell>
          <table:table-cell office:value-type="float" office:value="0.007307496" calcext:value-type="float">
            <text:p>0.007307496</text:p>
          </table:table-cell>
          <table:table-cell office:value-type="float" office:value="0" calcext:value-type="float">
            <text:p>0</text:p>
          </table:table-cell>
          <table:table-cell office:value-type="float" office:value="32.15204" calcext:value-type="float">
            <text:p>32.15204</text:p>
          </table:table-cell>
          <table:table-cell office:value-type="float" office:value="48.47419" calcext:value-type="float">
            <text:p>48.47419</text:p>
          </table:table-cell>
          <table:table-cell office:value-type="float" office:value="43.87017" calcext:value-type="float">
            <text:p>43.87017</text:p>
          </table:table-cell>
          <table:table-cell office:value-type="float" office:value="42.41991" calcext:value-type="float">
            <text:p>42.41991</text:p>
          </table:table-cell>
          <table:table-cell office:value-type="float" office:value="38.06758" calcext:value-type="float">
            <text:p>38.06758</text:p>
          </table:table-cell>
          <table:table-cell office:value-type="float" office:value="9.685939" calcext:value-type="float">
            <text:p>9.685939</text:p>
          </table:table-cell>
          <table:table-cell office:value-type="float" office:value="4.383171" calcext:value-type="float">
            <text:p>4.383171</text:p>
          </table:table-cell>
          <table:table-cell office:value-type="float" office:value="10.87919" calcext:value-type="float">
            <text:p>10.87919</text:p>
          </table:table-cell>
          <table:table-cell office:value-type="float" office:value="7.446729" calcext:value-type="float">
            <text:p>7.446729</text:p>
          </table:table-cell>
          <table:table-cell office:value-type="float" office:value="3.368049" calcext:value-type="float">
            <text:p>3.368049</text:p>
          </table:table-cell>
          <table:table-cell office:value-type="float" office:value="1.40356" calcext:value-type="float">
            <text:p>1.40356</text:p>
          </table:table-cell>
          <table:table-cell office:value-type="float" office:value="0.6854967" calcext:value-type="float">
            <text:p>0.6854967</text:p>
          </table:table-cell>
          <table:table-cell office:value-type="float" office:value="0.3585989" calcext:value-type="float">
            <text:p>0.3585989</text:p>
          </table:table-cell>
          <table:table-cell office:value-type="float" office:value="0.3354456" calcext:value-type="float">
            <text:p>0.3354456</text:p>
          </table:table-cell>
          <table:table-cell office:value-type="float" office:value="0" calcext:value-type="float">
            <text:p>0</text:p>
          </table:table-cell>
          <table:table-cell office:value-type="float" office:value="102.8524" calcext:value-type="float">
            <text:p>102.8524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9" calcext:value-type="float">
            <text:p>-0.379789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24.42871" calcext:value-type="float">
            <text:p>24.42871</text:p>
          </table:table-cell>
          <table:table-cell office:value-type="float" office:value="1099.208" calcext:value-type="float">
            <text:p>1099.208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60255" calcext:value-type="float">
            <text:p>0.160255</text:p>
          </table:table-cell>
          <table:table-cell office:value-type="float" office:value="20.63882" calcext:value-type="float">
            <text:p>20.63882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7961" calcext:value-type="float">
            <text:p>-0.2607961</text:p>
          </table:table-cell>
          <table:table-cell office:value-type="float" office:value="-0.07994529" calcext:value-type="float">
            <text:p>-0.07994529</text:p>
          </table:table-cell>
          <table:table-cell office:value-type="float" office:value="0.008343751" calcext:value-type="float">
            <text:p>0.008343751</text:p>
          </table:table-cell>
          <table:table-cell office:value-type="float" office:value="13.48242" calcext:value-type="float">
            <text:p>13.48242</text:p>
          </table:table-cell>
          <table:table-cell office:value-type="float" office:value="2.252839" calcext:value-type="float">
            <text:p>2.252839</text:p>
          </table:table-cell>
          <table:table-cell office:value-type="float" office:value="0.05779954" calcext:value-type="float">
            <text:p>0.05779954</text:p>
          </table:table-cell>
          <table:table-cell office:value-type="float" office:value="0.04866407" calcext:value-type="float">
            <text:p>0.04866407</text:p>
          </table:table-cell>
          <table:table-cell office:value-type="float" office:value="0.04204561" calcext:value-type="float">
            <text:p>0.04204561</text:p>
          </table:table-cell>
          <table:table-cell office:value-type="float" office:value="0.03937815" calcext:value-type="float">
            <text:p>0.03937815</text:p>
          </table:table-cell>
          <table:table-cell office:value-type="float" office:value="0.01737349" calcext:value-type="float">
            <text:p>0.01737349</text:p>
          </table:table-cell>
          <table:table-cell office:value-type="float" office:value="0.01148454" calcext:value-type="float">
            <text:p>0.01148454</text:p>
          </table:table-cell>
          <table:table-cell office:value-type="float" office:value="0.02785007" calcext:value-type="float">
            <text:p>0.02785007</text:p>
          </table:table-cell>
          <table:table-cell office:value-type="float" office:value="0.02391961" calcext:value-type="float">
            <text:p>0.02391961</text:p>
          </table:table-cell>
          <table:table-cell office:value-type="float" office:value="0.0219197" calcext:value-type="float">
            <text:p>0.0219197</text:p>
          </table:table-cell>
          <table:table-cell office:value-type="float" office:value="0.02069517" calcext:value-type="float">
            <text:p>0.02069517</text:p>
          </table:table-cell>
          <table:table-cell office:value-type="float" office:value="0.01750514" calcext:value-type="float">
            <text:p>0.01750514</text:p>
          </table:table-cell>
          <table:table-cell office:value-type="float" office:value="0.007289547" calcext:value-type="float">
            <text:p>0.007289547</text:p>
          </table:table-cell>
          <table:table-cell office:value-type="float" office:value="0.007306705" calcext:value-type="float">
            <text:p>0.007306705</text:p>
          </table:table-cell>
          <table:table-cell office:value-type="float" office:value="0" calcext:value-type="float">
            <text:p>0</text:p>
          </table:table-cell>
          <table:table-cell office:value-type="float" office:value="32.98531" calcext:value-type="float">
            <text:p>32.98531</text:p>
          </table:table-cell>
          <table:table-cell office:value-type="float" office:value="48.8335" calcext:value-type="float">
            <text:p>48.8335</text:p>
          </table:table-cell>
          <table:table-cell office:value-type="float" office:value="43.78384" calcext:value-type="float">
            <text:p>43.78384</text:p>
          </table:table-cell>
          <table:table-cell office:value-type="float" office:value="42.16556" calcext:value-type="float">
            <text:p>42.16556</text:p>
          </table:table-cell>
          <table:table-cell office:value-type="float" office:value="37.81984" calcext:value-type="float">
            <text:p>37.81984</text:p>
          </table:table-cell>
          <table:table-cell office:value-type="float" office:value="9.92676" calcext:value-type="float">
            <text:p>9.92676</text:p>
          </table:table-cell>
          <table:table-cell office:value-type="float" office:value="4.443223" calcext:value-type="float">
            <text:p>4.443223</text:p>
          </table:table-cell>
          <table:table-cell office:value-type="float" office:value="10.89062" calcext:value-type="float">
            <text:p>10.89062</text:p>
          </table:table-cell>
          <table:table-cell office:value-type="float" office:value="7.454574" calcext:value-type="float">
            <text:p>7.454574</text:p>
          </table:table-cell>
          <table:table-cell office:value-type="float" office:value="3.371994" calcext:value-type="float">
            <text:p>3.371994</text:p>
          </table:table-cell>
          <table:table-cell office:value-type="float" office:value="1.405179" calcext:value-type="float">
            <text:p>1.405179</text:p>
          </table:table-cell>
          <table:table-cell office:value-type="float" office:value="0.6860671" calcext:value-type="float">
            <text:p>0.6860671</text:p>
          </table:table-cell>
          <table:table-cell office:value-type="float" office:value="0.358462" calcext:value-type="float">
            <text:p>0.358462</text:p>
          </table:table-cell>
          <table:table-cell office:value-type="float" office:value="0.3354678" calcext:value-type="float">
            <text:p>0.3354678</text:p>
          </table:table-cell>
          <table:table-cell office:value-type="float" office:value="0" calcext:value-type="float">
            <text:p>0</text:p>
          </table:table-cell>
          <table:table-cell office:value-type="float" office:value="106.0828" calcext:value-type="float">
            <text:p>106.0828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9" calcext:value-type="float">
            <text:p>-0.379789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24.41564" calcext:value-type="float">
            <text:p>24.41564</text:p>
          </table:table-cell>
          <table:table-cell office:value-type="float" office:value="1099.17" calcext:value-type="float">
            <text:p>1099.17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621024" calcext:value-type="float">
            <text:p>0.1621024</text:p>
          </table:table-cell>
          <table:table-cell office:value-type="float" office:value="20.68006" calcext:value-type="float">
            <text:p>20.68006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809" calcext:value-type="float">
            <text:p>-0.260809</text:p>
          </table:table-cell>
          <table:table-cell office:value-type="float" office:value="-0.07992408" calcext:value-type="float">
            <text:p>-0.07992408</text:p>
          </table:table-cell>
          <table:table-cell office:value-type="float" office:value="0.008348315" calcext:value-type="float">
            <text:p>0.008348315</text:p>
          </table:table-cell>
          <table:table-cell office:value-type="float" office:value="13.47486" calcext:value-type="float">
            <text:p>13.47486</text:p>
          </table:table-cell>
          <table:table-cell office:value-type="float" office:value="2.325572" calcext:value-type="float">
            <text:p>2.325572</text:p>
          </table:table-cell>
          <table:table-cell office:value-type="float" office:value="0.05494171" calcext:value-type="float">
            <text:p>0.05494171</text:p>
          </table:table-cell>
          <table:table-cell office:value-type="float" office:value="0.0459169" calcext:value-type="float">
            <text:p>0.0459169</text:p>
          </table:table-cell>
          <table:table-cell office:value-type="float" office:value="0.03928079" calcext:value-type="float">
            <text:p>0.03928079</text:p>
          </table:table-cell>
          <table:table-cell office:value-type="float" office:value="0.03655239" calcext:value-type="float">
            <text:p>0.03655239</text:p>
          </table:table-cell>
          <table:table-cell office:value-type="float" office:value="0.01707369" calcext:value-type="float">
            <text:p>0.01707369</text:p>
          </table:table-cell>
          <table:table-cell office:value-type="float" office:value="0.01151954" calcext:value-type="float">
            <text:p>0.01151954</text:p>
          </table:table-cell>
          <table:table-cell office:value-type="float" office:value="0.02781947" calcext:value-type="float">
            <text:p>0.02781947</text:p>
          </table:table-cell>
          <table:table-cell office:value-type="float" office:value="0.02388561" calcext:value-type="float">
            <text:p>0.02388561</text:p>
          </table:table-cell>
          <table:table-cell office:value-type="float" office:value="0.02188951" calcext:value-type="float">
            <text:p>0.02188951</text:p>
          </table:table-cell>
          <table:table-cell office:value-type="float" office:value="0.02068472" calcext:value-type="float">
            <text:p>0.02068472</text:p>
          </table:table-cell>
          <table:table-cell office:value-type="float" office:value="0.01750779" calcext:value-type="float">
            <text:p>0.01750779</text:p>
          </table:table-cell>
          <table:table-cell office:value-type="float" office:value="0.007277836" calcext:value-type="float">
            <text:p>0.007277836</text:p>
          </table:table-cell>
          <table:table-cell office:value-type="float" office:value="0.007305907" calcext:value-type="float">
            <text:p>0.007305907</text:p>
          </table:table-cell>
          <table:table-cell office:value-type="float" office:value="0" calcext:value-type="float">
            <text:p>0</text:p>
          </table:table-cell>
          <table:table-cell office:value-type="float" office:value="33.77547" calcext:value-type="float">
            <text:p>33.77547</text:p>
          </table:table-cell>
          <table:table-cell office:value-type="float" office:value="49.207" calcext:value-type="float">
            <text:p>49.207</text:p>
          </table:table-cell>
          <table:table-cell office:value-type="float" office:value="43.68972" calcext:value-type="float">
            <text:p>43.68972</text:p>
          </table:table-cell>
          <table:table-cell office:value-type="float" office:value="41.93355" calcext:value-type="float">
            <text:p>41.93355</text:p>
          </table:table-cell>
          <table:table-cell office:value-type="float" office:value="37.67234" calcext:value-type="float">
            <text:p>37.67234</text:p>
          </table:table-cell>
          <table:table-cell office:value-type="float" office:value="10.12676" calcext:value-type="float">
            <text:p>10.12676</text:p>
          </table:table-cell>
          <table:table-cell office:value-type="float" office:value="4.50322" calcext:value-type="float">
            <text:p>4.50322</text:p>
          </table:table-cell>
          <table:table-cell office:value-type="float" office:value="10.90293" calcext:value-type="float">
            <text:p>10.90293</text:p>
          </table:table-cell>
          <table:table-cell office:value-type="float" office:value="7.462295" calcext:value-type="float">
            <text:p>7.462295</text:p>
          </table:table-cell>
          <table:table-cell office:value-type="float" office:value="3.375936" calcext:value-type="float">
            <text:p>3.375936</text:p>
          </table:table-cell>
          <table:table-cell office:value-type="float" office:value="1.406785" calcext:value-type="float">
            <text:p>1.406785</text:p>
          </table:table-cell>
          <table:table-cell office:value-type="float" office:value="0.6866357" calcext:value-type="float">
            <text:p>0.6866357</text:p>
          </table:table-cell>
          <table:table-cell office:value-type="float" office:value="0.3583285" calcext:value-type="float">
            <text:p>0.3583285</text:p>
          </table:table-cell>
          <table:table-cell office:value-type="float" office:value="0.33549" calcext:value-type="float">
            <text:p>0.33549</text:p>
          </table:table-cell>
          <table:table-cell office:value-type="float" office:value="0" calcext:value-type="float">
            <text:p>0</text:p>
          </table:table-cell>
          <table:table-cell office:value-type="float" office:value="108.8406" calcext:value-type="float">
            <text:p>108.8406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9" calcext:value-type="float">
            <text:p>-0.379789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24.40222" calcext:value-type="float">
            <text:p>24.40222</text:p>
          </table:table-cell>
          <table:table-cell office:value-type="float" office:value="1099.133" calcext:value-type="float">
            <text:p>1099.133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638902" calcext:value-type="float">
            <text:p>0.1638902</text:p>
          </table:table-cell>
          <table:table-cell office:value-type="float" office:value="20.72192" calcext:value-type="float">
            <text:p>20.72192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8232" calcext:value-type="float">
            <text:p>-0.2608232</text:p>
          </table:table-cell>
          <table:table-cell office:value-type="float" office:value="-0.07990372" calcext:value-type="float">
            <text:p>-0.07990372</text:p>
          </table:table-cell>
          <table:table-cell office:value-type="float" office:value="0.008352799" calcext:value-type="float">
            <text:p>0.008352799</text:p>
          </table:table-cell>
          <table:table-cell office:value-type="float" office:value="13.46944" calcext:value-type="float">
            <text:p>13.46944</text:p>
          </table:table-cell>
          <table:table-cell office:value-type="float" office:value="2.365664" calcext:value-type="float">
            <text:p>2.365664</text:p>
          </table:table-cell>
          <table:table-cell office:value-type="float" office:value="0.05226789" calcext:value-type="float">
            <text:p>0.05226789</text:p>
          </table:table-cell>
          <table:table-cell office:value-type="float" office:value="0.04388682" calcext:value-type="float">
            <text:p>0.04388682</text:p>
          </table:table-cell>
          <table:table-cell office:value-type="float" office:value="0.03738976" calcext:value-type="float">
            <text:p>0.03738976</text:p>
          </table:table-cell>
          <table:table-cell office:value-type="float" office:value="0.03465696" calcext:value-type="float">
            <text:p>0.03465696</text:p>
          </table:table-cell>
          <table:table-cell office:value-type="float" office:value="0.01686769" calcext:value-type="float">
            <text:p>0.01686769</text:p>
          </table:table-cell>
          <table:table-cell office:value-type="float" office:value="0.01153582" calcext:value-type="float">
            <text:p>0.01153582</text:p>
          </table:table-cell>
          <table:table-cell office:value-type="float" office:value="0.02779659" calcext:value-type="float">
            <text:p>0.02779659</text:p>
          </table:table-cell>
          <table:table-cell office:value-type="float" office:value="0.02385845" calcext:value-type="float">
            <text:p>0.02385845</text:p>
          </table:table-cell>
          <table:table-cell office:value-type="float" office:value="0.02186084" calcext:value-type="float">
            <text:p>0.02186084</text:p>
          </table:table-cell>
          <table:table-cell office:value-type="float" office:value="0.02067345" calcext:value-type="float">
            <text:p>0.02067345</text:p>
          </table:table-cell>
          <table:table-cell office:value-type="float" office:value="0.01750983" calcext:value-type="float">
            <text:p>0.01750983</text:p>
          </table:table-cell>
          <table:table-cell office:value-type="float" office:value="0.007266301" calcext:value-type="float">
            <text:p>0.007266301</text:p>
          </table:table-cell>
          <table:table-cell office:value-type="float" office:value="0.007305108" calcext:value-type="float">
            <text:p>0.007305108</text:p>
          </table:table-cell>
          <table:table-cell office:value-type="float" office:value="0" calcext:value-type="float">
            <text:p>0</text:p>
          </table:table-cell>
          <table:table-cell office:value-type="float" office:value="35.16629" calcext:value-type="float">
            <text:p>35.16629</text:p>
          </table:table-cell>
          <table:table-cell office:value-type="float" office:value="49.39732" calcext:value-type="float">
            <text:p>49.39732</text:p>
          </table:table-cell>
          <table:table-cell office:value-type="float" office:value="43.59581" calcext:value-type="float">
            <text:p>43.59581</text:p>
          </table:table-cell>
          <table:table-cell office:value-type="float" office:value="41.73978" calcext:value-type="float">
            <text:p>41.73978</text:p>
          </table:table-cell>
          <table:table-cell office:value-type="float" office:value="37.54578" calcext:value-type="float">
            <text:p>37.54578</text:p>
          </table:table-cell>
          <table:table-cell office:value-type="float" office:value="10.29715" calcext:value-type="float">
            <text:p>10.29715</text:p>
          </table:table-cell>
          <table:table-cell office:value-type="float" office:value="4.561805" calcext:value-type="float">
            <text:p>4.561805</text:p>
          </table:table-cell>
          <table:table-cell office:value-type="float" office:value="10.91603" calcext:value-type="float">
            <text:p>10.91603</text:p>
          </table:table-cell>
          <table:table-cell office:value-type="float" office:value="7.469901" calcext:value-type="float">
            <text:p>7.469901</text:p>
          </table:table-cell>
          <table:table-cell office:value-type="float" office:value="3.379868" calcext:value-type="float">
            <text:p>3.379868</text:p>
          </table:table-cell>
          <table:table-cell office:value-type="float" office:value="1.408394" calcext:value-type="float">
            <text:p>1.408394</text:p>
          </table:table-cell>
          <table:table-cell office:value-type="float" office:value="0.6872053" calcext:value-type="float">
            <text:p>0.6872053</text:p>
          </table:table-cell>
          <table:table-cell office:value-type="float" office:value="0.3582001" calcext:value-type="float">
            <text:p>0.3582001</text:p>
          </table:table-cell>
          <table:table-cell office:value-type="float" office:value="0.3355121" calcext:value-type="float">
            <text:p>0.3355121</text:p>
          </table:table-cell>
          <table:table-cell office:value-type="float" office:value="0" calcext:value-type="float">
            <text:p>0</text:p>
          </table:table-cell>
          <table:table-cell office:value-type="float" office:value="111.8236" calcext:value-type="float">
            <text:p>111.8236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9" calcext:value-type="float">
            <text:p>-0.379789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24.38913" calcext:value-type="float">
            <text:p>24.38913</text:p>
          </table:table-cell>
          <table:table-cell office:value-type="float" office:value="1099.095" calcext:value-type="float">
            <text:p>1099.095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605212" calcext:value-type="float">
            <text:p>0.1605212</text:p>
          </table:table-cell>
          <table:table-cell office:value-type="float" office:value="20.76947" calcext:value-type="float">
            <text:p>20.76947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842" calcext:value-type="float">
            <text:p>-0.260842</text:p>
          </table:table-cell>
          <table:table-cell office:value-type="float" office:value="-0.07988083" calcext:value-type="float">
            <text:p>-0.07988083</text:p>
          </table:table-cell>
          <table:table-cell office:value-type="float" office:value="0.008357269" calcext:value-type="float">
            <text:p>0.008357269</text:p>
          </table:table-cell>
          <table:table-cell office:value-type="float" office:value="13.47382" calcext:value-type="float">
            <text:p>13.47382</text:p>
          </table:table-cell>
          <table:table-cell office:value-type="float" office:value="1.935282" calcext:value-type="float">
            <text:p>1.935282</text:p>
          </table:table-cell>
          <table:table-cell office:value-type="float" office:value="0.0496911" calcext:value-type="float">
            <text:p>0.0496911</text:p>
          </table:table-cell>
          <table:table-cell office:value-type="float" office:value="0.04245899" calcext:value-type="float">
            <text:p>0.04245899</text:p>
          </table:table-cell>
          <table:table-cell office:value-type="float" office:value="0.03609694" calcext:value-type="float">
            <text:p>0.03609694</text:p>
          </table:table-cell>
          <table:table-cell office:value-type="float" office:value="0.03333015" calcext:value-type="float">
            <text:p>0.03333015</text:p>
          </table:table-cell>
          <table:table-cell office:value-type="float" office:value="0.01668735" calcext:value-type="float">
            <text:p>0.01668735</text:p>
          </table:table-cell>
          <table:table-cell office:value-type="float" office:value="0.01151184" calcext:value-type="float">
            <text:p>0.01151184</text:p>
          </table:table-cell>
          <table:table-cell office:value-type="float" office:value="0.02776" calcext:value-type="float">
            <text:p>0.02776</text:p>
          </table:table-cell>
          <table:table-cell office:value-type="float" office:value="0.02383348" calcext:value-type="float">
            <text:p>0.02383348</text:p>
          </table:table-cell>
          <table:table-cell office:value-type="float" office:value="0.02183378" calcext:value-type="float">
            <text:p>0.02183378</text:p>
          </table:table-cell>
          <table:table-cell office:value-type="float" office:value="0.02066162" calcext:value-type="float">
            <text:p>0.02066162</text:p>
          </table:table-cell>
          <table:table-cell office:value-type="float" office:value="0.01751129" calcext:value-type="float">
            <text:p>0.01751129</text:p>
          </table:table-cell>
          <table:table-cell office:value-type="float" office:value="0.007254937" calcext:value-type="float">
            <text:p>0.007254937</text:p>
          </table:table-cell>
          <table:table-cell office:value-type="float" office:value="0.007304319" calcext:value-type="float">
            <text:p>0.007304319</text:p>
          </table:table-cell>
          <table:table-cell office:value-type="float" office:value="0" calcext:value-type="float">
            <text:p>0</text:p>
          </table:table-cell>
          <table:table-cell office:value-type="float" office:value="37.34901" calcext:value-type="float">
            <text:p>37.34901</text:p>
          </table:table-cell>
          <table:table-cell office:value-type="float" office:value="48.96096" calcext:value-type="float">
            <text:p>48.96096</text:p>
          </table:table-cell>
          <table:table-cell office:value-type="float" office:value="43.41426" calcext:value-type="float">
            <text:p>43.41426</text:p>
          </table:table-cell>
          <table:table-cell office:value-type="float" office:value="41.52588" calcext:value-type="float">
            <text:p>41.52588</text:p>
          </table:table-cell>
          <table:table-cell office:value-type="float" office:value="37.32273" calcext:value-type="float">
            <text:p>37.32273</text:p>
          </table:table-cell>
          <table:table-cell office:value-type="float" office:value="10.46928" calcext:value-type="float">
            <text:p>10.46928</text:p>
          </table:table-cell>
          <table:table-cell office:value-type="float" office:value="4.625975" calcext:value-type="float">
            <text:p>4.625975</text:p>
          </table:table-cell>
          <table:table-cell office:value-type="float" office:value="10.92992" calcext:value-type="float">
            <text:p>10.92992</text:p>
          </table:table-cell>
          <table:table-cell office:value-type="float" office:value="7.477436" calcext:value-type="float">
            <text:p>7.477436</text:p>
          </table:table-cell>
          <table:table-cell office:value-type="float" office:value="3.383782" calcext:value-type="float">
            <text:p>3.383782</text:p>
          </table:table-cell>
          <table:table-cell office:value-type="float" office:value="1.410002" calcext:value-type="float">
            <text:p>1.410002</text:p>
          </table:table-cell>
          <table:table-cell office:value-type="float" office:value="0.6877696" calcext:value-type="float">
            <text:p>0.6877696</text:p>
          </table:table-cell>
          <table:table-cell office:value-type="float" office:value="0.358077" calcext:value-type="float">
            <text:p>0.358077</text:p>
          </table:table-cell>
          <table:table-cell office:value-type="float" office:value="0.3355342" calcext:value-type="float">
            <text:p>0.3355342</text:p>
          </table:table-cell>
          <table:table-cell office:value-type="float" office:value="0" calcext:value-type="float">
            <text:p>0</text:p>
          </table:table-cell>
          <table:table-cell office:value-type="float" office:value="114.0242" calcext:value-type="float">
            <text:p>114.024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9" calcext:value-type="float">
            <text:p>-0.379789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24.37491" calcext:value-type="float">
            <text:p>24.37491</text:p>
          </table:table-cell>
          <table:table-cell office:value-type="float" office:value="1099.056" calcext:value-type="float">
            <text:p>1099.056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54566" calcext:value-type="float">
            <text:p>0.1554566</text:p>
          </table:table-cell>
          <table:table-cell office:value-type="float" office:value="20.82018" calcext:value-type="float">
            <text:p>20.82018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911" calcext:value-type="float">
            <text:p>2.658911</text:p>
          </table:table-cell>
          <table:table-cell office:value-type="float" office:value="-0.2608686" calcext:value-type="float">
            <text:p>-0.2608686</text:p>
          </table:table-cell>
          <table:table-cell office:value-type="float" office:value="-0.07985529" calcext:value-type="float">
            <text:p>-0.07985529</text:p>
          </table:table-cell>
          <table:table-cell office:value-type="float" office:value="0.008361741" calcext:value-type="float">
            <text:p>0.008361741</text:p>
          </table:table-cell>
          <table:table-cell office:value-type="float" office:value="13.48414" calcext:value-type="float">
            <text:p>13.48414</text:p>
          </table:table-cell>
          <table:table-cell office:value-type="float" office:value="1.367901" calcext:value-type="float">
            <text:p>1.367901</text:p>
          </table:table-cell>
          <table:table-cell office:value-type="float" office:value="0.04711591" calcext:value-type="float">
            <text:p>0.04711591</text:p>
          </table:table-cell>
          <table:table-cell office:value-type="float" office:value="0.04134859" calcext:value-type="float">
            <text:p>0.04134859</text:p>
          </table:table-cell>
          <table:table-cell office:value-type="float" office:value="0.03516121" calcext:value-type="float">
            <text:p>0.03516121</text:p>
          </table:table-cell>
          <table:table-cell office:value-type="float" office:value="0.0324224" calcext:value-type="float">
            <text:p>0.0324224</text:p>
          </table:table-cell>
          <table:table-cell office:value-type="float" office:value="0.01654474" calcext:value-type="float">
            <text:p>0.01654474</text:p>
          </table:table-cell>
          <table:table-cell office:value-type="float" office:value="0.01148325" calcext:value-type="float">
            <text:p>0.01148325</text:p>
          </table:table-cell>
          <table:table-cell office:value-type="float" office:value="0.02771728" calcext:value-type="float">
            <text:p>0.02771728</text:p>
          </table:table-cell>
          <table:table-cell office:value-type="float" office:value="0.02380665" calcext:value-type="float">
            <text:p>0.02380665</text:p>
          </table:table-cell>
          <table:table-cell office:value-type="float" office:value="0.02180775" calcext:value-type="float">
            <text:p>0.02180775</text:p>
          </table:table-cell>
          <table:table-cell office:value-type="float" office:value="0.02064936" calcext:value-type="float">
            <text:p>0.02064936</text:p>
          </table:table-cell>
          <table:table-cell office:value-type="float" office:value="0.01751221" calcext:value-type="float">
            <text:p>0.01751221</text:p>
          </table:table-cell>
          <table:table-cell office:value-type="float" office:value="0.007243736" calcext:value-type="float">
            <text:p>0.007243736</text:p>
          </table:table-cell>
          <table:table-cell office:value-type="float" office:value="0.007303527" calcext:value-type="float">
            <text:p>0.007303527</text:p>
          </table:table-cell>
          <table:table-cell office:value-type="float" office:value="0" calcext:value-type="float">
            <text:p>0</text:p>
          </table:table-cell>
          <table:table-cell office:value-type="float" office:value="38.02938" calcext:value-type="float">
            <text:p>38.02938</text:p>
          </table:table-cell>
          <table:table-cell office:value-type="float" office:value="48.09476" calcext:value-type="float">
            <text:p>48.09476</text:p>
          </table:table-cell>
          <table:table-cell office:value-type="float" office:value="43.08313" calcext:value-type="float">
            <text:p>43.08313</text:p>
          </table:table-cell>
          <table:table-cell office:value-type="float" office:value="41.26511" calcext:value-type="float">
            <text:p>41.26511</text:p>
          </table:table-cell>
          <table:table-cell office:value-type="float" office:value="37.14742" calcext:value-type="float">
            <text:p>37.14742</text:p>
          </table:table-cell>
          <table:table-cell office:value-type="float" office:value="10.61025" calcext:value-type="float">
            <text:p>10.61025</text:p>
          </table:table-cell>
          <table:table-cell office:value-type="float" office:value="4.687644" calcext:value-type="float">
            <text:p>4.687644</text:p>
          </table:table-cell>
          <table:table-cell office:value-type="float" office:value="10.94502" calcext:value-type="float">
            <text:p>10.94502</text:p>
          </table:table-cell>
          <table:table-cell office:value-type="float" office:value="7.485001" calcext:value-type="float">
            <text:p>7.485001</text:p>
          </table:table-cell>
          <table:table-cell office:value-type="float" office:value="3.387677" calcext:value-type="float">
            <text:p>3.387677</text:p>
          </table:table-cell>
          <table:table-cell office:value-type="float" office:value="1.411604" calcext:value-type="float">
            <text:p>1.411604</text:p>
          </table:table-cell>
          <table:table-cell office:value-type="float" office:value="0.6883324" calcext:value-type="float">
            <text:p>0.6883324</text:p>
          </table:table-cell>
          <table:table-cell office:value-type="float" office:value="0.3579588" calcext:value-type="float">
            <text:p>0.3579588</text:p>
          </table:table-cell>
          <table:table-cell office:value-type="float" office:value="0.3355563" calcext:value-type="float">
            <text:p>0.3355563</text:p>
          </table:table-cell>
          <table:table-cell office:value-type="float" office:value="0" calcext:value-type="float">
            <text:p>0</text:p>
          </table:table-cell>
          <table:table-cell office:value-type="float" office:value="115.6487" calcext:value-type="float">
            <text:p>115.6487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899" calcext:value-type="float">
            <text:p>-0.379789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24.35868" calcext:value-type="float">
            <text:p>24.35868</text:p>
          </table:table-cell>
          <table:table-cell office:value-type="float" office:value="1099.017" calcext:value-type="float">
            <text:p>1099.017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5135" calcext:value-type="float">
            <text:p>0.155135</text:p>
          </table:table-cell>
          <table:table-cell office:value-type="float" office:value="20.86912" calcext:value-type="float">
            <text:p>20.86912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8669" calcext:value-type="float">
            <text:p>2.658669</text:p>
          </table:table-cell>
          <table:table-cell office:value-type="float" office:value="-0.2608952" calcext:value-type="float">
            <text:p>-0.2608952</text:p>
          </table:table-cell>
          <table:table-cell office:value-type="float" office:value="-0.07982972" calcext:value-type="float">
            <text:p>-0.07982972</text:p>
          </table:table-cell>
          <table:table-cell office:value-type="float" office:value="0.008366256" calcext:value-type="float">
            <text:p>0.008366256</text:p>
          </table:table-cell>
          <table:table-cell office:value-type="float" office:value="13.48901" calcext:value-type="float">
            <text:p>13.48901</text:p>
          </table:table-cell>
          <table:table-cell office:value-type="float" office:value="1.119051" calcext:value-type="float">
            <text:p>1.119051</text:p>
          </table:table-cell>
          <table:table-cell office:value-type="float" office:value="0.04575884" calcext:value-type="float">
            <text:p>0.04575884</text:p>
          </table:table-cell>
          <table:table-cell office:value-type="float" office:value="0.04042118" calcext:value-type="float">
            <text:p>0.04042118</text:p>
          </table:table-cell>
          <table:table-cell office:value-type="float" office:value="0.03447449" calcext:value-type="float">
            <text:p>0.03447449</text:p>
          </table:table-cell>
          <table:table-cell office:value-type="float" office:value="0.03178613" calcext:value-type="float">
            <text:p>0.03178613</text:p>
          </table:table-cell>
          <table:table-cell office:value-type="float" office:value="0.01642413" calcext:value-type="float">
            <text:p>0.01642413</text:p>
          </table:table-cell>
          <table:table-cell office:value-type="float" office:value="0.01145121" calcext:value-type="float">
            <text:p>0.01145121</text:p>
          </table:table-cell>
          <table:table-cell office:value-type="float" office:value="0.02766992" calcext:value-type="float">
            <text:p>0.02766992</text:p>
          </table:table-cell>
          <table:table-cell office:value-type="float" office:value="0.02377695" calcext:value-type="float">
            <text:p>0.02377695</text:p>
          </table:table-cell>
          <table:table-cell office:value-type="float" office:value="0.02178189" calcext:value-type="float">
            <text:p>0.02178189</text:p>
          </table:table-cell>
          <table:table-cell office:value-type="float" office:value="0.02063667" calcext:value-type="float">
            <text:p>0.02063667</text:p>
          </table:table-cell>
          <table:table-cell office:value-type="float" office:value="0.01751297" calcext:value-type="float">
            <text:p>0.01751297</text:p>
          </table:table-cell>
          <table:table-cell office:value-type="float" office:value="0.007261143" calcext:value-type="float">
            <text:p>0.007261143</text:p>
          </table:table-cell>
          <table:table-cell office:value-type="float" office:value="0.007273927" calcext:value-type="float">
            <text:p>0.007273927</text:p>
          </table:table-cell>
          <table:table-cell office:value-type="float" office:value="0" calcext:value-type="float">
            <text:p>0</text:p>
          </table:table-cell>
          <table:table-cell office:value-type="float" office:value="37.8955" calcext:value-type="float">
            <text:p>37.8955</text:p>
          </table:table-cell>
          <table:table-cell office:value-type="float" office:value="47.32615" calcext:value-type="float">
            <text:p>47.32615</text:p>
          </table:table-cell>
          <table:table-cell office:value-type="float" office:value="42.7524" calcext:value-type="float">
            <text:p>42.7524</text:p>
          </table:table-cell>
          <table:table-cell office:value-type="float" office:value="40.98256" calcext:value-type="float">
            <text:p>40.98256</text:p>
          </table:table-cell>
          <table:table-cell office:value-type="float" office:value="36.96221" calcext:value-type="float">
            <text:p>36.96221</text:p>
          </table:table-cell>
          <table:table-cell office:value-type="float" office:value="10.72583" calcext:value-type="float">
            <text:p>10.72583</text:p>
          </table:table-cell>
          <table:table-cell office:value-type="float" office:value="4.745673" calcext:value-type="float">
            <text:p>4.745673</text:p>
          </table:table-cell>
          <table:table-cell office:value-type="float" office:value="10.96101" calcext:value-type="float">
            <text:p>10.96101</text:p>
          </table:table-cell>
          <table:table-cell office:value-type="float" office:value="7.492624" calcext:value-type="float">
            <text:p>7.492624</text:p>
          </table:table-cell>
          <table:table-cell office:value-type="float" office:value="3.391569" calcext:value-type="float">
            <text:p>3.391569</text:p>
          </table:table-cell>
          <table:table-cell office:value-type="float" office:value="1.413194" calcext:value-type="float">
            <text:p>1.413194</text:p>
          </table:table-cell>
          <table:table-cell office:value-type="float" office:value="0.6889964" calcext:value-type="float">
            <text:p>0.6889964</text:p>
          </table:table-cell>
          <table:table-cell office:value-type="float" office:value="0.3641127" calcext:value-type="float">
            <text:p>0.3641127</text:p>
          </table:table-cell>
          <table:table-cell office:value-type="float" office:value="0.3296259" calcext:value-type="float">
            <text:p>0.3296259</text:p>
          </table:table-cell>
          <table:table-cell office:value-type="float" office:value="0" calcext:value-type="float">
            <text:p>0</text:p>
          </table:table-cell>
          <table:table-cell office:value-type="float" office:value="119.6339" calcext:value-type="float">
            <text:p>119.6339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07" calcext:value-type="float">
            <text:p>-0.379790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24.34344" calcext:value-type="float">
            <text:p>24.34344</text:p>
          </table:table-cell>
          <table:table-cell office:value-type="float" office:value="1098.978" calcext:value-type="float">
            <text:p>1098.978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53018" calcext:value-type="float">
            <text:p>0.1553018</text:p>
          </table:table-cell>
          <table:table-cell office:value-type="float" office:value="20.91734" calcext:value-type="float">
            <text:p>20.91734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7828" calcext:value-type="float">
            <text:p>2.657828</text:p>
          </table:table-cell>
          <table:table-cell office:value-type="float" office:value="-0.2609167" calcext:value-type="float">
            <text:p>-0.2609167</text:p>
          </table:table-cell>
          <table:table-cell office:value-type="float" office:value="-0.07980294" calcext:value-type="float">
            <text:p>-0.07980294</text:p>
          </table:table-cell>
          <table:table-cell office:value-type="float" office:value="0.008370794" calcext:value-type="float">
            <text:p>0.008370794</text:p>
          </table:table-cell>
          <table:table-cell office:value-type="float" office:value="13.49248" calcext:value-type="float">
            <text:p>13.49248</text:p>
          </table:table-cell>
          <table:table-cell office:value-type="float" office:value="0.9364682" calcext:value-type="float">
            <text:p>0.9364682</text:p>
          </table:table-cell>
          <table:table-cell office:value-type="float" office:value="0.04509013" calcext:value-type="float">
            <text:p>0.04509013</text:p>
          </table:table-cell>
          <table:table-cell office:value-type="float" office:value="0.03986964" calcext:value-type="float">
            <text:p>0.03986964</text:p>
          </table:table-cell>
          <table:table-cell office:value-type="float" office:value="0.03401938" calcext:value-type="float">
            <text:p>0.03401938</text:p>
          </table:table-cell>
          <table:table-cell office:value-type="float" office:value="0.03137107" calcext:value-type="float">
            <text:p>0.03137107</text:p>
          </table:table-cell>
          <table:table-cell office:value-type="float" office:value="0.01635921" calcext:value-type="float">
            <text:p>0.01635921</text:p>
          </table:table-cell>
          <table:table-cell office:value-type="float" office:value="0.01143007" calcext:value-type="float">
            <text:p>0.01143007</text:p>
          </table:table-cell>
          <table:table-cell office:value-type="float" office:value="0.02761958" calcext:value-type="float">
            <text:p>0.02761958</text:p>
          </table:table-cell>
          <table:table-cell office:value-type="float" office:value="0.02374448" calcext:value-type="float">
            <text:p>0.02374448</text:p>
          </table:table-cell>
          <table:table-cell office:value-type="float" office:value="0.02175521" calcext:value-type="float">
            <text:p>0.02175521</text:p>
          </table:table-cell>
          <table:table-cell office:value-type="float" office:value="0.02062372" calcext:value-type="float">
            <text:p>0.02062372</text:p>
          </table:table-cell>
          <table:table-cell office:value-type="float" office:value="0.01751423" calcext:value-type="float">
            <text:p>0.01751423</text:p>
          </table:table-cell>
          <table:table-cell office:value-type="float" office:value="0.007243639" calcext:value-type="float">
            <text:p>0.007243639</text:p>
          </table:table-cell>
          <table:table-cell office:value-type="float" office:value="0.007279066" calcext:value-type="float">
            <text:p>0.007279066</text:p>
          </table:table-cell>
          <table:table-cell office:value-type="float" office:value="0" calcext:value-type="float">
            <text:p>0</text:p>
          </table:table-cell>
          <table:table-cell office:value-type="float" office:value="38.91249" calcext:value-type="float">
            <text:p>38.91249</text:p>
          </table:table-cell>
          <table:table-cell office:value-type="float" office:value="46.76705" calcext:value-type="float">
            <text:p>46.76705</text:p>
          </table:table-cell>
          <table:table-cell office:value-type="float" office:value="42.44839" calcext:value-type="float">
            <text:p>42.44839</text:p>
          </table:table-cell>
          <table:table-cell office:value-type="float" office:value="40.71108" calcext:value-type="float">
            <text:p>40.71108</text:p>
          </table:table-cell>
          <table:table-cell office:value-type="float" office:value="36.75325" calcext:value-type="float">
            <text:p>36.75325</text:p>
          </table:table-cell>
          <table:table-cell office:value-type="float" office:value="10.81673" calcext:value-type="float">
            <text:p>10.81673</text:p>
          </table:table-cell>
          <table:table-cell office:value-type="float" office:value="4.800955" calcext:value-type="float">
            <text:p>4.800955</text:p>
          </table:table-cell>
          <table:table-cell office:value-type="float" office:value="10.97801" calcext:value-type="float">
            <text:p>10.97801</text:p>
          </table:table-cell>
          <table:table-cell office:value-type="float" office:value="7.500309" calcext:value-type="float">
            <text:p>7.500309</text:p>
          </table:table-cell>
          <table:table-cell office:value-type="float" office:value="3.395149" calcext:value-type="float">
            <text:p>3.395149</text:p>
          </table:table-cell>
          <table:table-cell office:value-type="float" office:value="1.414813" calcext:value-type="float">
            <text:p>1.414813</text:p>
          </table:table-cell>
          <table:table-cell office:value-type="float" office:value="0.6898223" calcext:value-type="float">
            <text:p>0.6898223</text:p>
          </table:table-cell>
          <table:table-cell office:value-type="float" office:value="0.3621147" calcext:value-type="float">
            <text:p>0.3621147</text:p>
          </table:table-cell>
          <table:table-cell office:value-type="float" office:value="0.3327128" calcext:value-type="float">
            <text:p>0.3327128</text:p>
          </table:table-cell>
          <table:table-cell office:value-type="float" office:value="0" calcext:value-type="float">
            <text:p>0</text:p>
          </table:table-cell>
          <table:table-cell office:value-type="float" office:value="123.2018" calcext:value-type="float">
            <text:p>123.2018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15" calcext:value-type="float">
            <text:p>-0.379791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24.32935" calcext:value-type="float">
            <text:p>24.32935</text:p>
          </table:table-cell>
          <table:table-cell office:value-type="float" office:value="1098.939" calcext:value-type="float">
            <text:p>1098.939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52813" calcext:value-type="float">
            <text:p>0.1552813</text:p>
          </table:table-cell>
          <table:table-cell office:value-type="float" office:value="20.96393" calcext:value-type="float">
            <text:p>20.96393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7026" calcext:value-type="float">
            <text:p>2.657026</text:p>
          </table:table-cell>
          <table:table-cell office:value-type="float" office:value="-0.2609402" calcext:value-type="float">
            <text:p>-0.2609402</text:p>
          </table:table-cell>
          <table:table-cell office:value-type="float" office:value="-0.07977571" calcext:value-type="float">
            <text:p>-0.07977571</text:p>
          </table:table-cell>
          <table:table-cell office:value-type="float" office:value="0.008375337" calcext:value-type="float">
            <text:p>0.008375337</text:p>
          </table:table-cell>
          <table:table-cell office:value-type="float" office:value="13.49625" calcext:value-type="float">
            <text:p>13.49625</text:p>
          </table:table-cell>
          <table:table-cell office:value-type="float" office:value="0.7780704" calcext:value-type="float">
            <text:p>0.7780704</text:p>
          </table:table-cell>
          <table:table-cell office:value-type="float" office:value="0.04457219" calcext:value-type="float">
            <text:p>0.04457219</text:p>
          </table:table-cell>
          <table:table-cell office:value-type="float" office:value="0.0395215" calcext:value-type="float">
            <text:p>0.0395215</text:p>
          </table:table-cell>
          <table:table-cell office:value-type="float" office:value="0.03369911" calcext:value-type="float">
            <text:p>0.03369911</text:p>
          </table:table-cell>
          <table:table-cell office:value-type="float" office:value="0.0310925" calcext:value-type="float">
            <text:p>0.0310925</text:p>
          </table:table-cell>
          <table:table-cell office:value-type="float" office:value="0.01634738" calcext:value-type="float">
            <text:p>0.01634738</text:p>
          </table:table-cell>
          <table:table-cell office:value-type="float" office:value="0.01143627" calcext:value-type="float">
            <text:p>0.01143627</text:p>
          </table:table-cell>
          <table:table-cell office:value-type="float" office:value="0.02757997" calcext:value-type="float">
            <text:p>0.02757997</text:p>
          </table:table-cell>
          <table:table-cell office:value-type="float" office:value="0.02371139" calcext:value-type="float">
            <text:p>0.02371139</text:p>
          </table:table-cell>
          <table:table-cell office:value-type="float" office:value="0.02172742" calcext:value-type="float">
            <text:p>0.02172742</text:p>
          </table:table-cell>
          <table:table-cell office:value-type="float" office:value="0.02061035" calcext:value-type="float">
            <text:p>0.02061035</text:p>
          </table:table-cell>
          <table:table-cell office:value-type="float" office:value="0.01751492" calcext:value-type="float">
            <text:p>0.01751492</text:p>
          </table:table-cell>
          <table:table-cell office:value-type="float" office:value="0.007226609" calcext:value-type="float">
            <text:p>0.007226609</text:p>
          </table:table-cell>
          <table:table-cell office:value-type="float" office:value="0.007283995" calcext:value-type="float">
            <text:p>0.007283995</text:p>
          </table:table-cell>
          <table:table-cell office:value-type="float" office:value="0" calcext:value-type="float">
            <text:p>0</text:p>
          </table:table-cell>
          <table:table-cell office:value-type="float" office:value="40.14796" calcext:value-type="float">
            <text:p>40.14796</text:p>
          </table:table-cell>
          <table:table-cell office:value-type="float" office:value="46.21492" calcext:value-type="float">
            <text:p>46.21492</text:p>
          </table:table-cell>
          <table:table-cell office:value-type="float" office:value="42.20357" calcext:value-type="float">
            <text:p>42.20357</text:p>
          </table:table-cell>
          <table:table-cell office:value-type="float" office:value="40.46793" calcext:value-type="float">
            <text:p>40.46793</text:p>
          </table:table-cell>
          <table:table-cell office:value-type="float" office:value="36.56085" calcext:value-type="float">
            <text:p>36.56085</text:p>
          </table:table-cell>
          <table:table-cell office:value-type="float" office:value="10.88638" calcext:value-type="float">
            <text:p>10.88638</text:p>
          </table:table-cell>
          <table:table-cell office:value-type="float" office:value="4.852865" calcext:value-type="float">
            <text:p>4.852865</text:p>
          </table:table-cell>
          <table:table-cell office:value-type="float" office:value="10.99556" calcext:value-type="float">
            <text:p>10.99556</text:p>
          </table:table-cell>
          <table:table-cell office:value-type="float" office:value="7.508037" calcext:value-type="float">
            <text:p>7.508037</text:p>
          </table:table-cell>
          <table:table-cell office:value-type="float" office:value="3.3985" calcext:value-type="float">
            <text:p>3.3985</text:p>
          </table:table-cell>
          <table:table-cell office:value-type="float" office:value="1.416429" calcext:value-type="float">
            <text:p>1.416429</text:p>
          </table:table-cell>
          <table:table-cell office:value-type="float" office:value="0.6905153" calcext:value-type="float">
            <text:p>0.6905153</text:p>
          </table:table-cell>
          <table:table-cell office:value-type="float" office:value="0.3602326" calcext:value-type="float">
            <text:p>0.3602326</text:p>
          </table:table-cell>
          <table:table-cell office:value-type="float" office:value="0.3357426" calcext:value-type="float">
            <text:p>0.3357426</text:p>
          </table:table-cell>
          <table:table-cell office:value-type="float" office:value="0" calcext:value-type="float">
            <text:p>0</text:p>
          </table:table-cell>
          <table:table-cell office:value-type="float" office:value="125.999" calcext:value-type="float">
            <text:p>125.999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21" calcext:value-type="float">
            <text:p>-0.37979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24.31728" calcext:value-type="float">
            <text:p>24.31728</text:p>
          </table:table-cell>
          <table:table-cell office:value-type="float" office:value="1098.901" calcext:value-type="float">
            <text:p>1098.90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42599" calcext:value-type="float">
            <text:p>0.1542599</text:p>
          </table:table-cell>
          <table:table-cell office:value-type="float" office:value="21.00782" calcext:value-type="float">
            <text:p>21.00782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6904" calcext:value-type="float">
            <text:p>2.656904</text:p>
          </table:table-cell>
          <table:table-cell office:value-type="float" office:value="-0.2609557" calcext:value-type="float">
            <text:p>-0.2609557</text:p>
          </table:table-cell>
          <table:table-cell office:value-type="float" office:value="-0.07974806" calcext:value-type="float">
            <text:p>-0.07974806</text:p>
          </table:table-cell>
          <table:table-cell office:value-type="float" office:value="0.008379847" calcext:value-type="float">
            <text:p>0.008379847</text:p>
          </table:table-cell>
          <table:table-cell office:value-type="float" office:value="13.5039" calcext:value-type="float">
            <text:p>13.5039</text:p>
          </table:table-cell>
          <table:table-cell office:value-type="float" office:value="0.6278797" calcext:value-type="float">
            <text:p>0.6278797</text:p>
          </table:table-cell>
          <table:table-cell office:value-type="float" office:value="0.04462781" calcext:value-type="float">
            <text:p>0.04462781</text:p>
          </table:table-cell>
          <table:table-cell office:value-type="float" office:value="0.03956156" calcext:value-type="float">
            <text:p>0.03956156</text:p>
          </table:table-cell>
          <table:table-cell office:value-type="float" office:value="0.03353462" calcext:value-type="float">
            <text:p>0.03353462</text:p>
          </table:table-cell>
          <table:table-cell office:value-type="float" office:value="0.03094225" calcext:value-type="float">
            <text:p>0.03094225</text:p>
          </table:table-cell>
          <table:table-cell office:value-type="float" office:value="0.01637817" calcext:value-type="float">
            <text:p>0.01637817</text:p>
          </table:table-cell>
          <table:table-cell office:value-type="float" office:value="0.01145689" calcext:value-type="float">
            <text:p>0.01145689</text:p>
          </table:table-cell>
          <table:table-cell office:value-type="float" office:value="0.02754992" calcext:value-type="float">
            <text:p>0.02754992</text:p>
          </table:table-cell>
          <table:table-cell office:value-type="float" office:value="0.02368033" calcext:value-type="float">
            <text:p>0.02368033</text:p>
          </table:table-cell>
          <table:table-cell office:value-type="float" office:value="0.02169915" calcext:value-type="float">
            <text:p>0.02169915</text:p>
          </table:table-cell>
          <table:table-cell office:value-type="float" office:value="0.02059646" calcext:value-type="float">
            <text:p>0.02059646</text:p>
          </table:table-cell>
          <table:table-cell office:value-type="float" office:value="0.01751504" calcext:value-type="float">
            <text:p>0.01751504</text:p>
          </table:table-cell>
          <table:table-cell office:value-type="float" office:value="0.007213829" calcext:value-type="float">
            <text:p>0.007213829</text:p>
          </table:table-cell>
          <table:table-cell office:value-type="float" office:value="0.007285284" calcext:value-type="float">
            <text:p>0.007285284</text:p>
          </table:table-cell>
          <table:table-cell office:value-type="float" office:value="0" calcext:value-type="float">
            <text:p>0</text:p>
          </table:table-cell>
          <table:table-cell office:value-type="float" office:value="46.04581" calcext:value-type="float">
            <text:p>46.04581</text:p>
          </table:table-cell>
          <table:table-cell office:value-type="float" office:value="45.53695" calcext:value-type="float">
            <text:p>45.53695</text:p>
          </table:table-cell>
          <table:table-cell office:value-type="float" office:value="41.99704" calcext:value-type="float">
            <text:p>41.99704</text:p>
          </table:table-cell>
          <table:table-cell office:value-type="float" office:value="40.20052" calcext:value-type="float">
            <text:p>40.20052</text:p>
          </table:table-cell>
          <table:table-cell office:value-type="float" office:value="36.36475" calcext:value-type="float">
            <text:p>36.36475</text:p>
          </table:table-cell>
          <table:table-cell office:value-type="float" office:value="10.9392" calcext:value-type="float">
            <text:p>10.9392</text:p>
          </table:table-cell>
          <table:table-cell office:value-type="float" office:value="4.901309" calcext:value-type="float">
            <text:p>4.901309</text:p>
          </table:table-cell>
          <table:table-cell office:value-type="float" office:value="11.01303" calcext:value-type="float">
            <text:p>11.01303</text:p>
          </table:table-cell>
          <table:table-cell office:value-type="float" office:value="7.515806" calcext:value-type="float">
            <text:p>7.515806</text:p>
          </table:table-cell>
          <table:table-cell office:value-type="float" office:value="3.401904" calcext:value-type="float">
            <text:p>3.401904</text:p>
          </table:table-cell>
          <table:table-cell office:value-type="float" office:value="1.418037" calcext:value-type="float">
            <text:p>1.418037</text:p>
          </table:table-cell>
          <table:table-cell office:value-type="float" office:value="0.6911272" calcext:value-type="float">
            <text:p>0.6911272</text:p>
          </table:table-cell>
          <table:table-cell office:value-type="float" office:value="0.3594656" calcext:value-type="float">
            <text:p>0.3594656</text:p>
          </table:table-cell>
          <table:table-cell office:value-type="float" office:value="0.3365333" calcext:value-type="float">
            <text:p>0.3365333</text:p>
          </table:table-cell>
          <table:table-cell office:value-type="float" office:value="0" calcext:value-type="float">
            <text:p>0</text:p>
          </table:table-cell>
          <table:table-cell office:value-type="float" office:value="126.922" calcext:value-type="float">
            <text:p>126.92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21" calcext:value-type="float">
            <text:p>-0.37979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24.30778" calcext:value-type="float">
            <text:p>24.30778</text:p>
          </table:table-cell>
          <table:table-cell office:value-type="float" office:value="1098.867" calcext:value-type="float">
            <text:p>1098.867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40048" calcext:value-type="float">
            <text:p>0.1540048</text:p>
          </table:table-cell>
          <table:table-cell office:value-type="float" office:value="21.04505" calcext:value-type="float">
            <text:p>21.04505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6904" calcext:value-type="float">
            <text:p>2.656904</text:p>
          </table:table-cell>
          <table:table-cell office:value-type="float" office:value="-0.2609659" calcext:value-type="float">
            <text:p>-0.2609659</text:p>
          </table:table-cell>
          <table:table-cell office:value-type="float" office:value="-0.07971922" calcext:value-type="float">
            <text:p>-0.07971922</text:p>
          </table:table-cell>
          <table:table-cell office:value-type="float" office:value="0.008384252" calcext:value-type="float">
            <text:p>0.008384252</text:p>
          </table:table-cell>
          <table:table-cell office:value-type="float" office:value="13.50456" calcext:value-type="float">
            <text:p>13.50456</text:p>
          </table:table-cell>
          <table:table-cell office:value-type="float" office:value="0.5358356" calcext:value-type="float">
            <text:p>0.5358356</text:p>
          </table:table-cell>
          <table:table-cell office:value-type="float" office:value="0.04514613" calcext:value-type="float">
            <text:p>0.04514613</text:p>
          </table:table-cell>
          <table:table-cell office:value-type="float" office:value="0.0399095" calcext:value-type="float">
            <text:p>0.0399095</text:p>
          </table:table-cell>
          <table:table-cell office:value-type="float" office:value="0.03354101" calcext:value-type="float">
            <text:p>0.03354101</text:p>
          </table:table-cell>
          <table:table-cell office:value-type="float" office:value="0.03092909" calcext:value-type="float">
            <text:p>0.03092909</text:p>
          </table:table-cell>
          <table:table-cell office:value-type="float" office:value="0.01655975" calcext:value-type="float">
            <text:p>0.01655975</text:p>
          </table:table-cell>
          <table:table-cell office:value-type="float" office:value="0.01156334" calcext:value-type="float">
            <text:p>0.01156334</text:p>
          </table:table-cell>
          <table:table-cell office:value-type="float" office:value="0.02756331" calcext:value-type="float">
            <text:p>0.02756331</text:p>
          </table:table-cell>
          <table:table-cell office:value-type="float" office:value="0.02365622" calcext:value-type="float">
            <text:p>0.02365622</text:p>
          </table:table-cell>
          <table:table-cell office:value-type="float" office:value="0.02167096" calcext:value-type="float">
            <text:p>0.02167096</text:p>
          </table:table-cell>
          <table:table-cell office:value-type="float" office:value="0.02058201" calcext:value-type="float">
            <text:p>0.02058201</text:p>
          </table:table-cell>
          <table:table-cell office:value-type="float" office:value="0.01751464" calcext:value-type="float">
            <text:p>0.01751464</text:p>
          </table:table-cell>
          <table:table-cell office:value-type="float" office:value="0.007203361" calcext:value-type="float">
            <text:p>0.007203361</text:p>
          </table:table-cell>
          <table:table-cell office:value-type="float" office:value="0.007284478" calcext:value-type="float">
            <text:p>0.007284478</text:p>
          </table:table-cell>
          <table:table-cell office:value-type="float" office:value="0" calcext:value-type="float">
            <text:p>0</text:p>
          </table:table-cell>
          <table:table-cell office:value-type="float" office:value="42.69448" calcext:value-type="float">
            <text:p>42.69448</text:p>
          </table:table-cell>
          <table:table-cell office:value-type="float" office:value="44.84628" calcext:value-type="float">
            <text:p>44.84628</text:p>
          </table:table-cell>
          <table:table-cell office:value-type="float" office:value="41.76722" calcext:value-type="float">
            <text:p>41.76722</text:p>
          </table:table-cell>
          <table:table-cell office:value-type="float" office:value="39.99586" calcext:value-type="float">
            <text:p>39.99586</text:p>
          </table:table-cell>
          <table:table-cell office:value-type="float" office:value="36.19009" calcext:value-type="float">
            <text:p>36.19009</text:p>
          </table:table-cell>
          <table:table-cell office:value-type="float" office:value="10.97517" calcext:value-type="float">
            <text:p>10.97517</text:p>
          </table:table-cell>
          <table:table-cell office:value-type="float" office:value="4.944877" calcext:value-type="float">
            <text:p>4.944877</text:p>
          </table:table-cell>
          <table:table-cell office:value-type="float" office:value="11.02994" calcext:value-type="float">
            <text:p>11.02994</text:p>
          </table:table-cell>
          <table:table-cell office:value-type="float" office:value="7.523588" calcext:value-type="float">
            <text:p>7.523588</text:p>
          </table:table-cell>
          <table:table-cell office:value-type="float" office:value="3.405349" calcext:value-type="float">
            <text:p>3.405349</text:p>
          </table:table-cell>
          <table:table-cell office:value-type="float" office:value="1.419624" calcext:value-type="float">
            <text:p>1.419624</text:p>
          </table:table-cell>
          <table:table-cell office:value-type="float" office:value="0.6917053" calcext:value-type="float">
            <text:p>0.6917053</text:p>
          </table:table-cell>
          <table:table-cell office:value-type="float" office:value="0.3592888" calcext:value-type="float">
            <text:p>0.3592888</text:p>
          </table:table-cell>
          <table:table-cell office:value-type="float" office:value="0.3365553" calcext:value-type="float">
            <text:p>0.3365553</text:p>
          </table:table-cell>
          <table:table-cell office:value-type="float" office:value="0" calcext:value-type="float">
            <text:p>0</text:p>
          </table:table-cell>
          <table:table-cell office:value-type="float" office:value="127.9692" calcext:value-type="float">
            <text:p>127.969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21" calcext:value-type="float">
            <text:p>-0.37979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24.29928" calcext:value-type="float">
            <text:p>24.29928</text:p>
          </table:table-cell>
          <table:table-cell office:value-type="float" office:value="1098.835" calcext:value-type="float">
            <text:p>1098.835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43369" calcext:value-type="float">
            <text:p>0.1543369</text:p>
          </table:table-cell>
          <table:table-cell office:value-type="float" office:value="21.07808" calcext:value-type="float">
            <text:p>21.07808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6904" calcext:value-type="float">
            <text:p>2.656904</text:p>
          </table:table-cell>
          <table:table-cell office:value-type="float" office:value="-0.2609781" calcext:value-type="float">
            <text:p>-0.2609781</text:p>
          </table:table-cell>
          <table:table-cell office:value-type="float" office:value="-0.07968968" calcext:value-type="float">
            <text:p>-0.07968968</text:p>
          </table:table-cell>
          <table:table-cell office:value-type="float" office:value="0.008388448" calcext:value-type="float">
            <text:p>0.008388448</text:p>
          </table:table-cell>
          <table:table-cell office:value-type="float" office:value="13.5012" calcext:value-type="float">
            <text:p>13.5012</text:p>
          </table:table-cell>
          <table:table-cell office:value-type="float" office:value="0.4629311" calcext:value-type="float">
            <text:p>0.4629311</text:p>
          </table:table-cell>
          <table:table-cell office:value-type="float" office:value="0.04566887" calcext:value-type="float">
            <text:p>0.04566887</text:p>
          </table:table-cell>
          <table:table-cell office:value-type="float" office:value="0.04027672" calcext:value-type="float">
            <text:p>0.04027672</text:p>
          </table:table-cell>
          <table:table-cell office:value-type="float" office:value="0.03365109" calcext:value-type="float">
            <text:p>0.03365109</text:p>
          </table:table-cell>
          <table:table-cell office:value-type="float" office:value="0.03102536" calcext:value-type="float">
            <text:p>0.03102536</text:p>
          </table:table-cell>
          <table:table-cell office:value-type="float" office:value="0.01679222" calcext:value-type="float">
            <text:p>0.01679222</text:p>
          </table:table-cell>
          <table:table-cell office:value-type="float" office:value="0.01171044" calcext:value-type="float">
            <text:p>0.01171044</text:p>
          </table:table-cell>
          <table:table-cell office:value-type="float" office:value="0.02762316" calcext:value-type="float">
            <text:p>0.02762316</text:p>
          </table:table-cell>
          <table:table-cell office:value-type="float" office:value="0.0236474" calcext:value-type="float">
            <text:p>0.0236474</text:p>
          </table:table-cell>
          <table:table-cell office:value-type="float" office:value="0.02164445" calcext:value-type="float">
            <text:p>0.02164445</text:p>
          </table:table-cell>
          <table:table-cell office:value-type="float" office:value="0.02056715" calcext:value-type="float">
            <text:p>0.02056715</text:p>
          </table:table-cell>
          <table:table-cell office:value-type="float" office:value="0.01751376" calcext:value-type="float">
            <text:p>0.01751376</text:p>
          </table:table-cell>
          <table:table-cell office:value-type="float" office:value="0.007193032" calcext:value-type="float">
            <text:p>0.007193032</text:p>
          </table:table-cell>
          <table:table-cell office:value-type="float" office:value="0.007283668" calcext:value-type="float">
            <text:p>0.007283668</text:p>
          </table:table-cell>
          <table:table-cell office:value-type="float" office:value="0" calcext:value-type="float">
            <text:p>0</text:p>
          </table:table-cell>
          <table:table-cell office:value-type="float" office:value="43.66701" calcext:value-type="float">
            <text:p>43.66701</text:p>
          </table:table-cell>
          <table:table-cell office:value-type="float" office:value="44.21886" calcext:value-type="float">
            <text:p>44.21886</text:p>
          </table:table-cell>
          <table:table-cell office:value-type="float" office:value="41.57436" calcext:value-type="float">
            <text:p>41.57436</text:p>
          </table:table-cell>
          <table:table-cell office:value-type="float" office:value="39.76596" calcext:value-type="float">
            <text:p>39.76596</text:p>
          </table:table-cell>
          <table:table-cell office:value-type="float" office:value="35.99762" calcext:value-type="float">
            <text:p>35.99762</text:p>
          </table:table-cell>
          <table:table-cell office:value-type="float" office:value="11.00486" calcext:value-type="float">
            <text:p>11.00486</text:p>
          </table:table-cell>
          <table:table-cell office:value-type="float" office:value="4.983445" calcext:value-type="float">
            <text:p>4.983445</text:p>
          </table:table-cell>
          <table:table-cell office:value-type="float" office:value="11.04606" calcext:value-type="float">
            <text:p>11.04606</text:p>
          </table:table-cell>
          <table:table-cell office:value-type="float" office:value="7.53107" calcext:value-type="float">
            <text:p>7.53107</text:p>
          </table:table-cell>
          <table:table-cell office:value-type="float" office:value="3.408815" calcext:value-type="float">
            <text:p>3.408815</text:p>
          </table:table-cell>
          <table:table-cell office:value-type="float" office:value="1.421195" calcext:value-type="float">
            <text:p>1.421195</text:p>
          </table:table-cell>
          <table:table-cell office:value-type="float" office:value="0.6922734" calcext:value-type="float">
            <text:p>0.6922734</text:p>
          </table:table-cell>
          <table:table-cell office:value-type="float" office:value="0.3591232" calcext:value-type="float">
            <text:p>0.3591232</text:p>
          </table:table-cell>
          <table:table-cell office:value-type="float" office:value="0.3365772" calcext:value-type="float">
            <text:p>0.3365772</text:p>
          </table:table-cell>
          <table:table-cell office:value-type="float" office:value="0" calcext:value-type="float">
            <text:p>0</text:p>
          </table:table-cell>
          <table:table-cell office:value-type="float" office:value="129.5849" calcext:value-type="float">
            <text:p>129.5849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21" calcext:value-type="float">
            <text:p>-0.37979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24.28934" calcext:value-type="float">
            <text:p>24.28934</text:p>
          </table:table-cell>
          <table:table-cell office:value-type="float" office:value="1098.804" calcext:value-type="float">
            <text:p>1098.804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50511" calcext:value-type="float">
            <text:p>0.1550511</text:p>
          </table:table-cell>
          <table:table-cell office:value-type="float" office:value="21.1125" calcext:value-type="float">
            <text:p>21.1125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6904" calcext:value-type="float">
            <text:p>2.656904</text:p>
          </table:table-cell>
          <table:table-cell office:value-type="float" office:value="-0.2609904" calcext:value-type="float">
            <text:p>-0.2609904</text:p>
          </table:table-cell>
          <table:table-cell office:value-type="float" office:value="-0.07966027" calcext:value-type="float">
            <text:p>-0.07966027</text:p>
          </table:table-cell>
          <table:table-cell office:value-type="float" office:value="0.008392401" calcext:value-type="float">
            <text:p>0.008392401</text:p>
          </table:table-cell>
          <table:table-cell office:value-type="float" office:value="13.49756" calcext:value-type="float">
            <text:p>13.49756</text:p>
          </table:table-cell>
          <table:table-cell office:value-type="float" office:value="0.3868769" calcext:value-type="float">
            <text:p>0.3868769</text:p>
          </table:table-cell>
          <table:table-cell office:value-type="float" office:value="0.04547457" calcext:value-type="float">
            <text:p>0.04547457</text:p>
          </table:table-cell>
          <table:table-cell office:value-type="float" office:value="0.04022637" calcext:value-type="float">
            <text:p>0.04022637</text:p>
          </table:table-cell>
          <table:table-cell office:value-type="float" office:value="0.03360336" calcext:value-type="float">
            <text:p>0.03360336</text:p>
          </table:table-cell>
          <table:table-cell office:value-type="float" office:value="0.0310242" calcext:value-type="float">
            <text:p>0.0310242</text:p>
          </table:table-cell>
          <table:table-cell office:value-type="float" office:value="0.01690243" calcext:value-type="float">
            <text:p>0.01690243</text:p>
          </table:table-cell>
          <table:table-cell office:value-type="float" office:value="0.01180056" calcext:value-type="float">
            <text:p>0.01180056</text:p>
          </table:table-cell>
          <table:table-cell office:value-type="float" office:value="0.0276955" calcext:value-type="float">
            <text:p>0.0276955</text:p>
          </table:table-cell>
          <table:table-cell office:value-type="float" office:value="0.02365424" calcext:value-type="float">
            <text:p>0.02365424</text:p>
          </table:table-cell>
          <table:table-cell office:value-type="float" office:value="0.02162158" calcext:value-type="float">
            <text:p>0.02162158</text:p>
          </table:table-cell>
          <table:table-cell office:value-type="float" office:value="0.02055223" calcext:value-type="float">
            <text:p>0.02055223</text:p>
          </table:table-cell>
          <table:table-cell office:value-type="float" office:value="0.01751245" calcext:value-type="float">
            <text:p>0.01751245</text:p>
          </table:table-cell>
          <table:table-cell office:value-type="float" office:value="0.00718284" calcext:value-type="float">
            <text:p>0.00718284</text:p>
          </table:table-cell>
          <table:table-cell office:value-type="float" office:value="0.007282854" calcext:value-type="float">
            <text:p>0.007282854</text:p>
          </table:table-cell>
          <table:table-cell office:value-type="float" office:value="0" calcext:value-type="float">
            <text:p>0</text:p>
          </table:table-cell>
          <table:table-cell office:value-type="float" office:value="46.03444" calcext:value-type="float">
            <text:p>46.03444</text:p>
          </table:table-cell>
          <table:table-cell office:value-type="float" office:value="43.65237" calcext:value-type="float">
            <text:p>43.65237</text:p>
          </table:table-cell>
          <table:table-cell office:value-type="float" office:value="41.45339" calcext:value-type="float">
            <text:p>41.45339</text:p>
          </table:table-cell>
          <table:table-cell office:value-type="float" office:value="39.54263" calcext:value-type="float">
            <text:p>39.54263</text:p>
          </table:table-cell>
          <table:table-cell office:value-type="float" office:value="35.78073" calcext:value-type="float">
            <text:p>35.78073</text:p>
          </table:table-cell>
          <table:table-cell office:value-type="float" office:value="11.03291" calcext:value-type="float">
            <text:p>11.03291</text:p>
          </table:table-cell>
          <table:table-cell office:value-type="float" office:value="5.018327" calcext:value-type="float">
            <text:p>5.018327</text:p>
          </table:table-cell>
          <table:table-cell office:value-type="float" office:value="11.06179" calcext:value-type="float">
            <text:p>11.06179</text:p>
          </table:table-cell>
          <table:table-cell office:value-type="float" office:value="7.537957" calcext:value-type="float">
            <text:p>7.537957</text:p>
          </table:table-cell>
          <table:table-cell office:value-type="float" office:value="3.412273" calcext:value-type="float">
            <text:p>3.412273</text:p>
          </table:table-cell>
          <table:table-cell office:value-type="float" office:value="1.422752" calcext:value-type="float">
            <text:p>1.422752</text:p>
          </table:table-cell>
          <table:table-cell office:value-type="float" office:value="0.6928315" calcext:value-type="float">
            <text:p>0.6928315</text:p>
          </table:table-cell>
          <table:table-cell office:value-type="float" office:value="0.3589675" calcext:value-type="float">
            <text:p>0.3589675</text:p>
          </table:table-cell>
          <table:table-cell office:value-type="float" office:value="0.3365992" calcext:value-type="float">
            <text:p>0.3365992</text:p>
          </table:table-cell>
          <table:table-cell office:value-type="float" office:value="0" calcext:value-type="float">
            <text:p>0</text:p>
          </table:table-cell>
          <table:table-cell office:value-type="float" office:value="131.993" calcext:value-type="float">
            <text:p>131.993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21" calcext:value-type="float">
            <text:p>-0.379792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24.27882" calcext:value-type="float">
            <text:p>24.27882</text:p>
          </table:table-cell>
          <table:table-cell office:value-type="float" office:value="1098.771" calcext:value-type="float">
            <text:p>1098.77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58279" calcext:value-type="float">
            <text:p>0.1558279</text:p>
          </table:table-cell>
          <table:table-cell office:value-type="float" office:value="21.14786" calcext:value-type="float">
            <text:p>21.14786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77" calcext:value-type="float">
            <text:p>0.004505977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6904" calcext:value-type="float">
            <text:p>2.656904</text:p>
          </table:table-cell>
          <table:table-cell office:value-type="float" office:value="-0.2610042" calcext:value-type="float">
            <text:p>-0.2610042</text:p>
          </table:table-cell>
          <table:table-cell office:value-type="float" office:value="-0.07963097" calcext:value-type="float">
            <text:p>-0.07963097</text:p>
          </table:table-cell>
          <table:table-cell office:value-type="float" office:value="0.008396269" calcext:value-type="float">
            <text:p>0.008396269</text:p>
          </table:table-cell>
          <table:table-cell office:value-type="float" office:value="13.49525" calcext:value-type="float">
            <text:p>13.49525</text:p>
          </table:table-cell>
          <table:table-cell office:value-type="float" office:value="0.3246465" calcext:value-type="float">
            <text:p>0.3246465</text:p>
          </table:table-cell>
          <table:table-cell office:value-type="float" office:value="0.04513919" calcext:value-type="float">
            <text:p>0.04513919</text:p>
          </table:table-cell>
          <table:table-cell office:value-type="float" office:value="0.0399959" calcext:value-type="float">
            <text:p>0.0399959</text:p>
          </table:table-cell>
          <table:table-cell office:value-type="float" office:value="0.03350832" calcext:value-type="float">
            <text:p>0.03350832</text:p>
          </table:table-cell>
          <table:table-cell office:value-type="float" office:value="0.03096475" calcext:value-type="float">
            <text:p>0.03096475</text:p>
          </table:table-cell>
          <table:table-cell office:value-type="float" office:value="0.01694779" calcext:value-type="float">
            <text:p>0.01694779</text:p>
          </table:table-cell>
          <table:table-cell office:value-type="float" office:value="0.01184577" calcext:value-type="float">
            <text:p>0.01184577</text:p>
          </table:table-cell>
          <table:table-cell office:value-type="float" office:value="0.02775719" calcext:value-type="float">
            <text:p>0.02775719</text:p>
          </table:table-cell>
          <table:table-cell office:value-type="float" office:value="0.02366877" calcext:value-type="float">
            <text:p>0.02366877</text:p>
          </table:table-cell>
          <table:table-cell office:value-type="float" office:value="0.02160306" calcext:value-type="float">
            <text:p>0.02160306</text:p>
          </table:table-cell>
          <table:table-cell office:value-type="float" office:value="0.02053768" calcext:value-type="float">
            <text:p>0.02053768</text:p>
          </table:table-cell>
          <table:table-cell office:value-type="float" office:value="0.01751076" calcext:value-type="float">
            <text:p>0.01751076</text:p>
          </table:table-cell>
          <table:table-cell office:value-type="float" office:value="0.00717278" calcext:value-type="float">
            <text:p>0.00717278</text:p>
          </table:table-cell>
          <table:table-cell office:value-type="float" office:value="0.007282051" calcext:value-type="float">
            <text:p>0.007282051</text:p>
          </table:table-cell>
          <table:table-cell office:value-type="float" office:value="0" calcext:value-type="float">
            <text:p>0</text:p>
          </table:table-cell>
          <table:table-cell office:value-type="float" office:value="48.15134" calcext:value-type="float">
            <text:p>48.15134</text:p>
          </table:table-cell>
          <table:table-cell office:value-type="float" office:value="43.10822" calcext:value-type="float">
            <text:p>43.10822</text:p>
          </table:table-cell>
          <table:table-cell office:value-type="float" office:value="41.35529" calcext:value-type="float">
            <text:p>41.35529</text:p>
          </table:table-cell>
          <table:table-cell office:value-type="float" office:value="39.39378" calcext:value-type="float">
            <text:p>39.39378</text:p>
          </table:table-cell>
          <table:table-cell office:value-type="float" office:value="35.55602" calcext:value-type="float">
            <text:p>35.55602</text:p>
          </table:table-cell>
          <table:table-cell office:value-type="float" office:value="11.06005" calcext:value-type="float">
            <text:p>11.06005</text:p>
          </table:table-cell>
          <table:table-cell office:value-type="float" office:value="5.050364" calcext:value-type="float">
            <text:p>5.050364</text:p>
          </table:table-cell>
          <table:table-cell office:value-type="float" office:value="11.07693" calcext:value-type="float">
            <text:p>11.07693</text:p>
          </table:table-cell>
          <table:table-cell office:value-type="float" office:value="7.544687" calcext:value-type="float">
            <text:p>7.544687</text:p>
          </table:table-cell>
          <table:table-cell office:value-type="float" office:value="3.415697" calcext:value-type="float">
            <text:p>3.415697</text:p>
          </table:table-cell>
          <table:table-cell office:value-type="float" office:value="1.424287" calcext:value-type="float">
            <text:p>1.424287</text:p>
          </table:table-cell>
          <table:table-cell office:value-type="float" office:value="0.6933823" calcext:value-type="float">
            <text:p>0.6933823</text:p>
          </table:table-cell>
          <table:table-cell office:value-type="float" office:value="0.3588207" calcext:value-type="float">
            <text:p>0.3588207</text:p>
          </table:table-cell>
          <table:table-cell office:value-type="float" office:value="0.3366211" calcext:value-type="float">
            <text:p>0.3366211</text:p>
          </table:table-cell>
          <table:table-cell office:value-type="float" office:value="0" calcext:value-type="float">
            <text:p>0</text:p>
          </table:table-cell>
          <table:table-cell office:value-type="float" office:value="134.3262" calcext:value-type="float">
            <text:p>134.326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21" calcext:value-type="float">
            <text:p>-0.37979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24.26953" calcext:value-type="float">
            <text:p>24.26953</text:p>
          </table:table-cell>
          <table:table-cell office:value-type="float" office:value="1098.74" calcext:value-type="float">
            <text:p>1098.74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43065" calcext:value-type="float">
            <text:p>0.1543065</text:p>
          </table:table-cell>
          <table:table-cell office:value-type="float" office:value="21.1861" calcext:value-type="float">
            <text:p>21.1861</text:p>
          </table:table-cell>
          <table:table-cell office:value-type="float" office:value="0.09315109" calcext:value-type="float">
            <text:p>0.09315109</text:p>
          </table:table-cell>
          <table:table-cell office:value-type="float" office:value="0.004505991" calcext:value-type="float">
            <text:p>0.004505991</text:p>
          </table:table-cell>
          <table:table-cell office:value-type="float" office:value="0.3254844" calcext:value-type="float">
            <text:p>0.3254844</text:p>
          </table:table-cell>
          <table:table-cell office:value-type="float" office:value="2.656926" calcext:value-type="float">
            <text:p>2.656926</text:p>
          </table:table-cell>
          <table:table-cell office:value-type="float" office:value="-0.2610181" calcext:value-type="float">
            <text:p>-0.2610181</text:p>
          </table:table-cell>
          <table:table-cell office:value-type="float" office:value="-0.07961225" calcext:value-type="float">
            <text:p>-0.07961225</text:p>
          </table:table-cell>
          <table:table-cell office:value-type="float" office:value="0.008400097" calcext:value-type="float">
            <text:p>0.008400097</text:p>
          </table:table-cell>
          <table:table-cell office:value-type="float" office:value="13.50535" calcext:value-type="float">
            <text:p>13.50535</text:p>
          </table:table-cell>
          <table:table-cell office:value-type="float" office:value="0.279973" calcext:value-type="float">
            <text:p>0.279973</text:p>
          </table:table-cell>
          <table:table-cell office:value-type="float" office:value="0.04366428" calcext:value-type="float">
            <text:p>0.04366428</text:p>
          </table:table-cell>
          <table:table-cell office:value-type="float" office:value="0.03859329" calcext:value-type="float">
            <text:p>0.03859329</text:p>
          </table:table-cell>
          <table:table-cell office:value-type="float" office:value="0.03264261" calcext:value-type="float">
            <text:p>0.03264261</text:p>
          </table:table-cell>
          <table:table-cell office:value-type="float" office:value="0.03028966" calcext:value-type="float">
            <text:p>0.03028966</text:p>
          </table:table-cell>
          <table:table-cell office:value-type="float" office:value="0.01679981" calcext:value-type="float">
            <text:p>0.01679981</text:p>
          </table:table-cell>
          <table:table-cell office:value-type="float" office:value="0.01178173" calcext:value-type="float">
            <text:p>0.01178173</text:p>
          </table:table-cell>
          <table:table-cell office:value-type="float" office:value="0.02780037" calcext:value-type="float">
            <text:p>0.02780037</text:p>
          </table:table-cell>
          <table:table-cell office:value-type="float" office:value="0.02368462" calcext:value-type="float">
            <text:p>0.02368462</text:p>
          </table:table-cell>
          <table:table-cell office:value-type="float" office:value="0.02158825" calcext:value-type="float">
            <text:p>0.02158825</text:p>
          </table:table-cell>
          <table:table-cell office:value-type="float" office:value="0.02052376" calcext:value-type="float">
            <text:p>0.02052376</text:p>
          </table:table-cell>
          <table:table-cell office:value-type="float" office:value="0.01750873" calcext:value-type="float">
            <text:p>0.01750873</text:p>
          </table:table-cell>
          <table:table-cell office:value-type="float" office:value="0.007162849" calcext:value-type="float">
            <text:p>0.007162849</text:p>
          </table:table-cell>
          <table:table-cell office:value-type="float" office:value="0.007281218" calcext:value-type="float">
            <text:p>0.007281218</text:p>
          </table:table-cell>
          <table:table-cell office:value-type="float" office:value="0" calcext:value-type="float">
            <text:p>0</text:p>
          </table:table-cell>
          <table:table-cell office:value-type="float" office:value="76.53343" calcext:value-type="float">
            <text:p>76.53343</text:p>
          </table:table-cell>
          <table:table-cell office:value-type="float" office:value="48.60164" calcext:value-type="float">
            <text:p>48.60164</text:p>
          </table:table-cell>
          <table:table-cell office:value-type="float" office:value="41.38928" calcext:value-type="float">
            <text:p>41.38928</text:p>
          </table:table-cell>
          <table:table-cell office:value-type="float" office:value="39.24311" calcext:value-type="float">
            <text:p>39.24311</text:p>
          </table:table-cell>
          <table:table-cell office:value-type="float" office:value="35.34612" calcext:value-type="float">
            <text:p>35.34612</text:p>
          </table:table-cell>
          <table:table-cell office:value-type="float" office:value="11.08709" calcext:value-type="float">
            <text:p>11.08709</text:p>
          </table:table-cell>
          <table:table-cell office:value-type="float" office:value="5.079427" calcext:value-type="float">
            <text:p>5.079427</text:p>
          </table:table-cell>
          <table:table-cell office:value-type="float" office:value="11.09166" calcext:value-type="float">
            <text:p>11.09166</text:p>
          </table:table-cell>
          <table:table-cell office:value-type="float" office:value="7.551328" calcext:value-type="float">
            <text:p>7.551328</text:p>
          </table:table-cell>
          <table:table-cell office:value-type="float" office:value="3.419089" calcext:value-type="float">
            <text:p>3.419089</text:p>
          </table:table-cell>
          <table:table-cell office:value-type="float" office:value="1.425806" calcext:value-type="float">
            <text:p>1.425806</text:p>
          </table:table-cell>
          <table:table-cell office:value-type="float" office:value="0.6939262" calcext:value-type="float">
            <text:p>0.6939262</text:p>
          </table:table-cell>
          <table:table-cell office:value-type="float" office:value="0.3586822" calcext:value-type="float">
            <text:p>0.3586822</text:p>
          </table:table-cell>
          <table:table-cell office:value-type="float" office:value="0.336643" calcext:value-type="float">
            <text:p>0.336643</text:p>
          </table:table-cell>
          <table:table-cell office:value-type="float" office:value="0" calcext:value-type="float">
            <text:p>0</text:p>
          </table:table-cell>
          <table:table-cell office:value-type="float" office:value="132.9727" calcext:value-type="float">
            <text:p>132.9727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21" calcext:value-type="float">
            <text:p>-0.379792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24.26299" calcext:value-type="float">
            <text:p>24.26299</text:p>
          </table:table-cell>
          <table:table-cell office:value-type="float" office:value="1098.713" calcext:value-type="float">
            <text:p>1098.713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97466" calcext:value-type="float">
            <text:p>0.1497466</text:p>
          </table:table-cell>
          <table:table-cell office:value-type="float" office:value="21.23172" calcext:value-type="float">
            <text:p>21.23172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8024" calcext:value-type="float">
            <text:p>0.004508024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866" calcext:value-type="float">
            <text:p>2.657866</text:p>
          </table:table-cell>
          <table:table-cell office:value-type="float" office:value="-0.2610639" calcext:value-type="float">
            <text:p>-0.2610639</text:p>
          </table:table-cell>
          <table:table-cell office:value-type="float" office:value="-0.07960583" calcext:value-type="float">
            <text:p>-0.07960583</text:p>
          </table:table-cell>
          <table:table-cell office:value-type="float" office:value="0.008403849" calcext:value-type="float">
            <text:p>0.008403849</text:p>
          </table:table-cell>
          <table:table-cell office:value-type="float" office:value="13.52669" calcext:value-type="float">
            <text:p>13.52669</text:p>
          </table:table-cell>
          <table:table-cell office:value-type="float" office:value="0.3260657" calcext:value-type="float">
            <text:p>0.3260657</text:p>
          </table:table-cell>
          <table:table-cell office:value-type="float" office:value="0.08021922" calcext:value-type="float">
            <text:p>0.08021922</text:p>
          </table:table-cell>
          <table:table-cell office:value-type="float" office:value="0.05475852" calcext:value-type="float">
            <text:p>0.05475852</text:p>
          </table:table-cell>
          <table:table-cell office:value-type="float" office:value="0.04133371" calcext:value-type="float">
            <text:p>0.04133371</text:p>
          </table:table-cell>
          <table:table-cell office:value-type="float" office:value="0.03703604" calcext:value-type="float">
            <text:p>0.03703604</text:p>
          </table:table-cell>
          <table:table-cell office:value-type="float" office:value="0.01680277" calcext:value-type="float">
            <text:p>0.01680277</text:p>
          </table:table-cell>
          <table:table-cell office:value-type="float" office:value="0.01222463" calcext:value-type="float">
            <text:p>0.01222463</text:p>
          </table:table-cell>
          <table:table-cell office:value-type="float" office:value="0.02788644" calcext:value-type="float">
            <text:p>0.02788644</text:p>
          </table:table-cell>
          <table:table-cell office:value-type="float" office:value="0.02370216" calcext:value-type="float">
            <text:p>0.02370216</text:p>
          </table:table-cell>
          <table:table-cell office:value-type="float" office:value="0.02157629" calcext:value-type="float">
            <text:p>0.02157629</text:p>
          </table:table-cell>
          <table:table-cell office:value-type="float" office:value="0.02051055" calcext:value-type="float">
            <text:p>0.02051055</text:p>
          </table:table-cell>
          <table:table-cell office:value-type="float" office:value="0.01750647" calcext:value-type="float">
            <text:p>0.01750647</text:p>
          </table:table-cell>
          <table:table-cell office:value-type="float" office:value="0.007153042" calcext:value-type="float">
            <text:p>0.007153042</text:p>
          </table:table-cell>
          <table:table-cell office:value-type="float" office:value="0.007280377" calcext:value-type="float">
            <text:p>0.007280377</text:p>
          </table:table-cell>
          <table:table-cell office:value-type="float" office:value="0" calcext:value-type="float">
            <text:p>0</text:p>
          </table:table-cell>
          <table:table-cell office:value-type="float" office:value="4.895882" calcext:value-type="float">
            <text:p>4.895882</text:p>
          </table:table-cell>
          <table:table-cell office:value-type="float" office:value="25.38068" calcext:value-type="float">
            <text:p>25.38068</text:p>
          </table:table-cell>
          <table:table-cell office:value-type="float" office:value="46.07126" calcext:value-type="float">
            <text:p>46.07126</text:p>
          </table:table-cell>
          <table:table-cell office:value-type="float" office:value="56.89169" calcext:value-type="float">
            <text:p>56.89169</text:p>
          </table:table-cell>
          <table:table-cell office:value-type="float" office:value="61.02215" calcext:value-type="float">
            <text:p>61.02215</text:p>
          </table:table-cell>
          <table:table-cell office:value-type="float" office:value="11.42709" calcext:value-type="float">
            <text:p>11.42709</text:p>
          </table:table-cell>
          <table:table-cell office:value-type="float" office:value="4.916706" calcext:value-type="float">
            <text:p>4.916706</text:p>
          </table:table-cell>
          <table:table-cell office:value-type="float" office:value="11.13864" calcext:value-type="float">
            <text:p>11.13864</text:p>
          </table:table-cell>
          <table:table-cell office:value-type="float" office:value="7.558554" calcext:value-type="float">
            <text:p>7.558554</text:p>
          </table:table-cell>
          <table:table-cell office:value-type="float" office:value="3.422447" calcext:value-type="float">
            <text:p>3.422447</text:p>
          </table:table-cell>
          <table:table-cell office:value-type="float" office:value="1.427308" calcext:value-type="float">
            <text:p>1.427308</text:p>
          </table:table-cell>
          <table:table-cell office:value-type="float" office:value="0.6944628" calcext:value-type="float">
            <text:p>0.6944628</text:p>
          </table:table-cell>
          <table:table-cell office:value-type="float" office:value="0.3585506" calcext:value-type="float">
            <text:p>0.3585506</text:p>
          </table:table-cell>
          <table:table-cell office:value-type="float" office:value="0.3366649" calcext:value-type="float">
            <text:p>0.3366649</text:p>
          </table:table-cell>
          <table:table-cell office:value-type="float" office:value="0" calcext:value-type="float">
            <text:p>0</text:p>
          </table:table-cell>
          <table:table-cell office:value-type="float" office:value="119.8889" calcext:value-type="float">
            <text:p>119.8889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53" calcext:value-type="float">
            <text:p>-0.379795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24.25815" calcext:value-type="float">
            <text:p>24.25815</text:p>
          </table:table-cell>
          <table:table-cell office:value-type="float" office:value="1098.688" calcext:value-type="float">
            <text:p>1098.688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76661" calcext:value-type="float">
            <text:p>0.1476661</text:p>
          </table:table-cell>
          <table:table-cell office:value-type="float" office:value="21.25881" calcext:value-type="float">
            <text:p>21.25881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8024" calcext:value-type="float">
            <text:p>0.004508024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866" calcext:value-type="float">
            <text:p>2.657866</text:p>
          </table:table-cell>
          <table:table-cell office:value-type="float" office:value="-0.2610711" calcext:value-type="float">
            <text:p>-0.2610711</text:p>
          </table:table-cell>
          <table:table-cell office:value-type="float" office:value="-0.07959584" calcext:value-type="float">
            <text:p>-0.07959584</text:p>
          </table:table-cell>
          <table:table-cell office:value-type="float" office:value="0.008407454" calcext:value-type="float">
            <text:p>0.008407454</text:p>
          </table:table-cell>
          <table:table-cell office:value-type="float" office:value="13.54011" calcext:value-type="float">
            <text:p>13.54011</text:p>
          </table:table-cell>
          <table:table-cell office:value-type="float" office:value="0.2963335" calcext:value-type="float">
            <text:p>0.2963335</text:p>
          </table:table-cell>
          <table:table-cell office:value-type="float" office:value="0.07203475" calcext:value-type="float">
            <text:p>0.07203475</text:p>
          </table:table-cell>
          <table:table-cell office:value-type="float" office:value="0.05285709" calcext:value-type="float">
            <text:p>0.05285709</text:p>
          </table:table-cell>
          <table:table-cell office:value-type="float" office:value="0.04209908" calcext:value-type="float">
            <text:p>0.04209908</text:p>
          </table:table-cell>
          <table:table-cell office:value-type="float" office:value="0.03854247" calcext:value-type="float">
            <text:p>0.03854247</text:p>
          </table:table-cell>
          <table:table-cell office:value-type="float" office:value="0.01702162" calcext:value-type="float">
            <text:p>0.01702162</text:p>
          </table:table-cell>
          <table:table-cell office:value-type="float" office:value="0.01218121" calcext:value-type="float">
            <text:p>0.01218121</text:p>
          </table:table-cell>
          <table:table-cell office:value-type="float" office:value="0.02798608" calcext:value-type="float">
            <text:p>0.02798608</text:p>
          </table:table-cell>
          <table:table-cell office:value-type="float" office:value="0.02372609" calcext:value-type="float">
            <text:p>0.02372609</text:p>
          </table:table-cell>
          <table:table-cell office:value-type="float" office:value="0.02156712" calcext:value-type="float">
            <text:p>0.02156712</text:p>
          </table:table-cell>
          <table:table-cell office:value-type="float" office:value="0.02049808" calcext:value-type="float">
            <text:p>0.02049808</text:p>
          </table:table-cell>
          <table:table-cell office:value-type="float" office:value="0.01750402" calcext:value-type="float">
            <text:p>0.01750402</text:p>
          </table:table-cell>
          <table:table-cell office:value-type="float" office:value="0.00714336" calcext:value-type="float">
            <text:p>0.00714336</text:p>
          </table:table-cell>
          <table:table-cell office:value-type="float" office:value="0.007279534" calcext:value-type="float">
            <text:p>0.007279534</text:p>
          </table:table-cell>
          <table:table-cell office:value-type="float" office:value="0" calcext:value-type="float">
            <text:p>0</text:p>
          </table:table-cell>
          <table:table-cell office:value-type="float" office:value="6.411987" calcext:value-type="float">
            <text:p>6.411987</text:p>
          </table:table-cell>
          <table:table-cell office:value-type="float" office:value="24.32807" calcext:value-type="float">
            <text:p>24.32807</text:p>
          </table:table-cell>
          <table:table-cell office:value-type="float" office:value="45.05618" calcext:value-type="float">
            <text:p>45.05618</text:p>
          </table:table-cell>
          <table:table-cell office:value-type="float" office:value="56.45182" calcext:value-type="float">
            <text:p>56.45182</text:p>
          </table:table-cell>
          <table:table-cell office:value-type="float" office:value="60.4359" calcext:value-type="float">
            <text:p>60.4359</text:p>
          </table:table-cell>
          <table:table-cell office:value-type="float" office:value="12.38646" calcext:value-type="float">
            <text:p>12.38646</text:p>
          </table:table-cell>
          <table:table-cell office:value-type="float" office:value="4.735514" calcext:value-type="float">
            <text:p>4.735514</text:p>
          </table:table-cell>
          <table:table-cell office:value-type="float" office:value="11.1854" calcext:value-type="float">
            <text:p>11.1854</text:p>
          </table:table-cell>
          <table:table-cell office:value-type="float" office:value="7.567082" calcext:value-type="float">
            <text:p>7.567082</text:p>
          </table:table-cell>
          <table:table-cell office:value-type="float" office:value="3.425782" calcext:value-type="float">
            <text:p>3.425782</text:p>
          </table:table-cell>
          <table:table-cell office:value-type="float" office:value="1.428781" calcext:value-type="float">
            <text:p>1.428781</text:p>
          </table:table-cell>
          <table:table-cell office:value-type="float" office:value="0.6949942" calcext:value-type="float">
            <text:p>0.6949942</text:p>
          </table:table-cell>
          <table:table-cell office:value-type="float" office:value="0.3584236" calcext:value-type="float">
            <text:p>0.3584236</text:p>
          </table:table-cell>
          <table:table-cell office:value-type="float" office:value="0.3366868" calcext:value-type="float">
            <text:p>0.3366868</text:p>
          </table:table-cell>
          <table:table-cell office:value-type="float" office:value="0" calcext:value-type="float">
            <text:p>0</text:p>
          </table:table-cell>
          <table:table-cell office:value-type="float" office:value="117.4655" calcext:value-type="float">
            <text:p>117.4655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53" calcext:value-type="float">
            <text:p>-0.379795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24.25277" calcext:value-type="float">
            <text:p>24.25277</text:p>
          </table:table-cell>
          <table:table-cell office:value-type="float" office:value="1098.664" calcext:value-type="float">
            <text:p>1098.664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42267" calcext:value-type="float">
            <text:p>0.1442267</text:p>
          </table:table-cell>
          <table:table-cell office:value-type="float" office:value="21.28695" calcext:value-type="float">
            <text:p>21.28695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8074" calcext:value-type="float">
            <text:p>0.004508074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928" calcext:value-type="float">
            <text:p>2.657928</text:p>
          </table:table-cell>
          <table:table-cell office:value-type="float" office:value="-0.2610884" calcext:value-type="float">
            <text:p>-0.2610884</text:p>
          </table:table-cell>
          <table:table-cell office:value-type="float" office:value="-0.07958592" calcext:value-type="float">
            <text:p>-0.07958592</text:p>
          </table:table-cell>
          <table:table-cell office:value-type="float" office:value="0.008410891" calcext:value-type="float">
            <text:p>0.008410891</text:p>
          </table:table-cell>
          <table:table-cell office:value-type="float" office:value="13.5679" calcext:value-type="float">
            <text:p>13.5679</text:p>
          </table:table-cell>
          <table:table-cell office:value-type="float" office:value="0.218925" calcext:value-type="float">
            <text:p>0.218925</text:p>
          </table:table-cell>
          <table:table-cell office:value-type="float" office:value="0.06412652" calcext:value-type="float">
            <text:p>0.06412652</text:p>
          </table:table-cell>
          <table:table-cell office:value-type="float" office:value="0.05104037" calcext:value-type="float">
            <text:p>0.05104037</text:p>
          </table:table-cell>
          <table:table-cell office:value-type="float" office:value="0.04252859" calcext:value-type="float">
            <text:p>0.04252859</text:p>
          </table:table-cell>
          <table:table-cell office:value-type="float" office:value="0.03964296" calcext:value-type="float">
            <text:p>0.03964296</text:p>
          </table:table-cell>
          <table:table-cell office:value-type="float" office:value="0.01735455" calcext:value-type="float">
            <text:p>0.01735455</text:p>
          </table:table-cell>
          <table:table-cell office:value-type="float" office:value="0.0121359" calcext:value-type="float">
            <text:p>0.0121359</text:p>
          </table:table-cell>
          <table:table-cell office:value-type="float" office:value="0.02808303" calcext:value-type="float">
            <text:p>0.02808303</text:p>
          </table:table-cell>
          <table:table-cell office:value-type="float" office:value="0.02375777" calcext:value-type="float">
            <text:p>0.02375777</text:p>
          </table:table-cell>
          <table:table-cell office:value-type="float" office:value="0.0215613" calcext:value-type="float">
            <text:p>0.0215613</text:p>
          </table:table-cell>
          <table:table-cell office:value-type="float" office:value="0.02048646" calcext:value-type="float">
            <text:p>0.02048646</text:p>
          </table:table-cell>
          <table:table-cell office:value-type="float" office:value="0.01750144" calcext:value-type="float">
            <text:p>0.01750144</text:p>
          </table:table-cell>
          <table:table-cell office:value-type="float" office:value="0.007133804" calcext:value-type="float">
            <text:p>0.007133804</text:p>
          </table:table-cell>
          <table:table-cell office:value-type="float" office:value="0.007278688" calcext:value-type="float">
            <text:p>0.007278688</text:p>
          </table:table-cell>
          <table:table-cell office:value-type="float" office:value="0" calcext:value-type="float">
            <text:p>0</text:p>
          </table:table-cell>
          <table:table-cell office:value-type="float" office:value="10.25716" calcext:value-type="float">
            <text:p>10.25716</text:p>
          </table:table-cell>
          <table:table-cell office:value-type="float" office:value="22.68752" calcext:value-type="float">
            <text:p>22.68752</text:p>
          </table:table-cell>
          <table:table-cell office:value-type="float" office:value="42.67547" calcext:value-type="float">
            <text:p>42.67547</text:p>
          </table:table-cell>
          <table:table-cell office:value-type="float" office:value="55.39633" calcext:value-type="float">
            <text:p>55.39633</text:p>
          </table:table-cell>
          <table:table-cell office:value-type="float" office:value="59.6248" calcext:value-type="float">
            <text:p>59.6248</text:p>
          </table:table-cell>
          <table:table-cell office:value-type="float" office:value="13.82579" calcext:value-type="float">
            <text:p>13.82579</text:p>
          </table:table-cell>
          <table:table-cell office:value-type="float" office:value="4.714834" calcext:value-type="float">
            <text:p>4.714834</text:p>
          </table:table-cell>
          <table:table-cell office:value-type="float" office:value="11.2176" calcext:value-type="float">
            <text:p>11.2176</text:p>
          </table:table-cell>
          <table:table-cell office:value-type="float" office:value="7.576477" calcext:value-type="float">
            <text:p>7.576477</text:p>
          </table:table-cell>
          <table:table-cell office:value-type="float" office:value="3.42909" calcext:value-type="float">
            <text:p>3.42909</text:p>
          </table:table-cell>
          <table:table-cell office:value-type="float" office:value="1.430233" calcext:value-type="float">
            <text:p>1.430233</text:p>
          </table:table-cell>
          <table:table-cell office:value-type="float" office:value="0.6955202" calcext:value-type="float">
            <text:p>0.6955202</text:p>
          </table:table-cell>
          <table:table-cell office:value-type="float" office:value="0.3583016" calcext:value-type="float">
            <text:p>0.3583016</text:p>
          </table:table-cell>
          <table:table-cell office:value-type="float" office:value="0.3367086" calcext:value-type="float">
            <text:p>0.3367086</text:p>
          </table:table-cell>
          <table:table-cell office:value-type="float" office:value="0" calcext:value-type="float">
            <text:p>0</text:p>
          </table:table-cell>
          <table:table-cell office:value-type="float" office:value="113.6302" calcext:value-type="float">
            <text:p>113.630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24.24993" calcext:value-type="float">
            <text:p>24.24993</text:p>
          </table:table-cell>
          <table:table-cell office:value-type="float" office:value="1098.642" calcext:value-type="float">
            <text:p>1098.642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47823" calcext:value-type="float">
            <text:p>0.1447823</text:p>
          </table:table-cell>
          <table:table-cell office:value-type="float" office:value="21.30573" calcext:value-type="float">
            <text:p>21.30573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8685" calcext:value-type="float">
            <text:p>0.004508685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8532" calcext:value-type="float">
            <text:p>2.658532</text:p>
          </table:table-cell>
          <table:table-cell office:value-type="float" office:value="-0.2610976" calcext:value-type="float">
            <text:p>-0.2610976</text:p>
          </table:table-cell>
          <table:table-cell office:value-type="float" office:value="-0.07957365" calcext:value-type="float">
            <text:p>-0.07957365</text:p>
          </table:table-cell>
          <table:table-cell office:value-type="float" office:value="0.00841422" calcext:value-type="float">
            <text:p>0.00841422</text:p>
          </table:table-cell>
          <table:table-cell office:value-type="float" office:value="13.57018" calcext:value-type="float">
            <text:p>13.57018</text:p>
          </table:table-cell>
          <table:table-cell office:value-type="float" office:value="0.1520574" calcext:value-type="float">
            <text:p>0.1520574</text:p>
          </table:table-cell>
          <table:table-cell office:value-type="float" office:value="0.06284083" calcext:value-type="float">
            <text:p>0.06284083</text:p>
          </table:table-cell>
          <table:table-cell office:value-type="float" office:value="0.05015207" calcext:value-type="float">
            <text:p>0.05015207</text:p>
          </table:table-cell>
          <table:table-cell office:value-type="float" office:value="0.04109792" calcext:value-type="float">
            <text:p>0.04109792</text:p>
          </table:table-cell>
          <table:table-cell office:value-type="float" office:value="0.03798036" calcext:value-type="float">
            <text:p>0.03798036</text:p>
          </table:table-cell>
          <table:table-cell office:value-type="float" office:value="0.01892591" calcext:value-type="float">
            <text:p>0.01892591</text:p>
          </table:table-cell>
          <table:table-cell office:value-type="float" office:value="0.0126699" calcext:value-type="float">
            <text:p>0.0126699</text:p>
          </table:table-cell>
          <table:table-cell office:value-type="float" office:value="0.02823026" calcext:value-type="float">
            <text:p>0.02823026</text:p>
          </table:table-cell>
          <table:table-cell office:value-type="float" office:value="0.02379416" calcext:value-type="float">
            <text:p>0.02379416</text:p>
          </table:table-cell>
          <table:table-cell office:value-type="float" office:value="0.02155902" calcext:value-type="float">
            <text:p>0.02155902</text:p>
          </table:table-cell>
          <table:table-cell office:value-type="float" office:value="0.02047587" calcext:value-type="float">
            <text:p>0.02047587</text:p>
          </table:table-cell>
          <table:table-cell office:value-type="float" office:value="0.01749877" calcext:value-type="float">
            <text:p>0.01749877</text:p>
          </table:table-cell>
          <table:table-cell office:value-type="float" office:value="0.007135885" calcext:value-type="float">
            <text:p>0.007135885</text:p>
          </table:table-cell>
          <table:table-cell office:value-type="float" office:value="0.007266087" calcext:value-type="float">
            <text:p>0.007266087</text:p>
          </table:table-cell>
          <table:table-cell office:value-type="float" office:value="0" calcext:value-type="float">
            <text:p>0</text:p>
          </table:table-cell>
          <table:table-cell office:value-type="float" office:value="17.38735" calcext:value-type="float">
            <text:p>17.38735</text:p>
          </table:table-cell>
          <table:table-cell office:value-type="float" office:value="27.13366" calcext:value-type="float">
            <text:p>27.13366</text:p>
          </table:table-cell>
          <table:table-cell office:value-type="float" office:value="36.77043" calcext:value-type="float">
            <text:p>36.77043</text:p>
          </table:table-cell>
          <table:table-cell office:value-type="float" office:value="44.84109" calcext:value-type="float">
            <text:p>44.84109</text:p>
          </table:table-cell>
          <table:table-cell office:value-type="float" office:value="47.23486" calcext:value-type="float">
            <text:p>47.23486</text:p>
          </table:table-cell>
          <table:table-cell office:value-type="float" office:value="16.37014" calcext:value-type="float">
            <text:p>16.37014</text:p>
          </table:table-cell>
          <table:table-cell office:value-type="float" office:value="4.06476" calcext:value-type="float">
            <text:p>4.06476</text:p>
          </table:table-cell>
          <table:table-cell office:value-type="float" office:value="11.26473" calcext:value-type="float">
            <text:p>11.26473</text:p>
          </table:table-cell>
          <table:table-cell office:value-type="float" office:value="7.587689" calcext:value-type="float">
            <text:p>7.587689</text:p>
          </table:table-cell>
          <table:table-cell office:value-type="float" office:value="3.432365" calcext:value-type="float">
            <text:p>3.432365</text:p>
          </table:table-cell>
          <table:table-cell office:value-type="float" office:value="1.431666" calcext:value-type="float">
            <text:p>1.431666</text:p>
          </table:table-cell>
          <table:table-cell office:value-type="float" office:value="0.6960442" calcext:value-type="float">
            <text:p>0.6960442</text:p>
          </table:table-cell>
          <table:table-cell office:value-type="float" office:value="0.3607581" calcext:value-type="float">
            <text:p>0.3607581</text:p>
          </table:table-cell>
          <table:table-cell office:value-type="float" office:value="0.3341708" calcext:value-type="float">
            <text:p>0.3341708</text:p>
          </table:table-cell>
          <table:table-cell office:value-type="float" office:value="0" calcext:value-type="float">
            <text:p>0</text:p>
          </table:table-cell>
          <table:table-cell office:value-type="float" office:value="115.4719" calcext:value-type="float">
            <text:p>115.4719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24.24798" calcext:value-type="float">
            <text:p>24.24798</text:p>
          </table:table-cell>
          <table:table-cell office:value-type="float" office:value="1098.622" calcext:value-type="float">
            <text:p>1098.622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56195" calcext:value-type="float">
            <text:p>0.1456195</text:p>
          </table:table-cell>
          <table:table-cell office:value-type="float" office:value="21.32244" calcext:value-type="float">
            <text:p>21.32244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8788" calcext:value-type="float">
            <text:p>0.004508788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816" calcext:value-type="float">
            <text:p>2.657816</text:p>
          </table:table-cell>
          <table:table-cell office:value-type="float" office:value="-0.2610934" calcext:value-type="float">
            <text:p>-0.2610934</text:p>
          </table:table-cell>
          <table:table-cell office:value-type="float" office:value="-0.07955014" calcext:value-type="float">
            <text:p>-0.07955014</text:p>
          </table:table-cell>
          <table:table-cell office:value-type="float" office:value="0.008417389" calcext:value-type="float">
            <text:p>0.008417389</text:p>
          </table:table-cell>
          <table:table-cell office:value-type="float" office:value="13.56771" calcext:value-type="float">
            <text:p>13.56771</text:p>
          </table:table-cell>
          <table:table-cell office:value-type="float" office:value="0.1387166" calcext:value-type="float">
            <text:p>0.1387166</text:p>
          </table:table-cell>
          <table:table-cell office:value-type="float" office:value="0.06723232" calcext:value-type="float">
            <text:p>0.06723232</text:p>
          </table:table-cell>
          <table:table-cell office:value-type="float" office:value="0.05367624" calcext:value-type="float">
            <text:p>0.05367624</text:p>
          </table:table-cell>
          <table:table-cell office:value-type="float" office:value="0.04296936" calcext:value-type="float">
            <text:p>0.04296936</text:p>
          </table:table-cell>
          <table:table-cell office:value-type="float" office:value="0.03931511" calcext:value-type="float">
            <text:p>0.03931511</text:p>
          </table:table-cell>
          <table:table-cell office:value-type="float" office:value="0.01988177" calcext:value-type="float">
            <text:p>0.01988177</text:p>
          </table:table-cell>
          <table:table-cell office:value-type="float" office:value="0.01311855" calcext:value-type="float">
            <text:p>0.01311855</text:p>
          </table:table-cell>
          <table:table-cell office:value-type="float" office:value="0.02848323" calcext:value-type="float">
            <text:p>0.02848323</text:p>
          </table:table-cell>
          <table:table-cell office:value-type="float" office:value="0.02384399" calcext:value-type="float">
            <text:p>0.02384399</text:p>
          </table:table-cell>
          <table:table-cell office:value-type="float" office:value="0.02156035" calcext:value-type="float">
            <text:p>0.02156035</text:p>
          </table:table-cell>
          <table:table-cell office:value-type="float" office:value="0.02046645" calcext:value-type="float">
            <text:p>0.02046645</text:p>
          </table:table-cell>
          <table:table-cell office:value-type="float" office:value="0.01749655" calcext:value-type="float">
            <text:p>0.01749655</text:p>
          </table:table-cell>
          <table:table-cell office:value-type="float" office:value="0.007124883" calcext:value-type="float">
            <text:p>0.007124883</text:p>
          </table:table-cell>
          <table:table-cell office:value-type="float" office:value="0.007266645" calcext:value-type="float">
            <text:p>0.007266645</text:p>
          </table:table-cell>
          <table:table-cell office:value-type="float" office:value="0" calcext:value-type="float">
            <text:p>0</text:p>
          </table:table-cell>
          <table:table-cell office:value-type="float" office:value="20.10102" calcext:value-type="float">
            <text:p>20.10102</text:p>
          </table:table-cell>
          <table:table-cell office:value-type="float" office:value="29.01928" calcext:value-type="float">
            <text:p>29.01928</text:p>
          </table:table-cell>
          <table:table-cell office:value-type="float" office:value="38.09053" calcext:value-type="float">
            <text:p>38.09053</text:p>
          </table:table-cell>
          <table:table-cell office:value-type="float" office:value="45.32011" calcext:value-type="float">
            <text:p>45.32011</text:p>
          </table:table-cell>
          <table:table-cell office:value-type="float" office:value="44.13676" calcext:value-type="float">
            <text:p>44.13676</text:p>
          </table:table-cell>
          <table:table-cell office:value-type="float" office:value="15.75773" calcext:value-type="float">
            <text:p>15.75773</text:p>
          </table:table-cell>
          <table:table-cell office:value-type="float" office:value="3.82181" calcext:value-type="float">
            <text:p>3.82181</text:p>
          </table:table-cell>
          <table:table-cell office:value-type="float" office:value="11.30421" calcext:value-type="float">
            <text:p>11.30421</text:p>
          </table:table-cell>
          <table:table-cell office:value-type="float" office:value="7.60381" calcext:value-type="float">
            <text:p>7.60381</text:p>
          </table:table-cell>
          <table:table-cell office:value-type="float" office:value="3.435618" calcext:value-type="float">
            <text:p>3.435618</text:p>
          </table:table-cell>
          <table:table-cell office:value-type="float" office:value="1.433096" calcext:value-type="float">
            <text:p>1.433096</text:p>
          </table:table-cell>
          <table:table-cell office:value-type="float" office:value="0.6966841" calcext:value-type="float">
            <text:p>0.6966841</text:p>
          </table:table-cell>
          <table:table-cell office:value-type="float" office:value="0.3601378" calcext:value-type="float">
            <text:p>0.3601378</text:p>
          </table:table-cell>
          <table:table-cell office:value-type="float" office:value="0.3359724" calcext:value-type="float">
            <text:p>0.3359724</text:p>
          </table:table-cell>
          <table:table-cell office:value-type="float" office:value="0" calcext:value-type="float">
            <text:p>0</text:p>
          </table:table-cell>
          <table:table-cell office:value-type="float" office:value="115.7996" calcext:value-type="float">
            <text:p>115.7996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24.24658" calcext:value-type="float">
            <text:p>24.24658</text:p>
          </table:table-cell>
          <table:table-cell office:value-type="float" office:value="1098.606" calcext:value-type="float">
            <text:p>1098.606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64985" calcext:value-type="float">
            <text:p>0.1464985</text:p>
          </table:table-cell>
          <table:table-cell office:value-type="float" office:value="21.33654" calcext:value-type="float">
            <text:p>21.33654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8859" calcext:value-type="float">
            <text:p>0.004508859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625" calcext:value-type="float">
            <text:p>2.657625</text:p>
          </table:table-cell>
          <table:table-cell office:value-type="float" office:value="-0.2610918" calcext:value-type="float">
            <text:p>-0.2610918</text:p>
          </table:table-cell>
          <table:table-cell office:value-type="float" office:value="-0.07952489" calcext:value-type="float">
            <text:p>-0.07952489</text:p>
          </table:table-cell>
          <table:table-cell office:value-type="float" office:value="0.008420343" calcext:value-type="float">
            <text:p>0.008420343</text:p>
          </table:table-cell>
          <table:table-cell office:value-type="float" office:value="13.56389" calcext:value-type="float">
            <text:p>13.56389</text:p>
          </table:table-cell>
          <table:table-cell office:value-type="float" office:value="0.1326157" calcext:value-type="float">
            <text:p>0.1326157</text:p>
          </table:table-cell>
          <table:table-cell office:value-type="float" office:value="0.07178438" calcext:value-type="float">
            <text:p>0.07178438</text:p>
          </table:table-cell>
          <table:table-cell office:value-type="float" office:value="0.05702637" calcext:value-type="float">
            <text:p>0.05702637</text:p>
          </table:table-cell>
          <table:table-cell office:value-type="float" office:value="0.04465829" calcext:value-type="float">
            <text:p>0.04465829</text:p>
          </table:table-cell>
          <table:table-cell office:value-type="float" office:value="0.04048312" calcext:value-type="float">
            <text:p>0.04048312</text:p>
          </table:table-cell>
          <table:table-cell office:value-type="float" office:value="0.02061263" calcext:value-type="float">
            <text:p>0.02061263</text:p>
          </table:table-cell>
          <table:table-cell office:value-type="float" office:value="0.01359567" calcext:value-type="float">
            <text:p>0.01359567</text:p>
          </table:table-cell>
          <table:table-cell office:value-type="float" office:value="0.02882327" calcext:value-type="float">
            <text:p>0.02882327</text:p>
          </table:table-cell>
          <table:table-cell office:value-type="float" office:value="0.02391467" calcext:value-type="float">
            <text:p>0.02391467</text:p>
          </table:table-cell>
          <table:table-cell office:value-type="float" office:value="0.02156669" calcext:value-type="float">
            <text:p>0.02156669</text:p>
          </table:table-cell>
          <table:table-cell office:value-type="float" office:value="0.02045849" calcext:value-type="float">
            <text:p>0.02045849</text:p>
          </table:table-cell>
          <table:table-cell office:value-type="float" office:value="0.01749441" calcext:value-type="float">
            <text:p>0.01749441</text:p>
          </table:table-cell>
          <table:table-cell office:value-type="float" office:value="0.007113859" calcext:value-type="float">
            <text:p>0.007113859</text:p>
          </table:table-cell>
          <table:table-cell office:value-type="float" office:value="0.007267272" calcext:value-type="float">
            <text:p>0.007267272</text:p>
          </table:table-cell>
          <table:table-cell office:value-type="float" office:value="0" calcext:value-type="float">
            <text:p>0</text:p>
          </table:table-cell>
          <table:table-cell office:value-type="float" office:value="22.39007" calcext:value-type="float">
            <text:p>22.39007</text:p>
          </table:table-cell>
          <table:table-cell office:value-type="float" office:value="29.98267" calcext:value-type="float">
            <text:p>29.98267</text:p>
          </table:table-cell>
          <table:table-cell office:value-type="float" office:value="37.8843" calcext:value-type="float">
            <text:p>37.8843</text:p>
          </table:table-cell>
          <table:table-cell office:value-type="float" office:value="44.66276" calcext:value-type="float">
            <text:p>44.66276</text:p>
          </table:table-cell>
          <table:table-cell office:value-type="float" office:value="43.18393" calcext:value-type="float">
            <text:p>43.18393</text:p>
          </table:table-cell>
          <table:table-cell office:value-type="float" office:value="15.45129" calcext:value-type="float">
            <text:p>15.45129</text:p>
          </table:table-cell>
          <table:table-cell office:value-type="float" office:value="4.200026" calcext:value-type="float">
            <text:p>4.200026</text:p>
          </table:table-cell>
          <table:table-cell office:value-type="float" office:value="11.35045" calcext:value-type="float">
            <text:p>11.35045</text:p>
          </table:table-cell>
          <table:table-cell office:value-type="float" office:value="7.624629" calcext:value-type="float">
            <text:p>7.624629</text:p>
          </table:table-cell>
          <table:table-cell office:value-type="float" office:value="3.438854" calcext:value-type="float">
            <text:p>3.438854</text:p>
          </table:table-cell>
          <table:table-cell office:value-type="float" office:value="1.434514" calcext:value-type="float">
            <text:p>1.434514</text:p>
          </table:table-cell>
          <table:table-cell office:value-type="float" office:value="0.697262" calcext:value-type="float">
            <text:p>0.697262</text:p>
          </table:table-cell>
          <table:table-cell office:value-type="float" office:value="0.3594894" calcext:value-type="float">
            <text:p>0.3594894</text:p>
          </table:table-cell>
          <table:table-cell office:value-type="float" office:value="0.3368855" calcext:value-type="float">
            <text:p>0.3368855</text:p>
          </table:table-cell>
          <table:table-cell office:value-type="float" office:value="0" calcext:value-type="float">
            <text:p>0</text:p>
          </table:table-cell>
          <table:table-cell office:value-type="float" office:value="116.0745" calcext:value-type="float">
            <text:p>116.0745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24.245" calcext:value-type="float">
            <text:p>24.245</text:p>
          </table:table-cell>
          <table:table-cell office:value-type="float" office:value="1098.591" calcext:value-type="float">
            <text:p>1098.59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72354" calcext:value-type="float">
            <text:p>0.1472354</text:p>
          </table:table-cell>
          <table:table-cell office:value-type="float" office:value="21.34979" calcext:value-type="float">
            <text:p>21.34979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8906" calcext:value-type="float">
            <text:p>0.004508906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673" calcext:value-type="float">
            <text:p>2.657673</text:p>
          </table:table-cell>
          <table:table-cell office:value-type="float" office:value="-0.2610919" calcext:value-type="float">
            <text:p>-0.2610919</text:p>
          </table:table-cell>
          <table:table-cell office:value-type="float" office:value="-0.07950068" calcext:value-type="float">
            <text:p>-0.07950068</text:p>
          </table:table-cell>
          <table:table-cell office:value-type="float" office:value="0.008423112" calcext:value-type="float">
            <text:p>0.008423112</text:p>
          </table:table-cell>
          <table:table-cell office:value-type="float" office:value="13.55982" calcext:value-type="float">
            <text:p>13.55982</text:p>
          </table:table-cell>
          <table:table-cell office:value-type="float" office:value="0.1281078" calcext:value-type="float">
            <text:p>0.1281078</text:p>
          </table:table-cell>
          <table:table-cell office:value-type="float" office:value="0.07431186" calcext:value-type="float">
            <text:p>0.07431186</text:p>
          </table:table-cell>
          <table:table-cell office:value-type="float" office:value="0.05939195" calcext:value-type="float">
            <text:p>0.05939195</text:p>
          </table:table-cell>
          <table:table-cell office:value-type="float" office:value="0.04594654" calcext:value-type="float">
            <text:p>0.04594654</text:p>
          </table:table-cell>
          <table:table-cell office:value-type="float" office:value="0.04143196" calcext:value-type="float">
            <text:p>0.04143196</text:p>
          </table:table-cell>
          <table:table-cell office:value-type="float" office:value="0.02123028" calcext:value-type="float">
            <text:p>0.02123028</text:p>
          </table:table-cell>
          <table:table-cell office:value-type="float" office:value="0.01398819" calcext:value-type="float">
            <text:p>0.01398819</text:p>
          </table:table-cell>
          <table:table-cell office:value-type="float" office:value="0.0292135" calcext:value-type="float">
            <text:p>0.0292135</text:p>
          </table:table-cell>
          <table:table-cell office:value-type="float" office:value="0.02400972" calcext:value-type="float">
            <text:p>0.02400972</text:p>
          </table:table-cell>
          <table:table-cell office:value-type="float" office:value="0.02157838" calcext:value-type="float">
            <text:p>0.02157838</text:p>
          </table:table-cell>
          <table:table-cell office:value-type="float" office:value="0.02045227" calcext:value-type="float">
            <text:p>0.02045227</text:p>
          </table:table-cell>
          <table:table-cell office:value-type="float" office:value="0.01749239" calcext:value-type="float">
            <text:p>0.01749239</text:p>
          </table:table-cell>
          <table:table-cell office:value-type="float" office:value="0.00710443" calcext:value-type="float">
            <text:p>0.00710443</text:p>
          </table:table-cell>
          <table:table-cell office:value-type="float" office:value="0.007266976" calcext:value-type="float">
            <text:p>0.007266976</text:p>
          </table:table-cell>
          <table:table-cell office:value-type="float" office:value="0" calcext:value-type="float">
            <text:p>0</text:p>
          </table:table-cell>
          <table:table-cell office:value-type="float" office:value="28.83941" calcext:value-type="float">
            <text:p>28.83941</text:p>
          </table:table-cell>
          <table:table-cell office:value-type="float" office:value="30.27176" calcext:value-type="float">
            <text:p>30.27176</text:p>
          </table:table-cell>
          <table:table-cell office:value-type="float" office:value="37.44274" calcext:value-type="float">
            <text:p>37.44274</text:p>
          </table:table-cell>
          <table:table-cell office:value-type="float" office:value="43.85006" calcext:value-type="float">
            <text:p>43.85006</text:p>
          </table:table-cell>
          <table:table-cell office:value-type="float" office:value="42.29712" calcext:value-type="float">
            <text:p>42.29712</text:p>
          </table:table-cell>
          <table:table-cell office:value-type="float" office:value="15.33253" calcext:value-type="float">
            <text:p>15.33253</text:p>
          </table:table-cell>
          <table:table-cell office:value-type="float" office:value="4.708886" calcext:value-type="float">
            <text:p>4.708886</text:p>
          </table:table-cell>
          <table:table-cell office:value-type="float" office:value="11.39495" calcext:value-type="float">
            <text:p>11.39495</text:p>
          </table:table-cell>
          <table:table-cell office:value-type="float" office:value="7.657245" calcext:value-type="float">
            <text:p>7.657245</text:p>
          </table:table-cell>
          <table:table-cell office:value-type="float" office:value="3.441633" calcext:value-type="float">
            <text:p>3.441633</text:p>
          </table:table-cell>
          <table:table-cell office:value-type="float" office:value="1.435908" calcext:value-type="float">
            <text:p>1.435908</text:p>
          </table:table-cell>
          <table:table-cell office:value-type="float" office:value="0.6978042" calcext:value-type="float">
            <text:p>0.6978042</text:p>
          </table:table-cell>
          <table:table-cell office:value-type="float" office:value="0.3592364" calcext:value-type="float">
            <text:p>0.3592364</text:p>
          </table:table-cell>
          <table:table-cell office:value-type="float" office:value="0.3370045" calcext:value-type="float">
            <text:p>0.3370045</text:p>
          </table:table-cell>
          <table:table-cell office:value-type="float" office:value="0" calcext:value-type="float">
            <text:p>0</text:p>
          </table:table-cell>
          <table:table-cell office:value-type="float" office:value="116.3356" calcext:value-type="float">
            <text:p>116.3356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24.24232" calcext:value-type="float">
            <text:p>24.24232</text:p>
          </table:table-cell>
          <table:table-cell office:value-type="float" office:value="1098.575" calcext:value-type="float">
            <text:p>1098.575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71675" calcext:value-type="float">
            <text:p>0.1471675</text:p>
          </table:table-cell>
          <table:table-cell office:value-type="float" office:value="21.36459" calcext:value-type="float">
            <text:p>21.36459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8955" calcext:value-type="float">
            <text:p>0.004508955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727" calcext:value-type="float">
            <text:p>2.657727</text:p>
          </table:table-cell>
          <table:table-cell office:value-type="float" office:value="-0.2610961" calcext:value-type="float">
            <text:p>-0.2610961</text:p>
          </table:table-cell>
          <table:table-cell office:value-type="float" office:value="-0.07947951" calcext:value-type="float">
            <text:p>-0.07947951</text:p>
          </table:table-cell>
          <table:table-cell office:value-type="float" office:value="0.008425716" calcext:value-type="float">
            <text:p>0.008425716</text:p>
          </table:table-cell>
          <table:table-cell office:value-type="float" office:value="13.56257" calcext:value-type="float">
            <text:p>13.56257</text:p>
          </table:table-cell>
          <table:table-cell office:value-type="float" office:value="0.130174" calcext:value-type="float">
            <text:p>0.130174</text:p>
          </table:table-cell>
          <table:table-cell office:value-type="float" office:value="0.06971645" calcext:value-type="float">
            <text:p>0.06971645</text:p>
          </table:table-cell>
          <table:table-cell office:value-type="float" office:value="0.05819079" calcext:value-type="float">
            <text:p>0.05819079</text:p>
          </table:table-cell>
          <table:table-cell office:value-type="float" office:value="0.04589676" calcext:value-type="float">
            <text:p>0.04589676</text:p>
          </table:table-cell>
          <table:table-cell office:value-type="float" office:value="0.04158475" calcext:value-type="float">
            <text:p>0.04158475</text:p>
          </table:table-cell>
          <table:table-cell office:value-type="float" office:value="0.0216834" calcext:value-type="float">
            <text:p>0.0216834</text:p>
          </table:table-cell>
          <table:table-cell office:value-type="float" office:value="0.01431855" calcext:value-type="float">
            <text:p>0.01431855</text:p>
          </table:table-cell>
          <table:table-cell office:value-type="float" office:value="0.02959491" calcext:value-type="float">
            <text:p>0.02959491</text:p>
          </table:table-cell>
          <table:table-cell office:value-type="float" office:value="0.02412277" calcext:value-type="float">
            <text:p>0.02412277</text:p>
          </table:table-cell>
          <table:table-cell office:value-type="float" office:value="0.02159646" calcext:value-type="float">
            <text:p>0.02159646</text:p>
          </table:table-cell>
          <table:table-cell office:value-type="float" office:value="0.02044803" calcext:value-type="float">
            <text:p>0.02044803</text:p>
          </table:table-cell>
          <table:table-cell office:value-type="float" office:value="0.01749061" calcext:value-type="float">
            <text:p>0.01749061</text:p>
          </table:table-cell>
          <table:table-cell office:value-type="float" office:value="0.007095458" calcext:value-type="float">
            <text:p>0.007095458</text:p>
          </table:table-cell>
          <table:table-cell office:value-type="float" office:value="0.007266224" calcext:value-type="float">
            <text:p>0.007266224</text:p>
          </table:table-cell>
          <table:table-cell office:value-type="float" office:value="0" calcext:value-type="float">
            <text:p>0</text:p>
          </table:table-cell>
          <table:table-cell office:value-type="float" office:value="44.73576" calcext:value-type="float">
            <text:p>44.73576</text:p>
          </table:table-cell>
          <table:table-cell office:value-type="float" office:value="30.24989" calcext:value-type="float">
            <text:p>30.24989</text:p>
          </table:table-cell>
          <table:table-cell office:value-type="float" office:value="36.67736" calcext:value-type="float">
            <text:p>36.67736</text:p>
          </table:table-cell>
          <table:table-cell office:value-type="float" office:value="42.98039" calcext:value-type="float">
            <text:p>42.98039</text:p>
          </table:table-cell>
          <table:table-cell office:value-type="float" office:value="41.43347" calcext:value-type="float">
            <text:p>41.43347</text:p>
          </table:table-cell>
          <table:table-cell office:value-type="float" office:value="15.32119" calcext:value-type="float">
            <text:p>15.32119</text:p>
          </table:table-cell>
          <table:table-cell office:value-type="float" office:value="5.164516" calcext:value-type="float">
            <text:p>5.164516</text:p>
          </table:table-cell>
          <table:table-cell office:value-type="float" office:value="11.42409" calcext:value-type="float">
            <text:p>11.42409</text:p>
          </table:table-cell>
          <table:table-cell office:value-type="float" office:value="7.697147" calcext:value-type="float">
            <text:p>7.697147</text:p>
          </table:table-cell>
          <table:table-cell office:value-type="float" office:value="3.444513" calcext:value-type="float">
            <text:p>3.444513</text:p>
          </table:table-cell>
          <table:table-cell office:value-type="float" office:value="1.437265" calcext:value-type="float">
            <text:p>1.437265</text:p>
          </table:table-cell>
          <table:table-cell office:value-type="float" office:value="0.6983279" calcext:value-type="float">
            <text:p>0.6983279</text:p>
          </table:table-cell>
          <table:table-cell office:value-type="float" office:value="0.3590742" calcext:value-type="float">
            <text:p>0.3590742</text:p>
          </table:table-cell>
          <table:table-cell office:value-type="float" office:value="0.337036" calcext:value-type="float">
            <text:p>0.337036</text:p>
          </table:table-cell>
          <table:table-cell office:value-type="float" office:value="0" calcext:value-type="float">
            <text:p>0</text:p>
          </table:table-cell>
          <table:table-cell office:value-type="float" office:value="116.1352" calcext:value-type="float">
            <text:p>116.135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24.23919" calcext:value-type="float">
            <text:p>24.23919</text:p>
          </table:table-cell>
          <table:table-cell office:value-type="float" office:value="1098.557" calcext:value-type="float">
            <text:p>1098.557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58796" calcext:value-type="float">
            <text:p>0.1458796</text:p>
          </table:table-cell>
          <table:table-cell office:value-type="float" office:value="21.38094" calcext:value-type="float">
            <text:p>21.38094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063" calcext:value-type="float">
            <text:p>0.004509063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8027" calcext:value-type="float">
            <text:p>2.658027</text:p>
          </table:table-cell>
          <table:table-cell office:value-type="float" office:value="-0.2611067" calcext:value-type="float">
            <text:p>-0.2611067</text:p>
          </table:table-cell>
          <table:table-cell office:value-type="float" office:value="-0.07946673" calcext:value-type="float">
            <text:p>-0.07946673</text:p>
          </table:table-cell>
          <table:table-cell office:value-type="float" office:value="0.00842823" calcext:value-type="float">
            <text:p>0.00842823</text:p>
          </table:table-cell>
          <table:table-cell office:value-type="float" office:value="13.58071" calcext:value-type="float">
            <text:p>13.58071</text:p>
          </table:table-cell>
          <table:table-cell office:value-type="float" office:value="0.1025383" calcext:value-type="float">
            <text:p>0.1025383</text:p>
          </table:table-cell>
          <table:table-cell office:value-type="float" office:value="0.06286966" calcext:value-type="float">
            <text:p>0.06286966</text:p>
          </table:table-cell>
          <table:table-cell office:value-type="float" office:value="0.05427792" calcext:value-type="float">
            <text:p>0.05427792</text:p>
          </table:table-cell>
          <table:table-cell office:value-type="float" office:value="0.04418657" calcext:value-type="float">
            <text:p>0.04418657</text:p>
          </table:table-cell>
          <table:table-cell office:value-type="float" office:value="0.04056485" calcext:value-type="float">
            <text:p>0.04056485</text:p>
          </table:table-cell>
          <table:table-cell office:value-type="float" office:value="0.02182992" calcext:value-type="float">
            <text:p>0.02182992</text:p>
          </table:table-cell>
          <table:table-cell office:value-type="float" office:value="0.01438996" calcext:value-type="float">
            <text:p>0.01438996</text:p>
          </table:table-cell>
          <table:table-cell office:value-type="float" office:value="0.02993662" calcext:value-type="float">
            <text:p>0.02993662</text:p>
          </table:table-cell>
          <table:table-cell office:value-type="float" office:value="0.02424299" calcext:value-type="float">
            <text:p>0.02424299</text:p>
          </table:table-cell>
          <table:table-cell office:value-type="float" office:value="0.02162013" calcext:value-type="float">
            <text:p>0.02162013</text:p>
          </table:table-cell>
          <table:table-cell office:value-type="float" office:value="0.02044593" calcext:value-type="float">
            <text:p>0.02044593</text:p>
          </table:table-cell>
          <table:table-cell office:value-type="float" office:value="0.01748916" calcext:value-type="float">
            <text:p>0.01748916</text:p>
          </table:table-cell>
          <table:table-cell office:value-type="float" office:value="0.007086634" calcext:value-type="float">
            <text:p>0.007086634</text:p>
          </table:table-cell>
          <table:table-cell office:value-type="float" office:value="0.007265384" calcext:value-type="float">
            <text:p>0.007265384</text:p>
          </table:table-cell>
          <table:table-cell office:value-type="float" office:value="0" calcext:value-type="float">
            <text:p>0</text:p>
          </table:table-cell>
          <table:table-cell office:value-type="float" office:value="46.9261" calcext:value-type="float">
            <text:p>46.9261</text:p>
          </table:table-cell>
          <table:table-cell office:value-type="float" office:value="30.48114" calcext:value-type="float">
            <text:p>30.48114</text:p>
          </table:table-cell>
          <table:table-cell office:value-type="float" office:value="35.08289" calcext:value-type="float">
            <text:p>35.08289</text:p>
          </table:table-cell>
          <table:table-cell office:value-type="float" office:value="41.00103" calcext:value-type="float">
            <text:p>41.00103</text:p>
          </table:table-cell>
          <table:table-cell office:value-type="float" office:value="39.54516" calcext:value-type="float">
            <text:p>39.54516</text:p>
          </table:table-cell>
          <table:table-cell office:value-type="float" office:value="15.18992" calcext:value-type="float">
            <text:p>15.18992</text:p>
          </table:table-cell>
          <table:table-cell office:value-type="float" office:value="5.14344" calcext:value-type="float">
            <text:p>5.14344</text:p>
          </table:table-cell>
          <table:table-cell office:value-type="float" office:value="11.44692" calcext:value-type="float">
            <text:p>11.44692</text:p>
          </table:table-cell>
          <table:table-cell office:value-type="float" office:value="7.740218" calcext:value-type="float">
            <text:p>7.740218</text:p>
          </table:table-cell>
          <table:table-cell office:value-type="float" office:value="3.447504" calcext:value-type="float">
            <text:p>3.447504</text:p>
          </table:table-cell>
          <table:table-cell office:value-type="float" office:value="1.438597" calcext:value-type="float">
            <text:p>1.438597</text:p>
          </table:table-cell>
          <table:table-cell office:value-type="float" office:value="0.6988353" calcext:value-type="float">
            <text:p>0.6988353</text:p>
          </table:table-cell>
          <table:table-cell office:value-type="float" office:value="0.3589264" calcext:value-type="float">
            <text:p>0.3589264</text:p>
          </table:table-cell>
          <table:table-cell office:value-type="float" office:value="0.3370594" calcext:value-type="float">
            <text:p>0.3370594</text:p>
          </table:table-cell>
          <table:table-cell office:value-type="float" office:value="0" calcext:value-type="float">
            <text:p>0</text:p>
          </table:table-cell>
          <table:table-cell office:value-type="float" office:value="115.1502" calcext:value-type="float">
            <text:p>115.150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24.23618" calcext:value-type="float">
            <text:p>24.23618</text:p>
          </table:table-cell>
          <table:table-cell office:value-type="float" office:value="1098.539" calcext:value-type="float">
            <text:p>1098.539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52257" calcext:value-type="float">
            <text:p>0.1452257</text:p>
          </table:table-cell>
          <table:table-cell office:value-type="float" office:value="21.39658" calcext:value-type="float">
            <text:p>21.39658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158" calcext:value-type="float">
            <text:p>0.004509158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8768" calcext:value-type="float">
            <text:p>2.658768</text:p>
          </table:table-cell>
          <table:table-cell office:value-type="float" office:value="-0.261113" calcext:value-type="float">
            <text:p>-0.261113</text:p>
          </table:table-cell>
          <table:table-cell office:value-type="float" office:value="-0.0794538" calcext:value-type="float">
            <text:p>-0.0794538</text:p>
          </table:table-cell>
          <table:table-cell office:value-type="float" office:value="0.00843075" calcext:value-type="float">
            <text:p>0.00843075</text:p>
          </table:table-cell>
          <table:table-cell office:value-type="float" office:value="13.58995" calcext:value-type="float">
            <text:p>13.58995</text:p>
          </table:table-cell>
          <table:table-cell office:value-type="float" office:value="0.1049434" calcext:value-type="float">
            <text:p>0.1049434</text:p>
          </table:table-cell>
          <table:table-cell office:value-type="float" office:value="0.0614769" calcext:value-type="float">
            <text:p>0.0614769</text:p>
          </table:table-cell>
          <table:table-cell office:value-type="float" office:value="0.05333088" calcext:value-type="float">
            <text:p>0.05333088</text:p>
          </table:table-cell>
          <table:table-cell office:value-type="float" office:value="0.043375" calcext:value-type="float">
            <text:p>0.043375</text:p>
          </table:table-cell>
          <table:table-cell office:value-type="float" office:value="0.03993926" calcext:value-type="float">
            <text:p>0.03993926</text:p>
          </table:table-cell>
          <table:table-cell office:value-type="float" office:value="0.0218074" calcext:value-type="float">
            <text:p>0.0218074</text:p>
          </table:table-cell>
          <table:table-cell office:value-type="float" office:value="0.01440989" calcext:value-type="float">
            <text:p>0.01440989</text:p>
          </table:table-cell>
          <table:table-cell office:value-type="float" office:value="0.03019963" calcext:value-type="float">
            <text:p>0.03019963</text:p>
          </table:table-cell>
          <table:table-cell office:value-type="float" office:value="0.02436162" calcext:value-type="float">
            <text:p>0.02436162</text:p>
          </table:table-cell>
          <table:table-cell office:value-type="float" office:value="0.02164708" calcext:value-type="float">
            <text:p>0.02164708</text:p>
          </table:table-cell>
          <table:table-cell office:value-type="float" office:value="0.0204459" calcext:value-type="float">
            <text:p>0.0204459</text:p>
          </table:table-cell>
          <table:table-cell office:value-type="float" office:value="0.01748812" calcext:value-type="float">
            <text:p>0.01748812</text:p>
          </table:table-cell>
          <table:table-cell office:value-type="float" office:value="0.007077977" calcext:value-type="float">
            <text:p>0.007077977</text:p>
          </table:table-cell>
          <table:table-cell office:value-type="float" office:value="0.007264546" calcext:value-type="float">
            <text:p>0.007264546</text:p>
          </table:table-cell>
          <table:table-cell office:value-type="float" office:value="0" calcext:value-type="float">
            <text:p>0</text:p>
          </table:table-cell>
          <table:table-cell office:value-type="float" office:value="56.76045" calcext:value-type="float">
            <text:p>56.76045</text:p>
          </table:table-cell>
          <table:table-cell office:value-type="float" office:value="31.98199" calcext:value-type="float">
            <text:p>31.98199</text:p>
          </table:table-cell>
          <table:table-cell office:value-type="float" office:value="35.09826" calcext:value-type="float">
            <text:p>35.09826</text:p>
          </table:table-cell>
          <table:table-cell office:value-type="float" office:value="40.1137" calcext:value-type="float">
            <text:p>40.1137</text:p>
          </table:table-cell>
          <table:table-cell office:value-type="float" office:value="38.05059" calcext:value-type="float">
            <text:p>38.05059</text:p>
          </table:table-cell>
          <table:table-cell office:value-type="float" office:value="14.9815" calcext:value-type="float">
            <text:p>14.9815</text:p>
          </table:table-cell>
          <table:table-cell office:value-type="float" office:value="5.040648" calcext:value-type="float">
            <text:p>5.040648</text:p>
          </table:table-cell>
          <table:table-cell office:value-type="float" office:value="11.44135" calcext:value-type="float">
            <text:p>11.44135</text:p>
          </table:table-cell>
          <table:table-cell office:value-type="float" office:value="7.790805" calcext:value-type="float">
            <text:p>7.790805</text:p>
          </table:table-cell>
          <table:table-cell office:value-type="float" office:value="3.450418" calcext:value-type="float">
            <text:p>3.450418</text:p>
          </table:table-cell>
          <table:table-cell office:value-type="float" office:value="1.439903" calcext:value-type="float">
            <text:p>1.439903</text:p>
          </table:table-cell>
          <table:table-cell office:value-type="float" office:value="0.6993267" calcext:value-type="float">
            <text:p>0.6993267</text:p>
          </table:table-cell>
          <table:table-cell office:value-type="float" office:value="0.35879" calcext:value-type="float">
            <text:p>0.35879</text:p>
          </table:table-cell>
          <table:table-cell office:value-type="float" office:value="0.3370812" calcext:value-type="float">
            <text:p>0.3370812</text:p>
          </table:table-cell>
          <table:table-cell office:value-type="float" office:value="0" calcext:value-type="float">
            <text:p>0</text:p>
          </table:table-cell>
          <table:table-cell office:value-type="float" office:value="114.073" calcext:value-type="float">
            <text:p>114.073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24.23306" calcext:value-type="float">
            <text:p>24.23306</text:p>
          </table:table-cell>
          <table:table-cell office:value-type="float" office:value="1098.522" calcext:value-type="float">
            <text:p>1098.522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29317" calcext:value-type="float">
            <text:p>0.1429317</text:p>
          </table:table-cell>
          <table:table-cell office:value-type="float" office:value="21.41398" calcext:value-type="float">
            <text:p>21.41398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158" calcext:value-type="float">
            <text:p>0.004509158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8768" calcext:value-type="float">
            <text:p>2.658768</text:p>
          </table:table-cell>
          <table:table-cell office:value-type="float" office:value="-0.26113" calcext:value-type="float">
            <text:p>-0.26113</text:p>
          </table:table-cell>
          <table:table-cell office:value-type="float" office:value="-0.07944163" calcext:value-type="float">
            <text:p>-0.07944163</text:p>
          </table:table-cell>
          <table:table-cell office:value-type="float" office:value="0.008433254" calcext:value-type="float">
            <text:p>0.008433254</text:p>
          </table:table-cell>
          <table:table-cell office:value-type="float" office:value="13.62363" calcext:value-type="float">
            <text:p>13.62363</text:p>
          </table:table-cell>
          <table:table-cell office:value-type="float" office:value="0.08681758" calcext:value-type="float">
            <text:p>0.08681758</text:p>
          </table:table-cell>
          <table:table-cell office:value-type="float" office:value="0.05615482" calcext:value-type="float">
            <text:p>0.05615482</text:p>
          </table:table-cell>
          <table:table-cell office:value-type="float" office:value="0.05037768" calcext:value-type="float">
            <text:p>0.05037768</text:p>
          </table:table-cell>
          <table:table-cell office:value-type="float" office:value="0.04189357" calcext:value-type="float">
            <text:p>0.04189357</text:p>
          </table:table-cell>
          <table:table-cell office:value-type="float" office:value="0.03897075" calcext:value-type="float">
            <text:p>0.03897075</text:p>
          </table:table-cell>
          <table:table-cell office:value-type="float" office:value="0.02164796" calcext:value-type="float">
            <text:p>0.02164796</text:p>
          </table:table-cell>
          <table:table-cell office:value-type="float" office:value="0.01445355" calcext:value-type="float">
            <text:p>0.01445355</text:p>
          </table:table-cell>
          <table:table-cell office:value-type="float" office:value="0.03039885" calcext:value-type="float">
            <text:p>0.03039885</text:p>
          </table:table-cell>
          <table:table-cell office:value-type="float" office:value="0.02447391" calcext:value-type="float">
            <text:p>0.02447391</text:p>
          </table:table-cell>
          <table:table-cell office:value-type="float" office:value="0.02167532" calcext:value-type="float">
            <text:p>0.02167532</text:p>
          </table:table-cell>
          <table:table-cell office:value-type="float" office:value="0.02044757" calcext:value-type="float">
            <text:p>0.02044757</text:p>
          </table:table-cell>
          <table:table-cell office:value-type="float" office:value="0.01748755" calcext:value-type="float">
            <text:p>0.01748755</text:p>
          </table:table-cell>
          <table:table-cell office:value-type="float" office:value="0.007069488" calcext:value-type="float">
            <text:p>0.007069488</text:p>
          </table:table-cell>
          <table:table-cell office:value-type="float" office:value="0.007263698" calcext:value-type="float">
            <text:p>0.007263698</text:p>
          </table:table-cell>
          <table:table-cell office:value-type="float" office:value="0" calcext:value-type="float">
            <text:p>0</text:p>
          </table:table-cell>
          <table:table-cell office:value-type="float" office:value="61.68607" calcext:value-type="float">
            <text:p>61.68607</text:p>
          </table:table-cell>
          <table:table-cell office:value-type="float" office:value="33.4982" calcext:value-type="float">
            <text:p>33.4982</text:p>
          </table:table-cell>
          <table:table-cell office:value-type="float" office:value="35.48114" calcext:value-type="float">
            <text:p>35.48114</text:p>
          </table:table-cell>
          <table:table-cell office:value-type="float" office:value="39.91926" calcext:value-type="float">
            <text:p>39.91926</text:p>
          </table:table-cell>
          <table:table-cell office:value-type="float" office:value="37.38955" calcext:value-type="float">
            <text:p>37.38955</text:p>
          </table:table-cell>
          <table:table-cell office:value-type="float" office:value="14.81951" calcext:value-type="float">
            <text:p>14.81951</text:p>
          </table:table-cell>
          <table:table-cell office:value-type="float" office:value="5.082674" calcext:value-type="float">
            <text:p>5.082674</text:p>
          </table:table-cell>
          <table:table-cell office:value-type="float" office:value="11.41027" calcext:value-type="float">
            <text:p>11.41027</text:p>
          </table:table-cell>
          <table:table-cell office:value-type="float" office:value="7.843549" calcext:value-type="float">
            <text:p>7.843549</text:p>
          </table:table-cell>
          <table:table-cell office:value-type="float" office:value="3.453413" calcext:value-type="float">
            <text:p>3.453413</text:p>
          </table:table-cell>
          <table:table-cell office:value-type="float" office:value="1.441181" calcext:value-type="float">
            <text:p>1.441181</text:p>
          </table:table-cell>
          <table:table-cell office:value-type="float" office:value="0.6998067" calcext:value-type="float">
            <text:p>0.6998067</text:p>
          </table:table-cell>
          <table:table-cell office:value-type="float" office:value="0.3586616" calcext:value-type="float">
            <text:p>0.3586616</text:p>
          </table:table-cell>
          <table:table-cell office:value-type="float" office:value="0.3371029" calcext:value-type="float">
            <text:p>0.3371029</text:p>
          </table:table-cell>
          <table:table-cell office:value-type="float" office:value="0" calcext:value-type="float">
            <text:p>0</text:p>
          </table:table-cell>
          <table:table-cell office:value-type="float" office:value="111.2701" calcext:value-type="float">
            <text:p>111.2701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24.22864" calcext:value-type="float">
            <text:p>24.22864</text:p>
          </table:table-cell>
          <table:table-cell office:value-type="float" office:value="1098.501" calcext:value-type="float">
            <text:p>1098.50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6505" calcext:value-type="float">
            <text:p>0.1406505</text:p>
          </table:table-cell>
          <table:table-cell office:value-type="float" office:value="21.43562" calcext:value-type="float">
            <text:p>21.43562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158" calcext:value-type="float">
            <text:p>0.004509158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82" calcext:value-type="float">
            <text:p>2.6582</text:p>
          </table:table-cell>
          <table:table-cell office:value-type="float" office:value="-0.2611512" calcext:value-type="float">
            <text:p>-0.2611512</text:p>
          </table:table-cell>
          <table:table-cell office:value-type="float" office:value="-0.07942989" calcext:value-type="float">
            <text:p>-0.07942989</text:p>
          </table:table-cell>
          <table:table-cell office:value-type="float" office:value="0.008435794" calcext:value-type="float">
            <text:p>0.008435794</text:p>
          </table:table-cell>
          <table:table-cell office:value-type="float" office:value="13.67888" calcext:value-type="float">
            <text:p>13.67888</text:p>
          </table:table-cell>
          <table:table-cell office:value-type="float" office:value="0.07804981" calcext:value-type="float">
            <text:p>0.07804981</text:p>
          </table:table-cell>
          <table:table-cell office:value-type="float" office:value="0.05276569" calcext:value-type="float">
            <text:p>0.05276569</text:p>
          </table:table-cell>
          <table:table-cell office:value-type="float" office:value="0.04720321" calcext:value-type="float">
            <text:p>0.04720321</text:p>
          </table:table-cell>
          <table:table-cell office:value-type="float" office:value="0.0395859" calcext:value-type="float">
            <text:p>0.0395859</text:p>
          </table:table-cell>
          <table:table-cell office:value-type="float" office:value="0.03711354" calcext:value-type="float">
            <text:p>0.03711354</text:p>
          </table:table-cell>
          <table:table-cell office:value-type="float" office:value="0.02099548" calcext:value-type="float">
            <text:p>0.02099548</text:p>
          </table:table-cell>
          <table:table-cell office:value-type="float" office:value="0.0142578" calcext:value-type="float">
            <text:p>0.0142578</text:p>
          </table:table-cell>
          <table:table-cell office:value-type="float" office:value="0.03049965" calcext:value-type="float">
            <text:p>0.03049965</text:p>
          </table:table-cell>
          <table:table-cell office:value-type="float" office:value="0.02457223" calcext:value-type="float">
            <text:p>0.02457223</text:p>
          </table:table-cell>
          <table:table-cell office:value-type="float" office:value="0.02170333" calcext:value-type="float">
            <text:p>0.02170333</text:p>
          </table:table-cell>
          <table:table-cell office:value-type="float" office:value="0.02045049" calcext:value-type="float">
            <text:p>0.02045049</text:p>
          </table:table-cell>
          <table:table-cell office:value-type="float" office:value="0.01748802" calcext:value-type="float">
            <text:p>0.01748802</text:p>
          </table:table-cell>
          <table:table-cell office:value-type="float" office:value="0.007075681" calcext:value-type="float">
            <text:p>0.007075681</text:p>
          </table:table-cell>
          <table:table-cell office:value-type="float" office:value="0.007247897" calcext:value-type="float">
            <text:p>0.007247897</text:p>
          </table:table-cell>
          <table:table-cell office:value-type="float" office:value="0" calcext:value-type="float">
            <text:p>0</text:p>
          </table:table-cell>
          <table:table-cell office:value-type="float" office:value="56.12837" calcext:value-type="float">
            <text:p>56.12837</text:p>
          </table:table-cell>
          <table:table-cell office:value-type="float" office:value="36.47095" calcext:value-type="float">
            <text:p>36.47095</text:p>
          </table:table-cell>
          <table:table-cell office:value-type="float" office:value="35.97818" calcext:value-type="float">
            <text:p>35.97818</text:p>
          </table:table-cell>
          <table:table-cell office:value-type="float" office:value="40.05163" calcext:value-type="float">
            <text:p>40.05163</text:p>
          </table:table-cell>
          <table:table-cell office:value-type="float" office:value="37.42332" calcext:value-type="float">
            <text:p>37.42332</text:p>
          </table:table-cell>
          <table:table-cell office:value-type="float" office:value="14.78536" calcext:value-type="float">
            <text:p>14.78536</text:p>
          </table:table-cell>
          <table:table-cell office:value-type="float" office:value="5.175139" calcext:value-type="float">
            <text:p>5.175139</text:p>
          </table:table-cell>
          <table:table-cell office:value-type="float" office:value="11.37641" calcext:value-type="float">
            <text:p>11.37641</text:p>
          </table:table-cell>
          <table:table-cell office:value-type="float" office:value="7.892872" calcext:value-type="float">
            <text:p>7.892872</text:p>
          </table:table-cell>
          <table:table-cell office:value-type="float" office:value="3.456621" calcext:value-type="float">
            <text:p>3.456621</text:p>
          </table:table-cell>
          <table:table-cell office:value-type="float" office:value="1.442455" calcext:value-type="float">
            <text:p>1.442455</text:p>
          </table:table-cell>
          <table:table-cell office:value-type="float" office:value="0.700435" calcext:value-type="float">
            <text:p>0.700435</text:p>
          </table:table-cell>
          <table:table-cell office:value-type="float" office:value="0.3616365" calcext:value-type="float">
            <text:p>0.3616365</text:p>
          </table:table-cell>
          <table:table-cell office:value-type="float" office:value="0.3350746" calcext:value-type="float">
            <text:p>0.3350746</text:p>
          </table:table-cell>
          <table:table-cell office:value-type="float" office:value="0" calcext:value-type="float">
            <text:p>0</text:p>
          </table:table-cell>
          <table:table-cell office:value-type="float" office:value="108.5921" calcext:value-type="float">
            <text:p>108.5921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24.22462" calcext:value-type="float">
            <text:p>24.22462</text:p>
          </table:table-cell>
          <table:table-cell office:value-type="float" office:value="1098.482" calcext:value-type="float">
            <text:p>1098.482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1308" calcext:value-type="float">
            <text:p>0.1401308</text:p>
          </table:table-cell>
          <table:table-cell office:value-type="float" office:value="21.45409" calcext:value-type="float">
            <text:p>21.45409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303" calcext:value-type="float">
            <text:p>0.004509303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63" calcext:value-type="float">
            <text:p>2.65763</text:p>
          </table:table-cell>
          <table:table-cell office:value-type="float" office:value="-0.2611626" calcext:value-type="float">
            <text:p>-0.2611626</text:p>
          </table:table-cell>
          <table:table-cell office:value-type="float" office:value="-0.07941652" calcext:value-type="float">
            <text:p>-0.07941652</text:p>
          </table:table-cell>
          <table:table-cell office:value-type="float" office:value="0.008438436" calcext:value-type="float">
            <text:p>0.008438436</text:p>
          </table:table-cell>
          <table:table-cell office:value-type="float" office:value="13.70547" calcext:value-type="float">
            <text:p>13.70547</text:p>
          </table:table-cell>
          <table:table-cell office:value-type="float" office:value="0.07300716" calcext:value-type="float">
            <text:p>0.07300716</text:p>
          </table:table-cell>
          <table:table-cell office:value-type="float" office:value="0.05212818" calcext:value-type="float">
            <text:p>0.05212818</text:p>
          </table:table-cell>
          <table:table-cell office:value-type="float" office:value="0.0467438" calcext:value-type="float">
            <text:p>0.0467438</text:p>
          </table:table-cell>
          <table:table-cell office:value-type="float" office:value="0.0392149" calcext:value-type="float">
            <text:p>0.0392149</text:p>
          </table:table-cell>
          <table:table-cell office:value-type="float" office:value="0.03679854" calcext:value-type="float">
            <text:p>0.03679854</text:p>
          </table:table-cell>
          <table:table-cell office:value-type="float" office:value="0.02085771" calcext:value-type="float">
            <text:p>0.02085771</text:p>
          </table:table-cell>
          <table:table-cell office:value-type="float" office:value="0.01408988" calcext:value-type="float">
            <text:p>0.01408988</text:p>
          </table:table-cell>
          <table:table-cell office:value-type="float" office:value="0.03055346" calcext:value-type="float">
            <text:p>0.03055346</text:p>
          </table:table-cell>
          <table:table-cell office:value-type="float" office:value="0.0246526" calcext:value-type="float">
            <text:p>0.0246526</text:p>
          </table:table-cell>
          <table:table-cell office:value-type="float" office:value="0.02172855" calcext:value-type="float">
            <text:p>0.02172855</text:p>
          </table:table-cell>
          <table:table-cell office:value-type="float" office:value="0.02045438" calcext:value-type="float">
            <text:p>0.02045438</text:p>
          </table:table-cell>
          <table:table-cell office:value-type="float" office:value="0.01748891" calcext:value-type="float">
            <text:p>0.01748891</text:p>
          </table:table-cell>
          <table:table-cell office:value-type="float" office:value="0.007064693" calcext:value-type="float">
            <text:p>0.007064693</text:p>
          </table:table-cell>
          <table:table-cell office:value-type="float" office:value="0.007249532" calcext:value-type="float">
            <text:p>0.007249532</text:p>
          </table:table-cell>
          <table:table-cell office:value-type="float" office:value="0" calcext:value-type="float">
            <text:p>0</text:p>
          </table:table-cell>
          <table:table-cell office:value-type="float" office:value="52.07156" calcext:value-type="float">
            <text:p>52.07156</text:p>
          </table:table-cell>
          <table:table-cell office:value-type="float" office:value="35.0364" calcext:value-type="float">
            <text:p>35.0364</text:p>
          </table:table-cell>
          <table:table-cell office:value-type="float" office:value="34.85245" calcext:value-type="float">
            <text:p>34.85245</text:p>
          </table:table-cell>
          <table:table-cell office:value-type="float" office:value="39.05826" calcext:value-type="float">
            <text:p>39.05826</text:p>
          </table:table-cell>
          <table:table-cell office:value-type="float" office:value="36.66959" calcext:value-type="float">
            <text:p>36.66959</text:p>
          </table:table-cell>
          <table:table-cell office:value-type="float" office:value="14.79251" calcext:value-type="float">
            <text:p>14.79251</text:p>
          </table:table-cell>
          <table:table-cell office:value-type="float" office:value="5.024365" calcext:value-type="float">
            <text:p>5.024365</text:p>
          </table:table-cell>
          <table:table-cell office:value-type="float" office:value="11.34899" calcext:value-type="float">
            <text:p>11.34899</text:p>
          </table:table-cell>
          <table:table-cell office:value-type="float" office:value="7.949527" calcext:value-type="float">
            <text:p>7.949527</text:p>
          </table:table-cell>
          <table:table-cell office:value-type="float" office:value="3.459849" calcext:value-type="float">
            <text:p>3.459849</text:p>
          </table:table-cell>
          <table:table-cell office:value-type="float" office:value="1.443741" calcext:value-type="float">
            <text:p>1.443741</text:p>
          </table:table-cell>
          <table:table-cell office:value-type="float" office:value="0.701011" calcext:value-type="float">
            <text:p>0.701011</text:p>
          </table:table-cell>
          <table:table-cell office:value-type="float" office:value="0.3606653" calcext:value-type="float">
            <text:p>0.3606653</text:p>
          </table:table-cell>
          <table:table-cell office:value-type="float" office:value="0.3371089" calcext:value-type="float">
            <text:p>0.3371089</text:p>
          </table:table-cell>
          <table:table-cell office:value-type="float" office:value="0" calcext:value-type="float">
            <text:p>0</text:p>
          </table:table-cell>
          <table:table-cell office:value-type="float" office:value="107.9621" calcext:value-type="float">
            <text:p>107.9621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24.2208" calcext:value-type="float">
            <text:p>24.2208</text:p>
          </table:table-cell>
          <table:table-cell office:value-type="float" office:value="1098.464" calcext:value-type="float">
            <text:p>1098.464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5236" calcext:value-type="float">
            <text:p>0.1405236</text:p>
          </table:table-cell>
          <table:table-cell office:value-type="float" office:value="21.47048" calcext:value-type="float">
            <text:p>21.47048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393" calcext:value-type="float">
            <text:p>0.004509393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72" calcext:value-type="float">
            <text:p>2.65772</text:p>
          </table:table-cell>
          <table:table-cell office:value-type="float" office:value="-0.2611663" calcext:value-type="float">
            <text:p>-0.2611663</text:p>
          </table:table-cell>
          <table:table-cell office:value-type="float" office:value="-0.07940266" calcext:value-type="float">
            <text:p>-0.07940266</text:p>
          </table:table-cell>
          <table:table-cell office:value-type="float" office:value="0.008441049" calcext:value-type="float">
            <text:p>0.008441049</text:p>
          </table:table-cell>
          <table:table-cell office:value-type="float" office:value="13.71235" calcext:value-type="float">
            <text:p>13.71235</text:p>
          </table:table-cell>
          <table:table-cell office:value-type="float" office:value="0.0825168" calcext:value-type="float">
            <text:p>0.0825168</text:p>
          </table:table-cell>
          <table:table-cell office:value-type="float" office:value="0.05470767" calcext:value-type="float">
            <text:p>0.05470767</text:p>
          </table:table-cell>
          <table:table-cell office:value-type="float" office:value="0.04835457" calcext:value-type="float">
            <text:p>0.04835457</text:p>
          </table:table-cell>
          <table:table-cell office:value-type="float" office:value="0.03985837" calcext:value-type="float">
            <text:p>0.03985837</text:p>
          </table:table-cell>
          <table:table-cell office:value-type="float" office:value="0.03715024" calcext:value-type="float">
            <text:p>0.03715024</text:p>
          </table:table-cell>
          <table:table-cell office:value-type="float" office:value="0.02089359" calcext:value-type="float">
            <text:p>0.02089359</text:p>
          </table:table-cell>
          <table:table-cell office:value-type="float" office:value="0.01407806" calcext:value-type="float">
            <text:p>0.01407806</text:p>
          </table:table-cell>
          <table:table-cell office:value-type="float" office:value="0.03060829" calcext:value-type="float">
            <text:p>0.03060829</text:p>
          </table:table-cell>
          <table:table-cell office:value-type="float" office:value="0.02472202" calcext:value-type="float">
            <text:p>0.02472202</text:p>
          </table:table-cell>
          <table:table-cell office:value-type="float" office:value="0.02175018" calcext:value-type="float">
            <text:p>0.02175018</text:p>
          </table:table-cell>
          <table:table-cell office:value-type="float" office:value="0.02045872" calcext:value-type="float">
            <text:p>0.02045872</text:p>
          </table:table-cell>
          <table:table-cell office:value-type="float" office:value="0.01749005" calcext:value-type="float">
            <text:p>0.01749005</text:p>
          </table:table-cell>
          <table:table-cell office:value-type="float" office:value="0.007055222" calcext:value-type="float">
            <text:p>0.007055222</text:p>
          </table:table-cell>
          <table:table-cell office:value-type="float" office:value="0.007250089" calcext:value-type="float">
            <text:p>0.007250089</text:p>
          </table:table-cell>
          <table:table-cell office:value-type="float" office:value="0" calcext:value-type="float">
            <text:p>0</text:p>
          </table:table-cell>
          <table:table-cell office:value-type="float" office:value="57.80379" calcext:value-type="float">
            <text:p>57.80379</text:p>
          </table:table-cell>
          <table:table-cell office:value-type="float" office:value="35.54533" calcext:value-type="float">
            <text:p>35.54533</text:p>
          </table:table-cell>
          <table:table-cell office:value-type="float" office:value="34.72589" calcext:value-type="float">
            <text:p>34.72589</text:p>
          </table:table-cell>
          <table:table-cell office:value-type="float" office:value="38.34234" calcext:value-type="float">
            <text:p>38.34234</text:p>
          </table:table-cell>
          <table:table-cell office:value-type="float" office:value="35.58213" calcext:value-type="float">
            <text:p>35.58213</text:p>
          </table:table-cell>
          <table:table-cell office:value-type="float" office:value="14.64966" calcext:value-type="float">
            <text:p>14.64966</text:p>
          </table:table-cell>
          <table:table-cell office:value-type="float" office:value="4.926631" calcext:value-type="float">
            <text:p>4.926631</text:p>
          </table:table-cell>
          <table:table-cell office:value-type="float" office:value="11.31473" calcext:value-type="float">
            <text:p>11.31473</text:p>
          </table:table-cell>
          <table:table-cell office:value-type="float" office:value="8.004085" calcext:value-type="float">
            <text:p>8.004085</text:p>
          </table:table-cell>
          <table:table-cell office:value-type="float" office:value="3.463347" calcext:value-type="float">
            <text:p>3.463347</text:p>
          </table:table-cell>
          <table:table-cell office:value-type="float" office:value="1.445033" calcext:value-type="float">
            <text:p>1.445033</text:p>
          </table:table-cell>
          <table:table-cell office:value-type="float" office:value="0.7015121" calcext:value-type="float">
            <text:p>0.7015121</text:p>
          </table:table-cell>
          <table:table-cell office:value-type="float" office:value="0.3600979" calcext:value-type="float">
            <text:p>0.3600979</text:p>
          </table:table-cell>
          <table:table-cell office:value-type="float" office:value="0.3375029" calcext:value-type="float">
            <text:p>0.3375029</text:p>
          </table:table-cell>
          <table:table-cell office:value-type="float" office:value="0" calcext:value-type="float">
            <text:p>0</text:p>
          </table:table-cell>
          <table:table-cell office:value-type="float" office:value="107.9911" calcext:value-type="float">
            <text:p>107.9911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24.2173" calcext:value-type="float">
            <text:p>24.2173</text:p>
          </table:table-cell>
          <table:table-cell office:value-type="float" office:value="1098.446" calcext:value-type="float">
            <text:p>1098.446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6518" calcext:value-type="float">
            <text:p>0.1406518</text:p>
          </table:table-cell>
          <table:table-cell office:value-type="float" office:value="21.4857" calcext:value-type="float">
            <text:p>21.4857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518" calcext:value-type="float">
            <text:p>0.004509518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84" calcext:value-type="float">
            <text:p>2.65784</text:p>
          </table:table-cell>
          <table:table-cell office:value-type="float" office:value="-0.2611726" calcext:value-type="float">
            <text:p>-0.2611726</text:p>
          </table:table-cell>
          <table:table-cell office:value-type="float" office:value="-0.07938786" calcext:value-type="float">
            <text:p>-0.07938786</text:p>
          </table:table-cell>
          <table:table-cell office:value-type="float" office:value="0.008443557" calcext:value-type="float">
            <text:p>0.008443557</text:p>
          </table:table-cell>
          <table:table-cell office:value-type="float" office:value="13.72404" calcext:value-type="float">
            <text:p>13.72404</text:p>
          </table:table-cell>
          <table:table-cell office:value-type="float" office:value="0.0784743" calcext:value-type="float">
            <text:p>0.0784743</text:p>
          </table:table-cell>
          <table:table-cell office:value-type="float" office:value="0.05501614" calcext:value-type="float">
            <text:p>0.05501614</text:p>
          </table:table-cell>
          <table:table-cell office:value-type="float" office:value="0.04894199" calcext:value-type="float">
            <text:p>0.04894199</text:p>
          </table:table-cell>
          <table:table-cell office:value-type="float" office:value="0.04035111" calcext:value-type="float">
            <text:p>0.04035111</text:p>
          </table:table-cell>
          <table:table-cell office:value-type="float" office:value="0.03764272" calcext:value-type="float">
            <text:p>0.03764272</text:p>
          </table:table-cell>
          <table:table-cell office:value-type="float" office:value="0.02105555" calcext:value-type="float">
            <text:p>0.02105555</text:p>
          </table:table-cell>
          <table:table-cell office:value-type="float" office:value="0.0141145" calcext:value-type="float">
            <text:p>0.0141145</text:p>
          </table:table-cell>
          <table:table-cell office:value-type="float" office:value="0.03069746" calcext:value-type="float">
            <text:p>0.03069746</text:p>
          </table:table-cell>
          <table:table-cell office:value-type="float" office:value="0.02479205" calcext:value-type="float">
            <text:p>0.02479205</text:p>
          </table:table-cell>
          <table:table-cell office:value-type="float" office:value="0.02176901" calcext:value-type="float">
            <text:p>0.02176901</text:p>
          </table:table-cell>
          <table:table-cell office:value-type="float" office:value="0.02046312" calcext:value-type="float">
            <text:p>0.02046312</text:p>
          </table:table-cell>
          <table:table-cell office:value-type="float" office:value="0.01749141" calcext:value-type="float">
            <text:p>0.01749141</text:p>
          </table:table-cell>
          <table:table-cell office:value-type="float" office:value="0.007047328" calcext:value-type="float">
            <text:p>0.007047328</text:p>
          </table:table-cell>
          <table:table-cell office:value-type="float" office:value="0.007249279" calcext:value-type="float">
            <text:p>0.007249279</text:p>
          </table:table-cell>
          <table:table-cell office:value-type="float" office:value="0" calcext:value-type="float">
            <text:p>0</text:p>
          </table:table-cell>
          <table:table-cell office:value-type="float" office:value="57.7403" calcext:value-type="float">
            <text:p>57.7403</text:p>
          </table:table-cell>
          <table:table-cell office:value-type="float" office:value="34.9706" calcext:value-type="float">
            <text:p>34.9706</text:p>
          </table:table-cell>
          <table:table-cell office:value-type="float" office:value="34.35587" calcext:value-type="float">
            <text:p>34.35587</text:p>
          </table:table-cell>
          <table:table-cell office:value-type="float" office:value="37.68608" calcext:value-type="float">
            <text:p>37.68608</text:p>
          </table:table-cell>
          <table:table-cell office:value-type="float" office:value="34.59395" calcext:value-type="float">
            <text:p>34.59395</text:p>
          </table:table-cell>
          <table:table-cell office:value-type="float" office:value="14.49725" calcext:value-type="float">
            <text:p>14.49725</text:p>
          </table:table-cell>
          <table:table-cell office:value-type="float" office:value="4.794287" calcext:value-type="float">
            <text:p>4.794287</text:p>
          </table:table-cell>
          <table:table-cell office:value-type="float" office:value="11.28269" calcext:value-type="float">
            <text:p>11.28269</text:p>
          </table:table-cell>
          <table:table-cell office:value-type="float" office:value="8.057879" calcext:value-type="float">
            <text:p>8.057879</text:p>
          </table:table-cell>
          <table:table-cell office:value-type="float" office:value="3.467174" calcext:value-type="float">
            <text:p>3.467174</text:p>
          </table:table-cell>
          <table:table-cell office:value-type="float" office:value="1.446338" calcext:value-type="float">
            <text:p>1.446338</text:p>
          </table:table-cell>
          <table:table-cell office:value-type="float" office:value="0.701988" calcext:value-type="float">
            <text:p>0.701988</text:p>
          </table:table-cell>
          <table:table-cell office:value-type="float" office:value="0.3599228" calcext:value-type="float">
            <text:p>0.3599228</text:p>
          </table:table-cell>
          <table:table-cell office:value-type="float" office:value="0.3375256" calcext:value-type="float">
            <text:p>0.3375256</text:p>
          </table:table-cell>
          <table:table-cell office:value-type="float" office:value="0" calcext:value-type="float">
            <text:p>0</text:p>
          </table:table-cell>
          <table:table-cell office:value-type="float" office:value="108.0124" calcext:value-type="float">
            <text:p>108.0124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24.21408" calcext:value-type="float">
            <text:p>24.21408</text:p>
          </table:table-cell>
          <table:table-cell office:value-type="float" office:value="1098.429" calcext:value-type="float">
            <text:p>1098.429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5077" calcext:value-type="float">
            <text:p>0.1405077</text:p>
          </table:table-cell>
          <table:table-cell office:value-type="float" office:value="21.50025" calcext:value-type="float">
            <text:p>21.50025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633" calcext:value-type="float">
            <text:p>0.004509633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95" calcext:value-type="float">
            <text:p>2.65795</text:p>
          </table:table-cell>
          <table:table-cell office:value-type="float" office:value="-0.2611825" calcext:value-type="float">
            <text:p>-0.2611825</text:p>
          </table:table-cell>
          <table:table-cell office:value-type="float" office:value="-0.07937191" calcext:value-type="float">
            <text:p>-0.07937191</text:p>
          </table:table-cell>
          <table:table-cell office:value-type="float" office:value="0.008445972" calcext:value-type="float">
            <text:p>0.008445972</text:p>
          </table:table-cell>
          <table:table-cell office:value-type="float" office:value="13.743" calcext:value-type="float">
            <text:p>13.743</text:p>
          </table:table-cell>
          <table:table-cell office:value-type="float" office:value="0.07355148" calcext:value-type="float">
            <text:p>0.07355148</text:p>
          </table:table-cell>
          <table:table-cell office:value-type="float" office:value="0.05436541" calcext:value-type="float">
            <text:p>0.05436541</text:p>
          </table:table-cell>
          <table:table-cell office:value-type="float" office:value="0.04884099" calcext:value-type="float">
            <text:p>0.04884099</text:p>
          </table:table-cell>
          <table:table-cell office:value-type="float" office:value="0.04056511" calcext:value-type="float">
            <text:p>0.04056511</text:p>
          </table:table-cell>
          <table:table-cell office:value-type="float" office:value="0.03799522" calcext:value-type="float">
            <text:p>0.03799522</text:p>
          </table:table-cell>
          <table:table-cell office:value-type="float" office:value="0.02118381" calcext:value-type="float">
            <text:p>0.02118381</text:p>
          </table:table-cell>
          <table:table-cell office:value-type="float" office:value="0.01417029" calcext:value-type="float">
            <text:p>0.01417029</text:p>
          </table:table-cell>
          <table:table-cell office:value-type="float" office:value="0.03078848" calcext:value-type="float">
            <text:p>0.03078848</text:p>
          </table:table-cell>
          <table:table-cell office:value-type="float" office:value="0.02486817" calcext:value-type="float">
            <text:p>0.02486817</text:p>
          </table:table-cell>
          <table:table-cell office:value-type="float" office:value="0.02178676" calcext:value-type="float">
            <text:p>0.02178676</text:p>
          </table:table-cell>
          <table:table-cell office:value-type="float" office:value="0.0204675" calcext:value-type="float">
            <text:p>0.0204675</text:p>
          </table:table-cell>
          <table:table-cell office:value-type="float" office:value="0.01749296" calcext:value-type="float">
            <text:p>0.01749296</text:p>
          </table:table-cell>
          <table:table-cell office:value-type="float" office:value="0.007039614" calcext:value-type="float">
            <text:p>0.007039614</text:p>
          </table:table-cell>
          <table:table-cell office:value-type="float" office:value="0.007248473" calcext:value-type="float">
            <text:p>0.007248473</text:p>
          </table:table-cell>
          <table:table-cell office:value-type="float" office:value="0" calcext:value-type="float">
            <text:p>0</text:p>
          </table:table-cell>
          <table:table-cell office:value-type="float" office:value="65.78531" calcext:value-type="float">
            <text:p>65.78531</text:p>
          </table:table-cell>
          <table:table-cell office:value-type="float" office:value="34.94313" calcext:value-type="float">
            <text:p>34.94313</text:p>
          </table:table-cell>
          <table:table-cell office:value-type="float" office:value="34.06929" calcext:value-type="float">
            <text:p>34.06929</text:p>
          </table:table-cell>
          <table:table-cell office:value-type="float" office:value="37.03784" calcext:value-type="float">
            <text:p>37.03784</text:p>
          </table:table-cell>
          <table:table-cell office:value-type="float" office:value="33.60433" calcext:value-type="float">
            <text:p>33.60433</text:p>
          </table:table-cell>
          <table:table-cell office:value-type="float" office:value="14.32741" calcext:value-type="float">
            <text:p>14.32741</text:p>
          </table:table-cell>
          <table:table-cell office:value-type="float" office:value="4.67955" calcext:value-type="float">
            <text:p>4.67955</text:p>
          </table:table-cell>
          <table:table-cell office:value-type="float" office:value="11.24061" calcext:value-type="float">
            <text:p>11.24061</text:p>
          </table:table-cell>
          <table:table-cell office:value-type="float" office:value="8.115195" calcext:value-type="float">
            <text:p>8.115195</text:p>
          </table:table-cell>
          <table:table-cell office:value-type="float" office:value="3.471427" calcext:value-type="float">
            <text:p>3.471427</text:p>
          </table:table-cell>
          <table:table-cell office:value-type="float" office:value="1.447663" calcext:value-type="float">
            <text:p>1.447663</text:p>
          </table:table-cell>
          <table:table-cell office:value-type="float" office:value="0.7024496" calcext:value-type="float">
            <text:p>0.7024496</text:p>
          </table:table-cell>
          <table:table-cell office:value-type="float" office:value="0.3597569" calcext:value-type="float">
            <text:p>0.3597569</text:p>
          </table:table-cell>
          <table:table-cell office:value-type="float" office:value="0.3375512" calcext:value-type="float">
            <text:p>0.3375512</text:p>
          </table:table-cell>
          <table:table-cell office:value-type="float" office:value="0" calcext:value-type="float">
            <text:p>0</text:p>
          </table:table-cell>
          <table:table-cell office:value-type="float" office:value="107.771" calcext:value-type="float">
            <text:p>107.771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24.21089" calcext:value-type="float">
            <text:p>24.21089</text:p>
          </table:table-cell>
          <table:table-cell office:value-type="float" office:value="1098.412" calcext:value-type="float">
            <text:p>1098.412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2649" calcext:value-type="float">
            <text:p>0.1402649</text:p>
          </table:table-cell>
          <table:table-cell office:value-type="float" office:value="21.51505" calcext:value-type="float">
            <text:p>21.51505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633" calcext:value-type="float">
            <text:p>0.004509633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95" calcext:value-type="float">
            <text:p>2.65795</text:p>
          </table:table-cell>
          <table:table-cell office:value-type="float" office:value="-0.2611909" calcext:value-type="float">
            <text:p>-0.2611909</text:p>
          </table:table-cell>
          <table:table-cell office:value-type="float" office:value="-0.07935653" calcext:value-type="float">
            <text:p>-0.07935653</text:p>
          </table:table-cell>
          <table:table-cell office:value-type="float" office:value="0.008448323" calcext:value-type="float">
            <text:p>0.008448323</text:p>
          </table:table-cell>
          <table:table-cell office:value-type="float" office:value="13.76011" calcext:value-type="float">
            <text:p>13.76011</text:p>
          </table:table-cell>
          <table:table-cell office:value-type="float" office:value="0.07411753" calcext:value-type="float">
            <text:p>0.07411753</text:p>
          </table:table-cell>
          <table:table-cell office:value-type="float" office:value="0.05482093" calcext:value-type="float">
            <text:p>0.05482093</text:p>
          </table:table-cell>
          <table:table-cell office:value-type="float" office:value="0.04901778" calcext:value-type="float">
            <text:p>0.04901778</text:p>
          </table:table-cell>
          <table:table-cell office:value-type="float" office:value="0.04064289" calcext:value-type="float">
            <text:p>0.04064289</text:p>
          </table:table-cell>
          <table:table-cell office:value-type="float" office:value="0.03811912" calcext:value-type="float">
            <text:p>0.03811912</text:p>
          </table:table-cell>
          <table:table-cell office:value-type="float" office:value="0.02117617" calcext:value-type="float">
            <text:p>0.02117617</text:p>
          </table:table-cell>
          <table:table-cell office:value-type="float" office:value="0.01423946" calcext:value-type="float">
            <text:p>0.01423946</text:p>
          </table:table-cell>
          <table:table-cell office:value-type="float" office:value="0.03085052" calcext:value-type="float">
            <text:p>0.03085052</text:p>
          </table:table-cell>
          <table:table-cell office:value-type="float" office:value="0.02494214" calcext:value-type="float">
            <text:p>0.02494214</text:p>
          </table:table-cell>
          <table:table-cell office:value-type="float" office:value="0.02180449" calcext:value-type="float">
            <text:p>0.02180449</text:p>
          </table:table-cell>
          <table:table-cell office:value-type="float" office:value="0.02047198" calcext:value-type="float">
            <text:p>0.02047198</text:p>
          </table:table-cell>
          <table:table-cell office:value-type="float" office:value="0.01749465" calcext:value-type="float">
            <text:p>0.01749465</text:p>
          </table:table-cell>
          <table:table-cell office:value-type="float" office:value="0.00703208" calcext:value-type="float">
            <text:p>0.00703208</text:p>
          </table:table-cell>
          <table:table-cell office:value-type="float" office:value="0.007247671" calcext:value-type="float">
            <text:p>0.007247671</text:p>
          </table:table-cell>
          <table:table-cell office:value-type="float" office:value="0" calcext:value-type="float">
            <text:p>0</text:p>
          </table:table-cell>
          <table:table-cell office:value-type="float" office:value="72.47704" calcext:value-type="float">
            <text:p>72.47704</text:p>
          </table:table-cell>
          <table:table-cell office:value-type="float" office:value="36.06667" calcext:value-type="float">
            <text:p>36.06667</text:p>
          </table:table-cell>
          <table:table-cell office:value-type="float" office:value="34.02861" calcext:value-type="float">
            <text:p>34.02861</text:p>
          </table:table-cell>
          <table:table-cell office:value-type="float" office:value="36.40658" calcext:value-type="float">
            <text:p>36.40658</text:p>
          </table:table-cell>
          <table:table-cell office:value-type="float" office:value="32.73178" calcext:value-type="float">
            <text:p>32.73178</text:p>
          </table:table-cell>
          <table:table-cell office:value-type="float" office:value="14.15896" calcext:value-type="float">
            <text:p>14.15896</text:p>
          </table:table-cell>
          <table:table-cell office:value-type="float" office:value="4.661314" calcext:value-type="float">
            <text:p>4.661314</text:p>
          </table:table-cell>
          <table:table-cell office:value-type="float" office:value="11.19458" calcext:value-type="float">
            <text:p>11.19458</text:p>
          </table:table-cell>
          <table:table-cell office:value-type="float" office:value="8.162266" calcext:value-type="float">
            <text:p>8.162266</text:p>
          </table:table-cell>
          <table:table-cell office:value-type="float" office:value="3.476562" calcext:value-type="float">
            <text:p>3.476562</text:p>
          </table:table-cell>
          <table:table-cell office:value-type="float" office:value="1.449018" calcext:value-type="float">
            <text:p>1.449018</text:p>
          </table:table-cell>
          <table:table-cell office:value-type="float" office:value="0.7029002" calcext:value-type="float">
            <text:p>0.7029002</text:p>
          </table:table-cell>
          <table:table-cell office:value-type="float" office:value="0.3596059" calcext:value-type="float">
            <text:p>0.3596059</text:p>
          </table:table-cell>
          <table:table-cell office:value-type="float" office:value="0.3375733" calcext:value-type="float">
            <text:p>0.3375733</text:p>
          </table:table-cell>
          <table:table-cell office:value-type="float" office:value="0" calcext:value-type="float">
            <text:p>0</text:p>
          </table:table-cell>
          <table:table-cell office:value-type="float" office:value="107.2426" calcext:value-type="float">
            <text:p>107.2426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24.20882" calcext:value-type="float">
            <text:p>24.20882</text:p>
          </table:table-cell>
          <table:table-cell office:value-type="float" office:value="1098.395" calcext:value-type="float">
            <text:p>1098.395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390047" calcext:value-type="float">
            <text:p>0.1390047</text:p>
          </table:table-cell>
          <table:table-cell office:value-type="float" office:value="21.5288" calcext:value-type="float">
            <text:p>21.5288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633" calcext:value-type="float">
            <text:p>0.004509633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95" calcext:value-type="float">
            <text:p>2.65795</text:p>
          </table:table-cell>
          <table:table-cell office:value-type="float" office:value="-0.2612103" calcext:value-type="float">
            <text:p>-0.2612103</text:p>
          </table:table-cell>
          <table:table-cell office:value-type="float" office:value="-0.0793415" calcext:value-type="float">
            <text:p>-0.0793415</text:p>
          </table:table-cell>
          <table:table-cell office:value-type="float" office:value="0.008450627" calcext:value-type="float">
            <text:p>0.008450627</text:p>
          </table:table-cell>
          <table:table-cell office:value-type="float" office:value="13.79753" calcext:value-type="float">
            <text:p>13.79753</text:p>
          </table:table-cell>
          <table:table-cell office:value-type="float" office:value="0.06783508" calcext:value-type="float">
            <text:p>0.06783508</text:p>
          </table:table-cell>
          <table:table-cell office:value-type="float" office:value="0.05302713" calcext:value-type="float">
            <text:p>0.05302713</text:p>
          </table:table-cell>
          <table:table-cell office:value-type="float" office:value="0.04787128" calcext:value-type="float">
            <text:p>0.04787128</text:p>
          </table:table-cell>
          <table:table-cell office:value-type="float" office:value="0.04014015" calcext:value-type="float">
            <text:p>0.04014015</text:p>
          </table:table-cell>
          <table:table-cell office:value-type="float" office:value="0.03787784" calcext:value-type="float">
            <text:p>0.03787784</text:p>
          </table:table-cell>
          <table:table-cell office:value-type="float" office:value="0.02109016" calcext:value-type="float">
            <text:p>0.02109016</text:p>
          </table:table-cell>
          <table:table-cell office:value-type="float" office:value="0.01426144" calcext:value-type="float">
            <text:p>0.01426144</text:p>
          </table:table-cell>
          <table:table-cell office:value-type="float" office:value="0.03089841" calcext:value-type="float">
            <text:p>0.03089841</text:p>
          </table:table-cell>
          <table:table-cell office:value-type="float" office:value="0.02501192" calcext:value-type="float">
            <text:p>0.02501192</text:p>
          </table:table-cell>
          <table:table-cell office:value-type="float" office:value="0.02182228" calcext:value-type="float">
            <text:p>0.02182228</text:p>
          </table:table-cell>
          <table:table-cell office:value-type="float" office:value="0.02047668" calcext:value-type="float">
            <text:p>0.02047668</text:p>
          </table:table-cell>
          <table:table-cell office:value-type="float" office:value="0.01749643" calcext:value-type="float">
            <text:p>0.01749643</text:p>
          </table:table-cell>
          <table:table-cell office:value-type="float" office:value="0.00702472" calcext:value-type="float">
            <text:p>0.00702472</text:p>
          </table:table-cell>
          <table:table-cell office:value-type="float" office:value="0.007246876" calcext:value-type="float">
            <text:p>0.007246876</text:p>
          </table:table-cell>
          <table:table-cell office:value-type="float" office:value="0" calcext:value-type="float">
            <text:p>0</text:p>
          </table:table-cell>
          <table:table-cell office:value-type="float" office:value="73.74117" calcext:value-type="float">
            <text:p>73.74117</text:p>
          </table:table-cell>
          <table:table-cell office:value-type="float" office:value="36.73458" calcext:value-type="float">
            <text:p>36.73458</text:p>
          </table:table-cell>
          <table:table-cell office:value-type="float" office:value="34.06691" calcext:value-type="float">
            <text:p>34.06691</text:p>
          </table:table-cell>
          <table:table-cell office:value-type="float" office:value="35.94143" calcext:value-type="float">
            <text:p>35.94143</text:p>
          </table:table-cell>
          <table:table-cell office:value-type="float" office:value="31.99616" calcext:value-type="float">
            <text:p>31.99616</text:p>
          </table:table-cell>
          <table:table-cell office:value-type="float" office:value="14.0248" calcext:value-type="float">
            <text:p>14.0248</text:p>
          </table:table-cell>
          <table:table-cell office:value-type="float" office:value="4.658744" calcext:value-type="float">
            <text:p>4.658744</text:p>
          </table:table-cell>
          <table:table-cell office:value-type="float" office:value="11.15382" calcext:value-type="float">
            <text:p>11.15382</text:p>
          </table:table-cell>
          <table:table-cell office:value-type="float" office:value="8.201694" calcext:value-type="float">
            <text:p>8.201694</text:p>
          </table:table-cell>
          <table:table-cell office:value-type="float" office:value="3.482703" calcext:value-type="float">
            <text:p>3.482703</text:p>
          </table:table-cell>
          <table:table-cell office:value-type="float" office:value="1.4504" calcext:value-type="float">
            <text:p>1.4504</text:p>
          </table:table-cell>
          <table:table-cell office:value-type="float" office:value="0.7033427" calcext:value-type="float">
            <text:p>0.7033427</text:p>
          </table:table-cell>
          <table:table-cell office:value-type="float" office:value="0.3594669" calcext:value-type="float">
            <text:p>0.3594669</text:p>
          </table:table-cell>
          <table:table-cell office:value-type="float" office:value="0.337595" calcext:value-type="float">
            <text:p>0.337595</text:p>
          </table:table-cell>
          <table:table-cell office:value-type="float" office:value="0" calcext:value-type="float">
            <text:p>0</text:p>
          </table:table-cell>
          <table:table-cell office:value-type="float" office:value="105.5649" calcext:value-type="float">
            <text:p>105.5649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24.2049" calcext:value-type="float">
            <text:p>24.2049</text:p>
          </table:table-cell>
          <table:table-cell office:value-type="float" office:value="1098.378" calcext:value-type="float">
            <text:p>1098.378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392948" calcext:value-type="float">
            <text:p>0.1392948</text:p>
          </table:table-cell>
          <table:table-cell office:value-type="float" office:value="21.54447" calcext:value-type="float">
            <text:p>21.54447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633" calcext:value-type="float">
            <text:p>0.004509633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95" calcext:value-type="float">
            <text:p>2.65795</text:p>
          </table:table-cell>
          <table:table-cell office:value-type="float" office:value="-0.2612156" calcext:value-type="float">
            <text:p>-0.2612156</text:p>
          </table:table-cell>
          <table:table-cell office:value-type="float" office:value="-0.07932713" calcext:value-type="float">
            <text:p>-0.07932713</text:p>
          </table:table-cell>
          <table:table-cell office:value-type="float" office:value="0.008452897" calcext:value-type="float">
            <text:p>0.008452897</text:p>
          </table:table-cell>
          <table:table-cell office:value-type="float" office:value="13.80921" calcext:value-type="float">
            <text:p>13.80921</text:p>
          </table:table-cell>
          <table:table-cell office:value-type="float" office:value="0.08062302" calcext:value-type="float">
            <text:p>0.08062302</text:p>
          </table:table-cell>
          <table:table-cell office:value-type="float" office:value="0.05533254" calcext:value-type="float">
            <text:p>0.05533254</text:p>
          </table:table-cell>
          <table:table-cell office:value-type="float" office:value="0.04884247" calcext:value-type="float">
            <text:p>0.04884247</text:p>
          </table:table-cell>
          <table:table-cell office:value-type="float" office:value="0.04032029" calcext:value-type="float">
            <text:p>0.04032029</text:p>
          </table:table-cell>
          <table:table-cell office:value-type="float" office:value="0.03788596" calcext:value-type="float">
            <text:p>0.03788596</text:p>
          </table:table-cell>
          <table:table-cell office:value-type="float" office:value="0.02095255" calcext:value-type="float">
            <text:p>0.02095255</text:p>
          </table:table-cell>
          <table:table-cell office:value-type="float" office:value="0.01421263" calcext:value-type="float">
            <text:p>0.01421263</text:p>
          </table:table-cell>
          <table:table-cell office:value-type="float" office:value="0.03091017" calcext:value-type="float">
            <text:p>0.03091017</text:p>
          </table:table-cell>
          <table:table-cell office:value-type="float" office:value="0.02507745" calcext:value-type="float">
            <text:p>0.02507745</text:p>
          </table:table-cell>
          <table:table-cell office:value-type="float" office:value="0.02184015" calcext:value-type="float">
            <text:p>0.02184015</text:p>
          </table:table-cell>
          <table:table-cell office:value-type="float" office:value="0.02048158" calcext:value-type="float">
            <text:p>0.02048158</text:p>
          </table:table-cell>
          <table:table-cell office:value-type="float" office:value="0.01749831" calcext:value-type="float">
            <text:p>0.01749831</text:p>
          </table:table-cell>
          <table:table-cell office:value-type="float" office:value="0.007017523" calcext:value-type="float">
            <text:p>0.007017523</text:p>
          </table:table-cell>
          <table:table-cell office:value-type="float" office:value="0.007246075" calcext:value-type="float">
            <text:p>0.007246075</text:p>
          </table:table-cell>
          <table:table-cell office:value-type="float" office:value="0" calcext:value-type="float">
            <text:p>0</text:p>
          </table:table-cell>
          <table:table-cell office:value-type="float" office:value="75.28752" calcext:value-type="float">
            <text:p>75.28752</text:p>
          </table:table-cell>
          <table:table-cell office:value-type="float" office:value="39.63681" calcext:value-type="float">
            <text:p>39.63681</text:p>
          </table:table-cell>
          <table:table-cell office:value-type="float" office:value="34.49876" calcext:value-type="float">
            <text:p>34.49876</text:p>
          </table:table-cell>
          <table:table-cell office:value-type="float" office:value="35.6888" calcext:value-type="float">
            <text:p>35.6888</text:p>
          </table:table-cell>
          <table:table-cell office:value-type="float" office:value="31.52658" calcext:value-type="float">
            <text:p>31.52658</text:p>
          </table:table-cell>
          <table:table-cell office:value-type="float" office:value="13.91526" calcext:value-type="float">
            <text:p>13.91526</text:p>
          </table:table-cell>
          <table:table-cell office:value-type="float" office:value="4.659802" calcext:value-type="float">
            <text:p>4.659802</text:p>
          </table:table-cell>
          <table:table-cell office:value-type="float" office:value="11.10923" calcext:value-type="float">
            <text:p>11.10923</text:p>
          </table:table-cell>
          <table:table-cell office:value-type="float" office:value="8.241992" calcext:value-type="float">
            <text:p>8.241992</text:p>
          </table:table-cell>
          <table:table-cell office:value-type="float" office:value="3.490008" calcext:value-type="float">
            <text:p>3.490008</text:p>
          </table:table-cell>
          <table:table-cell office:value-type="float" office:value="1.451817" calcext:value-type="float">
            <text:p>1.451817</text:p>
          </table:table-cell>
          <table:table-cell office:value-type="float" office:value="0.7037823" calcext:value-type="float">
            <text:p>0.7037823</text:p>
          </table:table-cell>
          <table:table-cell office:value-type="float" office:value="0.3593377" calcext:value-type="float">
            <text:p>0.3593377</text:p>
          </table:table-cell>
          <table:table-cell office:value-type="float" office:value="0.3376165" calcext:value-type="float">
            <text:p>0.3376165</text:p>
          </table:table-cell>
          <table:table-cell office:value-type="float" office:value="0" calcext:value-type="float">
            <text:p>0</text:p>
          </table:table-cell>
          <table:table-cell office:value-type="float" office:value="105.591" calcext:value-type="float">
            <text:p>105.591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24.2013" calcext:value-type="float">
            <text:p>24.2013</text:p>
          </table:table-cell>
          <table:table-cell office:value-type="float" office:value="1098.361" calcext:value-type="float">
            <text:p>1098.36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0595" calcext:value-type="float">
            <text:p>0.1400595</text:p>
          </table:table-cell>
          <table:table-cell office:value-type="float" office:value="21.55787" calcext:value-type="float">
            <text:p>21.55787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746" calcext:value-type="float">
            <text:p>0.004509746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805" calcext:value-type="float">
            <text:p>2.65805</text:p>
          </table:table-cell>
          <table:table-cell office:value-type="float" office:value="-0.2612204" calcext:value-type="float">
            <text:p>-0.2612204</text:p>
          </table:table-cell>
          <table:table-cell office:value-type="float" office:value="-0.07931078" calcext:value-type="float">
            <text:p>-0.07931078</text:p>
          </table:table-cell>
          <table:table-cell office:value-type="float" office:value="0.00845509" calcext:value-type="float">
            <text:p>0.00845509</text:p>
          </table:table-cell>
          <table:table-cell office:value-type="float" office:value="13.81614" calcext:value-type="float">
            <text:p>13.81614</text:p>
          </table:table-cell>
          <table:table-cell office:value-type="float" office:value="0.08363844" calcext:value-type="float">
            <text:p>0.08363844</text:p>
          </table:table-cell>
          <table:table-cell office:value-type="float" office:value="0.05668039" calcext:value-type="float">
            <text:p>0.05668039</text:p>
          </table:table-cell>
          <table:table-cell office:value-type="float" office:value="0.0500894" calcext:value-type="float">
            <text:p>0.0500894</text:p>
          </table:table-cell>
          <table:table-cell office:value-type="float" office:value="0.0412259" calcext:value-type="float">
            <text:p>0.0412259</text:p>
          </table:table-cell>
          <table:table-cell office:value-type="float" office:value="0.03876091" calcext:value-type="float">
            <text:p>0.03876091</text:p>
          </table:table-cell>
          <table:table-cell office:value-type="float" office:value="0.02114398" calcext:value-type="float">
            <text:p>0.02114398</text:p>
          </table:table-cell>
          <table:table-cell office:value-type="float" office:value="0.01423978" calcext:value-type="float">
            <text:p>0.01423978</text:p>
          </table:table-cell>
          <table:table-cell office:value-type="float" office:value="0.03095382" calcext:value-type="float">
            <text:p>0.03095382</text:p>
          </table:table-cell>
          <table:table-cell office:value-type="float" office:value="0.02513635" calcext:value-type="float">
            <text:p>0.02513635</text:p>
          </table:table-cell>
          <table:table-cell office:value-type="float" office:value="0.02185745" calcext:value-type="float">
            <text:p>0.02185745</text:p>
          </table:table-cell>
          <table:table-cell office:value-type="float" office:value="0.02048666" calcext:value-type="float">
            <text:p>0.02048666</text:p>
          </table:table-cell>
          <table:table-cell office:value-type="float" office:value="0.01750031" calcext:value-type="float">
            <text:p>0.01750031</text:p>
          </table:table-cell>
          <table:table-cell office:value-type="float" office:value="0.007010474" calcext:value-type="float">
            <text:p>0.007010474</text:p>
          </table:table-cell>
          <table:table-cell office:value-type="float" office:value="0.007245259" calcext:value-type="float">
            <text:p>0.007245259</text:p>
          </table:table-cell>
          <table:table-cell office:value-type="float" office:value="0" calcext:value-type="float">
            <text:p>0</text:p>
          </table:table-cell>
          <table:table-cell office:value-type="float" office:value="73.86637" calcext:value-type="float">
            <text:p>73.86637</text:p>
          </table:table-cell>
          <table:table-cell office:value-type="float" office:value="38.88197" calcext:value-type="float">
            <text:p>38.88197</text:p>
          </table:table-cell>
          <table:table-cell office:value-type="float" office:value="34.04753" calcext:value-type="float">
            <text:p>34.04753</text:p>
          </table:table-cell>
          <table:table-cell office:value-type="float" office:value="35.29696" calcext:value-type="float">
            <text:p>35.29696</text:p>
          </table:table-cell>
          <table:table-cell office:value-type="float" office:value="31.14828" calcext:value-type="float">
            <text:p>31.14828</text:p>
          </table:table-cell>
          <table:table-cell office:value-type="float" office:value="13.84221" calcext:value-type="float">
            <text:p>13.84221</text:p>
          </table:table-cell>
          <table:table-cell office:value-type="float" office:value="4.597751" calcext:value-type="float">
            <text:p>4.597751</text:p>
          </table:table-cell>
          <table:table-cell office:value-type="float" office:value="11.0815" calcext:value-type="float">
            <text:p>11.0815</text:p>
          </table:table-cell>
          <table:table-cell office:value-type="float" office:value="8.27541" calcext:value-type="float">
            <text:p>8.27541</text:p>
          </table:table-cell>
          <table:table-cell office:value-type="float" office:value="3.497985" calcext:value-type="float">
            <text:p>3.497985</text:p>
          </table:table-cell>
          <table:table-cell office:value-type="float" office:value="1.453267" calcext:value-type="float">
            <text:p>1.453267</text:p>
          </table:table-cell>
          <table:table-cell office:value-type="float" office:value="0.70422" calcext:value-type="float">
            <text:p>0.70422</text:p>
          </table:table-cell>
          <table:table-cell office:value-type="float" office:value="0.3592082" calcext:value-type="float">
            <text:p>0.3592082</text:p>
          </table:table-cell>
          <table:table-cell office:value-type="float" office:value="0.3376456" calcext:value-type="float">
            <text:p>0.3376456</text:p>
          </table:table-cell>
          <table:table-cell office:value-type="float" office:value="0" calcext:value-type="float">
            <text:p>0</text:p>
          </table:table-cell>
          <table:table-cell office:value-type="float" office:value="106.3938" calcext:value-type="float">
            <text:p>106.3938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24.19818" calcext:value-type="float">
            <text:p>24.19818</text:p>
          </table:table-cell>
          <table:table-cell office:value-type="float" office:value="1098.346" calcext:value-type="float">
            <text:p>1098.346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4985" calcext:value-type="float">
            <text:p>0.1404985</text:p>
          </table:table-cell>
          <table:table-cell office:value-type="float" office:value="21.57079" calcext:value-type="float">
            <text:p>21.57079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82" calcext:value-type="float">
            <text:p>0.00450982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7743" calcext:value-type="float">
            <text:p>2.657743</text:p>
          </table:table-cell>
          <table:table-cell office:value-type="float" office:value="-0.2612277" calcext:value-type="float">
            <text:p>-0.2612277</text:p>
          </table:table-cell>
          <table:table-cell office:value-type="float" office:value="-0.07929425" calcext:value-type="float">
            <text:p>-0.07929425</text:p>
          </table:table-cell>
          <table:table-cell office:value-type="float" office:value="0.008457192" calcext:value-type="float">
            <text:p>0.008457192</text:p>
          </table:table-cell>
          <table:table-cell office:value-type="float" office:value="13.8278" calcext:value-type="float">
            <text:p>13.8278</text:p>
          </table:table-cell>
          <table:table-cell office:value-type="float" office:value="0.0842083" calcext:value-type="float">
            <text:p>0.0842083</text:p>
          </table:table-cell>
          <table:table-cell office:value-type="float" office:value="0.05736822" calcext:value-type="float">
            <text:p>0.05736822</text:p>
          </table:table-cell>
          <table:table-cell office:value-type="float" office:value="0.05068363" calcext:value-type="float">
            <text:p>0.05068363</text:p>
          </table:table-cell>
          <table:table-cell office:value-type="float" office:value="0.04183656" calcext:value-type="float">
            <text:p>0.04183656</text:p>
          </table:table-cell>
          <table:table-cell office:value-type="float" office:value="0.03943045" calcext:value-type="float">
            <text:p>0.03943045</text:p>
          </table:table-cell>
          <table:table-cell office:value-type="float" office:value="0.02133062" calcext:value-type="float">
            <text:p>0.02133062</text:p>
          </table:table-cell>
          <table:table-cell office:value-type="float" office:value="0.01431765" calcext:value-type="float">
            <text:p>0.01431765</text:p>
          </table:table-cell>
          <table:table-cell office:value-type="float" office:value="0.03101792" calcext:value-type="float">
            <text:p>0.03101792</text:p>
          </table:table-cell>
          <table:table-cell office:value-type="float" office:value="0.02519621" calcext:value-type="float">
            <text:p>0.02519621</text:p>
          </table:table-cell>
          <table:table-cell office:value-type="float" office:value="0.02187489" calcext:value-type="float">
            <text:p>0.02187489</text:p>
          </table:table-cell>
          <table:table-cell office:value-type="float" office:value="0.02049145" calcext:value-type="float">
            <text:p>0.02049145</text:p>
          </table:table-cell>
          <table:table-cell office:value-type="float" office:value="0.01750272" calcext:value-type="float">
            <text:p>0.01750272</text:p>
          </table:table-cell>
          <table:table-cell office:value-type="float" office:value="0.007023623" calcext:value-type="float">
            <text:p>0.007023623</text:p>
          </table:table-cell>
          <table:table-cell office:value-type="float" office:value="0.007224135" calcext:value-type="float">
            <text:p>0.007224135</text:p>
          </table:table-cell>
          <table:table-cell office:value-type="float" office:value="0" calcext:value-type="float">
            <text:p>0</text:p>
          </table:table-cell>
          <table:table-cell office:value-type="float" office:value="83.18921" calcext:value-type="float">
            <text:p>83.18921</text:p>
          </table:table-cell>
          <table:table-cell office:value-type="float" office:value="39.60968" calcext:value-type="float">
            <text:p>39.60968</text:p>
          </table:table-cell>
          <table:table-cell office:value-type="float" office:value="33.76628" calcext:value-type="float">
            <text:p>33.76628</text:p>
          </table:table-cell>
          <table:table-cell office:value-type="float" office:value="34.81845" calcext:value-type="float">
            <text:p>34.81845</text:p>
          </table:table-cell>
          <table:table-cell office:value-type="float" office:value="30.63593" calcext:value-type="float">
            <text:p>30.63593</text:p>
          </table:table-cell>
          <table:table-cell office:value-type="float" office:value="13.7475" calcext:value-type="float">
            <text:p>13.7475</text:p>
          </table:table-cell>
          <table:table-cell office:value-type="float" office:value="4.560987" calcext:value-type="float">
            <text:p>4.560987</text:p>
          </table:table-cell>
          <table:table-cell office:value-type="float" office:value="11.05534" calcext:value-type="float">
            <text:p>11.05534</text:p>
          </table:table-cell>
          <table:table-cell office:value-type="float" office:value="8.303885" calcext:value-type="float">
            <text:p>8.303885</text:p>
          </table:table-cell>
          <table:table-cell office:value-type="float" office:value="3.506752" calcext:value-type="float">
            <text:p>3.506752</text:p>
          </table:table-cell>
          <table:table-cell office:value-type="float" office:value="1.454674" calcext:value-type="float">
            <text:p>1.454674</text:p>
          </table:table-cell>
          <table:table-cell office:value-type="float" office:value="0.7047664" calcext:value-type="float">
            <text:p>0.7047664</text:p>
          </table:table-cell>
          <table:table-cell office:value-type="float" office:value="0.3635129" calcext:value-type="float">
            <text:p>0.3635129</text:p>
          </table:table-cell>
          <table:table-cell office:value-type="float" office:value="0.3337729" calcext:value-type="float">
            <text:p>0.3337729</text:p>
          </table:table-cell>
          <table:table-cell office:value-type="float" office:value="0" calcext:value-type="float">
            <text:p>0</text:p>
          </table:table-cell>
          <table:table-cell office:value-type="float" office:value="106.8272" calcext:value-type="float">
            <text:p>106.827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24.19777" calcext:value-type="float">
            <text:p>24.19777</text:p>
          </table:table-cell>
          <table:table-cell office:value-type="float" office:value="1098.331" calcext:value-type="float">
            <text:p>1098.33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391412" calcext:value-type="float">
            <text:p>0.1391412</text:p>
          </table:table-cell>
          <table:table-cell office:value-type="float" office:value="21.58183" calcext:value-type="float">
            <text:p>21.58183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82" calcext:value-type="float">
            <text:p>0.00450982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933" calcext:value-type="float">
            <text:p>2.656933</text:p>
          </table:table-cell>
          <table:table-cell office:value-type="float" office:value="-0.2612581" calcext:value-type="float">
            <text:p>-0.2612581</text:p>
          </table:table-cell>
          <table:table-cell office:value-type="float" office:value="-0.0792786" calcext:value-type="float">
            <text:p>-0.0792786</text:p>
          </table:table-cell>
          <table:table-cell office:value-type="float" office:value="0.008459227" calcext:value-type="float">
            <text:p>0.008459227</text:p>
          </table:table-cell>
          <table:table-cell office:value-type="float" office:value="13.88257" calcext:value-type="float">
            <text:p>13.88257</text:p>
          </table:table-cell>
          <table:table-cell office:value-type="float" office:value="0.07110082" calcext:value-type="float">
            <text:p>0.07110082</text:p>
          </table:table-cell>
          <table:table-cell office:value-type="float" office:value="0.05390013" calcext:value-type="float">
            <text:p>0.05390013</text:p>
          </table:table-cell>
          <table:table-cell office:value-type="float" office:value="0.04849598" calcext:value-type="float">
            <text:p>0.04849598</text:p>
          </table:table-cell>
          <table:table-cell office:value-type="float" office:value="0.04085121" calcext:value-type="float">
            <text:p>0.04085121</text:p>
          </table:table-cell>
          <table:table-cell office:value-type="float" office:value="0.03892833" calcext:value-type="float">
            <text:p>0.03892833</text:p>
          </table:table-cell>
          <table:table-cell office:value-type="float" office:value="0.02123898" calcext:value-type="float">
            <text:p>0.02123898</text:p>
          </table:table-cell>
          <table:table-cell office:value-type="float" office:value="0.01433796" calcext:value-type="float">
            <text:p>0.01433796</text:p>
          </table:table-cell>
          <table:table-cell office:value-type="float" office:value="0.03106948" calcext:value-type="float">
            <text:p>0.03106948</text:p>
          </table:table-cell>
          <table:table-cell office:value-type="float" office:value="0.02525585" calcext:value-type="float">
            <text:p>0.02525585</text:p>
          </table:table-cell>
          <table:table-cell office:value-type="float" office:value="0.02189316" calcext:value-type="float">
            <text:p>0.02189316</text:p>
          </table:table-cell>
          <table:table-cell office:value-type="float" office:value="0.02049605" calcext:value-type="float">
            <text:p>0.02049605</text:p>
          </table:table-cell>
          <table:table-cell office:value-type="float" office:value="0.01750563" calcext:value-type="float">
            <text:p>0.01750563</text:p>
          </table:table-cell>
          <table:table-cell office:value-type="float" office:value="0.007013123" calcext:value-type="float">
            <text:p>0.007013123</text:p>
          </table:table-cell>
          <table:table-cell office:value-type="float" office:value="0.007226652" calcext:value-type="float">
            <text:p>0.007226652</text:p>
          </table:table-cell>
          <table:table-cell office:value-type="float" office:value="0" calcext:value-type="float">
            <text:p>0</text:p>
          </table:table-cell>
          <table:table-cell office:value-type="float" office:value="80.51142" calcext:value-type="float">
            <text:p>80.51142</text:p>
          </table:table-cell>
          <table:table-cell office:value-type="float" office:value="40.00836" calcext:value-type="float">
            <text:p>40.00836</text:p>
          </table:table-cell>
          <table:table-cell office:value-type="float" office:value="33.88344" calcext:value-type="float">
            <text:p>33.88344</text:p>
          </table:table-cell>
          <table:table-cell office:value-type="float" office:value="34.48816" calcext:value-type="float">
            <text:p>34.48816</text:p>
          </table:table-cell>
          <table:table-cell office:value-type="float" office:value="30.19952" calcext:value-type="float">
            <text:p>30.19952</text:p>
          </table:table-cell>
          <table:table-cell office:value-type="float" office:value="13.64315" calcext:value-type="float">
            <text:p>13.64315</text:p>
          </table:table-cell>
          <table:table-cell office:value-type="float" office:value="4.559962" calcext:value-type="float">
            <text:p>4.559962</text:p>
          </table:table-cell>
          <table:table-cell office:value-type="float" office:value="11.02947" calcext:value-type="float">
            <text:p>11.02947</text:p>
          </table:table-cell>
          <table:table-cell office:value-type="float" office:value="8.326326" calcext:value-type="float">
            <text:p>8.326326</text:p>
          </table:table-cell>
          <table:table-cell office:value-type="float" office:value="3.516167" calcext:value-type="float">
            <text:p>3.516167</text:p>
          </table:table-cell>
          <table:table-cell office:value-type="float" office:value="1.456061" calcext:value-type="float">
            <text:p>1.456061</text:p>
          </table:table-cell>
          <table:table-cell office:value-type="float" office:value="0.705385" calcext:value-type="float">
            <text:p>0.705385</text:p>
          </table:table-cell>
          <table:table-cell office:value-type="float" office:value="0.3622748" calcext:value-type="float">
            <text:p>0.3622748</text:p>
          </table:table-cell>
          <table:table-cell office:value-type="float" office:value="0.3361483" calcext:value-type="float">
            <text:p>0.3361483</text:p>
          </table:table-cell>
          <table:table-cell office:value-type="float" office:value="0" calcext:value-type="float">
            <text:p>0</text:p>
          </table:table-cell>
          <table:table-cell office:value-type="float" office:value="105.4079" calcext:value-type="float">
            <text:p>105.4079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24.19421" calcext:value-type="float">
            <text:p>24.19421</text:p>
          </table:table-cell>
          <table:table-cell office:value-type="float" office:value="1098.314" calcext:value-type="float">
            <text:p>1098.314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392697" calcext:value-type="float">
            <text:p>0.1392697</text:p>
          </table:table-cell>
          <table:table-cell office:value-type="float" office:value="21.59628" calcext:value-type="float">
            <text:p>21.59628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82" calcext:value-type="float">
            <text:p>0.00450982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377" calcext:value-type="float">
            <text:p>2.656377</text:p>
          </table:table-cell>
          <table:table-cell office:value-type="float" office:value="-0.2612676" calcext:value-type="float">
            <text:p>-0.2612676</text:p>
          </table:table-cell>
          <table:table-cell office:value-type="float" office:value="-0.07926267" calcext:value-type="float">
            <text:p>-0.07926267</text:p>
          </table:table-cell>
          <table:table-cell office:value-type="float" office:value="0.008461271" calcext:value-type="float">
            <text:p>0.008461271</text:p>
          </table:table-cell>
          <table:table-cell office:value-type="float" office:value="13.90725" calcext:value-type="float">
            <text:p>13.90725</text:p>
          </table:table-cell>
          <table:table-cell office:value-type="float" office:value="0.07027796" calcext:value-type="float">
            <text:p>0.07027796</text:p>
          </table:table-cell>
          <table:table-cell office:value-type="float" office:value="0.05434513" calcext:value-type="float">
            <text:p>0.05434513</text:p>
          </table:table-cell>
          <table:table-cell office:value-type="float" office:value="0.04832549" calcext:value-type="float">
            <text:p>0.04832549</text:p>
          </table:table-cell>
          <table:table-cell office:value-type="float" office:value="0.04040168" calcext:value-type="float">
            <text:p>0.04040168</text:p>
          </table:table-cell>
          <table:table-cell office:value-type="float" office:value="0.03843686" calcext:value-type="float">
            <text:p>0.03843686</text:p>
          </table:table-cell>
          <table:table-cell office:value-type="float" office:value="0.020985" calcext:value-type="float">
            <text:p>0.020985</text:p>
          </table:table-cell>
          <table:table-cell office:value-type="float" office:value="0.01425113" calcext:value-type="float">
            <text:p>0.01425113</text:p>
          </table:table-cell>
          <table:table-cell office:value-type="float" office:value="0.03106632" calcext:value-type="float">
            <text:p>0.03106632</text:p>
          </table:table-cell>
          <table:table-cell office:value-type="float" office:value="0.02530664" calcext:value-type="float">
            <text:p>0.02530664</text:p>
          </table:table-cell>
          <table:table-cell office:value-type="float" office:value="0.02191162" calcext:value-type="float">
            <text:p>0.02191162</text:p>
          </table:table-cell>
          <table:table-cell office:value-type="float" office:value="0.02050127" calcext:value-type="float">
            <text:p>0.02050127</text:p>
          </table:table-cell>
          <table:table-cell office:value-type="float" office:value="0.01750852" calcext:value-type="float">
            <text:p>0.01750852</text:p>
          </table:table-cell>
          <table:table-cell office:value-type="float" office:value="0.007003209" calcext:value-type="float">
            <text:p>0.007003209</text:p>
          </table:table-cell>
          <table:table-cell office:value-type="float" office:value="0.007228951" calcext:value-type="float">
            <text:p>0.007228951</text:p>
          </table:table-cell>
          <table:table-cell office:value-type="float" office:value="0" calcext:value-type="float">
            <text:p>0</text:p>
          </table:table-cell>
          <table:table-cell office:value-type="float" office:value="77.15949" calcext:value-type="float">
            <text:p>77.15949</text:p>
          </table:table-cell>
          <table:table-cell office:value-type="float" office:value="40.50382" calcext:value-type="float">
            <text:p>40.50382</text:p>
          </table:table-cell>
          <table:table-cell office:value-type="float" office:value="33.88857" calcext:value-type="float">
            <text:p>33.88857</text:p>
          </table:table-cell>
          <table:table-cell office:value-type="float" office:value="34.16445" calcext:value-type="float">
            <text:p>34.16445</text:p>
          </table:table-cell>
          <table:table-cell office:value-type="float" office:value="29.83941" calcext:value-type="float">
            <text:p>29.83941</text:p>
          </table:table-cell>
          <table:table-cell office:value-type="float" office:value="13.56001" calcext:value-type="float">
            <text:p>13.56001</text:p>
          </table:table-cell>
          <table:table-cell office:value-type="float" office:value="4.571207" calcext:value-type="float">
            <text:p>4.571207</text:p>
          </table:table-cell>
          <table:table-cell office:value-type="float" office:value="11.0072" calcext:value-type="float">
            <text:p>11.0072</text:p>
          </table:table-cell>
          <table:table-cell office:value-type="float" office:value="8.344613" calcext:value-type="float">
            <text:p>8.344613</text:p>
          </table:table-cell>
          <table:table-cell office:value-type="float" office:value="3.525463" calcext:value-type="float">
            <text:p>3.525463</text:p>
          </table:table-cell>
          <table:table-cell office:value-type="float" office:value="1.457525" calcext:value-type="float">
            <text:p>1.457525</text:p>
          </table:table-cell>
          <table:table-cell office:value-type="float" office:value="0.7059231" calcext:value-type="float">
            <text:p>0.7059231</text:p>
          </table:table-cell>
          <table:table-cell office:value-type="float" office:value="0.3611554" calcext:value-type="float">
            <text:p>0.3611554</text:p>
          </table:table-cell>
          <table:table-cell office:value-type="float" office:value="0.3380196" calcext:value-type="float">
            <text:p>0.3380196</text:p>
          </table:table-cell>
          <table:table-cell office:value-type="float" office:value="0" calcext:value-type="float">
            <text:p>0</text:p>
          </table:table-cell>
          <table:table-cell office:value-type="float" office:value="105.782" calcext:value-type="float">
            <text:p>105.78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24.19059" calcext:value-type="float">
            <text:p>24.19059</text:p>
          </table:table-cell>
          <table:table-cell office:value-type="float" office:value="1098.298" calcext:value-type="float">
            <text:p>1098.298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0413" calcext:value-type="float">
            <text:p>0.1400413</text:p>
          </table:table-cell>
          <table:table-cell office:value-type="float" office:value="21.60877" calcext:value-type="float">
            <text:p>21.60877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848" calcext:value-type="float">
            <text:p>0.004509848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401" calcext:value-type="float">
            <text:p>2.656401</text:p>
          </table:table-cell>
          <table:table-cell office:value-type="float" office:value="-0.2612758" calcext:value-type="float">
            <text:p>-0.2612758</text:p>
          </table:table-cell>
          <table:table-cell office:value-type="float" office:value="-0.0792452" calcext:value-type="float">
            <text:p>-0.0792452</text:p>
          </table:table-cell>
          <table:table-cell office:value-type="float" office:value="0.008463305" calcext:value-type="float">
            <text:p>0.008463305</text:p>
          </table:table-cell>
          <table:table-cell office:value-type="float" office:value="13.91985" calcext:value-type="float">
            <text:p>13.91985</text:p>
          </table:table-cell>
          <table:table-cell office:value-type="float" office:value="0.07689447" calcext:value-type="float">
            <text:p>0.07689447</text:p>
          </table:table-cell>
          <table:table-cell office:value-type="float" office:value="0.055937" calcext:value-type="float">
            <text:p>0.055937</text:p>
          </table:table-cell>
          <table:table-cell office:value-type="float" office:value="0.04940745" calcext:value-type="float">
            <text:p>0.04940745</text:p>
          </table:table-cell>
          <table:table-cell office:value-type="float" office:value="0.04117597" calcext:value-type="float">
            <text:p>0.04117597</text:p>
          </table:table-cell>
          <table:table-cell office:value-type="float" office:value="0.03914808" calcext:value-type="float">
            <text:p>0.03914808</text:p>
          </table:table-cell>
          <table:table-cell office:value-type="float" office:value="0.02109231" calcext:value-type="float">
            <text:p>0.02109231</text:p>
          </table:table-cell>
          <table:table-cell office:value-type="float" office:value="0.01427806" calcext:value-type="float">
            <text:p>0.01427806</text:p>
          </table:table-cell>
          <table:table-cell office:value-type="float" office:value="0.03107104" calcext:value-type="float">
            <text:p>0.03107104</text:p>
          </table:table-cell>
          <table:table-cell office:value-type="float" office:value="0.02534677" calcext:value-type="float">
            <text:p>0.02534677</text:p>
          </table:table-cell>
          <table:table-cell office:value-type="float" office:value="0.02192922" calcext:value-type="float">
            <text:p>0.02192922</text:p>
          </table:table-cell>
          <table:table-cell office:value-type="float" office:value="0.02050689" calcext:value-type="float">
            <text:p>0.02050689</text:p>
          </table:table-cell>
          <table:table-cell office:value-type="float" office:value="0.01751135" calcext:value-type="float">
            <text:p>0.01751135</text:p>
          </table:table-cell>
          <table:table-cell office:value-type="float" office:value="0.006996025" calcext:value-type="float">
            <text:p>0.006996025</text:p>
          </table:table-cell>
          <table:table-cell office:value-type="float" office:value="0.007228851" calcext:value-type="float">
            <text:p>0.007228851</text:p>
          </table:table-cell>
          <table:table-cell office:value-type="float" office:value="0" calcext:value-type="float">
            <text:p>0</text:p>
          </table:table-cell>
          <table:table-cell office:value-type="float" office:value="86.84089" calcext:value-type="float">
            <text:p>86.84089</text:p>
          </table:table-cell>
          <table:table-cell office:value-type="float" office:value="41.06755" calcext:value-type="float">
            <text:p>41.06755</text:p>
          </table:table-cell>
          <table:table-cell office:value-type="float" office:value="33.61082" calcext:value-type="float">
            <text:p>33.61082</text:p>
          </table:table-cell>
          <table:table-cell office:value-type="float" office:value="33.78368" calcext:value-type="float">
            <text:p>33.78368</text:p>
          </table:table-cell>
          <table:table-cell office:value-type="float" office:value="29.45724" calcext:value-type="float">
            <text:p>29.45724</text:p>
          </table:table-cell>
          <table:table-cell office:value-type="float" office:value="13.48236" calcext:value-type="float">
            <text:p>13.48236</text:p>
          </table:table-cell>
          <table:table-cell office:value-type="float" office:value="4.580435" calcext:value-type="float">
            <text:p>4.580435</text:p>
          </table:table-cell>
          <table:table-cell office:value-type="float" office:value="10.98909" calcext:value-type="float">
            <text:p>10.98909</text:p>
          </table:table-cell>
          <table:table-cell office:value-type="float" office:value="8.359975" calcext:value-type="float">
            <text:p>8.359975</text:p>
          </table:table-cell>
          <table:table-cell office:value-type="float" office:value="3.534562" calcext:value-type="float">
            <text:p>3.534562</text:p>
          </table:table-cell>
          <table:table-cell office:value-type="float" office:value="1.459041" calcext:value-type="float">
            <text:p>1.459041</text:p>
          </table:table-cell>
          <table:table-cell office:value-type="float" office:value="0.7063991" calcext:value-type="float">
            <text:p>0.7063991</text:p>
          </table:table-cell>
          <table:table-cell office:value-type="float" office:value="0.3608002" calcext:value-type="float">
            <text:p>0.3608002</text:p>
          </table:table-cell>
          <table:table-cell office:value-type="float" office:value="0.3382211" calcext:value-type="float">
            <text:p>0.3382211</text:p>
          </table:table-cell>
          <table:table-cell office:value-type="float" office:value="0" calcext:value-type="float">
            <text:p>0</text:p>
          </table:table-cell>
          <table:table-cell office:value-type="float" office:value="106.6324" calcext:value-type="float">
            <text:p>106.6324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24.18705" calcext:value-type="float">
            <text:p>24.18705</text:p>
          </table:table-cell>
          <table:table-cell office:value-type="float" office:value="1098.283" calcext:value-type="float">
            <text:p>1098.283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08116" calcext:value-type="float">
            <text:p>0.1408116</text:p>
          </table:table-cell>
          <table:table-cell office:value-type="float" office:value="21.62107" calcext:value-type="float">
            <text:p>21.62107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848" calcext:value-type="float">
            <text:p>0.004509848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402" calcext:value-type="float">
            <text:p>2.656402</text:p>
          </table:table-cell>
          <table:table-cell office:value-type="float" office:value="-0.2612802" calcext:value-type="float">
            <text:p>-0.2612802</text:p>
          </table:table-cell>
          <table:table-cell office:value-type="float" office:value="-0.0792288" calcext:value-type="float">
            <text:p>-0.0792288</text:p>
          </table:table-cell>
          <table:table-cell office:value-type="float" office:value="0.008465258" calcext:value-type="float">
            <text:p>0.008465258</text:p>
          </table:table-cell>
          <table:table-cell office:value-type="float" office:value="13.92554" calcext:value-type="float">
            <text:p>13.92554</text:p>
          </table:table-cell>
          <table:table-cell office:value-type="float" office:value="0.09440611" calcext:value-type="float">
            <text:p>0.09440611</text:p>
          </table:table-cell>
          <table:table-cell office:value-type="float" office:value="0.05890086" calcext:value-type="float">
            <text:p>0.05890086</text:p>
          </table:table-cell>
          <table:table-cell office:value-type="float" office:value="0.05098896" calcext:value-type="float">
            <text:p>0.05098896</text:p>
          </table:table-cell>
          <table:table-cell office:value-type="float" office:value="0.04202298" calcext:value-type="float">
            <text:p>0.04202298</text:p>
          </table:table-cell>
          <table:table-cell office:value-type="float" office:value="0.03988691" calcext:value-type="float">
            <text:p>0.03988691</text:p>
          </table:table-cell>
          <table:table-cell office:value-type="float" office:value="0.02123977" calcext:value-type="float">
            <text:p>0.02123977</text:p>
          </table:table-cell>
          <table:table-cell office:value-type="float" office:value="0.01433466" calcext:value-type="float">
            <text:p>0.01433466</text:p>
          </table:table-cell>
          <table:table-cell office:value-type="float" office:value="0.03110052" calcext:value-type="float">
            <text:p>0.03110052</text:p>
          </table:table-cell>
          <table:table-cell office:value-type="float" office:value="0.02538511" calcext:value-type="float">
            <text:p>0.02538511</text:p>
          </table:table-cell>
          <table:table-cell office:value-type="float" office:value="0.02194586" calcext:value-type="float">
            <text:p>0.02194586</text:p>
          </table:table-cell>
          <table:table-cell office:value-type="float" office:value="0.02051272" calcext:value-type="float">
            <text:p>0.02051272</text:p>
          </table:table-cell>
          <table:table-cell office:value-type="float" office:value="0.01751426" calcext:value-type="float">
            <text:p>0.01751426</text:p>
          </table:table-cell>
          <table:table-cell office:value-type="float" office:value="0.006989633" calcext:value-type="float">
            <text:p>0.006989633</text:p>
          </table:table-cell>
          <table:table-cell office:value-type="float" office:value="0.007228116" calcext:value-type="float">
            <text:p>0.007228116</text:p>
          </table:table-cell>
          <table:table-cell office:value-type="float" office:value="0" calcext:value-type="float">
            <text:p>0</text:p>
          </table:table-cell>
          <table:table-cell office:value-type="float" office:value="91.79004" calcext:value-type="float">
            <text:p>91.79004</text:p>
          </table:table-cell>
          <table:table-cell office:value-type="float" office:value="43.41712" calcext:value-type="float">
            <text:p>43.41712</text:p>
          </table:table-cell>
          <table:table-cell office:value-type="float" office:value="33.6615" calcext:value-type="float">
            <text:p>33.6615</text:p>
          </table:table-cell>
          <table:table-cell office:value-type="float" office:value="33.42455" calcext:value-type="float">
            <text:p>33.42455</text:p>
          </table:table-cell>
          <table:table-cell office:value-type="float" office:value="29.10237" calcext:value-type="float">
            <text:p>29.10237</text:p>
          </table:table-cell>
          <table:table-cell office:value-type="float" office:value="13.40119" calcext:value-type="float">
            <text:p>13.40119</text:p>
          </table:table-cell>
          <table:table-cell office:value-type="float" office:value="4.592566" calcext:value-type="float">
            <text:p>4.592566</text:p>
          </table:table-cell>
          <table:table-cell office:value-type="float" office:value="10.97309" calcext:value-type="float">
            <text:p>10.97309</text:p>
          </table:table-cell>
          <table:table-cell office:value-type="float" office:value="8.372957" calcext:value-type="float">
            <text:p>8.372957</text:p>
          </table:table-cell>
          <table:table-cell office:value-type="float" office:value="3.543402" calcext:value-type="float">
            <text:p>3.543402</text:p>
          </table:table-cell>
          <table:table-cell office:value-type="float" office:value="1.460594" calcext:value-type="float">
            <text:p>1.460594</text:p>
          </table:table-cell>
          <table:table-cell office:value-type="float" office:value="0.7068639" calcext:value-type="float">
            <text:p>0.7068639</text:p>
          </table:table-cell>
          <table:table-cell office:value-type="float" office:value="0.3606415" calcext:value-type="float">
            <text:p>0.3606415</text:p>
          </table:table-cell>
          <table:table-cell office:value-type="float" office:value="0.3382431" calcext:value-type="float">
            <text:p>0.3382431</text:p>
          </table:table-cell>
          <table:table-cell office:value-type="float" office:value="0" calcext:value-type="float">
            <text:p>0</text:p>
          </table:table-cell>
          <table:table-cell office:value-type="float" office:value="107.113" calcext:value-type="float">
            <text:p>107.113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24.1839" calcext:value-type="float">
            <text:p>24.1839</text:p>
          </table:table-cell>
          <table:table-cell office:value-type="float" office:value="1098.269" calcext:value-type="float">
            <text:p>1098.269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15618" calcext:value-type="float">
            <text:p>0.1415618</text:p>
          </table:table-cell>
          <table:table-cell office:value-type="float" office:value="21.63231" calcext:value-type="float">
            <text:p>21.63231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896" calcext:value-type="float">
            <text:p>0.004509896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439" calcext:value-type="float">
            <text:p>2.656439</text:p>
          </table:table-cell>
          <table:table-cell office:value-type="float" office:value="-0.2612857" calcext:value-type="float">
            <text:p>-0.2612857</text:p>
          </table:table-cell>
          <table:table-cell office:value-type="float" office:value="-0.07921188" calcext:value-type="float">
            <text:p>-0.07921188</text:p>
          </table:table-cell>
          <table:table-cell office:value-type="float" office:value="0.00846714" calcext:value-type="float">
            <text:p>0.00846714</text:p>
          </table:table-cell>
          <table:table-cell office:value-type="float" office:value="13.93382" calcext:value-type="float">
            <text:p>13.93382</text:p>
          </table:table-cell>
          <table:table-cell office:value-type="float" office:value="0.09387869" calcext:value-type="float">
            <text:p>0.09387869</text:p>
          </table:table-cell>
          <table:table-cell office:value-type="float" office:value="0.05989153" calcext:value-type="float">
            <text:p>0.05989153</text:p>
          </table:table-cell>
          <table:table-cell office:value-type="float" office:value="0.05204986" calcext:value-type="float">
            <text:p>0.05204986</text:p>
          </table:table-cell>
          <table:table-cell office:value-type="float" office:value="0.04281906" calcext:value-type="float">
            <text:p>0.04281906</text:p>
          </table:table-cell>
          <table:table-cell office:value-type="float" office:value="0.04069348" calcext:value-type="float">
            <text:p>0.04069348</text:p>
          </table:table-cell>
          <table:table-cell office:value-type="float" office:value="0.02145613" calcext:value-type="float">
            <text:p>0.02145613</text:p>
          </table:table-cell>
          <table:table-cell office:value-type="float" office:value="0.01442266" calcext:value-type="float">
            <text:p>0.01442266</text:p>
          </table:table-cell>
          <table:table-cell office:value-type="float" office:value="0.0311563" calcext:value-type="float">
            <text:p>0.0311563</text:p>
          </table:table-cell>
          <table:table-cell office:value-type="float" office:value="0.0254258" calcext:value-type="float">
            <text:p>0.0254258</text:p>
          </table:table-cell>
          <table:table-cell office:value-type="float" office:value="0.02196222" calcext:value-type="float">
            <text:p>0.02196222</text:p>
          </table:table-cell>
          <table:table-cell office:value-type="float" office:value="0.0205187" calcext:value-type="float">
            <text:p>0.0205187</text:p>
          </table:table-cell>
          <table:table-cell office:value-type="float" office:value="0.01751726" calcext:value-type="float">
            <text:p>0.01751726</text:p>
          </table:table-cell>
          <table:table-cell office:value-type="float" office:value="0.006983344" calcext:value-type="float">
            <text:p>0.006983344</text:p>
          </table:table-cell>
          <table:table-cell office:value-type="float" office:value="0.007227214" calcext:value-type="float">
            <text:p>0.007227214</text:p>
          </table:table-cell>
          <table:table-cell office:value-type="float" office:value="0" calcext:value-type="float">
            <text:p>0</text:p>
          </table:table-cell>
          <table:table-cell office:value-type="float" office:value="85.59317" calcext:value-type="float">
            <text:p>85.59317</text:p>
          </table:table-cell>
          <table:table-cell office:value-type="float" office:value="43.29087" calcext:value-type="float">
            <text:p>43.29087</text:p>
          </table:table-cell>
          <table:table-cell office:value-type="float" office:value="33.54347" calcext:value-type="float">
            <text:p>33.54347</text:p>
          </table:table-cell>
          <table:table-cell office:value-type="float" office:value="33.13321" calcext:value-type="float">
            <text:p>33.13321</text:p>
          </table:table-cell>
          <table:table-cell office:value-type="float" office:value="28.83311" calcext:value-type="float">
            <text:p>28.83311</text:p>
          </table:table-cell>
          <table:table-cell office:value-type="float" office:value="13.32763" calcext:value-type="float">
            <text:p>13.32763</text:p>
          </table:table-cell>
          <table:table-cell office:value-type="float" office:value="4.594313" calcext:value-type="float">
            <text:p>4.594313</text:p>
          </table:table-cell>
          <table:table-cell office:value-type="float" office:value="10.96057" calcext:value-type="float">
            <text:p>10.96057</text:p>
          </table:table-cell>
          <table:table-cell office:value-type="float" office:value="8.383929" calcext:value-type="float">
            <text:p>8.383929</text:p>
          </table:table-cell>
          <table:table-cell office:value-type="float" office:value="3.551936" calcext:value-type="float">
            <text:p>3.551936</text:p>
          </table:table-cell>
          <table:table-cell office:value-type="float" office:value="1.462171" calcext:value-type="float">
            <text:p>1.462171</text:p>
          </table:table-cell>
          <table:table-cell office:value-type="float" office:value="0.7073228" calcext:value-type="float">
            <text:p>0.7073228</text:p>
          </table:table-cell>
          <table:table-cell office:value-type="float" office:value="0.3604759" calcext:value-type="float">
            <text:p>0.3604759</text:p>
          </table:table-cell>
          <table:table-cell office:value-type="float" office:value="0.3382757" calcext:value-type="float">
            <text:p>0.3382757</text:p>
          </table:table-cell>
          <table:table-cell office:value-type="float" office:value="0" calcext:value-type="float">
            <text:p>0</text:p>
          </table:table-cell>
          <table:table-cell office:value-type="float" office:value="108.0089" calcext:value-type="float">
            <text:p>108.0089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24.18195" calcext:value-type="float">
            <text:p>24.18195</text:p>
          </table:table-cell>
          <table:table-cell office:value-type="float" office:value="1098.255" calcext:value-type="float">
            <text:p>1098.255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18641" calcext:value-type="float">
            <text:p>0.1418641</text:p>
          </table:table-cell>
          <table:table-cell office:value-type="float" office:value="21.64187" calcext:value-type="float">
            <text:p>21.64187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931" calcext:value-type="float">
            <text:p>0.004509931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466" calcext:value-type="float">
            <text:p>2.656466</text:p>
          </table:table-cell>
          <table:table-cell office:value-type="float" office:value="-0.2612973" calcext:value-type="float">
            <text:p>-0.2612973</text:p>
          </table:table-cell>
          <table:table-cell office:value-type="float" office:value="-0.0791942" calcext:value-type="float">
            <text:p>-0.0791942</text:p>
          </table:table-cell>
          <table:table-cell office:value-type="float" office:value="0.008468919" calcext:value-type="float">
            <text:p>0.008468919</text:p>
          </table:table-cell>
          <table:table-cell office:value-type="float" office:value="13.95553" calcext:value-type="float">
            <text:p>13.95553</text:p>
          </table:table-cell>
          <table:table-cell office:value-type="float" office:value="0.08521827" calcext:value-type="float">
            <text:p>0.08521827</text:p>
          </table:table-cell>
          <table:table-cell office:value-type="float" office:value="0.05970137" calcext:value-type="float">
            <text:p>0.05970137</text:p>
          </table:table-cell>
          <table:table-cell office:value-type="float" office:value="0.05223493" calcext:value-type="float">
            <text:p>0.05223493</text:p>
          </table:table-cell>
          <table:table-cell office:value-type="float" office:value="0.04323328" calcext:value-type="float">
            <text:p>0.04323328</text:p>
          </table:table-cell>
          <table:table-cell office:value-type="float" office:value="0.04122599" calcext:value-type="float">
            <text:p>0.04122599</text:p>
          </table:table-cell>
          <table:table-cell office:value-type="float" office:value="0.02164457" calcext:value-type="float">
            <text:p>0.02164457</text:p>
          </table:table-cell>
          <table:table-cell office:value-type="float" office:value="0.01451941" calcext:value-type="float">
            <text:p>0.01451941</text:p>
          </table:table-cell>
          <table:table-cell office:value-type="float" office:value="0.03122579" calcext:value-type="float">
            <text:p>0.03122579</text:p>
          </table:table-cell>
          <table:table-cell office:value-type="float" office:value="0.02547028" calcext:value-type="float">
            <text:p>0.02547028</text:p>
          </table:table-cell>
          <table:table-cell office:value-type="float" office:value="0.02197902" calcext:value-type="float">
            <text:p>0.02197902</text:p>
          </table:table-cell>
          <table:table-cell office:value-type="float" office:value="0.02052489" calcext:value-type="float">
            <text:p>0.02052489</text:p>
          </table:table-cell>
          <table:table-cell office:value-type="float" office:value="0.01752028" calcext:value-type="float">
            <text:p>0.01752028</text:p>
          </table:table-cell>
          <table:table-cell office:value-type="float" office:value="0.006977277" calcext:value-type="float">
            <text:p>0.006977277</text:p>
          </table:table-cell>
          <table:table-cell office:value-type="float" office:value="0.00722661" calcext:value-type="float">
            <text:p>0.00722661</text:p>
          </table:table-cell>
          <table:table-cell office:value-type="float" office:value="0" calcext:value-type="float">
            <text:p>0</text:p>
          </table:table-cell>
          <table:table-cell office:value-type="float" office:value="85.61362" calcext:value-type="float">
            <text:p>85.61362</text:p>
          </table:table-cell>
          <table:table-cell office:value-type="float" office:value="43.69563" calcext:value-type="float">
            <text:p>43.69563</text:p>
          </table:table-cell>
          <table:table-cell office:value-type="float" office:value="33.42863" calcext:value-type="float">
            <text:p>33.42863</text:p>
          </table:table-cell>
          <table:table-cell office:value-type="float" office:value="32.8042" calcext:value-type="float">
            <text:p>32.8042</text:p>
          </table:table-cell>
          <table:table-cell office:value-type="float" office:value="28.48386" calcext:value-type="float">
            <text:p>28.48386</text:p>
          </table:table-cell>
          <table:table-cell office:value-type="float" office:value="13.25809" calcext:value-type="float">
            <text:p>13.25809</text:p>
          </table:table-cell>
          <table:table-cell office:value-type="float" office:value="4.601452" calcext:value-type="float">
            <text:p>4.601452</text:p>
          </table:table-cell>
          <table:table-cell office:value-type="float" office:value="10.94935" calcext:value-type="float">
            <text:p>10.94935</text:p>
          </table:table-cell>
          <table:table-cell office:value-type="float" office:value="8.393377" calcext:value-type="float">
            <text:p>8.393377</text:p>
          </table:table-cell>
          <table:table-cell office:value-type="float" office:value="3.56014" calcext:value-type="float">
            <text:p>3.56014</text:p>
          </table:table-cell>
          <table:table-cell office:value-type="float" office:value="1.463763" calcext:value-type="float">
            <text:p>1.463763</text:p>
          </table:table-cell>
          <table:table-cell office:value-type="float" office:value="0.7077765" calcext:value-type="float">
            <text:p>0.7077765</text:p>
          </table:table-cell>
          <table:table-cell office:value-type="float" office:value="0.360339" calcext:value-type="float">
            <text:p>0.360339</text:p>
          </table:table-cell>
          <table:table-cell office:value-type="float" office:value="0.3383104" calcext:value-type="float">
            <text:p>0.3383104</text:p>
          </table:table-cell>
          <table:table-cell office:value-type="float" office:value="0" calcext:value-type="float">
            <text:p>0</text:p>
          </table:table-cell>
          <table:table-cell office:value-type="float" office:value="108.5272" calcext:value-type="float">
            <text:p>108.527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24.1799" calcext:value-type="float">
            <text:p>24.1799</text:p>
          </table:table-cell>
          <table:table-cell office:value-type="float" office:value="1098.242" calcext:value-type="float">
            <text:p>1098.242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18846" calcext:value-type="float">
            <text:p>0.1418846</text:p>
          </table:table-cell>
          <table:table-cell office:value-type="float" office:value="21.65154" calcext:value-type="float">
            <text:p>21.65154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931" calcext:value-type="float">
            <text:p>0.004509931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466" calcext:value-type="float">
            <text:p>2.656466</text:p>
          </table:table-cell>
          <table:table-cell office:value-type="float" office:value="-0.261307" calcext:value-type="float">
            <text:p>-0.261307</text:p>
          </table:table-cell>
          <table:table-cell office:value-type="float" office:value="-0.07917676" calcext:value-type="float">
            <text:p>-0.07917676</text:p>
          </table:table-cell>
          <table:table-cell office:value-type="float" office:value="0.008470641" calcext:value-type="float">
            <text:p>0.008470641</text:p>
          </table:table-cell>
          <table:table-cell office:value-type="float" office:value="13.97612" calcext:value-type="float">
            <text:p>13.97612</text:p>
          </table:table-cell>
          <table:table-cell office:value-type="float" office:value="0.092463" calcext:value-type="float">
            <text:p>0.092463</text:p>
          </table:table-cell>
          <table:table-cell office:value-type="float" office:value="0.06000603" calcext:value-type="float">
            <text:p>0.06000603</text:p>
          </table:table-cell>
          <table:table-cell office:value-type="float" office:value="0.05251544" calcext:value-type="float">
            <text:p>0.05251544</text:p>
          </table:table-cell>
          <table:table-cell office:value-type="float" office:value="0.04358819" calcext:value-type="float">
            <text:p>0.04358819</text:p>
          </table:table-cell>
          <table:table-cell office:value-type="float" office:value="0.04166628" calcext:value-type="float">
            <text:p>0.04166628</text:p>
          </table:table-cell>
          <table:table-cell office:value-type="float" office:value="0.0217773" calcext:value-type="float">
            <text:p>0.0217773</text:p>
          </table:table-cell>
          <table:table-cell office:value-type="float" office:value="0.01459465" calcext:value-type="float">
            <text:p>0.01459465</text:p>
          </table:table-cell>
          <table:table-cell office:value-type="float" office:value="0.03129175" calcext:value-type="float">
            <text:p>0.03129175</text:p>
          </table:table-cell>
          <table:table-cell office:value-type="float" office:value="0.02551671" calcext:value-type="float">
            <text:p>0.02551671</text:p>
          </table:table-cell>
          <table:table-cell office:value-type="float" office:value="0.02199677" calcext:value-type="float">
            <text:p>0.02199677</text:p>
          </table:table-cell>
          <table:table-cell office:value-type="float" office:value="0.02053136" calcext:value-type="float">
            <text:p>0.02053136</text:p>
          </table:table-cell>
          <table:table-cell office:value-type="float" office:value="0.01752344" calcext:value-type="float">
            <text:p>0.01752344</text:p>
          </table:table-cell>
          <table:table-cell office:value-type="float" office:value="0.006971358" calcext:value-type="float">
            <text:p>0.006971358</text:p>
          </table:table-cell>
          <table:table-cell office:value-type="float" office:value="0.00722599" calcext:value-type="float">
            <text:p>0.00722599</text:p>
          </table:table-cell>
          <table:table-cell office:value-type="float" office:value="0" calcext:value-type="float">
            <text:p>0</text:p>
          </table:table-cell>
          <table:table-cell office:value-type="float" office:value="97.86918" calcext:value-type="float">
            <text:p>97.86918</text:p>
          </table:table-cell>
          <table:table-cell office:value-type="float" office:value="45.9895" calcext:value-type="float">
            <text:p>45.9895</text:p>
          </table:table-cell>
          <table:table-cell office:value-type="float" office:value="33.40925" calcext:value-type="float">
            <text:p>33.40925</text:p>
          </table:table-cell>
          <table:table-cell office:value-type="float" office:value="32.46482" calcext:value-type="float">
            <text:p>32.46482</text:p>
          </table:table-cell>
          <table:table-cell office:value-type="float" office:value="28.17324" calcext:value-type="float">
            <text:p>28.17324</text:p>
          </table:table-cell>
          <table:table-cell office:value-type="float" office:value="13.18278" calcext:value-type="float">
            <text:p>13.18278</text:p>
          </table:table-cell>
          <table:table-cell office:value-type="float" office:value="4.615753" calcext:value-type="float">
            <text:p>4.615753</text:p>
          </table:table-cell>
          <table:table-cell office:value-type="float" office:value="10.93748" calcext:value-type="float">
            <text:p>10.93748</text:p>
          </table:table-cell>
          <table:table-cell office:value-type="float" office:value="8.401926" calcext:value-type="float">
            <text:p>8.401926</text:p>
          </table:table-cell>
          <table:table-cell office:value-type="float" office:value="3.56828" calcext:value-type="float">
            <text:p>3.56828</text:p>
          </table:table-cell>
          <table:table-cell office:value-type="float" office:value="1.46536" calcext:value-type="float">
            <text:p>1.46536</text:p>
          </table:table-cell>
          <table:table-cell office:value-type="float" office:value="0.7082299" calcext:value-type="float">
            <text:p>0.7082299</text:p>
          </table:table-cell>
          <table:table-cell office:value-type="float" office:value="0.3602194" calcext:value-type="float">
            <text:p>0.3602194</text:p>
          </table:table-cell>
          <table:table-cell office:value-type="float" office:value="0.3383396" calcext:value-type="float">
            <text:p>0.3383396</text:p>
          </table:table-cell>
          <table:table-cell office:value-type="float" office:value="0" calcext:value-type="float">
            <text:p>0</text:p>
          </table:table-cell>
          <table:table-cell office:value-type="float" office:value="108.2952" calcext:value-type="float">
            <text:p>108.295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24.17669" calcext:value-type="float">
            <text:p>24.17669</text:p>
          </table:table-cell>
          <table:table-cell office:value-type="float" office:value="1098.228" calcext:value-type="float">
            <text:p>1098.228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23965" calcext:value-type="float">
            <text:p>0.1423965</text:p>
          </table:table-cell>
          <table:table-cell office:value-type="float" office:value="21.66314" calcext:value-type="float">
            <text:p>21.66314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931" calcext:value-type="float">
            <text:p>0.004509931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466" calcext:value-type="float">
            <text:p>2.656466</text:p>
          </table:table-cell>
          <table:table-cell office:value-type="float" office:value="-0.2613091" calcext:value-type="float">
            <text:p>-0.2613091</text:p>
          </table:table-cell>
          <table:table-cell office:value-type="float" office:value="-0.07916059" calcext:value-type="float">
            <text:p>-0.07916059</text:p>
          </table:table-cell>
          <table:table-cell office:value-type="float" office:value="0.00847233" calcext:value-type="float">
            <text:p>0.00847233</text:p>
          </table:table-cell>
          <table:table-cell office:value-type="float" office:value="13.97997" calcext:value-type="float">
            <text:p>13.97997</text:p>
          </table:table-cell>
          <table:table-cell office:value-type="float" office:value="0.1022741" calcext:value-type="float">
            <text:p>0.1022741</text:p>
          </table:table-cell>
          <table:table-cell office:value-type="float" office:value="0.06217526" calcext:value-type="float">
            <text:p>0.06217526</text:p>
          </table:table-cell>
          <table:table-cell office:value-type="float" office:value="0.05368336" calcext:value-type="float">
            <text:p>0.05368336</text:p>
          </table:table-cell>
          <table:table-cell office:value-type="float" office:value="0.04393405" calcext:value-type="float">
            <text:p>0.04393405</text:p>
          </table:table-cell>
          <table:table-cell office:value-type="float" office:value="0.04190204" calcext:value-type="float">
            <text:p>0.04190204</text:p>
          </table:table-cell>
          <table:table-cell office:value-type="float" office:value="0.021816" calcext:value-type="float">
            <text:p>0.021816</text:p>
          </table:table-cell>
          <table:table-cell office:value-type="float" office:value="0.0146216" calcext:value-type="float">
            <text:p>0.0146216</text:p>
          </table:table-cell>
          <table:table-cell office:value-type="float" office:value="0.03134559" calcext:value-type="float">
            <text:p>0.03134559</text:p>
          </table:table-cell>
          <table:table-cell office:value-type="float" office:value="0.02556201" calcext:value-type="float">
            <text:p>0.02556201</text:p>
          </table:table-cell>
          <table:table-cell office:value-type="float" office:value="0.02201544" calcext:value-type="float">
            <text:p>0.02201544</text:p>
          </table:table-cell>
          <table:table-cell office:value-type="float" office:value="0.02053816" calcext:value-type="float">
            <text:p>0.02053816</text:p>
          </table:table-cell>
          <table:table-cell office:value-type="float" office:value="0.01752663" calcext:value-type="float">
            <text:p>0.01752663</text:p>
          </table:table-cell>
          <table:table-cell office:value-type="float" office:value="0.006965414" calcext:value-type="float">
            <text:p>0.006965414</text:p>
          </table:table-cell>
          <table:table-cell office:value-type="float" office:value="0.007224675" calcext:value-type="float">
            <text:p>0.007224675</text:p>
          </table:table-cell>
          <table:table-cell office:value-type="float" office:value="0" calcext:value-type="float">
            <text:p>0</text:p>
          </table:table-cell>
          <table:table-cell office:value-type="float" office:value="89.88921" calcext:value-type="float">
            <text:p>89.88921</text:p>
          </table:table-cell>
          <table:table-cell office:value-type="float" office:value="47.01021" calcext:value-type="float">
            <text:p>47.01021</text:p>
          </table:table-cell>
          <table:table-cell office:value-type="float" office:value="33.74068" calcext:value-type="float">
            <text:p>33.74068</text:p>
          </table:table-cell>
          <table:table-cell office:value-type="float" office:value="32.33087" calcext:value-type="float">
            <text:p>32.33087</text:p>
          </table:table-cell>
          <table:table-cell office:value-type="float" office:value="27.98195" calcext:value-type="float">
            <text:p>27.98195</text:p>
          </table:table-cell>
          <table:table-cell office:value-type="float" office:value="13.11345" calcext:value-type="float">
            <text:p>13.11345</text:p>
          </table:table-cell>
          <table:table-cell office:value-type="float" office:value="4.635227" calcext:value-type="float">
            <text:p>4.635227</text:p>
          </table:table-cell>
          <table:table-cell office:value-type="float" office:value="10.92541" calcext:value-type="float">
            <text:p>10.92541</text:p>
          </table:table-cell>
          <table:table-cell office:value-type="float" office:value="8.409248" calcext:value-type="float">
            <text:p>8.409248</text:p>
          </table:table-cell>
          <table:table-cell office:value-type="float" office:value="3.576401" calcext:value-type="float">
            <text:p>3.576401</text:p>
          </table:table-cell>
          <table:table-cell office:value-type="float" office:value="1.466963" calcext:value-type="float">
            <text:p>1.466963</text:p>
          </table:table-cell>
          <table:table-cell office:value-type="float" office:value="0.7086829" calcext:value-type="float">
            <text:p>0.7086829</text:p>
          </table:table-cell>
          <table:table-cell office:value-type="float" office:value="0.3600731" calcext:value-type="float">
            <text:p>0.3600731</text:p>
          </table:table-cell>
          <table:table-cell office:value-type="float" office:value="0.338366" calcext:value-type="float">
            <text:p>0.338366</text:p>
          </table:table-cell>
          <table:table-cell office:value-type="float" office:value="0" calcext:value-type="float">
            <text:p>0</text:p>
          </table:table-cell>
          <table:table-cell office:value-type="float" office:value="108.6344" calcext:value-type="float">
            <text:p>108.6344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24.17322" calcext:value-type="float">
            <text:p>24.17322</text:p>
          </table:table-cell>
          <table:table-cell office:value-type="float" office:value="1098.215" calcext:value-type="float">
            <text:p>1098.215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38147" calcext:value-type="float">
            <text:p>0.1438147</text:p>
          </table:table-cell>
          <table:table-cell office:value-type="float" office:value="21.67321" calcext:value-type="float">
            <text:p>21.67321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09993" calcext:value-type="float">
            <text:p>0.004509993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522" calcext:value-type="float">
            <text:p>2.656522</text:p>
          </table:table-cell>
          <table:table-cell office:value-type="float" office:value="-0.2613106" calcext:value-type="float">
            <text:p>-0.2613106</text:p>
          </table:table-cell>
          <table:table-cell office:value-type="float" office:value="-0.07914311" calcext:value-type="float">
            <text:p>-0.07914311</text:p>
          </table:table-cell>
          <table:table-cell office:value-type="float" office:value="0.008473965" calcext:value-type="float">
            <text:p>0.008473965</text:p>
          </table:table-cell>
          <table:table-cell office:value-type="float" office:value="13.97591" calcext:value-type="float">
            <text:p>13.97591</text:p>
          </table:table-cell>
          <table:table-cell office:value-type="float" office:value="0.09848683" calcext:value-type="float">
            <text:p>0.09848683</text:p>
          </table:table-cell>
          <table:table-cell office:value-type="float" office:value="0.0652583" calcext:value-type="float">
            <text:p>0.0652583</text:p>
          </table:table-cell>
          <table:table-cell office:value-type="float" office:value="0.05607027" calcext:value-type="float">
            <text:p>0.05607027</text:p>
          </table:table-cell>
          <table:table-cell office:value-type="float" office:value="0.04542308" calcext:value-type="float">
            <text:p>0.04542308</text:p>
          </table:table-cell>
          <table:table-cell office:value-type="float" office:value="0.04318361" calcext:value-type="float">
            <text:p>0.04318361</text:p>
          </table:table-cell>
          <table:table-cell office:value-type="float" office:value="0.02212952" calcext:value-type="float">
            <text:p>0.02212952</text:p>
          </table:table-cell>
          <table:table-cell office:value-type="float" office:value="0.01474478" calcext:value-type="float">
            <text:p>0.01474478</text:p>
          </table:table-cell>
          <table:table-cell office:value-type="float" office:value="0.03142288" calcext:value-type="float">
            <text:p>0.03142288</text:p>
          </table:table-cell>
          <table:table-cell office:value-type="float" office:value="0.02560617" calcext:value-type="float">
            <text:p>0.02560617</text:p>
          </table:table-cell>
          <table:table-cell office:value-type="float" office:value="0.02203463" calcext:value-type="float">
            <text:p>0.02203463</text:p>
          </table:table-cell>
          <table:table-cell office:value-type="float" office:value="0.02054565" calcext:value-type="float">
            <text:p>0.02054565</text:p>
          </table:table-cell>
          <table:table-cell office:value-type="float" office:value="0.01752958" calcext:value-type="float">
            <text:p>0.01752958</text:p>
          </table:table-cell>
          <table:table-cell office:value-type="float" office:value="0.006959647" calcext:value-type="float">
            <text:p>0.006959647</text:p>
          </table:table-cell>
          <table:table-cell office:value-type="float" office:value="0.00722365" calcext:value-type="float">
            <text:p>0.00722365</text:p>
          </table:table-cell>
          <table:table-cell office:value-type="float" office:value="0" calcext:value-type="float">
            <text:p>0</text:p>
          </table:table-cell>
          <table:table-cell office:value-type="float" office:value="72.68088" calcext:value-type="float">
            <text:p>72.68088</text:p>
          </table:table-cell>
          <table:table-cell office:value-type="float" office:value="46.20111" calcext:value-type="float">
            <text:p>46.20111</text:p>
          </table:table-cell>
          <table:table-cell office:value-type="float" office:value="33.49196" calcext:value-type="float">
            <text:p>33.49196</text:p>
          </table:table-cell>
          <table:table-cell office:value-type="float" office:value="32.08373" calcext:value-type="float">
            <text:p>32.08373</text:p>
          </table:table-cell>
          <table:table-cell office:value-type="float" office:value="27.77369" calcext:value-type="float">
            <text:p>27.77369</text:p>
          </table:table-cell>
          <table:table-cell office:value-type="float" office:value="13.05252" calcext:value-type="float">
            <text:p>13.05252</text:p>
          </table:table-cell>
          <table:table-cell office:value-type="float" office:value="4.649441" calcext:value-type="float">
            <text:p>4.649441</text:p>
          </table:table-cell>
          <table:table-cell office:value-type="float" office:value="10.91623" calcext:value-type="float">
            <text:p>10.91623</text:p>
          </table:table-cell>
          <table:table-cell office:value-type="float" office:value="8.414802" calcext:value-type="float">
            <text:p>8.414802</text:p>
          </table:table-cell>
          <table:table-cell office:value-type="float" office:value="3.584101" calcext:value-type="float">
            <text:p>3.584101</text:p>
          </table:table-cell>
          <table:table-cell office:value-type="float" office:value="1.468613" calcext:value-type="float">
            <text:p>1.468613</text:p>
          </table:table-cell>
          <table:table-cell office:value-type="float" office:value="0.7090747" calcext:value-type="float">
            <text:p>0.7090747</text:p>
          </table:table-cell>
          <table:table-cell office:value-type="float" office:value="0.3599285" calcext:value-type="float">
            <text:p>0.3599285</text:p>
          </table:table-cell>
          <table:table-cell office:value-type="float" office:value="0.3384187" calcext:value-type="float">
            <text:p>0.3384187</text:p>
          </table:table-cell>
          <table:table-cell office:value-type="float" office:value="0" calcext:value-type="float">
            <text:p>0</text:p>
          </table:table-cell>
          <table:table-cell office:value-type="float" office:value="110.284" calcext:value-type="float">
            <text:p>110.284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24.17019" calcext:value-type="float">
            <text:p>24.17019</text:p>
          </table:table-cell>
          <table:table-cell office:value-type="float" office:value="1098.203" calcext:value-type="float">
            <text:p>1098.203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50539" calcext:value-type="float">
            <text:p>0.1450539</text:p>
          </table:table-cell>
          <table:table-cell office:value-type="float" office:value="21.68291" calcext:value-type="float">
            <text:p>21.68291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10062" calcext:value-type="float">
            <text:p>0.004510062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57" calcext:value-type="float">
            <text:p>2.65657</text:p>
          </table:table-cell>
          <table:table-cell office:value-type="float" office:value="-0.2613117" calcext:value-type="float">
            <text:p>-0.2613117</text:p>
          </table:table-cell>
          <table:table-cell office:value-type="float" office:value="-0.07912248" calcext:value-type="float">
            <text:p>-0.07912248</text:p>
          </table:table-cell>
          <table:table-cell office:value-type="float" office:value="0.008475521" calcext:value-type="float">
            <text:p>0.008475521</text:p>
          </table:table-cell>
          <table:table-cell office:value-type="float" office:value="13.96912" calcext:value-type="float">
            <text:p>13.96912</text:p>
          </table:table-cell>
          <table:table-cell office:value-type="float" office:value="0.09912926" calcext:value-type="float">
            <text:p>0.09912926</text:p>
          </table:table-cell>
          <table:table-cell office:value-type="float" office:value="0.06811" calcext:value-type="float">
            <text:p>0.06811</text:p>
          </table:table-cell>
          <table:table-cell office:value-type="float" office:value="0.05828394" calcext:value-type="float">
            <text:p>0.05828394</text:p>
          </table:table-cell>
          <table:table-cell office:value-type="float" office:value="0.04687238" calcext:value-type="float">
            <text:p>0.04687238</text:p>
          </table:table-cell>
          <table:table-cell office:value-type="float" office:value="0.04448422" calcext:value-type="float">
            <text:p>0.04448422</text:p>
          </table:table-cell>
          <table:table-cell office:value-type="float" office:value="0.02250239" calcext:value-type="float">
            <text:p>0.02250239</text:p>
          </table:table-cell>
          <table:table-cell office:value-type="float" office:value="0.01490609" calcext:value-type="float">
            <text:p>0.01490609</text:p>
          </table:table-cell>
          <table:table-cell office:value-type="float" office:value="0.03153691" calcext:value-type="float">
            <text:p>0.03153691</text:p>
          </table:table-cell>
          <table:table-cell office:value-type="float" office:value="0.02565639" calcext:value-type="float">
            <text:p>0.02565639</text:p>
          </table:table-cell>
          <table:table-cell office:value-type="float" office:value="0.02205464" calcext:value-type="float">
            <text:p>0.02205464</text:p>
          </table:table-cell>
          <table:table-cell office:value-type="float" office:value="0.02055354" calcext:value-type="float">
            <text:p>0.02055354</text:p>
          </table:table-cell>
          <table:table-cell office:value-type="float" office:value="0.01753253" calcext:value-type="float">
            <text:p>0.01753253</text:p>
          </table:table-cell>
          <table:table-cell office:value-type="float" office:value="0.006953852" calcext:value-type="float">
            <text:p>0.006953852</text:p>
          </table:table-cell>
          <table:table-cell office:value-type="float" office:value="0.007220513" calcext:value-type="float">
            <text:p>0.007220513</text:p>
          </table:table-cell>
          <table:table-cell office:value-type="float" office:value="0" calcext:value-type="float">
            <text:p>0</text:p>
          </table:table-cell>
          <table:table-cell office:value-type="float" office:value="66.13472" calcext:value-type="float">
            <text:p>66.13472</text:p>
          </table:table-cell>
          <table:table-cell office:value-type="float" office:value="46.28551" calcext:value-type="float">
            <text:p>46.28551</text:p>
          </table:table-cell>
          <table:table-cell office:value-type="float" office:value="33.22822" calcext:value-type="float">
            <text:p>33.22822</text:p>
          </table:table-cell>
          <table:table-cell office:value-type="float" office:value="31.74951" calcext:value-type="float">
            <text:p>31.74951</text:p>
          </table:table-cell>
          <table:table-cell office:value-type="float" office:value="27.47102" calcext:value-type="float">
            <text:p>27.47102</text:p>
          </table:table-cell>
          <table:table-cell office:value-type="float" office:value="12.98715" calcext:value-type="float">
            <text:p>12.98715</text:p>
          </table:table-cell>
          <table:table-cell office:value-type="float" office:value="4.649654" calcext:value-type="float">
            <text:p>4.649654</text:p>
          </table:table-cell>
          <table:table-cell office:value-type="float" office:value="10.91044" calcext:value-type="float">
            <text:p>10.91044</text:p>
          </table:table-cell>
          <table:table-cell office:value-type="float" office:value="8.419704" calcext:value-type="float">
            <text:p>8.419704</text:p>
          </table:table-cell>
          <table:table-cell office:value-type="float" office:value="3.591353" calcext:value-type="float">
            <text:p>3.591353</text:p>
          </table:table-cell>
          <table:table-cell office:value-type="float" office:value="1.470254" calcext:value-type="float">
            <text:p>1.470254</text:p>
          </table:table-cell>
          <table:table-cell office:value-type="float" office:value="0.7094607" calcext:value-type="float">
            <text:p>0.7094607</text:p>
          </table:table-cell>
          <table:table-cell office:value-type="float" office:value="0.3597545" calcext:value-type="float">
            <text:p>0.3597545</text:p>
          </table:table-cell>
          <table:table-cell office:value-type="float" office:value="0.3384002" calcext:value-type="float">
            <text:p>0.3384002</text:p>
          </table:table-cell>
          <table:table-cell office:value-type="float" office:value="0" calcext:value-type="float">
            <text:p>0</text:p>
          </table:table-cell>
          <table:table-cell office:value-type="float" office:value="111.5351" calcext:value-type="float">
            <text:p>111.5351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24.16764" calcext:value-type="float">
            <text:p>24.16764</text:p>
          </table:table-cell>
          <table:table-cell office:value-type="float" office:value="1098.192" calcext:value-type="float">
            <text:p>1098.192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61797" calcext:value-type="float">
            <text:p>0.1461797</text:p>
          </table:table-cell>
          <table:table-cell office:value-type="float" office:value="21.69189" calcext:value-type="float">
            <text:p>21.69189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10074" calcext:value-type="float">
            <text:p>0.004510074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587" calcext:value-type="float">
            <text:p>2.656587</text:p>
          </table:table-cell>
          <table:table-cell office:value-type="float" office:value="-0.2613145" calcext:value-type="float">
            <text:p>-0.2613145</text:p>
          </table:table-cell>
          <table:table-cell office:value-type="float" office:value="-0.07909951" calcext:value-type="float">
            <text:p>-0.07909951</text:p>
          </table:table-cell>
          <table:table-cell office:value-type="float" office:value="0.008476978" calcext:value-type="float">
            <text:p>0.008476978</text:p>
          </table:table-cell>
          <table:table-cell office:value-type="float" office:value="13.96185" calcext:value-type="float">
            <text:p>13.96185</text:p>
          </table:table-cell>
          <table:table-cell office:value-type="float" office:value="0.1019327" calcext:value-type="float">
            <text:p>0.1019327</text:p>
          </table:table-cell>
          <table:table-cell office:value-type="float" office:value="0.07091718" calcext:value-type="float">
            <text:p>0.07091718</text:p>
          </table:table-cell>
          <table:table-cell office:value-type="float" office:value="0.06101595" calcext:value-type="float">
            <text:p>0.06101595</text:p>
          </table:table-cell>
          <table:table-cell office:value-type="float" office:value="0.04847695" calcext:value-type="float">
            <text:p>0.04847695</text:p>
          </table:table-cell>
          <table:table-cell office:value-type="float" office:value="0.04589904" calcext:value-type="float">
            <text:p>0.04589904</text:p>
          </table:table-cell>
          <table:table-cell office:value-type="float" office:value="0.02292356" calcext:value-type="float">
            <text:p>0.02292356</text:p>
          </table:table-cell>
          <table:table-cell office:value-type="float" office:value="0.01511169" calcext:value-type="float">
            <text:p>0.01511169</text:p>
          </table:table-cell>
          <table:table-cell office:value-type="float" office:value="0.03167747" calcext:value-type="float">
            <text:p>0.03167747</text:p>
          </table:table-cell>
          <table:table-cell office:value-type="float" office:value="0.02571448" calcext:value-type="float">
            <text:p>0.02571448</text:p>
          </table:table-cell>
          <table:table-cell office:value-type="float" office:value="0.02207616" calcext:value-type="float">
            <text:p>0.02207616</text:p>
          </table:table-cell>
          <table:table-cell office:value-type="float" office:value="0.02056176" calcext:value-type="float">
            <text:p>0.02056176</text:p>
          </table:table-cell>
          <table:table-cell office:value-type="float" office:value="0.01753571" calcext:value-type="float">
            <text:p>0.01753571</text:p>
          </table:table-cell>
          <table:table-cell office:value-type="float" office:value="0.006948109" calcext:value-type="float">
            <text:p>0.006948109</text:p>
          </table:table-cell>
          <table:table-cell office:value-type="float" office:value="0.007216005" calcext:value-type="float">
            <text:p>0.007216005</text:p>
          </table:table-cell>
          <table:table-cell office:value-type="float" office:value="0" calcext:value-type="float">
            <text:p>0</text:p>
          </table:table-cell>
          <table:table-cell office:value-type="float" office:value="66.92982" calcext:value-type="float">
            <text:p>66.92982</text:p>
          </table:table-cell>
          <table:table-cell office:value-type="float" office:value="45.9871" calcext:value-type="float">
            <text:p>45.9871</text:p>
          </table:table-cell>
          <table:table-cell office:value-type="float" office:value="33.74989" calcext:value-type="float">
            <text:p>33.74989</text:p>
          </table:table-cell>
          <table:table-cell office:value-type="float" office:value="31.48147" calcext:value-type="float">
            <text:p>31.48147</text:p>
          </table:table-cell>
          <table:table-cell office:value-type="float" office:value="27.15899" calcext:value-type="float">
            <text:p>27.15899</text:p>
          </table:table-cell>
          <table:table-cell office:value-type="float" office:value="12.91625" calcext:value-type="float">
            <text:p>12.91625</text:p>
          </table:table-cell>
          <table:table-cell office:value-type="float" office:value="4.668458" calcext:value-type="float">
            <text:p>4.668458</text:p>
          </table:table-cell>
          <table:table-cell office:value-type="float" office:value="10.90294" calcext:value-type="float">
            <text:p>10.90294</text:p>
          </table:table-cell>
          <table:table-cell office:value-type="float" office:value="8.423262" calcext:value-type="float">
            <text:p>8.423262</text:p>
          </table:table-cell>
          <table:table-cell office:value-type="float" office:value="3.59815" calcext:value-type="float">
            <text:p>3.59815</text:p>
          </table:table-cell>
          <table:table-cell office:value-type="float" office:value="1.471864" calcext:value-type="float">
            <text:p>1.471864</text:p>
          </table:table-cell>
          <table:table-cell office:value-type="float" office:value="0.7098594" calcext:value-type="float">
            <text:p>0.7098594</text:p>
          </table:table-cell>
          <table:table-cell office:value-type="float" office:value="0.3595819" calcext:value-type="float">
            <text:p>0.3595819</text:p>
          </table:table-cell>
          <table:table-cell office:value-type="float" office:value="0.3383217" calcext:value-type="float">
            <text:p>0.3383217</text:p>
          </table:table-cell>
          <table:table-cell office:value-type="float" office:value="0" calcext:value-type="float">
            <text:p>0</text:p>
          </table:table-cell>
          <table:table-cell office:value-type="float" office:value="112.4568" calcext:value-type="float">
            <text:p>112.4568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24.16496" calcext:value-type="float">
            <text:p>24.16496</text:p>
          </table:table-cell>
          <table:table-cell office:value-type="float" office:value="1098.181" calcext:value-type="float">
            <text:p>1098.18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74011" calcext:value-type="float">
            <text:p>0.1474011</text:p>
          </table:table-cell>
          <table:table-cell office:value-type="float" office:value="21.70063" calcext:value-type="float">
            <text:p>21.70063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10074" calcext:value-type="float">
            <text:p>0.004510074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6298" calcext:value-type="float">
            <text:p>2.656298</text:p>
          </table:table-cell>
          <table:table-cell office:value-type="float" office:value="-0.2613209" calcext:value-type="float">
            <text:p>-0.2613209</text:p>
          </table:table-cell>
          <table:table-cell office:value-type="float" office:value="-0.07907525" calcext:value-type="float">
            <text:p>-0.07907525</text:p>
          </table:table-cell>
          <table:table-cell office:value-type="float" office:value="0.008478347" calcext:value-type="float">
            <text:p>0.008478347</text:p>
          </table:table-cell>
          <table:table-cell office:value-type="float" office:value="13.95466" calcext:value-type="float">
            <text:p>13.95466</text:p>
          </table:table-cell>
          <table:table-cell office:value-type="float" office:value="0.1052144" calcext:value-type="float">
            <text:p>0.1052144</text:p>
          </table:table-cell>
          <table:table-cell office:value-type="float" office:value="0.0750019" calcext:value-type="float">
            <text:p>0.0750019</text:p>
          </table:table-cell>
          <table:table-cell office:value-type="float" office:value="0.06268864" calcext:value-type="float">
            <text:p>0.06268864</text:p>
          </table:table-cell>
          <table:table-cell office:value-type="float" office:value="0.04968455" calcext:value-type="float">
            <text:p>0.04968455</text:p>
          </table:table-cell>
          <table:table-cell office:value-type="float" office:value="0.04708359" calcext:value-type="float">
            <text:p>0.04708359</text:p>
          </table:table-cell>
          <table:table-cell office:value-type="float" office:value="0.02331333" calcext:value-type="float">
            <text:p>0.02331333</text:p>
          </table:table-cell>
          <table:table-cell office:value-type="float" office:value="0.01531381" calcext:value-type="float">
            <text:p>0.01531381</text:p>
          </table:table-cell>
          <table:table-cell office:value-type="float" office:value="0.03184096" calcext:value-type="float">
            <text:p>0.03184096</text:p>
          </table:table-cell>
          <table:table-cell office:value-type="float" office:value="0.02578106" calcext:value-type="float">
            <text:p>0.02578106</text:p>
          </table:table-cell>
          <table:table-cell office:value-type="float" office:value="0.02209974" calcext:value-type="float">
            <text:p>0.02209974</text:p>
          </table:table-cell>
          <table:table-cell office:value-type="float" office:value="0.02057041" calcext:value-type="float">
            <text:p>0.02057041</text:p>
          </table:table-cell>
          <table:table-cell office:value-type="float" office:value="0.01753944" calcext:value-type="float">
            <text:p>0.01753944</text:p>
          </table:table-cell>
          <table:table-cell office:value-type="float" office:value="0.006982398" calcext:value-type="float">
            <text:p>0.006982398</text:p>
          </table:table-cell>
          <table:table-cell office:value-type="float" office:value="0.007173496" calcext:value-type="float">
            <text:p>0.007173496</text:p>
          </table:table-cell>
          <table:table-cell office:value-type="float" office:value="0" calcext:value-type="float">
            <text:p>0</text:p>
          </table:table-cell>
          <table:table-cell office:value-type="float" office:value="71.29472" calcext:value-type="float">
            <text:p>71.29472</text:p>
          </table:table-cell>
          <table:table-cell office:value-type="float" office:value="46.02092" calcext:value-type="float">
            <text:p>46.02092</text:p>
          </table:table-cell>
          <table:table-cell office:value-type="float" office:value="34.67865" calcext:value-type="float">
            <text:p>34.67865</text:p>
          </table:table-cell>
          <table:table-cell office:value-type="float" office:value="30.93057" calcext:value-type="float">
            <text:p>30.93057</text:p>
          </table:table-cell>
          <table:table-cell office:value-type="float" office:value="26.79031" calcext:value-type="float">
            <text:p>26.79031</text:p>
          </table:table-cell>
          <table:table-cell office:value-type="float" office:value="12.83813" calcext:value-type="float">
            <text:p>12.83813</text:p>
          </table:table-cell>
          <table:table-cell office:value-type="float" office:value="4.693051" calcext:value-type="float">
            <text:p>4.693051</text:p>
          </table:table-cell>
          <table:table-cell office:value-type="float" office:value="10.89491" calcext:value-type="float">
            <text:p>10.89491</text:p>
          </table:table-cell>
          <table:table-cell office:value-type="float" office:value="8.425953" calcext:value-type="float">
            <text:p>8.425953</text:p>
          </table:table-cell>
          <table:table-cell office:value-type="float" office:value="3.604475" calcext:value-type="float">
            <text:p>3.604475</text:p>
          </table:table-cell>
          <table:table-cell office:value-type="float" office:value="1.473446" calcext:value-type="float">
            <text:p>1.473446</text:p>
          </table:table-cell>
          <table:table-cell office:value-type="float" office:value="0.7104209" calcext:value-type="float">
            <text:p>0.7104209</text:p>
          </table:table-cell>
          <table:table-cell office:value-type="float" office:value="0.3683609" calcext:value-type="float">
            <text:p>0.3683609</text:p>
          </table:table-cell>
          <table:table-cell office:value-type="float" office:value="0.3297797" calcext:value-type="float">
            <text:p>0.3297797</text:p>
          </table:table-cell>
          <table:table-cell office:value-type="float" office:value="0" calcext:value-type="float">
            <text:p>0</text:p>
          </table:table-cell>
          <table:table-cell office:value-type="float" office:value="113.5653" calcext:value-type="float">
            <text:p>113.5653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24.16197" calcext:value-type="float">
            <text:p>24.16197</text:p>
          </table:table-cell>
          <table:table-cell office:value-type="float" office:value="1098.171" calcext:value-type="float">
            <text:p>1098.17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86276" calcext:value-type="float">
            <text:p>0.1486276</text:p>
          </table:table-cell>
          <table:table-cell office:value-type="float" office:value="21.71006" calcext:value-type="float">
            <text:p>21.71006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10084" calcext:value-type="float">
            <text:p>0.004510084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5443" calcext:value-type="float">
            <text:p>2.655443</text:p>
          </table:table-cell>
          <table:table-cell office:value-type="float" office:value="-0.2613214" calcext:value-type="float">
            <text:p>-0.2613214</text:p>
          </table:table-cell>
          <table:table-cell office:value-type="float" office:value="-0.0790504" calcext:value-type="float">
            <text:p>-0.0790504</text:p>
          </table:table-cell>
          <table:table-cell office:value-type="float" office:value="0.008479663" calcext:value-type="float">
            <text:p>0.008479663</text:p>
          </table:table-cell>
          <table:table-cell office:value-type="float" office:value="13.94646" calcext:value-type="float">
            <text:p>13.94646</text:p>
          </table:table-cell>
          <table:table-cell office:value-type="float" office:value="0.1096251" calcext:value-type="float">
            <text:p>0.1096251</text:p>
          </table:table-cell>
          <table:table-cell office:value-type="float" office:value="0.07743584" calcext:value-type="float">
            <text:p>0.07743584</text:p>
          </table:table-cell>
          <table:table-cell office:value-type="float" office:value="0.06396952" calcext:value-type="float">
            <text:p>0.06396952</text:p>
          </table:table-cell>
          <table:table-cell office:value-type="float" office:value="0.0506901" calcext:value-type="float">
            <text:p>0.0506901</text:p>
          </table:table-cell>
          <table:table-cell office:value-type="float" office:value="0.04805134" calcext:value-type="float">
            <text:p>0.04805134</text:p>
          </table:table-cell>
          <table:table-cell office:value-type="float" office:value="0.02362134" calcext:value-type="float">
            <text:p>0.02362134</text:p>
          </table:table-cell>
          <table:table-cell office:value-type="float" office:value="0.01548249" calcext:value-type="float">
            <text:p>0.01548249</text:p>
          </table:table-cell>
          <table:table-cell office:value-type="float" office:value="0.03201488" calcext:value-type="float">
            <text:p>0.03201488</text:p>
          </table:table-cell>
          <table:table-cell office:value-type="float" office:value="0.02585501" calcext:value-type="float">
            <text:p>0.02585501</text:p>
          </table:table-cell>
          <table:table-cell office:value-type="float" office:value="0.02212585" calcext:value-type="float">
            <text:p>0.02212585</text:p>
          </table:table-cell>
          <table:table-cell office:value-type="float" office:value="0.02058019" calcext:value-type="float">
            <text:p>0.02058019</text:p>
          </table:table-cell>
          <table:table-cell office:value-type="float" office:value="0.01754446" calcext:value-type="float">
            <text:p>0.01754446</text:p>
          </table:table-cell>
          <table:table-cell office:value-type="float" office:value="0.006967394" calcext:value-type="float">
            <text:p>0.006967394</text:p>
          </table:table-cell>
          <table:table-cell office:value-type="float" office:value="0.00718084" calcext:value-type="float">
            <text:p>0.00718084</text:p>
          </table:table-cell>
          <table:table-cell office:value-type="float" office:value="0" calcext:value-type="float">
            <text:p>0</text:p>
          </table:table-cell>
          <table:table-cell office:value-type="float" office:value="75.70425" calcext:value-type="float">
            <text:p>75.70425</text:p>
          </table:table-cell>
          <table:table-cell office:value-type="float" office:value="46.01129" calcext:value-type="float">
            <text:p>46.01129</text:p>
          </table:table-cell>
          <table:table-cell office:value-type="float" office:value="35.50019" calcext:value-type="float">
            <text:p>35.50019</text:p>
          </table:table-cell>
          <table:table-cell office:value-type="float" office:value="30.50365" calcext:value-type="float">
            <text:p>30.50365</text:p>
          </table:table-cell>
          <table:table-cell office:value-type="float" office:value="26.39927" calcext:value-type="float">
            <text:p>26.39927</text:p>
          </table:table-cell>
          <table:table-cell office:value-type="float" office:value="12.73511" calcext:value-type="float">
            <text:p>12.73511</text:p>
          </table:table-cell>
          <table:table-cell office:value-type="float" office:value="4.719759" calcext:value-type="float">
            <text:p>4.719759</text:p>
          </table:table-cell>
          <table:table-cell office:value-type="float" office:value="10.88635" calcext:value-type="float">
            <text:p>10.88635</text:p>
          </table:table-cell>
          <table:table-cell office:value-type="float" office:value="8.427806" calcext:value-type="float">
            <text:p>8.427806</text:p>
          </table:table-cell>
          <table:table-cell office:value-type="float" office:value="3.610337" calcext:value-type="float">
            <text:p>3.610337</text:p>
          </table:table-cell>
          <table:table-cell office:value-type="float" office:value="1.475051" calcext:value-type="float">
            <text:p>1.475051</text:p>
          </table:table-cell>
          <table:table-cell office:value-type="float" office:value="0.7111703" calcext:value-type="float">
            <text:p>0.7111703</text:p>
          </table:table-cell>
          <table:table-cell office:value-type="float" office:value="0.3654155" calcext:value-type="float">
            <text:p>0.3654155</text:p>
          </table:table-cell>
          <table:table-cell office:value-type="float" office:value="0.3337936" calcext:value-type="float">
            <text:p>0.3337936</text:p>
          </table:table-cell>
          <table:table-cell office:value-type="float" office:value="0" calcext:value-type="float">
            <text:p>0</text:p>
          </table:table-cell>
          <table:table-cell office:value-type="float" office:value="114.842" calcext:value-type="float">
            <text:p>114.84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24.1598" calcext:value-type="float">
            <text:p>24.1598</text:p>
          </table:table-cell>
          <table:table-cell office:value-type="float" office:value="1098.161" calcext:value-type="float">
            <text:p>1098.16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495218" calcext:value-type="float">
            <text:p>0.1495218</text:p>
          </table:table-cell>
          <table:table-cell office:value-type="float" office:value="21.71901" calcext:value-type="float">
            <text:p>21.71901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10086" calcext:value-type="float">
            <text:p>0.004510086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4642" calcext:value-type="float">
            <text:p>2.654642</text:p>
          </table:table-cell>
          <table:table-cell office:value-type="float" office:value="-0.2613265" calcext:value-type="float">
            <text:p>-0.2613265</text:p>
          </table:table-cell>
          <table:table-cell office:value-type="float" office:value="-0.07902355" calcext:value-type="float">
            <text:p>-0.07902355</text:p>
          </table:table-cell>
          <table:table-cell office:value-type="float" office:value="0.008480935" calcext:value-type="float">
            <text:p>0.008480935</text:p>
          </table:table-cell>
          <table:table-cell office:value-type="float" office:value="13.93836" calcext:value-type="float">
            <text:p>13.93836</text:p>
          </table:table-cell>
          <table:table-cell office:value-type="float" office:value="0.1141376" calcext:value-type="float">
            <text:p>0.1141376</text:p>
          </table:table-cell>
          <table:table-cell office:value-type="float" office:value="0.08124319" calcext:value-type="float">
            <text:p>0.08124319</text:p>
          </table:table-cell>
          <table:table-cell office:value-type="float" office:value="0.06468219" calcext:value-type="float">
            <text:p>0.06468219</text:p>
          </table:table-cell>
          <table:table-cell office:value-type="float" office:value="0.05176787" calcext:value-type="float">
            <text:p>0.05176787</text:p>
          </table:table-cell>
          <table:table-cell office:value-type="float" office:value="0.04902157" calcext:value-type="float">
            <text:p>0.04902157</text:p>
          </table:table-cell>
          <table:table-cell office:value-type="float" office:value="0.02393684" calcext:value-type="float">
            <text:p>0.02393684</text:p>
          </table:table-cell>
          <table:table-cell office:value-type="float" office:value="0.01565235" calcext:value-type="float">
            <text:p>0.01565235</text:p>
          </table:table-cell>
          <table:table-cell office:value-type="float" office:value="0.03219082" calcext:value-type="float">
            <text:p>0.03219082</text:p>
          </table:table-cell>
          <table:table-cell office:value-type="float" office:value="0.02593344" calcext:value-type="float">
            <text:p>0.02593344</text:p>
          </table:table-cell>
          <table:table-cell office:value-type="float" office:value="0.02215444" calcext:value-type="float">
            <text:p>0.02215444</text:p>
          </table:table-cell>
          <table:table-cell office:value-type="float" office:value="0.02059108" calcext:value-type="float">
            <text:p>0.02059108</text:p>
          </table:table-cell>
          <table:table-cell office:value-type="float" office:value="0.0175495" calcext:value-type="float">
            <text:p>0.0175495</text:p>
          </table:table-cell>
          <table:table-cell office:value-type="float" office:value="0.006953022" calcext:value-type="float">
            <text:p>0.006953022</text:p>
          </table:table-cell>
          <table:table-cell office:value-type="float" office:value="0.007184643" calcext:value-type="float">
            <text:p>0.007184643</text:p>
          </table:table-cell>
          <table:table-cell office:value-type="float" office:value="0" calcext:value-type="float">
            <text:p>0</text:p>
          </table:table-cell>
          <table:table-cell office:value-type="float" office:value="76.1901" calcext:value-type="float">
            <text:p>76.1901</text:p>
          </table:table-cell>
          <table:table-cell office:value-type="float" office:value="45.94592" calcext:value-type="float">
            <text:p>45.94592</text:p>
          </table:table-cell>
          <table:table-cell office:value-type="float" office:value="35.97581" calcext:value-type="float">
            <text:p>35.97581</text:p>
          </table:table-cell>
          <table:table-cell office:value-type="float" office:value="30.34109" calcext:value-type="float">
            <text:p>30.34109</text:p>
          </table:table-cell>
          <table:table-cell office:value-type="float" office:value="26.0634" calcext:value-type="float">
            <text:p>26.0634</text:p>
          </table:table-cell>
          <table:table-cell office:value-type="float" office:value="12.64402" calcext:value-type="float">
            <text:p>12.64402</text:p>
          </table:table-cell>
          <table:table-cell office:value-type="float" office:value="4.750791" calcext:value-type="float">
            <text:p>4.750791</text:p>
          </table:table-cell>
          <table:table-cell office:value-type="float" office:value="10.87742" calcext:value-type="float">
            <text:p>10.87742</text:p>
          </table:table-cell>
          <table:table-cell office:value-type="float" office:value="8.428789" calcext:value-type="float">
            <text:p>8.428789</text:p>
          </table:table-cell>
          <table:table-cell office:value-type="float" office:value="3.615731" calcext:value-type="float">
            <text:p>3.615731</text:p>
          </table:table-cell>
          <table:table-cell office:value-type="float" office:value="1.476676" calcext:value-type="float">
            <text:p>1.476676</text:p>
          </table:table-cell>
          <table:table-cell office:value-type="float" office:value="0.7118132" calcext:value-type="float">
            <text:p>0.7118132</text:p>
          </table:table-cell>
          <table:table-cell office:value-type="float" office:value="0.3626515" calcext:value-type="float">
            <text:p>0.3626515</text:p>
          </table:table-cell>
          <table:table-cell office:value-type="float" office:value="0.3374555" calcext:value-type="float">
            <text:p>0.3374555</text:p>
          </table:table-cell>
          <table:table-cell office:value-type="float" office:value="0" calcext:value-type="float">
            <text:p>0</text:p>
          </table:table-cell>
          <table:table-cell office:value-type="float" office:value="115.498" calcext:value-type="float">
            <text:p>115.498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24.15762" calcext:value-type="float">
            <text:p>24.15762</text:p>
          </table:table-cell>
          <table:table-cell office:value-type="float" office:value="1098.151" calcext:value-type="float">
            <text:p>1098.151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05048" calcext:value-type="float">
            <text:p>0.1505048</text:p>
          </table:table-cell>
          <table:table-cell office:value-type="float" office:value="21.72717" calcext:value-type="float">
            <text:p>21.72717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10086" calcext:value-type="float">
            <text:p>0.004510086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4098" calcext:value-type="float">
            <text:p>2.654098</text:p>
          </table:table-cell>
          <table:table-cell office:value-type="float" office:value="-0.2613305" calcext:value-type="float">
            <text:p>-0.2613305</text:p>
          </table:table-cell>
          <table:table-cell office:value-type="float" office:value="-0.07899557" calcext:value-type="float">
            <text:p>-0.07899557</text:p>
          </table:table-cell>
          <table:table-cell office:value-type="float" office:value="0.008482129" calcext:value-type="float">
            <text:p>0.008482129</text:p>
          </table:table-cell>
          <table:table-cell office:value-type="float" office:value="13.93083" calcext:value-type="float">
            <text:p>13.93083</text:p>
          </table:table-cell>
          <table:table-cell office:value-type="float" office:value="0.1165328" calcext:value-type="float">
            <text:p>0.1165328</text:p>
          </table:table-cell>
          <table:table-cell office:value-type="float" office:value="0.08519356" calcext:value-type="float">
            <text:p>0.08519356</text:p>
          </table:table-cell>
          <table:table-cell office:value-type="float" office:value="0.06556779" calcext:value-type="float">
            <text:p>0.06556779</text:p>
          </table:table-cell>
          <table:table-cell office:value-type="float" office:value="0.05308815" calcext:value-type="float">
            <text:p>0.05308815</text:p>
          </table:table-cell>
          <table:table-cell office:value-type="float" office:value="0.05016299" calcext:value-type="float">
            <text:p>0.05016299</text:p>
          </table:table-cell>
          <table:table-cell office:value-type="float" office:value="0.02427236" calcext:value-type="float">
            <text:p>0.02427236</text:p>
          </table:table-cell>
          <table:table-cell office:value-type="float" office:value="0.01582832" calcext:value-type="float">
            <text:p>0.01582832</text:p>
          </table:table-cell>
          <table:table-cell office:value-type="float" office:value="0.03237231" calcext:value-type="float">
            <text:p>0.03237231</text:p>
          </table:table-cell>
          <table:table-cell office:value-type="float" office:value="0.02601519" calcext:value-type="float">
            <text:p>0.02601519</text:p>
          </table:table-cell>
          <table:table-cell office:value-type="float" office:value="0.02218535" calcext:value-type="float">
            <text:p>0.02218535</text:p>
          </table:table-cell>
          <table:table-cell office:value-type="float" office:value="0.02060275" calcext:value-type="float">
            <text:p>0.02060275</text:p>
          </table:table-cell>
          <table:table-cell office:value-type="float" office:value="0.01755443" calcext:value-type="float">
            <text:p>0.01755443</text:p>
          </table:table-cell>
          <table:table-cell office:value-type="float" office:value="0.006942101" calcext:value-type="float">
            <text:p>0.006942101</text:p>
          </table:table-cell>
          <table:table-cell office:value-type="float" office:value="0.007186227" calcext:value-type="float">
            <text:p>0.007186227</text:p>
          </table:table-cell>
          <table:table-cell office:value-type="float" office:value="0" calcext:value-type="float">
            <text:p>0</text:p>
          </table:table-cell>
          <table:table-cell office:value-type="float" office:value="75.88638" calcext:value-type="float">
            <text:p>75.88638</text:p>
          </table:table-cell>
          <table:table-cell office:value-type="float" office:value="46.06044" calcext:value-type="float">
            <text:p>46.06044</text:p>
          </table:table-cell>
          <table:table-cell office:value-type="float" office:value="36.00331" calcext:value-type="float">
            <text:p>36.00331</text:p>
          </table:table-cell>
          <table:table-cell office:value-type="float" office:value="30.50706" calcext:value-type="float">
            <text:p>30.50706</text:p>
          </table:table-cell>
          <table:table-cell office:value-type="float" office:value="25.90682" calcext:value-type="float">
            <text:p>25.90682</text:p>
          </table:table-cell>
          <table:table-cell office:value-type="float" office:value="12.56265" calcext:value-type="float">
            <text:p>12.56265</text:p>
          </table:table-cell>
          <table:table-cell office:value-type="float" office:value="4.784456" calcext:value-type="float">
            <text:p>4.784456</text:p>
          </table:table-cell>
          <table:table-cell office:value-type="float" office:value="10.86854" calcext:value-type="float">
            <text:p>10.86854</text:p>
          </table:table-cell>
          <table:table-cell office:value-type="float" office:value="8.429124" calcext:value-type="float">
            <text:p>8.429124</text:p>
          </table:table-cell>
          <table:table-cell office:value-type="float" office:value="3.620732" calcext:value-type="float">
            <text:p>3.620732</text:p>
          </table:table-cell>
          <table:table-cell office:value-type="float" office:value="1.47825" calcext:value-type="float">
            <text:p>1.47825</text:p>
          </table:table-cell>
          <table:table-cell office:value-type="float" office:value="0.7122988" calcext:value-type="float">
            <text:p>0.7122988</text:p>
          </table:table-cell>
          <table:table-cell office:value-type="float" office:value="0.3608551" calcext:value-type="float">
            <text:p>0.3608551</text:p>
          </table:table-cell>
          <table:table-cell office:value-type="float" office:value="0.3398533" calcext:value-type="float">
            <text:p>0.3398533</text:p>
          </table:table-cell>
          <table:table-cell office:value-type="float" office:value="0" calcext:value-type="float">
            <text:p>0</text:p>
          </table:table-cell>
          <table:table-cell office:value-type="float" office:value="116.2722" calcext:value-type="float">
            <text:p>116.2722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24.156" calcext:value-type="float">
            <text:p>24.156</text:p>
          </table:table-cell>
          <table:table-cell office:value-type="float" office:value="1098.142" calcext:value-type="float">
            <text:p>1098.142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14208" calcext:value-type="float">
            <text:p>0.1514208</text:p>
          </table:table-cell>
          <table:table-cell office:value-type="float" office:value="21.7341" calcext:value-type="float">
            <text:p>21.7341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10086" calcext:value-type="float">
            <text:p>0.004510086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4098" calcext:value-type="float">
            <text:p>2.654098</text:p>
          </table:table-cell>
          <table:table-cell office:value-type="float" office:value="-0.2613319" calcext:value-type="float">
            <text:p>-0.2613319</text:p>
          </table:table-cell>
          <table:table-cell office:value-type="float" office:value="-0.07896578" calcext:value-type="float">
            <text:p>-0.07896578</text:p>
          </table:table-cell>
          <table:table-cell office:value-type="float" office:value="0.008483272" calcext:value-type="float">
            <text:p>0.008483272</text:p>
          </table:table-cell>
          <table:table-cell office:value-type="float" office:value="13.92318" calcext:value-type="float">
            <text:p>13.92318</text:p>
          </table:table-cell>
          <table:table-cell office:value-type="float" office:value="0.1213526" calcext:value-type="float">
            <text:p>0.1213526</text:p>
          </table:table-cell>
          <table:table-cell office:value-type="float" office:value="0.089677" calcext:value-type="float">
            <text:p>0.089677</text:p>
          </table:table-cell>
          <table:table-cell office:value-type="float" office:value="0.06822544" calcext:value-type="float">
            <text:p>0.06822544</text:p>
          </table:table-cell>
          <table:table-cell office:value-type="float" office:value="0.05440618" calcext:value-type="float">
            <text:p>0.05440618</text:p>
          </table:table-cell>
          <table:table-cell office:value-type="float" office:value="0.05106213" calcext:value-type="float">
            <text:p>0.05106213</text:p>
          </table:table-cell>
          <table:table-cell office:value-type="float" office:value="0.02460174" calcext:value-type="float">
            <text:p>0.02460174</text:p>
          </table:table-cell>
          <table:table-cell office:value-type="float" office:value="0.016005" calcext:value-type="float">
            <text:p>0.016005</text:p>
          </table:table-cell>
          <table:table-cell office:value-type="float" office:value="0.03256255" calcext:value-type="float">
            <text:p>0.03256255</text:p>
          </table:table-cell>
          <table:table-cell office:value-type="float" office:value="0.02610062" calcext:value-type="float">
            <text:p>0.02610062</text:p>
          </table:table-cell>
          <table:table-cell office:value-type="float" office:value="0.02221827" calcext:value-type="float">
            <text:p>0.02221827</text:p>
          </table:table-cell>
          <table:table-cell office:value-type="float" office:value="0.02061517" calcext:value-type="float">
            <text:p>0.02061517</text:p>
          </table:table-cell>
          <table:table-cell office:value-type="float" office:value="0.01755944" calcext:value-type="float">
            <text:p>0.01755944</text:p>
          </table:table-cell>
          <table:table-cell office:value-type="float" office:value="0.006935684" calcext:value-type="float">
            <text:p>0.006935684</text:p>
          </table:table-cell>
          <table:table-cell office:value-type="float" office:value="0.007183403" calcext:value-type="float">
            <text:p>0.007183403</text:p>
          </table:table-cell>
          <table:table-cell office:value-type="float" office:value="0" calcext:value-type="float">
            <text:p>0</text:p>
          </table:table-cell>
          <table:table-cell office:value-type="float" office:value="77.2957" calcext:value-type="float">
            <text:p>77.2957</text:p>
          </table:table-cell>
          <table:table-cell office:value-type="float" office:value="46.03572" calcext:value-type="float">
            <text:p>46.03572</text:p>
          </table:table-cell>
          <table:table-cell office:value-type="float" office:value="36.00821" calcext:value-type="float">
            <text:p>36.00821</text:p>
          </table:table-cell>
          <table:table-cell office:value-type="float" office:value="31.01864" calcext:value-type="float">
            <text:p>31.01864</text:p>
          </table:table-cell>
          <table:table-cell office:value-type="float" office:value="25.38768" calcext:value-type="float">
            <text:p>25.38768</text:p>
          </table:table-cell>
          <table:table-cell office:value-type="float" office:value="12.46925" calcext:value-type="float">
            <text:p>12.46925</text:p>
          </table:table-cell>
          <table:table-cell office:value-type="float" office:value="4.82014" calcext:value-type="float">
            <text:p>4.82014</text:p>
          </table:table-cell>
          <table:table-cell office:value-type="float" office:value="10.85905" calcext:value-type="float">
            <text:p>10.85905</text:p>
          </table:table-cell>
          <table:table-cell office:value-type="float" office:value="8.429186" calcext:value-type="float">
            <text:p>8.429186</text:p>
          </table:table-cell>
          <table:table-cell office:value-type="float" office:value="3.625247" calcext:value-type="float">
            <text:p>3.625247</text:p>
          </table:table-cell>
          <table:table-cell office:value-type="float" office:value="1.47978" calcext:value-type="float">
            <text:p>1.47978</text:p>
          </table:table-cell>
          <table:table-cell office:value-type="float" office:value="0.7126998" calcext:value-type="float">
            <text:p>0.7126998</text:p>
          </table:table-cell>
          <table:table-cell office:value-type="float" office:value="0.3602966" calcext:value-type="float">
            <text:p>0.3602966</text:p>
          </table:table-cell>
          <table:table-cell office:value-type="float" office:value="0.3401125" calcext:value-type="float">
            <text:p>0.3401125</text:p>
          </table:table-cell>
          <table:table-cell office:value-type="float" office:value="0" calcext:value-type="float">
            <text:p>0</text:p>
          </table:table-cell>
          <table:table-cell office:value-type="float" office:value="116.7076" calcext:value-type="float">
            <text:p>116.7076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24.15418" calcext:value-type="float">
            <text:p>24.15418</text:p>
          </table:table-cell>
          <table:table-cell office:value-type="float" office:value="1098.133" calcext:value-type="float">
            <text:p>1098.133</text:p>
          </table:table-cell>
          <table:table-cell office:value-type="float" office:value="12.81" calcext:value-type="float">
            <text:p>12.81</text:p>
          </table:table-cell>
          <table:table-cell office:value-type="float" office:value="-10.33381" calcext:value-type="float">
            <text:p>-10.33381</text:p>
          </table:table-cell>
          <table:table-cell office:value-type="float" office:value="0.1524851" calcext:value-type="float">
            <text:p>0.1524851</text:p>
          </table:table-cell>
          <table:table-cell office:value-type="float" office:value="21.74064" calcext:value-type="float">
            <text:p>21.74064</text:p>
          </table:table-cell>
          <table:table-cell office:value-type="float" office:value="0.09331417" calcext:value-type="float">
            <text:p>0.09331417</text:p>
          </table:table-cell>
          <table:table-cell office:value-type="float" office:value="0.004510086" calcext:value-type="float">
            <text:p>0.004510086</text:p>
          </table:table-cell>
          <table:table-cell office:value-type="float" office:value="0.331959" calcext:value-type="float">
            <text:p>0.331959</text:p>
          </table:table-cell>
          <table:table-cell office:value-type="float" office:value="2.654098" calcext:value-type="float">
            <text:p>2.654098</text:p>
          </table:table-cell>
          <table:table-cell office:value-type="float" office:value="-0.261334" calcext:value-type="float">
            <text:p>-0.261334</text:p>
          </table:table-cell>
          <table:table-cell office:value-type="float" office:value="-0.07893524" calcext:value-type="float">
            <text:p>-0.07893524</text:p>
          </table:table-cell>
          <table:table-cell office:value-type="float" office:value="0.008484377" calcext:value-type="float">
            <text:p>0.008484377</text:p>
          </table:table-cell>
          <table:table-cell office:value-type="float" office:value="13.91636" calcext:value-type="float">
            <text:p>13.91636</text:p>
          </table:table-cell>
          <table:table-cell office:value-type="float" office:value="0.1256558" calcext:value-type="float">
            <text:p>0.1256558</text:p>
          </table:table-cell>
          <table:table-cell office:value-type="float" office:value="0.09384727" calcext:value-type="float">
            <text:p>0.09384727</text:p>
          </table:table-cell>
          <table:table-cell office:value-type="float" office:value="0.07135398" calcext:value-type="float">
            <text:p>0.07135398</text:p>
          </table:table-cell>
          <table:table-cell office:value-type="float" office:value="0.05516049" calcext:value-type="float">
            <text:p>0.05516049</text:p>
          </table:table-cell>
          <table:table-cell office:value-type="float" office:value="0.05204088" calcext:value-type="float">
            <text:p>0.05204088</text:p>
          </table:table-cell>
          <table:table-cell office:value-type="float" office:value="0.02490242" calcext:value-type="float">
            <text:p>0.02490242</text:p>
          </table:table-cell>
          <table:table-cell office:value-type="float" office:value="0.01617602" calcext:value-type="float">
            <text:p>0.01617602</text:p>
          </table:table-cell>
          <table:table-cell office:value-type="float" office:value="0.03275886" calcext:value-type="float">
            <text:p>0.03275886</text:p>
          </table:table-cell>
          <table:table-cell office:value-type="float" office:value="0.02618956" calcext:value-type="float">
            <text:p>0.02618956</text:p>
          </table:table-cell>
          <table:table-cell office:value-type="float" office:value="0.02225304" calcext:value-type="float">
            <text:p>0.02225304</text:p>
          </table:table-cell>
          <table:table-cell office:value-type="float" office:value="0.02062827" calcext:value-type="float">
            <text:p>0.02062827</text:p>
          </table:table-cell>
          <table:table-cell office:value-type="float" office:value="0.01756468" calcext:value-type="float">
            <text:p>0.01756468</text:p>
          </table:table-cell>
          <table:table-cell office:value-type="float" office:value="0.006930233" calcext:value-type="float">
            <text:p>0.006930233</text:p>
          </table:table-cell>
          <table:table-cell office:value-type="float" office:value="0.00718013" calcext:value-type="float">
            <text:p>0.00718013</text:p>
          </table:table-cell>
          <table:table-cell office:value-type="float" office:value="0" calcext:value-type="float">
            <text:p>0</text:p>
          </table:table-cell>
          <table:table-cell office:value-type="float" office:value="81.46011" calcext:value-type="float">
            <text:p>81.46011</text:p>
          </table:table-cell>
          <table:table-cell office:value-type="float" office:value="46.14037" calcext:value-type="float">
            <text:p>46.14037</text:p>
          </table:table-cell>
          <table:table-cell office:value-type="float" office:value="36.09863" calcext:value-type="float">
            <text:p>36.09863</text:p>
          </table:table-cell>
          <table:table-cell office:value-type="float" office:value="31.46672" calcext:value-type="float">
            <text:p>31.46672</text:p>
          </table:table-cell>
          <table:table-cell office:value-type="float" office:value="25.0641" calcext:value-type="float">
            <text:p>25.0641</text:p>
          </table:table-cell>
          <table:table-cell office:value-type="float" office:value="12.34277" calcext:value-type="float">
            <text:p>12.34277</text:p>
          </table:table-cell>
          <table:table-cell office:value-type="float" office:value="4.854371" calcext:value-type="float">
            <text:p>4.854371</text:p>
          </table:table-cell>
          <table:table-cell office:value-type="float" office:value="10.84933" calcext:value-type="float">
            <text:p>10.84933</text:p>
          </table:table-cell>
          <table:table-cell office:value-type="float" office:value="8.428986" calcext:value-type="float">
            <text:p>8.428986</text:p>
          </table:table-cell>
          <table:table-cell office:value-type="float" office:value="3.629296" calcext:value-type="float">
            <text:p>3.629296</text:p>
          </table:table-cell>
          <table:table-cell office:value-type="float" office:value="1.481259" calcext:value-type="float">
            <text:p>1.481259</text:p>
          </table:table-cell>
          <table:table-cell office:value-type="float" office:value="0.7130833" calcext:value-type="float">
            <text:p>0.7130833</text:p>
          </table:table-cell>
          <table:table-cell office:value-type="float" office:value="0.3599775" calcext:value-type="float">
            <text:p>0.3599775</text:p>
          </table:table-cell>
          <table:table-cell office:value-type="float" office:value="0.3401831" calcext:value-type="float">
            <text:p>0.3401831</text:p>
          </table:table-cell>
          <table:table-cell office:value-type="float" office:value="0" calcext:value-type="float">
            <text:p>0</text:p>
          </table:table-cell>
          <table:table-cell office:value-type="float" office:value="117.4268" calcext:value-type="float">
            <text:p>117.4268</text:p>
          </table:table-cell>
          <table:table-cell office:value-type="float" office:value="0" calcext:value-type="float">
            <text:p>0</text:p>
          </table:table-cell>
          <table:table-cell office:value-type="float" office:value="10.46384" calcext:value-type="float">
            <text:p>10.46384</text:p>
          </table:table-cell>
          <table:table-cell office:value-type="float" office:value="0" calcext:value-type="float">
            <text:p>0</text:p>
          </table:table-cell>
          <table:table-cell office:value-type="float" office:value="-0.3797978" calcext:value-type="float">
            <text:p>-0.3797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06T17:50:30.739907970</dc:date>
    <meta:editing-duration>PT8S</meta:editing-duration>
    <meta:editing-cycles>1</meta:editing-cycles>
    <meta:document-statistic meta:table-count="1" meta:cell-count="18666" meta:object-count="0"/>
  </office:meta>
</office:document-meta>
</file>